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Standard">
      <style:text-properties officeooo:paragraph-rsid="0059790d"/>
    </style:style>
    <style:style style:name="P8" style:family="paragraph" style:parent-style-name="_5f_endp_5f_person-list" style:list-style-name="L1"/>
    <style:style style:name="P9" style:family="paragraph" style:parent-style-name="_5f_endp_5f_person-list" style:list-style-name="L1">
      <style:text-properties officeooo:paragraph-rsid="005554e0"/>
    </style:style>
    <style:style style:name="P10" style:family="paragraph" style:parent-style-name="_5f_endp_5f_person-list" style:list-style-name=""/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1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1"><text:span text:style-name="T24">Titre forgé (</text:span></text:p><text:p text:style-name="P11"><text:span text:style-name="T24">date modernisée), </text:span></text:p><text:p text:style-name="P11"><text:span text:style-name="T24">Style Titre1. Rappel : </text:span></text:p><text:p text:style-name="P11"><text:span text:style-name="T24">- Par défaut, l’unité documentaire correspond au «chapitre » ;</text:span></text:p><text:p text:style-name="P11"><text:span text:style-name="T24">- « chapitre général » : CG/Lundi 1er mai ;</text:span></text:p><text:p text:style-name="P11"><text:span text:style-name="T24">- « réunion » : R/Lundi 1er mai ;</text:span></text:p><text:p text:style-name="P11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1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8">J<text:span text:style-name="T17">ulie Claustre ;</text:span></text:p>
        </text:list-item>
        <text:list-item>
          <text:p text:style-name="P8">D<text:span text:style-name="T17">arwin Smith ;</text:span></text:p>
        </text:list-item>
        <text:list-item>
          <text:p text:style-name="P8">O<text:span text:style-name="T17">livier Canteaut ;</text:span></text:p>
        </text:list-item>
        <text:list-item>
          <text:p text:style-name="P9">@<office:annotation loext:resolved="false"><dc:creator>e-NDP</dc:creator><dc:date>2023-05-03T09:48:26.261103985</dc:date><meta:creator-initials>e-NDP</meta:creator-initials><text:p text:style-name="P11"><text:span text:style-name="T24">Symbole @ pour figurer le point de présence.</text:span></text:p></office:annotation> Lucas Terriel ;</text:p>
        </text:list-item>
        <text:list-item>
          <text:p text:style-name="P9"><text:span text:style-name="T7">@</text:span><text:span text:style-name="T7"><office:annotation loext:resolved="false"><dc:creator>e-NDP</dc:creator><dc:date>2023-05-03T09:48:48.052092641</dc:date><meta:creator-initials>e-NDP</meta:creator-initials><text:p text:style-name="P11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1"><text:span text:style-name="T24">Liste des chanoines, style _endp_person-list pour chaque item</text:span></text:p></office:annotation></text:p>
        </text:list-item>
      </text:list>
      <text:p text:style-name="P10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1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1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1"><text:span text:style-name="T24">Mise en valeur de l’entrée (</text:span><text:span text:style-name="T26">Gras</text:span><text:span text:style-name="T24">). </text:span></text:p><text:p text:style-name="P11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1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1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1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1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1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1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10715.tif=</text:p>
      <text:p text:style-name="Standard">&gt;&gt;&gt;&gt;&gt;&gt; date &lt;&lt;&lt;&lt;&lt;&lt;&lt;</text:p>
      <text:p text:style-name="Standard">aptulum Generalt Inius</text:p>
      <text:p text:style-name="Standard">DDecano.</text:p>
      <text:p text:style-name="Standard">&gt;&gt;&gt;&gt;&gt;&gt; block &lt;&lt;&lt;&lt;&lt;&lt;&lt;</text:p>
      <text:p text:style-name="Standard">festum Hyem Baai</text:p>
      <text:p text:style-name="Standard">dcoga notre caprtua solvi</text:p>
      <text:p text:style-name="Standard">Magistero P. de Castro lvii s.</text:p>
      <text:p text:style-name="Standard">capituli an preceiti finent</text:p>
      <text:p text:style-name="Standard">t presenci capitulo sancti Johannis</text:p>
      <text:p text:style-name="Standard">*1</text:p>
      <text:p text:style-name="Standard">sic nichil debee si bi ceste</text:p>
      <text:p text:style-name="Standard">Npi Domine Aeu. Hoc est registrum Secreti</text:p>
      <text:p text:style-name="Standard">ausseloy s</text:p>
      <text:p text:style-name="Standard">apostoli venerabis ecclesie parisiensis inceptum per me Guillelmum Symonelli presbyterum.</text:p>
      <text:p text:style-name="Standard">Nivernensis diocesis publicum auctoritate apostolica et imperiali notarium ac ejusdem capelalli</text:p>
      <text:p text:style-name="Standard">Scribam. Anno Domini m ccc. nonagesimo secundo In ictoe xv mensis</text:p>
      <text:p text:style-name="Standard">mo</text:p>
      <text:p text:style-name="Standard">o</text:p>
      <text:p text:style-name="Standard">junii die xxva in crastinum Nativitatis beati Johannis Baptite qua</text:p>
      <text:p text:style-name="Standard">die fuit capitulum generale Pontificatus sanctissimi in Christo patris</text:p>
      <text:p text:style-name="Standard">et domini nostri domini Clementis domia providenc pape viiti anno xiiii°</text:p>
      <text:p text:style-name="Standard">Presentibus dominis capitulantibus.</text:p>
      <text:p text:style-name="Standard">Capitulum genale</text:p>
      <text:p text:style-name="Standard">Dominus decanus suo et capituli parisiensis nomine optavit ta</text:p>
      <text:p text:style-name="Standard">xum omnum grossorum fructuum prebendam forante et in deporta</text:p>
      <text:p text:style-name="Standard">existencium et specialiter prebenda que fuit magister N. de Villamar condam</text:p>
      <text:p text:style-name="Standard">cantori parisiensis ut canonici que nuerc est domini P. Mignoti</text:p>
      <text:p text:style-name="Standard">Deputati sunt custodes arche anniversarioum ecclesie Pa.</text:p>
      <text:p text:style-name="Standard">domini decanus parisiensis et N. de Ordeomonte prout anteaerat</text:p>
      <text:p text:style-name="Standard">Et custondes fabrico magistri L. de Mongeria et Ph. de Salione</text:p>
      <text:p text:style-name="Standard">Et provisores domus Dei / Succentor L. de Mongeria et P. de Castro</text:p>
      <text:p text:style-name="Standard">N. Le Discur et J. de Soco ibunt apud Viiacum et se informabunt</text:p>
      <text:p text:style-name="Standard">ibidem si est utilius dare majoriam dicti loci alicm sufficiente persone</text:p>
      <text:p text:style-name="Standard">quam eam vendere / et eciam qui videbitur sufficiente ad exercicium dicti officiai</text:p>
      <text:p text:style-name="Standard">Prepositi prebendarii</text:p>
      <text:p text:style-name="Standard"><text:soft-page-break/>In Moriaco per electionem cum prebenda</text:p>
      <text:p text:style-name="Standard">&gt;&gt;&gt;&gt;&gt;&gt; liste &lt;&lt;&lt;&lt;&lt;&lt;&lt;</text:p>
      <text:p text:style-name="Standard">H. centore</text:p>
      <text:p text:style-name="Standard">G. archidiacono ecclesie</text:p>
      <text:p text:style-name="Standard">T. Archidiacono Brie infirmo</text:p>
      <text:p text:style-name="Standard">Sy. succentore</text:p>
      <text:p text:style-name="Standard">L. de Mongeria</text:p>
      <text:p text:style-name="Standard">de Kaulias</text:p>
      <text:p text:style-name="Standard">et de le Diseur</text:p>
      <text:p text:style-name="Standard">B. de Thierno</text:p>
      <text:p text:style-name="Standard">J. de Bordis</text:p>
      <text:p text:style-name="Standard">P. Prepositi</text:p>
      <text:p text:style-name="Standard">P. Mignoti</text:p>
      <text:p text:style-name="Standard">R. de Lorriaco</text:p>
      <text:p text:style-name="Standard">G. de Veraco</text:p>
      <text:p text:style-name="Standard">P. Cancellario</text:p>
      <text:p text:style-name="Standard">J. de Pompedorio</text:p>
      <text:p text:style-name="Standard">J. Hue pro presente</text:p>
      <text:p text:style-name="Standard">J. de Pompedorio</text:p>
      <text:p text:style-name="Standard">L. de Mongeria</text:p>
      <text:p text:style-name="Standard">N. Chaudart infirmo et presente</text:p>
      <text:p text:style-name="Standard">Ar. Jausserandi</text:p>
      <text:p text:style-name="Standard">In Civilliaco</text:p>
      <text:p text:style-name="Standard">J. de Bordis</text:p>
      <text:p text:style-name="Standard">N. de Ordeomonte</text:p>
      <text:p text:style-name="Standard">In Christolio</text:p>
      <text:p text:style-name="Standard">R. de Putheolis</text:p>
      <text:p text:style-name="Standard">Ja. Cosson</text:p>
      <text:p text:style-name="Standard">G. Fedelli</text:p>
      <text:p text:style-name="Standard">In Ytevilla</text:p>
      <text:p text:style-name="Standard">P. Roberti</text:p>
      <text:p text:style-name="Standard">J. Voignon</text:p>
      <text:p text:style-name="Standard">In Liricantu</text:p>
      <text:p text:style-name="Standard">R. de Lorriaco</text:p>
      <text:p text:style-name="Standard">H. de Chanaes</text:p>
      <text:p text:style-name="Standard">In Orliaco per elecctionem</text:p>
      <text:p text:style-name="Standard"><text:soft-page-break/>Ja. Cosson</text:p>
      <text:p text:style-name="Standard">R. de Putheolis</text:p>
      <text:p text:style-name="Standard">L. de Maignaco</text:p>
      <text:p text:style-name="Standard">P. de Castro infirmo</text:p>
      <text:p text:style-name="Standard">In Andresiaco</text:p>
      <text:p text:style-name="Standard">Cantor</text:p>
      <text:p text:style-name="Standard">T. de Sancto Petro</text:p>
      <text:p text:style-name="Standard">In Viriaco</text:p>
      <text:p text:style-name="Standard">J. de Sanctis</text:p>
      <text:p text:style-name="Standard">de Guignieurte</text:p>
      <text:p text:style-name="Standard">Ph e Selion</text:p>
      <text:p text:style-name="Standard">in Spedona</text:p>
      <text:p text:style-name="Standard">J. de Soco</text:p>
      <text:p text:style-name="Standard">Decanus</text:p>
      <text:p text:style-name="Standard">P. Forteti</text:p>
      <text:p text:style-name="Standard">In Vernoto</text:p>
      <text:p text:style-name="Standard">P. Roberti</text:p>
      <text:p text:style-name="Standard">In Corberosa</text:p>
      <text:p text:style-name="Standard">T. Hocie</text:p>
      <text:p text:style-name="Standard">J. de Sanctis</text:p>
      <text:p text:style-name="Standard">J. Chanteprime</text:p>
      <text:p text:style-name="Standard">In Rosayo.</text:p>
      <text:p text:style-name="Standard">J. Chanteprime</text:p>
      <text:p text:style-name="Standard">d</text:p>
      <text:p text:style-name="Standard"/>
      <text:p text:style-name="Standard"/>
      <text:p text:style-name="Standard">=FRAN_0393_10716.tif=</text:p>
      <text:p text:style-name="Standard">&gt;&gt;&gt;&gt;&gt;&gt; numérotation &lt;&lt;&lt;&lt;&lt;&lt;&lt;</text:p>
      <text:p text:style-name="Standard">nni</text:p>
      <text:p text:style-name="Standard">nonagesio saundo</text:p>
      <text:p text:style-name="Standard">&gt;&gt;&gt;&gt;&gt;&gt; Date &lt;&lt;&lt;&lt;&lt;&lt;&lt;</text:p>
      <text:p text:style-name="Standard">Anno predicto die mercurii xxvia junii pte nati eati Johannis senda capituli generalis petibus domini capitulantibus</text:p>
      <text:p text:style-name="Standard">Renunciacio clericorum matutinalium</text:p>
      <text:p text:style-name="Standard">&gt;&gt;&gt;&gt;&gt;&gt; block &lt;&lt;&lt;&lt;&lt;&lt;&lt;</text:p>
      <text:p text:style-name="Standard">Renunciaverunt clerici matutinales et macicoti ecclesie</text:p>
      <text:p text:style-name="Standard"><text:soft-page-break/>quorum nomina sunt hec / Egidius Pinelli Tassinus</text:p>
      <text:p text:style-name="Standard">Vacherii G. Auffert P. Gillardi Laurencius de Fore</text:p>
      <text:p text:style-name="Standard">J. Constantini dicte ecclesie macicoti et Aubertus Billardi</text:p>
      <text:p text:style-name="Standard">J. Biennennu J Caillart / Nicols de Dola Martinus mu</text:p>
      <text:p text:style-name="Standard">tonis / Pe Valeti G. Aleaume Thomas Le Pele Hebertus</text:p>
      <text:p text:style-name="Standard">Besangerii et Stephanus Theobaldi clerici matutiarum</text:p>
      <text:p text:style-name="Standard">Item renunciaverunt capellani celebrante pro rege ad altare</text:p>
      <text:p text:style-name="Standard">Sancti Sebastiani / quorum nomina sunt hec videlicet domini Johannes</text:p>
      <text:p text:style-name="Standard">renoe ad mitur</text:p>
      <text:p text:style-name="Standard">Bienveni Johannes La Buffe / seguinus Vigerii Aubertus</text:p>
      <text:p text:style-name="Standard">Billardi / Eustacius Vacherii et G. de Quercu</text:p>
      <text:p text:style-name="Standard">Et P. Burgondi et J. de Quirisi / capellani revocabiles ad</text:p>
      <text:p text:style-name="Standard">nitum cappellanie fundatam per condam Archidiaconum Actrebatensis canonicum parisiensis ad ala</text:p>
      <text:p text:style-name="Standard">tare sinistre partis ymagis Beate Mari que est in introitu chori qui</text:p>
      <text:p text:style-name="Standard">de novo fuerunt usque ad beneplacitum capituli instiaris et eciam ali predicti</text:p>
      <text:p text:style-name="Standard">Et capellani celebrantes quod domino episcopo Parisiensis ad dictum altare videlicet</text:p>
      <text:p text:style-name="Standard">G. Symonelli pro se ipsoe Symon Hubelin pro domino P. Maugis</text:p>
      <text:p text:style-name="Standard">altero deputato ad dictrum celebracionem qui eciam de nono fuerunt</text:p>
      <text:p text:style-name="Standard">instituti ad simile beneplacionem</text:p>
      <text:p text:style-name="Standard">Concesse fut due prebende Casteneti domino Thome Boullardi cappellani</text:p>
      <text:p text:style-name="Standard">an ecclesia parisiensis usque ad ix annos pro C. l. pa. quolibet anno / solvendis quolibet</text:p>
      <text:p text:style-name="Standard">anno mediatim in festis Purificione et ascencionis sub hac condicione quod</text:p>
      <text:p text:style-name="Standard">dabit singulis tribus annis capitulo per declaracionem in uno re</text:p>
      <text:p text:style-name="Standard">gistro redditus particularius dictarum pebenaum / et quod omnes confiscaciones et ciam</text:p>
      <text:p text:style-name="Standard">hereditagia confiscacionum ac emende excedente . lx. s. sint causa</text:p>
      <text:p text:style-name="Standard">Dominus Thomas Boullardi predictus ut procuratori J. de Salebruche ca</text:p>
      <text:p text:style-name="Standard">semprerent ecclesie Parisiensis consenciit procuratore nomine et pro partedicti. qu</text:p>
      <text:p text:style-name="Standard">granum fructus dicte semi prebende sue augusti proximo preteriti con</text:p>
      <text:p text:style-name="Standard">tantur in reparacioneus in quibus tenetur</text:p>
      <text:p text:style-name="Standard">Docentur ad crastinum matricularii clerici et laici et eciam macicoti ecclesie ut provide</text:p>
      <text:p text:style-name="Standard">atur super deffectibus qui commictuntur in dicta ecclesia</text:p>
      <text:p text:style-name="Standard">Deliberatum est quod assistentis prelato celebrantes in festis pontificius in quibus rasura non debetur</text:p>
      <text:p text:style-name="Standard">teneantur et debeant interesse rasi nisi per trduum fuerint rasi ante</text:p>
      <text:p text:style-name="Standard">Placet capitulo quod statutum olim factum super faciendum prepositis prebendas servet videlicet quod fiant per</text:p>
      <text:p text:style-name="Standard">electionem comprebendum suorum et quod ubi non fuerint concordes capitulum eligat in deffectum</text:p>
      <text:p text:style-name="Standard"><text:soft-page-break/>eorumdem quos maluent / Et fuit protestatus magister J. de Karolay prebendat in Moriaco</text:p>
      <text:p text:style-name="Standard">quod cum debeat esse prepositus prebendat ut antiquior canonicus non intendts consentire / Et</text:p>
      <text:p text:style-name="Standard">capitulum de contrario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Ats Ausserandi</text:p>
      <text:p text:style-name="Standard">J. de Pompedorio</text:p>
      <text:p text:style-name="Standard">J. de Foco</text:p>
      <text:p text:style-name="Standard">C. de Mongeria</text:p>
      <text:p text:style-name="Standard">N. Chaudart</text:p>
      <text:p text:style-name="Standard">J. de Karolay</text:p>
      <text:p text:style-name="Standard">P. RRoberti</text:p>
      <text:p text:style-name="Standard">B. de Thierno</text:p>
      <text:p text:style-name="Standard">G. de Veraco</text:p>
      <text:p text:style-name="Standard">P. Forteti</text:p>
      <text:p text:style-name="Standard">R. de Lorriaco</text:p>
      <text:p text:style-name="Standard">J. Hue</text:p>
      <text:p text:style-name="Standard">P. Prepositi</text:p>
      <text:p text:style-name="Standard">R. de Putheolis</text:p>
      <text:p text:style-name="Standard">T. de Sancto Petro</text:p>
      <text:p text:style-name="Standard">J. Voignon</text:p>
      <text:p text:style-name="Standard">Ph. de Salione</text:p>
      <text:p text:style-name="Standard">Ja. Cosson</text:p>
      <text:p text:style-name="Standard">T. Hocie</text:p>
      <text:p text:style-name="Standard">G. Fedelli</text:p>
      <text:p text:style-name="Standard">J. de Guignicurte</text:p>
      <text:p text:style-name="Standard">N. de Ordeomonte</text:p>
      <text:p text:style-name="Standard">H. de Chanaco</text:p>
      <text:p text:style-name="Standard">L. de Maignaco</text:p>
      <text:p text:style-name="Standard">J. de Bordis</text:p>
      <text:p text:style-name="Standard">P. de Castro infirm</text:p>
      <text:p text:style-name="Standard"/>
      <text:p text:style-name="Standard"><text:soft-page-break/></text:p>
      <text:p text:style-name="Standard">=FRAN_0393_10717.tif=</text:p>
      <text:p text:style-name="Standard">&gt;&gt;&gt;&gt;&gt;&gt; numérotation &lt;&lt;&lt;&lt;&lt;&lt;&lt;</text:p>
      <text:p text:style-name="Standard">juni</text:p>
      <text:p text:style-name="Standard">nagestaruo secundo</text:p>
      <text:p text:style-name="Standard">&gt;&gt;&gt;&gt;&gt;&gt; entrée &lt;&lt;&lt;&lt;&lt;&lt;&lt;</text:p>
      <text:p text:style-name="Standard">De xx</text:p>
      <text:p text:style-name="Standard">diebits</text:p>
      <text:p text:style-name="Standard">receacion</text:p>
      <text:p text:style-name="Standard">&gt;&gt;&gt;&gt;&gt;&gt; block &lt;&lt;&lt;&lt;&lt;&lt;&lt;</text:p>
      <text:p text:style-name="Standard">Manumictat J. Hueti Filius Gileti Hueti parrochie de Cruce</text:p>
      <text:p text:style-name="Standard">commorane in commarniaco in Bria pauperrini viri volentes aterbi</text:p>
      <text:p text:style-name="Standard">milicie clericali et ad sacerdocium promoveri mediante finencia</text:p>
      <text:p text:style-name="Standard">sex fesnorum auri ita quod si convolaverit ad nupcias revertatur</text:p>
      <text:p text:style-name="Standard">in pristinam servitutem</text:p>
      <text:p text:style-name="Standard">facta fuit manumissio super hoc prout continetur in pe</text:p>
      <text:p text:style-name="Standard">nultimo folio presentis libri</text:p>
      <text:p text:style-name="Standard">Preceptum fuit macicotis et clericis matirais et aliis de choro ecclesie quod</text:p>
      <text:p text:style-name="Standard">de cetero melius se habeant in officio divino</text:p>
      <text:p text:style-name="Standard">Prorogatus est terminus corrigendi bullas suas magistro R. de Vausaillon</text:p>
      <text:p text:style-name="Standard">matriculario clerico ecclesie Sancti Mederici Parisiensi usque ad instiraetim festum Sancti Remigii</text:p>
      <text:p text:style-name="Standard">et quod faciat intermi de serviri dicto beneficio laud in divinis et aliis que sue</text:p>
      <text:p text:style-name="Standard">beneficio incumbunt per sufficiate et ydoneam personam per capitulum acceptandum si videm</text:p>
      <text:p text:style-name="Standard">Placet capitulo quod concedatur imperpetuum magistro Nicasio Brugie notario regio quadam</text:p>
      <text:p text:style-name="Standard">parva placea ecclesie que est supra portum Sancti Landrici juxta domum dicti magistri Nicasi</text:p>
      <text:p text:style-name="Standard">pro precio xvi s. redditus et ii. d. fondais terre solvendi quolibet anno in festo Sancti Remigi</text:p>
      <text:p text:style-name="Standard">qui plus inde non poterit habere / dum tamen fiant lictere super hoc ad dictam capitulo</text:p>
      <text:p text:style-name="Standard">Deputati et ordinati sunct domini Archidiaconis ecclesie Jacobus Cosson et Ph. de Salione canonicus</text:p>
      <text:p text:style-name="Standard">parisiensi ad tractandum cum illis de Christolio super facto taillie</text:p>
      <text:p text:style-name="Standard">Dicatur per me G. firmario et matriculariis ecclesie parrochai Sancti Pauli</text:p>
      <text:p text:style-name="Standard">parisiensis quod domini non ibunt processionum ad dictam ecclesiam in phrxiimo festo Commenensis Sancti Pauli</text:p>
      <text:p text:style-name="Standard">nec alias sidicatur ibidem aliqua missa cantris post missam processius capituli quie</text:p>
      <text:p text:style-name="Standard">debet esse maior missa cujus misse processionies habeat dictus firmarius oblacions</text:p>
      <text:p text:style-name="Standard">licet deberent esse capituli de rigore</text:p>
      <text:p text:style-name="Standard"><text:soft-page-break/>Deliberatum est quod octo franci quos ego G. habui pro capitulo die xvi februarii a magistro J. Voignon pro compt</text:p>
      <text:p text:style-name="Standard">solucionis medi prebende sue forane causa distribuendi inter ipsos tradentur per me prebenda Sancti Victoris pro pr.</text:p>
      <text:p text:style-name="Standard">forane domini cardinalis de Mantenayo et R. de Dangello / qui octo franci traditi fuerunt per me ut constra</text:p>
      <text:p text:style-name="Standard">per quictanciam dicti prebenda</text:p>
      <text:p text:style-name="Standard">magistris Ph. de Salione R. de Putheolis et Ja. Cosson commissum est quod videant rotulum traditm par a</text:p>
      <text:p text:style-name="Standard">Capllni</text:p>
      <text:p text:style-name="Standard">J. Commitis olim magistri puerorum chori ecclesie parisiensis et objecta traditu contra positis compotisui et referant</text:p>
      <text:p text:style-name="Standard">Fiat quictanciam magistro R. de Lorriaco nuper preposito prebenda in Vernoto de xxvi frn. per eum traditui de fructibus di</text:p>
      <text:p text:style-name="Standard">gusti ultimo preteriti prebende forane que fuit magistr N. de Villamaris condam cantoris et canonici ecclesie parisiensis ut canonici qua</text:p>
      <text:p text:style-name="Standard">percipiebat in Vernoto distributis inter domnos capituaes et de iiiior fer. traditu de dictis fructibus pro taillia et</text:p>
      <text:p text:style-name="Standard">Et non quod residuum dicte prebende fuit traditum succollectis pape.</text:p>
      <text:p text:style-name="Standard">oncessi funt xxi dies recreacionis illis dumtaxat que fecerunt stagium in ecclesia parisiensis eux pries</text:p>
      <text:p text:style-name="Standard">septimes ante festim natvivati beati J. Baptiate proximo preter quibus durantibus habebunt ons distribucines suas exceptis</text:p>
      <text:p text:style-name="Standard">Pane capituli / albao processionis / anniversariorum regi Karoli et distribucionibus mn$ aliarum horarum in quibus</text:p>
      <text:p text:style-name="Standard">1</text:p>
      <text:p text:style-name="Standard">non consueverunt interesse. exceptis eciam distribucionis n aliisus emolumtum capitularibus</text:p>
      <text:p text:style-name="Standard">Scribatur Johanni Le Quien quod informet se si reparaciones d'Oultreboys contente in ultimo folio</text:p>
      <text:p text:style-name="Standard">presentis libri sunt bene et debite facte / et rescribat super hoc debite capitulo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Arhidiaco</text:p>
      <text:p text:style-name="Standard">L. de Mongeria</text:p>
      <text:p text:style-name="Standard">Brie infirmo</text:p>
      <text:p text:style-name="Standard">P. Roberti</text:p>
      <text:p text:style-name="Standard">J. de Pompedorio</text:p>
      <text:p text:style-name="Standard">N. Chaudart</text:p>
      <text:p text:style-name="Standard"><text:soft-page-break/>B. de Thierno</text:p>
      <text:p text:style-name="Standard">G. de Veraco</text:p>
      <text:p text:style-name="Standard">J. de Karolay</text:p>
      <text:p text:style-name="Standard">P. Forteti</text:p>
      <text:p text:style-name="Standard">Ar. Jausserandi</text:p>
      <text:p text:style-name="Standard">P. Prepositi</text:p>
      <text:p text:style-name="Standard">J. Hue</text:p>
      <text:p text:style-name="Standard">R. de Putheolis</text:p>
      <text:p text:style-name="Standard">J. de Bordis</text:p>
      <text:p text:style-name="Standard">bitur bona</text:p>
      <text:p text:style-name="Standard">T. de Sancto Petro</text:p>
      <text:p text:style-name="Standard">J. Voignon</text:p>
      <text:p text:style-name="Standard">Ph. de Salione</text:p>
      <text:p text:style-name="Standard">Ja. Cosson</text:p>
      <text:p text:style-name="Standard">T. Hocie</text:p>
      <text:p text:style-name="Standard">N. de Ordeomonte</text:p>
      <text:p text:style-name="Standard">de Guignicurte</text:p>
      <text:p text:style-name="Standard">L. de Maignaco</text:p>
      <text:p text:style-name="Standard">G. Fedelli</text:p>
      <text:p text:style-name="Standard">R. de Lorriaco pro presente</text:p>
      <text:p text:style-name="Standard">P. de Castro infirmo</text:p>
      <text:p text:style-name="Standard"/>
      <text:p text:style-name="Standard"/>
      <text:p text:style-name="Standard">=FRAN_0393_10718.tif=</text:p>
      <text:p text:style-name="Standard">&gt;&gt;&gt;&gt;&gt;&gt; block &lt;&lt;&lt;&lt;&lt;&lt;&lt;</text:p>
      <text:p text:style-name="Standard">Deliberatum est quod Guillelmus Aufert celebret de cetero missas regis</text:p>
      <text:p text:style-name="Standard">ad altare Sancti Sebastiani loco domini Johannis Labuffe inde amoti</text:p>
      <text:p text:style-name="Standard">Ordinatum et statutum est quod amodo fiant distribuciones in ecclesia</text:p>
      <text:p text:style-name="Standard">Sancti Mederici parisiensis modo et forma contentis in litteris ordinacionis</text:p>
      <text:p text:style-name="Standard">et statuti predictorum in ultimo folio presentis libri scriptis</text:p>
      <text:p text:style-name="Standard">Hodie magister Johannes de Pompedorio summavit magistrum Guillelmum Fedelli</text:p>
      <text:p text:style-name="Standard">de faciendo fieri reparaciones in Ytevilla prout ad hoc tenetur</text:p>
      <text:p text:style-name="Standard">Magister N. de Ordeomonte hodie tradidit xxv libr.m par. que fuerant</text:p>
      <text:p text:style-name="Standard">sibi tradite in custodia de prebenda foranea que nunc est magistri Ro</text:p>
      <text:p text:style-name="Standard">Berti de Dangello / que peres fuit distributeres inter duos capituli</text:p>
      <text:p text:style-name="Standard">Ordinatum est quod chassa antiqua que est in thesauro / pona</text:p>
      <text:p text:style-name="Standard"><text:soft-page-break/>tur in uno coffro et conservetur ibidem in ipso coffro</text:p>
      <text:p text:style-name="Standard">Viso raporto magistri Remondi de Templo Lathomi jurati ecclesie</text:p>
      <text:p text:style-name="Standard">Parisiense continente quod reparaciones duorum molendinorum prebendarium de</text:p>
      <text:p text:style-name="Standard">Rosayo olim taxate ad xl l. xiiii s. videlicet die jovis ultima</text:p>
      <text:p text:style-name="Standard">Augusti anni millesimi CCCCm nonagesim primi . fuerunt bene et debito</text:p>
      <text:p text:style-name="Standard">facte et perfecte / capitulum quictavit dictos prebendarius etc. de dictis</text:p>
      <text:p text:style-name="Standard">reparacionibus etc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adorio</text:p>
      <text:p text:style-name="Standard">G. de Veraco</text:p>
      <text:p text:style-name="Standard">L. de Mongeria</text:p>
      <text:p text:style-name="Standard">J. de Karolay</text:p>
      <text:p text:style-name="Standard">P. Prepositi</text:p>
      <text:p text:style-name="Standard">J. Hue</text:p>
      <text:p text:style-name="Standard">P. Forteti</text:p>
      <text:p text:style-name="Standard">R. de Putheolis</text:p>
      <text:p text:style-name="Standard">J. de Bordis</text:p>
      <text:p text:style-name="Standard">T. de Sancto Petro</text:p>
      <text:p text:style-name="Standard">N. Chaudart</text:p>
      <text:p text:style-name="Standard">N. de Ordeomonte</text:p>
      <text:p text:style-name="Standard">J. Voignon</text:p>
      <text:p text:style-name="Standard">Ja. Cosson</text:p>
      <text:p text:style-name="Standard">T. Hocie</text:p>
      <text:p text:style-name="Standard">G. Fedelli</text:p>
      <text:p text:style-name="Standard">Ph. de Salione</text:p>
      <text:p text:style-name="Standard">J. de Soco</text:p>
      <text:p text:style-name="Standard">L. de Maignaco</text:p>
      <text:p text:style-name="Standard">R. de Lorriaco pro pesente</text:p>
      <text:p text:style-name="Standard">P. de Castr</text:p>
      <text:p text:style-name="Standard"/>
      <text:p text:style-name="Standard"/>
      <text:p text:style-name="Standard"><text:soft-page-break/>=FRAN_0393_10719.tif=</text:p>
      <text:p text:style-name="Standard">&gt;&gt;&gt;&gt;&gt;&gt; numérotation &lt;&lt;&lt;&lt;&lt;&lt;&lt;</text:p>
      <text:p text:style-name="Standard">nonagesimo secundo</text:p>
      <text:p text:style-name="Standard">Vuis</text:p>
      <text:p text:style-name="Standard">&gt;&gt;&gt;&gt;&gt;&gt; block &lt;&lt;&lt;&lt;&lt;&lt;&lt;</text:p>
      <text:p text:style-name="Standard">Anno predicto die ame post festum Sanctorum Petri et Pauli apostolorum Quita et ultima</text:p>
      <text:p text:style-name="Standard">die capituli generalis prima mensis jullii presentibus dominis capiculantibus</text:p>
      <text:p text:style-name="Standard">Raouletus Haye juravit ex cercere officium sergenterie de</text:p>
      <text:p text:style-name="Standard">Vernoto / et fuit factus serviens ibidem et fuit institutus</text:p>
      <text:p text:style-name="Standard">procuratr ad regendum hospicium loco deffuncti Gileti Blondeau</text:p>
      <text:p text:style-name="Standard">juravit ille qui ordinatus est pro orcanis in foram consueta</text:p>
      <text:p text:style-name="Standard">Dominus Lauencius Pocouleti receptus est vicarius</text:p>
      <text:p text:style-name="Standard">Sancti Mederici pro magistro Guillelmo Brunelli canonico Sancti Mederici</text:p>
      <text:p text:style-name="Standard">Et fuit installatus in ecclesiis parisiensis et Sancti Mederic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edorio</text:p>
      <text:p text:style-name="Standard">C. Chaudart</text:p>
      <text:p text:style-name="Standard">Ar. Jausserandi</text:p>
      <text:p text:style-name="Standard">B. de Thierno</text:p>
      <text:p text:style-name="Standard">P. Forteti</text:p>
      <text:p text:style-name="Standard">L. de Mongeria</text:p>
      <text:p text:style-name="Standard">P. Prepositi</text:p>
      <text:p text:style-name="Standard">J. Hue</text:p>
      <text:p text:style-name="Standard">R. de Putheolis</text:p>
      <text:p text:style-name="Standard">J. de Bordis</text:p>
      <text:p text:style-name="Standard">P. Cancellario</text:p>
      <text:p text:style-name="Standard">T. de Sancto Petro</text:p>
      <text:p text:style-name="Standard">N. de Ordeomonte</text:p>
      <text:p text:style-name="Standard">Ph. de Salione</text:p>
      <text:p text:style-name="Standard">G. Fedelli</text:p>
      <text:p text:style-name="Standard">J. de Guignicurte</text:p>
      <text:p text:style-name="Standard"><text:soft-page-break/>L. de Maignaco</text:p>
      <text:p text:style-name="Standard">R. de Lorriaco pro presente</text:p>
      <text:p text:style-name="Standard">J. de Socto per presente</text:p>
      <text:p text:style-name="Standard"/>
      <text:p text:style-name="Standard"/>
      <text:p text:style-name="Standard">=FRAN_0393_10721.tif=</text:p>
      <text:p text:style-name="Standard">&gt;&gt;&gt;&gt;&gt;&gt; numérotation &lt;&lt;&lt;&lt;&lt;&lt;&lt;</text:p>
      <text:p text:style-name="Standard">ulla</text:p>
      <text:p text:style-name="Standard">nogesio secundo</text:p>
      <text:p text:style-name="Standard">ems</text:p>
      <text:p text:style-name="Standard">i</text:p>
      <text:p text:style-name="Standard">3</text:p>
      <text:p text:style-name="Standard">&gt;&gt;&gt;&gt;&gt;&gt; block &lt;&lt;&lt;&lt;&lt;&lt;&lt;</text:p>
      <text:p text:style-name="Standard">Domini cantor et archidiaconus ecclesie de Josayo nuncupato ac magister</text:p>
      <text:p text:style-name="Standard">Theobaldus Hocie sunt commissi et deputati ad inquirendum et</text:p>
      <text:p text:style-name="Standard">reformandum statum ecclesie Sancti Mederici parisiensis summarie et de plano</text:p>
      <text:p text:style-name="Standard">ita quod ubi tres non poterunt vacare duo possint / et manderut</text:p>
      <text:p text:style-name="Standard">domino Matheo servient et firmario alterius capicerii quod die veneris proxim</text:p>
      <text:p text:style-name="Standard">viii hora primo compareant coram dictis commissariis in domo</text:p>
      <text:p text:style-name="Standard">predicti domini archidiaconi / et eciam matricularii laici dicti loci</text:p>
      <text:p text:style-name="Standard">Noco emende suspenditur a divinis dominus Petrus Sauvage</text:p>
      <text:p text:style-name="Standard">usque ad instans festum omnum sanctorum sic equidem quod si interim</text:p>
      <text:p text:style-name="Standard">celebraverit incurret irreglaritatem / et eciam quod faciat interim</text:p>
      <text:p text:style-name="Standard">deserviri beneficio suo suis expensis</text:p>
      <text:p text:style-name="Standard">Taxata est Emenda nuper plicata per dominum Johannem de Quinsi</text:p>
      <text:p text:style-name="Standard">super adulterio seu concubins / ad tres francos auri</text:p>
      <text:p text:style-name="Standard">Item soit mis hors de proces Jehan Luquet sergent pour</text:p>
      <text:p text:style-name="Standard">Le fait de la Barriere d'encoste le terrail</text:p>
      <text:p text:style-name="Standard">Magister Jacobus de Villajndea canonicus Sancti Aniani in ecclesia</text:p>
      <text:p text:style-name="Standard">parisiensis EmendAvit scandalum per eum noviter factum in choro</text:p>
      <text:p text:style-name="Standard">rixando cum corialibus dicte ecclesie</text:p>
      <text:p text:style-name="Standard">Concessus est terminus unius anni domino Johanni de Mesnilio</text:p>
      <text:p text:style-name="Standard">dicto Martellet militi ut infra ipsum annum possit redimere et</text:p>
      <text:p text:style-name="Standard">Rehabere xxa libratur parisiensis terre per capitulum ab eo empts pro iiC l.</text:p>
      <text:p text:style-name="Standard">francorum auri quos simul et semel habuit in bono auro ita</text:p>
      <text:p text:style-name="Standard">tame quod ubi voluerit rehabere dictum redditum infra dictum tempus</text:p>
      <text:p text:style-name="Standard"><text:soft-page-break/>restituet dictam pecuniam in simili specie vel ita bona et simul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</text:p>
      <text:p text:style-name="Standard">Sy. succentore.</text:p>
      <text:p text:style-name="Standard">R. de Lorriaco</text:p>
      <text:p text:style-name="Standard">B. de Thierno</text:p>
      <text:p text:style-name="Standard">J. de Pompadorio</text:p>
      <text:p text:style-name="Standard">J. de Karolay</text:p>
      <text:p text:style-name="Standard">P. Forteti</text:p>
      <text:p text:style-name="Standard">N. Chaudart</text:p>
      <text:p text:style-name="Standard">P. Prepositi</text:p>
      <text:p text:style-name="Standard">R. de Putheolis</text:p>
      <text:p text:style-name="Standard">J. de Bordis</text:p>
      <text:p text:style-name="Standard">T. Hocie</text:p>
      <text:p text:style-name="Standard">L. de Mongeria</text:p>
      <text:p text:style-name="Standard">G. Fedelli</text:p>
      <text:p text:style-name="Standard">J. Hue</text:p>
      <text:p text:style-name="Standard">T. Hocie</text:p>
      <text:p text:style-name="Standard">J. de Guignicurte</text:p>
      <text:p text:style-name="Standard">J. Voignon</text:p>
      <text:p text:style-name="Standard">L. de Maignaco</text:p>
      <text:p text:style-name="Standard">Ph. de Salione</text:p>
      <text:p text:style-name="Standard">N. de Ordeomonte</text:p>
      <text:p text:style-name="Standard">J. de Soco pro presente</text:p>
      <text:p text:style-name="Standard">P. de Castro</text:p>
      <text:p text:style-name="Standard"/>
      <text:p text:style-name="Standard"/>
      <text:p text:style-name="Standard">=FRAN_0393_10722.tif=</text:p>
      <text:p text:style-name="Standard">&gt;&gt;&gt;&gt;&gt;&gt; date &lt;&lt;&lt;&lt;&lt;&lt;&lt;</text:p>
      <text:p text:style-name="Standard">S. Martin.</text:p>
      <text:p text:style-name="Standard">Anno predicto die veneris quinta julii prentbus dominiscapitulantibus</text:p>
      <text:p text:style-name="Standard">&gt;&gt;&gt;&gt;&gt;&gt; block &lt;&lt;&lt;&lt;&lt;&lt;&lt;</text:p>
      <text:p text:style-name="Standard">lis</text:p>
      <text:p text:style-name="Standard"><text:soft-page-break/>Anno predicto die jovis in festo Transiaciris beati Martini iiiia mensis julii venerabis et circumspectrs</text:p>
      <text:p text:style-name="Standard">vir magister Hugo Blancheti cantor ecclesie parisiensis et nonnulli alii canonici parisiensis post decantis</text:p>
      <text:p text:style-name="Standard">misse processionalis per eos decants in ecclesia Sancti Martini de Campis parisiensis unacum religiosis dicti</text:p>
      <text:p text:style-name="Standard">loci ut est moris venientes ad locum capituli dicti loci pecierunt per organum dicti domini cantris a</text:p>
      <text:p text:style-name="Standard">dompno Johanne subpriore dicti loci ibidem reperto cum pluribus monachis ipsius loci / si essent ibidem</text:p>
      <text:p text:style-name="Standard">aliqui religiosi prisionariis ut restitais eisdem ut erat racionis / qui quidem subprior respondit per suum</text:p>
      <text:p text:style-name="Standard">juramentum quod nulli erant et quod si essent aliqui fieret dictis dominis quod deberet fieri quo ad dictam restatius</text:p>
      <text:p text:style-name="Standard">ne</text:p>
      <text:p text:style-name="Standard">presentis ad hoc domino Almernco Charrete capellali in eclesia Sancti Thome de Luppera parisiensi Johanne Prefroy dicto</text:p>
      <text:p text:style-name="Standard">Chalemanine porterio predictorum dominorum capituli et dompnis Guidone de Molinis ac Petro Brunell</text:p>
      <text:p text:style-name="Standard">religiosis dicti loci cum nonnullis aliis testbitus et me . Symonel.</text:p>
      <text:p text:style-name="Standard">Ala liequeste de messire Guillaume de Saint Remy</text:p>
      <text:p text:style-name="Standard">messeigneurs ont esté adjournez par Jehan Le Bigois a demain</text:p>
      <text:p text:style-name="Standard">devant le prevost de Paris</text:p>
      <text:p text:style-name="Standard">Ad supplicacionem prioris Sancti Dyonisii de Carce Parisiensi</text:p>
      <text:p text:style-name="Standard">asserentis quod non habet ad presens monachos per quos possit</text:p>
      <text:p text:style-name="Standard">facere fieri Ebdomadam suam in ecclesia parisiensi eidem priori</text:p>
      <text:p text:style-name="Standard">pro hac vice dumtaxat de gracia speciali conceditur sine prejudicio</text:p>
      <text:p text:style-name="Standard">quod per unum de vicariis ecclesie parisiensis possit facere fieri dictam eb</text:p>
      <text:p text:style-name="Standard">domadam suam mediante salario competentes</text:p>
      <text:p text:style-name="Standard">Colin chevecier sergent a cheval a intimé a messeigneurs</text:p>
      <text:p text:style-name="Standard">l'arrest qu'il a fait des biens d'un homme serf de monseigneur de la Ruvere</text:p>
      <text:p text:style-name="Standard">qui demouroit en la ville d'Orli quant il vivoit / et mes seigneur</text:p>
      <text:p text:style-name="Standard">si si sont opposes a toutes fins et a esté assigné jour d'opposans</text:p>
      <text:p text:style-name="Standard">A de mercredi en viii jours devant le prevost de Paris</text:p>
      <text:p text:style-name="Standard">maistre Jehan de Karolay / prevost prevendu doit faire la poursuit</text:p>
      <text:p text:style-name="Standard">Magister Andreas Grangerii canonicum Parisensis procuratori procuratorio nomine et pro parte domini</text:p>
      <text:p text:style-name="Standard">cardinalis Aniciensis presentavit intimavit et insinuavit graciam apostolicam</text:p>
      <text:p text:style-name="Standard">factam ipsi domino Cardinali de beneficio ecclesiasico vacante vel vacaturo in ecclesia vel civitis</text:p>
      <text:p text:style-name="Standard">parisiense et de uno alio in diocesis parisiensi eciam si dignitas personatus vel officium exist</text:p>
      <text:p text:style-name="Standard">et curam habeat animarum dum tame non sic major digntas post pontificiem in cathedralius</text:p>
      <text:p text:style-name="Standard"><text:soft-page-break/>vel principalior in collegi dumtam non sit parrochalis ecclesia sub datm Avinon ini</text:p>
      <text:p text:style-name="Standard">idus januarii pontificiaus domini nostri pape clementis anno xiii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</text:p>
      <text:p text:style-name="Standard">Sy. succentore</text:p>
      <text:p text:style-name="Standard">J. de Pompadorio</text:p>
      <text:p text:style-name="Standard">J. de Karolay</text:p>
      <text:p text:style-name="Standard">N. Chaudart</text:p>
      <text:p text:style-name="Standard">P. Forteti</text:p>
      <text:p text:style-name="Standard">R. de Lorriaco</text:p>
      <text:p text:style-name="Standard">P. Prepositi</text:p>
      <text:p text:style-name="Standard">An Grangerii</text:p>
      <text:p text:style-name="Standard">R. de Putheolis</text:p>
      <text:p text:style-name="Standard">J. de Bordis</text:p>
      <text:p text:style-name="Standard">J. de Sanctis</text:p>
      <text:p text:style-name="Standard">N. de Ordeomonte</text:p>
      <text:p text:style-name="Standard">T. de Sancto Petro</text:p>
      <text:p text:style-name="Standard">Ph. de Salione</text:p>
      <text:p text:style-name="Standard">G. Fedelli</text:p>
      <text:p text:style-name="Standard">J. de Guignicurte</text:p>
      <text:p text:style-name="Standard">L. de Maignaco</text:p>
      <text:p text:style-name="Standard">L. de Mongeria</text:p>
      <text:p text:style-name="Standard">J. de Soco</text:p>
      <text:p text:style-name="Standard">J. Voignon</text:p>
      <text:p text:style-name="Standard">J. Hue</text:p>
      <text:p text:style-name="Standard">P. de Castro</text:p>
      <text:p text:style-name="Standard"/>
      <text:p text:style-name="Standard"/>
      <text:p text:style-name="Standard">=FRAN_0393_10723.tif=</text:p>
      <text:p text:style-name="Standard">&gt;&gt;&gt;&gt;&gt;&gt; numérotation &lt;&lt;&lt;&lt;&lt;&lt;&lt;</text:p>
      <text:p text:style-name="Standard">ogeimo seundo</text:p>
      <text:p text:style-name="Standard">Jullius</text:p>
      <text:p text:style-name="Standard">&gt;&gt;&gt;&gt;&gt;&gt; block &lt;&lt;&lt;&lt;&lt;&lt;&lt;</text:p>
      <text:p text:style-name="Standard"><text:soft-page-break/>tus</text:p>
      <text:p text:style-name="Standard">cum claumoquam canonicu et prebenda ac dignitas in eadem ecclesia pro unico beneficio computas et alia sequente</text:p>
      <text:p text:style-name="Standard">Aut si aliqui super proviss sibi faciendum de hujusmodi vel aliis beneficiis eclesiatis in illis partibus speciales</text:p>
      <text:p text:style-name="Standard">vel generales apostolice sedis vel legat ejus litteras impetrarint eciam si per eas ad inbicionem</text:p>
      <text:p text:style-name="Standard">reservacionem et decretum vel alias quomodlibet sit processum quibus omnibus eciam auctoritate nostra prtquam</text:p>
      <text:p text:style-name="Standard">aliis ejusdem Romane ecclesie cardinalis etc</text:p>
      <text:p text:style-name="Standard">Anno predicto die sabbati in octavis apostolorum Petri et Pauli vi mensis julii in revestia</text:p>
      <text:p text:style-name="Standard">nio ecclesie parisiensis ubi erant congregati domini P. Decanus H. Cantor / G. archidiaconus ecclesie / Sy Succentor</text:p>
      <text:p text:style-name="Standard">et plures alii canonici parisiensis / ad tractandum de eorum negociis / dicti domini deliberaverunt et ordinarerunt</text:p>
      <text:p text:style-name="Standard">quod fiat forum pro parte ipsorum cum Jobonno eorum bolengerio facientem panem capituli videlicet quod</text:p>
      <text:p text:style-name="Standard">habeat pro quolibet sexterio frumenti unum francum auri seu ejus valorem</text:p>
      <text:p text:style-name="Standard"/>
      <text:p text:style-name="Standard"/>
      <text:p text:style-name="Standard">=FRAN_0393_10724.tif=</text:p>
      <text:p text:style-name="Standard">&gt;&gt;&gt;&gt;&gt;&gt; date &lt;&lt;&lt;&lt;&lt;&lt;&lt;</text:p>
      <text:p text:style-name="Standard">Anno predicto die lune post octabas apostolorum P et p vii ili restibus dominis capitulantibus</text:p>
      <text:p text:style-name="Standard">P. decano</text:p>
      <text:p text:style-name="Standard">&gt;&gt;&gt;&gt;&gt;&gt; block &lt;&lt;&lt;&lt;&lt;&lt;&lt;</text:p>
      <text:p text:style-name="Standard">Veliberatum est quod redditus quos dominus Guillelmus</text:p>
      <text:p text:style-name="Standard">de Lorriaco capellanus in ecclesia parisiensis recipit</text:p>
      <text:p text:style-name="Standard">in et super quadam domo sita parisiensies in vico Joculatorum</text:p>
      <text:p text:style-name="Standard">olim arrestatu pro parte capituli / Audita relacione</text:p>
      <text:p text:style-name="Standard">magistri Johannis Chanteprime canonici Parisiensis cui commissum fu</text:p>
      <text:p text:style-name="Standard">erat quod se informaret de verits et si justa causa</text:p>
      <text:p text:style-name="Standard">fuit arresti quod levetur et fuit levata dicta manus</text:p>
      <text:p text:style-name="Standard">cum non videatur capitulum habere causam racionabilem</text:p>
      <text:p text:style-name="Standard">arrestandi ipsos redditus.</text:p>
      <text:p text:style-name="Standard">Eciam deliberatum fuit quod ementur xx lb. par.</text:p>
      <text:p text:style-name="Standard">redditus a domino Blancheto Braqne pro iiC l. franc</text:p>
      <text:p text:style-name="Standard">quorum viginti franc capientur de pecunia nuper soluta</text:p>
      <text:p text:style-name="Standard">pro termino natvivatis beati Johannis Baptiste per Comitem Bellifortis</text:p>
      <text:p text:style-name="Standard"><text:soft-page-break/>et residuum de pecunia thesauri et quod detur sibi</text:p>
      <text:p text:style-name="Standard">unus anns Rachati</text:p>
      <text:p text:style-name="Standard">Consentit magister P. Forteti quod mictatur per</text:p>
      <text:p text:style-name="Standard">capitulum juratus ecclesie apud Corberosam causa</text:p>
      <text:p text:style-name="Standard">videndi et taxandi reparaciones ibidem faciendum</text:p>
      <text:p text:style-name="Standard">tam per ipsum magistrm P. quam per alios olim comprebendats suos</text:p>
      <text:p text:style-name="Standard">ibidem.</text:p>
      <text:p text:style-name="Standard">Ludovicus de la Platie domicellus domini Guillelmi</text:p>
      <text:p text:style-name="Standard">de Bordis militis solvit pro dicto milite L. f.</text:p>
      <text:p text:style-name="Standard">termino natvivatatis beati Johannis Baptiste ultimo preterit primo temio</text:p>
      <text:p text:style-name="Standard">solucionis iiC lb. t. redditus solvendiis iiiior teriminis par.</text:p>
      <text:p text:style-name="Standard">consuetis equaliter</text:p>
      <text:p text:style-name="Standard">&gt;&gt;&gt;&gt;&gt;&gt; liste &lt;&lt;&lt;&lt;&lt;&lt;&lt;</text:p>
      <text:p text:style-name="Standard">G. Archidiacono ecclesie</text:p>
      <text:p text:style-name="Standard">P. archidiacono Brie infirmo</text:p>
      <text:p text:style-name="Standard">Sy. succentore.</text:p>
      <text:p text:style-name="Standard">J. de Pompedorio</text:p>
      <text:p text:style-name="Standard">P. Roberti</text:p>
      <text:p text:style-name="Standard">B. de Thierno</text:p>
      <text:p text:style-name="Standard">J. de Karolay</text:p>
      <text:p text:style-name="Standard">P. Forteti</text:p>
      <text:p text:style-name="Standard">L. de Mongeria</text:p>
      <text:p text:style-name="Standard">P. Prepositi</text:p>
      <text:p text:style-name="Standard">R. de Putheolis</text:p>
      <text:p text:style-name="Standard">J. de Bordis</text:p>
      <text:p text:style-name="Standard">N. de Ordeomonte</text:p>
      <text:p text:style-name="Standard">G. Fedelli</text:p>
      <text:p text:style-name="Standard">J. Hue</text:p>
      <text:p text:style-name="Standard">J. Chanteprime</text:p>
      <text:p text:style-name="Standard">T. Hocie</text:p>
      <text:p text:style-name="Standard">J. de Guignicurte</text:p>
      <text:p text:style-name="Standard">Ph. de Salione</text:p>
      <text:p text:style-name="Standard">J. Voignon</text:p>
      <text:p text:style-name="Standard">N. Chaudart infirmo</text:p>
      <text:p text:style-name="Standard">L. de Maignaco</text:p>
      <text:p text:style-name="Standard">T. de Sancto Petro</text:p>
      <text:p text:style-name="Standard"><text:soft-page-break/>R. de Lorriaco pro present</text:p>
      <text:p text:style-name="Standard">J. de Soco pro presente</text:p>
      <text:p text:style-name="Standard">R. de Castro</text:p>
      <text:p text:style-name="Standard"/>
      <text:p text:style-name="Standard"/>
      <text:p text:style-name="Standard">=FRAN_0393_10725.tif=</text:p>
      <text:p text:style-name="Standard">&gt;&gt;&gt;&gt;&gt;&gt; date &lt;&lt;&lt;&lt;&lt;&lt;&lt;</text:p>
      <text:p text:style-name="Standard">vogaim</text:p>
      <text:p text:style-name="Standard">Anno predicto die mercurii x julii presentibus dominis captitantibus</text:p>
      <text:p text:style-name="Standard">&gt;&gt;&gt;&gt;&gt;&gt; block &lt;&lt;&lt;&lt;&lt;&lt;&lt;</text:p>
      <text:p text:style-name="Standard">Symonet a liespee sergent a verge a Adjourné</text:p>
      <text:p text:style-name="Standard">en Chastelet mes seigneurs a demain en viii jours</text:p>
      <text:p text:style-name="Standard">pour dire la cause de leur opposition sur le fait</text:p>
      <text:p text:style-name="Standard">le lome ferf de monseigneur de la Riviere qui demouroit</text:p>
      <text:p text:style-name="Standard">a Orli</text:p>
      <text:p text:style-name="Standard">Fiat lictera capituli garansi domino Johanni Rousselli et</text:p>
      <text:p text:style-name="Standard">domino Johanni Grant Moustier super tradicine ad vi</text:p>
      <text:p text:style-name="Standard">annos / menuti firmari pertinentiis prebenda de</text:p>
      <text:p text:style-name="Standard">Cristolio cum inserta formam licterarum obligationem super</text:p>
      <text:p text:style-name="Standard">Hoc tradit prfirma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edorio</text:p>
      <text:p text:style-name="Standard">P. Roberti</text:p>
      <text:p text:style-name="Standard">N. Chaudart</text:p>
      <text:p text:style-name="Standard">J. de Karolay</text:p>
      <text:p text:style-name="Standard">P. Forteti</text:p>
      <text:p text:style-name="Standard">L. de Mongeria</text:p>
      <text:p text:style-name="Standard">P. Prepositi</text:p>
      <text:p text:style-name="Standard">R. de Lorriaco</text:p>
      <text:p text:style-name="Standard">J. Hue</text:p>
      <text:p text:style-name="Standard">J. de Bordis</text:p>
      <text:p text:style-name="Standard"><text:soft-page-break/>N. de Ordeomonte</text:p>
      <text:p text:style-name="Standard">B. de Thierno</text:p>
      <text:p text:style-name="Standard">T. de Sancto Petro</text:p>
      <text:p text:style-name="Standard">G. Fedelli</text:p>
      <text:p text:style-name="Standard">Ph. de Salione</text:p>
      <text:p text:style-name="Standard">J. Chanteprime</text:p>
      <text:p text:style-name="Standard">J. de Guignicurte</text:p>
      <text:p text:style-name="Standard">L. de Maignaco</text:p>
      <text:p text:style-name="Standard">J. de Soco pro presente</text:p>
      <text:p text:style-name="Standard">P. de Putheolis</text:p>
      <text:p text:style-name="Standard">P. de Castro</text:p>
      <text:p text:style-name="Standard"/>
      <text:p text:style-name="Standard"/>
      <text:p text:style-name="Standard">=FRAN_0393_10726.tif=</text:p>
      <text:p text:style-name="Standard">&gt;&gt;&gt;&gt;&gt;&gt; block &lt;&lt;&lt;&lt;&lt;&lt;&lt;</text:p>
      <text:p text:style-name="Standard">Capellani comunitatis ecclesie parisiensis supplicaverunt</text:p>
      <text:p text:style-name="Standard">capitulo quod velunt eis dare licencia constituentes dominum</text:p>
      <text:p text:style-name="Standard">Johannem Blain capellanum dicte comunitatis et duos vel</text:p>
      <text:p text:style-name="Standard">tres alios per eos nominandus qui recipient et admri</text:p>
      <text:p text:style-name="Standard">instrent eorum jura et agant pro ipsis et eorum causis</text:p>
      <text:p text:style-name="Standard">Quod placuit dicto capitulo</text:p>
      <text:p text:style-name="Standard">Preceptum fuit magistro P. Forteti quod infra xvam</text:p>
      <text:p text:style-name="Standard">faciat taxari repparaciones faciendi in Corberosa expensis</text:p>
      <text:p text:style-name="Standard">antiquorum prebendarium dicti loci / et fuit dictum novis prebte</text:p>
      <text:p text:style-name="Standard">dariis quod intersint si voluerint</text:p>
      <text:p text:style-name="Standard">Magister Guillelmus Fedelli antiquis prepositus prebenda</text:p>
      <text:p text:style-name="Standard">in Ythevilla contentatur quod pecunia debita pro reparionis</text:p>
      <text:p text:style-name="Standard">dicti loci tradatur magistro P. Roberti novo preposito prebendm</text:p>
      <text:p text:style-name="Standard">pro dictis repparacionis taxari et fieri faciendem</text:p>
      <text:p text:style-name="Standard">Suspenditur dominus Johannes de Quirisi a celebracione</text:p>
      <text:p text:style-name="Standard">missarum archidiaconus de Actrebato / et dantur dicte misse</text:p>
      <text:p text:style-name="Standard">domino Guillelmo Aufert</text:p>
      <text:p text:style-name="Standard">Anno predicto die xiiiia mensis julii in ecclesia parisiensis et presentibus magistri T. Hocie et</text:p>
      <text:p text:style-name="Standard">domino Almarrico Charrete / magister Robertus de Lorriaco canonicis parisiensis nuper prepositus Par.</text:p>
      <text:p text:style-name="Standard">tus</text:p>
      <text:p text:style-name="Standard"><text:soft-page-break/>bendari de Vernoto tradidit realiter numerando Richardo</text:p>
      <text:p text:style-name="Standard">magistri Armandi Jausserandi canonici parisiensis nuper prebendati in dicto loco in xvi coronis auri</text:p>
      <text:p text:style-name="Standard">Familiari</text:p>
      <text:p text:style-name="Standard">ad scutum / pro dicto magistro $s$ Armando et pro fructibus prebende sue augusti proxio preteriti</text:p>
      <text:p text:style-name="Standard">et termino Ascencionis domini proximo preterito residuo dictorum fructuum dicti anni videlicet xii s.</text:p>
      <text:p text:style-name="Standard">Remanenti penes ipsum magistrum Ro. pro parte eum contingente de reparacionies dicti loci</text:p>
      <text:p text:style-name="Standard">Dictus magister Robertus de Lorriaco canonicus parisiensis Elargivit lotimum familiarem suum</text:p>
      <text:p text:style-name="Standard">Captium in carceribus capituli pro levi percussione</text:p>
      <text:p text:style-name="Standard">familiaris m.</text:p>
      <text:p text:style-name="Standard">Galarendi de Prandref magistri in theologia et medicia commorante in claustro ut dicebat</text:p>
      <text:p text:style-name="Standard">facta in dicto claustro hoc mediante quod juravit et promisit comparere omnibus diebus sibi asse</text:p>
      <text:p text:style-name="Standard">gnandam et stare juri etc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L. de Mongeria</text:p>
      <text:p text:style-name="Standard">P. Roberti</text:p>
      <text:p text:style-name="Standard">B. de Thierno</text:p>
      <text:p text:style-name="Standard">J. de Pompadorio</text:p>
      <text:p text:style-name="Standard">P. Forteti</text:p>
      <text:p text:style-name="Standard">R. de Lorriaco</text:p>
      <text:p text:style-name="Standard">J. de Karolay</text:p>
      <text:p text:style-name="Standard">J. de Soco</text:p>
      <text:p text:style-name="Standard">P. Prepositi</text:p>
      <text:p text:style-name="Standard">J. de Bordis</text:p>
      <text:p text:style-name="Standard">R. de Putheolis</text:p>
      <text:p text:style-name="Standard">G. Fedelli</text:p>
      <text:p text:style-name="Standard">T. Hocie</text:p>
      <text:p text:style-name="Standard">J. de Guignicurte</text:p>
      <text:p text:style-name="Standard">L. de Maignaco</text:p>
      <text:p text:style-name="Standard">N. Chaudart</text:p>
      <text:p text:style-name="Standard">T. de Sancto Petro</text:p>
      <text:p text:style-name="Standard">Ph. de Salione</text:p>
      <text:p text:style-name="Standard"><text:soft-page-break/>P. de Castro</text:p>
      <text:p text:style-name="Standard"/>
      <text:p text:style-name="Standard"/>
      <text:p text:style-name="Standard">=FRAN_0393_10727.tif=</text:p>
      <text:p text:style-name="Standard">&gt;&gt;&gt;&gt;&gt;&gt; numérotation &lt;&lt;&lt;&lt;&lt;&lt;&lt;</text:p>
      <text:p text:style-name="Standard">Jullius</text:p>
      <text:p text:style-name="Standard">nonagesim secundo vii</text:p>
      <text:p text:style-name="Standard">&gt;&gt;&gt;&gt;&gt;&gt; Date &lt;&lt;&lt;&lt;&lt;&lt;&lt;</text:p>
      <text:p text:style-name="Standard">Anno predicto die lune xva mensis julii presentibus dominis capitulantibus</text:p>
      <text:p text:style-name="Standard">Anno predicto die mercurii xviia julii prentibus dominis capitulantibus</text:p>
      <text:p text:style-name="Standard">&gt;&gt;&gt;&gt;&gt;&gt; block &lt;&lt;&lt;&lt;&lt;&lt;&lt;</text:p>
      <text:p text:style-name="Standard">Fiat quictancia domino Andree de Courteneto vicario Liricantus</text:p>
      <text:p text:style-name="Standard">P. archidiacono Brie infirmo de per eum receptius oblatis Liricantus a festo Ascencionis domini</text:p>
      <text:p text:style-name="Standard">anni ejusdem domini msi CCcmi nonagesim primi usque ad $infef$</text:p>
      <text:p text:style-name="Standard">inde proximo seques simile festum presentium anti magillim ccc nomigesim</text:p>
      <text:p text:style-name="Standard">secund</text:p>
      <text:p text:style-name="Standard">Emends dominus Eustacius Vacherii macicotus ecclesie que ivit ex villam</text:p>
      <text:p text:style-name="Standard">sive licencia capituli contra statutum super hoc factum</text:p>
      <text:p text:style-name="Standard">Emend eciam dominus Petrus Burgondi aliter curatus Sancti Johannis Rotundi</text:p>
      <text:p text:style-name="Standard">quia similiter ivit sine licencia xextra villam.</text:p>
      <text:p text:style-name="Standard">Deliberatum est quod de cetero capitulum congregetur et teneatur singulis diebus</text:p>
      <text:p text:style-name="Standard">non feniatis quibus capitula generalia vel ordinariis non tenentur ut in ipsum</text:p>
      <text:p text:style-name="Standard">capitulis tractetur de demanio ecclesie</text:p>
      <text:p text:style-name="Standard">Commissa est audicio ultimi compoti magistri Johannis Fabri olim officiarii</text:p>
      <text:p text:style-name="Standard">anniversrirum archidiaconus de Josayo et magistri Johanni Chanteprime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J. de Pompadorio</text:p>
      <text:p text:style-name="Standard">L. de Mongeria</text:p>
      <text:p text:style-name="Standard">J. de Karolay</text:p>
      <text:p text:style-name="Standard">B. de Thierno</text:p>
      <text:p text:style-name="Standard">P. Forteti</text:p>
      <text:p text:style-name="Standard">P. Prepositi</text:p>
      <text:p text:style-name="Standard"><text:soft-page-break/>J. Hue</text:p>
      <text:p text:style-name="Standard">R. de Putheolis</text:p>
      <text:p text:style-name="Standard">J. de Bordis</text:p>
      <text:p text:style-name="Standard">J. Voignon</text:p>
      <text:p text:style-name="Standard">T. Hocie</text:p>
      <text:p text:style-name="Standard">J. de Guignicurte</text:p>
      <text:p text:style-name="Standard">J. Chanteprime</text:p>
      <text:p text:style-name="Standard">N. de Ordeomonte</text:p>
      <text:p text:style-name="Standard">L. de Maignaco</text:p>
      <text:p text:style-name="Standard">G. Fedelli</text:p>
      <text:p text:style-name="Standard">Ph. de Salione</text:p>
      <text:p text:style-name="Standard">R. de Lorriaco pro presente</text:p>
      <text:p text:style-name="Standard">J. de Soco pro prie</text:p>
      <text:p text:style-name="Standard">P N. Chaudart infirmo</text:p>
      <text:p text:style-name="Standard">P. de Castio.</text:p>
      <text:p text:style-name="Standard">P. decano</text:p>
      <text:p text:style-name="Standard">H. cantore</text:p>
      <text:p text:style-name="Standard">G. Archidiacono ecclesie</text:p>
      <text:p text:style-name="Standard">P. archidiacono Brie</text:p>
      <text:p text:style-name="Standard">Sy. succentore pro present</text:p>
      <text:p text:style-name="Standard">J. de Pompedorio</text:p>
      <text:p text:style-name="Standard">B. de Thierno</text:p>
      <text:p text:style-name="Standard">. de Karolay</text:p>
      <text:p text:style-name="Standard">P. Forteti</text:p>
      <text:p text:style-name="Standard">J. Hue</text:p>
      <text:p text:style-name="Standard">P. Prepositi</text:p>
      <text:p text:style-name="Standard">R. de Putheolis</text:p>
      <text:p text:style-name="Standard">L. de Mongeria</text:p>
      <text:p text:style-name="Standard">N. de Ordeomonte</text:p>
      <text:p text:style-name="Standard">T. de Sancto Petro</text:p>
      <text:p text:style-name="Standard">T. Hocie</text:p>
      <text:p text:style-name="Standard">J. Chateprime</text:p>
      <text:p text:style-name="Standard">G. Fedelli</text:p>
      <text:p text:style-name="Standard">J. de Guignicurte</text:p>
      <text:p text:style-name="Standard">L. de Maignaco</text:p>
      <text:p text:style-name="Standard">de Soco</text:p>
      <text:p text:style-name="Standard"><text:soft-page-break/>R. de Lorriaco</text:p>
      <text:p text:style-name="Standard">d dano</text:p>
      <text:p text:style-name="Standard"/>
      <text:p text:style-name="Standard"/>
      <text:p text:style-name="Standard">=FRAN_0393_10728.tif=</text:p>
      <text:p text:style-name="Standard">&gt;&gt;&gt;&gt;&gt;&gt; block &lt;&lt;&lt;&lt;&lt;&lt;&lt;</text:p>
      <text:p text:style-name="Standard">Nemissa est penitencia olim data die quarta</text:p>
      <text:p text:style-name="Standard">julii domino Petro Sauvage beneficiato in ecclesia Sancti</text:p>
      <text:p text:style-name="Standard">Mederici parisiensis mediante uno fraco per eum solvendo</text:p>
      <text:p text:style-name="Standard">Camerario clerico ut juravit et promisit infra festum</text:p>
      <text:p text:style-name="Standard">Assumpcionis beate Marie Virgin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edorio</text:p>
      <text:p text:style-name="Standard">J. de Karolay</text:p>
      <text:p text:style-name="Standard">B. de Thierno</text:p>
      <text:p text:style-name="Standard">P. Forteti</text:p>
      <text:p text:style-name="Standard">L. de Mongeria</text:p>
      <text:p text:style-name="Standard">P. Prepositi</text:p>
      <text:p text:style-name="Standard">J. de Bordis</text:p>
      <text:p text:style-name="Standard">N. de Ordeomonte</text:p>
      <text:p text:style-name="Standard">J. Voignon</text:p>
      <text:p text:style-name="Standard">Ph. de Salione</text:p>
      <text:p text:style-name="Standard">R. de Lorriaco</text:p>
      <text:p text:style-name="Standard">T. de Sancto Petro</text:p>
      <text:p text:style-name="Standard">R. de Putheolis</text:p>
      <text:p text:style-name="Standard">J. Chanteprime</text:p>
      <text:p text:style-name="Standard">T. Hocie</text:p>
      <text:p text:style-name="Standard">J. de Guignicurte</text:p>
      <text:p text:style-name="Standard">P. de Castro</text:p>
      <text:p text:style-name="Standard">L. de Maignaco</text:p>
      <text:p text:style-name="Standard">J. de Soco pro presente</text:p>
      <text:p text:style-name="Standard"><text:soft-page-break/>J. Hue</text:p>
      <text:p text:style-name="Standard">Ja. Cosson</text:p>
      <text:p text:style-name="Standard">N. Thouda infirmo</text:p>
      <text:p text:style-name="Standard"/>
      <text:p text:style-name="Standard"/>
      <text:p text:style-name="Standard">=FRAN_0393_10729.tif=</text:p>
      <text:p text:style-name="Standard">&gt;&gt;&gt;&gt;&gt;&gt; numérotation &lt;&lt;&lt;&lt;&lt;&lt;&lt;</text:p>
      <text:p text:style-name="Standard">Jullins</text:p>
      <text:p text:style-name="Standard">nonagesisimo secundo viii</text:p>
      <text:p text:style-name="Standard">3</text:p>
      <text:p text:style-name="Standard">5</text:p>
      <text:p text:style-name="Standard">&gt;&gt;&gt;&gt;&gt;&gt; Date &lt;&lt;&lt;&lt;&lt;&lt;&lt;</text:p>
      <text:p text:style-name="Standard">Anno predicto die mercurii post mangdalis xxiiii julii presentibus dominis capitulantibus</text:p>
      <text:p text:style-name="Standard">Anno predicto die lune post Jacobum et Christoforum xxix julii presentibus dominis capitulantibus</text:p>
      <text:p text:style-name="Standard">&gt;&gt;&gt;&gt;&gt;&gt; block &lt;&lt;&lt;&lt;&lt;&lt;&lt;</text:p>
      <text:p text:style-name="Standard">Preceptum fuit domino Guillelmo Belle fame matriculario clerico</text:p>
      <text:p text:style-name="Standard">ecclesie Parisiensi curato de Villacrana quod infra octo dies det</text:p>
      <text:p text:style-name="Standard">capitulo in scriptis nomina et cognomina illorum qui in parrochiali</text:p>
      <text:p text:style-name="Standard">ecclesia sua receperunt obolum christianitatis pro fabrica et alto</text:p>
      <text:p text:style-name="Standard">lem</text:p>
      <text:p text:style-name="Standard">Passu per quique annos quibus asserit habuisse dictam dictam parr</text:p>
      <text:p text:style-name="Standard">ecclesiam et eciam capellanorum qui deservierunt dicte ecclesie dicto tempore Durante</text:p>
      <text:p text:style-name="Standard">Dominus Petrus Agni capellanus in ecclesia parisiensies prisionarius</text:p>
      <text:p text:style-name="Standard">capituli assecuravit de se et suis / Colinum polliparium et Agne</text:p>
      <text:p text:style-name="Standard">Item ejus uxorem ad usus et consuetudius etc. / Et peciit assecu</text:p>
      <text:p text:style-name="Standard">ramentum ab ipsis conjugibus ante quam habeant assecura predictum</text:p>
      <text:p text:style-name="Standard">quod fuit sibi concessum Et deindere Emendan</text:p>
      <text:p text:style-name="Standard">verberacionem dicte exs et fuit sibi nunctum sub pena lprvacionem sui</text:p>
      <text:p text:style-name="Standard">beneficii quod de cetero non misteat so cum dicta Agnete quam pluries cogno</text:p>
      <text:p text:style-name="Standard">nisse dicitur et de hoc fuit sepe citatus et reprehensus et hoc facto</text:p>
      <text:p text:style-name="Standard">quod dicta Agnes dixit quod nichil petere volebat ab eo propter dictam</text:p>
      <text:p text:style-name="Standard">verberacionem / deliberatus fuit a dictis carceribu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<text:soft-page-break/>P. archidiacono Brie</text:p>
      <text:p text:style-name="Standard">Sy. Succentore</text:p>
      <text:p text:style-name="Standard">J. de Pompadorio</text:p>
      <text:p text:style-name="Standard">P. Roberti</text:p>
      <text:p text:style-name="Standard">J. de Karolay</text:p>
      <text:p text:style-name="Standard">J. de Soco</text:p>
      <text:p text:style-name="Standard">P. Forteti</text:p>
      <text:p text:style-name="Standard">L. de Mongeria</text:p>
      <text:p text:style-name="Standard">R. de Putheolis</text:p>
      <text:p text:style-name="Standard">N. de Ordeomonte</text:p>
      <text:p text:style-name="Standard">G. Fedelli</text:p>
      <text:p text:style-name="Standard">B. de Thierno</text:p>
      <text:p text:style-name="Standard">J. Voignon</text:p>
      <text:p text:style-name="Standard">L. de Maignaco</text:p>
      <text:p text:style-name="Standard">J. de Bordis</text:p>
      <text:p text:style-name="Standard">Ph. de Salione</text:p>
      <text:p text:style-name="Standard">N. Chaudart infirmo</text:p>
      <text:p text:style-name="Standard">R. de Lorriaco pro presente</text:p>
      <text:p text:style-name="Standard">P. de Castro</text:p>
      <text:p text:style-name="Standard">P. decano</text:p>
      <text:p text:style-name="Standard">H. cantore</text:p>
      <text:p text:style-name="Standard">P. archidiacono Brie infirmo</text:p>
      <text:p text:style-name="Standard">Sy. succentore</text:p>
      <text:p text:style-name="Standard">R. de Lorriaco</text:p>
      <text:p text:style-name="Standard">J. de Pompedorio</text:p>
      <text:p text:style-name="Standard">J. de Soco</text:p>
      <text:p text:style-name="Standard">R. de Putheolis</text:p>
      <text:p text:style-name="Standard">J. de Karolay</text:p>
      <text:p text:style-name="Standard">B. de Thierno</text:p>
      <text:p text:style-name="Standard">P. Fortenti</text:p>
      <text:p text:style-name="Standard">L. de Mongeria</text:p>
      <text:p text:style-name="Standard">J. Hue</text:p>
      <text:p text:style-name="Standard">J. de Bordis</text:p>
      <text:p text:style-name="Standard">T. de Sancto Petro</text:p>
      <text:p text:style-name="Standard">T. Hocie</text:p>
      <text:p text:style-name="Standard">N. de Ordeomonte</text:p>
      <text:p text:style-name="Standard"><text:soft-page-break/>G. Fedelli</text:p>
      <text:p text:style-name="Standard">R. de Dangello</text:p>
      <text:p text:style-name="Standard">L. de Maignaco</text:p>
      <text:p text:style-name="Standard">N. Chaudart</text:p>
      <text:p text:style-name="Standard">J. Voignon</text:p>
      <text:p text:style-name="Standard">Ph. de Salione</text:p>
      <text:p text:style-name="Standard">. de Catio pr fr</text:p>
      <text:p text:style-name="Standard"/>
      <text:p text:style-name="Standard"/>
      <text:p text:style-name="Standard">=FRAN_0393_10730.tif=</text:p>
      <text:p text:style-name="Standard">&gt;&gt;&gt;&gt;&gt;&gt; date &lt;&lt;&lt;&lt;&lt;&lt;&lt;</text:p>
      <text:p text:style-name="Standard">Anno predicto die Mercurii ultima mensis julii presentibus dominis capitulantibus</text:p>
      <text:p text:style-name="Standard">Mgullle</text:p>
      <text:p text:style-name="Standard">Anno predicto die veneris post festum Sancti Petri ad vinculam ii augusti presentibus dominis capitulantibus</text:p>
      <text:p text:style-name="Standard">&gt;&gt;&gt;&gt;&gt;&gt; block &lt;&lt;&lt;&lt;&lt;&lt;&lt;</text:p>
      <text:p text:style-name="Standard">Deputati sunt ad visitandum ecclesiam Sancti Sepulcri Parisiensis de canonics</text:p>
      <text:p text:style-name="Standard">G. archidiacono de Josayo P. Forteti R. de Lorriaco L. de Mongeria</text:p>
      <text:p text:style-name="Standard">et Ph. de Salione qui deliberaverunt et uc propter hoc accedere die</text:p>
      <text:p text:style-name="Standard">Martis proxima.</text:p>
      <text:p text:style-name="Standard">Audito proposito promotorem capituli facto contra dominum Johannem de Qurisiaco</text:p>
      <text:p text:style-name="Standard">Canonico Sancti Dyonisii de Passu in ecclesia parisiensi ad finem quod reputare cui</text:p>
      <text:p text:style-name="Standard">irregularium et punuretur secundum canonicus Sanctiones quia ut dicebat dicto</text:p>
      <text:p text:style-name="Standard">promotor celebraverat et se mistuerat divinis / suspencionis / ac eciam resonsi</text:p>
      <text:p text:style-name="Standard">ne dicti domini Johannis per majorem et samorem partem dicti capituli declaratum</text:p>
      <text:p text:style-name="Standard">ipsum non incurrisse / suspencionis nec irreglaritatem</text:p>
      <text:p text:style-name="Standard">Regiialdus de Chichem factus est maior et procuratori de Viriaco ad beneplacitu</text:p>
      <text:p text:style-name="Standard">capituli ita tame preter et ultra gagia sibi competentes racione hujusmodi procuratore solva</text:p>
      <text:p text:style-name="Standard">officiario anniversarum centum solidorum parisienses racione dicte majorie quolibet anno / et quod</text:p>
      <text:p text:style-name="Standard">possit substinere alium loco sui suis periculis et expensis quo ad majoriam</text:p>
      <text:p text:style-name="Standard">Concedatur certa medietis cujusdem domus / domus Dei parisiensis lli qui offert</text:p>
      <text:p text:style-name="Standard">Cfetum pro ipsa nisi infra viii dies apparverit plus offeires illo et quod interin</text:p>
      <text:p text:style-name="Standard">subhastet in ecclesia Sancti Mederici</text:p>
      <text:p text:style-name="Standard">Statutum et deliberatum est quod serviendim capituli possint et debeant ponere in</text:p>
      <text:p text:style-name="Standard">Cartere omnes ludentes ad pilam in claustro et portantes famum ad tralebe</text:p>
      <text:p text:style-name="Standard">juxta ipsum terrale et si non fuerunt serviende satus fortes ad hoc quod injungant sic ludere</text:p>
      <text:p text:style-name="Standard"><text:soft-page-break/>et portantis ad penam x s. per quemlibet solvendi quod reddatur se prisionarium statim</text:p>
      <text:p text:style-name="Standard">Carteribus capituli</text:p>
      <text:p text:style-name="Standard">Preceptum fuit domino P. Burgondi alteri curato Sancti Johannis Retendi quod infra</text:p>
      <text:p text:style-name="Standard">diem crastinam hora prandii faciat portari ad campos gravesium et fumam</text:p>
      <text:p text:style-name="Standard">sestence ane omns sua causeral vus pon auission serapum distibut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rie infirmo</text:p>
      <text:p text:style-name="Standard">Sy. succentore</text:p>
      <text:p text:style-name="Standard">J. de Pompadorio</text:p>
      <text:p text:style-name="Standard">J. de Karolay</text:p>
      <text:p text:style-name="Standard">B. de Chierno</text:p>
      <text:p text:style-name="Standard">L. d Mongeria</text:p>
      <text:p text:style-name="Standard">J. de Bordiy</text:p>
      <text:p text:style-name="Standard">R. de Lorriaco</text:p>
      <text:p text:style-name="Standard">P. Forteti</text:p>
      <text:p text:style-name="Standard">R. de Putheolis</text:p>
      <text:p text:style-name="Standard">J. de Guignicurte Chanteprims</text:p>
      <text:p text:style-name="Standard">J. Hue</text:p>
      <text:p text:style-name="Standard">T. Hocie</text:p>
      <text:p text:style-name="Standard">T. de Sancto Petro</text:p>
      <text:p text:style-name="Standard">G. Fedelli</text:p>
      <text:p text:style-name="Standard">N. de Ordeomonte</text:p>
      <text:p text:style-name="Standard">L. de Maignaco</text:p>
      <text:p text:style-name="Standard">R. de Dangello</text:p>
      <text:p text:style-name="Standard">N. Chaudart infirmo</text:p>
      <text:p text:style-name="Standard">P. de Castro pro present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edorio</text:p>
      <text:p text:style-name="Standard">J. de Karolay.</text:p>
      <text:p text:style-name="Standard">B. de Thierno</text:p>
      <text:p text:style-name="Standard">P. Forteti</text:p>
      <text:p text:style-name="Standard"><text:soft-page-break/>R. de Putheolis</text:p>
      <text:p text:style-name="Standard">T. de Sancto Petro</text:p>
      <text:p text:style-name="Standard">G. Fedelli</text:p>
      <text:p text:style-name="Standard">N. de Ordeomonte</text:p>
      <text:p text:style-name="Standard">T. Hocie</text:p>
      <text:p text:style-name="Standard">Ph. de Salione</text:p>
      <text:p text:style-name="Standard">J. Voignon</text:p>
      <text:p text:style-name="Standard">L. de Maignaco</text:p>
      <text:p text:style-name="Standard">R. de Dangello</text:p>
      <text:p text:style-name="Standard">N. Chaudart infirmo</text:p>
      <text:p text:style-name="Standard">Ja. Cosso</text:p>
      <text:p text:style-name="Standard">J. de Bordis</text:p>
      <text:p text:style-name="Standard">L. de Mongeria</text:p>
      <text:p text:style-name="Standard">J. de Soco</text:p>
      <text:p text:style-name="Standard">R. de Loriaco proprseo</text:p>
      <text:p text:style-name="Standard"/>
      <text:p text:style-name="Standard"/>
      <text:p text:style-name="Standard">=FRAN_0393_10731.tif=</text:p>
      <text:p text:style-name="Standard">&gt;&gt;&gt;&gt;&gt;&gt; numérotation &lt;&lt;&lt;&lt;&lt;&lt;&lt;</text:p>
      <text:p text:style-name="Standard">Augustus</text:p>
      <text:p text:style-name="Standard">nonagesim secundo</text:p>
      <text:p text:style-name="Standard">o</text:p>
      <text:p text:style-name="Standard">18</text:p>
      <text:p text:style-name="Standard">&gt;&gt;&gt;&gt;&gt;&gt; Date &lt;&lt;&lt;&lt;&lt;&lt;&lt;</text:p>
      <text:p text:style-name="Standard">Anno predicto dielune post festum Sancti Sustaclii V. mensis iugusti presentibus dominis capitulantibus</text:p>
      <text:p text:style-name="Standard">P. decano</text:p>
      <text:p text:style-name="Standard">Anno predicto die mercurii post festum inventam Sancti Stephani estinales presentibus dominis capiculantibus</text:p>
      <text:p text:style-name="Standard">P. decano</text:p>
      <text:p text:style-name="Standard">&gt;&gt;&gt;&gt;&gt;&gt; block &lt;&lt;&lt;&lt;&lt;&lt;&lt;</text:p>
      <text:p text:style-name="Standard">Deliberatum est quod oblaciones misse processionalis ecclesie</text:p>
      <text:p text:style-name="Standard">parisiense celebrate in ecclesia Sancti Stephani de Gressibus parisiensis</text:p>
      <text:p text:style-name="Standard">In die invencionis dicti Sancti Stephani / per vicarium ecclesie parisiensis tunc</text:p>
      <text:p text:style-name="Standard">celebran dictam missam et macicotos ac clericos matutinaum dicte ecclesie</text:p>
      <text:p text:style-name="Standard">ipsus ad eos pertis</text:p>
      <text:p text:style-name="Standard"><text:soft-page-break/>parisiense tradite in depositis domino Egidio Magde capppellano in ecclesia</text:p>
      <text:p text:style-name="Standard">de Gressibus parisiensi canonicoque dicti loci / canonicis dicte ecclesie Sancti Stephani Resti</text:p>
      <text:p text:style-name="Standard">tuantur vigore quarumdem licterarum compositim capituli parisiensis quarum</text:p>
      <text:p text:style-name="Standard">Tenor talis est</text:p>
      <text:p text:style-name="Standard">Universis presentes litteras inspecturis. LDecanus Totam</text:p>
      <text:p text:style-name="Standard">que capitulum ecclesie Par.en ecernam in domino Salutem. Noverint</text:p>
      <text:p text:style-name="Standard">universi quod cum nos nostro et ecclesie parisiensis nomine haberemus et teneremus</text:p>
      <text:p text:style-name="Standard">quoddam jardinum sive plateam sitis ad capicium ecclesie</text:p>
      <text:p text:style-name="Standard">&gt;&gt;&gt;&gt;&gt;&gt; liste &lt;&lt;&lt;&lt;&lt;&lt;&lt;</text:p>
      <text:p text:style-name="Standard">G. archidiacono ecclesie ad audium ompotr</text:p>
      <text:p text:style-name="Standard">P. archidiacono Brie infirmo</text:p>
      <text:p text:style-name="Standard">Sy. succentore</text:p>
      <text:p text:style-name="Standard">P. Roberti</text:p>
      <text:p text:style-name="Standard">B. de Thierno</text:p>
      <text:p text:style-name="Standard">J. de Karolay</text:p>
      <text:p text:style-name="Standard">N. Chaudart</text:p>
      <text:p text:style-name="Standard">P. Forteti</text:p>
      <text:p text:style-name="Standard">L. de Mongeria</text:p>
      <text:p text:style-name="Standard">J. Hue</text:p>
      <text:p text:style-name="Standard">J. de Bordis</text:p>
      <text:p text:style-name="Standard">N. de Ordeomonte</text:p>
      <text:p text:style-name="Standard">G. Fedelli</text:p>
      <text:p text:style-name="Standard">T. de Sancto Petro</text:p>
      <text:p text:style-name="Standard">Ph. de Salione</text:p>
      <text:p text:style-name="Standard">J. de Guignicurte</text:p>
      <text:p text:style-name="Standard">L. de Maignaco</text:p>
      <text:p text:style-name="Standard">R. de Dangello</text:p>
      <text:p text:style-name="Standard">R. de Lorriaco pro presente</text:p>
      <text:p text:style-name="Standard">J. de Soco pro presente</text:p>
      <text:p text:style-name="Standard">J. de Pompedorio</text:p>
      <text:p text:style-name="Standard">P. de Castro</text:p>
      <text:p text:style-name="Standard">J. Voignon</text:p>
      <text:p text:style-name="Standard">G. archidiacono ecclesie</text:p>
      <text:p text:style-name="Standard">P. Archidiacono Brie infirmo</text:p>
      <text:p text:style-name="Standard">Sy. succentore</text:p>
      <text:p text:style-name="Standard">P. Roberti</text:p>
      <text:p text:style-name="Standard"><text:soft-page-break/>J. de Pompadorio</text:p>
      <text:p text:style-name="Standard">J. de Soco</text:p>
      <text:p text:style-name="Standard">P. Fereteti</text:p>
      <text:p text:style-name="Standard">SStephani</text:p>
      <text:p text:style-name="Standard">B. de Thierno</text:p>
      <text:p text:style-name="Standard">R. de Putheolis</text:p>
      <text:p text:style-name="Standard">L. de Mongeria</text:p>
      <text:p text:style-name="Standard">J. de Boldis</text:p>
      <text:p text:style-name="Standard">N. de Ordeomonte</text:p>
      <text:p text:style-name="Standard">T. Bocie</text:p>
      <text:p text:style-name="Standard">J. de Bordis</text:p>
      <text:p text:style-name="Standard">J. de Guignicurte</text:p>
      <text:p text:style-name="Standard">L. de Maignaco</text:p>
      <text:p text:style-name="Standard">R. de Dangello</text:p>
      <text:p text:style-name="Standard">N. Chaudart infirmo</text:p>
      <text:p text:style-name="Standard">R. de Lorriaco pro</text:p>
      <text:p text:style-name="Standard">ed</text:p>
      <text:p text:style-name="Standard"/>
      <text:p text:style-name="Standard"/>
      <text:p text:style-name="Standard">=FRAN_0393_10732.tif=</text:p>
      <text:p text:style-name="Standard">&gt;&gt;&gt;&gt;&gt;&gt; entrée &lt;&lt;&lt;&lt;&lt;&lt;&lt;</text:p>
      <text:p text:style-name="Standard">io</text:p>
      <text:p text:style-name="Standard">cCC</text:p>
      <text:p text:style-name="Standard">&gt;&gt;&gt;&gt;&gt;&gt; block &lt;&lt;&lt;&lt;&lt;&lt;&lt;</text:p>
      <text:p text:style-name="Standard">Sancti Stephani de Gressibus circa eandem ecclesiam ac percipemus annis singulis</text:p>
      <text:p text:style-name="Standard">induobus festis Beati Stephani prothomartiris in hyeme videlicet et estate medietatem</text:p>
      <text:p text:style-name="Standard">oblacionum omnium que offerebantur in eadem ecclesia ad altare Nos de omti assensu</text:p>
      <text:p text:style-name="Standard">in capitulo parisiensis habito / considerata nostra et ecclesie nostre utilitate dictum jardinum</text:p>
      <text:p text:style-name="Standard">sive platea et medietatem oblacionum ipsarum ad nos ut dictum est pertinencium / ecclesie</text:p>
      <text:p text:style-name="Standard">beati Stephani predicti et ejusdem ecclesie canenicis ipsius ecclesie nomine omnins remisimus et</text:p>
      <text:p text:style-name="Standard">quictavimus in futurum et adhuc remittimus et quittamus promittentes de con</text:p>
      <text:p text:style-name="Standard">sensu unanim quod contra quictacionem et remissionem hujusmodi per nos sive per alios jure</text:p>
      <text:p text:style-name="Standard">aliquo sive racione quacumque nullatenus veniemus et quod dictos canonicum seu successores eorum</text:p>
      <text:p text:style-name="Standard">Cos</text:p>
      <text:p text:style-name="Standard">futuros canonicos ecclesie ejusdem Sancti Stephani / occasione jardini sive platee predictis aut</text:p>
      <text:p text:style-name="Standard">oblacionum ipsarum per nos sive per alios de cetero nullatenus impetemus / salva</text:p>
      <text:p text:style-name="Standard"><text:soft-page-break/>nobis et ecclesie parisiensis processione more solito facienda et jure nobis debito pro</text:p>
      <text:p text:style-name="Standard">eadem ab eisdem canonicio Sancti Stephani reddendo ad ecclesiam Sancti Stephani predicti invencio</text:p>
      <text:p text:style-name="Standard">ne ejusdem Sancti Stephani prout hactenus in ipsa ecclesia fieri consuevit In quorum omnium</text:p>
      <text:p text:style-name="Standard">recompensacionem prefati canonici Sancti Stephani predicti et successores eorum futuri ejusdem</text:p>
      <text:p text:style-name="Standard">ecclesie canonici sex libras parisiensi / annui redditus videlicet quatuor libraus parisiensis in festo</text:p>
      <text:p text:style-name="Standard">beati Stephani quod est in crastino nativitatis domini et quadraginta solidorum Par. in invencione ejusdem</text:p>
      <text:p text:style-name="Standard">sancti nobis et successoribus nostris / et ecclesie parisiensis annis singulis solvere tenebuntur. In</text:p>
      <text:p text:style-name="Standard">cujus rei testimonium et perpetuam rei memoriam sigillum nostrum presentibus litteris</text:p>
      <text:p text:style-name="Standard">Mo</text:p>
      <text:p text:style-name="Standard">duximus apponendum Actum et datum in capitulo parisiensi anno domini mi° ducentorim</text:p>
      <text:p text:style-name="Standard">quinquagesimo septimo die jovis proxima ante purificacionem beate Marie virginis</text:p>
      <text:p text:style-name="Standard">Deliberatum est quod per me tradentur domino Laurencio de Mongeria canonicuo et Ca</text:p>
      <text:p text:style-name="Standard">merario clerico ecclesie parisiensis lxx. libs et xix s. par. quos et quas habeo de pecunia</text:p>
      <text:p text:style-name="Standard">bonorum deffunctus magistri Johannis de Hamo condam canonici curati Sancti Johannis Rotondi in</text:p>
      <text:p text:style-name="Standard">ecclesia parisiensis pro repparacionibus domus claustralis que fuit dicti deffuncti et nunc</text:p>
      <text:p text:style-name="Standard">est domini Petri Burgondi successoris dicti domini Johannis in beneficio et domo predictis</text:p>
      <text:p text:style-name="Standard">Agidius Tinice et Gaufridus de Molinis clerici prisionarii elargiti emendum</text:p>
      <text:p text:style-name="Standard">id quod fuerunt repperti ludentes ad pilam in claustro parisiensis / preter et contra sta</text:p>
      <text:p text:style-name="Standard">tutum ecclesie Et fuit eis remissa emenda que juventiis et ignorantes sunt</text:p>
      <text:p text:style-name="Standard"/>
      <text:p text:style-name="Standard"/>
      <text:p text:style-name="Standard">=FRAN_0393_10733.tif=</text:p>
      <text:p text:style-name="Standard">&gt;&gt;&gt;&gt;&gt;&gt; numérotation &lt;&lt;&lt;&lt;&lt;&lt;&lt;</text:p>
      <text:p text:style-name="Standard">Augustus</text:p>
      <text:p text:style-name="Standard">nog</text:p>
      <text:p text:style-name="Standard">o8.</text:p>
      <text:p text:style-name="Standard">5</text:p>
      <text:p text:style-name="Standard">&gt;&gt;&gt;&gt;&gt;&gt; Date &lt;&lt;&lt;&lt;&lt;&lt;&lt;</text:p>
      <text:p text:style-name="Standard">Anno predicto diedeneis in vigilia Sancti Laurencii Presentibus dominis capitulantibus</text:p>
      <text:p text:style-name="Standard">Anno predicto die june post Laurencium xii augusti presentibus dominis capitulantbus</text:p>
      <text:p text:style-name="Standard">&gt;&gt;&gt;&gt;&gt;&gt; block &lt;&lt;&lt;&lt;&lt;&lt;&lt;</text:p>
      <text:p text:style-name="Standard">cus</text:p>
      <text:p text:style-name="Standard">Magister Robertus de Hamello canonicis ecclesie Sancti Sepulcri</text:p>
      <text:p text:style-name="Standard">parisiensis auditis promotore et parte lesa fuit declaratus</text:p>
      <text:p text:style-name="Standard">excomuicatus per capitulum a canone propter injectionem magistr</text:p>
      <text:p text:style-name="Standard"><text:soft-page-break/>nium in natalem pulcri clericum dicte ecclesie Sepulcri</text:p>
      <text:p text:style-name="Standard">Et Emendavit dictam injectionem que fuit le</text:p>
      <text:p text:style-name="Standard">nis et eciam ebrietatis suas que emenda fuit</text:p>
      <text:p text:style-name="Standard">taxata ad hoc quod non bibat de cetero viium sine aque</text:p>
      <text:p text:style-name="Standard">et fuit absolius per dominum decanum</text:p>
      <text:p text:style-name="Standard">Et quo ad questionem iiior solidorum visa fundacotatis resesetus</text:p>
      <text:p text:style-name="Standard">pondebitur et providebut</text:p>
      <text:p text:style-name="Standard">&gt;&gt;&gt;&gt;&gt;&gt; liste &lt;&lt;&lt;&lt;&lt;&lt;&lt;</text:p>
      <text:p text:style-name="Standard">.Decano</text:p>
      <text:p text:style-name="Standard">H. cantore</text:p>
      <text:p text:style-name="Standard">G. archidiacono ecclesie pro presente</text:p>
      <text:p text:style-name="Standard">P. archidiacono Brie infirmo</text:p>
      <text:p text:style-name="Standard">Sy. succentore</text:p>
      <text:p text:style-name="Standard">J. de Pompedorio</text:p>
      <text:p text:style-name="Standard">L. de Mongeria</text:p>
      <text:p text:style-name="Standard">P. Forteti</text:p>
      <text:p text:style-name="Standard">J. Hue</text:p>
      <text:p text:style-name="Standard">G. Fedelli</text:p>
      <text:p text:style-name="Standard">N. de Ordeomonte</text:p>
      <text:p text:style-name="Standard">Ph. de Salione</text:p>
      <text:p text:style-name="Standard">J. de Guignicurte</text:p>
      <text:p text:style-name="Standard">J. Voignon</text:p>
      <text:p text:style-name="Standard">L. de Maignaco</text:p>
      <text:p text:style-name="Standard">R. de Dangello</text:p>
      <text:p text:style-name="Standard">R. de Putheolis</text:p>
      <text:p text:style-name="Standard">J. de Bordis</text:p>
      <text:p text:style-name="Standard">P. de Castro</text:p>
      <text:p text:style-name="Standard">T. de Sancto Petro</text:p>
      <text:p text:style-name="Standard">N. Chaudart infirmo</text:p>
      <text:p text:style-name="Standard">J. de Soco pro presente</text:p>
      <text:p text:style-name="Standard">R. de Lorriaco pro presente</text:p>
      <text:p text:style-name="Standard">T. Hocie</text:p>
      <text:p text:style-name="Standard">J. de Karolay.</text:p>
      <text:p text:style-name="Standard">P. Decano</text:p>
      <text:p text:style-name="Standard">3</text:p>
      <text:p text:style-name="Standard">R. Archidiacono ecclesie</text:p>
      <text:p text:style-name="Standard"><text:soft-page-break/>.H. Cantore</text:p>
      <text:p text:style-name="Standard">L. de Mongeria</text:p>
      <text:p text:style-name="Standard">J. Hue</text:p>
      <text:p text:style-name="Standard">J. de Pompedorio</text:p>
      <text:p text:style-name="Standard">T. Houcie</text:p>
      <text:p text:style-name="Standard">J. de Soco</text:p>
      <text:p text:style-name="Standard">R. de Putheolis</text:p>
      <text:p text:style-name="Standard">N. de Ordeomonte</text:p>
      <text:p text:style-name="Standard">G. Fedelli</text:p>
      <text:p text:style-name="Standard">R. de Dangello</text:p>
      <text:p text:style-name="Standard">P. Forteti</text:p>
      <text:p text:style-name="Standard">R. de Lorriaco</text:p>
      <text:p text:style-name="Standard">J. de Bordis</text:p>
      <text:p text:style-name="Standard">P. de Salion</text:p>
      <text:p text:style-name="Standard"/>
      <text:p text:style-name="Standard"/>
      <text:p text:style-name="Standard">=FRAN_0393_10734.tif=</text:p>
      <text:p text:style-name="Standard">&gt;&gt;&gt;&gt;&gt;&gt; date &lt;&lt;&lt;&lt;&lt;&lt;&lt;</text:p>
      <text:p text:style-name="Standard">nno predicto die mercurii in vigilia Assumpacionis Beate man vigiti presentibus dominis capitulantbus</text:p>
      <text:p text:style-name="Standard">Anno domini predicto die veneris post Assumpcionem beate Mrvurginis presentibus dominis capitulantibus</text:p>
      <text:p text:style-name="Standard">&gt;&gt;&gt;&gt;&gt;&gt; block &lt;&lt;&lt;&lt;&lt;&lt;&lt;</text:p>
      <text:p text:style-name="Standard">Stephanus Broeti qui accepit ad firmam Torcular mandeti</text:p>
      <text:p text:style-name="Standard">dixit quod nichil petebat nec volebat petere in vindemia vi</text:p>
      <text:p text:style-name="Standard">nearum dicti mandeti presentbs anni / et quod dicta vindemia non erat</text:p>
      <text:p text:style-name="Standard">de firma sua</text:p>
      <text:p text:style-name="Standard">Dominus Robertus Mercerii factus est vicarius Sancti Mederis</text:p>
      <text:p text:style-name="Standard">pro magistro Guillelmo Brunelli canonico dicti loci ad presentatm canonici ancti</text:p>
      <text:p text:style-name="Standard">loci / absenti predicto magistro Guillelmi</text:p>
      <text:p text:style-name="Standard">Scribatur Regnardo de Chicheny quod ipse sit hic in capitulo</text:p>
      <text:p text:style-name="Standard">presenti hora capituli infra octo dies quia capitulum habet conferre con</text:p>
      <text:p text:style-name="Standard">eo super aliquibus et quod ipse defferat secum / vines papiros antiquis</text:p>
      <text:p text:style-name="Standard">et novos tangentes preposituram</text:p>
      <text:p text:style-name="Standard">Regnardus de Chincheny / de Viriaco in Viromendia olim preposie</text:p>
      <text:p text:style-name="Standard">ibidem presens in presenti capitulo dixit quod non erat necsesarium eum facere</text:p>
      <text:p text:style-name="Standard">citari in requestis palacii sicut fueras promo parte ecclesie parisiensi nam</text:p>
      <text:p text:style-name="Standard"><text:soft-page-break/>paratus erat et paratum se offerebat stare juri coram ipso capitulo</text:p>
      <text:p text:style-name="Standard">Supplicans quod non procedetur contra cum nisi hic cum paratus esset facere</text:p>
      <text:p text:style-name="Standard">quicquid per ipsum capitulum videbitur faciendum per eum</text:p>
      <text:p text:style-name="Standard">Et fuit mandatum sibi quod a dominica proxima in octo dm tradat preposito dicti loci</text:p>
      <text:p text:style-name="Standard">bene et fideliter omnes papiros qus habet et habere debet de redditibus et juribus</text:p>
      <text:p text:style-name="Standard">dicte prepositure quos papiros recusaverat tradere / prout propositum fuit hontr eum</text:p>
      <text:p text:style-name="Standard">per magistrum J. de Soco officialis ecclesie parisiensis</text:p>
      <text:p text:style-name="Standard">Propositum eciam fuit contra eum quod per culpam suam non recollegit ncn recepit A domina</text:p>
      <text:p text:style-name="Standard">ducissa antiqua Aurelalinis xx s. redditus quos debet quolibet ano / ad quod resfpondum quod non</text:p>
      <text:p text:style-name="Standard">potuit inde habere aliquid et quod nichil fuit inde receptum a xxxiii anio</text:p>
      <text:p text:style-name="Standard">citre</text:p>
      <text:p text:style-name="Standard">temetsts super deffectus agrorum refert se ad laboratores et de deffectu bladi</text:p>
      <text:p text:style-name="Standard">promisit solvere quicquid laborat super hoc dicent eciam quo ad calmam et</text:p>
      <text:p text:style-name="Standard">ture murorum refert se ad illos que croperturam fecerunt / et eciam que ad aliu</text:p>
      <text:p text:style-name="Standard">opera ad alios operarios et respondtum ad objecta dixit quod bene scit quod non tab</text:p>
      <text:p text:style-name="Standard">solvit in dictis operibus sicut pro ipsis recepit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L. de Mongeria</text:p>
      <text:p text:style-name="Standard">J. de Pompadorio</text:p>
      <text:p text:style-name="Standard">Ar. Jausserandi</text:p>
      <text:p text:style-name="Standard">J. de Karolay</text:p>
      <text:p text:style-name="Standard">J. de Soco</text:p>
      <text:p text:style-name="Standard">P. Forteti</text:p>
      <text:p text:style-name="Standard">J. Hue</text:p>
      <text:p text:style-name="Standard">R. de Putheolis</text:p>
      <text:p text:style-name="Standard">J. de Bordis</text:p>
      <text:p text:style-name="Standard">N. de Ordeomonte</text:p>
      <text:p text:style-name="Standard">J. Voignon</text:p>
      <text:p text:style-name="Standard">T. de Sancto Petro}</text:p>
      <text:p text:style-name="Standard">Ph. de Salione</text:p>
      <text:p text:style-name="Standard">T. Hocie</text:p>
      <text:p text:style-name="Standard"><text:soft-page-break/>G. Fedelli</text:p>
      <text:p text:style-name="Standard">L. de Maignaco</text:p>
      <text:p text:style-name="Standard">R. de Dangello</text:p>
      <text:p text:style-name="Standard">R. de Lorriaco pro presente</text:p>
      <text:p text:style-name="Standard">N. Chaudart infirmo</text:p>
      <text:p text:style-name="Standard">Ja. Cosson</text:p>
      <text:p text:style-name="Standard">P. de Castro pro presente</text:p>
      <text:p text:style-name="Standard">P. decano</text:p>
      <text:p text:style-name="Standard">H. cantore</text:p>
      <text:p text:style-name="Standard">P. archidiacono Brie infirmo</text:p>
      <text:p text:style-name="Standard">Sy. succentore</text:p>
      <text:p text:style-name="Standard">J. de Pompedorio</text:p>
      <text:p text:style-name="Standard">Ar. Jausserandi</text:p>
      <text:p text:style-name="Standard">J. de Karolay</text:p>
      <text:p text:style-name="Standard">J. de Soco</text:p>
      <text:p text:style-name="Standard">P. Forteti</text:p>
      <text:p text:style-name="Standard">L. de Mongeria</text:p>
      <text:p text:style-name="Standard">J. Hue</text:p>
      <text:p text:style-name="Standard">R. de Putheolis</text:p>
      <text:p text:style-name="Standard">J. de Bordis</text:p>
      <text:p text:style-name="Standard">Ph. de Salione</text:p>
      <text:p text:style-name="Standard">N. de Ordeoimonte</text:p>
      <text:p text:style-name="Standard">G. Fedelli</text:p>
      <text:p text:style-name="Standard">J. Voignon</text:p>
      <text:p text:style-name="Standard">J. Chanteprime</text:p>
      <text:p text:style-name="Standard">T. Hocie</text:p>
      <text:p text:style-name="Standard">L. de Maignaco</text:p>
      <text:p text:style-name="Standard"/>
      <text:p text:style-name="Standard"/>
      <text:p text:style-name="Standard">=FRAN_0393_10735.tif=</text:p>
      <text:p text:style-name="Standard">&gt;&gt;&gt;&gt;&gt;&gt; numérotation &lt;&lt;&lt;&lt;&lt;&lt;&lt;</text:p>
      <text:p text:style-name="Standard">ger</text:p>
      <text:p text:style-name="Standard">xi</text:p>
      <text:p text:style-name="Standard">2</text:p>
      <text:p text:style-name="Standard">&gt;&gt;&gt;&gt;&gt;&gt; Date &lt;&lt;&lt;&lt;&lt;&lt;&lt;</text:p>
      <text:p text:style-name="Standard">Augustus</text:p>
      <text:p text:style-name="Standard"><text:soft-page-break/>noge</text:p>
      <text:p text:style-name="Standard">Anno domini predicto die aue post Assumpcionem xix augusti presentibus dominis capitulantibus</text:p>
      <text:p text:style-name="Standard">Anno predicto die mercurii post Assumpcionem beate Marie xxi augusti presentibus dominis capitulantibus</text:p>
      <text:p text:style-name="Standard">&gt;&gt;&gt;&gt;&gt;&gt; block &lt;&lt;&lt;&lt;&lt;&lt;&lt;</text:p>
      <text:p text:style-name="Standard">Magister Stephanus Boussardi Succollector domini nostri pape</text:p>
      <text:p text:style-name="Standard">Cas</text:p>
      <text:p text:style-name="Standard">presentis et ostendaus in capitulo dominis capitulantibus / bullas a</text:p>
      <text:p text:style-name="Standard">imposicionis unius decime integre ac eciam processum inde emana</text:p>
      <text:p text:style-name="Standard">cum quequidem lictere fuerunt in dicto capitulo per dominum decanum alta</text:p>
      <text:p text:style-name="Standard">et intelligibili voce lecte et per quas ublt dominus noster predictus</text:p>
      <text:p text:style-name="Standard">dictam decimam solvi succollectoribus suis duobus termins equaliter</text:p>
      <text:p text:style-name="Standard">videlicet in festis Sancti Remigii et Purificacionis Beate Marie medieri</text:p>
      <text:p text:style-name="Standard">presentis anni / Datum dictarum bullarum est / Datum Avinon id</text:p>
      <text:p text:style-name="Standard">maii pontificiaus nostri anno xiiii / de quibus peciit instrmentum</text:p>
      <text:p text:style-name="Standard">Decanus H. Cantor L. de Mongeria Ph. de Salione</text:p>
      <text:p text:style-name="Standard">N. de Ordeomonte R. de Lorriaco sunt deputati super</text:p>
      <text:p text:style-name="Standard">facto arreragium et interfuit J. de Soco. N. Chaudart</text:p>
      <text:p text:style-name="Standard">J. Fabri Stephanus Johannis et G. Anglici hora tercia hic post</text:p>
      <text:p text:style-name="Standard">Prandium</text:p>
      <text:p text:style-name="Standard">Deputati sunt per capitulum R. de Lorriaco</text:p>
      <text:p text:style-name="Standard">J. Chanteprime Ja. Cosson / et archidiaconus ecclesie</text:p>
      <text:p text:style-name="Standard">si vult interesse / vel duo ipsorum ad tractam</text:p>
      <text:p text:style-name="Standard">dumcum illis de Sancto Benedicto</text:p>
      <text:p text:style-name="Standard">et ad referendu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N. de Ordeomonte</text:p>
      <text:p text:style-name="Standard">T. Houcie</text:p>
      <text:p text:style-name="Standard">L. de Mongeria</text:p>
      <text:p text:style-name="Standard">Ar. Jausserandi</text:p>
      <text:p text:style-name="Standard">R. de Lorriaco</text:p>
      <text:p text:style-name="Standard">J. de Soco</text:p>
      <text:p text:style-name="Standard"><text:soft-page-break/>T. de Sancto Petro</text:p>
      <text:p text:style-name="Standard">J. de Karolay</text:p>
      <text:p text:style-name="Standard">Ph. de Salione</text:p>
      <text:p text:style-name="Standard">J. de Bordis</text:p>
      <text:p text:style-name="Standard">R. de Dangello</text:p>
      <text:p text:style-name="Standard">J. Voignon</text:p>
      <text:p text:style-name="Standard">L. de Magnaco</text:p>
      <text:p text:style-name="Standard">J. de Pompedorio</text:p>
      <text:p text:style-name="Standard">G. Fedelli</text:p>
      <text:p text:style-name="Standard">N. Chaudart infirmo</text:p>
      <text:p text:style-name="Standard">P. de Castro pro presente</text:p>
      <text:p text:style-name="Standard">P. Decano</text:p>
      <text:p text:style-name="Standard">J. Cantore</text:p>
      <text:p text:style-name="Standard">G. archidiacono ecclesie</text:p>
      <text:p text:style-name="Standard">Archidiacono Brie infimo</text:p>
      <text:p text:style-name="Standard">Vicot Sy. Succenttore N. Chaudart infirmo</text:p>
      <text:p text:style-name="Standard">L. de Mongeria</text:p>
      <text:p text:style-name="Standard">J. de Soco pro presente</text:p>
      <text:p text:style-name="Standard">Y. Forteti</text:p>
      <text:p text:style-name="Standard">D. de Castro</text:p>
      <text:p text:style-name="Standard">D. P. de Putheolis</text:p>
      <text:p text:style-name="Standard">dTT. de Sancto Petro</text:p>
      <text:p text:style-name="Standard">J. de Bordis</text:p>
      <text:p text:style-name="Standard">R. de Puthoolis</text:p>
      <text:p text:style-name="Standard">N. de Ordeomonte</text:p>
      <text:p text:style-name="Standard">Ph. de Salione</text:p>
      <text:p text:style-name="Standard">G</text:p>
      <text:p text:style-name="Standard">Fedelli</text:p>
      <text:p text:style-name="Standard">de Pompedorio</text:p>
      <text:p text:style-name="Standard">J. de Karolay</text:p>
      <text:p text:style-name="Standard">Voignon</text:p>
      <text:p text:style-name="Standard">L. de Magnaco</text:p>
      <text:p text:style-name="Standard">R. de Lorriaco</text:p>
      <text:p text:style-name="Standard">T. Houcie</text:p>
      <text:p text:style-name="Standard"/>
      <text:p text:style-name="Standard"/>
      <text:p text:style-name="Standard"><text:soft-page-break/>=FRAN_0393_10736.tif=</text:p>
      <text:p text:style-name="Standard">&gt;&gt;&gt;&gt;&gt;&gt; block &lt;&lt;&lt;&lt;&lt;&lt;&lt;</text:p>
      <text:p text:style-name="Standard">ApiALAM Venuras. Diei deneris in vigilia</text:p>
      <text:p text:style-name="Standard">Aesti Sancti Bartholomei apostoli anni Domini m. ccc. et nonati</text:p>
      <text:p text:style-name="Standard">secundi. In quo fuerunt subscripti domini capitulante di</text:p>
      <text:p text:style-name="Standard">Concorditer est electus in Camerarium clericum ecclesie Pars.s</text:p>
      <text:p text:style-name="Standard">N. de Ordeomonte canonicum Parisiensis</text:p>
      <text:p text:style-name="Standard">vel Php de Salioni eciam canonicus Parsiensis in casu etc. et die</text:p>
      <text:p text:style-name="Standard">lune proxima rpondebunt super hoc deliberate.</text:p>
      <text:p text:style-name="Standard">Deliberatum est quod archidiaconus ecclesie accedat ad dominum</text:p>
      <text:p text:style-name="Standard">cancellarium Francie / ut impetrent ab eo litteras</text:p>
      <text:p text:style-name="Standard">regias per quas possint fructus cappellanorum ecclesie</text:p>
      <text:p text:style-name="Standard">parisiensis non deserviencium capellaniis suis arrestari</text:p>
      <text:p text:style-name="Standard">N. de Ordeomonte et quod Tabula dictorum capellanorum renovetur et</text:p>
      <text:p text:style-name="Standard">ponantur in ea visitationis illi domini canonici presentes qui nulla</text:p>
      <text:p text:style-name="Standard">capellanis habent visitais</text:p>
      <text:p text:style-name="Standard">d</text:p>
      <text:p text:style-name="Standard">Anno et die predictis hora tertiarum in loco Barre ecclesie parisiensis coram magiontri</text:p>
      <text:p text:style-name="Standard">deceros x</text:p>
      <text:p text:style-name="Standard">Pntet</text:p>
      <text:p text:style-name="Standard">Forteti canonico parisiensis ad infrascripta deputato Johannes Eschart clericus Emend</text:p>
      <text:p text:style-name="Standard">rebellionem per ipsum factam in ecclesia parisiensi videlicet in matutinis vigilie Assumpcionis</text:p>
      <text:p text:style-name="Standard">beate Marie virginis proximo preteris contra armigeros pro parte capituli parisiensis dictam ecclesiam custodem</text:p>
      <text:p text:style-name="Standard">volente eum ducere ad carceres dicti capituli / eo quod dicebatur ipsum furtivo hacuisse</text:p>
      <text:p text:style-name="Standard">ab uno ipsorum unam dagam / Et fuit elargitus per civitatem et diocesius Parsien et</text:p>
      <text:p text:style-name="Standard">juravit comparere singulis diebus sibi assignandis et primo a die crastilla in octo dii</text:p>
      <text:p text:style-name="Standard">hora terciarum ad penam C. l. p. et excomunicacionis / et stare jura cora</text:p>
      <text:p text:style-name="Standard">Et promisit Andieas Giffart cuvis parisiensis et Guillemeta matir dictus pristonarii fidem</text:p>
      <text:p text:style-name="Standard">eum reducere etc. sub pena xx l. per quemlibet et renuncianus etc. et specialiter dicta</text:p>
      <text:p text:style-name="Standard">matrus legi velayano etc. presentibus cantore Sancti Germaniiim et geolario capituli etc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<text:soft-page-break/>Sy. succentore</text:p>
      <text:p text:style-name="Standard">J. de Pompedorio</text:p>
      <text:p text:style-name="Standard">N. Chaudart</text:p>
      <text:p text:style-name="Standard">P. Forteti</text:p>
      <text:p text:style-name="Standard">J. de Soco</text:p>
      <text:p text:style-name="Standard">L. de Mongeria</text:p>
      <text:p text:style-name="Standard">R. de Putheolis</text:p>
      <text:p text:style-name="Standard">J. Chanteprime</text:p>
      <text:p text:style-name="Standard">G. Fedelli</text:p>
      <text:p text:style-name="Standard">J. Voignon</text:p>
      <text:p text:style-name="Standard">L. de Maignaco</text:p>
      <text:p text:style-name="Standard">Ph. de Salione</text:p>
      <text:p text:style-name="Standard">P. Roberti</text:p>
      <text:p text:style-name="Standard">R. de Dangello infirmo</text:p>
      <text:p text:style-name="Standard">e .</text:p>
      <text:p text:style-name="Standard">R. de Lorriaco pro presente</text:p>
      <text:p text:style-name="Standard">e Linalto</text:p>
      <text:p text:style-name="Standard">P. de Castro</text:p>
      <text:p text:style-name="Standard">T. de Sancto Petro</text:p>
      <text:p text:style-name="Standard"/>
      <text:p text:style-name="Standard"/>
      <text:p text:style-name="Standard">=FRAN_0393_10737.tif=</text:p>
      <text:p text:style-name="Standard">&gt;&gt;&gt;&gt;&gt;&gt; numérotation &lt;&lt;&lt;&lt;&lt;&lt;&lt;</text:p>
      <text:p text:style-name="Standard">G</text:p>
      <text:p text:style-name="Standard">cosecundo</text:p>
      <text:p text:style-name="Standard">5</text:p>
      <text:p text:style-name="Standard">&gt;&gt;&gt;&gt;&gt;&gt; Date &lt;&lt;&lt;&lt;&lt;&lt;&lt;</text:p>
      <text:p text:style-name="Standard">Augustus</text:p>
      <text:p text:style-name="Standard">Anno predicto dielume post Bertholomeu secunda dies capituli generalis presentibus dominis capitulantis</text:p>
      <text:p text:style-name="Standard">&gt;&gt;&gt;&gt;&gt;&gt; block &lt;&lt;&lt;&lt;&lt;&lt;&lt;</text:p>
      <text:p text:style-name="Standard">.</text:p>
      <text:p text:style-name="Standard">tus</text:p>
      <text:p text:style-name="Standard">Magister N. de Ordeomonte canoncu Parisiensis / pridie electus in</text:p>
      <text:p text:style-name="Standard">Camerarium clericum ecclesie parisiensis. Sponte sua gratenter</text:p>
      <text:p text:style-name="Standard">in se assumpsit dictum officium camere et juravit etc.</text:p>
      <text:p text:style-name="Standard"><text:soft-page-break/>magister Robertus de Lorriaco canonicui parisiensis solicitator cararum</text:p>
      <text:p text:style-name="Standard">us</text:p>
      <text:p text:style-name="Standard">R. de Lorriaco E palamenti renunciavit hujusmodi officio</text:p>
      <text:p text:style-name="Standard">Et fuit concorditer nominatus et electus ad hoc L. de Maigna</text:p>
      <text:p text:style-name="Standard">canonicum parisiensis qum juravit etc.</text:p>
      <text:p text:style-name="Standard">Dompius Guydo de Molinis monachas prioratus Sancti Martini</text:p>
      <text:p text:style-name="Standard">de Campis parisiensis vocatus et presens ad hoc in capitulo dixit et affir</text:p>
      <text:p text:style-name="Standard">mavit in consciencia sua / quod heri ipse Quivenerat ad ecclesiam</text:p>
      <text:p text:style-name="Standard">parisiensi causa celebrandi missam magnam dicte ecclesie / et incipiendi</text:p>
      <text:p text:style-name="Standard">ebdi dicti prioratus ut est moris / non potuit dicere dictam missam</text:p>
      <text:p text:style-name="Standard">causa cujusdam infirmitatis que sibi supervenit / et quod dominus Guillelmus</text:p>
      <text:p text:style-name="Standard">Anglici canonicus Sancti Dyonisii de Passu in ecclesia parisiensi ad preces suas</text:p>
      <text:p text:style-name="Standard">dixit dictam missam suplicaionm ut dictum capitulum pro malo non habens</text:p>
      <text:p text:style-name="Standard">hoc sibi indulgeret / quod fecit capitulum ipsum considerata predicta sua</text:p>
      <text:p text:style-name="Standard">excusacione</text:p>
      <text:p text:style-name="Standard">Memoriis loquendi cum P. clerico domini cantoris causa Colligendi</text:p>
      <text:p text:style-name="Standard">arreragi etc.</text:p>
      <text:p text:style-name="Standard">Item quod debet fieri unus liber de omnibus redditibus ecclesie etc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edorio</text:p>
      <text:p text:style-name="Standard">J. de Karolay</text:p>
      <text:p text:style-name="Standard">Ar. Jausserandi</text:p>
      <text:p text:style-name="Standard">L. de Mongeria</text:p>
      <text:p text:style-name="Standard">P. Prepositi</text:p>
      <text:p text:style-name="Standard">R. de Putheolis</text:p>
      <text:p text:style-name="Standard">J. de Bordis</text:p>
      <text:p text:style-name="Standard">J. Chanteprime</text:p>
      <text:p text:style-name="Standard">Ja. Cosson</text:p>
      <text:p text:style-name="Standard">G. Fedelli</text:p>
      <text:p text:style-name="Standard">Ph. de Salione</text:p>
      <text:p text:style-name="Standard">N. de Ordeomonte</text:p>
      <text:p text:style-name="Standard"><text:soft-page-break/>T. Hocie</text:p>
      <text:p text:style-name="Standard">J. Voignon</text:p>
      <text:p text:style-name="Standard">L. de Maignaco</text:p>
      <text:p text:style-name="Standard">J. de Soco</text:p>
      <text:p text:style-name="Standard">R. de Dangello</text:p>
      <text:p text:style-name="Standard">N. Chaudart infirmo</text:p>
      <text:p text:style-name="Standard">tardus P. Roberti</text:p>
      <text:p text:style-name="Standard">P. Forteti</text:p>
      <text:p text:style-name="Standard">P. de Custro pro presente</text:p>
      <text:p text:style-name="Standard"/>
      <text:p text:style-name="Standard"/>
      <text:p text:style-name="Standard">=FRAN_0393_10738.tif=</text:p>
      <text:p text:style-name="Standard">&gt;&gt;&gt;&gt;&gt;&gt; date &lt;&lt;&lt;&lt;&lt;&lt;&lt;</text:p>
      <text:p text:style-name="Standard">Anno predicto die martis post festum beati Btholomei apostoli xxvii augusti durinis</text:p>
      <text:p text:style-name="Standard">capitulo generali presentibus dominis</text:p>
      <text:p text:style-name="Standard">&gt;&gt;&gt;&gt;&gt;&gt; block &lt;&lt;&lt;&lt;&lt;&lt;&lt;</text:p>
      <text:p text:style-name="Standard">Deputati sunt ad audiendum compotis magistri puerorum</text:p>
      <text:p text:style-name="Standard">N. de Ordeomote et L. de Mongeria vel R. de Putheolis</text:p>
      <text:p text:style-name="Standard">Et dicatur sibi quod paret se ad computandum</text:p>
      <text:p text:style-name="Standard">Diliberatum est concorditer et ordinatum ac preceptu fuit</text:p>
      <text:p text:style-name="Standard">omnibus quorum interest quod quilibet qui non fecerit faciat fieri</text:p>
      <text:p text:style-name="Standard">repparaciones loci in quo fuit ultimo prebenda hinc ad festit</text:p>
      <text:p text:style-name="Standard">instans festum hyemale Sancti Martini / et quod si sit aliquis</text:p>
      <text:p text:style-name="Standard">Dicatur pro parte capituli personis ecclesie qui consueverunt</text:p>
      <text:p text:style-name="Standard">et debent celebrare magnas missas in ecclesia parisiensis</text:p>
      <text:p text:style-name="Standard">quod quilibet ipsorum dicat de profundt in exitu dicte magne</text:p>
      <text:p text:style-name="Standard">misse supra tumbam deffuncti archidiaconi Actrebatensis prout</text:p>
      <text:p text:style-name="Standard">alias fuit ordinatum</text:p>
      <text:p text:style-name="Standard">.</text:p>
      <text:p text:style-name="Standard">. Par</text:p>
      <text:p text:style-name="Standard">debens capam suam solvat eam infra instans festum</text:p>
      <text:p text:style-name="Standard">Sincti Martini dub pena amissious distribucionies suaru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<text:soft-page-break/>P. archidiacono Brie infirmo</text:p>
      <text:p text:style-name="Standard">Sy. succentore</text:p>
      <text:p text:style-name="Standard">P. Roberti</text:p>
      <text:p text:style-name="Standard">J. de Pompadorio</text:p>
      <text:p text:style-name="Standard">J. de Karolay</text:p>
      <text:p text:style-name="Standard">J. de Soco</text:p>
      <text:p text:style-name="Standard">P. Forteti</text:p>
      <text:p text:style-name="Standard">Ar. Jausserandi</text:p>
      <text:p text:style-name="Standard">R. de Lorriaco</text:p>
      <text:p text:style-name="Standard">L. de Mongeria</text:p>
      <text:p text:style-name="Standard">P. Prepositi</text:p>
      <text:p text:style-name="Standard">R. de Putheolis</text:p>
      <text:p text:style-name="Standard">J. de Sanctis</text:p>
      <text:p text:style-name="Standard">J. de Bordis</text:p>
      <text:p text:style-name="Standard">T. de Sancto Petro</text:p>
      <text:p text:style-name="Standard">N. de Ordeomonte</text:p>
      <text:p text:style-name="Standard">Ja. Cosson</text:p>
      <text:p text:style-name="Standard">G. Fedelli</text:p>
      <text:p text:style-name="Standard">J. Voignon</text:p>
      <text:p text:style-name="Standard">Ph. de Salione</text:p>
      <text:p text:style-name="Standard">L. de Maignaco pro present</text:p>
      <text:p text:style-name="Standard">N. Chaudart infirmo</text:p>
      <text:p text:style-name="Standard">R. de Dangello</text:p>
      <text:p text:style-name="Standard">T. Hocie</text:p>
      <text:p text:style-name="Standard">Po. de Castro pro presente</text:p>
      <text:p text:style-name="Standard"/>
      <text:p text:style-name="Standard"/>
      <text:p text:style-name="Standard">=FRAN_0393_10739.tif=</text:p>
      <text:p text:style-name="Standard">&gt;&gt;&gt;&gt;&gt;&gt; numérotation &lt;&lt;&lt;&lt;&lt;&lt;&lt;</text:p>
      <text:p text:style-name="Standard">Augustus</text:p>
      <text:p text:style-name="Standard">nonagesimo secundo</text:p>
      <text:p text:style-name="Standard">Me</text:p>
      <text:p text:style-name="Standard">xiii</text:p>
      <text:p text:style-name="Standard">2</text:p>
      <text:p text:style-name="Standard">&gt;&gt;&gt;&gt;&gt;&gt; Date &lt;&lt;&lt;&lt;&lt;&lt;&lt;</text:p>
      <text:p text:style-name="Standard"><text:soft-page-break/>Anno predicto die mercurii xxviiia augusti post festum beati Bertholomei apostoli durane capitulo generali</text:p>
      <text:p text:style-name="Standard">presentibus dominis capitulantibus</text:p>
      <text:p text:style-name="Standard">&gt;&gt;&gt;&gt;&gt;&gt; block &lt;&lt;&lt;&lt;&lt;&lt;&lt;</text:p>
      <text:p text:style-name="Standard">Preceptum fuit officiario stacionum quod nichil</text:p>
      <text:p text:style-name="Standard">quod nichil solvat matricularius laicis de stacionibus</text:p>
      <text:p text:style-name="Standard">quas consueverunt percipere nisi cum mandato capituli</text:p>
      <text:p text:style-name="Standard">Et similiter fuit preceptum Camerario clerico quod de</text:p>
      <text:p text:style-name="Standard">hiis que consueverunt percipere matricularii clerici</text:p>
      <text:p text:style-name="Standard">nichil solvat sive mandato capituli</text:p>
      <text:p text:style-name="Standard">Preceptum est domino Johanni de Villaribus quod de cetero</text:p>
      <text:p text:style-name="Standard">visitet quod pulsatores Campanarum amodo non</text:p>
      <text:p text:style-name="Standard">pulsant nisi ab aula in qua fuit solitum pul</text:p>
      <text:p text:style-name="Standard">sari et quod non ascendant supra dictam aulam etc.</text:p>
      <text:p text:style-name="Standard">Dicatur omnibus matriculariis clericis et laicis quod</text:p>
      <text:p text:style-name="Standard">die veneris proxima sint in capitulo auditis etc.</text:p>
      <text:p text:style-name="Standard">Videatur in papiru iiiix vi si magister J. de</text:p>
      <text:p text:style-name="Standard">Bordis solvit panem capituli.</text:p>
      <text:p text:style-name="Standard">die</text:p>
      <text:p text:style-name="Standard">&gt;&gt;&gt;&gt;&gt;&gt; liste &lt;&lt;&lt;&lt;&lt;&lt;&lt;</text:p>
      <text:p text:style-name="Standard">P. decano</text:p>
      <text:p text:style-name="Standard">Hh. Cantore pro presente qu male disposiis</text:p>
      <text:p text:style-name="Standard">G. archidiacono ecclesie</text:p>
      <text:p text:style-name="Standard">P. Archidiacono Brie infirmo</text:p>
      <text:p text:style-name="Standard">Sy. succentore</text:p>
      <text:p text:style-name="Standard">P. Roberti</text:p>
      <text:p text:style-name="Standard">J. de Pompedorio</text:p>
      <text:p text:style-name="Standard">N. Chaudart</text:p>
      <text:p text:style-name="Standard">J. de Karolay</text:p>
      <text:p text:style-name="Standard">P. Forteti</text:p>
      <text:p text:style-name="Standard">J. de Soco</text:p>
      <text:p text:style-name="Standard">Ar. Jausserandi</text:p>
      <text:p text:style-name="Standard">L. de Mongeria</text:p>
      <text:p text:style-name="Standard">R. de Lorriaco</text:p>
      <text:p text:style-name="Standard">P. Prepositi</text:p>
      <text:p text:style-name="Standard">R. de Putheolis</text:p>
      <text:p text:style-name="Standard"><text:soft-page-break/>N. Chaudart</text:p>
      <text:p text:style-name="Standard">J. de Sanctis</text:p>
      <text:p text:style-name="Standard">T. de Sancto Petro</text:p>
      <text:p text:style-name="Standard">N. de Ordeomonte</text:p>
      <text:p text:style-name="Standard">Ph. de Salione</text:p>
      <text:p text:style-name="Standard">Ja. Cosson</text:p>
      <text:p text:style-name="Standard">G. Fedelli</text:p>
      <text:p text:style-name="Standard">T. Hocie</text:p>
      <text:p text:style-name="Standard">J. Voignon</text:p>
      <text:p text:style-name="Standard">L. de Maignaco</text:p>
      <text:p text:style-name="Standard">R. de Dangello</text:p>
      <text:p text:style-name="Standard">J. de Bordis</text:p>
      <text:p text:style-name="Standard">P. de Castro pro presente</text:p>
      <text:p text:style-name="Standard"/>
      <text:p text:style-name="Standard"/>
      <text:p text:style-name="Standard">=FRAN_0393_10740.tif=</text:p>
      <text:p text:style-name="Standard">&gt;&gt;&gt;&gt;&gt;&gt; block &lt;&lt;&lt;&lt;&lt;&lt;&lt;</text:p>
      <text:p text:style-name="Standard">ma dominus episcopus parisiensi vult videre quo</text:p>
      <text:p text:style-name="Standard">modo tenetur ad ropparacionem campanarum et cordem</text:p>
      <text:p text:style-name="Standard">ac trabium et aliarum neccessariarum pro pulsacionum</text:p>
      <text:p text:style-name="Standard">dictarum campanarum deliberatum est quod ostendatur</text:p>
      <text:p text:style-name="Standard">dicto domino episcopo / amicabiliter quomodo ad predict</text:p>
      <text:p text:style-name="Standard">tenetur</text:p>
      <text:p text:style-name="Standard">Comparuerunt in capitulo domini Guillelmus Bellefame</text:p>
      <text:p text:style-name="Standard">Johannes Blain et Symon Hubelin et P. Prugereti</text:p>
      <text:p text:style-name="Standard">presbyteri matricularii clerici ecclesie parisiensis ad hoc vocati</text:p>
      <text:p text:style-name="Standard">Et eciam magister J. Barbitonsor Johannes Bucheti Jaquato</text:p>
      <text:p text:style-name="Standard">Berberius et P. Buticularius domini parisiensi episcopi / matricri</text:p>
      <text:p text:style-name="Standard">larii laici dicte ecclesie / et fuit eis injunctum et preceptum</text:p>
      <text:p text:style-name="Standard">v</text:p>
      <text:p text:style-name="Standard">expresse quod de cetero non defficiant in excercicio eorum offics</text:p>
      <text:p text:style-name="Standard">ciorum subjungendo quod si defecerint de cetero solveant per</text:p>
      <text:p text:style-name="Standard">stabilitam pro eorum deffunctiu / Et fuit preceptum Johanni Cailla</text:p>
      <text:p text:style-name="Standard">deputato ad scribendum et notandum deffuncti quod scribat a</text:p>
      <text:p text:style-name="Standard">modo et notet deffunctui predictos et pena irremissibiliter ab</text:p>
      <text:p text:style-name="Standard">eis exigensis</text:p>
      <text:p text:style-name="Standard"><text:soft-page-break/>Preceptum fuit predicto domino Petro Prugereti quod infra octo dies adducat sufficientu</text:p>
      <text:p text:style-name="Standard">fidejussorem cum ille quem dedit non sufficiat / ad quod respondit quod faciet libenter id ad quod</text:p>
      <text:p text:style-name="Standard">nebitur racionabiliter / et quod fidejussor per cum datus bene sufficiene Et deinde</text:p>
      <text:p text:style-name="Standard">predigt</text:p>
      <text:p text:style-name="Standard">Quia predictus dominus P. Prugereti asserebat fecisse citari coram preposito parisiensis m</text:p>
      <text:p text:style-name="Standard">barbitonsorem contra privilegi ecclesie / inhibitum fuit sibi ad penam C. librais et excusat me</text:p>
      <text:p text:style-name="Standard">de cetero trahat aliquem de matricularis laicis e coram dicto preposito Par. vel aliquo alio iudici</text:p>
      <text:p text:style-name="Standard">seculari iaiia prejudicium juridiconem ecclesie cum dicti matricularii sint exempti specialiter et exper</text:p>
      <text:p text:style-name="Standard">a jurisicionem dicti prepositi paris.e Sipit eciam idem dominus Pa. quod nunquam jaceret in ecclesia parisiens</text:p>
      <text:p text:style-name="Standard">Donec injuria sibi factatu e emimendaretur eidem</text:p>
      <text:p text:style-name="Standard">oncorditer est nominatus et electus in promotris capituli ecclesie parisiensis provonetus de Fageto</text:p>
      <text:p text:style-name="Standard">usque ad beneplacitum dicti capituli / qui Yynonetus veniet die crastina ad prestandum solitum juris</text:p>
      <text:p text:style-name="Standard">Amodo scribatur in libro capituli juramenta que prestabunt singuli recipiente de verbo ad verbum</text:p>
      <text:p text:style-name="Standard">Placet capitulo / quod prior de Maignaco sine fidejussu habeat illam domum Sancti Stephani de Gressis</text:p>
      <text:p text:style-name="Standard">Parisien quam inhabitis / prout canonici dicti loci eam sibi tradideri quia exhibuit litteras licenciat sui abis</text:p>
      <text:p text:style-name="Standard">per quas potest se obligare que lictere incorporabunt in licteris obligatonis quas faciet super reparaciones et aliis</text:p>
      <text:p text:style-name="Standard">dicatur olim promotas quod det novo camerario omnes emendini taxatis non solutis et taxandi</text:p>
      <text:p text:style-name="Standard">Et Camerario antiquo taxatis et receptis</text:p>
      <text:p text:style-name="Standard">&gt;&gt;&gt;&gt;&gt;&gt; liste &lt;&lt;&lt;&lt;&lt;&lt;&lt;</text:p>
      <text:p text:style-name="Standard">P. decano</text:p>
      <text:p text:style-name="Standard">H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P. Roberti</text:p>
      <text:p text:style-name="Standard">J. de Pompedorio</text:p>
      <text:p text:style-name="Standard">R. de Lorriaco</text:p>
      <text:p text:style-name="Standard">J. de Karolay</text:p>
      <text:p text:style-name="Standard">J. de Soco</text:p>
      <text:p text:style-name="Standard">P. Fortoti</text:p>
      <text:p text:style-name="Standard">Ar. Jausserandi</text:p>
      <text:p text:style-name="Standard">L. de Mongeria</text:p>
      <text:p text:style-name="Standard">P. Prepositi</text:p>
      <text:p text:style-name="Standard"><text:soft-page-break/>R. de Putheolis</text:p>
      <text:p text:style-name="Standard">J. de Bordis</text:p>
      <text:p text:style-name="Standard">N. de Ordeomonte</text:p>
      <text:p text:style-name="Standard">Ph. de Salione</text:p>
      <text:p text:style-name="Standard">Ja. Cosson</text:p>
      <text:p text:style-name="Standard">T. Hocie</text:p>
      <text:p text:style-name="Standard">J. Chanteprime</text:p>
      <text:p text:style-name="Standard">G. Fedelli</text:p>
      <text:p text:style-name="Standard">J. Voignon</text:p>
      <text:p text:style-name="Standard">L. de Maignaco pro presente</text:p>
      <text:p text:style-name="Standard">N. Chaudart infirmo</text:p>
      <text:p text:style-name="Standard">J. de Biso</text:p>
      <text:p text:style-name="Standard">J. de Castro pro prest</text:p>
      <text:p text:style-name="Standard">eciam</text:p>
      <text:p text:style-name="Standard"/>
      <text:p text:style-name="Standard"/>
      <text:p text:style-name="Standard">=FRAN_0393_10741.tif=</text:p>
      <text:p text:style-name="Standard">&gt;&gt;&gt;&gt;&gt;&gt; numérotation &lt;&lt;&lt;&lt;&lt;&lt;&lt;</text:p>
      <text:p text:style-name="Standard">Augustus</text:p>
      <text:p text:style-name="Standard">xiiii</text:p>
      <text:p text:style-name="Standard">8</text:p>
      <text:p text:style-name="Standard">22</text:p>
      <text:p text:style-name="Standard">&gt;&gt;&gt;&gt;&gt;&gt; Date &lt;&lt;&lt;&lt;&lt;&lt;&lt;</text:p>
      <text:p text:style-name="Standard">109</text:p>
      <text:p text:style-name="Standard">Anno predicto die deneris post decolacionem Sancti Johannis Baptiste presentibus dominis capitulantibus</text:p>
      <text:p text:style-name="Standard">&gt;&gt;&gt;&gt;&gt;&gt; block &lt;&lt;&lt;&lt;&lt;&lt;&lt;</text:p>
      <text:p text:style-name="Standard">Resignato promotorie Officio per. N. Charionis</text:p>
      <text:p text:style-name="Standard">Yvo de Fageto pridie electus et nominatus in</text:p>
      <text:p text:style-name="Standard">promotore / fuit receptus et juravit in forma</text:p>
      <text:p text:style-name="Standard">videlicet honorem et reveranciam ac obediantiu capitulo et</text:p>
      <text:p text:style-name="Standard">non gravare subditos indebite nec parcere alicui</text:p>
      <text:p text:style-name="Standard">puniendo racionabiliter et quod causas incipiendus</text:p>
      <text:p text:style-name="Standard">nnon dimictet / sed eas deducet ad finem / nisi jussu</text:p>
      <text:p text:style-name="Standard">capituli contrarium mandantis eidem / et quod solicite</text:p>
      <text:p text:style-name="Standard">excercebit officium suum et moram faciet prope ecclesiam</text:p>
      <text:p text:style-name="Standard"><text:soft-page-break/>in aliquo loco ubi poterit repperiri</text:p>
      <text:p text:style-name="Standard">Dominus Johannes Moqueti Emeldavit injurias per eu</text:p>
      <text:p text:style-name="Standard">dictas Johanni Cailleti / quia notabat deffunct suos prout</text:p>
      <text:p text:style-name="Standard">sibi incumbebat ex officio suo / et fuit sibi moqueto</text:p>
      <text:p text:style-name="Standard">preceptu et inhibitum quod de cetero non dicat nec faciat</text:p>
      <text:p text:style-name="Standard">prisentr. J. aliquam injuriam</text:p>
      <text:p text:style-name="Standard">ect Guillelmus de Alneolo fuit receptus ad</text:p>
      <text:p text:style-name="Standard">prebendam parisiensies qua tenebat deffunctus J. Poterii et</text:p>
      <text:p text:style-name="Standard">Dan</text:p>
      <text:p text:style-name="Standard">fuit installatus in ecclesia per dominum cantorem et habuit</text:p>
      <text:p text:style-name="Standard">hocum in capitulo presentibus magistro P. Roberti canonico a</text:p>
      <text:p text:style-name="Standard">r</text:p>
      <text:p text:style-name="Standard">domino Dyonisio regis cappellano in ecclesia Par.</text:p>
      <text:p text:style-name="Standard">ad pluribus aliis testius / et solvit dictus magister G.</text:p>
      <text:p text:style-name="Standard">decem franc pro jocundo adventu et dedit fideiuss pro capua</text:p>
      <text:p text:style-name="Standard">dburcho G de Lrteraset frut receptus auctoritate licterarum apostolicarum et regis ac</text:p>
      <text:p text:style-name="Standard">dominum cantorem parisiense Et eciam juravit in forma consueta</text:p>
      <text:p text:style-name="Standard">quost tu cu du n progessetis ad nominacionem regiam et est data dictarum</text:p>
      <text:p text:style-name="Standard">licterarum regi. Datum apud Montempessulanum xvii</text:p>
      <text:p text:style-name="Standard">die mensis novembris anno domini m° ccc ogtuagesio nonno</text:p>
      <text:p text:style-name="Standard">Et regni nostri decimo et data bullarum apostolicarum Datum Annuo</text:p>
      <text:p text:style-name="Standard">viii° idus novembris pontificaus nostri anno xii° catrs processius</text:p>
      <text:p text:style-name="Standard">Datum et actum in domo habitacionis nostre sita in vico srpe</text:p>
      <text:p text:style-name="Standard">tis anno Domini mllsimo ccc nonagesimo indictione xiii die xiii</text:p>
      <text:p text:style-name="Standard">mensis aprilis pontifiatus etc. anno xii°</text:p>
      <text:p text:style-name="Standard">tus</text:p>
      <text:p text:style-name="Standard">Quia magister Johannes Poterii quondam canonicus parisiensis migravit ad dominum deputati sunt</text:p>
      <text:p text:style-name="Standard">agistri Jacobus Cosson et Robertus d Lorriaco canonici parisiensis ad visitandum domum claustrale</text:p>
      <text:p text:style-name="Standard">dicti magistri Johannis quam inhabitat titulo locati archidiaconus parisiensis et videndum que reparaciones</text:p>
      <text:p text:style-name="Standard">sunt ibidem neccessarius una cum magistris in talibus expert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<text:soft-page-break/>P. Roberti</text:p>
      <text:p text:style-name="Standard">J. de Pompedorio</text:p>
      <text:p text:style-name="Standard">L. de Mongeria</text:p>
      <text:p text:style-name="Standard">J. de Karolay</text:p>
      <text:p text:style-name="Standard">R. de Lorriaco</text:p>
      <text:p text:style-name="Standard">P. Forteti onpe c</text:p>
      <text:p text:style-name="Standard">P. Prepositi</text:p>
      <text:p text:style-name="Standard">R. de Putheolis</text:p>
      <text:p text:style-name="Standard">J. de Bordis</text:p>
      <text:p text:style-name="Standard">G. Fedelli</text:p>
      <text:p text:style-name="Standard">P. de Castro</text:p>
      <text:p text:style-name="Standard">Ar. Jausserandi</text:p>
      <text:p text:style-name="Standard">Ph. de Salione</text:p>
      <text:p text:style-name="Standard">G. Fedelli</text:p>
      <text:p text:style-name="Standard">Ja. Cossonc</text:p>
      <text:p text:style-name="Standard">T. Hocie S</text:p>
      <text:p text:style-name="Standard">. Voignon</text:p>
      <text:p text:style-name="Standard">L. de Maignaco sz</text:p>
      <text:p text:style-name="Standard">N. Chaudart infirmo</text:p>
      <text:p text:style-name="Standard">. de Soco pro present</text:p>
      <text:p text:style-name="Standard">d</text:p>
      <text:p text:style-name="Standard">N. de Ordeimonte motem pro presente</text:p>
      <text:p text:style-name="Standard"/>
      <text:p text:style-name="Standard"/>
      <text:p text:style-name="Standard"/>
      <text:p text:style-name="Standard">=FRAN_0393_10742.tif=</text:p>
      <text:p text:style-name="Standard">&gt;&gt;&gt;&gt;&gt;&gt; date &lt;&lt;&lt;&lt;&lt;&lt;&lt;</text:p>
      <text:p text:style-name="Standard">Septen</text:p>
      <text:p text:style-name="Standard">Anno predicto die lune post festum daictorum Egidii et Lupi ii septembris presentibus dominis capitulantbus</text:p>
      <text:p text:style-name="Standard">P. decano</text:p>
      <text:p text:style-name="Standard">&gt;&gt;&gt;&gt;&gt;&gt; block &lt;&lt;&lt;&lt;&lt;&lt;&lt;</text:p>
      <text:p text:style-name="Standard">Scribatur Cantori et Cancellario ecclesie parisiensis qui</text:p>
      <text:p text:style-name="Standard">sunt apud dum nostrum regem quod cum ecclesie Parsi et ca</text:p>
      <text:p text:style-name="Standard">pitulum ipsius sint a deo granati et facultatis extenu</text:p>
      <text:p text:style-name="Standard">ati propter guerras et gentem armigram quod non possunt</text:p>
      <text:p text:style-name="Standard"><text:soft-page-break/>solvere decimam papalem eis impositis solitere quod velint</text:p>
      <text:p text:style-name="Standard">impetrare a dicto domino nostro rege licteras graciosas per quas</text:p>
      <text:p text:style-name="Standard">scribat domino nostro pape / quod velit ipsi capitulo dictam decima</text:p>
      <text:p text:style-name="Standard">graciose remicto / et collectori suo mandare quod ipsius de dicta</text:p>
      <text:p text:style-name="Standard">decima teneat pacificum et quietum</text:p>
      <text:p text:style-name="Standard">Dicatur pro parte capituli distributoribus ecclesie quod nichl</text:p>
      <text:p text:style-name="Standard">solvant matriculariis laicis ecclesie Par. nisi faciant eorum</text:p>
      <text:p text:style-name="Standard">debitum in pulsacionem Campanarum Ecclesie melius quam fecet</text:p>
      <text:p text:style-name="Standard">usque modo et prout preceptu fuit eis per capitulum novite</text:p>
      <text:p text:style-name="Standard">et aliud super hoc habuerint in mandatis</text:p>
      <text:p text:style-name="Standard">Et fuit preceptum clerico fabrice quod omni sero claudat</text:p>
      <text:p text:style-name="Standard">portam per quam ascenditur de sala superius ad campanbum</text:p>
      <text:p text:style-name="Standard">ne predicti pulsatis ascendant de nocto ad dictas capitula</text:p>
      <text:p text:style-name="Standard">propter periculum ignis</text:p>
      <text:p text:style-name="Standard">o</text:p>
      <text:p text:style-name="Standard">Dominis Stephano Johannis officiarius anniversarium P. Valleti et</text:p>
      <text:p text:style-name="Standard">Hugoni Capree distribucnes ecclesie fuit predicta ordinatis</text:p>
      <text:p text:style-name="Standard">publicatet significata et preceptum expresse quod nec merelli</text:p>
      <text:p text:style-name="Standard">nnc pecuniam dictis matriculariis tradit jsche in casu</text:p>
      <text:p text:style-name="Standard">premisso</text:p>
      <text:p text:style-name="Standard">Deliberatum est quod ostendatur consilio lictera compositi</text:p>
      <text:p text:style-name="Standard">facte dudum inter dum parisiensi episcopum et capitulum pa. super</text:p>
      <text:p text:style-name="Standard">hiis que dictus episcopus debet facere in ecclesia Parin</text:p>
      <text:p text:style-name="Standard">Magister Radulphus Episcopi de Vaussillon matriculariu</text:p>
      <text:p text:style-name="Standard">clericus Sancti Mederici fecit corrigi bullas dicte mati</text:p>
      <text:p text:style-name="Standard">scendit eas correctas sufficit</text:p>
      <text:p text:style-name="Standard">&gt;&gt;&gt;&gt;&gt;&gt; liste &lt;&lt;&lt;&lt;&lt;&lt;&lt;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adorio</text:p>
      <text:p text:style-name="Standard">Ar. Jausserandi</text:p>
      <text:p text:style-name="Standard">J. de Soco</text:p>
      <text:p text:style-name="Standard">P. Forteti</text:p>
      <text:p text:style-name="Standard">L. de Mongeria</text:p>
      <text:p text:style-name="Standard">P. Prepositi</text:p>
      <text:p text:style-name="Standard"><text:soft-page-break/>J. Hue</text:p>
      <text:p text:style-name="Standard">J. de Bordis</text:p>
      <text:p text:style-name="Standard">N. de Ordeomonte</text:p>
      <text:p text:style-name="Standard">Ph. de Salione</text:p>
      <text:p text:style-name="Standard">R. de Putheolis</text:p>
      <text:p text:style-name="Standard">G. de Alneyo</text:p>
      <text:p text:style-name="Standard">G. Fedelli</text:p>
      <text:p text:style-name="Standard">N. Chaudardi infirmo</text:p>
      <text:p text:style-name="Standard">L. de Maignaco pro presente</text:p>
      <text:p text:style-name="Standard">J. de Karolay</text:p>
      <text:p text:style-name="Standard">R. de Lorriaco infirmo</text:p>
      <text:p text:style-name="Standard">P. de Castro pro presente</text:p>
      <text:p text:style-name="Standard"/>
      <text:p text:style-name="Standard"/>
      <text:p text:style-name="Standard">=FRAN_0393_10743.tif=</text:p>
      <text:p text:style-name="Standard">&gt;&gt;&gt;&gt;&gt;&gt; numérotation &lt;&lt;&lt;&lt;&lt;&lt;&lt;</text:p>
      <text:p text:style-name="Standard">1</text:p>
      <text:p text:style-name="Standard">4</text:p>
      <text:p text:style-name="Standard">&gt;&gt;&gt;&gt;&gt;&gt; Date &lt;&lt;&lt;&lt;&lt;&lt;&lt;</text:p>
      <text:p text:style-name="Standard">September nonagesimo secundo</text:p>
      <text:p text:style-name="Standard">e</text:p>
      <text:p text:style-name="Standard">Anno predicto die mercurii post Egidium et lupum iii septembris presentibus dominis capitulantibus</text:p>
      <text:p text:style-name="Standard">Anno predicto die veneris post Egidium et lupum vi septembris. presentibus dominis capitulantibus</text:p>
      <text:p text:style-name="Standard">&gt;&gt;&gt;&gt;&gt;&gt; block &lt;&lt;&lt;&lt;&lt;&lt;&lt;</text:p>
      <text:p text:style-name="Standard">Placet capitulo quod si dominus Thomas Boullardi voluerit</text:p>
      <text:p text:style-name="Standard">dimictere forum eum eo factum de prebendi Castaneti / quod pro</text:p>
      <text:p text:style-name="Standard">simili precio minus quinque frtran tradertur Johanni de Ulmo</text:p>
      <text:p text:style-name="Standard">et ad simile temporus et sub similibus condiciane et fuit deputaaiis</text:p>
      <text:p text:style-name="Standard">ad loquendum super hoc cum dicto Boullardo Ph. de Salione</text:p>
      <text:p text:style-name="Standard">cus</text:p>
      <text:p text:style-name="Standard">Deliberatum est quod quilibet canonicos faciat relacionem suam infra</text:p>
      <text:p text:style-name="Standard">primum capitulum generale de et super deffectibus capellanorum ta</text:p>
      <text:p text:style-name="Standard">pellante in quibus sunt deputatis alioquin dicto tempore elapso</text:p>
      <text:p text:style-name="Standard">non habebunt aliquas distributis donec fecerint</text:p>
      <text:p text:style-name="Standard">Martinus Loustre commorans in parrochia ecclesia Sepulcri</text:p>
      <text:p text:style-name="Standard">parisiensi Emendavit quia uxor sua portavit et posuit</text:p>
      <text:p text:style-name="Standard"><text:soft-page-break/>in choro dicte ecclesie auctoritate propria sine licencia cleri dicti loci</text:p>
      <text:p text:style-name="Standard">et sine ipso clero et solennitatis in talibus requisitis.</text:p>
      <text:p text:style-name="Standard">Requisitis provisoribus et gubernatis ecclesie predicte quod restituent</text:p>
      <text:p text:style-name="Standard">capitulo licteras dicti capituli quas habent continente quod lictere et privilegi</text:p>
      <text:p text:style-name="Standard">dicte ecclesie sunt et custodiuntur in thesauro ecclesie parisiensis cum privilegs</text:p>
      <text:p text:style-name="Standard">et lictere predictis fuerunt eisdem advi restituts / dicti provisores</text:p>
      <text:p text:style-name="Standard">dixerunt quod libenter dictas litteras restitis cum sit verum quod habuerint</text:p>
      <text:p text:style-name="Standard">litteras et privilegiim predicta</text:p>
      <text:p text:style-name="Standard">Petrus Lothoringi clericus domini Cantoris parisiensis nominatus et</text:p>
      <text:p text:style-name="Standard">electus ad recipiendum arreragia etc. juravit etc. Et</text:p>
      <text:p text:style-name="Standard">fuit preceptum quod fiat sibi procuratr etc.</text:p>
      <text:p text:style-name="Standard">Suspensus est a celebracione missarum archidiaconu Actrebatensis</text:p>
      <text:p text:style-name="Standard">Dominus P. Burgondi canonicus curatus ecclesie Sancti Johannis Rotondi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 succentore</text:p>
      <text:p text:style-name="Standard">J. de Pompedorio</text:p>
      <text:p text:style-name="Standard">L. de Mongeria</text:p>
      <text:p text:style-name="Standard">P. Roberti</text:p>
      <text:p text:style-name="Standard">J. Hue</text:p>
      <text:p text:style-name="Standard">R. de Putheolis</text:p>
      <text:p text:style-name="Standard">G. de Alneolo</text:p>
      <text:p text:style-name="Standard">P. Forteti</text:p>
      <text:p text:style-name="Standard">J. de Karolay</text:p>
      <text:p text:style-name="Standard">J. de Bordis</text:p>
      <text:p text:style-name="Standard">N. de Ordeomonte</text:p>
      <text:p text:style-name="Standard">Ph. de Salione</text:p>
      <text:p text:style-name="Standard">G. Fedelli</text:p>
      <text:p text:style-name="Standard">N. Chaudardi infirmo</text:p>
      <text:p text:style-name="Standard">L. de Maignaco pro presente</text:p>
      <text:p text:style-name="Standard">Ar. Jausserandi</text:p>
      <text:p text:style-name="Standard">R. de Lorriaco ad missam</text:p>
      <text:p text:style-name="Standard">P. de Castro pro preps</text:p>
      <text:p text:style-name="Standard">P. decano</text:p>
      <text:p text:style-name="Standard"><text:soft-page-break/>G. archidiacono ecclesie</text:p>
      <text:p text:style-name="Standard">P. Archidiacono Brie infirmo</text:p>
      <text:p text:style-name="Standard">Sy. succentore</text:p>
      <text:p text:style-name="Standard">J. de Pompadorio</text:p>
      <text:p text:style-name="Standard">Ar. Jausserandi</text:p>
      <text:p text:style-name="Standard">R. de Lorriaco</text:p>
      <text:p text:style-name="Standard">J. de Karolay</text:p>
      <text:p text:style-name="Standard">J. de Soco</text:p>
      <text:p text:style-name="Standard">P. Forteti</text:p>
      <text:p text:style-name="Standard">P. Prepositi</text:p>
      <text:p text:style-name="Standard">J. de Bordis</text:p>
      <text:p text:style-name="Standard">T. de Sancto Petro</text:p>
      <text:p text:style-name="Standard">N. de Ordeomonte</text:p>
      <text:p text:style-name="Standard">L. de Mongeria</text:p>
      <text:p text:style-name="Standard">G. Fedelli</text:p>
      <text:p text:style-name="Standard">Ph. de Salione</text:p>
      <text:p text:style-name="Standard">J. Voignon</text:p>
      <text:p text:style-name="Standard">N. Chaudart infirmo</text:p>
      <text:p text:style-name="Standard">L. de Maignaco pro pr</text:p>
      <text:p text:style-name="Standard">R. de Puntheolis</text:p>
      <text:p text:style-name="Standard">J. Hue ad missam</text:p>
      <text:p text:style-name="Standard">P. de Castro pro presente</text:p>
      <text:p text:style-name="Standard"/>
      <text:p text:style-name="Standard"/>
      <text:p text:style-name="Standard">=FRAN_0393_10744.tif=</text:p>
      <text:p text:style-name="Standard">&gt;&gt;&gt;&gt;&gt;&gt; date &lt;&lt;&lt;&lt;&lt;&lt;&lt;</text:p>
      <text:p text:style-name="Standard">Anno predicto / die lune post Natuvitur beate Marie Virgins presentibus dominis capitulantibus</text:p>
      <text:p text:style-name="Standard">Anno predicto die mercurii post natvivatis beate Marie presentibus dominis capitulantis</text:p>
      <text:p text:style-name="Standard">&gt;&gt;&gt;&gt;&gt;&gt; block &lt;&lt;&lt;&lt;&lt;&lt;&lt;</text:p>
      <text:p text:style-name="Standard">Ad instancia domini parisiensis episcopi hoc in propria persina</text:p>
      <text:p text:style-name="Standard">sua requirentes / Deliberatum est quod moneantur omes</text:p>
      <text:p text:style-name="Standard">capellani et alii beneficiati et presbyteri celebrantis in ecclesia</text:p>
      <text:p text:style-name="Standard">parisiensis ne caudelas dicti episcopi que offeruentur ibidem capiant</text:p>
      <text:p text:style-name="Standard">prout dicitur eos fecisse sub pena suspencionis et excomcunicacionis</text:p>
      <text:p text:style-name="Standard">exceptis tantummodo una candela in celebracione cujusdam</text:p>
      <text:p text:style-name="Standard">misse.</text:p>
      <text:p text:style-name="Standard"><text:soft-page-break/>Data est licencia eundi apud compendium domino Johanni de</text:p>
      <text:p text:style-name="Standard">quirisiaco canonico Sancti Dyonisii de Passu ad instantium suam</text:p>
      <text:p text:style-name="Standard">cum sit ibidem facturus necssario et fuit sibi injunctum quod quamcitius</text:p>
      <text:p text:style-name="Standard">poterit reertatur</text:p>
      <text:p text:style-name="Standard">Deliberatum est quod clericus fabrice solvat panatori ic</text:p>
      <text:p text:style-name="Standard">quod debetur sibi pro panatura Ruelle Sancti Dyonisii de</text:p>
      <text:p text:style-name="Standard">Passu infra claustrum</text:p>
      <text:p text:style-name="Standard">factum est forum cum Johanne de Carnoto pulsatore campanarum</text:p>
      <text:p text:style-name="Standard">ecclesie quod ipse per se et suos pulsabit per unum annum omnes capituli</text:p>
      <text:p text:style-name="Standard">nas pulsandi tam de die quod de nocte pro precio pro quo conventu</text:p>
      <text:p text:style-name="Standard">L. de Maignaco pro present fuit cum eo alias / hoc acto quam omni nocte prilsabuntur campanis</text:p>
      <text:p text:style-name="Standard">pulsane secundum diem et festum ab aula / et de die a parte super</text:p>
      <text:p text:style-name="Standard">Et quia prius pulsabantur dicte Campane a parte superir</text:p>
      <text:p text:style-name="Standard">tam de nocte quam de die / quod sublatum fuit quo ad nocte</text:p>
      <text:p text:style-name="Standard">periculum it gnis / et erit major pena in dicta pulsacione facii</text:p>
      <text:p text:style-name="Standard">de nocte a dicta aula ut premittitur / promictuntur et proua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P. archidiacono Brie infirmo</text:p>
      <text:p text:style-name="Standard">N. Chaudart infirmo</text:p>
      <text:p text:style-name="Standard">Ar. Jaussran</text:p>
      <text:p text:style-name="Standard">J. de Soco</text:p>
      <text:p text:style-name="Standard">J. Forreti</text:p>
      <text:p text:style-name="Standard">L. de Mongeria</text:p>
      <text:p text:style-name="Standard">P. Prepositi</text:p>
      <text:p text:style-name="Standard">R. de Putheolis</text:p>
      <text:p text:style-name="Standard">J. Hue</text:p>
      <text:p text:style-name="Standard">J. de Bordis</text:p>
      <text:p text:style-name="Standard">T. de Sancto Petro</text:p>
      <text:p text:style-name="Standard">Ph. de Salione</text:p>
      <text:p text:style-name="Standard">N. de Ordeomonte</text:p>
      <text:p text:style-name="Standard">J. de Karolay</text:p>
      <text:p text:style-name="Standard">G. Fedelli</text:p>
      <text:p text:style-name="Standard">L. de Maignaco pro presente</text:p>
      <text:p text:style-name="Standard"><text:soft-page-break/>J. de Pompadorio</text:p>
      <text:p text:style-name="Standard">R. de Lorriaco ifras</text:p>
      <text:p text:style-name="Standard">P. de Castis pro presente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L. de Mongeria</text:p>
      <text:p text:style-name="Standard">N. Chaudart</text:p>
      <text:p text:style-name="Standard">J. de Soco</text:p>
      <text:p text:style-name="Standard">T. de Sancto Petro</text:p>
      <text:p text:style-name="Standard">N. de Ordeomonte</text:p>
      <text:p text:style-name="Standard">P. Forteti</text:p>
      <text:p text:style-name="Standard">P. Prepositi</text:p>
      <text:p text:style-name="Standard">R. de Putheolis</text:p>
      <text:p text:style-name="Standard">A. Regine</text:p>
      <text:p text:style-name="Standard">J. Chanteprime</text:p>
      <text:p text:style-name="Standard">G. Fidelli</text:p>
      <text:p text:style-name="Standard">R. de Lorriaco</text:p>
      <text:p text:style-name="Standard">Ph. de Salione</text:p>
      <text:p text:style-name="Standard">J. Hue</text:p>
      <text:p text:style-name="Standard">J. de Karolay</text:p>
      <text:p text:style-name="Standard">. de Pompadorio</text:p>
      <text:p text:style-name="Standard">P. de Castro pr presente</text:p>
      <text:p text:style-name="Standard"/>
      <text:p text:style-name="Standard"/>
      <text:p text:style-name="Standard">=FRAN_0393_10745.tif=</text:p>
      <text:p text:style-name="Standard">&gt;&gt;&gt;&gt;&gt;&gt; numérotation &lt;&lt;&lt;&lt;&lt;&lt;&lt;</text:p>
      <text:p text:style-name="Standard">September</text:p>
      <text:p text:style-name="Standard">nonagesimo secundo xvi</text:p>
      <text:p text:style-name="Standard">l7.</text:p>
      <text:p text:style-name="Standard">&gt;&gt;&gt;&gt;&gt;&gt; block &lt;&lt;&lt;&lt;&lt;&lt;&lt;</text:p>
      <text:p text:style-name="Standard">sunt sibi preter et ultra omnia illa que prius percipiebat ut predicitur propter dictum</text:p>
      <text:p text:style-name="Standard">labore majorem quindecim Francoum auri / quibus mediantes faciet dictam pulsacoum</text:p>
      <text:p text:style-name="Standard">per se et suos bene et debite ut premittitur suis sumptibus et expensis et ita promisit</text:p>
      <text:p text:style-name="Standard">et juravit in manibus dictorum dominorum.</text:p>
      <text:p text:style-name="Standard"><text:soft-page-break/>Domus claustralis.</text:p>
      <text:p text:style-name="Standard">Que fuit deffuncti magistri Johannis Poterii condam canonici Parisiensi</text:p>
      <text:p text:style-name="Standard">exposita est vendicioni per vi franc auri repparata secundounm</text:p>
      <text:p text:style-name="Standard">rapportum juratarum qui dictas repparacionres extimaverunt ad</text:p>
      <text:p text:style-name="Standard">iiiiC xlv l. xii s. parisies / et incipit nunc licitr</text:p>
      <text:p text:style-name="Standard">Scribatur heredibus et exequutoribus predicti deffuncti quomodo dicte repro</text:p>
      <text:p text:style-name="Standard">ration sunt appreciate ad dictam sommam ad quam tenentur bona dicti</text:p>
      <text:p text:style-name="Standard">deffunctis et quod quamcicius mictat dictam pece pro ipsis repparacionies faciendes</text:p>
      <text:p text:style-name="Standard">vel eas fieri faciat secundum rapportum factum per juratos ecclesie</text:p>
      <text:p text:style-name="Standard">Et quomodo dicta domus exposita est vendiatus pro viC fr. repparata</text:p>
      <text:p text:style-name="Standard">qui debet conti in anniversariorm dicti deffuncti</text:p>
      <text:p text:style-name="Standard">Prior de Nemosio videlicet</text:p>
      <text:p text:style-name="Standard">dominus Guillelmus de Serreriis citatus pro decams per eum debitis</text:p>
      <text:p text:style-name="Standard">promisit solvere capitulo pro trris de Tremevilla integram decimam anni nonagesimo primi que i</text:p>
      <text:p text:style-name="Standard">proinde solvit et medietatem dicte decime pro </text:p>
      <text:p text:style-name="Standard">judicio sic tamere quod uibi de dicto privilegio suo debita fidem faciet dicto capitulo infra just</text:p>
      <text:p text:style-name="Standard">festum Natititus domini / dicta medictas quam sic solvet sibi restituatur dumtamem privilegium</text:p>
      <text:p text:style-name="Standard">ipsum sict bonum et validum</text:p>
      <text:p text:style-name="Standard">Molendin</text:p>
      <text:p text:style-name="Standard">De subtus magnum pontem tradentur per Camearim clericum ad tres annos pro</text:p>
      <text:p text:style-name="Standard">ducente francorum per annum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R. de Lorriaco</text:p>
      <text:p text:style-name="Standard">P. Prepositi</text:p>
      <text:p text:style-name="Standard">P. Forteti</text:p>
      <text:p text:style-name="Standard">J. Hue</text:p>
      <text:p text:style-name="Standard">R. de Putheolis</text:p>
      <text:p text:style-name="Standard">J. de Bordis</text:p>
      <text:p text:style-name="Standard">N. de Ordeomonte</text:p>
      <text:p text:style-name="Standard">T. de Sancto Petro</text:p>
      <text:p text:style-name="Standard">G. Fedelli</text:p>
      <text:p text:style-name="Standard">N. Chaudart infirmo</text:p>
      <text:p text:style-name="Standard"><text:soft-page-break/>L. de Maignaco pro present</text:p>
      <text:p text:style-name="Standard">J. de Pompedorio</text:p>
      <text:p text:style-name="Standard">J. de Soco</text:p>
      <text:p text:style-name="Standard">A Regine</text:p>
      <text:p text:style-name="Standard">J. de Karolay</text:p>
      <text:p text:style-name="Standard">P. de Castre pro presente</text:p>
      <text:p text:style-name="Standard"/>
      <text:p text:style-name="Standard"/>
      <text:p text:style-name="Standard">=FRAN_0393_10746.tif=</text:p>
      <text:p text:style-name="Standard">&gt;&gt;&gt;&gt;&gt;&gt; date &lt;&lt;&lt;&lt;&lt;&lt;&lt;</text:p>
      <text:p text:style-name="Standard">Anno predicto die lune post festum Exaliter Sancte Crucis xvia mensis septibis prentbus dominis capiteris</text:p>
      <text:p text:style-name="Standard">P. decano</text:p>
      <text:p text:style-name="Standard">P. archidiacono Brie infirmo</text:p>
      <text:p text:style-name="Standard">Ammpcico die Kerum anei festim beat Miherinei ni eti i doni capitulantibus</text:p>
      <text:p text:style-name="Standard">P. decano</text:p>
      <text:p text:style-name="Standard">&gt;&gt;&gt;&gt;&gt;&gt; block &lt;&lt;&lt;&lt;&lt;&lt;&lt;</text:p>
      <text:p text:style-name="Standard">Major et procurator</text:p>
      <text:p text:style-name="Standard">Fiat unus sufficiens major et procurator in Vinaco de</text:p>
      <text:p text:style-name="Standard">Viromendia / quem officiarius horarum ad quem spectat</text:p>
      <text:p text:style-name="Standard">perquiret et nominabit capitulo / ut per ipsum capitulum iusti</text:p>
      <text:p text:style-name="Standard">tuatur vendatur</text:p>
      <text:p text:style-name="Standard">Per Canerarium clericum / coppra nemorum de Casta</text:p>
      <text:p text:style-name="Standard">neto pro ixa fran ita quod habeat emens quinque annos de</text:p>
      <text:p text:style-name="Standard">coppa et ubidengia</text:p>
      <text:p text:style-name="Standard">procuratore</text:p>
      <text:p text:style-name="Standard">Fiat procuratorium in quo domini constituat eorum procuratores</text:p>
      <text:p text:style-name="Standard">dominum Johannem de Molendino Anthonium de Sancto Mauricis</text:p>
      <text:p text:style-name="Standard">Johannem de Blesis et dominum Michaelem Chambon presbyterum</text:p>
      <text:p text:style-name="Standard">unacum magistro N. de Ordeomonte camerario clerico ecclesie</text:p>
      <text:p text:style-name="Standard">di</text:p>
      <text:p text:style-name="Standard">parisiensis ad petendum et recipintem et quictanciam et ad alia necesesarira</text:p>
      <text:p text:style-name="Standard">ut in fora etc.</text:p>
      <text:p text:style-name="Standard">commissarii</text:p>
      <text:p text:style-name="Standard">Sunt dati et deputati / exequitur deffuncti domini Johanis</text:p>
      <text:p text:style-name="Standard">serviente quondam canonici ecclesie Sancti Stephani de Grsss parisiensis</text:p>
      <text:p text:style-name="Standard"><text:soft-page-break/>Magister J. de Soco et dominus G. Anglici ad audrendum</text:p>
      <text:p text:style-name="Standard">ipsum compotam et referendum</text:p>
      <text:p text:style-name="Standard">&gt;&gt;&gt;&gt;&gt;&gt; liste &lt;&lt;&lt;&lt;&lt;&lt;&lt;</text:p>
      <text:p text:style-name="Standard">Sy. Succentore</text:p>
      <text:p text:style-name="Standard">L. de Mongeria</text:p>
      <text:p text:style-name="Standard">J. de Karolay</text:p>
      <text:p text:style-name="Standard">J. de Pompadorio</text:p>
      <text:p text:style-name="Standard">R. de Lorriaco</text:p>
      <text:p text:style-name="Standard">P. Forteti</text:p>
      <text:p text:style-name="Standard">Ar Jausserandi</text:p>
      <text:p text:style-name="Standard">P. prepositi</text:p>
      <text:p text:style-name="Standard">T. de Sancto Petro</text:p>
      <text:p text:style-name="Standard">N. de Ordeomonte</text:p>
      <text:p text:style-name="Standard">J. Cosson</text:p>
      <text:p text:style-name="Standard">G. Fedelli</text:p>
      <text:p text:style-name="Standard">J. Hue</text:p>
      <text:p text:style-name="Standard">A. Regine</text:p>
      <text:p text:style-name="Standard">Ph. de Salione</text:p>
      <text:p text:style-name="Standard">J. Voignon</text:p>
      <text:p text:style-name="Standard">N. Chaudart infirmo</text:p>
      <text:p text:style-name="Standard">J. de Soco</text:p>
      <text:p text:style-name="Standard">R. de Putheolis</text:p>
      <text:p text:style-name="Standard">L. de Maignaco</text:p>
      <text:p text:style-name="Standard">J. de Bordis</text:p>
      <text:p text:style-name="Standard">P. de Castro</text:p>
      <text:p text:style-name="Standard">p presente</text:p>
      <text:p text:style-name="Standard">H. cantore</text:p>
      <text:p text:style-name="Standard">G. archidiacono Ecclesie</text:p>
      <text:p text:style-name="Standard">P. archidiacono Brie infimo</text:p>
      <text:p text:style-name="Standard">Sy. succentore</text:p>
      <text:p text:style-name="Standard">J. de Pompedorio</text:p>
      <text:p text:style-name="Standard">Ar Jausserandi</text:p>
      <text:p text:style-name="Standard">J. de Karolay</text:p>
      <text:p text:style-name="Standard">R. de Lorriaco</text:p>
      <text:p text:style-name="Standard">J. de Soco</text:p>
      <text:p text:style-name="Standard">P. Forteti</text:p>
      <text:p text:style-name="Standard"><text:soft-page-break/>L. de Mongeria</text:p>
      <text:p text:style-name="Standard">P. Prepositi</text:p>
      <text:p text:style-name="Standard">J. Hue</text:p>
      <text:p text:style-name="Standard">An Grangerii</text:p>
      <text:p text:style-name="Standard">R. de Putheolis</text:p>
      <text:p text:style-name="Standard">N. de Ordeimonte</text:p>
      <text:p text:style-name="Standard">T. de Sancto Petro</text:p>
      <text:p text:style-name="Standard">Ph. de Salione</text:p>
      <text:p text:style-name="Standard">J. Chanteprime</text:p>
      <text:p text:style-name="Standard">J. Voignon</text:p>
      <text:p text:style-name="Standard">Maignaco G. seeeeg</text:p>
      <text:p text:style-name="Standard"/>
      <text:p text:style-name="Standard"/>
      <text:p text:style-name="Standard">=FRAN_0393_10747.tif=</text:p>
      <text:p text:style-name="Standard">&gt;&gt;&gt;&gt;&gt;&gt; numérotation &lt;&lt;&lt;&lt;&lt;&lt;&lt;</text:p>
      <text:p text:style-name="Standard">September</text:p>
      <text:p text:style-name="Standard">nonagesimo secundo</text:p>
      <text:p text:style-name="Standard">xvii</text:p>
      <text:p text:style-name="Standard">55</text:p>
      <text:p text:style-name="Standard">&gt;&gt;&gt;&gt;&gt;&gt; Date &lt;&lt;&lt;&lt;&lt;&lt;&lt;</text:p>
      <text:p text:style-name="Standard">Ma</text:p>
      <text:p text:style-name="Standard">Anno predicto die venris in vigilia festi beati Mathei apstoli rx mensis Septembuis i psbis domis capitulantibus</text:p>
      <text:p text:style-name="Standard">Anno predicto / die luere pot festum beati Mathee apostoli xxiiia mensis septembris.</text:p>
      <text:p text:style-name="Standard">&gt;&gt;&gt;&gt;&gt;&gt; block &lt;&lt;&lt;&lt;&lt;&lt;&lt;</text:p>
      <text:p text:style-name="Standard">Placet dominis quod prior de Maignaco habeatr domum canonicus Sancti Stephani</text:p>
      <text:p text:style-name="Standard">de Gressibus parisiensis quam nunc inhabitat prout transportata fuit</text:p>
      <text:p text:style-name="Standard">in eum et de gracia ampliori ad vicam suam dictis dominis priens infor</text:p>
      <text:p text:style-name="Standard">mater quod cedit in utiliteur dicte ecclesie et canonico rusdaem in hoc consenciencium</text:p>
      <text:p text:style-name="Standard">pro majori et saniori parte.</text:p>
      <text:p text:style-name="Standard">Canonici Sancti Johannis eotundi fecerunt eorum procuratorem Huguetum carpentri</text:p>
      <text:p text:style-name="Standard">canonicum dicti loci ad petendum et recipier etc.</text:p>
      <text:p text:style-name="Standard">Placet dominis quod Johannis de Ulmo habeat prebenda de Castaneto ad</text:p>
      <text:p text:style-name="Standard">firmam prout continebunt lictere super hoc faciende</text:p>
      <text:p text:style-name="Standard">Fiat lictera Sgenrie Mahieto Heronardi apud Orliacum</text:p>
      <text:p text:style-name="Standard">et pertinencis suas cum potestatem requirentes hospites usque ad</text:p>
      <text:p text:style-name="Standard"><text:soft-page-break/>beneplacitum capituli</text:p>
      <text:p text:style-name="Standard">Conditer apposites per illum qui tradidit dencioum Dei domus claustralis que</text:p>
      <text:p text:style-name="Standard">fuit deffuncti magistri Johannis Poterii / die jovis exterva non fuerunt acceptis</text:p>
      <text:p text:style-name="Standard">qui contra statut ecclesie et fuit preceptum in notario quod non reciperem denaris d</text:p>
      <text:p text:style-name="Standard">ab aliquo nisi simpliciter offerret absque aliquibus condits etc.</text:p>
      <text:p text:style-name="Standard">Placet capitulo quod manus ipsius capituli posits in vincis et vindeia curati</text:p>
      <text:p text:style-name="Standard">de Balneolis levetur si dederit vel dare voluerit sufficiete et ydoneam cantori</text:p>
      <text:p text:style-name="Standard">de alio quam de se ipso / de solvendo totum id ad quod racionabiliter tenebitur racione presso</text:p>
      <text:p text:style-name="Standard">ragii Alioquin vadat ad camerarium laicum et recipiat ibidem super hoc justiciariis</text:p>
      <text:p text:style-name="Standard">Claves</text:p>
      <text:p text:style-name="Standard">Domus claustralis que fuit deffuncti magistri Johannis Poterii in quodm archidiaconus Par.</text:p>
      <text:p text:style-name="Standard">nunc moratur per modum locagii et que exmposita est vendiaum / fuerunt nunc</text:p>
      <text:p text:style-name="Standard">Traditer capitulo per sigilli ferum ipsius archidiaconus et per dictum capitulum traditu</text:p>
      <text:p text:style-name="Standard">eidem sigillifero de gracia speciali usque ad institi festum Sancti Dyonisii et fuit</text:p>
      <text:p text:style-name="Standard">ipsi sigillifi dictum expresse quod interim querat domum pro dicto archidiaconu si vo</text:p>
      <text:p text:style-name="Standard">lueritur cum non possit plus ibidem manem</text:p>
      <text:p text:style-name="Standard">Senarious Dei</text:p>
      <text:p text:style-name="Standard">Domus que fuit deffuncti magistri J. Poterii datus per dominos canonico successorbus remansis</text:p>
      <text:p text:style-name="Standard">pro antiquion lict sit ultimus consine cuodm dederit ipsum con eciam antiqui</text:p>
      <text:p text:style-name="Standard">or debeat preferri juniori in talibus secundum statum ecclesie Par.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edorio</text:p>
      <text:p text:style-name="Standard">P. Roberti</text:p>
      <text:p text:style-name="Standard">J. de Karolay</text:p>
      <text:p text:style-name="Standard">J. de Soco</text:p>
      <text:p text:style-name="Standard">R. de Lorriaco</text:p>
      <text:p text:style-name="Standard">P. Forteti</text:p>
      <text:p text:style-name="Standard">L. de Mongeria</text:p>
      <text:p text:style-name="Standard">P. Prepositi</text:p>
      <text:p text:style-name="Standard">J. Hue</text:p>
      <text:p text:style-name="Standard">R. de Putheolis</text:p>
      <text:p text:style-name="Standard">A. Regine</text:p>
      <text:p text:style-name="Standard"><text:soft-page-break/>N. de Ordeomonte</text:p>
      <text:p text:style-name="Standard">T. de Sancto Petro</text:p>
      <text:p text:style-name="Standard">Ja. Cosson</text:p>
      <text:p text:style-name="Standard">G. Fedelli</text:p>
      <text:p text:style-name="Standard">J. Chanteprime</text:p>
      <text:p text:style-name="Standard">T. Hocie</text:p>
      <text:p text:style-name="Standard">J. Voignon</text:p>
      <text:p text:style-name="Standard">L. de Maignaco solicit pro pet</text:p>
      <text:p text:style-name="Standard">N. Chaudart infirmo</text:p>
      <text:p text:style-name="Standard">Ar. Jaussandi</text:p>
      <text:p text:style-name="Standard">R. de Castro pro presente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P. Roberti</text:p>
      <text:p text:style-name="Standard">J. de Pompadorio</text:p>
      <text:p text:style-name="Standard">N. Chaudart</text:p>
      <text:p text:style-name="Standard">L. de Mongeri</text:p>
      <text:p text:style-name="Standard">Ar. Jausserand</text:p>
      <text:p text:style-name="Standard">J. de Karolay</text:p>
      <text:p text:style-name="Standard">J. de Soco</text:p>
      <text:p text:style-name="Standard">P. Forteti</text:p>
      <text:p text:style-name="Standard">P. Prepositi</text:p>
      <text:p text:style-name="Standard">R. de Lorriaco</text:p>
      <text:p text:style-name="Standard">An. Grangerii</text:p>
      <text:p text:style-name="Standard">J. Hue</text:p>
      <text:p text:style-name="Standard">J. de Bordis</text:p>
      <text:p text:style-name="Standard">Ph. de Salione</text:p>
      <text:p text:style-name="Standard">T. de Sancto Petro J. Voignon</text:p>
      <text:p text:style-name="Standard">N. de Ordeimonte</text:p>
      <text:p text:style-name="Standard">L. de Maignaco pro presente</text:p>
      <text:p text:style-name="Standard">Gepme T. de Puntheels</text:p>
      <text:p text:style-name="Standard">Ja. Cosson</text:p>
      <text:p text:style-name="Standard">de casti ro ros</text:p>
      <text:p text:style-name="Standard">G. Fedeli</text:p>
      <text:p text:style-name="Standard"><text:soft-page-break/></text:p>
      <text:p text:style-name="Standard"/>
      <text:p text:style-name="Standard">=FRAN_0393_10748.tif=</text:p>
      <text:p text:style-name="Standard">&gt;&gt;&gt;&gt;&gt;&gt; date &lt;&lt;&lt;&lt;&lt;&lt;&lt;</text:p>
      <text:p text:style-name="Standard">Anno pre dicto die mercurii post festum beati Mathei apostoli xxva septemiris</text:p>
      <text:p text:style-name="Standard">Anno predicto die veneris protet festum beati Mathei apostoli xxviia septmaris</text:p>
      <text:p text:style-name="Standard">&gt;&gt;&gt;&gt;&gt;&gt; block &lt;&lt;&lt;&lt;&lt;&lt;&lt;</text:p>
      <text:p text:style-name="Standard">Sepulcrum</text:p>
      <text:p text:style-name="Standard">Provisores et Gubernat ecclesie Sancti Sepulcri Parisiensi</text:p>
      <text:p text:style-name="Standard">Tradiderunt capitulo licteras ques habebant sub sigillo</text:p>
      <text:p text:style-name="Standard">dicti capituli continentes quod lictere dicte ecclesie erant</text:p>
      <text:p text:style-name="Standard">in chauo ecclesie Parisiensis in custod cum a</text:p>
      <text:p text:style-name="Standard">diu habuerint dictis licteras suas que quidem lictere</text:p>
      <text:p text:style-name="Standard">capituli sic traditur capitulo fuerunt statim lace</text:p>
      <text:p text:style-name="Standard">rate com nullius esset valoris</text:p>
      <text:p text:style-name="Standard">tempors licitacionis</text:p>
      <text:p text:style-name="Standard">Deliberatum est quod licitacio domus claustralis que fuit</text:p>
      <text:p text:style-name="Standard">deffuncti magistri Johannis Poterii nuper exposita vendius per capitulum</text:p>
      <text:p text:style-name="Standard">ut est moris / duret / a die lune proxima iii viii d.</text:p>
      <text:p text:style-name="Standard">in xitu capituli</text:p>
      <text:p text:style-name="Standard">Dispensatum</text:p>
      <text:p text:style-name="Standard">P. Prepositi.</text:p>
      <text:p text:style-name="Standard">est cum domino Stephano Bon Broet capellano in ecclesia parisiensis</text:p>
      <text:p text:style-name="Standard">L. de Mongeria ed Super non residum usque ad proxime futurum Symodum proviso</text:p>
      <text:p text:style-name="Standard">posico</text:p>
      <text:p text:style-name="Standard">quad nunc presentet capitulo y doneum presbyterum qui deserviat</text:p>
      <text:p text:style-name="Standard">pro co</text:p>
      <text:p text:style-name="Standard">T. de Sancto Petro Auoforde domii issi Sommacio</text:p>
      <text:p text:style-name="Standard">magistri Nicolay . Le Diseur apostolic sedis notarii canonici par</text:p>
      <text:p text:style-name="Standard">ne ex t Mus prebendam ecclesie parisiensis que quidem particio duravit ut est consuetum</text:p>
      <text:p text:style-name="Standard">dicente et exponitiis qued dudum in penultius particione grossonum fructum</text:p>
      <text:p text:style-name="Standard">nonvemo jam finito ipse ad causam sue prebendas pariensi grossios f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<text:soft-page-break/>Sy. succentore</text:p>
      <text:p text:style-name="Standard">P. Roberti</text:p>
      <text:p text:style-name="Standard">J. de Pompedori</text:p>
      <text:p text:style-name="Standard">J. de Karolay</text:p>
      <text:p text:style-name="Standard">N. Chaudart</text:p>
      <text:p text:style-name="Standard">P. Forteti</text:p>
      <text:p text:style-name="Standard">L. de Mongeria</text:p>
      <text:p text:style-name="Standard">J. Hue</text:p>
      <text:p text:style-name="Standard">R. de Putheolis</text:p>
      <text:p text:style-name="Standard">T. de Sancto Petro</text:p>
      <text:p text:style-name="Standard">N. de Ordeomonte</text:p>
      <text:p text:style-name="Standard">J. Voignon</text:p>
      <text:p text:style-name="Standard">L. de Maignaco pro presente</text:p>
      <text:p text:style-name="Standard">G. Fedelli</text:p>
      <text:p text:style-name="Standard">Ph. de Salione</text:p>
      <text:p text:style-name="Standard">J. de Soco</text:p>
      <text:p text:style-name="Standard">+. de Lorriaco</text:p>
      <text:p text:style-name="Standard">P. Prepositi</text:p>
      <text:p text:style-name="Standard">J. Chanteprime</text:p>
      <text:p text:style-name="Standard">P. de Casteleo per presente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N. Chaudart</text:p>
      <text:p text:style-name="Standard">J. de Pompadorio</text:p>
      <text:p text:style-name="Standard">J. de Karolay</text:p>
      <text:p text:style-name="Standard">N. Le Diseur</text:p>
      <text:p text:style-name="Standard">R. de Lorriaco</text:p>
      <text:p text:style-name="Standard">4</text:p>
      <text:p text:style-name="Standard">J. de Bondricp</text:p>
      <text:p text:style-name="Standard">N. de Ordeimonte</text:p>
      <text:p text:style-name="Standard">R. de Putheol et $i</text:p>
      <text:p text:style-name="Standard">ost</text:p>
      <text:p text:style-name="Standard">G. Fedelli</text:p>
      <text:p text:style-name="Standard">A. Vicici</text:p>
      <text:p text:style-name="Standard"><text:soft-page-break/>L. de Maignaco</text:p>
      <text:p text:style-name="Standard">de Cangello</text:p>
      <text:p text:style-name="Standard"/>
      <text:p text:style-name="Standard"/>
      <text:p text:style-name="Standard">=FRAN_0393_10749.tif=</text:p>
      <text:p text:style-name="Standard">&gt;&gt;&gt;&gt;&gt;&gt; block &lt;&lt;&lt;&lt;&lt;&lt;&lt;</text:p>
      <text:p text:style-name="Standard">xviii ii.</text:p>
      <text:p text:style-name="Standard">suos in loco de Vinaco in viro mendia nomionnei diocesis dicta novennali particione durante recepit et</text:p>
      <text:p text:style-name="Standard">5</text:p>
      <text:p text:style-name="Standard">elegit et ob hoc ad reparationem cujusdam molendini iibi consistentis pro medietis juxta morem in talibus observatum</text:p>
      <text:p text:style-name="Standard">in dicta ecclesia ipse magister N. vel ejus firmamus qui hujusmodi molendium tenuerat pro ipso occasione cujusdam obligacione</text:p>
      <text:p text:style-name="Standard">tenetur / idem magisteri N. diectu capitulum et omnes quorum interciat sommabat ista vice pro omnibus et cum qua poterat</text:p>
      <text:p text:style-name="Standard">uberion instante requirebat / quatinus ad videndum et adjudicandum legitime repparationem in dicto molendino juxta ritum</text:p>
      <text:p text:style-name="Standard">et fomimam in similibus observatis necserios vel eciam opporcunas / aliquos peritos in talibus et ydoneos infra</text:p>
      <text:p text:style-name="Standard">instans festum omnium Sanctorum destinarent nam et repparaciones ipsas quantocito adjudicate forent offebatis</text:p>
      <text:p text:style-name="Standard">pro qualitas pateretur tempors prthinus se factinum protestans palam et publice o casu quo dictum capitulum ad</text:p>
      <text:p text:style-name="Standard">dictum locum infra predictum temporus prefixum non micteret ut prefertir / ad ulteriores repparatinis dicti molendinus</text:p>
      <text:p text:style-name="Standard">et mantea successuras minime toneatur cum per ipsum non scet etc. / de quibus omnibus et singulis</text:p>
      <text:p text:style-name="Standard">si opus fuerit petit publicum instrumentum Ame Symonel A asternitis in testimonium invocando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 ad missam</text:p>
      <text:p text:style-name="Standard">Ph. de Salione ad evangm</text:p>
      <text:p text:style-name="Standard">T. Hocie infirmo</text:p>
      <text:p text:style-name="Standard">N Chaudart infirmo</text:p>
      <text:p text:style-name="Standard">L. de Maignaco pro prest</text:p>
      <text:p text:style-name="Standard">J. de Karolay.</text:p>
      <text:p text:style-name="Standard">J. de Soco</text:p>
      <text:p text:style-name="Standard"><text:soft-page-break/>R. de Lorriaco</text:p>
      <text:p text:style-name="Standard">P. Forteti</text:p>
      <text:p text:style-name="Standard">P. Prepositi</text:p>
      <text:p text:style-name="Standard">J. Hue</text:p>
      <text:p text:style-name="Standard">R. de Putheolis</text:p>
      <text:p text:style-name="Standard">An. Grangiio</text:p>
      <text:p text:style-name="Standard">P. de Castro</text:p>
      <text:p text:style-name="Standard">G. Fedelli</text:p>
      <text:p text:style-name="Standard">J. Voignon</text:p>
      <text:p text:style-name="Standard">P. Roberti</text:p>
      <text:p text:style-name="Standard">R. de Dangello</text:p>
      <text:p text:style-name="Standard">L. de Mongeria</text:p>
      <text:p text:style-name="Standard">J. de Pompadorio infirmo</text:p>
      <text:p text:style-name="Standard">N. de Ordeomonte</text:p>
      <text:p text:style-name="Standard">Ja Cosson</text:p>
      <text:p text:style-name="Standard"/>
      <text:p text:style-name="Standard"/>
      <text:p text:style-name="Standard">=FRAN_0393_10750.tif=</text:p>
      <text:p text:style-name="Standard">&gt;&gt;&gt;&gt;&gt;&gt; date &lt;&lt;&lt;&lt;&lt;&lt;&lt;</text:p>
      <text:p text:style-name="Standard">P. decano</text:p>
      <text:p text:style-name="Standard">P. archidiacono Berie infirmo</text:p>
      <text:p text:style-name="Standard">Anno predicto die veneris post festum Beati Michaelis iiii octobris pentibus dominis capitulantibus</text:p>
      <text:p text:style-name="Standard">ta</text:p>
      <text:p text:style-name="Standard">&gt;&gt;&gt;&gt;&gt;&gt; entrée &lt;&lt;&lt;&lt;&lt;&lt;&lt;</text:p>
      <text:p text:style-name="Standard">infirmis</text:p>
      <text:p text:style-name="Standard">36</text:p>
      <text:p text:style-name="Standard">&gt;&gt;&gt;&gt;&gt;&gt; block &lt;&lt;&lt;&lt;&lt;&lt;&lt;</text:p>
      <text:p text:style-name="Standard">Anno presfato die mecurii post festum beati Michaelis Archangeli pisenis dominis capitulanis.</text:p>
      <text:p text:style-name="Standard">Sommacio</text:p>
      <text:p text:style-name="Standard">magistri Jacobus Cosson prepositus prebendam de Orliaco</text:p>
      <text:p text:style-name="Standard">et P. Roberti prepositus prebendam de Ytevilla sommaverunt</text:p>
      <text:p text:style-name="Standard">magistrum Johannem de Karolay canonicum parisiensis ultimum prepositum</text:p>
      <text:p text:style-name="Standard">prebenda dicti loci de Orliaco Et magistrum G. Fedelli ultimum</text:p>
      <text:p text:style-name="Standard">prepositum de Ytevilla predicta ut per se et suos tunc comprebendam</text:p>
      <text:p text:style-name="Standard">faciatr fieri repparaciones faciendi de tempore suo in predictis locis et</text:p>
      <text:p text:style-name="Standard">pertinenciis suis / alias protestantur de dampnis et interesse etc.</text:p>
      <text:p text:style-name="Standard"><text:soft-page-break/>adjournement</text:p>
      <text:p text:style-name="Standard">Jehan du Boys audiencier du Chastellet de Paris a adjourné</text:p>
      <text:p text:style-name="Standard">mes seigneurs a demain ou dit chastellet / devant le prevost de</text:p>
      <text:p text:style-name="Standard">pans / A la requeste de Jehan Barrau pour hoster ertain empre</text:p>
      <text:p text:style-name="Standard">chemit mis par eulx ou de par eulx en certainnes vignes et</text:p>
      <text:p text:style-name="Standard">jardins du dit Barrau en disant qu'il ne savoit ou les</text:p>
      <text:p text:style-name="Standard">diz jaiduis et vignes estoient assiz quar on ne li en avoit</text:p>
      <text:p text:style-name="Standard">nens dit / et si ne fesoit point de mencion sa commission</text:p>
      <text:p text:style-name="Standard">Retulit magister J. Hue canonicus parisiensis quod in capelllnie sanctorum Brtholomei</text:p>
      <text:p text:style-name="Standard">Ma</text:p>
      <text:p text:style-name="Standard">Vincencii in ecclesia parisiensi s commissa ad visitantem / in qua debetur esse</text:p>
      <text:p text:style-name="Standard">tres cappellani / non invenitur nisi unus videlicet dominus Stephanus qua driga</text:p>
      <text:p text:style-name="Standard">scitur qui sunt alii duo in repperitur quod aliqui celebrant pro eis ibi</text:p>
      <text:p text:style-name="Standard">ans</text:p>
      <text:p text:style-name="Standard">Supplicati quod cum debeat se absente de presente committeretur in notario capituli quod lomci</text:p>
      <text:p text:style-name="Standard">sin perficem dictam visiter quod placuit dictis dominis.</text:p>
      <text:p text:style-name="Standard">&gt;&gt;&gt;&gt;&gt;&gt; liste &lt;&lt;&lt;&lt;&lt;&lt;&lt;</text:p>
      <text:p text:style-name="Standard">Sy. Succentore</text:p>
      <text:p text:style-name="Standard">P. Roberti</text:p>
      <text:p text:style-name="Standard">J. de Soco</text:p>
      <text:p text:style-name="Standard">J. de Karolay</text:p>
      <text:p text:style-name="Standard">P. Forteti</text:p>
      <text:p text:style-name="Standard">R. de Lorriaco</text:p>
      <text:p text:style-name="Standard">L. de Mongeria</text:p>
      <text:p text:style-name="Standard">P. Prepositi</text:p>
      <text:p text:style-name="Standard">R. de Putheolis</text:p>
      <text:p text:style-name="Standard">T. de Sancto Petro</text:p>
      <text:p text:style-name="Standard">N. de Ordeomonte</text:p>
      <text:p text:style-name="Standard">Ja. Cosson</text:p>
      <text:p text:style-name="Standard">G. Fedelli</text:p>
      <text:p text:style-name="Standard">J. Voignon</text:p>
      <text:p text:style-name="Standard">L. de Maignaco</text:p>
      <text:p text:style-name="Standard">R. de Dangello</text:p>
      <text:p text:style-name="Standard">N. Chaudart infirmo</text:p>
      <text:p text:style-name="Standard">T. Hocie infirmo</text:p>
      <text:p text:style-name="Standard">Ph. de Salione</text:p>
      <text:p text:style-name="Standard"><text:soft-page-break/>An Grangerii</text:p>
      <text:p text:style-name="Standard">J. Hue</text:p>
      <text:p text:style-name="Standard">P. de Castri pro presente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J. de Karolay</text:p>
      <text:p text:style-name="Standard">J. de Pompadorio</text:p>
      <text:p text:style-name="Standard">R. de Lorriaco</text:p>
      <text:p text:style-name="Standard">P. Prepositi.</text:p>
      <text:p text:style-name="Standard">P. Forteti</text:p>
      <text:p text:style-name="Standard">R. de Putheolis</text:p>
      <text:p text:style-name="Standard">J. de Bordis</text:p>
      <text:p text:style-name="Standard">de</text:p>
      <text:p text:style-name="Standard">T. de Sancto Petro</text:p>
      <text:p text:style-name="Standard">Visit</text:p>
      <text:p text:style-name="Standard">capelli</text:p>
      <text:p text:style-name="Standard">J. Voignon</text:p>
      <text:p text:style-name="Standard">G. Fedelli</text:p>
      <text:p text:style-name="Standard">Ph. de Salione</text:p>
      <text:p text:style-name="Standard">L. de Monger</text:p>
      <text:p text:style-name="Standard">Thocie infirmo</text:p>
      <text:p text:style-name="Standard">N. Chaudart infirmo</text:p>
      <text:p text:style-name="Standard">L. de Maignaco pro presente</text:p>
      <text:p text:style-name="Standard">N. de Dics pr</text:p>
      <text:p text:style-name="Standard">J. Hue P. de Capitro pro prentis</text:p>
      <text:p text:style-name="Standard"/>
      <text:p text:style-name="Standard"/>
      <text:p text:style-name="Standard">=FRAN_0393_10751.tif=</text:p>
      <text:p text:style-name="Standard">&gt;&gt;&gt;&gt;&gt;&gt; numérotation &lt;&lt;&lt;&lt;&lt;&lt;&lt;</text:p>
      <text:p text:style-name="Standard">October nonagesimo secundo</text:p>
      <text:p text:style-name="Standard">o</text:p>
      <text:p text:style-name="Standard">ix</text:p>
      <text:p text:style-name="Standard">37.</text:p>
      <text:p text:style-name="Standard"><text:soft-page-break/>&gt;&gt;&gt;&gt;&gt;&gt; block &lt;&lt;&lt;&lt;&lt;&lt;&lt;</text:p>
      <text:p text:style-name="Standard">.Molendin</text:p>
      <text:p text:style-name="Standard">Dliberatum est quod molendinum Corberose olim traditum certo modo</text:p>
      <text:p text:style-name="Standard">domino Thome Boullardi cappellano in ecclesia Parisiensis tradatur magistro</text:p>
      <text:p text:style-name="Standard">Theobaldo Hocie canonico parisiensis / Eo modo quo traditum fuit dicto domino Thore</text:p>
      <text:p text:style-name="Standard">et sub ita bonis contraplegiis et obligato dintamen velit dictus de Thomas</text:p>
      <text:p text:style-name="Standard">se de hoc desistere et illi quorum propetas dicti molendini est vel deiet esse / se</text:p>
      <text:p text:style-name="Standard">in hoc consensiant</text:p>
      <text:p text:style-name="Standard">de domo</text:p>
      <text:p text:style-name="Standard">Claustrali que fuit deffuncti magistri Johannis Poterii in qua nunc moratur</text:p>
      <text:p text:style-name="Standard">Archidiaconos Par. titulo locati</text:p>
      <text:p text:style-name="Standard">Hodie est ultimus terminus licitatur dicte domus durante presentiis capitulo duntarum.</text:p>
      <text:p text:style-name="Standard">Magister Andius Grangii canonicis parisiensis qui primum denarious Dei dedit sub certis</text:p>
      <text:p text:style-name="Standard">cus</text:p>
      <text:p text:style-name="Standard">modis et condice post multas raciones per eum propositas contra magistrum P.</text:p>
      <text:p text:style-name="Standard">Roberti canonicu parisiensis decanumque Sancti Germani Antisiodis qui post ipsum</text:p>
      <text:p text:style-name="Standard">dederat alium denarioum Dei qui eciam secundum statuta ecclesie parisiensis debebat</text:p>
      <text:p text:style-name="Standard">preferri in empcione dicte domus ut antiquior / et post allegacionem aliquarum</text:p>
      <text:p text:style-name="Standard">statuts dicte ecclesie pro eo faciencium ad finere quod dicta domus sibu Audium rema</text:p>
      <text:p text:style-name="Standard">nret vigore primi sui denarius traditi et prime oblacionum per eum facte / dixit quod</text:p>
      <text:p text:style-name="Standard">in casu quo per raciones suas et statutus per eam ut premictitur allegata dicta</text:p>
      <text:p text:style-name="Standard">L. de Maignaco solititatos par. presente domus non deberet remanere sibi iia sufficeret primus denariois suus predictus / incaris</text:p>
      <text:p text:style-name="Standard">sabat et augmentabat precium per eum et eciam per dictum magistrum P. Oblatum de dece</text:p>
      <text:p text:style-name="Standard">frran vel de viginti ubi dicti dce non sufficerent pro augmento seu incauis</text:p>
      <text:p text:style-name="Standard">samento predicto secundum ordinatum seu statutum capituli</text:p>
      <text:p text:style-name="Standard">Et dictus magister P. Hoc audito de aliis decem seu de viginti in causu</text:p>
      <text:p text:style-name="Standard">premisso eciam eam incaussavt et augmentavit</text:p>
      <text:p text:style-name="Standard">Quibus per dictum capitulum auditis capitulum ipsum deliberavit et ordinavit</text:p>
      <text:p text:style-name="Standard">quod infra capitulum diei veneris proxime quilibet predictorum Audium et P. ostendat tam</text:p>
      <text:p text:style-name="Standard">statuta quam dispensus allegari et alia que voluerint producere ut in dicto capitulo</text:p>
      <text:p text:style-name="Standard">dicti diei veneris proxime venientis capitulum ipsum super hiis deteriminet et poudeat</text:p>
      <text:p text:style-name="Standard">quid agendum / et eciam deliberavit capitulum predictum et voluit quod temporis licitatis</text:p>
      <text:p text:style-name="Standard">hujusmodi domus ut premittitur prefixum usque ad et per totum presens capitulum rema</text:p>
      <text:p text:style-name="Standard">neat in suo esse sict quod post capitulum ipsum presens nullus possit incausa</text:p>
      <text:p text:style-name="Standard">reet</text:p>
      <text:p text:style-name="Standard"><text:soft-page-break/>&gt;&gt;&gt;&gt;&gt;&gt; liste &lt;&lt;&lt;&lt;&lt;&lt;&lt;</text:p>
      <text:p text:style-name="Standard">P. decano ad missam</text:p>
      <text:p text:style-name="Standard">H. Cantore</text:p>
      <text:p text:style-name="Standard">G. Archidiacono ecclesie</text:p>
      <text:p text:style-name="Standard">P. archidiacono Brie infirmo</text:p>
      <text:p text:style-name="Standard">Sy. succentre</text:p>
      <text:p text:style-name="Standard">P. Roberti</text:p>
      <text:p text:style-name="Standard">J. de Pompadorio</text:p>
      <text:p text:style-name="Standard">J. de Karolay</text:p>
      <text:p text:style-name="Standard">P. Forteti</text:p>
      <text:p text:style-name="Standard">L. de Mongeria</text:p>
      <text:p text:style-name="Standard">R. de Lorriaco</text:p>
      <text:p text:style-name="Standard">An. Grangerii</text:p>
      <text:p text:style-name="Standard">P. Prepositi</text:p>
      <text:p text:style-name="Standard">J. Regis de Bordis</text:p>
      <text:p text:style-name="Standard">P. de Castro</text:p>
      <text:p text:style-name="Standard">N. de Ordeomonte</text:p>
      <text:p text:style-name="Standard">G. Fedelli</text:p>
      <text:p text:style-name="Standard">J. Voignon</text:p>
      <text:p text:style-name="Standard">Ph. de Salione ad missam</text:p>
      <text:p text:style-name="Standard">N. Chaudart infirmo</text:p>
      <text:p text:style-name="Standard">J. de Soco officiarios pro presente</text:p>
      <text:p text:style-name="Standard">T. Hocie infirmo</text:p>
      <text:p text:style-name="Standard">P. Cancellario ecclesie</text:p>
      <text:p text:style-name="Standard"/>
      <text:p text:style-name="Standard"/>
      <text:p text:style-name="Standard">=FRAN_0393_10752.tif=</text:p>
      <text:p text:style-name="Standard">&gt;&gt;&gt;&gt;&gt;&gt; block &lt;&lt;&lt;&lt;&lt;&lt;&lt;</text:p>
      <text:p text:style-name="Standard">Majona</text:p>
      <text:p text:style-name="Standard">Johanns Tabour commoras in Mictriaco / est hodie factus major</text:p>
      <text:p text:style-name="Standard">de Mictriaco / ad beneplacitum capituli et juravit in forma</text:p>
      <text:p text:style-name="Standard">licencia</text:p>
      <text:p text:style-name="Standard">data est / domino Dyonisi de Cursone vicario in ecclesia parisiensis</text:p>
      <text:p text:style-name="Standard">eundem ad parrocha ecclesiam suam ita quod quancicius poterit et ad tar</text:p>
      <text:p text:style-name="Standard">domius infra instans festum omnium sanctorum revertatur.</text:p>
      <text:p text:style-name="Standard">Reducta</text:p>
      <text:p text:style-name="Standard"><text:soft-page-break/>est emenda per dominum P. Cnistalli beneficiatum in ecclesia Sancti</text:p>
      <text:p text:style-name="Standard">benedicti beneversi par. nuper plicata et taxata pro concubinatu</text:p>
      <text:p text:style-name="Standard">ad iiiior franc / conside pauperter dicti domini Par. ad unum francum</text:p>
      <text:p text:style-name="Standard">dumcame statim solvat ipsum / quemquidem festum statim solvit</text:p>
      <text:p text:style-name="Standard">camerario clerico ecclesie Par.</text:p>
      <text:p text:style-name="Standard">obtulit</text:p>
      <text:p text:style-name="Standard">Magister P. Roberti canonicus Parisiensis et de facto tradiditr peccuniam.</text:p>
      <text:p text:style-name="Standard">per eum oblatam pro domo claustrali que fuit deffuncti magistri Johannis Poteri</text:p>
      <text:p text:style-name="Standard">Et fuit ordinte et apunctuatum quod eciam magister Audionis Grangerii canonicum h</text:p>
      <text:p text:style-name="Standard">qui eciam tradit denarious Dei et vult habere dictam domum similiter tradat et</text:p>
      <text:p text:style-name="Standard">deponat precium per eum oblatum ante primam pulsacioem vesporum presentes diei</text:p>
      <text:p text:style-name="Standard">alioquin privabitur jure per eum in ea petito et hoc facto videbitur cujusdeiet</text:p>
      <text:p text:style-name="Standard">cese et rpndebit partibus die lune proxima quid juris Claves</text:p>
      <text:p text:style-name="Standard">dicte domus fuerunt tradit capitulo per failiam archidiaconus Parisiensis cui fuerunt prestite</text:p>
      <text:p text:style-name="Standard">usque ad lune proxime</text:p>
      <text:p text:style-name="Standard">Anno predicto / die lune post ls festis beati Dyonisii Martiieis xiiia octo biis presentbus dominis captiteris</text:p>
      <text:p text:style-name="Standard">de predicta domo</text:p>
      <text:p text:style-name="Standard">Deliberatum est quod predicta domus claustralis deffuncti magistri Johannis Poterii</text:p>
      <text:p text:style-name="Standard">sic magistri Petri Roberti canonici parisiensis predicti pro precio per cum oblato</text:p>
      <text:p text:style-name="Standard">tanquam plus offerenti et nltimo licitat non obstantibus quibuscumque alias</text:p>
      <text:p text:style-name="Standard">propositur in conram per prefatum magistrum audum Grangerii conside et debeiti</text:p>
      <text:p text:style-name="Standard">attentis statutis et comnibus observanciis ecclesie parisiensis Tamere ad m</text:p>
      <text:p text:style-name="Standard">triendum bonam pacere inter dictis P. et An requiretur dictus an pro</text:p>
      <text:p text:style-name="Standard">parte capituli quod superfedeat et amicabiliter dimittat dictam domum pr</text:p>
      <text:p text:style-name="Standard">dicto magistri P. Quiquidem magister An. sic per dictum capitulum statim requisitus</text:p>
      <text:p text:style-name="Standard">annuic votis dicti capituli et dictam domum eidem magistro P. dimisit qui sibi</text:p>
      <text:p text:style-name="Standard">retulit ob hoc accioni graciarum</text:p>
      <text:p text:style-name="Standard">Et hoc facto claves dicte domus tradite capitulo per dominum Reginaldum</text:p>
      <text:p text:style-name="Standard">sigilli ferum archidiaconus Par. ibidem commodin / fuerunt tradite dicto magistro P.</text:p>
      <text:p text:style-name="Standard">in signatum possessonem E fuit decretum quod soluto capitulo pvo vno i</text:p>
      <text:p text:style-name="Standard">est mos / per dictum magistrum P. Fiat sibi quictancia de vi ixo frani</text:p>
      <text:p text:style-name="Standard">per eum solutis pro dicta domo contantus in anniversarorm predicto deffuncti magistri J</text:p>
      <text:p text:style-name="Standard">3</text:p>
      <text:p text:style-name="Standard">Contentatur capitulum quod J. de Sancto Benedicto tamquam plus offeciens habeat un pl</text:p>
      <text:p text:style-name="Standard">team unniversrioum sitam in vico Sancti Jacobi Parisiensis que fuit magistri Johannis de Pisis jxta</text:p>
      <text:p text:style-name="Standard"><text:soft-page-break/>mum Galli sitam pro xl s. annui et perpetui redditus solvends dicis anniversariorum et d</text:p>
      <text:p text:style-name="Standard">solvendis illis de Sancto Benedicto pro fuendo terre eemansis ecclesia aicta de misiis per</text:p>
      <text:p text:style-name="Standard">J. factus ad mundandum et claudra dictam pleteam</text:p>
      <text:p text:style-name="Standard">&gt;&gt;&gt;&gt;&gt;&gt; liste &lt;&lt;&lt;&lt;&lt;&lt;&lt;</text:p>
      <text:p text:style-name="Standard">G. Archidiacono ecclesie</text:p>
      <text:p text:style-name="Standard">P. archidiacono Brie ad missam</text:p>
      <text:p text:style-name="Standard">Sy. Succentore</text:p>
      <text:p text:style-name="Standard">L. de Mngeria</text:p>
      <text:p text:style-name="Standard">P. Roberti</text:p>
      <text:p text:style-name="Standard">J. de Pompedorio</text:p>
      <text:p text:style-name="Standard">J. de Karolay</text:p>
      <text:p text:style-name="Standard">R. de Lorriaco</text:p>
      <text:p text:style-name="Standard">P. Forteti</text:p>
      <text:p text:style-name="Standard">P. Prepositi</text:p>
      <text:p text:style-name="Standard">An. Grangriio</text:p>
      <text:p text:style-name="Standard">R. de Putheolis</text:p>
      <text:p text:style-name="Standard">T. de Sancto Petro</text:p>
      <text:p text:style-name="Standard">A. de Ordeomonte</text:p>
      <text:p text:style-name="Standard">G. Fedelli</text:p>
      <text:p text:style-name="Standard">Voignon</text:p>
      <text:p text:style-name="Standard">N. Chaudart</text:p>
      <text:p text:style-name="Standard">L. de Maignaco</text:p>
      <text:p text:style-name="Standard">J. de Soco pro present</text:p>
      <text:p text:style-name="Standard">T. Hocie infirmo</text:p>
      <text:p text:style-name="Standard">P. de Castro per presonte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P. Roberti</text:p>
      <text:p text:style-name="Standard">An Grangerii</text:p>
      <text:p text:style-name="Standard">J. de Pompadorio</text:p>
      <text:p text:style-name="Standard">J. de Karolay</text:p>
      <text:p text:style-name="Standard">J. de Soco</text:p>
      <text:p text:style-name="Standard">P. Forteti</text:p>
      <text:p text:style-name="Standard">L. de Mongeria</text:p>
      <text:p text:style-name="Standard"><text:soft-page-break/>P. Prepositi</text:p>
      <text:p text:style-name="Standard">R. de Putheolis</text:p>
      <text:p text:style-name="Standard">J. de Bordis</text:p>
      <text:p text:style-name="Standard">T. de Sancto Petro</text:p>
      <text:p text:style-name="Standard">N. de Ordiont</text:p>
      <text:p text:style-name="Standard">Ph. de Salione</text:p>
      <text:p text:style-name="Standard">dde sancti</text:p>
      <text:p text:style-name="Standard">G. Fedelli</text:p>
      <text:p text:style-name="Standard">Benedicto</text:p>
      <text:p text:style-name="Standard">J. Voignon</text:p>
      <text:p text:style-name="Standard">L. de Maignaco</text:p>
      <text:p text:style-name="Standard">N. Chaudart infirmo</text:p>
      <text:p text:style-name="Standard">A. Regiel</text:p>
      <text:p text:style-name="Standard">p de car</text:p>
      <text:p text:style-name="Standard"/>
      <text:p text:style-name="Standard"/>
      <text:p text:style-name="Standard">=FRAN_0393_10753.tif=</text:p>
      <text:p text:style-name="Standard">&gt;&gt;&gt;&gt;&gt;&gt; numérotation &lt;&lt;&lt;&lt;&lt;&lt;&lt;</text:p>
      <text:p text:style-name="Standard">Vente.</text:p>
      <text:p text:style-name="Standard">October nonagesim secundo</text:p>
      <text:p text:style-name="Standard">Ax.</text:p>
      <text:p text:style-name="Standard">x</text:p>
      <text:p text:style-name="Standard">59.</text:p>
      <text:p text:style-name="Standard">&gt;&gt;&gt;&gt;&gt;&gt; block &lt;&lt;&lt;&lt;&lt;&lt;&lt;</text:p>
      <text:p text:style-name="Standard">arisinsis dixit capitulo quod prindebat de ventis ad quas tenot</text:p>
      <text:p text:style-name="Standard">ecclesie dominus Dansenatur pro empcte cujuasdam domus site in porcu Sancti Landerici parisiensis</text:p>
      <text:p text:style-name="Standard">J. de scis</text:p>
      <text:p text:style-name="Standard">Deliberatum est quod me G. notario capituli dicatur magistri Johanni de Sactis canonico parisiensi uod infra octod solvat id</text:p>
      <text:p text:style-name="Standard">ad quod tenetur pro duplicibus ventaiis dicte domus alias servabitur sibi statutam / quod in crasta</text:p>
      <text:p text:style-name="Standard">ego predictus G. Feci</text:p>
      <text:p text:style-name="Standard">visitaiis</text:p>
      <text:p text:style-name="Standard">visitandi juxta formam cujusdem cedem per eum traditam</text:p>
      <text:p text:style-name="Standard">Magister P. Forteti</text:p>
      <text:p text:style-name="Standard">ur</text:p>
      <text:p text:style-name="Standard">Canonicis</text:p>
      <text:p text:style-name="Standard"><text:soft-page-break/>ad dictam audicionem ut prius et fuit per capitulum instanter rogatus quod in hoc diligeonte vacara</text:p>
      <text:p text:style-name="Standard">plas capitulo quod prenens cambium deponatur pert quam dominus admuratus vult tradere pro emendm xl. redditus loco illarum decem</text:p>
      <text:p text:style-name="Standard">quas percipeit ecclesia in e super domo sua Par. sita ita tamen quod fiat diligem hincindi de habent ita bonis reddictus in terra episcopi admort</text:p>
      <text:p text:style-name="Standard">t quod quousque dicti redditus suit empti solvant dicte xl. redditus per dictum adjunat quolbetano.</text:p>
      <text:p text:style-name="Standard">Anno predicto in octabis Sancti Dyonisii xvia octobuis presentibus dominis capiteri</text:p>
      <text:p text:style-name="Standard">Placet dominis quod domius Guillelmus Anfert qui habet missas regias in parte</text:p>
      <text:p text:style-name="Standard">de missis</text:p>
      <text:p text:style-name="Standard">que celebrantur in ecclesia Par. ad alter sancti Sebastiani / habeat partem suam missarum que in</text:p>
      <text:p text:style-name="Standard">dicta gram celebrantur ad aliud alter prope ymagite beate Magistro P. Archidiacono Accrebacoe condao</text:p>
      <text:p text:style-name="Standard">canonico Par.</text:p>
      <text:p text:style-name="Standard">de domo</text:p>
      <text:p text:style-name="Standard">Claustrali que novite erat magister Petri Roberti decasi Sancti giiani Autissisi anontiti</text:p>
      <text:p text:style-name="Standard">que parisiensis quam vendidisse dicitur magistro Stephano Boussardi cappellani in ecclesia Par. plar</text:p>
      <text:p text:style-name="Standard">cet dictis dominis quod dictus magister Stephnus habeat easa secundum et prom convenerunt simul</text:p>
      <text:p text:style-name="Standard">dummodo aliquis canonictums parisiensis infra viii dies non pecient easm quo casu prefe</text:p>
      <text:p text:style-name="Standard">ratiur dictus canonicus pro notarios</text:p>
      <text:p text:style-name="Standard">Et quod in casu quam dictus magister Stephanus habebit dictam domum ego G. notais dentorum</text:p>
      <text:p text:style-name="Standard">dominorum haberea domum claustralem quam idem magister Stephanus inhabitat modo et precio quibbus</text:p>
      <text:p text:style-name="Standard">tenet eaem</text:p>
      <text:p text:style-name="Standard">magistro</text:p>
      <text:p text:style-name="Standard">J. de Sanctis canonico parisiensis Grose remictitur ad instan suam residuum duarum</text:p>
      <text:p text:style-name="Standard">L. de Maignaco pro presentes ventarum / domus site in portu Sancti Landus ad equod residueum tenebant</text:p>
      <text:p text:style-name="Standard">Johannis Pultri clericus parochialis ecclesie Sancti Senerini Parisiensis qu non fuit exegquatus</text:p>
      <text:p text:style-name="Standard">Emendavit</text:p>
      <text:p text:style-name="Standard">iiC voluit exequi quisdam licteras aggravatonias contra dominum Philippum burgensim subdictonus ecclesie</text:p>
      <text:p text:style-name="Standard">excomunicois pro contra pero capitulum dicendo quod quia no fuerat cocomit licteras excomuitoes et alias precedendtes</text:p>
      <text:p text:style-name="Standard">non debebat eas exequi licet mandarent auctoritate apostolica viginis privilegiis etc. et fuit Emenda</text:p>
      <text:p text:style-name="Standard">ipsa snt graciose remissa pro hac vice hoc medi quod simpliciter fecit et promisit deceteronom</text:p>
      <text:p text:style-name="Standard">Anno predicto die veneris in festo beati Luce evangii xviiia octais dominis Par. decano / G. archidiaconus ecclesie Sy succentore T. de Sancto Per</text:p>
      <text:p text:style-name="Standard">defficete sed obedinatum etc.</text:p>
      <text:p text:style-name="Standard"><text:soft-page-break/>In revestiario</text:p>
      <text:p text:style-name="Standard">de Seco et regie P. prepositi P. Forteti L. de Mongeria J. de Karolay J. de Pompadorio N. Chaudart J. de Sanctis N. de Ordeomonte</text:p>
      <text:p text:style-name="Standard">N. de Lorriacophin de Salione congrergat in renest ecclesie ipsi domini deliberaverunt quod redditus quitas percipit ecclesia in et super quodam domo</text:p>
      <text:p text:style-name="Standard">domini admurati Par.s quo vellet dictus admuratus emere non vendeliter iin pro alio redditus dentur nisi tradi ita bonos redditus ad</text:p>
      <text:p text:style-name="Standard">moiciant / Et eciam quod xl l. redditus quo dmicet dominus de La Tremoille in et super juris confluendis quo redditus dicts dominus vellet alibi assi</text:p>
      <text:p text:style-name="Standard">non traderetur pro alio redditu simili nisi sunt redditus boni et in terra regis vel ecclesie et sunt deputati R. de Lorriaco et Ple</text:p>
      <text:p text:style-name="Standard">super hoc con domino cancellario burgondi qui super hoc est medius pro parte di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R. de Lorriaco</text:p>
      <text:p text:style-name="Standard">P. Prepositi</text:p>
      <text:p text:style-name="Standard">R. de Putheolis</text:p>
      <text:p text:style-name="Standard">P. de Castro</text:p>
      <text:p text:style-name="Standard">G. Fedelli</text:p>
      <text:p text:style-name="Standard">J. de Karolay</text:p>
      <text:p text:style-name="Standard">L. de Mongeria</text:p>
      <text:p text:style-name="Standard">J. Voignon</text:p>
      <text:p text:style-name="Standard">T. de Sancto Petro</text:p>
      <text:p text:style-name="Standard">J. de Sanctis </text:p>
      <text:p text:style-name="Standard">N. Chaudart infirmo</text:p>
      <text:p text:style-name="Standard">J. de Soco prsmut</text:p>
      <text:p text:style-name="Standard"/>
      <text:p text:style-name="Standard"/>
      <text:p text:style-name="Standard">=FRAN_0393_10754.tif=</text:p>
      <text:p text:style-name="Standard">&gt;&gt;&gt;&gt;&gt;&gt; date &lt;&lt;&lt;&lt;&lt;&lt;&lt;</text:p>
      <text:p text:style-name="Standard">Anno domini m. ccc. nonageimo secundo die lune post fostum beati Luce evagesi xxi octobris presentes dis</text:p>
      <text:p text:style-name="Standard">ed</text:p>
      <text:p text:style-name="Standard">Anno predicto die mercurii post festum beati Luce euagesi xxiii octuagesis psetibus dominis capiteri</text:p>
      <text:p text:style-name="Standard"><text:soft-page-break/>&gt;&gt;&gt;&gt;&gt;&gt; block &lt;&lt;&lt;&lt;&lt;&lt;&lt;</text:p>
      <text:p text:style-name="Standard">Deputati sunt</text:p>
      <text:p text:style-name="Standard">ad tractandum cum illis de Sancto Benedicto dominus decanus Parisi et R. de</text:p>
      <text:p text:style-name="Standard">Lorriaco et ad refeendum capitulo tractatum hujumodi</text:p>
      <text:p text:style-name="Standard">Eciam sunt deputati</text:p>
      <text:p text:style-name="Standard">ad tractandum cum curato Sancti Nicolay de Cardonneto domini</text:p>
      <text:p text:style-name="Standard">G. archidiacono ecclesie et P. Forteti et ad referendum etc.</text:p>
      <text:p text:style-name="Standard">Loquentur</text:p>
      <text:p text:style-name="Standard">cum magistro Oddardo de Molinis super facto carte</text:p>
      <text:p text:style-name="Standard">regie capitulo concesse P. de Ordeomonte et R. de Lorriaco</text:p>
      <text:p text:style-name="Standard">contra Matricularios laycos ecclesie</text:p>
      <text:p text:style-name="Standard">procedatur prout fuerit roinis et fiat contunancia contra novite</text:p>
      <text:p text:style-name="Standard">reputacionem contunacio ex ipsis</text:p>
      <text:p text:style-name="Standard">Tradentur pulsatori campanii ecclesie in deduct xv fr.</text:p>
      <text:p text:style-name="Standard">duno Franci</text:p>
      <text:p text:style-name="Standard">sibi promissorum pro pulsatre noturna videlicet per officiarium ecclesie de</text:p>
      <text:p text:style-name="Standard">pec que per eos debetur matriculariis laycis</text:p>
      <text:p text:style-name="Standard">Emenda</text:p>
      <text:p text:style-name="Standard">Johannis cordigeri clerici Sancti Mederici olim taxcta ad xx s.</text:p>
      <text:p text:style-name="Standard">graciose reducta est ad xii ad petit dicti Johannis dummodo</text:p>
      <text:p text:style-name="Standard">statim eos solvat et fuit decercum quod absolvatur hoc meditem a</text:p>
      <text:p text:style-name="Standard">sentis excomunicaconis quam incurrit ob deffuncti solutios</text:p>
      <text:p text:style-name="Standard">de domo que fuit magistri Petri Roberti canonicis Par. sita</text:p>
      <text:p text:style-name="Standard">in claustro quam eunt ab eo magister Stephanus Boussardi</text:p>
      <text:p text:style-name="Standard">deliberatum est quod remaneat dicta domus predicto magistri Stephano</text:p>
      <text:p text:style-name="Standard">pro convenerunt simul / qui nullus canonictum apperuit qui vellet</text:p>
      <text:p text:style-name="Standard">causa habere</text:p>
      <text:p text:style-name="Standard">Et quia magister Stephanus Dusseau vicarius in ecclesie</text:p>
      <text:p text:style-name="Standard">Parisiensi volebat domum claustralem quam nunc inhabitat</text:p>
      <text:p text:style-name="Standard">dictus magistri Stephanus sicut ego G. lice fuerit in promissa</text:p>
      <text:p text:style-name="Standard">deliberatum est quod ille nostrum dominorum qui plus voluerit dene</text:p>
      <text:p text:style-name="Standard">de ea ad presnus haeat eclsem hiic ad diem maritis proxmo hbeant.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<text:soft-page-break/>Sy. succentore</text:p>
      <text:p text:style-name="Standard">L. de Mongeria</text:p>
      <text:p text:style-name="Standard">J. de Pompadorio</text:p>
      <text:p text:style-name="Standard">R. de Lorriaco</text:p>
      <text:p text:style-name="Standard">P. Forteti</text:p>
      <text:p text:style-name="Standard">R. de Putheolis</text:p>
      <text:p text:style-name="Standard">J. de Sanctis</text:p>
      <text:p text:style-name="Standard">P. Prepositi</text:p>
      <text:p text:style-name="Standard">T. de Sancto Petro</text:p>
      <text:p text:style-name="Standard">N. de Ordeomonte</text:p>
      <text:p text:style-name="Standard">G. Fedelli</text:p>
      <text:p text:style-name="Standard">L. de Maignaco</text:p>
      <text:p text:style-name="Standard">N. Chaudart infirmo</text:p>
      <text:p text:style-name="Standard">J. de Soco pro presente</text:p>
      <text:p text:style-name="Standard">Ph. de Salione</text:p>
      <text:p text:style-name="Standard">P. de Castro pro presente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R. de Lorriaco</text:p>
      <text:p text:style-name="Standard">J. de Pompadorio</text:p>
      <text:p text:style-name="Standard">J. de Karolay</text:p>
      <text:p text:style-name="Standard">P Forteti</text:p>
      <text:p text:style-name="Standard">L. de Mongeria</text:p>
      <text:p text:style-name="Standard">P. Prepositi</text:p>
      <text:p text:style-name="Standard">R. de Putheolis</text:p>
      <text:p text:style-name="Standard">T. de Sancto Petro</text:p>
      <text:p text:style-name="Standard">N. de Ordeomonte</text:p>
      <text:p text:style-name="Standard">Ph. de Salione</text:p>
      <text:p text:style-name="Standard">G. Fedelli</text:p>
      <text:p text:style-name="Standard">Thocie</text:p>
      <text:p text:style-name="Standard">J. Voigno</text:p>
      <text:p text:style-name="Standard">J. Regis</text:p>
      <text:p text:style-name="Standard">L. de Maigna</text:p>
      <text:p text:style-name="Standard"/>
      <text:p text:style-name="Standard"><text:soft-page-break/></text:p>
      <text:p text:style-name="Standard">=FRAN_0393_10755.tif=</text:p>
      <text:p text:style-name="Standard">&gt;&gt;&gt;&gt;&gt;&gt; numérotation &lt;&lt;&lt;&lt;&lt;&lt;&lt;</text:p>
      <text:p text:style-name="Standard">2</text:p>
      <text:p text:style-name="Standard">4</text:p>
      <text:p text:style-name="Standard">&gt;&gt;&gt;&gt;&gt;&gt; Date &lt;&lt;&lt;&lt;&lt;&lt;&lt;</text:p>
      <text:p text:style-name="Standard">October nonagesimo secundo</text:p>
      <text:p text:style-name="Standard">Anno predicto / die veneris ante festum betorum Symonis et Jude apostolorum xxv ocasaio presentbus dim capiteis</text:p>
      <text:p text:style-name="Standard">&gt;&gt;&gt;&gt;&gt;&gt; block &lt;&lt;&lt;&lt;&lt;&lt;&lt;</text:p>
      <text:p text:style-name="Standard">Magistri P. Forteti et JVoignon canonici Parisiensis debent docere infra instans</text:p>
      <text:p text:style-name="Standard">Hyeneie festum Sancti Martini / que repparaciones fuerunt facte in corbero</text:p>
      <text:p text:style-name="Standard">sa cam per ipsum magistrum P. quod per magistrum Guydonem Floris cujius</text:p>
      <text:p text:style-name="Standard">fuit somprebenda quam tenet dictus Scmoignon</text:p>
      <text:p text:style-name="Standard">Quiquidem Jooignon tradidit et deposuit pen me de manice capituli</text:p>
      <text:p text:style-name="Standard">vi franc iiii s. pro c. solidous ad quos tenebantur prebenda despedona pro</text:p>
      <text:p text:style-name="Standard">bendrant de Corberosa</text:p>
      <text:p text:style-name="Standard">Deputati et ordinati sunt magister R. de Lorriaco N. de Ordeomonte</text:p>
      <text:p text:style-name="Standard">et G. Fedelli ad visitandum domum de combisvilla et refendum</text:p>
      <text:p text:style-name="Standard">tus</text:p>
      <text:p text:style-name="Standard">Magister P. Forteti canonicus parisiensis alias deputatus circa audicionem causarum</text:p>
      <text:p text:style-name="Standard">capituli acceptavit et promisit vacare in dicta Audicione usque ad diem</text:p>
      <text:p text:style-name="Standard">Jovis post instans festum Epiphanis Domini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mo</text:p>
      <text:p text:style-name="Standard">Sy. succentore</text:p>
      <text:p text:style-name="Standard">J. de Pompedorio</text:p>
      <text:p text:style-name="Standard">P. Forteti</text:p>
      <text:p text:style-name="Standard">P. Roberti prepositi</text:p>
      <text:p text:style-name="Standard">N. Chaudart</text:p>
      <text:p text:style-name="Standard">T. de Sancto Petro</text:p>
      <text:p text:style-name="Standard">L. de Mongeria</text:p>
      <text:p text:style-name="Standard">N. de Ordeomonte</text:p>
      <text:p text:style-name="Standard">R. de Putheolis</text:p>
      <text:p text:style-name="Standard"><text:soft-page-break/>G. Fedelli</text:p>
      <text:p text:style-name="Standard">J. de Soco pro presente</text:p>
      <text:p text:style-name="Standard">L. de Maignaco pro presente</text:p>
      <text:p text:style-name="Standard">J. Voignon</text:p>
      <text:p text:style-name="Standard">R. de Lorriaco</text:p>
      <text:p text:style-name="Standard">R. de Dangello</text:p>
      <text:p text:style-name="Standard">Ph. de Salione</text:p>
      <text:p text:style-name="Standard">Thocie</text:p>
      <text:p text:style-name="Standard">P. de Casteri pro presente</text:p>
      <text:p text:style-name="Standard"/>
      <text:p text:style-name="Standard"/>
      <text:p text:style-name="Standard">=FRAN_0393_10756.tif=</text:p>
      <text:p text:style-name="Standard">&gt;&gt;&gt;&gt;&gt;&gt; date &lt;&lt;&lt;&lt;&lt;&lt;&lt;</text:p>
      <text:p text:style-name="Standard">i</text:p>
      <text:p text:style-name="Standard">ta</text:p>
      <text:p text:style-name="Standard">&gt;&gt;&gt;&gt;&gt;&gt; block &lt;&lt;&lt;&lt;&lt;&lt;&lt;</text:p>
      <text:p text:style-name="Standard">Tapitum Venri in die sabbati xxvi octobris que fuit</text:p>
      <text:p text:style-name="Standard">vigilia jeniabilis Beatorum apostolorum Symonis et Jude / inceptum</text:p>
      <text:p text:style-name="Standard">Anno quo supra. In quoquidam capitulo interfuerunt domini sequente.</text:p>
      <text:p text:style-name="Standard">P. decano</text:p>
      <text:p text:style-name="Standard">de officiaris horarum etc.</text:p>
      <text:p text:style-name="Standard">Delibatum est in absencia magistri Johannis de Soco canonicis</text:p>
      <text:p text:style-name="Standard">Parisins officiarii horarum matutinarum stacionum et vini</text:p>
      <text:p text:style-name="Standard">ecclesie parisiensis quod ipse magister Johannes remaneat adhuc</text:p>
      <text:p text:style-name="Standard">in dicto officio</text:p>
      <text:p text:style-name="Standard">Eciam deliberatum est prout fuit nuxer / quod de decem libr</text:p>
      <text:p text:style-name="Standard">redditus admortizatis quas percipit ecclesia in et super domo</text:p>
      <text:p text:style-name="Standard">admirati regni pro quodam anniversario dicta domu</text:p>
      <text:p text:style-name="Standard">non exoneretur licet dictus admiratus vellet dare</text:p>
      <text:p text:style-name="Standard">peccuniam causa emendi alios simles redditus alibi</text:p>
      <text:p text:style-name="Standard">Et quod arrestum. Datum pro ecclesia contra dictum admiratum</text:p>
      <text:p text:style-name="Standard">exequutionn demanderet.</text:p>
      <text:p text:style-name="Standard">Anno predicto in vigilia beaorum apostolorum Symonis et inde et in revestrio ecclesie parisiensis ibi</text:p>
      <text:p text:style-name="Standard">erat congregata major et Sanior pars capituli</text:p>
      <text:p text:style-name="Standard">et quidem alius nominati et electi executores deffuncti magistri Andree de Sancto Clodoaldo canonici Sancti</text:p>
      <text:p text:style-name="Standard"><text:soft-page-break/>Quia dominus Guillelmus Anglici</text:p>
      <text:p text:style-name="Standard">Dyonisii de Passu in ecclesia parisiensis noluerunt assume omnus dicte exequutaones dicti domini</text:p>
      <text:p text:style-name="Standard">commiserunt ipsam executcionim dicto domino Guillelmo / et Johanni Maille aurifabro consangis dicti</text:p>
      <text:p text:style-name="Standard">deffuncti commorn parisiensis in fossato Sancti Germani ad Banderiam Flandrensem qui promiserunt dictam</text:p>
      <text:p text:style-name="Standard">executionres per beneficium invencii bene et fideliter facere et bonam racionem inde reddere capitulo vel suis dep</text:p>
      <text:p text:style-name="Standard">&gt;&gt;&gt;&gt;&gt;&gt; liste &lt;&lt;&lt;&lt;&lt;&lt;&lt;</text:p>
      <text:p text:style-name="Standard">G. Archidiacono eclesie</text:p>
      <text:p text:style-name="Standard">P. archidiacono Brie infirmo</text:p>
      <text:p text:style-name="Standard">Sy. succentore</text:p>
      <text:p text:style-name="Standard">J. de Pompadorio</text:p>
      <text:p text:style-name="Standard">J. de Guignicurte infirmo</text:p>
      <text:p text:style-name="Standard">N. Chaudart infirmo</text:p>
      <text:p text:style-name="Standard">R. de Lorriaco</text:p>
      <text:p text:style-name="Standard">L. de Mongeria</text:p>
      <text:p text:style-name="Standard">R. de Putheolis</text:p>
      <text:p text:style-name="Standard">P. Prepositi</text:p>
      <text:p text:style-name="Standard">T. de Sancto Petro</text:p>
      <text:p text:style-name="Standard">J. de Soco officialiopo presente</text:p>
      <text:p text:style-name="Standard">P. Forteti</text:p>
      <text:p text:style-name="Standard">T. Hocie</text:p>
      <text:p text:style-name="Standard">G. Fedelli</text:p>
      <text:p text:style-name="Standard">J. Voignon</text:p>
      <text:p text:style-name="Standard">L. de Maignaco</text:p>
      <text:p text:style-name="Standard">R. de Dangello</text:p>
      <text:p text:style-name="Standard">J. de Karolay</text:p>
      <text:p text:style-name="Standard">Ph. de Salione</text:p>
      <text:p text:style-name="Standard">N. de Ordeomonte</text:p>
      <text:p text:style-name="Standard">A. Regiie</text:p>
      <text:p text:style-name="Standard">P. de Castero pro preserat</text:p>
      <text:p text:style-name="Standard"/>
      <text:p text:style-name="Standard"/>
      <text:p text:style-name="Standard">=FRAN_0393_10757.tif=</text:p>
      <text:p text:style-name="Standard">&gt;&gt;&gt;&gt;&gt;&gt; numérotation &lt;&lt;&lt;&lt;&lt;&lt;&lt;</text:p>
      <text:p text:style-name="Standard">October nonagesimo secundo</text:p>
      <text:p text:style-name="Standard"><text:soft-page-break/>2</text:p>
      <text:p text:style-name="Standard">43</text:p>
      <text:p text:style-name="Standard">xxii</text:p>
      <text:p text:style-name="Standard">&gt;&gt;&gt;&gt;&gt;&gt; Date &lt;&lt;&lt;&lt;&lt;&lt;&lt;</text:p>
      <text:p text:style-name="Standard">il</text:p>
      <text:p text:style-name="Standard">Extraordinario</text:p>
      <text:p text:style-name="Standard">Anno predcto diclunem felte boarium apstolorum Symonis et ude xvii mensis Octabius presentis us</text:p>
      <text:p text:style-name="Standard">&gt;&gt;&gt;&gt;&gt;&gt; block &lt;&lt;&lt;&lt;&lt;&lt;&lt;</text:p>
      <text:p text:style-name="Standard">Deliberatum et ordinatum est / quod canonicatus et prebenda sacerdotis</text:p>
      <text:p text:style-name="Standard">Sancti Dyonisii de Passu in ecclesia Parisiensis / quos noviter obtinere</text:p>
      <text:p text:style-name="Standard">bac dum vivebat et decessit deffuncti magister Andreas de Sancto Clodoaldo</text:p>
      <text:p text:style-name="Standard">Conferantur dominus Roberto Harembourt canonico dyaconalis prebende</text:p>
      <text:p text:style-name="Standard">dicti loci / Et quod dicti canonicatus et prebenda dyacones conferantur</text:p>
      <text:p text:style-name="Standard">domino Andree de Courtenayo canonico Sancti Johannis Rotundi in ecclesia Parisiensi</text:p>
      <text:p text:style-name="Standard">us</text:p>
      <text:p text:style-name="Standard">Et dicti canonicaus et prebenda Sancti Johannis Petro Gilardi dicto Lasne</text:p>
      <text:p text:style-name="Standard">macicoto dicte ecclesie / Et dicta macicocia Colino de Dola clerico matius</text:p>
      <text:p text:style-name="Standard">dicte ecclesie</text:p>
      <text:p text:style-name="Standard">&gt;&gt;&gt;&gt;&gt;&gt; liste &lt;&lt;&lt;&lt;&lt;&lt;&lt;</text:p>
      <text:p text:style-name="Standard">P. decanoz</text:p>
      <text:p text:style-name="Standard">G. archidiacono ecclesie</text:p>
      <text:p text:style-name="Standard">Sy. Succentore</text:p>
      <text:p text:style-name="Standard">N. Chaudart</text:p>
      <text:p text:style-name="Standard">R. de Lorriaco</text:p>
      <text:p text:style-name="Standard">P. Prepositi</text:p>
      <text:p text:style-name="Standard">P. de Castro</text:p>
      <text:p text:style-name="Standard">J. de Karolay</text:p>
      <text:p text:style-name="Standard">J. de Soco</text:p>
      <text:p text:style-name="Standard">J. de Pompedorio</text:p>
      <text:p text:style-name="Standard">P. Forteti</text:p>
      <text:p text:style-name="Standard">L. de Mongeria</text:p>
      <text:p text:style-name="Standard">An. Grangrii</text:p>
      <text:p text:style-name="Standard">R. de Putheolis</text:p>
      <text:p text:style-name="Standard">T. de Sancto Petro</text:p>
      <text:p text:style-name="Standard">J. de Sanctis</text:p>
      <text:p text:style-name="Standard">Thocie</text:p>
      <text:p text:style-name="Standard"><text:soft-page-break/>N. de Ordeomonte</text:p>
      <text:p text:style-name="Standard">Ph. de Salione</text:p>
      <text:p text:style-name="Standard">G. Fedelli</text:p>
      <text:p text:style-name="Standard">J Voignon</text:p>
      <text:p text:style-name="Standard">P. Regis</text:p>
      <text:p text:style-name="Standard">L. de Maignaco</text:p>
      <text:p text:style-name="Standard">R. de Dangello.</text:p>
      <text:p text:style-name="Standard"/>
      <text:p text:style-name="Standard"/>
      <text:p text:style-name="Standard">=FRAN_0393_10758.tif=</text:p>
      <text:p text:style-name="Standard">&gt;&gt;&gt;&gt;&gt;&gt; block &lt;&lt;&lt;&lt;&lt;&lt;&lt;</text:p>
      <text:p text:style-name="Standard">Collata</text:p>
      <text:p text:style-name="Standard">fuit prebenda Sacete dotalis Sancti Dyonisii de Passu in</text:p>
      <text:p text:style-name="Standard">ecclesia Parisiensis / quos obtinebat dum vivebat et decet</text:p>
      <text:p text:style-name="Standard">sit dominus Andreas de Sancto Clodaldo / domino Roberto dicto</text:p>
      <text:p text:style-name="Standard">Harembourc canonico dyacon prebenda dicti loci / et fuit</text:p>
      <text:p text:style-name="Standard">nnestis etc. et habuit possessinones prestito prius per eum</text:p>
      <text:p text:style-name="Standard">n capitulo juramento subscripto.</text:p>
      <text:p text:style-name="Standard">cuy</text:p>
      <text:p text:style-name="Standard">Ego Robertus Harembouit presbyter canonicum Sacut docalis</text:p>
      <text:p text:style-name="Standard">prebende Sancti Dyonisi de Passu in ecclesia parisiensis juro ad hec</text:p>
      <text:p text:style-name="Standard">sancta Dei evagti et in verbo sacter dotis / vobis dominis meis decano</text:p>
      <text:p text:style-name="Standard">et capitulo ecclesie Par. fidelitatem reverenciam et honorem</text:p>
      <text:p text:style-name="Standard">exhibere et impendere / ac residenciam et assiduitatem servcii</text:p>
      <text:p text:style-name="Standard">in majori ecclesia veata me factium bona fide / et in capella</text:p>
      <text:p text:style-name="Standard">Sancti Dyonisii in ordine meo debite ministrare / Et quod compebo</text:p>
      <text:p text:style-name="Standard">singulis comters in Sancta Synodo viam / nisi racionabilis</text:p>
      <text:p text:style-name="Standard">excusacio impediat / quam excusacionem significabo vobis</text:p>
      <text:p text:style-name="Standard">infra quindenam post Synodum sub pent contra defficientes</text:p>
      <text:p text:style-name="Standard">stabilita / et sic mel Deus adjuvet / et hoc sancta Dei eumangis</text:p>
      <text:p text:style-name="Standard">Collata</text:p>
      <text:p text:style-name="Standard">fuit eodem in instantam dyacon prebenda Sancti Dyonisii predicti / domino Andree de Cortenayo canonico Sancti</text:p>
      <text:p text:style-name="Standard">Johannis Rotundi / qui fuit eciam innestais et habuit possessiones per installacionem ut est moris prestito prius per</text:p>
      <text:p text:style-name="Standard">eum predicto juramo vel quasi / sua protestant facta pro fecitur dictus dominus Robertus sibi salva remanentis</text:p>
      <text:p text:style-name="Standard"><text:soft-page-break/>Collata fuit</text:p>
      <text:p text:style-name="Standard">Eciam prebenda Sancti Johannis predicta Petro Gilardi dicto lasne macicoto ecclesie qui fuit investai etc.</text:p>
      <text:p text:style-name="Standard">et juravit ut precedes inmedin</text:p>
      <text:p text:style-name="Standard">fuit dicta macicocia Colino de Dola clerico matutiar qui juravit in ferma</text:p>
      <text:p text:style-name="Standard">Eciam Collata</text:p>
      <text:p text:style-name="Standard">De quorum juris prestantrus et aliis premissis predicti domini capiter pecierint instrumentim a mei Symonel</text:p>
      <text:p text:style-name="Standard">presentiu ad hoc magistro regino Freron medico regio et</text:p>
      <text:p text:style-name="Standard">quod Guasius de Ytevilla</text:p>
      <text:p text:style-name="Standard">Ordeimonte fuit</text:p>
      <text:p text:style-name="Standard">Guillelmus Casse / et</text:p>
      <text:p text:style-name="Standard">exnunc recipiantur in clerici matius ecclesie sue non percipient merellos</text:p>
      <text:p text:style-name="Standard">Enguerrandus Guillardi spe ecclesie</text:p>
      <text:p text:style-name="Standard">usque ad natitatus domini pareut intrim reddatur succentore ecclesie cordetis</text:p>
      <text:p text:style-name="Standard">id quod debent redder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edorio</text:p>
      <text:p text:style-name="Standard">J. de Karolay</text:p>
      <text:p text:style-name="Standard">J. de Soco</text:p>
      <text:p text:style-name="Standard">P. Forteti</text:p>
      <text:p text:style-name="Standard">L. de Mongeria</text:p>
      <text:p text:style-name="Standard">R. de Lorriaco</text:p>
      <text:p text:style-name="Standard">P. Prepositi</text:p>
      <text:p text:style-name="Standard">T. de Sancto Petro</text:p>
      <text:p text:style-name="Standard">P. de Castro</text:p>
      <text:p text:style-name="Standard">L. de Maignaco</text:p>
      <text:p text:style-name="Standard">J Regis</text:p>
      <text:p text:style-name="Standard">N. Chaudart</text:p>
      <text:p text:style-name="Standard">J. Voignon</text:p>
      <text:p text:style-name="Standard">G. Fedelli</text:p>
      <text:p text:style-name="Standard">T. Hocie</text:p>
      <text:p text:style-name="Standard"><text:soft-page-break/>Ph. de Salione</text:p>
      <text:p text:style-name="Standard">N. de Ordeomonte</text:p>
      <text:p text:style-name="Standard">R. de Putheolis</text:p>
      <text:p text:style-name="Standard">R. de Dangello</text:p>
      <text:p text:style-name="Standard">J. de Guignicurte infirmo</text:p>
      <text:p text:style-name="Standard"/>
      <text:p text:style-name="Standard"/>
      <text:p text:style-name="Standard">=FRAN_0393_10759.tif=</text:p>
      <text:p text:style-name="Standard">&gt;&gt;&gt;&gt;&gt;&gt; numérotation &lt;&lt;&lt;&lt;&lt;&lt;&lt;</text:p>
      <text:p text:style-name="Standard">October nonagesim secundo</text:p>
      <text:p text:style-name="Standard">xxiii4.</text:p>
      <text:p text:style-name="Standard">&gt;&gt;&gt;&gt;&gt;&gt; Date &lt;&lt;&lt;&lt;&lt;&lt;&lt;</text:p>
      <text:p text:style-name="Standard">Anno predicto / die mercurii ante festum omnium sanctorum presentibu dominis capiteritis</text:p>
      <text:p text:style-name="Standard">Anno predicto / die jovis in vigilia festi omnium Sancorum ultima octoberis finenti capituli genera i presibus domini captibis</text:p>
      <text:p text:style-name="Standard">&gt;&gt;&gt;&gt;&gt;&gt; block &lt;&lt;&lt;&lt;&lt;&lt;&lt;</text:p>
      <text:p text:style-name="Standard">non residum</text:p>
      <text:p text:style-name="Standard">usque ad beneplacionem capituli est graciose concessa / domino Audis de Courtenayo</text:p>
      <text:p text:style-name="Standard">canonico dyaconi prebenda Sancti Dyonisis de Passu in ecclesia Parisiensi cum pro negociis ecclesie</text:p>
      <text:p text:style-name="Standard">habeat necesesario esse in ecclesia Liicaniu</text:p>
      <text:p text:style-name="Standard">Calicere</text:p>
      <text:p text:style-name="Standard">unum presentavit et traditum capitulo Andu Leureux freperius commoras in</text:p>
      <text:p text:style-name="Standard">cadrunio Sancti Severini Pariis quem sibi tradita in custalieti dominui est magister Philippus</text:p>
      <text:p text:style-name="Standard">burgensis beneficiorum tunc in ecclesia parisiensis quiquidem calix fuit tradia custodi chaur</text:p>
      <text:p text:style-name="Standard">cce custodeum donnus siventur quid de eo agedum cce</text:p>
      <text:p text:style-name="Standard">Receptus</text:p>
      <text:p text:style-name="Standard">fuit in propria parm sua Egidius Bugnet</text:p>
      <text:p text:style-name="Standard">In ecclesia Paris.i cappellania ad altari</text:p>
      <text:p text:style-name="Standard">Sancti Jacobi qui alias fuit receptus per procurator et juravit et fuit installatus</text:p>
      <text:p text:style-name="Standard">etc dicens de hoc interrogei quod di liverritus Charrete deserviebat pro eo et quod ano</text:p>
      <text:p text:style-name="Standard">do ipse met deservicet</text:p>
      <text:p text:style-name="Standard">Quiccanciau</text:p>
      <text:p text:style-name="Standard">Fiat illis de Rothomago / de Ciiii l. xvi s. vi d. t. soluter pro processious pape per</text:p>
      <text:p text:style-name="Standard">manus domini Guidenus Rabasterii pro termino Sancti Michaelis poxime precericio</text:p>
      <text:p text:style-name="Standard">Deputati</text:p>
      <text:p text:style-name="Standard">Sunt domini decanus et archidiaconus ecclesie ad taxandum anniversirum ecclesie a die sabbati</text:p>
      <text:p text:style-name="Standard"><text:soft-page-break/>proxima in viii d. pro septebris precedt / qui tunc nominabunt duos alios qui sum</text:p>
      <text:p text:style-name="Standard">liter faciat in alio sequenti sabbato et peri foram tenebuntur taxare anniversariuo</text:p>
      <text:p text:style-name="Standard">septimiris tuce preced et sici successive etc.</text:p>
      <text:p text:style-name="Standard">Deputatus</text:p>
      <text:p text:style-name="Standard">Est magister Plippus de Salione canonicis parisiensis ad scribendum in uno caterio omnes</text:p>
      <text:p text:style-name="Standard">us</text:p>
      <text:p text:style-name="Standard">redditus ecclesie / qui habebit distribucines suas fran quamdiu in hoc vacabit / qui</text:p>
      <text:p text:style-name="Standard">sndum quod super hoc volebat deliberare ante quam acceptis.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L. de Mongeria</text:p>
      <text:p text:style-name="Standard">N. Chaudart</text:p>
      <text:p text:style-name="Standard">J. de Karolay</text:p>
      <text:p text:style-name="Standard">J. de Ponpadorio</text:p>
      <text:p text:style-name="Standard">J. de Soco</text:p>
      <text:p text:style-name="Standard">P. Forteti</text:p>
      <text:p text:style-name="Standard">P. Preposit</text:p>
      <text:p text:style-name="Standard">R. de Lorriaco</text:p>
      <text:p text:style-name="Standard">T. de Sancto Petro</text:p>
      <text:p text:style-name="Standard">Ph. de Salione</text:p>
      <text:p text:style-name="Standard">N. de Ordeomonte</text:p>
      <text:p text:style-name="Standard">G. Fedelli</text:p>
      <text:p text:style-name="Standard">T. Hocie</text:p>
      <text:p text:style-name="Standard">J. Chanteyrmo</text:p>
      <text:p text:style-name="Standard">J. Reg</text:p>
      <text:p text:style-name="Standard">L. de Maignaco</text:p>
      <text:p text:style-name="Standard">J. Voignon</text:p>
      <text:p text:style-name="Standard">J. de Guignicurte infirmo</text:p>
      <text:p text:style-name="Standard">P. de Castro</text:p>
      <text:p text:style-name="Standard">R. de Dangello</text:p>
      <text:p text:style-name="Standard">P. decano</text:p>
      <text:p text:style-name="Standard">G. archidiacono ecclesie</text:p>
      <text:p text:style-name="Standard">Sy Freron Succentor</text:p>
      <text:p text:style-name="Standard"><text:soft-page-break/>J. de Pompodorio</text:p>
      <text:p text:style-name="Standard">J. de Boulay</text:p>
      <text:p text:style-name="Standard">L. de Mongeria</text:p>
      <text:p text:style-name="Standard">P. prepositi</text:p>
      <text:p text:style-name="Standard">J. Chantemprime</text:p>
      <text:p text:style-name="Standard">N. Chaudart</text:p>
      <text:p text:style-name="Standard">G. Fedelli</text:p>
      <text:p text:style-name="Standard">Tho. de Sancto Petro</text:p>
      <text:p text:style-name="Standard">J. Regis</text:p>
      <text:p text:style-name="Standard">An. Grangii</text:p>
      <text:p text:style-name="Standard">R. de Lorriaco</text:p>
      <text:p text:style-name="Standard">R. de Putheolis</text:p>
      <text:p text:style-name="Standard">J. Voignon</text:p>
      <text:p text:style-name="Standard">Phi. de Salione</text:p>
      <text:p text:style-name="Standard">P. Forteti</text:p>
      <text:p text:style-name="Standard">L. de Magnaco</text:p>
      <text:p text:style-name="Standard">N. de Ordeomonto</text:p>
      <text:p text:style-name="Standard"/>
      <text:p text:style-name="Standard"/>
      <text:p text:style-name="Standard">=FRAN_0393_10760.tif=</text:p>
      <text:p text:style-name="Standard">&gt;&gt;&gt;&gt;&gt;&gt; date &lt;&lt;&lt;&lt;&lt;&lt;&lt;</text:p>
      <text:p text:style-name="Standard">G. xtraordis</text:p>
      <text:p text:style-name="Standard">Aamo predicto die sabbati secunda mensis novembris presentibus dominis capiteri</text:p>
      <text:p text:style-name="Standard">&gt;&gt;&gt;&gt;&gt;&gt; block &lt;&lt;&lt;&lt;&lt;&lt;&lt;</text:p>
      <text:p text:style-name="Standard">Resignatis</text:p>
      <text:p text:style-name="Standard">canonico parisiensis t suos canonicatum et prebendam / ipsisque canonicatum et prebendam</text:p>
      <text:p text:style-name="Standard">Per magistrum Johannem Canardi Electum Actrebatis</text:p>
      <text:p text:style-name="Standard">collatis de manio pape magistro Johann de Nulliaco in utroque</text:p>
      <text:p text:style-name="Standard">jure licenciam per magistri Radulphum de Harpis decanum Sancti</text:p>
      <text:p text:style-name="Standard">Marcelli prope Parisiens</text:p>
      <text:p text:style-name="Standard">Receptus</text:p>
      <text:p text:style-name="Standard">fuit dictus magister Johannis de Nulliaco ad dicnaim canonici</text:p>
      <text:p text:style-name="Standard">5</text:p>
      <text:p text:style-name="Standard">et predendam / et fuit installatus in ecclesia Par. per</text:p>
      <text:p text:style-name="Standard">succentor et juratut in forma etc. salvo juris cuiuslbet</text:p>
      <text:p text:style-name="Standard">Et eciam solvit decem fran camerario clerico pro jocundo</text:p>
      <text:p text:style-name="Standard"><text:soft-page-break/>adventu suo / et promisit solvere cappa insra annum</text:p>
      <text:p text:style-name="Standard">et dedit fidem propter hoc dominos succentore et P. de Castro etc.</text:p>
      <text:p text:style-name="Standard">presentus ad hoc magistris G. de Marchia jurisperito Stephano</text:p>
      <text:p text:style-name="Standard">Boussardi canonico Senonsis et P. de Cergiam procurator in parlamenus</text:p>
      <text:p text:style-name="Standard">cum pluri aliis testientus et me</text:p>
      <text:p text:style-name="Standard">petiit dictus de Nullyaco instrmentum super premissis etc.</text:p>
      <text:p text:style-name="Standard">Symoneli notario publico a quo</text:p>
      <text:p text:style-name="Standard">et deinde solvit pro parisnsis capituli xv francs ut est moris</text:p>
      <text:p text:style-name="Standard">Donvint</text:p>
      <text:p text:style-name="Standard">Ecclesie parisiensis grose predictus magister Johannis Canardi retipue licenciam a capitulo unum</text:p>
      <text:p text:style-name="Standard">do</text:p>
      <text:p text:style-name="Standard">pultrum et grossum Brevarum ad usum ecclesie parisiensis ut ponatur in cho</text:p>
      <text:p text:style-name="Standard">ro dicte ecclesie pro pauperibus bienarium proprium non habentes videlicet in duobus volu</text:p>
      <text:p text:style-name="Standard">minibus quorum unum volumere tradidit in promptu et reliquum nondum perset</text:p>
      <text:p text:style-name="Standard">tum trada circa instans festum Sancti Andiis apostoli. Rogans capitulum ut haberet</text:p>
      <text:p text:style-name="Standard">eum regiacium etc. offeriando se et</text:p>
      <text:p text:style-name="Standard">&gt;&gt;&gt;&gt;&gt;&gt; liste &lt;&lt;&lt;&lt;&lt;&lt;&lt;</text:p>
      <text:p text:style-name="Standard">Sy. Freron succentore</text:p>
      <text:p text:style-name="Standard">J. de Karolay</text:p>
      <text:p text:style-name="Standard">R. de Lorriaco</text:p>
      <text:p text:style-name="Standard">L. de Mongeria</text:p>
      <text:p text:style-name="Standard">P. Prepositi</text:p>
      <text:p text:style-name="Standard">R. de Putheolis</text:p>
      <text:p text:style-name="Standard">P. de Castro</text:p>
      <text:p text:style-name="Standard">J. de Sanctis</text:p>
      <text:p text:style-name="Standard">G. Fedelli</text:p>
      <text:p text:style-name="Standard">N. de Ordeomonte</text:p>
      <text:p text:style-name="Standard">. Chanteprime</text:p>
      <text:p text:style-name="Standard">J. Voignon</text:p>
      <text:p text:style-name="Standard">L. de Maignaco</text:p>
      <text:p text:style-name="Standard"/>
      <text:p text:style-name="Standard"/>
      <text:p text:style-name="Standard">=FRAN_0393_10761.tif=</text:p>
      <text:p text:style-name="Standard">&gt;&gt;&gt;&gt;&gt;&gt; numérotation &lt;&lt;&lt;&lt;&lt;&lt;&lt;</text:p>
      <text:p text:style-name="Standard">xxiiii</text:p>
      <text:p text:style-name="Standard">2</text:p>
      <text:p text:style-name="Standard"><text:soft-page-break/>&gt;&gt;&gt;&gt;&gt;&gt; Date &lt;&lt;&lt;&lt;&lt;&lt;&lt;</text:p>
      <text:p text:style-name="Standard">November nonagesimo secundo</text:p>
      <text:p text:style-name="Standard">48.</text:p>
      <text:p text:style-name="Standard">Anno predicto die lune post festum omnium Sanctorum iiii mrnsis n onereibites entibus dominis caputibis</text:p>
      <text:p text:style-name="Standard">&gt;&gt;&gt;&gt;&gt;&gt; block &lt;&lt;&lt;&lt;&lt;&lt;&lt;</text:p>
      <text:p text:style-name="Standard">Non residone</text:p>
      <text:p text:style-name="Standard">Grose fuit concessa usque ad Symodum domino Egidio Bugneti</text:p>
      <text:p text:style-name="Standard">cappepellano in ecclesia parisiensis ad altero Sancti Jacobi pro quo deservit dominus Alvracus</text:p>
      <text:p text:style-name="Standard">Charrete capellanis in ecclesia Sancti Thome de Luppera parisiensis</text:p>
      <text:p text:style-name="Standard">pro exequitur</text:p>
      <text:p text:style-name="Standard">deffuncti magistri Johannis Petri qui tenentur ad repparacioneum domus claustralis</text:p>
      <text:p text:style-name="Standard">que fuit dicti deffuncti fuit concessa copia etapporti juratorum ecclesie</text:p>
      <text:p text:style-name="Standard">super ipsis repparaciones faciendi facti</text:p>
      <text:p text:style-name="Standard">Capitularis fuit concessus magistro Johanni de Milliaco canonici Parisiensis</text:p>
      <text:p text:style-name="Standard">consiliario ecclesie in parlamento / petenti graciose quamdiu ent parisiensis et</text:p>
      <text:p text:style-name="Standard">eciam si non venerot ad ecclesia</text:p>
      <text:p text:style-name="Standard">placuerit capitulo / sive tamere aliquibus distribucionis ecclesie / aliis quam illis quas</text:p>
      <text:p text:style-name="Standard">ppria persona sua lucrabitur / hoc tamere medi quod promr se facturum</text:p>
      <text:p text:style-name="Standard">promisit serviet dicte ecclesie in parlamento predicto ut melius poterit et ent</text:p>
      <text:p text:style-name="Standard">ut prius de consilio ecclesie idelicet pro erat ante quam esset canonici parisiensis et faciet</text:p>
      <text:p text:style-name="Standard">scriptis neccessar pro ecclesia quiquidem magister Johannis antea solverat</text:p>
      <text:p text:style-name="Standard">xv f. pro dicto Parisnsis capituli pro facit quilibet alius canonicum voles habere</text:p>
      <text:p text:style-name="Standard">pane qui lucratur certis horis</text:p>
      <text:p text:style-name="Standard">Per dominum Johannem Parvi canonicum ecclesie Sancti Stephani de Gressibus Pariens suo canonicatus et prebenda predicta causa permutci</text:p>
      <text:p text:style-name="Standard">de ipsis faciende cum Johanne Grenon elic dyaconno ad Cappellantum Sancte Kathei Monti martum</text:p>
      <text:p text:style-name="Standard">ipsaque resignacione admissa per capitulum / dicti canonico et prebenda sic vacantes Collecti fuerunt per</text:p>
      <text:p text:style-name="Standard">us</text:p>
      <text:p text:style-name="Standard">dictum capitulum predicto Johanni greno qui juravit in fora et fuit installatus in ecclesi parisiensis per duc</text:p>
      <text:p text:style-name="Standard">centri / et deinde in predicta ecclesia Sepulcri per me notarium dicti capituli</text:p>
      <text:p text:style-name="Standard">Jaquetus Brbitis</text:p>
      <text:p text:style-name="Standard">et Petrus Buticis</text:p>
      <text:p text:style-name="Standard">domini Parisiensis episcopi matricularii layci ecclesie parisiensis habeant distribuce suas que erant impedine</text:p>
      <text:p text:style-name="Standard"><text:soft-page-break/>veliet dum venient ad ecclesiam pro alii socii sui matricis habent</text:p>
      <text:p text:style-name="Standard">Camerario clerico</text:p>
      <text:p text:style-name="Standard">Peceptum fuit quod de pecee per eum debita maceculis clericis rocieant pro quolibet ifrantes per eos debits pro quadam emenda per</text:p>
      <text:p text:style-name="Standard">eos gagiata propte dessunci per eos commisiris et quod nichil habeant de residus dicti debiti sante magisto capitul et x ta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 ad missam</text:p>
      <text:p text:style-name="Standard">J. de Pompadorio</text:p>
      <text:p text:style-name="Standard">P. Forteti</text:p>
      <text:p text:style-name="Standard">L. de Mongeria</text:p>
      <text:p text:style-name="Standard">P. Prepositi</text:p>
      <text:p text:style-name="Standard">R. de Putheolis</text:p>
      <text:p text:style-name="Standard">N. de Ordeomonte</text:p>
      <text:p text:style-name="Standard">T. Hocie</text:p>
      <text:p text:style-name="Standard">J. Chanteprime</text:p>
      <text:p text:style-name="Standard">J. Voignon</text:p>
      <text:p text:style-name="Standard">.L. de Maignaco</text:p>
      <text:p text:style-name="Standard">N. Chaudart infirmo</text:p>
      <text:p text:style-name="Standard">J. de Soco pro presente</text:p>
      <text:p text:style-name="Standard">R. de Lorriaco</text:p>
      <text:p text:style-name="Standard">J. Hue</text:p>
      <text:p text:style-name="Standard">Ph. de Salione</text:p>
      <text:p text:style-name="Standard">G. Fedelli</text:p>
      <text:p text:style-name="Standard">A. Regie</text:p>
      <text:p text:style-name="Standard">J. de Karolay</text:p>
      <text:p text:style-name="Standard">R. d. DAuges</text:p>
      <text:p text:style-name="Standard">J. de Guignicurte infirmo</text:p>
      <text:p text:style-name="Standard">P. de Castro pro prestente</text:p>
      <text:p text:style-name="Standard"/>
      <text:p text:style-name="Standard"/>
      <text:p text:style-name="Standard">=FRAN_0393_10762.tif=</text:p>
      <text:p text:style-name="Standard">&gt;&gt;&gt;&gt;&gt;&gt; date &lt;&lt;&lt;&lt;&lt;&lt;&lt;</text:p>
      <text:p text:style-name="Standard"><text:soft-page-break/>ta</text:p>
      <text:p text:style-name="Standard">Anno predicto die mercurii post festum omnium sanctorum vi mensis novebris presenibus dominis</text:p>
      <text:p text:style-name="Standard">&gt;&gt;&gt;&gt;&gt;&gt; block &lt;&lt;&lt;&lt;&lt;&lt;&lt;</text:p>
      <text:p text:style-name="Standard">Providit</text:p>
      <text:p text:style-name="Standard">hic magister Radulphus de herbeis decanicus Sancti Marcelli</text:p>
      <text:p text:style-name="Standard">juxta Parisiensi de Manoniinto apostolio super hoc sibi facto / magistro Johannem</text:p>
      <text:p text:style-name="Standard">de Nulliaco in utroque jure licenciat / de Canonicatum et prebenda</text:p>
      <text:p text:style-name="Standard">Parisiensis quos nuper obtinebat reverendus in Christo pat</text:p>
      <text:p text:style-name="Standard">et dominus magister Johannis Canardi episcopus Actrebatensis tanquam</text:p>
      <text:p text:style-name="Standard">de pro dicto de Nulliaco per dominum nostrum papam / reservatis / ac</text:p>
      <text:p text:style-name="Standard">liberis et vacantibus per promocionem dicti magistri Johannis et Mun</text:p>
      <text:p text:style-name="Standard">ipsius consetratios / requirens dominos capitulantes ut eum ad ipsos</text:p>
      <text:p text:style-name="Standard">canonicatum et prebendam cum pleniter juris canonici ipsorumque juribus et pertinenciis</text:p>
      <text:p text:style-name="Standard">Universis e de quo eciam dictus magister J. de Milliaco supplica</text:p>
      <text:p text:style-name="Standard">bat / Quibus sic pactis dicti domini capitulantibus ipsum de mil</text:p>
      <text:p text:style-name="Standard">liaico ad dictos canonicatum et prebendam graciose receperunt et admiserunt</text:p>
      <text:p text:style-name="Standard">cum plenerit juris canonici ac juribus universis ipsorum canonicatus prebende</text:p>
      <text:p text:style-name="Standard">Stallumque sibi fecerunt assignari in choro ipsius ecclesie parisiensis per</text:p>
      <text:p text:style-name="Standard">prenominatum succentor parisiensis adhibit solenniter in talibus requi see</text:p>
      <text:p text:style-name="Standard">prestitoque juramento per dictum de Mulliaco in manibus dictorum capicelaem</text:p>
      <text:p text:style-name="Standard">et in formam per canonicum parisiensis prestari solitam / de quibus omnibus</text:p>
      <text:p text:style-name="Standard">premissis dictus de Milliaco petiit sibi fieri per me Symonel</text:p>
      <text:p text:style-name="Standard">publicim instrumentum presentus ad hoc magistro Radulpho de Olmonte in utroque</text:p>
      <text:p text:style-name="Standard">jure licencia magistr Gidam de Sancto Amiando notario publico Remensi et tor</text:p>
      <text:p text:style-name="Standard">naciat dyocesis cum pluri aliis testientis etc. et notario quod die ii par.</text:p>
      <text:p text:style-name="Standard">mensis qua fuit eciam recemptus ad istam prebendam solvit x f. pro jocum do</text:p>
      <text:p text:style-name="Standard">adventu Et xv fran pro pane capitulari</text:p>
      <text:p text:style-name="Standard">Jerviens</text:p>
      <text:p text:style-name="Standard">Ecclesie et capituli fuit factus et creatus Giletus Le Roy in Vernoto et pertinencies suis</text:p>
      <text:p text:style-name="Standard">ad commoda et emolumus consueta / $Quq dinram beneplacito capituli / Quiquidem Giletus</text:p>
      <text:p text:style-name="Standard">juravit bene et diligenter conce officium sergentierie hujusmodi ut in forma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</text:p>
      <text:p text:style-name="Standard"><text:soft-page-break/>J. de Pompadorio</text:p>
      <text:p text:style-name="Standard">J. de Soco</text:p>
      <text:p text:style-name="Standard">P. Forteti</text:p>
      <text:p text:style-name="Standard">L. de Mongeria</text:p>
      <text:p text:style-name="Standard">P. Prepositi</text:p>
      <text:p text:style-name="Standard">R. de Putheolis</text:p>
      <text:p text:style-name="Standard">J. Chanteprime</text:p>
      <text:p text:style-name="Standard">N. de Ordeimonte</text:p>
      <text:p text:style-name="Standard">Ph. de Salione</text:p>
      <text:p text:style-name="Standard">l</text:p>
      <text:p text:style-name="Standard">. Hue</text:p>
      <text:p text:style-name="Standard">T. Hocie</text:p>
      <text:p text:style-name="Standard">G. Fedelli</text:p>
      <text:p text:style-name="Standard">J. Voignon</text:p>
      <text:p text:style-name="Standard">R. de Dangello</text:p>
      <text:p text:style-name="Standard">R. de Lorriaco</text:p>
      <text:p text:style-name="Standard">L. de Maignaco</text:p>
      <text:p text:style-name="Standard">N. Chaudart</text:p>
      <text:p text:style-name="Standard">J. de Karolay</text:p>
      <text:p text:style-name="Standard">J. de Guignicurto infirmo</text:p>
      <text:p text:style-name="Standard">Jo. de Castro pro presentis</text:p>
      <text:p text:style-name="Standard"/>
      <text:p text:style-name="Standard"/>
      <text:p text:style-name="Standard">=FRAN_0393_10763.tif=</text:p>
      <text:p text:style-name="Standard">&gt;&gt;&gt;&gt;&gt;&gt; numérotation &lt;&lt;&lt;&lt;&lt;&lt;&lt;</text:p>
      <text:p text:style-name="Standard">2</text:p>
      <text:p text:style-name="Standard">49</text:p>
      <text:p text:style-name="Standard">&gt;&gt;&gt;&gt;&gt;&gt; Date &lt;&lt;&lt;&lt;&lt;&lt;&lt;</text:p>
      <text:p text:style-name="Standard">November nonagesimoscundo</text:p>
      <text:p text:style-name="Standard">Anno prefato die beneis in octabis festi omni stcorum viia novembris prentibus dominis capitulantibus</text:p>
      <text:p text:style-name="Standard">&gt;&gt;&gt;&gt;&gt;&gt; block &lt;&lt;&lt;&lt;&lt;&lt;&lt;</text:p>
      <text:p text:style-name="Standard">G mendavit</text:p>
      <text:p text:style-name="Standard">dominus Baldoynus de Bonneriis capeleli</text:p>
      <text:p text:style-name="Standard">mis</text:p>
      <text:p text:style-name="Standard">lis</text:p>
      <text:p text:style-name="Standard">G</text:p>
      <text:p text:style-name="Standard"><text:soft-page-break/>Sancti Christofori Parisiensis injectionem mamunsuarum violencia positis citra sanguinis</text:p>
      <text:p text:style-name="Standard">effusi in dominum Guillelmum Symonis presbyterum / super quo fuerat citatus ex of</text:p>
      <text:p text:style-name="Standard">ficio</text:p>
      <text:p text:style-name="Standard">Restituantur</text:p>
      <text:p text:style-name="Standard">Magistro Philiberto de Salionie canonico Parinsi xv lbr. pr. super arreragi</text:p>
      <text:p text:style-name="Standard">Camere Si constitit magistris N. de Ordeomonte et Laurencio de</text:p>
      <text:p text:style-name="Standard">mongeria canonicus parisiensis ad infrascripta per capitulum deputa / quod sibi debeant</text:p>
      <text:p text:style-name="Standard">prout asserit de tempore quo fuit camerarius clericus ecclesie parisiensis pr eo quod</text:p>
      <text:p text:style-name="Standard">eas tunc solvit de duobus annis ut camerarius et ad causam camere</text:p>
      <text:p text:style-name="Standard">domino Guillelmo Anglici tunc officiario horarum ecclesie predicte cui camera</text:p>
      <text:p text:style-name="Standard">hoc debebat ad causam insularum pro dictis duobus annis ii de</text:p>
      <text:p text:style-name="Standard">hoc fecit mencionem in compoto suo propter enorem seu oblivionem</text:p>
      <text:p text:style-name="Standard">prout per compotum dicti domini G. qui poiit eas recepisse et per compo</text:p>
      <text:p text:style-name="Standard">tum dicti magistri Phip uibi de hoc nulla mencio facta est poterit apparere</text:p>
      <text:p text:style-name="Standard">dictui deputis.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adorio</text:p>
      <text:p text:style-name="Standard">N. Chaudart</text:p>
      <text:p text:style-name="Standard">J. de Soco</text:p>
      <text:p text:style-name="Standard">P. Forteti</text:p>
      <text:p text:style-name="Standard">L. de Mongeria</text:p>
      <text:p text:style-name="Standard">P. Prepositi</text:p>
      <text:p text:style-name="Standard">J. Hue</text:p>
      <text:p text:style-name="Standard">J. de Sanctis</text:p>
      <text:p text:style-name="Standard">T. de Sancto Petro</text:p>
      <text:p text:style-name="Standard">N. de Ordeomonte</text:p>
      <text:p text:style-name="Standard">Ph. de Salione</text:p>
      <text:p text:style-name="Standard">J. Chanteprime</text:p>
      <text:p text:style-name="Standard">G. Fedelli</text:p>
      <text:p text:style-name="Standard">J. Voignon</text:p>
      <text:p text:style-name="Standard">L. de Maignaco</text:p>
      <text:p text:style-name="Standard">R. de Dangello</text:p>
      <text:p text:style-name="Standard"><text:soft-page-break/>J. de Guignicurte infirmo</text:p>
      <text:p text:style-name="Standard">R. de Lorriaco pro presente</text:p>
      <text:p text:style-name="Standard">R. de Putheolis</text:p>
      <text:p text:style-name="Standard">J. de Karolay.</text:p>
      <text:p text:style-name="Standard">Pr. de Castro pro presentis</text:p>
      <text:p text:style-name="Standard"/>
      <text:p text:style-name="Standard"/>
      <text:p text:style-name="Standard">=FRAN_0393_10764.tif=</text:p>
      <text:p text:style-name="Standard">&gt;&gt;&gt;&gt;&gt;&gt; block &lt;&lt;&lt;&lt;&lt;&lt;&lt;</text:p>
      <text:p text:style-name="Standard">Apiunu Generale Sancti Martini pasenm predicti ani</text:p>
      <text:p text:style-name="Standard">Du Terreil</text:p>
      <text:p text:style-name="Standard">Macet capitulo quod magister Johnes Filleu advocatus</text:p>
      <text:p text:style-name="Standard">pensionius ecclesie possit facere portari ad terrale certum</text:p>
      <text:p text:style-name="Standard">granesium quod de presenti habet in domo sua</text:p>
      <text:p text:style-name="Standard">P. Burgendi</text:p>
      <text:p text:style-name="Standard">Anestate sunt distribuciones domini P. Burgondi alterius</text:p>
      <text:p text:style-name="Standard">Curati Sancti Johnnis Rotundi / quia non deservit beneficio sua</text:p>
      <text:p text:style-name="Standard">Et nunc extra sive licencia / donec etc / Et fuit inhibitis</text:p>
      <text:p text:style-name="Standard">dominis P. Valleti H. Capierii et J. Caillardi distributories</text:p>
      <text:p text:style-name="Standard">et H. Carpentarii procui canonicorum Sancti Johannis Rotundi quod</text:p>
      <text:p text:style-name="Standard">nichil dant ei isine missu capituli</text:p>
      <text:p text:style-name="Standard">Deputati sunt</text:p>
      <text:p text:style-name="Standard">N. de Ordeomonte / Ad vecandum officiarius ecclesie</text:p>
      <text:p text:style-name="Standard">Phi. de Salione et sciendu ab ipsis que reparacioni</text:p>
      <text:p text:style-name="Standard">necssaro sunt faciende in singulis</text:p>
      <text:p text:style-name="Standard">locis officialius eomdem et ordinaim cum ipsis</text:p>
      <text:p text:style-name="Standard">quod dicte reparariciones fiant</text:p>
      <text:p text:style-name="Standard">Remictutur graciose</text:p>
      <text:p text:style-name="Standard">domino Comiti de Longavilla ad ejus requestam omnia</text:p>
      <text:p text:style-name="Standard">arreragia et expensis per eum debitis clericis matutinrium ecclesie</text:p>
      <text:p text:style-name="Standard">Par.es racione decem Pa. Par. quos dicti clerici perciperiunt quolibet</text:p>
      <text:p text:style-name="Standard">anno in et super quandam domo sita parisiensis ad banram du Boc</text:p>
      <text:p text:style-name="Standard">in quibus arreragesi et copensis dictus comes fuerat condempnatus</text:p>
      <text:p text:style-name="Standard">vdelicet pro xxxv franc auri quos si soluturum obtulit et</text:p>
      <text:p text:style-name="Standard">promisit in prout promcctr per nuncium suum la modo montla</text:p>
      <text:p text:style-name="Standard">non defficere in solue redditus predicti</text:p>
      <text:p text:style-name="Standard"><text:soft-page-break/>fuit inhibitum ne de cetero habeat socient nic conversacis in loco sufpicio</text:p>
      <text:p text:style-name="Standard">domino J. Moqiti</text:p>
      <text:p text:style-name="Standard">cum J. Candelaria de cujus concubnum est diffamatus sub pon privati</text:p>
      <text:p text:style-name="Standard">Beneficii sui et fuit decertum quod absolvantur a suam quam proncurut</text:p>
      <text:p text:style-name="Standard">quia non solvit quandam emendem pero eum gagiatam hoc meditem pro de distribu</text:p>
      <text:p text:style-name="Standard">per eum lucrantem solvat pro dicta emenda xii s.</text:p>
      <text:p text:style-name="Standard">Emnend deffuncti per eum commissarus in servico dominio et specialiter in sancto . per</text:p>
      <text:p text:style-name="Standard">dominus P. Burgodi cui Sancti J. ixtodi</text:p>
      <text:p text:style-name="Standard">et quia ivit extra Gillam Sancti licencia capituli et promisit se emende et hoc medi fui</text:p>
      <text:p text:style-name="Standard">sui distribne de satrestis non tamen sui grossi fructus usi de ipsis deb</text:p>
      <text:p text:style-name="Standard">Feruictum quod non fecit dictus</text:p>
      <text:p text:style-name="Standard">&gt;&gt;&gt;&gt;&gt;&gt; liste &lt;&lt;&lt;&lt;&lt;&lt;&lt;</text:p>
      <text:p text:style-name="Standard">P. decano</text:p>
      <text:p text:style-name="Standard">G. archidiacono ecclesie infirmo</text:p>
      <text:p text:style-name="Standard">P. archidiacono Brie infirmo</text:p>
      <text:p text:style-name="Standard">Sy. succentore</text:p>
      <text:p text:style-name="Standard">P. Roberti</text:p>
      <text:p text:style-name="Standard">J. de Pompedorio</text:p>
      <text:p text:style-name="Standard">J. de Karolay</text:p>
      <text:p text:style-name="Standard">N. Chaudart</text:p>
      <text:p text:style-name="Standard">P. Forteti</text:p>
      <text:p text:style-name="Standard">R. de Lorriaco</text:p>
      <text:p text:style-name="Standard">P. Prepositi</text:p>
      <text:p text:style-name="Standard">R. de Putheolis</text:p>
      <text:p text:style-name="Standard">T. de Sancto Petro</text:p>
      <text:p text:style-name="Standard">N. de Ordeomonte</text:p>
      <text:p text:style-name="Standard">Ph. de Salione</text:p>
      <text:p text:style-name="Standard">T. Hocie</text:p>
      <text:p text:style-name="Standard">G. Fedelli</text:p>
      <text:p text:style-name="Standard">L. de Mongeria</text:p>
      <text:p text:style-name="Standard">J. de Guignicurte infirmo</text:p>
      <text:p text:style-name="Standard">J. de Soco officiarios pro presente</text:p>
      <text:p text:style-name="Standard">R. de Lorriaco</text:p>
      <text:p text:style-name="Standard">L. de Mongeria</text:p>
      <text:p text:style-name="Standard">L. de Maignaco pro presente</text:p>
      <text:p text:style-name="Standard">J. Voignon pro presente qu apud sped</text:p>
      <text:p text:style-name="Standard"><text:soft-page-break/>P. de Castro pro present</text:p>
      <text:p text:style-name="Standard">Anno predicto / die mercurii post Hyemeis festum Sancti Martini xiiia die mensis novembris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J. de Gaignicurte infirmo</text:p>
      <text:p text:style-name="Standard">J. de Pompadorio</text:p>
      <text:p text:style-name="Standard">J. de Karolay</text:p>
      <text:p text:style-name="Standard">R. de Putheolis</text:p>
      <text:p text:style-name="Standard">P. Prepositi</text:p>
      <text:p text:style-name="Standard">T. Hocie</text:p>
      <text:p text:style-name="Standard">T. de Sancto Petro</text:p>
      <text:p text:style-name="Standard">L. de Mongeria</text:p>
      <text:p text:style-name="Standard">G. Fedelli</text:p>
      <text:p text:style-name="Standard">L. de Maignaco</text:p>
      <text:p text:style-name="Standard">N. Chaudart infirmo</text:p>
      <text:p text:style-name="Standard">Ph. de Salione</text:p>
      <text:p text:style-name="Standard">R. de Lorriaco</text:p>
      <text:p text:style-name="Standard">P. Forteti</text:p>
      <text:p text:style-name="Standard">N. de Ordeomonte</text:p>
      <text:p text:style-name="Standard">A Regine</text:p>
      <text:p text:style-name="Standard">J. Voignon pro presente qu apud spedus</text:p>
      <text:p text:style-name="Standard">P. de Castro pro presenti</text:p>
      <text:p text:style-name="Standard"/>
      <text:p text:style-name="Standard"/>
      <text:p text:style-name="Standard">=FRAN_0393_10765.tif=</text:p>
      <text:p text:style-name="Standard">&gt;&gt;&gt;&gt;&gt;&gt; numérotation &lt;&lt;&lt;&lt;&lt;&lt;&lt;</text:p>
      <text:p text:style-name="Standard">xv</text:p>
      <text:p text:style-name="Standard">7</text:p>
      <text:p text:style-name="Standard">26</text:p>
      <text:p text:style-name="Standard">51</text:p>
      <text:p text:style-name="Standard">&gt;&gt;&gt;&gt;&gt;&gt; Date &lt;&lt;&lt;&lt;&lt;&lt;&lt;</text:p>
      <text:p text:style-name="Standard">November nonagesimo secundo</text:p>
      <text:p text:style-name="Standard">Anno predicto / die jovis post festum beati Martini Hyem xiiiia novembris puenibus dominis capiteris</text:p>
      <text:p text:style-name="Standard"><text:soft-page-break/>Anno predicto die veneris post festum Hyemei beati Martini xva novembris presentbus dominis capitulantibus ultiocai</text:p>
      <text:p text:style-name="Standard">&gt;&gt;&gt;&gt;&gt;&gt; block &lt;&lt;&lt;&lt;&lt;&lt;&lt;</text:p>
      <text:p text:style-name="Standard">Deliberatus et expeditus</text:p>
      <text:p text:style-name="Standard">fuit Theveninus tabernarii clericus prisionrii capituli pro verbatu seu lesionem per eum</text:p>
      <text:p text:style-name="Standard">dactu Philipoto Mortier Layco discipulo Jaqueti le lou carpencri et ate circa annorum</text:p>
      <text:p text:style-name="Standard">xiiii / de consensu et in presentes lesi et magistri sui predictorum reportato prius periculo</text:p>
      <text:p text:style-name="Standard">dicte lesionis in fiocere facte / hoc mediti quod dictus clericus satisfaciet medico etc.</text:p>
      <text:p text:style-name="Standard">et solvet leso xii s. pro dampnis suis seu magistri sui predicti et quod cmiendam</text:p>
      <text:p text:style-name="Standard">dictam lesionem factam juxta magnum porcale ecclesie Par.en in jjidiciones dicte ecclesie Par.is</text:p>
      <text:p text:style-name="Standard">Et quod dominus Guillelmus de Quercu capellani in ecclesia Parisiensi et custos cheauri dicte ecclesie</text:p>
      <text:p text:style-name="Standard">promisit solvere emendem xii s. predictus secundum quod dicta emenda fuerit racionabiliter taxant</text:p>
      <text:p text:style-name="Standard">Ordinatum</text:p>
      <text:p text:style-name="Standard">deliberatum est quod fiat unus solicitator et procurator in curia romana de novo</text:p>
      <text:p text:style-name="Standard">non revocando adhuc aliquem qui recuperabit processus et negocia capituli a magistr Symo</text:p>
      <text:p text:style-name="Standard">no de Burich nunc procuratore causa non sic ipse Symo utilis ecclesie / Et quod scribiatur eidem</text:p>
      <text:p text:style-name="Standard">magistr Symoni qummodo dictus solicitator solicitabit eum in neg ecclesie et occupabit causas</text:p>
      <text:p text:style-name="Standard">in quibus non poterit vacare / Et eciam scribatur dicto solicitats quod diligeretur se habeat in</text:p>
      <text:p text:style-name="Standard">dictis causis et in recuppeat processuum et neg pr dicts per bonum et honestum modum</text:p>
      <text:p text:style-name="Standard">fingendo quod velit videre mrita processuum et neg hujusmodi quiquidem solititis habebit pernunci</text:p>
      <text:p text:style-name="Standard">provisis esd dumtaxat et nominabit dictus solicitats et procuratur per dominum decanum.</text:p>
      <text:p text:style-name="Standard">Dominus Stephaus Johannis</text:p>
      <text:p text:style-name="Standard">P. Archidiacono Brie infirmo Officiarius anniversarioum ecclesie est confirmatus et denuo institutus in officialis</text:p>
      <text:p text:style-name="Standard">predicto ipso presentbs et acceptantes sub spee gracie capituli etc.</text:p>
      <text:p text:style-name="Standard">Magister Johanns le Quien</text:p>
      <text:p text:style-name="Standard">filius deffuncti Johannis Le Quien est assumptus et retentus de consilio ecclesie</text:p>
      <text:p text:style-name="Standard">ad pensiesus C solidus per annum sibi solvendas durantem beneplacite capituli per officiaris</text:p>
      <text:p text:style-name="Standard">anniversarioum dicte ecclesie prout erat dictus pater suus dum vivebat</text:p>
      <text:p text:style-name="Standard">nominati et Electi</text:p>
      <text:p text:style-name="Standard">sunt taxatu anniversariorum ecclesie magistri Re Pompadorio et Ph. de</text:p>
      <text:p text:style-name="Standard">salion canonici parisiensis pro septemeris sequentes</text:p>
      <text:p text:style-name="Standard">Solvit</text:p>
      <text:p text:style-name="Standard">cus</text:p>
      <text:p text:style-name="Standard">magister Guillelmus de Alneolo canonicus Pariensis quidernt fuerint pro pane</text:p>
      <text:p text:style-name="Standard">capituli</text:p>
      <text:p text:style-name="Standard"><text:soft-page-break/>resprondit</text:p>
      <text:p text:style-name="Standard">Dominus Guillelmus Anclici pare de reparaconis ad quas potest teneri magister</text:p>
      <text:p text:style-name="Standard">Odardus de Molinis emi tradii fuit codula fructuum debitorum</text:p>
      <text:p text:style-name="Standard">de Anno nonagesio primo tere dicte sue prebend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</text:p>
      <text:p text:style-name="Standard">Sy. succentore</text:p>
      <text:p text:style-name="Standard">J. de Pompadorio</text:p>
      <text:p text:style-name="Standard">J. de Karolay</text:p>
      <text:p text:style-name="Standard">N. Chaudart</text:p>
      <text:p text:style-name="Standard">P. Forteti</text:p>
      <text:p text:style-name="Standard">L. de Mongeria</text:p>
      <text:p text:style-name="Standard">R. de Lorriaco</text:p>
      <text:p text:style-name="Standard">P. Prepositi</text:p>
      <text:p text:style-name="Standard">R. de Putheolis</text:p>
      <text:p text:style-name="Standard">T. de Sancto Petro</text:p>
      <text:p text:style-name="Standard">N. de Ordeomonte</text:p>
      <text:p text:style-name="Standard">Ph. de Salione</text:p>
      <text:p text:style-name="Standard">G. Fedelli</text:p>
      <text:p text:style-name="Standard">T. Hocie</text:p>
      <text:p text:style-name="Standard">J. Voignon</text:p>
      <text:p text:style-name="Standard">J. Regis</text:p>
      <text:p text:style-name="Standard">T. de Soco pro presente</text:p>
      <text:p text:style-name="Standard">P. de Castro</text:p>
      <text:p text:style-name="Standard">J. de Guignicurte infirmo</text:p>
      <text:p text:style-name="Standard">tardus R. de Dangello</text:p>
      <text:p text:style-name="Standard">P. de Castro pro presente</text:p>
      <text:p text:style-name="Standard">P. decano</text:p>
      <text:p text:style-name="Standard">G. Archidiacono ecclesie</text:p>
      <text:p text:style-name="Standard">Sy. succentore</text:p>
      <text:p text:style-name="Standard">J. de Pompadorio</text:p>
      <text:p text:style-name="Standard">J. de Karolay</text:p>
      <text:p text:style-name="Standard">N. Chaudart</text:p>
      <text:p text:style-name="Standard">P. Forteti</text:p>
      <text:p text:style-name="Standard"><text:soft-page-break/>R. de Lorriaco</text:p>
      <text:p text:style-name="Standard">P. Prepositi</text:p>
      <text:p text:style-name="Standard">R. de Putheolis</text:p>
      <text:p text:style-name="Standard">T. de Sancto Petro</text:p>
      <text:p text:style-name="Standard">J. de Guignicurte infirmo</text:p>
      <text:p text:style-name="Standard">N. de Ordeomonte</text:p>
      <text:p text:style-name="Standard">Ph. de Salione</text:p>
      <text:p text:style-name="Standard">G. Fedelli</text:p>
      <text:p text:style-name="Standard">L. de Maignaco pro presete</text:p>
      <text:p text:style-name="Standard">J. de Soco pro presente</text:p>
      <text:p text:style-name="Standard">L. de Mongeria</text:p>
      <text:p text:style-name="Standard">T. Hocie</text:p>
      <text:p text:style-name="Standard">J. Voignon</text:p>
      <text:p text:style-name="Standard">S</text:p>
      <text:p text:style-name="Standard">R. de Dangello</text:p>
      <text:p text:style-name="Standard">P. de Castro pro presentis</text:p>
      <text:p text:style-name="Standard"/>
      <text:p text:style-name="Standard"/>
      <text:p text:style-name="Standard">=FRAN_0393_10766.tif=</text:p>
      <text:p text:style-name="Standard">&gt;&gt;&gt;&gt;&gt;&gt; date &lt;&lt;&lt;&lt;&lt;&lt;&lt;</text:p>
      <text:p text:style-name="Standard">Anno predicto / die liutere prout hyem festum Sancti Martini xviiia novembeti presene de capitatis</text:p>
      <text:p text:style-name="Standard">Anno predicto die mercurii post octabiti festi beati Martini hiem xx die novembris</text:p>
      <text:p text:style-name="Standard">&gt;&gt;&gt;&gt;&gt;&gt; block &lt;&lt;&lt;&lt;&lt;&lt;&lt;</text:p>
      <text:p text:style-name="Standard">Capitulo quod officiarius anniversariorum tradat certas terteras que</text:p>
      <text:p text:style-name="Standard">officii sui territorii Castaneti / que sunt in fuchia</text:p>
      <text:p text:style-name="Standard">pro meliori precio quod peterit imperpetuum / ut fiat ibidem</text:p>
      <text:p text:style-name="Standard">Bivee</text:p>
      <text:p text:style-name="Standard">deputati</text:p>
      <text:p text:style-name="Standard">sunt ad visitis ecclesiam et personam Sancti Medenci domini P. decanus G. archiacono</text:p>
      <text:p text:style-name="Standard">J. de Guignicurte infirmo Ecclesie P. Forteti / Li de Mongeria R. de Lorriaco et G. de AAlneolo et tunc</text:p>
      <text:p text:style-name="Standard">presentis intererunt cum aliis d. M. servienti capicerius et G. de Marchia procuratore</text:p>
      <text:p text:style-name="Standard">alterius capicerii dicti loci ut intercetera audiatur controversia que est inter</text:p>
      <text:p text:style-name="Standard">ipsos et matriculis laice dicte ecclesie</text:p>
      <text:p text:style-name="Standard">Fiant</text:p>
      <text:p text:style-name="Standard">Lictere traditum cetarum terrarum in frichia et in futorio de Fontaneto et de Balneolis</text:p>
      <text:p text:style-name="Standard"><text:soft-page-break/>existentium spectaum ad officialis horarum prout eas tradidit officialis dictarum horarum</text:p>
      <text:p text:style-name="Standard">Fiat</text:p>
      <text:p text:style-name="Standard">listera commissaiis et procuratore perrineto clerico domini cantoris deputai et commissars ad re</text:p>
      <text:p text:style-name="Standard">cipiendum arreragiim officiorum ecclesie Parisiensis</text:p>
      <text:p text:style-name="Standard">Eend</text:p>
      <text:p text:style-name="Standard">Johannis Salione prisionarius elargitus si et in quantum per inforacionem factam</text:p>
      <text:p text:style-name="Standard">per promotorem capituli reperietur cupabilio Vulneracion Johannis Charon</text:p>
      <text:p text:style-name="Standard">boulengarii quiqudm Johannis dicit quod nichil petebat nec volebat petere a</text:p>
      <text:p text:style-name="Standard">dicto prisonariis / ad octo dies videndum taxari dictam emendum si tapareda fuit</text:p>
      <text:p text:style-name="Standard">et inteim videbitur dicta inforicio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Placet</text:p>
      <text:p text:style-name="Standard">Sy. succentore</text:p>
      <text:p text:style-name="Standard">J. de Karolay</text:p>
      <text:p text:style-name="Standard">J. de Soco</text:p>
      <text:p text:style-name="Standard">R. de Lorriaco</text:p>
      <text:p text:style-name="Standard">P. Forteti</text:p>
      <text:p text:style-name="Standard">L. de Mongeria</text:p>
      <text:p text:style-name="Standard">P. Prepositi</text:p>
      <text:p text:style-name="Standard">J. de Sanctis</text:p>
      <text:p text:style-name="Standard">G. Fedelli</text:p>
      <text:p text:style-name="Standard">T. de Sancto Petro</text:p>
      <text:p text:style-name="Standard">J. Voignon</text:p>
      <text:p text:style-name="Standard">Ph. de Salione</text:p>
      <text:p text:style-name="Standard">N. Chaudart infirmo</text:p>
      <text:p text:style-name="Standard">J. de Guignicurte infirmo</text:p>
      <text:p text:style-name="Standard">L. de Maignaco pro presente</text:p>
      <text:p text:style-name="Standard">N. de Ordeimonte pro presente</text:p>
      <text:p text:style-name="Standard">G. de Alneolo</text:p>
      <text:p text:style-name="Standard">P. de Castro pro present</text:p>
      <text:p text:style-name="Standard">P. Decano</text:p>
      <text:p text:style-name="Standard">G. Archidiacono ecclesie</text:p>
      <text:p text:style-name="Standard">P. archidiacono Brie infirmo</text:p>
      <text:p text:style-name="Standard"><text:soft-page-break/>Sy. succentore</text:p>
      <text:p text:style-name="Standard">J. de Pompadorio</text:p>
      <text:p text:style-name="Standard">J. de Soco</text:p>
      <text:p text:style-name="Standard">N. Chaudart</text:p>
      <text:p text:style-name="Standard">P. Forteti</text:p>
      <text:p text:style-name="Standard">L. de Mongeria</text:p>
      <text:p text:style-name="Standard">R. de Lorriaco</text:p>
      <text:p text:style-name="Standard">P. Prepositi</text:p>
      <text:p text:style-name="Standard">N. de Ordeimonte</text:p>
      <text:p text:style-name="Standard">Ph. de Salione</text:p>
      <text:p text:style-name="Standard">T. Hocie</text:p>
      <text:p text:style-name="Standard">J. Voignon</text:p>
      <text:p text:style-name="Standard">G. de Alneolo</text:p>
      <text:p text:style-name="Standard">G. Fedelli</text:p>
      <text:p text:style-name="Standard">J. de Karolay</text:p>
      <text:p text:style-name="Standard">L. de Maignaco</text:p>
      <text:p text:style-name="Standard">T. Hocie</text:p>
      <text:p text:style-name="Standard">R. de Putheolis</text:p>
      <text:p text:style-name="Standard">P. de Custro pro ont</text:p>
      <text:p text:style-name="Standard"/>
      <text:p text:style-name="Standard"/>
      <text:p text:style-name="Standard">=FRAN_0393_10767.tif=</text:p>
      <text:p text:style-name="Standard">&gt;&gt;&gt;&gt;&gt;&gt; numérotation &lt;&lt;&lt;&lt;&lt;&lt;&lt;</text:p>
      <text:p text:style-name="Standard">xxvii</text:p>
      <text:p text:style-name="Standard">21</text:p>
      <text:p text:style-name="Standard">1</text:p>
      <text:p text:style-name="Standard">&gt;&gt;&gt;&gt;&gt;&gt; Date &lt;&lt;&lt;&lt;&lt;&lt;&lt;</text:p>
      <text:p text:style-name="Standard">November nonagesimo secundo</text:p>
      <text:p text:style-name="Standard">Anno pre dicto die veneris an festum beati Clemeret Martirei xxiia novembis presntbus dominis capiceris</text:p>
      <text:p text:style-name="Standard">Anno preoto die mercurii post festum Beate Kathine Virgis xxvii novembris presentibus dominis capitulntbus</text:p>
      <text:p text:style-name="Standard">ac</text:p>
      <text:p text:style-name="Standard">&gt;&gt;&gt;&gt;&gt;&gt; block &lt;&lt;&lt;&lt;&lt;&lt;&lt;</text:p>
      <text:p text:style-name="Standard">Committitur</text:p>
      <text:p text:style-name="Standard">B. de Lorriaco N. de Ordeomonte Phi. de Salione / examinacio compotorum</text:p>
      <text:p text:style-name="Standard"><text:soft-page-break/>domini Stephani Johannis nunc officiarii aniversarirum ut sciatur / ad quid tenetur</text:p>
      <text:p text:style-name="Standard">ecclesie</text:p>
      <text:p text:style-name="Standard">J</text:p>
      <text:p text:style-name="Standard">Conclusio compotris magistri Johannis Fabri olini officiarii dictorum universari</text:p>
      <text:p text:style-name="Standard">per ad hoc deputatis et responbeatur et super expensis per eum petitis</text:p>
      <text:p text:style-name="Standard">secundum deliberacionem capituli</text:p>
      <text:p text:style-name="Standard">P. decano</text:p>
      <text:p text:style-name="Standard">t</text:p>
      <text:p text:style-name="Standard">G. archidiacono ecclesie Boncc</text:p>
      <text:p text:style-name="Standard">preceptum</text:p>
      <text:p text:style-name="Standard">P. archidiaconos Brio infirmo fuit magistris J. de Soco et R. de Putheolis canonicus parisiensis audite compotis domini</text:p>
      <text:p text:style-name="Standard">Stephani Johannis nunc officialis anniversarioum ecclesie parisiensis/ quod faciant conclusum dictorum</text:p>
      <text:p text:style-name="Standard">compotorum huic ad diem lune proximam / ut tunc / eam capitulo referant</text:p>
      <text:p text:style-name="Standard">fuit</text:p>
      <text:p text:style-name="Standard">deliberatum quod Grana de Moriaco ad cameram pertinenciis huc adducantur</text:p>
      <text:p text:style-name="Standard">expensis camere pro minori precio quo fieri poterit presentius camerario clerico.</text:p>
      <text:p text:style-name="Standard">&gt;&gt;&gt;&gt;&gt;&gt; liste &lt;&lt;&lt;&lt;&lt;&lt;&lt;</text:p>
      <text:p text:style-name="Standard">P. decano</text:p>
      <text:p text:style-name="Standard">G. aArchidiacono ecclesie</text:p>
      <text:p text:style-name="Standard">Sy. succentore</text:p>
      <text:p text:style-name="Standard">P. archidiacono Brie infirmo</text:p>
      <text:p text:style-name="Standard">J. de Pompadorio</text:p>
      <text:p text:style-name="Standard">J. de Karolay</text:p>
      <text:p text:style-name="Standard">N. Chaudart</text:p>
      <text:p text:style-name="Standard">J. de Soco</text:p>
      <text:p text:style-name="Standard">L. de Mongeria</text:p>
      <text:p text:style-name="Standard">R. de Lorriaco</text:p>
      <text:p text:style-name="Standard">P. Prepositi</text:p>
      <text:p text:style-name="Standard">T. Hocie</text:p>
      <text:p text:style-name="Standard">G. de Alneolo</text:p>
      <text:p text:style-name="Standard">N. de Ordeomonte</text:p>
      <text:p text:style-name="Standard">G. Fedelli</text:p>
      <text:p text:style-name="Standard">J. Voignon</text:p>
      <text:p text:style-name="Standard">L. de Maignaco</text:p>
      <text:p text:style-name="Standard"><text:soft-page-break/>J. de Guignicurte infirmo</text:p>
      <text:p text:style-name="Standard">P. Forteti</text:p>
      <text:p text:style-name="Standard">Thocie sz</text:p>
      <text:p text:style-name="Standard">A. Mignoti</text:p>
      <text:p text:style-name="Standard">J. Hue ad missam</text:p>
      <text:p text:style-name="Standard">. de Castro pro presents</text:p>
      <text:p text:style-name="Standard">Sy. succentore</text:p>
      <text:p text:style-name="Standard">J. de Pompadorio</text:p>
      <text:p text:style-name="Standard">N. Chaudart</text:p>
      <text:p text:style-name="Standard">J. de Karolay</text:p>
      <text:p text:style-name="Standard">J. de Soco</text:p>
      <text:p text:style-name="Standard">R. de Lorriaco</text:p>
      <text:p text:style-name="Standard">P. Roberti</text:p>
      <text:p text:style-name="Standard">L. de Mongeria</text:p>
      <text:p text:style-name="Standard">P. Forteti</text:p>
      <text:p text:style-name="Standard">P. Robert prepositi</text:p>
      <text:p text:style-name="Standard">N. de Ordeomonte</text:p>
      <text:p text:style-name="Standard">J. Voignon</text:p>
      <text:p text:style-name="Standard">L. de Maignaco</text:p>
      <text:p text:style-name="Standard">J. de Guignicurte infirmo</text:p>
      <text:p text:style-name="Standard">R. de Putheolis</text:p>
      <text:p text:style-name="Standard">G. Fedelli</text:p>
      <text:p text:style-name="Standard">G. de Alneolo</text:p>
      <text:p text:style-name="Standard">J. Hue</text:p>
      <text:p text:style-name="Standard">R. de Danger</text:p>
      <text:p text:style-name="Standard"/>
      <text:p text:style-name="Standard"/>
      <text:p text:style-name="Standard">=FRAN_0393_10768.tif=</text:p>
      <text:p text:style-name="Standard">&gt;&gt;&gt;&gt;&gt;&gt; date &lt;&lt;&lt;&lt;&lt;&lt;&lt;</text:p>
      <text:p text:style-name="Standard">Anno predicto die veneris post festum beate Bathine Virginis penultinta mensis novembris</text:p>
      <text:p text:style-name="Standard">Anno predicto die littere iia decembris in revestiano ecclesie parisiensis pentbus dominis capitcenibis</text:p>
      <text:p text:style-name="Standard">&gt;&gt;&gt;&gt;&gt;&gt; block &lt;&lt;&lt;&lt;&lt;&lt;&lt;</text:p>
      <text:p text:style-name="Standard">Receptus</text:p>
      <text:p text:style-name="Standard">fuit dominus Stephanus parentis in vicarium ecclesie Sancti Sepulcri</text:p>
      <text:p text:style-name="Standard">Parisiensis pro magistro Roberto de Hamello canonico dicti loci / ad presentiem</text:p>
      <text:p text:style-name="Standard">provisorum dicti loci qui juravit in fora et fuit installatus</text:p>
      <text:p text:style-name="Standard"><text:soft-page-break/>de manii capituli in ecclesiis parisiensis et Sancti Sepulcri predicti</text:p>
      <text:p text:style-name="Standard">Ecia funt receptius.</text:p>
      <text:p text:style-name="Standard">Dominus Johannis Massueti in vicarium eclesie Sancti Mederici Parisiensis</text:p>
      <text:p text:style-name="Standard">pro magistri G. Brunelli canonico Sancti Mederei ad presentatiur domini Michaeleis</text:p>
      <text:p text:style-name="Standard">Pichardus canoniciu dicti loci procuratore dicti G. absente qui enciam juravit</text:p>
      <text:p text:style-name="Standard">et furit similiter installatus de Maninico capituli in Eclesiis parisiensi</text:p>
      <text:p text:style-name="Standard">et Sancti Mederie predict</text:p>
      <text:p text:style-name="Standard">Exposita vendicioni</text:p>
      <text:p text:style-name="Standard">Domo claustrali que fuit deffuncti magistri Guillelmi</text:p>
      <text:p text:style-name="Standard">de Sarnavilla / stabilitisque xv. diebus pro licitatis</text:p>
      <text:p text:style-name="Standard">magister G. de Alvneolo tradidum Michi notario capituli</text:p>
      <text:p text:style-name="Standard">denarius Dei de lx. libraum par. t onerans se cum hoc de repparacioni</text:p>
      <text:p text:style-name="Standard">ibidem faciendum juxta morem / et consuetudinem ecclesie nostre</text:p>
      <text:p text:style-name="Standard">as dictum ac rapportum juratorum mostorum</text:p>
      <text:p text:style-name="Standard">Ostendentur lictere capituli faciende mencionem de xv lb. redditus super portu</text:p>
      <text:p text:style-name="Standard">domino de La Tremoille et de conflueni</text:p>
      <text:p text:style-name="Standard">ipsius loci de confluencio percipiendis ut inducatur dictus dominus ad</text:p>
      <text:p text:style-name="Standard">solvendi dictus quindam liba quas usque modo solvere recusavit et recu</text:p>
      <text:p text:style-name="Standard">&gt;&gt;&gt;&gt;&gt;&gt; liste &lt;&lt;&lt;&lt;&lt;&lt;&lt;</text:p>
      <text:p text:style-name="Standard">P. decano</text:p>
      <text:p text:style-name="Standard">G. archidiacono ecclesie.</text:p>
      <text:p text:style-name="Standard">P. Archidiacono Brie infirmo</text:p>
      <text:p text:style-name="Standard">Sy. succentore</text:p>
      <text:p text:style-name="Standard">J. de Pompadorio</text:p>
      <text:p text:style-name="Standard">J. de Karolay</text:p>
      <text:p text:style-name="Standard">L. de Mongeria</text:p>
      <text:p text:style-name="Standard">P. Prepositi</text:p>
      <text:p text:style-name="Standard">G. de Alneolo</text:p>
      <text:p text:style-name="Standard">R. de Putheolis</text:p>
      <text:p text:style-name="Standard">R. de Lorriaco</text:p>
      <text:p text:style-name="Standard">N. de Ordeimonte</text:p>
      <text:p text:style-name="Standard">L. de Maignaco</text:p>
      <text:p text:style-name="Standard">J. Voignon</text:p>
      <text:p text:style-name="Standard">G. Fedelli</text:p>
      <text:p text:style-name="Standard">R. de Dangello</text:p>
      <text:p text:style-name="Standard">J. de Guignicurte infimo</text:p>
      <text:p text:style-name="Standard"><text:soft-page-break/>P. Forteti</text:p>
      <text:p text:style-name="Standard">N. Chaudart infirmo</text:p>
      <text:p text:style-name="Standard">Ph. de Salione ad missam</text:p>
      <text:p text:style-name="Standard">P. de Castero pro presente</text:p>
      <text:p text:style-name="Standard">P. decano</text:p>
      <text:p text:style-name="Standard">G. archidiacono ecclesie</text:p>
      <text:p text:style-name="Standard">P. Archidiacono Brie infirmo</text:p>
      <text:p text:style-name="Standard">Sy. succentore pro pre</text:p>
      <text:p text:style-name="Standard">J. de Pompadorio</text:p>
      <text:p text:style-name="Standard">P. Roberti</text:p>
      <text:p text:style-name="Standard">R. de Lorriaco</text:p>
      <text:p text:style-name="Standard">J. Hue</text:p>
      <text:p text:style-name="Standard">Ph. de Salione</text:p>
      <text:p text:style-name="Standard">G. sedi</text:p>
      <text:p text:style-name="Standard">P. Prepositi</text:p>
      <text:p text:style-name="Standard">P. Forteti</text:p>
      <text:p text:style-name="Standard">J. de Soco</text:p>
      <text:p text:style-name="Standard">R. de Puthaicon</text:p>
      <text:p text:style-name="Standard">N. de Ordeimonte pro presente</text:p>
      <text:p text:style-name="Standard">G. de Alncolo pro prse</text:p>
      <text:p text:style-name="Standard">J. de Guigno infirmo</text:p>
      <text:p text:style-name="Standard">L. de Maignaco pro preset</text:p>
      <text:p text:style-name="Standard">T. de Sancto P.</text:p>
      <text:p text:style-name="Standard"/>
      <text:p text:style-name="Standard"/>
      <text:p text:style-name="Standard">=FRAN_0393_10769.tif=</text:p>
      <text:p text:style-name="Standard">&gt;&gt;&gt;&gt;&gt;&gt; numérotation &lt;&lt;&lt;&lt;&lt;&lt;&lt;</text:p>
      <text:p text:style-name="Standard">xxviii</text:p>
      <text:p text:style-name="Standard">28</text:p>
      <text:p text:style-name="Standard">&gt;&gt;&gt;&gt;&gt;&gt; Date &lt;&lt;&lt;&lt;&lt;&lt;&lt;</text:p>
      <text:p text:style-name="Standard">December nonagesimo secundo</text:p>
      <text:p text:style-name="Standard">Anno predicto die mercurii ante festum beati Nicolay iiii mensis decembris presente due capitaibis.</text:p>
      <text:p text:style-name="Standard">Anno predicto / die mercurii post festum conceptcies beat Maistro Vigi prentibus dominis capitiei.</text:p>
      <text:p text:style-name="Standard">&gt;&gt;&gt;&gt;&gt;&gt; block &lt;&lt;&lt;&lt;&lt;&lt;&lt;</text:p>
      <text:p text:style-name="Standard">Domus de Corberosa</text:p>
      <text:p text:style-name="Standard">Que vocatur la sale discoperiatur propter ipsius runnam</text:p>
      <text:p text:style-name="Standard"><text:soft-page-break/>Domus</text:p>
      <text:p text:style-name="Standard">Capiceri et canonicum Sancti Stephani de Gressibus parisiensis sita in claustro Sancti</text:p>
      <text:p text:style-name="Standard">benedicti parisiensis prope portam infriorem dicti claustri quia patitur mugna</text:p>
      <text:p text:style-name="Standard">rivina tradatur per procuratore dictorum de Sancto Stephano prout melius et</text:p>
      <text:p text:style-name="Standard">utilius poterit tradi pro dicta ecclesia</text:p>
      <text:p text:style-name="Standard">vendatur cera</text:p>
      <text:p text:style-name="Standard">Que novit venit de Liricantu / ad racionem de xvi f. pro quolibet C.</text:p>
      <text:p text:style-name="Standard">qui non poterit plus inde habre</text:p>
      <text:p text:style-name="Standard">Videatur</text:p>
      <text:p text:style-name="Standard">cum</text:p>
      <text:p text:style-name="Standard">Si per magistrm J. de Mulliaco canonicus et consiliariis ecclesie parisiensis et per unum alium</text:p>
      <text:p text:style-name="Standard">eligendu per thautarium capelle regie et per magistrum Odardum de Mo</text:p>
      <text:p text:style-name="Standard">lins advoncis regium canonicique papise tamquam medium poterit poterit fieri</text:p>
      <text:p text:style-name="Standard">in</text:p>
      <text:p text:style-name="Standard">aliqua bona concordi inter capitulum et dictum thesis videlicet super jjidiciones quam quilibet</text:p>
      <text:p text:style-name="Standard">asserit debere habere in subdao suos ubique fuerit delictum commissum etc. et specialiter</text:p>
      <text:p text:style-name="Standard">dictus thosirus in dominum R. Charront canonicum Sancti Mderi et capellanam in predicta capella</text:p>
      <text:p text:style-name="Standard">licet commiserit delictum in dicte ecclesia Sancti Mederi et juridictis capituli predicti</text:p>
      <text:p text:style-name="Standard">&gt;&gt;&gt;&gt;&gt;&gt; liste &lt;&lt;&lt;&lt;&lt;&lt;&lt;</text:p>
      <text:p text:style-name="Standard">G. archidiacono ecclesie</text:p>
      <text:p text:style-name="Standard">P. archidiacono Brie infirmo</text:p>
      <text:p text:style-name="Standard">Sy. succentor infirmo</text:p>
      <text:p text:style-name="Standard">J. de Pompadorio</text:p>
      <text:p text:style-name="Standard">J. de Karolay</text:p>
      <text:p text:style-name="Standard">P. Forteti</text:p>
      <text:p text:style-name="Standard">L. de Mongeria</text:p>
      <text:p text:style-name="Standard">P. prepositi</text:p>
      <text:p text:style-name="Standard">R. de Putheolis</text:p>
      <text:p text:style-name="Standard">G. de Alneolo</text:p>
      <text:p text:style-name="Standard">N. de Ordeomonte</text:p>
      <text:p text:style-name="Standard">L. de Maignaco</text:p>
      <text:p text:style-name="Standard">G. Fedelli</text:p>
      <text:p text:style-name="Standard">Ph. de Salione</text:p>
      <text:p text:style-name="Standard">J. Hul</text:p>
      <text:p text:style-name="Standard">J. Voignon</text:p>
      <text:p text:style-name="Standard">J. Regis</text:p>
      <text:p text:style-name="Standard"><text:soft-page-break/>J. de Guignicurte infirmo</text:p>
      <text:p text:style-name="Standard">N. Chaudart infirmo</text:p>
      <text:p text:style-name="Standard">J. de Soco pro present</text:p>
      <text:p text:style-name="Standard">J. de Sanctis</text:p>
      <text:p text:style-name="Standard">P. de Castr pro presenti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 ad missam</text:p>
      <text:p text:style-name="Standard">J. de Pompedorio</text:p>
      <text:p text:style-name="Standard">J. de Karolay</text:p>
      <text:p text:style-name="Standard">P. Roberti</text:p>
      <text:p text:style-name="Standard">R. de Lorriaco</text:p>
      <text:p text:style-name="Standard">N. Chaudart</text:p>
      <text:p text:style-name="Standard">J. de Soco</text:p>
      <text:p text:style-name="Standard">P. Forteti</text:p>
      <text:p text:style-name="Standard">L. de Mongeria</text:p>
      <text:p text:style-name="Standard">P. Prepositi</text:p>
      <text:p text:style-name="Standard">R. de Putheol</text:p>
      <text:p text:style-name="Standard">G. de Alneolo</text:p>
      <text:p text:style-name="Standard">P. de Castro</text:p>
      <text:p text:style-name="Standard">G. Fedelli</text:p>
      <text:p text:style-name="Standard">J. Chanteprime</text:p>
      <text:p text:style-name="Standard">J. Voignon</text:p>
      <text:p text:style-name="Standard">Johanne Fedelli de Salione</text:p>
      <text:p text:style-name="Standard">L. de Maignac</text:p>
      <text:p text:style-name="Standard">T. Hocie</text:p>
      <text:p text:style-name="Standard">J. de Guignie infimto</text:p>
      <text:p text:style-name="Standard">N. de Ordeimne Ccamerario pro present</text:p>
      <text:p text:style-name="Standard">J. Hue</text:p>
      <text:p text:style-name="Standard">An. Grangeri</text:p>
      <text:p text:style-name="Standard"/>
      <text:p text:style-name="Standard"/>
      <text:p text:style-name="Standard">=FRAN_0393_10770.tif=</text:p>
      <text:p text:style-name="Standard">&gt;&gt;&gt;&gt;&gt;&gt; numérotation &lt;&lt;&lt;&lt;&lt;&lt;&lt;</text:p>
      <text:p text:style-name="Standard"><text:soft-page-break/>1</text:p>
      <text:p text:style-name="Standard">56</text:p>
      <text:p text:style-name="Standard">&gt;&gt;&gt;&gt;&gt;&gt; block &lt;&lt;&lt;&lt;&lt;&lt;&lt;</text:p>
      <text:p text:style-name="Standard">Quo ad reparaciones domus claustralis que fuit deffuncti magistri Johanis Poterii quondam canonici nr</text:p>
      <text:p text:style-name="Standard">petitas ab executores dicti deffunctis / Deliberatum est quod familiares domine ducisse burgondie cujus dictus</text:p>
      <text:p text:style-name="Standard">deffuncti erat familiaris / qui nuper venerunt ad dictum capitulum cum licteris dicte dicte domine ducisse / et</text:p>
      <text:p text:style-name="Standard">domini ducis Burgondie super facto dictarum reparacionum / qui redierunt ad dictam dominam ducissam et promisserunt</text:p>
      <text:p text:style-name="Standard">essehic infra octo dies / expectentur / per ipsos octo dies / et quod ubi noluerint facere debitum suum</text:p>
      <text:p text:style-name="Standard">pro dictis executors dicti deffuncti fiat impetracio contra ipsos executors ut fiat reparaciones hujusmodi</text:p>
      <text:p text:style-name="Standard">Quo ad requestam domini Johannis Biennenu presbyter clerici matitinum ecclesie parisiensis petantis matitias suas in</text:p>
      <text:p text:style-name="Standard">sui absencia cumpropter debilitatem suam non possit jie ad ipsius matitinare / placet capitulo quod</text:p>
      <text:p text:style-name="Standard">habeat eas dum modo non deambulet per ecclesiam ut consuevisse dicitur dum dicitur</text:p>
      <text:p text:style-name="Standard">officium in choro sed sit in ipso choro cum aliis cum fuerit in dicta ecclesia</text:p>
      <text:p text:style-name="Standard">Anno predicto die jovis xiia mensis decembris post festum concepcionim beate Marie virginiss in</text:p>
      <text:p text:style-name="Standard">revestario ecclesie parisiensis ubi erant congregati domini P. decanus . G. Archidiaconus ecclesie Sy.</text:p>
      <text:p text:style-name="Standard">succentor et plures alii canonici dicte ecclesie ad instaniaum domini Laurencii de Mongeria canonicio parisiensis</text:p>
      <text:p text:style-name="Standard">pro archidiaconus Par.ns supplicantes fuit eidem archidiaconus graciose concessum quod officialis ipsius archidiaconi</text:p>
      <text:p text:style-name="Standard">possit tenere et regere curiam suam in domo claustrali que alias fuit dicti archidiaconus et predicti</text:p>
      <text:p text:style-name="Standard">magistri Johannis Poteri de qua supra sit mencio et nuc est magistri Petri Roberti canonici</text:p>
      <text:p text:style-name="Standard">parisiensi ubi intervenerit voluntis dicti P. Roberti usque ad Pascha proume.</text:p>
      <text:p text:style-name="Standard">Domus</text:p>
      <text:p text:style-name="Standard">Claustrabis que fuit magistri Guillelm de Sarnavilla Olim</text:p>
      <text:p text:style-name="Standard">exposita venditis videlicet die veneris post festum Beate Katherine</text:p>
      <text:p text:style-name="Standard">virginis / infra tempous licitacionis fuit vendita et concessa</text:p>
      <text:p text:style-name="Standard">magistro P. Beauble utusque juris professori canonico Sancti Mederii Parisiens</text:p>
      <text:p text:style-name="Standard">cd</text:p>
      <text:p text:style-name="Standard">Ac eciam justiciariis et de choro ecclesie parisiensis sub modis et</text:p>
      <text:p text:style-name="Standard">infrascriptis / Quia magister Guillelmus de Alneolo canonici</text:p>
      <text:p text:style-name="Standard">qui traditu denarious Dei et emerat ipsam domum certo modo ex</text:p>
      <text:p text:style-name="Standard">causis noluit eam habere / quoequidem condicion sub iste videlicet d</text:p>
      <text:p text:style-name="Standard">magister Petrus in dicta domo nullam juridicionem habebit / se</text:p>
      <text:p text:style-name="Standard"><text:soft-page-break/>remanebit dicta jurisdicio capitulo parisiensis nisi contingat ipsum</text:p>
      <text:p text:style-name="Standard">canonicum Pars.nse prebendat / quo casu tenebit ipsam domum eo modo.</text:p>
      <text:p text:style-name="Standard">cotri canonici prebendas Par. habentes domum claustralem tenent. Item</text:p>
      <text:p text:style-name="Standard">contingat eum promovri ad prelaturam ante quam habeat dictum prebendam Par.</text:p>
      <text:p text:style-name="Standard">vel ingredi religionem / vel dictam domum alienare quod facere non</text:p>
      <text:p text:style-name="Standard">poterit sne licencia capituli / medictis precii dicte domus cun vendetu dividetur</text:p>
      <text:p text:style-name="Standard">mediatim inter capitulum et iepsoum dominos habentis domos claustra</text:p>
      <text:p text:style-name="Standard">/ vel si contingat eum decedere precium dicte domus qunvendes</text:p>
      <text:p text:style-name="Standard">teneb</text:p>
      <text:p text:style-name="Standard">convertetur in anniversariorum suum pro qua domo solvet lx l. par. in</text:p>
      <text:p text:style-name="Standard">ead omnes repparatr quoicunque cas</text:p>
      <text:p text:style-name="Standard">Luictana Iteps de consecrante episcopis cotam preci</text:p>
      <text:p text:style-name="Standard">allis hic non sx fia</text:p>
      <text:p text:style-name="Standard">Fiat domino Lamrencio de Mongeria de seplungata una l niii p</text:p>
      <text:p text:style-name="Standard">sibi traditer pro repparactiones domus claustralis que fuit domini J. de Hamo alterus</text:p>
      <text:p text:style-name="Standard">turati sanct Johannis Jotundi qui ostat quod totum tradim pro dictis repparacion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 P. Archidiacono Brie infirmo</text:p>
      <text:p text:style-name="Standard">Sy. succentore ad missam</text:p>
      <text:p text:style-name="Standard">R. de Lorriaco</text:p>
      <text:p text:style-name="Standard">J. de Pompadorio</text:p>
      <text:p text:style-name="Standard">J. de Karolay</text:p>
      <text:p text:style-name="Standard">P. Forteti</text:p>
      <text:p text:style-name="Standard">L. de Mongeria</text:p>
      <text:p text:style-name="Standard">P. Prepositi</text:p>
      <text:p text:style-name="Standard">R. de Putheolis</text:p>
      <text:p text:style-name="Standard">T. de Sancto Petro</text:p>
      <text:p text:style-name="Standard">G. de Alneolo</text:p>
      <text:p text:style-name="Standard">N. de Ordeomonte</text:p>
      <text:p text:style-name="Standard">G. Fedelli</text:p>
      <text:p text:style-name="Standard">Ph. de Salione</text:p>
      <text:p text:style-name="Standard">J. Voignon</text:p>
      <text:p text:style-name="Standard">L. de Maignaco</text:p>
      <text:p text:style-name="Standard">J. de Guignicurte / infirmo</text:p>
      <text:p text:style-name="Standard"><text:soft-page-break/>N. Chaudart infirmo</text:p>
      <text:p text:style-name="Standard">J. de Soco</text:p>
      <text:p text:style-name="Standard">T. Hocie</text:p>
      <text:p text:style-name="Standard">J. Chanteprime</text:p>
      <text:p text:style-name="Standard">P. de Casterio pro presents</text:p>
      <text:p text:style-name="Standard"/>
      <text:p text:style-name="Standard"/>
      <text:p text:style-name="Standard">=FRAN_0393_10771.tif=</text:p>
      <text:p text:style-name="Standard">&gt;&gt;&gt;&gt;&gt;&gt; numérotation &lt;&lt;&lt;&lt;&lt;&lt;&lt;</text:p>
      <text:p text:style-name="Standard">xxix</text:p>
      <text:p text:style-name="Standard">3</text:p>
      <text:p text:style-name="Standard">&gt;&gt;&gt;&gt;&gt;&gt; Date &lt;&lt;&lt;&lt;&lt;&lt;&lt;</text:p>
      <text:p text:style-name="Standard">December nongesimo secundo</text:p>
      <text:p text:style-name="Standard">Anno predicto die lune post festum beate Lucie ungis xvia decembris.</text:p>
      <text:p text:style-name="Standard">Anno predicto / die mercurii protet festum beate Lucie Virginis xviiia decembris prentibus dominis capiterai</text:p>
      <text:p text:style-name="Standard">&gt;&gt;&gt;&gt;&gt;&gt; block &lt;&lt;&lt;&lt;&lt;&lt;&lt;</text:p>
      <text:p text:style-name="Standard">Deliberatum est quod in celebracionibus missarum ad manus altare / et in</text:p>
      <text:p text:style-name="Standard">omni officio divino canonici parisiensis preferantur vicariis / hoc dictis vicariis</text:p>
      <text:p text:style-name="Standard">debite notificaco</text:p>
      <text:p text:style-name="Standard">Et quod dicatur illis de Sancto Mederico quod continue vitant dominum Robertum</text:p>
      <text:p text:style-name="Standard">Chanoni canonici dicti loci excomucionis pro parte capituli doneniis constiterit eis quod fuerit</text:p>
      <text:p text:style-name="Standard">per ipsum capitulum absolutus</text:p>
      <text:p text:style-name="Standard">Vicariis</text:p>
      <text:p text:style-name="Standard">Ecclesie parisiensis per capitulum fuit preceptum ut alias in personas dominorum Ja. Halle et Pr.</text:p>
      <text:p text:style-name="Standard">P. Archidiacono Brie infirmo Valleti quod de cetero dicant et dicat eorum quilibet suqpra Sepulcrum seu tumbam deffuncti</text:p>
      <text:p text:style-name="Standard">Archidiaconus Accrebatis canonici parisiensis in eoxitu chori / eundo de choro ad revestianum post</text:p>
      <text:p text:style-name="Standard">celebracioes magne misse de profundate cum oracione sub pen contemptus et inobedientem</text:p>
      <text:p text:style-name="Standard">et quod predicti dmino vicarii hoc significets aliis sociis suis nunc a capitulo absenctem subsi</text:p>
      <text:p text:style-name="Standard">mili pena</text:p>
      <text:p text:style-name="Standard">Dominus episcopus Actrebatensis.</text:p>
      <text:p text:style-name="Standard">isit et fecit capitulo tradi medietatem brevarii per eum donati ecclesie et dona</text:p>
      <text:p text:style-name="Standard">unt ac tradidit alias aliam med in alio volumie die iia novembris proxime precentis ut</text:p>
      <text:p text:style-name="Standard">poneatur juxta chomum Par. in uno pulpito ferreo pro illis qui ibidem dicere voluerint officium</text:p>
      <text:p text:style-name="Standard">divinum</text:p>
      <text:p text:style-name="Standard"><text:soft-page-break/>agistro puerorum chori</text:p>
      <text:p text:style-name="Standard">Dicatur quod infra purificione proximo futuram paret compota sua / ut possiti computare magistr R</text:p>
      <text:p text:style-name="Standard">de Louraco et N. de Ordeimonte ad hoc deputanti</text:p>
      <text:p text:style-name="Standard">et domino Johanni Bene venu</text:p>
      <text:p text:style-name="Standard">quod eciam paiet se ad computm predict dominis de hiis que habuit pro nostra dominut de ardnt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edorio</text:p>
      <text:p text:style-name="Standard">N. Chaudart</text:p>
      <text:p text:style-name="Standard">J. de Soco</text:p>
      <text:p text:style-name="Standard">L. de Mongeria</text:p>
      <text:p text:style-name="Standard">P. Prepositi</text:p>
      <text:p text:style-name="Standard">R. de Putheolis</text:p>
      <text:p text:style-name="Standard">T. de Sancto Petro</text:p>
      <text:p text:style-name="Standard">J. de Karolay</text:p>
      <text:p text:style-name="Standard">P. de Castro</text:p>
      <text:p text:style-name="Standard">J. Voignon</text:p>
      <text:p text:style-name="Standard">L. de Maignaco</text:p>
      <text:p text:style-name="Standard">P. Forteti</text:p>
      <text:p text:style-name="Standard">J. de Guignicurte infirmo</text:p>
      <text:p text:style-name="Standard">N. de Ordeomonte camerario clerico pro presentis veit deide</text:p>
      <text:p text:style-name="Standard">J. Hue</text:p>
      <text:p text:style-name="Standard">Ph. de Salione</text:p>
      <text:p text:style-name="Standard">G. Fedelli</text:p>
      <text:p text:style-name="Standard">G. de Alneyo</text:p>
      <text:p text:style-name="Standard">R. de Lorriaco</text:p>
      <text:p text:style-name="Standard">J. Chanctemprime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J. de Pompadorio</text:p>
      <text:p text:style-name="Standard"><text:soft-page-break/>J. de Karolay</text:p>
      <text:p text:style-name="Standard">N. Chaudart</text:p>
      <text:p text:style-name="Standard">R. de Lorriaco</text:p>
      <text:p text:style-name="Standard">P. Forreti</text:p>
      <text:p text:style-name="Standard">L. de Monteria</text:p>
      <text:p text:style-name="Standard">P. Prepositi</text:p>
      <text:p text:style-name="Standard">R. de Putheolis</text:p>
      <text:p text:style-name="Standard">G. de Ahieolo</text:p>
      <text:p text:style-name="Standard">N. de Ordeomonte</text:p>
      <text:p text:style-name="Standard">J. Voignon</text:p>
      <text:p text:style-name="Standard">L. de Maignaco</text:p>
      <text:p text:style-name="Standard">J. de Guignicurte infirmo</text:p>
      <text:p text:style-name="Standard">J. de Soco pro present</text:p>
      <text:p text:style-name="Standard">Ph. de Salione</text:p>
      <text:p text:style-name="Standard">3. s</text:p>
      <text:p text:style-name="Standard">Hae</text:p>
      <text:p text:style-name="Standard"/>
      <text:p text:style-name="Standard"/>
      <text:p text:style-name="Standard">=FRAN_0393_10772.tif=</text:p>
      <text:p text:style-name="Standard">&gt;&gt;&gt;&gt;&gt;&gt; block &lt;&lt;&lt;&lt;&lt;&lt;&lt;</text:p>
      <text:p text:style-name="Standard">Homagi</text:p>
      <text:p text:style-name="Standard">Fecit Pecrus Militis pro quadam dommo sita a domart</text:p>
      <text:p text:style-name="Standard">ut in forma et fuit sibi injuctum quod infra vl dies det in scriptis</text:p>
      <text:p text:style-name="Standard">amimbrams suum ut in talibus est fieri consuetum.</text:p>
      <text:p text:style-name="Standard">Domus de Viriaco</text:p>
      <text:p text:style-name="Standard">Cum terris omnibus spectantes ad preposituram dicti loci / tradentur ad</text:p>
      <text:p text:style-name="Standard">firma usque ad xii annos videlicet pro quolibet sexterio terre in bladd</text:p>
      <text:p text:style-name="Standard">duo sexteria bladi et pro quolibet sexterio terre in avera duo sexteria ajene</text:p>
      <text:p text:style-name="Standard">quolibet anno quo portabunt / Et pro dicta domo cum viii faltibus prati</text:p>
      <text:p text:style-name="Standard">viii libs quolibet anno / et cum hoc debet substinere / duran firma dictam do</text:p>
      <text:p text:style-name="Standard">mum de cooprtura</text:p>
      <text:p text:style-name="Standard">Medietas molendini</text:p>
      <text:p text:style-name="Standard">Dicti loci de Viriaco tradatur pro vi lh. redditus</text:p>
      <text:p text:style-name="Standard">annui et perpetui hoc mediantes quod accimens tenere</text:p>
      <text:p text:style-name="Standard">bit dictum molendinum ce justiciam pro capitulo</text:p>
      <text:p text:style-name="Standard">et quod tenerebit dictum molendinum in sic bono statu quod</text:p>
      <text:p text:style-name="Standard"><text:soft-page-break/>continue possit moliri causi vitandi dampnum et</text:p>
      <text:p text:style-name="Standard">expensi illorum qui consueverunt Venri ad dictum nolendum</text:p>
      <text:p text:style-name="Standard">et de hoc se obligabit et dabit bonum contraplegiam</text:p>
      <text:p text:style-name="Standard">magister organorum habeat pensiens solitam dari pro organis ita quod</text:p>
      <text:p text:style-name="Standard">Placet capitulo quod</text:p>
      <text:p text:style-name="Standard">ludat et faciat bene debitum suum et solvat pro quolibet deffuncti xx. sol. proviso quod sibi vel in domo sua</text:p>
      <text:p text:style-name="Standard">sibi significetur qualibet die quo debebit ludere exscodem et quod de dictis deffuncti solvendis se obliget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 infirmo</text:p>
      <text:p text:style-name="Standard">Sy. succentore</text:p>
      <text:p text:style-name="Standard">N. Chaudart</text:p>
      <text:p text:style-name="Standard">J. de Karolay</text:p>
      <text:p text:style-name="Standard">J. de Soco</text:p>
      <text:p text:style-name="Standard">Ar. Jausserandi</text:p>
      <text:p text:style-name="Standard">P. Forteti</text:p>
      <text:p text:style-name="Standard">L. de Mongeria</text:p>
      <text:p text:style-name="Standard">P. Prepositi</text:p>
      <text:p text:style-name="Standard">R. de Putheolis</text:p>
      <text:p text:style-name="Standard">JG. de Alneolo</text:p>
      <text:p text:style-name="Standard">Ph. de Salione</text:p>
      <text:p text:style-name="Standard">G. Fedelli</text:p>
      <text:p text:style-name="Standard">T. Hocie</text:p>
      <text:p text:style-name="Standard">J. de Sanctis</text:p>
      <text:p text:style-name="Standard">J. Voigns x</text:p>
      <text:p text:style-name="Standard">L. de Maignac</text:p>
      <text:p text:style-name="Standard">J. de Guignicurte</text:p>
      <text:p text:style-name="Standard">J. de Pompedorio</text:p>
      <text:p text:style-name="Standard">N. Chaudart de Ordeomonte Cameraro cerico pro pesentibus</text:p>
      <text:p text:style-name="Standard">J. Hue ad missa</text:p>
      <text:p text:style-name="Standard"/>
      <text:p text:style-name="Standard"/>
      <text:p text:style-name="Standard"><text:soft-page-break/>=FRAN_0393_10773.tif=</text:p>
      <text:p text:style-name="Standard">&gt;&gt;&gt;&gt;&gt;&gt; numérotation &lt;&lt;&lt;&lt;&lt;&lt;&lt;</text:p>
      <text:p text:style-name="Standard">xxx</text:p>
      <text:p text:style-name="Standard">30</text:p>
      <text:p text:style-name="Standard">39</text:p>
      <text:p text:style-name="Standard">&gt;&gt;&gt;&gt;&gt;&gt; Date &lt;&lt;&lt;&lt;&lt;&lt;&lt;</text:p>
      <text:p text:style-name="Standard">December nongesimo secundo</text:p>
      <text:p text:style-name="Standard">anno pre dicto die lune an festum Natuits domini nxiii decembris pesentibus dominis capitulantibus</text:p>
      <text:p text:style-name="Standard">P. decano</text:p>
      <text:p text:style-name="Standard">&gt;&gt;&gt;&gt;&gt;&gt; block &lt;&lt;&lt;&lt;&lt;&lt;&lt;</text:p>
      <text:p text:style-name="Standard">Conceduntur mutuo canoniciu Sancti Stephani de Gressibus Parisiensi certa per ameinta ecclesie</text:p>
      <text:p text:style-name="Standard">parisiensis prestari eis solita causa paraendi predictam ecclesiam Sancti Stephani in instanti</text:p>
      <text:p text:style-name="Standard">festo suo sancti Stephani de quibus paramentis magister J. Comitis canonictus dicti loci</text:p>
      <text:p text:style-name="Standard">qui fecit requestam rundet et debet Rudere similiter dominus Egidius Magde canonica</text:p>
      <text:p text:style-name="Standard">dicti loci</text:p>
      <text:p text:style-name="Standard">Johannis le Biconte promisit solvere pro Johanne Fusee duo scuta auri infira</text:p>
      <text:p text:style-name="Standard">quindenam magistro Laurencio de Mongeria canonico Parisiensi nuperque camerario clerico ecclesie</text:p>
      <text:p text:style-name="Standard">Parisiensis pro quadam emenda per dictum fusee plicata de tempore officii dicti. Quibus</text:p>
      <text:p text:style-name="Standard">meditibus quictabitur dictus fuste de dicta emenda et deliberabuntur sibi bona sua</text:p>
      <text:p text:style-name="Standard">propter hoc arrestata</text:p>
      <text:p text:style-name="Standard">Conceditur magistro Johannam de Nulliaco canonico Parisiensi non in sacris constituto</text:p>
      <text:p text:style-name="Standard">quod in perximo futuris festis solennibus possit esse in choro dum dicetur officium</text:p>
      <text:p text:style-name="Standard">ibidem capite cooperto licet ipse ut ceteri canonici in minoribus constituti deberet esse</text:p>
      <text:p text:style-name="Standard">capite discroparto</text:p>
      <text:p text:style-name="Standard">preceptum est</text:p>
      <text:p text:style-name="Standard">Johannam de Ulmo procuratori ecclesie in foro seculari quod procuratorio nomine ecclesie et pro</text:p>
      <text:p text:style-name="Standard">ipsa sit cum firmario Boiarie de Fontareto in quadam causa tangente firma</text:p>
      <text:p text:style-name="Standard">Sy succentore ad mpissim suam quam habet ab ecclesia</text:p>
      <text:p text:style-name="Standard">Quia rapportum factum ad instanciam executories deffuncti magistri Johannis Poterii</text:p>
      <text:p text:style-name="Standard">quodam canonici Par. super reparacenses faciendum in domo claustrali que fuit dicti</text:p>
      <text:p text:style-name="Standard">deffuncti / differt multum a rapporto facto per juratos ecclesie Paris.e nec</text:p>
      <text:p text:style-name="Standard">ascendit ad med raporti facti per dictos juratius ecclesie / deliberatum est</text:p>
      <text:p text:style-name="Standard">quod magistri R. de Lerriaco et J. de Socto canonici Par. ostendat magistro</text:p>
      <text:p text:style-name="Standard">Remondo de Templo jurento dicte ecclesie rapportum diffrentis a suo / ut</text:p>
      <text:p text:style-name="Standard">videatur si sic in aliquo corrigedus / et ubi vellet sastinere ipsum suum</text:p>
      <text:p text:style-name="Standard">rapportum / quod de consensu dictorum executorum per dictos dominos commissarios</text:p>
      <text:p text:style-name="Standard"><text:soft-page-break/>tres sufficientes jurati videant supra locum reparacione faciendum qu presencia</text:p>
      <text:p text:style-name="Standard">aliorum juratorum qui predicta rapporta fecerunt / tam pro parte ecclesie / quod pro parte dictorum</text:p>
      <text:p text:style-name="Standard">execurores / et conrgant deffectus quos repperient in dictis taxacinis</text:p>
      <text:p text:style-name="Standard">Deputati sunt</text:p>
      <text:p text:style-name="Standard">Sunt domini Cantor G. de Alueolo et J. Hue ad loquendum cum domino de LaTramoti</text:p>
      <text:p text:style-name="Standard">tumoville domino de conflvecio et procuratori. Derem ab ex xv. lb. redditus quas ecclesia percipit</text:p>
      <text:p text:style-name="Standard">a diu in dicto confluencio / et quas eccsavit et recusat solvere ipse de la Tremoville</text:p>
      <text:p text:style-name="Standard">&gt;&gt;&gt;&gt;&gt;&gt; liste &lt;&lt;&lt;&lt;&lt;&lt;&lt;</text:p>
      <text:p text:style-name="Standard">G. archidiacono ecclesie</text:p>
      <text:p text:style-name="Standard">P. archidiacono Brie infirmo</text:p>
      <text:p text:style-name="Standard">Sy succentore</text:p>
      <text:p text:style-name="Standard">J. de Pomyedorio</text:p>
      <text:p text:style-name="Standard">J. de Karolay</text:p>
      <text:p text:style-name="Standard">L. de Mongeria</text:p>
      <text:p text:style-name="Standard">P. Preositi</text:p>
      <text:p text:style-name="Standard">R. de Lorriaco</text:p>
      <text:p text:style-name="Standard">G. de Alneolo</text:p>
      <text:p text:style-name="Standard">J. Hue</text:p>
      <text:p text:style-name="Standard">R. de Putheolis</text:p>
      <text:p text:style-name="Standard">J. Voignon</text:p>
      <text:p text:style-name="Standard">L. de Maignaco</text:p>
      <text:p text:style-name="Standard">Ph. de Salione</text:p>
      <text:p text:style-name="Standard">J. de Soco pro present</text:p>
      <text:p text:style-name="Standard">J. de Guignicurte infirmo</text:p>
      <text:p text:style-name="Standard">N. Chaudart infirmo</text:p>
      <text:p text:style-name="Standard">N. de Ordeomonte ca clerico</text:p>
      <text:p text:style-name="Standard">e capitulis</text:p>
      <text:p text:style-name="Standard">G. Fedelli</text:p>
      <text:p text:style-name="Standard">sque nne</text:p>
      <text:p text:style-name="Standard">a cospet</text:p>
      <text:p text:style-name="Standard">P. Forteti</text:p>
      <text:p text:style-name="Standard">Chaudart J. Chanteprime</text:p>
      <text:p text:style-name="Standard">imililer</text:p>
      <text:p text:style-name="Standard">Thbe</text:p>
      <text:p text:style-name="Standard">Anno predicto</text:p>
      <text:p text:style-name="Standard">die lune prot nati</text:p>
      <text:p text:style-name="Standard"><text:soft-page-break/>int domini presentibus dominis capiteris</text:p>
      <text:p text:style-name="Standard">P. Decano</text:p>
      <text:p text:style-name="Standard">H. Cantore</text:p>
      <text:p text:style-name="Standard">G. archidiacono ecclesie P. Archidiacono Brie</text:p>
      <text:p text:style-name="Standard">J. de Pompadorio</text:p>
      <text:p text:style-name="Standard">Infirmo</text:p>
      <text:p text:style-name="Standard">J. de Karolay.</text:p>
      <text:p text:style-name="Standard">J. Chanteprime</text:p>
      <text:p text:style-name="Standard">J. de Soco</text:p>
      <text:p text:style-name="Standard">P. Forteti</text:p>
      <text:p text:style-name="Standard">G. de Alneolo</text:p>
      <text:p text:style-name="Standard">Ar. Jausserandi</text:p>
      <text:p text:style-name="Standard">L. de Mongeria</text:p>
      <text:p text:style-name="Standard">R. de Lorriaco</text:p>
      <text:p text:style-name="Standard">P. Prepositi</text:p>
      <text:p text:style-name="Standard">R. de Putheolis</text:p>
      <text:p text:style-name="Standard">J. Hue</text:p>
      <text:p text:style-name="Standard">T. de Sancto Petro</text:p>
      <text:p text:style-name="Standard">J. de Guignicurte infimuo</text:p>
      <text:p text:style-name="Standard">N. Chaudart infirmo</text:p>
      <text:p text:style-name="Standard">Ph. de Salione</text:p>
      <text:p text:style-name="Standard">P. de Castro</text:p>
      <text:p text:style-name="Standard">G. Fedelli</text:p>
      <text:p text:style-name="Standard">L. de Maigna</text:p>
      <text:p text:style-name="Standard">. de ordinonte cic cesito pro</text:p>
      <text:p text:style-name="Standard"/>
      <text:p text:style-name="Standard"/>
      <text:p text:style-name="Standard">=FRAN_0393_10774.tif=</text:p>
      <text:p text:style-name="Standard">&gt;&gt;&gt;&gt;&gt;&gt; block &lt;&lt;&lt;&lt;&lt;&lt;&lt;</text:p>
      <text:p text:style-name="Standard">Anne predicto die martis post natitis domini in revestiario ecclesie parisiensi per dominos capituelantbus ibidem presentes</text:p>
      <text:p text:style-name="Standard">fuit deliberatum quod procedatur contra Dyonisium Gilloti / et dominum Johannem de Claromonte recusini solvere</text:p>
      <text:p text:style-name="Standard">ad ad quod tenentur ecclesie / et quod officiarius anniversarium dicte ecclesie faciit proseques contra eos</text:p>
      <text:p text:style-name="Standard">ad expensim ecclesie / et de qu peccunia possessione super qua agitur.</text:p>
      <text:p text:style-name="Standard">Januarius.</text:p>
      <text:p text:style-name="Standard"><text:soft-page-break/>Cantor archidiaconus de Josaro et Ja Cosson seu duo ex ipsis die dominica proxime.</text:p>
      <text:p text:style-name="Standard">sint in ecclesia Parisiensis unacum executorum $domini deffuncti domini N. de Villamiar</text:p>
      <text:p text:style-name="Standard">quondam cantor ecclesie Parisienis ad videndum cum ipsis executoris quod residuum</text:p>
      <text:p text:style-name="Standard">possunt habere de bonis dicti deffuncti completa ipsa execucionis cum ipsum residum</text:p>
      <text:p text:style-name="Standard">ad capitulum debeat pertinere</text:p>
      <text:p text:style-name="Standard">Fiat quicancias de xb farconi soluteis qo magistrum asebinum Regie canonicio par.</text:p>
      <text:p text:style-name="Standard">pro pane suo capitulari</text:p>
      <text:p text:style-name="Standard">*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P. Archidiacono Brie infirmo</text:p>
      <text:p text:style-name="Standard">Sy. succentor</text:p>
      <text:p text:style-name="Standard">P. Roberti</text:p>
      <text:p text:style-name="Standard">J. de Pompadorio</text:p>
      <text:p text:style-name="Standard">J. de Karolay</text:p>
      <text:p text:style-name="Standard">N. Chaudart</text:p>
      <text:p text:style-name="Standard">P. Forteti</text:p>
      <text:p text:style-name="Standard">P. Prepositi</text:p>
      <text:p text:style-name="Standard">J. Hue</text:p>
      <text:p text:style-name="Standard">J. de Bordis</text:p>
      <text:p text:style-name="Standard">G. de Alneolo</text:p>
      <text:p text:style-name="Standard">R. de Putheolis</text:p>
      <text:p text:style-name="Standard">Ja. de Soco</text:p>
      <text:p text:style-name="Standard">R. de Lorriaco</text:p>
      <text:p text:style-name="Standard">J. Voignon</text:p>
      <text:p text:style-name="Standard">L. de Maignaco</text:p>
      <text:p text:style-name="Standard">J. de Guignicurte infirmo</text:p>
      <text:p text:style-name="Standard">N. de Ordeomonte capitua clerico pro presente</text:p>
      <text:p text:style-name="Standard">A. Regine</text:p>
      <text:p text:style-name="Standard">J. de Soco pro presente</text:p>
      <text:p text:style-name="Standard">T. de Sancto Petro</text:p>
      <text:p text:style-name="Standard">Ph. de Salione</text:p>
      <text:p text:style-name="Standard">L. de Mongeria</text:p>
      <text:p text:style-name="Standard">G. Fedelli</text:p>
      <text:p text:style-name="Standard"/>
      <text:p text:style-name="Standard"><text:soft-page-break/></text:p>
      <text:p text:style-name="Standard">=FRAN_0393_10775.tif=</text:p>
      <text:p text:style-name="Standard">&gt;&gt;&gt;&gt;&gt;&gt; date &lt;&lt;&lt;&lt;&lt;&lt;&lt;</text:p>
      <text:p text:style-name="Standard">Januarius nongesimo scndo</text:p>
      <text:p text:style-name="Standard">Anno predicto die veneris x mensis januarii capitulantibus dominis</text:p>
      <text:p text:style-name="Standard">&gt;&gt;&gt;&gt;&gt;&gt; block &lt;&lt;&lt;&lt;&lt;&lt;&lt;</text:p>
      <text:p text:style-name="Standard">Deputati</text:p>
      <text:p text:style-name="Standard">Sunt domini Gamerus Gueroudi archidiaconus de Josayo et Roberts</text:p>
      <text:p text:style-name="Standard">de Lorriaco canonici pro loquendo $de cum domino Abbate Sancte Genonefe</text:p>
      <text:p text:style-name="Standard">super facto processionibum generalis ordinate die dminica proxime ventina</text:p>
      <text:p text:style-name="Standard">ne fiat dissencio in processionium super modo procedendi inter dinos</text:p>
      <text:p text:style-name="Standard">de capitulo / et illos de Sancta Genonefa</text:p>
      <text:p text:style-name="Standard">absolucon</text:p>
      <text:p text:style-name="Standard">Dominus Robertus Chanonis presbyter canonicus Sancti Medeirci Par. genibus</text:p>
      <text:p text:style-name="Standard">flexis / et cum humilina suppliacione peciit absolvi a quadam excbitois</text:p>
      <text:p text:style-name="Standard">sentencis in ipsa auctoritate dominorum de capitulo luta pro contuacia ad</text:p>
      <text:p text:style-name="Standard">instimente promotorum ipsorum dominorum / exhibuit insuper quasdam licteras</text:p>
      <text:p text:style-name="Standard">absolutotim a magistro Johanne Goulain auctoritate apostolice impetiatis et</text:p>
      <text:p text:style-name="Standard">obtentes sigillo ipsius magistr Johannis Goulann in cera Rubea sigillatis</text:p>
      <text:p text:style-name="Standard">a canone late sine propter injectionem manium in dicnum Johannem Dunelli</text:p>
      <text:p text:style-name="Standard">presbyterum matricularum clericis Sancti Mederici presentibus magistro Johanne Cardonis</text:p>
      <text:p text:style-name="Standard">de crona magistr in artibus publicis nocurius apostolica Johanne de Ulio fiancio</text:p>
      <text:p text:style-name="Standard">serviente mostro / et Johanne</text:p>
      <text:p text:style-name="Standard">alias Charlemaine</text:p>
      <text:p text:style-name="Standard">permutacio</text:p>
      <text:p text:style-name="Standard">Dominos Petrus Burgondi presbyter resignavit in manibus dominorum</text:p>
      <text:p text:style-name="Standard">canonicu et prebendum curats Sancti Johannis Rotudi quos obtinebut</text:p>
      <text:p text:style-name="Standard">causa permututionis cum magistro Petro de Morentinia ad capulm</text:p>
      <text:p text:style-name="Standard">quam obtinet in ecclesia Sancti Jucobi de Hospituli fudit ad altine</text:p>
      <text:p text:style-name="Standard">beate / et ipsis canonicatu et prebebum sic resignacione / domini contuluerint</text:p>
      <text:p text:style-name="Standard">ipsos predicto magistro Petro ex cum predica</text:p>
      <text:p text:style-name="Standard">&gt;&gt;&gt;&gt;&gt;&gt; liste &lt;&lt;&lt;&lt;&lt;&lt;&lt;</text:p>
      <text:p text:style-name="Standard">P. Decano</text:p>
      <text:p text:style-name="Standard">G. Archidiacono de Josayy</text:p>
      <text:p text:style-name="Standard">G. Archidiacono Brie infirmo</text:p>
      <text:p text:style-name="Standard">Sy. Freron pro missa</text:p>
      <text:p text:style-name="Standard"><text:soft-page-break/>P. Aberti</text:p>
      <text:p text:style-name="Standard">L. de Mongeria</text:p>
      <text:p text:style-name="Standard">J. de Pompodorio</text:p>
      <text:p text:style-name="Standard">N. Chaudardi</text:p>
      <text:p text:style-name="Standard">R. de Lorriaco</text:p>
      <text:p text:style-name="Standard">J. de Sacco</text:p>
      <text:p text:style-name="Standard">P. Forteti</text:p>
      <text:p text:style-name="Standard">P. Prepositi</text:p>
      <text:p text:style-name="Standard">R. de Putheolis</text:p>
      <text:p text:style-name="Standard">T. de Sancto Petro</text:p>
      <text:p text:style-name="Standard">G. de Alneolo</text:p>
      <text:p text:style-name="Standard">Phi. de Salione</text:p>
      <text:p text:style-name="Standard">G. Fedelli</text:p>
      <text:p text:style-name="Standard">L. de Maignaco</text:p>
      <text:p text:style-name="Standard">J. Voignon</text:p>
      <text:p text:style-name="Standard">J. de Bordis</text:p>
      <text:p text:style-name="Standard">J. Hue</text:p>
      <text:p text:style-name="Standard">R. de Dangello</text:p>
      <text:p text:style-name="Standard">de Lr Oulay</text:p>
      <text:p text:style-name="Standard">A. Regine</text:p>
      <text:p text:style-name="Standard">de Gaignieures infirmo</text:p>
      <text:p text:style-name="Standard"/>
      <text:p text:style-name="Standard"/>
      <text:p text:style-name="Standard">=FRAN_0393_10776.tif=</text:p>
      <text:p text:style-name="Standard">&gt;&gt;&gt;&gt;&gt;&gt; block &lt;&lt;&lt;&lt;&lt;&lt;&lt;</text:p>
      <text:p text:style-name="Standard">Emenda</text:p>
      <text:p text:style-name="Standard">Magister Robertus Bolengii in ecclesia Sancti Mederici Par.</text:p>
      <text:p text:style-name="Standard">capellanus emendum / exeo quod impetuose venit</text:p>
      <text:p text:style-name="Standard">ad magistrum Jacobum pavii canonicum dicte ecclesie Sancti Maderici</text:p>
      <text:p text:style-name="Standard">dum dicebat oraciones in ecclesia ipsu / dicente quod dicebit</text:p>
      <text:p text:style-name="Standard">contra sacuificium suum</text:p>
      <text:p text:style-name="Standard">Collata</text:p>
      <text:p text:style-name="Standard">Lunt concorditr domino Andree de Courte mayo vicarius Luicameus</text:p>
      <text:p text:style-name="Standard">Canonico dyaconsis B prebende Sancti Dionis de Passu in</text:p>
      <text:p text:style-name="Standard">ecclesia parisiensis sacerdotals prebenda dicti Sancti vacans per</text:p>
      <text:p text:style-name="Standard">obitum deffuncti domini Johannis de Bara</text:p>
      <text:p text:style-name="Standard"><text:soft-page-break/>Colata</text:p>
      <text:p text:style-name="Standard">Fciam fuit dyaconalis prebenda dictu Sancti quam tenebat</text:p>
      <text:p text:style-name="Standard">predicais dominus Andreas Johanni Parvi canenico susridiacs</text:p>
      <text:p text:style-name="Standard">prebende dicti loci</text:p>
      <text:p text:style-name="Standard">Colacta</text:p>
      <text:p text:style-name="Standard">Eciam sint dicta subdyacion prebenda Colano de Dola</text:p>
      <text:p text:style-name="Standard">macicoto ecclesie pubeic</text:p>
      <text:p text:style-name="Standard">Collata</text:p>
      <text:p text:style-name="Standard">Ecram faict dicta macicocia Jo. Cailleti clerico mariitis dicice eiim</text:p>
      <text:p text:style-name="Standard">Anguerrando</text:p>
      <text:p text:style-name="Standard">ut clerico matutinarum R. tradentur a nido denaris maticr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</text:p>
      <text:p text:style-name="Standard">Sy. succentore</text:p>
      <text:p text:style-name="Standard">P. Forteti</text:p>
      <text:p text:style-name="Standard">L. de Mongeria</text:p>
      <text:p text:style-name="Standard">P. Prepositi</text:p>
      <text:p text:style-name="Standard">J. Hue</text:p>
      <text:p text:style-name="Standard">T. Hocie</text:p>
      <text:p text:style-name="Standard">N. de Ordeomonte</text:p>
      <text:p text:style-name="Standard">R. de Lorriaco</text:p>
      <text:p text:style-name="Standard">Ph. de Salione</text:p>
      <text:p text:style-name="Standard">Ja. Cosson</text:p>
      <text:p text:style-name="Standard">J. Chanteprime</text:p>
      <text:p text:style-name="Standard">G. Fedelli</text:p>
      <text:p text:style-name="Standard">N. Chaudart</text:p>
      <text:p text:style-name="Standard">J. Voignon</text:p>
      <text:p text:style-name="Standard">L. de Maignaco</text:p>
      <text:p text:style-name="Standard">J. de Pompadorio</text:p>
      <text:p text:style-name="Standard">J. de Sanctis</text:p>
      <text:p text:style-name="Standard">J. de Guignicurte infirmo</text:p>
      <text:p text:style-name="Standard">J. de Soco pro presente</text:p>
      <text:p text:style-name="Standard">G. de Alcolo</text:p>
      <text:p text:style-name="Standard"><text:soft-page-break/>usqu nunc satisfeti</text:p>
      <text:p text:style-name="Standard">P. Cancellarius</text:p>
      <text:p text:style-name="Standard">N. de Ordeimonte idelicet a die</text:p>
      <text:p text:style-name="Standard"/>
      <text:p text:style-name="Standard"/>
      <text:p text:style-name="Standard">=FRAN_0393_10777.tif=</text:p>
      <text:p text:style-name="Standard">&gt;&gt;&gt;&gt;&gt;&gt; numérotation &lt;&lt;&lt;&lt;&lt;&lt;&lt;</text:p>
      <text:p text:style-name="Standard">xx</text:p>
      <text:p text:style-name="Standard">5</text:p>
      <text:p text:style-name="Standard">33</text:p>
      <text:p text:style-name="Standard">&gt;&gt;&gt;&gt;&gt;&gt; Date &lt;&lt;&lt;&lt;&lt;&lt;&lt;</text:p>
      <text:p text:style-name="Standard">o secndo</text:p>
      <text:p text:style-name="Standard">Anno predicto die mercurii xvia mensis jan</text:p>
      <text:p text:style-name="Standard">Anno puedicto die xviii mensis januarii capitulanis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P. Archidiacono Brie infirmo</text:p>
      <text:p text:style-name="Standard">Sy. succentore</text:p>
      <text:p text:style-name="Standard">P. Roberti</text:p>
      <text:p text:style-name="Standard">J. de Pompadorio</text:p>
      <text:p text:style-name="Standard">J. de Karolay</text:p>
      <text:p text:style-name="Standard">N. Chaudart</text:p>
      <text:p text:style-name="Standard">P. Forteti</text:p>
      <text:p text:style-name="Standard">P. Prepositi</text:p>
      <text:p text:style-name="Standard">J. de Bordis</text:p>
      <text:p text:style-name="Standard">T. de Sancto Petro</text:p>
      <text:p text:style-name="Standard">G. de Alneolo</text:p>
      <text:p text:style-name="Standard">L. de Mongeria</text:p>
      <text:p text:style-name="Standard">J. Chanteprime</text:p>
      <text:p text:style-name="Standard">J. de Guignicurte infirmo</text:p>
      <text:p text:style-name="Standard">J. de Soco pro present</text:p>
      <text:p text:style-name="Standard">N. de Ordeomonte capiua clerico pro presente</text:p>
      <text:p text:style-name="Standard">P. decano</text:p>
      <text:p text:style-name="Standard">H. Cantore</text:p>
      <text:p text:style-name="Standard">P. archidiacono Brie infinmo</text:p>
      <text:p text:style-name="Standard"><text:soft-page-break/>Sy. Freroni</text:p>
      <text:p text:style-name="Standard">P. Roberti</text:p>
      <text:p text:style-name="Standard">J. de Pompodoro</text:p>
      <text:p text:style-name="Standard">J. de Booulay</text:p>
      <text:p text:style-name="Standard">N. Chaudardi</text:p>
      <text:p text:style-name="Standard">L. de Mongeria</text:p>
      <text:p text:style-name="Standard">J. de Sacto</text:p>
      <text:p text:style-name="Standard">J. Hue</text:p>
      <text:p text:style-name="Standard">B. de Sancto Petro</text:p>
      <text:p text:style-name="Standard">G. de Alnicolo</text:p>
      <text:p text:style-name="Standard">J. Chantemprime</text:p>
      <text:p text:style-name="Standard">J. Boignon</text:p>
      <text:p text:style-name="Standard">G. Fedelli</text:p>
      <text:p text:style-name="Standard">N. de Ordeimonte</text:p>
      <text:p text:style-name="Standard">L. de Maignaco</text:p>
      <text:p text:style-name="Standard">Pe. prepositi</text:p>
      <text:p text:style-name="Standard">Jo. Forreti</text:p>
      <text:p text:style-name="Standard">J. de Guignicurte infirmd</text:p>
      <text:p text:style-name="Standard"/>
      <text:p text:style-name="Standard"/>
      <text:p text:style-name="Standard">=FRAN_0393_10778.tif=</text:p>
      <text:p text:style-name="Standard">&gt;&gt;&gt;&gt;&gt;&gt; liste &lt;&lt;&lt;&lt;&lt;&lt;&lt;</text:p>
      <text:p text:style-name="Standard">P. decano</text:p>
      <text:p text:style-name="Standard">H. Blancheti cantore</text:p>
      <text:p text:style-name="Standard">G. Archidiacono ecclesie</text:p>
      <text:p text:style-name="Standard">P. Archidiacono Brie infirmo</text:p>
      <text:p text:style-name="Standard">Sy. succentore</text:p>
      <text:p text:style-name="Standard">J. de Pompodoriro</text:p>
      <text:p text:style-name="Standard">Ar. Jausserandi</text:p>
      <text:p text:style-name="Standard">J. de Koulay</text:p>
      <text:p text:style-name="Standard">N. Chaudardi</text:p>
      <text:p text:style-name="Standard">J. de Sacco</text:p>
      <text:p text:style-name="Standard">P. Forteti</text:p>
      <text:p text:style-name="Standard">L. de Mongeria</text:p>
      <text:p text:style-name="Standard">p prepositi</text:p>
      <text:p text:style-name="Standard">R. de Putheolis</text:p>
      <text:p text:style-name="Standard"><text:soft-page-break/>J. de Bordis</text:p>
      <text:p text:style-name="Standard">T. de Sancto Petro</text:p>
      <text:p text:style-name="Standard">G. de Alicolo</text:p>
      <text:p text:style-name="Standard">G. Fedelli</text:p>
      <text:p text:style-name="Standard">L. de Maignaco</text:p>
      <text:p text:style-name="Standard">N. de Ordeimonte</text:p>
      <text:p text:style-name="Standard">Phi. de Salione</text:p>
      <text:p text:style-name="Standard">J. Voignon</text:p>
      <text:p text:style-name="Standard">J. Chanteprime</text:p>
      <text:p text:style-name="Standard">. Hue</text:p>
      <text:p text:style-name="Standard">de Guignicirte inperno</text:p>
      <text:p text:style-name="Standard"/>
      <text:p text:style-name="Standard"/>
      <text:p text:style-name="Standard">=FRAN_0393_10779.tif=</text:p>
      <text:p text:style-name="Standard">&gt;&gt;&gt;&gt;&gt;&gt; date &lt;&lt;&lt;&lt;&lt;&lt;&lt;</text:p>
      <text:p text:style-name="Standard">*</text:p>
      <text:p text:style-name="Standard">seaund</text:p>
      <text:p text:style-name="Standard">Anno nonagesimsecundo die xxviia januarii capitulantibus dominis</text:p>
      <text:p text:style-name="Standard">Ordinatum est quod capellaniam quam ad presens obtinet dominus</text:p>
      <text:p text:style-name="Standard">&gt;&gt;&gt;&gt;&gt;&gt; block &lt;&lt;&lt;&lt;&lt;&lt;&lt;</text:p>
      <text:p text:style-name="Standard">Concessum est domino Parisiensis episcopo quod habeat admortizacionem quatuor libras</text:p>
      <text:p text:style-name="Standard">Parisiensi de admortizacione decem liberas deffuncti magistri Thome Tornatores</text:p>
      <text:p text:style-name="Standard">quondam canonici Parisiensis de admortizat decem liberas itatamen quod dominus epscopus</text:p>
      <text:p text:style-name="Standard">concedet dominis de Capitulo admortizacionem juiir liberas parisiensim in terra dicti</text:p>
      <text:p text:style-name="Standard">domini episcopi Parsiensis acquisitarum vel acquirendum</text:p>
      <text:p text:style-name="Standard">ordinatum est / prout alias fuit quod de ix xix francoe quos illi de</text:p>
      <text:p text:style-name="Standard">Sancto Fargelli debebant officiario anniversariorum quod remittantur</text:p>
      <text:p text:style-name="Standard">eis novem / et per hoc solverent predicto officiario decem Francia</text:p>
      <text:p text:style-name="Standard">Aneragia debita officio horarum deliberentut et tradantur officiarius</text:p>
      <text:p text:style-name="Standard">Anniversarios pro implicando in repaacionum neccessam faciendum in villa</text:p>
      <text:p text:style-name="Standard">de Couberosa / et maxime in nolendino de</text:p>
      <text:p text:style-name="Standard">Anno predicto die ultima januarii capitulantibus dominis</text:p>
      <text:p text:style-name="Standard">Martinus le Parisie deserviatur in domius / de pecunia</text:p>
      <text:p text:style-name="Standard">debita per Camerarium clerico / et residuum deliberetur</text:p>
      <text:p text:style-name="Standard">domine Agneti</text:p>
      <text:p text:style-name="Standard">Dominus Jacobus de Villa judea procurator magistri Johannis Le Begne per licteras procuratore hodie</text:p>
      <text:p text:style-name="Standard"><text:soft-page-break/>recepcio cappellani</text:p>
      <text:p text:style-name="Standard">exhibit resignavit cappellaniam quam idem magistri Johannes in ecclesia Par obtinebat causa</text:p>
      <text:p text:style-name="Standard">permutacione de ipsa factis cum magistro Philipo BeBegne eius faiere ad cappellanam bai Ludovici in collacio</text:p>
      <text:p text:style-name="Standard">scolaio $de Campania ita quod juravit prosequi causam quam fatr suis incepit ad causam redditum</text:p>
      <text:p text:style-name="Standard">dicte capellanie / eciam quia ocllix dicte cappellanie fuit amissus / fuit ordinatum de consensu dicte</text:p>
      <text:p text:style-name="Standard">magistri Philippi Le Begne quod de sex librum puri deserviatur capellanie de Balore vi furncor</text:p>
      <text:p text:style-name="Standard">et residuum custodiatur pro culic habid quousque habeatur unus culix pro dicta capellli</text:p>
      <text:p text:style-name="Standard">Magister Johannes Hue canonicus Parisiensi presentavit hodie processum / et nominacious re domini ducri Burgodre</text:p>
      <text:p text:style-name="Standard">sibi auctoritate apostolica concesss ad dicti domini dixtis nominacionem ad dignitatem personat</text:p>
      <text:p text:style-name="Standard">vel officiai $dite ecclesie Paris.en / et illam intimaconem insumavit et intimavit dominis</text:p>
      <text:p text:style-name="Standard">capitulanmm / et de hoc peciit jtamt / Datm processionus dicti magistri Johannis Hue xxiii januarii</text:p>
      <text:p text:style-name="Standard">anno nomagesimo scundo</text:p>
      <text:p text:style-name="Standard">&gt;&gt;&gt;&gt;&gt;&gt; liste &lt;&lt;&lt;&lt;&lt;&lt;&lt;</text:p>
      <text:p text:style-name="Standard">P. decano</text:p>
      <text:p text:style-name="Standard">H. Blancheti cantore</text:p>
      <text:p text:style-name="Standard">G. Archdiacono ecclesie</text:p>
      <text:p text:style-name="Standard">SyFieron</text:p>
      <text:p text:style-name="Standard">J. de Pompodrio</text:p>
      <text:p text:style-name="Standard">Nr. Jausserandi</text:p>
      <text:p text:style-name="Standard">N. Chaudardi</text:p>
      <text:p text:style-name="Standard">J. de Koulay</text:p>
      <text:p text:style-name="Standard">J. de Soccor</text:p>
      <text:p text:style-name="Standard">Jo. Forteti</text:p>
      <text:p text:style-name="Standard">L. de Mongeria</text:p>
      <text:p text:style-name="Standard">P. prepositi</text:p>
      <text:p text:style-name="Standard">R. de Putheolis</text:p>
      <text:p text:style-name="Standard">T. de Sancto Petro</text:p>
      <text:p text:style-name="Standard">G. de Ahnerlo</text:p>
      <text:p text:style-name="Standard">R. de Lorriaco</text:p>
      <text:p text:style-name="Standard">J. de Bordis</text:p>
      <text:p text:style-name="Standard">G. Fedelli</text:p>
      <text:p text:style-name="Standard">J. Boignon</text:p>
      <text:p text:style-name="Standard">L. de Maignaco</text:p>
      <text:p text:style-name="Standard">A. Regime</text:p>
      <text:p text:style-name="Standard"><text:soft-page-break/>J. de Sanctis</text:p>
      <text:p text:style-name="Standard">J. de Guig</text:p>
      <text:p text:style-name="Standard">Jo. de Salione</text:p>
      <text:p text:style-name="Standard">P. decuno</text:p>
      <text:p text:style-name="Standard">H. Cantore</text:p>
      <text:p text:style-name="Standard">G. Aicthiacono ecclesie Par.</text:p>
      <text:p text:style-name="Standard">Sy. Freron</text:p>
      <text:p text:style-name="Standard">N. Chaudardi</text:p>
      <text:p text:style-name="Standard">Jo. de Pompodorio</text:p>
      <text:p text:style-name="Standard">Jo. Forreti</text:p>
      <text:p text:style-name="Standard">L. de Mongeria</text:p>
      <text:p text:style-name="Standard">R. de Lorriaco</text:p>
      <text:p text:style-name="Standard">P. Prepocti</text:p>
      <text:p text:style-name="Standard">R. de Putheolis</text:p>
      <text:p text:style-name="Standard">J. de Bordis</text:p>
      <text:p text:style-name="Standard">G. Jausserandi</text:p>
      <text:p text:style-name="Standard">J. de Socto</text:p>
      <text:p text:style-name="Standard">N. de Ordeimonte</text:p>
      <text:p text:style-name="Standard">P. de Salione</text:p>
      <text:p text:style-name="Standard">G. Fedelli</text:p>
      <text:p text:style-name="Standard">L. de Maignaco</text:p>
      <text:p text:style-name="Standard">J. de Boulay</text:p>
      <text:p text:style-name="Standard">. Hue</text:p>
      <text:p text:style-name="Standard"/>
      <text:p text:style-name="Standard"/>
      <text:p text:style-name="Standard">=FRAN_0393_10780.tif=</text:p>
      <text:p text:style-name="Standard">&gt;&gt;&gt;&gt;&gt;&gt; date &lt;&lt;&lt;&lt;&lt;&lt;&lt;</text:p>
      <text:p text:style-name="Standard">Anno nonagesimo sendo die tercia februrrii capitulantibus dominis</text:p>
      <text:p text:style-name="Standard">Anno predicto die quinta predicti mensis capitulantibus dominis</text:p>
      <text:p text:style-name="Standard">&gt;&gt;&gt;&gt;&gt;&gt; entrée &lt;&lt;&lt;&lt;&lt;&lt;&lt;</text:p>
      <text:p text:style-name="Standard">3</text:p>
      <text:p text:style-name="Standard">hic incepi</text:p>
      <text:p text:style-name="Standard">exerco</text:p>
      <text:p text:style-name="Standard">&gt;&gt;&gt;&gt;&gt;&gt; block &lt;&lt;&lt;&lt;&lt;&lt;&lt;</text:p>
      <text:p text:style-name="Standard">de procuratore Domini ordinaverunt quod de conseru procuratoris parlamenti</text:p>
      <text:p text:style-name="Standard">recipietur alius procurator qui sollicitabit causas capituli</text:p>
      <text:p text:style-name="Standard"><text:soft-page-break/>et habebit pensionem iiiior b. parisiensi</text:p>
      <text:p text:style-name="Standard">de matrcularum. Item quod matricularii clerici solventur pro termino omnium</text:p>
      <text:p text:style-name="Standard">sanctorum proxime lapso eis debito / proviso quod prius Jaceant</text:p>
      <text:p text:style-name="Standard">et promittant de octesio Jacere in ecclesia</text:p>
      <text:p text:style-name="Standard">Item quod emetur a capitulo sergenteria quam obtiret</text:p>
      <text:p text:style-name="Standard">sextariis bladi spectantes ad dictum officium.</text:p>
      <text:p text:style-name="Standard">Anno nonagesimo cundo et die vta februari prescriptis capitulantibus dictis</text:p>
      <text:p text:style-name="Standard">dominis immediscriptis / sui ego Nicolaus Sellarii presbyter Parisiensis per eosdem</text:p>
      <text:p text:style-name="Standard">in scribam venerabils capituli Parisiens receptus / et ibidem in presentem eo quidem</text:p>
      <text:p text:style-name="Standard">prestiti juramentum in forma consucta. N. Gellarii.</text:p>
      <text:p text:style-name="Standard">t</text:p>
      <text:p text:style-name="Standard">&gt;&gt;&gt;&gt;&gt;&gt; liste &lt;&lt;&lt;&lt;&lt;&lt;&lt;</text:p>
      <text:p text:style-name="Standard">P. decano H cantore</text:p>
      <text:p text:style-name="Standard">G. archidiacono ecclesie</text:p>
      <text:p text:style-name="Standard">Sy Fieron</text:p>
      <text:p text:style-name="Standard">Jo. Roberti</text:p>
      <text:p text:style-name="Standard">J. de Pompodoro</text:p>
      <text:p text:style-name="Standard">Ar. Jausserandi</text:p>
      <text:p text:style-name="Standard">J. de Byaulay</text:p>
      <text:p text:style-name="Standard">N. Chardardi</text:p>
      <text:p text:style-name="Standard">P. Forteti</text:p>
      <text:p text:style-name="Standard">R. de Lorriz</text:p>
      <text:p text:style-name="Standard">P. Prepositi</text:p>
      <text:p text:style-name="Standard">T. de Sancto Petro</text:p>
      <text:p text:style-name="Standard">A. Regine</text:p>
      <text:p text:style-name="Standard">J. de Socco</text:p>
      <text:p text:style-name="Standard">G. Fedelli</text:p>
      <text:p text:style-name="Standard">L. de Maignaco</text:p>
      <text:p text:style-name="Standard">L. de Mongeria</text:p>
      <text:p text:style-name="Standard">Hue</text:p>
      <text:p text:style-name="Standard">N. de Ordeomote</text:p>
      <text:p text:style-name="Standard">J. Boigno</text:p>
      <text:p text:style-name="Standard">G. de Alneolo</text:p>
      <text:p text:style-name="Standard">P. Decano</text:p>
      <text:p text:style-name="Standard">H. Cantore</text:p>
      <text:p text:style-name="Standard">G. Archidiacono ecclesie</text:p>
      <text:p text:style-name="Standard"><text:soft-page-break/>Parlamenti</text:p>
      <text:p text:style-name="Standard">Sy. subcentore</text:p>
      <text:p text:style-name="Standard">de Pompodoro</text:p>
      <text:p text:style-name="Standard">Josyandi</text:p>
      <text:p text:style-name="Standard">de Karolay</text:p>
      <text:p text:style-name="Standard">clericis</text:p>
      <text:p text:style-name="Standard">de socto</text:p>
      <text:p text:style-name="Standard">N. Chaudardi</text:p>
      <text:p text:style-name="Standard">P. Forteti</text:p>
      <text:p text:style-name="Standard">L. de Mongeria</text:p>
      <text:p text:style-name="Standard">Sergenteria</text:p>
      <text:p text:style-name="Standard">P. Prepositi</text:p>
      <text:p text:style-name="Standard">Hue</text:p>
      <text:p text:style-name="Standard">G. de Alnerlo</text:p>
      <text:p text:style-name="Standard">Voignon</text:p>
      <text:p text:style-name="Standard">L. de Maignaco</text:p>
      <text:p text:style-name="Standard">de Gugncurte infirmo</text:p>
      <text:p text:style-name="Standard"/>
      <text:p text:style-name="Standard"/>
      <text:p text:style-name="Standard">=FRAN_0393_10781.tif=</text:p>
      <text:p text:style-name="Standard">&gt;&gt;&gt;&gt;&gt;&gt; date &lt;&lt;&lt;&lt;&lt;&lt;&lt;</text:p>
      <text:p text:style-name="Standard">an</text:p>
      <text:p text:style-name="Standard">Anno dominim° cc iomagesim scundo die viia februarii capitulantibus dominis</text:p>
      <text:p text:style-name="Standard">&gt;&gt;&gt;&gt;&gt;&gt; entrée &lt;&lt;&lt;&lt;&lt;&lt;&lt;</text:p>
      <text:p text:style-name="Standard">s</text:p>
      <text:p text:style-name="Standard">ceptio</text:p>
      <text:p text:style-name="Standard">&gt;&gt;&gt;&gt;&gt;&gt; block &lt;&lt;&lt;&lt;&lt;&lt;&lt;</text:p>
      <text:p text:style-name="Standard">februarius nogesimo secundo il</text:p>
      <text:p text:style-name="Standard">In isto capitulo solvi pro quinque capitulis</text:p>
      <text:p text:style-name="Standard">videlicet pro isto et quatuor precedente quia</text:p>
      <text:p text:style-name="Standard">domini non fuerant persoluti per promotorem</text:p>
      <text:p text:style-name="Standard">qui excebat officium notarius ob deffectum</text:p>
      <text:p text:style-name="Standard">peccunie</text:p>
      <text:p text:style-name="Standard">Omd.Comni ordinaverunt quod mictantur magistro Symoni de Burich</text:p>
      <text:p text:style-name="Standard">xxx franci videlicet decem pro pensionem sua sibi debita pro termo</text:p>
      <text:p text:style-name="Standard">purificacionis beate Marie anni presentes / et xv pro prosecucione carum</text:p>
      <text:p text:style-name="Standard"><text:soft-page-break/>capituli et ecclesie pendentbus in curia romana fienda per dictum magistrum</text:p>
      <text:p text:style-name="Standard">Symonem.</text:p>
      <text:p text:style-name="Standard">Et camerarius clericus tradet illos xxia fr. / Cui tradetur</text:p>
      <text:p text:style-name="Standard">lictera exoneracionis et quictancia.</text:p>
      <text:p text:style-name="Standard">Magistri J. Chanteprime / et Phil. de Salione sunt deputati</text:p>
      <text:p text:style-name="Standard">ad audiendum compotum clericorum matutinalium.</text:p>
      <text:p text:style-name="Standard">Domini Ordinaverunt quod provisores ecclesie debeant vendere certas ymagies</text:p>
      <text:p text:style-name="Standard">à la bastri que sunt in ipsa ecclesia ad utilitate fabrice ipsius ecclesie</text:p>
      <text:p text:style-name="Standard">Ordinaverunt ecia quod Tabellio capituli recipiat xviii fr. de prebenda</text:p>
      <text:p text:style-name="Standard">magistri Petri Mignoti apud Orliacum a magistro Johanne de Bordis preposito</text:p>
      <text:p text:style-name="Standard">prebenda dicti loci / et de dictis xviii fr. solventur magistro Roberto Dangeul</text:p>
      <text:p text:style-name="Standard">xxv. sl. pro decima illius anni quo domini receperut fructus prebend foranee</text:p>
      <text:p text:style-name="Standard">dicti magistri Roberti apud Moriacum.</text:p>
      <text:p text:style-name="Standard">Item quod religiousis de Sancto Victore habeant panem / de G. et quadragesime</text:p>
      <text:p text:style-name="Standard">ad causam prebende magistri Johannis de Nullyaco.</text:p>
      <text:p text:style-name="Standard">Magister Robertus de Hamello rothomagesis magister in artibus canonicisprebendats in ecclesia</text:p>
      <text:p text:style-name="Standard">Sancti Sepulcri resignavit in manibus dominorum dictam suam prebenda causa permutacionis</text:p>
      <text:p text:style-name="Standard">fiende et non alias cum magistro Guillelmo devisete magistro in artibus et bacallis in</text:p>
      <text:p text:style-name="Standard">legibus canonici Sancti Sepulcri de Cadoo diocesis Baiocensis ad eandem prebendam</text:p>
      <text:p text:style-name="Standard">de Cadoo. Quam resignacionem / domini gratam habentes / dictam prebenda sic</text:p>
      <text:p text:style-name="Standard">resignata ut vacantem predicto Guillelmo contulerunt. et juramentum ab ipso receperunt</text:p>
      <text:p text:style-name="Standard">Resignacione magister Stephanus Boussardi canonicus Senonesis procuratoro nomine magistri Guillelmi Symonnelli notri public etc.</text:p>
      <text:p text:style-name="Standard">resignavit capellaniam undatum in ecclesia Parisiensis ad altare sanctorum Georgii et Blasii pure et simpliter</text:p>
      <text:p text:style-name="Standard">quam resignacionem domini acceptantes ipsam capellaniam domino Johanni Dyonisii contulerunt cum jurament ab ipso dator</text:p>
      <text:p text:style-name="Standard">Recepcio receptus fuit dominus Stephanus de Molendino presbyter ad capella fundatum in ecclesia Sancti Mederici Parisiensis ad altare beati Michaeli vacantem</text:p>
      <text:p text:style-name="Standard">per mortem domini N. tate deffuncti / virtute eudam gracie per sedum apostolicam facte dicto Stephano . Qui noto debito juramentum prestitit etc.</text:p>
      <text:p text:style-name="Standard">Receptus fuit dominus gofredus ducis presbyter et constitutus vicarus in ipsa ecclesia Sancti Mederici cum juramento per cum prestito etc.</text:p>
      <text:p text:style-name="Standard">Domini Ordinaverunt quod quocienscunque à noso aliquim fuerint in congregacionibus seu processonibus solempnibus quod talris</text:p>
      <text:p text:style-name="Standard">debeant percipere distribuciones capitulares sic astantinum prodicta die in capituli</text:p>
      <text:p text:style-name="Standard">&gt;&gt;&gt;&gt;&gt;&gt; liste &lt;&lt;&lt;&lt;&lt;&lt;&lt;</text:p>
      <text:p text:style-name="Standard">P. Decano</text:p>
      <text:p text:style-name="Standard"><text:soft-page-break/>H. Cantore</text:p>
      <text:p text:style-name="Standard">G. archidiacono ecclesie</text:p>
      <text:p text:style-name="Standard">J. de Pompodoro</text:p>
      <text:p text:style-name="Standard">Bourych</text:p>
      <text:p text:style-name="Standard">Ar. Chausserandi</text:p>
      <text:p text:style-name="Standard">N. Chaudardi</text:p>
      <text:p text:style-name="Standard">R. de Lorriaco</text:p>
      <text:p text:style-name="Standard">P. Forteti</text:p>
      <text:p text:style-name="Standard">L. de Mongeria</text:p>
      <text:p text:style-name="Standard">G. Prepositi</text:p>
      <text:p text:style-name="Standard">J. Hue</text:p>
      <text:p text:style-name="Standard">Cosss</text:p>
      <text:p text:style-name="Standard">T. de Sancto Petro</text:p>
      <text:p text:style-name="Standard">Ph. de Salione</text:p>
      <text:p text:style-name="Standard">L. de Maignaco</text:p>
      <text:p text:style-name="Standard">G. de Alneolo</text:p>
      <text:p text:style-name="Standard">G. de Karolay</text:p>
      <text:p text:style-name="Standard">G. Fedelli</text:p>
      <text:p text:style-name="Standard">N. de Ordeomonte camerarius clericus</text:p>
      <text:p text:style-name="Standard">de Guignicurte infirmo</text:p>
      <text:p text:style-name="Standard">H. de Socto officiarius</text:p>
      <text:p text:style-name="Standard">Anno predct die decima dicti mensis capitulantibus dominis.</text:p>
      <text:p text:style-name="Standard">P. Decano</text:p>
      <text:p text:style-name="Standard">G. archiadiacono</text:p>
      <text:p text:style-name="Standard">de fabriece</text:p>
      <text:p text:style-name="Standard">Sy. subccentore</text:p>
      <text:p text:style-name="Standard">Ar. Jausserandi</text:p>
      <text:p text:style-name="Standard">J. de Pompodoro</text:p>
      <text:p text:style-name="Standard">Ordinacio</text:p>
      <text:p text:style-name="Standard">J. de Karolay</text:p>
      <text:p text:style-name="Standard">R. de Lorriaco</text:p>
      <text:p text:style-name="Standard">L. de Mongeria</text:p>
      <text:p text:style-name="Standard">P. Prepositi</text:p>
      <text:p text:style-name="Standard">G. Victor</text:p>
      <text:p text:style-name="Standard">de socto</text:p>
      <text:p text:style-name="Standard">J. Hue</text:p>
      <text:p text:style-name="Standard"><text:soft-page-break/>Au. Regine</text:p>
      <text:p text:style-name="Standard">J. Voignon</text:p>
      <text:p text:style-name="Standard">Resignacione</text:p>
      <text:p text:style-name="Standard">Phi. de Salione</text:p>
      <text:p text:style-name="Standard">L. de Maignaco</text:p>
      <text:p text:style-name="Standard">N. Chaudardi</text:p>
      <text:p text:style-name="Standard">P. Forteti</text:p>
      <text:p text:style-name="Standard">Collacio</text:p>
      <text:p text:style-name="Standard">de Guignicurte infirmo</text:p>
      <text:p text:style-name="Standard">Collacio</text:p>
      <text:p text:style-name="Standard"/>
      <text:p text:style-name="Standard"/>
      <text:p text:style-name="Standard">=FRAN_0393_10782.tif=</text:p>
      <text:p text:style-name="Standard">&gt;&gt;&gt;&gt;&gt;&gt; block &lt;&lt;&lt;&lt;&lt;&lt;&lt;</text:p>
      <text:p text:style-name="Standard">Conquestus est curatus de Spedona de quibusdam</text:p>
      <text:p text:style-name="Standard">gravanibus illatis et factis tam sibi quam personis dicti</text:p>
      <text:p text:style-name="Standard">loci per majorem ipsius loci ordunatum ibidem per</text:p>
      <text:p text:style-name="Standard">magistrum Johannem de Socto prebenda ejusdem loci / et per nonullas</text:p>
      <text:p text:style-name="Standard">alios . Et ibidem ipse magister Johannes replicans ad</text:p>
      <text:p text:style-name="Standard">dicta ipsius curati / respondit ipse curatus quod se</text:p>
      <text:p text:style-name="Standard">refferebat in totum et pro toto de jure quod intendit</text:p>
      <text:p text:style-name="Standard">hie ad registra / que penes dominos sunt de talibus</text:p>
      <text:p text:style-name="Standard">faciende mencionem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querimonia</text:p>
      <text:p text:style-name="Standard">J. de Pompodoro</text:p>
      <text:p text:style-name="Standard">P. Roberti</text:p>
      <text:p text:style-name="Standard">L. de Mongeria</text:p>
      <text:p text:style-name="Standard">Phi. de Salione</text:p>
      <text:p text:style-name="Standard">N. Chaudardi</text:p>
      <text:p text:style-name="Standard">R. de Lorriaco</text:p>
      <text:p text:style-name="Standard">J. de Karolay</text:p>
      <text:p text:style-name="Standard"><text:soft-page-break/>J. De Socto</text:p>
      <text:p text:style-name="Standard">P. Forteti</text:p>
      <text:p text:style-name="Standard">Ar. Jausserandi</text:p>
      <text:p text:style-name="Standard">P. Prepositi</text:p>
      <text:p text:style-name="Standard">R. de Puteohlis</text:p>
      <text:p text:style-name="Standard">T. de Sancto Petro</text:p>
      <text:p text:style-name="Standard">An. Regine</text:p>
      <text:p text:style-name="Standard">G. de Alneolo</text:p>
      <text:p text:style-name="Standard">J. Voignon</text:p>
      <text:p text:style-name="Standard">L. de Maignaco</text:p>
      <text:p text:style-name="Standard">J. de Guignicurte infirmo</text:p>
      <text:p text:style-name="Standard">+N. de Ordeomonte</text:p>
      <text:p text:style-name="Standard">J. Hue</text:p>
      <text:p text:style-name="Standard"/>
      <text:p text:style-name="Standard"/>
      <text:p text:style-name="Standard">=FRAN_0393_10783.tif=</text:p>
      <text:p text:style-name="Standard">&gt;&gt;&gt;&gt;&gt;&gt; date &lt;&lt;&lt;&lt;&lt;&lt;&lt;</text:p>
      <text:p text:style-name="Standard">februarius nongesimo secundo</text:p>
      <text:p text:style-name="Standard">Anno quo supra et die xiiia februarii capitulantibus dominis</text:p>
      <text:p text:style-name="Standard">&gt;&gt;&gt;&gt;&gt;&gt; entrée &lt;&lt;&lt;&lt;&lt;&lt;&lt;</text:p>
      <text:p text:style-name="Standard">S ix s.</text:p>
      <text:p text:style-name="Standard">Ccissais</text:p>
      <text:p text:style-name="Standard">Obligacio</text:p>
      <text:p text:style-name="Standard">&gt;&gt;&gt;&gt;&gt;&gt; block &lt;&lt;&lt;&lt;&lt;&lt;&lt;</text:p>
      <text:p text:style-name="Standard">Placet dominis quod Johannes Fromont serviens de Machau in</text:p>
      <text:p text:style-name="Standard">prepositura de Vernone percipiat xl. so. turonensium quos debet</text:p>
      <text:p text:style-name="Standard">Roberti Pensio servientanuatim Johannes regis dicti loci de Machau pro quadam domo</text:p>
      <text:p text:style-name="Standard">ipsis dominis pertinenciis sita in dicto loco et quam possidet ipse Johannes</text:p>
      <text:p text:style-name="Standard">regis / et quod dictos xl. so cum arreragiis per eum debitis tradat</text:p>
      <text:p text:style-name="Standard">dicto fromont serviente racione sue sergenterie</text:p>
      <text:p text:style-name="Standard">Ad audiendum compotum magistri L. de Mongeria sunt</text:p>
      <text:p text:style-name="Standard">deputati / venerabils viri ac magistri Phi. de Salione et</text:p>
      <text:p text:style-name="Standard">P. Roberti decanus Sancti Germani Altissiodorensis</text:p>
      <text:p text:style-name="Standard">Domini Ordinaverunt quod Decanus Ambiansis faciat informacionem</text:p>
      <text:p text:style-name="Standard">super certis articulis per curatum de Spedona datis et traditis</text:p>
      <text:p text:style-name="Standard">de Spedona in quodam rotulo papiret / et quod infra mediam quadragiti l</text:p>
      <text:p text:style-name="Standard"><text:soft-page-break/>referat . Lucrabitur quoque distribuciones suas dum in predicta</text:p>
      <text:p text:style-name="Standard">informacione vacabit.</text:p>
      <text:p text:style-name="Standard">Licensi</text:p>
      <text:p text:style-name="Standard">Data fuit licenciaum Johanni Caillardi macicoto de adeundo extra civitatem in certis suis negociis et quod revertatur</text:p>
      <text:p text:style-name="Standard">ad ecclesiam infra primam dominicam xe dum noro per eum prius provideatur de persona ydonea qui loco sui resideat</text:p>
      <text:p text:style-name="Standard">inecclesia et offi suu exerceat.</text:p>
      <text:p text:style-name="Standard">Item dominu G. archico eclesie debet lequi cum domino Episcopi Carnotensis super ceto jure quod per cipit ipse dominus episcopo</text:p>
      <text:p text:style-name="Standard">in ecclesia parisiensis.</text:p>
      <text:p text:style-name="Standard">Dominus Johannes Fabri confessus fuit debere dominis per restam compoti sui de recepta anversariorum ecclesie per</text:p>
      <text:p text:style-name="Standard">eum distributa / summam centum septem librarum octo solidorum et aliquorum denariorum Parisiensem / presentibus</text:p>
      <text:p text:style-name="Standard">magistro magistro Ycone de Fageto prometore capituli / magistro Johanne Gaigne / canonicis Sanci Stephani de Gressib</text:p>
      <text:p text:style-name="Standard">et domino Guillelmo Jausserandi curato Sancti ypeliti prope parisiensis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O.</text:p>
      <text:p text:style-name="Standard">B. de Thierno de Machaio</text:p>
      <text:p text:style-name="Standard">3.</text:p>
      <text:p text:style-name="Standard">de Lorriaco</text:p>
      <text:p text:style-name="Standard">N. Chaudardi</text:p>
      <text:p text:style-name="Standard">P. Forteti</text:p>
      <text:p text:style-name="Standard">*.</text:p>
      <text:p text:style-name="Standard">De Pompodoro</text:p>
      <text:p text:style-name="Standard">J. Prepositi</text:p>
      <text:p text:style-name="Standard">A. Regine</text:p>
      <text:p text:style-name="Standard">Comss</text:p>
      <text:p text:style-name="Standard">L. de Mongeria</text:p>
      <text:p text:style-name="Standard">G.</text:p>
      <text:p text:style-name="Standard">Fedelli</text:p>
      <text:p text:style-name="Standard">L. de Maignaco</text:p>
      <text:p text:style-name="Standard"><text:soft-page-break/>+J. De Socto</text:p>
      <text:p text:style-name="Standard">G. de Alneolo</text:p>
      <text:p text:style-name="Standard">Ar. Jausserandi</text:p>
      <text:p text:style-name="Standard">J. de Karolay</text:p>
      <text:p text:style-name="Standard"/>
      <text:p text:style-name="Standard"/>
      <text:p text:style-name="Standard">=FRAN_0393_10784.tif=</text:p>
      <text:p text:style-name="Standard">&gt;&gt;&gt;&gt;&gt;&gt; numérotation &lt;&lt;&lt;&lt;&lt;&lt;&lt;</text:p>
      <text:p text:style-name="Standard">februardi</text:p>
      <text:p text:style-name="Standard">48</text:p>
      <text:p text:style-name="Standard">&gt;&gt;&gt;&gt;&gt;&gt; entrée &lt;&lt;&lt;&lt;&lt;&lt;&lt;</text:p>
      <text:p text:style-name="Standard">. x s. vi d.</text:p>
      <text:p text:style-name="Standard">Cristolium</text:p>
      <text:p text:style-name="Standard">P. de Ailliaco</text:p>
      <text:p text:style-name="Standard">&gt;&gt;&gt;&gt;&gt;&gt; block &lt;&lt;&lt;&lt;&lt;&lt;&lt;</text:p>
      <text:p text:style-name="Standard">Smnenia pronunciata per organum domini cantoris contra magistrum Johannem</text:p>
      <text:p text:style-name="Standard">fabri in modum qui sequitur.</text:p>
      <text:p text:style-name="Standard">Et quia vos magister Johannes Fabri vicarius ecclesie nostre parisiensis confessus</text:p>
      <text:p text:style-name="Standard">estis vos teneis procuratori ecclesie nostre ad causam officiorum antiphae felicis</text:p>
      <text:p text:style-name="Standard">recordacionis domini gergorii pape / et anniversariorum dicte ecclesie nostre in summa</text:p>
      <text:p text:style-name="Standard">centum septem librarum / et octo solidorum parisiensium ex compoto facto finali</text:p>
      <text:p text:style-name="Standard">cum certis commissariis nostris super hoco per nos deputatis bacione officii</text:p>
      <text:p text:style-name="Standard">anniversariorum dicte ecclesie nostre quod gessistaius per biennnum / videlicet pro</text:p>
      <text:p text:style-name="Standard">compoto anniversariorum xl lb. xii. s. viii d. p. Item pro</text:p>
      <text:p text:style-name="Standard">compoto processiones pape grgorii lxvi lb. xviii s. iii. dob vos in</text:p>
      <text:p text:style-name="Standard">dicta suma Cvii librarum et viii so. solvendis et reddendorum dicto</text:p>
      <text:p text:style-name="Standard">procuratori nostro condempnamus</text:p>
      <text:p text:style-name="Standard">Arrestati sunt grossi fructus prebenda decani Belvacensis donec solverit</text:p>
      <text:p text:style-name="Standard">Chanaco ea que debet officiis ecclesie et specialiter officiis anniversariorum racione</text:p>
      <text:p text:style-name="Standard">Johannes Berterii recipit plateam quandam sitam in cristolio coram</text:p>
      <text:p text:style-name="Standard">domo prepositure pro precio octo solidorum annnui redditus cum hoc quod</text:p>
      <text:p text:style-name="Standard">tenebitur solvere tailliam debitam.</text:p>
      <text:p text:style-name="Standard">Memoire de Parler a maistre Jehan Chanteprime et de Savoir de Ly / pour quoy pieça furent</text:p>
      <text:p text:style-name="Standard">arrestez par chapitre / les gros frais de la prouvende qui fut maistre Jehan de Raisieres</text:p>
      <text:p text:style-name="Standard">Deputati sunt G. archioneclesie Phi. de Salione et G. de Alneolo ad loquendum cum consilio</text:p>
      <text:p text:style-name="Standard">ecclesie / super taillia de Cristolio et de Fussiaco / pro inveniendo aliquam bonam viam sine prejudicio</text:p>
      <text:p text:style-name="Standard"><text:soft-page-break/>ecclesie super solacione et modo solvendi ipsam tailliam de cetero in adjutorium hjmoni ipsius ecclesie in dictis</text:p>
      <text:p text:style-name="Standard">locis commorani.</text:p>
      <text:p text:style-name="Standard">Arrestati sunt fructus prebenda magistri Petri de Ailliaco Cancellarii in Vernone / et eciam fructas prebendae</text:p>
      <text:p text:style-name="Standard">magistri Mathei de Trye in rosayo pro certis reparacionibus per eos debitis / et habebut recursum ad predicte</text:p>
      <text:p text:style-name="Standard">cessores sua</text:p>
      <text:p text:style-name="Standard">&gt;&gt;&gt;&gt;&gt;&gt; liste &lt;&lt;&lt;&lt;&lt;&lt;&lt;</text:p>
      <text:p text:style-name="Standard">P. Decano infirmo</text:p>
      <text:p text:style-name="Standard">H. Cantore</text:p>
      <text:p text:style-name="Standard">G. Archidiacono ecclesie</text:p>
      <text:p text:style-name="Standard">J. de Socto.</text:p>
      <text:p text:style-name="Standard">N. Chaudardi</text:p>
      <text:p text:style-name="Standard">J. Fabri</text:p>
      <text:p text:style-name="Standard">J. de Karolay</text:p>
      <text:p text:style-name="Standard">P. Forteti</text:p>
      <text:p text:style-name="Standard">L. de Mongeria</text:p>
      <text:p text:style-name="Standard">de Bordis</text:p>
      <text:p text:style-name="Standard">T. de Sancto Petro</text:p>
      <text:p text:style-name="Standard">G. de Ahneolo</text:p>
      <text:p text:style-name="Standard">A. de Maignaco</text:p>
      <text:p text:style-name="Standard">R. de Lorriaco</text:p>
      <text:p text:style-name="Standard">J. de Pompodoro</text:p>
      <text:p text:style-name="Standard">L. de Guignicurte infirmo</text:p>
      <text:p text:style-name="Standard">G</text:p>
      <text:p text:style-name="Standard">Fedelli</text:p>
      <text:p text:style-name="Standard">Phi. de Salione</text:p>
      <text:p text:style-name="Standard">+ N. de Ordeomonte domus sue de Claustro.</text:p>
      <text:p text:style-name="Standard">B. de Thierno</text:p>
      <text:p text:style-name="Standard">s.</text:p>
      <text:p text:style-name="Standard">Voignon.</text:p>
      <text:p text:style-name="Standard">Sy. succentor ebdorins.</text:p>
      <text:p text:style-name="Standard">Cristolium</text:p>
      <text:p text:style-name="Standard"/>
      <text:p text:style-name="Standard"/>
      <text:p text:style-name="Standard">=FRAN_0393_10785.tif=</text:p>
      <text:p text:style-name="Standard"><text:soft-page-break/>&gt;&gt;&gt;&gt;&gt;&gt; numérotation &lt;&lt;&lt;&lt;&lt;&lt;&lt;</text:p>
      <text:p text:style-name="Standard">xxxvi</text:p>
      <text:p text:style-name="Standard">3</text:p>
      <text:p text:style-name="Standard">11</text:p>
      <text:p text:style-name="Standard">&gt;&gt;&gt;&gt;&gt;&gt; Date &lt;&lt;&lt;&lt;&lt;&lt;&lt;</text:p>
      <text:p text:style-name="Standard">febris nongesimo secundo</text:p>
      <text:p text:style-name="Standard">Anno quo supra die xxvta febrim capitulantibus dominis</text:p>
      <text:p text:style-name="Standard">Anno quo supra et die vicesia septima dicti mensis capitulantibus dominis</text:p>
      <text:p text:style-name="Standard">&gt;&gt;&gt;&gt;&gt;&gt; entrée &lt;&lt;&lt;&lt;&lt;&lt;&lt;</text:p>
      <text:p text:style-name="Standard">Par.</text:p>
      <text:p text:style-name="Standard">R. Freron</text:p>
      <text:p text:style-name="Standard">&gt;&gt;&gt;&gt;&gt;&gt; block &lt;&lt;&lt;&lt;&lt;&lt;&lt;</text:p>
      <text:p text:style-name="Standard">Magistri Phi de Salione et G. de Aneolo cum eis vocato procuratore comitatis</text:p>
      <text:p text:style-name="Standard">ad cognoscendum et refferendum si est utilitas ecclesie in hoco quod magister Reginaldus</text:p>
      <text:p text:style-name="Standard">freron requirit super empcione vi. librarum redditus anui / alibi fienda / ad</text:p>
      <text:p text:style-name="Standard">exoneracionem domus sue super quam debet dictas vi librm.</text:p>
      <text:p text:style-name="Standard">P. Decanus et H. Cantor facient informacionem super caputus gallice</text:p>
      <text:p text:style-name="Standard">deputati dicti camailo qui non debent pratari subtus capas cenceas in officio misse</text:p>
      <text:p text:style-name="Standard">nec aliis horis / et super hoc refferent</text:p>
      <text:p text:style-name="Standard">distribuciones domini Crepini relaxantur usque dum fuerit facta informacio proxima</text:p>
      <text:p text:style-name="Standard">de capuciis per dominos decanum et Cantorem.</text:p>
      <text:p text:style-name="Standard">Concessum est procurator aniversariorum quod recipiat turonensium pro parisiensis vel valorem</text:p>
      <text:p text:style-name="Standard">de venditis debitis per filium majoris Sancti Mederici racione cujusdam domus</text:p>
      <text:p text:style-name="Standard">empte per eum a magistro Johanne de Socco que domus est in censiva ecclesie parisiens</text:p>
      <text:p text:style-name="Standard">Ordinatum est quod grefferius parlamenti et sui clerici pro quarta ressorti</text:p>
      <text:p text:style-name="Standard">ecclesie concessi et pro scripturis inde factis / habebunt sex francos quos tradet</text:p>
      <text:p text:style-name="Standard">camerarius. Tradet eciam clerico magistri Guillelmi de Villaribus pro pergameno</text:p>
      <text:p text:style-name="Standard">inqueste facte in causa Sancti Benedicti vi. solis.</text:p>
      <text:p text:style-name="Standard">de archidiacono domini fuerunt concordes quod sigillifer domini Archidiacioni Parisiensis</text:p>
      <text:p text:style-name="Standard">habeat cameram et teneat curiam in domo magistri P. Roberti decani</text:p>
      <text:p text:style-name="Standard">Sancti Germani Autissiodorensis que est in claustro ab hinc usque ad diem Pasche</text:p>
      <text:p text:style-name="Standard">proximo venturum dominum modo placeat eidem magistro Petro.</text:p>
      <text:p text:style-name="Standard">de domino episcopo Ordinatum est quod commissarii loquantur cum domino Aniciensis super facto</text:p>
      <text:p text:style-name="Standard">domini Guidonis de La Termoille / et audita ejus responsiones procedetur</text:p>
      <text:p text:style-name="Standard">super illo facto ac melius videbitur.</text:p>
      <text:p text:style-name="Standard">Vocabitur procurator comuitatis et exponetur ei factum magistri Reginaldi</text:p>
      <text:p text:style-name="Standard"><text:soft-page-break/>Freron / de empcione vi libram anni redditus et super hoc ipse ipse procuratore</text:p>
      <text:p text:style-name="Standard">habebit consilium in comitato / et refferet dominis quipionem eorum</text:p>
      <text:p text:style-name="Standard">&gt;&gt;&gt;&gt;&gt;&gt; liste &lt;&lt;&lt;&lt;&lt;&lt;&lt;</text:p>
      <text:p text:style-name="Standard">P. Decano</text:p>
      <text:p text:style-name="Standard">H. Cantorez</text:p>
      <text:p text:style-name="Standard">Deputati</text:p>
      <text:p text:style-name="Standard">Sy. Succentore</text:p>
      <text:p text:style-name="Standard">G. Archidiacono ecclesie</text:p>
      <text:p text:style-name="Standard">N. Chaudardi</text:p>
      <text:p text:style-name="Standard">Ar. Jausserandi</text:p>
      <text:p text:style-name="Standard">A. de Pompodoro</text:p>
      <text:p text:style-name="Standard">L. de Mongeria</text:p>
      <text:p text:style-name="Standard">+. de Socco</text:p>
      <text:p text:style-name="Standard">B. de Thierno</text:p>
      <text:p text:style-name="Standard">G. de Alneolo</text:p>
      <text:p text:style-name="Standard">G. Fedelli</text:p>
      <text:p text:style-name="Standard">Phi. de Salione</text:p>
      <text:p text:style-name="Standard">L. de Maignaco</text:p>
      <text:p text:style-name="Standard">R. de Lorriaco</text:p>
      <text:p text:style-name="Standard">Relaxacio</text:p>
      <text:p text:style-name="Standard">P. Forteti</text:p>
      <text:p text:style-name="Standard">J. de Bordis</text:p>
      <text:p text:style-name="Standard">Au. Regine</text:p>
      <text:p text:style-name="Standard">Licencia</text:p>
      <text:p text:style-name="Standard">J. Voignon</text:p>
      <text:p text:style-name="Standard">J. de Larolay</text:p>
      <text:p text:style-name="Standard">A. de Guignicute infirmo.</text:p>
      <text:p text:style-name="Standard">P. Decano</text:p>
      <text:p text:style-name="Standard">H. Cantore</text:p>
      <text:p text:style-name="Standard">Sy. Succentore</text:p>
      <text:p text:style-name="Standard">Johnn. de Pompodoro</text:p>
      <text:p text:style-name="Standard">Ar. Jausserandi</text:p>
      <text:p text:style-name="Standard">L. de Mongeria</text:p>
      <text:p text:style-name="Standard">B. de Thierno</text:p>
      <text:p text:style-name="Standard">G. de Alneolo</text:p>
      <text:p text:style-name="Standard">R. de Lorriaco</text:p>
      <text:p text:style-name="Standard"><text:soft-page-break/>+ N. de Ordeomonte</text:p>
      <text:p text:style-name="Standard">P. de Castro.</text:p>
      <text:p text:style-name="Standard">G. Fedelli</text:p>
      <text:p text:style-name="Standard">Ph. de Salione</text:p>
      <text:p text:style-name="Standard">L. de Maignaco</text:p>
      <text:p text:style-name="Standard">J. de Guignicurt infirmo Aniciensis</text:p>
      <text:p text:style-name="Standard">J. de Socco</text:p>
      <text:p text:style-name="Standard">J. Voignon</text:p>
      <text:p text:style-name="Standard">An. Regine</text:p>
      <text:p text:style-name="Standard">P. Forteti</text:p>
      <text:p text:style-name="Standard">P. Roberti</text:p>
      <text:p text:style-name="Standard">R. de Puteolis</text:p>
      <text:p text:style-name="Standard">Hue</text:p>
      <text:p text:style-name="Standard">N. Chaudardi infirmus</text:p>
      <text:p text:style-name="Standard"/>
      <text:p text:style-name="Standard"/>
      <text:p text:style-name="Standard">=FRAN_0393_10786.tif=</text:p>
      <text:p text:style-name="Standard">&gt;&gt;&gt;&gt;&gt;&gt; entrée &lt;&lt;&lt;&lt;&lt;&lt;&lt;</text:p>
      <text:p text:style-name="Standard">sxii s.</text:p>
      <text:p text:style-name="Standard">Coissio</text:p>
      <text:p text:style-name="Standard">Commissio</text:p>
      <text:p text:style-name="Standard">Vyryacum</text:p>
      <text:p text:style-name="Standard">C</text:p>
      <text:p text:style-name="Standard">&gt;&gt;&gt;&gt;&gt;&gt; block &lt;&lt;&lt;&lt;&lt;&lt;&lt;</text:p>
      <text:p text:style-name="Standard">Soror Johanna la Grande post anum probacionis</text:p>
      <text:p text:style-name="Standard">Hodie fecit vota sua</text:p>
      <text:p text:style-name="Standard">Et ibidem soror Gileta Loyzelle fuit velata.</text:p>
      <text:p text:style-name="Standard">Vendicio</text:p>
      <text:p text:style-name="Standard">Domini vocato procuratore comitatis cui super hoc dederunt licenciam et</text:p>
      <text:p text:style-name="Standard">prebuerunt assenssum / in quantum eos tangit vel tangere potest</text:p>
      <text:p text:style-name="Standard">vendiderunt magistro Reginaldo Freron vi lbrs parsiensum quas percipiebat</text:p>
      <text:p text:style-name="Standard">ipsa comitas super quadam sua domo sita parisiensis in vico</text:p>
      <text:p text:style-name="Standard">pro precio. centum sexaginta francorum auri / cum pacto quod teneretur</text:p>
      <text:p text:style-name="Standard">solvere predictas sex libras pro anno presenti dumtaxat et semel predicte commitati</text:p>
      <text:p text:style-name="Standard">Qui magister Reginaldus facta ipsa vendicione et coram dubbus notario</text:p>
      <text:p text:style-name="Standard">Castalleti sic transacta. solvit predictam summam Clx. fr.</text:p>
      <text:p text:style-name="Standard"><text:soft-page-break/>et septemfrancos cum dimidio pro vi. lib.s predictis per eum pro anno</text:p>
      <text:p text:style-name="Standard">presenti dumtaxam ut dicitur supra debitis.</text:p>
      <text:p text:style-name="Standard">Que totalis summma Clxvii francorum auri cum didio fuit in</text:p>
      <text:p text:style-name="Standard">N. Sellarii scribe ipsius veneratis capellanis tradita in custodia / data</text:p>
      <text:p text:style-name="Standard">vero fuit in licenciatum tradendi procuratori predicto / dictos vii. fr. auri cum</text:p>
      <text:p text:style-name="Standard">Adio pro vi. lb. predictis / remanendis penes me dictis Cho. fr.</text:p>
      <text:p text:style-name="Standard">quos postmonium tradidi in thesauro ecclesie procuratori comuitatis in presentes L. de Mongeri</text:p>
      <text:p text:style-name="Standard">Ph. de Salione canonicorum et plurium capellanorum ecclesie</text:p>
      <text:p text:style-name="Standard">Commissio</text:p>
      <text:p text:style-name="Standard">Magister Johannes Hue commissus est ad informandum se de quodam heritagio prope insulam in Flandria</text:p>
      <text:p text:style-name="Standard">sito an sciendum si pertinet ecclesie / an non. Et fuit ordinatum quod aliqui dominorum supplicarent domino duci</text:p>
      <text:p text:style-name="Standard">Burgondie ut vellet dare licencia ad hoco magistro Johanni Hue predicto / quando esset in partibus ills.</text:p>
      <text:p text:style-name="Standard">Commissio</text:p>
      <text:p text:style-name="Standard">Domino Cantor Commissus est ad loquendum domino Parisiensis episcopo super amorthacione iiiir librm sibi tradenda</text:p>
      <text:p text:style-name="Standard">et de componendo cum eo meliori modo quo poterit</text:p>
      <text:p text:style-name="Standard">De molendino de Viry concordatum est quod tradatur Johanni de Viriaco dit le faisseur obligando vivarum</text:p>
      <text:p text:style-name="Standard">suum et partem quam habet in predicto molendino cu clarisa defournir et faire valoir et de faire bonne et solvat</text:p>
      <text:p text:style-name="Standard">et bien paiable / la rente que il devra pour ce / qui est de</text:p>
      <text:p text:style-name="Standard">promoti ad ordines</text:p>
      <text:p text:style-name="Standard">4</text:p>
      <text:p text:style-name="Standard">s</text:p>
      <text:p text:style-name="Standard">Guillelmus Oliverii capellani in ecclesia Parisiensis ad altare beatorum Michaelis et Anthomi ad dyaconatus ordenaem fuit promotus</text:p>
      <text:p text:style-name="Standard">et cum ipso ad eundem ordinem Johannes Furnerii canonicus Sancti Dyonisii de Passu in ecclesia Pars.iensi</text:p>
      <text:p text:style-name="Standard">Nicolaus de Dola canonicus Sancti Dyonisii de Passu ad ordinem subdiaconatus</text:p>
      <text:p text:style-name="Standard">Johannes Agni ad acolitatus ecterosque minores ordines fuit promotus.</text:p>
      <text:p text:style-name="Standard">&gt;&gt;&gt;&gt;&gt;&gt; liste &lt;&lt;&lt;&lt;&lt;&lt;&lt;</text:p>
      <text:p text:style-name="Standard">domus Dei</text:p>
      <text:p text:style-name="Standard">P. Decano</text:p>
      <text:p text:style-name="Standard">Cantore</text:p>
      <text:p text:style-name="Standard">G. archidiacono ecclesie</text:p>
      <text:p text:style-name="Standard">Gy. Succentore</text:p>
      <text:p text:style-name="Standard"><text:soft-page-break/>P. Roberti</text:p>
      <text:p text:style-name="Standard">de Pompodorio</text:p>
      <text:p text:style-name="Standard">*</text:p>
      <text:p text:style-name="Standard">Ar. Jausserandi</text:p>
      <text:p text:style-name="Standard">N. Chaudardi</text:p>
      <text:p text:style-name="Standard">de Karolay</text:p>
      <text:p text:style-name="Standard">de socto</text:p>
      <text:p text:style-name="Standard">L. de Mongeria</text:p>
      <text:p text:style-name="Standard">B. de Thierno</text:p>
      <text:p text:style-name="Standard">R. de Lorriaco</text:p>
      <text:p text:style-name="Standard">G. de Alneolo</text:p>
      <text:p text:style-name="Standard">J Regis</text:p>
      <text:p text:style-name="Standard">L. Chanteprime</text:p>
      <text:p text:style-name="Standard">G. Fedelli</text:p>
      <text:p text:style-name="Standard">Ph. de Salione</text:p>
      <text:p text:style-name="Standard">P. de Castro</text:p>
      <text:p text:style-name="Standard">de Sancto Petro</text:p>
      <text:p text:style-name="Standard">T.</text:p>
      <text:p text:style-name="Standard">L. de Maignaco</text:p>
      <text:p text:style-name="Standard">Hue</text:p>
      <text:p text:style-name="Standard">*</text:p>
      <text:p text:style-name="Standard">*</text:p>
      <text:p text:style-name="Standard">de Guignicurte infirmo</text:p>
      <text:p text:style-name="Standard">P. Forteti</text:p>
      <text:p text:style-name="Standard">+N. de Ordeimonte</text:p>
      <text:p text:style-name="Standard"/>
      <text:p text:style-name="Standard"/>
      <text:p text:style-name="Standard">=FRAN_0393_10787.tif=</text:p>
      <text:p text:style-name="Standard">&gt;&gt;&gt;&gt;&gt;&gt; numérotation &lt;&lt;&lt;&lt;&lt;&lt;&lt;</text:p>
      <text:p text:style-name="Standard">xxxvii</text:p>
      <text:p text:style-name="Standard">3</text:p>
      <text:p text:style-name="Standard">5</text:p>
      <text:p text:style-name="Standard">&gt;&gt;&gt;&gt;&gt;&gt; Date &lt;&lt;&lt;&lt;&lt;&lt;&lt;</text:p>
      <text:p text:style-name="Standard">Anno quo supra die tercia dicti mensis capitulantibus dominis pro ad infrascripta extraordinavie tamen ordinanda</text:p>
      <text:p text:style-name="Standard">Anno quo supra die quarta dicti mensis capitulantibus dominis</text:p>
      <text:p text:style-name="Standard"><text:soft-page-break/>Emenda</text:p>
      <text:p text:style-name="Standard">Ista die fuit capitulum generale</text:p>
      <text:p text:style-name="Standard">&gt;&gt;&gt;&gt;&gt;&gt; block &lt;&lt;&lt;&lt;&lt;&lt;&lt;</text:p>
      <text:p text:style-name="Standard">Marcius nonagerisio secundo</text:p>
      <text:p text:style-name="Standard">Aloueau fuit ordinatum quod tradantur viii. fr.s Dyonisio Aloueau procuratori constituto</text:p>
      <text:p text:style-name="Standard">nomine ecclesie ad eundem apud Fistanum per respondendo articulis et videndo</text:p>
      <text:p text:style-name="Standard">jurare testes / in ea mota inter abbatem fistantiem et ecclesiam</text:p>
      <text:p text:style-name="Standard">cormeliis Loquatur cum officiario aniversariorum super recepta iiiia modiorum de Cormelus</text:p>
      <text:p text:style-name="Standard">ut prosequatur viriliter contra non solventes</text:p>
      <text:p text:style-name="Standard">fabri Item loquatur magistro Johanni e Feure de xvi lb. par. quas recepit pro facto</text:p>
      <text:p text:style-name="Standard">camere.</text:p>
      <text:p text:style-name="Standard">Mandetur major de Civilyaco et quod loquatur cum domino Archidacono de Josayo</text:p>
      <text:p text:style-name="Standard">Civilyaitem in quantum conterint articulum de iinoribus ordinetur talr quod certa porcio</text:p>
      <text:p text:style-name="Standard">scindatur anno quolibet</text:p>
      <text:p text:style-name="Standard">Audetur major de Orliaco</text:p>
      <text:p text:style-name="Standard">Emenda Petrus Valeti clericus matutinalis gagiavit emendam in manibus dominorum</text:p>
      <text:p text:style-name="Standard">pro deffectu quod fecerat / non veiendo ad ecclesiam per plures dies ante</text:p>
      <text:p text:style-name="Standard">L. de Mongeria accomodavit viii francos ecclesie pro tradendo Dyonisio</text:p>
      <text:p text:style-name="Standard">A loneau procuratori ecclesie constituto ad eundem apud Fistanum.</text:p>
      <text:p text:style-name="Standard">J. de Pompodoro episcopus Parisiensis dominus Cantor retulit quod dominus episcopus parisiensis vult tradere xxx vel saltum</text:p>
      <text:p text:style-name="Standard">xxv. francos pro amortizacione iiii libram par.</text:p>
      <text:p text:style-name="Standard">Domini consensierunt in tradicione cujusdam domus dicte la tour rolant parisiensis in</text:p>
      <text:p text:style-name="Standard">vico veteris Pelliparie site in ruella Johannis noteau. facta per dominum Johannem Boillardi</text:p>
      <text:p text:style-name="Standard">capellanum ecclesie Parisiensis Johanni Herni Latonio et ejus uxr pro precio et censa anna</text:p>
      <text:p text:style-name="Standard">decem librarus Parisiensie / quarum ipse capellanias per cipiet duas partes et religiosis de Sancto eligio</text:p>
      <text:p text:style-name="Standard">Parisiensis terciam partem / quia dicta domus est in eorum censiva / et pro amortizacione ipsarum</text:p>
      <text:p text:style-name="Standard">x. librar.</text:p>
      <text:p text:style-name="Standard">Ordinatum est quod procedatur contra dominum Guidonem de la Termoille</text:p>
      <text:p text:style-name="Standard">et quod causa vocetur in parlamento si possit fier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J. de Pompodorio</text:p>
      <text:p text:style-name="Standard"><text:soft-page-break/>R. de Lorriaco</text:p>
      <text:p text:style-name="Standard">T. de Sancto Petro</text:p>
      <text:p text:style-name="Standard">J. de Karolay</text:p>
      <text:p text:style-name="Standard">J. Hue</text:p>
      <text:p text:style-name="Standard">L. de Maignaco</text:p>
      <text:p text:style-name="Standard">.</text:p>
      <text:p text:style-name="Standard">. de Alneolo</text:p>
      <text:p text:style-name="Standard">G. Fedelliz</text:p>
      <text:p text:style-name="Standard">L. de Mongeria</text:p>
      <text:p text:style-name="Standard">P. Forteti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Mongeria</text:p>
      <text:p text:style-name="Standard">L. de Mongeria</text:p>
      <text:p text:style-name="Standard">B. de Thierno</text:p>
      <text:p text:style-name="Standard">J. de Socto</text:p>
      <text:p text:style-name="Standard">P. Forteti</text:p>
      <text:p text:style-name="Standard">L. de Maignaco</text:p>
      <text:p text:style-name="Standard">Regis</text:p>
      <text:p text:style-name="Standard">La tour</text:p>
      <text:p text:style-name="Standard">R. de Lorriaco Rolant</text:p>
      <text:p text:style-name="Standard">G. Fedelli</text:p>
      <text:p text:style-name="Standard">J. de Karolay</text:p>
      <text:p text:style-name="Standard">J. Hue</text:p>
      <text:p text:style-name="Standard">J. Voignon</text:p>
      <text:p text:style-name="Standard">J. Chaudardi</text:p>
      <text:p text:style-name="Standard">de Guignicurte infirmo</text:p>
      <text:p text:style-name="Standard">G. de Alneolo</text:p>
      <text:p text:style-name="Standard">Ph. de Salione</text:p>
      <text:p text:style-name="Standard">xi s. vid. T. de Sancto Petro</text:p>
      <text:p text:style-name="Standard"/>
      <text:p text:style-name="Standard"/>
      <text:p text:style-name="Standard">=FRAN_0393_10788.tif=</text:p>
      <text:p text:style-name="Standard"><text:soft-page-break/>&gt;&gt;&gt;&gt;&gt;&gt; numérotation &lt;&lt;&lt;&lt;&lt;&lt;&lt;</text:p>
      <text:p text:style-name="Standard">hac</text:p>
      <text:p text:style-name="Standard">vgemo saccto</text:p>
      <text:p text:style-name="Standard">2</text:p>
      <text:p text:style-name="Standard">&gt;&gt;&gt;&gt;&gt;&gt; block &lt;&lt;&lt;&lt;&lt;&lt;&lt;</text:p>
      <text:p text:style-name="Standard">Domini Decanus et cantor retulerunt quod de consuetudie antiqua</text:p>
      <text:p text:style-name="Standard">nulls cujuscumque status sit in ecclesia parisiensis debet portare camalia</text:p>
      <text:p text:style-name="Standard">subtus capas cericeas dum dicitur officiaum in ecclesia</text:p>
      <text:p text:style-name="Standard">Commissio</text:p>
      <text:p text:style-name="Standard">Magister L. de Mongia ducet juratos in domo de Moriaco et refferet</text:p>
      <text:p text:style-name="Standard">ea que facta sunt in predicta domo ut domini provideant ut melius</text:p>
      <text:p text:style-name="Standard">poterunt</text:p>
      <text:p text:style-name="Standard">de Camailliis</text:p>
      <text:p text:style-name="Standard">mandabuntur capellani et vicarii ecclesie et loquetur cum eis graciose</text:p>
      <text:p text:style-name="Standard">super facio camailliorum</text:p>
      <text:p text:style-name="Standard">fuit conclusum quod restituerentur perrotino merelli sui pro percipiendo</text:p>
      <text:p text:style-name="Standard">distribuciones suas</text:p>
      <text:p text:style-name="Standard">Domini decanus cantor et arcidaonus fuerunt ordinati ad loquendum cum magistro</text:p>
      <text:p text:style-name="Standard">Petro de Castro super hoc quod requirebat</text:p>
      <text:p text:style-name="Standard">Recepcio capelellan</text:p>
      <text:p text:style-name="Standard">ar</text:p>
      <text:p text:style-name="Standard">Recepcio magister firminus vauassorum fuit receptus ad capellanium beati Michalis in ecclesia</text:p>
      <text:p text:style-name="Standard">sancti Mederici Parisiensis viructe codam gracie sibi facte per dominum nostrum papam</text:p>
      <text:p text:style-name="Standard">et fecit juramentum fuit quod installatus in ecclesia Parisiensis per succentorem et per notarium</text:p>
      <text:p text:style-name="Standard">nostrum in fancto Mederico prius tamen ad istam eandem fuerat receptus Stephanus de Molemn</text:p>
      <text:p text:style-name="Standard">Sed non remansit eique iste firminus habebat anferri</text:p>
      <text:p text:style-name="Standard">Anno quo supra die viia dicti mensis existentis dominis in revestiario ecclesie</text:p>
      <text:p text:style-name="Standard">Ordinatum fuit quod amplius pro nunc non prosequentur contra geolarium</text:p>
      <text:p text:style-name="Standard">qui vocatus promisit nichil indebite vel nuste petere vel aliquid</text:p>
      <text:p text:style-name="Standard">extorauere a prisionariis . et fuit ei dictum per organum domini decani</text:p>
      <text:p text:style-name="Standard">quod si hoc fecit procedetur contra ipsum et renovabit iterum primus processus</text:p>
      <text:p text:style-name="Standard">Item quod magister L. de Mongeria debeat tradere ii scuta auri cum vi s. p.</text:p>
      <text:p text:style-name="Standard">pro sigillo cujusdem quarte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<text:soft-page-break/>G. archidiaconecclese de Cama</text:p>
      <text:p text:style-name="Standard">Sy. Succentor</text:p>
      <text:p text:style-name="Standard">lis</text:p>
      <text:p text:style-name="Standard">A. de Pompodori</text:p>
      <text:p text:style-name="Standard">N. Chaudardi</text:p>
      <text:p text:style-name="Standard">R.</text:p>
      <text:p text:style-name="Standard">de Lorriaco</text:p>
      <text:p text:style-name="Standard">Ar. Jausserandi</text:p>
      <text:p text:style-name="Standard">P. Roberti</text:p>
      <text:p text:style-name="Standard">de socto</text:p>
      <text:p text:style-name="Standard">P. Forteti</text:p>
      <text:p text:style-name="Standard">L. de Mongeria</text:p>
      <text:p text:style-name="Standard">Hue</text:p>
      <text:p text:style-name="Standard">G. de Alneolo</text:p>
      <text:p text:style-name="Standard">J. Voigno</text:p>
      <text:p text:style-name="Standard">Ja. Cosson</text:p>
      <text:p text:style-name="Standard">T. de Sancto Petro</text:p>
      <text:p text:style-name="Standard">J.</text:p>
      <text:p text:style-name="Standard">de Karolay</text:p>
      <text:p text:style-name="Standard">+P. de Castro</text:p>
      <text:p text:style-name="Standard">Au. Regine</text:p>
      <text:p text:style-name="Standard">B. de Thierno</text:p>
      <text:p text:style-name="Standard">G. Fedelli</text:p>
      <text:p text:style-name="Standard">+ N. de Ordeomonte</text:p>
      <text:p text:style-name="Standard">L. de Maignaco</text:p>
      <text:p text:style-name="Standard">de guigneat infirmo</text:p>
      <text:p text:style-name="Standard">P. Decano</text:p>
      <text:p text:style-name="Standard">archidiacono ecclesie</text:p>
      <text:p text:style-name="Standard">Sy. succentore</text:p>
      <text:p text:style-name="Standard">Geolarii</text:p>
      <text:p text:style-name="Standard">De Pompodori</text:p>
      <text:p text:style-name="Standard">R. de Lorriaco</text:p>
      <text:p text:style-name="Standard">Ar. Jausserandi</text:p>
      <text:p text:style-name="Standard">J. de Socto</text:p>
      <text:p text:style-name="Standard">P. Forteti</text:p>
      <text:p text:style-name="Standard">P. de Castro</text:p>
      <text:p text:style-name="Standard"><text:soft-page-break/>B. de Thierno</text:p>
      <text:p text:style-name="Standard">G. Fedelli</text:p>
      <text:p text:style-name="Standard">Et aliquibus aliis</text:p>
      <text:p text:style-name="Standard"/>
      <text:p text:style-name="Standard"/>
      <text:p text:style-name="Standard">=FRAN_0393_10789.tif=</text:p>
      <text:p text:style-name="Standard">&gt;&gt;&gt;&gt;&gt;&gt; numérotation &lt;&lt;&lt;&lt;&lt;&lt;&lt;</text:p>
      <text:p text:style-name="Standard">Commissarii</text:p>
      <text:p text:style-name="Standard">xxxviii</text:p>
      <text:p text:style-name="Standard">1</text:p>
      <text:p text:style-name="Standard">&gt;&gt;&gt;&gt;&gt;&gt; entrée &lt;&lt;&lt;&lt;&lt;&lt;&lt;</text:p>
      <text:p text:style-name="Standard">presentacio</text:p>
      <text:p text:style-name="Standard">pro inregistrando</text:p>
      <text:p text:style-name="Standard">&gt;&gt;&gt;&gt;&gt;&gt; block &lt;&lt;&lt;&lt;&lt;&lt;&lt;</text:p>
      <text:p text:style-name="Standard">Domini Cantor et R. de Lorriaco dati sunt commissarii ad</text:p>
      <text:p text:style-name="Standard">audiendum compotum domini Johannis de Villaribus</text:p>
      <text:p text:style-name="Standard">Et domini P. Roberti et Philippi de Salione dati sunt commissarii ad</text:p>
      <text:p text:style-name="Standard">audiendum compotum magistri Johannis de Socto.</text:p>
      <text:p text:style-name="Standard">.</text:p>
      <text:p text:style-name="Standard">pro pulsatoribus campanarum</text:p>
      <text:p text:style-name="Standard">Officium fabrice tradet vi lb. officium aniversariorum iiii. lb. et</text:p>
      <text:p text:style-name="Standard">officium matutiarum xl. solamonm pro solvendis pulsatis campanarum</text:p>
      <text:p text:style-name="Standard">Relacio</text:p>
      <text:p text:style-name="Standard">Magistri P. Roberti et Phpp de Salione retulerunt statum compoti magistri</text:p>
      <text:p text:style-name="Standard">Laurencii de Mongeria / et ipsum statum tradiderunt in scriptis</text:p>
      <text:p text:style-name="Standard">notario capituli / et debuit ipse magister L. per fine sui compoti predicti</text:p>
      <text:p text:style-name="Standard">lxx. lb. xviii s. iii d. ob. cum Pictaves / quas debet solvere et habere</text:p>
      <text:p text:style-name="Standard">suam quictancia.</text:p>
      <text:p text:style-name="Standard">J. de Guignaus ifirmo de Furno Pro furno faciendo comissi sunt G. archidiaconus ecclesie L. de Mongera</text:p>
      <text:p text:style-name="Standard">Iiriaco et N. de Ordeomonte camerarius</text:p>
      <text:p text:style-name="Standard">Magister Jacobus Parvi canonicis Sancti Mederici presentavit hodie ex parte conseciorum suorum canonicaum dum</text:p>
      <text:p text:style-name="Standard">Jacobum equi presbyterum ad vicariam quam solebat obtinere in ipsa ecclesia dominus Baldovinus curatus</text:p>
      <text:p text:style-name="Standard">Sancti Christofori quem domini non acceptaverunt usque dum vidissent instrmentum factum super modo</text:p>
      <text:p text:style-name="Standard"><text:soft-page-break/>resignacionis ipsius vicarie facte per dictum baldovinum. Sed dederunt et licenciam deserviendi in dicta</text:p>
      <text:p text:style-name="Standard">vicaria si voluit usque ad octo dies tamen modo.</text:p>
      <text:p text:style-name="Standard">Magister Johannes de Socco tradidit in scribe capituli particulas infrascriptas in quadam cedula papirta contentas</text:p>
      <text:p text:style-name="Standard">Censais les partes deues a l'office des heures et matines a corbereuse baillees et</text:p>
      <text:p text:style-name="Standard">assignées a l'office des aniversaires pour faire les repparacions didite lie</text:p>
      <text:p text:style-name="Standard">Jehan Roussel</text:p>
      <text:p text:style-name="Standard">x lb. iiii s.</text:p>
      <text:p text:style-name="Standard">Somme xliiii l. xiii. s. p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</text:p>
      <text:p text:style-name="Standard">Sy. Succentor</text:p>
      <text:p text:style-name="Standard">Phi. de Salione</text:p>
      <text:p text:style-name="Standard">P.</text:p>
      <text:p text:style-name="Standard">de Karolay</text:p>
      <text:p text:style-name="Standard">N. Chaudardi</text:p>
      <text:p text:style-name="Standard">Roberti</text:p>
      <text:p text:style-name="Standard">R. de Lorriaco</text:p>
      <text:p text:style-name="Standard">P. Forteti</text:p>
      <text:p text:style-name="Standard">L. de Mongeria</text:p>
      <text:p text:style-name="Standard">B. de Thierno</text:p>
      <text:p text:style-name="Standard">An. Regine</text:p>
      <text:p text:style-name="Standard">L. de Maignaco</text:p>
      <text:p text:style-name="Standard">P. de Sancto Petro</text:p>
      <text:p text:style-name="Standard">Fedelli</text:p>
      <text:p text:style-name="Standard">de Alneolo</text:p>
      <text:p text:style-name="Standard">J. de Pompodorio</text:p>
      <text:p text:style-name="Standard">+ N. de Ordeomonte</text:p>
      <text:p text:style-name="Standard">de socto</text:p>
      <text:p text:style-name="Standard">Ja. Cosson</text:p>
      <text:p text:style-name="Standard">Jehan Charpentier</text:p>
      <text:p text:style-name="Standard">C.</text:p>
      <text:p text:style-name="Standard">Les fermiers de la prevostéiiii lv.</text:p>
      <text:p text:style-name="Standard"><text:soft-page-break/>Le Maire</text:p>
      <text:p text:style-name="Standard">xxx s.</text:p>
      <text:p text:style-name="Standard">Gantier Anquatin.</text:p>
      <text:p text:style-name="Standard">xxiii l.</text:p>
      <text:p text:style-name="Standard"/>
      <text:p text:style-name="Standard"/>
      <text:p text:style-name="Standard">=FRAN_0393_10790.tif=</text:p>
      <text:p text:style-name="Standard">&gt;&gt;&gt;&gt;&gt;&gt; date &lt;&lt;&lt;&lt;&lt;&lt;&lt;</text:p>
      <text:p text:style-name="Standard">P.</text:p>
      <text:p text:style-name="Standard">2</text:p>
      <text:p text:style-name="Standard">Anno quo supra die xia marcii capitulantibus dominis</text:p>
      <text:p text:style-name="Standard">Anno quo supra die xia marcii capitulantibus dominis</text:p>
      <text:p text:style-name="Standard">&gt;&gt;&gt;&gt;&gt;&gt; entrée &lt;&lt;&lt;&lt;&lt;&lt;&lt;</text:p>
      <text:p text:style-name="Standard">x</text:p>
      <text:p text:style-name="Standard">Ph. de</text:p>
      <text:p text:style-name="Standard">Salione</text:p>
      <text:p text:style-name="Standard">&gt;&gt;&gt;&gt;&gt;&gt; block &lt;&lt;&lt;&lt;&lt;&lt;&lt;</text:p>
      <text:p text:style-name="Standard">Lescheret firmarius de Lecherus dixit dominis quod non poterat amplius tenere vinean</text:p>
      <text:p text:style-name="Standard">quam tenebat de ipsis in dicto loco propter dampna que causa ipsius vinee erat</text:p>
      <text:p text:style-name="Standard">Passus annis retroactis. Et super hoc fuit deliberatum quod procurator ecclesie</text:p>
      <text:p text:style-name="Standard">accederet super locum et videret et inquireret / et refferret</text:p>
      <text:p text:style-name="Standard">Dominus Cancellarius suplicacione quod domini consentirent unioni quam inten</text:p>
      <text:p text:style-name="Standard">debat procurare de prebenda quam obtinebat in ecclesia Parisiensis ad officium</text:p>
      <text:p text:style-name="Standard">cancellarie oudens pluribus mediis quod ecclesia in hio ullim paciebatur</text:p>
      <text:p text:style-name="Standard">interesse. Et super hoc habita matura deliberacione per dominos fuit</text:p>
      <text:p text:style-name="Standard">conclusum quod predicta vino bene placebat eis / proviso quod canonicus</text:p>
      <text:p text:style-name="Standard">Jam prebendatus non posset obtinere officialum cancellaris cum prebenda nisi sua</text:p>
      <text:p text:style-name="Standard">prima prebenda vacaret . Et in ista forma libenter supplicarent ppe</text:p>
      <text:p text:style-name="Standard">pro ipsa unione fienda.</text:p>
      <text:p text:style-name="Standard">Recepcio capelan</text:p>
      <text:p text:style-name="Standard">Dominus Guillelmus Villardi vicarius in ecclesia Parisiensis virtute cujusdam</text:p>
      <text:p text:style-name="Standard">procuracionis exhibite resignavit in maibus dominorum capellaniam ad altar</text:p>
      <text:p text:style-name="Standard">Beate Katherine / quam obtinebat in ecclesia Sancti Mederici dominus Robertus eopertor</text:p>
      <text:p text:style-name="Standard">causa permutaciones et non alias cum domino Johanne Londelli capellano in ecclesia Sancti</text:p>
      <text:p text:style-name="Standard">Dyonisi in francia ad altare Sancti Ypoliti ad ipsam capellaiam sancti</text:p>
      <text:p text:style-name="Standard">yrpoliti. Qua resignacione recepta ipsa capellania Sancti Mederici ad altare</text:p>
      <text:p text:style-name="Standard"><text:soft-page-break/>beate Kathine fuit collata dicto domino Johnni Londelli qui juravit etc.</text:p>
      <text:p text:style-name="Standard">et per scubam</text:p>
      <text:p text:style-name="Standard">et fuit installatus in ecclesia parisiensis per</text:p>
      <text:p text:style-name="Standard">nostrum in predicta Sancti Mederici ecclesia.</text:p>
      <text:p text:style-name="Standard">G. de Aillaco Compotus Magister J. de Socto comssus est cum magistro Ph. de Salione ad audiendum compotu clericorum mastrum</text:p>
      <text:p text:style-name="Standard">Compotus Domini G. archidicn ecclesie et B. de Thierno commissi sunt ad audiendum compotum magistri Johannis</text:p>
      <text:p text:style-name="Standard">de Karolay firmariorum prebendam de Orliaco / et religiosorum de Sancto Victore.</text:p>
      <text:p text:style-name="Standard">G. Boussaigis Placet dominis quod magister Stephanus Boussardi maneat in domo decani Belvacensis usque</text:p>
      <text:p text:style-name="Standard">ad proxim festum beati Johannis Baptiste</text:p>
      <text:p text:style-name="Standard">Boussais Ordinatu est quod domus in qua moratur nunc magister Stephans Boussardi si eam</text:p>
      <text:p text:style-name="Standard">dimiserit / tradatur tilllo pensioniem qui poterit vel titulo locacionis plus offerenti</text:p>
      <text:p text:style-name="Standard">Placet dominis quod dominus Johannes de Chavanis capellani in ecclesia Parisiensis habeat domum quam</text:p>
      <text:p text:style-name="Standard">tradit ei magister B. de Thierno precio iiii. libraum parisiensim census anni sub condicione</text:p>
      <text:p text:style-name="Standard">quod infra annum ponet in ipsa domo quinquaginta francos in emendacionem ipsius et tenebi</text:p>
      <text:p text:style-name="Standard">ipsam domum in cali statu quod annualir poterit recipi predicts census iiii lb. parisiensis super ipsa quas</text:p>
      <text:p text:style-name="Standard">iiii lb. recipiet dicto magister G. quamdium tenebit domum suam claustralem quam nunc tem</text:p>
      <text:p text:style-name="Standard">quam cum dimiserit per cessum vel decessum / predictus census iiiia lbrs redibit et solvetur officiai</text:p>
      <text:p text:style-name="Standard">stacionum / cui predicta domus quam nunc recipeit ipse capellanis debebat jam xxxx s. quos</text:p>
      <text:p text:style-name="Standard">magister G. tenebitur solvere ipsi officio quamdiu tenebit dictam suam demum claustralem</text:p>
      <text:p text:style-name="Standard">Magister Ph. de Salione requisivit quod provideretur et super errore caltuli de xv. lb. quas non posuerat in compoto suo</text:p>
      <text:p text:style-name="Standard">et fuit provisum quod magister L. de Mongla solvat sibi dictis xv. lbra / de denarios quos debet per finem sui compoti. Et eciam</text:p>
      <text:p text:style-name="Standard">prout apperet in quictancia quod</text:p>
      <text:p text:style-name="Standard">quod tradat et solvat sibi duos franci quos ipse tradidit pro quadam lictera</text:p>
      <text:p text:style-name="Standard">super hoc het.</text:p>
      <text:p text:style-name="Standard">De Johanne de Nouy canonici</text:p>
      <text:p text:style-name="Standard">fuit dictum quod dominus Johannes de Noerus obligare</text:p>
      <text:p text:style-name="Standard">De domino Cancellario fuit conclusum ut in supr proximo capitulo</text:p>
      <text:p text:style-name="Standard">faciendum reparaciones quas taxaret magister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<text:soft-page-break/>archidiacono</text:p>
      <text:p text:style-name="Standard">G.</text:p>
      <text:p text:style-name="Standard">Sy. Succentor</text:p>
      <text:p text:style-name="Standard">P. de Aillyaco cancellis</text:p>
      <text:p text:style-name="Standard">*.</text:p>
      <text:p text:style-name="Standard">de Pompodorio</text:p>
      <text:p text:style-name="Standard">*.</text:p>
      <text:p text:style-name="Standard">de Socto</text:p>
      <text:p text:style-name="Standard">Chaudardi</text:p>
      <text:p text:style-name="Standard">N.</text:p>
      <text:p text:style-name="Standard">de Karolay</text:p>
      <text:p text:style-name="Standard">Suppliacio</text:p>
      <text:p text:style-name="Standard">P. Focteti</text:p>
      <text:p text:style-name="Standard">de Lorriaco</text:p>
      <text:p text:style-name="Standard">L. de Mongeria</text:p>
      <text:p text:style-name="Standard">B. de Thierno</text:p>
      <text:p text:style-name="Standard">Hue</text:p>
      <text:p text:style-name="Standard">T. de Sancto Petro</text:p>
      <text:p text:style-name="Standard">G. de Ahneolo</text:p>
      <text:p text:style-name="Standard">de Maignaco</text:p>
      <text:p text:style-name="Standard">l.</text:p>
      <text:p text:style-name="Standard">Verignon</text:p>
      <text:p text:style-name="Standard">1</text:p>
      <text:p text:style-name="Standard">Fedelli</text:p>
      <text:p text:style-name="Standard">G.</text:p>
      <text:p text:style-name="Standard">N. de Ordeomonte</text:p>
      <text:p text:style-name="Standard">Ph. de Salione</text:p>
      <text:p text:style-name="Standard">de Guignas infirmo</text:p>
      <text:p text:style-name="Standard">P. Decano</text:p>
      <text:p text:style-name="Standard">H. Cantore</text:p>
      <text:p text:style-name="Standard">Commissi</text:p>
      <text:p text:style-name="Standard">G. archidiacono</text:p>
      <text:p text:style-name="Standard">Sy. succentore</text:p>
      <text:p text:style-name="Standard">Commiss</text:p>
      <text:p text:style-name="Standard">de Pompo</text:p>
      <text:p text:style-name="Standard">J. de Socto</text:p>
      <text:p text:style-name="Standard"><text:soft-page-break/>P. Forteti</text:p>
      <text:p text:style-name="Standard">L. de Mongeria</text:p>
      <text:p text:style-name="Standard">B. de Thierno</text:p>
      <text:p text:style-name="Standard">J. Hue</text:p>
      <text:p text:style-name="Standard">Voignon</text:p>
      <text:p text:style-name="Standard">G. Fedelli</text:p>
      <text:p text:style-name="Standard">Ph. de Salione</text:p>
      <text:p text:style-name="Standard">L. de Maignaco Chana</text:p>
      <text:p text:style-name="Standard">G. de Alneolo</text:p>
      <text:p text:style-name="Standard">ie</text:p>
      <text:p text:style-name="Standard">de Sanctis</text:p>
      <text:p text:style-name="Standard">*.</text:p>
      <text:p text:style-name="Standard">R. de Lorriaco</text:p>
      <text:p text:style-name="Standard">N. Chaudardi</text:p>
      <text:p text:style-name="Standard">x s. vi d. J. de Guigincurte insimo</text:p>
      <text:p text:style-name="Standard"/>
      <text:p text:style-name="Standard"/>
      <text:p text:style-name="Standard">=FRAN_0393_10791.tif=</text:p>
      <text:p text:style-name="Standard">&gt;&gt;&gt;&gt;&gt;&gt; numérotation &lt;&lt;&lt;&lt;&lt;&lt;&lt;</text:p>
      <text:p text:style-name="Standard">xxxix</text:p>
      <text:p text:style-name="Standard">2</text:p>
      <text:p text:style-name="Standard">&gt;&gt;&gt;&gt;&gt;&gt; Date &lt;&lt;&lt;&lt;&lt;&lt;&lt;</text:p>
      <text:p text:style-name="Standard">Marcius febr nonagesio secundo</text:p>
      <text:p text:style-name="Standard">Anno quo supra et die xv. marci capitulantibus dominis</text:p>
      <text:p text:style-name="Standard">Anno quo supra et die xviii marcii capitulantibus dominis</text:p>
      <text:p text:style-name="Standard">Coiss</text:p>
      <text:p text:style-name="Standard">&gt;&gt;&gt;&gt;&gt;&gt; block &lt;&lt;&lt;&lt;&lt;&lt;&lt;</text:p>
      <text:p text:style-name="Standard">Commiss Domini Bertrandus de Thierno et J. Hue commissi sunt super debato</text:p>
      <text:p text:style-name="Standard">inter macicotos ecclesie / et canonicos Sancti Dyonisii de Passu / moto propter</text:p>
      <text:p text:style-name="Standard">denarios datos in ecclesia per dominum ducem Burgondie.</text:p>
      <text:p text:style-name="Standard">de Putheolis de matrularum. Item fuit ordinatum quod traderentur et perficerentur xii. lbas parisiensis</text:p>
      <text:p text:style-name="Standard">matriculariis laicis super hoco quod jam habuerunt de dictis xii l. pro tradendo</text:p>
      <text:p text:style-name="Standard">pulsatoribus casmapanarum / et faciendo eas bene et ordinate pulsare</text:p>
      <text:p text:style-name="Standard">usque ad proximm capellani generale quod celebrabitr in festo beati Bartholomet</text:p>
      <text:p text:style-name="Standard">Et istam ordinacionem acceptavit et promisit tenere Johanne Carpentii procuratore</text:p>
      <text:p text:style-name="Standard">et nomine procuratorio sociorum suorum prout per licteras castalleti per ipsum presentibus</text:p>
      <text:p text:style-name="Standard"><text:soft-page-break/>dominis exhibitas signis duorum notariorum ipsius Castalleti signatas</text:p>
      <text:p text:style-name="Standard">fuit per eundem facta fides . Et in dicto capitulo generali proximo veniet</text:p>
      <text:p text:style-name="Standard">ordinabitur et repperietur modus per quem ipsa pulsacio potit fuier perpetuo</text:p>
      <text:p text:style-name="Standard">De duodecim tamen liba supradictis quia magister Johannes de socto accomodavit parte</text:p>
      <text:p text:style-name="Standard">pro tradendo pulsatoribus. recipientur / vi. lb. super officis anniversariorum</text:p>
      <text:p text:style-name="Standard">iiii lb. super fabrica ecclesie et xl. solidi super officio matutinarum / et</text:p>
      <text:p text:style-name="Standard">restitutur magistro portirios quam tradidit / residuum tradetur matricularium.</text:p>
      <text:p text:style-name="Standard">Jo. de s</text:p>
      <text:p text:style-name="Standard">Ordinatum est et concordatum quod suspensio magistri Johannis Fabri relaxetur usque ad quamodo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de Ailliaco</text:p>
      <text:p text:style-name="Standard">L. de Mongeria</text:p>
      <text:p text:style-name="Standard">J. de Karolay</text:p>
      <text:p text:style-name="Standard">J. Forteti</text:p>
      <text:p text:style-name="Standard">J. de Pompodorio</text:p>
      <text:p text:style-name="Standard">J. de Socto</text:p>
      <text:p text:style-name="Standard">B. de Thierne</text:p>
      <text:p text:style-name="Standard">R. de Lorriaco</text:p>
      <text:p text:style-name="Standard">R. de Putheolis</text:p>
      <text:p text:style-name="Standard">N. de Ordemmonte</text:p>
      <text:p text:style-name="Standard">L. de Maignaco</text:p>
      <text:p text:style-name="Standard">Ph. de Salione</text:p>
      <text:p text:style-name="Standard">J. Voignon</text:p>
      <text:p text:style-name="Standard">Fedelli</text:p>
      <text:p text:style-name="Standard">*</text:p>
      <text:p text:style-name="Standard">Chanteprime</text:p>
      <text:p text:style-name="Standard">P. de Castro</text:p>
      <text:p text:style-name="Standard">de Guigniaute infirmo</text:p>
      <text:p text:style-name="Standard">N. Chandardi</text:p>
      <text:p text:style-name="Standard">de Sanctis.</text:p>
      <text:p text:style-name="Standard">P. Decano</text:p>
      <text:p text:style-name="Standard">G. archidiacono ecclesie</text:p>
      <text:p text:style-name="Standard"><text:soft-page-break/>Sy. Succentore</text:p>
      <text:p text:style-name="Standard">s</text:p>
      <text:p text:style-name="Standard">A. de Pompodorio</text:p>
      <text:p text:style-name="Standard">P. Forteti</text:p>
      <text:p text:style-name="Standard">Hue</text:p>
      <text:p text:style-name="Standard">de Sancto Petro</text:p>
      <text:p text:style-name="Standard">Laicis</text:p>
      <text:p text:style-name="Standard">Vooignon</text:p>
      <text:p text:style-name="Standard">Fedel</text:p>
      <text:p text:style-name="Standard">L. de Maignaco</text:p>
      <text:p text:style-name="Standard">de socto</text:p>
      <text:p text:style-name="Standard">R. de Thierno</text:p>
      <text:p text:style-name="Standard">L. de Mongeria</text:p>
      <text:p text:style-name="Standard">I.</text:p>
      <text:p text:style-name="Standard">de Karolay</text:p>
      <text:p text:style-name="Standard">de Ordeimonte</text:p>
      <text:p text:style-name="Standard">de Guign infirmo</text:p>
      <text:p text:style-name="Standard">R. de Lorriaco</text:p>
      <text:p text:style-name="Standard">Ph. de Salione</text:p>
      <text:p text:style-name="Standard">de Sanctis</text:p>
      <text:p text:style-name="Standard">Chandardi</text:p>
      <text:p text:style-name="Standard"/>
      <text:p text:style-name="Standard"/>
      <text:p text:style-name="Standard">=FRAN_0393_10792.tif=</text:p>
      <text:p text:style-name="Standard">&gt;&gt;&gt;&gt;&gt;&gt; date &lt;&lt;&lt;&lt;&lt;&lt;&lt;</text:p>
      <text:p text:style-name="Standard">M</text:p>
      <text:p text:style-name="Standard">Anno quo supra die xx. marcii capitulantibus dominis</text:p>
      <text:p text:style-name="Standard">&gt;&gt;&gt;&gt;&gt;&gt; entrée &lt;&lt;&lt;&lt;&lt;&lt;&lt;</text:p>
      <text:p text:style-name="Standard">Sx s.</text:p>
      <text:p text:style-name="Standard">Recepcio</text:p>
      <text:p text:style-name="Standard">canonico</text:p>
      <text:p text:style-name="Standard">virtute cujusdam denominaco</text:p>
      <text:p text:style-name="Standard">sibi facte.</text:p>
      <text:p text:style-name="Standard">Alia recepcio</text:p>
      <text:p text:style-name="Standard">super eodem</text:p>
      <text:p text:style-name="Standard">&gt;&gt;&gt;&gt;&gt;&gt; block &lt;&lt;&lt;&lt;&lt;&lt;&lt;</text:p>
      <text:p text:style-name="Standard"><text:soft-page-break/>de Marly</text:p>
      <text:p text:style-name="Standard">Fuit deliberatum quod tradatur magistro Petro de Messilles licenciatus in</text:p>
      <text:p text:style-name="Standard">legibus et canonico antisiodi / registrum domini Johannis de Marly presbyteri quondam</text:p>
      <text:p text:style-name="Standard">Justicionis t subditi ecclesie Parisiensis virtute eidam littere compulsorie a magistro Johan</text:p>
      <text:p text:style-name="Standard">de Varemnis auditis causarum sacri palacii apostolici emanate.</text:p>
      <text:p text:style-name="Standard">Coissarii</text:p>
      <text:p text:style-name="Standard">Domini Cantor . L. de Mongeria et J. Vorignis deputati sunt ad</text:p>
      <text:p text:style-name="Standard">audiendum compota magistri puerorum.</text:p>
      <text:p text:style-name="Standard">Quictanciam generalis</text:p>
      <text:p text:style-name="Standard">Magister Laurencius de Mongeria tradidit summmam lxx. lb. xviii solid</text:p>
      <text:p text:style-name="Standard">quam debebat per restam compoti sui / ut supra apparet die viii. mensis</text:p>
      <text:p text:style-name="Standard">presentis predictamque summam recepit in custodia de preceptorum dominorum</text:p>
      <text:p text:style-name="Standard">ad ordinacionem ipsorum astribuendam. et fuit ordinatum quod habeat quictant</text:p>
      <text:p text:style-name="Standard">suam generalem.</text:p>
      <text:p text:style-name="Standard">citacio</text:p>
      <text:p text:style-name="Standard">Ordinatum est quod citetur dominus Johannes Durelli distributor Sancti</text:p>
      <text:p text:style-name="Standard">Mederici ex officio</text:p>
      <text:p text:style-name="Standard">Fiet monicio contra subditos ecclesie qui portant injundicias ad terralle</text:p>
      <text:p text:style-name="Standard">Hic magister Stephanus Boussardi sub collcor apostolicis in civitate et diocesi Parisiensi requisivit ut procuratore et</text:p>
      <text:p text:style-name="Standard">procuratorio noine domini Johannis Fortin Belvacensis et Baiocensis ecclesiarum canonicau prebendati ac elemosinarii et capellani domini</text:p>
      <text:p text:style-name="Standard">ducis Bituricensis / ut per litteras procuratorias sub signo et subscriptione magistri Johannis Olearii de Monte lucio Bituns</text:p>
      <text:p text:style-name="Standard">diocesis publici appellaca et imperiali auctoritate notarius / anno nonagesim primo et die xxviii aprilica receptis et signatas apparebatur</text:p>
      <text:p text:style-name="Standard">per dominum nostrum regem et peciit / dominis capitulantibus supradictis quatius ipsum nomine quo supra ad canonicatu et prebenda quam nuper in ecclesia Par.</text:p>
      <text:p text:style-name="Standard">obtinebat magister Johannes de Guignicurte et per mortem ipsius magistri Johannis vacantem cum suis juris et</text:p>
      <text:p text:style-name="Standard">pertiensis universis ad reciperent et admicterent. Quibus sic visus et auditis ipsi domini capitulantibus prefati / ipsum magistrum</text:p>
      <text:p text:style-name="Standard">Stephanum nomine quo supra ad ipsam prebenda admiserunt cum ipsius juribus et pertieniis universis. Qui juravit nomine</text:p>
      <text:p text:style-name="Standard">quo supra in forma consueta / et solvit decem francm pro jocundo adventu et promisit solvere capam infra anna</text:p>
      <text:p text:style-name="Standard">Magisterque Bertrandus de Thierno huo idem promisit / et sic utque ipsorum et ambo sil promisis unt dictam capela</text:p>
      <text:p text:style-name="Standard"><text:soft-page-break/>solvere tam principalies debitores cum protestacionibus in talribus fieri consuetis. fuitque installatus in choro per dominum</text:p>
      <text:p text:style-name="Standard">Cantorem / et per dominum Decanum in capitulo . De quibus omnibus ipse magister Stephano petiit ame N. Sellariy</text:p>
      <text:p text:style-name="Standard">sibi fieri unum vel plura publicum seu publica instrumentum vel instrmat presentibus magistro Yvone de Fageto</text:p>
      <text:p text:style-name="Standard">promots causararum capituli et magistro Nicolao Charronit notarius curie officialis</text:p>
      <text:p text:style-name="Standard">procurator magistri Nicolai de Rancia locenciaus in legibus i</text:p>
      <text:p text:style-name="Standard">Et ibdem magister Nicolaus de Ordebene Camerarius clericus ecclesie Parisiensis / dictam prebendam sic per mortem dicti magistri Johannis de</text:p>
      <text:p text:style-name="Standard">Guignicurte vacante coram magistro P. Roberti virtute$ decano Sancti Germai antisiodis virture $qua d licterarum procuratorem signo</text:p>
      <text:p text:style-name="Standard">magistri Jacobi de Munelle etc. die decima januarii anno presenti signatarum / acceptavit quam acceptacionem ratam haumio</text:p>
      <text:p text:style-name="Standard">idem dominus decanus / de dicta prebenda nomine quo supra sibi providit presentibus in capitulo. dominos cantore . Succentor et Math</text:p>
      <text:p text:style-name="Standard">Qui magister Nicolaus virtate denancionis regie dicto magistro Nicolao de Rancia facte peciit et requisivint dominos</text:p>
      <text:p text:style-name="Standard">ad ipsam prebendam eum admicti nomine predicto. Quem ipsi admiserint et receperunt cum omnibus juribus et pertientis canonictu et</text:p>
      <text:p text:style-name="Standard">prebenda predictorum. juramento proius per eum in forma consueta prestito / Et ibidem pro jocundo adventu solvit decem fr</text:p>
      <text:p text:style-name="Standard">Ipse ous idaes et dominus Cantor promiserunt tanquam principalies solutores / solvere capam infra annum / Cum protestactorus in</text:p>
      <text:p text:style-name="Standard">pleribus fieri consuetis fuitque ipse procurator installatus per dominum cantorem e choro ecclesie et per dominum Decano</text:p>
      <text:p text:style-name="Standard">2</text:p>
      <text:p text:style-name="Standard">locus eidem in capitulo assignatus . De quibus peciit ad dominus procurator per me N. Sellarii d. sibi fieri pe</text:p>
      <text:p text:style-name="Standard">unum vel plura presentius magistro Yvone de Fageto et Matheo ratif clericoset pluribus aliis.</text:p>
      <text:p text:style-name="Standard">Aureliansis dicceis</text:p>
      <text:p text:style-name="Standard">&gt;&gt;&gt;&gt;&gt;&gt; liste &lt;&lt;&lt;&lt;&lt;&lt;&lt;</text:p>
      <text:p text:style-name="Standard">P. Decano</text:p>
      <text:p text:style-name="Standard">Cantore</text:p>
      <text:p text:style-name="Standard">G. archidiacono ecclesie</text:p>
      <text:p text:style-name="Standard">Sy. Succentore</text:p>
      <text:p text:style-name="Standard">s</text:p>
      <text:p text:style-name="Standard">de Pompodorio</text:p>
      <text:p text:style-name="Standard">De Karolay</text:p>
      <text:p text:style-name="Standard"><text:soft-page-break/>P. Roberti</text:p>
      <text:p text:style-name="Standard">P.</text:p>
      <text:p text:style-name="Standard">Forteti</text:p>
      <text:p text:style-name="Standard">R</text:p>
      <text:p text:style-name="Standard">de Lorriaco</text:p>
      <text:p text:style-name="Standard">R. de Putheolis</text:p>
      <text:p text:style-name="Standard">de Sancto Petro</text:p>
      <text:p text:style-name="Standard">L. de Maignaco</text:p>
      <text:p text:style-name="Standard">G.</text:p>
      <text:p text:style-name="Standard">Fedelli</text:p>
      <text:p text:style-name="Standard">Hue</text:p>
      <text:p text:style-name="Standard">B. de Thierno</text:p>
      <text:p text:style-name="Standard">de socto</text:p>
      <text:p text:style-name="Standard">J. Voignon</text:p>
      <text:p text:style-name="Standard">Chandardi</text:p>
      <text:p text:style-name="Standard">Ph. de Salione in euvangelio</text:p>
      <text:p text:style-name="Standard"/>
      <text:p text:style-name="Standard"/>
      <text:p text:style-name="Standard">=FRAN_0393_10793.tif=</text:p>
      <text:p text:style-name="Standard">&gt;&gt;&gt;&gt;&gt;&gt; numérotation &lt;&lt;&lt;&lt;&lt;&lt;&lt;</text:p>
      <text:p text:style-name="Standard">Comiss</text:p>
      <text:p text:style-name="Standard">$feb Marcius nongesio secundo</text:p>
      <text:p text:style-name="Standard">xl</text:p>
      <text:p text:style-name="Standard">l</text:p>
      <text:p text:style-name="Standard">sz</text:p>
      <text:p text:style-name="Standard">&gt;&gt;&gt;&gt;&gt;&gt; entrée &lt;&lt;&lt;&lt;&lt;&lt;&lt;</text:p>
      <text:p text:style-name="Standard">Freron</text:p>
      <text:p text:style-name="Standard">l</text:p>
      <text:p text:style-name="Standard">Remocio</text:p>
      <text:p text:style-name="Standard">P. de Castro</text:p>
      <text:p text:style-name="Standard">promoti</text:p>
      <text:p text:style-name="Standard">ad ordines</text:p>
      <text:p text:style-name="Standard">&gt;&gt;&gt;&gt;&gt;&gt; block &lt;&lt;&lt;&lt;&lt;&lt;&lt;</text:p>
      <text:p text:style-name="Standard">In supra proximo capitulo fuit Ordinatum et concordatum quod magistri L. de Mongeria et B. de Thierno</text:p>
      <text:p text:style-name="Standard"><text:soft-page-break/>loquantur cum ills de comitate et de confratria Sancti Augustini / Et si repperiatur per ipsos quod major pers</text:p>
      <text:p text:style-name="Standard">eorum fuerit contors et deliberaverit / quod illi xl. solidi quos magister Reginaldus Feron voult emere precio</text:p>
      <text:p text:style-name="Standard">L. Francorum et quod hoo sit utilitas ecclesie / quod pro illo precio tradantur eidem magistro Reginaldo</text:p>
      <text:p text:style-name="Standard">Domini Johannes de Socto et J. Voignon deputati sunt ad loquendum cum dyonisis</text:p>
      <text:p text:style-name="Standard">Gileti in Castalleto / et dcent cum eis officiarium aniversariorum / et refferent</text:p>
      <text:p text:style-name="Standard">Lacencia. Data est licencias Stephano Theobaldi clerico matutinarum quod vadat ad partes suas</text:p>
      <text:p text:style-name="Standard">et revertatur infra mensem / et si non venerit in sine mensis dabitur officiaum</text:p>
      <text:p text:style-name="Standard">suum alteri.</text:p>
      <text:p text:style-name="Standard">Ordinacio religiosi de Sancto Victore habebunt de cetero panem que drigesime pro prebenda</text:p>
      <text:p text:style-name="Standard">magistri Johannis de Guign / et incipient capere ipsum panem crastina die</text:p>
      <text:p text:style-name="Standard">que erit dominica xxiii. aed marcii qua cantario in ecclesia judica me</text:p>
      <text:p text:style-name="Standard">Relacio Domini Cantoret L. de Mongeria retulerunt quod audiverant compotum clerici</text:p>
      <text:p text:style-name="Standard">fabrice / et dxerunt quod debebat per sinem sui compoti lxi. lb. ix s. v d. p.</text:p>
      <text:p text:style-name="Standard">et fuit concordatum quod haberet quictanciam suam reservata acta summa que ponetur</text:p>
      <text:p text:style-name="Standard">in suo compoto proxime sequenti.</text:p>
      <text:p text:style-name="Standard">Graciose Concessum est magistro P. de Castroe quod super summa vt francorum vel arta</text:p>
      <text:p text:style-name="Standard">in qua rex tenetur ecclesie / et de qua ecclesia habet mandamentum et</text:p>
      <text:p text:style-name="Standard">assignacionem ipse percipiat C. fitent pro servicus que temporibus retroactis</text:p>
      <text:p text:style-name="Standard">fecit ecclesie et adhuc facere intendit . proviso quod ipse faciet aligenciam</text:p>
      <text:p text:style-name="Standard">quod predicta summa recuperetur pro ecclesia / et ecclesia similiter percipiet primo percionem</text:p>
      <text:p text:style-name="Standard">sibi contingentem de ipsa et ipse finaliter suam videlicet centum frectorum predictos.</text:p>
      <text:p text:style-name="Standard">Dominus Michael Pichardi procurator Capiceriorum et canonicou Sancti Mederci presentavit dominis</text:p>
      <text:p text:style-name="Standard">ex parte ipsorum capicer et canonicorum. Dominum Jacobum equi presbyterum ad vicariam in</text:p>
      <text:p text:style-name="Standard">dicta ecclesia Sancti Mederici existentem revocabilem ad nitum / quam nuper obtinebat dominus</text:p>
      <text:p text:style-name="Standard">Baldomus de Bouveriis / et eandem presbyterum domini admiseunt / et habitum ecclesie</text:p>
      <text:p text:style-name="Standard">portandi licencia dederunt / fuitquem installatus per dominum Cantorem in ecclesia nostra et pr</text:p>
      <text:p text:style-name="Standard">notariis nostrum in ecclesia Sancti Mederici predicta recepto prius ab ipso juramento solito.</text:p>
      <text:p text:style-name="Standard">Ordinacio domini ordinaverunt quod dominus Johannes de Villaribus clericus fabrice exer ceat a modo officium confratrie de aidentibus.</text:p>
      <text:p text:style-name="Standard">impedimentum quod fuit dia est positum fuit in fructibus prebende Johannis de Noviri amotum est usque ad capam</text:p>
      <text:p text:style-name="Standard">Magister Petrus de Castro presentavit dominus quandam cdulam papiream continentem quod ipse renunciabat tribus</text:p>
      <text:p text:style-name="Standard">arpentis et uno quarteio tenre vel circa quos ecclesia tradiderat sibi oneratos tumimodo in trebus solidois et ix d. pr.</text:p>
      <text:p text:style-name="Standard"><text:soft-page-break/>que sunt apud Chivillyacum / quia repperit ipsa onerata majori orere. Et domini responderunt quod adhuc ipsi non</text:p>
      <text:p text:style-name="Standard">admittebant dictam renunciacionem / Et super hoco peciit ipse magister P. Amenotis capituli N. Sellarii publicum</text:p>
      <text:p text:style-name="Standard">instrumentum Astantium in testimonium invocando.</text:p>
      <text:p text:style-name="Standard">Dominus Guillelmus Oliverii capellani ad altare beatorum Michaelius et Anthonii / ad ordinem presbyteratus.</text:p>
      <text:p text:style-name="Standard">Johannes Agni clericus capellanus ad altare beate Kathine in ecclesia Sancti Marcelli prout per instrmentm per Stephanum la caille super hoc</text:p>
      <text:p text:style-name="Standard">confectum plenius apparet / ad ordinemm subdiaconatus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de Pompodoro</text:p>
      <text:p text:style-name="Standard">J. de Socto</text:p>
      <text:p text:style-name="Standard">B. de Thierno</text:p>
      <text:p text:style-name="Standard">L. de Mongeria</text:p>
      <text:p text:style-name="Standard">R. de Putheolis</text:p>
      <text:p text:style-name="Standard">de Maignaco</text:p>
      <text:p text:style-name="Standard">Voignon</text:p>
      <text:p text:style-name="Standard">T. de Sancto Petro</text:p>
      <text:p text:style-name="Standard">G. Fedelli</text:p>
      <text:p text:style-name="Standard">P. de Castro</text:p>
      <text:p text:style-name="Standard">Hue</text:p>
      <text:p text:style-name="Standard">J. de Bordis</text:p>
      <text:p text:style-name="Standard">Ja. Cosson</text:p>
      <text:p text:style-name="Standard">R. de Lorriaco</text:p>
      <text:p text:style-name="Standard">P. Roberti</text:p>
      <text:p text:style-name="Standard">P. Forteti</text:p>
      <text:p text:style-name="Standard">de Karolay</text:p>
      <text:p text:style-name="Standard">Ph. de Salione</text:p>
      <text:p text:style-name="Standard">N. de Ordeomonte</text:p>
      <text:p text:style-name="Standard">N. Chaudardi</text:p>
      <text:p text:style-name="Standard">Recepcio</text:p>
      <text:p text:style-name="Standard">vicarii</text:p>
      <text:p text:style-name="Standard"><text:soft-page-break/></text:p>
      <text:p text:style-name="Standard"/>
      <text:p text:style-name="Standard">=FRAN_0393_10794.tif=</text:p>
      <text:p text:style-name="Standard">&gt;&gt;&gt;&gt;&gt;&gt; entrée &lt;&lt;&lt;&lt;&lt;&lt;&lt;</text:p>
      <text:p text:style-name="Standard">Ordiamonte pro</text:p>
      <text:p text:style-name="Standard">. de Bordis</text:p>
      <text:p text:style-name="Standard">Quictacio</text:p>
      <text:p text:style-name="Standard">Auelis duxi</text:p>
      <text:p text:style-name="Standard">Quictacio pro</text:p>
      <text:p text:style-name="Standard">Execusaio magistri</text:p>
      <text:p text:style-name="Standard">Johannis Poterii</text:p>
      <text:p text:style-name="Standard">tertio. die Marti nona</text:p>
      <text:p text:style-name="Standard">mensis septembris ipse mai</text:p>
      <text:p text:style-name="Standard">Johannes Hue restituit predictam</text:p>
      <text:p text:style-name="Standard">ipse receperat</text:p>
      <text:p text:style-name="Standard">&gt;&gt;&gt;&gt;&gt;&gt; block &lt;&lt;&lt;&lt;&lt;&lt;&lt;</text:p>
      <text:p text:style-name="Standard">Anno quo supra et die xxiii. marii domini P. decanus H. Cantor G. archidiacons clesie Sy sucentor</text:p>
      <text:p text:style-name="Standard">et plures alii in revestiario ecclesie pro negociis ecclesie pertractandis congregati. Ordinaverunt quod magister</text:p>
      <text:p text:style-name="Standard">Johannes de Bordis percipiat integre panem quadragesime usque ad trduum post Pascha proximum</text:p>
      <text:p text:style-name="Standard">Et quamdiu fuerit in aninmonene recipiet et lutrabitur suas distribuciones.</text:p>
      <text:p text:style-name="Standard">Anno quo supra die xxvta marcii domini Ordinaverunt quod fieret quictancia executoribus testamenti</text:p>
      <text:p text:style-name="Standard">Domine ducisse Aureliantis quondam / de sex libras parisiensi quas legaverat ecclesie pro quodam anniversario statim</text:p>
      <text:p text:style-name="Standard">post ejus obitum in ecclesia nostra per nos celebrando. Item et de xl. so. per ipsam legatis fabrice ecclesie soluts</text:p>
      <text:p text:style-name="Standard">per manum domini Martini Corderii alterius executorum dicti testamenti. Actum in revestiario ecclesie</text:p>
      <text:p text:style-name="Standard">Anno et die quibussupra proxme . Domini P. Decanus H. Cantor G. archidiacono R. de Lorriaco B. de Thiern</text:p>
      <text:p text:style-name="Standard">Hue L. de Mongeria N. Chandardi . J. de Socto J. de Pompodoro / et plures alii congregati in ecclesia</text:p>
      <text:p text:style-name="Standard">super troucum elemosinarum domus Dei Parisiensis Ordinaverunt quod fieret quictanciam executoribus testamenti</text:p>
      <text:p text:style-name="Standard">Anno domini m° ccc° miga magistri Johannis Potri. de summa tricentarum unius librarum sex denariorum Parisiensim / per Philippum Courtot alter</text:p>
      <text:p text:style-name="Standard">vecutorum ipsorum soluta pro repparacionibus demus claustralis dicti magistri Johannis quondam canonico Parisiensis / Et fuit</text:p>
      <text:p text:style-name="Standard">pa summa per me tabellionem subscriptum in trecentis triginta quatuor scutis aureis ad coronam</text:p>
      <text:p text:style-name="Standard"><text:soft-page-break/>summam iiia ilbrum vi d. o cto solidris et sex denaris parisiensis iinerata et in custodia predicti magistri Johannis Hue per prefatos dominos tradita</text:p>
      <text:p text:style-name="Standard">parisiensis in iiC xxxvi scutis penes autem predictos dominos remansit / littera relacionis originalis / appeciacionis et extimiacionis repparacionum predicte</text:p>
      <text:p text:style-name="Standard">octo soiis et vi d. pars.is prout domus / per certos magistros juratos in ope donificiorum parisiensium expertos ibidem nominatos facta et eorum sigillis</text:p>
      <text:p text:style-name="Standard">N. Sellani ssigillata. Copiam vo ipsius littere repparaciones peictas contientes hauit ipse Philippus Courtot supradictus in</text:p>
      <text:p text:style-name="Standard">predicta quictacionis lictera de verbo ad verbum inscriptam et insertam</text:p>
      <text:p text:style-name="Standard">N. Sellani </text:p>
      <text:p text:style-name="Standard">Ordinacio / Quia comitas ecclesie et confratria Sancti augustini in ecclesia Parisiensis</text:p>
      <text:p text:style-name="Standard">percipint xl s. equalibuet tamen porcionibus super quadam domo magistri</text:p>
      <text:p text:style-name="Standard">Reginaldi Freron / et ipse magister Regis vult ipsos emere et dare pri</text:p>
      <text:p text:style-name="Standard">L. frauri . Domini concordaverunt in hujo et dederunt eorum assensu</text:p>
      <text:p text:style-name="Standard">et voluerunt quod illi de comuitate possint vendere dicto magistro Reginaldo</text:p>
      <text:p text:style-name="Standard">porcionem eis competentem que est de xxt s. pro precio eciam eis competentes</text:p>
      <text:p text:style-name="Standard">de dicta summa / et super hoc dederunt ills de predicta comunitate auctoritatemis licencias</text:p>
      <text:p text:style-name="Standard">dum mosto peccunia de dicta vendicione recepta ponam in archa existenti</text:p>
      <text:p text:style-name="Standard">in thesauro ecclesie de qua magisterl Crrencius de noon geria habet clave</text:p>
      <text:p text:style-name="Standard">unam et ipsi aliam et in qua fuit reposita peccunia vendicionis</text:p>
      <text:p text:style-name="Standard">vi libraum redditus quos percipiebat ipsa commitas super quadam domo dicti</text:p>
      <text:p text:style-name="Standard">magstri Rso Freron.</text:p>
      <text:p text:style-name="Standard">relacio / Dominus Cantor. retulit hic pulura dubia super compoto Martini</text:p>
      <text:p text:style-name="Standard">Mutonis magistri puerorum chori pro anno primo regimnis ipsius in</text:p>
      <text:p text:style-name="Standard">instruccione et gubernacione puopum predictorum. Et quia fuit visum quod su</text:p>
      <text:p text:style-name="Standard">ita subito illa dubia coirigentur ipse marcius posset coriger</text:p>
      <text:p text:style-name="Standard">compota sequentes quod forsan esset in dampnum ecclesie conclusa</text:p>
      <text:p text:style-name="Standard">ordinacio et ordinatum fuit quod nichil concludetur in predictis compotis</text:p>
      <text:p text:style-name="Standard">sed videbantur omnia compota quasi ascuirendo usque ad finem</text:p>
      <text:p text:style-name="Standard">et eciam usquem conclusum fuerit in compotis magistri Johannis Comit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J. de Pompodorio</text:p>
      <text:p text:style-name="Standard">L. de Mongeria</text:p>
      <text:p text:style-name="Standard"><text:soft-page-break/>B. de Thierno</text:p>
      <text:p text:style-name="Standard">J. Hue</text:p>
      <text:p text:style-name="Standard">Ph. de Salione</text:p>
      <text:p text:style-name="Standard">L. de Maignaco</text:p>
      <text:p text:style-name="Standard">G. Fedelli</text:p>
      <text:p text:style-name="Standard">T. de Sancto Petro</text:p>
      <text:p text:style-name="Standard">+N. de Ordeomonte</text:p>
      <text:p text:style-name="Standard">R. de Putheolis</text:p>
      <text:p text:style-name="Standard">P. Folteti</text:p>
      <text:p text:style-name="Standard">J. Vooignon</text:p>
      <text:p text:style-name="Standard">P. de Castro</text:p>
      <text:p text:style-name="Standard">R. de Lorriaco</text:p>
      <text:p text:style-name="Standard">de socto</text:p>
      <text:p text:style-name="Standard">s</text:p>
      <text:p text:style-name="Standard">N. Chandardi</text:p>
      <text:p text:style-name="Standard">Ja. Cosson</text:p>
      <text:p text:style-name="Standard"/>
      <text:p text:style-name="Standard"/>
      <text:p text:style-name="Standard">=FRAN_0393_10795.tif=</text:p>
      <text:p text:style-name="Standard">&gt;&gt;&gt;&gt;&gt;&gt; numérotation &lt;&lt;&lt;&lt;&lt;&lt;&lt;</text:p>
      <text:p text:style-name="Standard">xli</text:p>
      <text:p text:style-name="Standard">82</text:p>
      <text:p text:style-name="Standard">&gt;&gt;&gt;&gt;&gt;&gt; Date &lt;&lt;&lt;&lt;&lt;&lt;&lt;</text:p>
      <text:p text:style-name="Standard">Marcius nongesimo secundo</text:p>
      <text:p text:style-name="Standard">Anno domini millesimo ccc nonagesimo secundo die xxixa marcii capitulantibus dominis</text:p>
      <text:p text:style-name="Standard">e</text:p>
      <text:p text:style-name="Standard">&gt;&gt;&gt;&gt;&gt;&gt; entrée &lt;&lt;&lt;&lt;&lt;&lt;&lt;</text:p>
      <text:p text:style-name="Standard">Consensus</text:p>
      <text:p text:style-name="Standard">xi</text:p>
      <text:p text:style-name="Standard">ocepetulanis</text:p>
      <text:p text:style-name="Standard">ptr</text:p>
      <text:p text:style-name="Standard">&gt;&gt;&gt;&gt;&gt;&gt; block &lt;&lt;&lt;&lt;&lt;&lt;&lt;</text:p>
      <text:p text:style-name="Standard">Magister Petrus Roberti Decanus Sancti Germai Autisiodis Parisiensis requisivt</text:p>
      <text:p text:style-name="Standard">dominos quod ipsi vellent consentire permutacioni fiende de domo domini Decani</text:p>
      <text:p text:style-name="Standard">Bolvacensis ad domum domini decani Pictavensis / Et ad ipsius requestam</text:p>
      <text:p text:style-name="Standard">Domini consensierunt . Sed quia ipse magister Petrus non habebat procuracionem</text:p>
      <text:p text:style-name="Standard"><text:soft-page-break/>ad hoc magister Philbertus de Salione et ipse promiserunt sili quod ipse doiminus</text:p>
      <text:p text:style-name="Standard">Decanus Belvacensis habebit ratam et gratam ipsam permutacionem / et</text:p>
      <text:p text:style-name="Standard">promiserant eciam solvere parvum unium et alia debita si que sint / et ad hujmo</text:p>
      <text:p text:style-name="Standard">se obligaverunt bona fide N. Sellarii.</text:p>
      <text:p text:style-name="Standard">Responso Philippus polun presentavit dominis quasdam litteras canonicorum Sancti Mederici Petrns</text:p>
      <text:p text:style-name="Standard">virtuti ipsarum admicti ad matriculariam ipsius Sancti Mederici . Sed quia littere</text:p>
      <text:p text:style-name="Standard">perdicte non erant in debita forma fuit rei responsum per dominum decanum</text:p>
      <text:p text:style-name="Standard">quod ipse faceret conigere litteras predictas / et postmodum ipse libenter reciperetur</text:p>
      <text:p text:style-name="Standard">et admittentur ut petebat . fuit eciam sibi dictum quod si vellet onederentur</text:p>
      <text:p text:style-name="Standard">ei littere siles illis quas debebat habere que erant in thesauro ecclesie Parisiensi</text:p>
      <text:p text:style-name="Standard">Hudeant</text:p>
      <text:p text:style-name="Standard">Lam</text:p>
      <text:p text:style-name="Standard">Quia dominus Johannes Durelli presbyter distributor in ecclesia Sancti Mederici Parisiensi predictis</text:p>
      <text:p text:style-name="Standard">dominis immediate subjecta ipsorum eciam dominorum subditus et justiciabilis recusabat</text:p>
      <text:p text:style-name="Standard">et recusaverat solvere dominis Johanni Burete et Johanni Perier presbyteris in ipsa ecclesia</text:p>
      <text:p text:style-name="Standard">beneficiatis certas distribuciones quas consueverunt et debent percipere ut alii bene</text:p>
      <text:p text:style-name="Standard">ficiati in eademus ideo de mandato dominorum predictorum hic coram eis comparentes presente eciam domino Michaele Pichardi prebyter</text:p>
      <text:p text:style-name="Standard">procuratore ipsorum capiceriorum et canonicorum / fuit petitum dicto distributori quare predictas distribuciones nolebat et noluerat solvera</text:p>
      <text:p text:style-name="Standard">dictis duobus presbyteris. Qui respondens dixit quod ho fecerat de mandato predictorum capiceriorum et canonicorum . Et quia ipsi</text:p>
      <text:p text:style-name="Standard">Canonici et capicerii ullam habent juridicionem super beneficiatos quoscumque in predicta Sancti Mederici ecclesia fuit dicto distribucie</text:p>
      <text:p text:style-name="Standard">per organum domini decani preceptum quod predictis duobus presbyteris redderet et deliberaret ad plenum totum et quicquid de distribucioe</text:p>
      <text:p text:style-name="Standard">predictis eis debebat Ipse vero distributor respondit quod paratus erat ut debebat / obedire semper mandatis dominorum hic</text:p>
      <text:p text:style-name="Standard">capitulariter existencium et maxime viii denariois Par. quos quilibet ipsorum debebat percipere pro quodam obitu solempni die ultima</text:p>
      <text:p text:style-name="Standard">mercurii mensis februarii in ipsia ecclesa Sancti medelia celebrato N. Gellarii </text:p>
      <text:p text:style-name="Standard">Et quia silie ipse dominus Michael Pichardi prsbyter procurator dictorum capiceriorum et canonicoum Sancti Mederici nomine procuratoro predicto arestaverat</text:p>
      <text:p text:style-name="Standard">et ex causais frmolis ipsum et magistros suos moventbs impediverat grossos fractus et distribuciones domini Roberti Charronis</text:p>
      <text:p text:style-name="Standard">presbyteri canonla ipsius ecclesie sancti Mederici. Et ob hoc erat lis mota inter ipsos capicerios et canonicos / et ipsum dominum Robertum</text:p>
      <text:p text:style-name="Standard">Quesitum fuit ab ipso procuratore quare hoco ipse fecerat / Et ipse dixit quod magistri sui capiceri et canonici predicti hoc sibi</text:p>
      <text:p text:style-name="Standard"><text:soft-page-break/>preceptrant . Sed quia preceptum illud furerat nullum / et quod predicti capicerii et Canonici nullam habent jurisdicionem in</text:p>
      <text:p text:style-name="Standard">subditos et beneficiatos ipsius ecclesie quoscumque fuit inhibitum dicto procuratori quod amplius talribus preceptis non obediret sed</text:p>
      <text:p text:style-name="Standard">si ipse dominus Robertus vel aliquis aliorum aliquod delictum commictet debebat habere recursum ad dominos hic capitulantes ad quos</text:p>
      <text:p text:style-name="Standard">pertinet vioda correctio et punicio beneficiatorum in ipsa ecclesia Sancti Mederici quaproc diu mediate est subjecta. Fuit eciam dicto</text:p>
      <text:p text:style-name="Standard">procuratori et domino Johanni Durelli presbytero distributori ipsius ecclesie ibidem presenti et propter hco vocato per organum dicti domini decani pre</text:p>
      <text:p text:style-name="Standard">ceptum quod distribuciones et grossos fructus quoscunque dicto domino Roberto racione sue prebendas in predicta ecclesia Sancti Mederici</text:p>
      <text:p text:style-name="Standard">debitos et impeditos deliberarent traderent et expedirent indilate / Et annullaverunt domini licem predictam propter hoc</text:p>
      <text:p text:style-name="Standard">motam ipsamque esse sopitam et anullatam pesitus et omnio voluerunt Ipsi vero procurator et distributor predicti et qui</text:p>
      <text:p text:style-name="Standard">ipsorum promiserunt obedue mandatis dominorum in omnibus et per omncia prout debent / nec poestatem aliquam fructus aut distri</text:p>
      <text:p text:style-name="Standard">buciones beneficiorum aut in ipsa ecclesia beneficiatorum arrestandi seu impediendi quoquon</text:p>
      <text:p text:style-name="Standard">N. Sellan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Requesta</text:p>
      <text:p text:style-name="Standard">G. archidiacono ccclesie</text:p>
      <text:p text:style-name="Standard">Sy. Succentore</text:p>
      <text:p text:style-name="Standard">N. Chaudardi</text:p>
      <text:p text:style-name="Standard">B. de Thierno</text:p>
      <text:p text:style-name="Standard">P. Roberti</text:p>
      <text:p text:style-name="Standard">R. de Lorriaco</text:p>
      <text:p text:style-name="Standard">de Socto</text:p>
      <text:p text:style-name="Standard">Fedelli</text:p>
      <text:p text:style-name="Standard">Ph. de Salione</text:p>
      <text:p text:style-name="Standard">L. de Mongeria</text:p>
      <text:p text:style-name="Standard">Voignon</text:p>
      <text:p text:style-name="Standard">de Pompodorio</text:p>
      <text:p text:style-name="Standard">Ja. Cosson</text:p>
      <text:p text:style-name="Standard">Ar. Jausserandi</text:p>
      <text:p text:style-name="Standard"><text:soft-page-break/>R. de Putheolio</text:p>
      <text:p text:style-name="Standard">J. Hue</text:p>
      <text:p text:style-name="Standard">P. Forteti</text:p>
      <text:p text:style-name="Standard">R. de Karolay</text:p>
      <text:p text:style-name="Standard">L. de Maignaco</text:p>
      <text:p text:style-name="Standard"/>
      <text:p text:style-name="Standard"/>
      <text:p text:style-name="Standard">=FRAN_0393_10796.tif=</text:p>
      <text:p text:style-name="Standard">&gt;&gt;&gt;&gt;&gt;&gt; entrée &lt;&lt;&lt;&lt;&lt;&lt;&lt;</text:p>
      <text:p text:style-name="Standard">Mangis</text:p>
      <text:p text:style-name="Standard">Jehann Cousin de</text:p>
      <text:p text:style-name="Standard">De Mory</text:p>
      <text:p text:style-name="Standard">Pro magista</text:p>
      <text:p text:style-name="Standard">Johanne Clerici</text:p>
      <text:p text:style-name="Standard">&gt;&gt;&gt;&gt;&gt;&gt; block &lt;&lt;&lt;&lt;&lt;&lt;&lt;</text:p>
      <text:p text:style-name="Standard">Quia dominus Guillelmus Belleferme presbyter capellanus in ecclesia Parisiensis non fuit in synodo proxima</text:p>
      <text:p text:style-name="Standard">ut per suum juramentum tenebatur Hodie excusans se in capitulo coram dominis / fuit taxatus</text:p>
      <text:p text:style-name="Standard">ad emendam duorum solidorum parisiensum Cui emende ipse consensuit et promisit ipsos ii. solidi solve</text:p>
      <text:p text:style-name="Standard">et tradere magistro Johannis de Socto pro fabrica.</text:p>
      <text:p text:style-name="Standard">Sellarii.</text:p>
      <text:p text:style-name="Standard">Supplacion pour Michel le clerc demours en la Mortelerie de Paris a presente une supplicon pour Jehannn</text:p>
      <text:p text:style-name="Standard">cousin pour le affranchir et estre clerc / et sur ce nous avons escript au prevost de resay</text:p>
      <text:p text:style-name="Standard">qu'il face informacion de la puissance des amis dudit Jehanni / et qu'il en restrive par de ça</text:p>
      <text:p text:style-name="Standard">Ordinatum fuit quod xxta franci qui debent dari pro repparacionibus de moniaco tradentur et</text:p>
      <text:p text:style-name="Standard">solventur prout eciam alias fuit ordinatum</text:p>
      <text:p text:style-name="Standard">s</text:p>
      <text:p text:style-name="Standard">Magister Guillelmus Chicardi notarius publicum procurator et procuratorio nomine magistri Johannis clerici canonici</text:p>
      <text:p text:style-name="Standard">Sancti Benedicti prout per procuratorm ipsius hic insertum inferius apperet pro parte ipsius magistri Johannis</text:p>
      <text:p text:style-name="Standard">presentavit in capitulo coram magistro Johanne Fervicle quem propter hoco fecum duxit sine testibus tamen</text:p>
      <text:p text:style-name="Standard">quamdam cedulam pergameni signo manuali ipsius fericle signatam Continentis hoc verba.</text:p>
      <text:p text:style-name="Standard">Cum vos domini decane et capitulum hujus ecclesie Par. Jactamertis et adhuc Jactetis ut dictium</text:p>
      <text:p text:style-name="Standard"><text:soft-page-break/>magistrum Johannem clerici domini regis clericum notarium ac canonicum prebendatum ecclesie collegiate</text:p>
      <text:p text:style-name="Standard">Sancti Benedicti Parisiensis ad instanciam vestram seu promotoris causarum curie vestre / fuisse et ce</text:p>
      <text:p text:style-name="Standard">excommunicatum a gravatum et reagravatum que dictus magister Johannes non credit / salva</text:p>
      <text:p text:style-name="Standard">reverencia fore va / Ego Guillelmus Siquardi dicti magistri Johannis procurator nomine ipsius magistri</text:p>
      <text:p text:style-name="Standard">Johannis et pro ipso requiio et Peto a vobis et pero vos michi nomine quo supra tradi et dar infra</text:p>
      <text:p text:style-name="Standard">tempus junis et sub penis juris veram copiam totius processus contra dictum magistrum</text:p>
      <text:p text:style-name="Standard">Johannem in premissis agitati / et exemplum scriptive totali hujusmodi excomunicaconis continebit totum</text:p>
      <text:p text:style-name="Standard">fcum de verbo ad verbum et annum et diem. Item requiro quod hujusmodi copia seu exeplam sit</text:p>
      <text:p text:style-name="Standard">sigillo ad causas curie vestre si quem habetis sigillata Et propter suspictiones ad tollenda</text:p>
      <text:p text:style-name="Standard">omnem suspictionem rasur et incellimarum per presentem tabellionem publicum in presencia dicti magistri</text:p>
      <text:p text:style-name="Standard">Johannis seu ejus procuratoris collacionata / et sic et sub tali forma quod dicte copie fides sit adhibenda</text:p>
      <text:p text:style-name="Standard">Sic signata. J. Feriicle Tenor vero dicti instret procuratorii seur in hec verba in nomine</text:p>
      <text:p text:style-name="Standard">domini amen. Noverint universi presens instrumentum publicum insperturi quod anno ejusdem domini millesimo</text:p>
      <text:p text:style-name="Standard">Trecentesimo nonageimo secundo indcione decimaquita mensis septembris die vicesimasecunda</text:p>
      <text:p text:style-name="Standard">Pontificatus sanctissimi in Christo patris et domini nostri domini clemeritis domia providende pape septimi</text:p>
      <text:p text:style-name="Standard">Anno decimo quarto in mei norii publici et testium infrascriptorum ad hoc specialiter vocatorum</text:p>
      <text:p text:style-name="Standard">et rogatorum presencia / personaliter constitutus vir venenati et discretus magister Johannes Clerici illuscussi</text:p>
      <text:p text:style-name="Standard">principis et domini nostri / domini regis Francie clericus norius / ac canonicus prebendatus ecclesie</text:p>
      <text:p text:style-name="Standard">collegiate Sancti Benedicti parisiensis fecie constituit et ordinavit / facitque constituit et ordinats</text:p>
      <text:p text:style-name="Standard">suos veros certos et legitios procuratores ac nuncios speciales venenabis et discretos viros magistros</text:p>
      <text:p text:style-name="Standard">Symonem Champion dicti domini regis clericum norium Johannem de Haya / Petrum ratat Guillelmu</text:p>
      <text:p text:style-name="Standard">si quardi Stephanum La Caille Johannem de Bria Guillelmum Parvi et Johannem Noel / tam presbyteros quam</text:p>
      <text:p text:style-name="Standard">clericos licet absentes Et eorum quemlibet insolidum / ita quod non sit melior condicio occupantis</text:p>
      <text:p text:style-name="Standard">sed quod unus eorum inceperit / aliter ipsorum prosequi valeat et finire / in omnibus et singulis cami</text:p>
      <text:p text:style-name="Standard">et querelis suis motis et movends / tam agendo quam deffendendo contra quascunque personas</text:p>
      <text:p text:style-name="Standard">ecclesiatias et seculares coram quibuscunque judicibus ecclesiasticis et secularibus ordinariis extrcordina</text:p>
      <text:p text:style-name="Standard">delegatis conservatoribus commissariis et aliis judicibus et persono quacunque aitre sugentibus</text:p>
      <text:p text:style-name="Standard"/>
      <text:p text:style-name="Standard"/>
      <text:p text:style-name="Standard"><text:soft-page-break/>=FRAN_0393_10797.tif=</text:p>
      <text:p text:style-name="Standard">&gt;&gt;&gt;&gt;&gt;&gt; numérotation &lt;&lt;&lt;&lt;&lt;&lt;&lt;</text:p>
      <text:p text:style-name="Standard">Marcius nonagesimo secundo</text:p>
      <text:p text:style-name="Standard">xlii</text:p>
      <text:p text:style-name="Standard">2</text:p>
      <text:p text:style-name="Standard">&gt;&gt;&gt;&gt;&gt;&gt; block &lt;&lt;&lt;&lt;&lt;&lt;&lt;</text:p>
      <text:p text:style-name="Standard">Et quocunque nomine censeantur. Dans et concedens dictus constituens dictis procuratoribus suis et eorum cuilibet per se et insolidum</text:p>
      <text:p text:style-name="Standard">plenam generalem et liberam potestatem ac mandatum speciale agendi pro ipso / ipsumque deffendendi conveniendi reconveniendi</text:p>
      <text:p text:style-name="Standard">petendi libellum seu libellos piones et articulos et quascunque peticiones summarias et alias dandi et recipiendi</text:p>
      <text:p text:style-name="Standard">litem seu lites contestandi cimina et deffectus opponendi / testes jurare videndi concludendi jus inclocutors</text:p>
      <text:p text:style-name="Standard">et diffinitivas sentencias ferii petendi et audiendi / ab ipsis et earum qualibet provocandi et appellandi beneficium absolutem</text:p>
      <text:p text:style-name="Standard">sue simplicite simplicili et ad cautelam si notere fuerit petendi et obtinendi / petendique copiam seu copics processus</text:p>
      <text:p text:style-name="Standard">seu processuum contra ipsum constituentem a quocunque seu per quemcunque factorum et faciendorum infra tempus juris et</text:p>
      <text:p text:style-name="Standard">sub penis juris sub sigillo seu sigills ejus seu eorum coram quo seu quibus factus seu facti fuerint aut signo public</text:p>
      <text:p text:style-name="Standard">norii prout sibi placuerit / sibi tradi ac tali nostro et forma quod eidem copie seu transumpto plenaria fides ubicumque</text:p>
      <text:p text:style-name="Standard">debeat adhiber / aliumque seu alios procuratores unum vel plures semel vel plures loco sui substituendi / qui in premissis</text:p>
      <text:p text:style-name="Standard">et quolibet premissorum eandem et consimilem obtineat potestatem / et eum vel eos revocandi / presenti tamen procuratorio in suo</text:p>
      <text:p text:style-name="Standard">aohore duraturo Et generaliter faciendi nomine quo supra omnia alia et singula que circa premissa et ea tangentes fore</text:p>
      <text:p text:style-name="Standard">noverint oportuna / et quem idem constituens faceret et facere posset si presens et personaliter interesset / licet illa mandatum</text:p>
      <text:p text:style-name="Standard">exigant magis speciale / promittens idem constituens michi norio publico infrascripto sapulanti et recipient vice</text:p>
      <text:p text:style-name="Standard">et nomine omnium et singulorum quorum intest et intererit seu inlesse poterit se ratum gratum et firmum perpetuo et irrenobiliter</text:p>
      <text:p text:style-name="Standard">habituris totum et quicquid per dictos procuratores suos et per substitutis seu substits ab eis seu ipsorum altero / et per ipsorum</text:p>
      <text:p text:style-name="Standard">quemlibet per se et insolidum factum fuerit in premissis et quolibet premissorum gestube seu alias quolibet procuratum et contra non</text:p>
      <text:p text:style-name="Standard"><text:soft-page-break/>facere vel venire quomolibet in futurum / ac pro ipsis et eorum quolibet si opus fuerit judicio sisti et judicatum solvi cum</text:p>
      <text:p text:style-name="Standard">omnibus suis cleris oportunis sub suorum omnium et singulorum epotheta et obligacione bonorum Acta fuerunt hec in domo</text:p>
      <text:p text:style-name="Standard">habitacionis dicti constituente sita in claustro ecclesie Sancti Benedicti Parisiensi anno indcione mense die et pontificatu supradict</text:p>
      <text:p text:style-name="Standard">presentibus venrabatis et discreto viro / magistro Johanne de Bosco de Ninis / domini regis supradicti clerico norio / Guillelmo Lute et</text:p>
      <text:p text:style-name="Standard">Guillelmo de Fortemuro clericis Aureliansis et munnensis diocesis / plibusque aliis testibus ad premissa vocatis specialiter et rogatis</text:p>
      <text:p text:style-name="Standard">Et egclesio Johannes Sellarii clericus Parisiensis publicus apostolica et imperiali auctoritate normia / premissis omnibus et singulis sic dictis</text:p>
      <text:p text:style-name="Standard">et actis et dum dicerentur et fierent prout suprascripta sunt / una cum prenominatis testibus presens sui eaque</text:p>
      <text:p text:style-name="Standard">sic fati vidi et audivi et ea in hanc publicam formam redigendo propria manu scripsi / signoque meo solito</text:p>
      <text:p text:style-name="Standard">signavi requisitus in testimonium vitatis omnium et singulorum premissorum.</text:p>
      <text:p text:style-name="Standard">Anno quo supra et die xxiia mensis marcii predicti supra satis propinque</text:p>
      <text:p text:style-name="Standard">Renunciacio . Magister Petrus de Castro renunciavit ubo et in scriptis ut per cedalam</text:p>
      <text:p text:style-name="Standard">cuius tenor inferius est insertus apperet in manibus dominorum tribus</text:p>
      <text:p text:style-name="Standard">arpent et uno quarterio terre sitis in monte ciny propter causam in ipsa cedula</text:p>
      <text:p text:style-name="Standard">contentam cujus forma sequitur. A messigneurs doyen et chapitre</text:p>
      <text:p text:style-name="Standard">de Parisis Exposé maistre Pierre du Chastel Conseiller et maistre</text:p>
      <text:p text:style-name="Standard">des comptes du roy nostre seigneur et vosie conchanoine / Comme en la tradicion</text:p>
      <text:p text:style-name="Standard">et bail de son hostel claustral ou il dememre qu'il tient de vous</text:p>
      <text:p text:style-name="Standard">tant qu'il plaira a Dieu. Entre les autres choses luy eussies baille</text:p>
      <text:p text:style-name="Standard">certaine terre en deux pieces seant ou mont cirry / content environ</text:p>
      <text:p text:style-name="Standard">Iiii. arp et p quartier a la charge de iii. so. ix d. par. tant seulement</text:p>
      <text:p text:style-name="Standard">evvers les chanoines de la dite eglise prebendez a Chevilly sans autres</text:p>
      <text:p text:style-name="Standard">chaiges quelconques. Neantmoins la dite gerterre est trouvée chargee</text:p>
      <text:p text:style-name="Standard">de double champart envers messeigneurs Jaquens halle cure de Ville juyne</text:p>
      <text:p text:style-name="Standard">a cause d'un hostel qu'il dit avoir de vous oli dit mont Cuny et</text:p>
      <text:p text:style-name="Standard">en amende de lx. so. par. pour deffaulte dudit Champrt non paré ns</text:p>
      <text:p text:style-name="Standard">&gt;&gt;&gt;&gt;&gt;&gt; liste &lt;&lt;&lt;&lt;&lt;&lt;&lt;</text:p>
      <text:p text:style-name="Standard">*</text:p>
      <text:p text:style-name="Standard">Decano</text:p>
      <text:p text:style-name="Standard">H. Cantore</text:p>
      <text:p text:style-name="Standard">G. archidiacono ecclesie</text:p>
      <text:p text:style-name="Standard"><text:soft-page-break/>Sy. Succentore</text:p>
      <text:p text:style-name="Standard">N. Chandardi</text:p>
      <text:p text:style-name="Standard">P. de Thierno</text:p>
      <text:p text:style-name="Standard">L. de Mongeria</text:p>
      <text:p text:style-name="Standard">T. de Sancto Petro</text:p>
      <text:p text:style-name="Standard">2.</text:p>
      <text:p text:style-name="Standard">de Maignaco</text:p>
      <text:p text:style-name="Standard">*</text:p>
      <text:p text:style-name="Standard">de Pompodoro</text:p>
      <text:p text:style-name="Standard">R. de Putheolis</text:p>
      <text:p text:style-name="Standard">Voignon</text:p>
      <text:p text:style-name="Standard">R</text:p>
      <text:p text:style-name="Standard">de Lorriaco</text:p>
      <text:p text:style-name="Standard">Fortet</text:p>
      <text:p text:style-name="Standard">G. Fedelli</text:p>
      <text:p text:style-name="Standard">Hue</text:p>
      <text:p text:style-name="Standard">de Socto</text:p>
      <text:p text:style-name="Standard">vi ge Johann de Salione</text:p>
      <text:p text:style-name="Standard"/>
      <text:p text:style-name="Standard"/>
      <text:p text:style-name="Standard">=FRAN_0393_10798.tif=</text:p>
      <text:p text:style-name="Standard">&gt;&gt;&gt;&gt;&gt;&gt; date &lt;&lt;&lt;&lt;&lt;&lt;&lt;</text:p>
      <text:p text:style-name="Standard">lis n s</text:p>
      <text:p text:style-name="Standard">Anno domini quo supra die secuda aprilis capitulantibus dominis</text:p>
      <text:p text:style-name="Standard">&gt;&gt;&gt;&gt;&gt;&gt; entrée &lt;&lt;&lt;&lt;&lt;&lt;&lt;</text:p>
      <text:p text:style-name="Standard">Ratificacio</text:p>
      <text:p text:style-name="Standard">Concessio seu</text:p>
      <text:p text:style-name="Standard">Tradi</text:p>
      <text:p text:style-name="Standard">non</text:p>
      <text:p text:style-name="Standard">lictera per</text:p>
      <text:p text:style-name="Standard">de Castro</text:p>
      <text:p text:style-name="Standard">Consensus</text:p>
      <text:p text:style-name="Standard">64</text:p>
      <text:p text:style-name="Standard">&gt;&gt;&gt;&gt;&gt;&gt; block &lt;&lt;&lt;&lt;&lt;&lt;&lt;</text:p>
      <text:p text:style-name="Standard">Obstant la dicte charge des iii. soel ix d desusdis. Et pour ce que le dit maistre Pieire</text:p>
      <text:p text:style-name="Standard">ne pourroit soustenir telle excessive charge il se de porté de ladite terre et y renonce</text:p>
      <text:p text:style-name="Standard"><text:soft-page-break/>en vre main / car cest leritage de l'eglise et en faictes a vosre plaisir. Toutesvoies par</text:p>
      <text:p text:style-name="Standard">protestacion de son interest qu'il puet avoir a cause de ce a poursiaair quant mestire lera et selonces</text:p>
      <text:p text:style-name="Standard">Et hic domini habuerunt gratam renuciacionem predictam . Et ipsam tenram sic oneratam ut in raison don</text:p>
      <text:p text:style-name="Standard">predicta cedula continetur tradiderunt magistro Jacobo de Villa judea predicto ibidem presenti et acceptanti</text:p>
      <text:p text:style-name="Standard">promittenti solvere ultra onera predicta pro ipsa terra annis singulis xii solidos parisiensies quamdiu ipse tenebit</text:p>
      <text:p text:style-name="Standard">eam alias quamdiu ipse magistri Petrus de Castro tenebit domum suam claustralem predictam dumtax</text:p>
      <text:p text:style-name="Standard">Et fuit ordinatum quod dicto magistro Petro fieret lictera de renunciacione predicta / et ipsi magistro Jacobo</text:p>
      <text:p text:style-name="Standard">fieret eciam littera de tradicione hujusmodi terre sibi facta ut prefertur</text:p>
      <text:p text:style-name="Standard">illa addicio et selonce que raison doura fuit apposita</text:p>
      <text:p text:style-name="Standard">N. Sellarii</text:p>
      <text:p text:style-name="Standard">in cedula ipsius magistri Petri de conseru ipsius die veneris xia aprilis sequente</text:p>
      <text:p text:style-name="Standard">presentis ipso magistro Petro cum dominis tunc capitulantibus N. Gellarii </text:p>
      <text:p text:style-name="Standard">fuit eciam ordinatum quod fiat littera magistro Petro de Castro de Centum frarm sibi graciose concessis</text:p>
      <text:p text:style-name="Standard">pro serviciis gratis que ecclesie impendit omni die modo et forma contentis supra die xxii hujo mensis</text:p>
      <text:p text:style-name="Standard">dum tamen consenciat quod vacuentur latrine domus domini Armandi Jausserandi per domum suam</text:p>
      <text:p text:style-name="Standard">ut moris est / et ita deponunt magister Raymondus de Templo et alii ecclesie jurati</text:p>
      <text:p text:style-name="Standard">Domini consensierunt quod magister Johanne de Nillyaco provideat in facto denemoribus de Fourqueur</text:p>
      <text:p text:style-name="Standard">prope Poyssiacum ut ponatur concordia inter ipsos dominos et Johannem de Villares scutiferum cum quo pro ipsis</text:p>
      <text:p text:style-name="Standard">nemoribus litigant in requestris palacii</text:p>
      <text:p text:style-name="Standard">promissio. Dominus Michael Pichardi canonicu et procurators canonicum ecclesie sanctimedeici</text:p>
      <text:p text:style-name="Standard">Paris.ensi nobis immed subjecte promisit infra diem sabbati proxima</text:p>
      <text:p text:style-name="Standard">portare annullaioem arresti positi in fractibus domini Roberti Charionis</text:p>
      <text:p text:style-name="Standard">ad requestam ipsorum canonicorum et de hoco sit mencio lacius supra die xxi</text:p>
      <text:p text:style-name="Standard">Marcii satis proxime.</text:p>
      <text:p text:style-name="Standard">laici</text:p>
      <text:p text:style-name="Standard">De seplactio magistri Gubernatores hospitalies et ecclesie Sancti Sepulcri Parisiensis nobis</text:p>
      <text:p text:style-name="Standard">immeditns subjecte tradiderunt nobis certas litteras fundacionis predictorum</text:p>
      <text:p text:style-name="Standard">hospitalies et ecclesie videndas super certis dubus per nos motis</text:p>
      <text:p text:style-name="Standard">super facto capelle magistri Yvonis deporta quam in dicta</text:p>
      <text:p text:style-name="Standard">ecclesia obtinent et de qua cupit facere canonicatum prebendalem. Et</text:p>
      <text:p text:style-name="Standard">ipsas litteras tradidimus magistro Petro Forteti ad visitandum es</text:p>
      <text:p text:style-name="Standard"><text:soft-page-break/>una cum domino G. archidiaconos ecclesie.</text:p>
      <text:p text:style-name="Standard">Ordinatum est quod grana ecclesie que sunt hic prope ponantur in</text:p>
      <text:p text:style-name="Standard">oireis ecclesie et alia que sunt longe vendantur ut melius</text:p>
      <text:p text:style-name="Standard">poterunt ad utilitatem ecclesie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Ar. Jausserandi</text:p>
      <text:p text:style-name="Standard">L. de Mongeria</text:p>
      <text:p text:style-name="Standard">J. de Karolay</text:p>
      <text:p text:style-name="Standard">P. Forteti</text:p>
      <text:p text:style-name="Standard">B. de Thierno</text:p>
      <text:p text:style-name="Standard">J. de Socco</text:p>
      <text:p text:style-name="Standard">R. de Putheolis</text:p>
      <text:p text:style-name="Standard">J.</text:p>
      <text:p text:style-name="Standard">Vooignon</text:p>
      <text:p text:style-name="Standard">G. Fedelli</text:p>
      <text:p text:style-name="Standard">+N. de Ordeomonte</text:p>
      <text:p text:style-name="Standard">Hue</text:p>
      <text:p text:style-name="Standard">Chanteprime</text:p>
      <text:p text:style-name="Standard">Ja. Cosson</text:p>
      <text:p text:style-name="Standard">J. de Pompodorio</text:p>
      <text:p text:style-name="Standard">N. Chaudardi</text:p>
      <text:p text:style-name="Standard">De granis</text:p>
      <text:p text:style-name="Standard">Ph. de Salione</text:p>
      <text:p text:style-name="Standard">de Maignaco</text:p>
      <text:p text:style-name="Standard">R. de Lorriaco</text:p>
      <text:p text:style-name="Standard"/>
      <text:p text:style-name="Standard"/>
      <text:p text:style-name="Standard">=FRAN_0393_10799.tif=</text:p>
      <text:p text:style-name="Standard">&gt;&gt;&gt;&gt;&gt;&gt; numérotation &lt;&lt;&lt;&lt;&lt;&lt;&lt;</text:p>
      <text:p text:style-name="Standard">xliii</text:p>
      <text:p text:style-name="Standard">5</text:p>
      <text:p text:style-name="Standard">&gt;&gt;&gt;&gt;&gt;&gt; Date &lt;&lt;&lt;&lt;&lt;&lt;&lt;</text:p>
      <text:p text:style-name="Standard"><text:soft-page-break/>Aprilis nongesio secundo</text:p>
      <text:p text:style-name="Standard">Anno quo supra et die quinta mensis aprilis capitulantibus dominis extr ordinarie tamen</text:p>
      <text:p text:style-name="Standard">&gt;&gt;&gt;&gt;&gt;&gt; entrée &lt;&lt;&lt;&lt;&lt;&lt;&lt;</text:p>
      <text:p text:style-name="Standard">presentacio</text:p>
      <text:p text:style-name="Standard">Patroni</text:p>
      <text:p text:style-name="Standard">presentacio</text:p>
      <text:p text:style-name="Standard">pcuris</text:p>
      <text:p text:style-name="Standard">Promoti</text:p>
      <text:p text:style-name="Standard">ad ordines</text:p>
      <text:p text:style-name="Standard">absculacio domini</text:p>
      <text:p text:style-name="Standard">Johannis Fabri</text:p>
      <text:p text:style-name="Standard">lc</text:p>
      <text:p text:style-name="Standard">&gt;&gt;&gt;&gt;&gt;&gt; block &lt;&lt;&lt;&lt;&lt;&lt;&lt;</text:p>
      <text:p text:style-name="Standard">Magister Stephanus Boussardi domini ducis Bituricensis secretarius</text:p>
      <text:p text:style-name="Standard">fuit receptus ad vicariam perpetuam quam in ecclesia Parisiensis solebat</text:p>
      <text:p text:style-name="Standard">obtinere dum vivebat deffunctus dominus Helyas sescalli ultimus</text:p>
      <text:p text:style-name="Standard">possessor ipsius vicarum / virtute litterarum presentacionis prioris sancti</text:p>
      <text:p text:style-name="Standard">Dyonisii de Carcere Pars.s quarum tenor sequitur et est talis</text:p>
      <text:p text:style-name="Standard">Venerabilibus et circumspetis viris. Dominis Decano et capitulo</text:p>
      <text:p text:style-name="Standard">ecclesie Parisiensis Frat Johnnes de Roffeyo huilis prior prioratus</text:p>
      <text:p text:style-name="Standard">Sancti Dyonisii de Carcere Par.i reverenciam debitam cum honore Ad</text:p>
      <text:p text:style-name="Standard">perpetuum vicariatum quem in ecclesia vra nuper dum vivebat et</text:p>
      <text:p text:style-name="Standard">decessit obtinere solebat deffunctus dominus Helyas sescalli ultimus</text:p>
      <text:p text:style-name="Standard">ejusdem vicariatus possessor. cujus jus patronatus seu</text:p>
      <text:p text:style-name="Standard">presentacio / ad nos racione / et ad causam predicti nostri prioratus / ad vos</text:p>
      <text:p text:style-name="Standard">autem Collacio noscuntur pertinere liberum et vacante ad presens per obitum dicti domini Helye venerabilem</text:p>
      <text:p text:style-name="Standard">virum magistrum Stephanum Boussardi illustrissimi principis domini ducis Bituris secretarium tamquam ad hoc</text:p>
      <text:p text:style-name="Standard">sufficientem et yrdoneum / vobis harum serie presentamus. Rogantes vos et nichilomnius supplicantes quatius</text:p>
      <text:p text:style-name="Standard">vicariatum predictum modo premisso vacante / eidem magistro Stephano / conferre / et de eo providere / cum suis juris</text:p>
      <text:p text:style-name="Standard">et pertientiis universis Ipsumque in ejus possessionem corporalem actualem et realem vel quasi pone et</text:p>
      <text:p text:style-name="Standard">inducere seu poni et induci / ac alia in talibus facere dignitum et velitis / adhibendo solempnitates in talribus</text:p>
      <text:p text:style-name="Standard"><text:soft-page-break/>assuetas. Datum Parisisus sub sigillo nostro anno Ddomini m° ccc°. nonagesimo secundo die quinta aprilis. Collacio sit</text:p>
      <text:p text:style-name="Standard">Et ibidem ipse magister Stephanis Fecit juramentum et fuit examinatus et reppertus habilis ad ipsum vicari N. Gellarii</text:p>
      <text:p text:style-name="Standard">obtiendum / et fuit installatus in choro in parte sinisira per dominum.</text:p>
      <text:p text:style-name="Standard">Et protestatus fuit de</text:p>
      <text:p text:style-name="Standard">habendo recursum ad quandam capellam quam in ecclesia Parisiensi obtinebat si dictus vicariatus sibi de jure non deberetur / vacante</text:p>
      <text:p text:style-name="Standard">nunc per assecucionem ipsius vicariatus et de hoco peciit instrumentum per me Ais ellarii sibi debere fieri presentibus Johanne Morelli canonici</text:p>
      <text:p text:style-name="Standard">Senonensis et</text:p>
      <text:p text:style-name="Standard">Subsequenter ibidem Petrus plumentis procurator et nomine procuratorio magistri Johannis Seyii Canonici Laudunensis</text:p>
      <text:p text:style-name="Standard">presentavit dominis quemdam processum ipsius magistri Johannis super quadam gracia per sanctissimum dominum nostrum papam</text:p>
      <text:p text:style-name="Standard">ad collacionem quorumcumque reverendo in x°o patri domino Aymerico quondam episcopo Parisiensis / et ex denominacione ipsius domini</text:p>
      <text:p text:style-name="Standard">episcopi et vigore ipsius facta / confectum / una cum procuratorio suo. requirens ipsos dominos / se ipsum nomine quo</text:p>
      <text:p text:style-name="Standard">supra in possessionem dicti vicariatus de quo supra poni dicens quod sufficienter ipsum acceptaverat / et de eo sibi</text:p>
      <text:p text:style-name="Standard">providi fecerat competenter . Sed quia ipse procuratore non erat munitus bullis / accemptaciones et provisionis suatrum</text:p>
      <text:p text:style-name="Standard">non fuit per dominos admissus nec receptus. Ad ho fuerunt presentes discriti viri dominus Stephanus Melineti</text:p>
      <text:p text:style-name="Standard">presbyter mannentim diocesis et Yrvesigs seym. domicellos . et de predictis peciit ipse procurator ame notario N. Gellarii</text:p>
      <text:p text:style-name="Standard">pablicum instumentum</text:p>
      <text:p text:style-name="Standard">Magister Johannes de Nullyaco canonicus Parisiensis fuit promotus ad subdyaconatus ordinem</text:p>
      <text:p text:style-name="Standard">Johanes Agni vicarius in eclesia Parisiensis et capellanus ad altare beate Bachine in ecclesi anc Marcelli prope Paris fuit</text:p>
      <text:p text:style-name="Standard">Mederi</text:p>
      <text:p text:style-name="Standard">promotus ad dyaconatus ordinem.</text:p>
      <text:p text:style-name="Standard">Prefati domini et plures alii hora completerii existentes in revestiario ecclesie consensierunt quod magister Johannes Labri alisli acur</text:p>
      <text:p text:style-name="Standard">simpliter dum nosto nunc tradat distributori anciphane xvi. lb. parisienses et quod faciat literam denisi de solvendis xvi lb. parisienis in festo</text:p>
      <text:p text:style-name="Standard">beati Johanne proximo venerebatis et alias xvi. in festo Sancti Remigii tunc sequente sub pena excomuncacinis ex nunc prout extunt. Et ipse m</text:p>
      <text:p text:style-name="Standard">Johannes sic voluit et solvit eodem di xvi lib. domino Higon caprarii distribucionis antiphanne domini fris pape xi / et fecit litteram d s</text:p>
      <text:p text:style-name="Standard"><text:soft-page-break/>coram tabellionis capituli die viii. hujus moensis</text:p>
      <text:p text:style-name="Standard">Data fuit licenciaum domini Crispino Monnini canonico Saci Dyonisii de Passa de eundo bis ad iupeas in partibus suib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Receptis</text:p>
      <text:p text:style-name="Standard">Sy. Succentore</text:p>
      <text:p text:style-name="Standard">ad vica</text:p>
      <text:p text:style-name="Standard">s</text:p>
      <text:p text:style-name="Standard">De Socco</text:p>
      <text:p text:style-name="Standard">B. de Thierno</text:p>
      <text:p text:style-name="Standard">Hue</text:p>
      <text:p text:style-name="Standard">Au. Grangerii</text:p>
      <text:p text:style-name="Standard">Chanteprime</text:p>
      <text:p text:style-name="Standard">L. de Mongeria</text:p>
      <text:p text:style-name="Standard">P. Forteti</text:p>
      <text:p text:style-name="Standard">N. de Ordeomonte</text:p>
      <text:p text:style-name="Standard">L. de Maignaco</text:p>
      <text:p text:style-name="Standard"/>
      <text:p text:style-name="Standard"/>
      <text:p text:style-name="Standard">=FRAN_0393_10800.tif=</text:p>
      <text:p text:style-name="Standard">&gt;&gt;&gt;&gt;&gt;&gt; date &lt;&lt;&lt;&lt;&lt;&lt;&lt;</text:p>
      <text:p text:style-name="Standard">Anno Domini millesimo Ticcenesim Novagelimo tercis die veneris</text:p>
      <text:p text:style-name="Standard">mensis aprilis capitulantibus dominis post Pascha</text:p>
      <text:p text:style-name="Standard">&gt;&gt;&gt;&gt;&gt;&gt; entrée &lt;&lt;&lt;&lt;&lt;&lt;&lt;</text:p>
      <text:p text:style-name="Standard">ix s.</text:p>
      <text:p text:style-name="Standard">Solacio pecuni</text:p>
      <text:p text:style-name="Standard">Deputati</text:p>
      <text:p text:style-name="Standard">Dalvaguar</text:p>
      <text:p text:style-name="Standard">dia ontro beousisus</text:p>
      <text:p text:style-name="Standard">&gt;&gt;&gt;&gt;&gt;&gt; block &lt;&lt;&lt;&lt;&lt;&lt;&lt;</text:p>
      <text:p text:style-name="Standard">Domini Ordinaverunt quod Petrus clericus magistri L. de Mongeria</text:p>
      <text:p text:style-name="Standard">sit dstributor panis capituli loco domini Henrici scolario</text:p>
      <text:p text:style-name="Standard">apellani domini Cantoris</text:p>
      <text:p text:style-name="Standard"><text:soft-page-break/>Ordinatum est quod Nicolaus Sellarii tabellio capituli</text:p>
      <text:p text:style-name="Standard">a modo celebret missas domini episcopi Par. quas solebat</text:p>
      <text:p text:style-name="Standard">celebrare preactus dominus Henricus / et incipiet die dominica</text:p>
      <text:p text:style-name="Standard">proxima que erit xiiia dies mensis apotoli qua cantam quamodo</text:p>
      <text:p text:style-name="Standard">De presenti super certis repparacionibus quas petit fieri prepositus mercatorum</text:p>
      <text:p text:style-name="Standard">per ecclesiam in insula ultra fossatum / deputati sunt</text:p>
      <text:p text:style-name="Standard">ad eudem in dicta insula et videndum illa que sunt ibidem necsesaria</text:p>
      <text:p text:style-name="Standard">Domini G. archidiaconos ecclesie R. de Lorriaco et L. de Mongeri</text:p>
      <text:p text:style-name="Standard">et dacent cum ipsis juratos ecclesie / predictas ub dominus R. de</text:p>
      <text:p text:style-name="Standard">Mongeria solvet transitum a que</text:p>
      <text:p text:style-name="Standard">Magister Laurencius de Mongeria tradet sex scuta auri notario castalleti pro scriptura se</text:p>
      <text:p text:style-name="Standard">litterarum de vidimus facts de cartis certorum privilegiorum ecclesie / et continet quodlibet vidimus unam</text:p>
      <text:p text:style-name="Standard">pellem pergameni cum didia.</text:p>
      <text:p text:style-name="Standard">Domini R. de Lorriaco et Phpp. de Salione sunt deputati ad visitandum loca et villas ecclesie</text:p>
      <text:p text:style-name="Standard">subjectas et inquire statum arreragiorum debitorum ecclesie et a quibus debentur et refferre</text:p>
      <text:p text:style-name="Standard">Magister Stephanus Boussardi exhiberi et presentari ac eciam intimari fecit dominis capitulantibus pro</text:p>
      <text:p text:style-name="Standard">tuicione et conservacione juris vicarie sue qua obtinet nunc in ecclesia Paris.e per quendam clientem</text:p>
      <text:p text:style-name="Standard">regium. Salvam gardiam suam. Cujus tenor sequitur. Karolus Dei gracia Francorum rex</text:p>
      <text:p text:style-name="Standard">universis justiciariis nostris aut eorum locatentibus Salutem. Ad supplictonem Stephani Boussardi presbitai</text:p>
      <text:p text:style-name="Standard">ecclesiarum Senonensium et de Campellanis in Bria canonici / ac vicarii Sancti Dyonisii de Carcere in ecclesia Parisiensis</text:p>
      <text:p text:style-name="Standard">asserente ex certis et veissilibus conjecturs a non ullis sibi timere personis / mandamus vobis et vestrm c</text:p>
      <text:p text:style-name="Standard">prout ad eum pertinuerit quatius dictum supplicatem quem una cum faili rebus et bonis suis</text:p>
      <text:p text:style-name="Standard">universis tam ad causarum beneficiorum suorum quam alias in et sub protectione / et salva et speciali garn</text:p>
      <text:p text:style-name="Standard">nostres ad sui juris conservacionem dumitaxam suscipimus et ponimus per presents in suis justis</text:p>
      <text:p text:style-name="Standard">Johannes Turpin clericus filius Richardis Tupin diocesis Abrincensis prisionarius pro delicto quod commiserm </text:p>
      <text:p text:style-name="Standard">dicendo injurias filique trahendo cultellum et evagimando super quodam nauta in terra ecclesie fuit po</text:p>
      <text:p text:style-name="Standard">elaigitus ad diem mercurii proximam ad quam prominsit reverti sub pena xx lib qro Par.. Et dedit</text:p>
      <text:p text:style-name="Standard">fidejussorem Guillelmum Blancpam presentem Parisiensis commorantes coram Sancto Gervasio / qui promisit sub canss</text:p>
      <text:p text:style-name="Standard">pena reducere predictum Johannem ad dictam diem mecurii dominos Decanum P. Forteti B. de Chaec</text:p>
      <text:p text:style-name="Standard">L. de MaignacoP</text:p>
      <text:p text:style-name="Standard">&gt;&gt;&gt;&gt;&gt;&gt; liste &lt;&lt;&lt;&lt;&lt;&lt;&lt;</text:p>
      <text:p text:style-name="Standard"><text:soft-page-break/>J. Decano</text:p>
      <text:p text:style-name="Standard">G. archidiacono ecclesie</text:p>
      <text:p text:style-name="Standard">Sy. Succentore</text:p>
      <text:p text:style-name="Standard">J. de Karolay</text:p>
      <text:p text:style-name="Standard">Gi. Chandardi</text:p>
      <text:p text:style-name="Standard">B. de Thierno</text:p>
      <text:p text:style-name="Standard">misse domini</text:p>
      <text:p text:style-name="Standard">Episcopi Par.</text:p>
      <text:p text:style-name="Standard">P. Forteti</text:p>
      <text:p text:style-name="Standard">L. de Mongeria</text:p>
      <text:p text:style-name="Standard">de Pompodoro</text:p>
      <text:p text:style-name="Standard">R. de Lorriaco</text:p>
      <text:p text:style-name="Standard">R. de Putheolis</text:p>
      <text:p text:style-name="Standard">Hue</text:p>
      <text:p text:style-name="Standard">T. de Sancto Petro</text:p>
      <text:p text:style-name="Standard">Voignon</text:p>
      <text:p text:style-name="Standard">Fedelli</text:p>
      <text:p text:style-name="Standard">L. de Maignaco</text:p>
      <text:p text:style-name="Standard">P. de Castro presete</text:p>
      <text:p text:style-name="Standard">Ph. de Salione</text:p>
      <text:p text:style-name="Standard">J. de Soco</text:p>
      <text:p text:style-name="Standard"/>
      <text:p text:style-name="Standard"/>
      <text:p text:style-name="Standard">=FRAN_0393_10801.tif=</text:p>
      <text:p text:style-name="Standard">&gt;&gt;&gt;&gt;&gt;&gt; numérotation &lt;&lt;&lt;&lt;&lt;&lt;&lt;</text:p>
      <text:p text:style-name="Standard">Aprilis nongesimo tero</text:p>
      <text:p text:style-name="Standard">xliiii</text:p>
      <text:p text:style-name="Standard">$x$</text:p>
      <text:p text:style-name="Standard">&gt;&gt;&gt;&gt;&gt;&gt; entrée &lt;&lt;&lt;&lt;&lt;&lt;&lt;</text:p>
      <text:p text:style-name="Standard">Sxecutoria</text:p>
      <text:p text:style-name="Standard">canstalleti</text:p>
      <text:p text:style-name="Standard">&gt;&gt;&gt;&gt;&gt;&gt; block &lt;&lt;&lt;&lt;&lt;&lt;&lt;</text:p>
      <text:p text:style-name="Standard">187</text:p>
      <text:p text:style-name="Standard">possessionibus juribus usibus franchisiis libertatibus et saisinis in quibus ipsum esse suosque predecessores</text:p>
      <text:p text:style-name="Standard"><text:soft-page-break/>fuisse pacifice ab antiquo inveneritis / manuteneatis et conservetis seu manuteneri et conservari faciatis</text:p>
      <text:p text:style-name="Standard">Et de personis a quibus assecuramentum habere requisierit / eidem juxta patrie consuetudinem legitimum prestari</text:p>
      <text:p text:style-name="Standard">faciatis / Et ab omnibus injuris violentes gravanibus oppressionis / molestis / viarnorum / potencia laicorum ac in</text:p>
      <text:p text:style-name="Standard">quietatis et novitatibus indebitis quibuscunque deffendatis seu deffendi faciatis non permittentes contra dictum</text:p>
      <text:p text:style-name="Standard">supplicantes / ejusque faili res et bona / aliquas fieri vel inferri injurias aut indebitis novitates / quas</text:p>
      <text:p text:style-name="Standard">si factas esse vel fuisse in dicte salve gardie nostre et ipsius suppliantis prejudium inveneritis ad statum pristinum et</text:p>
      <text:p text:style-name="Standard">debitum reducatis aut reduci faciatis indilate / nobisque et parti condigne propter hoco emendari / presentemque</text:p>
      <text:p text:style-name="Standard">salvam gardiam nostram in locis et personis ubi et prout expedierit et de quibus fuerits requisiti publicari</text:p>
      <text:p text:style-name="Standard">et significari / Et in signum hujusmodi salve gardie nostre penuncellos noos in et super domibus possessionibus</text:p>
      <text:p text:style-name="Standard">rebus et bonis dicti supplicantus in cau eminent periculi apponi faciatis / inhibendo seu inhiberi faciendo</text:p>
      <text:p text:style-name="Standard">ex parte nostra omnibus et sigulis personis de quibus fueritis requisitis sub certis et magnis penis nobis applicantbus</text:p>
      <text:p text:style-name="Standard">ne dicto suppliats ejusque faili rebus et bonis predictis aliqualiter forefacere presumat Et pro premissis diligencius</text:p>
      <text:p text:style-name="Standard">exequendum unum vel plures serviente nostros eidem suis sumptis derutetis si super hoc fueritis requisiti / qui tamen de hiis</text:p>
      <text:p text:style-name="Standard">que cause cognicionem exigunt se ullateus intromittant. Datum Par. die xii apostol post pasca anno domini mmo</text:p>
      <text:p text:style-name="Standard">CCC° nonagesimo tercio et regni nostri xiii° sub sigillo nostro in absentia magni ordinato . Sic signum per consilium</text:p>
      <text:p text:style-name="Standard">P da Perier una vero cum predictis salve gardie licteris intirmavit eciam et exhibuit litteras executorias</text:p>
      <text:p text:style-name="Standard">super hoco neessarias sigillo Castalleti Parisiensis sibillatis sub hac forma Jehan seigneur de Foleville</text:p>
      <text:p text:style-name="Standard">Chevalier Conseillier du Roy nostre seigneur et garde de la prevosté de Paris A Jehan de Chevreuse sergent acheales</text:p>
      <text:p text:style-name="Standard">du roy nostre seigneur en son chastellet de Paris Jehan selvez sergent de la douzaine / et Jehan Raymbaut</text:p>
      <text:p text:style-name="Standard">sergent a verge du roy nostredit seigneur ou dit chastellet ou au premier aulteé sergent a cheval de la douz aié</text:p>
      <text:p text:style-name="Standard">et a verge dudite chastellet qui sur ce sera requis salut. Nous avons veu les lettres ai roy noste seigneur</text:p>
      <text:p text:style-name="Standard">contents la fourme qui s'ensiet Karolus etc. ut supra. Par vertu des quelles lettres et a la requeste de</text:p>
      <text:p text:style-name="Standard">hosone home et discret messeigneurs Estienne Boussart prestre Chanoine de Sens et de Champeaux en Brie / et vicaire</text:p>
      <text:p text:style-name="Standard"><text:soft-page-break/>de Saint Denis de la Chartre en l'eglise de Parisis nommé en ycelles nous vous mandement et commettons que vous ou</text:p>
      <text:p text:style-name="Standard">l'un de vous qui requis en seres signifiez de par le roy nostre seigneurs a ceulx dont requis seres la sauvegarde</text:p>
      <text:p text:style-name="Standard">du roy noste seigneur dont mention est faicte ès dictes lettres / en leur deffendens sur certaines et grosesrs paines / et sur</text:p>
      <text:p text:style-name="Standard">quanque ilz sepevent meffarre envers le roy nostredicte signeur que audit messeigneurs estes / a sa famille ne a ses choses</text:p>
      <text:p text:style-name="Standard">possessions et biens que lxconques ilz ne meffacent ne mesdient ne facent meffcrre ne mesdire en aucune</text:p>
      <text:p text:style-name="Standard">maniere qui soit ou puist estre contre ne ou sejidice dudite messeigneurs estes ne de ladicte sauvegarde / et toutes</text:p>
      <text:p text:style-name="Standard">les autres choses contenant es dictes lettres / entereniez et acomplissez en les mettant a execucones deue selon leur teneur</text:p>
      <text:p text:style-name="Standard">c'est assavoir vous sergens de la donz amé et a verge / en la ville et banlieue de Paris / et vous sergent a chema</text:p>
      <text:p text:style-name="Standard">en la prevosté viconte de Paris et ou ressort dicelle / sans vous entremettre de chose qui requiere</text:p>
      <text:p text:style-name="Standard">congnoissance de cause / Et s'aucuns soppossaons au contraire / et sur ce debat ment ente les parties / preez et</text:p>
      <text:p text:style-name="Standard">mettez le debat ete chose contencieuse en cas de saisine et de nouvelleté en la main du roy nostre signeur comme</text:p>
      <text:p text:style-name="Standard">souveraine / et adjournez les opposans et empeschin a jour certain et competes a Paris par devant nous oudite chastllet</text:p>
      <text:p text:style-name="Standard">pour proceder et aler avant seir leur debat empeschier et opposion / Et pour respondre a tout ce que ledit</text:p>
      <text:p text:style-name="Standard">meseigneur est leur voldra demander et contre eulx et chascun d'eulx requere pour cause de ce en cas de</text:p>
      <text:p text:style-name="Standard">saisine et de nouvelleté et autrement deuement se mestre est et pour proceder et aler avant surte sicone</text:p>
      <text:p text:style-name="Standard"/>
      <text:p text:style-name="Standard"/>
      <text:p text:style-name="Standard">=FRAN_0393_10802.tif=</text:p>
      <text:p text:style-name="Standard">&gt;&gt;&gt;&gt;&gt;&gt; entrée &lt;&lt;&lt;&lt;&lt;&lt;&lt;</text:p>
      <text:p text:style-name="Standard">ix s. vi .</text:p>
      <text:p text:style-name="Standard">presentacio ad</text:p>
      <text:p text:style-name="Standard">&gt;&gt;&gt;&gt;&gt;&gt; block &lt;&lt;&lt;&lt;&lt;&lt;&lt;</text:p>
      <text:p text:style-name="Standard">de raison sera. Et se ce pendant il a en la chose contencieuse aucuns la bourages a faire</text:p>
      <text:p text:style-name="Standard">choses a gouverner ou fruiz et revenues a Cueillir et leuer faictes ces choses faire par la main</text:p>
      <text:p text:style-name="Standard">du roy nostre seigneu comme souveraine / Et pour ce faire commettes et establissez certainnes personnes souffisns</text:p>
      <text:p text:style-name="Standard">et convenan qui en puissent et saich respondre et bon compte rendmens quant tempe sera et aiqui</text:p>
      <text:p text:style-name="Standard"><text:soft-page-break/>il appartendra / Et nous rapportez seuffissaent ce que fait en aures . mandemens aà tous noz subgiez</text:p>
      <text:p text:style-name="Standard">requerens tous autres que a vous et chascun de vos en ce faisaons obeïssent et entendens dligenment</text:p>
      <text:p text:style-name="Standard">Donné soulz le seel de la prevosté de Paris le vendredi xie jour d'avril aprés Pasques l'an ciil</text:p>
      <text:p text:style-name="Standard">CC iiiiox et xiii avisi signatum . G. Bouart</text:p>
      <text:p text:style-name="Standard">Deputati. Domini Succentor ecclesie et J. Hue sut deputati ad</text:p>
      <text:p text:style-name="Standard">faciendum inventarium thesauri una cum dominis</text:p>
      <text:p text:style-name="Standard">de Fabrica</text:p>
      <text:p text:style-name="Standard">Arrestate sunt distribuciones dominorum Petri eopertoris et</text:p>
      <text:p text:style-name="Standard">Michaelis Chambon beneficiatorum in ecclesia Parisiensis quia jvemn</text:p>
      <text:p text:style-name="Standard">extra villam sine licencia capituli pro tot diebus quot fuentm</text:p>
      <text:p text:style-name="Standard">foris.</text:p>
      <text:p text:style-name="Standard">Ordinatum est quod famlus receptoris domini Parisiensis episcop</text:p>
      <text:p text:style-name="Standard">ponatur extra carceres capituli et expediatur oncio dum m</text:p>
      <text:p text:style-name="Standard">faciat licteram de Emrenda . C. librum quam debet et ad qu</text:p>
      <text:p text:style-name="Standard">fuit per camerarium laicum condempnatus pro quodam de li</text:p>
      <text:p text:style-name="Standard">per eum in claustro ecclesie commisso.</text:p>
      <text:p text:style-name="Standard">Magister Gaufrrdus de Vero licenciatus in veroque jure procurator magistri Dyonisii Custurarii clerici sagiensis</text:p>
      <text:p text:style-name="Standard">dicteis in legibus licenciatus presentavit dominis quandam litteram sigillo pretris Sancti Martini de Campis signtur</text:p>
      <text:p text:style-name="Standard">in qua continebatur qualiter ipse prior contulerat dictum donisis vicariam quam nuperpe deffunctus obtineba</text:p>
      <text:p text:style-name="Standard">Lencqueri</text:p>
      <text:p text:style-name="Standard">dominum vivebat domino Helyas sescalli in ecclesia Parisiensis requirens ipsos dominos prout eciam ipse prier in s.</text:p>
      <text:p text:style-name="Standard">predictis litteris requirebat quatius ipsium dyonisium vellent ad dictam vicariam admictere et reciis</text:p>
      <text:p text:style-name="Standard">et eam sibi conferre . Sed quia domini jam receperant unum cui eciam dictam vicariam contuberant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Ar. Jausserandi</text:p>
      <text:p text:style-name="Standard">J. de Karolay</text:p>
      <text:p text:style-name="Standard">J. de Socto</text:p>
      <text:p text:style-name="Standard">J. de Pompodorio</text:p>
      <text:p text:style-name="Standard">P. Forteti</text:p>
      <text:p text:style-name="Standard">Arrestum.</text:p>
      <text:p text:style-name="Standard"><text:soft-page-break/>L. de Mongeria</text:p>
      <text:p text:style-name="Standard">P. Roberti</text:p>
      <text:p text:style-name="Standard">J. Hue</text:p>
      <text:p text:style-name="Standard">R. de Lorriaco</text:p>
      <text:p text:style-name="Standard">T. de Sancto Petro</text:p>
      <text:p text:style-name="Standard">Expedicio</text:p>
      <text:p text:style-name="Standard">R. de Puteolis</text:p>
      <text:p text:style-name="Standard">J. Voignon</text:p>
      <text:p text:style-name="Standard">G. Fedelli</text:p>
      <text:p text:style-name="Standard">L. de Maignaco</text:p>
      <text:p text:style-name="Standard">Ph. de Salione</text:p>
      <text:p text:style-name="Standard">N. Chaudardi</text:p>
      <text:p text:style-name="Standard">P. de Castro abson</text:p>
      <text:p text:style-name="Standard"/>
      <text:p text:style-name="Standard"/>
      <text:p text:style-name="Standard">=FRAN_0393_10803.tif=</text:p>
      <text:p text:style-name="Standard">&gt;&gt;&gt;&gt;&gt;&gt; numérotation &lt;&lt;&lt;&lt;&lt;&lt;&lt;</text:p>
      <text:p text:style-name="Standard">Aprilis nongesimo tercio</text:p>
      <text:p text:style-name="Standard">xlv</text:p>
      <text:p text:style-name="Standard">el</text:p>
      <text:p text:style-name="Standard">&gt;&gt;&gt;&gt;&gt;&gt; block &lt;&lt;&lt;&lt;&lt;&lt;&lt;</text:p>
      <text:p text:style-name="Standard">e denaverant fuit dicto procuratori responsum quod in dicta vicaria erat possessor quem alias ipsi receperant et</text:p>
      <text:p text:style-name="Standard">cua per eos dicta vicaria fuerat collata / nichilomnus tamen fuit eis assignata dies hne post jubilate ad</text:p>
      <text:p text:style-name="Standard">comparendum in capitulo / et quod ibidem compareret possessor ipsius vicarie / quia ad ipsam ullum debebant recipere</text:p>
      <text:p text:style-name="Standard">secutum primo non vecato. Et sic ipse fuit contentus.</text:p>
      <text:p text:style-name="Standard">N. Sellarii.</text:p>
      <text:p text:style-name="Standard">Alia presentacio Petrus pluments procurator magistri Johannis Sexi canonico laudt qui alias presentaverit dominis runc capitulantbus videz</text:p>
      <text:p text:style-name="Standard">die quita hujus mensius ante Pascha / et exhibuerat cum litteris suis procuratore processum factum super gracia sibi</text:p>
      <text:p text:style-name="Standard">facta ut ibidem plenius exprimitur / quia tunc non presentaverat bullas super hoco confectas / nec eciam acceptacionem</text:p>
      <text:p text:style-name="Standard">et provisionem quas super hdebebat habere. hodie dictas bullas et licteras acceptaiis et provisienes prefatis presentavit</text:p>
      <text:p text:style-name="Standard">requirens ipsos dominos quatius ipsi vellent ei conferre virtute licterarum predictarum. vicariam predictam cui</text:p>
      <text:p text:style-name="Standard"><text:soft-page-break/>fuit responsum ut in precedenti / et dies similis assignata. Ipse vero procurator nomine quo supra ex habudanti</text:p>
      <text:p text:style-name="Standard">dixit quod sicut ipse se alias opposuerat receptti et collacioni de ipsa vicaria facte magistro Stephano Boussardi quod ad hoc</text:p>
      <text:p text:style-name="Standard">se siliter opponebat Petens a me m. Sellarii d notaris publico et scriba capituli de predictis requisicione et opposicione</text:p>
      <text:p text:style-name="Standard">sibi fieri publicu justimi Astants in testus honvocando.</text:p>
      <text:p text:style-name="Standard">Et ibidem fuit in Nicolao sellarii scule capituli preceptum quod significarem possessori predicti scilicet magistro</text:p>
      <text:p text:style-name="Standard">Stephno Boussardi ut dicta die lunere compareret in capitulo coram dominis et partibus predictis ad deffendendum</text:p>
      <text:p text:style-name="Standard">jus quod pretendet habere in dicta vicaria</text:p>
      <text:p text:style-name="Standard">Die martiis vo tunt proxime sequentes ego significavi eidem in ecclesia Parisiensis</text:p>
      <text:p text:style-name="Standard">1</text:p>
      <text:p text:style-name="Standard">N. Sellarii</text:p>
      <text:p text:style-name="Standard">Commissio Super lite mota seu que movri sperabatur inter dominum Robertum Chanonis Canonicum ecclesie Sancti Mederici nobis immeditis</text:p>
      <text:p text:style-name="Standard">subjecte ex una parte / et capicerios et canonicos ipsius ecclesie nostrs instaciertis et subdiactotus / commissi sunt et deputati</text:p>
      <text:p text:style-name="Standard">ad cognoscendum diffinendum judicandum concordandum et pacificandum inter ipsas parties videc domino G. archidiaconos ecclesie</text:p>
      <text:p text:style-name="Standard">et P. Forteti / Quibest capitulum super hoc plenarie commisit vnes / ita tamen quod in hoco nego procedant summarie et</text:p>
      <text:p text:style-name="Standard">de plano diebi ectiam non capitularibus Et super hoco fuerunt eis date littere capituli</text:p>
      <text:p text:style-name="Standard"/>
      <text:p text:style-name="Standard"/>
      <text:p text:style-name="Standard">=FRAN_0393_10804.tif=</text:p>
      <text:p text:style-name="Standard">&gt;&gt;&gt;&gt;&gt;&gt; numérotation &lt;&lt;&lt;&lt;&lt;&lt;&lt;</text:p>
      <text:p text:style-name="Standard">90</text:p>
      <text:p text:style-name="Standard">Aprilis</text:p>
      <text:p text:style-name="Standard">&gt;&gt;&gt;&gt;&gt;&gt; entrée &lt;&lt;&lt;&lt;&lt;&lt;&lt;</text:p>
      <text:p text:style-name="Standard">Excomuicacio</text:p>
      <text:p text:style-name="Standard">S</text:p>
      <text:p text:style-name="Standard">&gt;&gt;&gt;&gt;&gt;&gt; block &lt;&lt;&lt;&lt;&lt;&lt;&lt;</text:p>
      <text:p text:style-name="Standard">Prior Sancti Martini de Campis fuit publicatus</text:p>
      <text:p text:style-name="Standard">exomnicatus ex parte collacioris domini ii prope</text:p>
      <text:p text:style-name="Standard">Emenda Johannes Tupin Elargitus ad hanc diem rediens ate Guillelmo</text:p>
      <text:p text:style-name="Standard">Blancpain fidejussore suo / et emendavit delictum quod</text:p>
      <text:p text:style-name="Standard"><text:soft-page-break/>commiserat ut supra xia die hujus mensis continetur / et fuit</text:p>
      <text:p text:style-name="Standard">taxata emenda ad viii° solidorum par. quos ipse Johannes promisit</text:p>
      <text:p text:style-name="Standard">solvere infra mensem / et dixit quod morabatur cum Johanne</text:p>
      <text:p text:style-name="Standard">yeuse cradjutore bnticularie domini nostri regis in Mortalari</text:p>
      <text:p text:style-name="Standard">prope domum magistri Guillelmi de La Fons</text:p>
      <text:p text:style-name="Standard">proposuit quod cum die lune in crastinum Pasche ipse prgens</text:p>
      <text:p text:style-name="Standard">extra villam secum arxisset dominum Michaelem Chambon</text:p>
      <text:p text:style-name="Standard">Curatum Sancti Johannis Rotundi in ecclesia Parisiensis ipsorum dominorum justirm</text:p>
      <text:p text:style-name="Standard">et subditu non obtentes licenciat per ipsum curatum a dominis sic</text:p>
      <text:p text:style-name="Standard">recedendi Et propter hoco ipsi domini arrestaverant distribuciones ipsis</text:p>
      <text:p text:style-name="Standard">Curati inhibulantque distributonres ecclesie ne eas dicto curato reddet</text:p>
      <text:p text:style-name="Standard">sine eorum mandato / dicens ipse magister N. de Ordemont quod arrestum</text:p>
      <text:p text:style-name="Standard">predictum erat ullum qua ipse habueat licencia a Cantore cui hoc prtius</text:p>
      <text:p text:style-name="Standard">ut dicebat / requisivit prefatos dominos ut ipsi vellent deliberare predictas distribuciones / submittens se</text:p>
      <text:p text:style-name="Standard">ipse magister N. Emiende et ordinacioni dominorum si propter ab</text:p>
      <text:p text:style-name="Standard">servicio ano in ipsa ecclesia per ipsum curatum dibito volens ut dicebat reddere dictum curatum indempnem</text:p>
      <text:p text:style-name="Standard">s</text:p>
      <text:p text:style-name="Standard">in aprus curati aliquis deffectus fuisset in</text:p>
      <text:p text:style-name="Standard">tamquam non culpabilem. Fint vero ubis apsuus magistri N. fuit sibi resensum per aliquos dominorum</text:p>
      <text:p text:style-name="Standard">ibidem presencium quod ad cantorem non spectabat dare licencia absentandi vel recedendi sed solum ad deca</text:p>
      <text:p text:style-name="Standard">et capitulum simul / Et quia ibidem plura verba crescebat fuit dicto magistro N. per dominum Decanum in sua</text:p>
      <text:p text:style-name="Standard">sede sedentem et officialum suum facientem dictum quod ipse recederet a capitulo ut domini possent deliberare</text:p>
      <text:p text:style-name="Standard">super peticione sua. Quo audito ipse magister N. Rsndit quod ipse met dominus decanus melius debebat</text:p>
      <text:p text:style-name="Standard">recedere a capitulo quam ipse / et quod ipse inde recideret si ipse magister N. predictum capellanie exiret Assens ipse dominusm</text:p>
      <text:p text:style-name="Standard">magister N. quod ipse domino decanus hoc promovat et ipsas astribuciones impediri fecerat tuo injuriandum</text:p>
      <text:p text:style-name="Standard">ipsum met magistrum N. et quod sciebat cum esse partem formalem in hoco facto contra ipsum et quod erat s</text:p>
      <text:p text:style-name="Standard">inmicus mortalis / dicens eciam ipse magister N. quod ipse esset et erat filiter imicus mortalis ipsius</text:p>
      <text:p text:style-name="Standard">decani in aperto et in occlesio / et quod ipse volebat acquire ex obliquo quod non poterat de direct</text:p>
      <text:p text:style-name="Standard">&gt;&gt;&gt;&gt;&gt;&gt; liste &lt;&lt;&lt;&lt;&lt;&lt;&lt;</text:p>
      <text:p text:style-name="Standard"><text:soft-page-break/>P. Decano</text:p>
      <text:p text:style-name="Standard">H. Cantore</text:p>
      <text:p text:style-name="Standard">G. archidiacono cclesie</text:p>
      <text:p text:style-name="Standard">Sy. Succentore</text:p>
      <text:p text:style-name="Standard">P. Forteti</text:p>
      <text:p text:style-name="Standard">de Socto</text:p>
      <text:p text:style-name="Standard">L. de Mongeria</text:p>
      <text:p text:style-name="Standard">J. de Pompodorio</text:p>
      <text:p text:style-name="Standard">J. de Karolay</text:p>
      <text:p text:style-name="Standard">B. de Thierno</text:p>
      <text:p text:style-name="Standard">P. Roberti</text:p>
      <text:p text:style-name="Standard">Ar. Jausserandi</text:p>
      <text:p text:style-name="Standard">R. de Lorriaco</text:p>
      <text:p text:style-name="Standard">J. Hue</text:p>
      <text:p text:style-name="Standard">+N. de Ordeomonte</text:p>
      <text:p text:style-name="Standard">Voignon</text:p>
      <text:p text:style-name="Standard">G. Fedelli</text:p>
      <text:p text:style-name="Standard">N. de Odemo</text:p>
      <text:p text:style-name="Standard">R. de Putheolio</text:p>
      <text:p text:style-name="Standard">Ph. de Salione</text:p>
      <text:p text:style-name="Standard">T. de Sancto Petro</text:p>
      <text:p text:style-name="Standard">L. de Maignaco</text:p>
      <text:p text:style-name="Standard">N. Chandardi</text:p>
      <text:p text:style-name="Standard"/>
      <text:p text:style-name="Standard"/>
      <text:p text:style-name="Standard">=FRAN_0393_10805.tif=</text:p>
      <text:p text:style-name="Standard">&gt;&gt;&gt;&gt;&gt;&gt; numérotation &lt;&lt;&lt;&lt;&lt;&lt;&lt;</text:p>
      <text:p text:style-name="Standard">Aprilis nonagesimo tercio</text:p>
      <text:p text:style-name="Standard">xlv</text:p>
      <text:p text:style-name="Standard">3</text:p>
      <text:p text:style-name="Standard">&gt;&gt;&gt;&gt;&gt;&gt; block &lt;&lt;&lt;&lt;&lt;&lt;&lt;</text:p>
      <text:p text:style-name="Standard">Post plura no uba ipsius magistri N. fuit per dictum dominum decanum responsum et dictum</text:p>
      <text:p text:style-name="Standard">quod salva reverendis ipsius magistri N. qui tlla dixerat ipse ullum malum sibi volebat</text:p>
      <text:p text:style-name="Standard">neque suis et quod non erat inimicus suus nec mortalis nec alias / et quod bene verum</text:p>
      <text:p text:style-name="Standard">erat quod ipse proposuerat absente ipsius curati in capitulo nec non etiam et domini Petri</text:p>
      <text:p text:style-name="Standard">Copertoris vicarii sancti Mauri in ecclesia Parisiensis qui sive licencia recesserant a civitate</text:p>
      <text:p text:style-name="Standard"><text:soft-page-break/>requiens ut statutum super ho alias per dominos editum servaretur et equaliter teneretur</text:p>
      <text:p text:style-name="Standard">apud omnius. Quibus omnibus sic dictis et per actis dicti domini capitulantibes deliberacione</text:p>
      <text:p text:style-name="Standard">Prehibita inter ipsos in presentia dictorum domini Ddecani et magistri N. deliberaverunt dictas</text:p>
      <text:p text:style-name="Standard">distribuciones expediri dictis curato et Petro coperts vicario Cui pro consili causa</text:p>
      <text:p text:style-name="Standard">fuerant distribuciones arrestate qui sine licencia capituli tcesserat. Ad sprius autem domini</text:p>
      <text:p text:style-name="Standard">Petri huilem supplicacionem et requestam fuerunt deliberate de gracia speciali.</text:p>
      <text:p text:style-name="Standard">Magistr Petrus de Paciaco decanus ecclesie Parisiensis proponens</text:p>
      <text:p text:style-name="Standard">et refferens in sba verba injuriosa que magister Nicolaus de Ordeomonte</text:p>
      <text:p text:style-name="Standard">Camlerarius clericus ipsius ecclesie in capitulo proxime precedente in presencia dominorum</text:p>
      <text:p text:style-name="Standard">ibidem existentum sibi dixerat / asserens se nolle facere partem in aliquo contra</text:p>
      <text:p text:style-name="Standard">dictum magistrum Nicolaum Requisivit prefatos dominos quod cum alias super talribus</text:p>
      <text:p text:style-name="Standard">controversus et debatis motis inter aliquos dominorum in capitulo fuit factum</text:p>
      <text:p text:style-name="Standard">statutum quod ille qui judicaretur per ipsos esse culpabilis in clui debato</text:p>
      <text:p text:style-name="Standard">perderet suas distribuciones donec emendasset parti ad ordinacionem capituli</text:p>
      <text:p text:style-name="Standard">quod istud statutem ipsi vellent servare prout debebant et sibi face justiam</text:p>
      <text:p text:style-name="Standard">Et quia claves thesauri fuerant alias tradite subr ustodia dicti domini decani</text:p>
      <text:p text:style-name="Standard">et in comitina dicti magistri Nicolai dixe ipse dominus decanus quod ipsas nolebat</text:p>
      <text:p text:style-name="Standard">ampliis custodire ne de cetere conversando cum predicto magistro N. ipse magister N.</text:p>
      <text:p text:style-name="Standard">habeet materiam vel occasionem dicendi sibi cleria verba ut predixerat / et ibidem</text:p>
      <text:p text:style-name="Standard">claves ipsas reddidit et dimvisit / et recessit a capitulo.</text:p>
      <text:p text:style-name="Standard">Post recessum veo ipsius domini decani fuit deliberatum per capitulum quod</text:p>
      <text:p text:style-name="Standard">vocaretur ipse magister N. et loquaretur secum de ista materia. Qui magister</text:p>
      <text:p text:style-name="Standard">Nacasum supervenieno coram ipsis dominis dixit quod ad noticiam suam devenerat</text:p>
      <text:p text:style-name="Standard">quod dominus decanus Parisiensis conquestus fuerat de eo in ipso capitulo et quod ipse bene</text:p>
      <text:p text:style-name="Standard">voluisset ad hoc esse vocatus et presens. Quapropter tunc per dominum G. arciaonus cclesie fuit dicto magistro N. resconsum</text:p>
      <text:p text:style-name="Standard">quod ipse dominus decanus non fuerat conquestus de eo sed solummo proposilat in suba verba que alias ipse magister N. dicto domino decano dixati</text:p>
      <text:p text:style-name="Standard">in presencia ipsorum et in capitulo prededenti proxime et quod ipse domino decanus nolebat se facere partem s ed cauni nostro requisiverat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 Succentore</text:p>
      <text:p text:style-name="Standard">P. Roberti</text:p>
      <text:p text:style-name="Standard">J. de Pompedorio</text:p>
      <text:p text:style-name="Standard">J. de Karolay</text:p>
      <text:p text:style-name="Standard"><text:soft-page-break/>J. de Socto</text:p>
      <text:p text:style-name="Standard">N. Chaudardi</text:p>
      <text:p text:style-name="Standard">Ar. Jausserandi</text:p>
      <text:p text:style-name="Standard">L. de Mongeria</text:p>
      <text:p text:style-name="Standard">B. de Thierno</text:p>
      <text:p text:style-name="Standard">J hued</text:p>
      <text:p text:style-name="Standard">R. de Putheolis.</text:p>
      <text:p text:style-name="Standard">T. de Sancto Petro elen</text:p>
      <text:p text:style-name="Standard">J. Voignon</text:p>
      <text:p text:style-name="Standard">Ph. de Salione</text:p>
      <text:p text:style-name="Standard">G. Fedelli</text:p>
      <text:p text:style-name="Standard">L. de Maignaco</text:p>
      <text:p text:style-name="Standard">P. Forteti</text:p>
      <text:p text:style-name="Standard">R. de Lorriaco</text:p>
      <text:p text:style-name="Standard"/>
      <text:p text:style-name="Standard"/>
      <text:p text:style-name="Standard">=FRAN_0393_10806.tif=</text:p>
      <text:p text:style-name="Standard">&gt;&gt;&gt;&gt;&gt;&gt; numérotation &lt;&lt;&lt;&lt;&lt;&lt;&lt;</text:p>
      <text:p text:style-name="Standard">Aprilis</text:p>
      <text:p text:style-name="Standard">*2</text:p>
      <text:p text:style-name="Standard">&gt;&gt;&gt;&gt;&gt;&gt; Date &lt;&lt;&lt;&lt;&lt;&lt;&lt;</text:p>
      <text:p text:style-name="Standard">Anno domini millesimo CcC°. nonagesim tercio die lune post nsina domini xxia aprilis capitulantibus dominis</text:p>
      <text:p text:style-name="Standard">mo</text:p>
      <text:p text:style-name="Standard">&gt;&gt;&gt;&gt;&gt;&gt; entrée &lt;&lt;&lt;&lt;&lt;&lt;&lt;</text:p>
      <text:p text:style-name="Standard">De clavibus the</text:p>
      <text:p text:style-name="Standard">sauri</text:p>
      <text:p text:style-name="Standard">ix s. vi</text:p>
      <text:p text:style-name="Standard">&gt;&gt;&gt;&gt;&gt;&gt; block &lt;&lt;&lt;&lt;&lt;&lt;&lt;</text:p>
      <text:p text:style-name="Standard">quod statutum alias per capitulum pero consili materia editum servaretur / et quod super hoc fierit justiia</text:p>
      <text:p text:style-name="Standard">Dicens ipse dominus Archidiaconus dicto magistro N. quod illa ilba que ipse dicto domino Decano dixerat</text:p>
      <text:p text:style-name="Standard">non solum fuerant in displicentem vel injuriam ipsius domini Decani dicta sed eciam in scandalum</text:p>
      <text:p text:style-name="Standard">et opprobrium tocius capituli / et sic ab omnibus dominis tenebatur . Quare ipse dominus Archidiaconus</text:p>
      <text:p text:style-name="Standard"><text:soft-page-break/>rogavit plres et multum amicabiliter ipsum dominum vel magistrum N. ex parte tocius capituli quod ipse</text:p>
      <text:p text:style-name="Standard">vellet se huiliare et veniam a dicto domino Decano nec non eciam a toto capitulo humiliter pete</text:p>
      <text:p text:style-name="Standard">et ipse per hoc faceret suum debitum Ipse vero magister N. Hiis auditis per dictum dominum archidiaconum</text:p>
      <text:p text:style-name="Standard">sibi dictis respondit quod si ipse aliqua verba dixisset que cederent in vicuperium vel displicencia</text:p>
      <text:p text:style-name="Standard">capituli vel aliquorum dominorum ibidem tunc existencium ipse paratus erat veniam petere / et supplicabat</text:p>
      <text:p text:style-name="Standard">si ita capitulum injuriasset quod sibi parcerent domini presentes supradicti . Dicens quod dicto domino Decano</text:p>
      <text:p text:style-name="Standard">nunquam veniam peteret de sibi per eum dictis qu no credebat dixisse injuriam vel displicendes</text:p>
      <text:p text:style-name="Standard">aliquam dicto duo decano in proferendo verba que alias ipse sibi dxerat / nec erat intencionis sue</text:p>
      <text:p text:style-name="Standard">se in aliquo propter illa dicta hauiliare vel submictere dicto domino decano. et qui ad hoc vellet ipsum</text:p>
      <text:p text:style-name="Standard">constringere dixit ipse magister N. quod bene saret super hoco ivenue remedium oppertunum. Et hiis</text:p>
      <text:p text:style-name="Standard">dictis dixit eciam quod paratus erat reddere claves thesauri que sibi alias tradite fuerant in</text:p>
      <text:p text:style-name="Standard">cortina ipsius domini Decani / quas ibidem statim post reddidit / prius tamen recessit a capitulo. Quo</text:p>
      <text:p text:style-name="Standard">recedenties fuit deliberatum per dominos quod statutu servaretur ad ungioem / et de facto ex tunc</text:p>
      <text:p text:style-name="Standard">pronunciaverunt distribuciones ipsius magistri N. arrestatas esse. Claves quoque thesauur</text:p>
      <text:p text:style-name="Standard">fuerunt tradite per ipsos dominos magistris B. de Thierno et J. Hue canonicis ibidem presentibus</text:p>
      <text:p text:style-name="Standard">Magister Dyonisius Custurarii clericus sagiensis licenciaus in legibus</text:p>
      <text:p text:style-name="Standard">proposuit coram dominis quod cum alias procurator sius nomine fuo requisiu</text:p>
      <text:p text:style-name="Standard">ipsos dominos ut virtute litterarum presentacionis prioris Sancti Martini</text:p>
      <text:p text:style-name="Standard">de Campis confefrent sibi vicariatum quem in ecclesia parisiens</text:p>
      <text:p text:style-name="Standard">possidebat dominum viveret dominus Helyas sescalli / Et ipsi domini pr.</text:p>
      <text:p text:style-name="Standard">responso super hoc habendo et audienda assignassent tunc dicto</text:p>
      <text:p text:style-name="Standard">procuratori diem presentem et horam / ad quam ipse met propter hoc com</text:p>
      <text:p text:style-name="Standard">parebat . requirebat et ipsos dominos quod sibi vicariatum perdictum</text:p>
      <text:p text:style-name="Standard">virtute licterarum predictarum conserrent et eum ad ipsum admitterent</text:p>
      <text:p text:style-name="Standard">Quo dicto incontinentes magister Gaillelm de Marchia jurisperitus fuit</text:p>
      <text:p text:style-name="Standard">loqutus pro magistro Stephano Boussardi qui virente litterarum presenti</text:p>
      <text:p text:style-name="Standard">prioris Sancti Dyonisii de Carce fuerat prius in possessione</text:p>
      <text:p text:style-name="Standard">Vicariatus institutus / et dixit quod ipse magister Stephanus erat in</text:p>
      <text:p text:style-name="Standard">possessione dicti vicariatus / et quod dicti domini uilli alium debent ad paictim</text:p>
      <text:p text:style-name="Standard">vicariatum admictere vel ipsum cuique alteri consene requirens ipse magister</text:p>
      <text:p text:style-name="Standard">Guillelmo pro parte ipsius magistri Stephani quod ad ipsum vicariatum nemin</text:p>
      <text:p text:style-name="Standard">&gt;&gt;&gt;&gt;&gt;&gt; liste &lt;&lt;&lt;&lt;&lt;&lt;&lt;</text:p>
      <text:p text:style-name="Standard">G. Decano</text:p>
      <text:p text:style-name="Standard"><text:soft-page-break/>G. archidiacono ecclesie</text:p>
      <text:p text:style-name="Standard">Sy. succentor</text:p>
      <text:p text:style-name="Standard">Ar. Jausserandi</text:p>
      <text:p text:style-name="Standard">J. de Pompaer</text:p>
      <text:p text:style-name="Standard">J. Chandardi</text:p>
      <text:p text:style-name="Standard">P. Forteti</text:p>
      <text:p text:style-name="Standard">L. de Mongeria</text:p>
      <text:p text:style-name="Standard">J. de Karolay</text:p>
      <text:p text:style-name="Standard">R. de Lorriaco</text:p>
      <text:p text:style-name="Standard">*</text:p>
      <text:p text:style-name="Standard">Hue</text:p>
      <text:p text:style-name="Standard">R. de Putheolis</text:p>
      <text:p text:style-name="Standard">L. de Maignaco</text:p>
      <text:p text:style-name="Standard">J. Vooignon</text:p>
      <text:p text:style-name="Standard">G. Fedelli</text:p>
      <text:p text:style-name="Standard">Ja. Cosson</text:p>
      <text:p text:style-name="Standard">P. de Castro</text:p>
      <text:p text:style-name="Standard">T. de Sancto Petro</text:p>
      <text:p text:style-name="Standard">Ph. de Salione</text:p>
      <text:p text:style-name="Standard">+4</text:p>
      <text:p text:style-name="Standard">de socco</text:p>
      <text:p text:style-name="Standard"/>
      <text:p text:style-name="Standard"/>
      <text:p text:style-name="Standard">=FRAN_0393_10807.tif=</text:p>
      <text:p text:style-name="Standard">&gt;&gt;&gt;&gt;&gt;&gt; numérotation &lt;&lt;&lt;&lt;&lt;&lt;&lt;</text:p>
      <text:p text:style-name="Standard">Agrilis nongesimo tercio</text:p>
      <text:p text:style-name="Standard">xlvii.</text:p>
      <text:p text:style-name="Standard">x</text:p>
      <text:p text:style-name="Standard">Sancti Martini</text:p>
      <text:p text:style-name="Standard">93</text:p>
      <text:p text:style-name="Standard">&gt;&gt;&gt;&gt;&gt;&gt; block &lt;&lt;&lt;&lt;&lt;&lt;&lt;</text:p>
      <text:p text:style-name="Standard">Reciperent nec ipsum cuiquam alteri conferrent . Dicens ultra quod ipse prior tempore date licterarum suarum erat</text:p>
      <text:p text:style-name="Standard">excomunicatus / et ibidem fecitr legi et publicari litteras aggravacionis contra dictum priorem Sancti Martini per me</text:p>
      <text:p text:style-name="Standard">Nicolaum Sellarii scribam capituli et tabellionem publicum una cum quodam rotulo in quo predicte lictere</text:p>
      <text:p text:style-name="Standard"><text:soft-page-break/>aggravacionis erant annexe.</text:p>
      <text:p text:style-name="Standard">Subsequenter ibidem magister Petrus Plumentus procurator magistri Johannis Seyn qui ad hanc diem debebat</text:p>
      <text:p text:style-name="Standard">comparere pro consili causa. requisivit predictos dominos ut virtute licterarum aplicarum et gracie in ipsis domino</text:p>
      <text:p text:style-name="Standard">et magistro suo predicto facte ipsum ad dictum vicariatum admicterent / opponens se omnibus modis quibius potuit</text:p>
      <text:p text:style-name="Standard">ad recepcionem aliorum.</text:p>
      <text:p text:style-name="Standard">Quibus dictis magister Guillelmus Fortis procurator domini prioris Sancti Martini predicti peciit copiam</text:p>
      <text:p text:style-name="Standard">dictorum retuli et aggravacionis predicte dicens quod dictus prior non erat excomunicatus et quod sua presentacio</text:p>
      <text:p text:style-name="Standard">erat bona et valida / et quod ipse erat in possessione presentandi ad illud beneficium / requirens quod dicti domini</text:p>
      <text:p text:style-name="Standard">ad dictum vicariatum virtute litterarum presentacionis ipsius domini priorus admicterent et reciperent prefatum</text:p>
      <text:p text:style-name="Standard">magistrum Dyonisium . Et verbis suis finitis fuit dictum omnibus partibus supradictis per dominum decanum</text:p>
      <text:p text:style-name="Standard">in sua sede sedentem quod ipsi exirent capitulum ut super peticionibus ipsorum prefati domini possent deliberare</text:p>
      <text:p text:style-name="Standard">Quibus extra capitulum existentibus fuit unaiter deliberatum per dominos quod dictus magister Dyonisius reciperetur</text:p>
      <text:p text:style-name="Standard">et ad dictum vicariatum admicteretur. Quo magistro Dyonisio vocato et sufficienter excumato ydoneoque</text:p>
      <text:p text:style-name="Standard">repparto dictus vicaniatus fuit collatus per ipsos dominos fuerunt eciam ibidem vocati omnes alii qui prius</text:p>
      <text:p text:style-name="Standard">fuerant presentes et maxime ipse magister Stephanus Cui domini dixerunt quod ipsi contulerant dictum vicariatum</text:p>
      <text:p text:style-name="Standard">prefato magistro Dyonisio / tamen non intendebant propter hoc quovismo prejudicare collacioni et possessioni quas</text:p>
      <text:p text:style-name="Standard">ipse magister Stephanus habebat de dicto vicariatu / mediante licteris presentacionis dicti pririiis Sancti Dyonisii de Carce</text:p>
      <text:p text:style-name="Standard">De quo prefatus magister Stephanus peciit instrmentum astantibum in testimonium invocando</text:p>
      <text:p text:style-name="Standard">N. Sellarii</text:p>
      <text:p text:style-name="Standard">Et ibidem prefatus magister Petrus Pluncensis nomine procuratorio predicti magistri Johannis Sepu requisivit prefatum magistrum</text:p>
      <text:p text:style-name="Standard">Stephanum quod vellet consentire quod magister Radulsus de Ulmonte cognosceret de debato moto inter ipsos vel pparat</text:p>
      <text:p text:style-name="Standard">movi et de jure ipsorum et quod judicaret et ita voluit dictus magister Stephano P. Gellarii </text:p>
      <text:p text:style-name="Standard">fuit eciam ibidem presens prior sancti Dyonisii de Carcere qui virtute litterarum suarum presentaverat dctum magistrum</text:p>
      <text:p text:style-name="Standard"><text:soft-page-break/>Stephanum predictis dominis ad vicariatum predictum / et dixit quod si ibidem aliqua agerentur vel acta essent que in prejudicium</text:p>
      <text:p text:style-name="Standard">sui prioratus verterentur ipse protestabatur de appellando. et super hoc volebat deffendere jus suum et de hoc</text:p>
      <text:p text:style-name="Standard">ipse dominus prior petiit instrumentum a me N. Sellarii</text:p>
      <text:p text:style-name="Standard">Ex parte vero parcium predictarum et qualibet ipsarum fuerunt hinc quesita plura instrma de pluribus dictis et propositis per eas</text:p>
      <text:p text:style-name="Standard">Et primo prefatus magister Guillelmus Fortis procuratore dicti prioreus Sancti Martini protestatus fuit quod sidiceret aliqua</text:p>
      <text:p text:style-name="Standard">que possent redudare in injuriam alicuius quod ea non dicebat animo injuriandi magistrum Stephanum Boussardi</text:p>
      <text:p text:style-name="Standard">nec quecunque alium sed prout faciebant et poterant facere ad quamdam requestam quam pro prefato magistro</text:p>
      <text:p text:style-name="Standard">suo facere intendebat ibidem.</text:p>
      <text:p text:style-name="Standard">Item quia actus Boussardus acebat dictum priorem Sancti Martini esse excomunicatum et aggrnatu protestatus fuit</text:p>
      <text:p text:style-name="Standard">de prosequendo injurias nomine magistri sui loco et tempore oppertius / et quod tlis aggravacio nullius erat monienti</text:p>
      <text:p text:style-name="Standard">quia erat facta nulla par existente monicione et excomunicacione et sine aliqua justa causa / quia omnia contenta in quodam</text:p>
      <text:p text:style-name="Standard">rotulo que petebat Aactus Boussardus a prefato precie tamquam debita camere apostolice quod in illis non tenebatur ipse prior</text:p>
      <text:p text:style-name="Standard">cppsorum et quod ipse non erat dicte camere nec naturaliter nec civiliter obligatus.</text:p>
      <text:p text:style-name="Standard"/>
      <text:p text:style-name="Standard"/>
      <text:p text:style-name="Standard">=FRAN_0393_10808.tif=</text:p>
      <text:p text:style-name="Standard">&gt;&gt;&gt;&gt;&gt;&gt; block &lt;&lt;&lt;&lt;&lt;&lt;&lt;</text:p>
      <text:p text:style-name="Standard">Aprilis</text:p>
      <text:p text:style-name="Standard">Item pecut nomine quo supra a dicto Boussardo quod sibi traderet copiam illius rotuli in quo</text:p>
      <text:p text:style-name="Standard">dicebat contineri illa que dictus Boussardus petebat dicto magistro suo nomine camere apud</text:p>
      <text:p text:style-name="Standard">et eciam copiam cujusdam aggravacionis quam faciebat publicari contra dictum priorem</text:p>
      <text:p text:style-name="Standard">et quod sibi illa denegaverat et cum hec negaverat se esse subcollaciorem</text:p>
      <text:p text:style-name="Standard">Item dicebat dictus procurator nomine quo supra quod paratus erat convocare amicos parintes</text:p>
      <text:p text:style-name="Standard">et vicarios dicti prioris / et quod si in aliquo dictus prior teneretur efficaciter dicte camere</text:p>
      <text:p text:style-name="Standard">quod paratus erat ad faciendum tantum quod debet sibi sufficere / et quod amplius non faceret</text:p>
      <text:p text:style-name="Standard">dictum priorem publicare aggravatum / et quod istam aggravacionem si qua sit de facto</text:p>
      <text:p text:style-name="Standard">faciebat publicari / et procuraverat fieri pro impediendo presentatum per dictum priorem</text:p>
      <text:p text:style-name="Standard">ut prefertur / ad quem priorem spectabat presentacio ipsius vicarie et quod ipse prior erat in</text:p>
      <text:p text:style-name="Standard">possessione presentandi ad ipsam vicariam / et quod ultimum possessorem presentaverant et</text:p>
      <text:p text:style-name="Standard"><text:soft-page-break/>requirebat quod domini predictum presentatum admitterent / dictam vicariam eidem conferendo</text:p>
      <text:p text:style-name="Standard">Item dixit quod ipse appellaverat et adhuc appellabat / et protestabatur de tradendo in scripti</text:p>
      <text:p text:style-name="Standard">et de prosequendo injurias nomine dicti prioris domini sui et de non recedendo ab appellaconibus jam per</text:p>
      <text:p text:style-name="Standard">ipsum emissis.</text:p>
      <text:p text:style-name="Standard">Item peoit instrmentum de recepcione presentati predicti per dictum priorem sancti Martini Virtute sue presentacionis</text:p>
      <text:p text:style-name="Standard">N. Gellani</text:p>
      <text:p text:style-name="Standard">Ex parte vero dicti magistr Stephani Boussardi</text:p>
      <text:p text:style-name="Standard"/>
      <text:p text:style-name="Standard"/>
      <text:p text:style-name="Standard">=FRAN_0393_10809.tif=</text:p>
      <text:p text:style-name="Standard">&gt;&gt;&gt;&gt;&gt;&gt; date &lt;&lt;&lt;&lt;&lt;&lt;&lt;</text:p>
      <text:p text:style-name="Standard">Aprilias nongesimo tercio</text:p>
      <text:p text:style-name="Standard">Anno quo supra die martis xxiia aprilis capitulantibus dominis in revestiario</text:p>
      <text:p text:style-name="Standard">Anno quo supra die mercurii xxiii aporilis capitulantibus dominis in capitulo</text:p>
      <text:p text:style-name="Standard">&gt;&gt;&gt;&gt;&gt;&gt; block &lt;&lt;&lt;&lt;&lt;&lt;&lt;</text:p>
      <text:p text:style-name="Standard">de Blado Ordinatum fuit quod bladum quod est in orreis domini R. de Lorriaco ematur</text:p>
      <text:p text:style-name="Standard">ab illis a quibus est per ipsum si potit precio viii s. par. pro sextario si pro</text:p>
      <text:p text:style-name="Standard">tanto possit haberi.</text:p>
      <text:p text:style-name="Standard">Item quod camera solvat iiior libras parisiensi / et cura Liricantus alias iiiior lb.</text:p>
      <text:p text:style-name="Standard">pro assignacione seu assidiacione viii libram in quibus ecclesia tenetur execucon</text:p>
      <text:p text:style-name="Standard">bone memorie domini Stephani quondam episcopi Parisiensis et postmodum Sancte Romane</text:p>
      <text:p text:style-name="Standard">ecclesie cardiealis / quousque ecclesia possit ipsas et velit easdem viii libaes alibi</text:p>
      <text:p text:style-name="Standard">assignare coce execucioni seu assidiare.</text:p>
      <text:p text:style-name="Standard">Pfatis dominis deliberantibus super debato predicto inter dominum Decanum et N.</text:p>
      <text:p text:style-name="Standard">de ordeomonte Camerarium ecclesie clericum moto / ut pax et concordia poneretur</text:p>
      <text:p text:style-name="Standard">inter eos / et ut ipse N. de oOrimote peteret veniam a capitulo et dicto domino decano</text:p>
      <text:p text:style-name="Standard">supervenit ipse magister N. Cui domini axerunt per organum G. Archidiaconu prfati quod</text:p>
      <text:p text:style-name="Standard">placeret ei modicum recedere a capitulo quia ipsi loquebantur de facto suo et</text:p>
      <text:p text:style-name="Standard">quod ipse statim vocaretur. Qui recessit / Et domini deliberaverunt quod ad hoc</text:p>
      <text:p text:style-name="Standard">loquerentur cum ipso graciose et amicabiliter et quod requirentur de obediencia</text:p>
      <text:p text:style-name="Standard">ut alias fuerat requisitus / et si non vellet obedire quod denunciaretur et</text:p>
      <text:p text:style-name="Standard">declaretur ei statutum. Qui domini mandaverunt pro eo per clientem capituli</text:p>
      <text:p text:style-name="Standard">et ipse magister N. Respondit quod ipse non poterat reverti quia ibat ad synodum</text:p>
      <text:p text:style-name="Standard">prefatus veo cliens sclicet Johannes Challemaine / sic retulit magistro J. Hue</text:p>
      <text:p text:style-name="Standard"><text:soft-page-break/>qui venebat ad ipsum capitulum / et ipse magister J. Hue hoc dixit et retulit</text:p>
      <text:p text:style-name="Standard">ex parte ipsius clriensi / dominis ibidem presentibus . Et tunc visa inobediencia ipsius</text:p>
      <text:p text:style-name="Standard">magistri Nicolai / domini ordinaverunt quod statutum servaretur ad ungnem / et</text:p>
      <text:p text:style-name="Standard">commiserunt notario capituli quod ipse diceret distributis ecclesie quod ipsi nichil tradent</text:p>
      <text:p text:style-name="Standard">&gt;&gt;&gt;&gt;&gt;&gt; liste &lt;&lt;&lt;&lt;&lt;&lt;&lt;</text:p>
      <text:p text:style-name="Standard">P. decano</text:p>
      <text:p text:style-name="Standard">B. de Thierno</text:p>
      <text:p text:style-name="Standard">R. de Lorriaco</text:p>
      <text:p text:style-name="Standard">Ja. Cosson</text:p>
      <text:p text:style-name="Standard">J. Hue</text:p>
      <text:p text:style-name="Standard">Stephane</text:p>
      <text:p text:style-name="Standard">P. de Castro</text:p>
      <text:p text:style-name="Standard">episcopus parisiensi</text:p>
      <text:p text:style-name="Standard">J. de Pompodorio</text:p>
      <text:p text:style-name="Standard">L. de Mongeria</text:p>
      <text:p text:style-name="Standard">Ar. Jausserandi</text:p>
      <text:p text:style-name="Standard">J. de Sacto</text:p>
      <text:p text:style-name="Standard">J. de Karolay</text:p>
      <text:p text:style-name="Standard">R. de Putheolis</text:p>
      <text:p text:style-name="Standard">P. Decano</text:p>
      <text:p text:style-name="Standard">G. archidiacono cclesie</text:p>
      <text:p text:style-name="Standard">Sy. succentore</text:p>
      <text:p text:style-name="Standard">J. de Pompodorio</text:p>
      <text:p text:style-name="Standard">P. Roberti</text:p>
      <text:p text:style-name="Standard">L. de Mongeria</text:p>
      <text:p text:style-name="Standard">Ar. Jausserandi</text:p>
      <text:p text:style-name="Standard">J. de Karolay</text:p>
      <text:p text:style-name="Standard">N. Chandardi</text:p>
      <text:p text:style-name="Standard">J. de Socco</text:p>
      <text:p text:style-name="Standard">P. Forteti</text:p>
      <text:p text:style-name="Standard">B. de Thierno</text:p>
      <text:p text:style-name="Standard">R. de Lorriaco</text:p>
      <text:p text:style-name="Standard">R. de Putheolis</text:p>
      <text:p text:style-name="Standard">T. de Sancto Petro</text:p>
      <text:p text:style-name="Standard">G. Fedelli</text:p>
      <text:p text:style-name="Standard">Ph. de Salione</text:p>
      <text:p text:style-name="Standard"><text:soft-page-break/>J. P. de Castro</text:p>
      <text:p text:style-name="Standard">P. Hue</text:p>
      <text:p text:style-name="Standard">L. de Maignaco</text:p>
      <text:p text:style-name="Standard"/>
      <text:p text:style-name="Standard"/>
      <text:p text:style-name="Standard">=FRAN_0393_10810.tif=</text:p>
      <text:p text:style-name="Standard">&gt;&gt;&gt;&gt;&gt;&gt; numérotation &lt;&lt;&lt;&lt;&lt;&lt;&lt;</text:p>
      <text:p text:style-name="Standard">Aprilo</text:p>
      <text:p text:style-name="Standard">s</text:p>
      <text:p text:style-name="Standard">&gt;&gt;&gt;&gt;&gt;&gt; block &lt;&lt;&lt;&lt;&lt;&lt;&lt;</text:p>
      <text:p text:style-name="Standard">Dominus decanus proposuit quod Anthonius de Sancto Mauricio clericu</text:p>
      <text:p text:style-name="Standard">magistri N. de Ordeomonte venerat ad ipsum in domo sua et dixerat</text:p>
      <text:p text:style-name="Standard">sibi quod solveret sex librarum quas debebat camere pro locagio domus</text:p>
      <text:p text:style-name="Standard">caude bulpis / et quod si ipse vellet tenere dctam domum in festo sancti</text:p>
      <text:p text:style-name="Standard">Johannis quod ipse daret pro locagio x. lbrm / quia tamen repperiebat de uno</text:p>
      <text:p text:style-name="Standard">alio / Et dominus Decanus respondit dicto Anthonio quod ipse consueno</text:p>
      <text:p text:style-name="Standard">solvere illud quod debebat pro predicta domo super eo vel de eo quod</text:p>
      <text:p text:style-name="Standard">Camerarius debebat sibi de capitulis generalibus / et quod sic ipse facie</text:p>
      <text:p text:style-name="Standard">quando computasset cum Camerario / Et de x. lbr. respondit ei quod ipse</text:p>
      <text:p text:style-name="Standard">videret libenter illum qui daret dictas x. lbras. Et tunc dictus Anthanin</text:p>
      <text:p text:style-name="Standard">dixi quod ipse faceret ipsum gagiari / et quod hoc preceperat sibi magister suis</text:p>
      <text:p text:style-name="Standard">Dictus vero dominus Decanus respondit ei quod se opponebat ad omnia</text:p>
      <text:p text:style-name="Standard">que vellet agere in hoc facto . Nichilominus tamen dictus Archdiconis statum pa.</text:p>
      <text:p text:style-name="Standard">mnnitus clience regio gagiavit in dicta domo de Cauda Vulpis et</text:p>
      <text:p text:style-name="Standard">feait dictum dominum decanum adjornari ad videndum vendere gagium sut</text:p>
      <text:p text:style-name="Standard">Quare petebat ipse dominus decanus quod domini super hoc providerent</text:p>
      <text:p text:style-name="Standard">de remedio oppertuo. Dominis at volente super hoc deliberare</text:p>
      <text:p text:style-name="Standard">supervenit dictus Camerarius munitus consilio Officialis Parisiensis una cum magistro Johanne de Villamadon</text:p>
      <text:p text:style-name="Standard">et magistro Johanne Melleti. In quorum presencia ipse dominus decanus repeciit predicta Ipse vo dominus N.</text:p>
      <text:p text:style-name="Standard">Camerarius dixit quod bene dixerat clerico suo archiconis quod ipse faceret se solvi a debitoribus camere</text:p>
      <text:p text:style-name="Standard">tamen non preceperat ei quod duceret clien regium in terra ecclesie et quod verum erat quod dixerat ei de x. lbr.</text:p>
      <text:p text:style-name="Standard">ut predicitur. Quibus dictis prefatus dominus Officialis proposuit et axit plura tangentes factu</text:p>
      <text:p text:style-name="Standard"><text:soft-page-break/>dictorum domini decani et Camerarii / sustiendo quod verba que ipse Camerarius dixerat non erant injurio sa</text:p>
      <text:p text:style-name="Standard">nec animo injuriandi ea dixeat . et dxit eciam quod propter hoco domini impediverant et arrestaverant</text:p>
      <text:p text:style-name="Standard">distribuciones ipsius camerarii requirens quod expedirentur cum causa arresti esset nulla ut dicebat</text:p>
      <text:p text:style-name="Standard">petebat etiam quod domini dicerent sibi / si hoc fecissent ad requestam partis videlicet dicti domini decani vel de</text:p>
      <text:p text:style-name="Standard">mandato capituli / dicens quod si hoc ipsi fecerant de mandato capituli ipse Camerarius offerebatur</text:p>
      <text:p text:style-name="Standard">se stare ordinacioni capituli / Si ater fecerant ad requestam parties / et arrestum illud non amoverentr</text:p>
      <text:p text:style-name="Standard">protestabatur de appellando et de facto appellavit et de hoc petiit ipse camerarius instrumentum</text:p>
      <text:p text:style-name="Standard">Quibus dictis prefatus dominus Officiali cum dicto camerario et aliis secum assistentibs recessit / et domini deliberaveni</text:p>
      <text:p text:style-name="Standard">super peticione dicti domini decani / quod Tabellio diceret dicto Camerario et clerico suo arthicon ut ipsi non procederent</text:p>
      <text:p text:style-name="Standard">amplius contra dictum dominum decanum in hoc facto / nec non contra quoscumque alios canonicos ecclesie racione</text:p>
      <text:p text:style-name="Standard">officii sui / et quod ipsi redderent vadium dicti domini decani / nec non et procuratori ecclesie in Castalleto quod non</text:p>
      <text:p text:style-name="Standard">sustineret causam pro dicto camerario contra dominum decanum. et fuit ita factum et dictum eis per me. N. Sellari</text:p>
      <text:p text:style-name="Standard">fuit eciam ibidem conclusum quod hoc actum erat et agebatur nomine decausi et capituli. Ista autem</text:p>
      <text:p text:style-name="Standard">responsio non fuit dicta prefato domino Officali quia non fuit repertus in ecclesia</text:p>
      <text:p text:style-name="Standard">&gt;&gt;&gt;&gt;&gt;&gt; liste &lt;&lt;&lt;&lt;&lt;&lt;&lt;</text:p>
      <text:p text:style-name="Standard">P. Decano</text:p>
      <text:p text:style-name="Standard">Sy. Succentor</text:p>
      <text:p text:style-name="Standard">B. de Thierno</text:p>
      <text:p text:style-name="Standard">R. de Lorriaco</text:p>
      <text:p text:style-name="Standard">Ja. Cosson</text:p>
      <text:p text:style-name="Standard">Hue</text:p>
      <text:p text:style-name="Standard">P. de Castro</text:p>
      <text:p text:style-name="Standard">J. de Pomprao</text:p>
      <text:p text:style-name="Standard">Ar. Jausserandi</text:p>
      <text:p text:style-name="Standard">L. de Mongeria</text:p>
      <text:p text:style-name="Standard">N. Chaudardi</text:p>
      <text:p text:style-name="Standard">P. Forreti</text:p>
      <text:p text:style-name="Standard">P. de Socto</text:p>
      <text:p text:style-name="Standard">J. de Karolay</text:p>
      <text:p text:style-name="Standard">T. de Sancto Petro</text:p>
      <text:p text:style-name="Standard">R. de Putheolis</text:p>
      <text:p text:style-name="Standard"><text:soft-page-break/>G. Fedelli</text:p>
      <text:p text:style-name="Standard">Ph. de Salione</text:p>
      <text:p text:style-name="Standard"/>
      <text:p text:style-name="Standard"/>
      <text:p text:style-name="Standard">=FRAN_0393_10811.tif=</text:p>
      <text:p text:style-name="Standard">&gt;&gt;&gt;&gt;&gt;&gt; date &lt;&lt;&lt;&lt;&lt;&lt;&lt;</text:p>
      <text:p text:style-name="Standard">Aprilias nongesimo tercio</text:p>
      <text:p text:style-name="Standard">Anno quo supra die jovis xxiiii aprilis in capitulo extrordani n capitulantibus</text:p>
      <text:p text:style-name="Standard">Anno quo supra die veneris xxv aprilis capitulantibus dominis extrodiati an propter festum Sancti Marci Euvangeliste</text:p>
      <text:p text:style-name="Standard">&gt;&gt;&gt;&gt;&gt;&gt; block &lt;&lt;&lt;&lt;&lt;&lt;&lt;</text:p>
      <text:p text:style-name="Standard">Ego Nicolaus Sellarii scriba capituli retuli hic prefatis dominis quo</text:p>
      <text:p text:style-name="Standard">B. de Thierno relacio feceram preceptum ex parte ipsorum / dicto domino Camerario quod racione officii sui</text:p>
      <text:p text:style-name="Standard">non procedet amplius contra dictum dominum decanum nec quoscumque alios canonicos</text:p>
      <text:p text:style-name="Standard">ecclesie et quod faceret ei restituere gagium suum / Et ipse dominus Camerarius in</text:p>
      <text:p text:style-name="Standard">dederat responsum quod domini providerent de alio camerario et quod non faceret</text:p>
      <text:p text:style-name="Standard">amplius officium suum / et quod super aliis servaret se a male agendo.</text:p>
      <text:p text:style-name="Standard">Item quod sile preceptum feceram dicto Anthonio clerico suo / et ipse</text:p>
      <text:p text:style-name="Standard">Axat michi quod ipse erat servitor magistri sui et quod necso perptebat ipsum</text:p>
      <text:p text:style-name="Standard">obedire magistro suo nec aliud poterat facere</text:p>
      <text:p text:style-name="Standard">Item quod preceperam clerico magistri Johannis Salemon procuratoris ecclesie in Castalleto</text:p>
      <text:p text:style-name="Standard">quod ipse non sustineret tam inter dictos dominum decanum et camerarium motam et ipse</text:p>
      <text:p text:style-name="Standard">rendit quod magister sugerat apud Sanctum Fiacrium et quod nichil facet in causis</text:p>
      <text:p text:style-name="Standard">usque ad adventum suum</text:p>
      <text:p text:style-name="Standard">Nichil aliud fuit actum in hoc capitulo</text:p>
      <text:p text:style-name="Standard">Hic nichil fuit actum</text:p>
      <text:p text:style-name="Standard">Quia domini A. Grangerii et J. de Nully qui fuerant loquti cum</text:p>
      <text:p text:style-name="Standard">magistro N. de Ordeimonte super debato precedenti retulerunt hic aliqua que</text:p>
      <text:p text:style-name="Standard">videbantur eis factibilia pro bono pacis tamen illa non fuerunt admissa</text:p>
      <text:p text:style-name="Standard">per capitulum.</text:p>
      <text:p text:style-name="Standard">&gt;&gt;&gt;&gt;&gt;&gt; liste &lt;&lt;&lt;&lt;&lt;&lt;&lt;</text:p>
      <text:p text:style-name="Standard">G. archidiacono ecclesie</text:p>
      <text:p text:style-name="Standard">Sy. succentore</text:p>
      <text:p text:style-name="Standard">R. de Lorriaco</text:p>
      <text:p text:style-name="Standard">J. Hue</text:p>
      <text:p text:style-name="Standard"><text:soft-page-break/>J. de Pompodorio</text:p>
      <text:p text:style-name="Standard">Ar. Jausserandi</text:p>
      <text:p text:style-name="Standard">L. de Mongeria</text:p>
      <text:p text:style-name="Standard">P. Forteti</text:p>
      <text:p text:style-name="Standard">de socto</text:p>
      <text:p text:style-name="Standard">J. de Karolay</text:p>
      <text:p text:style-name="Standard">T. de Sancto Petro</text:p>
      <text:p text:style-name="Standard">R. de Puthac</text:p>
      <text:p text:style-name="Standard">G. Fedelli</text:p>
      <text:p text:style-name="Standard">Ph. de Salione</text:p>
      <text:p text:style-name="Standard">G. archidiacono ecclesie</text:p>
      <text:p text:style-name="Standard">Sy. succentor</text:p>
      <text:p text:style-name="Standard">J. de Pomparo</text:p>
      <text:p text:style-name="Standard">J. de Karolay</text:p>
      <text:p text:style-name="Standard">P. Forteti</text:p>
      <text:p text:style-name="Standard">Relerio</text:p>
      <text:p text:style-name="Standard">Ar. Jauserandi</text:p>
      <text:p text:style-name="Standard">L. de Mongeria</text:p>
      <text:p text:style-name="Standard">R. de Lorriaco</text:p>
      <text:p text:style-name="Standard">T. de Sancto Petro</text:p>
      <text:p text:style-name="Standard">G. Fedelli</text:p>
      <text:p text:style-name="Standard">Ja. Cosson</text:p>
      <text:p text:style-name="Standard">L. de Maignaco</text:p>
      <text:p text:style-name="Standard">N. Chaudardi</text:p>
      <text:p text:style-name="Standard">R. de Putheolis</text:p>
      <text:p text:style-name="Standard">Regis</text:p>
      <text:p text:style-name="Standard">J. Hue</text:p>
      <text:p text:style-name="Standard"/>
      <text:p text:style-name="Standard"/>
      <text:p text:style-name="Standard">=FRAN_0393_10812.tif=</text:p>
      <text:p text:style-name="Standard">&gt;&gt;&gt;&gt;&gt;&gt; numérotation &lt;&lt;&lt;&lt;&lt;&lt;&lt;</text:p>
      <text:p text:style-name="Standard">3.</text:p>
      <text:p text:style-name="Standard">18</text:p>
      <text:p text:style-name="Standard">&gt;&gt;&gt;&gt;&gt;&gt; entrée &lt;&lt;&lt;&lt;&lt;&lt;&lt;</text:p>
      <text:p text:style-name="Standard">svii s. vi d.</text:p>
      <text:p text:style-name="Standard">De Venro</text:p>
      <text:p text:style-name="Standard"><text:soft-page-break/>fercti</text:p>
      <text:p text:style-name="Standard">&gt;&gt;&gt;&gt;&gt;&gt; block &lt;&lt;&lt;&lt;&lt;&lt;&lt;</text:p>
      <text:p text:style-name="Standard">Ordinatum est quod magister R. de Lorriaco vadat apud Castanetum</text:p>
      <text:p text:style-name="Standard">et informet se de jardino quem vult habere Almaricus de ponte</text:p>
      <text:p text:style-name="Standard">De Dyonisio Ordinatum est quod fiat informacio de Petro Le Macon</text:p>
      <text:p text:style-name="Standard">Johanne Michaelis et Tassino Le Macon de Andelyaco super</text:p>
      <text:p text:style-name="Standard">secanam / et Galtero Anglici de Manta quos ipse</text:p>
      <text:p text:style-name="Standard">Dyonisius vult tradere fidejussores / et est viode</text:p>
      <text:p text:style-name="Standard">appunctuatum / quod super principali areragiis et expensis</text:p>
      <text:p text:style-name="Standard">ipsi solvent anno quolibet C. francorum auri / prius tamen</text:p>
      <text:p text:style-name="Standard">computabitur cum ipsis ut fiat summam tocius.</text:p>
      <text:p text:style-name="Standard">Commissum est officiario quod tradat tria arpenta nemorum</text:p>
      <text:p text:style-name="Standard">predictorum ad sciidendum pro precio x. frns anni</text:p>
      <text:p text:style-name="Standard">Respondebitur magistro An. Grangerii quano ipse faciat</text:p>
      <text:p text:style-name="Standard">requestam suam quando confratria sedebit et tunc</text:p>
      <text:p text:style-name="Standard">deliberabitur super requesta sua cum voluntate confratrum</text:p>
      <text:p text:style-name="Standard">magister L. de Mongeria restituet officiario anniversariorum xl. s. par. quos recepit de ventis</text:p>
      <text:p text:style-name="Standard">auusdam domus site in Vitriaco.</text:p>
      <text:p text:style-name="Standard">Item procuratori ecclesie lxvi s. pro pluribus literis factis per dictum procuratonemum</text:p>
      <text:p text:style-name="Standard">Magister P. Forteti tenebit sedem judicialem usque ad proximas vacaciones augusti.</text:p>
      <text:p text:style-name="Standard">Dominus G. arciacanos eclesie retulit in capitulo quod magister N. de Ordeomonte Camerarius clericus axeat sili</text:p>
      <text:p text:style-name="Standard">quod nolebat amplius exercere officium camere et quod domini super hoc providerent</text:p>
      <text:p text:style-name="Standard">&gt;&gt;&gt;&gt;&gt;&gt; liste &lt;&lt;&lt;&lt;&lt;&lt;&lt;</text:p>
      <text:p text:style-name="Standard">P. decano</text:p>
      <text:p text:style-name="Standard">G. Archidiacono</text:p>
      <text:p text:style-name="Standard">Sy. Succentore</text:p>
      <text:p text:style-name="Standard">F. de Pompario</text:p>
      <text:p text:style-name="Standard">et refferet.</text:p>
      <text:p text:style-name="Standard">N. Chaudardi</text:p>
      <text:p text:style-name="Standard">N. de Karolay</text:p>
      <text:p text:style-name="Standard">P. Forteti</text:p>
      <text:p text:style-name="Standard">Giloti.</text:p>
      <text:p text:style-name="Standard">L. de Mongeria</text:p>
      <text:p text:style-name="Standard">R. de Lorriaco</text:p>
      <text:p text:style-name="Standard">R. de Putheolis</text:p>
      <text:p text:style-name="Standard"><text:soft-page-break/>T. de Sancto Petro</text:p>
      <text:p text:style-name="Standard">N. de Socto</text:p>
      <text:p text:style-name="Standard">Ph. de Salione</text:p>
      <text:p text:style-name="Standard">G. Fedelli</text:p>
      <text:p text:style-name="Standard">De nemonibus</text:p>
      <text:p text:style-name="Standard">L. de Maignaco</text:p>
      <text:p text:style-name="Standard">de Fourqueux</text:p>
      <text:p text:style-name="Standard">J. Hue</text:p>
      <text:p text:style-name="Standard">J. Voignon</text:p>
      <text:p text:style-name="Standard">De quoquina</text:p>
      <text:p text:style-name="Standard">Sancti Augustini</text:p>
      <text:p text:style-name="Standard"/>
      <text:p text:style-name="Standard"/>
      <text:p text:style-name="Standard">=FRAN_0393_10813.tif=</text:p>
      <text:p text:style-name="Standard">&gt;&gt;&gt;&gt;&gt;&gt; date &lt;&lt;&lt;&lt;&lt;&lt;&lt;</text:p>
      <text:p text:style-name="Standard">Aprilis nongesimo tercio</text:p>
      <text:p text:style-name="Standard">Anno quo supra die martis xxixa aprilis in revestiario ecclesie capitulantibus dominis.</text:p>
      <text:p text:style-name="Standard">Anno quo supra die mercurii xxxa et ultima aprlis capitulantibus dominis</text:p>
      <text:p text:style-name="Standard">&gt;&gt;&gt;&gt;&gt;&gt; block &lt;&lt;&lt;&lt;&lt;&lt;&lt;</text:p>
      <text:p text:style-name="Standard">Magister Nicolaus de Ordeomonte Camerarius clericus ecclesie in presencia</text:p>
      <text:p text:style-name="Standard">postulacio predictorum dominorum recognoscens injuriam et displicendium quam fecerat nuper</text:p>
      <text:p text:style-name="Standard">capitulo et domino decano dicendo sibi illa verba que superius die mercurii post</text:p>
      <text:p text:style-name="Standard">quamo plene sunt declarata nosto et forma quibus ea dixerat / que sunt</text:p>
      <text:p text:style-name="Standard">humliter veniam a prefatis dominis decano et capitulo . Et domini suam</text:p>
      <text:p text:style-name="Standard">humilitatem videntes libenter ipsum ad venram et graciam receperunt</text:p>
      <text:p text:style-name="Standard">et peperterunt ei injuriam et asplicencem eis factam per eum atque actam</text:p>
      <text:p text:style-name="Standard">et fuerunt et expedite distribuciones sue. ad plenum et in toto.</text:p>
      <text:p text:style-name="Standard">Jaussonus alias Johannes Gaillardi clericus magistri P. de Castro receptus</text:p>
      <text:p text:style-name="Standard">fuit ad capellaniam beatorum Petri et Pauli in ecclesia Parisiensis vacantes per</text:p>
      <text:p text:style-name="Standard">obitum domini Roberti Bertherii quam domini ibidem sibi contulerant / qui</text:p>
      <text:p text:style-name="Standard">juravit et fuit installatus per dominum succentorm.</text:p>
      <text:p text:style-name="Standard">Et ibidem magister Johannes de Karolay protestatus fuit quod illa collacio vel</text:p>
      <text:p text:style-name="Standard">recepcio non faciat sibi prejudicium quia est in tarno suo.</text:p>
      <text:p text:style-name="Standard">Clerici matucinales presentaverunt quamdam requestam ut solverentur</text:p>
      <text:p text:style-name="Standard">de arreragiis per cameram eisdem debitis / et ipsam requestam tradidit notarioum</text:p>
      <text:p text:style-name="Standard">de mandato capituli magistro N. de Ordeimonte Camerario. qui respondit quod libenter</text:p>
      <text:p text:style-name="Standard"><text:soft-page-break/>solveret eis de tempore suo.</text:p>
      <text:p text:style-name="Standard">Dominus Petrus Prugenti matrlarius clericus ecclesie requisivit quod solverentur</text:p>
      <text:p text:style-name="Standard">sibi distribuciones sue sibi debite de uio anno. Et fuit ei rnsum</text:p>
      <text:p text:style-name="Standard">quod ipse faciat debitum suum in officio suo et tunc habebit quod petit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J. de Pompao</text:p>
      <text:p text:style-name="Standard">Venie</text:p>
      <text:p text:style-name="Standard">P. Roberti</text:p>
      <text:p text:style-name="Standard">R. de Lorriaco</text:p>
      <text:p text:style-name="Standard">N. Chaudardi</text:p>
      <text:p text:style-name="Standard">J. de Karolay</text:p>
      <text:p text:style-name="Standard">P. Forteti</text:p>
      <text:p text:style-name="Standard">Ar. Jausserandi</text:p>
      <text:p text:style-name="Standard">B. de Thierno</text:p>
      <text:p text:style-name="Standard">R. de Putheolis</text:p>
      <text:p text:style-name="Standard">L. de Maignaco</text:p>
      <text:p text:style-name="Standard">Vooignon</text:p>
      <text:p text:style-name="Standard">J</text:p>
      <text:p text:style-name="Standard">T. de Sancto Petro</text:p>
      <text:p text:style-name="Standard">G. Fedelli</text:p>
      <text:p text:style-name="Standard">Ph. de Salione</text:p>
      <text:p text:style-name="Standard">P. Decano</text:p>
      <text:p text:style-name="Standard">Recepcio</text:p>
      <text:p text:style-name="Standard">G. archidiacono ecclesie</text:p>
      <text:p text:style-name="Standard">Capellani</text:p>
      <text:p text:style-name="Standard">Sy. succentore</text:p>
      <text:p text:style-name="Standard">J. de Pompiar</text:p>
      <text:p text:style-name="Standard">P. Roberti</text:p>
      <text:p text:style-name="Standard">R. de Lorriaco</text:p>
      <text:p text:style-name="Standard">N. Chaudardi</text:p>
      <text:p text:style-name="Standard">J. de Karolay</text:p>
      <text:p text:style-name="Standard">P. Forreti</text:p>
      <text:p text:style-name="Standard">De clericis</text:p>
      <text:p text:style-name="Standard"><text:soft-page-break/>Ar. Jausserandi</text:p>
      <text:p text:style-name="Standard">Matutinarum</text:p>
      <text:p text:style-name="Standard">B. de Thierno</text:p>
      <text:p text:style-name="Standard">R. de Putheolis</text:p>
      <text:p text:style-name="Standard">L. de Maignaco</text:p>
      <text:p text:style-name="Standard">Voignon</text:p>
      <text:p text:style-name="Standard">Ph. de Salione</text:p>
      <text:p text:style-name="Standard">Prigenti</text:p>
      <text:p text:style-name="Standard">Fedelli</text:p>
      <text:p text:style-name="Standard">G.</text:p>
      <text:p text:style-name="Standard">de Sancto Petro</text:p>
      <text:p text:style-name="Standard">de Socco .</text:p>
      <text:p text:style-name="Standard"/>
      <text:p text:style-name="Standard"/>
      <text:p text:style-name="Standard">=FRAN_0393_10814.tif=</text:p>
      <text:p text:style-name="Standard">&gt;&gt;&gt;&gt;&gt;&gt; date &lt;&lt;&lt;&lt;&lt;&lt;&lt;</text:p>
      <text:p text:style-name="Standard">3</text:p>
      <text:p text:style-name="Standard">Mino</text:p>
      <text:p text:style-name="Standard">Anno quo supra die veneris secuda maii capitulantibus dominis.</text:p>
      <text:p text:style-name="Standard">&gt;&gt;&gt;&gt;&gt;&gt; entrée &lt;&lt;&lt;&lt;&lt;&lt;&lt;</text:p>
      <text:p text:style-name="Standard">x.</text:p>
      <text:p text:style-name="Standard">L</text:p>
      <text:p text:style-name="Standard">Copia</text:p>
      <text:p text:style-name="Standard">s</text:p>
      <text:p text:style-name="Standard">Opposicio</text:p>
      <text:p text:style-name="Standard">Opposicio</text:p>
      <text:p text:style-name="Standard">de eodem</text:p>
      <text:p text:style-name="Standard">&gt;&gt;&gt;&gt;&gt;&gt; block &lt;&lt;&lt;&lt;&lt;&lt;&lt;</text:p>
      <text:p text:style-name="Standard">Magister Stephanus Boussardi procurator magistri Johannis Fortini</text:p>
      <text:p text:style-name="Standard">elemosinarii domini ducis Bituricensis dixit se desistiti</text:p>
      <text:p text:style-name="Standard">et desistere a possessione prebenda parisienses quam nuper</text:p>
      <text:p text:style-name="Standard">acceperat dicti magistri Johannis nomine . Et ibidem magister</text:p>
      <text:p text:style-name="Standard">N. de Ordeimonte procurator magistri N. de Rancia qui predictam</text:p>
      <text:p text:style-name="Standard">prebenda eciam nomine dicti magistri N. acceptaverat / de predcta</text:p>
      <text:p text:style-name="Standard">desisticione petiit instrumentum astantibum in testimonium inocanu</text:p>
      <text:p text:style-name="Standard">N. Sellarii</text:p>
      <text:p text:style-name="Standard"><text:soft-page-break/>collacior apostolicus</text:p>
      <text:p text:style-name="Standard">Recepcio canonici magister Guigo de Albyaco fuit receptus ad prebendam</text:p>
      <text:p text:style-name="Standard">vacante permortem magistri Johannis de Guignicurte</text:p>
      <text:p text:style-name="Standard">virtute litterarum apostolicarum / et non fuit receptus</text:p>
      <text:p text:style-name="Standard">virtute sui processus qui factus fuerat per abbatem</text:p>
      <text:p text:style-name="Standard">sancte Genovefe cum domini habeant privilegium quod non possiunt</text:p>
      <text:p text:style-name="Standard">excomunicari ab exemptis. juravit in propria / et solvit</text:p>
      <text:p text:style-name="Standard">x. fr. pro jocundo adventu / et promisit solvere capan</text:p>
      <text:p text:style-name="Standard">infra annum / pro qua solvenda dedit fideiussus magistri</text:p>
      <text:p text:style-name="Standard">Armandum Jausserandi et Stephanum Boussardi presentes quo</text:p>
      <text:p text:style-name="Standard">promiserunt solvere pro ipso casu quo ipse non solveret et</text:p>
      <text:p text:style-name="Standard">et quilibet eorum insolidoum promisit. fuit eciam installatu</text:p>
      <text:p text:style-name="Standard">per dominum Succentorm presentius pluribus fide dignis et me</text:p>
      <text:p text:style-name="Standard">Cabella</text:p>
      <text:p text:style-name="Standard">Data est licencia Grveseto Dycyville clerico matutinarum eundem visum</text:p>
      <text:p text:style-name="Standard">paterem suum infirmum et quod revertatur infra octo dies.</text:p>
      <text:p text:style-name="Standard">Sabitur domino Guillelmo Villardi Copia privilegiorum ecclesie in papiro sine signo notarii</text:p>
      <text:p text:style-name="Standard">Magister Nicolaus de Ordeomonte Camerarius clericus ecclesie procurator magistri Nicolai de Rancia</text:p>
      <text:p text:style-name="Standard">se opposuit moris omnibus quibus potuit se opponere / recepcioni quam domini prefati intendebant</text:p>
      <text:p text:style-name="Standard">ut sibi videbatur facere / de prefato magistro Guigone de Albyaco ad prebenda quam nuper obtinebat</text:p>
      <text:p text:style-name="Standard">magister J. de Guignicurte ulcimus possessor ejusdem / post cujus obitum ipse magister N. de Ordeimonte ut</text:p>
      <text:p text:style-name="Standard">procuratore dicti magistri N. de Rancia nomine ipsiuus et pro ipso fuerat positus in possessionem dicte prebenda</text:p>
      <text:p text:style-name="Standard">de qua opposine petiit instrumentum ipse procuratori Astantius in testimonium motando</text:p>
      <text:p text:style-name="Standard">A Sellarii V</text:p>
      <text:p text:style-name="Standard">Matheus Ratif procurator eciam prefati magistri N. de rancia accedens in presencia dominorum quia audinatu</text:p>
      <text:p text:style-name="Standard">dici quod ipse magister Guigo fuerat receptus ad predictam prebendam exhabundanti non obstantibus quod sare</text:p>
      <text:p text:style-name="Standard">prefatum magistrum N. de Ordeimonte tamquam procuratorem hujumgodi recepcioni et ante ipsam se opposaisse / adhuc si</text:p>
      <text:p text:style-name="Standard">opposuit in quamm potuit astantibus in testimonim mocando . pecit instmentum ame N S</text:p>
      <text:p text:style-name="Standard">.</text:p>
      <text:p text:style-name="Standard">17</text:p>
      <text:p text:style-name="Standard">&gt;&gt;&gt;&gt;&gt;&gt; liste &lt;&lt;&lt;&lt;&lt;&lt;&lt;</text:p>
      <text:p text:style-name="Standard">Decano</text:p>
      <text:p text:style-name="Standard"><text:soft-page-break/>G. arhicanes clesie</text:p>
      <text:p text:style-name="Standard">Renunciacio</text:p>
      <text:p text:style-name="Standard">Sy. Succentore</text:p>
      <text:p text:style-name="Standard">de Pompodorio</text:p>
      <text:p text:style-name="Standard">de Karolay</text:p>
      <text:p text:style-name="Standard">B. de Thierno</text:p>
      <text:p text:style-name="Standard">Forteti</text:p>
      <text:p text:style-name="Standard">P.</text:p>
      <text:p text:style-name="Standard">de Lorriaco</text:p>
      <text:p text:style-name="Standard">L. de Mongeria</text:p>
      <text:p text:style-name="Standard">R. de Putheolis</text:p>
      <text:p text:style-name="Standard">T. de Sancto Petro</text:p>
      <text:p text:style-name="Standard">L. de Maignaco</text:p>
      <text:p text:style-name="Standard">Ph. de Salione</text:p>
      <text:p text:style-name="Standard">G. Fedelli</text:p>
      <text:p text:style-name="Standard">N. de Ordeomonte</text:p>
      <text:p text:style-name="Standard">J. Voignon</text:p>
      <text:p text:style-name="Standard">Ar. Jausserandi</text:p>
      <text:p text:style-name="Standard">Hue</text:p>
      <text:p text:style-name="Standard">G. de Albyaco</text:p>
      <text:p text:style-name="Standard">N.</text:p>
      <text:p text:style-name="Standard">Chandardi</text:p>
      <text:p text:style-name="Standard">*</text:p>
      <text:p text:style-name="Standard">de Socto</text:p>
      <text:p text:style-name="Standard"/>
      <text:p text:style-name="Standard"/>
      <text:p text:style-name="Standard">=FRAN_0393_10815.tif=</text:p>
      <text:p text:style-name="Standard">&gt;&gt;&gt;&gt;&gt;&gt; numérotation &lt;&lt;&lt;&lt;&lt;&lt;&lt;</text:p>
      <text:p text:style-name="Standard">Maius nongesimo tercio</text:p>
      <text:p text:style-name="Standard">110</text:p>
      <text:p text:style-name="Standard">&gt;&gt;&gt;&gt;&gt;&gt; entrée &lt;&lt;&lt;&lt;&lt;&lt;&lt;</text:p>
      <text:p text:style-name="Standard">magistri</text:p>
      <text:p text:style-name="Standard">pueorum</text:p>
      <text:p text:style-name="Standard">Receptio</text:p>
      <text:p text:style-name="Standard">Aspen</text:p>
      <text:p text:style-name="Standard">&gt;&gt;&gt;&gt;&gt;&gt; block &lt;&lt;&lt;&lt;&lt;&lt;&lt;</text:p>
      <text:p text:style-name="Standard"><text:soft-page-break/>De requesta domini Martini Mutonis magistri puerorum chori ecclesie deliberabitur in sequentes capitulo</text:p>
      <text:p text:style-name="Standard">Dominus Petrus Mangis presbyter virtute licterarum apostolicarum fuit receptus ad capellaniam in ecclesia</text:p>
      <text:p text:style-name="Standard">capetulani Parisiensi ad altare sanctorum Ferreoli et ferracionis fundatam vacantes per mortem magistri Petri</text:p>
      <text:p text:style-name="Standard">C de Segneleyo . qui juravit in propria / et fuit installatus per dominum Succentorm</text:p>
      <text:p text:style-name="Standard">Geracio Domini Creaverunt hodie quamdam prebendam in ecclesia Sancti Sepulcri de redditibus cujusdam capellanie</text:p>
      <text:p text:style-name="Standard">dit jad altare sanctorum Anthonii et Katherine in ecclesia Sancti Seplactii predicta fundate per magistrum Yvonem</text:p>
      <text:p text:style-name="Standard">de Parra / et mutaverunt ipsam capellaniam in canonicatum et prebendam ipsius ecclesie seplceri</text:p>
      <text:p text:style-name="Standard">Collacio Contuleruntque dictos canonicatum et prebendam prefato magistro Yvoni fundatori predicto ipsum primum canonic</text:p>
      <text:p text:style-name="Standard">iprorom canonicatus et prebenda nominando / et eum in possesionem ipsorum per tradicionem quarumdam licterarum quas</text:p>
      <text:p text:style-name="Standard">tunt dominus decanus in suis manibus tenebat ponendo et instituentes . qui juravit in propria / et</text:p>
      <text:p text:style-name="Standard">fuit installatus per dominum Succentorm . De quibus collacione et installacione ipse magister Yvo petiit instrment</text:p>
      <text:p text:style-name="Standard">a me N. Sellarii J. presentibus magistris Mauricio de Kaergoren de cretis doctore / et magistro Hueo</text:p>
      <text:p text:style-name="Standard">sulvend sacre pagine professore / fuerunt in sibi concesse lictere super tracione et collacione predictis quarum</text:p>
      <text:p text:style-name="Standard">quor statim sequitur</text:p>
      <text:p text:style-name="Standard">Et ibidem fuit dispensatum cum prefato magistro Yvone / super non residences non obstantibus juramento</text:p>
      <text:p text:style-name="Standard">per ipsum prius facto / et super hoc fuerunt ei concesse lictere. quarum tenor inferius est insertus</text:p>
      <text:p text:style-name="Standard">Eodem die fuit installatus prefatus magister Yvo in ecclesia Sancti Sepulcri per me Nicolaum Sellarii</text:p>
      <text:p text:style-name="Standard">scribam capituli / hora vesprorum dum in predicta ecclesia dicebantur vigilie pro deffunctis presentibus</text:p>
      <text:p text:style-name="Standard">Discretis viris magistro Herneo Sulven sacre pagine professore . Dominis Johanne de Busseto Curato</text:p>
      <text:p text:style-name="Standard">parrochialis ecclesie de Plooznay Corosopitensis diocesis Oliverio Rouzant / Girardo Perrineti Ja</text:p>
      <text:p text:style-name="Standard">cobo Piperis Ludovico Gilberti / Johanne Laloyer / Hugone faitis presbyteris et canonicis Sancti Seplacri</text:p>
      <text:p text:style-name="Standard">predicti Johanne Poterii provisore dicti seplctii et Johanne Haupon dicto de metis burgensis Parisiensis et me</text:p>
      <text:p text:style-name="Standard">N. Sellarii </text:p>
      <text:p text:style-name="Standard">Tenorlicterarum creacionis et collacionis precte sequitur</text:p>
      <text:p text:style-name="Standard">niversis presentes litteras inspecturis Decanus et capitulum ecclesie Parisiensis Ad Romantem ecclesiam ullo medio</text:p>
      <text:p text:style-name="Standard"><text:soft-page-break/>pertinencis. Salutem in domino. Notum facimus quod cum discretus vir / dominus syrvo de Porta presbyter noster justiciarius et subdiatus</text:p>
      <text:p text:style-name="Standard">perpetuus capellanus capellanie in ecclesia Sancti Sepulcri Parisiensis nobis imedicite subjecta Ad altare sanctorum</text:p>
      <text:p text:style-name="Standard">Anthonii et Kiaichine dudum per ipsum de bonis a Deo sibi collatis / ad honorem omnipotentis Dei et gliosissime</text:p>
      <text:p text:style-name="Standard">virginis Marie matris sue / sanctorumque predictorum ut ejus et parentum benefactorumque suorum acotatum / providere</text:p>
      <text:p text:style-name="Standard">saluti valeret fundate et docatem. Intrimum fructus et redditus ipsius capellani expst primam fundacionem predictam</text:p>
      <text:p text:style-name="Standard">de bonis suis excreverit et augmctaverit quod in proventibus et emolitinentes prebenda aliis ipsius ecclesie Sancti</text:p>
      <text:p text:style-name="Standard">Sepulcri effecta est quo ad valorem silis et equalis quodque ex fructibus et redditibus ipsius capellanis</text:p>
      <text:p text:style-name="Standard">nostra Benivoleniis prius obtenta poterit commode una prebendas equalis aliis ipisius ecclesie prebendas novite creari</text:p>
      <text:p text:style-name="Standard">et per nos institui et ordinari. Cupiens ipse dominus Syvo ad honorem et statum canonicorum ipsius ecclesie</text:p>
      <text:p text:style-name="Standard">attingere et pervenire / nomienque et possessionem canonici prebendati in ipsa ecclesia racione fundacionis et</text:p>
      <text:p text:style-name="Standard">augmentacionis predicte obtinere et habere nobis quanto potuit humilius unacum magistris Gubernatoribus</text:p>
      <text:p text:style-name="Standard"/>
      <text:p text:style-name="Standard"/>
      <text:p text:style-name="Standard">=FRAN_0393_10816.tif=</text:p>
      <text:p text:style-name="Standard">&gt;&gt;&gt;&gt;&gt;&gt; block &lt;&lt;&lt;&lt;&lt;&lt;&lt;</text:p>
      <text:p text:style-name="Standard">Administratoribus et canonicis dicte ecclesie Sancti Sepulcri hoc fieri laudantibus et humiliter postentibus</text:p>
      <text:p text:style-name="Standard">supplicavit ut dictam capellania sic per ipsum fundatam et in fructuum aigum dotatam in ipsius ecclesfie</text:p>
      <text:p text:style-name="Standard">Canonictum et prebendam tamquam superiores ipsius / sub obedientiem et beniolences domini nostri pape de novo</text:p>
      <text:p text:style-name="Standard">crearemus / et ipsos sit creatos primos canonictum et prebendam ipsius ecclesie pronunciaremus et institueremus</text:p>
      <text:p text:style-name="Standard">ipsosque canonicatum et prebendam sic per nos noviter creatos sibi graciose conferremus ac sibi parvl</text:p>
      <text:p text:style-name="Standard">demus de eisdem / ipsum primum canonicum prebendatum ipsius ecclesie nominantes / Omnesque et singulos</text:p>
      <text:p text:style-name="Standard">fructus ipsius capellanie pro grossis fructibus ipsorum canonicatus et prebende stabilireus et ordinarius</text:p>
      <text:p text:style-name="Standard">una cum singulis distribucionibus et aliis juribus quibuscunque silibus / ab aliis canonicis in ipsa ecclesia</text:p>
      <text:p text:style-name="Standard">prebenda percipi et haberi consuetis. Quocirca supplicacioni ipsius domini Yvonis / magistrorumque gubervatorum</text:p>
      <text:p text:style-name="Standard"><text:soft-page-break/>admistratorum et canonitorum dicte ecclesie Sancti Sepulcri Benigne annuentes nostra prius et dicte ecclesie</text:p>
      <text:p text:style-name="Standard">Sancti Sepulcri utilitate pensata de dicta capellania sic ut premittitur per dictum dominum pevonem fundata</text:p>
      <text:p text:style-name="Standard">et in fructibus augmntata canonicatum et prebendam creavinus / ipsamque in dictos canonicatum et</text:p>
      <text:p text:style-name="Standard">prebendam mutavimus / creamusque et mictamus per presentes Cum ipsorum capellanie canonicatus et</text:p>
      <text:p text:style-name="Standard">prebende Ouere utilitate et honore quibuscunque dictosque canonicatum et prebendam eidem domino</text:p>
      <text:p text:style-name="Standard">Srvoni fundatori predicto tamquam sufficienti et pridoneo graciose contulimus et presencium tenore conferimus</text:p>
      <text:p text:style-name="Standard">sibi de eisdem providenties ipsumque in dictos cannonicatum et prebendam ipsius ecclesie primos primum</text:p>
      <text:p text:style-name="Standard">Canonicum instituentes ac ipsum presencialiter in possessionem actiralem et realem dictorum canonicatum</text:p>
      <text:p text:style-name="Standard">et prebende / juriumque et pertinenciar suorum universorum ponendum et inducente de eisdem Cam</text:p>
      <text:p text:style-name="Standard">plenitudine juris canonici per tradicionem presentium investivimus et realiter investimus recepto</text:p>
      <text:p text:style-name="Standard">prius ab eodem domino Yvone juramento in talibus prestari confueto quod nobis prestitit</text:p>
      <text:p text:style-name="Standard">sub hac forma videlicet Ego Yvo de Porta canonicus in ecclesia Sancti Sepulcri Parisiensis et cetera.</text:p>
      <text:p text:style-name="Standard">Quo juramento sic per nos ab eodem domino provone recepto et habito / ipsum in parte dextra chori</text:p>
      <text:p text:style-name="Standard">ecclesie nostre installari fecimus / Et per dilectum nostrum Nicolaum Sellarii publicum apostolica et</text:p>
      <text:p text:style-name="Standard">imperiali auctoritate norium Tabellionemque et scribam nostrum in choro ipsius ecclesie Sancti Sepulcri</text:p>
      <text:p text:style-name="Standard">locum similem eidem domino Yrivoni jussimus assignari Statuentes et eciam decernents singulos in dictis</text:p>
      <text:p text:style-name="Standard">canonicatu et prebenda ipsius domini Yvonis successores in eorum institucione simile juramentum</text:p>
      <text:p text:style-name="Standard">prestare / et ad missas aliaque onera et servicia divina dudum dicte capellanie / nunc vero</text:p>
      <text:p text:style-name="Standard">dictis canonicatui et prebende pertinentiis teneri et esse efficaciter obligatos / eaque dicere</text:p>
      <text:p text:style-name="Standard">per se et facere in dictis canonicatu et prebenda continue residendo / nisi forsan</text:p>
      <text:p text:style-name="Standard">gravi infirmitate vel alia legitima et receptibili excusacione debeant excusari.</text:p>
      <text:p text:style-name="Standard">Quo casu per alium dictas missas aliaque onera et servicia divina tenebuntur adimple</text:p>
      <text:p text:style-name="Standard">ipsos eciam successores et eorum quemlibet omes et singulos fructus redditus</text:p>
      <text:p text:style-name="Standard">exitus et proventus jura obvenciones distribuciones et alia emolumenta quecumque</text:p>
      <text:p text:style-name="Standard">dictis canonicatui et prebende pertinenciis seu pertinenciis habere percipere et levare</text:p>
      <text:p text:style-name="Standard">ipsisque et eorum singulis per petuo uti libere et gaudere pacifice volumus in futurum</text:p>
      <text:p text:style-name="Standard">Quibus et eorum cullibet dictos canonicatum et prebendam cum vacaverint auctoritate</text:p>
      <text:p text:style-name="Standard">nostra ordinaria cum fuerimus in turno noftro vel ad supplicacionem magistrorum</text:p>
      <text:p text:style-name="Standard"/>
      <text:p text:style-name="Standard"/>
      <text:p text:style-name="Standard"><text:soft-page-break/>=FRAN_0393_10817.tif=</text:p>
      <text:p text:style-name="Standard">&gt;&gt;&gt;&gt;&gt;&gt; numérotation &lt;&lt;&lt;&lt;&lt;&lt;&lt;</text:p>
      <text:p text:style-name="Standard">Mains nongesimo tercioii</text:p>
      <text:p text:style-name="Standard">1103</text:p>
      <text:p text:style-name="Standard">&gt;&gt;&gt;&gt;&gt;&gt; block &lt;&lt;&lt;&lt;&lt;&lt;&lt;</text:p>
      <text:p text:style-name="Standard">Subernatorum seu administratorum predicti hospitalis Sancti Sepulcri si fuerint in curno</text:p>
      <text:p text:style-name="Standard">suo conferemus. In cujus rei testimonium presentibus litteris sigillum nostrum capitulare daximus</text:p>
      <text:p text:style-name="Standard">apponendum. Datum</text:p>
      <text:p text:style-name="Standard">Tenor autem aliarum litterarum sequitur et est talis</text:p>
      <text:p text:style-name="Standard">Universis presentes litteras inspecturis. Decanus et Capitulim ecclesie Pauisiensi Ad Romana</text:p>
      <text:p text:style-name="Standard">ecclesiam nullo medio pertinenciis. Salutem in domino. Notum facimus quod nos attendentes et pie consideram</text:p>
      <text:p text:style-name="Standard">laudabile et honestum servicium quod venerabilis et discretus vir dominus privo de porta</text:p>
      <text:p text:style-name="Standard">Canonicus ecclesie Sancti Sepulcri parisiensis nobis iinedeiti subjecte prebendatus nostri justiciaris et subdiatus</text:p>
      <text:p text:style-name="Standard">in divini cultus augmeitatis fecit et complevit / dum dudum in ipsa Sancti Sepulcri ecclesia</text:p>
      <text:p text:style-name="Standard">quandam capellaniam de bonis a Deo sibi collatis fundaviter et honorifice docavit / quam expost</text:p>
      <text:p text:style-name="Standard">ad ejus humilem supplicacionem in canonictum et prebendam predictos quos nunc obtinet pacifice</text:p>
      <text:p text:style-name="Standard">nuper mutavimus prout per nostras litteras super hoc confectas plene constat / Et ob ipsorum canonicatus</text:p>
      <text:p text:style-name="Standard">et prebende possessionis recepcionem / ipsorumque pacificam a depcionem fuerit certo juramento ut morum</text:p>
      <text:p text:style-name="Standard">est per alios ejusdem ecclsisie canonicos nobis prestari / et per ipsum nobis prestito ad continuam</text:p>
      <text:p text:style-name="Standard">in dicta ecclesia Sancti Sepulcri / racione suorum canonicatus et prebende predictorum residenciem</text:p>
      <text:p text:style-name="Standard">faciendam et ad alia in forma seu tenore ipsius juramenti contenta astrictus et efficaciter obligatus</text:p>
      <text:p text:style-name="Standard">ipsum dominum Yrvonem occasione predictorum / et intuitu pietatis de gracia speciali ad aliquod officium</text:p>
      <text:p text:style-name="Standard">seurservicium divtnum vel nocturnum in dicta ecclesia Sancti Sepulcri racione dactorum suorum canonicatum</text:p>
      <text:p text:style-name="Standard">et prebende faciendum quamdiu vitam duxent in habuanis ullo notro astringi vel teneri nolitimus sibi</text:p>
      <text:p text:style-name="Standard">dictum juramentum propter hoc nobis ut prefertur prestitum misericorditer remittentes / et</text:p>
      <text:p text:style-name="Standard">ipsum a predicto furamento auctoritate nostra ordinaria absavent / fructibus quoque proventes juribus</text:p>
      <text:p text:style-name="Standard">distribucionibus et obvencionibus dictorum suorum canonicatus et prebende quibuscumque / non obstantibus</text:p>
      <text:p text:style-name="Standard">hujusmodi juramenti remissione vel absolucionem / ipsum uti libere gaudereque pacifice voluimus</text:p>
      <text:p text:style-name="Standard">et volumus per presentes. volumus insuper quod dictus dominus Yvo predictos canonicatum et percebendam</text:p>
      <text:p text:style-name="Standard"><text:soft-page-break/>non obstantes quod sit eorum fundator quamduu sibi platuerit eos possit tenere et dimittere / et ad ipsos</text:p>
      <text:p text:style-name="Standard">personam aliam ydoneam nobis presentare / acm jus pationatus habere et possidere / necnon eciam</text:p>
      <text:p text:style-name="Standard">ex uberiori dono gracie ipsi domino Yvoni harum serie concedimus quod ipse possit eligere seu nominare</text:p>
      <text:p text:style-name="Standard">in testamento suo una vice dumitaxat presbyterum / sufficientem et ydoneum vite laudabilis et</text:p>
      <text:p text:style-name="Standard">honeste vad dictros canonicatum et prebendam tenendos possidendos et habendos / quem sui executonies</text:p>
      <text:p text:style-name="Standard">vel alter eorum ipso sublaco de medio / nobis et dictis guberatoribus Alalteri nostrum qui pro</text:p>
      <text:p text:style-name="Standard">tempore illo fuenit in suo turno valeat seu valeant presentare. In cujus rei testimonium</text:p>
      <text:p text:style-name="Standard">presentibus litteris sigillum nostrum capitulare duximus apponendum. Datuum</text:p>
      <text:p text:style-name="Standard"/>
      <text:p text:style-name="Standard"/>
      <text:p text:style-name="Standard">=FRAN_0393_10818.tif=</text:p>
      <text:p text:style-name="Standard">&gt;&gt;&gt;&gt;&gt;&gt; date &lt;&lt;&lt;&lt;&lt;&lt;&lt;</text:p>
      <text:p text:style-name="Standard">Mayus</text:p>
      <text:p text:style-name="Standard">Anno quo supra die lune quinta maii post cantate capitulantibus dominis</text:p>
      <text:p text:style-name="Standard">&gt;&gt;&gt;&gt;&gt;&gt; entrée &lt;&lt;&lt;&lt;&lt;&lt;&lt;</text:p>
      <text:p text:style-name="Standard">Exausacio</text:p>
      <text:p text:style-name="Standard">Ordinacio</text:p>
      <text:p text:style-name="Standard">&gt;&gt;&gt;&gt;&gt;&gt; block &lt;&lt;&lt;&lt;&lt;&lt;&lt;</text:p>
      <text:p text:style-name="Standard">proposicio Dominus Guillelmus Bellefenme presbyter per organum magistri Johannis de</text:p>
      <text:p text:style-name="Standard">Valle in foro ecclesiastico parisiensi advocati proposuit quod Cardiele</text:p>
      <text:p text:style-name="Standard">de lua legatus dederat et contulerat sibi quandam</text:p>
      <text:p text:style-name="Standard">prebenda vacantes in ecclesia Sancti Stephani de Gressibus et quod possessionet</text:p>
      <text:p text:style-name="Standard">inde acceperat realiter quodque ibidem venerat pro faciendo</text:p>
      <text:p text:style-name="Standard">juramentum. Cui fuit responsum per dminum decanum</text:p>
      <text:p text:style-name="Standard">quod ipsi non erant certificati de morte ipsius qui ultimo</text:p>
      <text:p text:style-name="Standard">tenuit et possedit dictam prebendam sed pocius credebant</text:p>
      <text:p text:style-name="Standard">quod adhuc viveret / et ion ipsum non reciperent nec ad dictam</text:p>
      <text:p text:style-name="Standard">prebendam admicterent . Qui dominus Guillelmus ut supra fuit</text:p>
      <text:p text:style-name="Standard">protestatus de appellando . et de requesta sua petiit</text:p>
      <text:p text:style-name="Standard">instrumentum a me N. Sellarii Astante in festus iocando</text:p>
      <text:p text:style-name="Standard">L. de Maignaco Revocacio . Et ibidem venerabilis vir magister Guarnerius Guerons</text:p>
      <text:p text:style-name="Standard">archidiaconus ecclesie dictus de Josayo / qui alias virtate</text:p>
      <text:p text:style-name="Standard">licterarum apostolicarum sibi concessarum / contulerat ipsam prebenda</text:p>
      <text:p text:style-name="Standard">dicto domino Guillelmo quiarin suis litteris apostolicis continetur quod poset</text:p>
      <text:p text:style-name="Standard"><text:soft-page-break/>conferre certa beneficia vel aliquod ipsorum etc. sufficienti et</text:p>
      <text:p text:style-name="Standard">ydoneo / declaravit illam collacionem essevillam actaque virmt</text:p>
      <text:p text:style-name="Standard">litterarum predictarum quo ad hoc revocavit et juga decevit</text:p>
      <text:p text:style-name="Standard">dicens predictum dominum Guillelmum non esse capatem predicti beneficii quia</text:p>
      <text:p text:style-name="Standard">quia habebat aliud beneficium ad ejus sustentacionem et vitar</text:p>
      <text:p text:style-name="Standard">sufficiens.</text:p>
      <text:p text:style-name="Standard">Dominus Martinus Le prisie presbyter in ecclesia parisiensis beneficiatus / excusans se quia non fuerat in sirmodo</text:p>
      <text:p text:style-name="Standard">dixit quod non se absentaverat maliciose nec fraudulenter / requirens quod domini illum deffenctum sibi</text:p>
      <text:p text:style-name="Standard">vellent indulgere / et si aliquam senteniam excomuncaconis propter hoc incurrisset quod absolveretur ab ea. seud</text:p>
      <text:p text:style-name="Standard">non fuit super hoc deliberatum.</text:p>
      <text:p text:style-name="Standard"/>
      <text:p text:style-name="Standard">Ordinatum est quod fiat informacio de fidejussoribus Dyonisii</text:p>
      <text:p text:style-name="Standard"/>
      <text:p text:style-name="Standard">per dominum Stephanum Johannis Officiarium aniversariorum.</text:p>
      <text:p text:style-name="Standard">Dominus Stephanus Johannis Officiarius aniversariorum retulit quod ipse fuit apud Joigniatum et</text:p>
      <text:p text:style-name="Standard">vidit reffectiones necesarias in domo de Lescheriis / et quod fecit forum cum operariis qui debent</text:p>
      <text:p text:style-name="Standard">per dictis reffectionibus faciendis seu repparacionibus xiiii. fr et sic placuit dominus</text:p>
      <text:p text:style-name="Standard">dixit eciam quod vinee ibidem existentes deberent excupari ut inde fieret commodum ecclesie quia utilius</text:p>
      <text:p text:style-name="Standard">et melius tradentur postmodum si fuerint extirpate pro cultinando granum quom nunc et</text:p>
      <text:p text:style-name="Standard">est ordinatum quod excupentur / et dimittatur vium quarterium pro agresta prope domu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*</text:p>
      <text:p text:style-name="Standard">de Pompodorio</text:p>
      <text:p text:style-name="Standard">B. de Thierno</text:p>
      <text:p text:style-name="Standard">de Karolay</text:p>
      <text:p text:style-name="Standard">Refusio</text:p>
      <text:p text:style-name="Standard">P. Forteti</text:p>
      <text:p text:style-name="Standard">Ar. Jausserandi</text:p>
      <text:p text:style-name="Standard"><text:soft-page-break/>Hue</text:p>
      <text:p text:style-name="Standard">T. de Sancto Petro</text:p>
      <text:p text:style-name="Standard">De socto</text:p>
      <text:p text:style-name="Standard">L. de Mongeria</text:p>
      <text:p text:style-name="Standard">N. Chandardi</text:p>
      <text:p text:style-name="Standard">G. Fedelli</text:p>
      <text:p text:style-name="Standard">R. de Lorriaco</text:p>
      <text:p text:style-name="Standard">Ph. de Salione</text:p>
      <text:p text:style-name="Standard">*</text:p>
      <text:p text:style-name="Standard">Voignon</text:p>
      <text:p text:style-name="Standard">R. de Putheolis</text:p>
      <text:p text:style-name="Standard"/>
      <text:p text:style-name="Standard"/>
      <text:p text:style-name="Standard">=FRAN_0393_10819.tif=</text:p>
      <text:p text:style-name="Standard">&gt;&gt;&gt;&gt;&gt;&gt; numérotation &lt;&lt;&lt;&lt;&lt;&lt;&lt;</text:p>
      <text:p text:style-name="Standard">Maius nongesimo terrio</text:p>
      <text:p text:style-name="Standard">li</text:p>
      <text:p text:style-name="Standard">1</text:p>
      <text:p text:style-name="Standard">105</text:p>
      <text:p text:style-name="Standard">&gt;&gt;&gt;&gt;&gt;&gt; entrée &lt;&lt;&lt;&lt;&lt;&lt;&lt;</text:p>
      <text:p text:style-name="Standard">requisicio.</text:p>
      <text:p text:style-name="Standard">Belacio</text:p>
      <text:p text:style-name="Standard">Comssini</text:p>
      <text:p text:style-name="Standard">*</text:p>
      <text:p text:style-name="Standard">&gt;&gt;&gt;&gt;&gt;&gt; block &lt;&lt;&lt;&lt;&lt;&lt;&lt;</text:p>
      <text:p text:style-name="Standard">Magister Andreas Grangerii requisivit quod coquina Sancti Augustini sibi tradatur et concedatur</text:p>
      <text:p text:style-name="Standard">pro ponendo ligna et alias inuciones . Et non fuit super hoc deliberatum . Sed dictum fuit</text:p>
      <text:p text:style-name="Standard">domino Guillelmo de Lorriaco procuratori confratrie Sancti Augustini quod portet litteras et muituenta ad videndum</text:p>
      <text:p text:style-name="Standard">titulium per quem confria predicta tenet predictam domum seu coquinam.</text:p>
      <text:p text:style-name="Standard">Magistri Sy. Freron Succentor et J. Hue commissi alias / ad visitacionem jocalium et ornamentorum thesauri</text:p>
      <text:p text:style-name="Standard">retulerunt quod omnia ibidem ornate et decenter posita et custodita / et visitata / per dominum Guillelmum de</text:p>
      <text:p text:style-name="Standard">quercu / et ideo fuit ordinatum quod dentur dcto domino Guillelmo</text:p>
      <text:p text:style-name="Standard">et quam fiat ei quictancia</text:p>
      <text:p text:style-name="Standard">sua prout consuevit eam habere singulis annis.</text:p>
      <text:p text:style-name="Standard"><text:soft-page-break/>Domini B. de Thierno et R. de Lorriaco commissi sunt ad loquendum cum domino episcopo Parisiensis pro quodam</text:p>
      <text:p text:style-name="Standard">capellano scilicet domino Johanne Babelin presbytero subdito ecclesie prisionario in Castalleto / quem promotor ipsius</text:p>
      <text:p text:style-name="Standard">domini episcopi videlicet magister Robertus Careti prius requisivit / et ideo noluerunt ipsum deliberare illi de Castallanis</text:p>
      <text:p text:style-name="Standard">promotori capituli.</text:p>
      <text:p text:style-name="Standard">Letallerr Deliberatum est quod domino Petrus Le Tailleur ponatur in carcibus pr verbercicione Johannis de Pradellis</text:p>
      <text:p text:style-name="Standard">Commissio. Commissum est magistro L. de Maygraco quod loquatur cum consilio ecclesie in</text:p>
      <text:p text:style-name="Standard">parlamento super hoc quod curia secularis non permittit declinare</text:p>
      <text:p text:style-name="Standard">judicem alicui qui respondit negatime / dicendo simplicter non si</text:p>
      <text:p text:style-name="Standard">queratur ab eo subito fecisti tle quid</text:p>
      <text:p text:style-name="Standard">Dominus decanus retulit quod magister Johannes Tucan in andavat sibi</text:p>
      <text:p text:style-name="Standard">quod Henricus le Mendet erat prisionarius in Castalleto / qui alias</text:p>
      <text:p text:style-name="Standard">Vulnaverat manion Larnoullete in ecclesia coram yr magine Beati Michaelis</text:p>
      <text:p text:style-name="Standard">de uno cultello per inguinem. Et super hoc conclusum est quod</text:p>
      <text:p text:style-name="Standard">procedatur contra ipsum ad emendam honorabilem et eciam peccuniarum</text:p>
      <text:p text:style-name="Standard">secundum tenorem privilegii regii videlicet C. librarum Pars.ene / et x lbraum pro</text:p>
      <text:p text:style-name="Standard">reconsiliacione ecclesie / et quod non expediatur donec satisfecit de predictis</text:p>
      <text:p text:style-name="Standard">Commissio Commissum est magistro Phi. de Salione quod refferat magistro J. Careti</text:p>
      <text:p text:style-name="Standard">intencionem dominorum super requesta qua ipse magister Phi. Fecit pro ipso</text:p>
      <text:p text:style-name="Standard">J. Careti / et est intencio dominorum quod si ipse J. voluerit quictare dominos</text:p>
      <text:p text:style-name="Standard">ipsi quictabunt ipsum dicendo quod qui plus posuit plus per ddit et</text:p>
      <text:p text:style-name="Standard">quod renunciet lit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</text:p>
      <text:p text:style-name="Standard">archidiacono ecclesie</text:p>
      <text:p text:style-name="Standard">Sy. Succentore</text:p>
      <text:p text:style-name="Standard">J</text:p>
      <text:p text:style-name="Standard">de Pomipiao</text:p>
      <text:p text:style-name="Standard">P. Roberti</text:p>
      <text:p text:style-name="Standard">de Karolay</text:p>
      <text:p text:style-name="Standard">Chaudardi</text:p>
      <text:p text:style-name="Standard">Relacio</text:p>
      <text:p text:style-name="Standard"><text:soft-page-break/>L. de Mongeria</text:p>
      <text:p text:style-name="Standard">B. de Thierno</text:p>
      <text:p text:style-name="Standard">P.</text:p>
      <text:p text:style-name="Standard">Forteti</text:p>
      <text:p text:style-name="Standard">R. de Lorriaco</text:p>
      <text:p text:style-name="Standard">Hue</text:p>
      <text:p text:style-name="Standard">R. de Putheolis</text:p>
      <text:p text:style-name="Standard">T. de Sancto Petro</text:p>
      <text:p text:style-name="Standard">G. Fedelli</text:p>
      <text:p text:style-name="Standard">de B</text:p>
      <text:p text:style-name="Standard">L. de Maignaco</text:p>
      <text:p text:style-name="Standard">Ph. de Salione</text:p>
      <text:p text:style-name="Standard">J.</text:p>
      <text:p text:style-name="Standard">Voignon</text:p>
      <text:p text:style-name="Standard">J. de Socto</text:p>
      <text:p text:style-name="Standard">Ar. Jausyerandi</text:p>
      <text:p text:style-name="Standard"/>
      <text:p text:style-name="Standard"/>
      <text:p text:style-name="Standard">=FRAN_0393_10820.tif=</text:p>
      <text:p text:style-name="Standard">&gt;&gt;&gt;&gt;&gt;&gt; numérotation &lt;&lt;&lt;&lt;&lt;&lt;&lt;</text:p>
      <text:p text:style-name="Standard">Maylis</text:p>
      <text:p text:style-name="Standard">126</text:p>
      <text:p text:style-name="Standard">&gt;&gt;&gt;&gt;&gt;&gt; Date &lt;&lt;&lt;&lt;&lt;&lt;&lt;</text:p>
      <text:p text:style-name="Standard">Anno quo supra die veneris in festo beati Nicolai estiualis xa maii capitulantibus dominis</text:p>
      <text:p text:style-name="Standard">ecc</text:p>
      <text:p text:style-name="Standard">&gt;&gt;&gt;&gt;&gt;&gt; entrée &lt;&lt;&lt;&lt;&lt;&lt;&lt;</text:p>
      <text:p text:style-name="Standard">Comssio</text:p>
      <text:p text:style-name="Standard">Relacio</text:p>
      <text:p text:style-name="Standard">Reliberacio</text:p>
      <text:p text:style-name="Standard">sol</text:p>
      <text:p text:style-name="Standard">viii s. vi d.</text:p>
      <text:p text:style-name="Standard">de Louiaco</text:p>
      <text:p text:style-name="Standard">&gt;&gt;&gt;&gt;&gt;&gt; block &lt;&lt;&lt;&lt;&lt;&lt;&lt;</text:p>
      <text:p text:style-name="Standard">Placet dominis quod dominus Rigaldus de Duro forti archidiacons Parisiensis maneat Cum magistro Petro</text:p>
      <text:p text:style-name="Standard">Roberti in domo suam claustrali usque ad xvi</text:p>
      <text:p text:style-name="Standard"><text:soft-page-break/>Commissum est adhuc magistris B. de Thierno et R. de Lorriaco quod loquantur cum domino</text:p>
      <text:p text:style-name="Standard">parisiensi episcopo super hoc quod promotores sui requirunt subditos ecclesie non obstantibus eclesie popine</text:p>
      <text:p text:style-name="Standard">Magistri R. de Lorriaco et Ph. de Salione qui alias fuerant comissi ad sciendum</text:p>
      <text:p text:style-name="Standard">statum arreragiorum ecclesie retulerunt quod non poterant hoc scine nisi prius officiarii</text:p>
      <text:p text:style-name="Standard">ecclesie traderent in scriptis per decleracionem omnia arreragia videlicet a quibus ipsa debentur et</text:p>
      <text:p text:style-name="Standard">ubi parcipi debent / et dixit ipse R. de Lorriaco quod ipse volebat ire apud Lurccantum</text:p>
      <text:p text:style-name="Standard">et adhuc inquiret super hoc / et conclusum est quod officiarii mandabuntur et loquetur</text:p>
      <text:p text:style-name="Standard">cum eis super ista materia. et est commissum notario capituli quod dicatur officiariis quod omnia</text:p>
      <text:p text:style-name="Standard">arreragia non solubilia ponant in scriptis per declaracionem et causam quare non solvitu</text:p>
      <text:p text:style-name="Standard">Deliberatum est quod dominus Johannes Babelin presbyter subditus ecclesie prisionarius in Castalleto faciat</text:p>
      <text:p text:style-name="Standard">supplicionem pro parte sua in parlamento quod ipse expediatur non obstantibus debato inter dominum episcopum</text:p>
      <text:p text:style-name="Standard">et capitulum Parisiensum super sua expedicione moto.</text:p>
      <text:p text:style-name="Standard">HH. Cantore Ordeimonte Ordinatum est quod citentur ad requestam domini Johannis Migno</text:p>
      <text:p text:style-name="Standard">executores deffuncti domini Nicolai tate eidem refusuri</text:p>
      <text:p text:style-name="Standard">Deliberatum est quod sex mulle franci ex parte parlamenti in</text:p>
      <text:p text:style-name="Standard">thesauro ecclesie in custodia tradendi pro deponentes in acto</text:p>
      <text:p text:style-name="Standard">thesauro / quod domini prestabunt locum in ipso thesaurro ad</text:p>
      <text:p text:style-name="Standard">servandum ipsos periculis illorum de parlamento</text:p>
      <text:p text:style-name="Standard">Deliberatum est quod pro quodam debato moto inter illos</text:p>
      <text:p text:style-name="Standard">de Sancto Victore et magistrum J. de Karolay quod sex libre et</text:p>
      <text:p text:style-name="Standard">dimidia petite per ipsos de Sancto Victore a majore de Orlyaco</text:p>
      <text:p text:style-name="Standard">quod magister J. de Karolay producat testes suos infra termita</text:p>
      <text:p text:style-name="Standard">coram dominis . G archidiaconus ecclesie et B. de Thierno commissii exa</text:p>
      <text:p text:style-name="Standard">parte capituli propter dictum debatum / alioquin deliberabuntur</text:p>
      <text:p text:style-name="Standard">ills de Sancto Victore omnia que petunt.</text:p>
      <text:p text:style-name="Standard">Concessum est magistro R. de Lorriaco ut percipiat omne commodum capitulare quamdiu vacabit</text:p>
      <text:p text:style-name="Standard">pro ecclesia eundo apud Sanctum Maturinum de Liricantu et loca circumicina.</text:p>
      <text:p text:style-name="Standard">&gt;&gt;&gt;&gt;&gt;&gt; liste &lt;&lt;&lt;&lt;&lt;&lt;&lt;</text:p>
      <text:p text:style-name="Standard">P. Decano cu</text:p>
      <text:p text:style-name="Standard">G. archidiacono ecclesie</text:p>
      <text:p text:style-name="Standard">Sy. Succentore</text:p>
      <text:p text:style-name="Standard">P. Roberti</text:p>
      <text:p text:style-name="Standard">de libris</text:p>
      <text:p text:style-name="Standard">J. de Pomipro</text:p>
      <text:p text:style-name="Standard"><text:soft-page-break/>J. de Karolay</text:p>
      <text:p text:style-name="Standard">B. de Thierno</text:p>
      <text:p text:style-name="Standard">Ar. Jausserandi</text:p>
      <text:p text:style-name="Standard">L. de Mongeria</text:p>
      <text:p text:style-name="Standard">de Sancto</text:p>
      <text:p text:style-name="Standard">+P. de Castro</text:p>
      <text:p text:style-name="Standard">Victris</text:p>
      <text:p text:style-name="Standard">J. de</text:p>
      <text:p text:style-name="Standard">J. Voignon</text:p>
      <text:p text:style-name="Standard">Barolay</text:p>
      <text:p text:style-name="Standard">P. Forteti</text:p>
      <text:p text:style-name="Standard">R. de Lorriaco</text:p>
      <text:p text:style-name="Standard">P</text:p>
      <text:p text:style-name="Standard">Hue</text:p>
      <text:p text:style-name="Standard">L. de Maignaco</text:p>
      <text:p text:style-name="Standard">G. Fedelli</text:p>
      <text:p text:style-name="Standard">de Soco</text:p>
      <text:p text:style-name="Standard">N. Chaudendi</text:p>
      <text:p text:style-name="Standard"/>
      <text:p text:style-name="Standard"/>
      <text:p text:style-name="Standard">=FRAN_0393_10821.tif=</text:p>
      <text:p text:style-name="Standard">&gt;&gt;&gt;&gt;&gt;&gt; numérotation &lt;&lt;&lt;&lt;&lt;&lt;&lt;</text:p>
      <text:p text:style-name="Standard">aius nongesimo tercio</text:p>
      <text:p text:style-name="Standard">luii</text:p>
      <text:p text:style-name="Standard">5</text:p>
      <text:p text:style-name="Standard">&gt;&gt;&gt;&gt;&gt;&gt; Date &lt;&lt;&lt;&lt;&lt;&lt;&lt;</text:p>
      <text:p text:style-name="Standard">Anno quo supra die lune xiia maii capitulantibus dominis</text:p>
      <text:p text:style-name="Standard">Anno quo supra die mercurii xiiii maii capitulantibus dominis</text:p>
      <text:p text:style-name="Standard">&gt;&gt;&gt;&gt;&gt;&gt; block &lt;&lt;&lt;&lt;&lt;&lt;&lt;</text:p>
      <text:p text:style-name="Standard">assecuris magister Reginaldus de Putheolis assecuravit de se et suis per sivi juramentum</text:p>
      <text:p text:style-name="Standard">Heloysetain la Cothonne et cardinetum de Parisis ad usus et consuetudns</text:p>
      <text:p text:style-name="Standard">Curie Parisiensis</text:p>
      <text:p text:style-name="Standard">Relacio Dominus Stephanus Johannis retulit quod fidejussores quos tradit Egidius de</text:p>
      <text:p text:style-name="Standard">Sancto Dyonisio sunt sufficientes ad solvendm illud in quo ipse egidius tenetur</text:p>
      <text:p text:style-name="Standard">ecclesie / Et commissum est ei quod faciat unam minutam de nostro quomdo</text:p>
      <text:p text:style-name="Standard">se debent obligare illi fidejussores</text:p>
      <text:p text:style-name="Standard"><text:soft-page-break/>Graciose Andrieius monse de Vernone retulit quod ipse fuerat receptor pro ecclesia</text:p>
      <text:p text:style-name="Standard">in vernone / et quod perediderat duas cedulas que ascendunt ad summam</text:p>
      <text:p text:style-name="Standard">xiii. libram xv. s. et requisivit dominos quod ipsi vellent sibi super hoc</text:p>
      <text:p text:style-name="Standard">facere graciam . Et fuerunt ei de dicta summa remissi C. xv. s.</text:p>
      <text:p text:style-name="Standard">Ordinatum est quod platea vacua in vernone que est ecclesie tradatur pro</text:p>
      <text:p text:style-name="Standard">xviii. so. et ille qui recipiet eam obligabit se melioi nostro quo</text:p>
      <text:p text:style-name="Standard">poterit.</text:p>
      <text:p text:style-name="Standard">Magister Johannes Hue rogatus est ex parte capituli quod inquirat de statu</text:p>
      <text:p text:style-name="Standard">de Viridi bosco prope insulam Flandrie ubi vadit.</text:p>
      <text:p text:style-name="Standard">Comiss Preceptum est domino Auberto Billardi quod portet de pealacio copiam de intendit</text:p>
      <text:p text:style-name="Standard">et articulorum curati de Sancto Nicolao de Cardineto et ondat eam capitulo</text:p>
      <text:p text:style-name="Standard">Commissum est domino R. de Putheolis quod mictat apud Cristolium et</text:p>
      <text:p text:style-name="Standard">sussyacum et significet habitantibus quod veniant majores locorum</text:p>
      <text:p text:style-name="Standard">advisati super tractatu iiendo inter capitulum et ipsos.</text:p>
      <text:p text:style-name="Standard">Vendicio exposita prius vendicione domus claustralis magistri Leonardi de Maignaco</text:p>
      <text:p text:style-name="Standard">Concessum est domino Guigoni de Albyaco Collacitori apostolico quod non solvat</text:p>
      <text:p text:style-name="Standard">nisi octoginta frar pro empcione domus claustralis magistri L. de Maignaco et</text:p>
      <text:p text:style-name="Standard">sic remanebit quictus ipse magister Leonardus de Acta vendicione</text:p>
      <text:p text:style-name="Standard">&gt;&gt;&gt;&gt;&gt;&gt; liste &lt;&lt;&lt;&lt;&lt;&lt;&lt;</text:p>
      <text:p text:style-name="Standard">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de Pompiao</text:p>
      <text:p text:style-name="Standard">B. de Thierno</text:p>
      <text:p text:style-name="Standard">P. Forteti</text:p>
      <text:p text:style-name="Standard">N. Chandardi</text:p>
      <text:p text:style-name="Standard">J</text:p>
      <text:p text:style-name="Standard">de Karolay</text:p>
      <text:p text:style-name="Standard">L. de Mongeria</text:p>
      <text:p text:style-name="Standard">sz</text:p>
      <text:p text:style-name="Standard">Hue</text:p>
      <text:p text:style-name="Standard">Ar. Jausserandi</text:p>
      <text:p text:style-name="Standard">T. de Sancto Petro</text:p>
      <text:p text:style-name="Standard">+N. de Ordies monte</text:p>
      <text:p text:style-name="Standard"><text:soft-page-break/>Ph. de Salione</text:p>
      <text:p text:style-name="Standard">R. de Lorriaco</text:p>
      <text:p text:style-name="Standard">Ordeimonte</text:p>
      <text:p text:style-name="Standard">R. de Puthersi</text:p>
      <text:p text:style-name="Standard">G. Fedelli</text:p>
      <text:p text:style-name="Standard">J. de Socto</text:p>
      <text:p text:style-name="Standard">Voignon</text:p>
      <text:p text:style-name="Standard">L. de Maignaco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Comissis</text:p>
      <text:p text:style-name="Standard">N. Chaudardi</text:p>
      <text:p text:style-name="Standard">de Karolay</text:p>
      <text:p text:style-name="Standard">L. de Mongeria</text:p>
      <text:p text:style-name="Standard">B. de Thierno</text:p>
      <text:p text:style-name="Standard">Ar. Jausserandi</text:p>
      <text:p text:style-name="Standard">*.</text:p>
      <text:p text:style-name="Standard">de socto</text:p>
      <text:p text:style-name="Standard">Grose</text:p>
      <text:p text:style-name="Standard">G. Fedelli</text:p>
      <text:p text:style-name="Standard">L. de Maignaco</text:p>
      <text:p text:style-name="Standard">P. Forteti</text:p>
      <text:p text:style-name="Standard">P. Roberti</text:p>
      <text:p text:style-name="Standard">Ph. de Salione</text:p>
      <text:p text:style-name="Standard">R. de Putheolis</text:p>
      <text:p text:style-name="Standard">R. de Lorriaco</text:p>
      <text:p text:style-name="Standard">Hue</text:p>
      <text:p text:style-name="Standard">Voignon</text:p>
      <text:p text:style-name="Standard">de Pompodorio</text:p>
      <text:p text:style-name="Standard"/>
      <text:p text:style-name="Standard"/>
      <text:p text:style-name="Standard">=FRAN_0393_10822.tif=</text:p>
      <text:p text:style-name="Standard">&gt;&gt;&gt;&gt;&gt;&gt; entrée &lt;&lt;&lt;&lt;&lt;&lt;&lt;</text:p>
      <text:p text:style-name="Standard">S xi s. vi.</text:p>
      <text:p text:style-name="Standard"><text:soft-page-break/>Relacio</text:p>
      <text:p text:style-name="Standard">De duo</text:p>
      <text:p text:style-name="Standard">Decon</text:p>
      <text:p text:style-name="Standard">Coissis</text:p>
      <text:p text:style-name="Standard">&gt;&gt;&gt;&gt;&gt;&gt; block &lt;&lt;&lt;&lt;&lt;&lt;&lt;</text:p>
      <text:p text:style-name="Standard">Data est licenciatum domino Petro Valeti / eundem extra villam</text:p>
      <text:p text:style-name="Standard">per trduum pro negociis suis</text:p>
      <text:p text:style-name="Standard">Henricus viel clericus receptus est ad capellaniam beate</text:p>
      <text:p text:style-name="Standard">Maignarete in ecclesia Sepulcri quam nuper obtinebat dominus</text:p>
      <text:p text:style-name="Standard">Henricus Haloyer presbyter / vacante ad presens per resignacionem</text:p>
      <text:p text:style-name="Standard">factam de ea in manibus dominorum per Johannem Postelli clericum procuratorm</text:p>
      <text:p text:style-name="Standard">dicti presbyteri causa permutacionis faciendi et non alias ad capellaniam beate</text:p>
      <text:p text:style-name="Standard">Katherine quam eciam obtinet in ecclesia monti martirum dictus</text:p>
      <text:p text:style-name="Standard">Henricus Viel / qui juris in forma et fuit installatus per</text:p>
      <text:p text:style-name="Standard">dominum $Sicco Cantorem.</text:p>
      <text:p text:style-name="Standard">Recepcio Bartholomeus de Paenes clericus receptus est ad capella</text:p>
      <text:p text:style-name="Standard">beati Marcialis in ecclesia Parisiensis quam nuper obtinebat $qu$ dominus</text:p>
      <text:p text:style-name="Standard">Johannes Munerii Canonicus Senonensis vacante per resignacionem de</text:p>
      <text:p text:style-name="Standard">ea factam in manibus duorum per dominum Johannem de Villaribus</text:p>
      <text:p text:style-name="Standard">presbyterum procuratorem dicti canonici causa permutacionis faciendi et non alias</text:p>
      <text:p text:style-name="Standard">ad capellaniam de Cramoeyo in Brya Parisiensis docesis quam</text:p>
      <text:p text:style-name="Standard">nuper obtinebat dictus Bartholomeus qui juris in forma</text:p>
      <text:p text:style-name="Standard">et fuit installatus per dominum cantorem.</text:p>
      <text:p text:style-name="Standard">Magister Andreas Grangerii retulit quod quidam valens vir et potens volebat eligere suam</text:p>
      <text:p text:style-name="Standard">sepulturam in ecclesia extra capellan Marie Magdalensi ante introitum ipsis capelle et requirebat</text:p>
      <text:p text:style-name="Standard">quod concederetur sibi per eo et suis uxore et liberis / et ipse daret unum frrm cuilibet dominorum / et facirn</text:p>
      <text:p text:style-name="Standard">commodum ecclesie in pluribus aliis rebus per ipsum magistrum An. ibidem dictis.</text:p>
      <text:p text:style-name="Standard">Et fuit conclusum quod concederetur ei sepultura pro ipso et uxr sua dum nostro dotet ecclesiam</text:p>
      <text:p text:style-name="Standard">de certis redditibus pro uno anniversario</text:p>
      <text:p text:style-name="Standard">Concordatum est ut tractetur cum domino Senonensis archiepiscopo quod viii. librum parisense quas ecclesia Parisiensi</text:p>
      <text:p text:style-name="Standard">solvit archiepiscopo Senonensis pro exempcione ecclesie tradantur pro aliis viii libras de sexdecim librum Par.</text:p>
      <text:p text:style-name="Standard">quas ipse dominus nunc Senonensi debet amortizare pro anniversario fratris sui domini Reginaldi de Dormano</text:p>
      <text:p text:style-name="Standard"><text:soft-page-break/>Archidiaconus Catalanensis quondam et canonici ecclesie Parisiensis / Et reliquas viii. librarum emet ipse dominus senescall</text:p>
      <text:p text:style-name="Standard">in terra regis / et emet amortizacionem ab ecclesia / quam ecclesia alias eunit a rege.</text:p>
      <text:p text:style-name="Standard">Domini Decanus Cantor et G. archidiaconus commissi sunt ad loquendum cum dominis de camera compotorum recinatus</text:p>
      <text:p text:style-name="Standard">pro sciendo quom amortizabuntur iiiior lb. paris.ees quas domini debent tradere canonicis de Vivarii</text:p>
      <text:p text:style-name="Standard">et quas dominus episcopus parisiensis transtulit in capitulum</text:p>
      <text:p text:style-name="Standard">&gt;&gt;&gt;&gt;&gt;&gt; liste &lt;&lt;&lt;&lt;&lt;&lt;&lt;</text:p>
      <text:p text:style-name="Standard">Decano</text:p>
      <text:p text:style-name="Standard">H. Cantore</text:p>
      <text:p text:style-name="Standard">G. Archidiacono ecclesie</text:p>
      <text:p text:style-name="Standard">Sy Succentore</text:p>
      <text:p text:style-name="Standard">P. Roberti</text:p>
      <text:p text:style-name="Standard">Recepcio</text:p>
      <text:p text:style-name="Standard">de Pompiao</text:p>
      <text:p text:style-name="Standard">capelli</text:p>
      <text:p text:style-name="Standard">N. Chandardi</text:p>
      <text:p text:style-name="Standard">P. Forteti</text:p>
      <text:p text:style-name="Standard">de Karolay</text:p>
      <text:p text:style-name="Standard">Ar. Jausserandi</text:p>
      <text:p text:style-name="Standard">L. de Mongeria</text:p>
      <text:p text:style-name="Standard">B. de Thierno</text:p>
      <text:p text:style-name="Standard">An. Grangerii</text:p>
      <text:p text:style-name="Standard">J. de Nilly</text:p>
      <text:p text:style-name="Standard">T. de Sancto Petro</text:p>
      <text:p text:style-name="Standard">Ph. de Salione</text:p>
      <text:p text:style-name="Standard">capelli</text:p>
      <text:p text:style-name="Standard">G. Fedelli</text:p>
      <text:p text:style-name="Standard">*.</text:p>
      <text:p text:style-name="Standard">Vooignon</text:p>
      <text:p text:style-name="Standard">de Maignaco</text:p>
      <text:p text:style-name="Standard">J</text:p>
      <text:p text:style-name="Standard">Hue absnt</text:p>
      <text:p text:style-name="Standard">+ N. de Ordeomonte</text:p>
      <text:p text:style-name="Standard">R.</text:p>
      <text:p text:style-name="Standard">de Lorriaco</text:p>
      <text:p text:style-name="Standard"><text:soft-page-break/>+J. de Socto</text:p>
      <text:p text:style-name="Standard"/>
      <text:p text:style-name="Standard"/>
      <text:p text:style-name="Standard">=FRAN_0393_10823.tif=</text:p>
      <text:p text:style-name="Standard">&gt;&gt;&gt;&gt;&gt;&gt; date &lt;&lt;&lt;&lt;&lt;&lt;&lt;</text:p>
      <text:p text:style-name="Standard">Mains nongensimo tecio</text:p>
      <text:p text:style-name="Standard">Anno quo supra die lune post ascenconis Domini xixa maii capitulantibus dominis</text:p>
      <text:p text:style-name="Standard">&gt;&gt;&gt;&gt;&gt;&gt; entrée &lt;&lt;&lt;&lt;&lt;&lt;&lt;</text:p>
      <text:p text:style-name="Standard">x s. vi d. B</text:p>
      <text:p text:style-name="Standard">Rolaecio</text:p>
      <text:p text:style-name="Standard">Relo</text:p>
      <text:p text:style-name="Standard">dicrus</text:p>
      <text:p text:style-name="Standard">Dargiers</text:p>
      <text:p text:style-name="Standard">&gt;&gt;&gt;&gt;&gt;&gt; block &lt;&lt;&lt;&lt;&lt;&lt;&lt;</text:p>
      <text:p text:style-name="Standard">Magister L. de Mongeria et Ph. de Salione coissi sunt ad visitandum</text:p>
      <text:p text:style-name="Standard">ornamenta thesauri / et refferent si aliqua fuerint ibi que</text:p>
      <text:p text:style-name="Standard">possint dari Cure Liricantus.</text:p>
      <text:p text:style-name="Standard">Ordinatum est quod munerius expectet usque ad diem mercurii et</text:p>
      <text:p text:style-name="Standard">interim dominus Stephanus Johannis officialis anniversariorum veniet / et dicte</text:p>
      <text:p text:style-name="Standard">que crastia die debebant tenri in Castalleto continuabutur / et</text:p>
      <text:p text:style-name="Standard">magister J. de Soco dicet procuratori Castalleti quod non faciat vocari</text:p>
      <text:p text:style-name="Standard">dictum mimerium / et eciam magister J. de Socto mandabit Hevien</text:p>
      <text:p text:style-name="Standard">dictum congueres ut reddat vadia alias per ipsum capta altro munerio</text:p>
      <text:p text:style-name="Standard">pro xii libras parisiene quas debuerat ecclesie.</text:p>
      <text:p text:style-name="Standard">Item ordinatum est quod ipse magister J. de Socto faciat fiori</text:p>
      <text:p text:style-name="Standard">molendinum de Croulebarde.</text:p>
      <text:p text:style-name="Standard">Notarius capituli debet scribere magistro Symoni de Bourich</text:p>
      <text:p text:style-name="Standard">quod procedat semper in causa careti et si interim lite pendente ipse</text:p>
      <text:p text:style-name="Standard">poterit concordare / quod concordet. Item sciatur ab ipso magistro</text:p>
      <text:p text:style-name="Standard">Symone si ent bonum alequa parva munera dare dominus qui se</text:p>
      <text:p text:style-name="Standard">intromictunt Aniuoni de causis ecclesie et quibus erit utile</text:p>
      <text:p text:style-name="Standard">Dominus Robertus de Lorriaco retulit quod portaverat de Liricantu iiiC fr. quos sibi tradiderat vicarius</text:p>
      <text:p text:style-name="Standard">Liricantus . qui postmodum fuerunt traditi per ipsum dominum Rebertum in thesauro ecclesie ut capperet per librum thesaur</text:p>
      <text:p text:style-name="Standard">N. Sellani</text:p>
      <text:p text:style-name="Standard">Magister Johannes Hue rediens de abatisvilla retulit quod non fuerat in Flandriam versus insulam</text:p>
      <text:p text:style-name="Standard"><text:soft-page-break/>pro informacione terre de vide bosco per eum facienda / quia non fuerat ei consultum per dominum Atrabatensem</text:p>
      <text:p text:style-name="Standard">episcopum / et tradidit capitulo litteras ex parte ipsius domini episcopi</text:p>
      <text:p text:style-name="Standard">Pie jovis fiet missa sancti Spicius pro pace</text:p>
      <text:p text:style-name="Standard">Dominus Petrus Briceti presbyter fuit receptus in vicarium Sancti Mederici pro domino Michaele Pichardois</text:p>
      <text:p text:style-name="Standard">canonico ipsius ecclesie</text:p>
      <text:p text:style-name="Standard">Hutinus medici canonicus Sancti Stephani de Gressibus citatus per promotorem quia die prima maii fuerat</text:p>
      <text:p text:style-name="Standard">apud Rollum in quodam spaciamento inhonesto cum metricibus. juravit tenere carceres et redue et compare</text:p>
      <text:p text:style-name="Standard">in dietis sibi assigna sub pena excomdinicanis et C. librarum et convictionis facti / et ibidem eum fidembuit fracter</text:p>
      <text:p text:style-name="Standard">suus videlicet Stephanus Lombardi sub penes predictis . et fuit sibi data et assignata dies venris pus pentheci</text:p>
      <text:p text:style-name="Standard">&gt;&gt;&gt;&gt;&gt;&gt; liste &lt;&lt;&lt;&lt;&lt;&lt;&lt;</text:p>
      <text:p text:style-name="Standard">P. Decano</text:p>
      <text:p text:style-name="Standard">Coiss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de molendin</text:p>
      <text:p text:style-name="Standard">J.</text:p>
      <text:p text:style-name="Standard">de Pompiao</text:p>
      <text:p text:style-name="Standard">de trescolio</text:p>
      <text:p text:style-name="Standard">L.</text:p>
      <text:p text:style-name="Standard">de Mongeria</text:p>
      <text:p text:style-name="Standard">J</text:p>
      <text:p text:style-name="Standard">de Karolay</text:p>
      <text:p text:style-name="Standard">N.</text:p>
      <text:p text:style-name="Standard">Chaudardi</text:p>
      <text:p text:style-name="Standard">*</text:p>
      <text:p text:style-name="Standard">Forteti</text:p>
      <text:p text:style-name="Standard">de Lorriaco</text:p>
      <text:p text:style-name="Standard">T. de Sancto Petro</text:p>
      <text:p text:style-name="Standard">L. de Maignaco</text:p>
      <text:p text:style-name="Standard"><text:soft-page-break/>de Troulebarbe</text:p>
      <text:p text:style-name="Standard">Voignon</text:p>
      <text:p text:style-name="Standard">Ph. de Salione</text:p>
      <text:p text:style-name="Standard">G</text:p>
      <text:p text:style-name="Standard">Fedelli</text:p>
      <text:p text:style-name="Standard">Ar. Jausserandi</text:p>
      <text:p text:style-name="Standard">Careti</text:p>
      <text:p text:style-name="Standard">*</text:p>
      <text:p text:style-name="Standard">de socto</text:p>
      <text:p text:style-name="Standard">Hue</text:p>
      <text:p text:style-name="Standard">de Thierno</text:p>
      <text:p text:style-name="Standard"/>
      <text:p text:style-name="Standard"/>
      <text:p text:style-name="Standard">=FRAN_0393_10824.tif=</text:p>
      <text:p text:style-name="Standard">&gt;&gt;&gt;&gt;&gt;&gt; numérotation &lt;&lt;&lt;&lt;&lt;&lt;&lt;</text:p>
      <text:p text:style-name="Standard">e</text:p>
      <text:p text:style-name="Standard">1</text:p>
      <text:p text:style-name="Standard">*</text:p>
      <text:p text:style-name="Standard">&gt;&gt;&gt;&gt;&gt;&gt; Date &lt;&lt;&lt;&lt;&lt;&lt;&lt;</text:p>
      <text:p text:style-name="Standard">Anno quo supra die mercurii xxia maii post ascencionis ini capitulantibus dominis</text:p>
      <text:p text:style-name="Standard">Anno quo supra die veneris xxiii maii post ascencionis capitulantibus dominis.</text:p>
      <text:p text:style-name="Standard">&gt;&gt;&gt;&gt;&gt;&gt; block &lt;&lt;&lt;&lt;&lt;&lt;&lt;</text:p>
      <text:p text:style-name="Standard">Dominus cantor retulit quod magister dioco Porcherii volebat</text:p>
      <text:p text:style-name="Standard">habere domum de Lescheris prope Joigniacum Senonensis aocesis</text:p>
      <text:p text:style-name="Standard">et quod ipse traderet tamen de redditibus vel hereditagiis suis</text:p>
      <text:p text:style-name="Standard">prope Par. existentibus. Et fuit ei responsum quod ipse</text:p>
      <text:p text:style-name="Standard">magister Droco tradat per declaracionem hereditagia que</text:p>
      <text:p text:style-name="Standard">hic habet prope Parisiensis / et tunc dicetur ei super que ecclesia</text:p>
      <text:p text:style-name="Standard">voluerit assignari.</text:p>
      <text:p text:style-name="Standard">Dictum est officiario aninversariorum quod vadat cum</text:p>
      <text:p text:style-name="Standard">receptore episcopi Parisiensis ad forum bladi / et sciant invicem</text:p>
      <text:p text:style-name="Standard">quantum bladum valebat tempore quo ipse receptor debebat</text:p>
      <text:p text:style-name="Standard">solvere ipsum bladum / et super illo precio recipiat illud</text:p>
      <text:p text:style-name="Standard">quod ipse receptor debet ad duos solidos perpe melius</text:p>
      <text:p text:style-name="Standard">Commissum est notariuo capituli ut petat a Matheo ratisiat</text:p>
      <text:p text:style-name="Standard">procuratore magistri N. de rancia / procuratorium virtute cujus</text:p>
      <text:p text:style-name="Standard"><text:soft-page-break/>se opposuit recepcioni magistri Guigonis de Albiaco collacionie</text:p>
      <text:p text:style-name="Standard">domini nostri pape / quando ipse fuit receptus ad prebendam Parisienes quia ipse</text:p>
      <text:p text:style-name="Standard">dominus collaciorm dicebat quod nlius se opposuerat recepcioni sue</text:p>
      <text:p text:style-name="Standard">Religiosis de Sancto augustino dati sunt xxta franci</text:p>
      <text:p text:style-name="Standard">pro elemosina occasione capituli generalis eorum quos solve</text:p>
      <text:p text:style-name="Standard">camerarius clericus / et die penthecostes venient in e</text:p>
      <text:p text:style-name="Standard">processionaliter et intererunt in missa.</text:p>
      <text:p text:style-name="Standard">Data est licencia domino Dyonisio Saillembiensi quod</text:p>
      <text:p text:style-name="Standard">vadat apud Synodum in feriis sequente dum modo no</text:p>
      <text:p text:style-name="Standard">recedat ante missam in die penthecostes</text:p>
      <text:p text:style-name="Standard">B. de Thierno G. de Sancto Beatei Tradat Camerarius clericus unum scutum auri ad corom</text:p>
      <text:p text:style-name="Standard">hostiario parlamenti ut ipse ondat procuratori ecclesie litteras</text:p>
      <text:p text:style-name="Standard">illorum de Sancto Benedicto.</text:p>
      <text:p text:style-name="Standard">Commissum est notario capituli quod dicatur domino Michaeli Pichiaans</text:p>
      <text:p text:style-name="Standard">canonico Sancti Mederici quod veniat in primo capitulo</text:p>
      <text:p text:style-name="Standard">De jardino quem vult habere Almaricus procuratori dominarum</text:p>
      <text:p text:style-name="Standard">de Sancto Anthonio / conclusum est quod tractetur cum ipso vel</text:p>
      <text:p text:style-name="Standard">tradat pro ipso jardino lx. s. et tradetur ei cup fendum</text:p>
      <text:p text:style-name="Standard">moo quo tenet aliam partem ipsius jardini</text:p>
      <text:p text:style-name="Standard">Repcio capellanie Dominus P. Mercerii presbyter receptus fuit die xxviiia maii in revestis pren</text:p>
      <text:p text:style-name="Standard">gracie apostolice sibi facte ad capellaniam quam obtinebat in ecclesia parisiensis dum vivebat</text:p>
      <text:p text:style-name="Standard">dominus Nicolaus Lambesson qui juris et fuit in tallat et succentore presents a</text:p>
      <text:p text:style-name="Standard">e ee Bide d ug e </text:p>
      <text:p text:style-name="Standard">pRet</text:p>
      <text:p text:style-name="Standard">R. de Pataio a</text:p>
      <text:p text:style-name="Standard">&gt;&gt;&gt;&gt;&gt;&gt; liste &lt;&lt;&lt;&lt;&lt;&lt;&lt;</text:p>
      <text:p text:style-name="Standard">P. Decano</text:p>
      <text:p text:style-name="Standard">belacio</text:p>
      <text:p text:style-name="Standard">H. Cantore</text:p>
      <text:p text:style-name="Standard">G. Archidiacono</text:p>
      <text:p text:style-name="Standard">Sy. Succentore</text:p>
      <text:p text:style-name="Standard">de Pompaio</text:p>
      <text:p text:style-name="Standard">de Karolay</text:p>
      <text:p text:style-name="Standard">P. Roberti</text:p>
      <text:p text:style-name="Standard">B. de Thierno</text:p>
      <text:p text:style-name="Standard">L. de Mongeria</text:p>
      <text:p text:style-name="Standard"><text:soft-page-break/>P. Forteti</text:p>
      <text:p text:style-name="Standard">De blado</text:p>
      <text:p text:style-name="Standard">R. de Lorriaco</text:p>
      <text:p text:style-name="Standard">Domini Par.</text:p>
      <text:p text:style-name="Standard">Hue</text:p>
      <text:p text:style-name="Standard">de Puthicoi</text:p>
      <text:p text:style-name="Standard">L. de Maignaco</text:p>
      <text:p text:style-name="Standard">Ph. de Salione</text:p>
      <text:p text:style-name="Standard">G. Fedelli</text:p>
      <text:p text:style-name="Standard">J. de Socto</text:p>
      <text:p text:style-name="Standard">Ddisss</text:p>
      <text:p text:style-name="Standard">T. de Sancto Petro</text:p>
      <text:p text:style-name="Standard">Ar. Jausserandi</text:p>
      <text:p text:style-name="Standard">J. Voignon</text:p>
      <text:p text:style-name="Standard">N. Chandardi</text:p>
      <text:p text:style-name="Standard">P. Decano</text:p>
      <text:p text:style-name="Standard">H. Cantore</text:p>
      <text:p text:style-name="Standard">Giose</text:p>
      <text:p text:style-name="Standard">G. archidiacono ecclesie</text:p>
      <text:p text:style-name="Standard">Sy. Succentore</text:p>
      <text:p text:style-name="Standard">N. Chandardi</text:p>
      <text:p text:style-name="Standard">P. Forteti</text:p>
      <text:p text:style-name="Standard">Licencia</text:p>
      <text:p text:style-name="Standard">Ar. Jausserandi</text:p>
      <text:p text:style-name="Standard">P. Roberti</text:p>
      <text:p text:style-name="Standard">J. de Pompodorio</text:p>
      <text:p text:style-name="Standard">L. de Mongeria</text:p>
      <text:p text:style-name="Standard">R. de Lorriaco mille</text:p>
      <text:p text:style-name="Standard">R. de Putheolis</text:p>
      <text:p text:style-name="Standard">c T. de Sancto Petro</text:p>
      <text:p text:style-name="Standard">G. Fedelli</text:p>
      <text:p text:style-name="Standard">. Voignon</text:p>
      <text:p text:style-name="Standard">Ph. de Salione</text:p>
      <text:p text:style-name="Standard">L. de Maignaco</text:p>
      <text:p text:style-name="Standard">q</text:p>
      <text:p text:style-name="Standard">de Socto</text:p>
      <text:p text:style-name="Standard"><text:soft-page-break/>de Karolay</text:p>
      <text:p text:style-name="Standard">An Regine</text:p>
      <text:p text:style-name="Standard"/>
      <text:p text:style-name="Standard"/>
      <text:p text:style-name="Standard">=FRAN_0393_10825.tif=</text:p>
      <text:p text:style-name="Standard">&gt;&gt;&gt;&gt;&gt;&gt; entrée &lt;&lt;&lt;&lt;&lt;&lt;&lt;</text:p>
      <text:p text:style-name="Standard">promoti ad</text:p>
      <text:p text:style-name="Standard">vidines</text:p>
      <text:p text:style-name="Standard">&gt;&gt;&gt;&gt;&gt;&gt; block &lt;&lt;&lt;&lt;&lt;&lt;&lt;</text:p>
      <text:p text:style-name="Standard">f. die xxviiia maii ordinatu fuit in revestis quod dominus decanus accomodaret iiiix fr. de peccunia cere Liricante</text:p>
      <text:p text:style-name="Standard">officiario anniversariorum pro repparacionibus molendini de Christolio.</text:p>
      <text:p text:style-name="Standard">lvi</text:p>
      <text:p text:style-name="Standard">q6111</text:p>
      <text:p text:style-name="Standard">Conclusum est quod magister Raymondus de Templo vadat apud Castanetum et in turri existente</text:p>
      <text:p text:style-name="Standard">in domo prebendariorum eligat locum competentes in quo possit fieri unum apendicium pro carceribus</text:p>
      <text:p text:style-name="Standard">faciendi et minoribus sumptibus quibus poterit fieri / et refferat / et super hoc tractabunt cum</text:p>
      <text:p text:style-name="Standard">ipso domini R. de Lorriaco et B. de Thierno Nonagesimo tercio</text:p>
      <text:p text:style-name="Standard">Ordinatum est quod Camerarius clericus solvat die lune certos rosarum</text:p>
      <text:p text:style-name="Standard">dominis de parlamento.</text:p>
      <text:p text:style-name="Standard">Super requesta facta ex parte domini Nicolai grain presbyteri de domo Dei</text:p>
      <text:p text:style-name="Standard">ordinatam est quod crastina die domini provisores loquentur cum magistro</text:p>
      <text:p text:style-name="Standard">et fratribus domus Dei / et eciam cum certis dominabus que impediunt recepcionem</text:p>
      <text:p text:style-name="Standard">ipsius domini Nicolai / et ipsi dicent eis oppionem capituli et postmodum providebu</text:p>
      <text:p text:style-name="Standard">super facto ipsius.</text:p>
      <text:p text:style-name="Standard">Capitulum dedit potestatem domino decano absolvendi ab ineglantate</text:p>
      <text:p text:style-name="Standard">dictum dominum Nicolaum.</text:p>
      <text:p text:style-name="Standard">Ordinatum est quod requiratur dyonisius Gi loti prisionarius in</text:p>
      <text:p text:style-name="Standard">Castalleto per dominum episcopum Parisiensim.</text:p>
      <text:p text:style-name="Standard">Prceptum est Johanni Caillardi quod tradat merellos magistri Johannis</text:p>
      <text:p text:style-name="Standard">de Bordis a vigilia Pasche usque ad diem hodiernam</text:p>
      <text:p text:style-name="Standard">Ordinatum est quod Anthonius clericus camerarii clerici tradat decimam</text:p>
      <text:p text:style-name="Standard">Bladi de Soignolis pro tribus modiis / ad unum annum tamnt modo</text:p>
      <text:p text:style-name="Standard">Sabbati iiiior temporum xxxia maii in ecclesia beate Kathine de Valle scolarium Johannes Agni dyacous</text:p>
      <text:p text:style-name="Standard">fuit promotus ad presbyteratus ordinem.</text:p>
      <text:p text:style-name="Standard"><text:soft-page-break/>Bartholomeus de Paenes cbericus capellanus in ecclesia Parisiensis ad altare beati Marcialis fuit promotus ad</text:p>
      <text:p text:style-name="Standard">minores ordines.</text:p>
      <text:p text:style-name="Standard">Margareto</text:p>
      <text:p text:style-name="Standard">Honicus viel capellanus in ecclesia Sepulcri ad altare deate Katherine ad acolitatus ceterisque iinores ordines.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3</text:p>
      <text:p text:style-name="Standard">Sy. Succentore</text:p>
      <text:p text:style-name="Standard">J. de Pomparo</text:p>
      <text:p text:style-name="Standard">P. Roberti</text:p>
      <text:p text:style-name="Standard">de domino</text:p>
      <text:p text:style-name="Standard">Ar. Jausserandi. N. Grain</text:p>
      <text:p text:style-name="Standard">J. de Karolay</text:p>
      <text:p text:style-name="Standard">N. Chaudardi</text:p>
      <text:p text:style-name="Standard">de Socto</text:p>
      <text:p text:style-name="Standard">L. de Mongeria</text:p>
      <text:p text:style-name="Standard">B. de Thierno</text:p>
      <text:p text:style-name="Standard">de Bordis</text:p>
      <text:p text:style-name="Standard">T. de Sancto Petro</text:p>
      <text:p text:style-name="Standard">R. de Lorriaco</text:p>
      <text:p text:style-name="Standard">R. de Putheolis</text:p>
      <text:p text:style-name="Standard">J. Hue</text:p>
      <text:p text:style-name="Standard">An. Regnne</text:p>
      <text:p text:style-name="Standard">Merelli</text:p>
      <text:p text:style-name="Standard">Forceti</text:p>
      <text:p text:style-name="Standard">p</text:p>
      <text:p text:style-name="Standard">de Salu</text:p>
      <text:p text:style-name="Standard">Fedelli</text:p>
      <text:p text:style-name="Standard">Camera</text:p>
      <text:p text:style-name="Standard">A. de Maignaco</text:p>
      <text:p text:style-name="Standard">Voignon</text:p>
      <text:p text:style-name="Standard"/>
      <text:p text:style-name="Standard"/>
      <text:p text:style-name="Standard"><text:soft-page-break/>=FRAN_0393_10826.tif=</text:p>
      <text:p text:style-name="Standard">&gt;&gt;&gt;&gt;&gt;&gt; numérotation &lt;&lt;&lt;&lt;&lt;&lt;&lt;</text:p>
      <text:p text:style-name="Standard">162</text:p>
      <text:p text:style-name="Standard">mo</text:p>
      <text:p text:style-name="Standard">&gt;&gt;&gt;&gt;&gt;&gt; Date &lt;&lt;&lt;&lt;&lt;&lt;&lt;</text:p>
      <text:p text:style-name="Standard">Ans nonagsim</text:p>
      <text:p text:style-name="Standard">1</text:p>
      <text:p text:style-name="Standard">Anno quo supra die lune secunda junii capitulantibus dominis</text:p>
      <text:p text:style-name="Standard">&gt;&gt;&gt;&gt;&gt;&gt; entrée &lt;&lt;&lt;&lt;&lt;&lt;&lt;</text:p>
      <text:p text:style-name="Standard">ix s.</text:p>
      <text:p text:style-name="Standard">Recepcio canonici</text:p>
      <text:p text:style-name="Standard">Sancti Sepulcri.</text:p>
      <text:p text:style-name="Standard">&gt;&gt;&gt;&gt;&gt;&gt; block &lt;&lt;&lt;&lt;&lt;&lt;&lt;</text:p>
      <text:p text:style-name="Standard">Matheus de Sancto Anthonio et Petrus Furnerii</text:p>
      <text:p text:style-name="Standard">fuerunt hodie induci veste et habitu religiosorum domus Dei</text:p>
      <text:p text:style-name="Standard">Dominus Michael Pichardi canonicus et procurator canonicorum Sancti</text:p>
      <text:p text:style-name="Standard">mederici promisit quod immediate post adventum magistri P.</text:p>
      <text:p text:style-name="Standard">Beauble portarit dominis litteram annullacionis seu ad</text:p>
      <text:p text:style-name="Standard">nichilacionis arresti per ipsos canonicos olinite ad eorum requestam</text:p>
      <text:p text:style-name="Standard">facti super grossis fructibus et distribucionibus prebenda magistri</text:p>
      <text:p text:style-name="Standard">Roberti Charonis concanonici ipsorum.</text:p>
      <text:p text:style-name="Standard">Deliberatum est ut dicatur a la belleheaumere ut in festu</text:p>
      <text:p text:style-name="Standard">omnium sanctorum anni nonagesimi quarti ipsa recedat a domo</text:p>
      <text:p text:style-name="Standard">caude vulpis quam nunc inhabitat titulo locacionis.</text:p>
      <text:p text:style-name="Standard">Concessum est magistro Philipu de Salioni quam possit vendere</text:p>
      <text:p text:style-name="Standard">domum suam claustralem quam nunc inhabitat alicui de</text:p>
      <text:p text:style-name="Standard">portantibus habitum ecclesie dum nostro sit canonicus vel</text:p>
      <text:p text:style-name="Standard">vicarius ipsius ecclesie / et tenebitur solvere ecclesie ipse magstr</text:p>
      <text:p text:style-name="Standard">Pl / terciam partem decariorum precii quo vendetur predicta</text:p>
      <text:p text:style-name="Standard">domus / alias non potit ipsam vendere / nec eam alicui</text:p>
      <text:p text:style-name="Standard">locare / et tenebitur jurare super vero precio vendicionis</text:p>
      <text:p text:style-name="Standard">Et non fiet similis gracia aliis nisi placuit capitulo</text:p>
      <text:p text:style-name="Standard">Collacio prebendam Sancti Sepulcri.</text:p>
      <text:p text:style-name="Standard">Dominus Petrus Cristalli presbyter capellanus perpetuus in capella deffunctorum in ecclesia Sancti Benedici</text:p>
      <text:p text:style-name="Standard"><text:soft-page-break/>Bernversi Parisiensis et Sancti Eutropii de Fonte du Houx in parrochia de Besuto in foresta de Leonibus</text:p>
      <text:p text:style-name="Standard">Rothomagensis diocesis . fuit receptus ad prebendam sancti Sepulcri vacante per resignacionem in matibus dominis</text:p>
      <text:p text:style-name="Standard">factam per resignacionem magistri Guillelmi Agnisli possessiorio ultimi ipsius prebenda / causa permutacionis</text:p>
      <text:p text:style-name="Standard">faciende ad dictas capellanias et non alias et fuit ipsa prebenda collata dicto domino Petro / et juris</text:p>
      <text:p text:style-name="Standard">et fuit installatus per dominum Succentore et per notarius capituli in Sepulcro.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De Pompodorio</text:p>
      <text:p text:style-name="Standard">de Karolay</text:p>
      <text:p text:style-name="Standard">N. Chaudardi</text:p>
      <text:p text:style-name="Standard">R. de Lorriaco</text:p>
      <text:p text:style-name="Standard">P. Forteti</text:p>
      <text:p text:style-name="Standard">Ar. Jausserandi</text:p>
      <text:p text:style-name="Standard">L. de Mongeria</text:p>
      <text:p text:style-name="Standard">Hue</text:p>
      <text:p text:style-name="Standard">R. de Putheolis</text:p>
      <text:p text:style-name="Standard">Mn. Regine</text:p>
      <text:p text:style-name="Standard">T. de Sancto Petro</text:p>
      <text:p text:style-name="Standard">Ph. de Salione</text:p>
      <text:p text:style-name="Standard">+ N. de Ordeimonte</text:p>
      <text:p text:style-name="Standard">Voignon</text:p>
      <text:p text:style-name="Standard">vendicio</text:p>
      <text:p text:style-name="Standard">Fedelli</text:p>
      <text:p text:style-name="Standard">de socto</text:p>
      <text:p text:style-name="Standard">L. de Maignaco ifirmus</text:p>
      <text:p text:style-name="Standard"/>
      <text:p text:style-name="Standard"/>
      <text:p text:style-name="Standard">=FRAN_0393_10827.tif=</text:p>
      <text:p text:style-name="Standard">&gt;&gt;&gt;&gt;&gt;&gt; numérotation &lt;&lt;&lt;&lt;&lt;&lt;&lt;</text:p>
      <text:p text:style-name="Standard">lvii</text:p>
      <text:p text:style-name="Standard">170</text:p>
      <text:p text:style-name="Standard">&gt;&gt;&gt;&gt;&gt;&gt; Date &lt;&lt;&lt;&lt;&lt;&lt;&lt;</text:p>
      <text:p text:style-name="Standard"><text:soft-page-break/>Junius nongesimo tercis</text:p>
      <text:p text:style-name="Standard">Anno quo supra die mercurii iiii junii post tiitatem capitulantibus dominis.</text:p>
      <text:p text:style-name="Standard">Anno quo supra die veneris vi junii post sacramentum capitulantibus dominis.</text:p>
      <text:p text:style-name="Standard">&gt;&gt;&gt;&gt;&gt;&gt; block &lt;&lt;&lt;&lt;&lt;&lt;&lt;</text:p>
      <text:p text:style-name="Standard">Deliberatum est quod aliquis dominorum lequatur cum domina de</text:p>
      <text:p text:style-name="Standard">Baro / cum ipsa venerit parisiensis super facto terre de videibosco</text:p>
      <text:p text:style-name="Standard">Tradat camerarius clericus xxiiiior solidos Parisiensis</text:p>
      <text:p text:style-name="Standard">hostiario par lamenti pro onesione licterarum de Sancto Benerico</text:p>
      <text:p text:style-name="Standard">Expeditum est quod Camerarius clericus tradat granum</text:p>
      <text:p text:style-name="Standard">ecclesie dominis qui habent custodiam denariorum thesauri pro</text:p>
      <text:p text:style-name="Standard">precio quo posset vendi in villa / et ipsi tradent sibi</text:p>
      <text:p text:style-name="Standard">peccuniam / quam / valebit illud granum</text:p>
      <text:p text:style-name="Standard">Illa pars jardini existentis in territorio de Castaneto que est</text:p>
      <text:p text:style-name="Standard">contigua jardino Almarici de Ponte qui tenet ipsam parte</text:p>
      <text:p text:style-name="Standard">Jardini in feudum ab ecclesia / tradetur sibi pro quinquaginta sen</text:p>
      <text:p text:style-name="Standard">annui census set redditus</text:p>
      <text:p text:style-name="Standard">Parisiens / et tenebit ipsam in feudum ab ecclesia modo quo tenet</text:p>
      <text:p text:style-name="Standard">aliam partem ipsius jardini.</text:p>
      <text:p text:style-name="Standard">Ordinte est quod adjornetur Johannes de Blesi sub pena banisacionis</text:p>
      <text:p text:style-name="Standard">Fracer Nicolaus grarain qui se volutarie absentaverat a domo Dei apostatizando</text:p>
      <text:p text:style-name="Standard">fuit absolutus ei sina excomunicacionis et fuit secum aspensatum super inreglaritate</text:p>
      <text:p text:style-name="Standard">nec non fuit ei injuncta presmea salutaris in modum qui sequitur</text:p>
      <text:p text:style-name="Standard">premier que il sera dessoubz les freres presers qui sont de present ou dit hostel</text:p>
      <text:p text:style-name="Standard">autant de temps comme il a esté dehors. Item que il jemumera tous les</text:p>
      <text:p text:style-name="Standard">vendrediz de l'an en pain et en eaue et les vi. vegiles de nostre Dame</text:p>
      <text:p text:style-name="Standard">par tout le dit temps / et avecques ce sera a la selleté aux diz jours qu'il</text:p>
      <text:p text:style-name="Standard">jenvera. Item le dit temps durant il n'aura aucune administracion ou dit</text:p>
      <text:p text:style-name="Standard">hostel. Item le dit temps durant il lira la leçon au couvent des</text:p>
      <text:p text:style-name="Standard">freres le divenche le lundi et le jendi / Et toutes ces choses sera tenus</text:p>
      <text:p text:style-name="Standard">de faire par tout ledit temps ou tant qu'il plaira aux diz doyen et</text:p>
      <text:p text:style-name="Standard">L. de Maignaco Jirmo</text:p>
      <text:p text:style-name="Standard">&gt;&gt;&gt;&gt;&gt;&gt; liste &lt;&lt;&lt;&lt;&lt;&lt;&lt;</text:p>
      <text:p text:style-name="Standard">P. Decano</text:p>
      <text:p text:style-name="Standard">de vidi</text:p>
      <text:p text:style-name="Standard">G. archidiacono cclesie</text:p>
      <text:p text:style-name="Standard">Bosce</text:p>
      <text:p text:style-name="Standard"><text:soft-page-break/>Sy. Succentore</text:p>
      <text:p text:style-name="Standard">P. Roberti</text:p>
      <text:p text:style-name="Standard">*.</text:p>
      <text:p text:style-name="Standard">de Pompiao</text:p>
      <text:p text:style-name="Standard">De Sancto</text:p>
      <text:p text:style-name="Standard">Ar. Jausserandi</text:p>
      <text:p text:style-name="Standard">Benedicto</text:p>
      <text:p text:style-name="Standard">J. de Karolay</text:p>
      <text:p text:style-name="Standard">*.</text:p>
      <text:p text:style-name="Standard">de Socto</text:p>
      <text:p text:style-name="Standard">N. Chandardi</text:p>
      <text:p text:style-name="Standard">d ecclie</text:p>
      <text:p text:style-name="Standard">O.</text:p>
      <text:p text:style-name="Standard">Forteti</text:p>
      <text:p text:style-name="Standard">L. de Mongeria</text:p>
      <text:p text:style-name="Standard">B. de Thierno</text:p>
      <text:p text:style-name="Standard">Hue</text:p>
      <text:p text:style-name="Standard">R. de Lorriaco</text:p>
      <text:p text:style-name="Standard">de Almarico</text:p>
      <text:p text:style-name="Standard">T. de Sancto Petro</text:p>
      <text:p text:style-name="Standard">de Ponte</text:p>
      <text:p text:style-name="Standard">G. Fedelli</text:p>
      <text:p text:style-name="Standard">Ph. de Salione</text:p>
      <text:p text:style-name="Standard">R. de Putheolis</text:p>
      <text:p text:style-name="Standard">A. Regine</text:p>
      <text:p text:style-name="Standard">N. de Ordeomonte</text:p>
      <text:p text:style-name="Standard">Voignon</text:p>
      <text:p text:style-name="Standard">s vi d. L. de Maignaco infrmus</text:p>
      <text:p text:style-name="Standard">P. Decano</text:p>
      <text:p text:style-name="Standard">G. archidiacono ecclesie</text:p>
      <text:p text:style-name="Standard">Sy. Succentore</text:p>
      <text:p text:style-name="Standard">J. de Pomparo</text:p>
      <text:p text:style-name="Standard">Nr. Jausserandi</text:p>
      <text:p text:style-name="Standard">*.</text:p>
      <text:p text:style-name="Standard">de Karolay</text:p>
      <text:p text:style-name="Standard">de socto</text:p>
      <text:p text:style-name="Standard"><text:soft-page-break/>P. Forteti</text:p>
      <text:p text:style-name="Standard">P.</text:p>
      <text:p text:style-name="Standard">Roberti</text:p>
      <text:p text:style-name="Standard">L. de Mongeria</text:p>
      <text:p text:style-name="Standard">N. Chaudardi</text:p>
      <text:p text:style-name="Standard">B. de Theano</text:p>
      <text:p text:style-name="Standard">An. Regine</text:p>
      <text:p text:style-name="Standard">Hue</text:p>
      <text:p text:style-name="Standard">Ph. de Salut Chapitre</text:p>
      <text:p text:style-name="Standard">Veoignon</text:p>
      <text:p text:style-name="Standard">G. Fedelli</text:p>
      <text:p text:style-name="Standard">R. de Puchiaciio</text:p>
      <text:p text:style-name="Standard">R. de Louraco</text:p>
      <text:p text:style-name="Standard">d somper</text:p>
      <text:p text:style-name="Standard"/>
      <text:p text:style-name="Standard"/>
      <text:p text:style-name="Standard">=FRAN_0393_10828.tif=</text:p>
      <text:p text:style-name="Standard">&gt;&gt;&gt;&gt;&gt;&gt; numérotation &lt;&lt;&lt;&lt;&lt;&lt;&lt;</text:p>
      <text:p text:style-name="Standard">e</text:p>
      <text:p text:style-name="Standard">Juniy</text:p>
      <text:p text:style-name="Standard">1.</text:p>
      <text:p text:style-name="Standard">&gt;&gt;&gt;&gt;&gt;&gt; block &lt;&lt;&lt;&lt;&lt;&lt;&lt;</text:p>
      <text:p text:style-name="Standard">Anno quo supra die lune ixa junii post sacraum capitulantibus dominis</text:p>
      <text:p text:style-name="Standard">De thesauro Placet dominis quod magister Symon Freron Succentore</text:p>
      <text:p text:style-name="Standard">Custodiat claves jocalium thesauri in absentias</text:p>
      <text:p text:style-name="Standard">domini Guillelmi de Quercu qui est infirmus</text:p>
      <text:p text:style-name="Standard">Placet dominis quod Jacobus Parvi lathomus recipiat</text:p>
      <text:p text:style-name="Standard">unam domum sitam in bucheria de Parvo ponte pro xiiii l.</text:p>
      <text:p text:style-name="Standard">anui et perpetui redditus pro omnibus omneibus et tenebitur</text:p>
      <text:p text:style-name="Standard">ponere in repparacionibus neccusacisiis et utilibus infra iiiior annos</text:p>
      <text:p text:style-name="Standard">centum libras Parisiensie / non computando hostia fevestras</text:p>
      <text:p text:style-name="Standard">trapas fenestras clavos claves nec vindamenta vel</text:p>
      <text:p text:style-name="Standard">aliqua ferramenta / et cum hoc obligabit se non onerare</text:p>
      <text:p text:style-name="Standard">Actam domum alio onere quocunque.</text:p>
      <text:p text:style-name="Standard">Placet dominis quod Jacobus Gaillardi clericus magistri P. de Castrs</text:p>
      <text:p text:style-name="Standard">vadat apud Rothomagum ex parte ecclesie pro procurando solcione</text:p>
      <text:p text:style-name="Standard"><text:soft-page-break/>debiti ecclesie a villa pro processiene felitis recordum ganginis pape</text:p>
      <text:p text:style-name="Standard">pro termino Pasche</text:p>
      <text:p text:style-name="Standard">Moneatur priorissa de salseta ut dividat cen sus coes inter ipsam et ecclesiam quia</text:p>
      <text:p text:style-name="Standard">non placet dominis ut sint amplius in comitate / et si noluerit hoc facere quentur via justicie</text:p>
      <text:p text:style-name="Standard">per quam fiet</text:p>
      <text:p text:style-name="Standard">Johannes Asini Emendus Johanni Caillardi injuriam quam sibi fecerat in pecendo mellos suos</text:p>
      <text:p text:style-name="Standard">dicendo ei quod volebat ipsos sibi furari / et quia dicta liba sonabant in injuriam capituli</text:p>
      <text:p text:style-name="Standard">ipse eciam Emendm capitulo et reservata est emenda taxanda per capitulum ad beneplacitum</text:p>
      <text:p text:style-name="Standard">Preceptum est maiori de Christolio quod dicat habitante de xrlio quod venerant die veneris proxime pr concordando</text:p>
      <text:p text:style-name="Standard">cum dominis alias procedetur contra ipsos.</text:p>
      <text:p text:style-name="Standard">Major de Christolio debet portare die veneris proxima licteram sue majorie et mumimenta de juribus</text:p>
      <text:p text:style-name="Standard">que habet racione sui officii</text:p>
      <text:p text:style-name="Standard">Magistri P. Forteti TT. de Sancto Petro. An. Regine presentes tam nomine suo quam aliorum suorum</text:p>
      <text:p text:style-name="Standard">sociorum prebendam in Andresiaco / protestati sunt quod quia non sunt facte repparaciones de Andresiaco</text:p>
      <text:p text:style-name="Standard">per predecessoris suos alias ibidem prebenda quod non vertatur in prejudium ipsorum sed in qundanm et periculum</text:p>
      <text:p text:style-name="Standard">dictorum suorum predecessorum ibidem ut docitum est alias prebenda qui easdem repparaciones debebant facer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 in missa</text:p>
      <text:p text:style-name="Standard">J. de Pompodorio</text:p>
      <text:p text:style-name="Standard">P. Roberti</text:p>
      <text:p text:style-name="Standard">J. de Karolay</text:p>
      <text:p text:style-name="Standard">J. Chandardi</text:p>
      <text:p text:style-name="Standard">de socto</text:p>
      <text:p text:style-name="Standard">P. Forteti</text:p>
      <text:p text:style-name="Standard">Ar. Jausserandi</text:p>
      <text:p text:style-name="Standard">L. de Mongeria</text:p>
      <text:p text:style-name="Standard">R. de Lorriaco</text:p>
      <text:p text:style-name="Standard">B. de Thierno</text:p>
      <text:p text:style-name="Standard">R. de Putheolis</text:p>
      <text:p text:style-name="Standard">An. Regine</text:p>
      <text:p text:style-name="Standard">Ph. de Salione</text:p>
      <text:p text:style-name="Standard"><text:soft-page-break/>J. Voygnon</text:p>
      <text:p text:style-name="Standard">Hue</text:p>
      <text:p text:style-name="Standard">G.</text:p>
      <text:p text:style-name="Standard">Fedelli</text:p>
      <text:p text:style-name="Standard">L. de Maignaco in firmus</text:p>
      <text:p text:style-name="Standard">T. de Sancto Petro</text:p>
      <text:p text:style-name="Standard"/>
      <text:p text:style-name="Standard"/>
      <text:p text:style-name="Standard">=FRAN_0393_10829.tif=</text:p>
      <text:p text:style-name="Standard">&gt;&gt;&gt;&gt;&gt;&gt; numérotation &lt;&lt;&lt;&lt;&lt;&lt;&lt;</text:p>
      <text:p text:style-name="Standard">u jumius nongesimo tercrio</text:p>
      <text:p text:style-name="Standard">lviii</text:p>
      <text:p text:style-name="Standard">185</text:p>
      <text:p text:style-name="Standard">&gt;&gt;&gt;&gt;&gt;&gt; entrée &lt;&lt;&lt;&lt;&lt;&lt;&lt;</text:p>
      <text:p text:style-name="Standard">x xi s.</text:p>
      <text:p text:style-name="Standard">Boussardi</text:p>
      <text:p text:style-name="Standard">De Albyaco</text:p>
      <text:p text:style-name="Standard">&gt;&gt;&gt;&gt;&gt;&gt; block &lt;&lt;&lt;&lt;&lt;&lt;&lt;</text:p>
      <text:p text:style-name="Standard">de seplacio Ordinatum est quod magistri Gubernatores sepleri tradant in scriptis</text:p>
      <text:p text:style-name="Standard">peticionem et requestam suam super facto vicarii magistri Guillelmi</text:p>
      <text:p text:style-name="Standard">devisete canonici Sepulcri / quem ipsi magistri volunt expelle pro</text:p>
      <text:p text:style-name="Standard">ponendo loco ipsius vicarium magistri Guillelmi Aginculi nuper ibi</text:p>
      <text:p text:style-name="Standard">Canonici / et ipsa peticio ondetur dicto magistro Guillelmo denisete et</text:p>
      <text:p text:style-name="Standard">mandabitur ei ad dicendum super ipsa requesta quid ipse voluerit</text:p>
      <text:p text:style-name="Standard">Concordatum est quod Camerarius clericus vendat granum ecclesie</text:p>
      <text:p text:style-name="Standard">quod prius debebat tradi custodibus clavium thesauri pro precio</text:p>
      <text:p text:style-name="Standard">quod poterit valere / quia illud granum non est bone custodie et h</text:p>
      <text:p text:style-name="Standard">fuit dictum Anthonio clerico dicti Camerarii.</text:p>
      <text:p text:style-name="Standard">Placet dominis / quod dominus Archidiaconus Parisie habeat et teneat domum</text:p>
      <text:p text:style-name="Standard">claustralem domini Petri Roberti quam nunc inhabitat magistri Guillelmus</text:p>
      <text:p text:style-name="Standard">de Alneto / et quam ipse dominus Petrus vendidit dicto domino Archidiaconus et</text:p>
      <text:p text:style-name="Standard">quod in ea possit tenere curiam suam</text:p>
      <text:p text:style-name="Standard">Ad hoc atem arrestum contradixit in quantum potuit dominus Cantor et</text:p>
      <text:p text:style-name="Standard">si fuisset concessum de gracia ipsum eciam interimusset / quia ipse dominus Cantor</text:p>
      <text:p text:style-name="Standard">dicebat quod nullus in ecclesia beneficiatus poterat tenere domum claustralem</text:p>
      <text:p text:style-name="Standard">nisi esset canonicus prebendatus / dato eciam quod haberet dignitatem in ipsa ecclesia</text:p>
      <text:p text:style-name="Standard"><text:soft-page-break/>nisi esset de gracia / et quia domini axerunt quod post quam unus habebat</text:p>
      <text:p text:style-name="Standard">dignitatem in ipsa ecclesia et erat canonicus licet non prebenda / ideo ipse dominus Cantor de hoc peciit publicum</text:p>
      <text:p text:style-name="Standard">instumentum/ astantiem in testimoniam ivccando. N. Sellarii.</text:p>
      <text:p text:style-name="Standard">.</text:p>
      <text:p text:style-name="Standard">i</text:p>
      <text:p text:style-name="Standard">Magister Ph. de Salione retulit quod ipse vendiderat domum suam claustralem magistro Stephano Boussardi</text:p>
      <text:p text:style-name="Standard">vicario in ecclesia Parisiensis. precio centum octuaginta francorum auri et sic tercia pars competens capitulo</text:p>
      <text:p text:style-name="Standard">est sexaginta franci / et concordum est quod ipse magister Stephanus habeat et teneat ipsam domum modo</text:p>
      <text:p text:style-name="Standard">et forma quibus magister P. Beauble tenet domum suam claustralem.</text:p>
      <text:p text:style-name="Standard">Hodie fuit presentata declaracio magistri Guigonis de Albyaco canonic prebenda cclesie Parisiensis de ipsa sua prebenda</text:p>
      <text:p text:style-name="Standard">Contra magistrum N. de Rancia nuper detentorem ipsius / et fuit dictum per dominos quod a noro in antra parti</text:p>
      <text:p text:style-name="Standard">Piet ipse magister Guigo suas distribuciones</text:p>
      <text:p text:style-name="Standard">els</text:p>
      <text:p text:style-name="Standard">c t inolede d</text:p>
      <text:p text:style-name="Standard">rd</text:p>
      <text:p text:style-name="Standard">do</text:p>
      <text:p text:style-name="Standard">li dego</text:p>
      <text:p text:style-name="Standard">ari 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4</text:p>
      <text:p text:style-name="Standard">de Pompiaio</text:p>
      <text:p text:style-name="Standard">P. Roberti</text:p>
      <text:p text:style-name="Standard">*</text:p>
      <text:p text:style-name="Standard">de Karolay</text:p>
      <text:p text:style-name="Standard">Ar. Jausserandi</text:p>
      <text:p text:style-name="Standard">L. de Mongeria</text:p>
      <text:p text:style-name="Standard">R. de Lorriaco</text:p>
      <text:p text:style-name="Standard"><text:soft-page-break/>de grano</text:p>
      <text:p text:style-name="Standard">B. de Thierno</text:p>
      <text:p text:style-name="Standard">ecclesie</text:p>
      <text:p text:style-name="Standard">I</text:p>
      <text:p text:style-name="Standard">Hue</text:p>
      <text:p text:style-name="Standard">P. Forteti</text:p>
      <text:p text:style-name="Standard">R. de Putheolis</text:p>
      <text:p text:style-name="Standard">T. de Sancto Petro</text:p>
      <text:p text:style-name="Standard">omus</text:p>
      <text:p text:style-name="Standard">A. Regine</text:p>
      <text:p text:style-name="Standard">claustrlis</text:p>
      <text:p text:style-name="Standard">Ph. de Salione</text:p>
      <text:p text:style-name="Standard">G. Fedelli</text:p>
      <text:p text:style-name="Standard">4</text:p>
      <text:p text:style-name="Standard">Voignon</text:p>
      <text:p text:style-name="Standard">N. Chaudardi</text:p>
      <text:p text:style-name="Standard">L. de Maignaco infirmu</text:p>
      <text:p text:style-name="Standard">De socto</text:p>
      <text:p text:style-name="Standard"/>
      <text:p text:style-name="Standard"/>
      <text:p text:style-name="Standard">=FRAN_0393_10830.tif=</text:p>
      <text:p text:style-name="Standard">&gt;&gt;&gt;&gt;&gt;&gt; date &lt;&lt;&lt;&lt;&lt;&lt;&lt;</text:p>
      <text:p text:style-name="Standard">junius</text:p>
      <text:p text:style-name="Standard">Dicta die venris in revestiario hora vesperum presentius</text:p>
      <text:p text:style-name="Standard">Die sabbati sequentes in capitulo hora capituli presenties</text:p>
      <text:p text:style-name="Standard">&gt;&gt;&gt;&gt;&gt;&gt; block &lt;&lt;&lt;&lt;&lt;&lt;&lt;</text:p>
      <text:p text:style-name="Standard">fuit commissum notario capituli quod preciperet ex parte dominorum</text:p>
      <text:p text:style-name="Standard">magistris . P. Beauble et Jacobo Parvi canonicis Sancti</text:p>
      <text:p text:style-name="Standard">mederia quod crastina die comparerent in capitulo coram dominis hoi</text:p>
      <text:p text:style-name="Standard">capituli dato quod non esset dies capitularis / audituri ea que</text:p>
      <text:p text:style-name="Standard">Domini vellent eis dicere. nec non eciam quod faceret citan</text:p>
      <text:p text:style-name="Standard">in scriptis ad eandem horam dominum Michaelem Pichardi</text:p>
      <text:p text:style-name="Standard">concanonicum et procuratorem ipsorum procuratorem ecclesie quod justum</text:p>
      <text:p text:style-name="Standard">esset responsurus</text:p>
      <text:p text:style-name="Standard">Et ita fuit factum per me Nicolaum Sellarii tabellionem</text:p>
      <text:p text:style-name="Standard">capituli N. Sellarii.</text:p>
      <text:p text:style-name="Standard"><text:soft-page-break/>Dominus Jacobus Parvi canonicus Sancti Mederici comparuit coram</text:p>
      <text:p text:style-name="Standard">dominis et dixit quod super requestaciont quod ipsi domini fecerant alias</text:p>
      <text:p text:style-name="Standard">domino Michaeli Pichardi eorum procuratori et concanonico et super</text:p>
      <text:p text:style-name="Standard">promissione quam ipse procurator et magister P. Beauble fecerant</text:p>
      <text:p text:style-name="Standard">videce de repportando licteram annullacionis arresti quod ipsi de Sancto</text:p>
      <text:p text:style-name="Standard">Mederico posuerant in grossaus fructibus domini Roberti Chanois</text:p>
      <text:p text:style-name="Standard">eorum concanonici et super distribucionibus suis cotidianis / ipse et</text:p>
      <text:p text:style-name="Standard">alii socii sui libenter loquerentur cum dicto magistro P. Beaubi</text:p>
      <text:p text:style-name="Standard">et die proxima mercurii sequente darent responsum dominis super</text:p>
      <text:p text:style-name="Standard">illo facto in capitulo.</text:p>
      <text:p text:style-name="Standard">dixit eciam ipse magister Jacobus Parvi quod per ipsum nec socios</text:p>
      <text:p text:style-name="Standard">suos concanonicos Sancti Mederici aut procuratorem ipsorum nec de eorum</text:p>
      <text:p text:style-name="Standard">mandato nunquam fuerat positum impedimentum in distribucionibus</text:p>
      <text:p text:style-name="Standard">cotidianis ipsius magistri Roberti Charronis.</text:p>
      <text:p text:style-name="Standard">Dominus Michael Pichardi predict nomine suo et concantiorum suorum</text:p>
      <text:p text:style-name="Standard">sat medricai quorum est procuratorem citatus et vocatus fuit reputatus</text:p>
      <text:p text:style-name="Standard">contunaxum ad instantam procuratorem ecclesie.</text:p>
      <text:p text:style-name="Standard">Dictus dominus Michael qui sciebat se esse citatum coram dominis ad horam capituli et in capitulo ad instantem.</text:p>
      <text:p text:style-name="Standard">procuratorio ecclesie venit ista die bene mane ad domum domini decani berneit inducus et stinalatus et dixit quod int</text:p>
      <text:p text:style-name="Standard">opportebat ipsum recedere extra villam / et de quod non poterat compore ad horam sibi assignaum / et de hoc. pecit</text:p>
      <text:p text:style-name="Standard">instrumentum a notarium quem secum adduxerat</text:p>
      <text:p text:style-name="Standard">Et expost inter horam xi. et xii ipse fuit / repertus ad tabernam de Bilanciis in vico des arcis in prandio</text:p>
      <text:p text:style-name="Standard">cum pluribus sociis ut constat per instrmentum receptum super hoco et confectum per manum Barchiilio de Paenes notaris</text:p>
      <text:p text:style-name="Standard">puolici facti ad instantum p von de Fageto procuratoris ecclesie qui illuc dictum dominum Michaelem repperit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preceptum</text:p>
      <text:p text:style-name="Standard">G. archidiacono ecclesie</text:p>
      <text:p text:style-name="Standard">Sy. Succentore</text:p>
      <text:p text:style-name="Standard">J. de Pomparo</text:p>
      <text:p text:style-name="Standard">L. de Mongeria</text:p>
      <text:p text:style-name="Standard"><text:soft-page-break/>B. de Thierno</text:p>
      <text:p text:style-name="Standard">Citacio</text:p>
      <text:p text:style-name="Standard">Ph. de Salione</text:p>
      <text:p text:style-name="Standard">G. Fedelli</text:p>
      <text:p text:style-name="Standard">de Karolay</text:p>
      <text:p text:style-name="Standard">A. Jausserandi</text:p>
      <text:p text:style-name="Standard">R. de Putheolis</text:p>
      <text:p text:style-name="Standard">P. Decano</text:p>
      <text:p text:style-name="Standard">H. Cantore</text:p>
      <text:p text:style-name="Standard">G. archidiacono ecclesie</text:p>
      <text:p text:style-name="Standard">Guedici</text:p>
      <text:p text:style-name="Standard">P. Roberti</text:p>
      <text:p text:style-name="Standard">J. de Pompodorio</text:p>
      <text:p text:style-name="Standard">J. de Karolay</text:p>
      <text:p text:style-name="Standard">Ar. Jausserandi</text:p>
      <text:p text:style-name="Standard">L. de Mongeria</text:p>
      <text:p text:style-name="Standard">R. de Lorriaco</text:p>
      <text:p text:style-name="Standard">B. de Thierno</text:p>
      <text:p text:style-name="Standard">R. de Putheolis</text:p>
      <text:p text:style-name="Standard">J. de Bordis</text:p>
      <text:p text:style-name="Standard">T. de Sancto Petro</text:p>
      <text:p text:style-name="Standard">Au. Regine</text:p>
      <text:p text:style-name="Standard">N. de Ordeimonte</text:p>
      <text:p text:style-name="Standard">G. Fedelli</text:p>
      <text:p text:style-name="Standard">Voignon</text:p>
      <text:p text:style-name="Standard"/>
      <text:p text:style-name="Standard"/>
      <text:p text:style-name="Standard">=FRAN_0393_10831.tif=</text:p>
      <text:p text:style-name="Standard">&gt;&gt;&gt;&gt;&gt;&gt; numérotation &lt;&lt;&lt;&lt;&lt;&lt;&lt;</text:p>
      <text:p text:style-name="Standard">lix</text:p>
      <text:p text:style-name="Standard">q97.</text:p>
      <text:p text:style-name="Standard">&gt;&gt;&gt;&gt;&gt;&gt; block &lt;&lt;&lt;&lt;&lt;&lt;&lt;</text:p>
      <text:p text:style-name="Standard">Dicta die sabbati dominus Johannes Regis presbyter capellanus in ecclesia Parisiensis monitus ut solveret</text:p>
      <text:p text:style-name="Standard">octo solidos Parisiensi pro taxacione cujusdam emende sponte per ipsum gagiate in manibus dominorum</text:p>
      <text:p text:style-name="Standard"><text:soft-page-break/>presentavit licteram scolaritatis que fuit tradita notario capituli.</text:p>
      <text:p text:style-name="Standard">Emenda quam Huguetus Carpentii debebat pro neccione manuam in</text:p>
      <text:p text:style-name="Standard">magistrum Petrum Le sol et que erat taxata ad duos fraceorum / remissa</text:p>
      <text:p text:style-name="Standard">est ad unum francum</text:p>
      <text:p text:style-name="Standard">Ordinatum est quod officiarius anniversariorum visitet domum quam</text:p>
      <text:p text:style-name="Standard">tenuit magistere Ste. Boussardi et refferat pro quo precio poterit</text:p>
      <text:p text:style-name="Standard">dari ad annuum redditum et pro quanto totum poterit locari.</text:p>
      <text:p text:style-name="Standard">Mandabitur Petrus Anglici de Christolio ut magister Johannes de Socco</text:p>
      <text:p text:style-name="Standard">L. de Mongeria Blancheti informet se omnim eo de valore fossati quod vult habere ab ecclesia</text:p>
      <text:p text:style-name="Standard">magister Ludovicus Blancheti.</text:p>
      <text:p text:style-name="Standard">Fiat lictera capituli pro molendino de sussyaco</text:p>
      <text:p text:style-name="Standard">Fiat lictera capituli procuracionis videlicet pro firmariis de Arbleyo</text:p>
      <text:p text:style-name="Standard">Fiat quictamcia magistro G. de Albyaco collacori apostolico canonico Parisiensis</text:p>
      <text:p text:style-name="Standard">de iiiix fr. quos debebat pro empcione domus sue claustralis et de</text:p>
      <text:p text:style-name="Standard">xii. lb. parisienses pro pane capitular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Emendis</text:p>
      <text:p text:style-name="Standard">G. Archidiacono ecclesie</text:p>
      <text:p text:style-name="Standard">Sy. succentor</text:p>
      <text:p text:style-name="Standard">J. de Pompraor</text:p>
      <text:p text:style-name="Standard">P. Roberti</text:p>
      <text:p text:style-name="Standard">N. Chaudardi</text:p>
      <text:p text:style-name="Standard">visitacio</text:p>
      <text:p text:style-name="Standard">J. de Karolay</text:p>
      <text:p text:style-name="Standard">de socto</text:p>
      <text:p text:style-name="Standard">P. Forteti</text:p>
      <text:p text:style-name="Standard">B. de Thierno</text:p>
      <text:p text:style-name="Standard">G. de Albyaco</text:p>
      <text:p text:style-name="Standard">A. Regine</text:p>
      <text:p text:style-name="Standard">Chanteprime</text:p>
      <text:p text:style-name="Standard">G. Fedelli</text:p>
      <text:p text:style-name="Standard">Ph. de Salione</text:p>
      <text:p text:style-name="Standard">J. Voignon</text:p>
      <text:p text:style-name="Standard">J</text:p>
      <text:p text:style-name="Standard"><text:soft-page-break/>Hue</text:p>
      <text:p text:style-name="Standard">Quictancias</text:p>
      <text:p text:style-name="Standard">R.</text:p>
      <text:p text:style-name="Standard">de Lorriaco</text:p>
      <text:p text:style-name="Standard">R.</text:p>
      <text:p text:style-name="Standard">de Putheolis</text:p>
      <text:p text:style-name="Standard">L. de Maignaco infirmus</text:p>
      <text:p text:style-name="Standard"/>
      <text:p text:style-name="Standard"/>
      <text:p text:style-name="Standard">=FRAN_0393_10832.tif=</text:p>
      <text:p text:style-name="Standard">&gt;&gt;&gt;&gt;&gt;&gt; date &lt;&lt;&lt;&lt;&lt;&lt;&lt;</text:p>
      <text:p text:style-name="Standard">jumius</text:p>
      <text:p text:style-name="Standard">Anno quo supra die mercurii in octabis beati Bernabe apostoli xviii junii capitulantibus dominis</text:p>
      <text:p text:style-name="Standard">&gt;&gt;&gt;&gt;&gt;&gt; entrée &lt;&lt;&lt;&lt;&lt;&lt;&lt;</text:p>
      <text:p text:style-name="Standard">S xii s.</text:p>
      <text:p text:style-name="Standard">de Vicariis</text:p>
      <text:p text:style-name="Standard">Sancti Stephani de</text:p>
      <text:p text:style-name="Standard">i</text:p>
      <text:p text:style-name="Standard">&gt;&gt;&gt;&gt;&gt;&gt; block &lt;&lt;&lt;&lt;&lt;&lt;&lt;</text:p>
      <text:p text:style-name="Standard">de Sancto Ad requestam factam per dominum decanum ex parte capituli magistro</text:p>
      <text:p text:style-name="Standard">Medeico Petro Beauble canonico Sancti Mederici quod sicut ipse alias promiserat de</text:p>
      <text:p text:style-name="Standard">tradendo licteram revocatoriam impedimenti alias per ipsum et suos</text:p>
      <text:p text:style-name="Standard">socios concanonicos in grossie fructibus prebende domini Roberti</text:p>
      <text:p text:style-name="Standard">Charonis appositi / quod ipse vellet facere tamen facere quod illa littera</text:p>
      <text:p text:style-name="Standard">habetur dixit quod ipse et socii sui concanonici erant parati</text:p>
      <text:p text:style-name="Standard">facere licteram illam revocacionis et quod domini facerent super hoc</text:p>
      <text:p text:style-name="Standard">minucam lictere quam petebant et ipse faceret eam grossar</text:p>
      <text:p text:style-name="Standard">et sigillari ad beneplacitum ipsorum Dixit ultimus quod per ipsum</text:p>
      <text:p text:style-name="Standard">nec socios suos fuerat unquam appositum impedimentum in</text:p>
      <text:p text:style-name="Standard">distribucionibus cocidianis prebende ipsius domini Roberti et ita ipse</text:p>
      <text:p text:style-name="Standard">affirmavit Presentibus magistro Guillelmo de Marchia advocato</text:p>
      <text:p text:style-name="Standard">Parisienses in foro ecclesiastico / et domino Johanne Garine canonico Sancti</text:p>
      <text:p text:style-name="Standard">Stephani de Gressibus Parisiensis</text:p>
      <text:p text:style-name="Standard">Catus Citetur magister Radulsno episcopi alias de Vaussaillon alter vicarium</text:p>
      <text:p text:style-name="Standard">Sancti Meaerci ut deserviat beneficio suo.</text:p>
      <text:p text:style-name="Standard">Mandabitur dominus Johannes Durelli presbyter distributor coitatis ecclesie</text:p>
      <text:p text:style-name="Standard"><text:soft-page-break/>Hmedericus Sancti Mederici ut solvat domino Egidio la Vaqueresse illud quod</text:p>
      <text:p text:style-name="Standard">sibi debetur de eo quod deservivit in euvangelio.</text:p>
      <text:p text:style-name="Standard">Placet dominis quod magistri Petrus Beauble et Petrus de</text:p>
      <text:p text:style-name="Standard">Smedicus</text:p>
      <text:p text:style-name="Standard">auxona provideant super deffectibus factis et fiendis ii</text:p>
      <text:p text:style-name="Standard">posterum per beneficiatos et servitores ecclesie sancti Mederici et quod</text:p>
      <text:p text:style-name="Standard">ipsos corrigant per detencionem et arrestacionem fructuum et</text:p>
      <text:p text:style-name="Standard">distribucionum suarum aut alias / et remictart cum opus fuerit</text:p>
      <text:p text:style-name="Standard">Euendns</text:p>
      <text:p text:style-name="Standard">Emenda domini Roberti Mercerii presbyteri beneficiati in ecclesia Sancti Mederici que taxata fuerat ad duos</text:p>
      <text:p text:style-name="Standard">francos / remissa est ei pro uno franco / et datus est ei terminus solucionis usque ad festum</text:p>
      <text:p text:style-name="Standard">beati Martini estivalis</text:p>
      <text:p text:style-name="Standard">Emendin</text:p>
      <text:p text:style-name="Standard">Emenda domini Johannis de Marolio que taxata fuerat ad iiiior fr. remissa est et pro duobus featr</text:p>
      <text:p text:style-name="Standard">et datus est ei terminus solucionis usque ad medium augusti.</text:p>
      <text:p text:style-name="Standard">Provisum est quod sine prejudicio juris canonicorum Sancti Stephani de Gressibus et magistri Philippi Burgens</text:p>
      <text:p text:style-name="Standard">adiincem litigantem / vicarii ipsius ecclesie qui servierunt per temium sine salario percipient qui</text:p>
      <text:p text:style-name="Standard">per quolibet anno / a magistro Philippo sexaginta solidos Par. / et a canonicis quinquaginta seint</text:p>
      <text:p text:style-name="Standard">&gt;&gt;&gt;&gt;&gt;&gt; liste &lt;&lt;&lt;&lt;&lt;&lt;&lt;</text:p>
      <text:p text:style-name="Standard">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de Pompodorio</text:p>
      <text:p text:style-name="Standard">Ar. Jausserandi</text:p>
      <text:p text:style-name="Standard">N. Chaudardi</text:p>
      <text:p text:style-name="Standard">P</text:p>
      <text:p text:style-name="Standard">de Karolay</text:p>
      <text:p text:style-name="Standard">. De Socto</text:p>
      <text:p text:style-name="Standard">R. de Lorriaco</text:p>
      <text:p text:style-name="Standard">L. de Mongeria</text:p>
      <text:p text:style-name="Standard">B. de Thierno</text:p>
      <text:p text:style-name="Standard">J</text:p>
      <text:p text:style-name="Standard"><text:soft-page-break/>Hue</text:p>
      <text:p text:style-name="Standard">R. de Putheolis</text:p>
      <text:p text:style-name="Standard">P. Forteti</text:p>
      <text:p text:style-name="Standard">de Bordis</text:p>
      <text:p text:style-name="Standard">G. de Albyaco</text:p>
      <text:p text:style-name="Standard">*.</text:p>
      <text:p text:style-name="Standard">Voignon</text:p>
      <text:p text:style-name="Standard">T. de Sancto Petro</text:p>
      <text:p text:style-name="Standard">G. Fedelli</text:p>
      <text:p text:style-name="Standard">Ph. de Salione</text:p>
      <text:p text:style-name="Standard">L. de Maignaco infirmus</text:p>
      <text:p text:style-name="Standard"/>
      <text:p text:style-name="Standard"/>
      <text:p text:style-name="Standard">=FRAN_0393_10833.tif=</text:p>
      <text:p text:style-name="Standard">&gt;&gt;&gt;&gt;&gt;&gt; numérotation &lt;&lt;&lt;&lt;&lt;&lt;&lt;</text:p>
      <text:p text:style-name="Standard">x</text:p>
      <text:p text:style-name="Standard">v</text:p>
      <text:p text:style-name="Standard">119</text:p>
      <text:p text:style-name="Standard">&gt;&gt;&gt;&gt;&gt;&gt; Date &lt;&lt;&lt;&lt;&lt;&lt;&lt;</text:p>
      <text:p text:style-name="Standard">Jumius nongesimo tercioni</text:p>
      <text:p text:style-name="Standard">Anno quo supra Die lune xxiii junii post octais beneabe apostoli capitulantibus dominis</text:p>
      <text:p text:style-name="Standard">&gt;&gt;&gt;&gt;&gt;&gt; block &lt;&lt;&lt;&lt;&lt;&lt;&lt;</text:p>
      <text:p text:style-name="Standard">P. Decano de Sancto Stephano Confirmata est hic provisio facta in precedente capitulo</text:p>
      <text:p text:style-name="Standard">pro vicariis Sancti Stephani de Gressibus / et notificata</text:p>
      <text:p text:style-name="Standard">partibus / et consensierunt ipse partes et acquieverunt</text:p>
      <text:p text:style-name="Standard">ordinacioni dominorum super dicta provisione facte</text:p>
      <text:p text:style-name="Standard">Magister Johannes Hue oneratus est de loquendo domino Parisiensis</text:p>
      <text:p text:style-name="Standard">pro iiiior lb. parisiensies amortizats etc. nec non et magistris</text:p>
      <text:p text:style-name="Standard">Petro Lorfeure / et Clementi de Orelyaco.</text:p>
      <text:p text:style-name="Standard">Placet dominis quod dominus Johannes Burete capellanus in ecclesia</text:p>
      <text:p text:style-name="Standard">Smedericus Sancti Mederici qui debebat unam fir procerta emenda taxata</text:p>
      <text:p text:style-name="Standard">per capitulum / quia pronon solacione ipsius portavit licteram scolaritatis</text:p>
      <text:p text:style-name="Standard">quod celebret in ecclesia Parisiensis anniversaria usque ad festum vim</text:p>
      <text:p text:style-name="Standard">sanctorum exceptis anniversariis solempnibus.</text:p>
      <text:p text:style-name="Standard">Expost ipse Burete tradidit notariom capituli vii s. par. et de</text:p>
      <text:p text:style-name="Standard">residuo voluit stare ad beneplacitum dominorum</text:p>
      <text:p text:style-name="Standard"><text:soft-page-break/>Compotum Dominus Decanus et dominus Petrus Valeti commissi sunt ad</text:p>
      <text:p text:style-name="Standard">audiendum compotum domini Guillelmi Anglici super bonis execucionis</text:p>
      <text:p text:style-name="Standard">domini Johannis de Bara.</text:p>
      <text:p text:style-name="Standard">De prebendate in orlyaco actor contra predecessirus suos ibidem prebendatos olim</text:p>
      <text:p text:style-name="Standard">per repparacionibus que debebant fieri per ipsos predecessiris ad mercurii</text:p>
      <text:p text:style-name="Standard">Dy. Giloti Ordinatum est quod officiarius aniversariorum accomodet vii lb. par.</text:p>
      <text:p text:style-name="Standard">per habenda littera gracie Dyonisii Giloti et recuperabit ipsas ab</text:p>
      <text:p text:style-name="Standard">amicis ipsius Dionisii</text:p>
      <text:p text:style-name="Standard">Domini habuerunt gratum / forum quod magister G. de Alneolo</text:p>
      <text:p text:style-name="Standard">fecit a Oultreboys cum carpentariis pro repparacionibus molendins</text:p>
      <text:p text:style-name="Standard">precio lx. fr. et commissum est ipsi magistro G. quod una cum officiario</text:p>
      <text:p text:style-name="Standard">anniversariorum scrbat ad partes pro complendo et faciendo illas</text:p>
      <text:p text:style-name="Standard">repparaciones.</text:p>
      <text:p text:style-name="Standard">&gt;&gt;&gt;&gt;&gt;&gt; liste &lt;&lt;&lt;&lt;&lt;&lt;&lt;</text:p>
      <text:p text:style-name="Standard">H. Cantore</text:p>
      <text:p text:style-name="Standard">de gressibus</text:p>
      <text:p text:style-name="Standard">G. archidiacono cclesie</text:p>
      <text:p text:style-name="Standard">Sy. Succentore</text:p>
      <text:p text:style-name="Standard">P. Roberti</text:p>
      <text:p text:style-name="Standard">J. de Pompodorio</text:p>
      <text:p text:style-name="Standard">Ar. Jausserandi</text:p>
      <text:p text:style-name="Standard">J. de Karolay</text:p>
      <text:p text:style-name="Standard">N. Chaudardi</text:p>
      <text:p text:style-name="Standard">P. Forteti</text:p>
      <text:p text:style-name="Standard">L. de Mongeria</text:p>
      <text:p text:style-name="Standard">R. de Lorriaco</text:p>
      <text:p text:style-name="Standard">B. de Thierno</text:p>
      <text:p text:style-name="Standard">N. Grangerii</text:p>
      <text:p text:style-name="Standard">J. de Nully</text:p>
      <text:p text:style-name="Standard">J. de Bordis</text:p>
      <text:p text:style-name="Standard">An. Regine</text:p>
      <text:p text:style-name="Standard">G. de Albyaco</text:p>
      <text:p text:style-name="Standard">T. de Sancto Petro</text:p>
      <text:p text:style-name="Standard">R. de Putheolis</text:p>
      <text:p text:style-name="Standard">J. Voignon</text:p>
      <text:p text:style-name="Standard">N. de Ordeomonte</text:p>
      <text:p text:style-name="Standard"><text:soft-page-break/>Ph. de Salione</text:p>
      <text:p text:style-name="Standard">G. Fedelli</text:p>
      <text:p text:style-name="Standard">Hue</text:p>
      <text:p text:style-name="Standard">J. de Socto</text:p>
      <text:p text:style-name="Standard">L. de Maiginaco firmus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J. de Pompodori</text:p>
      <text:p text:style-name="Standard">Ar. Jausserandi</text:p>
      <text:p text:style-name="Standard">N. Chaudardi</text:p>
      <text:p text:style-name="Standard">J. de Karolay</text:p>
      <text:p text:style-name="Standard">de srcto</text:p>
      <text:p text:style-name="Standard">L. de Mongeria</text:p>
      <text:p text:style-name="Standard">P. Prepositi</text:p>
      <text:p text:style-name="Standard">R. de Putheolis</text:p>
      <text:p text:style-name="Standard">R. de Lorriaco</text:p>
      <text:p text:style-name="Standard">J. Hue</text:p>
      <text:p text:style-name="Standard">G. de Alneolo T. de Sancto Petro</text:p>
      <text:p text:style-name="Standard">P. Forteti</text:p>
      <text:p text:style-name="Standard">B. de Thierno</text:p>
      <text:p text:style-name="Standard">Ph. de Salione</text:p>
      <text:p text:style-name="Standard">G. de Albyaco</text:p>
      <text:p text:style-name="Standard">G. Fedelli</text:p>
      <text:p text:style-name="Standard">Au. Regine</text:p>
      <text:p text:style-name="Standard">Voignon</text:p>
      <text:p text:style-name="Standard">Au. Grangii</text:p>
      <text:p text:style-name="Standard">L. de Maignaco</text:p>
      <text:p text:style-name="Standard">D. de Mily</text:p>
      <text:p text:style-name="Standard">Piis</text:p>
      <text:p text:style-name="Standard"/>
      <text:p text:style-name="Standard"/>
      <text:p text:style-name="Standard">=FRAN_0393_10834.tif=</text:p>
      <text:p text:style-name="Standard">&gt;&gt;&gt;&gt;&gt;&gt; date &lt;&lt;&lt;&lt;&lt;&lt;&lt;</text:p>
      <text:p text:style-name="Standard"><text:soft-page-break/>Capitulum generale junu</text:p>
      <text:p text:style-name="Standard">Anno quo supra die mercurii post Johannem Baptisat xxxvta junii capitulantibus dominis</text:p>
      <text:p text:style-name="Standard">&gt;&gt;&gt;&gt;&gt;&gt; block &lt;&lt;&lt;&lt;&lt;&lt;&lt;</text:p>
      <text:p text:style-name="Standard">Dominus Decanus vice et auctoritate sua et capituli ac suo et dominorum</text:p>
      <text:p text:style-name="Standard">nomine elegit taxum decime grossorum fructuum omnium et singularum</text:p>
      <text:p text:style-name="Standard">prebendarum parisiensem foranearum sive in deportu existencium</text:p>
      <text:p text:style-name="Standard">Prepositi prebendarii sunt onerati de solvendi capas et</text:p>
      <text:p text:style-name="Standard">alia onera debita ecclesie per canonicos subscriptos et alios</text:p>
      <text:p text:style-name="Standard">J. de Rezes Respondit pro eo Chanteprime</text:p>
      <text:p text:style-name="Standard">T. de Rubeomonte respondit Phpp. de Salione</text:p>
      <text:p text:style-name="Standard">G. Fedelli</text:p>
      <text:p text:style-name="Standard">J.</text:p>
      <text:p text:style-name="Standard">Voignon</text:p>
      <text:p text:style-name="Standard">G. de Molinis</text:p>
      <text:p text:style-name="Standard">*.</text:p>
      <text:p text:style-name="Standard">regis</text:p>
      <text:p text:style-name="Standard">J. Regis</text:p>
      <text:p text:style-name="Standard">agister Fabrice . L. de Mongeria</text:p>
      <text:p text:style-name="Standard">de Nully</text:p>
      <text:p text:style-name="Standard">R. Dangeul</text:p>
      <text:p text:style-name="Standard">N. de Ordeomonte</text:p>
      <text:p text:style-name="Standard">J. Mignot</text:p>
      <text:p text:style-name="Standard">L. de Maignaco infirmus</text:p>
      <text:p text:style-name="Standard">G. Dannel</text:p>
      <text:p text:style-name="Standard">provisores domus Dei Succentor</text:p>
      <text:p text:style-name="Standard">de Nully</text:p>
      <text:p text:style-name="Standard">et R. de Lorriaco</text:p>
      <text:p text:style-name="Standard">G. de Albyaco</text:p>
      <text:p text:style-name="Standard">Custo de Biclacus annivsariorum</text:p>
      <text:p text:style-name="Standard">B. de Chierno et J. de Sacto</text:p>
      <text:p text:style-name="Standard">Dominus Cantor requisivit dominos quod onderent ei in scriptis si possente esset jur</text:p>
      <text:p text:style-name="Standard">oya Cantore</text:p>
      <text:p text:style-name="Standard">sue et que debet facere et habere racione sue cantonie / aut quod ipsa secrefferart de predictis ad usum</text:p>
      <text:p text:style-name="Standard">uctudinem ecclesie et relacionem antiquorum / et de hoc pecuit instrm aned</text:p>
      <text:p text:style-name="Standard">&gt;&gt;&gt;&gt;&gt;&gt; liste &lt;&lt;&lt;&lt;&lt;&lt;&lt;</text:p>
      <text:p text:style-name="Standard">P. Decano</text:p>
      <text:p text:style-name="Standard"><text:soft-page-break/>H. Cantore</text:p>
      <text:p text:style-name="Standard">G. archidiacono cclesie</text:p>
      <text:p text:style-name="Standard">Sy. Succentore</text:p>
      <text:p text:style-name="Standard">P. Archidiacono Brye</text:p>
      <text:p text:style-name="Standard">P. de Aillyaco Cancellario</text:p>
      <text:p text:style-name="Standard">prepsiti prebendarii</text:p>
      <text:p text:style-name="Standard">P. Roberti</text:p>
      <text:p text:style-name="Standard">In Moryaco</text:p>
      <text:p text:style-name="Standard">J. Hue</text:p>
      <text:p text:style-name="Standard">J. de Pompodorio</text:p>
      <text:p text:style-name="Standard">In Cyvillyaco</text:p>
      <text:p text:style-name="Standard">G. de Alneolo</text:p>
      <text:p text:style-name="Standard">N. Chandardi</text:p>
      <text:p text:style-name="Standard">In Cristolioe</text:p>
      <text:p text:style-name="Standard">Ph. de Salione</text:p>
      <text:p text:style-name="Standard">J</text:p>
      <text:p text:style-name="Standard">de Karolay</text:p>
      <text:p text:style-name="Standard">J. de Socto</text:p>
      <text:p text:style-name="Standard">In Ytevilla</text:p>
      <text:p text:style-name="Standard">P. Roberti</text:p>
      <text:p text:style-name="Standard">P. Forteti</text:p>
      <text:p text:style-name="Standard">In Liricantu.</text:p>
      <text:p text:style-name="Standard">R. de Lorriaco</text:p>
      <text:p text:style-name="Standard">G. de Veyrac</text:p>
      <text:p text:style-name="Standard">In Orlyaco</text:p>
      <text:p text:style-name="Standard">B. de Thierno</text:p>
      <text:p text:style-name="Standard">Ar. Jausserandi</text:p>
      <text:p text:style-name="Standard">In Andresyaco</text:p>
      <text:p text:style-name="Standard">T. de Sancto Petro</text:p>
      <text:p text:style-name="Standard">L. de Mongeria</text:p>
      <text:p text:style-name="Standard">In. Viryaco</text:p>
      <text:p text:style-name="Standard">J. de Sanctis</text:p>
      <text:p text:style-name="Standard">R. de Lorriaco</text:p>
      <text:p text:style-name="Standard">B. de Thierno</text:p>
      <text:p text:style-name="Standard">I. Spedona</text:p>
      <text:p text:style-name="Standard">J. de Focto rigatus quia noluis</text:p>
      <text:p text:style-name="Standard"><text:soft-page-break/>P. Prepositi</text:p>
      <text:p text:style-name="Standard">In Vernoto</text:p>
      <text:p text:style-name="Standard">G. archidiacono cclesie</text:p>
      <text:p text:style-name="Standard">consentir</text:p>
      <text:p text:style-name="Standard">J.</text:p>
      <text:p text:style-name="Standard">Hue</text:p>
      <text:p text:style-name="Standard">In Corberosa</text:p>
      <text:p text:style-name="Standard">J. Voignon</text:p>
      <text:p text:style-name="Standard">A. Grangerii</text:p>
      <text:p text:style-name="Standard">In Resayo</text:p>
      <text:p text:style-name="Standard">J. Chanteprime</text:p>
      <text:p text:style-name="Standard">R. de Putheolis</text:p>
      <text:p text:style-name="Standard">J. de Bordis</text:p>
      <text:p text:style-name="Standard">Au. Regine</text:p>
      <text:p text:style-name="Standard">G. de Alneolo</text:p>
      <text:p text:style-name="Standard">G. de Albyaco</text:p>
      <text:p text:style-name="Standard">si qui sint</text:p>
      <text:p text:style-name="Standard">P. de Castro</text:p>
      <text:p text:style-name="Standard">Ph. de Salione</text:p>
      <text:p text:style-name="Standard">M. Reginaldi</text:p>
      <text:p text:style-name="Standard"/>
      <text:p text:style-name="Standard"/>
      <text:p text:style-name="Standard">=FRAN_0393_10835.tif=</text:p>
      <text:p text:style-name="Standard">&gt;&gt;&gt;&gt;&gt;&gt; numérotation &lt;&lt;&lt;&lt;&lt;&lt;&lt;</text:p>
      <text:p text:style-name="Standard">lxx</text:p>
      <text:p text:style-name="Standard">121</text:p>
      <text:p text:style-name="Standard">&gt;&gt;&gt;&gt;&gt;&gt; Date &lt;&lt;&lt;&lt;&lt;&lt;&lt;</text:p>
      <text:p text:style-name="Standard">d</text:p>
      <text:p text:style-name="Standard">Innius nonagesimo tercio</text:p>
      <text:p text:style-name="Standard">Die jovis sequente capitulantibus dominis</text:p>
      <text:p text:style-name="Standard">&gt;&gt;&gt;&gt;&gt;&gt; block &lt;&lt;&lt;&lt;&lt;&lt;&lt;</text:p>
      <text:p text:style-name="Standard">Domini ordinaverunt quod clericus ymagius habeat porcionem</text:p>
      <text:p text:style-name="Standard">missarum domini episcopi / ad requestam ipsius domini episcopi / quas habebat</text:p>
      <text:p text:style-name="Standard">dominus P. Mangis.</text:p>
      <text:p text:style-name="Standard">Et alteram porcionem tenebit notarius capituli ut prius.</text:p>
      <text:p text:style-name="Standard">Mandabitur major de Cristolio ut afferat licteram sue</text:p>
      <text:p text:style-name="Standard"><text:soft-page-break/>majorie et jura sui officii.</text:p>
      <text:p text:style-name="Standard">precipietur scriptori tabule quod a modo nichil deFalcet</text:p>
      <text:p text:style-name="Standard">vel diminuat de emendis impositis per statutum ecclesie</text:p>
      <text:p text:style-name="Standard">olim factum contra deffectum facientus in servicio dominio sine</text:p>
      <text:p text:style-name="Standard">licencia capituli.</text:p>
      <text:p text:style-name="Standard">&gt;&gt;&gt;&gt;&gt;&gt; liste &lt;&lt;&lt;&lt;&lt;&lt;&lt;</text:p>
      <text:p text:style-name="Standard">P. Decano</text:p>
      <text:p text:style-name="Standard">G. Cantore</text:p>
      <text:p text:style-name="Standard">de missiis domini</text:p>
      <text:p text:style-name="Standard">G. archidiacono ecclesie</text:p>
      <text:p text:style-name="Standard">Epici Pariensi</text:p>
      <text:p text:style-name="Standard">Sy. Succentore</text:p>
      <text:p text:style-name="Standard">P. Roberti</text:p>
      <text:p text:style-name="Standard">J. de Pompodorio</text:p>
      <text:p text:style-name="Standard">N. Chandardi</text:p>
      <text:p text:style-name="Standard">J. de Karolay</text:p>
      <text:p text:style-name="Standard">J. de Socto</text:p>
      <text:p text:style-name="Standard">P. Forteti</text:p>
      <text:p text:style-name="Standard">G. de Veyrac</text:p>
      <text:p text:style-name="Standard">Eiende</text:p>
      <text:p text:style-name="Standard">Ar. Jausserandi</text:p>
      <text:p text:style-name="Standard">L. de Mongeria</text:p>
      <text:p text:style-name="Standard">R. de Lorriaco</text:p>
      <text:p text:style-name="Standard">B. de Thierno</text:p>
      <text:p text:style-name="Standard">P. Prepositi</text:p>
      <text:p text:style-name="Standard">R. de Putheolis</text:p>
      <text:p text:style-name="Standard">J. de Bordis</text:p>
      <text:p text:style-name="Standard">G. de Alneolo</text:p>
      <text:p text:style-name="Standard">G. de Albyaco</text:p>
      <text:p text:style-name="Standard">P. de Castro</text:p>
      <text:p text:style-name="Standard">Ph. de Salione</text:p>
      <text:p text:style-name="Standard">G. Fedelli</text:p>
      <text:p text:style-name="Standard">J. Voignon</text:p>
      <text:p text:style-name="Standard">J. de Nully</text:p>
      <text:p text:style-name="Standard">L. de Maignaco infirmus</text:p>
      <text:p text:style-name="Standard"/>
      <text:p text:style-name="Standard"><text:soft-page-break/></text:p>
      <text:p text:style-name="Standard">=FRAN_0393_10836.tif=</text:p>
      <text:p text:style-name="Standard">&gt;&gt;&gt;&gt;&gt;&gt; numérotation &lt;&lt;&lt;&lt;&lt;&lt;&lt;</text:p>
      <text:p text:style-name="Standard">jumius</text:p>
      <text:p text:style-name="Standard">12</text:p>
      <text:p text:style-name="Standard">&gt;&gt;&gt;&gt;&gt;&gt; block &lt;&lt;&lt;&lt;&lt;&lt;&lt;</text:p>
      <text:p text:style-name="Standard">Domini Aubertus Billardi / marcialis nepotis / Guillelmus de Quertu</text:p>
      <text:p text:style-name="Standard">Eustacius Vacherii / segninus vigerii Johannes Brenneni</text:p>
      <text:p text:style-name="Standard">renunciaverunt missis domini regis.</text:p>
      <text:p text:style-name="Standard">Domini P. Mangis et Nicolaus Sellarii renunciaverunt</text:p>
      <text:p text:style-name="Standard">missis domini episcopi Parisiensis</text:p>
      <text:p text:style-name="Standard">Domini Johannes de Querisy et Guillelmus Auffert renunciaverunt</text:p>
      <text:p text:style-name="Standard">missis archidiacioni Actrabatensis.</text:p>
      <text:p text:style-name="Standard">Eexpeditus est grossus prebenda domini Cancellarii in Orlyaco</text:p>
      <text:p text:style-name="Standard">prebenda qui alias fuerat arrestatus pro repparacionibus ad instantium</text:p>
      <text:p text:style-name="Standard">magistri Johannis de Karolay</text:p>
      <text:p text:style-name="Standard">De Cristolis inhibitum est majori de Cristolio quod amodo in antea non</text:p>
      <text:p text:style-name="Standard">recipiat quecunque ligna antiqua vel pestes quantumcumque</text:p>
      <text:p text:style-name="Standard">antique fuerint proverentes ex molens torcularibus vel</text:p>
      <text:p text:style-name="Standard">domibus ecclesie partiensis / Et quia ipse maior recepit jam de</text:p>
      <text:p text:style-name="Standard">facte ligna antiqua provenientes ex quodam molensi antiquo</text:p>
      <text:p text:style-name="Standard">quod nunc refficitur et repparatur prope Cristolium in maleria sua</text:p>
      <text:p text:style-name="Standard">preceptum est ei quod ipse ea restituat et reddat infra diem</text:p>
      <text:p text:style-name="Standard">crastinam per totam diem / et quod ipso informet dominos de</text:p>
      <text:p text:style-name="Standard">jure quod dicit sibi competere in talibus lignis. Ipse vero</text:p>
      <text:p text:style-name="Standard">major acquievit precepto dominorum et prominsit illa ligna</text:p>
      <text:p text:style-name="Standard">restituere insit illud tempous.</text:p>
      <text:p text:style-name="Standard">Restitute sunt claves scripturarum ecclesie existencium</text:p>
      <text:p text:style-name="Standard">A. thesamo. domino Decno</text:p>
      <text:p text:style-name="Standard">preceptum est Officiario anniversariorum quod faciat obligare dyonisium Giloti causa fuit extra</text:p>
      <text:p text:style-name="Standard">Castalletum pro vii lb. que alias fuerunt sibi concesse pro habenda gracia sua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<text:soft-page-break/>P. de Allyaco cancellario</text:p>
      <text:p text:style-name="Standard">P. Roberti</text:p>
      <text:p text:style-name="Standard">de Pompodorio</text:p>
      <text:p text:style-name="Standard">*.</text:p>
      <text:p text:style-name="Standard">N. Chandardi</text:p>
      <text:p text:style-name="Standard">J. de Karolay</text:p>
      <text:p text:style-name="Standard">G. de Veyrac</text:p>
      <text:p text:style-name="Standard">L. de Mongeria</text:p>
      <text:p text:style-name="Standard">P. Forteti</text:p>
      <text:p text:style-name="Standard">Ar. Jausserandi</text:p>
      <text:p text:style-name="Standard">J. de Socco</text:p>
      <text:p text:style-name="Standard">R. de Lorriaco</text:p>
      <text:p text:style-name="Standard">B. de Thierno</text:p>
      <text:p text:style-name="Standard">P. Prepositi</text:p>
      <text:p text:style-name="Standard">R. de Putheolis</text:p>
      <text:p text:style-name="Standard">Au. Regine</text:p>
      <text:p text:style-name="Standard">G. de Alneolo</text:p>
      <text:p text:style-name="Standard">G. de Albyaco</text:p>
      <text:p text:style-name="Standard">G. Fedelli</text:p>
      <text:p text:style-name="Standard">J. Voignon</text:p>
      <text:p text:style-name="Standard">Ph. de Salione</text:p>
      <text:p text:style-name="Standard">J. de Thordis</text:p>
      <text:p text:style-name="Standard">L. de Maignaco infirmus</text:p>
      <text:p text:style-name="Standard"/>
      <text:p text:style-name="Standard"/>
      <text:p text:style-name="Standard">=FRAN_0393_10837.tif=</text:p>
      <text:p text:style-name="Standard">&gt;&gt;&gt;&gt;&gt;&gt; numérotation &lt;&lt;&lt;&lt;&lt;&lt;&lt;</text:p>
      <text:p text:style-name="Standard">Iumius nonagesim ercio</text:p>
      <text:p text:style-name="Standard">lxii</text:p>
      <text:p text:style-name="Standard">v4</text:p>
      <text:p text:style-name="Standard">&gt;&gt;&gt;&gt;&gt;&gt; block &lt;&lt;&lt;&lt;&lt;&lt;&lt;</text:p>
      <text:p text:style-name="Standard">licencia</text:p>
      <text:p text:style-name="Standard">Data est licencia Guillelmo Auffert de</text:p>
      <text:p text:style-name="Standard">eundo apud curam suam et quod non</text:p>
      <text:p text:style-name="Standard">maneat illat nisi per duos dies</text:p>
      <text:p text:style-name="Standard">Dominus Johannes Doussin presbyter renunciavit</text:p>
      <text:p text:style-name="Standard"><text:soft-page-break/>missis archidiaconus Atrabatensis que date</text:p>
      <text:p text:style-name="Standard">fuerunt domino Egidio Faillembiensi ad</text:p>
      <text:p text:style-name="Standard">domus racione officii sui</text:p>
      <text:p text:style-name="Standard">Matutine concesse sunt ano in antea domino Jacobo de Villa judca qui continuavit in ecclesia per L. annos</text:p>
      <text:p text:style-name="Standard">Statutum olim factum quod non debeat vendi uinum in claustro per canonicum nec aliquem alium quecunque subpena</text:p>
      <text:p text:style-name="Standard">perdicionis vini quod positum fuerit in vendicione et quod debet applicari usui domus Dei Confirmatum est</text:p>
      <text:p text:style-name="Standard">et declaratum ulterius quod ano in antea non fiat eciam tamberna seu vendatur vinum per hostia posteriora</text:p>
      <text:p text:style-name="Standard">domorum claustralium.</text:p>
      <text:p text:style-name="Standard">Vicariis hehotras in ecclesia Parisiensis beneficiatius /t habitum ipsuens ecclesie deffens</text:p>
      <text:p text:style-name="Standard">Statutum est quod quicunque canonicus in capituloem dixerit abti canonicorum injuriam qualemcumque vel fecerit aliam</text:p>
      <text:p text:style-name="Standard">et ad huplectitum capituli / et illius cui displicenciam facit talisque ad vrbit</text:p>
      <text:p text:style-name="Standard">qu ad arbit</text:p>
      <text:p text:style-name="Standard">t ad emendam</text:p>
      <text:p text:style-name="Standard">Statutum antiquintus factum de commorantibus in claustro scilicet quod nulls canonicus Parisiensi citulo locati conducti</text:p>
      <text:p text:style-name="Standard">ve seu precarii aut alioquocunmque titulo possit manere in ipso claustro cum aliquo canonico in eadem domo hodie fuit</text:p>
      <text:p text:style-name="Standard">confirmatum / et fuit ordinatum quod nullus habens domum in claustro / possit hospitari in domo sua quacunque</text:p>
      <text:p text:style-name="Standard">personam que non fuerit de habitu ecclesie / nisi tenuerit ipsam propriis sumptibus suis et expensis / et fuit doictum</text:p>
      <text:p text:style-name="Standard">notarius capituli quod diceret domino Stephano du seau ecclesie parisiensis vicario ut licenciarent a domo sua magistrum Johannem</text:p>
      <text:p text:style-name="Standard">commorans et exeraneu / quod et fecit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Johannes Caillart</text:p>
      <text:p text:style-name="Standard">G. archidiacono eclesie</text:p>
      <text:p text:style-name="Standard">Martinus Mutoriis</text:p>
      <text:p text:style-name="Standard">Sy. Succentore</text:p>
      <text:p text:style-name="Standard">Hebertus Berengarii</text:p>
      <text:p text:style-name="Standard">P. Forteti</text:p>
      <text:p text:style-name="Standard">Stephanus Theobaldi</text:p>
      <text:p text:style-name="Standard"><text:soft-page-break/>G. Veyrac</text:p>
      <text:p text:style-name="Standard">Johannes Constantini</text:p>
      <text:p text:style-name="Standard">J. de Pompodorio</text:p>
      <text:p text:style-name="Standard">Guillotus Cassoti</text:p>
      <text:p text:style-name="Standard">N. Chandardi</text:p>
      <text:p text:style-name="Standard">Laurencis Bigorne</text:p>
      <text:p text:style-name="Standard">J. de Karolay</text:p>
      <text:p text:style-name="Standard">Perrotinus valeti</text:p>
      <text:p text:style-name="Standard">beneplacitum dominorum</text:p>
      <text:p text:style-name="Standard">J. de Socto</text:p>
      <text:p text:style-name="Standard">Thomas Le Pele</text:p>
      <text:p text:style-name="Standard">Ar. Jausserandi</text:p>
      <text:p text:style-name="Standard">Guillelmus Allierini</text:p>
      <text:p text:style-name="Standard">R. de Lorriaco</text:p>
      <text:p text:style-name="Standard">Guillelmus Auffert</text:p>
      <text:p text:style-name="Standard">L. de Mongeria</text:p>
      <text:p text:style-name="Standard">Gidius Pinelli</text:p>
      <text:p text:style-name="Standard">P. Prepsaiti</text:p>
      <text:p text:style-name="Standard">Gervesotus tyesse renunciaverunt officiis suis videlicet officio macicocie</text:p>
      <text:p text:style-name="Standard">B. de Thierno</text:p>
      <text:p text:style-name="Standard">et clericature matutinarum</text:p>
      <text:p text:style-name="Standard">R. de Putheolis</text:p>
      <text:p text:style-name="Standard">Au. Regine</text:p>
      <text:p text:style-name="Standard">Hutinus medici presentavit dominis litteram scolaritatis ut non solveret quadam</text:p>
      <text:p text:style-name="Standard">G. de Alneolo</text:p>
      <text:p text:style-name="Standard">primea sa</text:p>
      <text:p text:style-name="Standard">emendam quam debebat / et fuit ei injuncta premea quod ab hinc usque ad</text:p>
      <text:p text:style-name="Standard">G. de Albyaco</text:p>
      <text:p text:style-name="Standard">lucaris Pascha ipse dicat in ecclesia Parisiensis primam lictonem matutinarum sub pena</text:p>
      <text:p text:style-name="Standard">T. de Sancto Petro</text:p>
      <text:p text:style-name="Standard">excomuncacionis / qui postmodum obeduvit per trs dies tamen modo</text:p>
      <text:p text:style-name="Standard">Ph. de Salione</text:p>
      <text:p text:style-name="Standard">N. de Ordeomonte</text:p>
      <text:p text:style-name="Standard">porcio missarum domini episcopi Parisiesis quam tenebat dominus P. Mangis concessa</text:p>
      <text:p text:style-name="Standard">G. Fedelli</text:p>
      <text:p text:style-name="Standard">J. Voignon</text:p>
      <text:p text:style-name="Standard"><text:soft-page-break/>domino Reginaldo Clerico promagsis / qui juravit reventm et obedeniam</text:p>
      <text:p text:style-name="Standard">P. Forteti</text:p>
      <text:p text:style-name="Standard">dominis et promisit renunciare ipsas sigulis annis in capitulo generali et est</text:p>
      <text:p text:style-name="Standard">L. de Magnaco infirmus</text:p>
      <text:p text:style-name="Standard">ei data licenciat portandi habitum ecclesie quamdiu habebit ipsas missas</text:p>
      <text:p text:style-name="Standard">Ste. D seau Dimictetur domino Stephano du Seau domus quam tenebat magister Stephano</text:p>
      <text:p text:style-name="Standard">Boussardi pro precio quo locavat eam sibi officiarius ad quem pertinet ipsa</text:p>
      <text:p text:style-name="Standard"/>
      <text:p text:style-name="Standard"/>
      <text:p text:style-name="Standard">=FRAN_0393_10838.tif=</text:p>
      <text:p text:style-name="Standard">&gt;&gt;&gt;&gt;&gt;&gt; date &lt;&lt;&lt;&lt;&lt;&lt;&lt;</text:p>
      <text:p text:style-name="Standard">Die lune xxxa junii post festum apostolorum Petri et Paula capitulantibus dominis in capitulo ad hi genera</text:p>
      <text:p text:style-name="Standard">juilis</text:p>
      <text:p text:style-name="Standard">&gt;&gt;&gt;&gt;&gt;&gt; block &lt;&lt;&lt;&lt;&lt;&lt;&lt;</text:p>
      <text:p text:style-name="Standard">Placet dominis quod capitulum generale continuetur per totam</text:p>
      <text:p text:style-name="Standard">istam ebdomadam et distribuetur medetas denariorum</text:p>
      <text:p text:style-name="Standard">qui debebant in aliis precedente capitulis</text:p>
      <text:p text:style-name="Standard">Remictitur carcer illis de Christolio expensis factas</text:p>
      <text:p text:style-name="Standard">tamen ipsi solvent</text:p>
      <text:p text:style-name="Standard">Datur domino Blancheto Braque militi quod possit assedare</text:p>
      <text:p text:style-name="Standard">xxi lb. paris. quas debet ecclesie ad causam processionis gragerii</text:p>
      <text:p text:style-name="Standard">pape causu quo ipse infra x. dies portabit consseim sue uxor</text:p>
      <text:p text:style-name="Standard">usque ad annum</text:p>
      <text:p text:style-name="Standard">Sabuntur domino Cardinali de Luna due Taude vinvi una</text:p>
      <text:p text:style-name="Standard">de Belna et altea de Sancto Porciano et die duodene panis capitli</text:p>
      <text:p text:style-name="Standard">una videi illa de Belna fuit empta a magistro Ph. de Salione</text:p>
      <text:p text:style-name="Standard">precio xv. fr. et altera de Sancto Porciano a magistro B. de Thier</text:p>
      <text:p text:style-name="Standard">precio viii fr. et solvet camerarius clericus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continiacio</text:p>
      <text:p text:style-name="Standard">G. archidiacono ecclesie</text:p>
      <text:p text:style-name="Standard">Sy. Succentore</text:p>
      <text:p text:style-name="Standard">J. de Pompaor</text:p>
      <text:p text:style-name="Standard"><text:soft-page-break/>N. Chandardi</text:p>
      <text:p text:style-name="Standard">J. de Karolay</text:p>
      <text:p text:style-name="Standard">P. Forteti</text:p>
      <text:p text:style-name="Standard">B. de Thierno</text:p>
      <text:p text:style-name="Standard">Ar. Jausserandi</text:p>
      <text:p text:style-name="Standard">L. de Mongeria</text:p>
      <text:p text:style-name="Standard">R. de Lorriaco</text:p>
      <text:p text:style-name="Standard">P. Prepositi</text:p>
      <text:p text:style-name="Standard">G. de Alneolo</text:p>
      <text:p text:style-name="Standard">G. de Albyaco</text:p>
      <text:p text:style-name="Standard">G. Fedelli</text:p>
      <text:p text:style-name="Standard">J. Voignon</text:p>
      <text:p text:style-name="Standard">A. Regine</text:p>
      <text:p text:style-name="Standard">L. de Maignaco infirmus</text:p>
      <text:p text:style-name="Standard">Die martius sequente prima jullii</text:p>
      <text:p text:style-name="Standard">P. decano</text:p>
      <text:p text:style-name="Standard">H. Cantore</text:p>
      <text:p text:style-name="Standard">G. Archidiacono ecclesie</text:p>
      <text:p text:style-name="Standard">Sy. succentor</text:p>
      <text:p text:style-name="Standard">J. de Pompeo</text:p>
      <text:p text:style-name="Standard">N. Chaudart</text:p>
      <text:p text:style-name="Standard">J. de Karolay</text:p>
      <text:p text:style-name="Standard">Ar. Jausserandi</text:p>
      <text:p text:style-name="Standard">L. de Mongeria</text:p>
      <text:p text:style-name="Standard">donum</text:p>
      <text:p text:style-name="Standard">R. de Lorriaco</text:p>
      <text:p text:style-name="Standard">P. Prepositi</text:p>
      <text:p text:style-name="Standard">G. de Verrac</text:p>
      <text:p text:style-name="Standard">B. de Thierno</text:p>
      <text:p text:style-name="Standard">R. de Putheolis</text:p>
      <text:p text:style-name="Standard">G. de Albyaco</text:p>
      <text:p text:style-name="Standard">P. de Castro</text:p>
      <text:p text:style-name="Standard">Ph. de Salione</text:p>
      <text:p text:style-name="Standard">G. Fedelli</text:p>
      <text:p text:style-name="Standard">J. Voignon</text:p>
      <text:p text:style-name="Standard">P. Forteti</text:p>
      <text:p text:style-name="Standard"><text:soft-page-break/>Au. Regine</text:p>
      <text:p text:style-name="Standard">L. de Maignaco infirmu</text:p>
      <text:p text:style-name="Standard"/>
      <text:p text:style-name="Standard"/>
      <text:p text:style-name="Standard">=FRAN_0393_10839.tif=</text:p>
      <text:p text:style-name="Standard">&gt;&gt;&gt;&gt;&gt;&gt; numérotation &lt;&lt;&lt;&lt;&lt;&lt;&lt;</text:p>
      <text:p text:style-name="Standard">lxiii</text:p>
      <text:p text:style-name="Standard">13</text:p>
      <text:p text:style-name="Standard">soli</text:p>
      <text:p text:style-name="Standard">&gt;&gt;&gt;&gt;&gt;&gt; Date &lt;&lt;&lt;&lt;&lt;&lt;&lt;</text:p>
      <text:p text:style-name="Standard">Jullius nongesimo tercio</text:p>
      <text:p text:style-name="Standard">Anno quo supra die mercurii sequenti iia julli capitulantibus dominis</text:p>
      <text:p text:style-name="Standard">Die jovis sequentis iia jullii</text:p>
      <text:p text:style-name="Standard">&gt;&gt;&gt;&gt;&gt;&gt; block &lt;&lt;&lt;&lt;&lt;&lt;&lt;</text:p>
      <text:p text:style-name="Standard">Statutum antiquum factum olim de mlittibus non tenentibus in claustro</text:p>
      <text:p text:style-name="Standard">remissum est ad jus comme</text:p>
      <text:p text:style-name="Standard">Statutum vero de caxillais coma Barba sotularibus ad laquenm</text:p>
      <text:p text:style-name="Standard">et consutitus. remissum est ad jus comme.</text:p>
      <text:p text:style-name="Standard">Statutum de xxi. diebus confirmatum est nosto quo anno proxomime</text:p>
      <text:p text:style-name="Standard">preterito</text:p>
      <text:p text:style-name="Standard">Statutum de repparacionibus domorum modificatum est sic idelicet quod visitabunt</text:p>
      <text:p text:style-name="Standard">domus claustri de Renino in tereminum et si repperiantur alique repparanda</text:p>
      <text:p text:style-name="Standard">que possint adhuc stare asque ad decennum seui juramentum et relacionem</text:p>
      <text:p text:style-name="Standard">vel alius obtinens ipsas domos decesserit infra illud Reminum non</text:p>
      <text:p text:style-name="Standard">tenebitur ad alias repparaciones</text:p>
      <text:p text:style-name="Standard">Preceptum est domino Johanni Bleyn matriculario clerico ecclesie quod ipse afferat</text:p>
      <text:p text:style-name="Standard">in scriptis et per declaracionem omnia emolumentim pertieniis officio ipsorum maa</text:p>
      <text:p text:style-name="Standard">tricuariorum sub pena perjurii et it a promisit facere.</text:p>
      <text:p text:style-name="Standard">Placet dominis quod fabrica ecclesie emat duo psalcia feriata pro</text:p>
      <text:p text:style-name="Standard">Ossiculando in ecclesia.</text:p>
      <text:p text:style-name="Standard">Datus est terminus unius mensis domino Blancheto Braque ad afferendum</text:p>
      <text:p text:style-name="Standard">licteram conserus uxr sue alias gracia sibi in alio capitulo facta erit ulla</text:p>
      <text:p text:style-name="Standard">&gt;&gt;&gt;&gt;&gt;&gt; liste &lt;&lt;&lt;&lt;&lt;&lt;&lt;</text:p>
      <text:p text:style-name="Standard">P. Decano</text:p>
      <text:p text:style-name="Standard">M. Cantore</text:p>
      <text:p text:style-name="Standard">G. archidiacono ecclesie</text:p>
      <text:p text:style-name="Standard"><text:soft-page-break/>Sy. succentore</text:p>
      <text:p text:style-name="Standard">P. Roberti</text:p>
      <text:p text:style-name="Standard">J</text:p>
      <text:p text:style-name="Standard">de Pompro</text:p>
      <text:p text:style-name="Standard">P. Chaudart</text:p>
      <text:p text:style-name="Standard">J. de Karolay</text:p>
      <text:p text:style-name="Standard">P. Forteti</text:p>
      <text:p text:style-name="Standard">Ar. Jausserandi</text:p>
      <text:p text:style-name="Standard">L. de Mongeria</text:p>
      <text:p text:style-name="Standard">B. de Thierno</text:p>
      <text:p text:style-name="Standard">P. Prepositi</text:p>
      <text:p text:style-name="Standard">. de Albyaco</text:p>
      <text:p text:style-name="Standard">R. de Lorriaco</text:p>
      <text:p text:style-name="Standard">G. Fedelli</text:p>
      <text:p text:style-name="Standard">J. Voignon</text:p>
      <text:p text:style-name="Standard">Ph. de Salione</text:p>
      <text:p text:style-name="Standard">x s. vi dtJ. de Socto</text:p>
      <text:p text:style-name="Standard">L. de Maignaco infirmus</text:p>
      <text:p text:style-name="Standard">P. Decano</text:p>
      <text:p text:style-name="Standard">H. Cantore</text:p>
      <text:p text:style-name="Standard">J. Bleyn</text:p>
      <text:p text:style-name="Standard">G. archidiacono ccclesie</text:p>
      <text:p text:style-name="Standard">.Sy. succentor</text:p>
      <text:p text:style-name="Standard">P. Roberti</text:p>
      <text:p text:style-name="Standard">J. de Pompo</text:p>
      <text:p text:style-name="Standard">L. de Mongeria</text:p>
      <text:p text:style-name="Standard">G. de Veyrac</text:p>
      <text:p text:style-name="Standard">J. de Karolay</text:p>
      <text:p text:style-name="Standard">P. Forteti</text:p>
      <text:p text:style-name="Standard">Ar. Jausserandi</text:p>
      <text:p text:style-name="Standard">B. de Thierno</text:p>
      <text:p text:style-name="Standard">P. Preporti</text:p>
      <text:p text:style-name="Standard">R. de Putheo</text:p>
      <text:p text:style-name="Standard">G. de Albyaco</text:p>
      <text:p text:style-name="Standard">Ph. de Salione</text:p>
      <text:p text:style-name="Standard">G. Fedelli</text:p>
      <text:p text:style-name="Standard"><text:soft-page-break/>J. Voignon</text:p>
      <text:p text:style-name="Standard">R. de Lorriaco</text:p>
      <text:p text:style-name="Standard">L. de Maignaco infirmus</text:p>
      <text:p text:style-name="Standard"/>
      <text:p text:style-name="Standard"/>
      <text:p text:style-name="Standard">=FRAN_0393_10840.tif=</text:p>
      <text:p text:style-name="Standard">&gt;&gt;&gt;&gt;&gt;&gt; numérotation &lt;&lt;&lt;&lt;&lt;&lt;&lt;</text:p>
      <text:p text:style-name="Standard">Julliu</text:p>
      <text:p text:style-name="Standard">26</text:p>
      <text:p text:style-name="Standard">&gt;&gt;&gt;&gt;&gt;&gt; entrée &lt;&lt;&lt;&lt;&lt;&lt;&lt;</text:p>
      <text:p text:style-name="Standard">solvi</text:p>
      <text:p text:style-name="Standard">sx. s. vi d.</text:p>
      <text:p text:style-name="Standard">Smartius</text:p>
      <text:p text:style-name="Standard">&gt;&gt;&gt;&gt;&gt;&gt; block &lt;&lt;&lt;&lt;&lt;&lt;&lt;</text:p>
      <text:p text:style-name="Standard">Domini sunt concordes quod fossatum quod est inter bonnolium et</text:p>
      <text:p text:style-name="Standard">cristolium super rippariam Mariie / et quod volebat</text:p>
      <text:p text:style-name="Standard">habere ab ecclesia magister Ludovicus Blancheti quod illud</text:p>
      <text:p text:style-name="Standard">fossatum curabitur et non tradetur dicto magistro</text:p>
      <text:p text:style-name="Standard">Ludovico quia firma diminueretur de vi lb. par.</text:p>
      <text:p text:style-name="Standard">Data est sergenteria que nuper fuit Symonis de Resernis</text:p>
      <text:p text:style-name="Standard">Guillelmo Pastorelli aurifabro ad beneplacitum dominorum sub</text:p>
      <text:p text:style-name="Standard">condcibus quod debeat interesse in omnibus processionibus tam</text:p>
      <text:p text:style-name="Standard">ordinariis quam extr ordinariis vel providebit de persona honesta</text:p>
      <text:p text:style-name="Standard">loco sui / Cum omnibus consuetis et emolumentis iiiior fr. et</text:p>
      <text:p text:style-name="Standard">vii panum capituli.</text:p>
      <text:p text:style-name="Standard">Custodia clavium thesauri tradita est magistris</text:p>
      <text:p text:style-name="Standard">B. de Thierno et J. de Socto</text:p>
      <text:p text:style-name="Standard">Ordinatum est quod Johannes Challemanne serviens ecclesie habeat</text:p>
      <text:p text:style-name="Standard">geolam capituli ad beneplacitum dominorum cum geolarius presens</text:p>
      <text:p text:style-name="Standard">dimiserit ipsam.</text:p>
      <text:p text:style-name="Standard">De Sancto Martino</text:p>
      <text:p text:style-name="Standard">hac die domini fuerunt processionaliter apud Sanctum Martinum de Campis et post decantacionem misse</text:p>
      <text:p text:style-name="Standard">ipsi venerunt in capitulo ipsius ecclesie cum religioso viro fractre Johanne de Attrabato suppore ipsius ecclesie et</text:p>
      <text:p text:style-name="Standard">aliis quam pluribus religiosis ipsius ecclesie / et ibidem dominus decanus petiit ab ipso domino suppore siessent in</text:p>
      <text:p text:style-name="Standard"><text:soft-page-break/>carceribus ipsius ecclesie aliqui prisiorarii et si aliqui essent quod ipsos eis redderent seurvi formam arresti</text:p>
      <text:p text:style-name="Standard">alias super hoc facti . Et ipse supprior respondit quod nlles prisionarios habebant et quod si</text:p>
      <text:p text:style-name="Standard">aliquos habient ipsos eis restituerent presenties Johanne Challemaine serviente ecclesie Parisiensis Johanne</text:p>
      <text:p text:style-name="Standard">Morelli canonico Senonensis et pluribus aliis.</text:p>
      <text:p text:style-name="Standard">Fiat monicio nisi causam contra majorem de Christolio</text:p>
      <text:p text:style-name="Standard">&gt;&gt;&gt;&gt;&gt;&gt; liste &lt;&lt;&lt;&lt;&lt;&lt;&lt;</text:p>
      <text:p text:style-name="Standard">P. Decano</text:p>
      <text:p text:style-name="Standard">Bonoliu</text:p>
      <text:p text:style-name="Standard">G. archidiacono ecclesie</text:p>
      <text:p text:style-name="Standard">y</text:p>
      <text:p text:style-name="Standard">Succentore</text:p>
      <text:p text:style-name="Standard">P. Roberti</text:p>
      <text:p text:style-name="Standard">*</text:p>
      <text:p text:style-name="Standard">de Pompario</text:p>
      <text:p text:style-name="Standard">N. Chaudardi</text:p>
      <text:p text:style-name="Standard">G. de Veyrac</text:p>
      <text:p text:style-name="Standard">Pastoncelli</text:p>
      <text:p text:style-name="Standard">J. de Karolay</text:p>
      <text:p text:style-name="Standard">Ar. Jausserandi</text:p>
      <text:p text:style-name="Standard">+. de Socto</text:p>
      <text:p text:style-name="Standard">J. Hue</text:p>
      <text:p text:style-name="Standard">R. de Lorriaco</text:p>
      <text:p text:style-name="Standard">L. de Mongeria</text:p>
      <text:p text:style-name="Standard">P. Prepositi</text:p>
      <text:p text:style-name="Standard">B. de Thierno</text:p>
      <text:p text:style-name="Standard">R. de Putheolis</text:p>
      <text:p text:style-name="Standard">G. de Albyaco</text:p>
      <text:p text:style-name="Standard">Geola</text:p>
      <text:p text:style-name="Standard">G. Fedelli</text:p>
      <text:p text:style-name="Standard">Ph. de Salione</text:p>
      <text:p text:style-name="Standard">Voignon</text:p>
      <text:p text:style-name="Standard">L. de Maignaco infirmus</text:p>
      <text:p text:style-name="Standard"/>
      <text:p text:style-name="Standard"/>
      <text:p text:style-name="Standard"><text:soft-page-break/>=FRAN_0393_10841.tif=</text:p>
      <text:p text:style-name="Standard">&gt;&gt;&gt;&gt;&gt;&gt; numérotation &lt;&lt;&lt;&lt;&lt;&lt;&lt;</text:p>
      <text:p text:style-name="Standard">Jullius nongesimo terio</text:p>
      <text:p text:style-name="Standard">lxiiii</text:p>
      <text:p text:style-name="Standard">vx17</text:p>
      <text:p text:style-name="Standard">&gt;&gt;&gt;&gt;&gt;&gt; block &lt;&lt;&lt;&lt;&lt;&lt;&lt;</text:p>
      <text:p text:style-name="Standard">Emenda remissa est emenda deffenctu quem fecerat pouret pulsator</text:p>
      <text:p text:style-name="Standard">parvarum campanarum de non comparendo coram camerario Layco</text:p>
      <text:p text:style-name="Standard">quia ipsa die per suum juramentum erat multum infirmus</text:p>
      <text:p text:style-name="Standard">Dominus Cantor requisivit dominos prout etiam alias ipsos requisiverat</text:p>
      <text:p text:style-name="Standard">quod ipsi vellent sibi ondere jura et onera cantorie sue in scriptis</text:p>
      <text:p text:style-name="Standard">si qua essent aut quod refferrent se usui antiquo et</text:p>
      <text:p text:style-name="Standard">consuetudini servate serum relacionem antiquorum ecclesie / et quod sic</text:p>
      <text:p text:style-name="Standard">permitterent ipsum uti juribies et preminencios suis. et de hoc.</text:p>
      <text:p text:style-name="Standard">pecutur instrmentum a me N. Sellarii Astantes in testomantum mocando</text:p>
      <text:p text:style-name="Standard">Magister Nicolaus Charronis procurator magistri Guillelmui Symonnelli</text:p>
      <text:p text:style-name="Standard">rectoris parrochialis ecclesie de Choysiaco in Brya Meldensis diocesis ut</text:p>
      <text:p text:style-name="Standard">apparet per procuratorium signatum manu Yvonis de Fageto notaris</text:p>
      <text:p text:style-name="Standard">publici sub anno nonagesimo secundo et die xa mensis febris exhibuit</text:p>
      <text:p text:style-name="Standard">et presentavit in capitulo bullas sub data xvii° l. junii anno</text:p>
      <text:p text:style-name="Standard">quartodecimo et processum venerabilio viri domini Petri de Ruppeforti</text:p>
      <text:p text:style-name="Standard">Decai ecclesie Sancti Agricoli Ainonis sub anno noragesimo tercio</text:p>
      <text:p text:style-name="Standard">et die iiiia mensis juni super hoc constetum et inde secutum quandam</text:p>
      <text:p text:style-name="Standard">graciam per dominum nostrum papam dicto magistro Guillelmo factam contientes</text:p>
      <text:p text:style-name="Standard">Ad collacionem etc. dominorum episcopi decani et capituli sigulorumque canonicorum</text:p>
      <text:p text:style-name="Standard">ecclesie Parisiensis comuit vel davisim eciam si in ecclesia cathedrali</text:p>
      <text:p text:style-name="Standard">existat cum cura vel sine cura / si cum cura xl si sive cura</text:p>
      <text:p text:style-name="Standard">xxx. librum etc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Cantor</text:p>
      <text:p text:style-name="Standard">J. de Pompario</text:p>
      <text:p text:style-name="Standard"><text:soft-page-break/>Ar. Jausserandi</text:p>
      <text:p text:style-name="Standard">G. de Veyrac</text:p>
      <text:p text:style-name="Standard">J. de Karolay</text:p>
      <text:p text:style-name="Standard">N. Chaudardi</text:p>
      <text:p text:style-name="Standard">P. Forteti</text:p>
      <text:p text:style-name="Standard">R. de Lorriaco</text:p>
      <text:p text:style-name="Standard">L. de Mongeria</text:p>
      <text:p text:style-name="Standard">P. Prepositi</text:p>
      <text:p text:style-name="Standard">Symonnelli</text:p>
      <text:p text:style-name="Standard">Au. Grangerii</text:p>
      <text:p text:style-name="Standard">R. de Putheolis</text:p>
      <text:p text:style-name="Standard">J. de Socto</text:p>
      <text:p text:style-name="Standard">G. Fedelli</text:p>
      <text:p text:style-name="Standard">Ph. de Salione</text:p>
      <text:p text:style-name="Standard">G. de Albyaco</text:p>
      <text:p text:style-name="Standard">L. de Maignaco nfirmus</text:p>
      <text:p text:style-name="Standard"/>
      <text:p text:style-name="Standard"/>
      <text:p text:style-name="Standard">=FRAN_0393_10842.tif=</text:p>
      <text:p text:style-name="Standard">&gt;&gt;&gt;&gt;&gt;&gt; date &lt;&lt;&lt;&lt;&lt;&lt;&lt;</text:p>
      <text:p text:style-name="Standard">Julliu</text:p>
      <text:p text:style-name="Standard">Anno quo supra die lune viia jullii capitulantibus dominis</text:p>
      <text:p text:style-name="Standard">Anno quo supra de mercurii ixa jullii capitulantibus dominis</text:p>
      <text:p text:style-name="Standard">&gt;&gt;&gt;&gt;&gt;&gt; block &lt;&lt;&lt;&lt;&lt;&lt;&lt;</text:p>
      <text:p text:style-name="Standard">Ordinatum est quod domini loquantur cum boulengio capituli ut</text:p>
      <text:p text:style-name="Standard">faciat panem melius proparatum quam consuevit facere</text:p>
      <text:p text:style-name="Standard">et si ipse voluerit quictare forum quod habet cum dominis / fiet</text:p>
      <text:p text:style-name="Standard">novum forum cum illo qui vult facere sextarium pro xii s. pr.</text:p>
      <text:p text:style-name="Standard">usque ad medium annum vel pro xiiii. usque ad annum / Et</text:p>
      <text:p text:style-name="Standard">quia fuit hodie reppertus adhuc panis non sufficiens</text:p>
      <text:p text:style-name="Standard">Domini R. de Puthacn et Ph. de Salione fuerunt deputati</text:p>
      <text:p text:style-name="Standard">ad loquendum cum ipso primo Boulengrio / qui eciam statim fuerunt</text:p>
      <text:p text:style-name="Standard">loquti et retulerunt quod ipse erat contentus de quictando</text:p>
      <text:p text:style-name="Standard">forum si placeret dominis / quibus bene placuit / et fuit ordintm quod</text:p>
      <text:p text:style-name="Standard">recipetur forum alterius usque ad medium annum pro xii. s.</text:p>
      <text:p text:style-name="Standard">Hodie Gullelm P</text:p>
      <text:p text:style-name="Standard"><text:soft-page-break/>sergenteria que quondam fuit Symonis de Roseriis fecit</text:p>
      <text:p text:style-name="Standard">juramentum</text:p>
      <text:p text:style-name="Standard">Memoie de demander aux executeurs de la royne</text:p>
      <text:p text:style-name="Standard">Jehanne ou de la duchesse d'Orhens ou sont les lettres</text:p>
      <text:p text:style-name="Standard">touchans le fait de l'execucion et les lettres de la</text:p>
      <text:p text:style-name="Standard">vendicion de la terre de Dammart que lypvendi messie</text:p>
      <text:p text:style-name="Standard">Symon de Hautevessie chevalier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Boulengeris</text:p>
      <text:p text:style-name="Standard">Sy. Succentore</text:p>
      <text:p text:style-name="Standard">L. de Pompo</text:p>
      <text:p text:style-name="Standard">N. de Karolay</text:p>
      <text:p text:style-name="Standard">R. de Lorriaco</text:p>
      <text:p text:style-name="Standard">N. Chandardi</text:p>
      <text:p text:style-name="Standard">J. de Socto</text:p>
      <text:p text:style-name="Standard">P. Forteti</text:p>
      <text:p text:style-name="Standard">Ar. Jausserandi</text:p>
      <text:p text:style-name="Standard">G. de Veyrac</text:p>
      <text:p text:style-name="Standard">P. Ppoiti</text:p>
      <text:p text:style-name="Standard">B. de Thierno</text:p>
      <text:p text:style-name="Standard">Hue</text:p>
      <text:p text:style-name="Standard">R. de Putheolis</text:p>
      <text:p text:style-name="Standard">G. de Albyaco</text:p>
      <text:p text:style-name="Standard">Ph. de Salione</text:p>
      <text:p text:style-name="Standard">T. de Sancto Petro</text:p>
      <text:p text:style-name="Standard">G. Fedelli</text:p>
      <text:p text:style-name="Standard">An. Regine</text:p>
      <text:p text:style-name="Standard">*i</text:p>
      <text:p text:style-name="Standard">Voignon</text:p>
      <text:p text:style-name="Standard">G. de Alneolo</text:p>
      <text:p text:style-name="Standard">s. xii s. vi d. L. de magnaco firmus</text:p>
      <text:p text:style-name="Standard">P. Decano</text:p>
      <text:p text:style-name="Standard">H. Cantore</text:p>
      <text:p text:style-name="Standard"><text:soft-page-break/>Pastourelli</text:p>
      <text:p text:style-name="Standard">G. archidiacono ecclesie</text:p>
      <text:p text:style-name="Standard">Sy. succentor</text:p>
      <text:p text:style-name="Standard">P. Roberti</text:p>
      <text:p text:style-name="Standard">J. de Pompario</text:p>
      <text:p text:style-name="Standard">Ar. Jausserandi</text:p>
      <text:p text:style-name="Standard">N. de Soco</text:p>
      <text:p text:style-name="Standard">**.</text:p>
      <text:p text:style-name="Standard">de Karolay</text:p>
      <text:p text:style-name="Standard">N. Chaudardi</text:p>
      <text:p text:style-name="Standard">J. Voignon</text:p>
      <text:p text:style-name="Standard">An. Regine</text:p>
      <text:p text:style-name="Standard">P. Forteti</text:p>
      <text:p text:style-name="Standard">L. de Mongeria R. de Lorriaco</text:p>
      <text:p text:style-name="Standard">R. de Putheol</text:p>
      <text:p text:style-name="Standard">B. de Thierno</text:p>
      <text:p text:style-name="Standard">G. de Albyaco</text:p>
      <text:p text:style-name="Standard">G. de Alneolo infirmus</text:p>
      <text:p text:style-name="Standard">Ph. de Salyone</text:p>
      <text:p text:style-name="Standard">L. de Maignaco infirmus</text:p>
      <text:p text:style-name="Standard">Sxii s. vid. T. de Sancto Petro</text:p>
      <text:p text:style-name="Standard">G. Fedelli</text:p>
      <text:p text:style-name="Standard">H</text:p>
      <text:p text:style-name="Standard"/>
      <text:p text:style-name="Standard"/>
      <text:p text:style-name="Standard">=FRAN_0393_10843.tif=</text:p>
      <text:p text:style-name="Standard">&gt;&gt;&gt;&gt;&gt;&gt; numérotation &lt;&lt;&lt;&lt;&lt;&lt;&lt;</text:p>
      <text:p text:style-name="Standard">lxv</text:p>
      <text:p text:style-name="Standard">vls</text:p>
      <text:p text:style-name="Standard">129</text:p>
      <text:p text:style-name="Standard">&gt;&gt;&gt;&gt;&gt;&gt; Date &lt;&lt;&lt;&lt;&lt;&lt;&lt;</text:p>
      <text:p text:style-name="Standard">1.</text:p>
      <text:p text:style-name="Standard">Julliis nongesimo tercio</text:p>
      <text:p text:style-name="Standard">Anno quo supra die veneris xia jullii capitulantibus dominis</text:p>
      <text:p text:style-name="Standard">Anno quo supra die lune xiiiia jullii post tanslacionem Sancti Benedici capitulantibus dominis</text:p>
      <text:p text:style-name="Standard">&gt;&gt;&gt;&gt;&gt;&gt; block &lt;&lt;&lt;&lt;&lt;&lt;&lt;</text:p>
      <text:p text:style-name="Standard"><text:soft-page-break/>Adhuc loquetur semel cum domino episcopo Parisiensis de grano quod</text:p>
      <text:p text:style-name="Standard">debebat tradere receptor ipsius antquam procedatur ulterius via</text:p>
      <text:p text:style-name="Standard">Rigorum.</text:p>
      <text:p text:style-name="Standard">prtestas data commissariis Sancti Mederici ad refferendum</text:p>
      <text:p text:style-name="Standard">deffectus</text:p>
      <text:p text:style-name="Standard">Decanus per capitulum ecclesie Paris. / ad Romanim ecclesiam ulio medio pertinentiis. Dilectis</text:p>
      <text:p text:style-name="Standard">nostris venerabilbis vius / magistris P. Beauble utriusque jurie professori et P. de</text:p>
      <text:p text:style-name="Standard">auxona magistro in medicina canonicus ecclesie Sancti Mederici</text:p>
      <text:p text:style-name="Standard">nostris inficiaris et subditis. Salutem in domino Suscepti regiminis predicte ecclesie Sancti iderie</text:p>
      <text:p text:style-name="Standard">Par nobis immendates sbrecte</text:p>
      <text:p text:style-name="Standard">cura solicita nos admonet sut ipsa ecclesia in statu regatur prospero / ac in spiritualibus</text:p>
      <text:p text:style-name="Standard">et temperalibus votiva suscipiat incrementa / cum itaque prout noviter incellerius</text:p>
      <text:p text:style-name="Standard">fidedignorum relatu nonnulli deffectus cotidie commictantur in divoro officio ecclesia</text:p>
      <text:p text:style-name="Standard">sp </text:p>
      <text:p text:style-name="Standard">ejusdem per ipsius beneficiatos firmarios et clericos quorum aliqui insolerces vita</text:p>
      <text:p text:style-name="Standard">ducunt inhonestam / vobis et vestrum cuilibet de quorum pericia probitate / probitate</text:p>
      <text:p text:style-name="Standard">et industria / plenam in domino fiduciam continamus tenore presencium committimus</text:p>
      <text:p text:style-name="Standard">quatinus vice nostra quam vobis concedimus in hac parte diligent inquiratis</text:p>
      <text:p text:style-name="Standard">ac vos eciam debite informetie / de et super hujusmodi circa divinum officium defct</text:p>
      <text:p text:style-name="Standard">per dictos f beneficiatos firmarios vicarios et clericos et eorum quemlibet</text:p>
      <text:p text:style-name="Standard">commissis Ipsosque deffectus in quantum poteritis in melius refometis / et</text:p>
      <text:p text:style-name="Standard">eos quos defficiente invenentis per decencionem distribucionum suarum / aut alias</text:p>
      <text:p text:style-name="Standard">prout vobis melius videbitur expedire secundum exigenciam et qualitatem deffectus</text:p>
      <text:p text:style-name="Standard">porniatis ac eciam corrigatis. Mandantes eodem tenore presencium omnibus et singulis</text:p>
      <text:p text:style-name="Standard">subditis nostris ecclesie memorate / ut vobis in premissis pareant efficariter et</text:p>
      <text:p text:style-name="Standard">iictendant sicut nobis . Presentibus post annum iinime valitutis. Datum</text:p>
      <text:p text:style-name="Standard">sub sigillo nostro die undecima mensis jullii anno Domini millesimo trecentesimo</text:p>
      <text:p text:style-name="Standard">nonagesimo Ccc</text:p>
      <text:p text:style-name="Standard">Ementur L. librum parisiensum a domino G. de Bordis precio octigentorum ferm</text:p>
      <text:p text:style-name="Standard">auri / et quia ipse jam debet alias L. librarum que alias fuerunt empte</text:p>
      <text:p text:style-name="Standard">precio v fr. fient nove littere de C. libras emptis precio xiiiC fr.</text:p>
      <text:p text:style-name="Standard">Data est licencia magistro Alardo de Villaribus ut faciat portare</text:p>
      <text:p text:style-name="Standard">Gravesium domus sue ad terrale</text:p>
      <text:p text:style-name="Standard">Non recipietur resignacio capellanie Sanctorum Philippi et Jacobi pro permutacione</text:p>
      <text:p text:style-name="Standard">facienda cum domino G. Jausserandi presbytero ad prebendam Sancti Gangici camerio</text:p>
      <text:p text:style-name="Standard">quam obtinet ipse dominus Gaillelms quia ipse est inhilis et insufficiens</text:p>
      <text:p text:style-name="Standard"><text:soft-page-break/>omnio ad dminia celebranda.</text:p>
      <text:p text:style-name="Standard">Expedientur matriculariis clericis xxx lbr.s parisiensie que debentur</text:p>
      <text:p text:style-name="Standard">eis per camerarium clericum racione officii eorum et de cetero facient</text:p>
      <text:p text:style-name="Standard">et exracebunt officiaim eorum senrdum fundacionem suam</text:p>
      <text:p text:style-name="Standard">Dominus G. Gueront archiaconus ecclesie oneratus est de faciendo instrucionem</text:p>
      <text:p text:style-name="Standard">prorccuper audis arreragiis debitis ecclesie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cacno ecclesie</text:p>
      <text:p text:style-name="Standard">Sy. succentor</text:p>
      <text:p text:style-name="Standard">P. Roberti</text:p>
      <text:p text:style-name="Standard">de Pomiprao</text:p>
      <text:p text:style-name="Standard">J. de Karolay</text:p>
      <text:p text:style-name="Standard">P. Forceti</text:p>
      <text:p text:style-name="Standard">Ar. Jausserandi</text:p>
      <text:p text:style-name="Standard">L. de Mongeria</text:p>
      <text:p text:style-name="Standard">N. Chaudardi</text:p>
      <text:p text:style-name="Standard">Jo. de Krarolay</text:p>
      <text:p text:style-name="Standard">B. de Thierno</text:p>
      <text:p text:style-name="Standard">Hue</text:p>
      <text:p text:style-name="Standard">De Socco</text:p>
      <text:p text:style-name="Standard">de Albyaco</text:p>
      <text:p text:style-name="Standard">R</text:p>
      <text:p text:style-name="Standard">de Putheolis</text:p>
      <text:p text:style-name="Standard">R. de Lonriaco</text:p>
      <text:p text:style-name="Standard">Ph. de Salione</text:p>
      <text:p text:style-name="Standard">Fedelli</text:p>
      <text:p text:style-name="Standard">de Alneolo infirmus</text:p>
      <text:p text:style-name="Standard">+N. de Ordeomonte</text:p>
      <text:p text:style-name="Standard">L. de Maignaco infirmus</text:p>
      <text:p text:style-name="Standard">P. Decano</text:p>
      <text:p text:style-name="Standard">De Bordis</text:p>
      <text:p text:style-name="Standard">H. Cantore</text:p>
      <text:p text:style-name="Standard">G. archidiacono ecclesie</text:p>
      <text:p text:style-name="Standard">Sy. Succentore</text:p>
      <text:p text:style-name="Standard"><text:soft-page-break/>P. Roberti</text:p>
      <text:p text:style-name="Standard">de Pompodorio</text:p>
      <text:p text:style-name="Standard">Lacenci</text:p>
      <text:p text:style-name="Standard">de Karolay</text:p>
      <text:p text:style-name="Standard">Ar. Jausserandi</text:p>
      <text:p text:style-name="Standard">P.</text:p>
      <text:p text:style-name="Standard">Forceti</text:p>
      <text:p text:style-name="Standard">1.</text:p>
      <text:p text:style-name="Standard">de Mongeria</text:p>
      <text:p text:style-name="Standard">B. de Thierno</text:p>
      <text:p text:style-name="Standard">T. de Sancto Petro</text:p>
      <text:p text:style-name="Standard">Regis</text:p>
      <text:p text:style-name="Standard">de socco</text:p>
      <text:p text:style-name="Standard">Ph. de Salione</text:p>
      <text:p text:style-name="Standard">G.</text:p>
      <text:p text:style-name="Standard">Fedelli</text:p>
      <text:p text:style-name="Standard">G. de Albyaco</text:p>
      <text:p text:style-name="Standard">Voignon</text:p>
      <text:p text:style-name="Standard">R. de Putheolis</text:p>
      <text:p text:style-name="Standard">R. de Lorriaco</text:p>
      <text:p text:style-name="Standard">G. de Alveolo infirmus</text:p>
      <text:p text:style-name="Standard">L. de Maignaco infirmus</text:p>
      <text:p text:style-name="Standard">N. Chaudardi</text:p>
      <text:p text:style-name="Standard"/>
      <text:p text:style-name="Standard"/>
      <text:p text:style-name="Standard">=FRAN_0393_10844.tif=</text:p>
      <text:p text:style-name="Standard">&gt;&gt;&gt;&gt;&gt;&gt; date &lt;&lt;&lt;&lt;&lt;&lt;&lt;</text:p>
      <text:p text:style-name="Standard">Julliu</text:p>
      <text:p text:style-name="Standard">Anno quo supra die mercurii xvia jullii capitulantibus dominis</text:p>
      <text:p text:style-name="Standard">Anno quo supra die veneris xviiia jullii capitulantibus dominis.</text:p>
      <text:p text:style-name="Standard">&gt;&gt;&gt;&gt;&gt;&gt; entrée &lt;&lt;&lt;&lt;&lt;&lt;&lt;</text:p>
      <text:p text:style-name="Standard">xii s vi.</text:p>
      <text:p text:style-name="Standard">Sxiii s.</text:p>
      <text:p text:style-name="Standard">&gt;&gt;&gt;&gt;&gt;&gt; block &lt;&lt;&lt;&lt;&lt;&lt;&lt;</text:p>
      <text:p text:style-name="Standard">Dati sunt commisserii ad audiendum compotum vicarii de Liricantu</text:p>
      <text:p text:style-name="Standard">B. de Thierno J. de Socco et L. de Mongerlia</text:p>
      <text:p text:style-name="Standard"><text:soft-page-break/>Tres materecularii clerici videlicet domini G. Bellefis J. Bleyn et</text:p>
      <text:p text:style-name="Standard">Symon Hubelin comparuerunt $super pro habenda responsione</text:p>
      <text:p text:style-name="Standard">super requesta quam alias fecerant in capiellao et fuit eis dictum</text:p>
      <text:p text:style-name="Standard">quod non fieret eis responsio nisi dominus P. Pragenti eorum socius</text:p>
      <text:p text:style-name="Standard">esset presens</text:p>
      <text:p text:style-name="Standard">preceptum est notariu quod scribat preposito despedona quod si decretum</text:p>
      <text:p text:style-name="Standard">Spedona quod exhibuit et ondit dominis Reginaldus fabri / possit vale</text:p>
      <text:p text:style-name="Standard">sane prejudicio ecclesie quod ipsum confirmet / et si non quod vi sis</text:p>
      <text:p text:style-name="Standard">proclamacionibus alias pro illo facto actis quod tradat et expediat</text:p>
      <text:p text:style-name="Standard">illi Reginaldo hereditagia sua tamquam plus offerenti sic et cles</text:p>
      <text:p text:style-name="Standard">quod ipse Reginaldus maneat possessor ipsorum hereditagiorum</text:p>
      <text:p text:style-name="Standard">Preceptum est notarius quod dicat camerario clerico quod ipse exbeat jurisdictem</text:p>
      <text:p text:style-name="Standard">de Spedona quia es non est ibidem prepositus prebendatus</text:p>
      <text:p text:style-name="Standard">magister Johannes Hue comissus est ad loquendum cum domino Parisieni episcopo</text:p>
      <text:p text:style-name="Standard">ad petendum octuaginta freatorm quos debet pro facto de vinario</text:p>
      <text:p text:style-name="Standard">P. Decano de Matriculario Domini Johannes Bleyn. Petrus Prugenti Symon Hubelin</text:p>
      <text:p text:style-name="Standard">et Guillelmus Bellefemme comparuerunt in capitulo pro habenda resposione</text:p>
      <text:p text:style-name="Standard">de et super quadam requesta quam alias tradiderant in capitulo / super</text:p>
      <text:p text:style-name="Standard">diminucione servicii eorum quod occasione officii sui habebant agere vel quod</text:p>
      <text:p text:style-name="Standard">augmentarentur eorum redditus qui diminuti erant faere de medictate</text:p>
      <text:p text:style-name="Standard">Et fuit cis dictum quod expedirentur eis xx lb. parisienes que debebantur</text:p>
      <text:p text:style-name="Standard">eis de anno preterito per camerarium clericum . Dintm jurarent quod a nostro</text:p>
      <text:p text:style-name="Standard">quilibet ipsorum deserviret dicio officio matercularie juxta et secundum primam</text:p>
      <text:p text:style-name="Standard">fundacionem ipsius officii. Et dominus Guillelmus Bellefis noluit jurare</text:p>
      <text:p text:style-name="Standard">alii vero tres juraverunt ita facere et complere. Et quia ipse G.</text:p>
      <text:p text:style-name="Standard">Bellefuinctium no luit jurare fuit ei dictum quod porcio sibi competens</text:p>
      <text:p text:style-name="Standard">de dictis xxi lb. non expedutur ei n juraret ut alii. ipse tamen</text:p>
      <text:p text:style-name="Standard">noluit et de hoc domini pecierunt instrmentum presentibus Guillelmo</text:p>
      <text:p text:style-name="Standard">Fabri serviente regio et Johanne Pueffioy alias Challemat</text:p>
      <text:p text:style-name="Standard">serviente capituli . Et me. N. Sellarii</text:p>
      <text:p text:style-name="Standard">&gt;&gt;&gt;&gt;&gt;&gt; liste &lt;&lt;&lt;&lt;&lt;&lt;&lt;</text:p>
      <text:p text:style-name="Standard">P. Decano</text:p>
      <text:p text:style-name="Standard">Commissii</text:p>
      <text:p text:style-name="Standard">1.</text:p>
      <text:p text:style-name="Standard">Cantore</text:p>
      <text:p text:style-name="Standard">G. archidiacono ecclesie</text:p>
      <text:p text:style-name="Standard"><text:soft-page-break/>Sy. Succentore</text:p>
      <text:p text:style-name="Standard">P. Roberti</text:p>
      <text:p text:style-name="Standard">7.</text:p>
      <text:p text:style-name="Standard">de Pompodorio</text:p>
      <text:p text:style-name="Standard">Ar. Jausserandi</text:p>
      <text:p text:style-name="Standard">Regis</text:p>
      <text:p text:style-name="Standard">de Karolay</text:p>
      <text:p text:style-name="Standard">B. de Thierno</text:p>
      <text:p text:style-name="Standard">de socto</text:p>
      <text:p text:style-name="Standard">Forteti</text:p>
      <text:p text:style-name="Standard">P</text:p>
      <text:p text:style-name="Standard">de Mongeria</text:p>
      <text:p text:style-name="Standard">Hue</text:p>
      <text:p text:style-name="Standard">*</text:p>
      <text:p text:style-name="Standard">de Sancto Petro</text:p>
      <text:p text:style-name="Standard">G. de Albyaco</text:p>
      <text:p text:style-name="Standard">G.</text:p>
      <text:p text:style-name="Standard">Fedelli</text:p>
      <text:p text:style-name="Standard">Phh.</text:p>
      <text:p text:style-name="Standard">de Salione</text:p>
      <text:p text:style-name="Standard">Voignon</text:p>
      <text:p text:style-name="Standard">R</text:p>
      <text:p text:style-name="Standard">de Lniaco</text:p>
      <text:p text:style-name="Standard">Comssis</text:p>
      <text:p text:style-name="Standard">R. de Putheolis</text:p>
      <text:p text:style-name="Standard">G. de Alneolo infirmus</text:p>
      <text:p text:style-name="Standard">L. de Maignaco infirmus</text:p>
      <text:p text:style-name="Standard">N. Chaudardi</text:p>
      <text:p text:style-name="Standard">H. Cantore</text:p>
      <text:p text:style-name="Standard">clericis ecclesie</text:p>
      <text:p text:style-name="Standard">G. archidiacono ecclesie</text:p>
      <text:p text:style-name="Standard">Sy. Succentore</text:p>
      <text:p text:style-name="Standard">s</text:p>
      <text:p text:style-name="Standard">de Pompodorio</text:p>
      <text:p text:style-name="Standard">L. de Mongeria</text:p>
      <text:p text:style-name="Standard">I.</text:p>
      <text:p text:style-name="Standard"><text:soft-page-break/>de Karolay</text:p>
      <text:p text:style-name="Standard">Ar. Jausserandi</text:p>
      <text:p text:style-name="Standard">P. Forteti</text:p>
      <text:p text:style-name="Standard">B. de Thierno</text:p>
      <text:p text:style-name="Standard">R.</text:p>
      <text:p text:style-name="Standard">de Lorriaco</text:p>
      <text:p text:style-name="Standard">R.</text:p>
      <text:p text:style-name="Standard">de Putheolis R. Dangeul</text:p>
      <text:p text:style-name="Standard">G. de Albyaco</text:p>
      <text:p text:style-name="Standard">J. Voigon</text:p>
      <text:p text:style-name="Standard">An. Regine</text:p>
      <text:p text:style-name="Standard">J. Regis</text:p>
      <text:p text:style-name="Standard">Hue</text:p>
      <text:p text:style-name="Standard">G. de Alneto infirmo</text:p>
      <text:p text:style-name="Standard">G.</text:p>
      <text:p text:style-name="Standard">Fedelli</text:p>
      <text:p text:style-name="Standard">L. de Maignaco infirmus</text:p>
      <text:p text:style-name="Standard">Ph. de Salione T. J. de Socto</text:p>
      <text:p text:style-name="Standard">T. de Sancto Petro</text:p>
      <text:p text:style-name="Standard">N. Chaudardi</text:p>
      <text:p text:style-name="Standard"/>
      <text:p text:style-name="Standard"/>
      <text:p text:style-name="Standard">=FRAN_0393_10845.tif=</text:p>
      <text:p text:style-name="Standard">&gt;&gt;&gt;&gt;&gt;&gt; numérotation &lt;&lt;&lt;&lt;&lt;&lt;&lt;</text:p>
      <text:p text:style-name="Standard">Jullius nongesimo tercio</text:p>
      <text:p text:style-name="Standard">lxvi.</text:p>
      <text:p text:style-name="Standard">v3</text:p>
      <text:p text:style-name="Standard">&gt;&gt;&gt;&gt;&gt;&gt; entrée &lt;&lt;&lt;&lt;&lt;&lt;&lt;</text:p>
      <text:p text:style-name="Standard">despedart</text:p>
      <text:p text:style-name="Standard">Comisserii</text:p>
      <text:p text:style-name="Standard">Seola</text:p>
      <text:p text:style-name="Standard">&gt;&gt;&gt;&gt;&gt;&gt; block &lt;&lt;&lt;&lt;&lt;&lt;&lt;</text:p>
      <text:p text:style-name="Standard">Domini consencierunt quod majoria de Spedona tradatur et maneat dyonisio de platea Cui Johnnes</text:p>
      <text:p text:style-name="Standard">Campionis clericus de Spedona tradidit eam per et post proclamaciones debitas et consuetas precio</text:p>
      <text:p text:style-name="Standard">xxxa librarum parsiensem anno quolibet usque ad tero annos dataxa solvendo predecessor veo sius tenebitur</text:p>
      <text:p text:style-name="Standard"><text:soft-page-break/>tradere per declaracionem omnia jura majorie.</text:p>
      <text:p text:style-name="Standard">Domini Cantor et R. de Lorriaco ibunt apud Liricantum et audient testes et informabunt se</text:p>
      <text:p text:style-name="Standard">de debato moto noviter super decimis inter magistrum domus Dei de nemosio et ecclesiam</text:p>
      <text:p text:style-name="Standard">Data est geola capituli Johanni Pieffroy alias hallemanie qui juravit fidelitatem reverenciam</text:p>
      <text:p text:style-name="Standard">et honorem exhibere dominis et ecclesie / et nichil exige a servitoribus dominorum / et detentos in carcibus capituli</text:p>
      <text:p text:style-name="Standard">non vexare ultra modum nec ab eis peccunias extorquere prote cicionem vel precium consuetum.</text:p>
      <text:p text:style-name="Standard">Data est licencia vitario Liricantus de repparando quedam caminam</text:p>
      <text:p text:style-name="Standard">qui est in Liricantu in camera in qua hospitantur domini Francie quando</text:p>
      <text:p text:style-name="Standard">illuc venirunt</text:p>
      <text:p text:style-name="Standard">P. de Castro magister Petrus de Castro presentavit dominis ii vi lbr. paris.enis quas</text:p>
      <text:p text:style-name="Standard">ut asserebat ipse recuperaverat de summam iiiiC vi lb. parisienses debitarum</text:p>
      <text:p text:style-name="Standard">ecclesie pro certis arreragiis per ipsum recuperats et quandam assignacionis</text:p>
      <text:p text:style-name="Standard">cedulam de iiC lb. pars. super receptore Tholose / quas volebat</text:p>
      <text:p text:style-name="Standard">tradere et dimictere dominis Tamen ipse iterum totum reportavit quia</text:p>
      <text:p text:style-name="Standard">in absenta sua fuit conclusum quod ipse servaret totum usque ad</text:p>
      <text:p text:style-name="Standard">complementum solucionis . et istad sibi diceretur ut cicius ipse faceret</text:p>
      <text:p text:style-name="Standard">ecclesia solvi de illa cedula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J. de Pompodorio</text:p>
      <text:p text:style-name="Standard">J. de Karolay</text:p>
      <text:p text:style-name="Standard">P. Forteti</text:p>
      <text:p text:style-name="Standard">Ar. Jausserandi</text:p>
      <text:p text:style-name="Standard">B. de Thierno</text:p>
      <text:p text:style-name="Standard">L. de Mongeria</text:p>
      <text:p text:style-name="Standard">G. de Albyaco</text:p>
      <text:p text:style-name="Standard">+N. de Ordeimonte</text:p>
      <text:p text:style-name="Standard">R. de Putheolis</text:p>
      <text:p text:style-name="Standard">An. Regine</text:p>
      <text:p text:style-name="Standard">Ph. de Salione</text:p>
      <text:p text:style-name="Standard">J. Regis</text:p>
      <text:p text:style-name="Standard"><text:soft-page-break/>*</text:p>
      <text:p text:style-name="Standard">Hue</text:p>
      <text:p text:style-name="Standard">J. Voygon</text:p>
      <text:p text:style-name="Standard">G. Fedelli</text:p>
      <text:p text:style-name="Standard">P. de Castro present</text:p>
      <text:p text:style-name="Standard">R. de Lorriaco</text:p>
      <text:p text:style-name="Standard">T. de Socto</text:p>
      <text:p text:style-name="Standard">L. de Maignaco infirmus</text:p>
      <text:p text:style-name="Standard">G. de Alneolo infirmus</text:p>
      <text:p text:style-name="Standard">. xii s vi d. N. Chaudat</text:p>
      <text:p text:style-name="Standard"/>
      <text:p text:style-name="Standard"/>
      <text:p text:style-name="Standard">=FRAN_0393_10846.tif=</text:p>
      <text:p text:style-name="Standard">&gt;&gt;&gt;&gt;&gt;&gt; date &lt;&lt;&lt;&lt;&lt;&lt;&lt;</text:p>
      <text:p text:style-name="Standard">Julliu</text:p>
      <text:p text:style-name="Standard">Anno quo supra die mercurii xxiii jullii capitulantibus dominis</text:p>
      <text:p text:style-name="Standard">Anno quosupra die veneris xxvta jullii capitulantibus dominis</text:p>
      <text:p text:style-name="Standard">&gt;&gt;&gt;&gt;&gt;&gt; block &lt;&lt;&lt;&lt;&lt;&lt;&lt;</text:p>
      <text:p text:style-name="Standard">Assignata est dies lune post festum assumpcionis beate</text:p>
      <text:p text:style-name="Standard">Marie medii augusti Johanni de Vullaines ad comparendum</text:p>
      <text:p text:style-name="Standard">descuelles ad locum dictum descuelles / ad ondendum licteram homagii vel</text:p>
      <text:p text:style-name="Standard">faciendum fidem de homagio per ipsum vel tutores suos facto</text:p>
      <text:p text:style-name="Standard">ecclesie pro quadam terra quam tenet in feudum ab ecclesia ad</text:p>
      <text:p text:style-name="Standard">causam predicte terre descuelles.</text:p>
      <text:p text:style-name="Standard">Placet permutacio prebendam Sancti Sepulcri quam obtinet dominus</text:p>
      <text:p text:style-name="Standard">Guillelmos Denisete presbyter / ad prebendam Sancti Quiriaci de Privino</text:p>
      <text:p text:style-name="Standard">quam obtinet dominus Johannes de Chauloto / et fuit admissa</text:p>
      <text:p text:style-name="Standard">resignacio facta in manibus dominorum per ipsum dominum Guillelmum de dicta</text:p>
      <text:p text:style-name="Standard">prebenda sancti Sepulcri / et collata ipsa prebenda dicto domino Johanni</text:p>
      <text:p text:style-name="Standard">qui juravit ut in forma et fuit installatus per dominum</text:p>
      <text:p text:style-name="Standard">cantorem in ecclesia Parisiensi et per notariu capituli in Sepulcro.</text:p>
      <text:p text:style-name="Standard">presena salutim. Placet dominis quod hutijus medici canonicus Sancti Stephani de Gressibus</text:p>
      <text:p text:style-name="Standard">infra festum Beate Marie medii augusti vadat pedestereo apud Sanctum</text:p>
      <text:p text:style-name="Standard">maturinum de Liricantu et ibidem offerat unum torticium de iii</text:p>
      <text:p text:style-name="Standard">libras cere in remissionem emende quam debebat alias solvere in peccunia pro</text:p>
      <text:p text:style-name="Standard">certo delicto per eum commisso / et quod eciam revertatur pedestet et afferat</text:p>
      <text:p text:style-name="Standard"><text:soft-page-break/>cerifsicacionem de vicario Liricantus quod ipse ita fecent.</text:p>
      <text:p text:style-name="Standard">Restitucio</text:p>
      <text:p text:style-name="Standard">Magister Petrus de Castro tradidit et reddidit capitulo unam</text:p>
      <text:p text:style-name="Standard">Sedulam signatam signetis trium thesauriorum regis de summa</text:p>
      <text:p text:style-name="Standard">iiC lbrum paris. super receptore Tholose / et fuit tradita in</text:p>
      <text:p text:style-name="Standard">custodia notarios capituli / quam ipse notarius postmodum tradidit clerico</text:p>
      <text:p text:style-name="Standard">magistri B. de Thierno de Maneto dominorum quia ipse magister B.</text:p>
      <text:p text:style-name="Standard">una cum domino Cantore debebant ipsam ondere in thesauro reg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J. de Pompo</text:p>
      <text:p text:style-name="Standard">Ar. Jausserandi</text:p>
      <text:p text:style-name="Standard">L. de Mongeria</text:p>
      <text:p text:style-name="Standard">J</text:p>
      <text:p text:style-name="Standard">de Karolay</text:p>
      <text:p text:style-name="Standard">B. de Thierno</text:p>
      <text:p text:style-name="Standard">R. de Putheolis</text:p>
      <text:p text:style-name="Standard">Collata</text:p>
      <text:p text:style-name="Standard">G. de Albyaco</text:p>
      <text:p text:style-name="Standard">R. de Lorriaco</text:p>
      <text:p text:style-name="Standard">An. Regine</text:p>
      <text:p text:style-name="Standard">J. Regis</text:p>
      <text:p text:style-name="Standard">T. de Sancto Petro</text:p>
      <text:p text:style-name="Standard">G. Fedelli</text:p>
      <text:p text:style-name="Standard">Hue</text:p>
      <text:p text:style-name="Standard">Ph. de Salione</text:p>
      <text:p text:style-name="Standard">J. Voygnon</text:p>
      <text:p text:style-name="Standard">de Socco</text:p>
      <text:p text:style-name="Standard">P. Forteti</text:p>
      <text:p text:style-name="Standard">G. de Alneolo infirmus</text:p>
      <text:p text:style-name="Standard">N. Chaudart</text:p>
      <text:p text:style-name="Standard">P. Decano</text:p>
      <text:p text:style-name="Standard"><text:soft-page-break/>H. Cantore</text:p>
      <text:p text:style-name="Standard">G. archidiacono ecclesie</text:p>
      <text:p text:style-name="Standard">Sy. succentor</text:p>
      <text:p text:style-name="Standard">P. Roberti</text:p>
      <text:p text:style-name="Standard">Ar. Jausserandi</text:p>
      <text:p text:style-name="Standard">J. de Pompodorio</text:p>
      <text:p text:style-name="Standard">J. de Karolay</text:p>
      <text:p text:style-name="Standard">L. de Mongeria</text:p>
      <text:p text:style-name="Standard">B. de Thierno</text:p>
      <text:p text:style-name="Standard">R. de Lorriaco</text:p>
      <text:p text:style-name="Standard">R. de Putheolis</text:p>
      <text:p text:style-name="Standard">T. de Sancto Petro</text:p>
      <text:p text:style-name="Standard">G. Fedelli</text:p>
      <text:p text:style-name="Standard">Ph. de Salione</text:p>
      <text:p text:style-name="Standard">J. Voygnon</text:p>
      <text:p text:style-name="Standard">J. de Soctot</text:p>
      <text:p text:style-name="Standard">J. Regis G. de Albyaco</text:p>
      <text:p text:style-name="Standard">J. Hue T P. de Castro presente</text:p>
      <text:p text:style-name="Standard">G. de Alneolo infirmus</text:p>
      <text:p text:style-name="Standard">N. Chaudardi</text:p>
      <text:p text:style-name="Standard"/>
      <text:p text:style-name="Standard"/>
      <text:p text:style-name="Standard">=FRAN_0393_10847.tif=</text:p>
      <text:p text:style-name="Standard">&gt;&gt;&gt;&gt;&gt;&gt; numérotation &lt;&lt;&lt;&lt;&lt;&lt;&lt;</text:p>
      <text:p text:style-name="Standard">Jullii nengesimo tercio</text:p>
      <text:p text:style-name="Standard">lxvii</text:p>
      <text:p text:style-name="Standard">G1</text:p>
      <text:p text:style-name="Standard">155</text:p>
      <text:p text:style-name="Standard">&gt;&gt;&gt;&gt;&gt;&gt; Date &lt;&lt;&lt;&lt;&lt;&lt;&lt;</text:p>
      <text:p text:style-name="Standard">Anno quo supra die lune xxviiia jullii capitulantibus dominis</text:p>
      <text:p text:style-name="Standard">Anno quo supra die mercurii penlecia jullii capitulantibus dominis</text:p>
      <text:p text:style-name="Standard">&gt;&gt;&gt;&gt;&gt;&gt; block &lt;&lt;&lt;&lt;&lt;&lt;&lt;</text:p>
      <text:p text:style-name="Standard">Dominus Parisienis episcopus solvit manualiter xxa fro. auri quos alias</text:p>
      <text:p text:style-name="Standard">promiserat pro amortizacione iiiior lbrs paris. per ipsum traditarum</text:p>
      <text:p text:style-name="Standard">pro facto de Vivario super domo sua quadam sita in meledinio</text:p>
      <text:p text:style-name="Standard">in vico dicto de Maricorne et de hoc est quictancia sibi data</text:p>
      <text:p text:style-name="Standard"><text:soft-page-break/>infra / die sexta augusti.</text:p>
      <text:p text:style-name="Standard">Major de Cristolio</text:p>
      <text:p text:style-name="Standard">Petrus Lathomi major de Cristolio promisit</text:p>
      <text:p text:style-name="Standard">reddere infra diem sabbati proximam certam quantitatem</text:p>
      <text:p text:style-name="Standard">lignorum antiquorum que recepit in molendino</text:p>
      <text:p text:style-name="Standard">de Cristolio quando fuit repparatum et que dicebat</text:p>
      <text:p text:style-name="Standard">sibi competere racione sui officii</text:p>
      <text:p text:style-name="Standard">Magister puerorum</text:p>
      <text:p text:style-name="Standard">Placet dominis quod magister puerorum recipiat</text:p>
      <text:p text:style-name="Standard">in domo sua quendam parvum puerum filium ecdam</text:p>
      <text:p text:style-name="Standard">burgensis Paris.ien quem ipse burgensi vult facere</text:p>
      <text:p text:style-name="Standard">Monchum monsterii Sancti Dyonisii in Francia pro</text:p>
      <text:p text:style-name="Standard">docendo ei cantum dum nostro habeat bonum precium</text:p>
      <text:p text:style-name="Standard">et competens.</text:p>
      <text:p text:style-name="Standard">Placet dominis quod terra ligna antiqua que sunt</text:p>
      <text:p text:style-name="Standard">in geola capituli vendantur per camerarium clericum</text:p>
      <text:p text:style-name="Standard">de lignis</text:p>
      <text:p text:style-name="Standard">et quod quictentur fidejussores geolarii proxime</text:p>
      <text:p text:style-name="Standard">depositi pro uno frat co per eos debito pro certis</text:p>
      <text:p text:style-name="Standard">aliis lignis antiquis que in suos usus proprios</text:p>
      <text:p text:style-name="Standard">converterat ipse antiquus geolarius.</text:p>
      <text:p text:style-name="Standard">domus Dei Ordinatum est quod provisores domus Dei una cum magistro Raymundo Templi</text:p>
      <text:p text:style-name="Standard">jurato ecclesie visitent domum que corrvit in vico Sancti Hilarii et advisent</text:p>
      <text:p text:style-name="Standard">bene et refferant per auus culpam ipsa domus corruit.</text:p>
      <text:p text:style-name="Standard">Gracia Dominus Thomas de capella presbyter rector parrocha ecclesie de alno constetes diocesis</text:p>
      <text:p text:style-name="Standard">bachalis in jure canonico presentavit suas bullas et processum super quadam</text:p>
      <text:p text:style-name="Standard">gracia obtentes ad collacionem episcopi decani et capituli sigulorumque canonicorum</text:p>
      <text:p text:style-name="Standard">et personarum ecclesie Par. comiter vel divisim cuijus fructus si cum cura</text:p>
      <text:p text:style-name="Standard">lx. si sive cura xl etc. eciam si in ipsa ecclesia aut canonicatus et</text:p>
      <text:p text:style-name="Standard">prebenda personatus administracio vel officium existat sub data iiC val.</text:p>
      <text:p text:style-name="Standard">augusti pontifiatus pape anno nono. processus vero factus est sub</text:p>
      <text:p text:style-name="Standard">magistro Thoma de Sancto Petro Cancellario ecclesie Barocens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solucio</text:p>
      <text:p text:style-name="Standard"><text:soft-page-break/>G. archidiacono ecclesie</text:p>
      <text:p text:style-name="Standard">Sy. succentore</text:p>
      <text:p text:style-name="Standard">P. Roberti</text:p>
      <text:p text:style-name="Standard">*</text:p>
      <text:p text:style-name="Standard">de Pompodoro</text:p>
      <text:p text:style-name="Standard">Ar. Jausserandi</text:p>
      <text:p text:style-name="Standard">J. de Karolay</text:p>
      <text:p text:style-name="Standard">P. Forteti</text:p>
      <text:p text:style-name="Standard">L. de Mongeria</text:p>
      <text:p text:style-name="Standard">B. de Thierno</text:p>
      <text:p text:style-name="Standard">R. de Putheolis</text:p>
      <text:p text:style-name="Standard">R. de Lorriaco</text:p>
      <text:p text:style-name="Standard">T. de Sancto Petro</text:p>
      <text:p text:style-name="Standard">Hue</text:p>
      <text:p text:style-name="Standard">G. de Albycico</text:p>
      <text:p text:style-name="Standard">G. Fedelli</text:p>
      <text:p text:style-name="Standard">Ph. de Salione</text:p>
      <text:p text:style-name="Standard">J. Regis</text:p>
      <text:p text:style-name="Standard">N. Chaudardi</text:p>
      <text:p text:style-name="Standard">R. Dangeul</text:p>
      <text:p text:style-name="Standard">de socto +.</text:p>
      <text:p text:style-name="Standard">+N. de Ordeomonte</text:p>
      <text:p text:style-name="Standard">G. de Alneolo infirmus</text:p>
      <text:p text:style-name="Standard">P. Decano</text:p>
      <text:p text:style-name="Standard">in geola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J. de Pompodorio</text:p>
      <text:p text:style-name="Standard">J. de Karolay</text:p>
      <text:p text:style-name="Standard">P. Forteti</text:p>
      <text:p text:style-name="Standard">Ar. Jausserandi</text:p>
      <text:p text:style-name="Standard">L. de Mongeria</text:p>
      <text:p text:style-name="Standard">B. de Thierno</text:p>
      <text:p text:style-name="Standard">R. de Putheolis</text:p>
      <text:p text:style-name="Standard"><text:soft-page-break/>Hue</text:p>
      <text:p text:style-name="Standard">T. de Albyaco</text:p>
      <text:p text:style-name="Standard">T. de Sancto Petro</text:p>
      <text:p text:style-name="Standard">+P. de Castro presente</text:p>
      <text:p text:style-name="Standard">*.</text:p>
      <text:p text:style-name="Standard">Chanteprime</text:p>
      <text:p text:style-name="Standard">G. Fedelli</text:p>
      <text:p text:style-name="Standard">Ph. de Salione</text:p>
      <text:p text:style-name="Standard">J. Regis</text:p>
      <text:p text:style-name="Standard">N. Voygnon</text:p>
      <text:p text:style-name="Standard">iii s. vi d. R. Dangel</text:p>
      <text:p text:style-name="Standard">N. Chaudardi</text:p>
      <text:p text:style-name="Standard">J. de Socto</text:p>
      <text:p text:style-name="Standard">J N. de Ordeimonte</text:p>
      <text:p text:style-name="Standard">G. de Alneoloo</text:p>
      <text:p text:style-name="Standard"/>
      <text:p text:style-name="Standard"/>
      <text:p text:style-name="Standard">=FRAN_0393_10848.tif=</text:p>
      <text:p text:style-name="Standard">&gt;&gt;&gt;&gt;&gt;&gt; block &lt;&lt;&lt;&lt;&lt;&lt;&lt;</text:p>
      <text:p text:style-name="Standard">Anno quo supra die lune quarta mensis augusti capitulantibus dominis</text:p>
      <text:p text:style-name="Standard">Ordinatum est quod citentur fidejussores Dyonisii Giloti</text:p>
      <text:p text:style-name="Standard">ut reddant obligacionem quam fecerunt coram notariio</text:p>
      <text:p text:style-name="Standard">castallati quia domini sunt parati deliberare ipsum</text:p>
      <text:p text:style-name="Standard">Dyonisiam extra Castalletum</text:p>
      <text:p text:style-name="Standard">Scribetur Johanni Campionis clerico de Spedona quod ipse</text:p>
      <text:p text:style-name="Standard">recipiat obligacionem ab illo qui recepit majoriam de</text:p>
      <text:p text:style-name="Standard">De spedona spedona talr quod fidejussores fuit obligati quilibet insoliqus</text:p>
      <text:p text:style-name="Standard">et hoc habito tradat ei sigilla ipsius majorie</text:p>
      <text:p text:style-name="Standard">De Castro magister Petrus de Castro restituit et tradidit in capitulo</text:p>
      <text:p text:style-name="Standard">quandam assignacionis cedulam signatam signetis trium</text:p>
      <text:p text:style-name="Standard">thesauriorum regi de C. lb. par. super magistro portuum</text:p>
      <text:p text:style-name="Standard">bavilatus Matistonenses et fuit tradita notario</text:p>
      <text:p text:style-name="Standard">capituli in custodia qui eam reddidit de mandato dominorum</text:p>
      <text:p text:style-name="Standard">die mercurii sequente clerico magistri B. de Thierno pro por</text:p>
      <text:p text:style-name="Standard">tando ipsam ad thesaurum cum alia cedula de iiC lb. de</text:p>
      <text:p text:style-name="Standard">qua supra et dixit ipse magister Petrus quod similis cedula</text:p>
      <text:p text:style-name="Standard"><text:soft-page-break/>erat in thesauro regis hoc est in registris ipsius</text:p>
      <text:p text:style-name="Standard">thesauri in palacio.</text:p>
      <text:p text:style-name="Standard">Et ipse magister Petrus requisivit dominos prout alias fecerat</text:p>
      <text:p text:style-name="Standard">quod ipsi solverent sibi C. lb. par. quas exposuerat in</text:p>
      <text:p text:style-name="Standard">lite contra dominum Jacobum de Villa judea pro certis omneibus</text:p>
      <text:p text:style-name="Standard">que ipse magister Jacobus petebat super domo claustrali</text:p>
      <text:p text:style-name="Standard">dicti magistri Petri / et eciam obtinuit. Et fuit conclusus</text:p>
      <text:p text:style-name="Standard">quod nichil debebatur ei propter hoc nec aliquid sibi tradetur</text:p>
      <text:p text:style-name="Standard">propter illam causam propter futura in conveniencia que iudee</text:p>
      <text:p text:style-name="Standard">possent sequi.</text:p>
      <text:p text:style-name="Standard">&gt;&gt;&gt;&gt;&gt;&gt; liste &lt;&lt;&lt;&lt;&lt;&lt;&lt;</text:p>
      <text:p text:style-name="Standard">Dyonisiu</text:p>
      <text:p text:style-name="Standard">P. Decano</text:p>
      <text:p text:style-name="Standard">Giloti</text:p>
      <text:p text:style-name="Standard">Cantore</text:p>
      <text:p text:style-name="Standard">G. archidiacono ecclesie</text:p>
      <text:p text:style-name="Standard">Sy Succentore</text:p>
      <text:p text:style-name="Standard">de Pompodorio</text:p>
      <text:p text:style-name="Standard">s</text:p>
      <text:p text:style-name="Standard">P. Roberti</text:p>
      <text:p text:style-name="Standard">Ar. Jausserandi</text:p>
      <text:p text:style-name="Standard">de socto</text:p>
      <text:p text:style-name="Standard">P. Forteti</text:p>
      <text:p text:style-name="Standard">de Karolay</text:p>
      <text:p text:style-name="Standard">.</text:p>
      <text:p text:style-name="Standard">de Mongeria</text:p>
      <text:p text:style-name="Standard">R. de Lorriaco</text:p>
      <text:p text:style-name="Standard">R. de Putheolis</text:p>
      <text:p text:style-name="Standard">G. de Albyaco</text:p>
      <text:p text:style-name="Standard">Au. Regine</text:p>
      <text:p text:style-name="Standard">G. Fedelli</text:p>
      <text:p text:style-name="Standard">Ph. de Salione</text:p>
      <text:p text:style-name="Standard">J. Voygnon</text:p>
      <text:p text:style-name="Standard">Hue</text:p>
      <text:p text:style-name="Standard">*</text:p>
      <text:p text:style-name="Standard">T. de Sancto Petro</text:p>
      <text:p text:style-name="Standard"><text:soft-page-break/>R. Dangeul N. Chaudardi</text:p>
      <text:p text:style-name="Standard">J. Lesoro$</text:p>
      <text:p text:style-name="Standard">. Regis</text:p>
      <text:p text:style-name="Standard">G. de Alneolo infirmus</text:p>
      <text:p text:style-name="Standard">Ao $que sadie etc.</text:p>
      <text:p text:style-name="Standard"/>
      <text:p text:style-name="Standard"/>
      <text:p text:style-name="Standard">=FRAN_0393_10849.tif=</text:p>
      <text:p text:style-name="Standard">&gt;&gt;&gt;&gt;&gt;&gt; numérotation &lt;&lt;&lt;&lt;&lt;&lt;&lt;</text:p>
      <text:p text:style-name="Standard">lxviii</text:p>
      <text:p text:style-name="Standard">G</text:p>
      <text:p text:style-name="Standard">&gt;&gt;&gt;&gt;&gt;&gt; Date &lt;&lt;&lt;&lt;&lt;&lt;&lt;</text:p>
      <text:p text:style-name="Standard">Augustus nonagesimo terio</text:p>
      <text:p text:style-name="Standard">Anno quo supra die mcurii sexta mensis augusti capitulantibus dominis</text:p>
      <text:p text:style-name="Standard">&gt;&gt;&gt;&gt;&gt;&gt; block &lt;&lt;&lt;&lt;&lt;&lt;&lt;</text:p>
      <text:p text:style-name="Standard">quictancia Concordatum est quod fiat quictanciam domino Episcopo Parisiensi sub forma</text:p>
      <text:p text:style-name="Standard">que sequitur. Universis presentes litteras inspecturis Decanus</text:p>
      <text:p text:style-name="Standard">et capitulum ecclesie parisiens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</text:p>
      <text:p text:style-name="Standard">P. Roberti</text:p>
      <text:p text:style-name="Standard">J. De Pompodorio</text:p>
      <text:p text:style-name="Standard">J. de Karolay</text:p>
      <text:p text:style-name="Standard">P. Forteti</text:p>
      <text:p text:style-name="Standard">Ar. Jausserandi</text:p>
      <text:p text:style-name="Standard">B. de Thierno</text:p>
      <text:p text:style-name="Standard">Hue</text:p>
      <text:p text:style-name="Standard">*</text:p>
      <text:p text:style-name="Standard">de Mongeria</text:p>
      <text:p text:style-name="Standard">G. de Sancto Petro</text:p>
      <text:p text:style-name="Standard">G. de Albyaco</text:p>
      <text:p text:style-name="Standard">R. de Lorriaco</text:p>
      <text:p text:style-name="Standard">R. de Putheolis</text:p>
      <text:p text:style-name="Standard"><text:soft-page-break/>G. Fedelli</text:p>
      <text:p text:style-name="Standard">Ph. de Salione</text:p>
      <text:p text:style-name="Standard">Voygnon</text:p>
      <text:p text:style-name="Standard">A. Regine</text:p>
      <text:p text:style-name="Standard">G. de Alneolo infirmu</text:p>
      <text:p text:style-name="Standard">N. Chaudardi</text:p>
      <text:p text:style-name="Standard">de socto T.</text:p>
      <text:p text:style-name="Standard"/>
      <text:p text:style-name="Standard"/>
      <text:p text:style-name="Standard">=FRAN_0393_10850.tif=</text:p>
      <text:p text:style-name="Standard">&gt;&gt;&gt;&gt;&gt;&gt; date &lt;&lt;&lt;&lt;&lt;&lt;&lt;</text:p>
      <text:p text:style-name="Standard">Augustus</text:p>
      <text:p text:style-name="Standard">Anno quo supra die veneris octava mensis augusti capitulantibus dominis</text:p>
      <text:p text:style-name="Standard">Anno quo supra die lune xia mensis augusti capitulantibus dominis</text:p>
      <text:p text:style-name="Standard">&gt;&gt;&gt;&gt;&gt;&gt; block &lt;&lt;&lt;&lt;&lt;&lt;&lt;</text:p>
      <text:p text:style-name="Standard">de Dyonisio / fidejiussores Dyonisii Giloti fuerunt presentes in capitulo</text:p>
      <text:p text:style-name="Standard">et concessum est eis quod domini reddent ipsos quictos et</text:p>
      <text:p text:style-name="Standard">immunes erga regem de penis quas debebat ipse</text:p>
      <text:p text:style-name="Standard">dyonisius racione non solacionis reddituum quos debebat</text:p>
      <text:p text:style-name="Standard">ecclesie et pro terminio jam elassat que arreragia ascelunt</text:p>
      <text:p text:style-name="Standard">ad summam lxii. lb. ii s. vi d.</text:p>
      <text:p text:style-name="Standard">magister Johannes de Socco tradet pulsatoribus campanarum ultra vi</text:p>
      <text:p text:style-name="Standard">lbr par. quas eis alias tradidit xl. s. par. / et recuperabit illas</text:p>
      <text:p text:style-name="Standard">vi. lbr. aclerico fabrice.</text:p>
      <text:p text:style-name="Standard">Guillelmus Filius Petri Cantereau receptus est in puerum chori</text:p>
      <text:p text:style-name="Standard">et ordeinatum est quod camerarius clericu providebit ei de capa et Rocheco</text:p>
      <text:p text:style-name="Standard">et pate suus de vestientis usque fient usstimenta nova pui</text:p>
      <text:p text:style-name="Standard">Non recipietur nec admictetur littera Hutini medici nisi juio</text:p>
      <text:p text:style-name="Standard">quod fuerit pedester apud Liricatum.</text:p>
      <text:p text:style-name="Standard">ecclesie</text:p>
      <text:p text:style-name="Standard">Inhabitum fuit Thome Godefredi matriculario Sancti Stephani de</text:p>
      <text:p text:style-name="Standard">gressibus distributori quod omnium merellorum ipsius ecclesie quod nichil</text:p>
      <text:p text:style-name="Standard">tradat domino Guillelmo Bellefemie.</text:p>
      <text:p text:style-name="Standard">Concessa sunt capucia servientes ecclesie prout anno proxime lapso</text:p>
      <text:p text:style-name="Standard">fuerunt concessa</text:p>
      <text:p text:style-name="Standard">&gt;&gt;&gt;&gt;&gt;&gt; liste &lt;&lt;&lt;&lt;&lt;&lt;&lt;</text:p>
      <text:p text:style-name="Standard"><text:soft-page-break/>P. Decano</text:p>
      <text:p text:style-name="Standard">H. Cantore</text:p>
      <text:p text:style-name="Standard">Giloti</text:p>
      <text:p text:style-name="Standard">G. archidiacono ecclesie</text:p>
      <text:p text:style-name="Standard">Sy. succentore</text:p>
      <text:p text:style-name="Standard">de Pomprio</text:p>
      <text:p text:style-name="Standard">P. Roberti</text:p>
      <text:p text:style-name="Standard">de Karolay</text:p>
      <text:p text:style-name="Standard">Ar. Jausserandi</text:p>
      <text:p text:style-name="Standard">P. Forteti</text:p>
      <text:p text:style-name="Standard">L. de Mongeria</text:p>
      <text:p text:style-name="Standard">B. de Thierno</text:p>
      <text:p text:style-name="Standard">G. de Albyaco</text:p>
      <text:p text:style-name="Standard">R. de Putheolis</text:p>
      <text:p text:style-name="Standard">Ph. de Salione</text:p>
      <text:p text:style-name="Standard">J. Voygnon</text:p>
      <text:p text:style-name="Standard">G. Fedelli</text:p>
      <text:p text:style-name="Standard">M. Regine</text:p>
      <text:p text:style-name="Standard">Regis</text:p>
      <text:p text:style-name="Standard">de Socto</text:p>
      <text:p text:style-name="Standard">R. de Lorriaco</text:p>
      <text:p text:style-name="Standard">T. de Sancto Petro P. Chaudard</text:p>
      <text:p text:style-name="Standard">G. de Alneolo infirmus</text:p>
      <text:p text:style-name="Standard">P. Decano</text:p>
      <text:p text:style-name="Standard">H. Cantore</text:p>
      <text:p text:style-name="Standard">De Puls</text:p>
      <text:p text:style-name="Standard">campanarum</text:p>
      <text:p text:style-name="Standard">G. archidiacono ecclesie</text:p>
      <text:p text:style-name="Standard">Sy. succentore</text:p>
      <text:p text:style-name="Standard">P. Roberti</text:p>
      <text:p text:style-name="Standard">J. de Pomparo</text:p>
      <text:p text:style-name="Standard">J. de Karolay</text:p>
      <text:p text:style-name="Standard">J. de Socto</text:p>
      <text:p text:style-name="Standard">P. Forteti</text:p>
      <text:p text:style-name="Standard">Ar. Jausserandi</text:p>
      <text:p text:style-name="Standard">L. de Mongeria</text:p>
      <text:p text:style-name="Standard"><text:soft-page-break/>B. de Thierno</text:p>
      <text:p text:style-name="Standard">G. de Albyaco</text:p>
      <text:p text:style-name="Standard">G. de Ahieolo</text:p>
      <text:p text:style-name="Standard">+ N. de Ordeimonte</text:p>
      <text:p text:style-name="Standard">T. de Sancto Petro</text:p>
      <text:p text:style-name="Standard">R. de Putheolis</text:p>
      <text:p text:style-name="Standard">R. de Lorriaco</text:p>
      <text:p text:style-name="Standard">deservieni</text:p>
      <text:p text:style-name="Standard">Ph. de Salione</text:p>
      <text:p text:style-name="Standard">G. Fedelli</text:p>
      <text:p text:style-name="Standard">R. Dangeul</text:p>
      <text:p text:style-name="Standard">J. Hue</text:p>
      <text:p text:style-name="Standard">Chandardi</text:p>
      <text:p text:style-name="Standard"/>
      <text:p text:style-name="Standard"/>
      <text:p text:style-name="Standard">=FRAN_0393_10851.tif=</text:p>
      <text:p text:style-name="Standard">&gt;&gt;&gt;&gt;&gt;&gt; numérotation &lt;&lt;&lt;&lt;&lt;&lt;&lt;</text:p>
      <text:p text:style-name="Standard">lxix</text:p>
      <text:p text:style-name="Standard">Gq</text:p>
      <text:p text:style-name="Standard">3</text:p>
      <text:p text:style-name="Standard">&gt;&gt;&gt;&gt;&gt;&gt; Date &lt;&lt;&lt;&lt;&lt;&lt;&lt;</text:p>
      <text:p text:style-name="Standard">Augustus nonagesimo tercio</text:p>
      <text:p text:style-name="Standard">Anno quo supra die mercurii xiii augusti capitulantibus dominis</text:p>
      <text:p text:style-name="Standard">Anno quo supra die lune xviii. augusti capitulantibus dominis</text:p>
      <text:p text:style-name="Standard">&gt;&gt;&gt;&gt;&gt;&gt; block &lt;&lt;&lt;&lt;&lt;&lt;&lt;</text:p>
      <text:p text:style-name="Standard">Magister Johannes Comitis olim magister puerorum chori ecclesie tradidit quendam</text:p>
      <text:p text:style-name="Standard">Jcomitis rotulum replicacionis ad responsionem alias sibi factam per dominos super</text:p>
      <text:p text:style-name="Standard">suis compotis / que omnia fuerunt tradita magistro Phpp. de Salione ut ea</text:p>
      <text:p text:style-name="Standard">visitaret et refferret</text:p>
      <text:p text:style-name="Standard">G. medericus</text:p>
      <text:p text:style-name="Standard">Magister Petrus de Auxono canonicus Sancti Mederci retulit quod dominus Johannes</text:p>
      <text:p text:style-name="Standard">Burete noluerat sibi obedire in faciendi officialium dominiu servi quod debebat in</text:p>
      <text:p text:style-name="Standard">ecclesia predicta facere virtute mandati dominorum sibi super hoc traditi quod ipse</text:p>
      <text:p text:style-name="Standard">Burete fecerat sibi intimare salvam gardiam regis / auus ipse magister</text:p>
      <text:p text:style-name="Standard">Petrus non poturat libtere copiam / et propter hoc fuit dictum ipsi magistro</text:p>
      <text:p text:style-name="Standard">Petro quod faceret venire dominum Johannem Avelli distributorem ecclesie Sancti</text:p>
      <text:p text:style-name="Standard"><text:soft-page-break/>Medici predicte et sibi commictentur quod sciat nomien cereriensi ut citetur pro</text:p>
      <text:p text:style-name="Standard">habenda copia ipsius salve garde ad videndum si ibidem cadat opposicio</text:p>
      <text:p text:style-name="Standard">vlias ne</text:p>
      <text:p text:style-name="Standard">Concessum est capucium Stephano portatori fecis.</text:p>
      <text:p text:style-name="Standard">de Johanne Magistri Ph. de Salione et G. Fedelli sunt deputati ad videndum compotum</text:p>
      <text:p text:style-name="Standard">magistri Johannis Comitis quondam magistri puerorum chori ecclesie</text:p>
      <text:p text:style-name="Standard">de Spedena Johannes Campionis clericus deSpedona misit hodie quasdam litteras suas</text:p>
      <text:p text:style-name="Standard">clausas manu sua scriptas in quibus ipse testificatur quod fidejussores Donisii</text:p>
      <text:p text:style-name="Standard">de platea qui tenet iajoriam ipsius loci ad firmam sunt bene solvendo et</text:p>
      <text:p text:style-name="Standard">fuerunt posite dicte littere in Almariolo notarius capituli coram sede decani.</text:p>
      <text:p text:style-name="Standard">P. de Castero Concessa est quictanciam magistro P. de Castro de iiC vi lb. paris. et una cedela</text:p>
      <text:p text:style-name="Standard">de iiC lb. p. quas ipse tradidit pro certis cedali de summa iiiiC vi lb. par. in quibus</text:p>
      <text:p text:style-name="Standard">rex tenebatur ecclesie</text:p>
      <text:p text:style-name="Standard">Graciose concessum est magistro J. de Pompodiris . L. de Mongeria et B.</text:p>
      <text:p text:style-name="Standard">de Thierno quod usque ad festum Sancti Remigii possint vendere quilibet ipsorum sex</text:p>
      <text:p text:style-name="Standard">caudario per hostia posteriora domorum suarum ad potos sine $cost sedendo</text:p>
      <text:p text:style-name="Standard">Magister P. Forteti tenebit auditorium cauarum usque ad festum beati Remigi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</text:p>
      <text:p text:style-name="Standard">P. Roberti</text:p>
      <text:p text:style-name="Standard">de Pomparo</text:p>
      <text:p text:style-name="Standard">de Karolay</text:p>
      <text:p text:style-name="Standard">*.</text:p>
      <text:p text:style-name="Standard">de Socto</text:p>
      <text:p text:style-name="Standard">Ar. Jausserandi</text:p>
      <text:p text:style-name="Standard">de Mongeria</text:p>
      <text:p text:style-name="Standard">Hue</text:p>
      <text:p text:style-name="Standard">de Putheolis</text:p>
      <text:p text:style-name="Standard">T. de Sancto Petro</text:p>
      <text:p text:style-name="Standard">Ph. de Salione</text:p>
      <text:p text:style-name="Standard">s</text:p>
      <text:p text:style-name="Standard">Fedelli</text:p>
      <text:p text:style-name="Standard">Regis</text:p>
      <text:p text:style-name="Standard"><text:soft-page-break/>36</text:p>
      <text:p text:style-name="Standard">De Thierno</text:p>
      <text:p text:style-name="Standard">Voygnon</text:p>
      <text:p text:style-name="Standard">Au Regiie</text:p>
      <text:p text:style-name="Standard">G.</text:p>
      <text:p text:style-name="Standard">de Alneolo</text:p>
      <text:p text:style-name="Standard">R</text:p>
      <text:p text:style-name="Standard">de Lorriaco</text:p>
      <text:p text:style-name="Standard">Hanteprime N. Chaudardi</text:p>
      <text:p text:style-name="Standard">P. Decano</text:p>
      <text:p text:style-name="Standard">H. Cantore</text:p>
      <text:p text:style-name="Standard">comit</text:p>
      <text:p text:style-name="Standard">G.</text:p>
      <text:p text:style-name="Standard">archidiacono ecclesie</text:p>
      <text:p text:style-name="Standard">Sy. succentore</text:p>
      <text:p text:style-name="Standard">P. de Ayllyaco</text:p>
      <text:p text:style-name="Standard">*</text:p>
      <text:p text:style-name="Standard">de Pompodorio</text:p>
      <text:p text:style-name="Standard">*.</text:p>
      <text:p text:style-name="Standard">de Karolay</text:p>
      <text:p text:style-name="Standard">P.</text:p>
      <text:p text:style-name="Standard">Roberti</text:p>
      <text:p text:style-name="Standard">Ar. Jausserandi</text:p>
      <text:p text:style-name="Standard">J. de Socto</text:p>
      <text:p text:style-name="Standard">P. Forteti</text:p>
      <text:p text:style-name="Standard">L. de Mongeria</text:p>
      <text:p text:style-name="Standard">B. de Chierno</text:p>
      <text:p text:style-name="Standard">Gracia</text:p>
      <text:p text:style-name="Standard">*</text:p>
      <text:p text:style-name="Standard">Hue</text:p>
      <text:p text:style-name="Standard">de Lorriaco</text:p>
      <text:p text:style-name="Standard">R. de Putheolis</text:p>
      <text:p text:style-name="Standard">G. de Alneolo</text:p>
      <text:p text:style-name="Standard">Ph. de Salione</text:p>
      <text:p text:style-name="Standard">G. Fedelli</text:p>
      <text:p text:style-name="Standard">J. Chanteprime</text:p>
      <text:p text:style-name="Standard"><text:soft-page-break/>*i</text:p>
      <text:p text:style-name="Standard">Voygnon</text:p>
      <text:p text:style-name="Standard">T. de Sancto Petro</text:p>
      <text:p text:style-name="Standard"/>
      <text:p text:style-name="Standard"/>
      <text:p text:style-name="Standard">=FRAN_0393_10852.tif=</text:p>
      <text:p text:style-name="Standard">&gt;&gt;&gt;&gt;&gt;&gt; date &lt;&lt;&lt;&lt;&lt;&lt;&lt;</text:p>
      <text:p text:style-name="Standard">Augustas</text:p>
      <text:p text:style-name="Standard">anno quo supra die mecurii vicesima mensis augusti capitulantibus dominis</text:p>
      <text:p text:style-name="Standard">uno quo supra die veneris xxii augusti capitulantibus dominis</text:p>
      <text:p text:style-name="Standard">&gt;&gt;&gt;&gt;&gt;&gt; block &lt;&lt;&lt;&lt;&lt;&lt;&lt;</text:p>
      <text:p text:style-name="Standard">Super facto Johannis de Blesis familiarum magistri N. de Ordeomonte</text:p>
      <text:p text:style-name="Standard">loquetur cum consilio ecclesie</text:p>
      <text:p text:style-name="Standard">Spedeni scribetur Johanni Campionis clerico despedona quod tradat per</text:p>
      <text:p text:style-name="Standard">recreanciam bona Johannis abbatis et Guillelmi Baudon de maseriis</text:p>
      <text:p text:style-name="Standard">et quod non tractet ipsos ad emendam aliquom usqum magister J. de Socto</text:p>
      <text:p text:style-name="Standard">juerit illuc et de hoc ordinaverit</text:p>
      <text:p text:style-name="Standard">cre</text:p>
      <text:p text:style-name="Standard">Comissum est magistro B. de Chiero et J. de Socto quod dicat domino qua</text:p>
      <text:p text:style-name="Standard">Par. quod capitulum est volutatis si ipse volueit quod de debato mote ince</text:p>
      <text:p text:style-name="Standard">ipsum et capitulum domini tere presidente parlamenti aut duo ipsorum cognoscat</text:p>
      <text:p text:style-name="Standard">et ordinent et quod placeat sibi dicere voluntatem et jus suum aucium</text:p>
      <text:p text:style-name="Standard">persone ut puta suo procuratores vel advocato qui hoc refferat coram</text:p>
      <text:p text:style-name="Standard">Commissum est eciam magistri B. de Thierno quod vadat post prandium</text:p>
      <text:p text:style-name="Standard">ad palacium ad sciendum si magister Jacobus Bonin et magister Philippo de</text:p>
      <text:p text:style-name="Standard">Bongiont debeant iur extra villam in aliqua commissione et si</text:p>
      <text:p text:style-name="Standard">non debeant ire ipsi elegentur ex parte capituli ad cognoscendum</text:p>
      <text:p text:style-name="Standard">de predicto debato et hoc facto significabitur domino Episcopo pro istous ut</text:p>
      <text:p text:style-name="Standard">ipse consenciat in ipsos / et si non poterint concordare partes</text:p>
      <text:p text:style-name="Standard">ipsi eligent unum tercium</text:p>
      <text:p text:style-name="Standard">&gt;&gt;&gt;&gt;&gt;&gt; liste &lt;&lt;&lt;&lt;&lt;&lt;&lt;</text:p>
      <text:p text:style-name="Standard">P. Decano</text:p>
      <text:p text:style-name="Standard">Cantore</text:p>
      <text:p text:style-name="Standard">G.</text:p>
      <text:p text:style-name="Standard">archidiacono ecclesie</text:p>
      <text:p text:style-name="Standard">Sy. succentore</text:p>
      <text:p text:style-name="Standard"><text:soft-page-break/>P.</text:p>
      <text:p text:style-name="Standard">de Aillyaco</text:p>
      <text:p text:style-name="Standard">P. Roberti</text:p>
      <text:p text:style-name="Standard">De Pompodorio</text:p>
      <text:p text:style-name="Standard">Ar. Jausserandi</text:p>
      <text:p text:style-name="Standard">de Karolay</text:p>
      <text:p text:style-name="Standard">*</text:p>
      <text:p text:style-name="Standard">de Mongeria</text:p>
      <text:p text:style-name="Standard">P. Forteti</text:p>
      <text:p text:style-name="Standard">N. Dictatoris</text:p>
      <text:p text:style-name="Standard">B. de Thierno</text:p>
      <text:p text:style-name="Standard">R. de Lorriaco</text:p>
      <text:p text:style-name="Standard">R. de Putheolis</text:p>
      <text:p text:style-name="Standard">T. de Sancto Petro</text:p>
      <text:p text:style-name="Standard">de Socco</text:p>
      <text:p text:style-name="Standard">Ph. de Salione</text:p>
      <text:p text:style-name="Standard">G.</text:p>
      <text:p text:style-name="Standard">Fedelli</text:p>
      <text:p text:style-name="Standard">regis</text:p>
      <text:p text:style-name="Standard">de Alneolo</text:p>
      <text:p text:style-name="Standard">Chanteprime</text:p>
      <text:p text:style-name="Standard">Voygnon</text:p>
      <text:p text:style-name="Standard">Chaudart</text:p>
      <text:p text:style-name="Standard">Decano</text:p>
      <text:p text:style-name="Standard">Cantore</text:p>
      <text:p text:style-name="Standard">Archidiacono ecclesie</text:p>
      <text:p text:style-name="Standard">M. Succentore</text:p>
      <text:p text:style-name="Standard">Roberti</text:p>
      <text:p text:style-name="Standard">De Pompodorio</text:p>
      <text:p text:style-name="Standard">de Karolay</text:p>
      <text:p text:style-name="Standard">ipsis</text:p>
      <text:p text:style-name="Standard">R. de Lorriaco</text:p>
      <text:p text:style-name="Standard">de socto</text:p>
      <text:p text:style-name="Standard">Forteti</text:p>
      <text:p text:style-name="Standard">Ar. Jausserandi</text:p>
      <text:p text:style-name="Standard">de Mongeria</text:p>
      <text:p text:style-name="Standard"><text:soft-page-break/>B. de Thierno</text:p>
      <text:p text:style-name="Standard">N. Dictatoris</text:p>
      <text:p text:style-name="Standard">R. de Puthic</text:p>
      <text:p text:style-name="Standard">T. de Sancto Petro</text:p>
      <text:p text:style-name="Standard">N. de Ordeimonte</text:p>
      <text:p text:style-name="Standard">G. Fedelli</text:p>
      <text:p text:style-name="Standard">d</text:p>
      <text:p text:style-name="Standard">Ph. de Salione</text:p>
      <text:p text:style-name="Standard">G. de Alveon</text:p>
      <text:p text:style-name="Standard"/>
      <text:p text:style-name="Standard"/>
      <text:p text:style-name="Standard">=FRAN_0393_10853.tif=</text:p>
      <text:p text:style-name="Standard">&gt;&gt;&gt;&gt;&gt;&gt; numérotation &lt;&lt;&lt;&lt;&lt;&lt;&lt;</text:p>
      <text:p text:style-name="Standard">lxx</text:p>
      <text:p text:style-name="Standard">10 30</text:p>
      <text:p text:style-name="Standard">&gt;&gt;&gt;&gt;&gt;&gt; Date &lt;&lt;&lt;&lt;&lt;&lt;&lt;</text:p>
      <text:p text:style-name="Standard">Augustus nonagesimo tercio</text:p>
      <text:p text:style-name="Standard">Mpi Cene in vigilia beati Bartholomei apostoli xxiiia mensis</text:p>
      <text:p text:style-name="Standard">augusti capitulantibus dominis.</text:p>
      <text:p text:style-name="Standard">&gt;&gt;&gt;&gt;&gt;&gt; entrée &lt;&lt;&lt;&lt;&lt;&lt;&lt;</text:p>
      <text:p text:style-name="Standard">Camearius</text:p>
      <text:p text:style-name="Standard">Elico</text:p>
      <text:p text:style-name="Standard">&gt;&gt;&gt;&gt;&gt;&gt; block &lt;&lt;&lt;&lt;&lt;&lt;&lt;</text:p>
      <text:p text:style-name="Standard">Deputati ad audiendum compotum magistri N. de Ordeomonte</text:p>
      <text:p text:style-name="Standard">nuper camerarii clerici ecclesie / sunt B. de Thierno et L. de</text:p>
      <text:p text:style-name="Standard">Mongeria</text:p>
      <text:p text:style-name="Standard">magsr</text:p>
      <text:p text:style-name="Standard">Concorditer est electus in camerarium clericum P. Roberti</text:p>
      <text:p text:style-name="Standard">sed quia ipse non bene consensut datus est sibi terminus ad</text:p>
      <text:p text:style-name="Standard">advisandum se usque ad diem lune.</text:p>
      <text:p text:style-name="Standard">Solicitator Concorditer fuit electus Phpu de Salione in sollicitatorem carum</text:p>
      <text:p text:style-name="Standard">ecclesie pendentes in parlamento / et datus est ei terminus ad respondendum</text:p>
      <text:p text:style-name="Standard">ad diem lune</text:p>
      <text:p text:style-name="Standard">&gt;&gt;&gt;&gt;&gt;&gt; liste &lt;&lt;&lt;&lt;&lt;&lt;&lt;</text:p>
      <text:p text:style-name="Standard">.Decano</text:p>
      <text:p text:style-name="Standard">H. Cantore</text:p>
      <text:p text:style-name="Standard"><text:soft-page-break/>G. archidiacono ecclesie</text:p>
      <text:p text:style-name="Standard">on</text:p>
      <text:p text:style-name="Standard">J. Archidiacono Brye</text:p>
      <text:p text:style-name="Standard">Sy. Succentore</text:p>
      <text:p text:style-name="Standard">P. Roberti</text:p>
      <text:p text:style-name="Standard">B. de Thierno</text:p>
      <text:p text:style-name="Standard">*.</text:p>
      <text:p text:style-name="Standard">de Pompodorio</text:p>
      <text:p text:style-name="Standard">Ar. Jausserandi</text:p>
      <text:p text:style-name="Standard">J. de Karolay</text:p>
      <text:p text:style-name="Standard">de socto</text:p>
      <text:p text:style-name="Standard">P. Forteti</text:p>
      <text:p text:style-name="Standard">causaraum</text:p>
      <text:p text:style-name="Standard">le diseur</text:p>
      <text:p text:style-name="Standard">R. de Lorriaco</text:p>
      <text:p text:style-name="Standard">L. de Mongeria</text:p>
      <text:p text:style-name="Standard">R. de Putheolis</text:p>
      <text:p text:style-name="Standard">T. de Sancto Petro</text:p>
      <text:p text:style-name="Standard">Ph. de Salione</text:p>
      <text:p text:style-name="Standard">G. Fedelli</text:p>
      <text:p text:style-name="Standard">J. Regis</text:p>
      <text:p text:style-name="Standard">N. de Ordeomonte</text:p>
      <text:p text:style-name="Standard">N. Chaudardi</text:p>
      <text:p text:style-name="Standard">G. de Alneolo</text:p>
      <text:p text:style-name="Standard">P. de Castro</text:p>
      <text:p text:style-name="Standard"/>
      <text:p text:style-name="Standard"/>
      <text:p text:style-name="Standard">=FRAN_0393_10854.tif=</text:p>
      <text:p text:style-name="Standard">&gt;&gt;&gt;&gt;&gt;&gt; date &lt;&lt;&lt;&lt;&lt;&lt;&lt;</text:p>
      <text:p text:style-name="Standard">Augustus</text:p>
      <text:p text:style-name="Standard">Die lune post Bertholomeum secunda die capiulari et xxvta augusti capitulantibus dominis</text:p>
      <text:p text:style-name="Standard">&gt;&gt;&gt;&gt;&gt;&gt; block &lt;&lt;&lt;&lt;&lt;&lt;&lt;</text:p>
      <text:p text:style-name="Standard">Quictantes tradita fuit quictanmca iiiiC lb. pars.s de quibus</text:p>
      <text:p text:style-name="Standard">supra fit mencio magistro Petro de Castro et</text:p>
      <text:p text:style-name="Standard">P. Archidiacono Brye habuit eciam cedulam assignacionis de iiC l. p.</text:p>
      <text:p text:style-name="Standard">super Johanne donati quondam receptore quorum dam</text:p>
      <text:p text:style-name="Standard"><text:soft-page-break/>subsidiorum Tholose athesauro regis emanatam</text:p>
      <text:p text:style-name="Standard">Magister P. Roberti acceptavit officium camere quod promists</text:p>
      <text:p text:style-name="Standard">fideliter exercere / et facere aligenciam de recuperantes arreragi</text:p>
      <text:p text:style-name="Standard">noluit tamen inde se omnio onerare.</text:p>
      <text:p text:style-name="Standard">solicitator magister Phpp. de Salione aceptavit officiaiu sollicita cionis</text:p>
      <text:p text:style-name="Standard">causarum ecclesie in parlamento</text:p>
      <text:p text:style-name="Standard">Consultabitur consilium ecclesie super procecucione contra</text:p>
      <text:p text:style-name="Standard">dominum episcopum Parisiensem propter bladum quod ntr valt solvere servi</text:p>
      <text:p text:style-name="Standard">tenorem arresti.</text:p>
      <text:p text:style-name="Standard">Deliberatum est quod servetur fundacio processionio domini</text:p>
      <text:p text:style-name="Standard">Gergorii pape</text:p>
      <text:p text:style-name="Standard">Item quod servetur statutum super ingerssu capituli et exita</text:p>
      <text:p text:style-name="Standard">quo ad distribuciones</text:p>
      <text:p text:style-name="Standard">processiones consuete fieri ad ecclesias non subjectas</text:p>
      <text:p text:style-name="Standard">continuabuntur</text:p>
      <text:p text:style-name="Standard">Defficientes in servicio ecclesie mandabuntur et comminabuntur et si se non emendaverint</text:p>
      <text:p text:style-name="Standard">corrigentur et punientur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</text:p>
      <text:p text:style-name="Standard">P. Roberti</text:p>
      <text:p text:style-name="Standard">J. de Pompodorio</text:p>
      <text:p text:style-name="Standard">*</text:p>
      <text:p text:style-name="Standard">de Karolay</text:p>
      <text:p text:style-name="Standard">P. Forteti</text:p>
      <text:p text:style-name="Standard">Camerarus</text:p>
      <text:p text:style-name="Standard">Ar. Jausserandi</text:p>
      <text:p text:style-name="Standard">L. de Mongeria</text:p>
      <text:p text:style-name="Standard">R. de Lorriaco</text:p>
      <text:p text:style-name="Standard">An. Grangerii</text:p>
      <text:p text:style-name="Standard">R. de Putheolis</text:p>
      <text:p text:style-name="Standard">T. de Sancto Petro</text:p>
      <text:p text:style-name="Standard">P. de Castro</text:p>
      <text:p text:style-name="Standard">G. Fedelli</text:p>
      <text:p text:style-name="Standard"><text:soft-page-break/>N. de Ordeimonte</text:p>
      <text:p text:style-name="Standard">Ph. de Salione</text:p>
      <text:p text:style-name="Standard">N. Chaudardi</text:p>
      <text:p text:style-name="Standard">J. de Nilly</text:p>
      <text:p text:style-name="Standard"/>
      <text:p text:style-name="Standard"/>
      <text:p text:style-name="Standard">=FRAN_0393_10855.tif=</text:p>
      <text:p text:style-name="Standard">&gt;&gt;&gt;&gt;&gt;&gt; numérotation &lt;&lt;&lt;&lt;&lt;&lt;&lt;</text:p>
      <text:p text:style-name="Standard">lxxi</text:p>
      <text:p text:style-name="Standard">G</text:p>
      <text:p text:style-name="Standard">&gt;&gt;&gt;&gt;&gt;&gt; Date &lt;&lt;&lt;&lt;&lt;&lt;&lt;</text:p>
      <text:p text:style-name="Standard">Augustus nonagesimo tercio</text:p>
      <text:p text:style-name="Standard">Die martis sequentes tercia die capitulari xxvita augusti capitulantibus dominis</text:p>
      <text:p text:style-name="Standard">&gt;&gt;&gt;&gt;&gt;&gt; block &lt;&lt;&lt;&lt;&lt;&lt;&lt;</text:p>
      <text:p text:style-name="Standard">Eustacius Vacherii</text:p>
      <text:p text:style-name="Standard">comparuerunt ad mandatum dominorum et fuit</text:p>
      <text:p text:style-name="Standard">Tassinus de Vinolio</text:p>
      <text:p text:style-name="Standard">eis intimatum quod si a modo defficiant in</text:p>
      <text:p text:style-name="Standard">Huguetus Carpenterii</text:p>
      <text:p text:style-name="Standard">horis divinis et nocturnis quibus debent</text:p>
      <text:p text:style-name="Standard">Petrus Asini</text:p>
      <text:p text:style-name="Standard">interesse in ecclesia in officio divino prout ipsi</text:p>
      <text:p text:style-name="Standard">Andreas Fagon</text:p>
      <text:p text:style-name="Standard">juraverunt quod servabitur eis statutum alias</text:p>
      <text:p text:style-name="Standard">Colinus de Dola</text:p>
      <text:p text:style-name="Standard">factum contra defficientem videz quod qui non esset</text:p>
      <text:p text:style-name="Standard">JoHannes Moqueti</text:p>
      <text:p text:style-name="Standard">in matutinis quod perderet distribuciones tocius diei</text:p>
      <text:p text:style-name="Standard">Egidius Pinelli</text:p>
      <text:p text:style-name="Standard">sequentes / et si se non castigarent quod proce</text:p>
      <text:p text:style-name="Standard">detur contra eos ad privacionem beneficiorum suorum</text:p>
      <text:p text:style-name="Standard">Petrus Rati</text:p>
      <text:p text:style-name="Standard">Domino Egidio Pinelli fuit inter dictum officium macicocie et fuit et</text:p>
      <text:p text:style-name="Standard">data clericatura matutinarum.</text:p>
      <text:p text:style-name="Standard">Magistro P. de Castro fuit tradita quictanciam iiiiC vi lb. par. de qua megeate</text:p>
      <text:p text:style-name="Standard">supra fit mencio / et ipse tradidit Cvi lb. pa. in peccunia numenrata / et</text:p>
      <text:p text:style-name="Standard"><text:soft-page-break/>recepit a domino Decano unam cedulam assignacionis de centum librum Par.</text:p>
      <text:p text:style-name="Standard">super magistro portuum baillive matisconensis</text:p>
      <text:p text:style-name="Standard">Super facto luminariorum anniversariorum ecclesie loquatur cum domino Episcopo Parisiensi</text:p>
      <text:p text:style-name="Standard">ad sciendum quare prohibuit capiceriis ne accendant luminaria in certis</text:p>
      <text:p text:style-name="Standard">anniversarioum in ecclesia A longo tempore ordinat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ye</text:p>
      <text:p text:style-name="Standard">Sy. Succentore</text:p>
      <text:p text:style-name="Standard">P. Roberti</text:p>
      <text:p text:style-name="Standard">J. de Pompodorio</text:p>
      <text:p text:style-name="Standard">de Karolay</text:p>
      <text:p text:style-name="Standard">P. Forteti</text:p>
      <text:p text:style-name="Standard">B. de Thierno</text:p>
      <text:p text:style-name="Standard">Ar. Jausserandi</text:p>
      <text:p text:style-name="Standard">R. de Lorriaco</text:p>
      <text:p text:style-name="Standard">R. de Putheolis</text:p>
      <text:p text:style-name="Standard">G. de Alneolo</text:p>
      <text:p text:style-name="Standard">L. de Mongeria</text:p>
      <text:p text:style-name="Standard">T. de Sancto Petro</text:p>
      <text:p text:style-name="Standard">Samicten</text:p>
      <text:p text:style-name="Standard">P. de Castro</text:p>
      <text:p text:style-name="Standard">Chanteprime</text:p>
      <text:p text:style-name="Standard">G. Fedelli</text:p>
      <text:p text:style-name="Standard">Regis</text:p>
      <text:p text:style-name="Standard">J. de Nully</text:p>
      <text:p text:style-name="Standard">N. de Ordeimonte</text:p>
      <text:p text:style-name="Standard">Ph. de Salione</text:p>
      <text:p text:style-name="Standard">N. Chaudardi</text:p>
      <text:p text:style-name="Standard"/>
      <text:p text:style-name="Standard"/>
      <text:p text:style-name="Standard">=FRAN_0393_10856.tif=</text:p>
      <text:p text:style-name="Standard">&gt;&gt;&gt;&gt;&gt;&gt; numérotation &lt;&lt;&lt;&lt;&lt;&lt;&lt;</text:p>
      <text:p text:style-name="Standard">442</text:p>
      <text:p text:style-name="Standard"><text:soft-page-break/>Augustus</text:p>
      <text:p text:style-name="Standard">&gt;&gt;&gt;&gt;&gt;&gt; block &lt;&lt;&lt;&lt;&lt;&lt;&lt;</text:p>
      <text:p text:style-name="Standard">Citabitur ad mercurii dominus Thomas Hue vicarius</text:p>
      <text:p text:style-name="Standard">ut diait in ecclesia Sancti Stephani de Gressibus super hoc quod</text:p>
      <text:p text:style-name="Standard">portat habitum sine licencia dominorum</text:p>
      <text:p text:style-name="Standard">Dati sunt apostoli refutatorii procuratori domini Archidiaconus Par.</text:p>
      <text:p text:style-name="Standard">in hunc modum appellacioni seu provocacioni vestre</text:p>
      <text:p text:style-name="Standard">tamquam frimole non defferimus.</text:p>
      <text:p text:style-name="Standard">Capitulum erit caucio penes thesaurum regis pro Dyonisio</text:p>
      <text:p text:style-name="Standard">Giloti de summa lxii lb. p. ii s. vi d.</text:p>
      <text:p text:style-name="Standard">Fauvellus hostiarius parlamenti intimavit dominis</text:p>
      <text:p text:style-name="Standard">quod ipsi intersint cras in viii hora de mane in palacio</text:p>
      <text:p text:style-name="Standard">regius in domo magistri Guillelmi Bellier pro videndo per ipsum</text:p>
      <text:p text:style-name="Standard">fieri inventarium bonorum domini Vyonneti chiquetat</text:p>
      <text:p text:style-name="Standard">quondam sigillifferi domini episcopi Noviomensis / et fuit</text:p>
      <text:p text:style-name="Standard">ordinatum quod illuc iret magister domus Dei qui est procurator</text:p>
      <text:p text:style-name="Standard">in hoc facto nomine ecclesie.</text:p>
      <text:p text:style-name="Standard">Commissum est magistro Johanni de Socto officiario horarum</text:p>
      <text:p text:style-name="Standard">quod faciat fieri unum caminum in domo ecclesie apud</text:p>
      <text:p text:style-name="Standard">Chivriguyacu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</text:p>
      <text:p text:style-name="Standard">Sy. succentore</text:p>
      <text:p text:style-name="Standard">P. Roberti</text:p>
      <text:p text:style-name="Standard">de Pompodorio</text:p>
      <text:p text:style-name="Standard">de socco</text:p>
      <text:p text:style-name="Standard">de Karolay</text:p>
      <text:p text:style-name="Standard">P. Forteti</text:p>
      <text:p text:style-name="Standard">Ar. Jausserandi</text:p>
      <text:p text:style-name="Standard">L. de Mongeria</text:p>
      <text:p text:style-name="Standard">R. de Lorriaco</text:p>
      <text:p text:style-name="Standard">B. de Thierno</text:p>
      <text:p text:style-name="Standard">R. de Putheolis</text:p>
      <text:p text:style-name="Standard"><text:soft-page-break/>P. de Castro</text:p>
      <text:p text:style-name="Standard">G. de Alneolo</text:p>
      <text:p text:style-name="Standard">T. de Sancto Petro</text:p>
      <text:p text:style-name="Standard">G. Fedelli</text:p>
      <text:p text:style-name="Standard">Ph. de Salione</text:p>
      <text:p text:style-name="Standard">J. Regis</text:p>
      <text:p text:style-name="Standard">M. de Ordeiomnte</text:p>
      <text:p text:style-name="Standard">J. de Nully</text:p>
      <text:p text:style-name="Standard">N. Chaudardi</text:p>
      <text:p text:style-name="Standard"/>
      <text:p text:style-name="Standard"/>
      <text:p text:style-name="Standard">=FRAN_0393_10857.tif=</text:p>
      <text:p text:style-name="Standard">&gt;&gt;&gt;&gt;&gt;&gt; numérotation &lt;&lt;&lt;&lt;&lt;&lt;&lt;</text:p>
      <text:p text:style-name="Standard">nonagesimo iii</text:p>
      <text:p text:style-name="Standard">lxxii</text:p>
      <text:p text:style-name="Standard">214</text:p>
      <text:p text:style-name="Standard">&gt;&gt;&gt;&gt;&gt;&gt; Date &lt;&lt;&lt;&lt;&lt;&lt;&lt;</text:p>
      <text:p text:style-name="Standard">Die jovis quinta die capitulari xxviii augusti capitulantibus dominis</text:p>
      <text:p text:style-name="Standard">Anno quo supra die mercurii iiia septembris capitulantibus dominis</text:p>
      <text:p text:style-name="Standard">&gt;&gt;&gt;&gt;&gt;&gt; block &lt;&lt;&lt;&lt;&lt;&lt;&lt;</text:p>
      <text:p text:style-name="Standard">Magistro Ph. de Salione traditum est avestum concorde</text:p>
      <text:p text:style-name="Standard">facte inter episcopum et capitulum super quatuor modiis bladi</text:p>
      <text:p text:style-name="Standard">que ipse dominus episcopus debet ecclesie ad duos solidos prope Melius</text:p>
      <text:p text:style-name="Standard">ut ipse faciat prosequcionem contra ipsum dominum episcopum / consultis</text:p>
      <text:p text:style-name="Standard">primitus super hoc consiliariis ecclesie</text:p>
      <text:p text:style-name="Standard">Fiet libraria in ecclesia sumptibus fabrice et dominus succentor</text:p>
      <text:p text:style-name="Standard">ordinabitur ipsam.</text:p>
      <text:p text:style-name="Standard">Septemiri nonagesio teo</text:p>
      <text:p text:style-name="Standard">Fauiellus hostiarius parlamenti adjornavit dominos ad de veneris</text:p>
      <text:p text:style-name="Standard">in viii° ad instantibm domini episcopi Noviomensis pro facto domini Vyonneti chiquetat</text:p>
      <text:p text:style-name="Standard">olim sui sigilliseri.</text:p>
      <text:p text:style-name="Standard">Magister Galterus de Lingonis promotor Curie officiaris parisiensis exhibui</text:p>
      <text:p text:style-name="Standard">coram dominis quandam licteram ipsius officialis sigillo crie predicte sigillatam</text:p>
      <text:p text:style-name="Standard">per quam intimavit dominis quod Johannes Douchetes alias de blesis detimebatit</text:p>
      <text:p text:style-name="Standard">in carceribus episcopi Par.. requirens quod per dominos ipse Johannes qui alias fuerat</text:p>
      <text:p text:style-name="Standard">servitor magistri N. de Ordeimonte canonici Parisiensi ipsa occasione in aliquo non</text:p>
      <text:p text:style-name="Standard"><text:soft-page-break/>molestaretur / et si quid esset actum per ipsos in prejudicium ipsius</text:p>
      <text:p text:style-name="Standard">Johannis quod revocaretur. Et super isto est deliberatum quod loquatur</text:p>
      <text:p text:style-name="Standard">cum consilio ecclesie quod mandabitur ad cras hora prime.</text:p>
      <text:p text:style-name="Standard">&gt;&gt;&gt;&gt;&gt;&gt; liste &lt;&lt;&lt;&lt;&lt;&lt;&lt;</text:p>
      <text:p text:style-name="Standard">G. Decano</text:p>
      <text:p text:style-name="Standard">H. Cantore</text:p>
      <text:p text:style-name="Standard">G. archidiacono ecclesie</text:p>
      <text:p text:style-name="Standard">P. Archidiacono Brye</text:p>
      <text:p text:style-name="Standard">Sy. succentore</text:p>
      <text:p text:style-name="Standard">P. Roberti</text:p>
      <text:p text:style-name="Standard">de Pompodorio</text:p>
      <text:p text:style-name="Standard">B. de Thierno</text:p>
      <text:p text:style-name="Standard">J. de Karolay</text:p>
      <text:p text:style-name="Standard">R. de Lorriaco</text:p>
      <text:p text:style-name="Standard">P. Forteti</text:p>
      <text:p text:style-name="Standard">Ar. Jausserandi</text:p>
      <text:p text:style-name="Standard">L. de Mongeria</text:p>
      <text:p text:style-name="Standard">R. de Putheolis</text:p>
      <text:p text:style-name="Standard">G. de Alneolo</text:p>
      <text:p text:style-name="Standard">T. de Sancto Petro</text:p>
      <text:p text:style-name="Standard">P. de Castro</text:p>
      <text:p text:style-name="Standard">N. Chaudardi</text:p>
      <text:p text:style-name="Standard">Ph. de Salione</text:p>
      <text:p text:style-name="Standard">G. Fedelli</text:p>
      <text:p text:style-name="Standard">I</text:p>
      <text:p text:style-name="Standard">Regis</text:p>
      <text:p text:style-name="Standard">J. de Nully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I</text:p>
      <text:p text:style-name="Standard">de Pompodorio</text:p>
      <text:p text:style-name="Standard">J. de Karolay</text:p>
      <text:p text:style-name="Standard">P. Forteti</text:p>
      <text:p text:style-name="Standard">Ar. Jausserandi</text:p>
      <text:p text:style-name="Standard"><text:soft-page-break/>L. de Mongeria</text:p>
      <text:p text:style-name="Standard">B. de Thierno</text:p>
      <text:p text:style-name="Standard">Hue</text:p>
      <text:p text:style-name="Standard">R. de Putheolis</text:p>
      <text:p text:style-name="Standard">N. de Ordeomonte</text:p>
      <text:p text:style-name="Standard">G. Fedelli</text:p>
      <text:p text:style-name="Standard">T. Ph. de Salione</text:p>
      <text:p text:style-name="Standard">N. Chaudardi</text:p>
      <text:p text:style-name="Standard">de socto</text:p>
      <text:p text:style-name="Standard">N. Regis</text:p>
      <text:p text:style-name="Standard">R. de Lorriaco</text:p>
      <text:p text:style-name="Standard">J. de Nully</text:p>
      <text:p text:style-name="Standard">P. Roberti T.</text:p>
      <text:p text:style-name="Standard"/>
      <text:p text:style-name="Standard"/>
      <text:p text:style-name="Standard">=FRAN_0393_10858.tif=</text:p>
      <text:p text:style-name="Standard">&gt;&gt;&gt;&gt;&gt;&gt; numérotation &lt;&lt;&lt;&lt;&lt;&lt;&lt;</text:p>
      <text:p text:style-name="Standard">444</text:p>
      <text:p text:style-name="Standard">September</text:p>
      <text:p text:style-name="Standard">&gt;&gt;&gt;&gt;&gt;&gt; block &lt;&lt;&lt;&lt;&lt;&lt;&lt;</text:p>
      <text:p text:style-name="Standard">Die jovis sequentes fuit congrgatum consilium ecclesie in capitulo / et fuit deliberatum super facto</text:p>
      <text:p text:style-name="Standard">Johannis de Blesis quod ipse Johannes requiretur ab officiali tanquam subditus ecclesie / et preventus / et cau</text:p>
      <text:p text:style-name="Standard">quo ipse dominus Officalis noluerit ipsum reddere quod precedatur contra hpsum et dominum episcopum per casum novitatis</text:p>
      <text:p text:style-name="Standard">Magister Johannes Guidonis Conquestus est de quibusdam granvaibus</text:p>
      <text:p text:style-name="Standard">sibi factis per procuratorem clericorum matutinalium que ipse tradidit per</text:p>
      <text:p text:style-name="Standard">declaracionem in quadam cedula / et super hoc sunt dati commissarii</text:p>
      <text:p text:style-name="Standard">J. de Socto et J. Hue ad videndum scripturas raciones et minenta</text:p>
      <text:p text:style-name="Standard">dictos magistri Johannis et procuratoris / et hiis visis refferent / ipse atem</text:p>
      <text:p text:style-name="Standard">magister Johannes requisivit dominos de justicia sibi faciendes et voluit</text:p>
      <text:p text:style-name="Standard">stare ordinacioni ipsorum</text:p>
      <text:p text:style-name="Standard">Fiet processio generalis die dominica proxima apus fratres iinores</text:p>
      <text:p text:style-name="Standard">J. de Bles magister P. Roberti Camerarius clericus ecclesie adut presenciam Domini</text:p>
      <text:p text:style-name="Standard">Officialis Parisiensis ad hostium camere sue coram auditorio suo superiori</text:p>
      <text:p text:style-name="Standard">presentibus. Richardo servitori magistri Ar. Jausserandi</text:p>
      <text:p text:style-name="Standard"><text:soft-page-break/>H. Huraudi notariis curie ipsius officialis Yvone de Fageto pro motoe</text:p>
      <text:p text:style-name="Standard">capituli magistro Jacobo Dennella secretario domini episcopi Par. et pluribus</text:p>
      <text:p text:style-name="Standard">aliis / et requisivit ipsum dominum Officalis quod ipse redderet et restitueret sib</text:p>
      <text:p text:style-name="Standard">Johannem Douchetes alias de bles subditum ecclesie quem decinebat in sua</text:p>
      <text:p text:style-name="Standard">carceribus mancipatum prout per suas litteras notificaverat dominis.</text:p>
      <text:p text:style-name="Standard">Et ipse dominus Officialis respondit ipsi domino Camerario quod ipse decimebis</text:p>
      <text:p text:style-name="Standard">ipsum $dominum Johannem / sed non credebat ipsum esse subditum ecclesie in aliqui</text:p>
      <text:p text:style-name="Standard">nec tempore delicti perpetrati per ipsum pro quo captus est nec post / et</text:p>
      <text:p text:style-name="Standard">maxime quod tempore micii processus sui facti contra ipsum Johannem iepse</text:p>
      <text:p text:style-name="Standard">Johannes Non erat subditus ecclesie et hoc ipse benesciebat / et sic ipsum</text:p>
      <text:p text:style-name="Standard">quonquo non redderet vel restitueret . Et de predicta requesta / et responsione</text:p>
      <text:p text:style-name="Standard">ipse dominus Camerarius petiit instrumentum sibi fieri per me N. Sellarii</text:p>
      <text:p text:style-name="Standard">ipse eciam dominus Officialis peciit de resposione sua predicta in sanctum.</text:p>
      <text:p text:style-name="Standard">Die sabbati sequente fuit adjornatus Officialio parisensis in causu novitatis pro facto Johannis de Blesi ad post</text:p>
      <text:p text:style-name="Standard">prandue inter horam terciam et quartam . Sed post modum in revestiario fuit deliberatum quod propter</text:p>
      <text:p text:style-name="Standard">absente domini episcopi Parisienis prolongaretur ipsa dicta / de comsseru parciam / et fuit pro longata ad jovis</text:p>
      <text:p text:style-name="Standard">eadem hod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de Pompodorio</text:p>
      <text:p text:style-name="Standard">*</text:p>
      <text:p text:style-name="Standard">de Karolay</text:p>
      <text:p text:style-name="Standard">Ar. Jausserandi</text:p>
      <text:p text:style-name="Standard">L. de Mongeria</text:p>
      <text:p text:style-name="Standard">P. Forteti</text:p>
      <text:p text:style-name="Standard">B. de Thierno</text:p>
      <text:p text:style-name="Standard">Hue</text:p>
      <text:p text:style-name="Standard">R. de Lorriaco</text:p>
      <text:p text:style-name="Standard">R. de Putheolis</text:p>
      <text:p text:style-name="Standard">J. de Socco</text:p>
      <text:p text:style-name="Standard">+Ph. de Salione</text:p>
      <text:p text:style-name="Standard"><text:soft-page-break/>G. Fedelli</text:p>
      <text:p text:style-name="Standard">J. Regis.</text:p>
      <text:p text:style-name="Standard">+. P. Roberti</text:p>
      <text:p text:style-name="Standard">N. Chaudardi</text:p>
      <text:p text:style-name="Standard"/>
      <text:p text:style-name="Standard"/>
      <text:p text:style-name="Standard">=FRAN_0393_10859.tif=</text:p>
      <text:p text:style-name="Standard">&gt;&gt;&gt;&gt;&gt;&gt; numérotation &lt;&lt;&lt;&lt;&lt;&lt;&lt;</text:p>
      <text:p text:style-name="Standard">nonageio iii</text:p>
      <text:p text:style-name="Standard">lxxiii</text:p>
      <text:p text:style-name="Standard">2</text:p>
      <text:p text:style-name="Standard">1</text:p>
      <text:p text:style-name="Standard">&gt;&gt;&gt;&gt;&gt;&gt; block &lt;&lt;&lt;&lt;&lt;&lt;&lt;</text:p>
      <text:p text:style-name="Standard">Johannes Vacherii constitutus est decanus apud</text:p>
      <text:p text:style-name="Standard">Moryacum pro ecclesia ad nutum.</text:p>
      <text:p text:style-name="Standard">Nicolaus Morelli virtute licterarum apostolicarum fuit receptus</text:p>
      <text:p text:style-name="Standard">ad capellaniam beatorum Petri et Pauli in ecclesia Par. vacantem</text:p>
      <text:p text:style-name="Standard">per mortem Roberti Bercherii quondam ipsius capellani capellani</text:p>
      <text:p text:style-name="Standard">Placet dominis quod dominus Senonensis maneat quictus de xxxii.</text:p>
      <text:p text:style-name="Standard">librus parisiene quas debebat ecclesie occasione xvi librum pro anniversario</text:p>
      <text:p text:style-name="Standard">fratrs sui quondam canonici Parisiensis / et eciam ecclesia erit imnmimis</text:p>
      <text:p text:style-name="Standard">de arreragiis x. lbras parisiensium quas debebat annuatim ipsi domino</text:p>
      <text:p text:style-name="Standard">archiepiscopo occasione exempcionis.</text:p>
      <text:p text:style-name="Standard">Preceptum est domino Stephano di Seau quod non hospitet amplivuo</text:p>
      <text:p text:style-name="Standard">secum in domo sua magistrum Johannem Rose procuratorem parlamenti</text:p>
      <text:p text:style-name="Standard">quia hoc fecit contra statutum ecclesie et sine licencia</text:p>
      <text:p text:style-name="Standard">Placet dominis quod dominus Almaricus de Ordeomonte miles assignet ecclesie x. librus parsiensies bene obligatas</text:p>
      <text:p text:style-name="Standard">pro aliis x. lb obligatis ecclesie quas ipse vult habere et emere super bonis dyonisii omo que bona</text:p>
      <text:p text:style-name="Standard">sunt obligata omnia pro ipsis x. lb.</text:p>
      <text:p text:style-name="Standard">Cogantur hospites de Lircantu ut non vendant extraneis in donibus suis hospitantibus carnes</text:p>
      <text:p text:style-name="Standard">quas occidunt in eorum domibus / et quas non emerant in carnificia comm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<text:soft-page-break/>Sy. succentore</text:p>
      <text:p text:style-name="Standard">de Pompodorio Recepcio</text:p>
      <text:p text:style-name="Standard">capelellani</text:p>
      <text:p text:style-name="Standard">R. de Lorriaco</text:p>
      <text:p text:style-name="Standard">Ar. Jausserandi</text:p>
      <text:p text:style-name="Standard">J. de Socto</text:p>
      <text:p text:style-name="Standard">N. Chandardi</text:p>
      <text:p text:style-name="Standard">de Karolay</text:p>
      <text:p text:style-name="Standard">P. Forteti</text:p>
      <text:p text:style-name="Standard">Ar. Jausserandi</text:p>
      <text:p text:style-name="Standard">L. de Mongeria</text:p>
      <text:p text:style-name="Standard">Ph. de Salione</text:p>
      <text:p text:style-name="Standard">G.</text:p>
      <text:p text:style-name="Standard">Fedelli</text:p>
      <text:p text:style-name="Standard">de Sanctis</text:p>
      <text:p text:style-name="Standard">Regis</text:p>
      <text:p text:style-name="Standard">B. de Chierno</text:p>
      <text:p text:style-name="Standard">de Nully</text:p>
      <text:p text:style-name="Standard">Roberti</text:p>
      <text:p text:style-name="Standard"/>
      <text:p text:style-name="Standard"/>
      <text:p text:style-name="Standard">=FRAN_0393_10860.tif=</text:p>
      <text:p text:style-name="Standard">&gt;&gt;&gt;&gt;&gt;&gt; numérotation &lt;&lt;&lt;&lt;&lt;&lt;&lt;</text:p>
      <text:p text:style-name="Standard">*iii</text:p>
      <text:p text:style-name="Standard">141</text:p>
      <text:p text:style-name="Standard">&gt;&gt;&gt;&gt;&gt;&gt; block &lt;&lt;&lt;&lt;&lt;&lt;&lt;</text:p>
      <text:p text:style-name="Standard">Magister Johannes de Socto missus ex parte capituli apud</text:p>
      <text:p text:style-name="Standard">dominum Officialem Parisiensem requisivit Johannem Douchetes</text:p>
      <text:p text:style-name="Standard">alias de blesis detentum in carceribus ipsius Officialis tamquam</text:p>
      <text:p text:style-name="Standard">servitorem magistri N. de Ordeimonte et sic subditum ecclesie</text:p>
      <text:p text:style-name="Standard">et preventum quos ad jurisdicionem ut per processum per</text:p>
      <text:p text:style-name="Standard">promotis capituli contra ipsum factum poterat apparere. Et</text:p>
      <text:p text:style-name="Standard">ipse dominus Officialis respondit quod ipse Johannes fuerat alias</text:p>
      <text:p text:style-name="Standard">requisitus per Camerariium clericum ecclesie / tamen qui</text:p>
      <text:p text:style-name="Standard">ipse credebat quod tempore delicti pro quo detinebatur</text:p>
      <text:p text:style-name="Standard">non esset servitor ipsius N. de Ordeinote nec in aliquo</text:p>
      <text:p text:style-name="Standard"><text:soft-page-break/>subditus ecclesie propter hoc recusaverat ipsum restitue</text:p>
      <text:p text:style-name="Standard">Sed quia postmodum ipse fuit informatus de comrio</text:p>
      <text:p text:style-name="Standard">ideo libenter volebat ipsum reddere et restituere ecclesie</text:p>
      <text:p text:style-name="Standard">et de facto restituit eum hoc est prcepit gentibus</text:p>
      <text:p text:style-name="Standard">suis quod restitueretur presentius magistris Galtero de</text:p>
      <text:p text:style-name="Standard">Lirgonis promotis Rolando regis clerico ipsius domini ofcicai</text:p>
      <text:p text:style-name="Standard">et notai caarum Curie sue Nicolao Sapiendi procuratore</text:p>
      <text:p text:style-name="Standard">Johanne regis notariis Guidone Trenchant eciam notarius</text:p>
      <text:p text:style-name="Standard">et locario munerii gecolario ipsius arrie nec non</text:p>
      <text:p text:style-name="Standard">magistris Johanne Fabri vicario / et Alberto Hagembout</text:p>
      <text:p text:style-name="Standard">capellano in ecclesia Parisiensis notarius publics in curia ipsius</text:p>
      <text:p text:style-name="Standard">OOfficialis presentis</text:p>
      <text:p text:style-name="Standard">Et fuit ipse de blesis restitutus ad banram Parvisii ante a sinum rigatum ut moris est</text:p>
      <text:p text:style-name="Standard">et Johannes de ulmo serviens ecclesie daxit ipsum ad carceres capituli.</text:p>
      <text:p text:style-name="Standard">postmodum incontinenti predictas N. de Ordeimonte requisivit ipsum de blesium capitulo tamquam servitorem</text:p>
      <text:p text:style-name="Standard">suum / et de mandato dominorum notarius capituli restituit eum sibi ad hostium carcerum capituli</text:p>
      <text:p text:style-name="Standard">$pude qua restitucione ipse N. de Ordeimne peciit ame N. Sellarii instrumentum presentes magistro</text:p>
      <text:p text:style-name="Standard">io</text:p>
      <text:p text:style-name="Standard">ad barram Johanne de Ulmo Franco servienti ecclesie et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de bles</text:p>
      <text:p text:style-name="Standard">Sy. Succentore</text:p>
      <text:p text:style-name="Standard">de Pomprio</text:p>
      <text:p text:style-name="Standard">J. de Karolay</text:p>
      <text:p text:style-name="Standard">N. Chaudardi</text:p>
      <text:p text:style-name="Standard">Forteti.</text:p>
      <text:p text:style-name="Standard">L.</text:p>
      <text:p text:style-name="Standard">de Mongeria</text:p>
      <text:p text:style-name="Standard">R.</text:p>
      <text:p text:style-name="Standard">de Putheolis</text:p>
      <text:p text:style-name="Standard">de Sanctis</text:p>
      <text:p text:style-name="Standard">J.</text:p>
      <text:p text:style-name="Standard">de Ordeomonte</text:p>
      <text:p text:style-name="Standard"><text:soft-page-break/>R.</text:p>
      <text:p text:style-name="Standard">de Lorriaco</text:p>
      <text:p text:style-name="Standard">de socto</text:p>
      <text:p text:style-name="Standard">TPh. de Salione</text:p>
      <text:p text:style-name="Standard">Fedelli</text:p>
      <text:p text:style-name="Standard">de Nully</text:p>
      <text:p text:style-name="Standard">Regis</text:p>
      <text:p text:style-name="Standard">Voygnon</text:p>
      <text:p text:style-name="Standard">Ar</text:p>
      <text:p text:style-name="Standard">Jausserandi infirmus</text:p>
      <text:p text:style-name="Standard">Tx.</text:p>
      <text:p text:style-name="Standard">Robern</text:p>
      <text:p text:style-name="Standard"/>
      <text:p text:style-name="Standard"/>
      <text:p text:style-name="Standard">=FRAN_0393_10861.tif=</text:p>
      <text:p text:style-name="Standard">&gt;&gt;&gt;&gt;&gt;&gt; numérotation &lt;&lt;&lt;&lt;&lt;&lt;&lt;</text:p>
      <text:p text:style-name="Standard">lxxiiii</text:p>
      <text:p text:style-name="Standard">14</text:p>
      <text:p text:style-name="Standard">nonagesimo iii</text:p>
      <text:p text:style-name="Standard">&gt;&gt;&gt;&gt;&gt;&gt; Date &lt;&lt;&lt;&lt;&lt;&lt;&lt;</text:p>
      <text:p text:style-name="Standard">48</text:p>
      <text:p text:style-name="Standard">Anno quo supra die lune xvta septembris capitulantibus dominis</text:p>
      <text:p text:style-name="Standard">&gt;&gt;&gt;&gt;&gt;&gt; entrée &lt;&lt;&lt;&lt;&lt;&lt;&lt;</text:p>
      <text:p text:style-name="Standard">ix s. vi.</text:p>
      <text:p text:style-name="Standard">Recepcio</text:p>
      <text:p text:style-name="Standard">capellani</text:p>
      <text:p text:style-name="Standard">&gt;&gt;&gt;&gt;&gt;&gt; block &lt;&lt;&lt;&lt;&lt;&lt;&lt;</text:p>
      <text:p text:style-name="Standard">s</text:p>
      <text:p text:style-name="Standard">G. i. Rotis . Placet dominis quod dominus Guillelmus Veygnon capellanie in ecclesia Parisiensis</text:p>
      <text:p text:style-name="Standard">sepeliatur in Sancto Johanne Rotundo in contempbicionem magistri Johannis</text:p>
      <text:p text:style-name="Standard">Voygnon nepotis sui canonici Parisiensis</text:p>
      <text:p text:style-name="Standard">Concessum est tamquam expediens magistro Philberto de Salione</text:p>
      <text:p text:style-name="Standard">qui est sollicitator causarum ecclesie in parlamento quod racione officii</text:p>
      <text:p text:style-name="Standard">sui possit manere in claustro cum aliquo dominorum usque ad annum</text:p>
      <text:p text:style-name="Standard">proviso quod si infra anum vacaverit domus claustralis quod ipse</text:p>
      <text:p text:style-name="Standard">eam tenebitur emere et recipere</text:p>
      <text:p text:style-name="Standard"><text:soft-page-break/>Concessum est magistro Johanni Rose quod possit manere cum domino</text:p>
      <text:p text:style-name="Standard">Stephane du Seau usque ad festum proximm omnim sanctorum</text:p>
      <text:p text:style-name="Standard">Andreao Fagon procurator Johannis de Molomes presentavit bullas</text:p>
      <text:p text:style-name="Standard">gracie facte per dominum nostrum papam ipsi Johanni et requisivit dominos</text:p>
      <text:p text:style-name="Standard">quatius traderenit sibi possessione capellaniam ad altare beate Marie</text:p>
      <text:p text:style-name="Standard">et Sancti Ariani in ecclesia Parisiens fundate vacante per mortem</text:p>
      <text:p text:style-name="Standard">domini Guillelmi Voygnon ultimi possessiorus ejusdem domini vo tradiderint</text:p>
      <text:p text:style-name="Standard">bullas ad visitandum magistro P. Forteti / et retinuerunt tepus</text:p>
      <text:p text:style-name="Standard">juris videlicet sex dierum ad respondendum.</text:p>
      <text:p text:style-name="Standard">Magister Johannes de Socto retulit quid sibi vidlebatur de licteris et munimentis traditur pro parte</text:p>
      <text:p text:style-name="Standard">magistri Johannis Guidonis Curati de Lendevilla et procuratoris clericorum mattinalium super certa</text:p>
      <text:p text:style-name="Standard">decima quam ipse curatus pretendit habere in territorio sue cure / et fuit deliberatum quod super hoc non</text:p>
      <text:p text:style-name="Standard">poterat fieri judicium nisi prius excunarentur testes super hoc quod consuevit fieri.</text:p>
      <text:p text:style-name="Standard">Magister Nicolaus de Ordeomeonte contradixit in quantum potuit licencie date magistro Phpp.s de Salione</text:p>
      <text:p text:style-name="Standard">de se hospitando in claustro cum aliquo dominorum et petiit instrumentum a me N. Gellarii</text:p>
      <text:p text:style-name="Standard">Preceptum est Camerario clerico quod recipiat melius forum quod poterit de Oleo lampadum existencium</text:p>
      <text:p text:style-name="Standard">in navi et choro ecclesie et de cera ad quam tenetur officium camere</text:p>
      <text:p text:style-name="Standard">Die martis sequenti xvi dicti mensis in revestiario hora magne misse capitulantibus dominis P. decano</text:p>
      <text:p text:style-name="Standard">G. archidiacono ecclesie Sy. succentor J. de Sanctis J. de Pomporo N. de Ordeimonte . G. Fedelli L. de Mengeria</text:p>
      <text:p text:style-name="Standard">P. Forteti J. de Karolay R. de Lorriaco R. de Putheolis magister G. Symonnelli presbyter</text:p>
      <text:p text:style-name="Standard">nuper notarium capituli fuit receptus ad capellaniam beate Marie et Sancti Ariani in ecclesia Parisiensis fundatam</text:p>
      <text:p text:style-name="Standard">vacante per mortem domini V. Voygnon presyteri ultim possessorum ejuusdem qui juris in forma et fuit</text:p>
      <text:p text:style-name="Standard">installatus in parte dextra per succentore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</text:p>
      <text:p text:style-name="Standard">J. de Pompo</text:p>
      <text:p text:style-name="Standard">J. de Karolay</text:p>
      <text:p text:style-name="Standard">Ar. Jausserandi</text:p>
      <text:p text:style-name="Standard"><text:soft-page-break/>J. de Socto</text:p>
      <text:p text:style-name="Standard">L. de Mongeria</text:p>
      <text:p text:style-name="Standard">R. de Lorriaco</text:p>
      <text:p text:style-name="Standard">R. de Putheolis</text:p>
      <text:p text:style-name="Standard">J. Regis</text:p>
      <text:p text:style-name="Standard">J. de Nully</text:p>
      <text:p text:style-name="Standard">N. de Ordeimonte</text:p>
      <text:p text:style-name="Standard">Voygnon</text:p>
      <text:p text:style-name="Standard">Ph. de Salione</text:p>
      <text:p text:style-name="Standard">G. Fedelli</text:p>
      <text:p text:style-name="Standard">P. Forteti</text:p>
      <text:p text:style-name="Standard">+.P. de Castro</text:p>
      <text:p text:style-name="Standard">+. P. Robert</text:p>
      <text:p text:style-name="Standard">N. Chaudardi</text:p>
      <text:p text:style-name="Standard"/>
      <text:p text:style-name="Standard"/>
      <text:p text:style-name="Standard">=FRAN_0393_10862.tif=</text:p>
      <text:p text:style-name="Standard">&gt;&gt;&gt;&gt;&gt;&gt; numérotation &lt;&lt;&lt;&lt;&lt;&lt;&lt;</text:p>
      <text:p text:style-name="Standard">*1</text:p>
      <text:p text:style-name="Standard">7</text:p>
      <text:p text:style-name="Standard">449</text:p>
      <text:p text:style-name="Standard">&gt;&gt;&gt;&gt;&gt;&gt; Date &lt;&lt;&lt;&lt;&lt;&lt;&lt;</text:p>
      <text:p text:style-name="Standard">Anno quo supra die mercurii xviia septembris capitulantibus dominis.</text:p>
      <text:p text:style-name="Standard">Anno quo supra die veneris xixa mensis septembris capitulantibus dominis</text:p>
      <text:p text:style-name="Standard">&gt;&gt;&gt;&gt;&gt;&gt; block &lt;&lt;&lt;&lt;&lt;&lt;&lt;</text:p>
      <text:p text:style-name="Standard">S. Rotis Ordinatum est quod luminare exequiarum domini Guillelm</text:p>
      <text:p text:style-name="Standard">Voygnon ponatur per notarium in manu capituli / et</text:p>
      <text:p text:style-name="Standard">assignabit canonicos et curatis diem ad veneris</text:p>
      <text:p text:style-name="Standard">proximam ad comparendum coram dominis in capitulo</text:p>
      <text:p text:style-name="Standard">et dicendum intencionem suam. super debato moto</text:p>
      <text:p text:style-name="Standard">inter ipsos occasione luminarum et oblacionum quas petunt</text:p>
      <text:p text:style-name="Standard">ipsi canonici et dicunt eis competere.</text:p>
      <text:p text:style-name="Standard">Magister Johannes Voygnon executor testamenti domini</text:p>
      <text:p text:style-name="Standard">Guillelmi Voygnon amiculi sui supposuit et submisit</text:p>
      <text:p text:style-name="Standard">execucionem ipsius testimenti capitulo per beneficium inventam</text:p>
      <text:p text:style-name="Standard">Die jovis sequente in mane post missam pro deffunctis dicta</text:p>
      <text:p text:style-name="Standard"><text:soft-page-break/>in Sancto J. Rotudo pro domino Guillelmo Voygnon de mandato capituli notario</text:p>
      <text:p text:style-name="Standard">posuit liumenare jotum quod pro exequiis fuerat ibi positum / in manu</text:p>
      <text:p text:style-name="Standard">capituli propter debatum motum inter curatos et canonicos ipsius Sancti Jo.</text:p>
      <text:p text:style-name="Standard">Commissum est magistro Johanni de soquo quod tractet cum amicis Johannis</text:p>
      <text:p text:style-name="Standard">cousin commorantes in Rosayo / qui vult manamitti.</text:p>
      <text:p text:style-name="Standard">S. J. Rotis Compensis curatis Sancti Johannis Rs ex una parte et canonici ejusdem ex alta</text:p>
      <text:p text:style-name="Standard">is</text:p>
      <text:p text:style-name="Standard">et auditis hinc inde propositis fuit eis dictum per orgaci domini Decansi quod ipsi</text:p>
      <text:p text:style-name="Standard">tradant penes notarius capituli omnes litteras scripturas depaiones</text:p>
      <text:p text:style-name="Standard">testium et alia minventa que habent / et de quibus vel cum quibus</text:p>
      <text:p text:style-name="Standard">utraque ipsarum percuatum intendit probare suam intencionem / et ad viii</text:p>
      <text:p text:style-name="Standard">ad refferendum. Cum partis</text:p>
      <text:p text:style-name="Standard">fui datus status ipsis curats de livari quod positum erat in</text:p>
      <text:p text:style-name="Standard">manu capituli super quo erat contencio. et est preceptum notarium</text:p>
      <text:p text:style-name="Standard">capituli quod faciat ponderare ipsum lumenare antequam deliberet ips in</text:p>
      <text:p text:style-name="Standard">predictis curatis.</text:p>
      <text:p text:style-name="Standard">Hac die hora vesperorum notarium capituli fecit pondare luminare predictum</text:p>
      <text:p text:style-name="Standard">in domo Johannis dochapothecarii / et ecant xv. faces ponderis</text:p>
      <text:p text:style-name="Standard">lxv. librm / et iiiior cerei. ponderis xix. librarum cum didia / presentibus</text:p>
      <text:p text:style-name="Standard">domino Michaele chambon ia curatorum ipsius Sancti Johannis. et Andrea fago</text:p>
      <text:p text:style-name="Standard">canonico ejusdem que restituit ipse notarius de precepto capelulaie dicto curato</text:p>
      <text:p text:style-name="Standard">&gt;&gt;&gt;&gt;&gt;&gt; liste &lt;&lt;&lt;&lt;&lt;&lt;&lt;</text:p>
      <text:p text:style-name="Standard">Decano</text:p>
      <text:p text:style-name="Standard">G. Archidiacono ccles</text:p>
      <text:p text:style-name="Standard">Sy. succentore</text:p>
      <text:p text:style-name="Standard">P.</text:p>
      <text:p text:style-name="Standard">Roberti</text:p>
      <text:p text:style-name="Standard">R.</text:p>
      <text:p text:style-name="Standard">de Lorriaco</text:p>
      <text:p text:style-name="Standard">B. de Thierno</text:p>
      <text:p text:style-name="Standard">de Pompodoro</text:p>
      <text:p text:style-name="Standard">de Karolay</text:p>
      <text:p text:style-name="Standard">Forteti</text:p>
      <text:p text:style-name="Standard">L. de Mongeria</text:p>
      <text:p text:style-name="Standard">R. de Putheolis</text:p>
      <text:p text:style-name="Standard">Voygnon</text:p>
      <text:p text:style-name="Standard"><text:soft-page-break/>de Mully</text:p>
      <text:p text:style-name="Standard">de Ordeomonte</text:p>
      <text:p text:style-name="Standard">Regis in euvange</text:p>
      <text:p text:style-name="Standard">de Sanctis.</text:p>
      <text:p text:style-name="Standard">c J. Rotis</text:p>
      <text:p text:style-name="Standard">de socto</text:p>
      <text:p text:style-name="Standard">M. Chaudardi</text:p>
      <text:p text:style-name="Standard">+ Ph. de Salione</text:p>
      <text:p text:style-name="Standard">P. Decano</text:p>
      <text:p text:style-name="Standard">Gy. Succentore</text:p>
      <text:p text:style-name="Standard">G. archidiacono ecclesie</text:p>
      <text:p text:style-name="Standard">J. de Pomparo</text:p>
      <text:p text:style-name="Standard">*.</text:p>
      <text:p text:style-name="Standard">de Karolay</text:p>
      <text:p text:style-name="Standard">B. de Thierno</text:p>
      <text:p text:style-name="Standard">R</text:p>
      <text:p text:style-name="Standard">de Lorriaco</text:p>
      <text:p text:style-name="Standard">L. de Mongeria</text:p>
      <text:p text:style-name="Standard">R. de Putheolis</text:p>
      <text:p text:style-name="Standard">J</text:p>
      <text:p text:style-name="Standard">de Nully</text:p>
      <text:p text:style-name="Standard">T. de Sancto Petro</text:p>
      <text:p text:style-name="Standard">Ja. Cosson</text:p>
      <text:p text:style-name="Standard">G. Fedelli</text:p>
      <text:p text:style-name="Standard">N. de Ordeimonte</text:p>
      <text:p text:style-name="Standard">P</text:p>
      <text:p text:style-name="Standard">Forreti</text:p>
      <text:p text:style-name="Standard">de socto</text:p>
      <text:p text:style-name="Standard">Regis in cuvians</text:p>
      <text:p text:style-name="Standard">J.</text:p>
      <text:p text:style-name="Standard">Voygnon</text:p>
      <text:p text:style-name="Standard">G.</text:p>
      <text:p text:style-name="Standard">de Alneolo</text:p>
      <text:p text:style-name="Standard">de Sanctis</text:p>
      <text:p text:style-name="Standard">Roberti</text:p>
      <text:p text:style-name="Standard">TP. de Salione</text:p>
      <text:p text:style-name="Standard"><text:soft-page-break/>N.</text:p>
      <text:p text:style-name="Standard">Chaudardi</text:p>
      <text:p text:style-name="Standard"/>
      <text:p text:style-name="Standard"/>
      <text:p text:style-name="Standard">=FRAN_0393_10863.tif=</text:p>
      <text:p text:style-name="Standard">&gt;&gt;&gt;&gt;&gt;&gt; numérotation &lt;&lt;&lt;&lt;&lt;&lt;&lt;</text:p>
      <text:p text:style-name="Standard">lxxv</text:p>
      <text:p text:style-name="Standard">ongnis iii</text:p>
      <text:p text:style-name="Standard">A</text:p>
      <text:p text:style-name="Standard">&gt;&gt;&gt;&gt;&gt;&gt; Date &lt;&lt;&lt;&lt;&lt;&lt;&lt;</text:p>
      <text:p text:style-name="Standard">Maciocia quam nuper habebat dominus Egidius Pinelli data est Laurensi de foro / et data est ei licencia</text:p>
      <text:p text:style-name="Standard">Anno quo supra die lune xxiia septembris capitulantibus dominis.</text:p>
      <text:p text:style-name="Standard">&gt;&gt;&gt;&gt;&gt;&gt; entrée &lt;&lt;&lt;&lt;&lt;&lt;&lt;</text:p>
      <text:p text:style-name="Standard">Emendinm</text:p>
      <text:p text:style-name="Standard">Emendoins</text:p>
      <text:p text:style-name="Standard">provoti ad</text:p>
      <text:p text:style-name="Standard">odines</text:p>
      <text:p text:style-name="Standard">&gt;&gt;&gt;&gt;&gt;&gt; block &lt;&lt;&lt;&lt;&lt;&lt;&lt;</text:p>
      <text:p text:style-name="Standard">faciendi se promoveri ad dyaconatus ordinem.</text:p>
      <text:p text:style-name="Standard">illiccator sibrorum Parisiensiem</text:p>
      <text:p text:style-name="Standard">Colinus Gondram incarceratus pro injectione manuum in personam Johannis Ambrosi in ecclesia Pariensis emendus</text:p>
      <text:p text:style-name="Standard">Et dedit obligacionem Castalleti de C. lbrais Parisie</text:p>
      <text:p text:style-name="Standard">Dictus Johannes Ambrosii incarceratus pro iiectione manuum in personam dicti Colini ecclesiam in ecclesia Emendis</text:p>
      <text:p text:style-name="Standard">Et dedit obligacionem Castalleti de. C. lbr. par.</text:p>
      <text:p text:style-name="Standard">Die sabbati iiiior temporum xxa septembris Petrus Anselini</text:p>
      <text:p text:style-name="Standard">fuit promotus ad acolitatus ceterosque minores ordines</text:p>
      <text:p text:style-name="Standard">Laurenis de foro macicotus fuit promotus ad ordinem dyaconatus / sacros ordines celebrantes reverentis patre domino Adam</text:p>
      <text:p text:style-name="Standard">episcopo Eagubino in ecclesia Sancte Katerine de Valle scolarium Parisiensum de consseru domini episcopi Parisiensis.</text:p>
      <text:p text:style-name="Standard">Receptus est Johannes de Castellione clericus capelle regis summularis</text:p>
      <text:p text:style-name="Standard">virtute denominacionis regie sibi facte / ad prebendam in Sancto Benedicto vacante</text:p>
      <text:p text:style-name="Standard">per mortem domini Clementis de Sullyaco . qui juravit etc. et fuit</text:p>
      <text:p text:style-name="Standard">installatus per succentorm in ecclesia Parisiensi et per notarium capituli die martis</text:p>
      <text:p text:style-name="Standard">sequentes hora prime ibidem presentis et servicium ipsius ecclesie facientibs dominis</text:p>
      <text:p text:style-name="Standard"><text:soft-page-break/>Johanne custurarii Philippo de Par. capellanis in ipsa ecclesia Sancti Benedicti perpetuio</text:p>
      <text:p text:style-name="Standard">et domino Johanne Carnificis vicario in eadem. presentis eciam testibus Johanne</text:p>
      <text:p text:style-name="Standard">Michaut / odino Moeti . et Hugonino Girardi habitatoribus Par.</text:p>
      <text:p text:style-name="Standard">N. Sellari</text:p>
      <text:p text:style-name="Standard">Comissi B. de Thierno . et G. de Alneolo commissi sunt ad</text:p>
      <text:p text:style-name="Standard">eundem apud Conflancium loqutum cum domino Guidone de</text:p>
      <text:p text:style-name="Standard">termoillia milite super facto xv. librum quas ecclesia percipit</text:p>
      <text:p text:style-name="Standard">super portum suum de conflancio / et pro regraciando et</text:p>
      <text:p text:style-name="Standard">de bono quod vult et intendit facere ecclesie Parisiensis</text:p>
      <text:p text:style-name="Standard">&gt;&gt;&gt;&gt;&gt;&gt; liste &lt;&lt;&lt;&lt;&lt;&lt;&lt;</text:p>
      <text:p text:style-name="Standard">Decano</text:p>
      <text:p text:style-name="Standard">P</text:p>
      <text:p text:style-name="Standard">archidiacono ecclesie</text:p>
      <text:p text:style-name="Standard">Recepcio</text:p>
      <text:p text:style-name="Standard">Sy. succentore</text:p>
      <text:p text:style-name="Standard">canonici Sancti</text:p>
      <text:p text:style-name="Standard">de Pompodorio</text:p>
      <text:p text:style-name="Standard">Benendicti</text:p>
      <text:p text:style-name="Standard">A</text:p>
      <text:p text:style-name="Standard">Jausserandi</text:p>
      <text:p text:style-name="Standard">B. de Thierno</text:p>
      <text:p text:style-name="Standard">L</text:p>
      <text:p text:style-name="Standard">de Mongeria</text:p>
      <text:p text:style-name="Standard">E</text:p>
      <text:p text:style-name="Standard">de Alneolo</text:p>
      <text:p text:style-name="Standard">de socto</text:p>
      <text:p text:style-name="Standard">*</text:p>
      <text:p text:style-name="Standard">de Sancto Petro</text:p>
      <text:p text:style-name="Standard">Voygnon</text:p>
      <text:p text:style-name="Standard">Grangerii</text:p>
      <text:p text:style-name="Standard">de Loniaco</text:p>
      <text:p text:style-name="Standard">Forteti</text:p>
      <text:p text:style-name="Standard">de Karolay</text:p>
      <text:p text:style-name="Standard">Fedelli</text:p>
      <text:p text:style-name="Standard">de Ordeimonte</text:p>
      <text:p text:style-name="Standard">Regialus in euvangeis</text:p>
      <text:p text:style-name="Standard"><text:soft-page-break/>Roberti</text:p>
      <text:p text:style-name="Standard">Thaudardi</text:p>
      <text:p text:style-name="Standard"/>
      <text:p text:style-name="Standard"/>
      <text:p text:style-name="Standard">=FRAN_0393_10864.tif=</text:p>
      <text:p text:style-name="Standard">&gt;&gt;&gt;&gt;&gt;&gt; numérotation &lt;&lt;&lt;&lt;&lt;&lt;&lt;</text:p>
      <text:p text:style-name="Standard">4</text:p>
      <text:p text:style-name="Standard">nonagesimo iii</text:p>
      <text:p text:style-name="Standard">38</text:p>
      <text:p text:style-name="Standard">&gt;&gt;&gt;&gt;&gt;&gt; Date &lt;&lt;&lt;&lt;&lt;&lt;&lt;</text:p>
      <text:p text:style-name="Standard">Anno que supra diemencuri xxiiii mensis septembris capitulantibus dominis</text:p>
      <text:p text:style-name="Standard">Anno quo supra die veneris xxvi septembris capitulantibus dominis</text:p>
      <text:p text:style-name="Standard">&gt;&gt;&gt;&gt;&gt;&gt; block &lt;&lt;&lt;&lt;&lt;&lt;&lt;</text:p>
      <text:p text:style-name="Standard">Magister R. de Lorriaco commissus est ad faciendum fieri</text:p>
      <text:p text:style-name="Standard">repparaciones hospicii magistri Petri Roberti canonici Parisiensis</text:p>
      <text:p text:style-name="Standard">una cu domino Decano</text:p>
      <text:p text:style-name="Standard">vocentur ad diem veneris N. de Ordeomonte</text:p>
      <text:p text:style-name="Standard">Matheus de Trye et magister Matheus Reginaldi phisicus</text:p>
      <text:p text:style-name="Standard">ad instantum magistri Johannis de Karolay nuper prepositi</text:p>
      <text:p text:style-name="Standard">prebenda de Moryeaco pro repperabribus dicti</text:p>
      <text:p text:style-name="Standard">MArts De canonicis Sancti Johannis Rotundi actrs coura curator</text:p>
      <text:p text:style-name="Standard">ipsius Sancti Johanne ad viii° in statu Cum part</text:p>
      <text:p text:style-name="Standard">Dominus Jacobus Parvi canonicos Sancti Mederci presentavit dominum</text:p>
      <text:p text:style-name="Standard">Johannem Houdam presbyter pro vicario suo qui fuit aceptus</text:p>
      <text:p text:style-name="Standard">et juravit et data est ei licencia defferendi habiti ecclesie</text:p>
      <text:p text:style-name="Standard">Dati sunt xv dies de pro lorgacione termini et festo</text:p>
      <text:p text:style-name="Standard">Sancti Remigii ultra magistro Johanni Fabri vicario</text:p>
      <text:p text:style-name="Standard">ecclesie in quo festo debebat solvere xvi lb. par.</text:p>
      <text:p text:style-name="Standard">Assignata est prima dies capitulans Matheo de Trye</text:p>
      <text:p text:style-name="Standard">ad veniendum advisate super petitis per magistrum Johannem</text:p>
      <text:p text:style-name="Standard">de Karolay</text:p>
      <text:p text:style-name="Standard">&gt;&gt;&gt;&gt;&gt;&gt; liste &lt;&lt;&lt;&lt;&lt;&lt;&lt;</text:p>
      <text:p text:style-name="Standard">Decano</text:p>
      <text:p text:style-name="Standard">Cantore</text:p>
      <text:p text:style-name="Standard">3</text:p>
      <text:p text:style-name="Standard">archidiacono ecclesie</text:p>
      <text:p text:style-name="Standard"><text:soft-page-break/>Succentore</text:p>
      <text:p text:style-name="Standard">Sy</text:p>
      <text:p text:style-name="Standard">de Pompodorio</text:p>
      <text:p text:style-name="Standard">Ar. Jausserandi</text:p>
      <text:p text:style-name="Standard">Gi</text:p>
      <text:p text:style-name="Standard">de Karolay</text:p>
      <text:p text:style-name="Standard">de Socto</text:p>
      <text:p text:style-name="Standard">3</text:p>
      <text:p text:style-name="Standard">Forteti</text:p>
      <text:p text:style-name="Standard">de Mongeria</text:p>
      <text:p text:style-name="Standard">s</text:p>
      <text:p text:style-name="Standard">B. de Thierno</text:p>
      <text:p text:style-name="Standard">de Puteolis</text:p>
      <text:p text:style-name="Standard">de Louiaco</text:p>
      <text:p text:style-name="Standard">R.</text:p>
      <text:p text:style-name="Standard">T. de Sancto Petro</text:p>
      <text:p text:style-name="Standard">Ja. Cosson</text:p>
      <text:p text:style-name="Standard">de Nully</text:p>
      <text:p text:style-name="Standard">Ph. de Salione</text:p>
      <text:p text:style-name="Standard">G. Fedelli</text:p>
      <text:p text:style-name="Standard">P. Roberti</text:p>
      <text:p text:style-name="Standard">G. de Alneolo</text:p>
      <text:p text:style-name="Standard">N. Chaudardi</text:p>
      <text:p text:style-name="Standard">I Regaili in eiva</text:p>
      <text:p text:style-name="Standard">N. de Ordeomonte</text:p>
      <text:p text:style-name="Standard">P. Decano</text:p>
      <text:p text:style-name="Standard">G. archidiacono ecclesie</text:p>
      <text:p text:style-name="Standard">Sy. Succentore</text:p>
      <text:p text:style-name="Standard">F. de Pompodorio</text:p>
      <text:p text:style-name="Standard">de Karolas</text:p>
      <text:p text:style-name="Standard">R. de Lorriaco</text:p>
      <text:p text:style-name="Standard">B. de Chierno</text:p>
      <text:p text:style-name="Standard">J. de Socto</text:p>
      <text:p text:style-name="Standard">P. Forteti</text:p>
      <text:p text:style-name="Standard">Ar. Jausserandi</text:p>
      <text:p text:style-name="Standard">R. de Putheolis</text:p>
      <text:p text:style-name="Standard"><text:soft-page-break/>N. de Ordeiomnte</text:p>
      <text:p text:style-name="Standard">T. de Sancto Petro</text:p>
      <text:p text:style-name="Standard">G. de Alneolo</text:p>
      <text:p text:style-name="Standard">Ph. de Salione</text:p>
      <text:p text:style-name="Standard">G. Fedelli</text:p>
      <text:p text:style-name="Standard">Ja. Cesson</text:p>
      <text:p text:style-name="Standard">P. Roberti t</text:p>
      <text:p text:style-name="Standard">de aully</text:p>
      <text:p text:style-name="Standard"/>
      <text:p text:style-name="Standard"/>
      <text:p text:style-name="Standard">=FRAN_0393_10865.tif=</text:p>
      <text:p text:style-name="Standard">&gt;&gt;&gt;&gt;&gt;&gt; numérotation &lt;&lt;&lt;&lt;&lt;&lt;&lt;</text:p>
      <text:p text:style-name="Standard">gno tertio</text:p>
      <text:p text:style-name="Standard">lxx</text:p>
      <text:p text:style-name="Standard">Av</text:p>
      <text:p text:style-name="Standard">&gt;&gt;&gt;&gt;&gt;&gt; Date &lt;&lt;&lt;&lt;&lt;&lt;&lt;</text:p>
      <text:p text:style-name="Standard">Anno quo supra die lune xxixa mensis septembris capitulantibus dominis</text:p>
      <text:p text:style-name="Standard">Octoiri</text:p>
      <text:p text:style-name="Standard">Anno quo supra die mercurii prima mensis octobris capitulantbus dominis</text:p>
      <text:p text:style-name="Standard">&gt;&gt;&gt;&gt;&gt;&gt; block &lt;&lt;&lt;&lt;&lt;&lt;&lt;</text:p>
      <text:p text:style-name="Standard">Placet dominis quod ponatur unum tapetum quod estr</text:p>
      <text:p text:style-name="Standard">thesauro coram altari majori et fuit preceptum domino.</text:p>
      <text:p text:style-name="Standard">Guillalmo de Querci</text:p>
      <text:p text:style-name="Standard">Deliberatum est quod magister Leonardo de Maignaco infirmus</text:p>
      <text:p text:style-name="Standard">non habebit dstribuciones suas quousque solvit illud.</text:p>
      <text:p text:style-name="Standard">quod debet ecclesie et magistro Egido abbatis procuratores ecclesi</text:p>
      <text:p text:style-name="Standard">in parlamento</text:p>
      <text:p text:style-name="Standard">Dominus Johannes Piqueti presbyter resignavit in mtaribus dominorum</text:p>
      <text:p text:style-name="Standard">capellaniam quam tenebat in ecclesia Parisiens ad altare beatorum</text:p>
      <text:p text:style-name="Standard">Vincencum et Beartholomei / causa permutacionis fiende cum</text:p>
      <text:p text:style-name="Standard">Symone Bataillet / ad parrochialem ecclesiam de Choisiaco</text:p>
      <text:p text:style-name="Standard">in Biya et ipsa capellania fuit collata dicto Symoni qui</text:p>
      <text:p text:style-name="Standard">juravitu etc. et fuit installatus per dominum Cantorem.</text:p>
      <text:p text:style-name="Standard">Fiat quictancia magistro Laurensis de Mongera de iiiC lvi l.</text:p>
      <text:p text:style-name="Standard">xix s. viii d. p. quas posuit in repparacionibus domus claustralis</text:p>
      <text:p text:style-name="Standard">deffuncti quendam magistri Johannis Hancepie</text:p>
      <text:p text:style-name="Standard"><text:soft-page-break/>Deliberatum est quod matheus de trye solvat magister Johanni de</text:p>
      <text:p text:style-name="Standard">Karolay illud quod debet pro reparacionibus de orlyacio occasione sue</text:p>
      <text:p text:style-name="Standard">prebende</text:p>
      <text:p text:style-name="Standard">&gt;&gt;&gt;&gt;&gt;&gt; liste &lt;&lt;&lt;&lt;&lt;&lt;&lt;</text:p>
      <text:p text:style-name="Standard">Decano</text:p>
      <text:p text:style-name="Standard">archidiacono ecclesie</text:p>
      <text:p text:style-name="Standard">Sy</text:p>
      <text:p text:style-name="Standard">Succentore</text:p>
      <text:p text:style-name="Standard">Roberti</text:p>
      <text:p text:style-name="Standard">L. de Mongeria</text:p>
      <text:p text:style-name="Standard">Ar. Jausserandi</text:p>
      <text:p text:style-name="Standard">B. de Thierno</text:p>
      <text:p text:style-name="Standard">T. de Sancto Petro</text:p>
      <text:p text:style-name="Standard">de Karolar</text:p>
      <text:p text:style-name="Standard">Ph. de Salione</text:p>
      <text:p text:style-name="Standard">Fedelli</text:p>
      <text:p text:style-name="Standard">de Pompodorio</text:p>
      <text:p text:style-name="Standard">Ja. Cosson</text:p>
      <text:p text:style-name="Standard">de Nully</text:p>
      <text:p text:style-name="Standard">de Ordeimonte</text:p>
      <text:p text:style-name="Standard">R. de Lorriaco</text:p>
      <text:p text:style-name="Standard">J. Chaudardi</text:p>
      <text:p text:style-name="Standard">de soico</text:p>
      <text:p text:style-name="Standard">Voygnenss</text:p>
      <text:p text:style-name="Standard">Regas in euvangi</text:p>
      <text:p text:style-name="Standard">P. Decano</text:p>
      <text:p text:style-name="Standard">Cantore</text:p>
      <text:p text:style-name="Standard">G</text:p>
      <text:p text:style-name="Standard">archidiacono ecclesie</text:p>
      <text:p text:style-name="Standard">Dy</text:p>
      <text:p text:style-name="Standard">Succentore</text:p>
      <text:p text:style-name="Standard">Recepcio</text:p>
      <text:p text:style-name="Standard">s</text:p>
      <text:p text:style-name="Standard">Roberti</text:p>
      <text:p text:style-name="Standard">ccapellan</text:p>
      <text:p text:style-name="Standard">E</text:p>
      <text:p text:style-name="Standard"><text:soft-page-break/>de Mongeria</text:p>
      <text:p text:style-name="Standard">A. Jausserandi</text:p>
      <text:p text:style-name="Standard">de Thierno</text:p>
      <text:p text:style-name="Standard">C</text:p>
      <text:p text:style-name="Standard">de Sancto Petro</text:p>
      <text:p text:style-name="Standard">*</text:p>
      <text:p text:style-name="Standard">de Karolay</text:p>
      <text:p text:style-name="Standard">T</text:p>
      <text:p text:style-name="Standard">de Sancto Petro</text:p>
      <text:p text:style-name="Standard">S. Ph. de Salione</text:p>
      <text:p text:style-name="Standard">G</text:p>
      <text:p text:style-name="Standard">Fedelli</text:p>
      <text:p text:style-name="Standard">Ja. Cosson</text:p>
      <text:p text:style-name="Standard">de Ordemoee</text:p>
      <text:p text:style-name="Standard">de Nully</text:p>
      <text:p text:style-name="Standard">Voygnon</text:p>
      <text:p text:style-name="Standard">E</text:p>
      <text:p text:style-name="Standard">de Louiaco</text:p>
      <text:p text:style-name="Standard">R</text:p>
      <text:p text:style-name="Standard">de Putheolis</text:p>
      <text:p text:style-name="Standard">G. de Alveolo</text:p>
      <text:p text:style-name="Standard">Chaudardi</text:p>
      <text:p text:style-name="Standard">Regials in euvag</text:p>
      <text:p text:style-name="Standard">de Sacto R.</text:p>
      <text:p text:style-name="Standard"/>
      <text:p text:style-name="Standard"/>
      <text:p text:style-name="Standard">=FRAN_0393_10866.tif=</text:p>
      <text:p text:style-name="Standard">&gt;&gt;&gt;&gt;&gt;&gt; numérotation &lt;&lt;&lt;&lt;&lt;&lt;&lt;</text:p>
      <text:p text:style-name="Standard">p</text:p>
      <text:p text:style-name="Standard">enag</text:p>
      <text:p text:style-name="Standard">&gt;&gt;&gt;&gt;&gt;&gt; Date &lt;&lt;&lt;&lt;&lt;&lt;&lt;</text:p>
      <text:p text:style-name="Standard">Die jovis secudam octobris extrardinarie capitulantibus dominis</text:p>
      <text:p text:style-name="Standard">Anno quo supra die veneris tercia octobris capitulantibus dominis qi</text:p>
      <text:p text:style-name="Standard">&gt;&gt;&gt;&gt;&gt;&gt; block &lt;&lt;&lt;&lt;&lt;&lt;&lt;</text:p>
      <text:p text:style-name="Standard">Placet dominis quod corpus domini Leonardi de</text:p>
      <text:p text:style-name="Standard">Maignaco nuper canonici Parisiensis sepeliatur in ecclesia</text:p>
      <text:p text:style-name="Standard"><text:soft-page-break/>Parisiensis extra chorum / quod concedatur ei pallium</text:p>
      <text:p text:style-name="Standard">et quod proffessio ecclesie vadat quesitum corpus apud</text:p>
      <text:p text:style-name="Standard">Sanctum Marcellum.</text:p>
      <text:p text:style-name="Standard">Far</text:p>
      <text:p text:style-name="Standard">Magister N. de Ordeimonte procurator magistri N. de Rancia</text:p>
      <text:p text:style-name="Standard">fuit receptus ad canonicatum et prebendam quodd nuper obtinebat</text:p>
      <text:p text:style-name="Standard">in ecclesia Par. magister Leonardu de Maignaco vacante</text:p>
      <text:p text:style-name="Standard">per mottem ipsius magistri Leonardi qui juravit et</text:p>
      <text:p text:style-name="Standard">fuit per dominum Cantorem installatus et solvit x. fr.</text:p>
      <text:p text:style-name="Standard">per suo jocundo adventu</text:p>
      <text:p text:style-name="Standard">In isto capitulo fuit solumus tractatum de modo concordie</text:p>
      <text:p text:style-name="Standard">habende cum dominis Johanne Careti et J. Mignoti presbyteris et</text:p>
      <text:p text:style-name="Standard">capellanionis ecclesie in Romana curia causa spevodis contra capitulum</text:p>
      <text:p text:style-name="Standard">litigantibus et in sequente plenius mvenes</text:p>
      <text:p text:style-name="Standard">&gt;&gt;&gt;&gt;&gt;&gt; liste &lt;&lt;&lt;&lt;&lt;&lt;&lt;</text:p>
      <text:p text:style-name="Standard">P. Decano</text:p>
      <text:p text:style-name="Standard">J. Cantore</text:p>
      <text:p text:style-name="Standard">G. archidiacono ecclesie</text:p>
      <text:p text:style-name="Standard">Sy. succentore</text:p>
      <text:p text:style-name="Standard">J. de Karolay</text:p>
      <text:p text:style-name="Standard">J. de Pompodorio</text:p>
      <text:p text:style-name="Standard">R. de Lorriaco</text:p>
      <text:p text:style-name="Standard">Ar. Jausserandi</text:p>
      <text:p text:style-name="Standard">N. Chaudardi</text:p>
      <text:p text:style-name="Standard">Recepcio</text:p>
      <text:p text:style-name="Standard">P. Forteti</text:p>
      <text:p text:style-name="Standard">canonici</text:p>
      <text:p text:style-name="Standard">B. de Thierno</text:p>
      <text:p text:style-name="Standard">R. de Putheolis</text:p>
      <text:p text:style-name="Standard">N. de Ordeimonte</text:p>
      <text:p text:style-name="Standard">G. Fedelli</text:p>
      <text:p text:style-name="Standard">J. de Sanctis</text:p>
      <text:p text:style-name="Standard">Ja. Cosson</text:p>
      <text:p text:style-name="Standard">*</text:p>
      <text:p text:style-name="Standard">Chanteprime</text:p>
      <text:p text:style-name="Standard">Ph. de Salione</text:p>
      <text:p text:style-name="Standard"><text:soft-page-break/>T. de Sancto Petro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+P. Roberti</text:p>
      <text:p text:style-name="Standard">J. de Karolay</text:p>
      <text:p text:style-name="Standard">de Pompodori</text:p>
      <text:p text:style-name="Standard">R. de Lorriaco</text:p>
      <text:p text:style-name="Standard">P. Forteti</text:p>
      <text:p text:style-name="Standard">L. de Mongeria</text:p>
      <text:p text:style-name="Standard">Ar. Jausserandi</text:p>
      <text:p text:style-name="Standard">B. de Thierno</text:p>
      <text:p text:style-name="Standard">R. de Putheolis</text:p>
      <text:p text:style-name="Standard">c</text:p>
      <text:p text:style-name="Standard">T. de Sancto Petro</text:p>
      <text:p text:style-name="Standard">N. de Brdetmonte</text:p>
      <text:p text:style-name="Standard">PPh. de Salione</text:p>
      <text:p text:style-name="Standard">G. Fedelli</text:p>
      <text:p text:style-name="Standard">J. Chanteprime</text:p>
      <text:p text:style-name="Standard">J. Voygnon</text:p>
      <text:p text:style-name="Standard">Ja. Cosson</text:p>
      <text:p text:style-name="Standard">G. de Alneolo</text:p>
      <text:p text:style-name="Standard">J. de Socto</text:p>
      <text:p text:style-name="Standard">N. Chaudardi</text:p>
      <text:p text:style-name="Standard"/>
      <text:p text:style-name="Standard"/>
      <text:p text:style-name="Standard">=FRAN_0393_10867.tif=</text:p>
      <text:p text:style-name="Standard">&gt;&gt;&gt;&gt;&gt;&gt; numérotation &lt;&lt;&lt;&lt;&lt;&lt;&lt;</text:p>
      <text:p text:style-name="Standard">lxxvii</text:p>
      <text:p text:style-name="Standard">nonagesimo tertio</text:p>
      <text:p text:style-name="Standard">*</text:p>
      <text:p text:style-name="Standard">&gt;&gt;&gt;&gt;&gt;&gt; entrée &lt;&lt;&lt;&lt;&lt;&lt;&lt;</text:p>
      <text:p text:style-name="Standard">Macthirlode Ge</text:p>
      <text:p text:style-name="Standard">de Voygnon</text:p>
      <text:p text:style-name="Standard">x s. vi d.</text:p>
      <text:p text:style-name="Standard"><text:soft-page-break/>Compromissim</text:p>
      <text:p text:style-name="Standard">Careti et</text:p>
      <text:p text:style-name="Standard">Mignoti</text:p>
      <text:p text:style-name="Standard">&gt;&gt;&gt;&gt;&gt;&gt; block &lt;&lt;&lt;&lt;&lt;&lt;&lt;</text:p>
      <text:p text:style-name="Standard">de Andresiaco Pro repparacionibus de Andresyaco / appunctunatum est quod prepositus</text:p>
      <text:p text:style-name="Standard">pprebenda mittet illac juratos ecclesie suis expensis / et si dicti</text:p>
      <text:p text:style-name="Standard">jurati repparerint quod ante particionem fuissent ibidem repparaciones</text:p>
      <text:p text:style-name="Standard">necesasie que pro tempore antiquorum tunc prebendariorum non</text:p>
      <text:p text:style-name="Standard">essent facte ipsi prebendati antiqui solvent expensis juratorum</text:p>
      <text:p text:style-name="Standard">et facient fieri dictas repparaciones et si non repperiantur ut</text:p>
      <text:p text:style-name="Standard">predictum est / novi prebendati tenebuntur ad hoc</text:p>
      <text:p text:style-name="Standard">Commissum est notario capituli quod precipiat ex parte capituli</text:p>
      <text:p text:style-name="Standard">magistro Andree Grangerii quod computet cum antiquis prebenda</text:p>
      <text:p text:style-name="Standard">pro repparacionibus de Andresiaco</text:p>
      <text:p text:style-name="Standard">d</text:p>
      <text:p text:style-name="Standard">Dicat Mather de Trye quod</text:p>
      <text:p text:style-name="Standard">Eciam commissum est dicto notario quod in</text:p>
      <text:p text:style-name="Standard">magistro J. de Karolay summam vii librarum et aliquot solidorum</text:p>
      <text:p text:style-name="Standard">Parisiensis in quibus fuit condempnatus per capitulum pro repparacionibus</text:p>
      <text:p text:style-name="Standard">de Orlyaco.</text:p>
      <text:p text:style-name="Standard">De mandato capituli magister P. Roberti Camerarius clericus ecclesie</text:p>
      <text:p text:style-name="Standard">una cum notario capituli / adut domum magistri Guidonis Floris</text:p>
      <text:p text:style-name="Standard">et presentibus magistro Johanne Voygnon canonico ecclesie executoreque testime</text:p>
      <text:p text:style-name="Standard">domini Guillelmi Voygnon capellani ecclesie nuper deffuncti / Petro Alardi</text:p>
      <text:p text:style-name="Standard">clerico et servitore dicti domini Camerarii et servitoribus predicte domus</text:p>
      <text:p text:style-name="Standard">ipse dominus Camerarius sigillavit quodam cameram in qua erat</text:p>
      <text:p text:style-name="Standard">bona mobilia dicti deffuncti / et quoddam parvum strimolum Gallice</text:p>
      <text:p text:style-name="Standard">dictum laiete in quo erat peccunia ipsius deffuncti</text:p>
      <text:p text:style-name="Standard">Super debato moto diu est et pendentem inter Decanum et capellani tam conjunctim quam divisim ex una parte / et</text:p>
      <text:p text:style-name="Standard">magistrum Johannem Careti et dominum Johannem Mignoti presbyteros capellanos ecclesie / electi sunt ex utraque parte arbitri</text:p>
      <text:p text:style-name="Standard">ad cognoscendm determinandum et diffiniendum super quibuscunque moventes et dependentes a dicto debato / de alto et basso</text:p>
      <text:p text:style-name="Standard">tam super principali quam de expensis / Et fuit electus pro parte capituli magister P. Forteti et pro parte aliorum magister</text:p>
      <text:p text:style-name="Standard"><text:soft-page-break/>Radulsus de Ulmonte / quibus data est portas eligendi terrium in causa discordie / voluerunt etam dicte partes presens</text:p>
      <text:p text:style-name="Standard">compromissum tenere usque ad primam diem marcii proxime promiserunt parere sine seu ordinacioni vnini de dictorum arbitrum</text:p>
      <text:p text:style-name="Standard">sub pena C. librs parisiensis parti obteperanti per partem non parentem solvendarum et applicandarum . pro quibus dicte partes</text:p>
      <text:p text:style-name="Standard">obligaverunt bona sua presencia et futura videlicet dicti decanus i capellani bona sue ecclesie / et dicti capellani et eorum quilibet</text:p>
      <text:p text:style-name="Standard">insolidum bona sua quecumque eciam presentes et futura / Et submiserunt se Coherconi Curie Camere apostolice auditis</text:p>
      <text:p text:style-name="Standard">domini nosti pape etc. renunciantes omni appellanis et provonhcinuo remedio. etc. De quibus dicte partes et earum que hoc peciit instrmentum</text:p>
      <text:p text:style-name="Standard">Actum in capitulo ecclesie Parisieis anno et die quibus supra presentibus venerabilibus et discrentis viris et magistris Nicolao</text:p>
      <text:p text:style-name="Standard">careti Roberto careti fraribus dicti J. Careti Johanne Jully clerico Remensis Stephano Garnerii clerico magistro in artibus</text:p>
      <text:p text:style-name="Standard">trcensis dictaus et Johanne Petri de Ulmonte clerico docosi remensis. Et N. Sellarii</text:p>
      <text:p text:style-name="Standard">&gt;&gt;&gt;&gt;&gt;&gt; liste &lt;&lt;&lt;&lt;&lt;&lt;&lt;</text:p>
      <text:p text:style-name="Standard">Decano</text:p>
      <text:p text:style-name="Standard">Cantore</text:p>
      <text:p text:style-name="Standard">Gy</text:p>
      <text:p text:style-name="Standard">Succentore</text:p>
      <text:p text:style-name="Standard">4</text:p>
      <text:p text:style-name="Standard">Roberti</text:p>
      <text:p text:style-name="Standard">de Mongeria</text:p>
      <text:p text:style-name="Standard">de Pompodorio</text:p>
      <text:p text:style-name="Standard">de Karolay</text:p>
      <text:p text:style-name="Standard">N.</text:p>
      <text:p text:style-name="Standard">Chaudardi</text:p>
      <text:p text:style-name="Standard">P.</text:p>
      <text:p text:style-name="Standard">Forteti</text:p>
      <text:p text:style-name="Standard">Ar</text:p>
      <text:p text:style-name="Standard">Jausserandi</text:p>
      <text:p text:style-name="Standard">R. de Thierno</text:p>
      <text:p text:style-name="Standard">R.</text:p>
      <text:p text:style-name="Standard">de Putheolis</text:p>
      <text:p text:style-name="Standard">R.</text:p>
      <text:p text:style-name="Standard">de Lorriaco</text:p>
      <text:p text:style-name="Standard"><text:soft-page-break/>T.</text:p>
      <text:p text:style-name="Standard">de Sancto Petro</text:p>
      <text:p text:style-name="Standard">N.</text:p>
      <text:p text:style-name="Standard">de Ordeimonte</text:p>
      <text:p text:style-name="Standard">G.</text:p>
      <text:p text:style-name="Standard">Fedelli</text:p>
      <text:p text:style-name="Standard">Chanteprime</text:p>
      <text:p text:style-name="Standard">Voygnon</text:p>
      <text:p text:style-name="Standard">Ja. Cosson</text:p>
      <text:p text:style-name="Standard">Ph. de Salione</text:p>
      <text:p text:style-name="Standard">de Alneolo</text:p>
      <text:p text:style-name="Standard">de socto</text:p>
      <text:p text:style-name="Standard"/>
      <text:p text:style-name="Standard"/>
      <text:p text:style-name="Standard">=FRAN_0393_10868.tif=</text:p>
      <text:p text:style-name="Standard">&gt;&gt;&gt;&gt;&gt;&gt; numérotation &lt;&lt;&lt;&lt;&lt;&lt;&lt;</text:p>
      <text:p text:style-name="Standard">e</text:p>
      <text:p text:style-name="Standard">54</text:p>
      <text:p text:style-name="Standard">nonagesimo tercio</text:p>
      <text:p text:style-name="Standard">&gt;&gt;&gt;&gt;&gt;&gt; Date &lt;&lt;&lt;&lt;&lt;&lt;&lt;</text:p>
      <text:p text:style-name="Standard">Anno quo supra die mercurii viii mensis octebris capitulantibus dominis</text:p>
      <text:p text:style-name="Standard">Anno quo supra die veneris decima mensis octobris capitulantibus dominis</text:p>
      <text:p text:style-name="Standard">&gt;&gt;&gt;&gt;&gt;&gt; block &lt;&lt;&lt;&lt;&lt;&lt;&lt;</text:p>
      <text:p text:style-name="Standard">Concesse sunt littere recommendum domino nostro pape pro magistro</text:p>
      <text:p text:style-name="Standard">Galeiano de Pendref sacre pagine pro fessore canonico</text:p>
      <text:p text:style-name="Standard">ecclesie non prebendato.</text:p>
      <text:p text:style-name="Standard">R. de Lorriaco et J. de Socco commissi sunt ad tractandum</text:p>
      <text:p text:style-name="Standard">cum illis de salseta super permutacione censuum communium</text:p>
      <text:p text:style-name="Standard">inter ipsos et ecclesiam</text:p>
      <text:p text:style-name="Standard">L. de Mongeria et R. de Putheolis comissi sunt ad tractanum</text:p>
      <text:p text:style-name="Standard">cum ill de Sancto Lazaro super permutacione censuum comun</text:p>
      <text:p text:style-name="Standard">inter ipsos et ecclesiam</text:p>
      <text:p text:style-name="Standard">factum Symonis de Bernavilla commissum est discrecioni</text:p>
      <text:p text:style-name="Standard">magistri J. de Socto Officiarii horarum</text:p>
      <text:p text:style-name="Standard">Commissum est custodibus clavium thesauri quod</text:p>
      <text:p text:style-name="Standard">videant valorem reddituum quos vult assignare</text:p>
      <text:p text:style-name="Standard"><text:soft-page-break/>dominus Revevallu</text:p>
      <text:p text:style-name="Standard">miles pro xxix sex libru. p.</text:p>
      <text:p text:style-name="Standard">l</text:p>
      <text:p text:style-name="Standard">quas vult vendere et refferant.</text:p>
      <text:p text:style-name="Standard"/>
      <text:p text:style-name="Standard">en R.</text:p>
      <text:p text:style-name="Standard">Deliberatum est quod precapiatur ecclesiis subditis ne</text:p>
      <text:p text:style-name="Standard">de cetero permittant celebrare presbyters quoscumque</text:p>
      <text:p text:style-name="Standard">in dictus ecclesiie sine licencia capituli</text:p>
      <text:p text:style-name="Standard">. P. de Socto</text:p>
      <text:p text:style-name="Standard"/>
      <text:p text:style-name="Standard">*</text:p>
      <text:p text:style-name="Standard">Chanteprime</text:p>
      <text:p text:style-name="Standard">cgae a </text:p>
      <text:p text:style-name="Standard"/>
      <text:p text:style-name="Standard">pal Ra. de Lorriaco de qua mitis corid et aic d n mgul</text:p>
      <text:p text:style-name="Standard">Ar. Jausserandi</text:p>
      <text:p text:style-name="Standard">mdnd d cu ce piam </text:p>
      <text:p text:style-name="Standard">hec P Roberti dug des g pu p cn</text:p>
      <text:p text:style-name="Standard">agil Phl. de Salione</text:p>
      <text:p text:style-name="Standard">lncon pang aud Rm oltr cs tt </text:p>
      <text:p text:style-name="Standard">ogm M H. Chandardi caa erdi allus a crati didie cratiud </text:p>
      <text:p text:style-name="Standard">cm vb crd d l</text:p>
      <text:p text:style-name="Standard">&gt;&gt;&gt;&gt;&gt;&gt; liste &lt;&lt;&lt;&lt;&lt;&lt;&lt;</text:p>
      <text:p text:style-name="Standard">P. Decano</text:p>
      <text:p text:style-name="Standard">M. Cantore</text:p>
      <text:p text:style-name="Standard">Sy. Succentore</text:p>
      <text:p text:style-name="Standard">Roberti</text:p>
      <text:p text:style-name="Standard">de Karolay</text:p>
      <text:p text:style-name="Standard">de Lorriaco</text:p>
      <text:p text:style-name="Standard">comissi</text:p>
      <text:p text:style-name="Standard">de socto</text:p>
      <text:p text:style-name="Standard">Ar</text:p>
      <text:p text:style-name="Standard">Jausserandi</text:p>
      <text:p text:style-name="Standard">de Pompodorio</text:p>
      <text:p text:style-name="Standard">Voygnon</text:p>
      <text:p text:style-name="Standard"><text:soft-page-break/>Comissin</text:p>
      <text:p text:style-name="Standard">Ja. Cosson</text:p>
      <text:p text:style-name="Standard">N.</text:p>
      <text:p text:style-name="Standard">de Ordeimnte</text:p>
      <text:p text:style-name="Standard">P.</text:p>
      <text:p text:style-name="Standard">de Thierno</text:p>
      <text:p text:style-name="Standard">de Mongria</text:p>
      <text:p text:style-name="Standard">Ph. de Salione</text:p>
      <text:p text:style-name="Standard">G.</text:p>
      <text:p text:style-name="Standard">Fedelli</text:p>
      <text:p text:style-name="Standard">T. de Sancto Petro</text:p>
      <text:p text:style-name="Standard">G.</text:p>
      <text:p text:style-name="Standard">de Alneolo</text:p>
      <text:p text:style-name="Standard">Chanteprime</text:p>
      <text:p text:style-name="Standard">regis in euvangesio</text:p>
      <text:p text:style-name="Standard">N. Chaudardi</text:p>
      <text:p text:style-name="Standard">P. Decano</text:p>
      <text:p text:style-name="Standard">Sy. succentor</text:p>
      <text:p text:style-name="Standard">de Karoulay</text:p>
      <text:p text:style-name="Standard">de Pompodorio</text:p>
      <text:p text:style-name="Standard">de Mongeria</text:p>
      <text:p text:style-name="Standard">B. de Thierno</text:p>
      <text:p text:style-name="Standard">de Putheol</text:p>
      <text:p text:style-name="Standard">T. de Sancto Petro</text:p>
      <text:p text:style-name="Standard">n. Ja. Cosson</text:p>
      <text:p text:style-name="Standard"/>
      <text:p text:style-name="Standard"/>
      <text:p text:style-name="Standard">=FRAN_0393_10869.tif=</text:p>
      <text:p text:style-name="Standard">&gt;&gt;&gt;&gt;&gt;&gt; numérotation &lt;&lt;&lt;&lt;&lt;&lt;&lt;</text:p>
      <text:p text:style-name="Standard">lxxviii.</text:p>
      <text:p text:style-name="Standard">nongesmo</text:p>
      <text:p text:style-name="Standard">A8</text:p>
      <text:p text:style-name="Standard">5</text:p>
      <text:p text:style-name="Standard">u</text:p>
      <text:p text:style-name="Standard">&gt;&gt;&gt;&gt;&gt;&gt; Date &lt;&lt;&lt;&lt;&lt;&lt;&lt;</text:p>
      <text:p text:style-name="Standard">Anno quo supra. Die lune decima teria mensis octobris capitulantibus dominis</text:p>
      <text:p text:style-name="Standard"><text:soft-page-break/>Anno quo supra die mercurii decima quita mensis octobris capitulantibus dominis.</text:p>
      <text:p text:style-name="Standard">&gt;&gt;&gt;&gt;&gt;&gt; block &lt;&lt;&lt;&lt;&lt;&lt;&lt;</text:p>
      <text:p text:style-name="Standard">Ordinatum est quod visitentur latrine domus magistri</text:p>
      <text:p text:style-name="Standard">Petri Roberti et repparentur seu repparari fiant</text:p>
      <text:p text:style-name="Standard">per magistrum R. de Lorriaco ad hoc per capellanm alias deputatum</text:p>
      <text:p text:style-name="Standard">Comes Deliberatum est quod emantur a Comite meldensi vix lb. paris.</text:p>
      <text:p text:style-name="Standard">precio xiiC lb. parisi et dabitur terminus unius anni dicto comiti</text:p>
      <text:p text:style-name="Standard">per redimendo dictas vixx lb.s et restituentem dictas xiiC lb. pa.</text:p>
      <text:p text:style-name="Standard">pro fabri Concessa est quictanciam magistro J. Fabri vicario ecclesie</text:p>
      <text:p text:style-name="Standard">de xvi lb. p. quas debebat pro termino Sancti Remigii ad causam</text:p>
      <text:p text:style-name="Standard">antiphanne Gergorii pape xia et quas solvit domino Hugoni</text:p>
      <text:p text:style-name="Standard">caprarii distributori denaris ipsius antiphne</text:p>
      <text:p text:style-name="Standard">&gt;&gt;&gt;&gt;&gt;&gt; liste &lt;&lt;&lt;&lt;&lt;&lt;&lt;</text:p>
      <text:p text:style-name="Standard">S Sy succentor</text:p>
      <text:p text:style-name="Standard">+. P. Roberti</text:p>
      <text:p text:style-name="Standard">R. de Lorriaco</text:p>
      <text:p text:style-name="Standard">P. Forteti</text:p>
      <text:p text:style-name="Standard">T. de Sancto Petro</text:p>
      <text:p text:style-name="Standard">J. de Pompodorio</text:p>
      <text:p text:style-name="Standard">*.</text:p>
      <text:p text:style-name="Standard">de Karolay</text:p>
      <text:p text:style-name="Standard">N. de Ordeimonte</text:p>
      <text:p text:style-name="Standard">G. Fedelli</text:p>
      <text:p text:style-name="Standard">Voygnon</text:p>
      <text:p text:style-name="Standard">L. de Mongeria</text:p>
      <text:p text:style-name="Standard">de socco</text:p>
      <text:p text:style-name="Standard">Pho de Salione e</text:p>
      <text:p text:style-name="Standard">M. Chaudardi</text:p>
      <text:p text:style-name="Standard">P. Decano</text:p>
      <text:p text:style-name="Standard">H. Cantore</text:p>
      <text:p text:style-name="Standard">Sy. Succentore</text:p>
      <text:p text:style-name="Standard">Meldensis</text:p>
      <text:p text:style-name="Standard">P.</text:p>
      <text:p text:style-name="Standard">Roberti</text:p>
      <text:p text:style-name="Standard">de Pompodorio</text:p>
      <text:p text:style-name="Standard">de Karolay</text:p>
      <text:p text:style-name="Standard"><text:soft-page-break/>R.</text:p>
      <text:p text:style-name="Standard">de Lorriaco</text:p>
      <text:p text:style-name="Standard">P.</text:p>
      <text:p text:style-name="Standard">Forteti</text:p>
      <text:p text:style-name="Standard">L.</text:p>
      <text:p text:style-name="Standard">de Mongeria</text:p>
      <text:p text:style-name="Standard">B. de Thierno</text:p>
      <text:p text:style-name="Standard">R</text:p>
      <text:p text:style-name="Standard">de Putheolis</text:p>
      <text:p text:style-name="Standard">T. de Sancto Petro</text:p>
      <text:p text:style-name="Standard">de Ordeimnte</text:p>
      <text:p text:style-name="Standard">Ja</text:p>
      <text:p text:style-name="Standard">Cosson</text:p>
      <text:p text:style-name="Standard">Chanteprime</text:p>
      <text:p text:style-name="Standard">G</text:p>
      <text:p text:style-name="Standard">Fedelli</text:p>
      <text:p text:style-name="Standard">De socto</text:p>
      <text:p text:style-name="Standard">Phab de Salionet</text:p>
      <text:p text:style-name="Standard">dix s N. Chaudar</text:p>
      <text:p text:style-name="Standard"/>
      <text:p text:style-name="Standard"/>
      <text:p text:style-name="Standard">=FRAN_0393_10870.tif=</text:p>
      <text:p text:style-name="Standard">&gt;&gt;&gt;&gt;&gt;&gt; numérotation &lt;&lt;&lt;&lt;&lt;&lt;&lt;</text:p>
      <text:p text:style-name="Standard">nonagesimo iii</text:p>
      <text:p text:style-name="Standard">50</text:p>
      <text:p text:style-name="Standard">&gt;&gt;&gt;&gt;&gt;&gt; Date &lt;&lt;&lt;&lt;&lt;&lt;&lt;</text:p>
      <text:p text:style-name="Standard">Anno quo supra die veneris xviia mensis octobris capitulantibus dominis</text:p>
      <text:p text:style-name="Standard">Lune</text:p>
      <text:p text:style-name="Standard">Anno quo supra die xxia mensis octobris capitulantibus dominis.</text:p>
      <text:p text:style-name="Standard">&gt;&gt;&gt;&gt;&gt;&gt; block &lt;&lt;&lt;&lt;&lt;&lt;&lt;</text:p>
      <text:p text:style-name="Standard">Data est licencia domino Dyonisio Courson</text:p>
      <text:p text:style-name="Standard">eundi ad curam suam.</text:p>
      <text:p text:style-name="Standard">Preceptum est Camerario clerico quod faciat repparari</text:p>
      <text:p text:style-name="Standard">punteum domus puerorum chori et aliqua alia</text:p>
      <text:p text:style-name="Standard">necssasia visitata per magistrum R. de Templo.</text:p>
      <text:p text:style-name="Standard">Recepto hodie magister Nicolaus de Rancia fuit in propra persona</text:p>
      <text:p text:style-name="Standard"><text:soft-page-break/>Canonici receptus ad canonicatum et prebendam quos obtinebat</text:p>
      <text:p text:style-name="Standard">deffunctus magister Leonardus de Maignaco et juravit</text:p>
      <text:p text:style-name="Standard">ut in forma et fuit installatus per succentorem.</text:p>
      <text:p text:style-name="Standard">Domini acquieuerunt supplicacions per Symonem de Bernavilla nuper</text:p>
      <text:p text:style-name="Standard">prepositum de Vyriaco in viomandia facte ita quod si terra</text:p>
      <text:p text:style-name="Standard">evinderentur per regem aut per alios quod possint reverti</text:p>
      <text:p text:style-name="Standard">ad dictam debitum</text:p>
      <text:p text:style-name="Standard">Hodie magister N. de Rancia fuit positus in possessione</text:p>
      <text:p text:style-name="Standard">dictorum canonicatus et prebenda per Stephanum fabri hostiarium</text:p>
      <text:p text:style-name="Standard">parlamenti / et inhibuit dominis per licteras regias ne</text:p>
      <text:p text:style-name="Standard">alium reciperent ad ipsos. Cui fuit responsum ex parte</text:p>
      <text:p text:style-name="Standard">dominorum quod se caverent de male agendo et pecierunt</text:p>
      <text:p text:style-name="Standard">copiam mandati sui</text:p>
      <text:p text:style-name="Standard">&gt;&gt;&gt;&gt;&gt;&gt; liste &lt;&lt;&lt;&lt;&lt;&lt;&lt;</text:p>
      <text:p text:style-name="Standard">P. Decano</text:p>
      <text:p text:style-name="Standard">Sy. Succentore</text:p>
      <text:p text:style-name="Standard">de Pompodorio</text:p>
      <text:p text:style-name="Standard">P. Forteti</text:p>
      <text:p text:style-name="Standard">R. de Lorriaco</text:p>
      <text:p text:style-name="Standard">L. de Mongeria</text:p>
      <text:p text:style-name="Standard">B. de Thierno</text:p>
      <text:p text:style-name="Standard">R. de Putheolis</text:p>
      <text:p text:style-name="Standard">de Nully</text:p>
      <text:p text:style-name="Standard">Ph. de Salione</text:p>
      <text:p text:style-name="Standard">Regis</text:p>
      <text:p text:style-name="Standard">Ja. Cosson</text:p>
      <text:p text:style-name="Standard">N</text:p>
      <text:p text:style-name="Standard">de Ordeimnte</text:p>
      <text:p text:style-name="Standard">G. Fedelli</text:p>
      <text:p text:style-name="Standard">Chanteprime</text:p>
      <text:p text:style-name="Standard">Voygnon</text:p>
      <text:p text:style-name="Standard">de Sanctis</text:p>
      <text:p text:style-name="Standard">de Karolay.</text:p>
      <text:p text:style-name="Standard">+P. Robert</text:p>
      <text:p text:style-name="Standard">de socto</text:p>
      <text:p text:style-name="Standard">N. Chaudardi</text:p>
      <text:p text:style-name="Standard"><text:soft-page-break/>P. Decano</text:p>
      <text:p text:style-name="Standard">Sy. Succentore</text:p>
      <text:p text:style-name="Standard">L. de Mongeria</text:p>
      <text:p text:style-name="Standard">de Pompodorio</text:p>
      <text:p text:style-name="Standard">Ar. Jaussiandi</text:p>
      <text:p text:style-name="Standard">R. de Lorriaco</text:p>
      <text:p text:style-name="Standard">*</text:p>
      <text:p text:style-name="Standard">de Karolay</text:p>
      <text:p text:style-name="Standard">de socto</text:p>
      <text:p text:style-name="Standard">P. Forteti</text:p>
      <text:p text:style-name="Standard">B. de Thierno</text:p>
      <text:p text:style-name="Standard">R. de Putheols</text:p>
      <text:p text:style-name="Standard">T. de Sancto Petro</text:p>
      <text:p text:style-name="Standard">N. de Rancia</text:p>
      <text:p text:style-name="Standard">N. de Ordeomonte</text:p>
      <text:p text:style-name="Standard">Ja. Cosson</text:p>
      <text:p text:style-name="Standard">+Phi. de Salione</text:p>
      <text:p text:style-name="Standard">G</text:p>
      <text:p text:style-name="Standard">Fedelli</text:p>
      <text:p text:style-name="Standard">de Sanctis.</text:p>
      <text:p text:style-name="Standard">Roberti</text:p>
      <text:p text:style-name="Standard">N. Chaudard</text:p>
      <text:p text:style-name="Standard"/>
      <text:p text:style-name="Standard"/>
      <text:p text:style-name="Standard">=FRAN_0393_10871.tif=</text:p>
      <text:p text:style-name="Standard">&gt;&gt;&gt;&gt;&gt;&gt; numérotation &lt;&lt;&lt;&lt;&lt;&lt;&lt;</text:p>
      <text:p text:style-name="Standard">lxxix</text:p>
      <text:p text:style-name="Standard">nonagesimo tercio</text:p>
      <text:p text:style-name="Standard">19</text:p>
      <text:p text:style-name="Standard">157</text:p>
      <text:p text:style-name="Standard">&gt;&gt;&gt;&gt;&gt;&gt; Date &lt;&lt;&lt;&lt;&lt;&lt;&lt;</text:p>
      <text:p text:style-name="Standard">Anno quo supra die mercurii xxiia mensis octobris capitulantibus dominis</text:p>
      <text:p text:style-name="Standard">Anno quo supra die veneris xxiiiia mensis octobris capitulantibus dominis.</text:p>
      <text:p text:style-name="Standard">&gt;&gt;&gt;&gt;&gt;&gt; block &lt;&lt;&lt;&lt;&lt;&lt;&lt;</text:p>
      <text:p text:style-name="Standard">Deliberatum est quod dimidium aprentum quod dominus Petrus</text:p>
      <text:p text:style-name="Standard">Valeti obtinet apud proclametur et tradatur plus</text:p>
      <text:p text:style-name="Standard"><text:soft-page-break/>offerenti.</text:p>
      <text:p text:style-name="Standard">i. Rotis Ordinatum est quod curati Sancti Johannis Rotundi et canonici</text:p>
      <text:p text:style-name="Standard">ejusdem adinvicem litigante videlicet quod utraque pars habeat</text:p>
      <text:p text:style-name="Standard">copiam scripturarum et racionum alterius parties traditarum</text:p>
      <text:p text:style-name="Standard">et quod fiat litis contestacio hincinde et dabuntur eis commissarii</text:p>
      <text:p text:style-name="Standard">qui eos pacificabunt</text:p>
      <text:p text:style-name="Standard">Capa Hodie magister Johannes de Nullyaco solvit quindecim Florenos</text:p>
      <text:p text:style-name="Standard">pro capa sua debitos a quolibet canonico Parisiensis in suc jotundo adventu</text:p>
      <text:p text:style-name="Standard">Ordinatum est quod si dominus Guillelmus Bellefeme juret prout</text:p>
      <text:p text:style-name="Standard">continetur in fundacione sui beneficii quod deliberabuntur sibi C. solidi</text:p>
      <text:p text:style-name="Standard">Ordinatum est quod recipientur iiiix fr. ab heredibus deffuncti domini</text:p>
      <text:p text:style-name="Standard">cardinalis de Foresta de ducent farcrum ordinatus pro ejus anniversaris</text:p>
      <text:p text:style-name="Standard">per condicionem quod sibona extendant se ad plus quam credatur</text:p>
      <text:p text:style-name="Standard">quod habebitur recursum ad ipsa et quictabuntur dditi heredes de</text:p>
      <text:p text:style-name="Standard">dictis iiC fr. pro dictis iiiixx fr.</text:p>
      <text:p text:style-name="Standard">Hodie dominus Guillelmus Auffert macicotus ecclesie est receptus</text:p>
      <text:p text:style-name="Standard">in procuratorem clericorum matutinalium et juravit etc.</text:p>
      <text:p text:style-name="Standard">&gt;&gt;&gt;&gt;&gt;&gt; liste &lt;&lt;&lt;&lt;&lt;&lt;&lt;</text:p>
      <text:p text:style-name="Standard">Decano</text:p>
      <text:p text:style-name="Standard">Sy. Succentore</text:p>
      <text:p text:style-name="Standard">P. Roberti</text:p>
      <text:p text:style-name="Standard">**.</text:p>
      <text:p text:style-name="Standard">de Karolay</text:p>
      <text:p text:style-name="Standard">+P. Forceti</text:p>
      <text:p text:style-name="Standard">R.</text:p>
      <text:p text:style-name="Standard">de Lorriaco</text:p>
      <text:p text:style-name="Standard">2.</text:p>
      <text:p text:style-name="Standard">de Mongeria</text:p>
      <text:p text:style-name="Standard">B. de Thierno</text:p>
      <text:p text:style-name="Standard">de Sanctis</text:p>
      <text:p text:style-name="Standard">N. de Ordeimonte</text:p>
      <text:p text:style-name="Standard">R. de Putheolis</text:p>
      <text:p text:style-name="Standard">Ar. Jausserandi</text:p>
      <text:p text:style-name="Standard">J. de Socto</text:p>
      <text:p text:style-name="Standard">Ph. de Salione</text:p>
      <text:p text:style-name="Standard">G. Fedelli</text:p>
      <text:p text:style-name="Standard"><text:soft-page-break/>Voygnon</text:p>
      <text:p text:style-name="Standard">de Pompodorio</text:p>
      <text:p text:style-name="Standard">J</text:p>
      <text:p text:style-name="Standard">Chaudardi</text:p>
      <text:p text:style-name="Standard">P. Decano</text:p>
      <text:p text:style-name="Standard">Sy. succentore</text:p>
      <text:p text:style-name="Standard">.de Karolay</text:p>
      <text:p text:style-name="Standard">L. de Mongeria</text:p>
      <text:p text:style-name="Standard">B. de Thierno</text:p>
      <text:p text:style-name="Standard">de Sanctis</text:p>
      <text:p text:style-name="Standard">R. de Putheolis</text:p>
      <text:p text:style-name="Standard">Ja. Cosson</text:p>
      <text:p text:style-name="Standard">N. de Ordeimonte</text:p>
      <text:p text:style-name="Standard">+P. Roberti</text:p>
      <text:p text:style-name="Standard">de Socto</text:p>
      <text:p text:style-name="Standard">Ar. Jausserandi</text:p>
      <text:p text:style-name="Standard">G. Fedelli</text:p>
      <text:p text:style-name="Standard">J. Regis</text:p>
      <text:p text:style-name="Standard">P. Forteti</text:p>
      <text:p text:style-name="Standard">R. de Lorriaco</text:p>
      <text:p text:style-name="Standard">I.</text:p>
      <text:p text:style-name="Standard">de Nullyaco</text:p>
      <text:p text:style-name="Standard">$P Roberti</text:p>
      <text:p text:style-name="Standard">Ph. de Salione</text:p>
      <text:p text:style-name="Standard">S viii s. vi d. N. Chaudardi</text:p>
      <text:p text:style-name="Standard"/>
      <text:p text:style-name="Standard"/>
      <text:p text:style-name="Standard">=FRAN_0393_10872.tif=</text:p>
      <text:p text:style-name="Standard">&gt;&gt;&gt;&gt;&gt;&gt; date &lt;&lt;&lt;&lt;&lt;&lt;&lt;</text:p>
      <text:p text:style-name="Standard">nonagesim tercio</text:p>
      <text:p text:style-name="Standard">Apitum Generdut in vigilia Symonis et Jnde aposlorum</text:p>
      <text:p text:style-name="Standard">Anno quo supra die mercarrii xxixa octobris durantis capitulo generali et capitulantibus dominis</text:p>
      <text:p text:style-name="Standard">&gt;&gt;&gt;&gt;&gt;&gt; block &lt;&lt;&lt;&lt;&lt;&lt;&lt;</text:p>
      <text:p text:style-name="Standard">celebratum anno nonagesim ercio die lune xxviia mensis octobris capitulantibus dominis.</text:p>
      <text:p text:style-name="Standard">prepositus prebendatus de Orlyaco videlicet magister e.</text:p>
      <text:p text:style-name="Standard">de Thierno remanebit oneratus de v sextariis</text:p>
      <text:p text:style-name="Standard"><text:soft-page-break/>cum mineto bladi ita quod possit habere recursum ad</text:p>
      <text:p text:style-name="Standard">firmarium dicti loci</text:p>
      <text:p text:style-name="Standard">Concessa est magistro N. de Ordeimonte nuper Camerario</text:p>
      <text:p text:style-name="Standard">clerico ecclesie Parisiensis quictancia generalis a festo beati Bertho</text:p>
      <text:p text:style-name="Standard">Lomei anni nonagesim secundi usque ad illudidem festum</text:p>
      <text:p text:style-name="Standard">Anni presentis nonagesi tercii. Ita quod adhibebit</text:p>
      <text:p text:style-name="Standard">diligenciam quantnam poterit de recuperando arreragia</text:p>
      <text:p text:style-name="Standard">Magister Symon de Bourych qui alias fuerat receptus</text:p>
      <text:p text:style-name="Standard">per procuratorem fuit in propria receptus ad capiceriatum</text:p>
      <text:p text:style-name="Standard">Canonicatum et semiprebendam ecclesie Sancti Mederici virtute</text:p>
      <text:p text:style-name="Standard">litterarum apostolicarum et processus inde sequti et juravit</text:p>
      <text:p text:style-name="Standard">ut in forma et fuit installatus per dominum Cantorau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Sy. Succentore</text:p>
      <text:p text:style-name="Standard">P. Roberti</text:p>
      <text:p text:style-name="Standard">*</text:p>
      <text:p text:style-name="Standard">de Pompodorio</text:p>
      <text:p text:style-name="Standard">*.</text:p>
      <text:p text:style-name="Standard">de Krarolay</text:p>
      <text:p text:style-name="Standard">de Socto</text:p>
      <text:p text:style-name="Standard">P. Forteti</text:p>
      <text:p text:style-name="Standard">Ar. Jausserandi</text:p>
      <text:p text:style-name="Standard">L. de Mongeria</text:p>
      <text:p text:style-name="Standard">B. de Thierno</text:p>
      <text:p text:style-name="Standard">R. de Putheolis</text:p>
      <text:p text:style-name="Standard">R. de Lorriaco</text:p>
      <text:p text:style-name="Standard">Ph. de Salione</text:p>
      <text:p text:style-name="Standard">Ja. Cosson</text:p>
      <text:p text:style-name="Standard">G. Fedelli</text:p>
      <text:p text:style-name="Standard">Voygnon</text:p>
      <text:p text:style-name="Standard">J. de Nullyaco</text:p>
      <text:p text:style-name="Standard">N. de Ordeomonte</text:p>
      <text:p text:style-name="Standard">P. Decano</text:p>
      <text:p text:style-name="Standard">H. Cantore</text:p>
      <text:p text:style-name="Standard"><text:soft-page-break/>Recepcio</text:p>
      <text:p text:style-name="Standard">G. archidiacono ecclesie</text:p>
      <text:p text:style-name="Standard">capicerii</text:p>
      <text:p text:style-name="Standard">Sy. succentore</text:p>
      <text:p text:style-name="Standard">EMederici</text:p>
      <text:p text:style-name="Standard">J. de Pompodorio</text:p>
      <text:p text:style-name="Standard">J. de Karolay</text:p>
      <text:p text:style-name="Standard">R. de Lorriaco</text:p>
      <text:p text:style-name="Standard">Ar. Jausserandi</text:p>
      <text:p text:style-name="Standard">L. de Mongeria</text:p>
      <text:p text:style-name="Standard">R. de Putheolis</text:p>
      <text:p text:style-name="Standard">G. de Alneolo</text:p>
      <text:p text:style-name="Standard">T. de Sancto Petro</text:p>
      <text:p text:style-name="Standard">N. de Ordeimonte</text:p>
      <text:p text:style-name="Standard">Ph. de Salione</text:p>
      <text:p text:style-name="Standard">P. Roberti</text:p>
      <text:p text:style-name="Standard">P. Forceti</text:p>
      <text:p text:style-name="Standard">G. Fedelli</text:p>
      <text:p text:style-name="Standard">de nullyaco</text:p>
      <text:p text:style-name="Standard">De socto</text:p>
      <text:p text:style-name="Standard">B. de Thacne</text:p>
      <text:p text:style-name="Standard"/>
      <text:p text:style-name="Standard"/>
      <text:p text:style-name="Standard">=FRAN_0393_10873.tif=</text:p>
      <text:p text:style-name="Standard">&gt;&gt;&gt;&gt;&gt;&gt; numérotation &lt;&lt;&lt;&lt;&lt;&lt;&lt;</text:p>
      <text:p text:style-name="Standard">lxxx.</text:p>
      <text:p text:style-name="Standard">nogesimio tercio</text:p>
      <text:p text:style-name="Standard">D</text:p>
      <text:p text:style-name="Standard">18</text:p>
      <text:p text:style-name="Standard">&gt;&gt;&gt;&gt;&gt;&gt; Date &lt;&lt;&lt;&lt;&lt;&lt;&lt;</text:p>
      <text:p text:style-name="Standard">Anno quo supra die xxxa mensis octobris durante capitulo generali capitulantibus dominis</text:p>
      <text:p text:style-name="Standard">Anno quo supra die ultima mensis novembris durantes capitulo generali capitulantibus dominis</text:p>
      <text:p text:style-name="Standard">&gt;&gt;&gt;&gt;&gt;&gt; block &lt;&lt;&lt;&lt;&lt;&lt;&lt;</text:p>
      <text:p text:style-name="Standard">Magister Guillelmus devisete fuit receptus ad capellaniam</text:p>
      <text:p text:style-name="Standard">Sancte Anne in ecclesia Sepulcri quam obtinebat dominus Johannes</text:p>
      <text:p text:style-name="Standard">poterii causa permutacionis de ipsa ad capellanam Sancti Michaelis</text:p>
      <text:p text:style-name="Standard"><text:soft-page-break/>in parrochiali ecclesia Sancti Laurencic de Bellomonte diocesis</text:p>
      <text:p text:style-name="Standard">Parisiense et juravit ut in forma et fuit installatus per</text:p>
      <text:p text:style-name="Standard">succentors in parte sinistra chori ecclesie</text:p>
      <text:p text:style-name="Standard">&gt;&gt;&gt;&gt;&gt;&gt; liste &lt;&lt;&lt;&lt;&lt;&lt;&lt;</text:p>
      <text:p text:style-name="Standard">P. Decano</text:p>
      <text:p text:style-name="Standard">*.</text:p>
      <text:p text:style-name="Standard">Cantore</text:p>
      <text:p text:style-name="Standard">G.</text:p>
      <text:p text:style-name="Standard">archidiacono ecclesie</text:p>
      <text:p text:style-name="Standard">Sy. Succentore</text:p>
      <text:p text:style-name="Standard">de Pompodorio</text:p>
      <text:p text:style-name="Standard">Ar. Jausserandi</text:p>
      <text:p text:style-name="Standard">P. Roberti</text:p>
      <text:p text:style-name="Standard">R.</text:p>
      <text:p text:style-name="Standard">de Lorriaco</text:p>
      <text:p text:style-name="Standard">*</text:p>
      <text:p text:style-name="Standard">de Karolay</text:p>
      <text:p text:style-name="Standard">de socto</text:p>
      <text:p text:style-name="Standard">*.</text:p>
      <text:p text:style-name="Standard">Forteti</text:p>
      <text:p text:style-name="Standard">2.</text:p>
      <text:p text:style-name="Standard">de Mongeria</text:p>
      <text:p text:style-name="Standard">B. de Thierno</text:p>
      <text:p text:style-name="Standard">de Putheolis</text:p>
      <text:p text:style-name="Standard">G. de Alneolo</text:p>
      <text:p text:style-name="Standard">G.</text:p>
      <text:p text:style-name="Standard">Fedelli</text:p>
      <text:p text:style-name="Standard">Ja. Cosson</text:p>
      <text:p text:style-name="Standard">T. de Sancto Petro</text:p>
      <text:p text:style-name="Standard">Phi. de Salione</text:p>
      <text:p text:style-name="Standard">N. de Ordeomonte</text:p>
      <text:p text:style-name="Standard">P. Decano</text:p>
      <text:p text:style-name="Standard">G. archidiacono ecclesie</text:p>
      <text:p text:style-name="Standard">Recepcio</text:p>
      <text:p text:style-name="Standard">Sy. succentore</text:p>
      <text:p text:style-name="Standard">capellani</text:p>
      <text:p text:style-name="Standard"><text:soft-page-break/>*.</text:p>
      <text:p text:style-name="Standard">de Pompodorio</text:p>
      <text:p text:style-name="Standard">J.</text:p>
      <text:p text:style-name="Standard">De Socto</text:p>
      <text:p text:style-name="Standard">P. Forteti</text:p>
      <text:p text:style-name="Standard">Ar. Jausserandi</text:p>
      <text:p text:style-name="Standard">L. de Mongeria</text:p>
      <text:p text:style-name="Standard">B. de Thierne</text:p>
      <text:p text:style-name="Standard">R. de Nullyaco</text:p>
      <text:p text:style-name="Standard">TTho. de Sancto Petro</text:p>
      <text:p text:style-name="Standard">G. de Alneolo</text:p>
      <text:p text:style-name="Standard">G. Fedelli</text:p>
      <text:p text:style-name="Standard">J. Regis</text:p>
      <text:p text:style-name="Standard">J. de Karolay</text:p>
      <text:p text:style-name="Standard">N. de Ordeimonte</text:p>
      <text:p text:style-name="Standard">R. de Lorriaco</text:p>
      <text:p text:style-name="Standard">J. Voygnon</text:p>
      <text:p text:style-name="Standard"/>
      <text:p text:style-name="Standard"/>
      <text:p text:style-name="Standard">=FRAN_0393_10874.tif=</text:p>
      <text:p text:style-name="Standard">&gt;&gt;&gt;&gt;&gt;&gt; date &lt;&lt;&lt;&lt;&lt;&lt;&lt;</text:p>
      <text:p text:style-name="Standard">mo</text:p>
      <text:p text:style-name="Standard">ecim</text:p>
      <text:p text:style-name="Standard">Nenuri nona</text:p>
      <text:p text:style-name="Standard">Anno quo supra die mercurii quinta mensis novembris capitulantibus dominis</text:p>
      <text:p text:style-name="Standard">Anno quo supra die veneris viia novembris capitulantibus dominis</text:p>
      <text:p text:style-name="Standard">&gt;&gt;&gt;&gt;&gt;&gt; block &lt;&lt;&lt;&lt;&lt;&lt;&lt;</text:p>
      <text:p text:style-name="Standard">Ordinatum est quod distribuciones deliberentur</text:p>
      <text:p text:style-name="Standard">Matheo de Trye ita quod officiarii habeant</text:p>
      <text:p text:style-name="Standard">manum iunritam ab ipso Matheoio petitis per</text:p>
      <text:p text:style-name="Standard">magistrum J. de Karolay dicto Matheo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</text:p>
      <text:p text:style-name="Standard">J. de Pompodorio</text:p>
      <text:p text:style-name="Standard"><text:soft-page-break/>J. de Karolay</text:p>
      <text:p text:style-name="Standard">Ph. de Salione</text:p>
      <text:p text:style-name="Standard">J. de Socto</text:p>
      <text:p text:style-name="Standard">P. Forceti</text:p>
      <text:p text:style-name="Standard">L. de Mongeria</text:p>
      <text:p text:style-name="Standard">R. de Lorriaco</text:p>
      <text:p text:style-name="Standard">B. de Thierno</text:p>
      <text:p text:style-name="Standard">G. de Alneolo</text:p>
      <text:p text:style-name="Standard">N. de Ordeimonte</text:p>
      <text:p text:style-name="Standard">Ja. Cosson</text:p>
      <text:p text:style-name="Standard">Voygnon</text:p>
      <text:p text:style-name="Standard">G. Fedelli</text:p>
      <text:p text:style-name="Standard">R. de Putheolis</text:p>
      <text:p text:style-name="Standard">PP. Roberti</text:p>
      <text:p text:style-name="Standard">N. Chaudardi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J. de Pompodorio</text:p>
      <text:p text:style-name="Standard">J. de Karolay</text:p>
      <text:p text:style-name="Standard">P. Forteti</text:p>
      <text:p text:style-name="Standard">L. de Mongeria</text:p>
      <text:p text:style-name="Standard">B. de Thierno</text:p>
      <text:p text:style-name="Standard">R. de Putheolis</text:p>
      <text:p text:style-name="Standard">G. de Alneolo</text:p>
      <text:p text:style-name="Standard">+Ph. de Salione</text:p>
      <text:p text:style-name="Standard">G. Fedelli</text:p>
      <text:p text:style-name="Standard">J. Voygnon</text:p>
      <text:p text:style-name="Standard">N. de Ordeimonte</text:p>
      <text:p text:style-name="Standard">R. de Lorriaco</text:p>
      <text:p text:style-name="Standard">J. de Sanctis</text:p>
      <text:p text:style-name="Standard">P. de Castro</text:p>
      <text:p text:style-name="Standard">+P. Roberti</text:p>
      <text:p text:style-name="Standard">J. de Socto</text:p>
      <text:p text:style-name="Standard">N.</text:p>
      <text:p text:style-name="Standard"><text:soft-page-break/>Chaudardi</text:p>
      <text:p text:style-name="Standard"/>
      <text:p text:style-name="Standard"/>
      <text:p text:style-name="Standard">=FRAN_0393_10875.tif=</text:p>
      <text:p text:style-name="Standard">&gt;&gt;&gt;&gt;&gt;&gt; numérotation &lt;&lt;&lt;&lt;&lt;&lt;&lt;</text:p>
      <text:p text:style-name="Standard">lxxxi</text:p>
      <text:p text:style-name="Standard">nonagesio iii°</text:p>
      <text:p text:style-name="Standard">161</text:p>
      <text:p text:style-name="Standard">&gt;&gt;&gt;&gt;&gt;&gt; Date &lt;&lt;&lt;&lt;&lt;&lt;&lt;</text:p>
      <text:p text:style-name="Standard">Anno quo supra die xa mensis novembris capitulantibus dominis</text:p>
      <text:p text:style-name="Standard">Lune</text:p>
      <text:p text:style-name="Standard">xiia mensis novembris / durat per iiiior dies in quo fuerunt acta que sequntur capitulantibus dominis.</text:p>
      <text:p text:style-name="Standard">&gt;&gt;&gt;&gt;&gt;&gt; block &lt;&lt;&lt;&lt;&lt;&lt;&lt;</text:p>
      <text:p text:style-name="Standard">Magister Johannes de Barra fuit receptus ad capellaniam</text:p>
      <text:p text:style-name="Standard">sancte Anne in ecclesia Sepulcri causa permutacionis de ipsa</text:p>
      <text:p text:style-name="Standard">ad prebendam Beate Marie de Monchatere diocesis Belvacensis</text:p>
      <text:p text:style-name="Standard">et capellaniam nostre domine</text:p>
      <text:p text:style-name="Standard">alias le fossoieur concordatum est quod si sit aliquod ex</text:p>
      <text:p text:style-name="Standard">pletum factum quod habeatur pro non facto.</text:p>
      <text:p text:style-name="Standard">Apiturum Menerelle</text:p>
      <text:p text:style-name="Standard">Celebratum in crastino festi Beati Martini Byemalis Anno nonagesimo tercio die mercurii</text:p>
      <text:p text:style-name="Standard">Ordinatum est quod domini H. Blancheti cantor</text:p>
      <text:p text:style-name="Standard">J. de Socto et Phi. de Salione. Canonici ecclesie</text:p>
      <text:p text:style-name="Standard">Parisiensie audiant compota domini Stephani Johannis</text:p>
      <text:p text:style-name="Standard">Officiarii anniversariorum / et refferant capitulo</text:p>
      <text:p text:style-name="Standard">Johannes dictus Tricart de jurisdicione capituli in territorio</text:p>
      <text:p text:style-name="Standard">Lde Vnyaco in viromandia / prius requisitus per</text:p>
      <text:p text:style-name="Standard">dominos utrum fuit in foro seculari ter in anno ordinato</text:p>
      <text:p text:style-name="Standard">in dicta villa de Vnyaco sub certa pena asservit</text:p>
      <text:p text:style-name="Standard">quod sic fuit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Recepcio</text:p>
      <text:p text:style-name="Standard">G. archidiacono ecclesie</text:p>
      <text:p text:style-name="Standard">capellani</text:p>
      <text:p text:style-name="Standard"><text:soft-page-break/>Sy. Succentore</text:p>
      <text:p text:style-name="Standard">I.</text:p>
      <text:p text:style-name="Standard">de Pompodori</text:p>
      <text:p text:style-name="Standard">P</text:p>
      <text:p text:style-name="Standard">Forteti</text:p>
      <text:p text:style-name="Standard">Ar. Jausserandi</text:p>
      <text:p text:style-name="Standard">L. de Mongeria</text:p>
      <text:p text:style-name="Standard">B. de Thierno</text:p>
      <text:p text:style-name="Standard">R. de Putheol</text:p>
      <text:p text:style-name="Standard">T. de Sancto Petro</text:p>
      <text:p text:style-name="Standard">G.</text:p>
      <text:p text:style-name="Standard">de Alneolo</text:p>
      <text:p text:style-name="Standard">G. Fedelli</text:p>
      <text:p text:style-name="Standard">P. Roberti </text:p>
      <text:p text:style-name="Standard">I</text:p>
      <text:p text:style-name="Standard">de Karolay</text:p>
      <text:p text:style-name="Standard">de Socty</text:p>
      <text:p text:style-name="Standard">S ix s. vi d. R. de Lorriaco</text:p>
      <text:p text:style-name="Standard">N. de Ordeimnte</text:p>
      <text:p text:style-name="Standard">G. de Salione</text:p>
      <text:p text:style-name="Standard">N. Chaudardi</text:p>
      <text:p text:style-name="Standard">P. Decano</text:p>
      <text:p text:style-name="Standard">H. Cantore</text:p>
      <text:p text:style-name="Standard">Comissiri</text:p>
      <text:p text:style-name="Standard">G. archidiacono ecclesie</text:p>
      <text:p text:style-name="Standard">Sy. Succentore</text:p>
      <text:p text:style-name="Standard">P. Roberti</text:p>
      <text:p text:style-name="Standard">J. de Pompodorio</text:p>
      <text:p text:style-name="Standard">Ar. Jausserandi</text:p>
      <text:p text:style-name="Standard">J. de Karolay</text:p>
      <text:p text:style-name="Standard">J. de Socto</text:p>
      <text:p text:style-name="Standard">P. Forteti</text:p>
      <text:p text:style-name="Standard">L. de Mongeria</text:p>
      <text:p text:style-name="Standard">B. de Thierno</text:p>
      <text:p text:style-name="Standard">P. Prepositi</text:p>
      <text:p text:style-name="Standard">R. de Putheolis</text:p>
      <text:p text:style-name="Standard"><text:soft-page-break/>G. de Alneolo</text:p>
      <text:p text:style-name="Standard">G. Fedelli</text:p>
      <text:p text:style-name="Standard">Phi. de Salione</text:p>
      <text:p text:style-name="Standard">T. de Sancto Petro</text:p>
      <text:p text:style-name="Standard">R. de Lorriaco</text:p>
      <text:p text:style-name="Standard">Voygnon</text:p>
      <text:p text:style-name="Standard"/>
      <text:p text:style-name="Standard"/>
      <text:p text:style-name="Standard">=FRAN_0393_10876.tif=</text:p>
      <text:p text:style-name="Standard">&gt;&gt;&gt;&gt;&gt;&gt; numérotation &lt;&lt;&lt;&lt;&lt;&lt;&lt;</text:p>
      <text:p text:style-name="Standard">Capitulum generale</text:p>
      <text:p text:style-name="Standard">E</text:p>
      <text:p text:style-name="Standard">nonagi</text:p>
      <text:p text:style-name="Standard">1</text:p>
      <text:p text:style-name="Standard">&gt;&gt;&gt;&gt;&gt;&gt; Date &lt;&lt;&lt;&lt;&lt;&lt;&lt;</text:p>
      <text:p text:style-name="Standard">Anno quo supra die jovis xiiia novembris in capitulo generali capitulantibus dominis.</text:p>
      <text:p text:style-name="Standard">Capitulum generale</text:p>
      <text:p text:style-name="Standard">Anno quo supra die veneris xiii novembris in capitulo generali capitulantibus dominis</text:p>
      <text:p text:style-name="Standard">&gt;&gt;&gt;&gt;&gt;&gt; block &lt;&lt;&lt;&lt;&lt;&lt;&lt;</text:p>
      <text:p text:style-name="Standard">Super quadam requesta facta per Adam</text:p>
      <text:p text:style-name="Standard">dde Villenier ad causam reddituum domus</text:p>
      <text:p text:style-name="Standard">de Brunboys domini se informabunt / et in</text:p>
      <text:p text:style-name="Standard">formacione per ipsos dominos seu ex parte ipsorum</text:p>
      <text:p text:style-name="Standard">facta / ipsi respondebunt ad illa requestam.</text:p>
      <text:p text:style-name="Standard">Receptio Dominus Petrus Chalopini presbyter fuit receptus ad</text:p>
      <text:p text:style-name="Standard">Capellaniam in ecclesia Par. ad altare Sancti Laurencis</text:p>
      <text:p text:style-name="Standard">fundatam / vacante per resignacionem de ipsa per dominum Hugo nostre</text:p>
      <text:p text:style-name="Standard">Barcelli ultrium possessorem ejusdem factam in manibus</text:p>
      <text:p text:style-name="Standard">domini nostri pape / et eidem domino Petro per eundem dominum nostrum</text:p>
      <text:p text:style-name="Standard">papam concessam. prout per licteras apostolicas super hoc con</text:p>
      <text:p text:style-name="Standard">fectas nobis exhibitas plene nobis constitit juravit</text:p>
      <text:p text:style-name="Standard">in forma. et fuit installatus P. cantorem.</text:p>
      <text:p text:style-name="Standard">Ordinatum est per dominos quod super debato inter ipsos et illos de Chripstolio</text:p>
      <text:p text:style-name="Standard">alias moto nichil mutabunt de contentis in cedula alias ipsis de x°o lio</text:p>
      <text:p text:style-name="Standard">tradita / et quod amplius non loquantur de ista materia nisi veluit</text:p>
      <text:p text:style-name="Standard">acquiescere contenti in dicta cedula.</text:p>
      <text:p text:style-name="Standard"><text:soft-page-break/>de Moriaco. Ordinatum est quod prepositus prebenda de Moryaco retineat de</text:p>
      <text:p text:style-name="Standard">grossus fructibus hujus anni prebende magistri Guillelmi de Bondreville</text:p>
      <text:p text:style-name="Standard">usque ad summam viii° fr. pro repparacionibus de Vernoto ubi nuper</text:p>
      <text:p text:style-name="Standard">fuit prebendatus</text:p>
      <text:p text:style-name="Standard">De chanaco. Item quod magister J. de Socto retineat omnes grossos fructus</text:p>
      <text:p text:style-name="Standard">prebende Helye de Chanaco pro repparacionibus domus sue</text:p>
      <text:p text:style-name="Standard">claustralis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J. de Pompodorio</text:p>
      <text:p text:style-name="Standard">J. de Karolay</text:p>
      <text:p text:style-name="Standard">A. Jausserandi</text:p>
      <text:p text:style-name="Standard">L. de Mongeria</text:p>
      <text:p text:style-name="Standard">B. de Thierno</text:p>
      <text:p text:style-name="Standard">P. Prepositi</text:p>
      <text:p text:style-name="Standard">R. de Putheolis</text:p>
      <text:p text:style-name="Standard">G. de Ahneolo</text:p>
      <text:p text:style-name="Standard">P. Forteti</text:p>
      <text:p text:style-name="Standard">N. Chandardi</text:p>
      <text:p text:style-name="Standard">de Socto</text:p>
      <text:p text:style-name="Standard">G. Fedelli</text:p>
      <text:p text:style-name="Standard">T. de Sancto Petro</text:p>
      <text:p text:style-name="Standard">de Lorriaco</text:p>
      <text:p text:style-name="Standard">R.</text:p>
      <text:p text:style-name="Standard">Voygnon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J. de Pompo</text:p>
      <text:p text:style-name="Standard">Di.</text:p>
      <text:p text:style-name="Standard">de Karolay</text:p>
      <text:p text:style-name="Standard"><text:soft-page-break/>R. de Lorriaco</text:p>
      <text:p text:style-name="Standard">de xlioo</text:p>
      <text:p text:style-name="Standard">I.</text:p>
      <text:p text:style-name="Standard">De Socto</text:p>
      <text:p text:style-name="Standard">P. Forteti</text:p>
      <text:p text:style-name="Standard">L. de Mongeria</text:p>
      <text:p text:style-name="Standard">P. Prepositi</text:p>
      <text:p text:style-name="Standard">R. de Putheolis</text:p>
      <text:p text:style-name="Standard">Ar. Jausserandi infirm</text:p>
      <text:p text:style-name="Standard">10</text:p>
      <text:p text:style-name="Standard">Phi. de Salione</text:p>
      <text:p text:style-name="Standard">G. Fedelli</text:p>
      <text:p text:style-name="Standard">G. de Alneolo</text:p>
      <text:p text:style-name="Standard">J. Voygnon</text:p>
      <text:p text:style-name="Standard"/>
      <text:p text:style-name="Standard"/>
      <text:p text:style-name="Standard">=FRAN_0393_10877.tif=</text:p>
      <text:p text:style-name="Standard">&gt;&gt;&gt;&gt;&gt;&gt; numérotation &lt;&lt;&lt;&lt;&lt;&lt;&lt;</text:p>
      <text:p text:style-name="Standard">iiii ii</text:p>
      <text:p text:style-name="Standard">negnsi tercio</text:p>
      <text:p text:style-name="Standard">3165</text:p>
      <text:p text:style-name="Standard">&gt;&gt;&gt;&gt;&gt;&gt; Date &lt;&lt;&lt;&lt;&lt;&lt;&lt;</text:p>
      <text:p text:style-name="Standard">Capitulum generale</text:p>
      <text:p text:style-name="Standard">Anno quo supra Die lune xviia novembris in capitulo generali continuato a die sabbati</text:p>
      <text:p text:style-name="Standard">precedente propter processiones. Capitulantibus dominis.</text:p>
      <text:p text:style-name="Standard">&gt;&gt;&gt;&gt;&gt;&gt; block &lt;&lt;&lt;&lt;&lt;&lt;&lt;</text:p>
      <text:p text:style-name="Standard">Recepcio magister Johannes Rolandi canonicus beate Marie in castrii</text:p>
      <text:p text:style-name="Standard">ad altare Sancte anne in ecclesia Sepulcri fundatam / Causa</text:p>
      <text:p text:style-name="Standard">permutacionis faciendi de ipscoa cum domino Baudeto de</text:p>
      <text:p text:style-name="Standard">Bairaio capellanio dicte capellanie ultimo / ad ipsos canonicatum et prebendam</text:p>
      <text:p text:style-name="Standard">vestro s</text:p>
      <text:p text:style-name="Standard">in personam domini Dyonisii Courson vicarii in ecclesia</text:p>
      <text:p text:style-name="Standard">Parisienses procuratoris sui / qui juravit et fuit installatus per</text:p>
      <text:p text:style-name="Standard">dominum cantorem in choro ecclesie et per dominum Jacobum Piperis</text:p>
      <text:p text:style-name="Standard">in Sepulcro ad preces tabellans capituli qui erat impeditus.</text:p>
      <text:p text:style-name="Standard">habuit licteram</text:p>
      <text:p text:style-name="Standard"><text:soft-page-break/>Magister Germanus Paillardi fuit receptus ad</text:p>
      <text:p text:style-name="Standard">prebendam ecclesie parisiensis quam obtinebat deffunctus</text:p>
      <text:p text:style-name="Standard">magister Leonardus de Maignaco / virtute licterarum</text:p>
      <text:p text:style-name="Standard">apostolicarum sibi concessarum quia reservata in curia / qui</text:p>
      <text:p text:style-name="Standard">juravit in forma et fuit installatus in choro et</text:p>
      <text:p text:style-name="Standard">habuit locum in capietulo / et solvit x. pro jotundo suo</text:p>
      <text:p text:style-name="Standard">adventu et tradidit fidejussorem pro capa magistrum</text:p>
      <text:p text:style-name="Standard">P. Roberti ibidem presentem et acceptantem / habuit licteram</text:p>
      <text:p text:style-name="Standard">processus Michaelis de Baaloy traditus est</text:p>
      <text:p text:style-name="Standard">magistro B. de Thierno ad visitandum</text:p>
      <text:p text:style-name="Standard">Placet dominis quod magister L. de Mongeria faciat</text:p>
      <text:p text:style-name="Standard">portari ad certale inundicias cujusdam domus sue</text:p>
      <text:p text:style-name="Standard">site retro domum suam claustralem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Capellani</text:p>
      <text:p text:style-name="Standard">G. archidiacono ecclesie</text:p>
      <text:p text:style-name="Standard">in sepulcco</text:p>
      <text:p text:style-name="Standard">Sy. succentore</text:p>
      <text:p text:style-name="Standard">P. Roberti</text:p>
      <text:p text:style-name="Standard">R.</text:p>
      <text:p text:style-name="Standard">de Lorriaco</text:p>
      <text:p text:style-name="Standard">I.</text:p>
      <text:p text:style-name="Standard">de Karolay</text:p>
      <text:p text:style-name="Standard">de Pompodorio</text:p>
      <text:p text:style-name="Standard">de socto</text:p>
      <text:p text:style-name="Standard">Ar. Jausserandi</text:p>
      <text:p text:style-name="Standard">L. de Mongria</text:p>
      <text:p text:style-name="Standard">B. de Thierno</text:p>
      <text:p text:style-name="Standard">Recepco</text:p>
      <text:p text:style-name="Standard">P. Prepositi</text:p>
      <text:p text:style-name="Standard">canonicus Parisiensis</text:p>
      <text:p text:style-name="Standard">R. de Putheolis</text:p>
      <text:p text:style-name="Standard">T. de Sancto Petro</text:p>
      <text:p text:style-name="Standard">G. de Alneolo</text:p>
      <text:p text:style-name="Standard"><text:soft-page-break/>G. Fedelli</text:p>
      <text:p text:style-name="Standard">T. Houcie</text:p>
      <text:p text:style-name="Standard">*.</text:p>
      <text:p text:style-name="Standard">Regis</text:p>
      <text:p text:style-name="Standard">*.</text:p>
      <text:p text:style-name="Standard">de Salebruce</text:p>
      <text:p text:style-name="Standard">P. Forteti</text:p>
      <text:p text:style-name="Standard">Voygnon</text:p>
      <text:p text:style-name="Standard">Ph. de Salione</text:p>
      <text:p text:style-name="Standard">N. Chaudardi</text:p>
      <text:p text:style-name="Standard"/>
      <text:p text:style-name="Standard"/>
      <text:p text:style-name="Standard">=FRAN_0393_10878.tif=</text:p>
      <text:p text:style-name="Standard">&gt;&gt;&gt;&gt;&gt;&gt; numérotation &lt;&lt;&lt;&lt;&lt;&lt;&lt;</text:p>
      <text:p text:style-name="Standard">nonagesimo terrio</text:p>
      <text:p text:style-name="Standard">133</text:p>
      <text:p text:style-name="Standard">&gt;&gt;&gt;&gt;&gt;&gt; block &lt;&lt;&lt;&lt;&lt;&lt;&lt;</text:p>
      <text:p text:style-name="Standard">Magister L. de Mongria reddidit in capitulo licteras</text:p>
      <text:p text:style-name="Standard">de vidimus trium lampadarum fundatarum in ecclesia</text:p>
      <text:p text:style-name="Standard">Parisiensi coram ymagine pro comite Bellifortis.</text:p>
      <text:p text:style-name="Standard">magister puerorum Ordinatum est quod Camerarius tradet magistro</text:p>
      <text:p text:style-name="Standard">puerorum chori super hoc quod sibi debetur xxa fr.</text:p>
      <text:p text:style-name="Standard">np</text:p>
      <text:p text:style-name="Standard">Johannes de Bethevilla rector parrochialius ecclesie</text:p>
      <text:p text:style-name="Standard">beate Marie de Mesnillo Symonis Lexoviensis</text:p>
      <text:p text:style-name="Standard">diocesis fuit receptus ad capellaniam Sancti Petri juris</text:p>
      <text:p text:style-name="Standard">in ecclesia Par. vacantes per resignacionem de ipsa factam</text:p>
      <text:p text:style-name="Standard">per magistrum habueu Rousselli ultimum posses</text:p>
      <text:p text:style-name="Standard">ejusdem in manibus domini episcopi Tirasonensis</text:p>
      <text:p text:style-name="Standard">Cancellarius domini Cardinalis legati et per eundem episcopum</text:p>
      <text:p text:style-name="Standard">admissam virtute mandati ipsius domini Cardinalis</text:p>
      <text:p text:style-name="Standard">vive vocis oraculo sibi facti causa permutacionis</text:p>
      <text:p text:style-name="Standard">faciende cum dicto Johanne ad dictam parrochici ecclesiam</text:p>
      <text:p text:style-name="Standard">et fuit receptus in persona magistri Mathei</text:p>
      <text:p text:style-name="Standard">corderii procuratoris sui / qui juravit in forma</text:p>
      <text:p text:style-name="Standard">et fuit installatus. habuit licteram.</text:p>
      <text:p text:style-name="Standard"><text:soft-page-break/>agister J. de Salebruce que sunt quod posset mane in</text:p>
      <text:p text:style-name="Standard">claustro cum dominus G. Villardi / et magister N. de Ordeimonte</text:p>
      <text:p text:style-name="Standard">condixit quia contra statuta ecclesie / et requisivit instantis</text:p>
      <text:p text:style-name="Standard">quod istus non deliberaretur sine sua presencia / quia si hoc</text:p>
      <text:p text:style-name="Standard">concederetur sibi / hoc idem quebat sibi debere fieri et</text:p>
      <text:p text:style-name="Standard">concedi cum locus esset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de Pompodorio</text:p>
      <text:p text:style-name="Standard">A. Jausserandi</text:p>
      <text:p text:style-name="Standard">de Karolay</text:p>
      <text:p text:style-name="Standard">R. de Lorrianco</text:p>
      <text:p text:style-name="Standard">P. Forteti</text:p>
      <text:p text:style-name="Standard">B. de Thierno</text:p>
      <text:p text:style-name="Standard">Recepcio</text:p>
      <text:p text:style-name="Standard">P. Prepositi</text:p>
      <text:p text:style-name="Standard">capellani in</text:p>
      <text:p text:style-name="Standard">s</text:p>
      <text:p text:style-name="Standard">Hue</text:p>
      <text:p text:style-name="Standard">ecclesi parisenis</text:p>
      <text:p text:style-name="Standard">R.</text:p>
      <text:p text:style-name="Standard">de Putheolis</text:p>
      <text:p text:style-name="Standard">G. de Alneolo</text:p>
      <text:p text:style-name="Standard">de Bordis infirmus</text:p>
      <text:p text:style-name="Standard">Fedelli</text:p>
      <text:p text:style-name="Standard">de Salebruce</text:p>
      <text:p text:style-name="Standard">G. Paillardi</text:p>
      <text:p text:style-name="Standard">N. de Ordeomonte</text:p>
      <text:p text:style-name="Standard">+. Ph. de Saluto</text:p>
      <text:p text:style-name="Standard">+P.</text:p>
      <text:p text:style-name="Standard">Roberti</text:p>
      <text:p text:style-name="Standard">de socto</text:p>
      <text:p text:style-name="Standard">.</text:p>
      <text:p text:style-name="Standard">Chaudardi</text:p>
      <text:p text:style-name="Standard"><text:soft-page-break/></text:p>
      <text:p text:style-name="Standard"/>
      <text:p text:style-name="Standard">=FRAN_0393_10879.tif=</text:p>
      <text:p text:style-name="Standard">&gt;&gt;&gt;&gt;&gt;&gt; numérotation &lt;&lt;&lt;&lt;&lt;&lt;&lt;</text:p>
      <text:p text:style-name="Standard">iiiixo iii</text:p>
      <text:p text:style-name="Standard">nonagesimo iii</text:p>
      <text:p text:style-name="Standard">&gt;&gt;&gt;&gt;&gt;&gt; block &lt;&lt;&lt;&lt;&lt;&lt;&lt;</text:p>
      <text:p text:style-name="Standard">Dyonisius homo fecit adjornari dominos ad de cras in viii</text:p>
      <text:p text:style-name="Standard">coram preposito Parisiensis in causa garendie contre la doucete</text:p>
      <text:p text:style-name="Standard">et fuit petita relacio serviente.</text:p>
      <text:p text:style-name="Standard">Major de Corberosa ad causam sue majorie percipit jura</text:p>
      <text:p text:style-name="Standard">que sequntur</text:p>
      <text:p text:style-name="Standard">primo duo se cum adio Parisie de qualibet emenda</text:p>
      <text:p text:style-name="Standard">Item tes partes pilloni bladi quan mundatur</text:p>
      <text:p text:style-name="Standard">Item pro quilibet saisina unum sestarium vini</text:p>
      <text:p text:style-name="Standard">Solebat autem percipere medium modium grani</text:p>
      <text:p text:style-name="Standard">mediri fruteatua medium avena . Gue a moro camera percipiet</text:p>
      <text:p text:style-name="Standard">illud et maior non.</text:p>
      <text:p text:style-name="Standard">Et data est ipsa majoria cum emolumentes predictis</text:p>
      <text:p text:style-name="Standard">durante beneplacito dominorum Petro Rousselli nepoti</text:p>
      <text:p text:style-name="Standard">curati de Spedona / qui juravit fidelitatem etc. et</text:p>
      <text:p text:style-name="Standard">habuit litteram suam</text:p>
      <text:p text:style-name="Standard">Placet dominis quod magister Germanus Paillardi habeat</text:p>
      <text:p text:style-name="Standard">et emat domum magistri P. prepositi / precio viii</text:p>
      <text:p text:style-name="Standard">auri inter eos convento . mediante hoc quod ipse magister</text:p>
      <text:p text:style-name="Standard">Germanus solvet duo scuta cuilibet dominorum qui illa debt</text:p>
      <text:p text:style-name="Standard">et prt percipere sendum ordinacionem super hoc factam ab antiqu</text:p>
      <text:p text:style-name="Standard">Conclusum est quod dominus Stephanus Johannis Mancat et sit adhuc officiarius anniversariorum</text:p>
      <text:p text:style-name="Standard">et quia conquestus est de minio labore / et panca utilitate seu paucitate vadiorum</text:p>
      <text:p text:style-name="Standard">suorum que recipit racione dicti officii Ordinatum est quod in fine compotorum suorum dabitur</text:p>
      <text:p text:style-name="Standard">sibi aliquid in recompensacionem omnes superventi in officio predicto a x. annis citra.</text:p>
      <text:p text:style-name="Standard">&gt;&gt;&gt;&gt;&gt;&gt; liste &lt;&lt;&lt;&lt;&lt;&lt;&lt;</text:p>
      <text:p text:style-name="Standard">P. Decano</text:p>
      <text:p text:style-name="Standard">G.</text:p>
      <text:p text:style-name="Standard">archidiacono ecclesie</text:p>
      <text:p text:style-name="Standard">Sy. succentore</text:p>
      <text:p text:style-name="Standard"><text:soft-page-break/>de Poonpodorio</text:p>
      <text:p text:style-name="Standard">Ar. Jausserandi</text:p>
      <text:p text:style-name="Standard">R.</text:p>
      <text:p text:style-name="Standard">de Lorriaco</text:p>
      <text:p text:style-name="Standard">de Karolay</text:p>
      <text:p text:style-name="Standard">de socto</text:p>
      <text:p text:style-name="Standard">Forteti</text:p>
      <text:p text:style-name="Standard">de Mongia</text:p>
      <text:p text:style-name="Standard">P. Prepositi</text:p>
      <text:p text:style-name="Standard">B. de Thierno</text:p>
      <text:p text:style-name="Standard">R.</text:p>
      <text:p text:style-name="Standard">de Putheolis</text:p>
      <text:p text:style-name="Standard">T</text:p>
      <text:p text:style-name="Standard">Houcie</text:p>
      <text:p text:style-name="Standard">Voygnon</text:p>
      <text:p text:style-name="Standard">de Salebruce</text:p>
      <text:p text:style-name="Standard">Fedelli</text:p>
      <text:p text:style-name="Standard">3</text:p>
      <text:p text:style-name="Standard">Paillardi</text:p>
      <text:p text:style-name="Standard">Hue</text:p>
      <text:p text:style-name="Standard">de Bordis infirmus</text:p>
      <text:p text:style-name="Standard">Roberti</text:p>
      <text:p text:style-name="Standard">+Ph.</text:p>
      <text:p text:style-name="Standard">de Salione</text:p>
      <text:p text:style-name="Standard">Chaudardi</text:p>
      <text:p text:style-name="Standard"/>
      <text:p text:style-name="Standard"/>
      <text:p text:style-name="Standard">=FRAN_0393_10880.tif=</text:p>
      <text:p text:style-name="Standard">&gt;&gt;&gt;&gt;&gt;&gt; numérotation &lt;&lt;&lt;&lt;&lt;&lt;&lt;</text:p>
      <text:p text:style-name="Standard">iii</text:p>
      <text:p text:style-name="Standard">15</text:p>
      <text:p text:style-name="Standard">&gt;&gt;&gt;&gt;&gt;&gt; block &lt;&lt;&lt;&lt;&lt;&lt;&lt;</text:p>
      <text:p text:style-name="Standard">Maciot abraham demontan sur maistre Estienne</text:p>
      <text:p text:style-name="Standard">tasse en la rue de la couronne a la poue</text:p>
      <text:p text:style-name="Standard">a presente a messeigneurs unes lettres seelles du grant seel</text:p>
      <text:p text:style-name="Standard">royal faisans mencion que messeigneurs feissent brief</text:p>
      <text:p text:style-name="Standard"><text:soft-page-break/>a complissement de justice en la cause meue</text:p>
      <text:p text:style-name="Standard">entre Guillot le Feure et Jehan Chapuis et</text:p>
      <text:p text:style-name="Standard">il fut respondu par mesdies seineur audit sergent que il</text:p>
      <text:p text:style-name="Standard">baillast sa relacion et la lettre pour monstrer</text:p>
      <text:p text:style-name="Standard">aux parties / et que ilz estoient tous prests de</text:p>
      <text:p text:style-name="Standard">obeïr au mandement du roy medite seigneu</text:p>
      <text:p text:style-name="Standard">Deliberatum est quod Johannes de Troux solvat an</text:p>
      <text:p text:style-name="Standard">de ix. arpent terre que tenet ab ecclesia de sex grbis</text:p>
      <text:p text:style-name="Standard">unas una cum xxiiii s. par. prout ipse predicta solvere</text:p>
      <text:p text:style-name="Standard">consuevit / et deliberatum est sibi granum suum quod</text:p>
      <text:p text:style-name="Standard">impediverat Johannes de Ulmo / nec solvet emenda</text:p>
      <text:p text:style-name="Standard">quam quebat ipse de ulmo / et si ipse de ulmo</text:p>
      <text:p text:style-name="Standard">voluerit habere accionem contra ipsum de troux pro tempore</text:p>
      <text:p text:style-name="Standard">preterito quod habeat et agat ac sibi videbitur</text:p>
      <text:p text:style-name="Standard">Et tenebitur ipse J. de Troux vocare firmaris</text:p>
      <text:p text:style-name="Standard">in recollcione grabotrum suarum a terra predicta / tamen</text:p>
      <text:p text:style-name="Standard">si in hoc deffecerit non tenebitur propter hoc ad</text:p>
      <text:p text:style-name="Standard">Emendam</text:p>
      <text:p text:style-name="Standard">Et faciet ipse J. de Troux fieri novam licteram</text:p>
      <text:p text:style-name="Standard">obligatoriam sub sigille Castalleti quam</text:p>
      <text:p text:style-name="Standard">tradet dominis</text:p>
      <text:p text:style-name="Standard">Ordinatum est quod omnes illi qui habent merellos ecclesie</text:p>
      <text:p text:style-name="Standard">tradant ipsos officiariis alias ultra non computabuntur e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Sy. succentore</text:p>
      <text:p text:style-name="Standard">de Karolay</text:p>
      <text:p text:style-name="Standard">de socto</text:p>
      <text:p text:style-name="Standard">Forteti</text:p>
      <text:p text:style-name="Standard">l.</text:p>
      <text:p text:style-name="Standard">de Mongeria</text:p>
      <text:p text:style-name="Standard">B. de Thierno</text:p>
      <text:p text:style-name="Standard">prepositi</text:p>
      <text:p text:style-name="Standard">Hue</text:p>
      <text:p text:style-name="Standard">de Putheol</text:p>
      <text:p text:style-name="Standard"><text:soft-page-break/>G. de Alneolo</text:p>
      <text:p text:style-name="Standard">de Pompodorio</text:p>
      <text:p text:style-name="Standard">T. de Sancto Petro</text:p>
      <text:p text:style-name="Standard">Voygnon</text:p>
      <text:p text:style-name="Standard">Fedelli</text:p>
      <text:p text:style-name="Standard">T. Houcie</text:p>
      <text:p text:style-name="Standard">*</text:p>
      <text:p text:style-name="Standard">Chanteprime</text:p>
      <text:p text:style-name="Standard">Regis</text:p>
      <text:p text:style-name="Standard">de Salebruce</text:p>
      <text:p text:style-name="Standard">Paillardi</text:p>
      <text:p text:style-name="Standard">N. de Ordeimonte</text:p>
      <text:p text:style-name="Standard">P.</text:p>
      <text:p text:style-name="Standard">Roberti</text:p>
      <text:p text:style-name="Standard">PPh. de Salione</text:p>
      <text:p text:style-name="Standard">N. Chaudardi</text:p>
      <text:p text:style-name="Standard"/>
      <text:p text:style-name="Standard"/>
      <text:p text:style-name="Standard">=FRAN_0393_10881.tif=</text:p>
      <text:p text:style-name="Standard">&gt;&gt;&gt;&gt;&gt;&gt; numérotation &lt;&lt;&lt;&lt;&lt;&lt;&lt;</text:p>
      <text:p text:style-name="Standard">9</text:p>
      <text:p text:style-name="Standard">iiii xiii</text:p>
      <text:p text:style-name="Standard">nonagesimo iii</text:p>
      <text:p text:style-name="Standard">35</text:p>
      <text:p text:style-name="Standard">&gt;&gt;&gt;&gt;&gt;&gt; entrée &lt;&lt;&lt;&lt;&lt;&lt;&lt;</text:p>
      <text:p text:style-name="Standard">Pileus</text:p>
      <text:p text:style-name="Standard">xx is. vi d.</text:p>
      <text:p text:style-name="Standard">*.</text:p>
      <text:p text:style-name="Standard">adjornament</text:p>
      <text:p text:style-name="Standard">&gt;&gt;&gt;&gt;&gt;&gt; block &lt;&lt;&lt;&lt;&lt;&lt;&lt;</text:p>
      <text:p text:style-name="Standard">De orgais Ad visitacionem organorum sunt deputati H. cantor</text:p>
      <text:p text:style-name="Standard">R. de Lorriaco L. de Mongeria et R. de Putheolis</text:p>
      <text:p text:style-name="Standard">et ad loquentum cum Reginaldo de Remis.</text:p>
      <text:p text:style-name="Standard">Deliberatum est quod illud quod debetur domino Auberto Billardi</text:p>
      <text:p text:style-name="Standard">nuper procuratori clericorum matutinalium / recipiatur super</text:p>
      <text:p text:style-name="Standard">emolumentis Cure Liricantus pro solvendiis dictis clericis hoc</text:p>
      <text:p text:style-name="Standard"><text:soft-page-break/>quod eio debetur de tempore suo</text:p>
      <text:p text:style-name="Standard">Ordinatum est quod magistri Sy. Freron et R. de Lorriaco</text:p>
      <text:p text:style-name="Standard">lequantur cum illis qui volunt recipere domus mivosas</text:p>
      <text:p text:style-name="Standard">que sunt domus Dei Parisiensis ut ipsi consensiant quod ille</text:p>
      <text:p text:style-name="Standard">domus proclamentur</text:p>
      <text:p text:style-name="Standard">Deliberatum est et ordinatum quod quocienscumque canonici</text:p>
      <text:p text:style-name="Standard">ecclesiarum sanctorum Dyonisii de Passu et Johannis Rotundi / clericique</text:p>
      <text:p text:style-name="Standard">matutinales et macicoti ecclesie non fuerint in matutnis</text:p>
      <text:p text:style-name="Standard">quod ipsi privabuntur omnibus distribucionibus tocius diei sequente</text:p>
      <text:p text:style-name="Standard">et eo causu quo ipsi aut eorum aliqui noluerint melius</text:p>
      <text:p text:style-name="Standard">frequentare ecclesiam quam consueverint / seu quod propter</text:p>
      <text:p text:style-name="Standard">illam pvericionem dimiserunt vel obmiserint venirem ad</text:p>
      <text:p text:style-name="Standard">ecclesiam et facere suum debitum procedetur contra ipsos</text:p>
      <text:p text:style-name="Standard">ad privacionem beneficiorum et officiorum suorum propter perjurium</text:p>
      <text:p text:style-name="Standard">quod incurrunt ipso facto / et ad incarceracionem si opus fuerit</text:p>
      <text:p text:style-name="Standard">Henricus de Creseques serviens regnis adjornavit dominos ad de sabbati in viii° coram</text:p>
      <text:p text:style-name="Standard">preposito parisiensis ad instantium procuratoris regii et ad omne id quod eis voluerit petere responsaros.</text:p>
      <text:p text:style-name="Standard">&gt;&gt;&gt;&gt;&gt;&gt; liste &lt;&lt;&lt;&lt;&lt;&lt;&lt;</text:p>
      <text:p text:style-name="Standard">P.</text:p>
      <text:p text:style-name="Standard">Decano</text:p>
      <text:p text:style-name="Standard">H. Cantore</text:p>
      <text:p text:style-name="Standard">archidiacono ecclesie</text:p>
      <text:p text:style-name="Standard">Sy. succentore</text:p>
      <text:p text:style-name="Standard">de Pompodorio</text:p>
      <text:p text:style-name="Standard">A Billardi</text:p>
      <text:p text:style-name="Standard">de socco</text:p>
      <text:p text:style-name="Standard">e Karolay</text:p>
      <text:p text:style-name="Standard">de Lorriaco</text:p>
      <text:p text:style-name="Standard">Forteti</text:p>
      <text:p text:style-name="Standard">Ar. Jausserandi</text:p>
      <text:p text:style-name="Standard">de Mongeria</text:p>
      <text:p text:style-name="Standard">Domus Dei</text:p>
      <text:p text:style-name="Standard">prepositi</text:p>
      <text:p text:style-name="Standard">de Putheolis</text:p>
      <text:p text:style-name="Standard">T. de Sancto Petro</text:p>
      <text:p text:style-name="Standard"><text:soft-page-break/>G</text:p>
      <text:p text:style-name="Standard">Fedelli</text:p>
      <text:p text:style-name="Standard">de Ordeimonte</text:p>
      <text:p text:style-name="Standard">Voygnon</text:p>
      <text:p text:style-name="Standard">Santr J. Rots</text:p>
      <text:p text:style-name="Standard">Paillardi</text:p>
      <text:p text:style-name="Standard">Nt alii ecclesie</text:p>
      <text:p text:style-name="Standard">servitis</text:p>
      <text:p text:style-name="Standard">de Alneolo</text:p>
      <text:p text:style-name="Standard">Roberyi T</text:p>
      <text:p text:style-name="Standard">de Salione +</text:p>
      <text:p text:style-name="Standard">Chaudardi</text:p>
      <text:p text:style-name="Standard"/>
      <text:p text:style-name="Standard"/>
      <text:p text:style-name="Standard">=FRAN_0393_10882.tif=</text:p>
      <text:p text:style-name="Standard">&gt;&gt;&gt;&gt;&gt;&gt; numérotation &lt;&lt;&lt;&lt;&lt;&lt;&lt;</text:p>
      <text:p text:style-name="Standard">168</text:p>
      <text:p text:style-name="Standard">iii</text:p>
      <text:p text:style-name="Standard">&gt;&gt;&gt;&gt;&gt;&gt; entrée &lt;&lt;&lt;&lt;&lt;&lt;&lt;</text:p>
      <text:p text:style-name="Standard">xvii s. vi d.</text:p>
      <text:p text:style-name="Standard">De molendino</text:p>
      <text:p text:style-name="Standard">Adjournement</text:p>
      <text:p text:style-name="Standard">Bellefi</text:p>
      <text:p text:style-name="Standard">&gt;&gt;&gt;&gt;&gt;&gt; block &lt;&lt;&lt;&lt;&lt;&lt;&lt;</text:p>
      <text:p text:style-name="Standard">Ordinacio facta in precedente capitulo de canonicis Sanctorum</text:p>
      <text:p text:style-name="Standard">Dyonisu de Passu et J. Rotundi etc. fuit nunciata ctoblario</text:p>
      <text:p text:style-name="Standard">et distributoribus ecclesie / et fuit eis preceptum quod</text:p>
      <text:p text:style-name="Standard">ita observent.</text:p>
      <text:p text:style-name="Standard">Inhabitum est domino Petro de Mesnillio presbytero in Sancto</text:p>
      <text:p text:style-name="Standard">Dmedeirico commorante quod amodo non portet habitum ecclesie</text:p>
      <text:p text:style-name="Standard">nec exceat dominia officia quacunque fueriat in ipsa sancti</text:p>
      <text:p text:style-name="Standard">mederici ecclesia donec placuit dominis prote tamen</text:p>
      <text:p text:style-name="Standard">audire confessiones virtute litterarum de triemnio</text:p>
      <text:p text:style-name="Standard">Deliberatum est quod fervetur statutum contra</text:p>
      <text:p text:style-name="Standard">magistrum N. de Ordeiomnte nuper Camerarium causu quo</text:p>
      <text:p text:style-name="Standard">non solverit infra tempus contentum in statuto</text:p>
      <text:p text:style-name="Standard"><text:soft-page-break/>illud quod debet ecclesie.</text:p>
      <text:p text:style-name="Standard">Placet dominis quam si repperiatur quod J. de Salebruce</text:p>
      <text:p text:style-name="Standard">minis solvit in pane capitulari quam sibi defalcetur</text:p>
      <text:p text:style-name="Standard">in capa</text:p>
      <text:p text:style-name="Standard">Datus est terminus diorum annorum molendinariis magni pontis</text:p>
      <text:p text:style-name="Standard">pro solvendo restam quam debent ecclesie de summa iiiix ix. lb. et</text:p>
      <text:p text:style-name="Standard">in quolibet termino solvent. C. se usque ad complementum solonis</text:p>
      <text:p text:style-name="Standard">serum tenorem obligacionis quam super hoc debent facere / et ipsi</text:p>
      <text:p text:style-name="Standard">debent ondere quictancie quas habent de hoc quod jam solverunt</text:p>
      <text:p text:style-name="Standard">Laquet de Marinaux ad adjourné messeigneurs au vie jour de decembre</text:p>
      <text:p text:style-name="Standard">pour respondre a maistre Jehan aucher / en action ypotheque et</text:p>
      <text:p text:style-name="Standard">aultrement se meste est et proceder comme de raison sera devant</text:p>
      <text:p text:style-name="Standard">le prevost de Paris en chastellet</text:p>
      <text:p text:style-name="Standard">preceptum est domino . Guillelmo Bellefemme presbytero matriculario clerico ecclesie</text:p>
      <text:p text:style-name="Standard">quod portet claves ad primum capitulum sequens de quadam capella quam</text:p>
      <text:p text:style-name="Standard">deservit in ecclesia et quod reddat compotum eorum que recepit</text:p>
      <text:p text:style-name="Standard">Die lune sequenties fuit festum beati Eligii</text:p>
      <text:p text:style-name="Standard">&gt;&gt;&gt;&gt;&gt;&gt; liste &lt;&lt;&lt;&lt;&lt;&lt;&lt;</text:p>
      <text:p text:style-name="Standard">P. Decano</text:p>
      <text:p text:style-name="Standard">Sy. Succentore</text:p>
      <text:p text:style-name="Standard">De servitis</text:p>
      <text:p text:style-name="Standard">I.</text:p>
      <text:p text:style-name="Standard">de Pompodorio</text:p>
      <text:p text:style-name="Standard">ecclesie</text:p>
      <text:p text:style-name="Standard">P. Forteti</text:p>
      <text:p text:style-name="Standard">de Socto</text:p>
      <text:p text:style-name="Standard">Ar. Jausserandi</text:p>
      <text:p text:style-name="Standard">B. de Thierno</text:p>
      <text:p text:style-name="Standard">P. Prepositi</text:p>
      <text:p text:style-name="Standard">Sesuillio</text:p>
      <text:p text:style-name="Standard">R. de Lorriaco</text:p>
      <text:p text:style-name="Standard">Ph. de Salione</text:p>
      <text:p text:style-name="Standard">*i</text:p>
      <text:p text:style-name="Standard">R. de Putheolis</text:p>
      <text:p text:style-name="Standard">de Karolay</text:p>
      <text:p text:style-name="Standard">+. P. Roberti</text:p>
      <text:p text:style-name="Standard"><text:soft-page-break/>L. de Mongeria</text:p>
      <text:p text:style-name="Standard">De ordinoen</text:p>
      <text:p text:style-name="Standard">G. Fedelli</text:p>
      <text:p text:style-name="Standard">*.</text:p>
      <text:p text:style-name="Standard">Voygnon</text:p>
      <text:p text:style-name="Standard">J. de Salebruce</text:p>
      <text:p text:style-name="Standard">G. Paillardi</text:p>
      <text:p text:style-name="Standard">N. Chaudardi</text:p>
      <text:p text:style-name="Standard">Salebruce</text:p>
      <text:p text:style-name="Standard"/>
      <text:p text:style-name="Standard"/>
      <text:p text:style-name="Standard">=FRAN_0393_10883.tif=</text:p>
      <text:p text:style-name="Standard">&gt;&gt;&gt;&gt;&gt;&gt; numérotation &lt;&lt;&lt;&lt;&lt;&lt;&lt;</text:p>
      <text:p text:style-name="Standard">iiiiv</text:p>
      <text:p text:style-name="Standard">3</text:p>
      <text:p text:style-name="Standard">&gt;&gt;&gt;&gt;&gt;&gt; Date &lt;&lt;&lt;&lt;&lt;&lt;&lt;</text:p>
      <text:p text:style-name="Standard">Anno quo supra die mecurii teria decembris capitulantibus dominis Obtenilri ndiis in</text:p>
      <text:p text:style-name="Standard">Veneris</text:p>
      <text:p text:style-name="Standard">Anno quo supra die quinta decembris capitulantibus dominis</text:p>
      <text:p text:style-name="Standard">&gt;&gt;&gt;&gt;&gt;&gt; block &lt;&lt;&lt;&lt;&lt;&lt;&lt;</text:p>
      <text:p text:style-name="Standard">Deliberatum est quod mille f dati per regem domui Dei per emendis</text:p>
      <text:p text:style-name="Standard">redditibus pro fuidacione xii missarum anualium in dicta domo</text:p>
      <text:p text:style-name="Standard">celebrandarum sint positi in thesauro et quod tradatur una</text:p>
      <text:p text:style-name="Standard">clavis provisoribus ipsius domus et altera magistro ejusdem domus / et</text:p>
      <text:p text:style-name="Standard">data est licencia magistro Fribus et sororibus dicte domus ut</text:p>
      <text:p text:style-name="Standard">possint se obligaere pro servicio dictarum xii. missarum debite</text:p>
      <text:p text:style-name="Standard">faciendi</text:p>
      <text:p text:style-name="Standard">de querisiaco. Data est licencia domino Johanni de Quirisiaco de eundo extra</text:p>
      <text:p text:style-name="Standard">per aliquibus suis negociis</text:p>
      <text:p text:style-name="Standard">De orgais . Deliberatum est super facto organorum quod visitabuntur</text:p>
      <text:p text:style-name="Standard">adhuc per plures expertos in arte pro deliberacione</text:p>
      <text:p text:style-name="Standard">maturiori habenda super repparacione ipsorum</text:p>
      <text:p text:style-name="Standard">Domus Margareta Laugiere fuit velata</text:p>
      <text:p text:style-name="Standard">et Gileta Loyselle fecit vota sua et</text:p>
      <text:p text:style-name="Standard">juravit obedenciam fidelitatem et castitatem</text:p>
      <text:p text:style-name="Standard">Commissum est notariis quod faciat monicionem contra canonicos sancti</text:p>
      <text:p text:style-name="Standard"><text:soft-page-break/>Mederici pro domino Roberto Charronis nisi causam quia detinent</text:p>
      <text:p text:style-name="Standard">distribuciones suas.</text:p>
      <text:p text:style-name="Standard">De notario Quia firmarii et alii tenementarii ecclesie quadm recipuet</text:p>
      <text:p text:style-name="Standard">primo et noviter possessiones ecclesie ad censum vel ad firmam</text:p>
      <text:p text:style-name="Standard">ipsi obligant se in castalleto secundum formam contractus et</text:p>
      <text:p text:style-name="Standard">litteras castalleti solveunt suis expensis et eas tradunt capitulo</text:p>
      <text:p text:style-name="Standard">ideo volunt hird licteras capituli sine sumptibus provistim est</text:p>
      <text:p text:style-name="Standard">quas prcust notarius capituli nolebat tradere sine satisfactire sibi</text:p>
      <text:p text:style-name="Standard">facta / provisum est quod amodo ipse ponet per declaracionem</text:p>
      <text:p text:style-name="Standard">licteras quas ipse faciet siles predictis vel alias quascumque</text:p>
      <text:p text:style-name="Standard">ut sibi satisfiat de illis per ecclesiam et sic firmarii</text:p>
      <text:p text:style-name="Standard">nichil solverent de licteris capituli quas pro firma recepta habere ocbere</text:p>
      <text:p text:style-name="Standard">bunc. Et de pluribus litteris quas ipse notarius fecerat $ip $habut</text:p>
      <text:p text:style-name="Standard">velis sibi fuerunt soluti per magistrum J. de Socto de mandato capituli</text:p>
      <text:p text:style-name="Standard">duo Franci.</text:p>
      <text:p text:style-name="Standard">Die lune sequente fuit festum</text:p>
      <text:p text:style-name="Standard">concepcionis Beate Marie virgnsis</text:p>
      <text:p text:style-name="Standard">&gt;&gt;&gt;&gt;&gt;&gt; liste &lt;&lt;&lt;&lt;&lt;&lt;&lt;</text:p>
      <text:p text:style-name="Standard">P. decano</text:p>
      <text:p text:style-name="Standard">Demu</text:p>
      <text:p text:style-name="Standard">H. Cantore</text:p>
      <text:p text:style-name="Standard">Sy. succentore</text:p>
      <text:p text:style-name="Standard">Ar. Jausserandi</text:p>
      <text:p text:style-name="Standard">de Pompodorio</text:p>
      <text:p text:style-name="Standard">de Karolay</text:p>
      <text:p text:style-name="Standard">de Lorriaco</text:p>
      <text:p text:style-name="Standard">P. Forceti</text:p>
      <text:p text:style-name="Standard">de Mongeria</text:p>
      <text:p text:style-name="Standard">*</text:p>
      <text:p text:style-name="Standard">Hue</text:p>
      <text:p text:style-name="Standard">de Putheoli</text:p>
      <text:p text:style-name="Standard">de Alneolo</text:p>
      <text:p text:style-name="Standard">Fedelli</text:p>
      <text:p text:style-name="Standard">de Salebruce</text:p>
      <text:p text:style-name="Standard">prepositi</text:p>
      <text:p text:style-name="Standard">Paillardi</text:p>
      <text:p text:style-name="Standard"><text:soft-page-break/>Roberti</text:p>
      <text:p text:style-name="Standard">P.</text:p>
      <text:p text:style-name="Standard">de Socto</text:p>
      <text:p text:style-name="Standard">Houcie</text:p>
      <text:p text:style-name="Standard">l</text:p>
      <text:p text:style-name="Standard">de Falione</text:p>
      <text:p text:style-name="Standard">P</text:p>
      <text:p text:style-name="Standard">N. Chaudardi</text:p>
      <text:p text:style-name="Standard">Decano</text:p>
      <text:p text:style-name="Standard">s</text:p>
      <text:p text:style-name="Standard">Cantore</text:p>
      <text:p text:style-name="Standard">archidiacono ecclesie</text:p>
      <text:p text:style-name="Standard">Succentore</text:p>
      <text:p text:style-name="Standard">Sy.</text:p>
      <text:p text:style-name="Standard">De Pompario</text:p>
      <text:p text:style-name="Standard">de Ordeionte</text:p>
      <text:p text:style-name="Standard">9</text:p>
      <text:p text:style-name="Standard">R. Char</text:p>
      <text:p text:style-name="Standard">de Karolay</text:p>
      <text:p text:style-name="Standard">ronis</text:p>
      <text:p text:style-name="Standard">de Lorriaco</text:p>
      <text:p text:style-name="Standard">Forteti</text:p>
      <text:p text:style-name="Standard">Ar. Jausserandi</text:p>
      <text:p text:style-name="Standard">de Mongeria</text:p>
      <text:p text:style-name="Standard">1</text:p>
      <text:p text:style-name="Standard">de Putheolis</text:p>
      <text:p text:style-name="Standard">*</text:p>
      <text:p text:style-name="Standard">capituli</text:p>
      <text:p text:style-name="Standard">T. de Sancto Petro</text:p>
      <text:p text:style-name="Standard">de AHeolo</text:p>
      <text:p text:style-name="Standard">G</text:p>
      <text:p text:style-name="Standard">Hue</text:p>
      <text:p text:style-name="Standard">Ph. de Salione</text:p>
      <text:p text:style-name="Standard">FFedelli</text:p>
      <text:p text:style-name="Standard">Voygnon</text:p>
      <text:p text:style-name="Standard">J.</text:p>
      <text:p text:style-name="Standard"><text:soft-page-break/>*</text:p>
      <text:p text:style-name="Standard">de Salebruce</text:p>
      <text:p text:style-name="Standard">Paillardi</text:p>
      <text:p text:style-name="Standard">Roberti</text:p>
      <text:p text:style-name="Standard">de socto</text:p>
      <text:p text:style-name="Standard">Chaudardi</text:p>
      <text:p text:style-name="Standard">N.</text:p>
      <text:p text:style-name="Standard"/>
      <text:p text:style-name="Standard"/>
      <text:p text:style-name="Standard">=FRAN_0393_10884.tif=</text:p>
      <text:p text:style-name="Standard">&gt;&gt;&gt;&gt;&gt;&gt; numérotation &lt;&lt;&lt;&lt;&lt;&lt;&lt;</text:p>
      <text:p text:style-name="Standard">mo</text:p>
      <text:p text:style-name="Standard">10</text:p>
      <text:p text:style-name="Standard">non</text:p>
      <text:p text:style-name="Standard">2</text:p>
      <text:p text:style-name="Standard">&gt;&gt;&gt;&gt;&gt;&gt; Date &lt;&lt;&lt;&lt;&lt;&lt;&lt;</text:p>
      <text:p text:style-name="Standard">Anno quo supra die mercurii decima decembris capitulantibus dominis</text:p>
      <text:p text:style-name="Standard">Anno quo supra die veneris xiia decembris capitulantibus dominis</text:p>
      <text:p text:style-name="Standard">&gt;&gt;&gt;&gt;&gt;&gt; entrée &lt;&lt;&lt;&lt;&lt;&lt;&lt;</text:p>
      <text:p text:style-name="Standard">Eermenda</text:p>
      <text:p text:style-name="Standard">Custell</text:p>
      <text:p text:style-name="Standard">&gt;&gt;&gt;&gt;&gt;&gt; block &lt;&lt;&lt;&lt;&lt;&lt;&lt;</text:p>
      <text:p text:style-name="Standard">Deliberatum est quod de peccunia Ture</text:p>
      <text:p text:style-name="Standard">Liricantus / tradentur domino Aubrtobillari</text:p>
      <text:p text:style-name="Standard">nuper procuratori clericorum matutinalium xxia lib.</text:p>
      <text:p text:style-name="Standard">Parisiensis / quas accomodaverat de suo proprio xviii s. iii</text:p>
      <text:p text:style-name="Standard">Symon Bataillet resignavit ian manibus</text:p>
      <text:p text:style-name="Standard">dominorum capellaniam quam habebat in ecclesia</text:p>
      <text:p text:style-name="Standard">Parisie ad altare sanctorum BeartHolomei et</text:p>
      <text:p text:style-name="Standard">Viicensi causa permutacionis faciendi de</text:p>
      <text:p text:style-name="Standard">dicta capellania cum domino Galchero de</text:p>
      <text:p text:style-name="Standard">P. Roberi T Lespoisse curato</text:p>
      <text:p text:style-name="Standard">J. de Socco + Ad ipsam curam et non alias. et fuit ipse</text:p>
      <text:p text:style-name="Standard">Phan de Salione Capellania collata domine Aul dicto domino G.</text:p>
      <text:p text:style-name="Standard">N. Chaudardi in personam domini Auberti Billardi procuratori sui</text:p>
      <text:p text:style-name="Standard">qui juravit in forma etc.</text:p>
      <text:p text:style-name="Standard"><text:soft-page-break/>G. Paillidus . Dictum fuit magistro G. Paillardi quod</text:p>
      <text:p text:style-name="Standard">deffendat jus quod habet in pane capitulari qui</text:p>
      <text:p text:style-name="Standard">sibi debetur ad causam sue prebende / quem</text:p>
      <text:p text:style-name="Standard">petunt religiousis de Sancto Pictore racione obita</text:p>
      <text:p text:style-name="Standard">magistri L. de Maygnaco nuper canonici Pars.ieni</text:p>
      <text:p text:style-name="Standard">per cujus obitum ipse G. fuit assequtus p</text:p>
      <text:p text:style-name="Standard">bendam Parisin.</text:p>
      <text:p text:style-name="Standard">mandabitur magister Satnnu Boussardi ad lune</text:p>
      <text:p text:style-name="Standard">ad sciendum si vicaria quam possidet est</text:p>
      <text:p text:style-name="Standard">litigiosa</text:p>
      <text:p text:style-name="Standard">Tassinus carpentarii clericu Evendm ur batores</text:p>
      <text:p text:style-name="Standard">factam per eum in Thomam le Pele clericu matutine</text:p>
      <text:p text:style-name="Standard">ecclesie. fuit qued absolutus / et eidem fuit intrimata</text:p>
      <text:p text:style-name="Standard">pena C. libram / et promisit portare beneeti</text:p>
      <text:p text:style-name="Standard">Castalleti super pena et pro ea solvenda.</text:p>
      <text:p text:style-name="Standard">pro simili dictus Thomas fuit absolutus</text:p>
      <text:p text:style-name="Standard">anumissis Johannes Coasin filius Johannis Cousin de Rosayo</text:p>
      <text:p text:style-name="Standard">in Brya commorantis a nangis fuit manuia</text:p>
      <text:p text:style-name="Standard">et solvit vi. lb. par.</text:p>
      <text:p text:style-name="Standard">Dictum est uxr majoris de Cristolio quod</text:p>
      <text:p text:style-name="Standard">portet licteram majorie die lune proxima.</text:p>
      <text:p text:style-name="Standard">absentes marici sui.</text:p>
      <text:p text:style-name="Standard">&gt;&gt;&gt;&gt;&gt;&gt; liste &lt;&lt;&lt;&lt;&lt;&lt;&lt;</text:p>
      <text:p text:style-name="Standard">N</text:p>
      <text:p text:style-name="Standard">Decano</text:p>
      <text:p text:style-name="Standard">H. Cantore</text:p>
      <text:p text:style-name="Standard">Abillardi</text:p>
      <text:p text:style-name="Standard">G. aArchidiacono ecclesie</text:p>
      <text:p text:style-name="Standard">Sy. Succentore</text:p>
      <text:p text:style-name="Standard">R. de Lorriaco</text:p>
      <text:p text:style-name="Standard">Ar. Jausserandi</text:p>
      <text:p text:style-name="Standard">de Pompodorio</text:p>
      <text:p text:style-name="Standard">de Karolay</text:p>
      <text:p text:style-name="Standard">Collacio</text:p>
      <text:p text:style-name="Standard">Forteti</text:p>
      <text:p text:style-name="Standard">de Mongeria</text:p>
      <text:p text:style-name="Standard"><text:soft-page-break/>B</text:p>
      <text:p text:style-name="Standard">de Thierno</text:p>
      <text:p text:style-name="Standard">R</text:p>
      <text:p text:style-name="Standard">de Putheol</text:p>
      <text:p text:style-name="Standard">G.</text:p>
      <text:p text:style-name="Standard">Fedelli</text:p>
      <text:p text:style-name="Standard">T. de Sancto Petro</text:p>
      <text:p text:style-name="Standard">Voygnon</text:p>
      <text:p text:style-name="Standard">G</text:p>
      <text:p text:style-name="Standard">de Salebruche</text:p>
      <text:p text:style-name="Standard">G.</text:p>
      <text:p text:style-name="Standard">Paillardi</text:p>
      <text:p text:style-name="Standard">P. Decano</text:p>
      <text:p text:style-name="Standard">H.</text:p>
      <text:p text:style-name="Standard">Cantore</text:p>
      <text:p text:style-name="Standard">archidiacono ecclesie</text:p>
      <text:p text:style-name="Standard">Gy</text:p>
      <text:p text:style-name="Standard">succentore</text:p>
      <text:p text:style-name="Standard">P. . Roberti</text:p>
      <text:p text:style-name="Standard">de Pompodori</text:p>
      <text:p text:style-name="Standard">de Ordeimonte</text:p>
      <text:p text:style-name="Standard">de Karolay</text:p>
      <text:p text:style-name="Standard">Focteti</text:p>
      <text:p text:style-name="Standard">1</text:p>
      <text:p text:style-name="Standard">Jausserandi</text:p>
      <text:p text:style-name="Standard">Santi Beasus</text:p>
      <text:p text:style-name="Standard">H</text:p>
      <text:p text:style-name="Standard">de Mongeria</text:p>
      <text:p text:style-name="Standard">23.</text:p>
      <text:p text:style-name="Standard">de Thierno</text:p>
      <text:p text:style-name="Standard">R</text:p>
      <text:p text:style-name="Standard">de Putheol</text:p>
      <text:p text:style-name="Standard">de Sanctis</text:p>
      <text:p text:style-name="Standard">p</text:p>
      <text:p text:style-name="Standard">de Salione</text:p>
      <text:p text:style-name="Standard">Fedelli</text:p>
      <text:p text:style-name="Standard"><text:soft-page-break/>T</text:p>
      <text:p text:style-name="Standard">Houcie</text:p>
      <text:p text:style-name="Standard">de Salebruce</text:p>
      <text:p text:style-name="Standard">Hue</text:p>
      <text:p text:style-name="Standard">Voygnon</text:p>
      <text:p text:style-name="Standard">C</text:p>
      <text:p text:style-name="Standard">Paillardi</text:p>
      <text:p text:style-name="Standard">de Alicolo</text:p>
      <text:p text:style-name="Standard">G</text:p>
      <text:p text:style-name="Standard">de Lorriaco</text:p>
      <text:p text:style-name="Standard">de socto</text:p>
      <text:p text:style-name="Standard">Chaudardi</text:p>
      <text:p text:style-name="Standard"/>
      <text:p text:style-name="Standard"/>
      <text:p text:style-name="Standard">=FRAN_0393_10885.tif=</text:p>
      <text:p text:style-name="Standard">&gt;&gt;&gt;&gt;&gt;&gt; numérotation &lt;&lt;&lt;&lt;&lt;&lt;&lt;</text:p>
      <text:p text:style-name="Standard">iiiix vi</text:p>
      <text:p text:style-name="Standard">nongesimo in</text:p>
      <text:p text:style-name="Standard">d617</text:p>
      <text:p text:style-name="Standard">&gt;&gt;&gt;&gt;&gt;&gt; block &lt;&lt;&lt;&lt;&lt;&lt;&lt;</text:p>
      <text:p text:style-name="Standard">Moneantur Aymericus de Maignaco et Johannes de Salebruce canonici ecclesie Parisiensis ut</text:p>
      <text:p text:style-name="Standard">Ipsi exeantr claustrum nisi recipiant domos proprtias infra festum Purificacionis</text:p>
      <text:p text:style-name="Standard">vocabuntur vicarii . Jacobus de Villa judea et Stephanus du Seau. ad lune ut emendant</text:p>
      <text:p text:style-name="Standard">quod tenuerunt dictos dominos canonicos sine licencia capitululi in domibus suis claustralibus</text:p>
      <text:p text:style-name="Standard">Inhabicio. Ihabitum est dominis Jacobo de Villa judea $et $domi$ Guillelmo</text:p>
      <text:p text:style-name="Standard">Villardi et Stephana Discau vicariis in ecclesia Parisiensis ne </text:p>
      <text:p text:style-name="Standard">de cetero recipiant hospites quoscunque in domos suas canonic</text:p>
      <text:p text:style-name="Standard">vel alios sine licencia capituli.</text:p>
      <text:p text:style-name="Standard">Dispensatum est cum magistro Philippo Le Begue capellano</text:p>
      <text:p text:style-name="Standard">in ecclesia Parisiensi etatis xxi annorum quod non promoveatur ad ordinatum</text:p>
      <text:p text:style-name="Standard">quousque attigerit xxvtm annum. et fuit eis concessa</text:p>
      <text:p text:style-name="Standard">non residences ad annum / et sic non tenebitur venire ad</text:p>
      <text:p text:style-name="Standard">synodum hoc anno.</text:p>
      <text:p text:style-name="Standard">Dominus G. Bellefemme procurator domini Galcheri de Lesporse</text:p>
      <text:p text:style-name="Standard">presbyteri resignavit in mncaunibus dominorum Capellaniam ad altarim</text:p>
      <text:p text:style-name="Standard">sanctorum Beartholomei et Vincencem quam tenebat in ecclesia Parisiensi</text:p>
      <text:p text:style-name="Standard"><text:soft-page-break/>et fuit collata domino Johanni Berrici alias de Brye presbytero qui</text:p>
      <text:p text:style-name="Standard">juravit ut in forma etc. habuit licteram</text:p>
      <text:p text:style-name="Standard">Dominus Andreas Ysamberti resgnavit capellaniam ad</text:p>
      <text:p text:style-name="Standard">altane sannt Anthenii s quam tenebat in ecclesia</text:p>
      <text:p text:style-name="Standard">Sepulcri / et fuit collata domino Odoni</text:p>
      <text:p text:style-name="Standard">qui juravit etc.</text:p>
      <text:p text:style-name="Standard">infra viii° dies</text:p>
      <text:p text:style-name="Standard">Monicio Dictus dominus Andreas fuit monitus de solvendis viii° s.</text:p>
      <text:p text:style-name="Standard">quos debet ecclesie pro quadam emenda etc. et heio pro pertinba</text:p>
      <text:p text:style-name="Standard">ciomne servicii per eum facta in dicta ecclesia Sepulcri et scandale</text:p>
      <text:p text:style-name="Standard">inde sequeo</text:p>
      <text:p text:style-name="Standard">Sant Bousserardi Quia magister Stephanus Bousseridi juravit quod vicaria</text:p>
      <text:p text:style-name="Standard">quam obtinet in ecclesia par. non erat litigiosa non</text:p>
      <text:p text:style-name="Standard">fuerunt impedite sibi distribuciones sue que eo ecss</text:p>
      <text:p text:style-name="Standard">quo beneficia ecclesie Parisiensis sunt litigiosa preunt impedir</text:p>
      <text:p text:style-name="Standard">&gt;&gt;&gt;&gt;&gt;&gt; liste &lt;&lt;&lt;&lt;&lt;&lt;&lt;</text:p>
      <text:p text:style-name="Standard">Decano</text:p>
      <text:p text:style-name="Standard">H. Cantore</text:p>
      <text:p text:style-name="Standard">archidiacono ecclesie</text:p>
      <text:p text:style-name="Standard">Sy. succentore</text:p>
      <text:p text:style-name="Standard">de Pompodorio</text:p>
      <text:p text:style-name="Standard">B. de Lorriaco</text:p>
      <text:p text:style-name="Standard">de Socto</text:p>
      <text:p text:style-name="Standard">Dispencion</text:p>
      <text:p text:style-name="Standard">Ph. de Salione</text:p>
      <text:p text:style-name="Standard">de Karo lay</text:p>
      <text:p text:style-name="Standard">N.</text:p>
      <text:p text:style-name="Standard">Chandardi</text:p>
      <text:p text:style-name="Standard">P.</text:p>
      <text:p text:style-name="Standard">Forteti</text:p>
      <text:p text:style-name="Standard">Ar. Jausserandi</text:p>
      <text:p text:style-name="Standard">fesig</text:p>
      <text:p text:style-name="Standard">L. de Mongeria</text:p>
      <text:p text:style-name="Standard">B. de Thierno</text:p>
      <text:p text:style-name="Standard">R.</text:p>
      <text:p text:style-name="Standard">de Putheols</text:p>
      <text:p text:style-name="Standard"><text:soft-page-break/>Collacio</text:p>
      <text:p text:style-name="Standard">G. de Alnerlo</text:p>
      <text:p text:style-name="Standard">T. de Sancto Petro</text:p>
      <text:p text:style-name="Standard">G.</text:p>
      <text:p text:style-name="Standard">Fedelli</text:p>
      <text:p text:style-name="Standard">T. Houcie</text:p>
      <text:p text:style-name="Standard">Resignacio</text:p>
      <text:p text:style-name="Standard">de Salebruce</text:p>
      <text:p text:style-name="Standard">Voygnon</text:p>
      <text:p text:style-name="Standard">Collacio</text:p>
      <text:p text:style-name="Standard">G. Paillardi</text:p>
      <text:p text:style-name="Standard">1.</text:p>
      <text:p text:style-name="Standard">de Ordimonte</text:p>
      <text:p text:style-name="Standard">I.</text:p>
      <text:p text:style-name="Standard">Hue</text:p>
      <text:p text:style-name="Standard">P. Roberti z</text:p>
      <text:p text:style-name="Standard"/>
      <text:p text:style-name="Standard"/>
      <text:p text:style-name="Standard">=FRAN_0393_10886.tif=</text:p>
      <text:p text:style-name="Standard">&gt;&gt;&gt;&gt;&gt;&gt; date &lt;&lt;&lt;&lt;&lt;&lt;&lt;</text:p>
      <text:p text:style-name="Standard">Anno quo supra die mercurii xviia decembris capitulantibus dominis</text:p>
      <text:p text:style-name="Standard">Anno quo supra die veneris xixa decembris capitulantibus dominis</text:p>
      <text:p text:style-name="Standard">&gt;&gt;&gt;&gt;&gt;&gt; block &lt;&lt;&lt;&lt;&lt;&lt;&lt;</text:p>
      <text:p text:style-name="Standard">Paris Ordinatum est quod panis de lo canonico non promotorum</text:p>
      <text:p text:style-name="Standard">de lo</text:p>
      <text:p text:style-name="Standard">tradatur pueris chori / et si dicti canonici voluerint</text:p>
      <text:p text:style-name="Standard">a liquid obicere audientur</text:p>
      <text:p text:style-name="Standard">Et statum post comparuerunt in capitulo Aymericus de</text:p>
      <text:p text:style-name="Standard">Maignaco et Matheus de Trye canonici et se oppoo</text:p>
      <text:p text:style-name="Standard">fuerunt dicte ordinacioni. et fuit eis assignau dies ad</text:p>
      <text:p text:style-name="Standard">veneris ad dicendum causam sue opposicionis</text:p>
      <text:p text:style-name="Standard">Johannes Lucas commorans Abraych ultra montem didii</text:p>
      <text:p text:style-name="Standard">debet afferre post prandium domino Decano quictancia</text:p>
      <text:p text:style-name="Standard">de facto vice comits Daunel.</text:p>
      <text:p text:style-name="Standard">P. Roberti sz</text:p>
      <text:p text:style-name="Standard">De Sancto Prebendarius Sancti Victoris qunesivit prout alias que suri ac</text:p>
      <text:p text:style-name="Standard"><text:soft-page-break/>quod sibi deliberaretur panis de lo quem sibi dicebat</text:p>
      <text:p text:style-name="Standard">pertinere pst mortem L. de Maignaco quondam canonici</text:p>
      <text:p text:style-name="Standard">Parisiensi et occasione obctus ipsius . Et ibidem magister G.</text:p>
      <text:p text:style-name="Standard">Paillardi successor in prebenda dicti magistri L. se</text:p>
      <text:p text:style-name="Standard">opposuit expedicioni dicti panis dicens quod sibi specta</text:p>
      <text:p text:style-name="Standard">bat racione prebende sue / et onedit quandam</text:p>
      <text:p text:style-name="Standard">antiquam composicionem factam inter capitulum et sanctum Victrim</text:p>
      <text:p text:style-name="Standard">per quam intendebat probaere intencionem sua / petiit</text:p>
      <text:p text:style-name="Standard">que sibi actum panem deliberari. Finaliter pluribus</text:p>
      <text:p text:style-name="Standard">Hinc inde altertatis dictus prebendarius fuit concors</text:p>
      <text:p text:style-name="Standard">quod ipse magister G. reciperet panem presbictum sub hac</text:p>
      <text:p text:style-name="Standard">condcione quod si ipse magister G. subcumbat in hac causa</text:p>
      <text:p text:style-name="Standard">quod teneatur ad restitucionem</text:p>
      <text:p text:style-name="Standard">Placet dominis quod Johannes Cousin manumicta</text:p>
      <text:p text:style-name="Standard">Concessum est domino Petro Coopertoris quod lucretur</text:p>
      <text:p text:style-name="Standard">distribuciones suas usque ad pascha racione sue infirmitatis</text:p>
      <text:p text:style-name="Standard">paso quod si vadat per villam negociatum et propter</text:p>
      <text:p text:style-name="Standard">hoc aimictat servicium ecclesie nichi lucrabitur</text:p>
      <text:p text:style-name="Standard">Sabbati sequente Petrus Anselini acolitus fuit promotus ad subdyaconatum</text:p>
      <text:p text:style-name="Standard">fuit notificatum magistro Johanni Coray Officialis domini archidiacioni Parisiensis quod dominus Petrus de Mesnilio</text:p>
      <text:p text:style-name="Standard">presbyter commorans in Sancto Mederico erat subditus et justiciabilis ecclesie et quod a et fuit requisitus quod</text:p>
      <text:p text:style-name="Standard">non tractaret eum amplius in curia sua / et ipse Officialis responditur quod dominus Archidiaconis Par.</text:p>
      <text:p text:style-name="Standard">ds revocaverat presentem causam ad se</text:p>
      <text:p text:style-name="Standard">&gt;&gt;&gt;&gt;&gt;&gt; liste &lt;&lt;&lt;&lt;&lt;&lt;&lt;</text:p>
      <text:p text:style-name="Standard">P. Decano</text:p>
      <text:p text:style-name="Standard">Gy. Succentore</text:p>
      <text:p text:style-name="Standard">de Pompodorio</text:p>
      <text:p text:style-name="Standard">de Mongeria</text:p>
      <text:p text:style-name="Standard">de Karolay</text:p>
      <text:p text:style-name="Standard">de socto</text:p>
      <text:p text:style-name="Standard">G. Forteti</text:p>
      <text:p text:style-name="Standard">B. de Thierno</text:p>
      <text:p text:style-name="Standard">R.</text:p>
      <text:p text:style-name="Standard">de Putheolis</text:p>
      <text:p text:style-name="Standard"><text:soft-page-break/>T. de Sancto Petro</text:p>
      <text:p text:style-name="Standard">*</text:p>
      <text:p text:style-name="Standard">de Salebruce</text:p>
      <text:p text:style-name="Standard">Ph. de Salione</text:p>
      <text:p text:style-name="Standard">G. Fedelli</text:p>
      <text:p text:style-name="Standard">Houcie</text:p>
      <text:p text:style-name="Standard">Voygnon N. Chaudardi</text:p>
      <text:p text:style-name="Standard">G. Paillardi</text:p>
      <text:p text:style-name="Standard">P.</text:p>
      <text:p text:style-name="Standard">Decano</text:p>
      <text:p text:style-name="Standard">H</text:p>
      <text:p text:style-name="Standard">Cantore</text:p>
      <text:p text:style-name="Standard">G.</text:p>
      <text:p text:style-name="Standard">Archidiacono ecclesie Victore</text:p>
      <text:p text:style-name="Standard">Sy. succentore</text:p>
      <text:p text:style-name="Standard">de Krarolay</text:p>
      <text:p text:style-name="Standard">e Pompodorio</text:p>
      <text:p text:style-name="Standard">de Lorriaco</text:p>
      <text:p text:style-name="Standard">de socto</text:p>
      <text:p text:style-name="Standard">Focteti</text:p>
      <text:p text:style-name="Standard">de Mongeria</text:p>
      <text:p text:style-name="Standard">B. de Thierno</text:p>
      <text:p text:style-name="Standard">Hue</text:p>
      <text:p text:style-name="Standard">de Partheol</text:p>
      <text:p text:style-name="Standard">T</text:p>
      <text:p text:style-name="Standard">de Sancto Petro</text:p>
      <text:p text:style-name="Standard">G.</text:p>
      <text:p text:style-name="Standard">Fedelli</text:p>
      <text:p text:style-name="Standard">Voygnon</text:p>
      <text:p text:style-name="Standard">Ph. de Salione</text:p>
      <text:p text:style-name="Standard">T.</text:p>
      <text:p text:style-name="Standard">Houcie</text:p>
      <text:p text:style-name="Standard">manumissis</text:p>
      <text:p text:style-name="Standard">Vide Alibi supra</text:p>
      <text:p text:style-name="Standard">G</text:p>
      <text:p text:style-name="Standard">Paillardi</text:p>
      <text:p text:style-name="Standard"><text:soft-page-break/>Gionse</text:p>
      <text:p text:style-name="Standard">Roberti</text:p>
      <text:p text:style-name="Standard">N. Chaudardi</text:p>
      <text:p text:style-name="Standard"/>
      <text:p text:style-name="Standard"/>
      <text:p text:style-name="Standard">=FRAN_0393_10887.tif=</text:p>
      <text:p text:style-name="Standard">&gt;&gt;&gt;&gt;&gt;&gt; numérotation &lt;&lt;&lt;&lt;&lt;&lt;&lt;</text:p>
      <text:p text:style-name="Standard">iiii x</text:p>
      <text:p text:style-name="Standard">nonagesimo</text:p>
      <text:p text:style-name="Standard">31</text:p>
      <text:p text:style-name="Standard">153</text:p>
      <text:p text:style-name="Standard">&gt;&gt;&gt;&gt;&gt;&gt; block &lt;&lt;&lt;&lt;&lt;&lt;&lt;</text:p>
      <text:p text:style-name="Standard">Suvreau . Preceptum est magistro J. de Socto quod non tradat Johanni</text:p>
      <text:p text:style-name="Standard">sunrreau franco serviendo distribuciones suas de lo quia</text:p>
      <text:p text:style-name="Standard">fuit inobediens ad faciendum debitum suum in servicio quod</text:p>
      <text:p text:style-name="Standard">debet ad lo / quia debet dare ad bibendum dominus in signum</text:p>
      <text:p text:style-name="Standard">obediencie</text:p>
      <text:p text:style-name="Standard">P. de Mesnilio Deliberatum est quod magistri P. Roberti et B. de Thiemo</text:p>
      <text:p text:style-name="Standard">loquatur cum domino archidiaconi Paris. ut restituat domino Petro</text:p>
      <text:p text:style-name="Standard">de mesnilio subdito ecclesie illud quod indebite ex egit ab</text:p>
      <text:p text:style-name="Standard">ipso propter aliqua delicta per ipsum perpetrata ipso existente</text:p>
      <text:p text:style-name="Standard">subdito ecclesie et que ipse alias emendaverat in capitulo / et quod</text:p>
      <text:p text:style-name="Standard">illa que mali facta sunt repparet ut debet. quodquae</text:p>
      <text:p text:style-name="Standard">solvat parvum vinum quod de debus de domo sua et</text:p>
      <text:p text:style-name="Standard">C. s pro carceribus et si non respondit quod eis sufficient</text:p>
      <text:p text:style-name="Standard">significent ei quod die mercurii $prd$ proxima compareat</text:p>
      <text:p text:style-name="Standard">in capitulo super premissis responsuris.</text:p>
      <text:p text:style-name="Standard">De debato moto inter Sanctum Victorem et magistrum G.</text:p>
      <text:p text:style-name="Standard">Paillardi pro pane de lo. sunt domini concordes quod magister</text:p>
      <text:p text:style-name="Standard">G. de Marchia deliberet super illo visis allegatis per</text:p>
      <text:p text:style-name="Standard">ipsas partes / dum tamen applctuamentum factum inter ipsos</text:p>
      <text:p text:style-name="Standard">non transeat quousque capitulum ipsum viderit.</text:p>
      <text:p text:style-name="Standard">Molendinum de Cristolio traditum est ad sex annos perrino Piquardi ad firmam xxvii libras</text:p>
      <text:p text:style-name="Standard">annuatim solvendis iiiior terminis parisiensis consuetis. et dedit fidejussorem Guillelmum Feret camprsore</text:p>
      <text:p text:style-name="Standard">Civem Parisiensi pro uno anno tmen modo</text:p>
      <text:p text:style-name="Standard"><text:soft-page-break/>&gt;&gt;&gt;&gt;&gt;&gt; liste &lt;&lt;&lt;&lt;&lt;&lt;&lt;</text:p>
      <text:p text:style-name="Standard">P. Decano</text:p>
      <text:p text:style-name="Standard">G.</text:p>
      <text:p text:style-name="Standard">archidiacono ecclesie</text:p>
      <text:p text:style-name="Standard">Sy. succentore</text:p>
      <text:p text:style-name="Standard">PP. Roberti</text:p>
      <text:p text:style-name="Standard">B. de Thierno</text:p>
      <text:p text:style-name="Standard">de Pompodorio</text:p>
      <text:p text:style-name="Standard">de Karolay</text:p>
      <text:p text:style-name="Standard">de socco</text:p>
      <text:p text:style-name="Standard">Forteti</text:p>
      <text:p text:style-name="Standard">s</text:p>
      <text:p text:style-name="Standard">de Mongeria</text:p>
      <text:p text:style-name="Standard">Hue</text:p>
      <text:p text:style-name="Standard">de Putheolis</text:p>
      <text:p text:style-name="Standard">T. de Sancto Petro</text:p>
      <text:p text:style-name="Standard">de Ahneolo</text:p>
      <text:p text:style-name="Standard">C</text:p>
      <text:p text:style-name="Standard">Fedelli</text:p>
      <text:p text:style-name="Standard">T. Houcie</text:p>
      <text:p text:style-name="Standard">Ph. de Salione</text:p>
      <text:p text:style-name="Standard">de Salebruce</text:p>
      <text:p text:style-name="Standard">Paillardi</text:p>
      <text:p text:style-name="Standard">S ix s. N. Chaudardi S. Victor</text:p>
      <text:p text:style-name="Standard"/>
      <text:p text:style-name="Standard"/>
      <text:p text:style-name="Standard">=FRAN_0393_10888.tif=</text:p>
      <text:p text:style-name="Standard">&gt;&gt;&gt;&gt;&gt;&gt; numérotation &lt;&lt;&lt;&lt;&lt;&lt;&lt;</text:p>
      <text:p text:style-name="Standard">unagio iii</text:p>
      <text:p text:style-name="Standard">18</text:p>
      <text:p text:style-name="Standard">&gt;&gt;&gt;&gt;&gt;&gt; Date &lt;&lt;&lt;&lt;&lt;&lt;&lt;</text:p>
      <text:p text:style-name="Standard">Anno quo supra . Die mercurii xxiiiia decembris capitulantibus dominis</text:p>
      <text:p text:style-name="Standard">Anno quo supra die mercurii ultima decembris capitulantibus dominis</text:p>
      <text:p text:style-name="Standard">&gt;&gt;&gt;&gt;&gt;&gt; block &lt;&lt;&lt;&lt;&lt;&lt;&lt;</text:p>
      <text:p text:style-name="Standard">De tegla Deliberatum est quod magister L. de Mongeria faciat</text:p>
      <text:p text:style-name="Standard">Venie tegulam pro copertura oireorum existencium</text:p>
      <text:p text:style-name="Standard"><text:soft-page-break/>super capitulum</text:p>
      <text:p text:style-name="Standard">Die veneris sequente fuit festum beati</text:p>
      <text:p text:style-name="Standard">Stephani prothomartiris.</text:p>
      <text:p text:style-name="Standard">Die lune sequentis fuit festum beati</text:p>
      <text:p text:style-name="Standard">Home Cantuariensi archiepiscopi</text:p>
      <text:p text:style-name="Standard">Cantore Coperti Placet dominis quod dominus Petrus copertoris lucretur a modo</text:p>
      <text:p text:style-name="Standard">matietinas suas / et alia que sequntur inde . De horis</text:p>
      <text:p text:style-name="Standard">vero diei nichil lucrabitur / quando ipse poterit ire per villam</text:p>
      <text:p text:style-name="Standard">Martus Commissum est dominis H. cantori et L. de Mongeria</text:p>
      <text:p text:style-name="Standard">Mucionis quod offerant magistro puerorum chori de compotis suis</text:p>
      <text:p text:style-name="Standard">annorum pretitorum pro quolibet puero xviii. fr. vel xxa ad plius</text:p>
      <text:p text:style-name="Standard">et pro annis sequentes pro quolibet presus annuatim</text:p>
      <text:p text:style-name="Standard">xvi fr.</text:p>
      <text:p text:style-name="Standard">Frater Johannes Fonquet ftr domus Dei commorans in</text:p>
      <text:p text:style-name="Standard">mondivilla fecit vota sua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oireorum</text:p>
      <text:p text:style-name="Standard">Sy. succentor</text:p>
      <text:p text:style-name="Standard">P. Roberti</text:p>
      <text:p text:style-name="Standard">Ar. Jausserandi</text:p>
      <text:p text:style-name="Standard">J. de Pompodorio</text:p>
      <text:p text:style-name="Standard">R. de Lorriaco</text:p>
      <text:p text:style-name="Standard">P.</text:p>
      <text:p text:style-name="Standard">Forteti</text:p>
      <text:p text:style-name="Standard">L. de Mongeria</text:p>
      <text:p text:style-name="Standard">*</text:p>
      <text:p text:style-name="Standard">Hue</text:p>
      <text:p text:style-name="Standard">de Salebruce</text:p>
      <text:p text:style-name="Standard">G. Fedelli</text:p>
      <text:p text:style-name="Standard">R. de Putheolis</text:p>
      <text:p text:style-name="Standard">G. Paillardi</text:p>
      <text:p text:style-name="Standard">T. de Sancto Petro</text:p>
      <text:p text:style-name="Standard">B. de Thierno</text:p>
      <text:p text:style-name="Standard">G.</text:p>
      <text:p text:style-name="Standard"><text:soft-page-break/>archidiacono ecclesie</text:p>
      <text:p text:style-name="Standard">N. de Ordeimnte</text:p>
      <text:p text:style-name="Standard">de Nully</text:p>
      <text:p text:style-name="Standard">J. Voygnon</text:p>
      <text:p text:style-name="Standard">J. Chanteprime</text:p>
      <text:p text:style-name="Standard">A. Grangerii</text:p>
      <text:p text:style-name="Standard">Ph. de Salione </text:p>
      <text:p text:style-name="Standard">Ja. Cosson</text:p>
      <text:p text:style-name="Standard">de Socco +</text:p>
      <text:p text:style-name="Standard">de Karolay</text:p>
      <text:p text:style-name="Standard">s</text:p>
      <text:p text:style-name="Standard">J. Chaudardi</text:p>
      <text:p text:style-name="Standard">G. de Alneolo</text:p>
      <text:p text:style-name="Standard">P. Decano</text:p>
      <text:p text:style-name="Standard">Sy. succentore</text:p>
      <text:p text:style-name="Standard">+P. Roberti</text:p>
      <text:p text:style-name="Standard">Ar. Jausserandi</text:p>
      <text:p text:style-name="Standard">de Pompodorio</text:p>
      <text:p text:style-name="Standard">R. de Lorriaco</text:p>
      <text:p text:style-name="Standard">P. Forteti</text:p>
      <text:p text:style-name="Standard">de Mongeria</text:p>
      <text:p text:style-name="Standard">L.</text:p>
      <text:p text:style-name="Standard">Hue</text:p>
      <text:p text:style-name="Standard">de Salebruce domus</text:p>
      <text:p text:style-name="Standard">8</text:p>
      <text:p text:style-name="Standard">G. Febelli</text:p>
      <text:p text:style-name="Standard">R. de Putheols</text:p>
      <text:p text:style-name="Standard">G. Paillardi</text:p>
      <text:p text:style-name="Standard">T. de Sancto Petro</text:p>
      <text:p text:style-name="Standard">B. de Thierno</text:p>
      <text:p text:style-name="Standard">de Focco</text:p>
      <text:p text:style-name="Standard">Ph. de Salione t</text:p>
      <text:p text:style-name="Standard">N. Chaudardi</text:p>
      <text:p text:style-name="Standard"/>
      <text:p text:style-name="Standard"/>
      <text:p text:style-name="Standard">=FRAN_0393_10889.tif=</text:p>
      <text:p text:style-name="Standard"><text:soft-page-break/>&gt;&gt;&gt;&gt;&gt;&gt; numérotation &lt;&lt;&lt;&lt;&lt;&lt;&lt;</text:p>
      <text:p text:style-name="Standard">iiixiii</text:p>
      <text:p text:style-name="Standard">81</text:p>
      <text:p text:style-name="Standard">i</text:p>
      <text:p text:style-name="Standard">&gt;&gt;&gt;&gt;&gt;&gt; entrée &lt;&lt;&lt;&lt;&lt;&lt;&lt;</text:p>
      <text:p text:style-name="Standard">N. Chandart</text:p>
      <text:p text:style-name="Standard">vii s. vi d.</text:p>
      <text:p text:style-name="Standard">vii s.</text:p>
      <text:p text:style-name="Standard">&gt;&gt;&gt;&gt;&gt;&gt; block &lt;&lt;&lt;&lt;&lt;&lt;&lt;</text:p>
      <text:p text:style-name="Standard">de archidiaconus Domini acceptaverunt et gratam habuerunt assignacionem et</text:p>
      <text:p text:style-name="Standard">assidacionem eis factas de xvi lb. paris. pro fundacione</text:p>
      <text:p text:style-name="Standard">Aniversarii domini Petri de Bonyaco archidiaconus Brbe . secundum</text:p>
      <text:p text:style-name="Standard">tenorem licterarum Castalleti quas penes se habuerunt</text:p>
      <text:p text:style-name="Standard">Archidiaconos Pars.</text:p>
      <text:p text:style-name="Standard">Dominus Rigaldus de Duro forti fuit requisitus quod revocet</text:p>
      <text:p text:style-name="Standard">et repparet ea que per ipsum aut per ejus officialis acta sunt</text:p>
      <text:p text:style-name="Standard">in personam domini Petri de Mesnilio presbyteri subditi ecclesie et</text:p>
      <text:p text:style-name="Standard">justiciabilis ipsum citando excomunicando condempnando et</text:p>
      <text:p text:style-name="Standard">ad solacionem condempnacionum compellendo pro certis delictis que</text:p>
      <text:p text:style-name="Standard">dixerat ipsum presbyterum commisisse.</text:p>
      <text:p text:style-name="Standard">Et ipse dominus archidiaconus respondit quod ipse non erat sufficienter</text:p>
      <text:p text:style-name="Standard">de socto T informatus quod ipse presbyter esset subditus ecclesie / et propter hoc</text:p>
      <text:p text:style-name="Standard">est ei datus terminus ad se informandum usque ad diem veneris</text:p>
      <text:p text:style-name="Standard">proximam et rspondebit in capitulo / et presbyter erit presens</text:p>
      <text:p text:style-name="Standard">Anno predicto die quinta janononi capitulantibus dominis ipse eciam dominus archidiaconus dixit quod libenter solveret</text:p>
      <text:p text:style-name="Standard">parvum vinum quod pro domo sua debebat et</text:p>
      <text:p text:style-name="Standard">C. se. quos pro carceribus debet eo nostro qui</text:p>
      <text:p text:style-name="Standard">solvere consuevit</text:p>
      <text:p text:style-name="Standard">Cpolium Maor de Christolio renunciavit Majorie et Datum est sibi unum</text:p>
      <text:p text:style-name="Standard">modium vini intuitu pietatis / annis singulis quamdiu vixerit super</text:p>
      <text:p text:style-name="Standard">ipso Officio percipiendum.</text:p>
      <text:p text:style-name="Standard">Domini Decanus et Cantor commissi sunt ad loquentm cum domino</text:p>
      <text:p text:style-name="Standard">Cancellario Aureliansi super facto castri de Porche Fontaine</text:p>
      <text:p text:style-name="Standard">ad habendum hominem et homagium</text:p>
      <text:p text:style-name="Standard">Dominus Decanus tradidit vi lb. iii s. iii. d. pro repparacionibus de</text:p>
      <text:p text:style-name="Standard"><text:soft-page-break/>Cyvillyaco et Layaco / olim ibidem prebendatus domino G. de Alneolo</text:p>
      <text:p text:style-name="Standard">nunc prebendario dictorum locorum / et peciit quictanciam.</text:p>
      <text:p text:style-name="Standard">Domini P. Roberti et L. de Mongeria olim prebendati in Orlyaco</text:p>
      <text:p text:style-name="Standard">obtulerunt quibus partem suam quam poterant debere de repparacionibus</text:p>
      <text:p text:style-name="Standard">dicti loci et protestati sunt quod lapsus temporum non prejudicet eis</text:p>
      <text:p text:style-name="Standard">cansu quo prepositus ibidem prebendam nollet recipere dictas partes</text:p>
      <text:p text:style-name="Standard">Domini Cantor et R. de Lorriaco pecierunt quictanciam de repparacionibus factis per ipsos in unoto quibus fuit resnsum</text:p>
      <text:p text:style-name="Standard">quod viso rapporto juratorum ecclesie super dictis repparacionibus facto habient suam quictanciam / et protestati sunt quod lapsus</text:p>
      <text:p text:style-name="Standard">temporum non prejudicet eis / et fuit conclusum quod nunc ibidem prebendati mitterent illac expensis dictorum prebendaciorum</text:p>
      <text:p text:style-name="Standard">olim in unoto prebendatorum / causu quo rapportam non fuerit factum / et si fuerit factum eo causu $per nunc ibidem prebendati</text:p>
      <text:p text:style-name="Standard">non mictent illat et si mittant ho erit suis sumptibus</text:p>
      <text:p text:style-name="Standard">Dominus Guillelmus Anglici tradidit magistro G. de Alneolo preposito prebenda de Gyvilliaco et Layaco xii lb. vi s. vii d.</text:p>
      <text:p text:style-name="Standard">pro domino episcopo Atrebatente olim canonico Paris.e et magistro G. de Veyrac nunc canonico Par. olim in dictis locis prebendatis pro</text:p>
      <text:p text:style-name="Standard">veracionibus dictorum locorum per ipsos debitis / et ipse magister G. de Alveolo iterum reddidit et tradidit dictam summam</text:p>
      <text:p text:style-name="Standard">dicto domino G. Anglici una cum vi l. iii s. iiii d. domini decani superius traditis / et ipse dominus Guilelem Anglici petiit</text:p>
      <text:p text:style-name="Standard">quictancia pro predictis dominis et fuit ei conceressa</text:p>
      <text:p text:style-name="Standard">&gt;&gt;&gt;&gt;&gt;&gt; liste &lt;&lt;&lt;&lt;&lt;&lt;&lt;</text:p>
      <text:p text:style-name="Standard">Decano</text:p>
      <text:p text:style-name="Standard">E</text:p>
      <text:p text:style-name="Standard">Archidiacono ecclesie</text:p>
      <text:p text:style-name="Standard">Sy</text:p>
      <text:p text:style-name="Standard">Succentor</text:p>
      <text:p text:style-name="Standard">Brye</text:p>
      <text:p text:style-name="Standard">de Pompodorio</text:p>
      <text:p text:style-name="Standard">J</text:p>
      <text:p text:style-name="Standard">Roberti</text:p>
      <text:p text:style-name="Standard">A.</text:p>
      <text:p text:style-name="Standard">Jausserandi</text:p>
      <text:p text:style-name="Standard">R.</text:p>
      <text:p text:style-name="Standard">de Lorriaco</text:p>
      <text:p text:style-name="Standard"><text:soft-page-break/>B. de Thierno</text:p>
      <text:p text:style-name="Standard">P</text:p>
      <text:p text:style-name="Standard">Forteti</text:p>
      <text:p text:style-name="Standard">T. de Sancto Petro</text:p>
      <text:p text:style-name="Standard">G. Fedelli</text:p>
      <text:p text:style-name="Standard">de Salebrace</text:p>
      <text:p text:style-name="Standard">Vaygnon</text:p>
      <text:p text:style-name="Standard">de Mongeria</text:p>
      <text:p text:style-name="Standard">Ph. de Salione</text:p>
      <text:p text:style-name="Standard">de Karolay</text:p>
      <text:p text:style-name="Standard">P</text:p>
      <text:p text:style-name="Standard">de Putheolis</text:p>
      <text:p text:style-name="Standard">Lunx</text:p>
      <text:p text:style-name="Standard">P. Decano</text:p>
      <text:p text:style-name="Standard">H. Cantore</text:p>
      <text:p text:style-name="Standard">Sy. succentore</text:p>
      <text:p text:style-name="Standard">P. Roberti</text:p>
      <text:p text:style-name="Standard">q</text:p>
      <text:p text:style-name="Standard">de Pompodorio</text:p>
      <text:p text:style-name="Standard">R.</text:p>
      <text:p text:style-name="Standard">de Lorriaco</text:p>
      <text:p text:style-name="Standard">de socto</text:p>
      <text:p text:style-name="Standard">Ar. Jausserandi</text:p>
      <text:p text:style-name="Standard">L. de Mongeria</text:p>
      <text:p text:style-name="Standard">Comss</text:p>
      <text:p text:style-name="Standard">B. de Thierno</text:p>
      <text:p text:style-name="Standard">G. de Alneglo</text:p>
      <text:p text:style-name="Standard">de Salebruce</text:p>
      <text:p text:style-name="Standard">P Ph. de Salione</text:p>
      <text:p text:style-name="Standard">G.</text:p>
      <text:p text:style-name="Standard">Fedelli</text:p>
      <text:p text:style-name="Standard">P.</text:p>
      <text:p text:style-name="Standard">Forceti</text:p>
      <text:p text:style-name="Standard">G. Paillardi</text:p>
      <text:p text:style-name="Standard">Chaudardi</text:p>
      <text:p text:style-name="Standard"/>
      <text:p text:style-name="Standard"><text:soft-page-break/></text:p>
      <text:p text:style-name="Standard">=FRAN_0393_10890.tif=</text:p>
      <text:p text:style-name="Standard">&gt;&gt;&gt;&gt;&gt;&gt; numérotation &lt;&lt;&lt;&lt;&lt;&lt;&lt;</text:p>
      <text:p text:style-name="Standard">nonagesimo iii</text:p>
      <text:p text:style-name="Standard">196</text:p>
      <text:p text:style-name="Standard">&gt;&gt;&gt;&gt;&gt;&gt; block &lt;&lt;&lt;&lt;&lt;&lt;&lt;</text:p>
      <text:p text:style-name="Standard">domus Dei Placet dominis quod illi qui volunt recipere domos demus Dei</text:p>
      <text:p text:style-name="Standard">ad annuum censum ipsas habeant tamquam plus offerentes</text:p>
      <text:p text:style-name="Standard">terralle Placet dominis quod dominus de Donzenac miles faciat</text:p>
      <text:p text:style-name="Standard">portare gravesium suum ad terralle.</text:p>
      <text:p text:style-name="Standard">Commisrii Domini J. de Socto L. de Mongeria et G. de Alneole</text:p>
      <text:p text:style-name="Standard">audient post prandium compotum firmacii d'Oultre Boys</text:p>
      <text:p text:style-name="Standard">Domini Symon de Bouryeh Matheus servientis capiceri</text:p>
      <text:p text:style-name="Standard">Jacobus Parvi Petrus de Auxonno et Michael</text:p>
      <text:p text:style-name="Standard">Pichardi omnes canonici Sancti Mederici Compaentis in h</text:p>
      <text:p text:style-name="Standard">capitulo de mandato dominorum per notarium capituli vive vocis</text:p>
      <text:p text:style-name="Standard">oratulo eis facto nomine suo et sociorum suorum concanonicorum</text:p>
      <text:p text:style-name="Standard">fuerunt requisiti / quod de debato moto inter ipsos et certos</text:p>
      <text:p text:style-name="Standard">capellanos ipsius ecclesie vellent stare dicto et ordinacioni</text:p>
      <text:p text:style-name="Standard">capituli et fuit eis oblatum quod super illo fieret eis bonum</text:p>
      <text:p text:style-name="Standard">et breve complementum justicie.</text:p>
      <text:p text:style-name="Standard">Pfati vero canonici Sancti Mederici per organum dicti domini Jacobi responderunt quod bene sciebant et ita</text:p>
      <text:p text:style-name="Standard">tenebant quod domini de capitulo Parisiensis erant eorum superiores in omnioda spiritualitate et erant</text:p>
      <text:p text:style-name="Standard">parati obedire eis tamquam subditi dominis suis / et quod ipsi non habebant potestatem aliqua</text:p>
      <text:p text:style-name="Standard">exercendi in ipsa Sancti Mederici ecclesia quo ad spiritualitatem sive beneplacito dominorum capituli ut</text:p>
      <text:p text:style-name="Standard">presenta arrestandi distribuciones beneficiatorum in ipsa ecclesia nec ipsos pviendi seu cor</text:p>
      <text:p text:style-name="Standard">rigendi / nec uiquam fecerunt nec habuerunt voluntatem faciendi / et maxime in prejudicium</text:p>
      <text:p text:style-name="Standard">jurisdicionis dominorum de capitulo / tamen non erant advisati de dando responsionem requeste</text:p>
      <text:p text:style-name="Standard">dominorum ita prompte . propter quod fuit eis data dlacio / ad veneris pro ximam ad verendum</text:p>
      <text:p text:style-name="Standard">advisate. De qua responsione et aliis predictis dominus decanus nomine capituli petiit a me</text:p>
      <text:p text:style-name="Standard">N. Sellarii instrumenti presente magistro Yone de Fageto promotis capituli et dominus suprascriptis</text:p>
      <text:p text:style-name="Standard">&gt;&gt;&gt;&gt;&gt;&gt; liste &lt;&lt;&lt;&lt;&lt;&lt;&lt;</text:p>
      <text:p text:style-name="Standard">P. Decano</text:p>
      <text:p text:style-name="Standard">C</text:p>
      <text:p text:style-name="Standard"><text:soft-page-break/>G. archidiaconus ecclesie</text:p>
      <text:p text:style-name="Standard">Sy. succentor</text:p>
      <text:p text:style-name="Standard">T. T. de Socto</text:p>
      <text:p text:style-name="Standard">A. de Pompodorio</text:p>
      <text:p text:style-name="Standard">P. Forteti</text:p>
      <text:p text:style-name="Standard">L. de Mongeria</text:p>
      <text:p text:style-name="Standard">B. de Thierno</text:p>
      <text:p text:style-name="Standard">T. de Sancto Petro</text:p>
      <text:p text:style-name="Standard">G. Fedelli</text:p>
      <text:p text:style-name="Standard">G. Paillardi</text:p>
      <text:p text:style-name="Standard">Simy</text:p>
      <text:p text:style-name="Standard">G. de Alneolo</text:p>
      <text:p text:style-name="Standard">R. de Lorriaco</text:p>
      <text:p text:style-name="Standard">J. de Karolay</text:p>
      <text:p text:style-name="Standard">$u de Foce</text:p>
      <text:p text:style-name="Standard">Petrar</text:p>
      <text:p text:style-name="Standard">+.P. Roberti</text:p>
      <text:p text:style-name="Standard">+Ph. de Salione</text:p>
      <text:p text:style-name="Standard">N. Chaudardi</text:p>
      <text:p text:style-name="Standard"/>
      <text:p text:style-name="Standard"/>
      <text:p text:style-name="Standard">=FRAN_0393_10891.tif=</text:p>
      <text:p text:style-name="Standard">&gt;&gt;&gt;&gt;&gt;&gt; numérotation &lt;&lt;&lt;&lt;&lt;&lt;&lt;</text:p>
      <text:p text:style-name="Standard">nonagesimo tercio</text:p>
      <text:p text:style-name="Standard">iiiixx</text:p>
      <text:p text:style-name="Standard">3917</text:p>
      <text:p text:style-name="Standard">&gt;&gt;&gt;&gt;&gt;&gt; block &lt;&lt;&lt;&lt;&lt;&lt;&lt;</text:p>
      <text:p text:style-name="Standard">Suenry . Domini Symon de Bourych Matheus servienis Capiceri. Jacibus Pui</text:p>
      <text:p text:style-name="Standard">Petrus de Auxonno et Michael Pichardi canonici Sancti Mederici. Ad</text:p>
      <text:p text:style-name="Standard">requestam eis factam in precedente capitulo super debato moto inter</text:p>
      <text:p text:style-name="Standard">ipsos ex una parte / et capellanos ipsius ecclesie ex altera. responderunt</text:p>
      <text:p text:style-name="Standard">per organum dicti magistri Jacobi quod eorum consilium non erat oppinionis</text:p>
      <text:p text:style-name="Standard">nec ipsi erant intencionis dimittendi litem inceptam contra dictos</text:p>
      <text:p text:style-name="Standard">capellanos . Verumptum dixerunt quod propter honorem ecclesie permitterent</text:p>
      <text:p text:style-name="Standard">quod non procederetur contra ipsos in aliquo durante speracio sex septimarum</text:p>
      <text:p text:style-name="Standard">vel duorum mensium / et interim tractaretur per dominos amicabiliter inter</text:p>
      <text:p text:style-name="Standard"><text:soft-page-break/>ipsas partes / et eo casu quo domini non concordaverint dctas partes in</text:p>
      <text:p text:style-name="Standard">illo duorum mensium spacio / procederetur ut prius ad litem. Et</text:p>
      <text:p text:style-name="Standard">super hoc fuit deliberatum per dominos quod infra illud spacium duorum</text:p>
      <text:p text:style-name="Standard">mensium ipsi tractarent amicabiliter inter ipsas partes / et quod canoniciu</text:p>
      <text:p text:style-name="Standard">informarent dominos de jure suo per testes Ad quod ipsi canonici</text:p>
      <text:p text:style-name="Standard">responderunt quod infra octo dies ipsi essent advisati si producerent</text:p>
      <text:p text:style-name="Standard">testes vel ne . Capellani videlicet domini Johannes Perier et Johannes</text:p>
      <text:p text:style-name="Standard">Burete fuerunt vocati / et fuit eis dictum predictum appunctuamentum / quod</text:p>
      <text:p text:style-name="Standard">ipsi accoptaverunt / et obtulerunt se tradituris testes / qui testes</text:p>
      <text:p text:style-name="Standard">exannabuntur per magistrum G. Paillardi presente notario capituli.</text:p>
      <text:p text:style-name="Standard">Predictus vero burete dixit quod nunquam fuerat intencionis sue nec sociorum suorum habendi nec lutrandi</text:p>
      <text:p text:style-name="Standard">distribuciones ecclesie nisi dum et quando essent presentes in horis dictis in ecclesia.</text:p>
      <text:p text:style-name="Standard">Dominus Petrus de Mesnilis presbyter subditus ecclesie interogatus super emendis quas miste exegit</text:p>
      <text:p text:style-name="Standard">ab ipso dominus archidiaconus Parisiensi. juravit dicere veitatem ad quesita. Et dixit quod prima die octobris</text:p>
      <text:p text:style-name="Standard">fuit citatus in curia ipsius domini archidiaconi quia portaverat corpus Christi sine lune per villam. Interrogatus</text:p>
      <text:p text:style-name="Standard">si allegavit tunc exempcionem ecclesie dixit quod non. et solvit viii° francos pro emenda / et tunc</text:p>
      <text:p text:style-name="Standard">morabatur infra ecclesiam Sancti Mederici cum firmario ejusdem ecclesie / et manserat prius in eadem ecclesia per novem</text:p>
      <text:p text:style-name="Standard">menses et adhuc manet. Item dxit quod Officialis archidiaconus Parisiensi predicti accusavit ipsum de inregularitate</text:p>
      <text:p text:style-name="Standard">Item quod fregerat litteras ipsius domini archidiaconus. et tunc fuit iterum citatus et condempnatus et solvitur aliam</text:p>
      <text:p text:style-name="Standard">emendam. Item ultimatem fuit citatus quia tulerat repositorium corporis Christi fine persona per villa</text:p>
      <text:p text:style-name="Standard">et quia pulsaverat integium ultra et post horam consuetam quod eciam prius per alium fuerat pul</text:p>
      <text:p text:style-name="Standard">satum et tunc dixit se esse subditum dominorum / et expost eadem hora ipse officialius precepit ipsum capi et</text:p>
      <text:p text:style-name="Standard">daci ad carceres / postmodum jussit eum reeriti et fecit sibi emendare / et tunc statim post fuit</text:p>
      <text:p text:style-name="Standard">requisitus ex parte capituli per Petrum rati.</text:p>
      <text:p text:style-name="Standard">Super predictis conclusum est quod fiat monicio contra dictum dominum Archidiaconum arisiensium ut revocet acta per eum</text:p>
      <text:p text:style-name="Standard">et suum rffcioum contra dominum Petrum de Mesnilio.</text:p>
      <text:p text:style-name="Standard">&gt;&gt;&gt;&gt;&gt;&gt; liste &lt;&lt;&lt;&lt;&lt;&lt;&lt;</text:p>
      <text:p text:style-name="Standard">Decano</text:p>
      <text:p text:style-name="Standard">Cantore</text:p>
      <text:p text:style-name="Standard">1</text:p>
      <text:p text:style-name="Standard"><text:soft-page-break/>Archidiacono dece</text:p>
      <text:p text:style-name="Standard">Sy</text:p>
      <text:p text:style-name="Standard">Succentore</text:p>
      <text:p text:style-name="Standard">de Pompodorio</text:p>
      <text:p text:style-name="Standard">e Karolay</text:p>
      <text:p text:style-name="Standard">Forteti</text:p>
      <text:p text:style-name="Standard">43.</text:p>
      <text:p text:style-name="Standard">de Thierno</text:p>
      <text:p text:style-name="Standard">Hue</text:p>
      <text:p text:style-name="Standard">de Bordis</text:p>
      <text:p text:style-name="Standard">T.</text:p>
      <text:p text:style-name="Standard">de Sancto Petro</text:p>
      <text:p text:style-name="Standard">E</text:p>
      <text:p text:style-name="Standard">Fedelli</text:p>
      <text:p text:style-name="Standard">Voygnon</text:p>
      <text:p text:style-name="Standard">Paillardi</text:p>
      <text:p text:style-name="Standard">G. de Alneolo</text:p>
      <text:p text:style-name="Standard">R</text:p>
      <text:p text:style-name="Standard">de Lorriaco</text:p>
      <text:p text:style-name="Standard">Ph. de Salione</text:p>
      <text:p text:style-name="Standard">+ .</text:p>
      <text:p text:style-name="Standard">Roberti</text:p>
      <text:p text:style-name="Standard">de socto</text:p>
      <text:p text:style-name="Standard">ix s. vi d. . Chaudardi</text:p>
      <text:p text:style-name="Standard"/>
      <text:p text:style-name="Standard"/>
      <text:p text:style-name="Standard">=FRAN_0393_10892.tif=</text:p>
      <text:p text:style-name="Standard">&gt;&gt;&gt;&gt;&gt;&gt; numérotation &lt;&lt;&lt;&lt;&lt;&lt;&lt;</text:p>
      <text:p text:style-name="Standard">xiii</text:p>
      <text:p text:style-name="Standard">178</text:p>
      <text:p text:style-name="Standard">&gt;&gt;&gt;&gt;&gt;&gt; Date &lt;&lt;&lt;&lt;&lt;&lt;&lt;</text:p>
      <text:p text:style-name="Standard">Anno quo supra die lune xiia januarii capitulantibus dominis</text:p>
      <text:p text:style-name="Standard">Anno quo supra die mercurii xiiiia januarii capitulantibus dominis.</text:p>
      <text:p text:style-name="Standard">&gt;&gt;&gt;&gt;&gt;&gt; entrée &lt;&lt;&lt;&lt;&lt;&lt;&lt;</text:p>
      <text:p text:style-name="Standard">Hodie solvi magistro</text:p>
      <text:p text:style-name="Standard">J. de Socto a festo</text:p>
      <text:p text:style-name="Standard"><text:soft-page-break/>beati Remigii ccte</text:p>
      <text:p text:style-name="Standard">&gt;&gt;&gt;&gt;&gt;&gt; block &lt;&lt;&lt;&lt;&lt;&lt;&lt;</text:p>
      <text:p text:style-name="Standard">Hinc placuit quod fiat unus novus serviens in Liricantu</text:p>
      <text:p text:style-name="Standard">quia alius decessit</text:p>
      <text:p text:style-name="Standard">G. de Veyrac de Bordis Arrestum appositum olim in prebenda magistri Johannis de Bordis</text:p>
      <text:p text:style-name="Standard">est amotum mediante ix l. iiii s. par. / quas magister G. de Alneolo</text:p>
      <text:p text:style-name="Standard">promisit solvere et tradere domino G. Anglici. quiquidem</text:p>
      <text:p text:style-name="Standard">dominus G. Anglici debebat occasione prebende foranee magistri</text:p>
      <text:p text:style-name="Standard">P. Mignoti xxi lb. de quibus respondit capitulo una cum predictis</text:p>
      <text:p text:style-name="Standard">lx et sic sunt xxix lb. iiii. s. p. quas de G. Anglici</text:p>
      <text:p text:style-name="Standard">debet capitulo</text:p>
      <text:p text:style-name="Standard">Citentur ad mercurii officiari nuper / et promotores Archidiaconus Parsieni</text:p>
      <text:p text:style-name="Standard">et fiat monicio contra ipsum dmi. archidiaconus ut alias deliberatum est</text:p>
      <text:p text:style-name="Standard">Deliberatum est quod offerantur La franci magistro Johanni</text:p>
      <text:p text:style-name="Standard">comitis nuper magistro puerorum chori et si refutet ipsos</text:p>
      <text:p text:style-name="Standard">iterum visitabuntur sua compota</text:p>
      <text:p text:style-name="Standard">Dominus Egidius La Vaqueresse presbyter commissus est ad exercendum</text:p>
      <text:p text:style-name="Standard">officium matricularie clericalis quam obtinet magister Ra</text:p>
      <text:p text:style-name="Standard">dulfus episcopi absentes dicto R. sune prejudicio capiceriorum et</text:p>
      <text:p text:style-name="Standard">canonicorum ipsius ecclesie. Cum emolumentis ad eam pertiensim</text:p>
      <text:p text:style-name="Standard">quibuscumque / habuit licteram. et fuit installatus per dm cantore</text:p>
      <text:p text:style-name="Standard">et per notarius in Sancto Mederico / recepto procust juramento in tlibus solico</text:p>
      <text:p text:style-name="Standard">Et hoc ad requestam magistri Jacobi Parvi ipsum canonici</text:p>
      <text:p text:style-name="Standard">ipsius ecclesie ipsum presentatis et de sufficiente recommendantis pro parti</text:p>
      <text:p text:style-name="Standard">concanonicorum sociorum suorum / et Odini de Cavernay altius</text:p>
      <text:p text:style-name="Standard">matriculariorum laicorum ejusdem ecclesie</text:p>
      <text:p text:style-name="Standard">Ipse magister Jacobus dxit pro se et socus suis quod nolebant</text:p>
      <text:p text:style-name="Standard">producere testes in debato moto inter ipsos et capelelalni etc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Ar. Jausserandi</text:p>
      <text:p text:style-name="Standard">de Socco</text:p>
      <text:p text:style-name="Standard">N. Chaudardi</text:p>
      <text:p text:style-name="Standard"><text:soft-page-break/>P. Forteti</text:p>
      <text:p text:style-name="Standard">L. de Mongeria</text:p>
      <text:p text:style-name="Standard">R.</text:p>
      <text:p text:style-name="Standard">de Lorriaco</text:p>
      <text:p text:style-name="Standard">G. de Alneolo</text:p>
      <text:p text:style-name="Standard">B. de Thierno</text:p>
      <text:p text:style-name="Standard">Ph. de Salione</text:p>
      <text:p text:style-name="Standard">Ja. Cosson</text:p>
      <text:p text:style-name="Standard">*.</text:p>
      <text:p text:style-name="Standard">Chanteprime PComitis</text:p>
      <text:p text:style-name="Standard">*</text:p>
      <text:p text:style-name="Standard">Voygnon</text:p>
      <text:p text:style-name="Standard">G. Paillardi</text:p>
      <text:p text:style-name="Standard">N. de Ordeimonte</text:p>
      <text:p text:style-name="Standard">G. Fedelli</text:p>
      <text:p text:style-name="Standard">de Karolay infirmus</text:p>
      <text:p text:style-name="Standard">P. Roberti T</text:p>
      <text:p text:style-name="Standard">P. Decanus</text:p>
      <text:p text:style-name="Standard">Cantor</text:p>
      <text:p text:style-name="Standard">G. Archidiacono ecclesie</text:p>
      <text:p text:style-name="Standard">Sy Succentore</text:p>
      <text:p text:style-name="Standard">+P. Roberti</text:p>
      <text:p text:style-name="Standard">de Pompodorio</text:p>
      <text:p text:style-name="Standard">de Socco</text:p>
      <text:p text:style-name="Standard">R. de Lorriaco</text:p>
      <text:p text:style-name="Standard">P. Forteti</text:p>
      <text:p text:style-name="Standard">Ar. Jausserandi</text:p>
      <text:p text:style-name="Standard">B. de Thierno</text:p>
      <text:p text:style-name="Standard">G. de Alneolo</text:p>
      <text:p text:style-name="Standard">T. de Sancto Petro</text:p>
      <text:p text:style-name="Standard">Regis</text:p>
      <text:p text:style-name="Standard">G. Fedelli</text:p>
      <text:p text:style-name="Standard">G. Paillardi</text:p>
      <text:p text:style-name="Standard">TPh. de Salione</text:p>
      <text:p text:style-name="Standard">Voygnon Spedona</text:p>
      <text:p text:style-name="Standard">de Karolay infirmus</text:p>
      <text:p text:style-name="Standard"><text:soft-page-break/>*.</text:p>
      <text:p text:style-name="Standard">Chaudardi</text:p>
      <text:p text:style-name="Standard"/>
      <text:p text:style-name="Standard"/>
      <text:p text:style-name="Standard">=FRAN_0393_10893.tif=</text:p>
      <text:p text:style-name="Standard">&gt;&gt;&gt;&gt;&gt;&gt; numérotation &lt;&lt;&lt;&lt;&lt;&lt;&lt;</text:p>
      <text:p text:style-name="Standard">iiii x.</text:p>
      <text:p text:style-name="Standard">nongesio.</text:p>
      <text:p text:style-name="Standard">9049</text:p>
      <text:p text:style-name="Standard">&gt;&gt;&gt;&gt;&gt;&gt; Date &lt;&lt;&lt;&lt;&lt;&lt;&lt;</text:p>
      <text:p text:style-name="Standard">Anno quo supra die veneris xvia januarii capitulantibus dominis</text:p>
      <text:p text:style-name="Standard">januarii presentibus dominus et capitulantibus</text:p>
      <text:p text:style-name="Standard">&gt;&gt;&gt;&gt;&gt;&gt; block &lt;&lt;&lt;&lt;&lt;&lt;&lt;</text:p>
      <text:p text:style-name="Standard">Concordatum est cum magistro Martino Mutonis magistro puerorum</text:p>
      <text:p text:style-name="Standard">ecclesie quod pro omni eo inli ecclesia sibi prot tem per resta compotorum</text:p>
      <text:p text:style-name="Standard">suorum de toto tempore preterito usque ad festum omnium sanctorum proxme</text:p>
      <text:p text:style-name="Standard">preteritum habebit lx fr. ann non obstantibus xx fr. quos ipse</text:p>
      <text:p text:style-name="Standard">prius habuit / et amodo ipse habebit annuatim pro quolibet puerorum</text:p>
      <text:p text:style-name="Standard">xviii frr. et non tenebitur eis quere calciamenta nec</text:p>
      <text:p text:style-name="Standard">aliquid aliud nisi victum et lectum.</text:p>
      <text:p text:style-name="Standard">Novitrs prebendati in Vernoto / concesserunt quictanciam olim</text:p>
      <text:p text:style-name="Standard">ibidem prebenda de repparacionibus ad quas tenebantur et quas</text:p>
      <text:p text:style-name="Standard">facient fieri per Johannem Coquierres Burgensis et hospite</text:p>
      <text:p text:style-name="Standard">ecclesie secundum tenorem rasporti super dictis repparacionibus facti per</text:p>
      <text:p text:style-name="Standard">Guillelmum d'Estreville laThomum et Colinum chantere au</text:p>
      <text:p text:style-name="Standard">carpentarium missos in villenit de Machau et Vernoto ex</text:p>
      <text:p text:style-name="Standard">ordinacione magistri R. de Templo jurati ecclesie et ipse bur</text:p>
      <text:p text:style-name="Standard">genal obligabit se pro dictis repparacionibus.</text:p>
      <text:p text:style-name="Standard">Et quia dicti olim ibidem prebendati receperunt in unoto</text:p>
      <text:p text:style-name="Standard">certam quantitatem tegularum de et super coptura latrinarum</text:p>
      <text:p text:style-name="Standard">pr ali quibus repparacionibus faciendi in eodem loco / promiserunt</text:p>
      <text:p text:style-name="Standard">restituere dictis $nuper$ nunc ibidem prebenda estiacionem quantitatis</text:p>
      <text:p text:style-name="Standard">dictarum tegularum.</text:p>
      <text:p text:style-name="Standard">Anno quo supra die lune xixa mensis Commissi sunt ad loquentum cum domino Novionensis R. de Lorris</text:p>
      <text:p text:style-name="Standard">et B. de Thierno pro facto domus Dei et quondam sui receptis</text:p>
      <text:p text:style-name="Standard"><text:soft-page-break/>Ordinatum est quod Andreas fagon in carceretur qui non bene</text:p>
      <text:p text:style-name="Standard">facit debitum suum in ecclesia licet pluries monitus et</text:p>
      <text:p text:style-name="Standard">apperet quod hoc faciat in contemptum dominorum canonicorum</text:p>
      <text:p text:style-name="Standard">Magistri G. de Alneolo J. de Nully commissi sunt ad pactandum</text:p>
      <text:p text:style-name="Standard">cum Jacobo de La Roe mercerio ut solvat aliquam quantitate pecunie</text:p>
      <text:p text:style-name="Standard">pro trrculari quod fecit noviter in Cyilliaco et refferant</text:p>
      <text:p text:style-name="Standard">Deliberatum est quod Andreas Fagon adhuc teneatur in carceribus</text:p>
      <text:p text:style-name="Standard">ad beneplacitum dominorum in pane et aqua saltem per duos diee</text:p>
      <text:p text:style-name="Standard">Deliberatum est quod procedatur contra dominum archidiaconum Rigerose / et quod</text:p>
      <text:p text:style-name="Standard">intimentur ei processus ecclesie de exempcione facti</text:p>
      <text:p text:style-name="Standard">&gt;&gt;&gt;&gt;&gt;&gt; liste &lt;&lt;&lt;&lt;&lt;&lt;&lt;</text:p>
      <text:p text:style-name="Standard">P. decanus</text:p>
      <text:p text:style-name="Standard">H. Cantor</text:p>
      <text:p text:style-name="Standard">G. archidiacono ecclesie</text:p>
      <text:p text:style-name="Standard">Sy. succentore</text:p>
      <text:p text:style-name="Standard">G</text:p>
      <text:p text:style-name="Standard">de Veyrac</text:p>
      <text:p text:style-name="Standard">$Hhaudat</text:p>
      <text:p text:style-name="Standard">G. de Alveolo</text:p>
      <text:p text:style-name="Standard">P. Forteti</text:p>
      <text:p text:style-name="Standard">Ar. Jausserandi</text:p>
      <text:p text:style-name="Standard">B</text:p>
      <text:p text:style-name="Standard">de Thierno</text:p>
      <text:p text:style-name="Standard">G. Fedelli</text:p>
      <text:p text:style-name="Standard">regis</text:p>
      <text:p text:style-name="Standard">de Ordemonte</text:p>
      <text:p text:style-name="Standard">Paillardi</text:p>
      <text:p text:style-name="Standard">2.</text:p>
      <text:p text:style-name="Standard">de Mongeria</text:p>
      <text:p text:style-name="Standard">de socto</text:p>
      <text:p text:style-name="Standard">T. Houcie</text:p>
      <text:p text:style-name="Standard">Voygnon ispedona</text:p>
      <text:p text:style-name="Standard">de Karolay infirmus</text:p>
      <text:p text:style-name="Standard">Roberti T</text:p>
      <text:p text:style-name="Standard">N. Chaudardi</text:p>
      <text:p text:style-name="Standard">P. decano</text:p>
      <text:p text:style-name="Standard"><text:soft-page-break/>H. Cantore</text:p>
      <text:p text:style-name="Standard">G. archidiacono ecclesie</text:p>
      <text:p text:style-name="Standard">Sy. succentore</text:p>
      <text:p text:style-name="Standard">J. de Pompodorio</text:p>
      <text:p text:style-name="Standard">L. de Mongeria</text:p>
      <text:p text:style-name="Standard">G. de Veyrac</text:p>
      <text:p text:style-name="Standard">Ar. Jausserandi</text:p>
      <text:p text:style-name="Standard">de Karolay</text:p>
      <text:p text:style-name="Standard">R. de Lorriaco</text:p>
      <text:p text:style-name="Standard">N. Chaudardi</text:p>
      <text:p text:style-name="Standard">T. de Sancto Petro</text:p>
      <text:p text:style-name="Standard">G. de Alneolo</text:p>
      <text:p text:style-name="Standard">J. Voygnon</text:p>
      <text:p text:style-name="Standard">G. Fedelli</text:p>
      <text:p text:style-name="Standard">T. Houcie</text:p>
      <text:p text:style-name="Standard">G. Paillardi</text:p>
      <text:p text:style-name="Standard">P. Forteti</text:p>
      <text:p text:style-name="Standard">B. de Thierno</text:p>
      <text:p text:style-name="Standard">J. de Socto</text:p>
      <text:p text:style-name="Standard">J. Hue</text:p>
      <text:p text:style-name="Standard">de Sanctis</text:p>
      <text:p text:style-name="Standard">de Ordeimonte</text:p>
      <text:p text:style-name="Standard">+ P. Redi</text:p>
      <text:p text:style-name="Standard"/>
      <text:p text:style-name="Standard"/>
      <text:p text:style-name="Standard">=FRAN_0393_10894.tif=</text:p>
      <text:p text:style-name="Standard">&gt;&gt;&gt;&gt;&gt;&gt; date &lt;&lt;&lt;&lt;&lt;&lt;&lt;</text:p>
      <text:p text:style-name="Standard">.</text:p>
      <text:p text:style-name="Standard">Anno quo supra die mercurii xxia januarii capitulantibus dominis</text:p>
      <text:p text:style-name="Standard">&gt;&gt;&gt;&gt;&gt;&gt; entrée &lt;&lt;&lt;&lt;&lt;&lt;&lt;</text:p>
      <text:p text:style-name="Standard">publicacio</text:p>
      <text:p text:style-name="Standard">exempcionis</text:p>
      <text:p text:style-name="Standard">ecclesie</text:p>
      <text:p text:style-name="Standard">&gt;&gt;&gt;&gt;&gt;&gt; block &lt;&lt;&lt;&lt;&lt;&lt;&lt;</text:p>
      <text:p text:style-name="Standard">Requesta Dominus Rigaldus de Duroferti archidiaconus pari. sumavit</text:p>
      <text:p text:style-name="Standard">dominos et notariis capituli quod revocarent momniaones contra ipsum</text:p>
      <text:p text:style-name="Standard"><text:soft-page-break/>factas de desistendo ab exercicio jurisdicionis sue in claustro</text:p>
      <text:p text:style-name="Standard">et de inquietacione subditorum / et obtulit se patum stare</text:p>
      <text:p text:style-name="Standard">ordinacioni duorum dominorum ecclesie super debato moto inter ipsum</text:p>
      <text:p text:style-name="Standard">et capellani / et de hoc petiit instrumentum</text:p>
      <text:p text:style-name="Standard">responsio Et dominus Decanus respondit sibi quod ipsi erant parati</text:p>
      <text:p text:style-name="Standard">tractare cum ipso amicabiliter / et quod ipsi elegerant dominos</text:p>
      <text:p text:style-name="Standard">H. Blancheti cantorem . G. de Alneolo et J. de Socto</text:p>
      <text:p text:style-name="Standard">canonicos vel duos ipsorum qui cognoscere deberent et possent</text:p>
      <text:p text:style-name="Standard">summarie et de plano de debato moto inter ipsum dominum</text:p>
      <text:p text:style-name="Standard">Archidiaconus et Capitulum infra diem sabbati proximam videlicet</text:p>
      <text:p text:style-name="Standard">si super actos contra dominum Petrum de Mesnilio subditum ecclesie</text:p>
      <text:p text:style-name="Standard">deberet feri revocacio et de per ipsum dominum archidiaconu</text:p>
      <text:p text:style-name="Standard">et de modo revocandi / et miter Capitulum revocaret</text:p>
      <text:p text:style-name="Standard">vel revocari procuraret moniciones factas ad reastam</text:p>
      <text:p text:style-name="Standard">ipsorum contra ipsum dominum archidiaconum et de hoc pecierunt instrmentum</text:p>
      <text:p text:style-name="Standard">per organum domini decani Astantbs in testimonium mocando</text:p>
      <text:p text:style-name="Standard">replicacio ipse vero dominus Archidiaconus repplicavit et dxit</text:p>
      <text:p text:style-name="Standard">quod sibi non videbatur quod domini vellent procedere cum</text:p>
      <text:p text:style-name="Standard">eo amicabiliter per hanc viam / quia tempus erat</text:p>
      <text:p text:style-name="Standard">ninis breve et sic recessit.</text:p>
      <text:p text:style-name="Standard">Bellarii </text:p>
      <text:p text:style-name="Standard">Anno et die predictis Ego Nicolaus Sellarii notaris publico et scriba capituli Eehibui</text:p>
      <text:p text:style-name="Standard">Legi publicavi intimani et notificavi / domino Officialio domini archidiaconis Parisiens ipso pro</text:p>
      <text:p text:style-name="Standard">tribunali in curia ipsius domini archidiaconis sedentis / bullas et processum super exempcione</text:p>
      <text:p text:style-name="Standard">ecclesie Parisiensis per sanctissi dominum nostrum Clemenm papam viia concessas / et ipsum monni ut</text:p>
      <text:p text:style-name="Standard">virtute bullarum et processus predictorum desistet ab exercicio jurisdicionis quam in claustra</text:p>
      <text:p text:style-name="Standard">Parisen loco exempto / pretextu dicti Archidiaconatus exercebat / nec non ab inquietam</text:p>
      <text:p text:style-name="Standard">et molestacione bonorum et subditorum ecclesie sub penis in ipso processu contentis</text:p>
      <text:p text:style-name="Standard">presentibus discretis viris magistris Johanne Coray nuper ipsius domini archidiaconis Officiali.</text:p>
      <text:p text:style-name="Standard">Johanne Fervicle auctoritate apostolica Nicolao de Valle auctoritate imperiali notariis Johanne de</text:p>
      <text:p text:style-name="Standard">GLLanona Johanne de Mailly . Guillelmo Gourlay Johanne Carnau. Arnulfo de Villalacus</text:p>
      <text:p text:style-name="Standard">promotoribus dicte curie . Guillelmo Guitart. Radulfo magni Johanne Laurencis Johanne</text:p>
      <text:p text:style-name="Standard">Goriani Johanne dore ipsius curie notaris / et Roberto pisse servientes regio</text:p>
      <text:p text:style-name="Standard">Sellan</text:p>
      <text:p text:style-name="Standard">&gt;&gt;&gt;&gt;&gt;&gt; liste &lt;&lt;&lt;&lt;&lt;&lt;&lt;</text:p>
      <text:p text:style-name="Standard"><text:soft-page-break/>P. Decanus</text:p>
      <text:p text:style-name="Standard">H. Cantor</text:p>
      <text:p text:style-name="Standard">G. archidiacono ecclesie</text:p>
      <text:p text:style-name="Standard">Sy. succentor</text:p>
      <text:p text:style-name="Standard">J. de Pompodorio</text:p>
      <text:p text:style-name="Standard">G. de Veyrac</text:p>
      <text:p text:style-name="Standard">N. Chaudardi</text:p>
      <text:p text:style-name="Standard">+</text:p>
      <text:p text:style-name="Standard">J. de Socto</text:p>
      <text:p text:style-name="Standard">P. Forteti</text:p>
      <text:p text:style-name="Standard">L. de Mongeria</text:p>
      <text:p text:style-name="Standard">B. de Thierno</text:p>
      <text:p text:style-name="Standard">R. de Lorriaco</text:p>
      <text:p text:style-name="Standard">P</text:p>
      <text:p text:style-name="Standard">Hue</text:p>
      <text:p text:style-name="Standard">T. de Sancto Petro</text:p>
      <text:p text:style-name="Standard">G. de Ahneolo</text:p>
      <text:p text:style-name="Standard">G. Fedelli</text:p>
      <text:p text:style-name="Standard">Voygnon</text:p>
      <text:p text:style-name="Standard">*</text:p>
      <text:p text:style-name="Standard">Chanteprime</text:p>
      <text:p text:style-name="Standard">s</text:p>
      <text:p text:style-name="Standard">de Karolay</text:p>
      <text:p text:style-name="Standard">R. Dangeull</text:p>
      <text:p text:style-name="Standard">G. Paillardi</text:p>
      <text:p text:style-name="Standard">N. de Ordeemonte</text:p>
      <text:p text:style-name="Standard">P. Roberti+</text:p>
      <text:p text:style-name="Standard"/>
      <text:p text:style-name="Standard"/>
      <text:p text:style-name="Standard">=FRAN_0393_10895.tif=</text:p>
      <text:p text:style-name="Standard">&gt;&gt;&gt;&gt;&gt;&gt; numérotation &lt;&lt;&lt;&lt;&lt;&lt;&lt;</text:p>
      <text:p text:style-name="Standard">iiii xi</text:p>
      <text:p text:style-name="Standard">nonagesimo iii</text:p>
      <text:p text:style-name="Standard">*8</text:p>
      <text:p text:style-name="Standard">&gt;&gt;&gt;&gt;&gt;&gt; Date &lt;&lt;&lt;&lt;&lt;&lt;&lt;</text:p>
      <text:p text:style-name="Standard">Anno quo supra die veneris xxiiia januarii capitulantibus dominis</text:p>
      <text:p text:style-name="Standard"><text:soft-page-break/>Anno quo supra die lune xxvia januarii capitulantibus dominis</text:p>
      <text:p text:style-name="Standard">&gt;&gt;&gt;&gt;&gt;&gt; entrée &lt;&lt;&lt;&lt;&lt;&lt;&lt;</text:p>
      <text:p text:style-name="Standard">Giosis</text:p>
      <text:p text:style-name="Standard">xi s.</text:p>
      <text:p text:style-name="Standard">&gt;&gt;&gt;&gt;&gt;&gt; block &lt;&lt;&lt;&lt;&lt;&lt;&lt;</text:p>
      <text:p text:style-name="Standard">Concordatum est quod solvantur Johanni Coquienes pro repparacionibus</text:p>
      <text:p text:style-name="Standard">per eum factis in locis de Vernoto et de Machaut iiiix iiii fr.</text:p>
      <text:p text:style-name="Standard">iiii s. pr. vel estimacio que fieret per opperarios et in hoc consserit</text:p>
      <text:p text:style-name="Standard">dictus Johannes Coquienres / Super qua summa ibidem prebendati sol</text:p>
      <text:p text:style-name="Standard">verunt liiii. fr. Restant ad solvendum xxx. fr. iiii s. et</text:p>
      <text:p text:style-name="Standard">porcio integre prebende est vi. fr. xi s. vi d. porcio vero</text:p>
      <text:p text:style-name="Standard">medie prebende est iii fr. v. s. ix d. vel circa</text:p>
      <text:p text:style-name="Standard">Die xxiiiia januarii in revestiario presentius P. decano H. Cantore G. archidiacon</text:p>
      <text:p text:style-name="Standard">ecclesie R. de Lorriaco T. Houcie . Be. de Thierno . P. Forteti J. de Pom</text:p>
      <text:p text:style-name="Standard">podie G. de Alneolo . R. Dangeul . G. Fedelli J. Voygnon. J. de Salebruce</text:p>
      <text:p text:style-name="Standard">et L. de Mongela . Canonicis ecclesie parisiensis et magistris Johanne Pdrielli in utroque</text:p>
      <text:p text:style-name="Standard">jure licenciatum officialis domini Rigaldi de Ao forti archidiaconus Parisiensis / Martino de Mara juis</text:p>
      <text:p text:style-name="Standard">perito Parisius in foro ecclesiastico advocato et consiliario ipsius dis Archidiacono domino Johanne</text:p>
      <text:p text:style-name="Standard">de Noeriis presbytero et Guillelmo de Alba Petra clerico Claromontensis diocesis / ipse dominus</text:p>
      <text:p text:style-name="Standard">archidiaconus revocavit omnia que facta fuerant per ipsum et promotores ac officialem</text:p>
      <text:p text:style-name="Standard">suos in personam domini Petri de Mesnlio presbyteri subditi ecclesie / et domini revocaverunt</text:p>
      <text:p text:style-name="Standard">et consencierunt revocacioni monicionum factarum coua ipsum occasione predicta per capitulum</text:p>
      <text:p text:style-name="Standard">et ad requestam capituli / ut apperet per instrumentum inde confectum per me N. Vallandi</text:p>
      <text:p text:style-name="Standard">Costel Dieu de Paris baille a Jehan de La Haye charpencier</text:p>
      <text:p text:style-name="Standard">une maison seant a Paris en la rue Gervaise Laurens</text:p>
      <text:p text:style-name="Standard">pres de Sin denis de la chartre pour iiii. lvres par.s de rente</text:p>
      <text:p text:style-name="Standard">chascun an pour toutes charges et pour iiiix fr. qu'il</text:p>
      <text:p text:style-name="Standard">sera tenuz de mettre en admendement de ladicte maison dedens</text:p>
      <text:p text:style-name="Standard">Iii ans.</text:p>
      <text:p text:style-name="Standard">Arrestati sunt fractus et redditus capellanie ad altare Sancti</text:p>
      <text:p text:style-name="Standard">Juliani que est domini Petri Yrundinis / in manibus domini Johannis verdecione</text:p>
      <text:p text:style-name="Standard">procuratoris sui in ecclesia Pari. capellani usquam solverit arreragia que debet</text:p>
      <text:p text:style-name="Standard">ecclesie prout continetur in fundacione sue capellanie.</text:p>
      <text:p text:style-name="Standard">Fiat quictancia Johanni ucas receptis domini Johannis de Claromonte de</text:p>
      <text:p text:style-name="Standard">pro longatus est terminus commitis bellifortis usque ad duos annos</text:p>
      <text:p text:style-name="Standard">et concessa quictancia de xl. lb. proterimo purificonis proximo utientem</text:p>
      <text:p text:style-name="Standard"><text:soft-page-break/>Placet dominis quod dominus Johannes de Salebruce maneat in claustro</text:p>
      <text:p text:style-name="Standard">usque ad festum beati Johanni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De pompodorio</text:p>
      <text:p text:style-name="Standard">de Karolay</text:p>
      <text:p text:style-name="Standard">Chaudardi</text:p>
      <text:p text:style-name="Standard">de socto</text:p>
      <text:p text:style-name="Standard">J. Roberti</text:p>
      <text:p text:style-name="Standard">Forteti</text:p>
      <text:p text:style-name="Standard">s</text:p>
      <text:p text:style-name="Standard">de Mongeria</text:p>
      <text:p text:style-name="Standard">B. de Thierno</text:p>
      <text:p text:style-name="Standard">G</text:p>
      <text:p text:style-name="Standard">Fedelli</text:p>
      <text:p text:style-name="Standard">Revocacio</text:p>
      <text:p text:style-name="Standard">T. Houcie</text:p>
      <text:p text:style-name="Standard">Domini Archidiaco</text:p>
      <text:p text:style-name="Standard">Voygnon</text:p>
      <text:p text:style-name="Standard">Par.</text:p>
      <text:p text:style-name="Standard">R</text:p>
      <text:p text:style-name="Standard">Dangeul</text:p>
      <text:p text:style-name="Standard">C</text:p>
      <text:p text:style-name="Standard">Paillardi</text:p>
      <text:p text:style-name="Standard">De Sanctis</text:p>
      <text:p text:style-name="Standard">de Lorriaco</text:p>
      <text:p text:style-name="Standard">G. de Alneolo</text:p>
      <text:p text:style-name="Standard">P. Decano</text:p>
      <text:p text:style-name="Standard">H. Cantore</text:p>
      <text:p text:style-name="Standard">E</text:p>
      <text:p text:style-name="Standard">archidiacono ecclesie</text:p>
      <text:p text:style-name="Standard">Sy. succentore</text:p>
      <text:p text:style-name="Standard">de Pompodorio</text:p>
      <text:p text:style-name="Standard">de Karolay</text:p>
      <text:p text:style-name="Standard"><text:soft-page-break/>de socco</text:p>
      <text:p text:style-name="Standard">P</text:p>
      <text:p text:style-name="Standard">Forceti</text:p>
      <text:p text:style-name="Standard">PP. Roberti</text:p>
      <text:p text:style-name="Standard">s</text:p>
      <text:p text:style-name="Standard">Chaudardi</text:p>
      <text:p text:style-name="Standard">2</text:p>
      <text:p text:style-name="Standard">de Mongeria</text:p>
      <text:p text:style-name="Standard">B. de Thierno</text:p>
      <text:p text:style-name="Standard">Hue</text:p>
      <text:p text:style-name="Standard">T. de Sancto Petro</text:p>
      <text:p text:style-name="Standard">de Salebruce</text:p>
      <text:p text:style-name="Standard">G. Paillardi</text:p>
      <text:p text:style-name="Standard">Voygnon</text:p>
      <text:p text:style-name="Standard">G. Fedelli</text:p>
      <text:p text:style-name="Standard">R.</text:p>
      <text:p text:style-name="Standard">de Putheols</text:p>
      <text:p text:style-name="Standard">R</text:p>
      <text:p text:style-name="Standard">de Lorriaco</text:p>
      <text:p text:style-name="Standard">Regis</text:p>
      <text:p text:style-name="Standard">G.</text:p>
      <text:p text:style-name="Standard">de Alneolo</text:p>
      <text:p text:style-name="Standard"/>
      <text:p text:style-name="Standard"/>
      <text:p text:style-name="Standard">=FRAN_0393_10896.tif=</text:p>
      <text:p text:style-name="Standard">&gt;&gt;&gt;&gt;&gt;&gt; numérotation &lt;&lt;&lt;&lt;&lt;&lt;&lt;</text:p>
      <text:p text:style-name="Standard">xx iii</text:p>
      <text:p text:style-name="Standard">188</text:p>
      <text:p text:style-name="Standard">&gt;&gt;&gt;&gt;&gt;&gt; Date &lt;&lt;&lt;&lt;&lt;&lt;&lt;</text:p>
      <text:p text:style-name="Standard">G</text:p>
      <text:p text:style-name="Standard">Anno quo supra die mercurii xxviiia januarii capitulantibus dominis</text:p>
      <text:p text:style-name="Standard">&gt;&gt;&gt;&gt;&gt;&gt; block &lt;&lt;&lt;&lt;&lt;&lt;&lt;</text:p>
      <text:p text:style-name="Standard">Fiat quictancia domino de Donzenac de Ventis</text:p>
      <text:p text:style-name="Standard">domus sue sub condicione quod debeat solvere infra</text:p>
      <text:p text:style-name="Standard">festum Pasche proxime venturum illud quod debet</text:p>
      <text:p text:style-name="Standard">de arreragis censuum quos debet pro ipsa domo</text:p>
      <text:p text:style-name="Standard"><text:soft-page-break/>annuatim officio anniversarirum ecclesie</text:p>
      <text:p text:style-name="Standard">Arrestate sunt vi lb. viii s. iiii d. in maibus domini</text:p>
      <text:p text:style-name="Standard">Bertrandi de Thiarno de fructibus prebende Leonardi</text:p>
      <text:p text:style-name="Standard">de Maignaco nuper deffuncti in quibus tenetur officia</text:p>
      <text:p text:style-name="Standard">anniversarirum ad causam domus sue claustraiis</text:p>
      <text:p text:style-name="Standard">Sepultura Deliberatum est quod Cadauer Raymondi cacalaris domin</text:p>
      <text:p text:style-name="Standard">in loco dicto la crastine in ecclesia deffuncti sepeliatur</text:p>
      <text:p text:style-name="Standard">in claustro Sancti Dyonisii de Passu prope capellani ut est</text:p>
      <text:p text:style-name="Standard">fieri consuetum et fuit Sepulcus per R</text:p>
      <text:p text:style-name="Standard">Jehan Huguenin procureur de Philipe Niquet escuier</text:p>
      <text:p text:style-name="Standard">seigneur de la queue au boys s'est de saisi de tous</text:p>
      <text:p text:style-name="Standard">heritages cens rentes boys et aultre revenues que</text:p>
      <text:p text:style-name="Standard">le dit Philippe avoit et tenoit en fié de messegneurs de</text:p>
      <text:p text:style-name="Standard">chapitre au lieu de la chaponniere a cause de</text:p>
      <text:p text:style-name="Standard">l'ostel dit la court / estant a Pecy en Bris</text:p>
      <text:p text:style-name="Standard">de Sorduni</text:p>
      <text:p text:style-name="Standard">Et le prieur de la fontemne ou boys requist messeigneur</text:p>
      <text:p text:style-name="Standard">qu'il en fust mesti disant que ledit escuier les</text:p>
      <text:p text:style-name="Standard">avoit donnez a son priore / Et on ly responde</text:p>
      <text:p text:style-name="Standard">qu'il retournast au jour des brandons et apportas</text:p>
      <text:p text:style-name="Standard">par declaracion les diz heritages</text:p>
      <text:p text:style-name="Standard">Quia magister Guillelmus de Marchia non potuit concordia</text:p>
      <text:p text:style-name="Standard">ponere inter magistrum Germanum Paillardi et religiosis de Sanct</text:p>
      <text:p text:style-name="Standard">victore saper controversia mota inter ipsos pro pane quem dicti</text:p>
      <text:p text:style-name="Standard">religiosis dicunt eis competere per obitum Leonardi de Maigna</text:p>
      <text:p text:style-name="Standard">quondam canonici Parisiensis Placet dominis quod ipse partes recipia</text:p>
      <text:p text:style-name="Standard">duos viros videlicet magistrum Johannem de Nully et magistrum</text:p>
      <text:p text:style-name="Standard">Johannem Picardi advocates in parlamento / qui ipsas</text:p>
      <text:p text:style-name="Standard">partes concordabunt salvo jure ecclesie ita quod predicti admu</text:p>
      <text:p text:style-name="Standard">cati non possint finalem concordiam facere in pris</text:p>
      <text:p text:style-name="Standard">oneso in capitulo appuctuamento per eos inter ipsas parir</text:p>
      <text:p text:style-name="Standard">faciendo</text:p>
      <text:p text:style-name="Standard">Magister Johannes Melleti promotor Curie Parisiensi requisivit corpus</text:p>
      <text:p text:style-name="Standard">Baymondi Catalavi qui decesserat in ecclesia Parisiensis tamquam prisionarius</text:p>
      <text:p text:style-name="Standard">Domini episcopi par.</text:p>
      <text:p text:style-name="Standard">a cujus carcibus violenter recesserat / et fuit e</text:p>
      <text:p text:style-name="Standard"><text:soft-page-break/>responsum quam capitulum eratu finitumus et quod ipse sedebat ibidem et</text:p>
      <text:p text:style-name="Standard">causas audiendis et non pto deliberande super talribus requestis / et</text:p>
      <text:p text:style-name="Standard">quod veniret in primo capitulo et de hoco peciit instrmentum</text:p>
      <text:p text:style-name="Standard">Gellarii</text:p>
      <text:p text:style-name="Standard">Die lune sequentie fuit festum prmrificionim</text:p>
      <text:p text:style-name="Standard">Vide sabbato sequend</text:p>
      <text:p text:style-name="Standard">in alla pagina</text:p>
      <text:p text:style-name="Standard">&gt;&gt;&gt;&gt;&gt;&gt; liste &lt;&lt;&lt;&lt;&lt;&lt;&lt;</text:p>
      <text:p text:style-name="Standard">P. Decano</text:p>
      <text:p text:style-name="Standard">Cantore</text:p>
      <text:p text:style-name="Standard">archidiacono ecclesie</text:p>
      <text:p text:style-name="Standard">Gy</text:p>
      <text:p text:style-name="Standard">Succentore</text:p>
      <text:p text:style-name="Standard">de Pompodorio</text:p>
      <text:p text:style-name="Standard">de Lorriaco</text:p>
      <text:p text:style-name="Standard">N.</text:p>
      <text:p text:style-name="Standard">Chaudardi</text:p>
      <text:p text:style-name="Standard">de socto</text:p>
      <text:p text:style-name="Standard">Forteti</text:p>
      <text:p text:style-name="Standard">*</text:p>
      <text:p text:style-name="Standard">de Mongeria</text:p>
      <text:p text:style-name="Standard">B. de Thierno</text:p>
      <text:p text:style-name="Standard">Hue</text:p>
      <text:p text:style-name="Standard">Roberti</text:p>
      <text:p text:style-name="Standard">de Alneolo</text:p>
      <text:p text:style-name="Standard">Fedelli</text:p>
      <text:p text:style-name="Standard">E</text:p>
      <text:p text:style-name="Standard">Paillardi</text:p>
      <text:p text:style-name="Standard">Voygnon</text:p>
      <text:p text:style-name="Standard">de Salebrace</text:p>
      <text:p text:style-name="Standard">Dangeul</text:p>
      <text:p text:style-name="Standard">T.</text:p>
      <text:p text:style-name="Standard">de Sancto Petro</text:p>
      <text:p text:style-name="Standard">de Karolay</text:p>
      <text:p text:style-name="Standard">Anno quo supra die veneris</text:p>
      <text:p text:style-name="Standard">xxx januarii capitulantibus dominis</text:p>
      <text:p text:style-name="Standard"><text:soft-page-break/>P. Decano</text:p>
      <text:p text:style-name="Standard">H. Cantore</text:p>
      <text:p text:style-name="Standard">archidiacono ecclesie</text:p>
      <text:p text:style-name="Standard">Sy</text:p>
      <text:p text:style-name="Standard">succentore</text:p>
      <text:p text:style-name="Standard">s</text:p>
      <text:p text:style-name="Standard">de Karolay</text:p>
      <text:p text:style-name="Standard">Cxx.</text:p>
      <text:p text:style-name="Standard">Roberti</text:p>
      <text:p text:style-name="Standard">B</text:p>
      <text:p text:style-name="Standard">de Thierno</text:p>
      <text:p text:style-name="Standard">R.</text:p>
      <text:p text:style-name="Standard">Forteti</text:p>
      <text:p text:style-name="Standard">de Lorriaco</text:p>
      <text:p text:style-name="Standard">Au</text:p>
      <text:p text:style-name="Standard">Grangerii</text:p>
      <text:p text:style-name="Standard">G.</text:p>
      <text:p text:style-name="Standard">de Alneolo</text:p>
      <text:p text:style-name="Standard">G.</text:p>
      <text:p text:style-name="Standard">Fedelli</text:p>
      <text:p text:style-name="Standard">Goygnon</text:p>
      <text:p text:style-name="Standard">Hue</text:p>
      <text:p text:style-name="Standard">Regis</text:p>
      <text:p text:style-name="Standard">de socco</text:p>
      <text:p text:style-name="Standard">de Mongeria</text:p>
      <text:p text:style-name="Standard">N.</text:p>
      <text:p text:style-name="Standard">de Ordeimonte</text:p>
      <text:p text:style-name="Standard">Paillardi</text:p>
      <text:p text:style-name="Standard">caui</text:p>
      <text:p text:style-name="Standard">Regine</text:p>
      <text:p text:style-name="Standard">J</text:p>
      <text:p text:style-name="Standard">de Putheolis</text:p>
      <text:p text:style-name="Standard">N.</text:p>
      <text:p text:style-name="Standard">Chaudardi</text:p>
      <text:p text:style-name="Standard"/>
      <text:p text:style-name="Standard"/>
      <text:p text:style-name="Standard"><text:soft-page-break/>=FRAN_0393_10897.tif=</text:p>
      <text:p text:style-name="Standard">&gt;&gt;&gt;&gt;&gt;&gt; date &lt;&lt;&lt;&lt;&lt;&lt;&lt;</text:p>
      <text:p text:style-name="Standard">Febuarius</text:p>
      <text:p text:style-name="Standard">nonagesimo tercio</text:p>
      <text:p text:style-name="Standard">Anno quo supra die mercurii iiiia mensis febris capitulantibus dominis</text:p>
      <text:p text:style-name="Standard">Anno quo supra die veneris vita febris capitulantibus dominis</text:p>
      <text:p text:style-name="Standard">&gt;&gt;&gt;&gt;&gt;&gt; entrée &lt;&lt;&lt;&lt;&lt;&lt;&lt;</text:p>
      <text:p text:style-name="Standard">vii s. vi d.</text:p>
      <text:p text:style-name="Standard">sviii s. vi.</text:p>
      <text:p text:style-name="Standard">Collacio</text:p>
      <text:p text:style-name="Standard">de piugeto</text:p>
      <text:p text:style-name="Standard">&gt;&gt;&gt;&gt;&gt;&gt; block &lt;&lt;&lt;&lt;&lt;&lt;&lt;</text:p>
      <text:p text:style-name="Standard">Resignacio Petrus advocati procuraor domini Odardi graterii capellani ad altacie</text:p>
      <text:p text:style-name="Standard">Sancti Vultus de Luta in ecclesia Sepulcri resignavit ipsam capii</text:p>
      <text:p text:style-name="Standard">causa permutacionis faciendi cum Johanne regis capellanio ad altare beate</text:p>
      <text:p text:style-name="Standard">Marie et Sancti Vincensis in castro de Meledoni Senonsi diocesis ad</text:p>
      <text:p text:style-name="Standard">ipsam capellaniam beate Marie. Et fuit ipsa capellanias de Sepulcro</text:p>
      <text:p text:style-name="Standard">collata dicto Johanni qui juravit in forma et fuit in stallata</text:p>
      <text:p text:style-name="Standard">Magister Johannes Melleti promotor curie Parisiensis requisivit comptus</text:p>
      <text:p text:style-name="Standard">Raymondi Catalari ut fecerat in precedente capitulo / Et fuit</text:p>
      <text:p text:style-name="Standard">sibi respnsum quod ipse Raymondus decesserat in jurisdctione</text:p>
      <text:p text:style-name="Standard">spirituali et temporali capituli et in iniuitate ecclesie / et receperat</text:p>
      <text:p text:style-name="Standard">sacramenta ecclesiastica ut fidelis ecclesiasticus et fecerat testmntum</text:p>
      <text:p text:style-name="Standard">nec erat sabditus domini episcopi in vita nec in morte / nec eras</text:p>
      <text:p text:style-name="Standard">ssua requesta racionabilis</text:p>
      <text:p text:style-name="Standard">dominum Michaelem Chambon alterum curatum Sancti Johannis</text:p>
      <text:p text:style-name="Standard">Rotundi hora decima diei de mane presentibus Johanne Mercerii</text:p>
      <text:p text:style-name="Standard">Johanne Patenostre Johanne Prions Petro des Marche</text:p>
      <text:p text:style-name="Standard">Bernardo compere Johanne Le Chandellier Johanne Piefloy</text:p>
      <text:p text:style-name="Standard">alias Challemanne Robino Karole. Vesione vidal habitatore</text:p>
      <text:p text:style-name="Standard">Tholose . Ponceto de Agassol habitatore castri sarrassem</text:p>
      <text:p text:style-name="Standard">et Aliarrico de Pestilhac habitatore de Rabasteux</text:p>
      <text:p text:style-name="Standard">Sabbati ultima januarii in revestiario</text:p>
      <text:p text:style-name="Standard">G.</text:p>
      <text:p text:style-name="Standard">Resignacio magister Yvo de Fageto procuratore domini Johannis de Moncellis capellani ad altare Sancte Genovefe</text:p>
      <text:p text:style-name="Standard"><text:soft-page-break/>in ecclesia Parisiensis / et rectorum parrocha ecclesie de Courceryaco Paris.n dyocesis resignavit ipsam</text:p>
      <text:p text:style-name="Standard">capellaniam causa permutacionis faciendi cum domino Hueo Gondet curato parrochialis ecclesie</text:p>
      <text:p text:style-name="Standard">Sancti Martini prope Silvanetum Ad ipsam curam et non alias et fuit collata ipsa capellania dicto domino Habuet</text:p>
      <text:p text:style-name="Standard">qui juravit presentius . P. Decano H. cantore G. archidiaconos ecclesie Sy. Succentor Ja. Cosson J. Hue</text:p>
      <text:p text:style-name="Standard">B. de Lorriaco J. de Pompodorio G. de Alneolo . G. Paillardi . R. de Putheolis L. de Mongeria</text:p>
      <text:p text:style-name="Standard">G. Fedelli</text:p>
      <text:p text:style-name="Standard">Et ibidem fuit preceptum domino Petro Prugenti quod deserviat officio suo matricularie</text:p>
      <text:p text:style-name="Standard">sub pena privacionis quia reppertum fuit quod quidem capellanus qui deserviebat pro ipse</text:p>
      <text:p text:style-name="Standard">erat excolaciatus et hoc dixerat dominis dominus Officialis Parisiensis.</text:p>
      <text:p text:style-name="Standard">&gt;&gt;&gt;&gt;&gt;&gt; liste &lt;&lt;&lt;&lt;&lt;&lt;&lt;</text:p>
      <text:p text:style-name="Standard">P. Decano</text:p>
      <text:p text:style-name="Standard">G.</text:p>
      <text:p text:style-name="Standard">archidiacono ecclesie</text:p>
      <text:p text:style-name="Standard">Sy. succentore</text:p>
      <text:p text:style-name="Standard">de Karolay</text:p>
      <text:p text:style-name="Standard">Forteti</text:p>
      <text:p text:style-name="Standard">R. Jaussandi</text:p>
      <text:p text:style-name="Standard">B. de Thierno</text:p>
      <text:p text:style-name="Standard">Collacio</text:p>
      <text:p text:style-name="Standard">G.</text:p>
      <text:p text:style-name="Standard">de Alveolo</text:p>
      <text:p text:style-name="Standard">T.</text:p>
      <text:p text:style-name="Standard">de Sancto Petro</text:p>
      <text:p text:style-name="Standard">Fedelli</text:p>
      <text:p text:style-name="Standard">Voygnon</text:p>
      <text:p text:style-name="Standard">de Mongeria</text:p>
      <text:p text:style-name="Standard">G.</text:p>
      <text:p text:style-name="Standard">Paillardi</text:p>
      <text:p text:style-name="Standard">Hue</text:p>
      <text:p text:style-name="Standard">De socco</text:p>
      <text:p text:style-name="Standard">P.</text:p>
      <text:p text:style-name="Standard">Roberti</text:p>
      <text:p text:style-name="Standard">Chaudardi</text:p>
      <text:p text:style-name="Standard">s</text:p>
      <text:p text:style-name="Standard"><text:soft-page-break/>de Louiaco</text:p>
      <text:p text:style-name="Standard">P. Decano</text:p>
      <text:p text:style-name="Standard">archidiacono ecclesie</text:p>
      <text:p text:style-name="Standard">Sy.</text:p>
      <text:p text:style-name="Standard">Succentore</text:p>
      <text:p text:style-name="Standard">de Pompodorio</text:p>
      <text:p text:style-name="Standard">de Mongeria</text:p>
      <text:p text:style-name="Standard">de Karolay</text:p>
      <text:p text:style-name="Standard">de Lorriaco</text:p>
      <text:p text:style-name="Standard">Forceti</text:p>
      <text:p text:style-name="Standard">s</text:p>
      <text:p text:style-name="Standard">Jausserandi</text:p>
      <text:p text:style-name="Standard">de Putheol</text:p>
      <text:p text:style-name="Standard">Fedelli</text:p>
      <text:p text:style-name="Standard">T. Houcie</text:p>
      <text:p text:style-name="Standard">Au.</text:p>
      <text:p text:style-name="Standard">Regine</text:p>
      <text:p text:style-name="Standard">Voygnon</text:p>
      <text:p text:style-name="Standard">Hue</text:p>
      <text:p text:style-name="Standard">Roberti</text:p>
      <text:p text:style-name="Standard">de socto</text:p>
      <text:p text:style-name="Standard">1</text:p>
      <text:p text:style-name="Standard">Chaudardi</text:p>
      <text:p text:style-name="Standard"/>
      <text:p text:style-name="Standard"/>
      <text:p text:style-name="Standard">=FRAN_0393_10898.tif=</text:p>
      <text:p text:style-name="Standard">&gt;&gt;&gt;&gt;&gt;&gt; date &lt;&lt;&lt;&lt;&lt;&lt;&lt;</text:p>
      <text:p text:style-name="Standard">Anno quo supra die hune ixta febris capitulantibus dominis</text:p>
      <text:p text:style-name="Standard">Anno quo supra die mercuri xiia sebri capitulantibus dominis</text:p>
      <text:p text:style-name="Standard">&gt;&gt;&gt;&gt;&gt;&gt; block &lt;&lt;&lt;&lt;&lt;&lt;&lt;</text:p>
      <text:p text:style-name="Standard">Concesse sunt lictere testimoniales amicis Raymondi</text:p>
      <text:p text:style-name="Standard">catalari nuper deffuncti in ecclesia Parisiens quod ibidem</text:p>
      <text:p text:style-name="Standard">decesserit et quod sit sepultus in terra benedicta et loco sacro / et</text:p>
      <text:p text:style-name="Standard">quod hbuit ante mortem sacrum confessionis . Et commissum</text:p>
      <text:p text:style-name="Standard">est notario quod se informet si ille deffunctus fuerit</text:p>
      <text:p text:style-name="Standard">confessus aut saltem habuerit signa peitencie et</text:p>
      <text:p text:style-name="Standard"><text:soft-page-break/>si sit est faciet literas predictas</text:p>
      <text:p text:style-name="Standard">Remissa sunt arreragia domino Petro Yrudinis capellni</text:p>
      <text:p text:style-name="Standard">capellania Sancti Juliani que debebat occasione dicte sue capellani</text:p>
      <text:p text:style-name="Standard">de pluribus annis / mediante hoc quod ipse solvet pro nunc</text:p>
      <text:p text:style-name="Standard">iiiio lb. x s. p. pro anno proxime lapso et fiet ei</text:p>
      <text:p text:style-name="Standard">quictancia</text:p>
      <text:p text:style-name="Standard">Deliberatum est quod dni G. Anglia et notaris capitluli</text:p>
      <text:p text:style-name="Standard">Vadant apud Rosayum et loquatur cum magistro</text:p>
      <text:p text:style-name="Standard">Yvone Marescalli olim tabellione capituli ut</text:p>
      <text:p text:style-name="Standard">reddat et det ecclesie certos quaternos quos ipse con</text:p>
      <text:p text:style-name="Standard">posuit depluribus rebus tangentes utilitatem ecclesie</text:p>
      <text:p text:style-name="Standard">Johannes Alleaume serviens ad virgam adjornavit</text:p>
      <text:p text:style-name="Standard">dominos ad crastinam diem in castalleto in causa</text:p>
      <text:p text:style-name="Standard">garencie ad requestam magistri Johannis Fabri vicarii</text:p>
      <text:p text:style-name="Standard">in ecclesia Parisien</text:p>
      <text:p text:style-name="Standard">Recepcio canonici Parisieni</text:p>
      <text:p text:style-name="Standard">Dominus Petrus de Purgeto presbyter procurator nobilis Johannis</text:p>
      <text:p text:style-name="Standard">de Passaco clerici fuit receptus ad prebendam Parisiensum</text:p>
      <text:p text:style-name="Standard">vacante per mortem magistri Guillelmi de Bondreville et</text:p>
      <text:p text:style-name="Standard">juravit / et solvit x. fru. pro pane capitularis quos</text:p>
      <text:p text:style-name="Standard">recepit dominus Camerarius / et dedit fidejussore pro</text:p>
      <text:p text:style-name="Standard">capa magistrum Theobaldum Houcie presentem</text:p>
      <text:p text:style-name="Standard">Deliberatum est quod mandetur aitabiliter Girardus</text:p>
      <text:p text:style-name="Standard">custos clavium ecclesie prosciendo quarem recusavit</text:p>
      <text:p text:style-name="Standard">a perire portas ecclesie die jovis mensis januari</text:p>
      <text:p text:style-name="Standard">pro portalo corpus Raymondi catalami in ecclesia</text:p>
      <text:p text:style-name="Standard">deffuncti extra ecclesiam pro sepeliendo</text:p>
      <text:p text:style-name="Standard">&gt;&gt;&gt;&gt;&gt;&gt; liste &lt;&lt;&lt;&lt;&lt;&lt;&lt;</text:p>
      <text:p text:style-name="Standard">P. Decano</text:p>
      <text:p text:style-name="Standard">G. archidiacono cclesie</text:p>
      <text:p text:style-name="Standard">Sy. succentor</text:p>
      <text:p text:style-name="Standard">L.</text:p>
      <text:p text:style-name="Standard">de Mongeria</text:p>
      <text:p text:style-name="Standard">de Pompodorio</text:p>
      <text:p text:style-name="Standard">Ar. Jausserandi</text:p>
      <text:p text:style-name="Standard">de Karolay</text:p>
      <text:p text:style-name="Standard"><text:soft-page-break/>N1.</text:p>
      <text:p text:style-name="Standard">Chaudardi</text:p>
      <text:p text:style-name="Standard">P.</text:p>
      <text:p text:style-name="Standard">Forteti</text:p>
      <text:p text:style-name="Standard">+ P.</text:p>
      <text:p text:style-name="Standard">Roberti</text:p>
      <text:p text:style-name="Standard">R.</text:p>
      <text:p text:style-name="Standard">de Lorriaco</text:p>
      <text:p text:style-name="Standard">B. de Thierno</text:p>
      <text:p text:style-name="Standard">Hue</text:p>
      <text:p text:style-name="Standard">R</text:p>
      <text:p text:style-name="Standard">de Putheolis</text:p>
      <text:p text:style-name="Standard">Au. Regine</text:p>
      <text:p text:style-name="Standard">de socco</text:p>
      <text:p text:style-name="Standard">de Alneolo</text:p>
      <text:p text:style-name="Standard">T</text:p>
      <text:p text:style-name="Standard">de Sancto Petro</text:p>
      <text:p text:style-name="Standard">G.</text:p>
      <text:p text:style-name="Standard">Fedelli</text:p>
      <text:p text:style-name="Standard">de Ordeimonte</text:p>
      <text:p text:style-name="Standard">Voygnon</text:p>
      <text:p text:style-name="Standard">de Sanctus</text:p>
      <text:p text:style-name="Standard">P. Decano</text:p>
      <text:p text:style-name="Standard">G. archidiacono ecclesie</text:p>
      <text:p text:style-name="Standard">Sy succentore</text:p>
      <text:p text:style-name="Standard">+P. Roberti</text:p>
      <text:p text:style-name="Standard">*.</text:p>
      <text:p text:style-name="Standard">de Pompodorio</text:p>
      <text:p text:style-name="Standard">Ar. Jausserandi</text:p>
      <text:p text:style-name="Standard">4</text:p>
      <text:p text:style-name="Standard">de Karolay</text:p>
      <text:p text:style-name="Standard">4</text:p>
      <text:p text:style-name="Standard">de Lorriaco</text:p>
      <text:p text:style-name="Standard">de socco</text:p>
      <text:p text:style-name="Standard">p</text:p>
      <text:p text:style-name="Standard">Forteti</text:p>
      <text:p text:style-name="Standard"><text:soft-page-break/>P</text:p>
      <text:p text:style-name="Standard">de Mongeria</text:p>
      <text:p text:style-name="Standard">Hue</text:p>
      <text:p text:style-name="Standard">R</text:p>
      <text:p text:style-name="Standard">de Putheolis</text:p>
      <text:p text:style-name="Standard">An. Regine</text:p>
      <text:p text:style-name="Standard">G. de Alneolo</text:p>
      <text:p text:style-name="Standard">Voygnon</text:p>
      <text:p text:style-name="Standard">G. Fedelli</text:p>
      <text:p text:style-name="Standard">G. Paillardi</text:p>
      <text:p text:style-name="Standard">T. Houcie</text:p>
      <text:p text:style-name="Standard">N. Chaudardi</text:p>
      <text:p text:style-name="Standard"/>
      <text:p text:style-name="Standard"/>
      <text:p text:style-name="Standard">=FRAN_0393_10899.tif=</text:p>
      <text:p text:style-name="Standard">&gt;&gt;&gt;&gt;&gt;&gt; numérotation &lt;&lt;&lt;&lt;&lt;&lt;&lt;</text:p>
      <text:p text:style-name="Standard">iiii xiii</text:p>
      <text:p text:style-name="Standard">nonagesimo iii</text:p>
      <text:p text:style-name="Standard">1165</text:p>
      <text:p text:style-name="Standard">&gt;&gt;&gt;&gt;&gt;&gt; Date &lt;&lt;&lt;&lt;&lt;&lt;&lt;</text:p>
      <text:p text:style-name="Standard">Anno quo supra die veneris xii febaris capitulantibus dominis</text:p>
      <text:p text:style-name="Standard">Anno quo supra die lune xvia febris capitulantibus dominis</text:p>
      <text:p text:style-name="Standard">&gt;&gt;&gt;&gt;&gt;&gt; entrée &lt;&lt;&lt;&lt;&lt;&lt;&lt;</text:p>
      <text:p text:style-name="Standard">Gx. s.</text:p>
      <text:p text:style-name="Standard">x s. vi d.</text:p>
      <text:p text:style-name="Standard">&gt;&gt;&gt;&gt;&gt;&gt; block &lt;&lt;&lt;&lt;&lt;&lt;&lt;</text:p>
      <text:p text:style-name="Standard">de nezes Deliberatum est quod ematur feudum de nozes quod tenetur ab</text:p>
      <text:p text:style-name="Standard">Aubergenvilla precio viiix fr.</text:p>
      <text:p text:style-name="Standard">Deliberatum est quod ematur domus sita prope portum nostre due</text:p>
      <text:p text:style-name="Standard">super rpparia secane que est in vendicione precio vixx fr.</text:p>
      <text:p text:style-name="Standard">Magister Johannes Voygnon non faciet pressorium in Spedona</text:p>
      <text:p text:style-name="Standard">nisi solvasecundum quod alii solvit et solvere ab antiquo consueverunt</text:p>
      <text:p text:style-name="Standard">in patria</text:p>
      <text:p text:style-name="Standard">Hodie tradidi compotum meum</text:p>
      <text:p text:style-name="Standard">de denariis capitulis quos recepi</text:p>
      <text:p text:style-name="Standard">toto tempore meo. usque ad hanc</text:p>
      <text:p text:style-name="Standard"><text:soft-page-break/>Emenda Girardus de Montoys custos</text:p>
      <text:p text:style-name="Standard">diem</text:p>
      <text:p text:style-name="Standard">clavium portarum ecclesie emendum deffenctum</text:p>
      <text:p text:style-name="Standard">per ipsum factum quanmo noluit apperne januam ecclesie pro sepeliendis corpris</text:p>
      <text:p text:style-name="Standard">Raymendi Catalani et hoc eciam quia procuravit quod dominus Officialis micteret</text:p>
      <text:p text:style-name="Standard">in ecclesia serviente suum ad inhibendum sibi met quod non apperiret ipsas</text:p>
      <text:p text:style-name="Standard">portas / de hoc vide in capitulis precedendes.</text:p>
      <text:p text:style-name="Standard">Biblia Ordinatum est quod legatur biblia in ecclesia more antique et quod</text:p>
      <text:p text:style-name="Standard">non fiant ibidem commessaciones seu potaciones aliqui et debeant</text:p>
      <text:p text:style-name="Standard">interesse quamdiu legetur ipsa lictera dominis illi qui ad hoc tenentur</text:p>
      <text:p text:style-name="Standard">Dominus G. Guerond Ar chdions ecclesie supplicavit capitulo quod ipse posset</text:p>
      <text:p text:style-name="Standard">omere domum sitam ante pertum nostre domine que est de domo Dei quam alias</text:p>
      <text:p text:style-name="Standard">capellani deliberaverat emere ad utilitatem ecclesie precio vi fr theac est</text:p>
      <text:p text:style-name="Standard">ei concessum / et ipse dm Ar. dedit ipsam domum matutinis nostre domines</text:p>
      <text:p text:style-name="Standard">Dominus Ar. Jausserandi similiter quesuvit ut posset eme feudum de ne</text:p>
      <text:p text:style-name="Standard">hes quod alias capellani deliberaverat emere ad utilitatem ecclesie / et pape</text:p>
      <text:p text:style-name="Standard">concessit eum et dedit matutinis predictis.</text:p>
      <text:p text:style-name="Standard">Conclusum est quod fiat accerdum inter capellani et illos de Sussyaco modo quo consilium ecclesie delibravit et</text:p>
      <text:p text:style-name="Standard">maior pars deliberavit et fuit oppinionis quod exta exprimantur hereditagia in temporo accordo sed solum prantur</text:p>
      <text:p text:style-name="Standard">nomina illorum qui ad hoc consenserunt.</text:p>
      <text:p text:style-name="Standard">Accomodati sunt iiC fr magistro J. de Socto officialis horarum pro certis repparacionibus ad suum officium</text:p>
      <text:p text:style-name="Standard">pertinenciis et ipse promisit eos restituo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de Pompodorio</text:p>
      <text:p text:style-name="Standard">de Karolay</text:p>
      <text:p text:style-name="Standard">de socto</text:p>
      <text:p text:style-name="Standard">J. Roberti</text:p>
      <text:p text:style-name="Standard">P</text:p>
      <text:p text:style-name="Standard">Forceti</text:p>
      <text:p text:style-name="Standard">Ar. Jausserandi</text:p>
      <text:p text:style-name="Standard">Hue</text:p>
      <text:p text:style-name="Standard"><text:soft-page-break/>L. de Mongeria</text:p>
      <text:p text:style-name="Standard">N.</text:p>
      <text:p text:style-name="Standard">de Ordeimonte</text:p>
      <text:p text:style-name="Standard">R</text:p>
      <text:p text:style-name="Standard">de Lorriaco</text:p>
      <text:p text:style-name="Standard">Voygnon</text:p>
      <text:p text:style-name="Standard">Paillardi</text:p>
      <text:p text:style-name="Standard">Fedelli</text:p>
      <text:p text:style-name="Standard">T. Hocie</text:p>
      <text:p text:style-name="Standard">de Sanctis</text:p>
      <text:p text:style-name="Standard">Au. Regine</text:p>
      <text:p text:style-name="Standard">P. Forteti</text:p>
      <text:p text:style-name="Standard">G</text:p>
      <text:p text:style-name="Standard">de Alneolo</text:p>
      <text:p text:style-name="Standard">N. Chaudardi</text:p>
      <text:p text:style-name="Standard">P. Decano</text:p>
      <text:p text:style-name="Standard">G. Archidiacono ecclesie</text:p>
      <text:p text:style-name="Standard">Sy</text:p>
      <text:p text:style-name="Standard">succentore</text:p>
      <text:p text:style-name="Standard">s.</text:p>
      <text:p text:style-name="Standard">de Pompodorio</text:p>
      <text:p text:style-name="Standard">de Karolay</text:p>
      <text:p text:style-name="Standard">de Lorriaco</text:p>
      <text:p text:style-name="Standard">de socto</text:p>
      <text:p text:style-name="Standard">Forteti</text:p>
      <text:p text:style-name="Standard">Nr. Jausserandi</text:p>
      <text:p text:style-name="Standard">L. de Mongeria</text:p>
      <text:p text:style-name="Standard">6.</text:p>
      <text:p text:style-name="Standard">de Thierno</text:p>
      <text:p text:style-name="Standard">G.</text:p>
      <text:p text:style-name="Standard">de Alneolo</text:p>
      <text:p text:style-name="Standard">de Sancto Petro</text:p>
      <text:p text:style-name="Standard">T. Houcie</text:p>
      <text:p text:style-name="Standard">O</text:p>
      <text:p text:style-name="Standard">Fedelli</text:p>
      <text:p text:style-name="Standard">G. Paillardi</text:p>
      <text:p text:style-name="Standard"><text:soft-page-break/>Hue</text:p>
      <text:p text:style-name="Standard">Ju. Regine</text:p>
      <text:p text:style-name="Standard">P.</text:p>
      <text:p text:style-name="Standard">Roberti</text:p>
      <text:p text:style-name="Standard">N. Chaudardi</text:p>
      <text:p text:style-name="Standard"/>
      <text:p text:style-name="Standard"/>
      <text:p text:style-name="Standard">=FRAN_0393_10900.tif=</text:p>
      <text:p text:style-name="Standard">&gt;&gt;&gt;&gt;&gt;&gt; numérotation &lt;&lt;&lt;&lt;&lt;&lt;&lt;</text:p>
      <text:p text:style-name="Standard">xiii</text:p>
      <text:p text:style-name="Standard">180</text:p>
      <text:p text:style-name="Standard">&gt;&gt;&gt;&gt;&gt;&gt; Date &lt;&lt;&lt;&lt;&lt;&lt;&lt;</text:p>
      <text:p text:style-name="Standard">Anno quo supra die mercurii xviiia febris capitulantibus dominis</text:p>
      <text:p text:style-name="Standard">Anno quo supra die veneris xxa febris capitulantibus dominis</text:p>
      <text:p text:style-name="Standard">&gt;&gt;&gt;&gt;&gt;&gt; block &lt;&lt;&lt;&lt;&lt;&lt;&lt;</text:p>
      <text:p text:style-name="Standard">P. de mes . Data est licenciatum domino Petro de Mesnilio ut ferat habitum</text:p>
      <text:p text:style-name="Standard">ecclesie in Sancto Mederico / et ibidem ministret sacram ecclesiastica et hec</text:p>
      <text:p text:style-name="Standard">ad requestam illustrs domine Regine Francorum que super hoc</text:p>
      <text:p text:style-name="Standard">scripsit capitulo / ibidemque missas celebret et confessrus</text:p>
      <text:p text:style-name="Standard">audiat / et precepta ecclesie diebus dominicis et aliis consuetis</text:p>
      <text:p text:style-name="Standard">faciend / et cetera hujusmodi que dominus P. Belhoste alter fir</text:p>
      <text:p text:style-name="Standard">mariorum ipsius ecclesie Sancti Mederici sibi precipiet usque ad</text:p>
      <text:p text:style-name="Standard">quisimodo proximam</text:p>
      <text:p text:style-name="Standard">Deliberatum est quod dominus Archidiaconus de Josayo nomine suo</text:p>
      <text:p text:style-name="Standard">emet illam domum de qua alias fuit lequtum in capitulo</text:p>
      <text:p text:style-name="Standard">precedente / Et exnunc ipse dominus Archidiaconus transtalit jus</text:p>
      <text:p text:style-name="Standard">vsuffructus ipsius domus vita sua durante capitulo et</text:p>
      <text:p text:style-name="Standard">capitulum sustinebit ipsam domum suis sumptibus / post</text:p>
      <text:p text:style-name="Standard">mortem vero ipsius domini Archidiaconis ipse concessit et donavit</text:p>
      <text:p text:style-name="Standard">eam ad usum distribucionam matutinarum nostre d</text:p>
      <text:p text:style-name="Standard">Domini sunt concordes quod dominus Aubertus Billardi sit</text:p>
      <text:p text:style-name="Standard">oneratus de recuperandis arreragiis ecclesie ubocumque</text:p>
      <text:p text:style-name="Standard">fuerint si de hoc se voluerit onerare</text:p>
      <text:p text:style-name="Standard">.</text:p>
      <text:p text:style-name="Standard">ode per vatan</text:p>
      <text:p text:style-name="Standard">&gt;&gt;&gt;&gt;&gt;&gt; liste &lt;&lt;&lt;&lt;&lt;&lt;&lt;</text:p>
      <text:p text:style-name="Standard"><text:soft-page-break/>P. Decano</text:p>
      <text:p text:style-name="Standard">G. archidiacono ecclesie</text:p>
      <text:p text:style-name="Standard">milio</text:p>
      <text:p text:style-name="Standard">Sy. succentor</text:p>
      <text:p text:style-name="Standard">+P. Roberti</text:p>
      <text:p text:style-name="Standard">de Pompodorio</text:p>
      <text:p text:style-name="Standard">Ar. Jausserandi</text:p>
      <text:p text:style-name="Standard">de Karolay</text:p>
      <text:p text:style-name="Standard">R.</text:p>
      <text:p text:style-name="Standard">de Lorriaco</text:p>
      <text:p text:style-name="Standard">Forteti</text:p>
      <text:p text:style-name="Standard">L. de Mongeria</text:p>
      <text:p text:style-name="Standard">B. de Thierno</text:p>
      <text:p text:style-name="Standard">*</text:p>
      <text:p text:style-name="Standard">Hue</text:p>
      <text:p text:style-name="Standard">An. Regine</text:p>
      <text:p text:style-name="Standard">G. de Alneolo</text:p>
      <text:p text:style-name="Standard">G. Fedelli</text:p>
      <text:p text:style-name="Standard">R. de Putheolis</text:p>
      <text:p text:style-name="Standard">Voygnon</text:p>
      <text:p text:style-name="Standard">J</text:p>
      <text:p text:style-name="Standard">Chaudardi</text:p>
      <text:p text:style-name="Standard">P.</text:p>
      <text:p text:style-name="Standard">de Socto</text:p>
      <text:p text:style-name="Standard">P. Decano</text:p>
      <text:p text:style-name="Standard">G. archidiacono ecclesie</text:p>
      <text:p text:style-name="Standard">Sy. succentore</text:p>
      <text:p text:style-name="Standard">+P. Roberti</text:p>
      <text:p text:style-name="Standard">B. de Thierno</text:p>
      <text:p text:style-name="Standard">*.</text:p>
      <text:p text:style-name="Standard">de Karolay</text:p>
      <text:p text:style-name="Standard">de Pompodorio</text:p>
      <text:p text:style-name="Standard">J. de Socto</text:p>
      <text:p text:style-name="Standard">P. Forteti</text:p>
      <text:p text:style-name="Standard">o </text:p>
      <text:p text:style-name="Standard">L. de Mongeria</text:p>
      <text:p text:style-name="Standard"><text:soft-page-break/>R. de Lorriaco</text:p>
      <text:p text:style-name="Standard">R. de Putheolis</text:p>
      <text:p text:style-name="Standard">An. Regine</text:p>
      <text:p text:style-name="Standard">de Salebruce</text:p>
      <text:p text:style-name="Standard">T. de Alneolo</text:p>
      <text:p text:style-name="Standard">G. Fedelli</text:p>
      <text:p text:style-name="Standard">Voygnon</text:p>
      <text:p text:style-name="Standard">N. Chabbatle</text:p>
      <text:p text:style-name="Standard"/>
      <text:p text:style-name="Standard"/>
      <text:p text:style-name="Standard">=FRAN_0393_10901.tif=</text:p>
      <text:p text:style-name="Standard">&gt;&gt;&gt;&gt;&gt;&gt; numérotation &lt;&lt;&lt;&lt;&lt;&lt;&lt;</text:p>
      <text:p text:style-name="Standard">iiii xiiii</text:p>
      <text:p text:style-name="Standard">nonagesimo m</text:p>
      <text:p text:style-name="Standard">*818</text:p>
      <text:p text:style-name="Standard">&gt;&gt;&gt;&gt;&gt;&gt; Date &lt;&lt;&lt;&lt;&lt;&lt;&lt;</text:p>
      <text:p text:style-name="Standard">Anno quo supra die lune xxiiia febris capitulantibus dominis</text:p>
      <text:p text:style-name="Standard">Recepcio canonicui Parisiensi</text:p>
      <text:p text:style-name="Standard">&gt;&gt;&gt;&gt;&gt;&gt; block &lt;&lt;&lt;&lt;&lt;&lt;&lt;</text:p>
      <text:p text:style-name="Standard">Magister Guillelmus de Porta Decanus Bisuntinensis fuit receptus</text:p>
      <text:p text:style-name="Standard">ad prebendam parisiensim vacantes per resignacionem in manibus domini nostri pape</text:p>
      <text:p text:style-name="Standard">per procuratorem magistri N. Chaudardi ultimi possessoris ejusdem factam</text:p>
      <text:p text:style-name="Standard">qui juravit in forma et fuit installatus in choro et locus sibi</text:p>
      <text:p text:style-name="Standard">assignatus in capitulo / solvit x. fr. pro jocundo adventu et</text:p>
      <text:p text:style-name="Standard">dedit fideiuss pro capa dominos J. Hue et J. Voygnon canonico</text:p>
      <text:p text:style-name="Standard">Pars. ibidem presentes / et onus hujusmodi fidejusss acceptantes / ac dictam</text:p>
      <text:p text:style-name="Standard">capa in deffectum ipsius noviter recepti solvere promittentes.</text:p>
      <text:p text:style-name="Standard">S Mmarcy Philippus Polini fuit receptus ad matulariam clericalem Sancti Medericis</text:p>
      <text:p text:style-name="Standard">virtute licterarum domini Cardinals de luna / qui juravit obediniam et fuit</text:p>
      <text:p text:style-name="Standard">installatus</text:p>
      <text:p text:style-name="Standard">Placet dominis quod magister N. Chaudardi ferat habitum ecclesie</text:p>
      <text:p text:style-name="Standard">usque ad Pascha / et quod facta visitacione de domo sua per</text:p>
      <text:p text:style-name="Standard">juratos ecclesie / ipsa domus exponetur vendicioni / et tradetur</text:p>
      <text:p text:style-name="Standard">alicui dominorum plus offerenti.</text:p>
      <text:p text:style-name="Standard">Dominus Johannes Fabri procuratore Johannis de Moulinis Domicelli se de saisint</text:p>
      <text:p text:style-name="Standard">et devestivit de tenris redditibus et proprietatibus ac censibus quibus anie</text:p>
      <text:p text:style-name="Standard"><text:soft-page-break/>que ipse domicellus tenebat in feudum ab ecclesia seu capitulo Parisienses in villis de Alneolo et Nezello</text:p>
      <text:p text:style-name="Standard">que vendidit magistro Johanni de Socto / et ipse magister J. de Socto fuit receptus in fidem et homagium</text:p>
      <text:p text:style-name="Standard">dictorum feudorum per dominum decanum Parisiensum vice et nomine capituli ipsum recipientem / postmodum ipse magister Johannes</text:p>
      <text:p text:style-name="Standard">de socto transculit omne jus et actionem que in predictis habebat in manu domini Armandi Jausserandi</text:p>
      <text:p text:style-name="Standard">dictus vero dominus Armandu transtulit eciam predicta in manu capituli ad usum et utilitatem</text:p>
      <text:p text:style-name="Standard">matutinarum beate Marie que in ecclesia Parisien dicuntur</text:p>
      <text:p text:style-name="Standard">Dominus Egidius La Vaqueresse fuit receptus in vicarium sancti Mederci pro magistro Jacobo provi</text:p>
      <text:p text:style-name="Standard">nomicio ipsius ecclesi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PP. Roberti</text:p>
      <text:p text:style-name="Standard">4</text:p>
      <text:p text:style-name="Standard">de Karolay</text:p>
      <text:p text:style-name="Standard">Ar. Jausserandi</text:p>
      <text:p text:style-name="Standard">de Pompodorio</text:p>
      <text:p text:style-name="Standard">de socto</text:p>
      <text:p text:style-name="Standard">Forteti</text:p>
      <text:p text:style-name="Standard">1.</text:p>
      <text:p text:style-name="Standard">de Mongeria</text:p>
      <text:p text:style-name="Standard">R. de Thierno</text:p>
      <text:p text:style-name="Standard">Hue</text:p>
      <text:p text:style-name="Standard">R</text:p>
      <text:p text:style-name="Standard">de Putheolis</text:p>
      <text:p text:style-name="Standard">Au. Regine</text:p>
      <text:p text:style-name="Standard">de Alneolo</text:p>
      <text:p text:style-name="Standard">G</text:p>
      <text:p text:style-name="Standard">de porta</text:p>
      <text:p text:style-name="Standard">G.</text:p>
      <text:p text:style-name="Standard">Fedelli</text:p>
      <text:p text:style-name="Standard">de Salebrace</text:p>
      <text:p text:style-name="Standard">Voygnon</text:p>
      <text:p text:style-name="Standard">de Lorriaco</text:p>
      <text:p text:style-name="Standard"><text:soft-page-break/>N. Chaudardi</text:p>
      <text:p text:style-name="Standard">35l</text:p>
      <text:p text:style-name="Standard"/>
      <text:p text:style-name="Standard"/>
      <text:p text:style-name="Standard">=FRAN_0393_10902.tif=</text:p>
      <text:p text:style-name="Standard">&gt;&gt;&gt;&gt;&gt;&gt; numérotation &lt;&lt;&lt;&lt;&lt;&lt;&lt;</text:p>
      <text:p text:style-name="Standard">x iii</text:p>
      <text:p text:style-name="Standard">.</text:p>
      <text:p text:style-name="Standard">&gt;&gt;&gt;&gt;&gt;&gt; Date &lt;&lt;&lt;&lt;&lt;&lt;&lt;</text:p>
      <text:p text:style-name="Standard">Anno quo supra die mercurii xxvta febris capitulantibus dominis</text:p>
      <text:p text:style-name="Standard">Anno quo supra die veneris xxviia febris capitulantibus dominis</text:p>
      <text:p text:style-name="Standard">&gt;&gt;&gt;&gt;&gt;&gt; entrée &lt;&lt;&lt;&lt;&lt;&lt;&lt;</text:p>
      <text:p text:style-name="Standard">Resignacio</text:p>
      <text:p text:style-name="Standard">Collacio</text:p>
      <text:p text:style-name="Standard">Compromissum canti</text:p>
      <text:p text:style-name="Standard">Mignoti</text:p>
      <text:p text:style-name="Standard">&gt;&gt;&gt;&gt;&gt;&gt; block &lt;&lt;&lt;&lt;&lt;&lt;&lt;</text:p>
      <text:p text:style-name="Standard">Commissii. Dati sunt commissarii fimmario d'Oultreboys videlicet domini</text:p>
      <text:p text:style-name="Standard">G. de Alncolo et J. de Socto ad auditum compotis suum</text:p>
      <text:p text:style-name="Standard">Majoria de Christolio data est ad beneplacitum dominor</text:p>
      <text:p text:style-name="Standard">Philipo Cofferii habitis dicti loci et juravit fidelitatem et</text:p>
      <text:p text:style-name="Standard">et debet adducere clericum suum mercurii proxima qui</text:p>
      <text:p text:style-name="Standard">jurabit</text:p>
      <text:p text:style-name="Standard">Preceptum est domino Guillelmo Bellefemme sub pena</text:p>
      <text:p text:style-name="Standard">excomunicaconis et late sine ut in vesperis inter sit cum</text:p>
      <text:p text:style-name="Standard">domino G. archidiaconus ecclesie provisore capelle Sancti Leonardi</text:p>
      <text:p text:style-name="Standard">ad reddendum compotum suum et inventarium faut</text:p>
      <text:p text:style-name="Standard">de ornamentis Capellanie cui deservivit pro domino</text:p>
      <text:p text:style-name="Standard">Engueralino Benedicti nuper deffuncti et ipsius</text:p>
      <text:p text:style-name="Standard">capellanie quondam capellani</text:p>
      <text:p text:style-name="Standard">Placet dominis quod dominus G. de Porta habeat domum</text:p>
      <text:p text:style-name="Standard">magistri N. Chaudardi precio centum scutorum domino</text:p>
      <text:p text:style-name="Standard">velit se ocelare de repparacionibus et solvere onera que</text:p>
      <text:p text:style-name="Standard">ipsa domus debet et ad que tenetur / Et ipse dominus</text:p>
      <text:p text:style-name="Standard">G. de Porta habuit hoc gratum et tradidit denarius de</text:p>
      <text:p text:style-name="Standard">et fuit sibi liberata ipsa domus.</text:p>
      <text:p text:style-name="Standard"><text:soft-page-break/>Johannes Canardi capellanis ad altare Sancti Eustacii dictam capellania resignavit causa permutacionis</text:p>
      <text:p text:style-name="Standard">faciende cum magistro Julyano de Blessonno rctore alterius poicionis parrochia ecclesie de</text:p>
      <text:p text:style-name="Standard">Bellomonte in argonia remensis docesis ad ipsam alteram porcionem et non alias et fuit</text:p>
      <text:p text:style-name="Standard">collata dicto magistro Juliano in persionam dominims Johannis la Buffe presbyteri procuratoris sui</text:p>
      <text:p text:style-name="Standard">qui juravit ut procurator et fuit installatus.</text:p>
      <text:p text:style-name="Standard">visa composicione Sancti Victoris fuit expeditus panis</text:p>
      <text:p text:style-name="Standard">quadragesime prebendam Sancti Victorum quem peciit et</text:p>
      <text:p text:style-name="Standard">dixoi sibi deberi causa resignaionem prebenda magistri Nicolai</text:p>
      <text:p text:style-name="Standard">Chaudardi</text:p>
      <text:p text:style-name="Standard">Recepcio Dominus Johannes Mugney presbyter procurator domini Ade de</text:p>
      <text:p text:style-name="Standard">vivariis fuit receptus virtute gracie apostolice sibi</text:p>
      <text:p text:style-name="Standard">facte ad capellaniam Sancti Johannis Baptiste in ecclesia Parisi</text:p>
      <text:p text:style-name="Standard">fundatam vacante per mortem domini Johannis de Sancto presto</text:p>
      <text:p text:style-name="Standard">qui juravit in forma et fuit installatus</text:p>
      <text:p text:style-name="Standard">Retenue Jaques de Baconel est retenu conselllier pourp</text:p>
      <text:p text:style-name="Standard">chapitre en la teure d'oultre boys a. C. sz</text:p>
      <text:p text:style-name="Standard">de pension in revestiario</text:p>
      <text:p text:style-name="Standard">Die sabbati ultima februarii presentis P. decano . C. de Sancto Petro</text:p>
      <text:p text:style-name="Standard">R. de Lorriaco An. Regine J. de Socto B. de Thierno . J. de Pon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</text:p>
      <text:p text:style-name="Standard">Succentore</text:p>
      <text:p text:style-name="Standard">P.</text:p>
      <text:p text:style-name="Standard">Roberti</text:p>
      <text:p text:style-name="Standard">Ar. Jausserandi</text:p>
      <text:p text:style-name="Standard">de Karolay</text:p>
      <text:p text:style-name="Standard">de socto</text:p>
      <text:p text:style-name="Standard">de Pompodorio</text:p>
      <text:p text:style-name="Standard">Forteti</text:p>
      <text:p text:style-name="Standard">de Mongeria</text:p>
      <text:p text:style-name="Standard">B. de Thierno</text:p>
      <text:p text:style-name="Standard">Hue</text:p>
      <text:p text:style-name="Standard">R.</text:p>
      <text:p text:style-name="Standard">de Putheolis</text:p>
      <text:p text:style-name="Standard"><text:soft-page-break/>G. de Alneolo</text:p>
      <text:p text:style-name="Standard">G. de Porta</text:p>
      <text:p text:style-name="Standard">An. Regine</text:p>
      <text:p text:style-name="Standard">G. Fedelli</text:p>
      <text:p text:style-name="Standard">N. de Ordeimonte</text:p>
      <text:p text:style-name="Standard">Voygnon</text:p>
      <text:p text:style-name="Standard">de Salebruce</text:p>
      <text:p text:style-name="Standard">R. de Lorriaco</text:p>
      <text:p text:style-name="Standard">P. Decano</text:p>
      <text:p text:style-name="Standard">G. archidiacono eccclesie</text:p>
      <text:p text:style-name="Standard">Sy. succentore</text:p>
      <text:p text:style-name="Standard">+P. Roberti</text:p>
      <text:p text:style-name="Standard">de Pompodorio</text:p>
      <text:p text:style-name="Standard">R</text:p>
      <text:p text:style-name="Standard">de Lorriaco</text:p>
      <text:p text:style-name="Standard">de Karolay</text:p>
      <text:p text:style-name="Standard">Forteti</text:p>
      <text:p text:style-name="Standard">de Mongeria</text:p>
      <text:p text:style-name="Standard">B. de Thierno</text:p>
      <text:p text:style-name="Standard">Hue</text:p>
      <text:p text:style-name="Standard">T. de Sancto Petro</text:p>
      <text:p text:style-name="Standard">G. de Alneolo</text:p>
      <text:p text:style-name="Standard">G. de Porta</text:p>
      <text:p text:style-name="Standard">G.</text:p>
      <text:p text:style-name="Standard">Fedelli</text:p>
      <text:p text:style-name="Standard">J.</text:p>
      <text:p text:style-name="Standard">de socto</text:p>
      <text:p text:style-name="Standard">Ar. Jausserandi</text:p>
      <text:p text:style-name="Standard">R. de Putheolis</text:p>
      <text:p text:style-name="Standard"/>
      <text:p text:style-name="Standard"/>
      <text:p text:style-name="Standard">=FRAN_0393_10903.tif=</text:p>
      <text:p text:style-name="Standard">&gt;&gt;&gt;&gt;&gt;&gt; numérotation &lt;&lt;&lt;&lt;&lt;&lt;&lt;</text:p>
      <text:p text:style-name="Standard">iiii xv</text:p>
      <text:p text:style-name="Standard">9l.</text:p>
      <text:p text:style-name="Standard">&gt;&gt;&gt;&gt;&gt;&gt; Date &lt;&lt;&lt;&lt;&lt;&lt;&lt;</text:p>
      <text:p text:style-name="Standard"><text:soft-page-break/>Marcius</text:p>
      <text:p text:style-name="Standard">Anno quo supra die lune secunda mensis marcii capitulantibus dominis</text:p>
      <text:p text:style-name="Standard">nonagesimo tercio</text:p>
      <text:p text:style-name="Standard">Mercurii sequente non fuit capellani propter cives</text:p>
      <text:p text:style-name="Standard">Anno quo supra die veneris post emveres sexta marcii capitulantibus dominis</text:p>
      <text:p text:style-name="Standard">&gt;&gt;&gt;&gt;&gt;&gt; block &lt;&lt;&lt;&lt;&lt;&lt;&lt;</text:p>
      <text:p text:style-name="Standard">Johannes Preau clericus majoris de Cristolio juravit fidelitatem</text:p>
      <text:p text:style-name="Standard">dominis et obedenciam jura ecclesie pro posse servare et que non potenit</text:p>
      <text:p text:style-name="Standard">revelare / a subditis ecclesie ultra salarium debitum non petere</text:p>
      <text:p text:style-name="Standard">nec exigere quavisde causa</text:p>
      <text:p text:style-name="Standard">Resignacio Johannes de Courlon procurator magistri Johannis Vuillequin resignavit</text:p>
      <text:p text:style-name="Standard">in manibus dominorum capellaniamm Sancti Saturnini in ecclesia Pari. causa per</text:p>
      <text:p text:style-name="Standard">mutacionis faciendi cum magistro Richardo Habart canonico Sancti Pauli</text:p>
      <text:p text:style-name="Standard">de Sancto Dyonisio in francia ad ipsos canonicatum et prebendam et non alias</text:p>
      <text:p text:style-name="Standard">et fuit collata dicto magistro Richardo qui nundum juravit.</text:p>
      <text:p text:style-name="Standard">Remissa sunt arreragia domino Thome Boillardi capellanio ad altare beati</text:p>
      <text:p text:style-name="Standard">dyonisii que debebat officio annversarorum et matutinarum racione dicte sue</text:p>
      <text:p text:style-name="Standard">capellanie videlicet de duobus Francis pro anno quolibet / et fuit quictus dimmodo</text:p>
      <text:p text:style-name="Standard">solvat de uno anno et amodo sine deffecta</text:p>
      <text:p text:style-name="Standard">Evendoni ipse dominus Thomas emendavit deffectum quem fecerat in non deserviendo</text:p>
      <text:p text:style-name="Standard">debite dicte sue capellani</text:p>
      <text:p text:style-name="Standard">abbati viia marcii in revestiario</text:p>
      <text:p text:style-name="Standard">presentibus P. decano G. Arhidiaconus ecclesie Sy succentor. R. de Lorrias G. de Alneolo</text:p>
      <text:p text:style-name="Standard">L. de Mongeria B. de Thierno J. de Secto Ph. de Salione . G. Fedelli</text:p>
      <text:p text:style-name="Standard">P. Forteti et pluribus aliis. fuit datus terminus duorum annorum domino Burello</text:p>
      <text:p text:style-name="Standard">de ripperia ad redimendum iiiiC lb. t. redditus quas venadit ecclesie precio</text:p>
      <text:p text:style-name="Standard">ii escus.</text:p>
      <text:p text:style-name="Standard">P. Forteti . G. de Porta. L. de Mongeria et J. de Karolay pro parte capituli / magistre</text:p>
      <text:p text:style-name="Standard">N. Careti procuratore magistri Johannis Careti et domino Johanne Mignoti pro se / dicte partes</text:p>
      <text:p text:style-name="Standard">pro longaverunt compromissum alias per ipsos factum usque ad sinem mensis maii presentieus</text:p>
      <text:p text:style-name="Standard">magistro Johanne Curial Parisiensi in foro eclesisi advocato domino Petro Charleti presbytero</text:p>
      <text:p text:style-name="Standard">Remensis diocesis domino Petro Prugereti presbytero in ecclesia Parisiensis beneficiato et Petro</text:p>
      <text:p text:style-name="Standard">Amonini clerico Aurelianens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<text:soft-page-break/>G. archidiacono ecclesie</text:p>
      <text:p text:style-name="Standard">Sy. succentore</text:p>
      <text:p text:style-name="Standard">J. de Pompodorio</text:p>
      <text:p text:style-name="Standard">P. Roberti</text:p>
      <text:p text:style-name="Standard">L. de Mongeria</text:p>
      <text:p text:style-name="Standard">J. de Karolay</text:p>
      <text:p text:style-name="Standard">R. de Socco</text:p>
      <text:p text:style-name="Standard">Collacio</text:p>
      <text:p text:style-name="Standard">P. Forteti</text:p>
      <text:p text:style-name="Standard">B. de Thierno</text:p>
      <text:p text:style-name="Standard">R. de Putheolis</text:p>
      <text:p text:style-name="Standard">R. de Lorriaco</text:p>
      <text:p text:style-name="Standard">Au. Regine</text:p>
      <text:p text:style-name="Standard">N. de Ordeimonte</text:p>
      <text:p text:style-name="Standard">*.</text:p>
      <text:p text:style-name="Standard">Voygnon</text:p>
      <text:p text:style-name="Standard">Hue</text:p>
      <text:p text:style-name="Standard">G. dePorta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Voygnon</text:p>
      <text:p text:style-name="Standard">de Karolay</text:p>
      <text:p text:style-name="Standard">de Pompodorio</text:p>
      <text:p text:style-name="Standard">P. Forceti</text:p>
      <text:p text:style-name="Standard">P. Roberti</text:p>
      <text:p text:style-name="Standard">Demperia</text:p>
      <text:p text:style-name="Standard">L.</text:p>
      <text:p text:style-name="Standard">de Mongria</text:p>
      <text:p text:style-name="Standard">Hue</text:p>
      <text:p text:style-name="Standard">R. de Putheolis</text:p>
      <text:p text:style-name="Standard">G. de Porta</text:p>
      <text:p text:style-name="Standard">T. de Sancto Petro</text:p>
      <text:p text:style-name="Standard">R. de Lorriaco</text:p>
      <text:p text:style-name="Standard">G. Fedelli</text:p>
      <text:p text:style-name="Standard"><text:soft-page-break/>T. Houcie</text:p>
      <text:p text:style-name="Standard">An. Regine</text:p>
      <text:p text:style-name="Standard">B. de Thierno</text:p>
      <text:p text:style-name="Standard">N. de Ordeomonte</text:p>
      <text:p text:style-name="Standard">Regis</text:p>
      <text:p text:style-name="Standard">Ar. Jausserand z</text:p>
      <text:p text:style-name="Standard"/>
      <text:p text:style-name="Standard"/>
      <text:p text:style-name="Standard">=FRAN_0393_10904.tif=</text:p>
      <text:p text:style-name="Standard">&gt;&gt;&gt;&gt;&gt;&gt; numérotation &lt;&lt;&lt;&lt;&lt;&lt;&lt;</text:p>
      <text:p text:style-name="Standard">5</text:p>
      <text:p text:style-name="Standard">90</text:p>
      <text:p text:style-name="Standard">&gt;&gt;&gt;&gt;&gt;&gt; Date &lt;&lt;&lt;&lt;&lt;&lt;&lt;</text:p>
      <text:p text:style-name="Standard">*</text:p>
      <text:p text:style-name="Standard">Anno quo supra die martis decima mensis marcii capitulantibus dominis</text:p>
      <text:p text:style-name="Standard">Anno quosupra die jovis xiia marcii capitulantibus dominis</text:p>
      <text:p text:style-name="Standard">&gt;&gt;&gt;&gt;&gt;&gt; block &lt;&lt;&lt;&lt;&lt;&lt;&lt;</text:p>
      <text:p text:style-name="Standard">adjornamentum Johannes Aleaume serviens ad virga adjornavit duos</text:p>
      <text:p text:style-name="Standard">ad diem crastinam in Castalleto contra Thomam de</text:p>
      <text:p text:style-name="Standard">nully visariis taxari quasdam expensis</text:p>
      <text:p text:style-name="Standard">Deliberatum est quod prepositus prebendarius de Andresiaco</text:p>
      <text:p text:style-name="Standard">faciet fieri pretorium dicti loci expensis dominorum ibidem</text:p>
      <text:p text:style-name="Standard">prebendatorum quia considerato quod ipsi percipiunt inde</text:p>
      <text:p text:style-name="Standard">emolumenta eo ipso tenentur ad onera / et jurati</text:p>
      <text:p text:style-name="Standard">ecclesie mittentur illac ad visitandum repparaciones</text:p>
      <text:p text:style-name="Standard">domus que dicitur aula de Andresiaco expensis illorum</text:p>
      <text:p text:style-name="Standard">qui debebunt illas repparaciones facere. Et</text:p>
      <text:p text:style-name="Standard">magister An. Grangerii presens non consenciit isti</text:p>
      <text:p text:style-name="Standard">ordinacion</text:p>
      <text:p text:style-name="Standard">Deliberatum est quod rogerus medici solvat oleum</text:p>
      <text:p text:style-name="Standard">quod debet pro lampadibus pro uno anno / et si</text:p>
      <text:p text:style-name="Standard">annis futuris pecierit graciam domini facient pro eo</text:p>
      <text:p text:style-name="Standard">tmelius poterunt</text:p>
      <text:p text:style-name="Standard">.</text:p>
      <text:p text:style-name="Standard">Adveu Le prieur de la Fontaine au boys a envoye son</text:p>
      <text:p text:style-name="Standard">adveu des terres de la chaponniere mouvans de Pecy</text:p>
      <text:p text:style-name="Standard"><text:soft-page-break/>et a esté respondu que on le tenoit en souffrance</text:p>
      <text:p text:style-name="Standard">jusques a trois sepum et lors il sera present et</text:p>
      <text:p text:style-name="Standard">pendent ce on se informera se il doit rien</text:p>
      <text:p text:style-name="Standard">Jehan Leschevin prevost de Rosay a apporté un</text:p>
      <text:p text:style-name="Standard">proces pour visiter qui a esté baille a maistre</text:p>
      <text:p text:style-name="Standard">Guillelmo Danvel</text:p>
      <text:p text:style-name="Standard">Magister Richardus Habart qualis collata fuit apiell</text:p>
      <text:p text:style-name="Standard">Sanct saturnini in ecclesia Par. vacas per ressquacionem</text:p>
      <text:p text:style-name="Standard">qui nundum juraverat hodie juravit in forma et</text:p>
      <text:p text:style-name="Standard">non fuit installatus</text:p>
      <text:p text:style-name="Standard">vide de hoc die ltre iia marcii</text:p>
      <text:p text:style-name="Standard">&gt;&gt;&gt;&gt;&gt;&gt; liste &lt;&lt;&lt;&lt;&lt;&lt;&lt;</text:p>
      <text:p text:style-name="Standard">P. Decano</text:p>
      <text:p text:style-name="Standard">J. Cantore</text:p>
      <text:p text:style-name="Standard">archidiacono ecclesie</text:p>
      <text:p text:style-name="Standard">Sy. succentore</text:p>
      <text:p text:style-name="Standard">N. de Ordeimonte</text:p>
      <text:p text:style-name="Standard">de socto</text:p>
      <text:p text:style-name="Standard">R</text:p>
      <text:p text:style-name="Standard">de Lorriaco</text:p>
      <text:p text:style-name="Standard">Andresis</text:p>
      <text:p text:style-name="Standard">de Karolay</text:p>
      <text:p text:style-name="Standard">de Pompodori</text:p>
      <text:p text:style-name="Standard">Forteti</text:p>
      <text:p text:style-name="Standard">de Mongeria</text:p>
      <text:p text:style-name="Standard">B</text:p>
      <text:p text:style-name="Standard">de Thierno</text:p>
      <text:p text:style-name="Standard">Hue</text:p>
      <text:p text:style-name="Standard">Au. Grangerti</text:p>
      <text:p text:style-name="Standard">*.</text:p>
      <text:p text:style-name="Standard">de Bordis</text:p>
      <text:p text:style-name="Standard">T. de Sancto Petro</text:p>
      <text:p text:style-name="Standard">I.</text:p>
      <text:p text:style-name="Standard">de Sanctis</text:p>
      <text:p text:style-name="Standard">G. de Alneolo</text:p>
      <text:p text:style-name="Standard">R.</text:p>
      <text:p text:style-name="Standard"><text:soft-page-break/>de Putheolis</text:p>
      <text:p text:style-name="Standard">G</text:p>
      <text:p text:style-name="Standard">Fedelli</text:p>
      <text:p text:style-name="Standard">T. Hocie</text:p>
      <text:p text:style-name="Standard">J. Voygnon</text:p>
      <text:p text:style-name="Standard">Th. de Salione</text:p>
      <text:p text:style-name="Standard">Ar. Jausserandi</text:p>
      <text:p text:style-name="Standard">P. Roberti</text:p>
      <text:p text:style-name="Standard">H. Cantore</text:p>
      <text:p text:style-name="Standard">G</text:p>
      <text:p text:style-name="Standard">archidiacono ecclesie</text:p>
      <text:p text:style-name="Standard">Sy. succentor</text:p>
      <text:p text:style-name="Standard">5</text:p>
      <text:p text:style-name="Standard">de ordimont</text:p>
      <text:p text:style-name="Standard">R.</text:p>
      <text:p text:style-name="Standard">de Lorriaco</text:p>
      <text:p text:style-name="Standard">J</text:p>
      <text:p text:style-name="Standard">de Pompodorio</text:p>
      <text:p text:style-name="Standard">*</text:p>
      <text:p text:style-name="Standard">de Karolay</text:p>
      <text:p text:style-name="Standard">4.</text:p>
      <text:p text:style-name="Standard">de socto</text:p>
      <text:p text:style-name="Standard">P.</text:p>
      <text:p text:style-name="Standard">Forteti</text:p>
      <text:p text:style-name="Standard">4</text:p>
      <text:p text:style-name="Standard">de Thierno</text:p>
      <text:p text:style-name="Standard">L.</text:p>
      <text:p text:style-name="Standard">de Mongeria</text:p>
      <text:p text:style-name="Standard">R.</text:p>
      <text:p text:style-name="Standard">de Puthes</text:p>
      <text:p text:style-name="Standard">I</text:p>
      <text:p text:style-name="Standard">de Bordis</text:p>
      <text:p text:style-name="Standard">*</text:p>
      <text:p text:style-name="Standard">de Sanctis</text:p>
      <text:p text:style-name="Standard">juramento</text:p>
      <text:p text:style-name="Standard">G. de Alneolo</text:p>
      <text:p text:style-name="Standard"><text:soft-page-break/>T</text:p>
      <text:p text:style-name="Standard">de Sancto Petro</text:p>
      <text:p text:style-name="Standard">Voygnon</text:p>
      <text:p text:style-name="Standard">G.</text:p>
      <text:p text:style-name="Standard">Fedelli</text:p>
      <text:p text:style-name="Standard">+ Phili.</text:p>
      <text:p text:style-name="Standard">de Salione</text:p>
      <text:p text:style-name="Standard">Hue</text:p>
      <text:p text:style-name="Standard">Regis</text:p>
      <text:p text:style-name="Standard">Au. Regine</text:p>
      <text:p text:style-name="Standard">S xi</text:p>
      <text:p text:style-name="Standard"/>
      <text:p text:style-name="Standard"/>
      <text:p text:style-name="Standard">=FRAN_0393_10905.tif=</text:p>
      <text:p text:style-name="Standard">&gt;&gt;&gt;&gt;&gt;&gt; numérotation &lt;&lt;&lt;&lt;&lt;&lt;&lt;</text:p>
      <text:p text:style-name="Standard">iiiix xvi</text:p>
      <text:p text:style-name="Standard">nova quono</text:p>
      <text:p text:style-name="Standard">9o9</text:p>
      <text:p text:style-name="Standard">&gt;&gt;&gt;&gt;&gt;&gt; entrée &lt;&lt;&lt;&lt;&lt;&lt;&lt;</text:p>
      <text:p text:style-name="Standard">x s. vi d.</text:p>
      <text:p text:style-name="Standard">Chenal</text:p>
      <text:p text:style-name="Standard">&gt;&gt;&gt;&gt;&gt;&gt; block &lt;&lt;&lt;&lt;&lt;&lt;&lt;</text:p>
      <text:p text:style-name="Standard">Maistre Jehan de Fontenay commissarire ou ch astellet de Paris</text:p>
      <text:p text:style-name="Standard">a fait deffense et commandement a meseigneurs de par le roy mes</text:p>
      <text:p text:style-name="Standard">et le prevost de Parisis et sur peinie de deuxcens mard d'argent</text:p>
      <text:p text:style-name="Standard">que ilz ne procedent en aucune maniere contre messeigneurs mahieu segner get</text:p>
      <text:p text:style-name="Standard">a cause de L. frr qu'il doit a messeigneurs Jehan le Femre pour la</text:p>
      <text:p text:style-name="Standard">vente d'une maison etc. et se aucun proces ont fait encont</text:p>
      <text:p text:style-name="Standard">luy qu'ilz le revoquent et mettent au neant</text:p>
      <text:p text:style-name="Standard">messeigneurs ly ont responda que ilz se garderont de mesprendre</text:p>
      <text:p text:style-name="Standard">Placet dominis quod magister fratres et sorores domus Dei Parisiensis se</text:p>
      <text:p text:style-name="Standard">obligent executoribus Katherine de Quarmont ad dicendum</text:p>
      <text:p text:style-name="Standard">perpetuo unam missam pro anima dicte deffuncte in capella dicte domus</text:p>
      <text:p text:style-name="Standard">Dei qualibet ebdomada senel nec recompensacionem eorum que legavit</text:p>
      <text:p text:style-name="Standard">eis nn suo testamont dicta mlier</text:p>
      <text:p text:style-name="Standard">Ordeimonte est quod refficiatur pons de Galon et capiantur lapides</text:p>
      <text:p text:style-name="Standard"><text:soft-page-break/>in masuris granchiarum de Spedona.</text:p>
      <text:p text:style-name="Standard">Dominus Guillelmos Tibie Forter presbyter commissus est ad regimen capelellan</text:p>
      <text:p text:style-name="Standard">Sancte Kathirine in ecclesia Sancti Mederici vercantes per mortem domini Guillelmi</text:p>
      <text:p text:style-name="Standard">et juravit bene et fideliter desservire usque appareat</text:p>
      <text:p text:style-name="Standard">verus possessior ejusdem et promisit ceddere compotam de receptis</text:p>
      <text:p text:style-name="Standard">Promoti ad ordines die sabbati iiiior temporum post brandones in ecclesia Parisiensis per dominum parisiensium episcopum</text:p>
      <text:p text:style-name="Standard">Americus de Maignaco Canonicus Par. ad subdyaconatus ordine</text:p>
      <text:p text:style-name="Standard">firminus vanassorum capellanum in ecclesia Sancti Mederici ad acolitatus ceterosque minores ordine</text:p>
      <text:p text:style-name="Standard">Petrus Anselinii capellanis in Sancto Benedicto ad altaracem beati J. Euvangead dyaconatus ordinane</text:p>
      <text:p text:style-name="Standard">Philippus Polin $ad $prbtatus$ vicai matricularius clericus in Sancto Mederico ad presbyteratus ordinarim</text:p>
      <text:p text:style-name="Standard">Anno predicto die lune xvia marcii magister P. Roberti Camerarius clericus in curci domus epecopalis coram janua</text:p>
      <text:p text:style-name="Standard">ecclesie presentibus magistro P. Forteti canonico Parisiensis Ynone de Fageto promotis capituli et Petro Alardi clerico ipsius</text:p>
      <text:p text:style-name="Standard">domini Camerarii invenit dominum Officialis Parisiensis et requisivit ipsum ut excomnicacionem agravacionus etc. in personam domini</text:p>
      <text:p text:style-name="Standard">Jacobi equi subditi ecclesie vicarii in Sancto Mederico ad instantam colini chevrenoire facta vellet revocare</text:p>
      <text:p text:style-name="Standard">Et ipse dominus Officialis respondit quod bene verum erat quod ipse colinus fecerat citari dictum presbyterum ad certam</text:p>
      <text:p text:style-name="Standard">diem coram ipso / ad quam non comparuerat debite nec allegaverat privilegium suum et ideo fuerat reputatus</text:p>
      <text:p text:style-name="Standard">contunaxa et denunciatus excomunciciatus postmodum veo ipse fuerat citatus ex parte dicti colini visarum seabsolvi</text:p>
      <text:p text:style-name="Standard">et tunc ad requestam dicti camerarii fuat remissus curie capituli et sic videbatur sibi quod in deffectum ipsius</text:p>
      <text:p text:style-name="Standard">ipse fuerat excommunicatus et hoc non revocaret / cetera veo que post requisicionem predictam fuerant facta</text:p>
      <text:p text:style-name="Standard">libenter revocaret</text:p>
      <text:p text:style-name="Standard">&gt;&gt;&gt;&gt;&gt;&gt; liste &lt;&lt;&lt;&lt;&lt;&lt;&lt;</text:p>
      <text:p text:style-name="Standard">P. Decano</text:p>
      <text:p text:style-name="Standard">preceptum</text:p>
      <text:p text:style-name="Standard">H. Cantor</text:p>
      <text:p text:style-name="Standard">G</text:p>
      <text:p text:style-name="Standard">archidiacono ecclesie</text:p>
      <text:p text:style-name="Standard">egn</text:p>
      <text:p text:style-name="Standard">Sy. Succentor</text:p>
      <text:p text:style-name="Standard"><text:soft-page-break/>J</text:p>
      <text:p text:style-name="Standard">De Pompodorio</text:p>
      <text:p text:style-name="Standard">de Karolay</text:p>
      <text:p text:style-name="Standard">s</text:p>
      <text:p text:style-name="Standard">de Lorricico</text:p>
      <text:p text:style-name="Standard">L</text:p>
      <text:p text:style-name="Standard">de Mongeria</text:p>
      <text:p text:style-name="Standard">de socto</text:p>
      <text:p text:style-name="Standard">*</text:p>
      <text:p text:style-name="Standard">Hue</text:p>
      <text:p text:style-name="Standard">B. de Thierno</text:p>
      <text:p text:style-name="Standard">Fedel</text:p>
      <text:p text:style-name="Standard">Ar. Jousserandi</text:p>
      <text:p text:style-name="Standard">*i.</text:p>
      <text:p text:style-name="Standard">Voygnon</text:p>
      <text:p text:style-name="Standard">TPPh. de Salione</text:p>
      <text:p text:style-name="Standard">Ay. de Maignaco</text:p>
      <text:p text:style-name="Standard">G.</text:p>
      <text:p text:style-name="Standard">de Alneolo</text:p>
      <text:p text:style-name="Standard">P.</text:p>
      <text:p text:style-name="Standard">Forceti</text:p>
      <text:p text:style-name="Standard">4</text:p>
      <text:p text:style-name="Standard">Roberti</text:p>
      <text:p text:style-name="Standard">de Putheolis</text:p>
      <text:p text:style-name="Standard">Regis</text:p>
      <text:p text:style-name="Standard">Ar. Jausyandi</text:p>
      <text:p text:style-name="Standard">cmissis</text:p>
      <text:p text:style-name="Standard"/>
      <text:p text:style-name="Standard"/>
      <text:p text:style-name="Standard">=FRAN_0393_10906.tif=</text:p>
      <text:p text:style-name="Standard">&gt;&gt;&gt;&gt;&gt;&gt; numérotation &lt;&lt;&lt;&lt;&lt;&lt;&lt;</text:p>
      <text:p text:style-name="Standard">nonad</text:p>
      <text:p text:style-name="Standard">32</text:p>
      <text:p text:style-name="Standard">&gt;&gt;&gt;&gt;&gt;&gt; Date &lt;&lt;&lt;&lt;&lt;&lt;&lt;</text:p>
      <text:p text:style-name="Standard">Anno quo supra die martis xviia mensir marcii in Giaado capitulantibus dominis</text:p>
      <text:p text:style-name="Standard">Anno quo supra die jovis xixa marcii capitulantibus dominis.</text:p>
      <text:p text:style-name="Standard"><text:soft-page-break/>&gt;&gt;&gt;&gt;&gt;&gt; block &lt;&lt;&lt;&lt;&lt;&lt;&lt;</text:p>
      <text:p text:style-name="Standard">nichil fuit actum post Symodum</text:p>
      <text:p text:style-name="Standard">Datus est terminus domino P. de Mesnilio usque ad</text:p>
      <text:p text:style-name="Standard">quammodo de solvendi xii. s. par. quos debet pro quadam</text:p>
      <text:p text:style-name="Standard">emenda quam fecit racione certi delicti pro quibus fuerat</text:p>
      <text:p text:style-name="Standard">Monitus.</text:p>
      <text:p text:style-name="Standard">Placet dominis et magistro Aymerico de Maignaco quod</text:p>
      <text:p text:style-name="Standard">parvum vinum quod dominus quondam Leonardus de Maignaco</text:p>
      <text:p text:style-name="Standard">frater suus canonicus Parisiensis debebat racione domus sue</text:p>
      <text:p text:style-name="Standard">claustralis vendite per eum domino Guigoi de Albyaco</text:p>
      <text:p text:style-name="Standard">recipiatur super lxx. s. quos sibi debet magister</text:p>
      <text:p text:style-name="Standard">Johannes de Socto</text:p>
      <text:p text:style-name="Standard">Deliberatum est quod moneantur dominis illi qui debent</text:p>
      <text:p text:style-name="Standard">parvum vinum / ad martius nisi causai</text:p>
      <text:p text:style-name="Standard">&gt;&gt;&gt;&gt;&gt;&gt; liste &lt;&lt;&lt;&lt;&lt;&lt;&lt;</text:p>
      <text:p text:style-name="Standard">P. Decanos</text:p>
      <text:p text:style-name="Standard">H. Cantore</text:p>
      <text:p text:style-name="Standard">G. archidiacono ecclesie</text:p>
      <text:p text:style-name="Standard">Sy. succentor</text:p>
      <text:p text:style-name="Standard">L. de Mongeria</text:p>
      <text:p text:style-name="Standard">R. de Lorriaco</text:p>
      <text:p text:style-name="Standard">J.</text:p>
      <text:p text:style-name="Standard">de Pompodorio</text:p>
      <text:p text:style-name="Standard">J. de Karolay</text:p>
      <text:p text:style-name="Standard">P. Forteti</text:p>
      <text:p text:style-name="Standard">*</text:p>
      <text:p text:style-name="Standard">Hue</text:p>
      <text:p text:style-name="Standard">Ja. Cosson</text:p>
      <text:p text:style-name="Standard">G. Fedelli</text:p>
      <text:p text:style-name="Standard">B. de Thierno</text:p>
      <text:p text:style-name="Standard">G. de Alneolo</text:p>
      <text:p text:style-name="Standard">Voygnon</text:p>
      <text:p text:style-name="Standard">*</text:p>
      <text:p text:style-name="Standard">de Bordis</text:p>
      <text:p text:style-name="Standard">P. Roberti</text:p>
      <text:p text:style-name="Standard">Regis</text:p>
      <text:p text:style-name="Standard"><text:soft-page-break/>Ar. Jausserandi</text:p>
      <text:p text:style-name="Standard">PPh. de Salione</text:p>
      <text:p text:style-name="Standard">2</text:p>
      <text:p text:style-name="Standard">de Socto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de Pompodorio</text:p>
      <text:p text:style-name="Standard">A. Jausserandi</text:p>
      <text:p text:style-name="Standard">de Karolay</text:p>
      <text:p text:style-name="Standard">R. de Lorriaco</text:p>
      <text:p text:style-name="Standard">Forteti</text:p>
      <text:p text:style-name="Standard">L. de Mongeria</text:p>
      <text:p text:style-name="Standard">R. de Putheolis</text:p>
      <text:p text:style-name="Standard">G. de Alneolo</text:p>
      <text:p text:style-name="Standard">T. de Sancto Petro</text:p>
      <text:p text:style-name="Standard">Ph. de Salione</text:p>
      <text:p text:style-name="Standard">G. Fedelli</text:p>
      <text:p text:style-name="Standard">T. Houcie</text:p>
      <text:p text:style-name="Standard">J. Voygnon</text:p>
      <text:p text:style-name="Standard">Ay. de Maignaco</text:p>
      <text:p text:style-name="Standard">B. de Thierno</text:p>
      <text:p text:style-name="Standard">N. de Ordeionte</text:p>
      <text:p text:style-name="Standard">Hue</text:p>
      <text:p text:style-name="Standard">P. Roberti</text:p>
      <text:p text:style-name="Standard">Rocho</text:p>
      <text:p text:style-name="Standard">3</text:p>
      <text:p text:style-name="Standard"/>
      <text:p text:style-name="Standard"/>
      <text:p text:style-name="Standard">=FRAN_0393_10907.tif=</text:p>
      <text:p text:style-name="Standard">&gt;&gt;&gt;&gt;&gt;&gt; numérotation &lt;&lt;&lt;&lt;&lt;&lt;&lt;</text:p>
      <text:p text:style-name="Standard">iiiix xvii</text:p>
      <text:p text:style-name="Standard">nonagesimo tercio</text:p>
      <text:p text:style-name="Standard">3</text:p>
      <text:p text:style-name="Standard">&gt;&gt;&gt;&gt;&gt;&gt; Date &lt;&lt;&lt;&lt;&lt;&lt;&lt;</text:p>
      <text:p text:style-name="Standard"><text:soft-page-break/>Anno quo supra die sabubeti e .</text:p>
      <text:p text:style-name="Standard">Poe</text:p>
      <text:p text:style-name="Standard">&gt;&gt;&gt;&gt;&gt;&gt; entrée &lt;&lt;&lt;&lt;&lt;&lt;&lt;</text:p>
      <text:p text:style-name="Standard">x sz</text:p>
      <text:p text:style-name="Standard">Villaldi</text:p>
      <text:p text:style-name="Standard">&gt;&gt;&gt;&gt;&gt;&gt; block &lt;&lt;&lt;&lt;&lt;&lt;&lt;</text:p>
      <text:p text:style-name="Standard">Inhibitum est domino Egidio Pinelli presbytero ne de cetero sit ausus</text:p>
      <text:p text:style-name="Standard">dicere nec dicat domino Johanni Moqueti nec cuiquam alteri de ecclesia aliques</text:p>
      <text:p text:style-name="Standard">Injurias vel faciat sub pena perdicionis habitus et privacionis</text:p>
      <text:p text:style-name="Standard">chori. Et similiter inhabitum est dicto domino Johanni Moqueti. Et ulterius</text:p>
      <text:p text:style-name="Standard">ipsi assecuraverunt se invicem et unus alterum ad usus et consuetis</text:p>
      <text:p text:style-name="Standard">cuviere Parisiensis hoc est sub pena carceris perpetui</text:p>
      <text:p text:style-name="Standard">Preceptum est domino Camerario clerico quod de medietate proventuum</text:p>
      <text:p text:style-name="Standard">.</text:p>
      <text:p text:style-name="Standard">pro rata / et altera medietas convertetur in servicium ipsius capellanie</text:p>
      <text:p text:style-name="Standard">Deliberatum est quod processus exempcionis ecclesie insunetur</text:p>
      <text:p text:style-name="Standard">domino Officiali Parisiense et requiratur graciose quod revocet illa que</text:p>
      <text:p text:style-name="Standard">fecit in personas dominorum Jacobi equi et Johannis de quinsi presbyterorum</text:p>
      <text:p text:style-name="Standard">subdiaconus ecclesie</text:p>
      <text:p text:style-name="Standard">Datus est terminus domino Johanni de Chanloto ut solvat unum</text:p>
      <text:p text:style-name="Standard">francum quem debet pro quadam emenda hinc ad pasca</text:p>
      <text:p text:style-name="Standard">Canonicus et</text:p>
      <text:p text:style-name="Standard">Vicarius Dominus Michael Pichardi procuratori etenomincorum Sancti Mederici ex parte</text:p>
      <text:p text:style-name="Standard">dictorum canonicorum presentavit dominum Robertum estat ad vicariam</text:p>
      <text:p text:style-name="Standard">quam solebat obtinere dominus Jacobus equi qui juravit obedeiciam</text:p>
      <text:p text:style-name="Standard">et reverenciam dominis et debite deservire in dominis in dicta ecclesia</text:p>
      <text:p text:style-name="Standard">et fuit installatus.</text:p>
      <text:p text:style-name="Standard">Dominus Aubertus Billardi fuit oneratus de recuperando arreragia ordinaria debita ecclesie</text:p>
      <text:p text:style-name="Standard">et officiis ejusdem et juravit ea bene et fideliter recuperare / et de recuperatis reddere bonum compotum</text:p>
      <text:p text:style-name="Standard">et legalem quociens fuerit requisitus.</text:p>
      <text:p text:style-name="Standard">Deliberatum est quod mandetur Johannes Cordigeri clericus Sancti Mederici ad martis ut afferat</text:p>
      <text:p text:style-name="Standard">claves quas habet ad causam clericalis offici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<text:soft-page-break/>G. archidiacono ecclesie</text:p>
      <text:p text:style-name="Standard">Sy. succentore</text:p>
      <text:p text:style-name="Standard">Pinel</text:p>
      <text:p text:style-name="Standard">Ar. Jausserandi</text:p>
      <text:p text:style-name="Standard">P. Forceti</text:p>
      <text:p text:style-name="Standard">oquet</text:p>
      <text:p text:style-name="Standard">B. de Thierno</text:p>
      <text:p text:style-name="Standard">s</text:p>
      <text:p text:style-name="Standard">de Mongeria</text:p>
      <text:p text:style-name="Standard">R. de Lorriaco</text:p>
      <text:p text:style-name="Standard">Hue</text:p>
      <text:p text:style-name="Standard">G.</text:p>
      <text:p text:style-name="Standard">de Albyaco Le prisie</text:p>
      <text:p text:style-name="Standard">G.</text:p>
      <text:p text:style-name="Standard">de Ahneolo</text:p>
      <text:p text:style-name="Standard">G. Paillardi</text:p>
      <text:p text:style-name="Standard">G. Fedelli</text:p>
      <text:p text:style-name="Standard">Cheval</text:p>
      <text:p text:style-name="Standard">+P. Roberti</text:p>
      <text:p text:style-name="Standard">T. de Sancto Petro</text:p>
      <text:p text:style-name="Standard">Ay. de Maignaco</text:p>
      <text:p text:style-name="Standard">X</text:p>
      <text:p text:style-name="Standard">de Pompodorio infirmus</text:p>
      <text:p text:style-name="Standard">Regis</text:p>
      <text:p text:style-name="Standard">Ph. de Salione</text:p>
      <text:p text:style-name="Standard">J. de Socto</text:p>
      <text:p text:style-name="Standard"/>
      <text:p text:style-name="Standard"/>
      <text:p text:style-name="Standard">=FRAN_0393_10908.tif=</text:p>
      <text:p text:style-name="Standard">&gt;&gt;&gt;&gt;&gt;&gt; numérotation &lt;&lt;&lt;&lt;&lt;&lt;&lt;</text:p>
      <text:p text:style-name="Standard">nonagesimo tercio</text:p>
      <text:p text:style-name="Standard">194</text:p>
      <text:p text:style-name="Standard">&gt;&gt;&gt;&gt;&gt;&gt; Date &lt;&lt;&lt;&lt;&lt;&lt;&lt;</text:p>
      <text:p text:style-name="Standard">Anno quo supra die martis post cclesi xxiiiia marcii capitulantibus dominis</text:p>
      <text:p text:style-name="Standard">Anno quo supra die jovis post oculi xxvia marcii capitulantibus dominis</text:p>
      <text:p text:style-name="Standard">&gt;&gt;&gt;&gt;&gt;&gt; block &lt;&lt;&lt;&lt;&lt;&lt;&lt;</text:p>
      <text:p text:style-name="Standard"><text:soft-page-break/>Ordinatum est quod mandetur ad prim capellani helyas</text:p>
      <text:p text:style-name="Standard">de Chenaco pro repparacionibus domus sue</text:p>
      <text:p text:style-name="Standard">Ordinatum est quod vicus inter ecclesias beate Marie</text:p>
      <text:p text:style-name="Standard">et sancti Dyonisii de Passa mundetur et fient</text:p>
      <text:p text:style-name="Standard">claves per clericum fabrice qui recupperabit</text:p>
      <text:p text:style-name="Standard">peccuniam clavium ab illis qui recipient claves</text:p>
      <text:p text:style-name="Standard">Domini L. de Mongeria et R. de Lorriaco deputati sunt ad visitandum</text:p>
      <text:p text:style-name="Standard">domum sitam prope sanctum Landericum pro repparacionibus faciendis</text:p>
      <text:p text:style-name="Standard">H. Cantor et R. de Lorriaco dati sunt commissarii ad</text:p>
      <text:p text:style-name="Standard">audiencem compotum clerici fabrice</text:p>
      <text:p text:style-name="Standard">Preceptum est notarius quod faciat inventarium bonorum</text:p>
      <text:p text:style-name="Standard">reppertorum in camera domini Johannis de Velleblain capicerii</text:p>
      <text:p text:style-name="Standard">ecclesie Parisiens que camera sita est retro potum cupri in vico</text:p>
      <text:p text:style-name="Standard">Sancte Marine et hoc fuit quia verberat cum gladro suo</text:p>
      <text:p text:style-name="Standard">quendam dictum Stephanum Brye ex qua ubera comme postmodum</text:p>
      <text:p text:style-name="Standard">mors fuit subsequta.</text:p>
      <text:p text:style-name="Standard">Estienne le femre a adjourné messeigneurs a mardi a trois</text:p>
      <text:p text:style-name="Standard">hemres aprés midi devant messeigneur pere Bochet president en</text:p>
      <text:p text:style-name="Standard">parlement a la requeste du procureur du roy pour veoir prendi</text:p>
      <text:p text:style-name="Standard">un adjoint en la cause de limunité du cloistre et du</text:p>
      <text:p text:style-name="Standard">guet ordinave des subgrez et ad ce sont commis</text:p>
      <text:p text:style-name="Standard">G. de Alneolo et R. de Lorriaco</text:p>
      <text:p text:style-name="Standard">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de Pompodorio</text:p>
      <text:p text:style-name="Standard">P. Roberti</text:p>
      <text:p text:style-name="Standard">Ar. Jausserandi</text:p>
      <text:p text:style-name="Standard">v</text:p>
      <text:p text:style-name="Standard">de Karolay</text:p>
      <text:p text:style-name="Standard">P. Forteti</text:p>
      <text:p text:style-name="Standard">L. de Mongeria</text:p>
      <text:p text:style-name="Standard">B. de Thierno</text:p>
      <text:p text:style-name="Standard"><text:soft-page-break/>Hue</text:p>
      <text:p text:style-name="Standard">R.</text:p>
      <text:p text:style-name="Standard">de Putheolis</text:p>
      <text:p text:style-name="Standard">An. Regine</text:p>
      <text:p text:style-name="Standard">G. de Alicolo</text:p>
      <text:p text:style-name="Standard">R.</text:p>
      <text:p text:style-name="Standard">de Lorriaco</text:p>
      <text:p text:style-name="Standard">T. de Sancto Petro</text:p>
      <text:p text:style-name="Standard">de Sanctis</text:p>
      <text:p text:style-name="Standard">N. de Ordebimnte</text:p>
      <text:p text:style-name="Standard">G. Fedelli</text:p>
      <text:p text:style-name="Standard">T. Houcie</text:p>
      <text:p text:style-name="Standard">Regis</text:p>
      <text:p text:style-name="Standard">Voygnon</text:p>
      <text:p text:style-name="Standard">Ay. de Maignaco</text:p>
      <text:p text:style-name="Standard">Au.</text:p>
      <text:p text:style-name="Standard">Grangerii</text:p>
      <text:p text:style-name="Standard">P. Decanus</text:p>
      <text:p text:style-name="Standard">H. Cantor</text:p>
      <text:p text:style-name="Standard">G. archidiacono ecclesie</text:p>
      <text:p text:style-name="Standard">Sy. succentore</text:p>
      <text:p text:style-name="Standard">R</text:p>
      <text:p text:style-name="Standard">de Lorris</text:p>
      <text:p text:style-name="Standard">N. de Freto</text:p>
      <text:p text:style-name="Standard">B. de Thiano</text:p>
      <text:p text:style-name="Standard">Blein</text:p>
      <text:p text:style-name="Standard">L. de Mongeria</text:p>
      <text:p text:style-name="Standard">*.</text:p>
      <text:p text:style-name="Standard">Hue</text:p>
      <text:p text:style-name="Standard">An. Regine</text:p>
      <text:p text:style-name="Standard">de Bordis</text:p>
      <text:p text:style-name="Standard">N. de Ordeimnte</text:p>
      <text:p text:style-name="Standard">G. Fedelli</text:p>
      <text:p text:style-name="Standard">R. de Putheol</text:p>
      <text:p text:style-name="Standard">Th. de Salione</text:p>
      <text:p text:style-name="Standard">Ay. de Maignaco</text:p>
      <text:p text:style-name="Standard"><text:soft-page-break/>J. de Karolay</text:p>
      <text:p text:style-name="Standard">Voygnon</text:p>
      <text:p text:style-name="Standard">G</text:p>
      <text:p text:style-name="Standard">de Alnerlo</text:p>
      <text:p text:style-name="Standard"/>
      <text:p text:style-name="Standard"/>
      <text:p text:style-name="Standard">=FRAN_0393_10909.tif=</text:p>
      <text:p text:style-name="Standard">&gt;&gt;&gt;&gt;&gt;&gt; numérotation &lt;&lt;&lt;&lt;&lt;&lt;&lt;</text:p>
      <text:p text:style-name="Standard">iiiix xviii</text:p>
      <text:p text:style-name="Standard">nonagesimo tercio</text:p>
      <text:p text:style-name="Standard">8</text:p>
      <text:p text:style-name="Standard">&gt;&gt;&gt;&gt;&gt;&gt; Date &lt;&lt;&lt;&lt;&lt;&lt;&lt;</text:p>
      <text:p text:style-name="Standard">Anno predicto die sabbati post oculei xxviiia marcii capitulantibus dominis</text:p>
      <text:p text:style-name="Standard">Anno predicto die martis post letare ultima marcii capitulantibus dominis</text:p>
      <text:p text:style-name="Standard">&gt;&gt;&gt;&gt;&gt;&gt; block &lt;&lt;&lt;&lt;&lt;&lt;&lt;</text:p>
      <text:p text:style-name="Standard">Placet dominis quod magister Guillelmus de Alneolo habeat domum</text:p>
      <text:p text:style-name="Standard">domini decani Belvacensis pro repparacionibus necesisiris quas ipse</text:p>
      <text:p text:style-name="Standard">tenebitur facere et parvamdonum solvere.</text:p>
      <text:p text:style-name="Standard">Martin de Neuville clerc prisonnier detenu pour la</text:p>
      <text:p text:style-name="Standard">bateure feucte par luy en cloistre en la personne de</text:p>
      <text:p text:style-name="Standard">Guillelmum Regnier a esté delivre present le dit Guillelmu</text:p>
      <text:p text:style-name="Standard">qui lya pardonne la dite bateure / et ledites Martin la</text:p>
      <text:p text:style-name="Standard">admende a messeigneurs et a promis de faire un brevet</text:p>
      <text:p text:style-name="Standard">de C. lbre. par. pour l'admende.</text:p>
      <text:p text:style-name="Standard">Commissum est notariu quod faciat informacionem pro parte</text:p>
      <text:p text:style-name="Standard">Johannis Cordigeri clerici de Sancto Mederico super vita et conveasio</text:p>
      <text:p text:style-name="Standard">ipsius in parrochil Sancti Mederici et servicis quod facit ibidem.</text:p>
      <text:p text:style-name="Standard">Prebenda subdyaconalis Sancti Johannis Rotundi vacans</text:p>
      <text:p text:style-name="Standard">per mortem Tassini de Vinay collata est Johanni con</text:p>
      <text:p text:style-name="Standard">stantini macicoto ecclesie / qui juravit in forma.</text:p>
      <text:p text:style-name="Standard">de Pompodorio Recepcio Abbatus Hagembout procurator Johannis Tareau cleric</text:p>
      <text:p text:style-name="Standard">receptus ad $qua capellaniam qua in ecclesia Par. nuper</text:p>
      <text:p text:style-name="Standard">Adaltart</text:p>
      <text:p text:style-name="Standard">obtinebat dum decessit dominus Johannes La Buffe et</text:p>
      <text:p text:style-name="Standard">juravit in forma et fuit installatus</text:p>
      <text:p text:style-name="Standard">Dominus Bricius Monachi presbyter fuit receptus ad capellaniam</text:p>
      <text:p text:style-name="Standard"><text:soft-page-break/>ad altare Beartholomei et Vincentem vacante per mortem domini</text:p>
      <text:p text:style-name="Standard">Stephani quadrigarii in ecclesia Parisiens qui juravit in forma</text:p>
      <text:p text:style-name="Standard">et fuit installatus</text:p>
      <text:p text:style-name="Standard">Hebertus Berengarii factus est macicotus loco constantim et</text:p>
      <text:p text:style-name="Standard">ille qui erat spe factus est clericus matutinarum et antiquiorum</text:p>
      <text:p text:style-name="Standard">puerorum post ipsum factus est spe scilicet Michael Bruneau</text:p>
      <text:p text:style-name="Standard">Preceptum est domino Symoni prepositi quod hinc ad festum Sancti Johannis</text:p>
      <text:p text:style-name="Standard">celebret missas pro deffunctis in ecclesia Parisiensis in parvo altari</text:p>
      <text:p text:style-name="Standard">et ipse Symon non consserut et quia non comnsserut fuit tet</text:p>
      <text:p text:style-name="Standard">monicus ut pareat mandatum dominorum / et ipse protestabis fuit de apellanio</text:p>
      <text:p text:style-name="Standard">et pecuitur instrmentum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J.</text:p>
      <text:p text:style-name="Standard">de Karolay</text:p>
      <text:p text:style-name="Standard">*.</text:p>
      <text:p text:style-name="Standard">de Pompodorio</text:p>
      <text:p text:style-name="Standard">.</text:p>
      <text:p text:style-name="Standard">de Ordeimonte</text:p>
      <text:p text:style-name="Standard">de socto</text:p>
      <text:p text:style-name="Standard">Forteti</text:p>
      <text:p text:style-name="Standard">L. de Mongeria</text:p>
      <text:p text:style-name="Standard">Hue</text:p>
      <text:p text:style-name="Standard">*</text:p>
      <text:p text:style-name="Standard">de Putheol</text:p>
      <text:p text:style-name="Standard">G. de Alneolo</text:p>
      <text:p text:style-name="Standard">Ph.</text:p>
      <text:p text:style-name="Standard">de Salione</text:p>
      <text:p text:style-name="Standard">G.</text:p>
      <text:p text:style-name="Standard">Fedelli</text:p>
      <text:p text:style-name="Standard">*</text:p>
      <text:p text:style-name="Standard">Voygnon</text:p>
      <text:p text:style-name="Standard">Chanteprime</text:p>
      <text:p text:style-name="Standard">de maignaco</text:p>
      <text:p text:style-name="Standard"><text:soft-page-break/>Regis</text:p>
      <text:p text:style-name="Standard">P.</text:p>
      <text:p text:style-name="Standard">Decano</text:p>
      <text:p text:style-name="Standard">H. Cantore</text:p>
      <text:p text:style-name="Standard">archidiaconus ecclesie</text:p>
      <text:p text:style-name="Standard">G</text:p>
      <text:p text:style-name="Standard">Sy</text:p>
      <text:p text:style-name="Standard">Succentore</text:p>
      <text:p text:style-name="Standard">de Karolay capellani</text:p>
      <text:p text:style-name="Standard">de Ordeomonte</text:p>
      <text:p text:style-name="Standard">de socto</text:p>
      <text:p text:style-name="Standard">Forteti</text:p>
      <text:p text:style-name="Standard">R.</text:p>
      <text:p text:style-name="Standard">de Lorriaco</text:p>
      <text:p text:style-name="Standard">B. de Thierno</text:p>
      <text:p text:style-name="Standard">L. de Mongeria</text:p>
      <text:p text:style-name="Standard">Hue</text:p>
      <text:p text:style-name="Standard">de Putheolis</text:p>
      <text:p text:style-name="Standard">de Sanctis</text:p>
      <text:p text:style-name="Standard">G. de Alneolo</text:p>
      <text:p text:style-name="Standard">T. de Sancto Petro</text:p>
      <text:p text:style-name="Standard">G. Fedelli</text:p>
      <text:p text:style-name="Standard">Ph. de Salione</text:p>
      <text:p text:style-name="Standard">T. Hocie</text:p>
      <text:p text:style-name="Standard">Voygnon</text:p>
      <text:p text:style-name="Standard">Regis</text:p>
      <text:p text:style-name="Standard">xii s. vi d. G. Paillardi</text:p>
      <text:p text:style-name="Standard">M. de Maignaco</text:p>
      <text:p text:style-name="Standard"/>
      <text:p text:style-name="Standard"/>
      <text:p text:style-name="Standard">=FRAN_0393_10910.tif=</text:p>
      <text:p text:style-name="Standard">&gt;&gt;&gt;&gt;&gt;&gt; numérotation &lt;&lt;&lt;&lt;&lt;&lt;&lt;</text:p>
      <text:p text:style-name="Standard">3.</text:p>
      <text:p text:style-name="Standard">396</text:p>
      <text:p text:style-name="Standard">&gt;&gt;&gt;&gt;&gt;&gt; Date &lt;&lt;&lt;&lt;&lt;&lt;&lt;</text:p>
      <text:p text:style-name="Standard">Aprils naingesimo tais</text:p>
      <text:p text:style-name="Standard"><text:soft-page-break/>Anno predcto die jovis post letare iia mensis aprilis capitulantibus dominis</text:p>
      <text:p text:style-name="Standard">Anno predicto die sabbati post letare iiiia aprilis capitulantibus dominis</text:p>
      <text:p text:style-name="Standard">&gt;&gt;&gt;&gt;&gt;&gt; block &lt;&lt;&lt;&lt;&lt;&lt;&lt;</text:p>
      <text:p text:style-name="Standard">Deliberatum est quod id quod debetur per officiarios ecclesie</text:p>
      <text:p text:style-name="Standard">deffuncto magistro Johanni de Guignicurte dividatur</text:p>
      <text:p text:style-name="Standard">mediatim / et una pers convertetur pro suo servicio faciende</text:p>
      <text:p text:style-name="Standard">in ecclesia Parisiensis / et altera pars tradetur executoribus</text:p>
      <text:p text:style-name="Standard">pro tumba sua facienda</text:p>
      <text:p text:style-name="Standard">Dominus Philippus Burgensis resignavit canonicatum et prebenda quos</text:p>
      <text:p text:style-name="Standard">tenebat in ecclesia Sancti Stephani de Gressibus causa permutacioni</text:p>
      <text:p text:style-name="Standard">faciendi cum magistro Guillelmo denisete ad capellani aquas</text:p>
      <text:p text:style-name="Standard">obtinet. et fuerunt collati ipsi canonicus prebenda dicto G.</text:p>
      <text:p text:style-name="Standard">qui juravit in forma / et quia fuit dictum ipsi G. quod</text:p>
      <text:p text:style-name="Standard">dictum beneficium erat litigiosum apse respondit et</text:p>
      <text:p text:style-name="Standard">promisit stare ordinacioni dominorum super hio que predictam</text:p>
      <text:p text:style-name="Standard">litem possunt tangere salva sua consticia</text:p>
      <text:p text:style-name="Standard">Deliberatum est quod arrestentur fructus vicarie</text:p>
      <text:p text:style-name="Standard">magistri Stephani Boussardi</text:p>
      <text:p text:style-name="Standard">Dominuo Johannes notarii presbyter executor testimentis domini Johannis</text:p>
      <text:p text:style-name="Standard">la Buffe capellani in ecclesia Paris. qui decessit in domo sua</text:p>
      <text:p text:style-name="Standard">prope Sanctum Lendericum submisit execucionem ipsius testamenti</text:p>
      <text:p text:style-name="Standard">dominus de capitulo / et tradidit copiam testamentim et inventari</text:p>
      <text:p text:style-name="Standard">et promisit portare in capitulo originalia quancicius potit</text:p>
      <text:p text:style-name="Standard">fuit intimatum et dictum magistro Stephano Boussardi quam</text:p>
      <text:p text:style-name="Standard">consuetudo erat in ecclesia Parisiensis quod quando aliquod beneficium</text:p>
      <text:p text:style-name="Standard">erat litigiosum quod fractus debebant sequestrari et</text:p>
      <text:p text:style-name="Standard">ideo domini ordinaverant quod fructus sus vicarie que erat</text:p>
      <text:p text:style-name="Standard">litigiosa ut intlxerant / sequestrarentur / et ipse S</text:p>
      <text:p text:style-name="Standard">respondit quod si domini vellent ei restituere denarios</text:p>
      <text:p text:style-name="Standard">quos ipse solverat pro pane capitulari ipse libenterus</text:p>
      <text:p text:style-name="Standard">desisteret a servicio in sua vicaria faciendo et sic n</text:p>
      <text:p text:style-name="Standard">reciperet et de hoc requisivit eos . de quibus dominus decanus</text:p>
      <text:p text:style-name="Standard">maxime de sua interiacione peciit instrumntum / et ipse s</text:p>
      <text:p text:style-name="Standard">de suos responsione et requisige presentius colino</text:p>
      <text:p text:style-name="Standard">trepereau et quodam carpentario qui ipso die</text:p>
      <text:p text:style-name="Standard">pecierat pecanam a magistro Johanne de Karoliy</text:p>
      <text:p text:style-name="Standard"><text:soft-page-break/>furmus de Vaudelay et pressorium pro vii. lb. parisiensies tradatur Johanni du Chemin reservata</text:p>
      <text:p text:style-name="Standard">omioda justicia in locis et eciam carceribus ad ponendum aimalia que debent incarcerari.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de Pompodorio</text:p>
      <text:p text:style-name="Standard">de Karolay</text:p>
      <text:p text:style-name="Standard">R.</text:p>
      <text:p text:style-name="Standard">de Lorriaco</text:p>
      <text:p text:style-name="Standard">P. Forteti</text:p>
      <text:p text:style-name="Standard">L. de Mongeria</text:p>
      <text:p text:style-name="Standard">B. de Thierno</text:p>
      <text:p text:style-name="Standard">Hue</text:p>
      <text:p text:style-name="Standard">de Putheolis</text:p>
      <text:p text:style-name="Standard">G. de Alneolo</text:p>
      <text:p text:style-name="Standard">de socto</text:p>
      <text:p text:style-name="Standard">G. Paillardi</text:p>
      <text:p text:style-name="Standard">Ay. de Maignaco</text:p>
      <text:p text:style-name="Standard">s</text:p>
      <text:p text:style-name="Standard">Voygnon</text:p>
      <text:p text:style-name="Standard">P. Decano</text:p>
      <text:p text:style-name="Standard">Sy</text:p>
      <text:p text:style-name="Standard">succentore</text:p>
      <text:p text:style-name="Standard">N.</text:p>
      <text:p text:style-name="Standard">de Ordeimonte</text:p>
      <text:p text:style-name="Standard">s</text:p>
      <text:p text:style-name="Standard">de Karolay</text:p>
      <text:p text:style-name="Standard">*</text:p>
      <text:p text:style-name="Standard">de Pompodorio</text:p>
      <text:p text:style-name="Standard">*</text:p>
      <text:p text:style-name="Standard">de socto</text:p>
      <text:p text:style-name="Standard">P. Forteti</text:p>
      <text:p text:style-name="Standard">L. de Mongeria</text:p>
      <text:p text:style-name="Standard">B. de Thierno</text:p>
      <text:p text:style-name="Standard"><text:soft-page-break/>R.</text:p>
      <text:p text:style-name="Standard">de Putheolis</text:p>
      <text:p text:style-name="Standard">G. de Alneolo</text:p>
      <text:p text:style-name="Standard">Hue</text:p>
      <text:p text:style-name="Standard">P</text:p>
      <text:p text:style-name="Standard">de Salione</text:p>
      <text:p text:style-name="Standard">G. Fedelli</text:p>
      <text:p text:style-name="Standard">Ay. de Maignaco</text:p>
      <text:p text:style-name="Standard">P. Roberti</text:p>
      <text:p text:style-name="Standard">Voygnon</text:p>
      <text:p text:style-name="Standard">G. Paillardi</text:p>
      <text:p text:style-name="Standard"/>
      <text:p text:style-name="Standard"/>
      <text:p text:style-name="Standard">=FRAN_0393_10911.tif=</text:p>
      <text:p text:style-name="Standard">&gt;&gt;&gt;&gt;&gt;&gt; numérotation &lt;&lt;&lt;&lt;&lt;&lt;&lt;</text:p>
      <text:p text:style-name="Standard">iiiix xix</text:p>
      <text:p text:style-name="Standard">nonagesimo tercio</text:p>
      <text:p text:style-name="Standard">*</text:p>
      <text:p text:style-name="Standard">1197</text:p>
      <text:p text:style-name="Standard">&gt;&gt;&gt;&gt;&gt;&gt; entrée &lt;&lt;&lt;&lt;&lt;&lt;&lt;</text:p>
      <text:p text:style-name="Standard">omoti ad ordinet</text:p>
      <text:p text:style-name="Standard">xix s. vi d.</text:p>
      <text:p text:style-name="Standard">&gt;&gt;&gt;&gt;&gt;&gt; block &lt;&lt;&lt;&lt;&lt;&lt;&lt;</text:p>
      <text:p text:style-name="Standard">religiosi de Sancto Victore et magister Germanus Paillardi sunt concordes quod quilibet eorum habeat</text:p>
      <text:p text:style-name="Standard">medietatem panis quadragesime quem dicti religiosi petebant eis debere per obitum</text:p>
      <text:p text:style-name="Standard">L. de Maignaco quondam canonici Parisien et hoc pro asta vice tament nostro sine prejudicio ecclesie</text:p>
      <text:p text:style-name="Standard">Magister Guido Custelli capellanis in ecclesia Parisiens ad altare beate Anne fuit promotus ad acolitatus</text:p>
      <text:p text:style-name="Standard">ceterosque minores ordines in ecclesia Sancte Kratherine de Valle scolarium per dominum Parisiensium episcopum</text:p>
      <text:p text:style-name="Standard">Johannes Constantim canonico Sancti Johannis Rotundi fuit promotus ibidem ad subdito</text:p>
      <text:p text:style-name="Standard">Bartholomeus de Parnes capellanos in ecclesia Parisiensis ad altare Sancti Marcialis ad subdiatus</text:p>
      <text:p text:style-name="Standard">Petrus Anselini capellanie in ecclesia Sancti Benedicti ad altare Sancti Johannis Euvangeliste ad presbrratum</text:p>
      <text:p text:style-name="Standard">s</text:p>
      <text:p text:style-name="Standard">prebendaius Sancti Victoris habuit gratam relicionem quam in precedenti capitulo</text:p>
      <text:p text:style-name="Standard">fecerat magister G. Paillardi super debato moto inter ipsum et dictum prebendam</text:p>
      <text:p text:style-name="Standard"><text:soft-page-break/>pro parie de lo et quadragitum et hoc sine prejudicio ecclesie.</text:p>
      <text:p text:style-name="Standard">Deliberatum est quod illa platea vacua coram saco maturino a parte</text:p>
      <text:p text:style-name="Standard">Sancti Benedicti sita tradatur alicui qui eam recipere voluerit et quod</text:p>
      <text:p text:style-name="Standard">de falcetur certa porcio de redditibus quos ecclesia percipit ibidem</text:p>
      <text:p text:style-name="Standard">dum nostro defalcetur eciam silis porcio quos alii ibidem percipiunt</text:p>
      <text:p text:style-name="Standard">proviso quod semper ecclesia percipiat primitus et ante omnes suum redditu</text:p>
      <text:p text:style-name="Standard">prout ana percipiebat</text:p>
      <text:p text:style-name="Standard">remissa est emenda domini Symonis prepositi presbyteri in Sancto Benedicto</text:p>
      <text:p text:style-name="Standard">capellani ad unum fucorum que erat taxeantim ad duos fracorum quem promisit solvere</text:p>
      <text:p text:style-name="Standard">hinc ad quammodo.</text:p>
      <text:p text:style-name="Standard">Deliberatum est quod magister Johannes de Karolay solvat operario</text:p>
      <text:p text:style-name="Standard">qui fecit repparaciones in orlyaco illud quod debetur sibi. de rosta</text:p>
      <text:p text:style-name="Standard">dictarum repparacionum / et ipse Karolay habebit recuisum super dominos</text:p>
      <text:p text:style-name="Standard">olim ibidem prebendatos.</text:p>
      <text:p text:style-name="Standard">Dominus Aymericus de Maignaco promisit solvere x. fr. infra dem</text:p>
      <text:p text:style-name="Standard">dominicam magistro Egidio Abbatis procuratori ecclesie in parlamento quos</text:p>
      <text:p text:style-name="Standard">sibi debebat magister Leonardus de Maignaco faict sagunt.</text:p>
      <text:p text:style-name="Standard">Domini contentantur quod decanus Belvacensis solvat cuilibet dominorum infra</text:p>
      <text:p text:style-name="Standard">licitacionem in capitulo verentes unum facrum pro vendicione domus sue</text:p>
      <text:p text:style-name="Standard">claustralis. et magister G. de Alneolo parvum uniu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Sy</text:p>
      <text:p text:style-name="Standard">Succentore</text:p>
      <text:p text:style-name="Standard">L. de Mongeria</text:p>
      <text:p text:style-name="Standard">de Pompodorio</text:p>
      <text:p text:style-name="Standard">R</text:p>
      <text:p text:style-name="Standard">de Lorriaco</text:p>
      <text:p text:style-name="Standard">P.</text:p>
      <text:p text:style-name="Standard">Roberti</text:p>
      <text:p text:style-name="Standard">de Socco</text:p>
      <text:p text:style-name="Standard">P</text:p>
      <text:p text:style-name="Standard">Forteti</text:p>
      <text:p text:style-name="Standard">B. de Thierno</text:p>
      <text:p text:style-name="Standard">Hue</text:p>
      <text:p text:style-name="Standard"><text:soft-page-break/>Ph. de Salione</text:p>
      <text:p text:style-name="Standard">G. de Ahneolo</text:p>
      <text:p text:style-name="Standard">G.</text:p>
      <text:p text:style-name="Standard">Paillardi</text:p>
      <text:p text:style-name="Standard">sz</text:p>
      <text:p text:style-name="Standard">de Karolay</text:p>
      <text:p text:style-name="Standard">Ay</text:p>
      <text:p text:style-name="Standard">de maignaco</text:p>
      <text:p text:style-name="Standard">s</text:p>
      <text:p text:style-name="Standard">Voygnon</text:p>
      <text:p text:style-name="Standard">P</text:p>
      <text:p text:style-name="Standard">de Ordeimonte</text:p>
      <text:p text:style-name="Standard">G. Fedelli</text:p>
      <text:p text:style-name="Standard">*</text:p>
      <text:p text:style-name="Standard">Regis</text:p>
      <text:p text:style-name="Standard"/>
      <text:p text:style-name="Standard"/>
      <text:p text:style-name="Standard">=FRAN_0393_10912.tif=</text:p>
      <text:p text:style-name="Standard">&gt;&gt;&gt;&gt;&gt;&gt; numérotation &lt;&lt;&lt;&lt;&lt;&lt;&lt;</text:p>
      <text:p text:style-name="Standard">nonagesimo tc</text:p>
      <text:p text:style-name="Standard">o</text:p>
      <text:p text:style-name="Standard">&gt;&gt;&gt;&gt;&gt;&gt; block &lt;&lt;&lt;&lt;&lt;&lt;&lt;</text:p>
      <text:p text:style-name="Standard">Expeditum est quod tradatur domino Roberto Hembourt</text:p>
      <text:p text:style-name="Standard">canonico Sancti Dyonisii de Passa illud quod debebatur</text:p>
      <text:p text:style-name="Standard">predecesseri suo pro repparacionibus domus sue claustraris</text:p>
      <text:p text:style-name="Standard">proviso quod ipse obliget se ad repparaciones necesesarias</text:p>
      <text:p text:style-name="Standard">faciendas</text:p>
      <text:p text:style-name="Standard">Dominus archidiaconus ecclesie dictus de Josayo opposuit se</text:p>
      <text:p text:style-name="Standard">expedicioni bonorum domini Johannis La Buffe deffuncti</text:p>
      <text:p text:style-name="Standard">et commissum est magistro Petro Forteti quod informet</text:p>
      <text:p text:style-name="Standard">se si in capellania quam deserviebat ipse deffunctus</text:p>
      <text:p text:style-name="Standard">fuerunt omquam missale et calix.</text:p>
      <text:p text:style-name="Standard">Deliberatum est quod domini P. Forteti et Camerarius</text:p>
      <text:p text:style-name="Standard">clericus loquantur adhuc cum domino Officialis Parisiensi pro</text:p>
      <text:p text:style-name="Standard">capellani ecclesie etc. et habita responsione ipsius providebitur</text:p>
      <text:p text:style-name="Standard">si procedetur contra eum per viam caius novitatis alias per</text:p>
      <text:p text:style-name="Standard"><text:soft-page-break/>Moicionem</text:p>
      <text:p text:style-name="Standard">Preceptum est magistro puerorum chori quod ipse faciat</text:p>
      <text:p text:style-name="Standard">repparari ortum domus puerorum moderatis tamen sumptibus</text:p>
      <text:p text:style-name="Standard">et allocabitur quod ibidem exponet in compotis suis</text:p>
      <text:p text:style-name="Standard">Placet dominus quod magister fratres et sorores domus Dei</text:p>
      <text:p text:style-name="Standard">obligent se magistro P. de Castro qui vult eis</text:p>
      <text:p text:style-name="Standard">dare duo milia fectrum pro celebrando cotidie unam</text:p>
      <text:p text:style-name="Standard">numnoi fratrum de uno.</text:p>
      <text:p text:style-name="Standard">Deliberatum est quod omnes servitores claustri portantes strquilimum equorum ad terralem</text:p>
      <text:p text:style-name="Standard">ponantur in carere et solvant quinque solidorus pro emenda quorum xii. denaris dabuntur</text:p>
      <text:p text:style-name="Standard">primo servienti qui eos duxerit ad carcerem et alii iiiior erunt ad placitum dominorum / et extranei</text:p>
      <text:p text:style-name="Standard">ponetur in carcibus et emendabunt</text:p>
      <text:p text:style-name="Standard">&gt;&gt;&gt;&gt;&gt;&gt; liste &lt;&lt;&lt;&lt;&lt;&lt;&lt;</text:p>
      <text:p text:style-name="Standard">P. Decano</text:p>
      <text:p text:style-name="Standard">M. Cantore</text:p>
      <text:p text:style-name="Standard">G. archidiacono ecclesie</text:p>
      <text:p text:style-name="Standard">Sy. succentore</text:p>
      <text:p text:style-name="Standard">J. de Pompodorio</text:p>
      <text:p text:style-name="Standard">B. de Thierno</text:p>
      <text:p text:style-name="Standard">*</text:p>
      <text:p text:style-name="Standard">de Karolay</text:p>
      <text:p text:style-name="Standard">J.</text:p>
      <text:p text:style-name="Standard">de Socto</text:p>
      <text:p text:style-name="Standard">P. Forteti</text:p>
      <text:p text:style-name="Standard">R</text:p>
      <text:p text:style-name="Standard">de Lorriaco</text:p>
      <text:p text:style-name="Standard">L. de Mongeria</text:p>
      <text:p text:style-name="Standard">Hue</text:p>
      <text:p text:style-name="Standard">G. de Alneolo</text:p>
      <text:p text:style-name="Standard">G. Fedelli</text:p>
      <text:p text:style-name="Standard">P. de Castro</text:p>
      <text:p text:style-name="Standard">Voygnon</text:p>
      <text:p text:style-name="Standard">G. Paillardi</text:p>
      <text:p text:style-name="Standard">Ay. de Maignaco</text:p>
      <text:p text:style-name="Standard">J</text:p>
      <text:p text:style-name="Standard">Regis</text:p>
      <text:p text:style-name="Standard"><text:soft-page-break/>PP. Roberti</text:p>
      <text:p text:style-name="Standard">+ Ph. de Salione</text:p>
      <text:p text:style-name="Standard"/>
      <text:p text:style-name="Standard"/>
      <text:p text:style-name="Standard">=FRAN_0393_10913.tif=</text:p>
      <text:p text:style-name="Standard">&gt;&gt;&gt;&gt;&gt;&gt; numérotation &lt;&lt;&lt;&lt;&lt;&lt;&lt;</text:p>
      <text:p text:style-name="Standard">C.</text:p>
      <text:p text:style-name="Standard">nonagesimo tercio</text:p>
      <text:p text:style-name="Standard">1x0.</text:p>
      <text:p text:style-name="Standard">&gt;&gt;&gt;&gt;&gt;&gt; Date &lt;&lt;&lt;&lt;&lt;&lt;&lt;</text:p>
      <text:p text:style-name="Standard">Anno precto die sabbati post judica xia apostoli capiuanlibu dominis</text:p>
      <text:p text:style-name="Standard">Anno predicto die lune post Ramos xiiia aprilis capitulantibus dominis</text:p>
      <text:p text:style-name="Standard">&gt;&gt;&gt;&gt;&gt;&gt; block &lt;&lt;&lt;&lt;&lt;&lt;&lt;</text:p>
      <text:p text:style-name="Standard">Deliberatum est quod recipiatur in albis puer quem</text:p>
      <text:p text:style-name="Standard">magister puerorum presentavit ad probandum si fuerit utilit</text:p>
      <text:p text:style-name="Standard">Recepcio magister Johannes de Socto procurator magistri Richardi</text:p>
      <text:p text:style-name="Standard">belet fuit receptus ad capellaniam in ecclesia Pars.en vacantes</text:p>
      <text:p text:style-name="Standard">per obitum domini Johannis de Sancto Prisco salvo jure cuilibet</text:p>
      <text:p text:style-name="Standard">et juravit in forma.</text:p>
      <text:p text:style-name="Standard">Johannes Fabri clericus domini Cardinalis de Lma presentavit licteras</text:p>
      <text:p text:style-name="Standard">ipsius domini Cardinalis super collacione capellanie ad altare Sancti Johannis</text:p>
      <text:p text:style-name="Standard">Baptiste quam obtinebat in ecclesia Pars. deffunctus dominus Johannes</text:p>
      <text:p text:style-name="Standard">de Sancto preseo / et petebat ad ipsam admicti et recipi et</text:p>
      <text:p text:style-name="Standard">in possessionem poni sed fuit ei responsam quod erat unus</text:p>
      <text:p text:style-name="Standard">impetrans in possessionem ipsius positus fere erat mensis</text:p>
      <text:p text:style-name="Standard">Dominus marcialis nepotis presbyter procurator Johannis de Vineto</text:p>
      <text:p text:style-name="Standard">fuit receptus ad capellaniam Beati Leonardi in ecclesia Pars.</text:p>
      <text:p text:style-name="Standard">vacantes per mortem engueralini benedicti servitoris pre</text:p>
      <text:p text:style-name="Standard">vigore gracie sibi facte per dominum nostrum papam qui juravit</text:p>
      <text:p text:style-name="Standard">in forma et fuitur installatus.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J. de Karolay</text:p>
      <text:p text:style-name="Standard">R. de Lorriaco</text:p>
      <text:p text:style-name="Standard"><text:soft-page-break/>J. de Socto</text:p>
      <text:p text:style-name="Standard">capellani</text:p>
      <text:p text:style-name="Standard">P. Forteti</text:p>
      <text:p text:style-name="Standard">B. de Thierno</text:p>
      <text:p text:style-name="Standard">R. de Putheolis</text:p>
      <text:p text:style-name="Standard">G. de Ahneolo</text:p>
      <text:p text:style-name="Standard">*</text:p>
      <text:p text:style-name="Standard">Voygnon</text:p>
      <text:p text:style-name="Standard">G. Fedelli</text:p>
      <text:p text:style-name="Standard">G. Paillardi</text:p>
      <text:p text:style-name="Standard">Ay. de Maignaco</text:p>
      <text:p text:style-name="Standard">Regis</text:p>
      <text:p text:style-name="Standard">L. de Mongeria</text:p>
      <text:p text:style-name="Standard">+P. Roberti</text:p>
      <text:p text:style-name="Standard">TPh. de Salione</text:p>
      <text:p text:style-name="Standard">P. Decano</text:p>
      <text:p text:style-name="Standard">G. archidiacono ecclesie</text:p>
      <text:p text:style-name="Standard">Sy. succentore</text:p>
      <text:p text:style-name="Standard">de Karolay</text:p>
      <text:p text:style-name="Standard">de socco</text:p>
      <text:p text:style-name="Standard">de Pompodorio</text:p>
      <text:p text:style-name="Standard">P.</text:p>
      <text:p text:style-name="Standard">Forteti</text:p>
      <text:p text:style-name="Standard">L. de Mongeria</text:p>
      <text:p text:style-name="Standard">B. de Thierno</text:p>
      <text:p text:style-name="Standard">Hue</text:p>
      <text:p text:style-name="Standard">R. de Putheolis</text:p>
      <text:p text:style-name="Standard">de Sanctis</text:p>
      <text:p text:style-name="Standard">de Alneolo</text:p>
      <text:p text:style-name="Standard">T. de Sancto Petro</text:p>
      <text:p text:style-name="Standard">G. Fedelli</text:p>
      <text:p text:style-name="Standard">Ph. de Salione</text:p>
      <text:p text:style-name="Standard">TP.</text:p>
      <text:p text:style-name="Standard">Roberti</text:p>
      <text:p text:style-name="Standard">Voygnon</text:p>
      <text:p text:style-name="Standard">viii s. vi d. Ay. de Maignac</text:p>
      <text:p text:style-name="Standard"><text:soft-page-break/></text:p>
      <text:p text:style-name="Standard"/>
      <text:p text:style-name="Standard">=FRAN_0393_10914.tif=</text:p>
      <text:p text:style-name="Standard">&gt;&gt;&gt;&gt;&gt;&gt; numérotation &lt;&lt;&lt;&lt;&lt;&lt;&lt;</text:p>
      <text:p text:style-name="Standard">40</text:p>
      <text:p text:style-name="Standard">nonagesimo</text:p>
      <text:p text:style-name="Standard">&gt;&gt;&gt;&gt;&gt;&gt; block &lt;&lt;&lt;&lt;&lt;&lt;&lt;</text:p>
      <text:p text:style-name="Standard">Placet dominis tractatus habitus cum Radulso le Noir</text:p>
      <text:p text:style-name="Standard">hostiario parlamenti de conquestis immollibus que</text:p>
      <text:p text:style-name="Standard">uxor sua nuper in testmo suo legavit domui Dei</text:p>
      <text:p text:style-name="Standard">dum nostro declaret illa conquesta et quod fiat tractatus</text:p>
      <text:p text:style-name="Standard">cum ipso de declaratis conquestis et non alias ut si cnflituro</text:p>
      <text:p text:style-name="Standard">Veniret ad noticiam quod fuissent plura conquesta quod</text:p>
      <text:p text:style-name="Standard">ipsa applicari possint domui Dei</text:p>
      <text:p text:style-name="Standard">Jehan Aleaume sergent a verge a dit a chapitre</text:p>
      <text:p text:style-name="Standard">et segnefie que per vertu domine taxacion de despens</text:p>
      <text:p text:style-name="Standard">donnee contre eulx a cause des clers de matines et</text:p>
      <text:p text:style-name="Standard">pour Thomas de nully changeur de la soume</text:p>
      <text:p text:style-name="Standard">de viii lb. vi s. viii d. p. il a pris et mis en</text:p>
      <text:p text:style-name="Standard">la main du roy tout le temporel a cause des diz clery</text:p>
      <text:p text:style-name="Standard">de matines et monseigneur le doyen ou nom de chapitre</text:p>
      <text:p text:style-name="Standard">s'est opposez pour ce que pour trop petite somme</text:p>
      <text:p text:style-name="Standard">il prenoit trop grant gaige / et pour ce ledite segnergent</text:p>
      <text:p text:style-name="Standard">a adjourné chapitre au premier jour plaidoyable</text:p>
      <text:p text:style-name="Standard">aprés Pasques en chastellet devant le prevost</text:p>
      <text:p text:style-name="Standard">de Paris pour veoir vendre ledit temporel et pour</text:p>
      <text:p text:style-name="Standard">dire leur opposicion.</text:p>
      <text:p text:style-name="Standard">Dictum est Guillelmo Auffert procurator clericorum matutinalium quod solvat dicto Thome de</text:p>
      <text:p text:style-name="Standard">nully dictas viii° lb. etc. infra diem primai post quamon</text:p>
      <text:p text:style-name="Standard">G. de Alicolo et J. de Socco deputati sunt ad loquentum statim cum domino Officialis ut</text:p>
      <text:p text:style-name="Standard">revocet illa que fecit contra dominos . J. de querisi et Jacobum equi subdicous ecclesie</text:p>
      <text:p text:style-name="Standard">Johannes Regis capelani in ecclesia seplactii capellanie ad altare Sancti Vultus de Luca resignavit</text:p>
      <text:p text:style-name="Standard">causa permutacionis facere cum domino Dyonisio regis capellania in ecclesia Paris.e ad altare Sancti Marcialis</text:p>
      <text:p text:style-name="Standard">ad ipsam capellaniam Sancti Marcialis et fuit collata ipsi domino Dyonisio qui juravit in forma</text:p>
      <text:p text:style-name="Standard">et fuit installatus / et viceversa dictus dominus Dyonisius resignavit dictam Sancti Martialis</text:p>
      <text:p text:style-name="Standard"><text:soft-page-break/>capellaniam causa permutacionis cume dicto Johanne ad ipsam capellaniamm Sancti Vultus / que fuit sibi collata et</text:p>
      <text:p text:style-name="Standard">juravit.</text:p>
      <text:p text:style-name="Standard">Camerarius clericus solvet iii fr. pro scripturis factis in lite contra rogerum de la poterie</text:p>
      <text:p text:style-name="Standard">et tradet ipsos magistro Egidio abbatis procuratoris ecclesie in parlamento</text:p>
      <text:p text:style-name="Standard">&gt;&gt;&gt;&gt;&gt;&gt; liste &lt;&lt;&lt;&lt;&lt;&lt;&lt;</text:p>
      <text:p text:style-name="Standard">P. Decano</text:p>
      <text:p text:style-name="Standard">Sy. succentore</text:p>
      <text:p text:style-name="Standard">4</text:p>
      <text:p text:style-name="Standard">de Pompodorio</text:p>
      <text:p text:style-name="Standard">Ar. Jausseraudi</text:p>
      <text:p text:style-name="Standard">J. de Karolay</text:p>
      <text:p text:style-name="Standard">+P. Roberti</text:p>
      <text:p text:style-name="Standard">P. Forteti</text:p>
      <text:p text:style-name="Standard">L. de Mongeria</text:p>
      <text:p text:style-name="Standard">B. de Thierno</text:p>
      <text:p text:style-name="Standard">R. de Putheolis</text:p>
      <text:p text:style-name="Standard">G. de Alneolo</text:p>
      <text:p text:style-name="Standard">adjournemen</text:p>
      <text:p text:style-name="Standard">T. de Sancto Petro</text:p>
      <text:p text:style-name="Standard">G.</text:p>
      <text:p text:style-name="Standard">+Ph. de Salione</text:p>
      <text:p text:style-name="Standard">Fedelli</text:p>
      <text:p text:style-name="Standard">T. Hocie</text:p>
      <text:p text:style-name="Standard">*.</text:p>
      <text:p text:style-name="Standard">Chanteprime</text:p>
      <text:p text:style-name="Standard">G. Paillardi</text:p>
      <text:p text:style-name="Standard">Ay. de Maignaco</text:p>
      <text:p text:style-name="Standard">J. Voygnon</text:p>
      <text:p text:style-name="Standard">4</text:p>
      <text:p text:style-name="Standard">J. de Socco</text:p>
      <text:p text:style-name="Standard"/>
      <text:p text:style-name="Standard"/>
      <text:p text:style-name="Standard">=FRAN_0393_10915.tif=</text:p>
      <text:p text:style-name="Standard">&gt;&gt;&gt;&gt;&gt;&gt; numérotation &lt;&lt;&lt;&lt;&lt;&lt;&lt;</text:p>
      <text:p text:style-name="Standard">2</text:p>
      <text:p text:style-name="Standard"><text:soft-page-break/>0</text:p>
      <text:p text:style-name="Standard">205</text:p>
      <text:p text:style-name="Standard">&gt;&gt;&gt;&gt;&gt;&gt; Date &lt;&lt;&lt;&lt;&lt;&lt;&lt;</text:p>
      <text:p text:style-name="Standard">Lullis novagolimo Quart die veneris post</text:p>
      <text:p text:style-name="Standard">Pascha xxiiiia mensis aprilis capitulantibus dominis.</text:p>
      <text:p text:style-name="Standard">&gt;&gt;&gt;&gt;&gt;&gt; block &lt;&lt;&lt;&lt;&lt;&lt;&lt;</text:p>
      <text:p text:style-name="Standard">Magister honoratus dePorta procurator magistri Mathei de Hleville</text:p>
      <text:p text:style-name="Standard">petiit admicti ad semipebende quam nuper in ecclesia Parisiensis possidebat</text:p>
      <text:p text:style-name="Standard">deffunctus magister P. Forteti. virtute gracie apostolice et fuit receptum</text:p>
      <text:p text:style-name="Standard">tempus juris ad sibi respondum</text:p>
      <text:p text:style-name="Standard">Magister Johannes de Socto electus pro parte capituli loco deffuncti</text:p>
      <text:p text:style-name="Standard">magistri P. Forteti in compromisso careti et Mignoti / Et statim</text:p>
      <text:p text:style-name="Standard">post capellani cotam hostis domus mei N. Sellari tabellainis capituli</text:p>
      <text:p text:style-name="Standard">magister Nicolaus Careti procurator magistri J. Careti et dominus Johannes</text:p>
      <text:p text:style-name="Standard">Mignoti pro parte sua habuerunt gratam elcionem magistri J. de Socto</text:p>
      <text:p text:style-name="Standard">et prolongaverunt terminum usque ad</text:p>
      <text:p text:style-name="Standard">presentis haueo hercherii et Alano ploemadiante clericis et notaris</text:p>
      <text:p text:style-name="Standard">curie Parisiensis</text:p>
      <text:p text:style-name="Standard">Deliberatum est quod fiat informacio pro parte vicariorum et</text:p>
      <text:p text:style-name="Standard">capituli super hoc quod ipsi vicarii dicunt quod non tenentur defferre</text:p>
      <text:p text:style-name="Standard">ad ecclesiam unum de dominis ecclesie decessum et facient in formam</text:p>
      <text:p text:style-name="Standard">G. de Alneolo et G. Paillardi cum notarii capellaniem vicarii vo</text:p>
      <text:p text:style-name="Standard">non acquienerunt isti deliberacioni sed pecierunt deliberacionem</text:p>
      <text:p text:style-name="Standard">respondendi ad diem crastinam in revestiario</text:p>
      <text:p text:style-name="Standard">Commissum est notariuo quod dicat magistro P. Beauble canonico Sancti Mederio</text:p>
      <text:p text:style-name="Standard">quod dicta capellanorum est contitnata usque ad xvia et interim videbitur</text:p>
      <text:p text:style-name="Standard">informacio facta pro parte ipsorum</text:p>
      <text:p text:style-name="Standard">Fartet Placet dominis quod servicium magistri P. Forteti fiat die dominca et die hiie</text:p>
      <text:p text:style-name="Standard">Ordinatum est quod torchie quas habet magister Stephano Boussardi restituatur dominus quorum sunt </text:p>
      <text:p text:style-name="Standard">Die sabbati sequentes in revestiario presentibus P. decano H. cantore G. archidiaconos ecclesie</text:p>
      <text:p text:style-name="Standard">Sy. Succentor. J. de Pompodorio . B. de Thierno. L. de Mongeria . G. Fedelli R. de Lorriaco</text:p>
      <text:p text:style-name="Standard">R. de Putheolis ipslibus aliis vicarii venerunt advisate et dixerunt quod non eratum eorum</text:p>
      <text:p text:style-name="Standard">intencionis se submictendi informacioni cuicumque et sic recesserunt usque ad lune poxum in capitul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<text:soft-page-break/>G. archidiacono ecclesie</text:p>
      <text:p text:style-name="Standard">Sy. succentore</text:p>
      <text:p text:style-name="Standard">P. Roberti</text:p>
      <text:p text:style-name="Standard">de Pompodorio</text:p>
      <text:p text:style-name="Standard">Careti</text:p>
      <text:p text:style-name="Standard">N. de Ordeimonte</text:p>
      <text:p text:style-name="Standard">2.</text:p>
      <text:p text:style-name="Standard">de Mongeria</text:p>
      <text:p text:style-name="Standard">R. de Lorriaco</text:p>
      <text:p text:style-name="Standard">B. de Thierno</text:p>
      <text:p text:style-name="Standard">R. de Putheols</text:p>
      <text:p text:style-name="Standard">G. de Alneolo</text:p>
      <text:p text:style-name="Standard">G.</text:p>
      <text:p text:style-name="Standard">Fedelli</text:p>
      <text:p text:style-name="Standard">Regis</text:p>
      <text:p text:style-name="Standard">Voygnon</text:p>
      <text:p text:style-name="Standard">Ph. de Salione</text:p>
      <text:p text:style-name="Standard">T.</text:p>
      <text:p text:style-name="Standard">Hocie</text:p>
      <text:p text:style-name="Standard">J</text:p>
      <text:p text:style-name="Standard">Chanteprime</text:p>
      <text:p text:style-name="Standard">de nully</text:p>
      <text:p text:style-name="Standard">Ay.</text:p>
      <text:p text:style-name="Standard">de Maignaco</text:p>
      <text:p text:style-name="Standard">G</text:p>
      <text:p text:style-name="Standard">Paillardi</text:p>
      <text:p text:style-name="Standard"/>
      <text:p text:style-name="Standard"/>
      <text:p text:style-name="Standard">=FRAN_0393_10916.tif=</text:p>
      <text:p text:style-name="Standard">&gt;&gt;&gt;&gt;&gt;&gt; numérotation &lt;&lt;&lt;&lt;&lt;&lt;&lt;</text:p>
      <text:p text:style-name="Standard">517</text:p>
      <text:p text:style-name="Standard">2a</text:p>
      <text:p text:style-name="Standard">&gt;&gt;&gt;&gt;&gt;&gt; entrée &lt;&lt;&lt;&lt;&lt;&lt;&lt;</text:p>
      <text:p text:style-name="Standard">De vicariis</text:p>
      <text:p text:style-name="Standard">dict</text:p>
      <text:p text:style-name="Standard">de eos</text:p>
      <text:p text:style-name="Standard"><text:soft-page-break/>&gt;&gt;&gt;&gt;&gt;&gt; block &lt;&lt;&lt;&lt;&lt;&lt;&lt;</text:p>
      <text:p text:style-name="Standard">Placet dominis quod dominus Dyonisius regis presbyter capilinis</text:p>
      <text:p text:style-name="Standard">3</text:p>
      <text:p text:style-name="Standard">d</text:p>
      <text:p text:style-name="Standard">in ecclesia Sepulcri possit facere in sua absentie deserviri</text:p>
      <text:p text:style-name="Standard">per unum alium ad hoc ydoneum in capellania quam ibidem</text:p>
      <text:p text:style-name="Standard">obtinent quamdiu placuerit capitulo et quamdiu fuerit in servicio</text:p>
      <text:p text:style-name="Standard">domini Cardinalis aniciensis et fuit ei data lictera super hoc</text:p>
      <text:p text:style-name="Standard">et aspensatum de juramento in contrtrum per ipsum alias</text:p>
      <text:p text:style-name="Standard">prestito</text:p>
      <text:p text:style-name="Standard">Domini Decanus Cantor R. de Lorriaco et G.</text:p>
      <text:p text:style-name="Standard">de Alveolo commissi sunt ad loquendum pcsprandium cum</text:p>
      <text:p text:style-name="Standard">procuratore regis in parlamento super facto immuitatis ecclesie</text:p>
      <text:p text:style-name="Standard">Deliberatum est quod servetur statutum contra magistrum</text:p>
      <text:p text:style-name="Standard">Stephanum Boussardi qui minis rigorose loqutus est</text:p>
      <text:p text:style-name="Standard">contra dominum decanum nisi emendavrit ipsi domino decano</text:p>
      <text:p text:style-name="Standard">Loquetur cum magistro Petro de Morancuria ad</text:p>
      <text:p text:style-name="Standard">sciendum si ipse voluerit tenere sedem ad causas</text:p>
      <text:p text:style-name="Standard">preceptum est promotori quod faciat informacionem de</text:p>
      <text:p text:style-name="Standard">domino Stephano du Seau super concubinatu</text:p>
      <text:p text:style-name="Standard">vicarii videlicet domini Stephanus du Seau Johannes de Chymaco et Johannes Fabri fuerunt</text:p>
      <text:p text:style-name="Standard">vocati ad capellanum et dominus decanus obtulit eis quod si ipsi vellent promittere quod de cetero</text:p>
      <text:p text:style-name="Standard">ipsi portarent ad ecclesiam dominos canonico deffunctos una cum alias sociis suis quod denarii</text:p>
      <text:p text:style-name="Standard">quos petebant de exequis magistri Petri Forteti restituentur eis. et ipsi respondernt</text:p>
      <text:p text:style-name="Standard">quod ipsi ad hoc nullomodo se obligarent. Item ulterius obtulit eis quod si ipsi vellent</text:p>
      <text:p text:style-name="Standard">se refferre in formacioni quam domini facernt fieri super debato isto / denarii quos pete</text:p>
      <text:p text:style-name="Standard">bat ponerentur in manu sequestra unius dominorum et audita relacione informacionis</text:p>
      <text:p text:style-name="Standard">domini facerent eis omnem justiam et racionem et ad hic ipsi dxerant quod nichil facerent</text:p>
      <text:p text:style-name="Standard">nec admicterent quaquam informacionem super hoc factam et hoc dicto dominos decanus petiit</text:p>
      <text:p text:style-name="Standard">instrumentum Astantes in testimonium invocando.</text:p>
      <text:p text:style-name="Standard">N. Sellarii</text:p>
      <text:p text:style-name="Standard">Statutum olim factum in capitulo generali anno Domini m° ccc° xvv.</text:p>
      <text:p text:style-name="Standard">die sabbati in vigilia festi beatorum Symonis et Jude apostolorum contra vicarior</text:p>
      <text:p text:style-name="Standard">Canonicos Sancti Dyonisii de Passa et Sancti Johannis Rotundi / macicotos clericos matutinales</text:p>
      <text:p text:style-name="Standard">et alios tam presbyteros quam clericos in ecclesia Parisien deservienti / et achoro ipsius ecclesie recedentes</text:p>
      <text:p text:style-name="Standard"><text:soft-page-break/>antequam officium horarum in quibus interesse deunt continue sit completum hodie fuit lectum</text:p>
      <text:p text:style-name="Standard">in capitulo et ordinatum per dominos quod de cetero observetur et teneatur motro et forma quibus</text:p>
      <text:p text:style-name="Standard">antiquitus tenebatur et servabatur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Dispencions</text:p>
      <text:p text:style-name="Standard">de Karolay</text:p>
      <text:p text:style-name="Standard">de Pompodorio</text:p>
      <text:p text:style-name="Standard">L. de Pongeria</text:p>
      <text:p text:style-name="Standard">+P. Roberti</text:p>
      <text:p text:style-name="Standard">R. de Lorriaco</text:p>
      <text:p text:style-name="Standard">R. de Putheolis</text:p>
      <text:p text:style-name="Standard">G. Fedelli</text:p>
      <text:p text:style-name="Standard">PPh. de Salione</text:p>
      <text:p text:style-name="Standard">T. Hocie</text:p>
      <text:p text:style-name="Standard">J.</text:p>
      <text:p text:style-name="Standard">Voygnon</text:p>
      <text:p text:style-name="Standard">Ay. de Maignaco</text:p>
      <text:p text:style-name="Standard">G. de Alneolo</text:p>
      <text:p text:style-name="Standard">N. de Ordeimnte</text:p>
      <text:p text:style-name="Standard">B. de Thierno</text:p>
      <text:p text:style-name="Standard">*.</text:p>
      <text:p text:style-name="Standard">de Socto</text:p>
      <text:p text:style-name="Standard"/>
      <text:p text:style-name="Standard"/>
      <text:p text:style-name="Standard">=FRAN_0393_10917.tif=</text:p>
      <text:p text:style-name="Standard">&gt;&gt;&gt;&gt;&gt;&gt; numérotation &lt;&lt;&lt;&lt;&lt;&lt;&lt;</text:p>
      <text:p text:style-name="Standard">Cii</text:p>
      <text:p text:style-name="Standard">i</text:p>
      <text:p text:style-name="Standard">x</text:p>
      <text:p text:style-name="Standard">&gt;&gt;&gt;&gt;&gt;&gt; entrée &lt;&lt;&lt;&lt;&lt;&lt;&lt;</text:p>
      <text:p text:style-name="Standard">xii.</text:p>
      <text:p text:style-name="Standard">Recepcio canonici</text:p>
      <text:p text:style-name="Standard"><text:soft-page-break/>&gt;&gt;&gt;&gt;&gt;&gt; block &lt;&lt;&lt;&lt;&lt;&lt;&lt;</text:p>
      <text:p text:style-name="Standard">27</text:p>
      <text:p text:style-name="Standard">Magister Petrus de Morancuria procurator Johannis de Ronuris clerici Parisiense capellani ad altare</text:p>
      <text:p text:style-name="Standard">sanctorum Nicolai et Kathine in ecclesia Sancti Mederici resignavit ipsam campellaniam causa</text:p>
      <text:p text:style-name="Standard">permutacionis faciendi cum domino Johanne nunerii presbytero capellano capellanie Sancte Anne in capella</text:p>
      <text:p text:style-name="Standard">domus trecensi cecorum pauperum Parisiensie ad ipsam capellanam et non alias et fuit collata dicto domino</text:p>
      <text:p text:style-name="Standard">Johanni qui juravit in forma et fuit installatus.</text:p>
      <text:p text:style-name="Standard">Domini sunt concordes quod super tractatu habendo cum procuratore</text:p>
      <text:p text:style-name="Standard">regis pro inmuitate ecclesie claustri et de Gueto per</text:p>
      <text:p text:style-name="Standard">subdiconues ecclesie non faciendi / dimictatur inniutas domorum</text:p>
      <text:p text:style-name="Standard">claustralium / et commorantem in terra ecclesie non facient</text:p>
      <text:p text:style-name="Standard">excubias / et petentur reffeciones barreriarum ad por</text:p>
      <text:p text:style-name="Standard">tas claustri et super secanam ad tenrale si poterit</text:p>
      <text:p text:style-name="Standard">haberi</text:p>
      <text:p text:style-name="Standard">Conclusum est quod habita responsione officiali Parisiensis</text:p>
      <text:p text:style-name="Standard">super exempcione ecclesie quam impedit / si refutaverit</text:p>
      <text:p text:style-name="Standard">revocare ea que fecit contra subdiacous ecclesie procedetur</text:p>
      <text:p text:style-name="Standard">contra ipsum per casum novitatis canaquam per viam magistr</text:p>
      <text:p text:style-name="Standard">expedientem</text:p>
      <text:p text:style-name="Standard">Forteti t Deliberatum est quod fiat inventarium bonorum deffuncti</text:p>
      <text:p text:style-name="Standard">magistri P. Forteti</text:p>
      <text:p text:style-name="Standard">Placet dominis quod cause audiantur dum tenebitur</text:p>
      <text:p text:style-name="Standard">capellanim in loco capitulie claustri Sancti Dyonisii de Passu</text:p>
      <text:p text:style-name="Standard">in quo alias audiebantur / et sedebit magister P. de</text:p>
      <text:p text:style-name="Standard">Morancuria</text:p>
      <text:p text:style-name="Standard">Dominus archidiaconus Pars. peciit quod sibi traderetur porcio</text:p>
      <text:p text:style-name="Standard">quam debebat habere ut dicebat de exequiis deffuncti</text:p>
      <text:p text:style-name="Standard">magistri P. Forteti et fuit deliberatum quod postquam nonerat</text:p>
      <text:p text:style-name="Standard">prebendatus nichil haberet</text:p>
      <text:p text:style-name="Standard">Ordinatum est quod bona deffuncti domini J. la Buffe vendantur plus offenti et ponatur</text:p>
      <text:p text:style-name="Standard">peccunia in deposito in manu capituli</text:p>
      <text:p text:style-name="Standard">magister honoratus de porta procurator magistri Mathei de hoc Leville fuit receptus ad sempure bende</text:p>
      <text:p text:style-name="Standard">quam in ecclesia parisiensis obtinere solebat deffunctus magister Petrus Forteti / virtute licterarum</text:p>
      <text:p text:style-name="Standard">apostolicarum super gracia super hoc sibi concessa factarum et processus inde secuti salvo jure</text:p>
      <text:p text:style-name="Standard"><text:soft-page-break/>cujuslibet / et juravit sub hac forma . Ego honoratus de Porta procurator et nomine procuratorio</text:p>
      <text:p text:style-name="Standard">Venerabilis viri magistri Mathei de Hoc Leville hujus venerabilis ecclesie Parisiensis canonici Sancti Aniani</text:p>
      <text:p text:style-name="Standard">&gt;&gt;&gt;&gt;&gt;&gt; liste &lt;&lt;&lt;&lt;&lt;&lt;&lt;</text:p>
      <text:p text:style-name="Standard">O.</text:p>
      <text:p text:style-name="Standard">Decano</text:p>
      <text:p text:style-name="Standard">H. Cantore</text:p>
      <text:p text:style-name="Standard">G.</text:p>
      <text:p text:style-name="Standard">archidiacono ecclesie</text:p>
      <text:p text:style-name="Standard">Sy. succentore</text:p>
      <text:p text:style-name="Standard">Roberti</text:p>
      <text:p text:style-name="Standard">de Pompodorio</text:p>
      <text:p text:style-name="Standard">de socto</text:p>
      <text:p text:style-name="Standard">3</text:p>
      <text:p text:style-name="Standard">de Thierno</text:p>
      <text:p text:style-name="Standard">de Karolay</text:p>
      <text:p text:style-name="Standard">de Nully</text:p>
      <text:p text:style-name="Standard">An. Grangerii</text:p>
      <text:p text:style-name="Standard">G. de Alneolo</text:p>
      <text:p text:style-name="Standard">de Mongeria</text:p>
      <text:p text:style-name="Standard">T. de Sancto Petro</text:p>
      <text:p text:style-name="Standard">Voygnon</text:p>
      <text:p text:style-name="Standard">C.</text:p>
      <text:p text:style-name="Standard">Hocie</text:p>
      <text:p text:style-name="Standard">Regis</text:p>
      <text:p text:style-name="Standard">Paillardi</text:p>
      <text:p text:style-name="Standard">Ay. de Maignaco</text:p>
      <text:p text:style-name="Standard">R. de Lorriaco</text:p>
      <text:p text:style-name="Standard">G. Fedelli</text:p>
      <text:p text:style-name="Standard">N. de Ordeimonte</text:p>
      <text:p text:style-name="Standard">Chanteprime</text:p>
      <text:p text:style-name="Standard">Forteti</text:p>
      <text:p text:style-name="Standard">de Salione</text:p>
      <text:p text:style-name="Standard">de Sanctis.</text:p>
      <text:p text:style-name="Standard"/>
      <text:p text:style-name="Standard"/>
      <text:p text:style-name="Standard"><text:soft-page-break/>=FRAN_0393_10918.tif=</text:p>
      <text:p text:style-name="Standard">&gt;&gt;&gt;&gt;&gt;&gt; numérotation &lt;&lt;&lt;&lt;&lt;&lt;&lt;</text:p>
      <text:p text:style-name="Standard">nonagesim iiii</text:p>
      <text:p text:style-name="Standard">104</text:p>
      <text:p text:style-name="Standard">&gt;&gt;&gt;&gt;&gt;&gt; block &lt;&lt;&lt;&lt;&lt;&lt;&lt;</text:p>
      <text:p text:style-name="Standard">nncupati juro in animam ipsius magistri mei ad hec sancta Dei euvangelia et promito</text:p>
      <text:p text:style-name="Standard">vobis reverendis dominis meis dominis Decano et Capitulo parisiensis / obedenciam reverenciam</text:p>
      <text:p text:style-name="Standard">et honorem exhibere juraque libertates franchisias / consuetudines et observaciones</text:p>
      <text:p text:style-name="Standard">ipsius ecclesie / et statuta / ac specialiter imnuitatem claustri servare / secreta capituli</text:p>
      <text:p text:style-name="Standard">et alia in quibus me vocari contigerit tenere / et quod sum de legitimo materimonio pro</text:p>
      <text:p text:style-name="Standard">creatus liber et immunis ab omni jugo servitutis / juro eciam quod ipse magister</text:p>
      <text:p text:style-name="Standard">meus solvet quidecim florenos deflerencia seu eorum valorem infra annum</text:p>
      <text:p text:style-name="Standard">pro capa per ipsum debita fabrice hujusjud venerabilis ecclesie vel faciam eam fieri meis</text:p>
      <text:p text:style-name="Standard">expensis infra annum de panno sericer man tradendi per provisores dicte fabrice</text:p>
      <text:p text:style-name="Standard">et ecclesie nomine dicti magistri mei et pro ipso de dicta capa reddo me principalem</text:p>
      <text:p text:style-name="Standard">fidejussorem et solutorem / et eam promicto solvere casu quo ipse idem magister</text:p>
      <text:p text:style-name="Standard">meus eam non solverit infra ipsum annum / quodque jura beneficii predicti et capelle</text:p>
      <text:p text:style-name="Standard">Sancti Aniani pro viribus protegam et deffendam / et si que scinero alienata</text:p>
      <text:p text:style-name="Standard">ea prout erit in possibile recuperabo / nec aliqua ex eis alienabo / et divi</text:p>
      <text:p text:style-name="Standard">sionem prebendarum Sancti Aniani olim factam tenebo. In Parisiensie ecclesia et in capella</text:p>
      <text:p text:style-name="Standard">Sancti Aniani predicta deserviam secundum quod ipsius beneficii natura requirit ac in ecclesia</text:p>
      <text:p text:style-name="Standard">Pars.e interero omnibus horis diurnis et nocturiis bona fide / faciamque in ea</text:p>
      <text:p text:style-name="Standard">continuam residenciem personalem / et eciam singulis annis in sancta synodo vestra</text:p>
      <text:p text:style-name="Standard">comparebo nisi racionabilis excusacio impediat / quam vobis significabo</text:p>
      <text:p text:style-name="Standard">infra quidenam post ipsam synodum sub pena per vos contra contumacos</text:p>
      <text:p text:style-name="Standard">et defficiente stabilita / contraque predicta vel aliquod eorumdem privilegium</text:p>
      <text:p text:style-name="Standard">contrarium nullatenus impetrabo / aut michi vel cuicumque ecclesie universitati</text:p>
      <text:p text:style-name="Standard">seu persone ecclesiastice aut seculari concesso vel imposterum concedendo sontar</text:p>
      <text:p text:style-name="Standard">publice vel occlesie et sic me Deus adjunet et hoc sancta Dei euvangelia.</text:p>
      <text:p text:style-name="Standard">Die veneris sequentis non fuit $fe$ capelulai popte festum</text:p>
      <text:p text:style-name="Standard">apostolorum Philippi et Jacobi.</text:p>
      <text:p text:style-name="Standard"/>
      <text:p text:style-name="Standard"/>
      <text:p text:style-name="Standard">=FRAN_0393_10919.tif=</text:p>
      <text:p text:style-name="Standard">&gt;&gt;&gt;&gt;&gt;&gt; numérotation &lt;&lt;&lt;&lt;&lt;&lt;&lt;</text:p>
      <text:p text:style-name="Standard">Cui</text:p>
      <text:p text:style-name="Standard"><text:soft-page-break/>10</text:p>
      <text:p text:style-name="Standard">205</text:p>
      <text:p text:style-name="Standard">&gt;&gt;&gt;&gt;&gt;&gt; Date &lt;&lt;&lt;&lt;&lt;&lt;&lt;</text:p>
      <text:p text:style-name="Standard">**AA</text:p>
      <text:p text:style-name="Standard">Anno predicto die lune quarta maii capitulantibus dominis</text:p>
      <text:p text:style-name="Standard">Anno predico die venris post mtra viii mensis maii capitulantibus dominis</text:p>
      <text:p text:style-name="Standard">&gt;&gt;&gt;&gt;&gt;&gt; entrée &lt;&lt;&lt;&lt;&lt;&lt;&lt;</text:p>
      <text:p text:style-name="Standard">vvii s. vi d.</text:p>
      <text:p text:style-name="Standard">v. ix sz</text:p>
      <text:p text:style-name="Standard">&gt;&gt;&gt;&gt;&gt;&gt; block &lt;&lt;&lt;&lt;&lt;&lt;&lt;</text:p>
      <text:p text:style-name="Standard">Guignecourt Egidius imparatoris subbedellus facltatis theologie</text:p>
      <text:p text:style-name="Standard">executor testment deffuncti magistri Johannis de Guignicurte</text:p>
      <text:p text:style-name="Standard">pro toto quod petebat ab officiariis ecclesie de Hiis</text:p>
      <text:p text:style-name="Standard">que debebantur ipsi deffuncto fuit contentus de eo quod</text:p>
      <text:p text:style-name="Standard">debebatur per magistrum J. de Socto officiarium horarum</text:p>
      <text:p text:style-name="Standard">et consensut quod residuum sibi debitum per alios officiarios</text:p>
      <text:p text:style-name="Standard">commirtatur in unum servicium fiendum pro anima ipsis in ecclesia</text:p>
      <text:p text:style-name="Standard">Par.</text:p>
      <text:p text:style-name="Standard">Preceptum est domino Petro Valeti quod amtro non distribuat</text:p>
      <text:p text:style-name="Standard">denarios in horis et missis distribuensis usque in fine</text:p>
      <text:p text:style-name="Standard">ipsarum horarum et missarum / et Johanni Caillart macicoto</text:p>
      <text:p text:style-name="Standard">quod scribat deffectus et levet ipsos servi quod antiquitus</text:p>
      <text:p text:style-name="Standard">fuit ordinatum prout in martilogio continetur.</text:p>
      <text:p text:style-name="Standard">Die mercurii sequente fuit festum Sancti Johannis</text:p>
      <text:p text:style-name="Standard">ante portam latinam</text:p>
      <text:p text:style-name="Standard">Capellani comuitatis constituerunt procuratores suos dominos Johannem Babelin</text:p>
      <text:p text:style-name="Standard">Johannenm de Verderonna et Egidum made presbyteros / cum licenciat capituli usque</text:p>
      <text:p text:style-name="Standard">ad biennium</text:p>
      <text:p text:style-name="Standard">Ordinatum est quod bona mobilia deffuncti domini Johannis La Buffe</text:p>
      <text:p text:style-name="Standard">tradantur et deliberentur appreciatori qui ea appreciavit quia non</text:p>
      <text:p text:style-name="Standard">resperitur alius qui plus offerat / et precinrinde habitum manebit</text:p>
      <text:p text:style-name="Standard">in depposito pro parte capituli in manu domini Johannis de Verderonna</text:p>
      <text:p text:style-name="Standard">preceptum est magistro Philiplberto de Salione sollicitatori causarum</text:p>
      <text:p text:style-name="Standard">ecclesie in parlamento quod faciat prosecucionem casus novitatis contra</text:p>
      <text:p text:style-name="Standard">officialis Parisiense qui impedit exempcionem ecclesie prout alias fuit deliberatum</text:p>
      <text:p text:style-name="Standard">per consilium ecclesie</text:p>
      <text:p text:style-name="Standard"><text:soft-page-break/>Magister L. de Mongeria domini G. Anglici et Dyonisius de Cisoni</text:p>
      <text:p text:style-name="Standard">executores nominati in testamt magistri P. Forteti per ipsum deffunctum</text:p>
      <text:p text:style-name="Standard">renunciaverunt execucioni testiment ipsius deffuncti siliter et chanteprime</text:p>
      <text:p text:style-name="Standard">Deliberatum est quod expediantur incarcerati pauperes qui pro modicio</text:p>
      <text:p text:style-name="Standard">sunt detenti videlicet Bernardus Pulsator magnarum campanarum</text:p>
      <text:p text:style-name="Standard">una paupercula militer et quidam alius cabusator dum tamen faciant</text:p>
      <text:p text:style-name="Standard">Bernetum in Castalleto pro emrenda. Cilbrum ut consuetum est fieri</text:p>
      <text:p text:style-name="Standard">&gt;&gt;&gt;&gt;&gt;&gt; liste &lt;&lt;&lt;&lt;&lt;&lt;&lt;</text:p>
      <text:p text:style-name="Standard">P. Decano</text:p>
      <text:p text:style-name="Standard">P. Roberti</text:p>
      <text:p text:style-name="Standard">N. de Ordeimonte</text:p>
      <text:p text:style-name="Standard">de Pompodorio</text:p>
      <text:p text:style-name="Standard">de Karolay</text:p>
      <text:p text:style-name="Standard">de Lorriaco</text:p>
      <text:p text:style-name="Standard">de Mongeria</text:p>
      <text:p text:style-name="Standard">B. de Thierno</text:p>
      <text:p text:style-name="Standard">de socto</text:p>
      <text:p text:style-name="Standard">G.</text:p>
      <text:p text:style-name="Standard">de Alneolo</text:p>
      <text:p text:style-name="Standard">Sy. Succentor in missa</text:p>
      <text:p text:style-name="Standard">G. de Albyaco</text:p>
      <text:p text:style-name="Standard">Regis</text:p>
      <text:p text:style-name="Standard">Hue</text:p>
      <text:p text:style-name="Standard">Ph. de Salione</text:p>
      <text:p text:style-name="Standard">G.</text:p>
      <text:p text:style-name="Standard">Fedelli</text:p>
      <text:p text:style-name="Standard">Chanteprime</text:p>
      <text:p text:style-name="Standard">G.</text:p>
      <text:p text:style-name="Standard">Paillardi</text:p>
      <text:p text:style-name="Standard">Ay. de Maignaco</text:p>
      <text:p text:style-name="Standard">P. Decano</text:p>
      <text:p text:style-name="Standard">M. Cantore</text:p>
      <text:p text:style-name="Standard">G. archidiacono ecclesie</text:p>
      <text:p text:style-name="Standard">Sy. succentore</text:p>
      <text:p text:style-name="Standard">P. Roberti</text:p>
      <text:p text:style-name="Standard">de Pompodorio</text:p>
      <text:p text:style-name="Standard"><text:soft-page-break/>N. de Karolay</text:p>
      <text:p text:style-name="Standard">L. de Mongeria</text:p>
      <text:p text:style-name="Standard">B. de Thierno</text:p>
      <text:p text:style-name="Standard">J.</text:p>
      <text:p text:style-name="Standard">Hue</text:p>
      <text:p text:style-name="Standard">G. de Alveolo</text:p>
      <text:p text:style-name="Standard">T. de Sancto Petro</text:p>
      <text:p text:style-name="Standard">I.</text:p>
      <text:p text:style-name="Standard">Chanceprime</text:p>
      <text:p text:style-name="Standard">G. Fedelli</text:p>
      <text:p text:style-name="Standard">G. Paillardi</text:p>
      <text:p text:style-name="Standard">Fforter</text:p>
      <text:p text:style-name="Standard">Ay. de Maignaco</text:p>
      <text:p text:style-name="Standard">Ph. de Salione</text:p>
      <text:p text:style-name="Standard">R.</text:p>
      <text:p text:style-name="Standard">de Lorriaco</text:p>
      <text:p text:style-name="Standard">de socto</text:p>
      <text:p text:style-name="Standard"/>
      <text:p text:style-name="Standard"/>
      <text:p text:style-name="Standard">=FRAN_0393_10920.tif=</text:p>
      <text:p text:style-name="Standard">&gt;&gt;&gt;&gt;&gt;&gt; date &lt;&lt;&lt;&lt;&lt;&lt;&lt;</text:p>
      <text:p text:style-name="Standard">$</text:p>
      <text:p text:style-name="Standard">Anno quo supra die lune post jubilate xia maii capitulantibus dominis.</text:p>
      <text:p text:style-name="Standard">&gt;&gt;&gt;&gt;&gt;&gt; block &lt;&lt;&lt;&lt;&lt;&lt;&lt;</text:p>
      <text:p text:style-name="Standard">Deliberatum est per capitulum quod hostia videlicet parvum hostium domus puerorum quod</text:p>
      <text:p text:style-name="Standard">respondet in claustro / hostium coquine Sancti Augustini / et hostium horreorum capituli</text:p>
      <text:p text:style-name="Standard">prope Barram / claudantur bene et firmiter / et quod fiat informacio secreta saper</text:p>
      <text:p text:style-name="Standard">allos qui voluerunt vrberare et injuriare dominum decanum / et ad hoc sunt deputati</text:p>
      <text:p text:style-name="Standard">domini J. Chanteprime . G. de Ahncolo . B. de Thierno et J. Hue / et vacabrunt</text:p>
      <text:p text:style-name="Standard">duo ipsorum super dicta informacione fienda sic quod unus ipsorum qui fuerit in mccro sit semp</text:p>
      <text:p text:style-name="Standard">cum aliis</text:p>
      <text:p text:style-name="Standard">monseigneur le doyen doyt respondre au clerc messeigneurs Guy de la termoille que selon</text:p>
      <text:p text:style-name="Standard">la fourme da traictié qui est entre messeigneurs gny et chapitre on envoyera par de la</text:p>
      <text:p text:style-name="Standard">et le message retourné et oye sa relacion on fera response a necesseigneurs Guy le</text:p>
      <text:p text:style-name="Standard">plus gracieusement que l'en pourra.</text:p>
      <text:p text:style-name="Standard">Placet dominis quod Johannes de Beauronure recipiatur in donatum domus Dei Pars.</text:p>
      <text:p text:style-name="Standard"><text:soft-page-break/>tum non erit nisi familiarum et servitor et obligabit se ad faciendum omnia</text:p>
      <text:p text:style-name="Standard">servicia licita et honesta</text:p>
      <text:p text:style-name="Standard">Placet dominis quod dominus Camerarius pape hospitetur in</text:p>
      <text:p text:style-name="Standard">claustro in dommibus amicorum suorum non obstantbum</text:p>
      <text:p text:style-name="Standard">statuto ecclesie in contrarium.</text:p>
      <text:p text:style-name="Standard">Robertus Feret clericus receptus est in vicarum</text:p>
      <text:p text:style-name="Standard">pro magistro Petro DAuxonne canonico Sancti Mederici qui juris</text:p>
      <text:p text:style-name="Standard">procurator nacionis gallicane petiit copiam testamentorum</text:p>
      <text:p text:style-name="Standard">deffunctorum olim magistri Petri Casalis et nuper magister</text:p>
      <text:p text:style-name="Standard">Petri Forteti canonicou e cclesie Parisiensi</text:p>
      <text:p text:style-name="Standard">Domini P. de Morancuria . J. Fabri S. Boussardi</text:p>
      <text:p text:style-name="Standard">G. du Seau J. querisi et P. ceopetoris vicarii in</text:p>
      <text:p text:style-name="Standard">ecclesia Paris.en pecierunt quod dicti facerent eis tradere mellos</text:p>
      <text:p text:style-name="Standard">suos in matutinarum missa et aliis horis prout alias ipsi</text:p>
      <text:p text:style-name="Standard">solebant ipsos habere / et ultra axervit per orgavum</text:p>
      <text:p text:style-name="Standard">dicti de morancuria quod ipsi audinerant dici ab</text:p>
      <text:p text:style-name="Standard">antiquis / quod ipsi vicarii antiquitus solebant ipsos</text:p>
      <text:p text:style-name="Standard">mellos habere et recipere in nicio matutinarum sicut domini</text:p>
      <text:p text:style-name="Standard">canonici / sed postmodum domini mutaverinat horar</text:p>
      <text:p text:style-name="Standard">illam ad laudate quo ad ipsos vicarios tamen</text:p>
      <text:p text:style-name="Standard">fuit eis responsum quod domini habent super hoc deliberacione</text:p>
      <text:p text:style-name="Standard">et super hoc respondetur eis in capitlo die mercurii proce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J. de Pompateo</text:p>
      <text:p text:style-name="Standard">R. de Lorriaco</text:p>
      <text:p text:style-name="Standard">L. de Mongeria</text:p>
      <text:p text:style-name="Standard">H. ec</text:p>
      <text:p text:style-name="Standard">Jo. Roberti</text:p>
      <text:p text:style-name="Standard">B. de Thierno</text:p>
      <text:p text:style-name="Standard">Au. Grangeri</text:p>
      <text:p text:style-name="Standard">G. de Alveolo</text:p>
      <text:p text:style-name="Standard">G. de Albyaco</text:p>
      <text:p text:style-name="Standard"><text:soft-page-break/>PPh. de Salione</text:p>
      <text:p text:style-name="Standard">G. Fedelli</text:p>
      <text:p text:style-name="Standard">*.</text:p>
      <text:p text:style-name="Standard">Voygnon</text:p>
      <text:p text:style-name="Standard">G. Paillardi</text:p>
      <text:p text:style-name="Standard">A. de Maygnaco</text:p>
      <text:p text:style-name="Standard">41.</text:p>
      <text:p text:style-name="Standard">de Socto</text:p>
      <text:p text:style-name="Standard">de Karoly</text:p>
      <text:p text:style-name="Standard">Ar. Jausserandi</text:p>
      <text:p text:style-name="Standard">Regis</text:p>
      <text:p text:style-name="Standard">N. de Ordeomonte</text:p>
      <text:p text:style-name="Standard"/>
      <text:p text:style-name="Standard"/>
      <text:p text:style-name="Standard">=FRAN_0393_10921.tif=</text:p>
      <text:p text:style-name="Standard">&gt;&gt;&gt;&gt;&gt;&gt; numérotation &lt;&lt;&lt;&lt;&lt;&lt;&lt;</text:p>
      <text:p text:style-name="Standard">Ciii</text:p>
      <text:p text:style-name="Standard">nonagesim iiii l.</text:p>
      <text:p text:style-name="Standard">l</text:p>
      <text:p text:style-name="Standard">&gt;&gt;&gt;&gt;&gt;&gt; entrée &lt;&lt;&lt;&lt;&lt;&lt;&lt;</text:p>
      <text:p text:style-name="Standard">Forteti</text:p>
      <text:p text:style-name="Standard">+</text:p>
      <text:p text:style-name="Standard">P</text:p>
      <text:p text:style-name="Standard">. Jignacio</text:p>
      <text:p text:style-name="Standard">Collacio</text:p>
      <text:p text:style-name="Standard">x xi s. vi d.</text:p>
      <text:p text:style-name="Standard">&gt;&gt;&gt;&gt;&gt;&gt; block &lt;&lt;&lt;&lt;&lt;&lt;&lt;</text:p>
      <text:p text:style-name="Standard">Robertus Anglici clericus presentatus per magistrum Petrum Beauble receptus est in vicarium sancti</text:p>
      <text:p text:style-name="Standard">20</text:p>
      <text:p text:style-name="Standard">Mederici pro magistro Roberto Charronis canonico ejusdem Sancti</text:p>
      <text:p text:style-name="Standard">Deputati per capellaum ad faciendum inventarium bonorum deffuncti magistri P. Forteti sunt domini</text:p>
      <text:p text:style-name="Standard">J. Chanteprime. Camerarius clericus et B. de Thierno et casu quo J. Chanteprime</text:p>
      <text:p text:style-name="Standard">non poterit interesse dominus Ph. de Salione erit presens loco ipsius / et ipsi hic presenties consencierunt</text:p>
      <text:p text:style-name="Standard">Placet dominis quod magister N. Chaudardi faciat visitare repparaciones domus sue / expensis suis</text:p>
      <text:p text:style-name="Standard"><text:soft-page-break/>per quoscunque operarios voluerit / presentium tamen et ad hoc vocatis magistro Raymondo et carpentario</text:p>
      <text:p text:style-name="Standard">juratis ecclesie et non alias</text:p>
      <text:p text:style-name="Standard">Placet dominis quod magister G. Symonnelli habeat iiiiar scuta pro grossa testamnti deffuncti P. fort</text:p>
      <text:p text:style-name="Standard">ad hoc condicentem domino decano</text:p>
      <text:p text:style-name="Standard">Deliberatum est quod servetur statutum contra vicarios et legatur eis die mercuri sratutum scriptum</text:p>
      <text:p text:style-name="Standard">in martilogio ecclesie</text:p>
      <text:p text:style-name="Standard">de Ollecos</text:p>
      <text:p text:style-name="Standard">e</text:p>
      <text:p text:style-name="Standard">Dominus J. Douchii capellanis ad altare beati Johannis Baptiste resignavit dictam capellaniam causa</text:p>
      <text:p text:style-name="Standard">permutaciones fiende cum domino Johanne de Andegavia rctiore parrochiales ecclesie Beati Michaelis de Rothomago ad</text:p>
      <text:p text:style-name="Standard">ipsam ecclesiam parrochialem et fuit collata ipsa capellaniam dicito domino Johanni qui juravit et</text:p>
      <text:p text:style-name="Standard">fuit installatus</text:p>
      <text:p text:style-name="Standard">Jehan Pignere clerc a present du bailliage d'amyens est retenu</text:p>
      <text:p text:style-name="Standard">garde de la justice d'oultre boys et a fait le serement en tel</text:p>
      <text:p text:style-name="Standard">cas acoustumé.</text:p>
      <text:p text:style-name="Standard">Placet dominis quod magister N. Chaudardi faciat fiter repparaciones</text:p>
      <text:p text:style-name="Standard">domus sue infra festum beati Remigii exceptis repparacionibus necscis</text:p>
      <text:p text:style-name="Standard">in cellario / et ipsas repparaciones cellarii infra festum Paschi</text:p>
      <text:p text:style-name="Standard">proxime sequens / et ipse ita promisit facere et se obligavit</text:p>
      <text:p text:style-name="Standard">Placet dominis quod magister N. Chaudardi ferat habitum ecclesie usque</text:p>
      <text:p text:style-name="Standard">ad Pascha / et deliberatum est quod Thomas clericus suu de cetero</text:p>
      <text:p text:style-name="Standard">non portabit habitum ecclesie quia magister suus non est beneficiatus</text:p>
      <text:p text:style-name="Standard">in ecclesia nec alibi sub dominio ecclesie</text:p>
      <text:p text:style-name="Standard">Johannes Nariot famlus equorum domini Episcopi Parisiensis detentus in carteribus</text:p>
      <text:p text:style-name="Standard">capituli pro verberacione cujusdam nante facta per ipsum in claustro</text:p>
      <text:p text:style-name="Standard">fuit expeditus et emendeit sed anore domini episcopi remissa est</text:p>
      <text:p text:style-name="Standard">sibi emenda.</text:p>
      <text:p text:style-name="Standard">processus canonicorum Sancti Aniani et Johannis Coste traditus est ad</text:p>
      <text:p text:style-name="Standard">videndum magistro Guillelmo de Alneolo una cum sinia.</text:p>
      <text:p text:style-name="Standard">Dominus Guillelmus deNisete canonicus Sancti Stephani de Gressirbus resignavit</text:p>
      <text:p text:style-name="Standard">dictos suos canonicatum et prebenda / causa permutacionis faciende cum</text:p>
      <text:p text:style-name="Standard">magistro Johanne Richerii alias de Pinu presbytere Parisiensis diocesis magistro in</text:p>
      <text:p text:style-name="Standard">artibus et licenciatus in decretis / capellano perpetue capellanie ad altare Sancti</text:p>
      <text:p text:style-name="Standard">Dyonisii in ecclesie parrochiali castri Theodorici suessionensis diocesis</text:p>
      <text:p text:style-name="Standard"><text:soft-page-break/>ad ipsam capellaniam et non alias qui juravit in forma</text:p>
      <text:p text:style-name="Standard">et fuit inst allatu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accentore</text:p>
      <text:p text:style-name="Standard">+P. Roberti</text:p>
      <text:p text:style-name="Standard">N. de Ordeimnte</text:p>
      <text:p text:style-name="Standard">de Pompodorio</text:p>
      <text:p text:style-name="Standard">de Karolay</text:p>
      <text:p text:style-name="Standard">de Soeto</text:p>
      <text:p text:style-name="Standard">de Mongeria</text:p>
      <text:p text:style-name="Standard">R. de Lorricco</text:p>
      <text:p text:style-name="Standard">B. de Thierno</text:p>
      <text:p text:style-name="Standard">Hue</text:p>
      <text:p text:style-name="Standard">de Putheolatis</text:p>
      <text:p text:style-name="Standard">Au. Regine</text:p>
      <text:p text:style-name="Standard">G. de Alneolo</text:p>
      <text:p text:style-name="Standard">G. Fedelli</text:p>
      <text:p text:style-name="Standard">Ph. de Salione</text:p>
      <text:p text:style-name="Standard">T. Hecie</text:p>
      <text:p text:style-name="Standard">Voysgon</text:p>
      <text:p text:style-name="Standard">T. de Sancto Petro</text:p>
      <text:p text:style-name="Standard">G. Paillardi</text:p>
      <text:p text:style-name="Standard">G. de Albyaco</text:p>
      <text:p text:style-name="Standard">A. de Maignaco</text:p>
      <text:p text:style-name="Standard"/>
      <text:p text:style-name="Standard"/>
      <text:p text:style-name="Standard">=FRAN_0393_10922.tif=</text:p>
      <text:p text:style-name="Standard">&gt;&gt;&gt;&gt;&gt;&gt; numérotation &lt;&lt;&lt;&lt;&lt;&lt;&lt;</text:p>
      <text:p text:style-name="Standard">o</text:p>
      <text:p text:style-name="Standard">268</text:p>
      <text:p text:style-name="Standard">nonagesim iiii</text:p>
      <text:p text:style-name="Standard">&gt;&gt;&gt;&gt;&gt;&gt; Date &lt;&lt;&lt;&lt;&lt;&lt;&lt;</text:p>
      <text:p text:style-name="Standard">nno predicto die veneris post jubilate xvta maii capitulantibus dominis</text:p>
      <text:p text:style-name="Standard"><text:soft-page-break/>Anno predicto die lune post cantate xviiia maii capitulantibus dominis</text:p>
      <text:p text:style-name="Standard">&gt;&gt;&gt;&gt;&gt;&gt; block &lt;&lt;&lt;&lt;&lt;&lt;&lt;</text:p>
      <text:p text:style-name="Standard">Preceptum est notariuo capituli quod ipse deliberet et tradat</text:p>
      <text:p text:style-name="Standard">Jortenti domui Dei Parisiensis ea que deffunctus magister P. Forteti</text:p>
      <text:p text:style-name="Standard">legavit dicte domui in suo testamento / presente tamen et</text:p>
      <text:p text:style-name="Standard">ad hoc vocato domino camerario.</text:p>
      <text:p text:style-name="Standard">De debato moto inter procuratorem clericorum matutinalium et</text:p>
      <text:p text:style-name="Standard">magistrum Johannem Guioti recepti sunt et electi ad</text:p>
      <text:p text:style-name="Standard">cognoscendum alte et basse videlicet dominus archidiaconus ecclesie Par.</text:p>
      <text:p text:style-name="Standard">pro dicto magistro Johanne et magister Jacobus Cosson pro parte</text:p>
      <text:p text:style-name="Standard">clericorum predictorum presenties dicto magistro Johanne et procuratore ipsorum</text:p>
      <text:p text:style-name="Standard">clericorum</text:p>
      <text:p text:style-name="Standard">Oblata sunt quinquaginta scuta magistro Johannani</text:p>
      <text:p text:style-name="Standard">comitis olim magistro puerorum chori pro omnibus in quilibet ecclesia</text:p>
      <text:p text:style-name="Standard">possessiri sibi temeri et ipse peciit super hoc deliberacionem</text:p>
      <text:p text:style-name="Standard">Forteti Deliberatum est quod collacio scolarium ordinatorum ad</text:p>
      <text:p text:style-name="Standard">fuidandum in testamont deffuncti magistri P. Forteti</text:p>
      <text:p text:style-name="Standard">pertineat ad capellani pleno jure.</text:p>
      <text:p text:style-name="Standard">Placet dominis quod magister P. de Morancuria lucretur</text:p>
      <text:p text:style-name="Standard">suas distribuciones quamdiu tenebit auditorium causarum</text:p>
      <text:p text:style-name="Standard">Placet dominis quod magister Petrus Forteti nepos deffuncti</text:p>
      <text:p text:style-name="Standard">Forteti e magister P. Forteti percipiat pro rata temporis quo</text:p>
      <text:p text:style-name="Standard">vacalit in execucione testment ipsius deffuncti ad qratum</text:p>
      <text:p text:style-name="Standard">C. fracerum pro anno pro pena et labore suo.</text:p>
      <text:p text:style-name="Standard">Deliberatum est de consseru vicariorum ecclesie Parisiensis quod merelli</text:p>
      <text:p text:style-name="Standard">matutinarum tradentur eis amodo in micio Hympni poss</text:p>
      <text:p text:style-name="Standard">laudate et hoc actum est presentibus. J. de Chinaco . P. copertor</text:p>
      <text:p text:style-name="Standard">et Stephano du seau vicariis. et aliis testibus videlicet Guillelm</text:p>
      <text:p text:style-name="Standard">graterii Johanne Agni . Guillelmo Pipesole P. Richardi Johanne</text:p>
      <text:p text:style-name="Standard">de Corbiniaco . Petro de Dyciaco et Roberto de Posolis</text:p>
      <text:p text:style-name="Standard">et de hoc dominus decanus nomine capituli petiit instrumentum</text:p>
      <text:p text:style-name="Standard">llam</text:p>
      <text:p text:style-name="Standard">Aud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<text:soft-page-break/>Sy. succentor</text:p>
      <text:p text:style-name="Standard">N. de Ordeimonte</text:p>
      <text:p text:style-name="Standard">de Pompodorio</text:p>
      <text:p text:style-name="Standard">*</text:p>
      <text:p text:style-name="Standard">de Mongeria</text:p>
      <text:p text:style-name="Standard">de Socco</text:p>
      <text:p text:style-name="Standard">B. de Thierno</text:p>
      <text:p text:style-name="Standard">T. de Sancto Petro</text:p>
      <text:p text:style-name="Standard">Au. Regine</text:p>
      <text:p text:style-name="Standard">*P.</text:p>
      <text:p text:style-name="Standard">De Castro</text:p>
      <text:p text:style-name="Standard">Ph. de Salione</text:p>
      <text:p text:style-name="Standard">G. Fedelli</text:p>
      <text:p text:style-name="Standard">I.</text:p>
      <text:p text:style-name="Standard">Voygnon</text:p>
      <text:p text:style-name="Standard">G. Paillardi</text:p>
      <text:p text:style-name="Standard">A. de Maignaco</text:p>
      <text:p text:style-name="Standard">R. de Putheolis</text:p>
      <text:p text:style-name="Standard">G. de Alveolo</text:p>
      <text:p text:style-name="Standard">R. de Lorriaco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J. de Pomipao</text:p>
      <text:p text:style-name="Standard">*.</text:p>
      <text:p text:style-name="Standard">de Karolay</text:p>
      <text:p text:style-name="Standard">N. de Ordeimonte</text:p>
      <text:p text:style-name="Standard">Ar. Jausserandi</text:p>
      <text:p text:style-name="Standard">L. de Mongeria</text:p>
      <text:p text:style-name="Standard">*</text:p>
      <text:p text:style-name="Standard">de socto</text:p>
      <text:p text:style-name="Standard">B. de Thierno</text:p>
      <text:p text:style-name="Standard">R. de Putheols</text:p>
      <text:p text:style-name="Standard">An. Regiue</text:p>
      <text:p text:style-name="Standard"><text:soft-page-break/>G. de Alneolo</text:p>
      <text:p text:style-name="Standard">T. de Sancto Petro</text:p>
      <text:p text:style-name="Standard">Chanteprime</text:p>
      <text:p text:style-name="Standard">T. Hocie</text:p>
      <text:p text:style-name="Standard">*.</text:p>
      <text:p text:style-name="Standard">Voygnond</text:p>
      <text:p text:style-name="Standard">Ay. de Maignaco</text:p>
      <text:p text:style-name="Standard">R. de Lorri</text:p>
      <text:p text:style-name="Standard">G. Paillardi</text:p>
      <text:p text:style-name="Standard">*</text:p>
      <text:p text:style-name="Standard">hue in missa</text:p>
      <text:p text:style-name="Standard"/>
      <text:p text:style-name="Standard"/>
      <text:p text:style-name="Standard">=FRAN_0393_10923.tif=</text:p>
      <text:p text:style-name="Standard">&gt;&gt;&gt;&gt;&gt;&gt; numérotation &lt;&lt;&lt;&lt;&lt;&lt;&lt;</text:p>
      <text:p text:style-name="Standard">nonagesimo iiiii</text:p>
      <text:p text:style-name="Standard">o6 2</text:p>
      <text:p text:style-name="Standard">&gt;&gt;&gt;&gt;&gt;&gt; Date &lt;&lt;&lt;&lt;&lt;&lt;&lt;</text:p>
      <text:p text:style-name="Standard">Ma</text:p>
      <text:p text:style-name="Standard">Anno predicto die mercurii post cantate xx maii capitulantibus dominis</text:p>
      <text:p text:style-name="Standard">&gt;&gt;&gt;&gt;&gt;&gt; entrée &lt;&lt;&lt;&lt;&lt;&lt;&lt;</text:p>
      <text:p text:style-name="Standard">Recepcio</text:p>
      <text:p text:style-name="Standard">capellani</text:p>
      <text:p text:style-name="Standard">resignacio</text:p>
      <text:p text:style-name="Standard">4</text:p>
      <text:p text:style-name="Standard">+</text:p>
      <text:p text:style-name="Standard">+</text:p>
      <text:p text:style-name="Standard">xxi sz</text:p>
      <text:p text:style-name="Standard">&gt;&gt;&gt;&gt;&gt;&gt; block &lt;&lt;&lt;&lt;&lt;&lt;&lt;</text:p>
      <text:p text:style-name="Standard">Magister Guillelmus Graterii procurator Johannis Blondelli fuit receptus ad capellaniam Sancti</text:p>
      <text:p text:style-name="Standard">Johannis Baptiste in ecclesia Parisiensis vacante per mortem domini Johannis de Sancto Prisco virtute gracie apostolice</text:p>
      <text:p text:style-name="Standard">juravit in forma et fuit installatus</text:p>
      <text:p text:style-name="Standard">Canonici beate Marie de Lochiis turonensis diocesis</text:p>
      <text:p text:style-name="Standard">Collacio et Petrus Anselini procurator domini Baudeti de Baira fuit receptus ad capellaniam vacante in ecclesia</text:p>
      <text:p text:style-name="Standard"><text:soft-page-break/>parisiense ad altare decollacionis beati Johannis Baptiste / que fuerat resignata nunc causa permutacionis.</text:p>
      <text:p text:style-name="Standard">faciendi psns dominomum Johannem de Andegavia canonico beate Marce de Rochi $tcon deocis dicte capellani capellani</text:p>
      <text:p text:style-name="Standard">ad ipsos canonicatum et prebendam et fuit collata dicto procuratori nomine dicti Baudeti qui juravit et</text:p>
      <text:p text:style-name="Standard">fuit inst allatus</text:p>
      <text:p text:style-name="Standard">Placet dominis quod magister Bertrandas de Tiherno sit</text:p>
      <text:p text:style-name="Standard">alter commissariorum super execucione testamenti deffuncti magistri</text:p>
      <text:p text:style-name="Standard">Forteti Petri Forteti una cum magistris Johanne Chanteprime</text:p>
      <text:p text:style-name="Standard">et J. de Socto / nec non et Petro Forceti nepote dicti</text:p>
      <text:p text:style-name="Standard">deffuncti si ipse poterit habere licenciat a domino Cancellario</text:p>
      <text:p text:style-name="Standard">Francie est ipse poteueit bire de faciendi de servire suo</text:p>
      <text:p text:style-name="Standard">officio in Aliignia. et suprascripti domini capitulantes</text:p>
      <text:p text:style-name="Standard">cruce signati fuerunt concordes in elcione dicti magistri</text:p>
      <text:p text:style-name="Standard">B. de Thierno / alii non / hic non comprehensis ill qui</text:p>
      <text:p text:style-name="Standard">non erant presentes.</text:p>
      <text:p text:style-name="Standard">Guillelmu Pipessole clericus fuit receptus in vicarium</text:p>
      <text:p text:style-name="Standard">Sancti Mederici loco domini Roberti Charonis canonici</text:p>
      <text:p text:style-name="Standard">&gt;&gt;&gt;&gt;&gt;&gt; liste &lt;&lt;&lt;&lt;&lt;&lt;&lt;</text:p>
      <text:p text:style-name="Standard">+P. Decano</text:p>
      <text:p text:style-name="Standard">H. Cantore in palacio pro ecclesia</text:p>
      <text:p text:style-name="Standard">G. Archidiacono ecclesie</text:p>
      <text:p text:style-name="Standard">Sy succentore</text:p>
      <text:p text:style-name="Standard">P. Roberti</text:p>
      <text:p text:style-name="Standard">Ar. Jausserandi</text:p>
      <text:p text:style-name="Standard">+.</text:p>
      <text:p text:style-name="Standard">de Karolay</text:p>
      <text:p text:style-name="Standard">de socto</text:p>
      <text:p text:style-name="Standard">N.</text:p>
      <text:p text:style-name="Standard">de Ordeimnte</text:p>
      <text:p text:style-name="Standard">R. de Lorriaco</text:p>
      <text:p text:style-name="Standard">L.</text:p>
      <text:p text:style-name="Standard">de Mongeria</text:p>
      <text:p text:style-name="Standard">B. de Thierno</text:p>
      <text:p text:style-name="Standard">R.</text:p>
      <text:p text:style-name="Standard">de Putheolis</text:p>
      <text:p text:style-name="Standard"><text:soft-page-break/>de Pompodorio</text:p>
      <text:p text:style-name="Standard">A. Regine</text:p>
      <text:p text:style-name="Standard">G. Fedelli</text:p>
      <text:p text:style-name="Standard">Ph. de Salione impalacio</text:p>
      <text:p text:style-name="Standard">*</text:p>
      <text:p text:style-name="Standard">Chanteprime</text:p>
      <text:p text:style-name="Standard">Ay. de Maignaco</text:p>
      <text:p text:style-name="Standard">T.</text:p>
      <text:p text:style-name="Standard">Hocie</text:p>
      <text:p text:style-name="Standard">G.</text:p>
      <text:p text:style-name="Standard">de Alneolo</text:p>
      <text:p text:style-name="Standard">Veygnon</text:p>
      <text:p text:style-name="Standard">hue in missa</text:p>
      <text:p text:style-name="Standard"/>
      <text:p text:style-name="Standard"/>
      <text:p text:style-name="Standard">=FRAN_0393_10924.tif=</text:p>
      <text:p text:style-name="Standard">&gt;&gt;&gt;&gt;&gt;&gt; numérotation &lt;&lt;&lt;&lt;&lt;&lt;&lt;</text:p>
      <text:p text:style-name="Standard">260</text:p>
      <text:p text:style-name="Standard">nonagesimo iiii</text:p>
      <text:p text:style-name="Standard">e</text:p>
      <text:p text:style-name="Standard">&gt;&gt;&gt;&gt;&gt;&gt; Date &lt;&lt;&lt;&lt;&lt;&lt;&lt;</text:p>
      <text:p text:style-name="Standard">Anno predicto die veneris post cantate xxiia maii capitulantibus dominis</text:p>
      <text:p text:style-name="Standard">Anno predicto die lune post vocem jocunditatis xxvta maii capitulantibus dominis</text:p>
      <text:p text:style-name="Standard">&gt;&gt;&gt;&gt;&gt;&gt; block &lt;&lt;&lt;&lt;&lt;&lt;&lt;</text:p>
      <text:p text:style-name="Standard">Preceptum est notario quod vadat apud Sanctum Medericum</text:p>
      <text:p text:style-name="Standard">et precipiat dstributori ex parte capituli quod tradat</text:p>
      <text:p text:style-name="Standard">distribuciones vicario domini Roberti Charronis ultimo</text:p>
      <text:p text:style-name="Standard">recepto / non ol stanteum deffentu facta in contrariam</text:p>
      <text:p text:style-name="Standard">per magistrum Jacobum Parvi canonicum ipsius ecclesie</text:p>
      <text:p text:style-name="Standard">Notaius dicet magistro J. Hue quod faciat venire</text:p>
      <text:p text:style-name="Standard">capellanum domini Guidonis de Trimollia die lune</text:p>
      <text:p text:style-name="Standard">in capitulo hora sexta</text:p>
      <text:p text:style-name="Standard">Item preceptum est netario quod tradat capellano</text:p>
      <text:p text:style-name="Standard">domini Par. episcopi semibreniarium episcopatus parisien</text:p>
      <text:p text:style-name="Standard">reppertam cum bonis domini Johannis Blayn</text:p>
      <text:p text:style-name="Standard">Ordinatum est quod causa mota contra religioium de Sancto</text:p>
      <text:p text:style-name="Standard"><text:soft-page-break/>Anthonio pro sequatur coram preposis Parisiensis</text:p>
      <text:p text:style-name="Standard">De pre buin et Brtran penniet a vendredi</text:p>
      <text:p text:style-name="Standard">prouchain en estat pour absence du conseil dudit</text:p>
      <text:p text:style-name="Standard">Bertran. fait a la relacion des parties</text:p>
      <text:p text:style-name="Standard">Domini R. de Lorriaco et. H. de Mongeria retulerunt quod</text:p>
      <text:p text:style-name="Standard">visitaverant thesaurum / ornamenta et jocaliam</text:p>
      <text:p text:style-name="Standard">ecclesie que sunt in custodia domini Guillelmi de Quertu</text:p>
      <text:p text:style-name="Standard">et repperierunt bonum et legalem comppotum secundum</text:p>
      <text:p text:style-name="Standard">inventarium datum ipsi domino Guillelmo et concessa fuit sibi</text:p>
      <text:p text:style-name="Standard">quaconta de temporie pretito</text:p>
      <text:p text:style-name="Standard">Et dati sunt sibi graciose qunque franci quam</text:p>
      <text:p text:style-name="Standard">dligentur fecit debitum suum in custodia dictorum</text:p>
      <text:p text:style-name="Standard">Jocalium et ornamentoru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Archidiacono ecclesie</text:p>
      <text:p text:style-name="Standard">Sy succentore</text:p>
      <text:p text:style-name="Standard">Ar. Jausserandi</text:p>
      <text:p text:style-name="Standard">J. de Pompodorio</text:p>
      <text:p text:style-name="Standard">de Karolay</text:p>
      <text:p text:style-name="Standard">R. de Lorriaco</text:p>
      <text:p text:style-name="Standard">de socto</text:p>
      <text:p text:style-name="Standard">*</text:p>
      <text:p text:style-name="Standard">de Mongeria</text:p>
      <text:p text:style-name="Standard">+P. Roberti</text:p>
      <text:p text:style-name="Standard">B. de Trherno</text:p>
      <text:p text:style-name="Standard">R. de Putheol</text:p>
      <text:p text:style-name="Standard">T. de Sancto Petro</text:p>
      <text:p text:style-name="Standard">G. de Albyaco</text:p>
      <text:p text:style-name="Standard">G. de Alneolo</text:p>
      <text:p text:style-name="Standard">Voygnon</text:p>
      <text:p text:style-name="Standard">G. Fodelli</text:p>
      <text:p text:style-name="Standard">T. Hocie</text:p>
      <text:p text:style-name="Standard">G. Paillardi</text:p>
      <text:p text:style-name="Standard">Ay. de Maignaco</text:p>
      <text:p text:style-name="Standard"><text:soft-page-break/>Ph. de Salione</text:p>
      <text:p text:style-name="Standard">*.</text:p>
      <text:p text:style-name="Standard">Hue inmissa</text:p>
      <text:p text:style-name="Standard">P. Decano</text:p>
      <text:p text:style-name="Standard">R. Cantore</text:p>
      <text:p text:style-name="Standard">G. archidiacono ecclesie</text:p>
      <text:p text:style-name="Standard">Sy. succentore</text:p>
      <text:p text:style-name="Standard">P. Roberti</text:p>
      <text:p text:style-name="Standard">de Sreco</text:p>
      <text:p text:style-name="Standard">R. de Lorris</text:p>
      <text:p text:style-name="Standard">de Karolay</text:p>
      <text:p text:style-name="Standard">L. de Mongeria</text:p>
      <text:p text:style-name="Standard">B. de Thierno</text:p>
      <text:p text:style-name="Standard">T. de Sancto Petro</text:p>
      <text:p text:style-name="Standard">An Regine</text:p>
      <text:p text:style-name="Standard">G. de Alverlo Ay de Maignaco</text:p>
      <text:p text:style-name="Standard">R. de Putheolis Ph. de Salione +</text:p>
      <text:p text:style-name="Standard">G. Fedelli</text:p>
      <text:p text:style-name="Standard">J. de Pompodorio</text:p>
      <text:p text:style-name="Standard">T. Hocie</text:p>
      <text:p text:style-name="Standard">N. de Ordeimonte</text:p>
      <text:p text:style-name="Standard">Voygnon</text:p>
      <text:p text:style-name="Standard">Ar. Jausserandi</text:p>
      <text:p text:style-name="Standard"/>
      <text:p text:style-name="Standard"/>
      <text:p text:style-name="Standard">=FRAN_0393_10925.tif=</text:p>
      <text:p text:style-name="Standard">&gt;&gt;&gt;&gt;&gt;&gt; numérotation &lt;&lt;&lt;&lt;&lt;&lt;&lt;</text:p>
      <text:p text:style-name="Standard">Cvi</text:p>
      <text:p text:style-name="Standard">nonagesimo iiii</text:p>
      <text:p text:style-name="Standard">10</text:p>
      <text:p text:style-name="Standard">271</text:p>
      <text:p text:style-name="Standard">&gt;&gt;&gt;&gt;&gt;&gt; Date &lt;&lt;&lt;&lt;&lt;&lt;&lt;</text:p>
      <text:p text:style-name="Standard">Anno predicto de mercuri sequenti xxviia mensis maii capitulantibus dominis</text:p>
      <text:p text:style-name="Standard">Anno predicto die veneris post ascenies domini xxixa maii capitulantibus dominis</text:p>
      <text:p text:style-name="Standard">&gt;&gt;&gt;&gt;&gt;&gt; block &lt;&lt;&lt;&lt;&lt;&lt;&lt;</text:p>
      <text:p text:style-name="Standard">hic nichil fuit actum propter debatum inter antiquos</text:p>
      <text:p text:style-name="Standard"><text:soft-page-break/>prebenda in Andreslaco et novos / presente an grengerii</text:p>
      <text:p text:style-name="Standard">qui alias non consencierat ordinacione facte per capitulum</text:p>
      <text:p text:style-name="Standard">super repparacionibus de Andresiaco</text:p>
      <text:p text:style-name="Standard">Magister Petrus Forceti nepos deffuncti magistri P. Forteti</text:p>
      <text:p text:style-name="Standard">alias electus per capitulum in commissrium superfacto execucionis</text:p>
      <text:p text:style-name="Standard">testment dicti deffuncti ad mandatum capituli comparens</text:p>
      <text:p text:style-name="Standard">oneravit se libenti anium de ipsa execucione una cum</text:p>
      <text:p text:style-name="Standard">aliis dominis executores et commissariis deputatis per capellani ut</text:p>
      <text:p text:style-name="Standard">in precedente capitulo deliberatum fuit et promisit facere ut</text:p>
      <text:p text:style-name="Standard">melius poterit ad utilitatem ipsius execucionis et reddere</text:p>
      <text:p text:style-name="Standard">quantum sua intererit bonum et legalom compotum de per ipsum</text:p>
      <text:p text:style-name="Standard">administratis in dicta execucione</text:p>
      <text:p text:style-name="Standard">sentence donnee en cause d'amendement</text:p>
      <text:p text:style-name="Standard">Michau de Mery fermier des estans du boys valoys</text:p>
      <text:p text:style-name="Standard">sera tenu de paier et rendre pour une foiz a clement</text:p>
      <text:p text:style-name="Standard">baillot et Guillaume Bridou decti muy de Grain c'est assavoir</text:p>
      <text:p text:style-name="Standard">iiii sextro d'aveine et ii d'orge pour la disme des la</text:p>
      <text:p text:style-name="Standard">bourages des estans et sont compensez les despens</text:p>
      <text:p text:style-name="Standard">dune part et daultre</text:p>
      <text:p text:style-name="Standard">maistre Guillaume Danvel en a le proces</text:p>
      <text:p text:style-name="Standard">Respondebitur magistro G. de Marchia quod dominus Johnnes</text:p>
      <text:p text:style-name="Standard">Blayn capicrius ecclesie reddat se in carceribus capituli et pocstmodum</text:p>
      <text:p text:style-name="Standard">domini tractabunt cum eo magistr graciose quam poterunt et commissum</text:p>
      <text:p text:style-name="Standard">est negocium processus dominis . B. de Tiherno et J. de Socto</text:p>
      <text:p text:style-name="Standard">cum magistro P. de Morantiia auditore causapum</text:p>
      <text:p text:style-name="Standard">Scribetur preposito de Rosayo quod pro longet dctam Guillelmi</text:p>
      <text:p text:style-name="Standard">de Mont Boucher usque ad venerais post trivitatem et interim</text:p>
      <text:p text:style-name="Standard">scribet dominus vitatem facti</text:p>
      <text:p text:style-name="Standard">de Perre brun et Bertran penuier avii jours a avoir dudit pennier deliberacion sur les raisns et deffunt</text:p>
      <text:p text:style-name="Standard">par ledit Perre contres le deffunct du quel le dite Bertran s'est audiez par fourme deccepcion contre la requeste faicte par le ditpie</text:p>
      <text:p text:style-name="Standard">a fin de monsterer la poursuite de certain amendens demande par ledit Bertrtin et aalier avant etc. Et au jour d'uy</text:p>
      <text:p text:style-name="Standard">ont les dictes parties mis a court les deffunct dont ilz se vautent fait preses les parties</text:p>
      <text:p text:style-name="Standard">&gt;&gt;&gt;&gt;&gt;&gt; liste &lt;&lt;&lt;&lt;&lt;&lt;&lt;</text:p>
      <text:p text:style-name="Standard">Decano</text:p>
      <text:p text:style-name="Standard"><text:soft-page-break/>G. Cantore</text:p>
      <text:p text:style-name="Standard">archidiacono ecclesie</text:p>
      <text:p text:style-name="Standard">Sy succentore</text:p>
      <text:p text:style-name="Standard">de Pompodorio</text:p>
      <text:p text:style-name="Standard">Roberti</text:p>
      <text:p text:style-name="Standard">de Karolay</text:p>
      <text:p text:style-name="Standard">de Lorriaco</text:p>
      <text:p text:style-name="Standard">de socto</text:p>
      <text:p text:style-name="Standard">Forteti</text:p>
      <text:p text:style-name="Standard">de Mongeria</text:p>
      <text:p text:style-name="Standard">B. de Thierno</text:p>
      <text:p text:style-name="Standard">R.</text:p>
      <text:p text:style-name="Standard">de Putheoli</text:p>
      <text:p text:style-name="Standard">T. de Sancto Petro</text:p>
      <text:p text:style-name="Standard">Hue</text:p>
      <text:p text:style-name="Standard">E.</text:p>
      <text:p text:style-name="Standard">de Alneolo</text:p>
      <text:p text:style-name="Standard">Voygnon</text:p>
      <text:p text:style-name="Standard">G</text:p>
      <text:p text:style-name="Standard">Fedelli</text:p>
      <text:p text:style-name="Standard">Ph.</text:p>
      <text:p text:style-name="Standard">de Salione</text:p>
      <text:p text:style-name="Standard">Paillardi</text:p>
      <text:p text:style-name="Standard">Ay. de Maignaco</text:p>
      <text:p text:style-name="Standard">An.</text:p>
      <text:p text:style-name="Standard">Grangerii</text:p>
      <text:p text:style-name="Standard">P. Decano</text:p>
      <text:p text:style-name="Standard">H. Cantore</text:p>
      <text:p text:style-name="Standard">Sy. succentore</text:p>
      <text:p text:style-name="Standard">de Pompodorio</text:p>
      <text:p text:style-name="Standard">de Mongeria</text:p>
      <text:p text:style-name="Standard">R.</text:p>
      <text:p text:style-name="Standard">de Lorriaco</text:p>
      <text:p text:style-name="Standard">B. de Thierno</text:p>
      <text:p text:style-name="Standard">*</text:p>
      <text:p text:style-name="Standard">Hue</text:p>
      <text:p text:style-name="Standard"><text:soft-page-break/>T. de Sancto Petro</text:p>
      <text:p text:style-name="Standard">Au. Regii</text:p>
      <text:p text:style-name="Standard">G. de Albyaco</text:p>
      <text:p text:style-name="Standard">G. de Alneolo</text:p>
      <text:p text:style-name="Standard">R. de Putheolis</text:p>
      <text:p text:style-name="Standard">G. Fedelli</text:p>
      <text:p text:style-name="Standard">J. Voygnon</text:p>
      <text:p text:style-name="Standard">G. Paillardi</text:p>
      <text:p text:style-name="Standard">Ay. de Maignaco</text:p>
      <text:p text:style-name="Standard">J. de Karolay</text:p>
      <text:p text:style-name="Standard">N. de Ordeomonte</text:p>
      <text:p text:style-name="Standard"/>
      <text:p text:style-name="Standard"/>
      <text:p text:style-name="Standard">=FRAN_0393_10926.tif=</text:p>
      <text:p text:style-name="Standard">&gt;&gt;&gt;&gt;&gt;&gt; date &lt;&lt;&lt;&lt;&lt;&lt;&lt;</text:p>
      <text:p text:style-name="Standard">Inus nonasi</text:p>
      <text:p text:style-name="Standard">iiii</text:p>
      <text:p text:style-name="Standard">Anno predicto die lune prima mensis junii capitulantibus dominis</text:p>
      <text:p text:style-name="Standard">&gt;&gt;&gt;&gt;&gt;&gt; block &lt;&lt;&lt;&lt;&lt;&lt;&lt;</text:p>
      <text:p text:style-name="Standard">Deliberatum est quod domini visitatores capellaniarum ecclesie visitent ipsas capellanias et</text:p>
      <text:p text:style-name="Standard">De capellani cclse Par.s refferant in scriptis illos qui faciunt suum debitum / et illes qui non / et visis illis qui</text:p>
      <text:p text:style-name="Standard">non fecint suum debitum arrestabuntur fractus eorum et ponentur in manum regia virtute</text:p>
      <text:p text:style-name="Standard">lictere regie dudum impetrate propter hoc et erit commissarius ad hoc dyonisius Allonean</text:p>
      <text:p text:style-name="Standard">Francus serviens ecclesie</text:p>
      <text:p text:style-name="Standard">o</text:p>
      <text:p text:style-name="Standard">Domini R. de Putheolis canonicis et G. Anglici canonicus sacti</text:p>
      <text:p text:style-name="Standard">Dyonisii de Passu deposuerunt quod P. rati canonicum Sancti</text:p>
      <text:p text:style-name="Standard">J. Rotundi die qua fuit factum servicium deffuncti magistri</text:p>
      <text:p text:style-name="Standard">N. de Villamiarum quondam cantoris ecclesie Paris.e quia dictus</text:p>
      <text:p text:style-name="Standard">G. Anglici tradebat sibi minus unum obolum quam</text:p>
      <text:p text:style-name="Standard">debebat habere pro distribucione illius hore dixit in</text:p>
      <text:p text:style-name="Standard">sb cleria verba en enser puisse boulir larme de</text:p>
      <text:p text:style-name="Standard">cely pourqui se fait ceste distribucion. Et</text:p>
      <text:p text:style-name="Standard">propter hoc deliberatum est quod ponatur in carcibus usque ad</text:p>
      <text:p text:style-name="Standard">viii° dies / ipse atem venit ad mandaum dominorum in capelelalim</text:p>
      <text:p text:style-name="Standard"><text:soft-page-break/>et promisit intrare carcerem infra horam prandii sub</text:p>
      <text:p text:style-name="Standard">pena excommunicacionis late sine</text:p>
      <text:p text:style-name="Standard">Deliberatum est quod fiat processus ad privacionem beneficiorum</text:p>
      <text:p text:style-name="Standard">contra dominum Johannem Moqueti et Petrum rati</text:p>
      <text:p text:style-name="Standard">Deliberatum est quod ponatur extra carcerem geracasive</text:p>
      <text:p text:style-name="Standard">Messe / et propter denerita sua puetur astribucionibus</text:p>
      <text:p text:style-name="Standard">suis usque ad festum Penthecosti et injungatur ei nominas</text:p>
      <text:p text:style-name="Standard">quod intersit in omnibus horiis aurnis et nocturiis / et</text:p>
      <text:p text:style-name="Standard">si deffecerit privabitur omnio denatis matutinarum</text:p>
      <text:p text:style-name="Standard">Deliberatum est quod antiqui prebendati in andresiato</text:p>
      <text:p text:style-name="Standard">sommentur ut infra festum Sancti Johannis Baptiste proximo vi</text:p>
      <text:p text:style-name="Standard">2</text:p>
      <text:p text:style-name="Standard">solvant quilibet pro porcione sua quod debet pro repper</text:p>
      <text:p text:style-name="Standard">dicti loci et si non solverint arrestabuntur distribucionesm</text:p>
      <text:p text:style-name="Standard">eorum quousque fecerint debetum suum</text:p>
      <text:p text:style-name="Standard">De promotis actoris contra dominos Jacobum petit / Michaelem Pichardi canonicos et</text:p>
      <text:p text:style-name="Standard">Petrum Briceti vicarium Sancti Mederici magister Jacobus dicit quod nunquam dedit licencia</text:p>
      <text:p text:style-name="Standard">domino Johanni Agni nuper vicario domini Roberti Charronis canonici Sancti Mederici de cum do extra Villam</text:p>
      <text:p text:style-name="Standard">ante Pascha nec cuicumque alteri vicariorum ipsius ecclesie nec intendebat dare / quia bene</text:p>
      <text:p text:style-name="Standard">sciebat quod super hoc nullam potestatem habebat de quo dominus decanus parisiensis presens petiit</text:p>
      <text:p text:style-name="Standard">instrmentum Astantbus in testimonium invocando</text:p>
      <text:p text:style-name="Standard">*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r rati</text:p>
      <text:p text:style-name="Standard">P. Roberti</text:p>
      <text:p text:style-name="Standard">*.</text:p>
      <text:p text:style-name="Standard">de Pompodorio</text:p>
      <text:p text:style-name="Standard">s</text:p>
      <text:p text:style-name="Standard">de Karolay</text:p>
      <text:p text:style-name="Standard">de Lorriaco</text:p>
      <text:p text:style-name="Standard">L. de Mongeria</text:p>
      <text:p text:style-name="Standard"><text:soft-page-break/>Hue</text:p>
      <text:p text:style-name="Standard">de Putheolis</text:p>
      <text:p text:style-name="Standard">de socto</text:p>
      <text:p text:style-name="Standard">T.</text:p>
      <text:p text:style-name="Standard">de Sancto Petro</text:p>
      <text:p text:style-name="Standard">B. de Thierno</text:p>
      <text:p text:style-name="Standard">An Regine</text:p>
      <text:p text:style-name="Standard">G. de Albyaco</text:p>
      <text:p text:style-name="Standard">G. de Ahneolo</text:p>
      <text:p text:style-name="Standard">Fedelli</text:p>
      <text:p text:style-name="Standard">G. Paillardi</text:p>
      <text:p text:style-name="Standard">Ph. de Salione</text:p>
      <text:p text:style-name="Standard">s</text:p>
      <text:p text:style-name="Standard">Voygnon</text:p>
      <text:p text:style-name="Standard">Ja. Cosson</text:p>
      <text:p text:style-name="Standard">T. Hocie</text:p>
      <text:p text:style-name="Standard">Ay. de Maignaco</text:p>
      <text:p text:style-name="Standard">N. de Ordeimonte</text:p>
      <text:p text:style-name="Standard">Andresy</text:p>
      <text:p text:style-name="Standard"/>
      <text:p text:style-name="Standard"/>
      <text:p text:style-name="Standard">=FRAN_0393_10927.tif=</text:p>
      <text:p text:style-name="Standard">&gt;&gt;&gt;&gt;&gt;&gt; numérotation &lt;&lt;&lt;&lt;&lt;&lt;&lt;</text:p>
      <text:p text:style-name="Standard">iiii</text:p>
      <text:p text:style-name="Standard">vii</text:p>
      <text:p text:style-name="Standard">213</text:p>
      <text:p text:style-name="Standard">&gt;&gt;&gt;&gt;&gt;&gt; Date &lt;&lt;&lt;&lt;&lt;&lt;&lt;</text:p>
      <text:p text:style-name="Standard">nno predicto die mecurii tercia junii capitulantibus dominis.</text:p>
      <text:p text:style-name="Standard">ante penthecostem</text:p>
      <text:p text:style-name="Standard">hamo predicto die veneris quita pruri capitulantibus dominis</text:p>
      <text:p text:style-name="Standard">&gt;&gt;&gt;&gt;&gt;&gt; block &lt;&lt;&lt;&lt;&lt;&lt;&lt;</text:p>
      <text:p text:style-name="Standard">Domini retulerunt in notario capituli quod die qua fuit electus</text:p>
      <text:p text:style-name="Standard">magister Johannes de Socto in socium magistri Radulfi de Ulmonte</text:p>
      <text:p text:style-name="Standard">pro compromisso capituli et capellanorum loco magistri P. Forteti deffuncti</text:p>
      <text:p text:style-name="Standard">presentibus magistro Nicolao Careti procuratore magistri Johannis Careti</text:p>
      <text:p text:style-name="Standard">et domino Johanne Mignoti prose et ad hoc consenciendem fuit electus</text:p>
      <text:p text:style-name="Standard"><text:soft-page-break/>in terrium magister Petrus de Ogero presentibus domino Michaele</text:p>
      <text:p text:style-name="Standard">Pichardi canonico Sancti Mederici Rogerio Crrant nepoti</text:p>
      <text:p text:style-name="Standard">domini Roberti Charronis servienti regio Yvone de Fageto notariis</text:p>
      <text:p text:style-name="Standard">apostolico et Johanne Pieffroy alias Challemaine serviente ecclesie</text:p>
      <text:p text:style-name="Standard">Inhabitum est domino Michaeli Pichardi canonico Sancti Mederici</text:p>
      <text:p text:style-name="Standard">distributori panis et aliquarum aliarum distribucionum</text:p>
      <text:p text:style-name="Standard">ipsius ecclesie quod de cctero non obedrat precepto canonicorum arrestando</text:p>
      <text:p text:style-name="Standard">dstribuciones ecclesie / dominus de capitulo Parisiensis in consultis</text:p>
      <text:p text:style-name="Standard">Deliberatum est quod molendinum de Peciaco proclametur et tradatur</text:p>
      <text:p text:style-name="Standard">ad censum perpetuum plus offerenti</text:p>
      <text:p text:style-name="Standard">Petrus Rati detentus in carceribus pro suis denuntis fuit expeditus</text:p>
      <text:p text:style-name="Standard">et Emendavit ad voluntantem dominorum vide de Hoc</text:p>
      <text:p text:style-name="Standard">lacius die lune precedente.</text:p>
      <text:p text:style-name="Standard">Data est licenciatm domino Dyonisio de Corsone eundi ad curam suam</text:p>
      <text:p text:style-name="Standard">Canonici Sancti Stephani de Gressibus videlicet J. comitis Hutinus Medici</text:p>
      <text:p text:style-name="Standard">Johannes depitu Egidius Made . J. Mugney . Burellus hostiarii</text:p>
      <text:p text:style-name="Standard">majorem partem canonicorum ipsius ecclesie faciendi constituerunt procuratorem</text:p>
      <text:p text:style-name="Standard">suum J. Gaigne concanonicum eorum in forma ad recipiendum</text:p>
      <text:p text:style-name="Standard">quictanciaum et ad causas.</text:p>
      <text:p text:style-name="Standard">super processu inter canonicos Sancti Aniari et J. Coste deliberatum est</text:p>
      <text:p text:style-name="Standard">quod male fuit appellatum bene judicatum</text:p>
      <text:p text:style-name="Standard">De Perre beun et Bertran pennier au vendredi aprés</text:p>
      <text:p text:style-name="Standard">la tiinice en estat du consentement des partie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Sy. succentore</text:p>
      <text:p text:style-name="Standard">de Pompodorio</text:p>
      <text:p text:style-name="Standard">L</text:p>
      <text:p text:style-name="Standard">de Mongeria</text:p>
      <text:p text:style-name="Standard">de Karolay</text:p>
      <text:p text:style-name="Standard">N.</text:p>
      <text:p text:style-name="Standard">de Ordeimnte</text:p>
      <text:p text:style-name="Standard">de socto</text:p>
      <text:p text:style-name="Standard">de Lorriaco</text:p>
      <text:p text:style-name="Standard">26.</text:p>
      <text:p text:style-name="Standard"><text:soft-page-break/>de Tyherno</text:p>
      <text:p text:style-name="Standard">Hue</text:p>
      <text:p text:style-name="Standard">R.</text:p>
      <text:p text:style-name="Standard">de Putheolis</text:p>
      <text:p text:style-name="Standard">G. de Albyaco</text:p>
      <text:p text:style-name="Standard">T. de Sancto Petro</text:p>
      <text:p text:style-name="Standard">s</text:p>
      <text:p text:style-name="Standard">Voygnon</text:p>
      <text:p text:style-name="Standard">G.</text:p>
      <text:p text:style-name="Standard">Fedelli</text:p>
      <text:p text:style-name="Standard">G. Paillardi</text:p>
      <text:p text:style-name="Standard">Ay. de Maignaco</text:p>
      <text:p text:style-name="Standard">Ar. Jausserandi</text:p>
      <text:p text:style-name="Standard">P</text:p>
      <text:p text:style-name="Standard">Roberti</text:p>
      <text:p text:style-name="Standard">+Ph de Salione</text:p>
      <text:p text:style-name="Standard">P. Decano</text:p>
      <text:p text:style-name="Standard">H. Cantore</text:p>
      <text:p text:style-name="Standard">archidiaconus ecclesie</text:p>
      <text:p text:style-name="Standard">Sy. succentore</text:p>
      <text:p text:style-name="Standard">P. Roberti</text:p>
      <text:p text:style-name="Standard">De Pompodorio</text:p>
      <text:p text:style-name="Standard">de Karolay</text:p>
      <text:p text:style-name="Standard">de socto</text:p>
      <text:p text:style-name="Standard">Ar. Jausserandi</text:p>
      <text:p text:style-name="Standard">B. de Tyherno</text:p>
      <text:p text:style-name="Standard">G</text:p>
      <text:p text:style-name="Standard">de Alneolo</text:p>
      <text:p text:style-name="Standard">E.</text:p>
      <text:p text:style-name="Standard">Hocie</text:p>
      <text:p text:style-name="Standard">de Mongeria</text:p>
      <text:p text:style-name="Standard">G.</text:p>
      <text:p text:style-name="Standard">de Albyaco</text:p>
      <text:p text:style-name="Standard">R</text:p>
      <text:p text:style-name="Standard">de Putheolis.</text:p>
      <text:p text:style-name="Standard">P.</text:p>
      <text:p text:style-name="Standard"><text:soft-page-break/>de Castro</text:p>
      <text:p text:style-name="Standard">Fedelli</text:p>
      <text:p text:style-name="Standard">Regis</text:p>
      <text:p text:style-name="Standard">Paillardi</text:p>
      <text:p text:style-name="Standard">p</text:p>
      <text:p text:style-name="Standard">de Salione</text:p>
      <text:p text:style-name="Standard">Voygnon</text:p>
      <text:p text:style-name="Standard">de Sancto Petro</text:p>
      <text:p text:style-name="Standard">Ay. de Lgu</text:p>
      <text:p text:style-name="Standard"/>
      <text:p text:style-name="Standard"/>
      <text:p text:style-name="Standard">=FRAN_0393_10928.tif=</text:p>
      <text:p text:style-name="Standard">&gt;&gt;&gt;&gt;&gt;&gt; numérotation &lt;&lt;&lt;&lt;&lt;&lt;&lt;</text:p>
      <text:p text:style-name="Standard">o</text:p>
      <text:p text:style-name="Standard">1</text:p>
      <text:p text:style-name="Standard">nonagesimo iiii</text:p>
      <text:p text:style-name="Standard">314</text:p>
      <text:p text:style-name="Standard">&gt;&gt;&gt;&gt;&gt;&gt; Date &lt;&lt;&lt;&lt;&lt;&lt;&lt;</text:p>
      <text:p text:style-name="Standard">Anno predicto die veneris post Penthecostem xiia junii capitulantibus dominis</text:p>
      <text:p text:style-name="Standard">Anno quo supra die lune post trivitatem xvta sunii capitulantibus dominis</text:p>
      <text:p text:style-name="Standard">&gt;&gt;&gt;&gt;&gt;&gt; block &lt;&lt;&lt;&lt;&lt;&lt;&lt;</text:p>
      <text:p text:style-name="Standard">Dominus decanus obtulit se paratum solvere partem</text:p>
      <text:p text:style-name="Standard">repparacionum de Andresiaco contingentes dominum</text:p>
      <text:p text:style-name="Standard">cantorem ultimo deffunctum protestans quod siplures</text:p>
      <text:p text:style-name="Standard">sumptus et expensis fiant super visitacione ipsarum</text:p>
      <text:p text:style-name="Standard">repparacionum quod nichil inde solvet nec solvere</text:p>
      <text:p text:style-name="Standard">intendit.</text:p>
      <text:p text:style-name="Standard">De Richardo Fale</text:p>
      <text:p text:style-name="Standard">Injuncta est presmea salutaris domino Richardo Fale</text:p>
      <text:p text:style-name="Standard">presbytero canonico Sepulcri quod dicat in ebdomada</text:p>
      <text:p text:style-name="Standard">sequente duas missas anniversariopin parvo</text:p>
      <text:p text:style-name="Standard">altari / et ipse gratanter acquievit et hoc fuit</text:p>
      <text:p text:style-name="Standard">quia noluit solvere emendam iiiior s. quam</text:p>
      <text:p text:style-name="Standard">debebat sd fecit se scolarem</text:p>
      <text:p text:style-name="Standard">De Jehan de Lourme procureur ogier le doyen</text:p>
      <text:p text:style-name="Standard">deffendeur en cas d'appel contre Gilet fendequiere</text:p>
      <text:p text:style-name="Standard"><text:soft-page-break/>demandeur a un moys a confirmer ou infirmer</text:p>
      <text:p text:style-name="Standard">presentes les parties.</text:p>
      <text:p text:style-name="Standard">Loco B. de Tyherno eJ. de Socto subrogati sunt</text:p>
      <text:p text:style-name="Standard">G. archidiaconu ecclesie et G. de Alneolo super expedicione</text:p>
      <text:p text:style-name="Standard">domini Johannis Bley capicerii</text:p>
      <text:p text:style-name="Standard">Domini Cantor et L. de Mongeria retulerunt audicionem</text:p>
      <text:p text:style-name="Standard">compotorum clerici fabrice / et concessa fuit dicto clerico</text:p>
      <text:p text:style-name="Standard">quictancia de anno nonagesimo secundo finente anno nonagesimo tercio</text:p>
      <text:p text:style-name="Standard">et ordeinum est quod de cetero faciat compota sua in gallico</text:p>
      <text:p text:style-name="Standard">Injunctum est domino Johanni Moqueti et P. Rati quod de cetero</text:p>
      <text:p text:style-name="Standard">faciant residenciam converentem in ecclesia Par. secundum</text:p>
      <text:p text:style-name="Standard">fundacionem beneficiorum suorum et intersint in horaum diurnis</text:p>
      <text:p text:style-name="Standard">et nocturn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de Pompodorio</text:p>
      <text:p text:style-name="Standard">*</text:p>
      <text:p text:style-name="Standard">de Karolay</text:p>
      <text:p text:style-name="Standard">+ P.</text:p>
      <text:p text:style-name="Standard">2.</text:p>
      <text:p text:style-name="Standard">de Lorriaco</text:p>
      <text:p text:style-name="Standard">Roberti.</text:p>
      <text:p text:style-name="Standard">L. de Mongria</text:p>
      <text:p text:style-name="Standard">*z</text:p>
      <text:p text:style-name="Standard">de socco</text:p>
      <text:p text:style-name="Standard">B. de Tyherno</text:p>
      <text:p text:style-name="Standard">Hue</text:p>
      <text:p text:style-name="Standard">R.</text:p>
      <text:p text:style-name="Standard">de Putheolis</text:p>
      <text:p text:style-name="Standard">T. de Sancto Petro</text:p>
      <text:p text:style-name="Standard">Voygnon</text:p>
      <text:p text:style-name="Standard">Ph. de Salione</text:p>
      <text:p text:style-name="Standard">G.</text:p>
      <text:p text:style-name="Standard"><text:soft-page-break/>Fedelli</text:p>
      <text:p text:style-name="Standard">G.</text:p>
      <text:p text:style-name="Standard">Paillardi</text:p>
      <text:p text:style-name="Standard">Ay. de Maignaco</text:p>
      <text:p text:style-name="Standard">N. de Ordeimonte</text:p>
      <text:p text:style-name="Standard">*</text:p>
      <text:p text:style-name="Standard">de Bordis</text:p>
      <text:p text:style-name="Standard">Ar. Jausserandi</text:p>
      <text:p text:style-name="Standard">P. Decanus</text:p>
      <text:p text:style-name="Standard">H. Cantor</text:p>
      <text:p text:style-name="Standard">G. archidiacono ecclesie</text:p>
      <text:p text:style-name="Standard">Sy. succentore</text:p>
      <text:p text:style-name="Standard">P. Roberti</text:p>
      <text:p text:style-name="Standard">J. de Pompodorio</text:p>
      <text:p text:style-name="Standard">J. de Karolay</text:p>
      <text:p text:style-name="Standard">Ar. Jausserandi</text:p>
      <text:p text:style-name="Standard">N. de Ordeimonte</text:p>
      <text:p text:style-name="Standard">Hue</text:p>
      <text:p text:style-name="Standard">de Bordis</text:p>
      <text:p text:style-name="Standard">Voygnon</text:p>
      <text:p text:style-name="Standard">Regis</text:p>
      <text:p text:style-name="Standard">G. de Alneolo</text:p>
      <text:p text:style-name="Standard">G.</text:p>
      <text:p text:style-name="Standard">Fedelli</text:p>
      <text:p text:style-name="Standard">G</text:p>
      <text:p text:style-name="Standard">Paillardi</text:p>
      <text:p text:style-name="Standard">G. de Albyaco</text:p>
      <text:p text:style-name="Standard">R</text:p>
      <text:p text:style-name="Standard">Dangeul</text:p>
      <text:p text:style-name="Standard">R.</text:p>
      <text:p text:style-name="Standard">de Putheolies B. de Tyherno</text:p>
      <text:p text:style-name="Standard">R.</text:p>
      <text:p text:style-name="Standard">de Lorriaco</text:p>
      <text:p text:style-name="Standard">Ay</text:p>
      <text:p text:style-name="Standard">de Maygnaco</text:p>
      <text:p text:style-name="Standard">L. de Mongeria</text:p>
      <text:p text:style-name="Standard"><text:soft-page-break/>Ph. de Salione</text:p>
      <text:p text:style-name="Standard">de soctor</text:p>
      <text:p text:style-name="Standard"/>
      <text:p text:style-name="Standard"/>
      <text:p text:style-name="Standard">=FRAN_0393_10929.tif=</text:p>
      <text:p text:style-name="Standard">&gt;&gt;&gt;&gt;&gt;&gt; numérotation &lt;&lt;&lt;&lt;&lt;&lt;&lt;</text:p>
      <text:p text:style-name="Standard">C</text:p>
      <text:p text:style-name="Standard">nonnageio iiii</text:p>
      <text:p text:style-name="Standard">1 1o9</text:p>
      <text:p text:style-name="Standard">25</text:p>
      <text:p text:style-name="Standard">&gt;&gt;&gt;&gt;&gt;&gt; Date &lt;&lt;&lt;&lt;&lt;&lt;&lt;</text:p>
      <text:p text:style-name="Standard">Anno predicto die mercurii xviia junii capitulantibus dominis.</text:p>
      <text:p text:style-name="Standard">Anno predicto die veneris xixa mensis junii capitulantibus dominis</text:p>
      <text:p text:style-name="Standard">&gt;&gt;&gt;&gt;&gt;&gt; block &lt;&lt;&lt;&lt;&lt;&lt;&lt;</text:p>
      <text:p text:style-name="Standard">De causa promotis cntia Andream Fagon ad venris</text:p>
      <text:p text:style-name="Standard">et ipse An. videbit interim juramentum quod fecit</text:p>
      <text:p text:style-name="Standard">in sua recepcione ad canonicatum Sancti Johannis Rotundi</text:p>
      <text:p text:style-name="Standard">Contuna pro promots contra Petrum Asinu</text:p>
      <text:p text:style-name="Standard">Excusatus est Nicolaus de Dola quia facit euvang</text:p>
      <text:p text:style-name="Standard">in majori missa.</text:p>
      <text:p text:style-name="Standard">Recepcio canonici</text:p>
      <text:p text:style-name="Standard">Magister Stephanus Boussardi fuit receptus ad Canonicatum et</text:p>
      <text:p text:style-name="Standard">semprhentes Parisiensi vacantes per obitum deffuncti magistri Petri Forteti</text:p>
      <text:p text:style-name="Standard">virtute licterarum apostolicarum super hoc sibi concessarum tamquam reservati</text:p>
      <text:p text:style-name="Standard">et juravit in forma Solvit v fr. pro jotundo adventu</text:p>
      <text:p text:style-name="Standard">et dedit fidejussorem pro capa soliendi infra annum dominum Petrum</text:p>
      <text:p text:style-name="Standard">Roberti camerarium clericur ecclesie Parisiensis.</text:p>
      <text:p text:style-name="Standard">Recepcio capellani</text:p>
      <text:p text:style-name="Standard">Magister Adam Barate fuit receptus ad capellaniam</text:p>
      <text:p text:style-name="Standard">Sancti Nichasii vacante per assecucionem altrius beneficii quom obtinere</text:p>
      <text:p text:style-name="Standard">solebat magister Stephanus Boussardi qui dudum acceptavit</text:p>
      <text:p text:style-name="Standard">vicariam Parisienses qui juravit in forma et fuit istallati</text:p>
      <text:p text:style-name="Standard">Le Perre brun et Bertran pennier a viii jours en estat</text:p>
      <text:p text:style-name="Standard">du consentement des parfie presentes</text:p>
      <text:p text:style-name="Standard">&gt;&gt;&gt;&gt;&gt;&gt; liste &lt;&lt;&lt;&lt;&lt;&lt;&lt;</text:p>
      <text:p text:style-name="Standard">Decano</text:p>
      <text:p text:style-name="Standard"><text:soft-page-break/>H. Cantore</text:p>
      <text:p text:style-name="Standard">G.</text:p>
      <text:p text:style-name="Standard">archidiaconos ecclesie</text:p>
      <text:p text:style-name="Standard">Sy. succentore</text:p>
      <text:p text:style-name="Standard">4</text:p>
      <text:p text:style-name="Standard">de Pompodorio</text:p>
      <text:p text:style-name="Standard">Ar. Jausserandi</text:p>
      <text:p text:style-name="Standard">P. Roberti</text:p>
      <text:p text:style-name="Standard">de Mongeria</text:p>
      <text:p text:style-name="Standard">de Karolay</text:p>
      <text:p text:style-name="Standard">Hue</text:p>
      <text:p text:style-name="Standard">de socto</text:p>
      <text:p text:style-name="Standard">R</text:p>
      <text:p text:style-name="Standard">de Putheolis</text:p>
      <text:p text:style-name="Standard">de Bordis</text:p>
      <text:p text:style-name="Standard">*</text:p>
      <text:p text:style-name="Standard">de Albyaco</text:p>
      <text:p text:style-name="Standard">G. de Allieolo</text:p>
      <text:p text:style-name="Standard">G. Paillardi</text:p>
      <text:p text:style-name="Standard">T. de Sancto Petro</text:p>
      <text:p text:style-name="Standard">G. Fedelli</text:p>
      <text:p text:style-name="Standard">Ph. de Salione</text:p>
      <text:p text:style-name="Standard">T. Hocie</text:p>
      <text:p text:style-name="Standard">Voygnon</text:p>
      <text:p text:style-name="Standard">Ay. de Maygnco</text:p>
      <text:p text:style-name="Standard">P. Decano</text:p>
      <text:p text:style-name="Standard">3</text:p>
      <text:p text:style-name="Standard">Cantore</text:p>
      <text:p text:style-name="Standard">1</text:p>
      <text:p text:style-name="Standard">archidiacono ecclesie</text:p>
      <text:p text:style-name="Standard">forcte</text:p>
      <text:p text:style-name="Standard">Sy</text:p>
      <text:p text:style-name="Standard">Succentore</text:p>
      <text:p text:style-name="Standard">+P. Roberti</text:p>
      <text:p text:style-name="Standard">Ar. Jausserandi</text:p>
      <text:p text:style-name="Standard">de Srcco</text:p>
      <text:p text:style-name="Standard"><text:soft-page-break/>de Karolay</text:p>
      <text:p text:style-name="Standard">de Lorriaco</text:p>
      <text:p text:style-name="Standard">de Mongeria</text:p>
      <text:p text:style-name="Standard">M. de Tyherno</text:p>
      <text:p text:style-name="Standard">R. de Putheolis</text:p>
      <text:p text:style-name="Standard">T.</text:p>
      <text:p text:style-name="Standard">de Sancto Petro</text:p>
      <text:p text:style-name="Standard">G. de Alnteolo</text:p>
      <text:p text:style-name="Standard">G. Fedelli</text:p>
      <text:p text:style-name="Standard">G.</text:p>
      <text:p text:style-name="Standard">de Albyaco</text:p>
      <text:p text:style-name="Standard">Ph. de Salione</text:p>
      <text:p text:style-name="Standard">T. Hocie</text:p>
      <text:p text:style-name="Standard">Ay.</text:p>
      <text:p text:style-name="Standard">de maignaco</text:p>
      <text:p text:style-name="Standard">Regis</text:p>
      <text:p text:style-name="Standard">S.</text:p>
      <text:p text:style-name="Standard">Boussardi</text:p>
      <text:p text:style-name="Standard"/>
      <text:p text:style-name="Standard"/>
      <text:p text:style-name="Standard">=FRAN_0393_10930.tif=</text:p>
      <text:p text:style-name="Standard">&gt;&gt;&gt;&gt;&gt;&gt; numérotation &lt;&lt;&lt;&lt;&lt;&lt;&lt;</text:p>
      <text:p text:style-name="Standard">2</text:p>
      <text:p text:style-name="Standard">nonage</text:p>
      <text:p text:style-name="Standard">e</text:p>
      <text:p text:style-name="Standard">&gt;&gt;&gt;&gt;&gt;&gt; block &lt;&lt;&lt;&lt;&lt;&lt;&lt;</text:p>
      <text:p text:style-name="Standard">Dominus Parisiensi episcopus hodie cepit licenciatum in capitulo et</text:p>
      <text:p text:style-name="Standard">dixi quod volebat a dire Jheruilum Peregre et inter alia</text:p>
      <text:p text:style-name="Standard">super quibus fuit loqutus de negociis ecclesie dxit</text:p>
      <text:p text:style-name="Standard">quod consencierat et consenciebat quod prisionarius detentus</text:p>
      <text:p text:style-name="Standard">in Castalleto pro delicto perpetrato in Sepulcro expedire</text:p>
      <text:p text:style-name="Standard">et hoc asservit prius dixisse sabbati proxime preterita</text:p>
      <text:p text:style-name="Standard">in parlamento magistro Johanni Chanteprime presentius dominis</text:p>
      <text:p text:style-name="Standard">de parlamento et de hoc dominus Decanus peciit instrumentum</text:p>
      <text:p text:style-name="Standard">presentis dominis Guillelmo Anglici et Guillelmo Joye presbyteris.</text:p>
      <text:p text:style-name="Standard">ecclesia Parisiensis capellanis N. dellarii </text:p>
      <text:p text:style-name="Standard"><text:soft-page-break/>Magister Guillelmus Joye procurator magistri Johannis de Salebru</text:p>
      <text:p text:style-name="Standard">Canonica Parisiensis optavit domum magistri Petri Forceti</text:p>
      <text:p text:style-name="Standard">deffuncti et requisivit quod domus sibi expediretur</text:p>
      <text:p text:style-name="Standard">quod repparaciones taxarentur et fierent / et fuit ei</text:p>
      <text:p text:style-name="Standard">responsum quod ipse faceret prius taxari repparaciones</text:p>
      <text:p text:style-name="Standard">domus ipsius magistri Johannis et traderet peccunias in</text:p>
      <text:p text:style-name="Standard">manu dominorum et postmodum fieret sibi jus et</text:p>
      <text:p text:style-name="Standard">omioda racio super hoc et exhibuit procuratonum</text:p>
      <text:p text:style-name="Standard">Recepcio vicarii ad magnam vicariam</text:p>
      <text:p text:style-name="Standard">Magister Dyonisius custurarii fuit receptus</text:p>
      <text:p text:style-name="Standard">ad vicariam quam obtinere solebat in ecclesia</text:p>
      <text:p text:style-name="Standard">Parisiensies magister Stephanus Boussardi salvo jure</text:p>
      <text:p text:style-name="Standard">cujuslibet et juravit in forma.</text:p>
      <text:p text:style-name="Standard">Ipse veato magister Stephanus Boussardi canonics uper recemptus ad semipebendem parisiensi quam obtine</text:p>
      <text:p text:style-name="Standard">s</text:p>
      <text:p text:style-name="Standard">solebat deffunctus magister P. Forceti protestatus fuit de habendi cecursum ad</text:p>
      <text:p text:style-name="Standard">ipsam vicariam casu quo evuncentur ab eo dicta semiprebenda / et ipse magister</text:p>
      <text:p text:style-name="Standard">Dyonisius ad hoc consserit . de quibus ipse magister Sta petiit instrumentum Astantum i</text:p>
      <text:p text:style-name="Standard">testimonium invocando.</text:p>
      <text:p text:style-name="Standard">N. dellain .</text:p>
      <text:p text:style-name="Standard">&gt;&gt;&gt;&gt;&gt;&gt; liste &lt;&lt;&lt;&lt;&lt;&lt;&lt;</text:p>
      <text:p text:style-name="Standard">Decano</text:p>
      <text:p text:style-name="Standard">s</text:p>
      <text:p text:style-name="Standard">Cantore</text:p>
      <text:p text:style-name="Standard">G.</text:p>
      <text:p text:style-name="Standard">archidiaconos ecclesie</text:p>
      <text:p text:style-name="Standard">Sy. Succentore</text:p>
      <text:p text:style-name="Standard">G.</text:p>
      <text:p text:style-name="Standard">de Veyrac</text:p>
      <text:p text:style-name="Standard">de Ordeiomonte</text:p>
      <text:p text:style-name="Standard">*.</text:p>
      <text:p text:style-name="Standard">de Mongeria</text:p>
      <text:p text:style-name="Standard">de Pompodorio</text:p>
      <text:p text:style-name="Standard">de Karolay</text:p>
      <text:p text:style-name="Standard">N. Le Diseur</text:p>
      <text:p text:style-name="Standard"><text:soft-page-break/>R. de Lorriaco</text:p>
      <text:p text:style-name="Standard">B. de Tyherno</text:p>
      <text:p text:style-name="Standard">G. de Alneolo</text:p>
      <text:p text:style-name="Standard">G. de Albyaco</text:p>
      <text:p text:style-name="Standard">G. Paillardi</text:p>
      <text:p text:style-name="Standard">G. Fedelli</text:p>
      <text:p text:style-name="Standard">D</text:p>
      <text:p text:style-name="Standard">Boussardi</text:p>
      <text:p text:style-name="Standard">Forlet</text:p>
      <text:p text:style-name="Standard">de Bordis</text:p>
      <text:p text:style-name="Standard">de socco</text:p>
      <text:p text:style-name="Standard">Ay. de Maignaco</text:p>
      <text:p text:style-name="Standard">R.</text:p>
      <text:p text:style-name="Standard">Dangeul</text:p>
      <text:p text:style-name="Standard">Chanteprime</text:p>
      <text:p text:style-name="Standard">Hue</text:p>
      <text:p text:style-name="Standard">Voygnon</text:p>
      <text:p text:style-name="Standard">P</text:p>
      <text:p text:style-name="Standard">Roberti</text:p>
      <text:p text:style-name="Standard">de Salione</text:p>
      <text:p text:style-name="Standard"/>
      <text:p text:style-name="Standard"/>
      <text:p text:style-name="Standard">=FRAN_0393_10931.tif=</text:p>
      <text:p text:style-name="Standard">&gt;&gt;&gt;&gt;&gt;&gt; date &lt;&lt;&lt;&lt;&lt;&lt;&lt;</text:p>
      <text:p text:style-name="Standard">Apillum VeneVl. Castine festi beati Johann</text:p>
      <text:p text:style-name="Standard">Baptiste / que fuit jovis xxvta mensis junii capitulantibus dominis.</text:p>
      <text:p text:style-name="Standard">&gt;&gt;&gt;&gt;&gt;&gt; block &lt;&lt;&lt;&lt;&lt;&lt;&lt;</text:p>
      <text:p text:style-name="Standard">Salebruce Magister Guillelmus Joye procurator magistri Johannis de Salebruce</text:p>
      <text:p text:style-name="Standard">canonici Parisienss / requisivit quod sibi expediretur domus deffucti</text:p>
      <text:p text:style-name="Standard">magistri Petri Forteti quam alias optaverat in capitulo et obtulit</text:p>
      <text:p text:style-name="Standard">sufficientes caucionem pro repparacionibus domus claustralis dicti</text:p>
      <text:p text:style-name="Standard">Corteli magistri sui / et si caucio non esset sufficiens dixit se vell</text:p>
      <text:p text:style-name="Standard">tradere peccuniam pro ipsis repparacionibus cum ipse repparaciones fuerunt</text:p>
      <text:p text:style-name="Standard">taxate.</text:p>
      <text:p text:style-name="Standard">Dominus Decanus Parisiensis vice et auctoritate sua et capituli ac suo et</text:p>
      <text:p text:style-name="Standard">dominorum hic capitulancium nomine / elegit taxum $dece grssorum</text:p>
      <text:p text:style-name="Standard"><text:soft-page-break/>fructuum omnium et sigularum prebendarum parisiensem foranearum</text:p>
      <text:p text:style-name="Standard">sive in deportu existencium et specialiter prebende deffuncti</text:p>
      <text:p text:style-name="Standard">magistri P. prepositi</text:p>
      <text:p text:style-name="Standard">debebunt capas et alia onera debita per ipsos officiariis</text:p>
      <text:p text:style-name="Standard">ecclesie et si non fecerint debitum suum tenebantur ad hoc</text:p>
      <text:p text:style-name="Standard">Custos clavium fabrice L. de Mongeria</text:p>
      <text:p text:style-name="Standard">Custodes clavium arche anniversariorum</text:p>
      <text:p text:style-name="Standard">Succentor et G. Paillardi</text:p>
      <text:p text:style-name="Standard">Provisores domus Dei P. de Castri</text:p>
      <text:p text:style-name="Standard">Sccentor et J. Hue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P. Roberti</text:p>
      <text:p text:style-name="Standard">e Pompodorio</text:p>
      <text:p text:style-name="Standard">de Karolay</text:p>
      <text:p text:style-name="Standard">le diseur</text:p>
      <text:p text:style-name="Standard">G. de Veyrac</text:p>
      <text:p text:style-name="Standard">Ar. Jausserandi</text:p>
      <text:p text:style-name="Standard">de Ordeimnte</text:p>
      <text:p text:style-name="Standard">de socto</text:p>
      <text:p text:style-name="Standard">*</text:p>
      <text:p text:style-name="Standard">de Mongeria</text:p>
      <text:p text:style-name="Standard">B6.</text:p>
      <text:p text:style-name="Standard">de Tyherno</text:p>
      <text:p text:style-name="Standard">Hue</text:p>
      <text:p text:style-name="Standard">d. Putheolis</text:p>
      <text:p text:style-name="Standard">de Bordis</text:p>
      <text:p text:style-name="Standard">prepositi prebendarii</text:p>
      <text:p text:style-name="Standard">de Sancto Petro</text:p>
      <text:p text:style-name="Standard">In Moryaco.</text:p>
      <text:p text:style-name="Standard">L. de Mongeria</text:p>
      <text:p text:style-name="Standard">se</text:p>
      <text:p text:style-name="Standard">Mignoti</text:p>
      <text:p text:style-name="Standard"><text:soft-page-break/>de Ahieolo</text:p>
      <text:p text:style-name="Standard">G.</text:p>
      <text:p text:style-name="Standard">In. Civyllyaco.</text:p>
      <text:p text:style-name="Standard">G. de Alneolo</text:p>
      <text:p text:style-name="Standard">Chanteprime</text:p>
      <text:p text:style-name="Standard">In Cristolio.</text:p>
      <text:p text:style-name="Standard">R. de Putheolis</text:p>
      <text:p text:style-name="Standard">Boussardi</text:p>
      <text:p text:style-name="Standard">G</text:p>
      <text:p text:style-name="Standard">In Ytevilla.</text:p>
      <text:p text:style-name="Standard">de Castro</text:p>
      <text:p text:style-name="Standard">P.</text:p>
      <text:p text:style-name="Standard">P. Roberti</text:p>
      <text:p text:style-name="Standard">In Liicantu</text:p>
      <text:p text:style-name="Standard">Voygnon</text:p>
      <text:p text:style-name="Standard">R. de Lorriaco</text:p>
      <text:p text:style-name="Standard">de Salione</text:p>
      <text:p text:style-name="Standard">In Orlyaco</text:p>
      <text:p text:style-name="Standard">Pli</text:p>
      <text:p text:style-name="Standard">N. de Ordeomonte</text:p>
      <text:p text:style-name="Standard">Fedelli</text:p>
      <text:p text:style-name="Standard">G.</text:p>
      <text:p text:style-name="Standard">In Andresiaco.</text:p>
      <text:p text:style-name="Standard">T. de Sancto Petro</text:p>
      <text:p text:style-name="Standard">Hocie</text:p>
      <text:p text:style-name="Standard">T.</text:p>
      <text:p text:style-name="Standard">In Viryaco.</text:p>
      <text:p text:style-name="Standard">J. de Sanctis</text:p>
      <text:p text:style-name="Standard">Regis</text:p>
      <text:p text:style-name="Standard">Inspedona.</text:p>
      <text:p text:style-name="Standard">de Nully</text:p>
      <text:p text:style-name="Standard">Jy. de Socto</text:p>
      <text:p text:style-name="Standard">Paillardi</text:p>
      <text:p text:style-name="Standard">In Vernoto.</text:p>
      <text:p text:style-name="Standard">P. de Pacyaco decanus</text:p>
      <text:p text:style-name="Standard">de maignaco</text:p>
      <text:p text:style-name="Standard"><text:soft-page-break/>Ay</text:p>
      <text:p text:style-name="Standard">In Corberosa.</text:p>
      <text:p text:style-name="Standard">T. Hocie</text:p>
      <text:p text:style-name="Standard">de Borriaco</text:p>
      <text:p text:style-name="Standard">In Rosayo</text:p>
      <text:p text:style-name="Standard">J. Chanteprime</text:p>
      <text:p text:style-name="Standard">Archidiacono Brye</text:p>
      <text:p text:style-name="Standard">P.</text:p>
      <text:p text:style-name="Standard">An. Grangerii</text:p>
      <text:p text:style-name="Standard">prepositi prebendarii sunt onerati de retiendis fructus illorum qui</text:p>
      <text:p text:style-name="Standard"/>
      <text:p text:style-name="Standard"/>
      <text:p text:style-name="Standard">=FRAN_0393_10932.tif=</text:p>
      <text:p text:style-name="Standard">&gt;&gt;&gt;&gt;&gt;&gt; numérotation &lt;&lt;&lt;&lt;&lt;&lt;&lt;</text:p>
      <text:p text:style-name="Standard">4</text:p>
      <text:p text:style-name="Standard">nonagesimo iiii</text:p>
      <text:p text:style-name="Standard">&gt;&gt;&gt;&gt;&gt;&gt; block &lt;&lt;&lt;&lt;&lt;&lt;&lt;</text:p>
      <text:p text:style-name="Standard">Deliberatum est quod moneatur magister puerorum chore</text:p>
      <text:p text:style-name="Standard">ut a mosro faciat debitum suum de veniendo ad</text:p>
      <text:p text:style-name="Standard">ecclesiam in matutinarum et aliis horis alias licencia</text:p>
      <text:p text:style-name="Standard">bitur ab ecclesia.</text:p>
      <text:p text:style-name="Standard">licenciati sunt domini Egidius Pinelli et Johannes</text:p>
      <text:p text:style-name="Standard">Bienvenu clerici matutinales nuper</text:p>
      <text:p text:style-name="Standard">Domini Decanus J.Hue et G. de Alneolo sunt</text:p>
      <text:p text:style-name="Standard">deputati ad loquentum cum dominis generalibus super</text:p>
      <text:p text:style-name="Standard">facto financiarum pro ducente fracrum quos rex dedit</text:p>
      <text:p text:style-name="Standard">pro orgavis ecclesie repparandis</text:p>
      <text:p text:style-name="Standard">Placet dominis quod dominus Johannes Douchin ferat</text:p>
      <text:p text:style-name="Standard">habitum ecclesie et quanciaque potit fieri providebitur</text:p>
      <text:p text:style-name="Standard">sibi de aliqua capellania.</text:p>
      <text:p text:style-name="Standard">Ad causas</text:p>
      <text:p text:style-name="Standard">De Jehan Coste et le procureur des Chanoines</text:p>
      <text:p text:style-name="Standard">sait aignen / au jour duy a esté donnee</text:p>
      <text:p text:style-name="Standard">sentence pour ledite coste en cas damendz et</text:p>
      <text:p text:style-name="Standard">contre le dite procureur et le procureur condempn</text:p>
      <text:p text:style-name="Standard">es despens et renvoye la causs devant le</text:p>
      <text:p text:style-name="Standard"><text:soft-page-break/>chamberins lay et dit bien jugre et mal demande</text:p>
      <text:p text:style-name="Standard">l'admenden par ledite procureur</text:p>
      <text:p text:style-name="Standard">De la cause Jehan Huy a viii jours en esta</text:p>
      <text:p text:style-name="Standard">De estes sancelle et tybant Bougarnier a</text:p>
      <text:p text:style-name="Standard">viii jours en estat preseter J. de Lourmie et Pa.</text:p>
      <text:p text:style-name="Standard">De la cause eerran pennier $ad a intred</text:p>
      <text:p text:style-name="Standard">en demandemen et en deffendt en estat presnes les</text:p>
      <text:p text:style-name="Standard">parte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e</text:p>
      <text:p text:style-name="Standard">de Pompodorio</text:p>
      <text:p text:style-name="Standard">P. Roberti</text:p>
      <text:p text:style-name="Standard">L. de Mongeria</text:p>
      <text:p text:style-name="Standard">de Karolay</text:p>
      <text:p text:style-name="Standard">G. de Veyrachi</text:p>
      <text:p text:style-name="Standard">Ar. Jausserandi</text:p>
      <text:p text:style-name="Standard">B. de Tyherno</text:p>
      <text:p text:style-name="Standard">Hide</text:p>
      <text:p text:style-name="Standard">de Putheolis</text:p>
      <text:p text:style-name="Standard">de Bordis</text:p>
      <text:p text:style-name="Standard">de Sancto Petro</text:p>
      <text:p text:style-name="Standard">Ph. de Salione</text:p>
      <text:p text:style-name="Standard">J</text:p>
      <text:p text:style-name="Standard">Mignoti</text:p>
      <text:p text:style-name="Standard">G.</text:p>
      <text:p text:style-name="Standard">de Albyaco</text:p>
      <text:p text:style-name="Standard">G. de Alneolo</text:p>
      <text:p text:style-name="Standard">G</text:p>
      <text:p text:style-name="Standard">Boussardi</text:p>
      <text:p text:style-name="Standard">P. de Castro</text:p>
      <text:p text:style-name="Standard">2</text:p>
      <text:p text:style-name="Standard">Fedelli</text:p>
      <text:p text:style-name="Standard">T. Hocie</text:p>
      <text:p text:style-name="Standard"><text:soft-page-break/>R.</text:p>
      <text:p text:style-name="Standard">Dangeul</text:p>
      <text:p text:style-name="Standard">chanteprimvé</text:p>
      <text:p text:style-name="Standard">G. Paillardi</text:p>
      <text:p text:style-name="Standard">Ay</text:p>
      <text:p text:style-name="Standard">de Maignaco</text:p>
      <text:p text:style-name="Standard">P. Archidiacono Brie</text:p>
      <text:p text:style-name="Standard">R.</text:p>
      <text:p text:style-name="Standard">de Lorriaco</text:p>
      <text:p text:style-name="Standard">de socto</text:p>
      <text:p text:style-name="Standard">*</text:p>
      <text:p text:style-name="Standard">Voygnon</text:p>
      <text:p text:style-name="Standard"/>
      <text:p text:style-name="Standard"/>
      <text:p text:style-name="Standard">=FRAN_0393_10933.tif=</text:p>
      <text:p text:style-name="Standard">&gt;&gt;&gt;&gt;&gt;&gt; numérotation &lt;&lt;&lt;&lt;&lt;&lt;&lt;</text:p>
      <text:p text:style-name="Standard">enageio ii</text:p>
      <text:p text:style-name="Standard">219</text:p>
      <text:p text:style-name="Standard">&gt;&gt;&gt;&gt;&gt;&gt; entrée &lt;&lt;&lt;&lt;&lt;&lt;&lt;</text:p>
      <text:p text:style-name="Standard">+</text:p>
      <text:p text:style-name="Standard">+.</text:p>
      <text:p text:style-name="Standard">&gt;&gt;&gt;&gt;&gt;&gt; block &lt;&lt;&lt;&lt;&lt;&lt;&lt;</text:p>
      <text:p text:style-name="Standard">Seguinus vigerii</text:p>
      <text:p text:style-name="Standard">Aubertu Billardi</text:p>
      <text:p text:style-name="Standard">Marcialis nepotis</text:p>
      <text:p text:style-name="Standard">Guillelmus de Quertu</text:p>
      <text:p text:style-name="Standard">Eustacius Vacherii renunciaverunt missis eorum</text:p>
      <text:p text:style-name="Standard">Capellani domini Parisiensi episcopi videlice</text:p>
      <text:p text:style-name="Standard">Reginaldus de Mucyaco</text:p>
      <text:p text:style-name="Standard">et Nicolaus sellarii eciam renunciaverunt missis</text:p>
      <text:p text:style-name="Standard">Clerici matutinales videlicet</text:p>
      <text:p text:style-name="Standard">Johannes Caillardi</text:p>
      <text:p text:style-name="Standard">hoc volebat dare iiC fr. pro distribucione fienda in dictis matutinis</text:p>
      <text:p text:style-name="Standard">et laudibus omnibus inter essentibus in eisdem huic ad duos annos et quod</text:p>
      <text:p text:style-name="Standard">ecclesia universaliter obliget se pro dicta distribucione perpetuo fienda cuihe interessenti iiiior d. pariss</text:p>
      <text:p text:style-name="Standard"><text:soft-page-break/>fuit istud positum in deliberacione an hoc facere esset utilitas ecclesie / Et non concesignati sue</text:p>
      <text:p text:style-name="Standard">int oppicionis quod sic et quod ecclesia obliget se modo quo ipse requirit / Cruce sigrati vo sunt</text:p>
      <text:p text:style-name="Standard">contrarie oppionis . Et magister Johannes de Bordis principaliter dixe quod intervmebat hoc et voluit</text:p>
      <text:p text:style-name="Standard">quod scriberetur hic tamen fuit ei responsum quod hoc non erat deliberatum tanquam graciosim</text:p>
      <text:p text:style-name="Standard">soc tanquam expen</text:p>
      <text:p text:style-name="Standard">&gt;&gt;&gt;&gt;&gt;&gt; liste &lt;&lt;&lt;&lt;&lt;&lt;&lt;</text:p>
      <text:p text:style-name="Standard">P. Decano</text:p>
      <text:p text:style-name="Standard">Capellani Sancti Sebasciani videlicet</text:p>
      <text:p text:style-name="Standard">H. Cantore</text:p>
      <text:p text:style-name="Standard">P. Cancellario</text:p>
      <text:p text:style-name="Standard">G. Archidiacono ecclesie</text:p>
      <text:p text:style-name="Standard">P. Archidiacono Brye</text:p>
      <text:p text:style-name="Standard">Sy. succentore</text:p>
      <text:p text:style-name="Standard">+</text:p>
      <text:p text:style-name="Standard">L. de Mongeria</text:p>
      <text:p text:style-name="Standard">+</text:p>
      <text:p text:style-name="Standard">*.</text:p>
      <text:p text:style-name="Standard">de Karolay</text:p>
      <text:p text:style-name="Standard">N. Le Diseur</text:p>
      <text:p text:style-name="Standard">G. de Veyrach</text:p>
      <text:p text:style-name="Standard">J. de Pompodorio</text:p>
      <text:p text:style-name="Standard">+. Ar. Jausserandi</text:p>
      <text:p text:style-name="Standard">B. de Cyhercio</text:p>
      <text:p text:style-name="Standard">Aubertus Billardi</text:p>
      <text:p text:style-name="Standard">+</text:p>
      <text:p text:style-name="Standard">Hue</text:p>
      <text:p text:style-name="Standard">Marcius Mutonis</text:p>
      <text:p text:style-name="Standard">Au. Grangerii</text:p>
      <text:p text:style-name="Standard">Laurencius de Foro</text:p>
      <text:p text:style-name="Standard">R. de Putheol</text:p>
      <text:p text:style-name="Standard">Guillelmus Auffert</text:p>
      <text:p text:style-name="Standard">T. de Sancto Petro</text:p>
      <text:p text:style-name="Standard">Erguerrandu Guillart</text:p>
      <text:p text:style-name="Standard">G. de Albyaco</text:p>
      <text:p text:style-name="Standard">Thomas LePele</text:p>
      <text:p text:style-name="Standard">G. de Alneolo</text:p>
      <text:p text:style-name="Standard"><text:soft-page-break/>Eustacius Vacherii</text:p>
      <text:p text:style-name="Standard">G. Boussardi</text:p>
      <text:p text:style-name="Standard">Petrus Valeti</text:p>
      <text:p text:style-name="Standard">Ph. de Salione</text:p>
      <text:p text:style-name="Standard">Stephanus Theobaldi</text:p>
      <text:p text:style-name="Standard">G. Fedelli</text:p>
      <text:p text:style-name="Standard">Guillelmus Cassot</text:p>
      <text:p text:style-name="Standard">J. Chanteprime</text:p>
      <text:p text:style-name="Standard">Hebertus Bengarii</text:p>
      <text:p text:style-name="Standard">de Nully</text:p>
      <text:p text:style-name="Standard">et Gervasius Tyesse renunciaverunt clericature</text:p>
      <text:p text:style-name="Standard">matutinarum et maticocio.</text:p>
      <text:p text:style-name="Standard">R. Dangeul</text:p>
      <text:p text:style-name="Standard">Recepcio canonico</text:p>
      <text:p text:style-name="Standard">G. Paillardi</text:p>
      <text:p text:style-name="Standard">+</text:p>
      <text:p text:style-name="Standard">Ay. de Maignaco</text:p>
      <text:p text:style-name="Standard">Magister Radulsus de Justinis fuit receptus ad prebendam Parisiens</text:p>
      <text:p text:style-name="Standard">F. de Bordis</text:p>
      <text:p text:style-name="Standard">vacante per resignacionem de ipsa in manibus domini Cardinalis per magistrum Matheum</text:p>
      <text:p text:style-name="Standard">R. de Justinis</text:p>
      <text:p text:style-name="Standard">Regialdi factam / juravit in forma / fuit installatus in choro</text:p>
      <text:p text:style-name="Standard">P. Mignoti</text:p>
      <text:p text:style-name="Standard">et locus assignatus in capitulo . solvit x. fr. pro jocundo adventu et</text:p>
      <text:p text:style-name="Standard">J. Voygnon</text:p>
      <text:p text:style-name="Standard">dedit fideiussu per capa dominum succentorem ecclesie presentem et acceptatem</text:p>
      <text:p text:style-name="Standard">R. de Lorriaco P. P. de Castro</text:p>
      <text:p text:style-name="Standard">J.</text:p>
      <text:p text:style-name="Standard">de Socto</text:p>
      <text:p text:style-name="Standard">Propositam per dominum archidiaconum ecclesie bona intencione magistri P. de Castro</text:p>
      <text:p text:style-name="Standard">P. Roberti</text:p>
      <text:p text:style-name="Standard">qui volebat dare mille fr auri pro lxx. lb. par. perpetui redditus</text:p>
      <text:p text:style-name="Standard">ad augmentacionem matutinarum beate Magistro et Landum deffunctorum et ultr</text:p>
      <text:p text:style-name="Standard"/>
      <text:p text:style-name="Standard"/>
      <text:p text:style-name="Standard">=FRAN_0393_10934.tif=</text:p>
      <text:p text:style-name="Standard"><text:soft-page-break/>&gt;&gt;&gt;&gt;&gt;&gt; numérotation &lt;&lt;&lt;&lt;&lt;&lt;&lt;</text:p>
      <text:p text:style-name="Standard">nonagesim</text:p>
      <text:p text:style-name="Standard">20</text:p>
      <text:p text:style-name="Standard">&gt;&gt;&gt;&gt;&gt;&gt; block &lt;&lt;&lt;&lt;&lt;&lt;&lt;</text:p>
      <text:p text:style-name="Standard">Magister Au. Grangerii procurator domini Cardinalis de Podio</text:p>
      <text:p text:style-name="Standard">requisivit quod recipetur ad archidiaconum parisiensis vacantes</text:p>
      <text:p text:style-name="Standard">per obitum domini R. de duno forti ulti possessionem ejusdem</text:p>
      <text:p text:style-name="Standard">heri deffuncti / assereus quod ipsum archidiaconum vigore gracie</text:p>
      <text:p text:style-name="Standard">apostolice dicto domino Cardinls facte acceptaverat et sibi de eo</text:p>
      <text:p text:style-name="Standard">providi fecerat.</text:p>
      <text:p text:style-name="Standard">Magister Michael Tartaruti procurator magistri J. de Bordis</text:p>
      <text:p text:style-name="Standard">silem requisivit pro dicto magistro Johanne et exhibuit graciam</text:p>
      <text:p text:style-name="Standard">suam super hoc sibi factam nec non acceptacionem et</text:p>
      <text:p text:style-name="Standard">provisionem. ac procuratorium et alia muimenta ad</text:p>
      <text:p text:style-name="Standard">ho. necsasia.</text:p>
      <text:p text:style-name="Standard">recepta fuit allco ad respondum eis ad veneris iustrmet</text:p>
      <text:p text:style-name="Standard">Sigilla curie archidiaconus Par. tradita fuerunt domino</text:p>
      <text:p text:style-name="Standard">Officai Parisiensi nomine domini episcopi</text:p>
      <text:p text:style-name="Standard">Deputati sunt ad faciendum inventarium bonorum</text:p>
      <text:p text:style-name="Standard">deffuncti domini Archidiaconi P. Roberti Camerarius et L.</text:p>
      <text:p text:style-name="Standard">de Mongeria et ad appreciandum seu appreciari faciendum</text:p>
      <text:p text:style-name="Standard">et vendende</text:p>
      <text:p text:style-name="Standard">Date sunt misse secunde porcionis missarum domini episcopi</text:p>
      <text:p text:style-name="Standard">Par.ene domino Henrilco scolariu capellano domini</text:p>
      <text:p text:style-name="Standard">Cantore</text:p>
      <text:p text:style-name="Standard">Dominus Johannes Bienvenu renunciavit clericature matutinarus</text:p>
      <text:p text:style-name="Standard">Salebruce Ex habundanti dantur viii° dies magistro Johanni de</text:p>
      <text:p text:style-name="Standard">galebruce ad mittendum procuratorum pro optanda domo</text:p>
      <text:p text:style-name="Standard">magistri P. Forteti deffuncti et denarios pro repparacionibu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ye</text:p>
      <text:p text:style-name="Standard">P. Roberti</text:p>
      <text:p text:style-name="Standard">G. de Veyrach</text:p>
      <text:p text:style-name="Standard"><text:soft-page-break/>J. de Pompodorio</text:p>
      <text:p text:style-name="Standard">Ar. Jausserandi</text:p>
      <text:p text:style-name="Standard">L. de Mongeria</text:p>
      <text:p text:style-name="Standard">de Karolay</text:p>
      <text:p text:style-name="Standard">B. de Tyherno</text:p>
      <text:p text:style-name="Standard">Au. Grangerii</text:p>
      <text:p text:style-name="Standard">R. de Putheolis</text:p>
      <text:p text:style-name="Standard">T. de Sancto Petro</text:p>
      <text:p text:style-name="Standard">G. de Alverlo</text:p>
      <text:p text:style-name="Standard">G. de Albyaco</text:p>
      <text:p text:style-name="Standard">S. Boussardi</text:p>
      <text:p text:style-name="Standard">*</text:p>
      <text:p text:style-name="Standard">Chanteprime</text:p>
      <text:p text:style-name="Standard">P. de Castro</text:p>
      <text:p text:style-name="Standard">J. Voygnon</text:p>
      <text:p text:style-name="Standard">Ph. de Salione</text:p>
      <text:p text:style-name="Standard">Fedelli</text:p>
      <text:p text:style-name="Standard">R. de Justinis</text:p>
      <text:p text:style-name="Standard">Ay. de Maignaco</text:p>
      <text:p text:style-name="Standard">G. de Soito</text:p>
      <text:p text:style-name="Standard">R. de Louriaco</text:p>
      <text:p text:style-name="Standard"/>
      <text:p text:style-name="Standard"/>
      <text:p text:style-name="Standard">=FRAN_0393_10935.tif=</text:p>
      <text:p text:style-name="Standard">&gt;&gt;&gt;&gt;&gt;&gt; date &lt;&lt;&lt;&lt;&lt;&lt;&lt;</text:p>
      <text:p text:style-name="Standard">Julius.</text:p>
      <text:p text:style-name="Standard">nonagesimo iiiio</text:p>
      <text:p text:style-name="Standard">1</text:p>
      <text:p text:style-name="Standard">Die merauii prima jullii durante capitulo generali et capitulantibus dominis.</text:p>
      <text:p text:style-name="Standard">&gt;&gt;&gt;&gt;&gt;&gt; block &lt;&lt;&lt;&lt;&lt;&lt;&lt;</text:p>
      <text:p text:style-name="Standard">Deliberatum est quod detur unum jocale precii x. fr. magistro Johanni de</text:p>
      <text:p text:style-name="Standard">nullyaco pro pena et labore quos habuit et hoc t cotidie pro negocis</text:p>
      <text:p text:style-name="Standard">ecclesie in causis pendentes in parlamento.</text:p>
      <text:p text:style-name="Standard">Dominus archidiaconus obtulit porcionem suam de repparacionibus de Andresiaco</text:p>
      <text:p text:style-name="Standard">excepto de repparacionibus porte pratorii domus de Andresiaco et peciit</text:p>
      <text:p text:style-name="Standard">jus sibi fieri super hoc</text:p>
      <text:p text:style-name="Standard"><text:soft-page-break/>Deliberatum est quod officiarii non tradant distribuciones aliis oli</text:p>
      <text:p text:style-name="Standard">prebendatis in Andresiaco usque solverint suam porcionem quilibet</text:p>
      <text:p text:style-name="Standard">de hoc quod debent pro repparacionibus dicti loci vi An. Grangerii</text:p>
      <text:p text:style-name="Standard">J. de Pompodorio dominus Cantori et archidiaconus Brie et J. de Sanctis.</text:p>
      <text:p text:style-name="Standard">Lecta institucione macicotorum ecclesie per dominum decanum super</text:p>
      <text:p text:style-name="Standard">stacionibus habendis a canonicis absentes magister J. de Nully</text:p>
      <text:p text:style-name="Standard">se opposuit et petunt copiam illius institucionis.</text:p>
      <text:p text:style-name="Standard">Ad veneris mandabuntur canonici Sancti Johannis Rotundi contra macicotis</text:p>
      <text:p text:style-name="Standard">Ordinatum est quod Camerarius clericu solvat x. fr. pro scali et</text:p>
      <text:p text:style-name="Standard">Justia Liricantus.</text:p>
      <text:p text:style-name="Standard">a Loueau Deliberatum est quod Dyonisius aloveau liber serviens ecclesie</text:p>
      <text:p text:style-name="Standard">sic commissarius super deffectibus capellanorum et virtute littere regie</text:p>
      <text:p text:style-name="Standard">ponat execucioni et in arresto omnia emolumenta ad ipsas</text:p>
      <text:p text:style-name="Standard">capellanias pertiensis.</text:p>
      <text:p text:style-name="Standard">Placet dominis quod si tractatus possit haberi cum magistro P. de Castro</text:p>
      <text:p text:style-name="Standard">quod littera super hoc fiat de data dici hodierne</text:p>
      <text:p text:style-name="Standard">De Bertran pennier et Pre brin a vendredi prouchain generalment</text:p>
      <text:p text:style-name="Standard">en toutes leurs causes d'officef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P. Archidiacono Brie</text:p>
      <text:p text:style-name="Standard">Sy. Succentor</text:p>
      <text:p text:style-name="Standard">L. de Mongria</text:p>
      <text:p text:style-name="Standard">J.</text:p>
      <text:p text:style-name="Standard">de Karolay</text:p>
      <text:p text:style-name="Standard">P. Roberti</text:p>
      <text:p text:style-name="Standard">*.</text:p>
      <text:p text:style-name="Standard">De Socto</text:p>
      <text:p text:style-name="Standard">G. de Veyrach</text:p>
      <text:p text:style-name="Standard">Ar. Jausserandi</text:p>
      <text:p text:style-name="Standard">R. de Lorriaco</text:p>
      <text:p text:style-name="Standard">B. de Tyhenno</text:p>
      <text:p text:style-name="Standard">R. de Putheolis</text:p>
      <text:p text:style-name="Standard">De Bordis</text:p>
      <text:p text:style-name="Standard"><text:soft-page-break/>T. de Sancto Petro</text:p>
      <text:p text:style-name="Standard">Au. Regine</text:p>
      <text:p text:style-name="Standard">G. de Albyaco</text:p>
      <text:p text:style-name="Standard">G. de Alneolo</text:p>
      <text:p text:style-name="Standard">S. Boussardi</text:p>
      <text:p text:style-name="Standard">R. de Justinis</text:p>
      <text:p text:style-name="Standard">Ph. de Salione</text:p>
      <text:p text:style-name="Standard">J. Voygnon</text:p>
      <text:p text:style-name="Standard">G. Fedelli</text:p>
      <text:p text:style-name="Standard">T. Hocie</text:p>
      <text:p text:style-name="Standard">de Nully</text:p>
      <text:p text:style-name="Standard">Paillardi</text:p>
      <text:p text:style-name="Standard">De castro</text:p>
      <text:p text:style-name="Standard">Ay. de Maignaco</text:p>
      <text:p text:style-name="Standard">de Pompodori</text:p>
      <text:p text:style-name="Standard"/>
      <text:p text:style-name="Standard"/>
      <text:p text:style-name="Standard">=FRAN_0393_10936.tif=</text:p>
      <text:p text:style-name="Standard">&gt;&gt;&gt;&gt;&gt;&gt; numérotation &lt;&lt;&lt;&lt;&lt;&lt;&lt;</text:p>
      <text:p text:style-name="Standard">nonagesimi</text:p>
      <text:p text:style-name="Standard">22.</text:p>
      <text:p text:style-name="Standard">&gt;&gt;&gt;&gt;&gt;&gt; block &lt;&lt;&lt;&lt;&lt;&lt;&lt;</text:p>
      <text:p text:style-name="Standard">Preceptum est Macycotis / canonicus sanctorum Dyonisii de</text:p>
      <text:p text:style-name="Standard">Passu et Johannis Rotudi quod ipsi de cetero discant</text:p>
      <text:p text:style-name="Standard">cordetenus hystorias et alia servicia que fieri</text:p>
      <text:p text:style-name="Standard">debent oreteus in ecclesia et reddant amodo qualibet</text:p>
      <text:p text:style-name="Standard">die sabbati hystoriam et alia servicia tempori</text:p>
      <text:p text:style-name="Standard">congruencia magistro Jacobo de Villaindea ad hoc</text:p>
      <text:p text:style-name="Standard">per capellani deputato sub pena suspencionis distribucionum</text:p>
      <text:p text:style-name="Standard">suarum et expulsionis ab ecclesia si premissa co</text:p>
      <text:p text:style-name="Standard">euacicer neglexerint adimplere</text:p>
      <text:p text:style-name="Standard">Crastina die venient canonici Sanctorum Dyonisii de</text:p>
      <text:p text:style-name="Standard">Passu et Johannis Rotundi dyaconi et subdyacioni</text:p>
      <text:p text:style-name="Standard">responsari peticioni et requeste macicotorum</text:p>
      <text:p text:style-name="Standard">Die mercurii proxima similier respondebunt domini</text:p>
      <text:p text:style-name="Standard">Canonici Pari. dyaconi et subdyacioni peticioni et</text:p>
      <text:p text:style-name="Standard"><text:soft-page-break/>requeste ipsorum macicotorum</text:p>
      <text:p text:style-name="Standard">Dyonisius Aloueau fecit juramentum de Bene</text:p>
      <text:p text:style-name="Standard">et fideliter faciendo negocium sibi commissum super</text:p>
      <text:p text:style-name="Standard">arresto fructuum capellaniarum ecclesie Pars.e</text:p>
      <text:p text:style-name="Standard">Considato quod placet procuratori magistri Johannis de</text:p>
      <text:p text:style-name="Standard">salebruce quod magister Johannes Regis maneat</text:p>
      <text:p text:style-name="Standard">in domo sua claustrali usque ad festum nateitatis</text:p>
      <text:p text:style-name="Standard">domini proxime veniens / idem eciam placet dominis</text:p>
      <text:p text:style-name="Standard">Regestra Curie deffuncti domini archidiaconis tradita sunt domino Laureni de Mongeria ad</text:p>
      <text:p text:style-name="Standard">extrahendum et levari per aliquem probum virum faciendum emendas in ipsis regestris</text:p>
      <text:p text:style-name="Standard">contentas / et ipse dominus Lamensi promisit super isto bonum compotum reddere</text:p>
      <text:p text:style-name="Standard">Dominus archidiaconus de Josayo traddit magistro Thome de Sancto Petro preposito prebenda de</text:p>
      <text:p text:style-name="Standard">Andresyeraco xv. fr. pro porcione ipsum contigente de repparacionibus dicti loci exceptis</text:p>
      <text:p text:style-name="Standard">repparacionibus porte pretorii quas promisit solvere pro rata si ad eas teneatur</text:p>
      <text:p text:style-name="Standard">Contrats contra An. Fagon et Colinum de Dola canonicos etc. pro promotis</text:p>
      <text:p text:style-name="Standard">De eodem contra dominum Hebertum Ferrovis ad viii° ad ponendum et probenda primo</text:p>
      <text:p text:style-name="Standard">De Jehan le Consturier contre Gaution auquetin en son nom et comme prevost de cor</text:p>
      <text:p text:style-name="Standard">bereuse a viii jours a avoir deliberacion audit gautier sur la requeste et explon</text:p>
      <text:p text:style-name="Standard">dudit Jehan Beullez devers la court preses les parties</text:p>
      <text:p text:style-name="Standard">De Adit Chalendre</text:p>
      <text:p text:style-name="Standard">&gt;&gt;&gt;&gt;&gt;&gt; liste &lt;&lt;&lt;&lt;&lt;&lt;&lt;</text:p>
      <text:p text:style-name="Standard">P. Decanus</text:p>
      <text:p text:style-name="Standard">H. Cantor</text:p>
      <text:p text:style-name="Standard">G. archidiaconus ecclesie</text:p>
      <text:p text:style-name="Standard">Sy. succentor</text:p>
      <text:p text:style-name="Standard">P. Roberti</text:p>
      <text:p text:style-name="Standard">R. de Lorryaco</text:p>
      <text:p text:style-name="Standard">de Pompodorio</text:p>
      <text:p text:style-name="Standard">sz</text:p>
      <text:p text:style-name="Standard">de Socto</text:p>
      <text:p text:style-name="Standard">Ar. Jausserandi</text:p>
      <text:p text:style-name="Standard">L. de Mongeria</text:p>
      <text:p text:style-name="Standard">B. de Tyherno</text:p>
      <text:p text:style-name="Standard">R. de Putheolis</text:p>
      <text:p text:style-name="Standard">de Bordis</text:p>
      <text:p text:style-name="Standard">T. de Sancto Petro</text:p>
      <text:p text:style-name="Standard"><text:soft-page-break/>G. de Alneolo</text:p>
      <text:p text:style-name="Standard">G.</text:p>
      <text:p text:style-name="Standard">Boussardi</text:p>
      <text:p text:style-name="Standard">2.</text:p>
      <text:p text:style-name="Standard">de Justinis</text:p>
      <text:p text:style-name="Standard">Regis</text:p>
      <text:p text:style-name="Standard">G</text:p>
      <text:p text:style-name="Standard">de Albyaco</text:p>
      <text:p text:style-name="Standard">Ph. de Salione</text:p>
      <text:p text:style-name="Standard">G. Fedelli</text:p>
      <text:p text:style-name="Standard">R.</text:p>
      <text:p text:style-name="Standard">Dangeul</text:p>
      <text:p text:style-name="Standard">Ay. de Maignaco</text:p>
      <text:p text:style-name="Standard">G. Paillardi</text:p>
      <text:p text:style-name="Standard">A. Regine</text:p>
      <text:p text:style-name="Standard">T. Hocie</text:p>
      <text:p text:style-name="Standard"/>
      <text:p text:style-name="Standard"/>
      <text:p text:style-name="Standard">=FRAN_0393_10937.tif=</text:p>
      <text:p text:style-name="Standard">&gt;&gt;&gt;&gt;&gt;&gt; numérotation &lt;&lt;&lt;&lt;&lt;&lt;&lt;</text:p>
      <text:p text:style-name="Standard">iiii°</text:p>
      <text:p text:style-name="Standard">Cxii</text:p>
      <text:p text:style-name="Standard">M</text:p>
      <text:p text:style-name="Standard">233</text:p>
      <text:p text:style-name="Standard">&gt;&gt;&gt;&gt;&gt;&gt; Date &lt;&lt;&lt;&lt;&lt;&lt;&lt;</text:p>
      <text:p text:style-name="Standard">Anno predicto die veneris iiia jullii capitulantibus dominis</text:p>
      <text:p text:style-name="Standard">Sili nostro se opposuit dominus P. Roberti Camerarius clericus</text:p>
      <text:p text:style-name="Standard">&gt;&gt;&gt;&gt;&gt;&gt; block &lt;&lt;&lt;&lt;&lt;&lt;&lt;</text:p>
      <text:p text:style-name="Standard">Domini G. de Alneolo et J. de Socco sunt deputati ad</text:p>
      <text:p text:style-name="Standard">audiencum debatum macicotorum clericorum matutinalium</text:p>
      <text:p text:style-name="Standard">et canonicorum Sanctorum Dyos. de Passu et Jo. Rotundi et</text:p>
      <text:p text:style-name="Standard">ad refferendum</text:p>
      <text:p text:style-name="Standard">Datus est unus annus redempcionis domino B. Braque</text:p>
      <text:p text:style-name="Standard">sub hac condicione quod si deffecerit in solucione unius</text:p>
      <text:p text:style-name="Standard">termini quod gracia sit nulla.</text:p>
      <text:p text:style-name="Standard">Receptus est magister Johannes de Bordis Canonicus Parisiensi</text:p>
      <text:p text:style-name="Standard"><text:soft-page-break/>ad archidiaconum paris.ene vacantes per mortem deffuncti domini R.</text:p>
      <text:p text:style-name="Standard">de avo forti juravit in forms et fuit installatus</text:p>
      <text:p text:style-name="Standard">*</text:p>
      <text:p text:style-name="Standard">Magister Johannes de Bordis receptus nunc ad archididinon</text:p>
      <text:p text:style-name="Standard">.iez</text:p>
      <text:p text:style-name="Standard">parisiensies appellavitur a dominis Decano et capitulo parisiensis et</text:p>
      <text:p text:style-name="Standard">magistro An. Grangerii procuratore domini Cardnaldes</text:p>
      <text:p text:style-name="Standard">qui pecierat possessionem ipsius archidiaconu pro dicto domino Cardonali</text:p>
      <text:p text:style-name="Standard">in quantum ipsi domini reciperent quomcumque ad ipsum archidia</text:p>
      <text:p text:style-name="Standard">et a quibuscunque aliis ipsum inpedientem in dicto archidiaco</text:p>
      <text:p text:style-name="Standard">et contra ipsos / ad sanctam sedem apostolicam et in scriptis</text:p>
      <text:p text:style-name="Standard">et peciit apostolos sibi dari / et datus est sibi terminus</text:p>
      <text:p text:style-name="Standard">ad dandum apostolos ad peultimam diem jurais astantionis ini</text:p>
      <text:p text:style-name="Standard">testimonium invocando.</text:p>
      <text:p text:style-name="Standard">Magister N. de Ordeimonte se opposuit expediens et vendrs</text:p>
      <text:p text:style-name="Standard">bonorum deffuncti domini archidiaconi donec fuerit auditus</text:p>
      <text:p text:style-name="Standard">in hiis que voluerit proponere et ad$ acceptavit diem ad</text:p>
      <text:p text:style-name="Standard">lee proximam.</text:p>
      <text:p text:style-name="Standard">De Perre brun et Bertran pennier / du consentement dudit Betran ledit pre a eu congié de</text:p>
      <text:p text:style-name="Standard">court en cas qu'il pourra moustier avoir jour a huy par adjournement / et de la cause</text:p>
      <text:p text:style-name="Standard">il sont appoinciez de escripre aux fins plaidoyeez dedens xve et surcerra la cause</text:p>
      <text:p text:style-name="Standard">en la qu'elle ledit Perre estoit demandeur en estat a ce jour fait presenes les parties</text:p>
      <text:p text:style-name="Standard">De Jehan Huy sontence donnée pour le procureur de l'eglise et dit bien jugré et c</text:p>
      <text:p text:style-name="Standard">Ce este sancelle et Tybant Bourgarnier les parties escripront aux fuis proposees</text:p>
      <text:p text:style-name="Standard">et a bailler a un moys psenes santelle et Perre chefdeville procureur dudit Grbaut</text:p>
      <text:p text:style-name="Standard">De fuanctrum serviente actois contra P. de Maignaco ad secundm diem post messes ad inter loquendum super</text:p>
      <text:p text:style-name="Standard">traditis ex parte rei et tradende ex parte acts infra octo dies . Cum y de Fageto pro actis</text:p>
      <text:p text:style-name="Standard">et P. P Luvet pro reo procuratoribus hinc inde.</text:p>
      <text:p text:style-name="Standard">De promotis contra P. asini canonictum Sancti Joani Rotis lice negatime contestais ex parte rei ad viii° ad ponendum</text:p>
      <text:p text:style-name="Standard">et probendum primo Capsa partie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de Bordis archidiaconuo Pars.</text:p>
      <text:p text:style-name="Standard"><text:soft-page-break/>Sy. succentore</text:p>
      <text:p text:style-name="Standard">G. de Veyrach</text:p>
      <text:p text:style-name="Standard">P. Roberti</text:p>
      <text:p text:style-name="Standard">I</text:p>
      <text:p text:style-name="Standard">de Karolay</text:p>
      <text:p text:style-name="Standard">N. de Ordeimonte</text:p>
      <text:p text:style-name="Standard">de Pompodorio</text:p>
      <text:p text:style-name="Standard">Ar. Jausserandi</text:p>
      <text:p text:style-name="Standard">de socto</text:p>
      <text:p text:style-name="Standard">L. de Mongeria</text:p>
      <text:p text:style-name="Standard">Chanteprime</text:p>
      <text:p text:style-name="Standard">s</text:p>
      <text:p text:style-name="Standard">Ph. de Salione</text:p>
      <text:p text:style-name="Standard">B. de Tyherno</text:p>
      <text:p text:style-name="Standard">R. de Putheol</text:p>
      <text:p text:style-name="Standard">R. de Lorriaco</text:p>
      <text:p text:style-name="Standard">S. Boussardi</text:p>
      <text:p text:style-name="Standard">T. de Sancto Petro</text:p>
      <text:p text:style-name="Standard">R. de Justinis</text:p>
      <text:p text:style-name="Standard">G. Fedelli</text:p>
      <text:p text:style-name="Standard">Ay. de Maignaco</text:p>
      <text:p text:style-name="Standard">An. Grangerii</text:p>
      <text:p text:style-name="Standard"/>
      <text:p text:style-name="Standard"/>
      <text:p text:style-name="Standard">=FRAN_0393_10938.tif=</text:p>
      <text:p text:style-name="Standard">&gt;&gt;&gt;&gt;&gt;&gt; numérotation &lt;&lt;&lt;&lt;&lt;&lt;&lt;</text:p>
      <text:p text:style-name="Standard">qe</text:p>
      <text:p text:style-name="Standard">224</text:p>
      <text:p text:style-name="Standard">&gt;&gt;&gt;&gt;&gt;&gt; Date &lt;&lt;&lt;&lt;&lt;&lt;&lt;</text:p>
      <text:p text:style-name="Standard">nonag</text:p>
      <text:p text:style-name="Standard">Anno predicto die lune sexta mensis ullii capitulantibus dominis</text:p>
      <text:p text:style-name="Standard">Anno predico die mercurii viiia jullii capitulantibus dominis</text:p>
      <text:p text:style-name="Standard">&gt;&gt;&gt;&gt;&gt;&gt; block &lt;&lt;&lt;&lt;&lt;&lt;&lt;</text:p>
      <text:p text:style-name="Standard">Magister Au. Regine ut procurator domini episcopi Lussionsi</text:p>
      <text:p text:style-name="Standard">dixit quod ipse dominus episcopus everat domum domini Aymerici</text:p>
      <text:p text:style-name="Standard">de Rochechouart sitam in vico Sancti Jacobi ante Jacebitas</text:p>
      <text:p text:style-name="Standard"><text:soft-page-break/>in censiva et dominis ecclesie / querens quod daretur</text:p>
      <text:p text:style-name="Standard">sibi termiu solvendi venditas debitas ecclesione</text:p>
      <text:p text:style-name="Standard">empcionis predicte / et dati sunt ei xv. dies pro termum</text:p>
      <text:p text:style-name="Standard">Dominus Cantor tradidit notarius duo scuta in depposite</text:p>
      <text:p text:style-name="Standard">pr porcione ipsum contingente de repparacionibus Andresiaci</text:p>
      <text:p text:style-name="Standard">Deliberatum est quod notarium recolat inventarium per ipsum</text:p>
      <text:p text:style-name="Standard">factum de bonis deffuncti domini Archidiaconi Parisiensis presentibus</text:p>
      <text:p text:style-name="Standard">servitoribus ad securitatem ipsorum servitorum</text:p>
      <text:p text:style-name="Standard">Mandabuntur ad veneris domini canonici dyacioni</text:p>
      <text:p text:style-name="Standard">subdiaconus contra macicotos</text:p>
      <text:p text:style-name="Standard">Placet dominis quod magister P. de Morancuria official</text:p>
      <text:p text:style-name="Standard">faciat processum domini Johannis Bleyi detenti etc.</text:p>
      <text:p text:style-name="Standard">cum matino consilio et refferat dominis illud quo</text:p>
      <text:p text:style-name="Standard">fecit et si indignit gracia domini erunt semper</text:p>
      <text:p text:style-name="Standard">sibi graciosi.</text:p>
      <text:p text:style-name="Standard">De promotis contra Nicolaum Dole canonicis Sancti Dyonis de Passo</text:p>
      <text:p text:style-name="Standard">et audieam fagon canonictum Sancti Johannis Rotundi . de propositis per</text:p>
      <text:p text:style-name="Standard">promotis confitentur quod ipsi tenentur interesse cotrdianis</text:p>
      <text:p text:style-name="Standard">horis bona fide / et ad veneris ad afferendum licteras</text:p>
      <text:p text:style-name="Standard">recepcionis eorum ad sua beneficia. Cum parti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J. de Bordis archidiacono Par.</text:p>
      <text:p text:style-name="Standard">Sy. succentore</text:p>
      <text:p text:style-name="Standard">B. de Tyherno</text:p>
      <text:p text:style-name="Standard">+P. Roberti</text:p>
      <text:p text:style-name="Standard">L. de Mongeria</text:p>
      <text:p text:style-name="Standard">J. de Karolay</text:p>
      <text:p text:style-name="Standard">Ar. Jausserandi</text:p>
      <text:p text:style-name="Standard">R. de Lorriaco</text:p>
      <text:p text:style-name="Standard">de Pompodorio</text:p>
      <text:p text:style-name="Standard">R. de Putheolis</text:p>
      <text:p text:style-name="Standard">An. Regine</text:p>
      <text:p text:style-name="Standard">G. de Alneolo</text:p>
      <text:p text:style-name="Standard">S. Boussardi</text:p>
      <text:p text:style-name="Standard"><text:soft-page-break/>R. de Justinis</text:p>
      <text:p text:style-name="Standard">Ph. de Salione</text:p>
      <text:p text:style-name="Standard">G. Fedelli</text:p>
      <text:p text:style-name="Standard">Chanteprime</text:p>
      <text:p text:style-name="Standard">Ay. de Maignaco</text:p>
      <text:p text:style-name="Standard">T. de Sancto Petro</text:p>
      <text:p text:style-name="Standard">Regis</text:p>
      <text:p text:style-name="Standard">de socto</text:p>
      <text:p text:style-name="Standard">P. Decano</text:p>
      <text:p text:style-name="Standard">J. de Bordois archidiacono Par.</text:p>
      <text:p text:style-name="Standard">Sy. succentore</text:p>
      <text:p text:style-name="Standard">P. Roberti</text:p>
      <text:p text:style-name="Standard">J. de Karolay</text:p>
      <text:p text:style-name="Standard">de Pompodori</text:p>
      <text:p text:style-name="Standard">R. de Lorriaco</text:p>
      <text:p text:style-name="Standard">L. de Mongeria</text:p>
      <text:p text:style-name="Standard">B. de Tyherno</text:p>
      <text:p text:style-name="Standard">R. de Putheo ls</text:p>
      <text:p text:style-name="Standard">G. de Albyaco</text:p>
      <text:p text:style-name="Standard">G. Fedelli</text:p>
      <text:p text:style-name="Standard">R. de Justi</text:p>
      <text:p text:style-name="Standard">JPh. de Salione</text:p>
      <text:p text:style-name="Standard">T. Hocie</text:p>
      <text:p text:style-name="Standard">Voygnon</text:p>
      <text:p text:style-name="Standard">G. Boussandi</text:p>
      <text:p text:style-name="Standard">T. de Sancto Petro N. Regis</text:p>
      <text:p text:style-name="Standard">G. Paillardi</text:p>
      <text:p text:style-name="Standard">J. de Socto T</text:p>
      <text:p text:style-name="Standard">Ay. de Maignaco</text:p>
      <text:p text:style-name="Standard"/>
      <text:p text:style-name="Standard"/>
      <text:p text:style-name="Standard">=FRAN_0393_10939.tif=</text:p>
      <text:p text:style-name="Standard">&gt;&gt;&gt;&gt;&gt;&gt; numérotation &lt;&lt;&lt;&lt;&lt;&lt;&lt;</text:p>
      <text:p text:style-name="Standard">Cxiii</text:p>
      <text:p text:style-name="Standard">nonagesim iiii</text:p>
      <text:p text:style-name="Standard">1</text:p>
      <text:p text:style-name="Standard"><text:soft-page-break/>2</text:p>
      <text:p text:style-name="Standard">&gt;&gt;&gt;&gt;&gt;&gt; block &lt;&lt;&lt;&lt;&lt;&lt;&lt;</text:p>
      <text:p text:style-name="Standard">Placet dominis quod Tabellio vendat bona mobilia</text:p>
      <text:p text:style-name="Standard">deffuncti domini Aat Parisien et servet peccuniam inde receptam</text:p>
      <text:p text:style-name="Standard">usque ad beneplacitum dominorum.</text:p>
      <text:p text:style-name="Standard">Placet dominis quod domino Segninus vigeii capellanus domini</text:p>
      <text:p text:style-name="Standard">L. de Mongeria levet emendas exerctas a papiris</text:p>
      <text:p text:style-name="Standard">curie deffuncti domini ar. et reddat compotum.</text:p>
      <text:p text:style-name="Standard">Placet dominis quod fossata nppeie de Cristolio repperentur</text:p>
      <text:p text:style-name="Standard">retulit atem dominus Stephanus Johannis officiarius annversasariorum</text:p>
      <text:p text:style-name="Standard">quod quinque taysie decustabunt unum francum.</text:p>
      <text:p text:style-name="Standard">Magister Johannes de Pompodorio dixer quod non contradicebat in</text:p>
      <text:p text:style-name="Standard">aliquo tatacioni repparacionum de Andresiaco facte per</text:p>
      <text:p text:style-name="Standard">magistrum Raymendum de Templo</text:p>
      <text:p text:style-name="Standard">Datus est commissarius dominus R. de Lorri domino Johanni de Poni</text:p>
      <text:p text:style-name="Standard">podere ad informandum se de repparacionibus de Andresiaco</text:p>
      <text:p text:style-name="Standard">et est sibi datus adjunctus G. Paillardi.</text:p>
      <text:p text:style-name="Standard">Deliberatum est quod prepositus nunc prebenda in Andresiaco reti</text:p>
      <text:p text:style-name="Standard">neat de prebenda magistri An. Grangii valorem porcionis</text:p>
      <text:p text:style-name="Standard">sibi competentes pro repparacionibus loci de Andresiaco ubi</text:p>
      <text:p text:style-name="Standard">olim fuit prebendatus que porcio ascendit ad xviii fr.</text:p>
      <text:p text:style-name="Standard">xi s. pa. prate repparaciones porte precorii / et ipsam porcionem</text:p>
      <text:p text:style-name="Standard">convertat in ipsis repparacionibus</text:p>
      <text:p text:style-name="Standard">De domino Roberto Charonis actors contra doiminti J. Duel dstributis cortatis Sancti Mederici ordinatum est quod</text:p>
      <text:p text:style-name="Standard">moneatur ipse Divel sub pena excommunicacionis ex nunc prout extunc quod solvat distribuciones de</text:p>
      <text:p text:style-name="Standard">bitas ipsi domino Roberto indilate.</text:p>
      <text:p text:style-name="Standard">De promotis contra Colinum Dole Andream fagon et P. asini / promotor proposuit quod ipsi contra juram</text:p>
      <text:p text:style-name="Standard">suum tenere verendo non bene faciendo debitum in servicio ecclesie et quod erant permiri et quod non de</text:p>
      <text:p text:style-name="Standard">celant horas canonicas ad quas tenebantur et quod tenebantur ater esse continue hocis dur</text:p>
      <text:p text:style-name="Standard">nis et nocturnis in servicio ecclesie Par. quod non faciebant / et conclusus quod ipsi erant permii et</text:p>
      <text:p text:style-name="Standard">a benficiis suis privandi / quares quod declarentur pervuri / ipsi veti responderunt quod bene facie</text:p>
      <text:p text:style-name="Standard">bat debitum suum in ipso servicio et quod bene et debite dicebant horas canonicas. Actamen</text:p>
      <text:p text:style-name="Standard">fuit debibratum quod non concluderetur pro promotis usque ad festum beati Beartholomei et si ipsi iucteri</text:p>
      <text:p text:style-name="Standard"><text:soft-page-break/>se emendarent bene quidem sino tunc concludeaer contra ipsos</text:p>
      <text:p text:style-name="Standard">De Jehan Consturier contre gautre auquatin donne congié et Reuvey en cause d'appel</text:p>
      <text:p text:style-name="Standard">audit cousturier pource que ledite gauter n'a rien voulu proposer ne ponsiivrre</text:p>
      <text:p text:style-name="Standard">De oger le doyen et Gilet ferdequiete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J. de Bordis arpar</text:p>
      <text:p text:style-name="Standard">Sy. succentor</text:p>
      <text:p text:style-name="Standard">P. Roberti</text:p>
      <text:p text:style-name="Standard">J. de Pompodorio</text:p>
      <text:p text:style-name="Standard">J. de Karolay</text:p>
      <text:p text:style-name="Standard">de Lorriaco</text:p>
      <text:p text:style-name="Standard">L. de Mongeria</text:p>
      <text:p text:style-name="Standard">R. de Putheolis</text:p>
      <text:p text:style-name="Standard">T. de Sancto Petro</text:p>
      <text:p text:style-name="Standard">Au. Regine</text:p>
      <text:p text:style-name="Standard">P. Mignoti</text:p>
      <text:p text:style-name="Standard">G. Boussardi</text:p>
      <text:p text:style-name="Standard">R. de Justinis</text:p>
      <text:p text:style-name="Standard">G. de Ahneolo</text:p>
      <text:p text:style-name="Standard">G. Fedelli</text:p>
      <text:p text:style-name="Standard">T. Hocie</text:p>
      <text:p text:style-name="Standard">G. Paillardi</text:p>
      <text:p text:style-name="Standard">Ay. de Maignaco</text:p>
      <text:p text:style-name="Standard">J. Voygnon</text:p>
      <text:p text:style-name="Standard">Andesy</text:p>
      <text:p text:style-name="Standard">J. Regis</text:p>
      <text:p text:style-name="Standard">PPh. de Salione</text:p>
      <text:p text:style-name="Standard">T.</text:p>
      <text:p text:style-name="Standard">de Albyaco</text:p>
      <text:p text:style-name="Standard">de Socto</text:p>
      <text:p text:style-name="Standard"/>
      <text:p text:style-name="Standard"/>
      <text:p text:style-name="Standard">=FRAN_0393_10940.tif=</text:p>
      <text:p text:style-name="Standard">&gt;&gt;&gt;&gt;&gt;&gt; numérotation &lt;&lt;&lt;&lt;&lt;&lt;&lt;</text:p>
      <text:p text:style-name="Standard"><text:soft-page-break/>nonagesim</text:p>
      <text:p text:style-name="Standard">e</text:p>
      <text:p text:style-name="Standard">iiii</text:p>
      <text:p text:style-name="Standard">226</text:p>
      <text:p text:style-name="Standard">&gt;&gt;&gt;&gt;&gt;&gt; Date &lt;&lt;&lt;&lt;&lt;&lt;&lt;</text:p>
      <text:p text:style-name="Standard">anno predicto die lune xiiia mensis ullii capitulantibus dominis</text:p>
      <text:p text:style-name="Standard">Anno predicto die mercurii xv jullii capitulantibus dominis</text:p>
      <text:p text:style-name="Standard">&gt;&gt;&gt;&gt;&gt;&gt; block &lt;&lt;&lt;&lt;&lt;&lt;&lt;</text:p>
      <text:p text:style-name="Standard">Ordinatum est quod procurator ecclesie in parlamento opponat</text:p>
      <text:p text:style-name="Standard">se expleto facto per hostiarium requestarum palacii</text:p>
      <text:p text:style-name="Standard">in bonis deffuncti domini Ar. Paris. ad requestam domini</text:p>
      <text:p text:style-name="Standard">Nicolai de Ordeomonte</text:p>
      <text:p text:style-name="Standard">Placet dominis quod denarii matutinarum distribuati</text:p>
      <text:p text:style-name="Standard">ano vicarium ecclesie hora consueta usque ad bne</text:p>
      <text:p text:style-name="Standard">placitum capituli dum tamen hoc veluit recipere de gracia</text:p>
      <text:p text:style-name="Standard">Recepcio Johannes Coenne procurator domini Petri de Pratis presbyter</text:p>
      <text:p text:style-name="Standard">fuit receptus vigore licterarum apostolicarum et processionus indem</text:p>
      <text:p text:style-name="Standard">sequti ad capellania sancti Eustacii vacantes per</text:p>
      <text:p text:style-name="Standard">mortem domini Thome le Pele qui juravit in forma</text:p>
      <text:p text:style-name="Standard">et fuit installatus. et habuit licteram</text:p>
      <text:p text:style-name="Standard">Philipot le Maire sergent a verge a adjourné</text:p>
      <text:p text:style-name="Standard">messeigneurs a demain en Chastelet devant le prevost</text:p>
      <text:p text:style-name="Standard">a la requeste de Guillelm Mouchart a la recevoir</text:p>
      <text:p text:style-name="Standard">a opposicions.</text:p>
      <text:p text:style-name="Standard">Ad requestam factam per vicarios quod eis tradentur</text:p>
      <text:p text:style-name="Standard">Denarii matutinarum modo et forma quibus alias fuerant</text:p>
      <text:p text:style-name="Standard">eis traditi fuit responsum per dominos quod si vellent</text:p>
      <text:p text:style-name="Standard">traderentur eis gracia usque ad capellanum generale proximum</text:p>
      <text:p text:style-name="Standard">modo quo petebant / efunc deliberaretur si</text:p>
      <text:p text:style-name="Standard">ad maius tempus traderentur eis / et ipsi respon</text:p>
      <text:p text:style-name="Standard">derunt quod super isto nolebant aliquid recipere de gracia</text:p>
      <text:p text:style-name="Standard">De quo dominus videcaous mpstorie capituli peciit instrentum</text:p>
      <text:p text:style-name="Standard">presentis Johanne s clerico magistri G. Brussardi </text:p>
      <text:p text:style-name="Standard">Johanne Carpentarii clerico et Yvone de Fageto</text:p>
      <text:p text:style-name="Standard">promotis capituli N. Gellarii</text:p>
      <text:p text:style-name="Standard">&gt;&gt;&gt;&gt;&gt;&gt; liste &lt;&lt;&lt;&lt;&lt;&lt;&lt;</text:p>
      <text:p text:style-name="Standard"><text:soft-page-break/>P. Decano</text:p>
      <text:p text:style-name="Standard">H. Cantore</text:p>
      <text:p text:style-name="Standard">G. archidiacono ecclesie</text:p>
      <text:p text:style-name="Standard">Sy. Succentore</text:p>
      <text:p text:style-name="Standard">de Karolay</text:p>
      <text:p text:style-name="Standard">de Socto</text:p>
      <text:p text:style-name="Standard">de Mongeria</text:p>
      <text:p text:style-name="Standard">R. de Lorriaco</text:p>
      <text:p text:style-name="Standard">R. de Putheolis</text:p>
      <text:p text:style-name="Standard">G. de Alneolo</text:p>
      <text:p text:style-name="Standard">T. de Sancto Petro</text:p>
      <text:p text:style-name="Standard">*.</text:p>
      <text:p text:style-name="Standard">Voygnon</text:p>
      <text:p text:style-name="Standard">Ay. de Maignaco</text:p>
      <text:p text:style-name="Standard">P.</text:p>
      <text:p text:style-name="Standard">Mignoti</text:p>
      <text:p text:style-name="Standard">G</text:p>
      <text:p text:style-name="Standard">Fedelli</text:p>
      <text:p text:style-name="Standard">+. Ph. de Salione</text:p>
      <text:p text:style-name="Standard">G.</text:p>
      <text:p text:style-name="Standard">Paillardi</text:p>
      <text:p text:style-name="Standard">Regis</text:p>
      <text:p text:style-name="Standard">*</text:p>
      <text:p text:style-name="Standard">de socco</text:p>
      <text:p text:style-name="Standard">+P. Roberti</text:p>
      <text:p text:style-name="Standard">P. Decano</text:p>
      <text:p text:style-name="Standard">H. Cantore</text:p>
      <text:p text:style-name="Standard">P. Roberti</text:p>
      <text:p text:style-name="Standard">J. de Pompodorio</text:p>
      <text:p text:style-name="Standard">Ar. Jausserandi</text:p>
      <text:p text:style-name="Standard">de Karolay</text:p>
      <text:p text:style-name="Standard">de socto</text:p>
      <text:p text:style-name="Standard">R. de Lorriaco</text:p>
      <text:p text:style-name="Standard">R. de Putheolis</text:p>
      <text:p text:style-name="Standard">G.</text:p>
      <text:p text:style-name="Standard">de Sancto Petro</text:p>
      <text:p text:style-name="Standard"><text:soft-page-break/>L. de Mongeria</text:p>
      <text:p text:style-name="Standard">G. Boussardi</text:p>
      <text:p text:style-name="Standard">R. de Justinis</text:p>
      <text:p text:style-name="Standard">Voygnon</text:p>
      <text:p text:style-name="Standard">Ph. de Salione</text:p>
      <text:p text:style-name="Standard">G. Fedelli</text:p>
      <text:p text:style-name="Standard">T. Hocie</text:p>
      <text:p text:style-name="Standard">G. Paillardi</text:p>
      <text:p text:style-name="Standard">A. de Maignaco</text:p>
      <text:p text:style-name="Standard">de Nully</text:p>
      <text:p text:style-name="Standard">de Aliicolo</text:p>
      <text:p text:style-name="Standard">Regis</text:p>
      <text:p text:style-name="Standard"/>
      <text:p text:style-name="Standard"/>
      <text:p text:style-name="Standard">=FRAN_0393_10941.tif=</text:p>
      <text:p text:style-name="Standard">&gt;&gt;&gt;&gt;&gt;&gt; numérotation &lt;&lt;&lt;&lt;&lt;&lt;&lt;</text:p>
      <text:p text:style-name="Standard">cxiiii.</text:p>
      <text:p text:style-name="Standard">nonagesimo iiiio</text:p>
      <text:p text:style-name="Standard">237</text:p>
      <text:p text:style-name="Standard">&gt;&gt;&gt;&gt;&gt;&gt; entrée &lt;&lt;&lt;&lt;&lt;&lt;&lt;</text:p>
      <text:p text:style-name="Standard">Nisi</text:p>
      <text:p text:style-name="Standard">vii s. v.</text:p>
      <text:p text:style-name="Standard">&gt;&gt;&gt;&gt;&gt;&gt; block &lt;&lt;&lt;&lt;&lt;&lt;&lt;</text:p>
      <text:p text:style-name="Standard">Deliberatum est quod Petrus Tornant dictus Le Fol expellatur ab ecclesia et ponatur</text:p>
      <text:p text:style-name="Standard">in pane et a qua infra carceres ad beneplacitum dominorum pro injuris quas dixi domino decano</text:p>
      <text:p text:style-name="Standard">Domini dederunt curatorem benis deffuncti domini archidiaconis notaris capituli</text:p>
      <text:p text:style-name="Standard">Super bonis deffuncti domini Johannis La Buffe capientur xii lb. pars. et super hoc quod</text:p>
      <text:p text:style-name="Standard">debetur sibi a camerario clerico ecclesie ix lb pars. et ponentur in manu capituli pro restituminem</text:p>
      <text:p text:style-name="Standard">missalies et caliceis capellania quam deserviebat ipse la Buffere in ecclesia Paris. / cetera autem bona expedient</text:p>
      <text:p text:style-name="Standard">domino Johanni notarii nepoti ipsius la buiffe.</text:p>
      <text:p text:style-name="Standard">Johannes Silvestris procurator domini Aymerici de Rochechouart se de saisinit de domo que</text:p>
      <text:p text:style-name="Standard">monetur a capitulo sita in vido Sancti Jacobi ante Jacobitas.</text:p>
      <text:p text:style-name="Standard">Exposito per magistrum Philbertum de Salione quod ipse et magister Stephanus Boussardi erant</text:p>
      <text:p text:style-name="Standard">concordes de qrecio domus ipsius magistri Stephani / fuit recepta licitacio xv. dierum</text:p>
      <text:p text:style-name="Standard">Dictum est macicotis quod le quantur amicabiliter cum dominis canonicis dyacionis et subiti</text:p>
      <text:p text:style-name="Standard"><text:soft-page-break/>ab hinc usque ad festum beati Bartholomei.</text:p>
      <text:p text:style-name="Standard">Les causes Salemon a vendredi par absqes dudit solen</text:p>
      <text:p text:style-name="Standard">Magister Radulfis de Justinis $confe$ canonicus Paris.iens confessus fuit debere magistro Matheo</text:p>
      <text:p text:style-name="Standard">Reginaldi archidiaconus Actrabatensis nuper canonico Pars.en lv. fr. auri pro grossis fructibus prebtend</text:p>
      <text:p text:style-name="Standard">Parisiensi quos ipse magister Matheus lucratus est in festo beati Johannis proxime puranterito / et quos</text:p>
      <text:p text:style-name="Standard">promisit solvere huic ad festam beate Marie Magdalenes anni nonagesiri quitan</text:p>
      <text:p text:style-name="Standard">siLamencius de foro macicotus ecclesie confessus fuit debere</text:p>
      <text:p text:style-name="Standard">domino Poncio de Bellavilla capellanie in ecclesia Paris.e ia</text:p>
      <text:p text:style-name="Standard">xxi s. viii d. pa. quos promisit solvere huic ad xv.</text:p>
      <text:p text:style-name="Standard">Dominus Johannes Diviel distributor denariorum comunitatis Sancti</text:p>
      <text:p text:style-name="Standard">Mederici requisivit quod certa monicio et seunia lata contra ipsum</text:p>
      <text:p text:style-name="Standard">ad instantem procuratore domini Roberti Charronis suspenderentur.</text:p>
      <text:p text:style-name="Standard">et quod audiretur in suis deffentes et de hoc peciit instrumentum</text:p>
      <text:p text:style-name="Standard">et habita super hoc deliberacione per capellani suspencionis est ipsa sentencia</text:p>
      <text:p text:style-name="Standard">ad viii° et assignata dies partis ad lunem proximam ad</text:p>
      <text:p text:style-name="Standard">dicente ex parte rei causam quare nonteneur solvere distribucione</text:p>
      <text:p text:style-name="Standard">dicto domino Roberto infirmo.</text:p>
      <text:p text:style-name="Standard">Super requesta dominorum priorum de Sancto Porciano et B. de Tohanni</text:p>
      <text:p text:style-name="Standard">ordinatum est quod emende quas ipso petunt et que continentur in</text:p>
      <text:p text:style-name="Standard">registris curie deffuncti archidiaconi Pars. recipientur per</text:p>
      <text:p text:style-name="Standard">capellanim presente curia parlamenti et non distribuentur peccuni</text:p>
      <text:p text:style-name="Standard">inde proveientes quin quret vocentur ipsi duo una cum</text:p>
      <text:p text:style-name="Standard">aliis creditoribus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</text:p>
      <text:p text:style-name="Standard">P. Roberti</text:p>
      <text:p text:style-name="Standard">N. de Ordeimonte</text:p>
      <text:p text:style-name="Standard">L. de Mongeria</text:p>
      <text:p text:style-name="Standard">*.</text:p>
      <text:p text:style-name="Standard">de Pompodorio</text:p>
      <text:p text:style-name="Standard">de Karolay</text:p>
      <text:p text:style-name="Standard">R. de Lorriaco</text:p>
      <text:p text:style-name="Standard"><text:soft-page-break/>B. de Tyherno</text:p>
      <text:p text:style-name="Standard">T. de Sancto Petro</text:p>
      <text:p text:style-name="Standard">Au. Regine</text:p>
      <text:p text:style-name="Standard">P. Mignoti</text:p>
      <text:p text:style-name="Standard">G. de Alneolo</text:p>
      <text:p text:style-name="Standard">G. Fedelli</text:p>
      <text:p text:style-name="Standard">G. Boussardi</text:p>
      <text:p text:style-name="Standard">G. Paillardi</text:p>
      <text:p text:style-name="Standard">R. de Putheolis</text:p>
      <text:p text:style-name="Standard">A. de Maignaco</text:p>
      <text:p text:style-name="Standard">R. de Justinis</text:p>
      <text:p text:style-name="Standard">T. Hocie</text:p>
      <text:p text:style-name="Standard">J. Chanteprime</text:p>
      <text:p text:style-name="Standard">P. de Castro</text:p>
      <text:p text:style-name="Standard">J. Regis</text:p>
      <text:p text:style-name="Standard">P. de Salione</text:p>
      <text:p text:style-name="Standard">J. de Soco</text:p>
      <text:p text:style-name="Standard"/>
      <text:p text:style-name="Standard"/>
      <text:p text:style-name="Standard">=FRAN_0393_10942.tif=</text:p>
      <text:p text:style-name="Standard">&gt;&gt;&gt;&gt;&gt;&gt; numérotation &lt;&lt;&lt;&lt;&lt;&lt;&lt;</text:p>
      <text:p text:style-name="Standard">nonagei iiii</text:p>
      <text:p text:style-name="Standard">28</text:p>
      <text:p text:style-name="Standard">&gt;&gt;&gt;&gt;&gt;&gt; entrée &lt;&lt;&lt;&lt;&lt;&lt;&lt;</text:p>
      <text:p text:style-name="Standard">procurator</text:p>
      <text:p text:style-name="Standard">reus viii d.</text:p>
      <text:p text:style-name="Standard">&gt;&gt;&gt;&gt;&gt;&gt; block &lt;&lt;&lt;&lt;&lt;&lt;&lt;</text:p>
      <text:p text:style-name="Standard">Item ordinatum est quod quicunque creditores habentes vadia dicti domini Archidiaconi pro mutuo per eos</text:p>
      <text:p text:style-name="Standard">dicto domino Archidiaconus facto reportent penes capellani vel notarius capituli et respondebitur eus</text:p>
      <text:p text:style-name="Standard">de precio et vendantur ipsa vadia.</text:p>
      <text:p text:style-name="Standard">Ordinatum est quod notarius capituli vendat bona dicti domini archidiaconi et ipsa deliberet plus</text:p>
      <text:p text:style-name="Standard">offerenti et peccuniam inde provenientes tradat magistro Johanni Chanteprime</text:p>
      <text:p text:style-name="Standard">Deliberatum est quod dominus Johannes Blepni solvet xl. fr.</text:p>
      <text:p text:style-name="Standard">De Oger le doyen contre Gilet fendequiere / sentence a esté donnée</text:p>
      <text:p text:style-name="Standard">contre ledit Gilet et dit bien jugier mal appellé. et reuvoyee la cause etc.</text:p>
      <text:p text:style-name="Standard"><text:soft-page-break/>Dominus prior de Sancto Porciano constituit procuratores suos apud Acta dominos B. de</text:p>
      <text:p text:style-name="Standard">Mherno . J. de Faibu et alios per ipsos nominandos ad pro sequentem debita sibis a deffuncto</text:p>
      <text:p text:style-name="Standard">domino Ar. Par..</text:p>
      <text:p text:style-name="Standard">De Jehan Le Boucher demandeur contre Estienne le maistre procureur de</text:p>
      <text:p text:style-name="Standard">Gliaine la maistresse a viii jours a faire foy de Jehan Boucher de son adjournement</text:p>
      <text:p text:style-name="Standard">dont il se vente a mercredi devenier passé presens le s parties.</text:p>
      <text:p text:style-name="Standard">Super requesta magistri Johannis Vie secretarii domini</text:p>
      <text:p text:style-name="Standard">dicis burgondie datus est termius ad veneris</text:p>
      <text:p text:style-name="Standard">et vocabitur magister Johannes de Socto</text:p>
      <text:p text:style-name="Standard">Deputati ad audiendum compotum domini Andree de</text:p>
      <text:p text:style-name="Standard">courtenete vicarii Liricantus sunt custodes clavium</text:p>
      <text:p text:style-name="Standard">thesauri una cum domctis Decano. L. de Mongeria et</text:p>
      <text:p text:style-name="Standard">J. de Socto</text:p>
      <text:p text:style-name="Standard">De ventis debitis per dominum episcopum de Lussono causa</text:p>
      <text:p text:style-name="Standard">empcionis domus domini Aymerici de Rochechouart</text:p>
      <text:p text:style-name="Standard">fuit quictatus ipse dominus episcopus pro xl. fr. non obstantibus</text:p>
      <text:p text:style-name="Standard">quod plus valerent quos manualiter solvit dominus An.</text:p>
      <text:p text:style-name="Standard">Regine procurator ipsius et pro ipso.</text:p>
      <text:p text:style-name="Standard">Preceptum est Girardo cistodi porte ecclesie quod ipse et socii</text:p>
      <text:p text:style-name="Standard">sui capiant illos qui de nocte affigunt / cedulas</text:p>
      <text:p text:style-name="Standard">in valvis ecclesie si commode poterunt facere et ipsi bene</text:p>
      <text:p text:style-name="Standard">persolventur pro salario eorum</text:p>
      <text:p text:style-name="Standard">Datus est termius domino duci Aureliansis usque ad pasca de</text:p>
      <text:p text:style-name="Standard">tradendum hominem ecclesie pro feudo de Porchefontaino.</text:p>
      <text:p text:style-name="Standard">De domino Roberto Chanonis actors contra dom. J. Duelli ad interloquendum ad primam diem super tradendum</text:p>
      <text:p text:style-name="Standard">de viii° nxvinio et primo ex parte rei. Cun parts Rogerio</text:p>
      <text:p text:style-name="Standard">procuratore dicti domini R.</text:p>
      <text:p text:style-name="Standard">et reo pro se.</text:p>
      <text:p text:style-name="Standard">Die mercurii sequentie fuit festum beate Marie magstralis</text:p>
      <text:p text:style-name="Standard">&gt;&gt;&gt;&gt;&gt;&gt; liste &lt;&lt;&lt;&lt;&lt;&lt;&lt;</text:p>
      <text:p text:style-name="Standard">P. Decano</text:p>
      <text:p text:style-name="Standard">Sy. succentore</text:p>
      <text:p text:style-name="Standard">P. Roberti</text:p>
      <text:p text:style-name="Standard">*.</text:p>
      <text:p text:style-name="Standard">de Pompodorio</text:p>
      <text:p text:style-name="Standard"><text:soft-page-break/>de Karolay</text:p>
      <text:p text:style-name="Standard">R. de Lorriaco</text:p>
      <text:p text:style-name="Standard">L. de Mongeria</text:p>
      <text:p text:style-name="Standard">R. de Putheolis</text:p>
      <text:p text:style-name="Standard">T. de Sancto Petro</text:p>
      <text:p text:style-name="Standard">An. Regine</text:p>
      <text:p text:style-name="Standard">R. de Justinis</text:p>
      <text:p text:style-name="Standard">J. Voygnon</text:p>
      <text:p text:style-name="Standard">Ph. de Salione</text:p>
      <text:p text:style-name="Standard">G. Fedelli</text:p>
      <text:p text:style-name="Standard">G. Paillardi</text:p>
      <text:p text:style-name="Standard">Ay. de Maignaco</text:p>
      <text:p text:style-name="Standard">J. de Socco</text:p>
      <text:p text:style-name="Standard">P. Regis.</text:p>
      <text:p text:style-name="Standard"/>
      <text:p text:style-name="Standard"/>
      <text:p text:style-name="Standard">=FRAN_0393_10943.tif=</text:p>
      <text:p text:style-name="Standard">&gt;&gt;&gt;&gt;&gt;&gt; numérotation &lt;&lt;&lt;&lt;&lt;&lt;&lt;</text:p>
      <text:p text:style-name="Standard">Cxv.</text:p>
      <text:p text:style-name="Standard">nonagesimo iiii</text:p>
      <text:p text:style-name="Standard">li</text:p>
      <text:p text:style-name="Standard">49</text:p>
      <text:p text:style-name="Standard">&gt;&gt;&gt;&gt;&gt;&gt; Date &lt;&lt;&lt;&lt;&lt;&lt;&lt;</text:p>
      <text:p text:style-name="Standard">xxiii</text:p>
      <text:p text:style-name="Standard">Anno predicto die Jovisxxvi$ jullii capitulantibus dominis</text:p>
      <text:p text:style-name="Standard">Anno predicto die veneris xxiiiia jullii capitulantibus dominis</text:p>
      <text:p text:style-name="Standard">t</text:p>
      <text:p text:style-name="Standard">&gt;&gt;&gt;&gt;&gt;&gt; block &lt;&lt;&lt;&lt;&lt;&lt;&lt;</text:p>
      <text:p text:style-name="Standard">Recepas magister Johannes Luqueti procurator magistri Petri Plaoul fuit</text:p>
      <text:p text:style-name="Standard">receptus ad prebendam par. auctoritate licterarum apostolicarum notu propro sibi</text:p>
      <text:p text:style-name="Standard">pro domini nostrum prope collatam vacantes per mortem magistri P.</text:p>
      <text:p text:style-name="Standard">propositi decani noviomensis juravit informa et fuit instal</text:p>
      <text:p text:style-name="Standard">latus et locus in capitulo assignatus solvit decem fencerum pro jocundo</text:p>
      <text:p text:style-name="Standard">adventu et dedit fedeiusss pro capa dominum Succentorm presentem</text:p>
      <text:p text:style-name="Standard">Domini R. de Lorriaco et J. de Socro sunt deputati ad inqui</text:p>
      <text:p text:style-name="Standard">rend et se informandum de debato decimarum moto inter capellania</text:p>
      <text:p text:style-name="Standard"><text:soft-page-break/>et priorem de nemosio.</text:p>
      <text:p text:style-name="Standard">Ad relacionem domini decani et aliorum super hoc alias deputatorum concessa</text:p>
      <text:p text:style-name="Standard">est quictanciam vicario liri cantus de toto tempore prenterito.</text:p>
      <text:p text:style-name="Standard">Placet dominis quod amodo capellanus Liricantus qui longo</text:p>
      <text:p text:style-name="Standard">tempore servivit percipiat pro pensione sua ex fr.</text:p>
      <text:p text:style-name="Standard">e</text:p>
      <text:p text:style-name="Standard">Domini J. de Socto et B. de Tyherno commissarii super execuo</text:p>
      <text:p text:style-name="Standard">testament deffuncti magistri P. Forteti virtute cujusdam clausule</text:p>
      <text:p text:style-name="Standard">contente in testamnt ipsius deffuncti cesserunt et transtulerunt</text:p>
      <text:p text:style-name="Standard">canonicis Sancti Aniani xl. s. ipr. quos ipse deffunctus habebat</text:p>
      <text:p text:style-name="Standard">et percipiebat de suo conquestu in vico Gallandie super</text:p>
      <text:p text:style-name="Standard">quadam domo sita in jurisdicione canonicorum Sancti Aniani de</text:p>
      <text:p text:style-name="Standard">quibus domini S. Boussardi canonicus Dyonisius de Courson</text:p>
      <text:p text:style-name="Standard">vicarius et magister Guillelmus Joye procurator domini J. de Salebruce</text:p>
      <text:p text:style-name="Standard">canonici Sancti Aniani pecierunt instrumentum nomine ipsorum et aliorum</text:p>
      <text:p text:style-name="Standard">beneficiatorum in ipsa ecclesia Sancti Civiani astantes in testimnctum</text:p>
      <text:p text:style-name="Standard">invocando. N. Sellarii </text:p>
      <text:p text:style-name="Standard">Vendicio claustrlis</text:p>
      <text:p text:style-name="Standard">domu</text:p>
      <text:p text:style-name="Standard">Hodie exposita vendicioni domo magistri Stephani Boussardi</text:p>
      <text:p text:style-name="Standard">placuit dominis quod magister Ph. de Salione haberet eam precio ix</text:p>
      <text:p text:style-name="Standard">ftrm tamen non fuit deliberatum an haberet eam sine licitacione</text:p>
      <text:p text:style-name="Standard">Die verto sabbati sequentes fuit in revestiario deliberatum</text:p>
      <text:p text:style-name="Standard">quod ipsa domus non habietur a quocumque sine licitacione</text:p>
      <text:p text:style-name="Standard">Die vo sequentes magister Ja. Cosson excrevit precium dde</text:p>
      <text:p text:style-name="Standard">domius de V. soo triadit demirus dei notis capituli</text:p>
      <text:p text:style-name="Standard">&gt;&gt;&gt;&gt;&gt;&gt; liste &lt;&lt;&lt;&lt;&lt;&lt;&lt;</text:p>
      <text:p text:style-name="Standard">P. Decano</text:p>
      <text:p text:style-name="Standard">G. archidiaconuo ecclesie</text:p>
      <text:p text:style-name="Standard">Sy. succentor</text:p>
      <text:p text:style-name="Standard">De Pompodorio</text:p>
      <text:p text:style-name="Standard">*.</text:p>
      <text:p text:style-name="Standard">de Karolay</text:p>
      <text:p text:style-name="Standard">R. de Lorriaco</text:p>
      <text:p text:style-name="Standard">L. de Mongeria</text:p>
      <text:p text:style-name="Standard">de socto.</text:p>
      <text:p text:style-name="Standard"><text:soft-page-break/>B. de Tyherno</text:p>
      <text:p text:style-name="Standard">R. de Putheolis</text:p>
      <text:p text:style-name="Standard">An. Regine</text:p>
      <text:p text:style-name="Standard">P. Megnoti</text:p>
      <text:p text:style-name="Standard">G. de Albyaco</text:p>
      <text:p text:style-name="Standard">R. de Justinis</text:p>
      <text:p text:style-name="Standard">T. de Sancto Petro</text:p>
      <text:p text:style-name="Standard">O.</text:p>
      <text:p text:style-name="Standard">de Salione</text:p>
      <text:p text:style-name="Standard">J. Voygnon</text:p>
      <text:p text:style-name="Standard">G. Fedelli</text:p>
      <text:p text:style-name="Standard">Regias</text:p>
      <text:p text:style-name="Standard">T.</text:p>
      <text:p text:style-name="Standard">Hocie</text:p>
      <text:p text:style-name="Standard">Paillardi</text:p>
      <text:p text:style-name="Standard">Ay. de Maignaco</text:p>
      <text:p text:style-name="Standard">S</text:p>
      <text:p text:style-name="Standard">Boussardi</text:p>
      <text:p text:style-name="Standard">P. Roberti</text:p>
      <text:p text:style-name="Standard">G. de Alneolo</text:p>
      <text:p text:style-name="Standard">P. Decano</text:p>
      <text:p text:style-name="Standard">H. Cantore</text:p>
      <text:p text:style-name="Standard">Forteti</text:p>
      <text:p text:style-name="Standard">G. archidiacono ecclesie</text:p>
      <text:p text:style-name="Standard">Sy. succentore</text:p>
      <text:p text:style-name="Standard">P. Roberti</text:p>
      <text:p text:style-name="Standard">4</text:p>
      <text:p text:style-name="Standard">de Pompodorio</text:p>
      <text:p text:style-name="Standard">.</text:p>
      <text:p text:style-name="Standard">e Karolay</text:p>
      <text:p text:style-name="Standard">R. de Lorriaco</text:p>
      <text:p text:style-name="Standard">P. de Socto</text:p>
      <text:p text:style-name="Standard">J. Voygnon</text:p>
      <text:p text:style-name="Standard">A. de Mongeria</text:p>
      <text:p text:style-name="Standard">Ph. de Saluo</text:p>
      <text:p text:style-name="Standard">B. de Tyherno</text:p>
      <text:p text:style-name="Standard"><text:soft-page-break/>G. Fedelli</text:p>
      <text:p text:style-name="Standard">R. de Puthes</text:p>
      <text:p text:style-name="Standard">T. Hocie</text:p>
      <text:p text:style-name="Standard">Au. Regine</text:p>
      <text:p text:style-name="Standard">G. Paillardi</text:p>
      <text:p text:style-name="Standard">de Nully</text:p>
      <text:p text:style-name="Standard">Ay. de Maignaco</text:p>
      <text:p text:style-name="Standard">G. de Albyaco</text:p>
      <text:p text:style-name="Standard">M. Grangerii</text:p>
      <text:p text:style-name="Standard">G. Boussardi</text:p>
      <text:p text:style-name="Standard">Regis</text:p>
      <text:p text:style-name="Standard">T. de Sancto Petro</text:p>
      <text:p text:style-name="Standard">R. de Justinis</text:p>
      <text:p text:style-name="Standard"/>
      <text:p text:style-name="Standard"/>
      <text:p text:style-name="Standard">=FRAN_0393_10944.tif=</text:p>
      <text:p text:style-name="Standard">&gt;&gt;&gt;&gt;&gt;&gt; numérotation &lt;&lt;&lt;&lt;&lt;&lt;&lt;</text:p>
      <text:p text:style-name="Standard">on</text:p>
      <text:p text:style-name="Standard">o</text:p>
      <text:p text:style-name="Standard">&gt;&gt;&gt;&gt;&gt;&gt; entrée &lt;&lt;&lt;&lt;&lt;&lt;&lt;</text:p>
      <text:p text:style-name="Standard">Recepcis</text:p>
      <text:p text:style-name="Standard">Jo. de Castro</text:p>
      <text:p text:style-name="Standard">c iiii</text:p>
      <text:p text:style-name="Standard">Contet</text:p>
      <text:p text:style-name="Standard">&gt;&gt;&gt;&gt;&gt;&gt; block &lt;&lt;&lt;&lt;&lt;&lt;&lt;</text:p>
      <text:p text:style-name="Standard">Deliberatum est quod illi qui fecerunt fessam sepulture deffuncti domini Archidiaconis</text:p>
      <text:p text:style-name="Standard">contententur de eorum salario. et eciam Girardus Egry clericus ipsius deffuncti</text:p>
      <text:p text:style-name="Standard">qui solvit coffrum et telam pro sepultura Item et dominus P. Roberti de tribus</text:p>
      <text:p text:style-name="Standard">scutis que tradidit clerics ipsius domini archidiaconi pro victualibus et estiatori bonorum</text:p>
      <text:p text:style-name="Standard">Magister Johannes Guioti fuit receptus ad capellaiam cuti Johannis Baptiste vacantes per</text:p>
      <text:p text:style-name="Standard">mortem domini Johannis de Sancto prisco et hoc virtute licterarum apostolicarum sibi concessarum</text:p>
      <text:p text:style-name="Standard">qui juravit in forma et fuit installatus.</text:p>
      <text:p text:style-name="Standard">Magister An. Grangerii Ponet xviii fr. xii s. paris.es in manu notarii pro</text:p>
      <text:p text:style-name="Standard">repparacionibus de Andresiaco et astribuciones sue sibi expedientur ab illa</text:p>
      <text:p text:style-name="Standard">hora qua tradiderit illos / et ipse audientur in deffensionibus suis die mercurii</text:p>
      <text:p text:style-name="Standard">xima. ipso vero existente in missa stati pust capellani notarius recepit illos xviii fr. xi s.</text:p>
      <text:p text:style-name="Standard"><text:soft-page-break/>C</text:p>
      <text:p text:style-name="Standard">Dominus G. de Albyaco collacior apostolicus concessit de gracia capitulo Parisiense quod percipiat</text:p>
      <text:p text:style-name="Standard">integralicer primam annatam prebende foranee vacantes nuper per mortem domini</text:p>
      <text:p text:style-name="Standard">P. prepositi / et ipse percipiet secundam pro domino nostro papa.</text:p>
      <text:p text:style-name="Standard">Placet majori parti dominorum quod super altera trium viarum lectarum per dominum decanum</text:p>
      <text:p text:style-name="Standard">tractetur cum magistro P. de Castro ad complendum bonam intencionem suam et quod</text:p>
      <text:p text:style-name="Standard">electa et concordata altera illarum refferetur capuio per illos qui sic cum eo</text:p>
      <text:p text:style-name="Standard">concordaverint et super duabus viis ipsarum fuerunt concordes quod omnia bona ecclesie</text:p>
      <text:p text:style-name="Standard">obligentur.</text:p>
      <text:p text:style-name="Standard">De estie le maistre procurateors Germaine la maistresse contre Jehan Le Boucher au</text:p>
      <text:p text:style-name="Standard">vendredi aprés la myaoust a avoir advis sur la requeste faicte en casz</text:p>
      <text:p text:style-name="Standard">d'amendum par ledit Jehan preses les parties</text:p>
      <text:p text:style-name="Standard">De esties santelle de mandeur contre Thybaut Bougarnier au vendredi</text:p>
      <text:p text:style-name="Standard">apréès la Myaoust a avoir droit sur ce que les dictes partes bailleront par</text:p>
      <text:p text:style-name="Standard">escript devers la court dedit viii jours.</text:p>
      <text:p text:style-name="Standard">i</text:p>
      <text:p text:style-name="Standard">De procuratore ecclesie ad causam officii stacionum contra dominum Rchanum espiart</text:p>
      <text:p text:style-name="Standard">Johannem Mellier Johannem Le Pastie Johannem Mongalam et Ysabellem</text:p>
      <text:p text:style-name="Standard">la Brossarde contumam</text:p>
      <text:p text:style-name="Standard">De eodem ad causam domus domini decani contra Stephanum Picon Johannem Carnifias</text:p>
      <text:p text:style-name="Standard">seniorem Johannem Carnificiari juniorem et Petrum Aucher.</text:p>
      <text:p text:style-name="Standard"/>
      <text:p text:style-name="Standard"/>
      <text:p text:style-name="Standard">=FRAN_0393_10945.tif=</text:p>
      <text:p text:style-name="Standard">&gt;&gt;&gt;&gt;&gt;&gt; numérotation &lt;&lt;&lt;&lt;&lt;&lt;&lt;</text:p>
      <text:p text:style-name="Standard">novas</text:p>
      <text:p text:style-name="Standard">s </text:p>
      <text:p text:style-name="Standard">6</text:p>
      <text:p text:style-name="Standard">251</text:p>
      <text:p text:style-name="Standard">&gt;&gt;&gt;&gt;&gt;&gt; Date &lt;&lt;&lt;&lt;&lt;&lt;&lt;</text:p>
      <text:p text:style-name="Standard">Anno predicto die lune xxvii jullii capitulantibus dominis</text:p>
      <text:p text:style-name="Standard">Anno predicto die mercurii xxixa jullii capitulantibus dominis</text:p>
      <text:p text:style-name="Standard">Emenda</text:p>
      <text:p text:style-name="Standard">&gt;&gt;&gt;&gt;&gt;&gt; entrée &lt;&lt;&lt;&lt;&lt;&lt;&lt;</text:p>
      <text:p text:style-name="Standard">ix s.</text:p>
      <text:p text:style-name="Standard">xii s. vi d.</text:p>
      <text:p text:style-name="Standard"><text:soft-page-break/>&gt;&gt;&gt;&gt;&gt;&gt; block &lt;&lt;&lt;&lt;&lt;&lt;&lt;</text:p>
      <text:p text:style-name="Standard">Deliberatum est quod notarii petat duos fectrum a sigillifero magistri</text:p>
      <text:p text:style-name="Standard">Johannis de Bordis archidiaconus Par. pro locagio domus in qua</text:p>
      <text:p text:style-name="Standard">tenet curiam suam et tenuit per duas ebdomadas</text:p>
      <text:p text:style-name="Standard">Contuna pro domino Roberto Charronis contra dominum Johannem Durelli</text:p>
      <text:p text:style-name="Standard">nichil videlicet qu non det habere in qunisivit.</text:p>
      <text:p text:style-name="Standard">Dominus Johannes Maillardi curatus de estraniis Senonensis diocesis permutavit</text:p>
      <text:p text:style-name="Standard">curam suam cum domino Guillelmo de Foresta curato de Vernoto</text:p>
      <text:p text:style-name="Standard">sabdatie apituli dicte dictis et fuit ci facta littera presentacionis ad dominum</text:p>
      <text:p text:style-name="Standard">Archiepiscopum Senonensi.</text:p>
      <text:p text:style-name="Standard">Johannes La Vache a pothecarius Emendavit injuriam quam Petrus</text:p>
      <text:p text:style-name="Standard">de Maucroix fraer uxr sue fecerat in ecclesia Sepulcri domino Richardo</text:p>
      <text:p text:style-name="Standard">Fale cui amoverat aliucium saum et portaverat in taberna</text:p>
      <text:p text:style-name="Standard">et promisit solvere emendam ad ordinacionem eorum jurisdicioni eorum se</text:p>
      <text:p text:style-name="Standard">submictendo</text:p>
      <text:p text:style-name="Standard">J. de Bordis</text:p>
      <text:p text:style-name="Standard">Hodie recepit notarius duos fracterum a receptore domini J. de Bords archidiacono</text:p>
      <text:p text:style-name="Standard">Par. pro locagio domus in qua tenet curiam suam</text:p>
      <text:p text:style-name="Standard">Magister Ph. de Salione peciit domum deffuncti domini archidiaconus ad manenquam</text:p>
      <text:p text:style-name="Standard">in ea et fuit ei responsum quod expectabitur dominus Johannes de Bordias</text:p>
      <text:p text:style-name="Standard">Concessa est citacio magistro Ani Grangerii contra olim prebendam</text:p>
      <text:p text:style-name="Standard">in Andresiaco ad xviia</text:p>
      <text:p text:style-name="Standard">&gt;&gt;&gt;&gt;&gt;&gt; liste &lt;&lt;&lt;&lt;&lt;&lt;&lt;</text:p>
      <text:p text:style-name="Standard">P. Decanus</text:p>
      <text:p text:style-name="Standard">H. Cantor</text:p>
      <text:p text:style-name="Standard">G. archidiacono ecclesie</text:p>
      <text:p text:style-name="Standard">Sy. succentore</text:p>
      <text:p text:style-name="Standard">J. de Pompodorio</text:p>
      <text:p text:style-name="Standard">+P. Roberti</text:p>
      <text:p text:style-name="Standard">.</text:p>
      <text:p text:style-name="Standard">de Socto</text:p>
      <text:p text:style-name="Standard">Regis</text:p>
      <text:p text:style-name="Standard">de Karolay</text:p>
      <text:p text:style-name="Standard">L. de Mongeria</text:p>
      <text:p text:style-name="Standard">G. de Albyaco</text:p>
      <text:p text:style-name="Standard">Voygnon</text:p>
      <text:p text:style-name="Standard"><text:soft-page-break/>Ph. de Salione</text:p>
      <text:p text:style-name="Standard">G. Fedelli</text:p>
      <text:p text:style-name="Standard">G. Paillardi</text:p>
      <text:p text:style-name="Standard">Ay. de Maignaco</text:p>
      <text:p text:style-name="Standard">T. Hocie</text:p>
      <text:p text:style-name="Standard">B. de Tyherno</text:p>
      <text:p text:style-name="Standard">R. de Lorriaco</text:p>
      <text:p text:style-name="Standard">P. Decano</text:p>
      <text:p text:style-name="Standard">H. Cantore</text:p>
      <text:p text:style-name="Standard">G. archidiacono ecclesie</text:p>
      <text:p text:style-name="Standard">Dy. succentore</text:p>
      <text:p text:style-name="Standard">+. P. Roberti</text:p>
      <text:p text:style-name="Standard">R. de Lorriaco</text:p>
      <text:p text:style-name="Standard">J. de Karolay</text:p>
      <text:p text:style-name="Standard">*</text:p>
      <text:p text:style-name="Standard">de Pompodorio</text:p>
      <text:p text:style-name="Standard">L. de Mongeria</text:p>
      <text:p text:style-name="Standard">A. Regine</text:p>
      <text:p text:style-name="Standard">G. de Albyaco</text:p>
      <text:p text:style-name="Standard">R. de Justinis</text:p>
      <text:p text:style-name="Standard">T. de Sancto Petro</text:p>
      <text:p text:style-name="Standard">J. Voygnon</text:p>
      <text:p text:style-name="Standard">Ph.o de Salione</text:p>
      <text:p text:style-name="Standard">*</text:p>
      <text:p text:style-name="Standard">Chanteprime</text:p>
      <text:p text:style-name="Standard">G. Paillardi</text:p>
      <text:p text:style-name="Standard">G. Fedelli</text:p>
      <text:p text:style-name="Standard">T. Hocie</text:p>
      <text:p text:style-name="Standard">B. de Tyherno</text:p>
      <text:p text:style-name="Standard">An. Grangerii</text:p>
      <text:p text:style-name="Standard">Ay. de Maignaco</text:p>
      <text:p text:style-name="Standard">Ja. Cesson</text:p>
      <text:p text:style-name="Standard"/>
      <text:p text:style-name="Standard"/>
      <text:p text:style-name="Standard">=FRAN_0393_10946.tif=</text:p>
      <text:p text:style-name="Standard">&gt;&gt;&gt;&gt;&gt;&gt; numérotation &lt;&lt;&lt;&lt;&lt;&lt;&lt;</text:p>
      <text:p text:style-name="Standard"><text:soft-page-break/>233</text:p>
      <text:p text:style-name="Standard">dnag</text:p>
      <text:p text:style-name="Standard">&gt;&gt;&gt;&gt;&gt;&gt; Date &lt;&lt;&lt;&lt;&lt;&lt;&lt;</text:p>
      <text:p text:style-name="Standard">i</text:p>
      <text:p text:style-name="Standard">Anno predicto die veneris ultima jullii capitulantibus dominis</text:p>
      <text:p text:style-name="Standard">Die lune sequente fuit festu invencionis Sancti Stephani</text:p>
      <text:p text:style-name="Standard">&gt;&gt;&gt;&gt;&gt;&gt; block &lt;&lt;&lt;&lt;&lt;&lt;&lt;</text:p>
      <text:p text:style-name="Standard">Placet dominis quod fiat procuratorium nomine ecclesie magistro</text:p>
      <text:p text:style-name="Standard">Johanni Careti in romana curia procuratori et scribetur ei quod</text:p>
      <text:p text:style-name="Standard">prosequatur causam Sancti Benedicti</text:p>
      <text:p text:style-name="Standard">Dati sunt commissarii G. de Alneolo et J. Chanteprime ad</text:p>
      <text:p text:style-name="Standard">vocandum creditores deffuncti domini archidiaconis</text:p>
      <text:p text:style-name="Standard">ma</text:p>
      <text:p text:style-name="Standard">Recrpcio Petrus Reginaldi presbyter fuit receptus ad capellaniam sancte Anne</text:p>
      <text:p text:style-name="Standard">vacante per resignacionem factam de ipsa in manibus domini nostri pape</text:p>
      <text:p text:style-name="Standard">et sibi collatam . juravit in forma et fuit installatus</text:p>
      <text:p text:style-name="Standard">Placet dominis quod magister Phpp. de Falione respondert nomine</text:p>
      <text:p text:style-name="Standard">capituli de lxviii fr. in quibus magistro N. Careti in quibus</text:p>
      <text:p text:style-name="Standard">capellani fuit condempnatum contra dominos J. Careti et J. Mignoti</text:p>
      <text:p text:style-name="Standard">racione lites etc. et capellani restituet ipsos dicto magistro Phhip</text:p>
      <text:p text:style-name="Standard">et servabit ipsum indempnem.</text:p>
      <text:p text:style-name="Standard">Placet dominis quod tradatur cedula lega in capitulo magistro</text:p>
      <text:p text:style-name="Standard">Petro de Castro</text:p>
      <text:p text:style-name="Standard">Decausa domini R. Chanonas reus tenebtur tradere raciones suas</text:p>
      <text:p text:style-name="Standard">infra viii° Cum Rogerio eirant pro actis et A. de Sancto Joan</text:p>
      <text:p text:style-name="Standard">proreo procuratoribus muntis videlicet actis G. de Marchia et</text:p>
      <text:p text:style-name="Standard">rec G. de Byays.</text:p>
      <text:p text:style-name="Standard">igus</text:p>
      <text:p text:style-name="Standard">&gt;&gt;&gt;&gt;&gt;&gt; liste &lt;&lt;&lt;&lt;&lt;&lt;&lt;</text:p>
      <text:p text:style-name="Standard">Decano</text:p>
      <text:p text:style-name="Standard">H. Cantore</text:p>
      <text:p text:style-name="Standard">Archidiacono ecclesie</text:p>
      <text:p text:style-name="Standard">Sy. Succentor</text:p>
      <text:p text:style-name="Standard">de Pompodorio</text:p>
      <text:p text:style-name="Standard">de Karolay</text:p>
      <text:p text:style-name="Standard">. Roberti</text:p>
      <text:p text:style-name="Standard"><text:soft-page-break/>L.</text:p>
      <text:p text:style-name="Standard">de Mongeria</text:p>
      <text:p text:style-name="Standard">R. de Putheons</text:p>
      <text:p text:style-name="Standard">R.</text:p>
      <text:p text:style-name="Standard">de Lorriaco</text:p>
      <text:p text:style-name="Standard">B. de Tyherno</text:p>
      <text:p text:style-name="Standard">G. de Albyaco</text:p>
      <text:p text:style-name="Standard">R. de Justinis</text:p>
      <text:p text:style-name="Standard">T. de Sancto Petro</text:p>
      <text:p text:style-name="Standard">Camerario</text:p>
      <text:p text:style-name="Standard">Voygnon</text:p>
      <text:p text:style-name="Standard">solvit de</text:p>
      <text:p text:style-name="Standard">T</text:p>
      <text:p text:style-name="Standard">Hocie</text:p>
      <text:p text:style-name="Standard">mandato</text:p>
      <text:p text:style-name="Standard">+Ph. de Salione</text:p>
      <text:p text:style-name="Standard">Capituli</text:p>
      <text:p text:style-name="Standard">Paillardi</text:p>
      <text:p text:style-name="Standard">G. de Alneolo</text:p>
      <text:p text:style-name="Standard">J.</text:p>
      <text:p text:style-name="Standard">Regis</text:p>
      <text:p text:style-name="Standard">Au. Regine</text:p>
      <text:p text:style-name="Standard">49.</text:p>
      <text:p text:style-name="Standard">de socto</text:p>
      <text:p text:style-name="Standard"/>
      <text:p text:style-name="Standard"/>
      <text:p text:style-name="Standard">=FRAN_0393_10947.tif=</text:p>
      <text:p text:style-name="Standard">&gt;&gt;&gt;&gt;&gt;&gt; numérotation &lt;&lt;&lt;&lt;&lt;&lt;&lt;</text:p>
      <text:p text:style-name="Standard">i</text:p>
      <text:p text:style-name="Standard">cxvii</text:p>
      <text:p text:style-name="Standard">3</text:p>
      <text:p text:style-name="Standard">&gt;&gt;&gt;&gt;&gt;&gt; entrée &lt;&lt;&lt;&lt;&lt;&lt;&lt;</text:p>
      <text:p text:style-name="Standard">xi s. vi.</text:p>
      <text:p text:style-name="Standard">xii s.</text:p>
      <text:p text:style-name="Standard">&gt;&gt;&gt;&gt;&gt;&gt; block &lt;&lt;&lt;&lt;&lt;&lt;&lt;</text:p>
      <text:p text:style-name="Standard">Magister Johannes Chanteprime consensut quod porcio sua</text:p>
      <text:p text:style-name="Standard"><text:soft-page-break/>stacionum que debetur macicotis solvatur eis quia</text:p>
      <text:p text:style-name="Standard">ipse non fecit debitam residenciam in ecclesia</text:p>
      <text:p text:style-name="Standard">procurator domini Parisien episcopi nominatus Johannes Gerbet quesuvit quod</text:p>
      <text:p text:style-name="Standard">sibi restituetur $quod fibt quidam servitor domini Parisien episcopi</text:p>
      <text:p text:style-name="Standard">qui detinebatur in carceribus capituli pro eo quod ipse ceperat</text:p>
      <text:p text:style-name="Standard">in ecclesia Par. scuta Picta armis regine Anglie et</text:p>
      <text:p text:style-name="Standard">dicebat quod ipse detentus etat secularis hospes et justicia</text:p>
      <text:p text:style-name="Standard">ipsius domini episcopi</text:p>
      <text:p text:style-name="Standard">Deliberatum est quod lequatur cum consilio ecclesie sine de</text:p>
      <text:p text:style-name="Standard">siscendo ab opposicione facta pro parte ecclesie contra expletum factum</text:p>
      <text:p text:style-name="Standard">per gentes regias de Torchiis captis post fimeralia</text:p>
      <text:p text:style-name="Standard">seu exequias factas pro regina Anglie ad requestam</text:p>
      <text:p text:style-name="Standard">gencium domini Pars.e episcopi et super hoc deputati sunt G. de</text:p>
      <text:p text:style-name="Standard">Alneolo et B. de Cyherno</text:p>
      <text:p text:style-name="Standard">Dominus Decanus retulit quod dominus de Cousant majon magister</text:p>
      <text:p text:style-name="Standard">hospicii regis sibi dxerat quod de voluntate et ordinacioni regis</text:p>
      <text:p text:style-name="Standard">xx fr. distribuerentur officiariis et capellanis ecclesie contine residencias</text:p>
      <text:p text:style-name="Standard">in ecclesia exceptis ills de Sanctos Benedicto Stephano Medico et septuicono</text:p>
      <text:p text:style-name="Standard">exceptis eciam dominis canonici presbyteris ecclesie Paris.e et sanctorum Dy. de Passu</text:p>
      <text:p text:style-name="Standard">et Johannis Rotundi et hoc in contemplacionem Regis placuit capituli</text:p>
      <text:p text:style-name="Standard">Anno predicto die veneris viia augusti capitulantibus dominis</text:p>
      <text:p text:style-name="Standard">preceptum est magistro Johanni comitis canonico Sancti Ste de Grisibus quod tradat offeicio</text:p>
      <text:p text:style-name="Standard">oblatum in die sancti Snt canonici ipsius ecclesie non obstantis debato facto per macicotius ecclesie</text:p>
      <text:p text:style-name="Standard">Dictum est domino Camerario clerico quod tradat capucia fracteri serviente ecclesie</text:p>
      <text:p text:style-name="Standard">et aliis prout anno preterito fuit factm per suum predecessorem</text:p>
      <text:p text:style-name="Standard">Deputati ad loquendum cum domino cancellario Bituricensis pro eruce et aliquibus</text:p>
      <text:p text:style-name="Standard">aliis negociis ecclesie sunt B. de Tyhano G. de Alneolo T. Hocie</text:p>
      <text:p text:style-name="Standard">Deputati ad loquendum cum Johanni de Lourine super facto firme de Balneolis</text:p>
      <text:p text:style-name="Standard">sunt dominus Camerarius et J. de Socto.</text:p>
      <text:p text:style-name="Standard">dominus Matheus servienti presentavit in vicarium suum in ecclesia Sancti Mederici dominum</text:p>
      <text:p text:style-name="Standard">Robertum baillet presbyterum qui juravit obedenciam et fuit receptus</text:p>
      <text:p text:style-name="Standard">Deliberata est et expedita magistro Ja. Cosson domus magistri Scr</text:p>
      <text:p text:style-name="Standard">Boussardi precio ixo xxi fr tamquam plus offerenti</text:p>
      <text:p text:style-name="Standard">&gt;&gt;&gt;&gt;&gt;&gt; liste &lt;&lt;&lt;&lt;&lt;&lt;&lt;</text:p>
      <text:p text:style-name="Standard">Decano</text:p>
      <text:p text:style-name="Standard">Cantore</text:p>
      <text:p text:style-name="Standard"><text:soft-page-break/>archidiaconus ecclesie</text:p>
      <text:p text:style-name="Standard">Succentore</text:p>
      <text:p text:style-name="Standard">Sy</text:p>
      <text:p text:style-name="Standard">de Mongeria</text:p>
      <text:p text:style-name="Standard">L</text:p>
      <text:p text:style-name="Standard">de Pompodorio</text:p>
      <text:p text:style-name="Standard">de Karolay</text:p>
      <text:p text:style-name="Standard">de socco</text:p>
      <text:p text:style-name="Standard">de Lorriaco</text:p>
      <text:p text:style-name="Standard">2</text:p>
      <text:p text:style-name="Standard">de Tyhenio</text:p>
      <text:p text:style-name="Standard">de Putheolis</text:p>
      <text:p text:style-name="Standard">de Sancto Petro</text:p>
      <text:p text:style-name="Standard">T</text:p>
      <text:p text:style-name="Standard">de Albyaco</text:p>
      <text:p text:style-name="Standard">G.</text:p>
      <text:p text:style-name="Standard">de Justinis</text:p>
      <text:p text:style-name="Standard">R.</text:p>
      <text:p text:style-name="Standard">Voygnon</text:p>
      <text:p text:style-name="Standard">de Salione</text:p>
      <text:p text:style-name="Standard">Jhan</text:p>
      <text:p text:style-name="Standard">Fedelli</text:p>
      <text:p text:style-name="Standard">G</text:p>
      <text:p text:style-name="Standard">Chanteprime</text:p>
      <text:p text:style-name="Standard">Paillardi</text:p>
      <text:p text:style-name="Standard">de Maignaco</text:p>
      <text:p text:style-name="Standard">*y</text:p>
      <text:p text:style-name="Standard">de Alneolo</text:p>
      <text:p text:style-name="Standard">Hocie</text:p>
      <text:p text:style-name="Standard">T</text:p>
      <text:p text:style-name="Standard">Boussardi</text:p>
      <text:p text:style-name="Standard">Roberti</text:p>
      <text:p text:style-name="Standard">Decanus</text:p>
      <text:p text:style-name="Standard">P.</text:p>
      <text:p text:style-name="Standard">H. Cantor</text:p>
      <text:p text:style-name="Standard">archidiacono ecclesie</text:p>
      <text:p text:style-name="Standard"><text:soft-page-break/>s</text:p>
      <text:p text:style-name="Standard">Sy. succentore</text:p>
      <text:p text:style-name="Standard">+P. Roberti</text:p>
      <text:p text:style-name="Standard">de Pompodorio</text:p>
      <text:p text:style-name="Standard">*</text:p>
      <text:p text:style-name="Standard">de Karolay</text:p>
      <text:p text:style-name="Standard">de socco</text:p>
      <text:p text:style-name="Standard">L. de Mongeria</text:p>
      <text:p text:style-name="Standard">R. de Lorriaco</text:p>
      <text:p text:style-name="Standard">B. de Tyherno</text:p>
      <text:p text:style-name="Standard">R. de Putheolis</text:p>
      <text:p text:style-name="Standard">Au. Regine</text:p>
      <text:p text:style-name="Standard">G. de Albyaco</text:p>
      <text:p text:style-name="Standard">G. de Alveolo</text:p>
      <text:p text:style-name="Standard">de Justinis</text:p>
      <text:p text:style-name="Standard">$</text:p>
      <text:p text:style-name="Standard">+ Ph. de Salione</text:p>
      <text:p text:style-name="Standard">T. de Sancto Petro</text:p>
      <text:p text:style-name="Standard">Ja. Cosson</text:p>
      <text:p text:style-name="Standard">J. Regie</text:p>
      <text:p text:style-name="Standard">T. Hocie</text:p>
      <text:p text:style-name="Standard">Ayo de Maignac</text:p>
      <text:p text:style-name="Standard">Fedelli</text:p>
      <text:p text:style-name="Standard">dspardi G. Paillardi</text:p>
      <text:p text:style-name="Standard"/>
      <text:p text:style-name="Standard"/>
      <text:p text:style-name="Standard">=FRAN_0393_10948.tif=</text:p>
      <text:p text:style-name="Standard">&gt;&gt;&gt;&gt;&gt;&gt; date &lt;&lt;&lt;&lt;&lt;&lt;&lt;</text:p>
      <text:p text:style-name="Standard">nonagesimo iiii</text:p>
      <text:p text:style-name="Standard">Anno mii i. deie lune xvi</text:p>
      <text:p text:style-name="Standard">augusti capitulantibus dominis</text:p>
      <text:p text:style-name="Standard">.</text:p>
      <text:p text:style-name="Standard">Anno predicto die mercurii xiia augusti capitulantibus dominis</text:p>
      <text:p text:style-name="Standard">&gt;&gt;&gt;&gt;&gt;&gt; block &lt;&lt;&lt;&lt;&lt;&lt;&lt;</text:p>
      <text:p text:style-name="Standard">Prebendarius sancti Victorim tradidit capitulo origiale compoicionis</text:p>
      <text:p text:style-name="Standard">super facto stacionum inter macicotos ecclesie et Sanctum Victorem</text:p>
      <text:p text:style-name="Standard"><text:soft-page-break/>et fuit ei cesponsum quod ondetur macicotis et die mercurii</text:p>
      <text:p text:style-name="Standard">prorima respondebitur sibi in capitulo.</text:p>
      <text:p text:style-name="Standard">Deliberatum est quod dominus Stephanus Johannis officiarius anniversarior</text:p>
      <text:p text:style-name="Standard">et magister Johannes de Socto officiarius horarum tradant quilibet</text:p>
      <text:p text:style-name="Standard">octo fratrum proco reffectione pontis de Layaco et magister G.</text:p>
      <text:p text:style-name="Standard">de Alneolo vi. fr.</text:p>
      <text:p text:style-name="Standard">Concessa est non residenciem domino Petro de Pratis capellani in ecclesia</text:p>
      <text:p text:style-name="Standard">Parisiensis ad altare Sancti Eustacii usque ad synodum proximam</text:p>
      <text:p text:style-name="Standard">Commissum est magistro Php. de Salione quod ducat enguer</text:p>
      <text:p text:style-name="Standard">randum penes magistrum puerorum chori</text:p>
      <text:p text:style-name="Standard">Dilacio petita per magistrum An. Grangerii ad mercurii</text:p>
      <text:p text:style-name="Standard">proximam placet dominis excepto magistro P. de Castro</text:p>
      <text:p text:style-name="Standard">Magister Ph. de Salione solvit nomine domini B. Laucheti</text:p>
      <text:p text:style-name="Standard">Braque militis C. s. par. pro termino beati Remigii Verensis</text:p>
      <text:p text:style-name="Standard">proxime ad causam xx libram par. quas ecclesia percipit super</text:p>
      <text:p text:style-name="Standard">redditibus terre ipsius militis et concessa est ei quictanciam</text:p>
      <text:p text:style-name="Standard">qui . C. s. fuerunt traditi domino Petro Valeti per</text:p>
      <text:p text:style-name="Standard">manum magistri Lavrensi de Mongeria pro distribucione</text:p>
      <text:p text:style-name="Standard">processionis Grgorian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de Pompodorio</text:p>
      <text:p text:style-name="Standard">de Karolay</text:p>
      <text:p text:style-name="Standard">P</text:p>
      <text:p text:style-name="Standard">de Mongeria</text:p>
      <text:p text:style-name="Standard">N. de Ordeimonte</text:p>
      <text:p text:style-name="Standard">R.</text:p>
      <text:p text:style-name="Standard">de Lorri</text:p>
      <text:p text:style-name="Standard">B. de Toherno</text:p>
      <text:p text:style-name="Standard">R.</text:p>
      <text:p text:style-name="Standard">de Putheolis</text:p>
      <text:p text:style-name="Standard">R.</text:p>
      <text:p text:style-name="Standard">de Justinis</text:p>
      <text:p text:style-name="Standard">G. de Alneolo</text:p>
      <text:p text:style-name="Standard"><text:soft-page-break/>P. de Castro</text:p>
      <text:p text:style-name="Standard">Regis</text:p>
      <text:p text:style-name="Standard">*</text:p>
      <text:p text:style-name="Standard">Boussardi</text:p>
      <text:p text:style-name="Standard">Ay. de Maignaco</text:p>
      <text:p text:style-name="Standard">s</text:p>
      <text:p text:style-name="Standard">Paillardi</text:p>
      <text:p text:style-name="Standard">Ph. de Salione</text:p>
      <text:p text:style-name="Standard">G. Fedelli</text:p>
      <text:p text:style-name="Standard">T. de Sancto Petro</text:p>
      <text:p text:style-name="Standard">Ja. Cosson</text:p>
      <text:p text:style-name="Standard">T. Hocie</text:p>
      <text:p text:style-name="Standard">G. de Albyaco</text:p>
      <text:p text:style-name="Standard">P. Decano</text:p>
      <text:p text:style-name="Standard">H. Cantore</text:p>
      <text:p text:style-name="Standard">G. archidiacono ecclesie</text:p>
      <text:p text:style-name="Standard">3</text:p>
      <text:p text:style-name="Standard">succentore</text:p>
      <text:p text:style-name="Standard">*.</text:p>
      <text:p text:style-name="Standard">de Pompodori</text:p>
      <text:p text:style-name="Standard">J.</text:p>
      <text:p text:style-name="Standard">de Karolay</text:p>
      <text:p text:style-name="Standard">q</text:p>
      <text:p text:style-name="Standard">de Mongeria</text:p>
      <text:p text:style-name="Standard">R. de Lorriaco</text:p>
      <text:p text:style-name="Standard">N. de Ordeimonte</text:p>
      <text:p text:style-name="Standard">*</text:p>
      <text:p text:style-name="Standard">Hue</text:p>
      <text:p text:style-name="Standard">T. de Sancto Petro</text:p>
      <text:p text:style-name="Standard">G. de Albyaco</text:p>
      <text:p text:style-name="Standard">Ja. Cosson</text:p>
      <text:p text:style-name="Standard">Ph. de Salione</text:p>
      <text:p text:style-name="Standard">G. Fedelli</text:p>
      <text:p text:style-name="Standard">G. Paillardi</text:p>
      <text:p text:style-name="Standard">S. Boussardi</text:p>
      <text:p text:style-name="Standard">R. de Putholis</text:p>
      <text:p text:style-name="Standard"><text:soft-page-break/>G. de Alneolo</text:p>
      <text:p text:style-name="Standard">B. de Cyherno</text:p>
      <text:p text:style-name="Standard">R. de Ala</text:p>
      <text:p text:style-name="Standard"/>
      <text:p text:style-name="Standard"/>
      <text:p text:style-name="Standard">=FRAN_0393_10949.tif=</text:p>
      <text:p text:style-name="Standard">&gt;&gt;&gt;&gt;&gt;&gt; numérotation &lt;&lt;&lt;&lt;&lt;&lt;&lt;</text:p>
      <text:p text:style-name="Standard">iiii</text:p>
      <text:p text:style-name="Standard">Cxviii</text:p>
      <text:p text:style-name="Standard">23i</text:p>
      <text:p text:style-name="Standard">nd</text:p>
      <text:p text:style-name="Standard">&gt;&gt;&gt;&gt;&gt;&gt; Date &lt;&lt;&lt;&lt;&lt;&lt;&lt;</text:p>
      <text:p text:style-name="Standard">Anno nongsimo iiiio die veneris xiiiia augusti capitulantibus dominis</text:p>
      <text:p text:style-name="Standard">quare dien lune sequente in pagina precedente</text:p>
      <text:p text:style-name="Standard">ad tale E signum</text:p>
      <text:p text:style-name="Standard">Anno predicto die mercurii xixa augusti capitulantibus dominis</text:p>
      <text:p text:style-name="Standard">&gt;&gt;&gt;&gt;&gt;&gt; block &lt;&lt;&lt;&lt;&lt;&lt;&lt;</text:p>
      <text:p text:style-name="Standard">Deliberatum est quod magister Johannes Chanteprime redimat claidere</text:p>
      <text:p text:style-name="Standard">deffuncti domini archidiaconi Par. quam habet ab ipso in vadio magister</text:p>
      <text:p text:style-name="Standard">An. Grangerii et tradatur magistro Johanni de Bossines.</text:p>
      <text:p text:style-name="Standard">Dicetur magistro Johanni de Nully quod visa composione antiquitus facta</text:p>
      <text:p text:style-name="Standard">inter canonicos sanctorum Dyos de Passu et Johannis Rotundi et macicotos ecclesie</text:p>
      <text:p text:style-name="Standard">ac canonicous Sancti Victis et capellani Paris.e alleget die sabbati proxima</text:p>
      <text:p text:style-name="Standard">in capillo generali quicqua voluerit allegare contra ipsam compdoem</text:p>
      <text:p text:style-name="Standard">alias expedietur stacio quam petunt illi de Sancto Victore contra</text:p>
      <text:p text:style-name="Standard">ipsum magistrum Jo. et super prebetetdam sua.</text:p>
      <text:p text:style-name="Standard">Magister An. Grangerii consserit quod expedirentur denarii quos</text:p>
      <text:p text:style-name="Standard">in deposito penes notarious tradiderat pro repparacomnibus de Andre</text:p>
      <text:p text:style-name="Standard">siaco et fuerunt traditi magistro Thome de Sancto Petro preposito</text:p>
      <text:p text:style-name="Standard">prebenda dicti loci</text:p>
      <text:p text:style-name="Standard">De requesta facta per magistrum A. Grangerii super demolicione</text:p>
      <text:p text:style-name="Standard">camini domus domini Andree de Courteneto / dictum est quod ipse</text:p>
      <text:p text:style-name="Standard">magister An. loquatur cum magistro R. de Templo lathomo et ecclesie</text:p>
      <text:p text:style-name="Standard">jurato ad sciendum an ipse habeat aliquid in scriptis de ordina</text:p>
      <text:p text:style-name="Standard">come $sul$ super hoc olim facta et quod eciam queratur super hoc regestrum</text:p>
      <text:p text:style-name="Standard">capituli</text:p>
      <text:p text:style-name="Standard"><text:soft-page-break/>&gt;&gt;&gt;&gt;&gt;&gt; liste &lt;&lt;&lt;&lt;&lt;&lt;&lt;</text:p>
      <text:p text:style-name="Standard">P. Decano</text:p>
      <text:p text:style-name="Standard">G. Archidiacono ecclesie</text:p>
      <text:p text:style-name="Standard">Sy. succentor</text:p>
      <text:p text:style-name="Standard">N. de Ordeimnte</text:p>
      <text:p text:style-name="Standard">de Karolay</text:p>
      <text:p text:style-name="Standard">de Pompodorio</text:p>
      <text:p text:style-name="Standard">de Socto</text:p>
      <text:p text:style-name="Standard">*</text:p>
      <text:p text:style-name="Standard">de Mongria</text:p>
      <text:p text:style-name="Standard">R. de Lorriaco</text:p>
      <text:p text:style-name="Standard">B. de Tyherno</text:p>
      <text:p text:style-name="Standard">R. de Putheolis</text:p>
      <text:p text:style-name="Standard">T. de Sancto Petro</text:p>
      <text:p text:style-name="Standard">G. de Alneolo</text:p>
      <text:p text:style-name="Standard">de Albyaco</text:p>
      <text:p text:style-name="Standard">de Justis</text:p>
      <text:p text:style-name="Standard">Ph. de Salione</text:p>
      <text:p text:style-name="Standard">G. Fedelli</text:p>
      <text:p text:style-name="Standard">Voygnon</text:p>
      <text:p text:style-name="Standard">Boussardi</text:p>
      <text:p text:style-name="Standard">Regis</text:p>
      <text:p text:style-name="Standard">Paillardi</text:p>
      <text:p text:style-name="Standard">Ay. de Maignaco</text:p>
      <text:p text:style-name="Standard">P. Decano</text:p>
      <text:p text:style-name="Standard">G. Archidiacono ecclesie</text:p>
      <text:p text:style-name="Standard">Sy. succentore</text:p>
      <text:p text:style-name="Standard">+P. Roberti</text:p>
      <text:p text:style-name="Standard">de Pompodorio</text:p>
      <text:p text:style-name="Standard">L. de Mongeria</text:p>
      <text:p text:style-name="Standard">de Karolay</text:p>
      <text:p text:style-name="Standard">De Socco</text:p>
      <text:p text:style-name="Standard">de Lorriaco</text:p>
      <text:p text:style-name="Standard">B. de Tyherno</text:p>
      <text:p text:style-name="Standard">R. de Putheolis</text:p>
      <text:p text:style-name="Standard">T. de Sancto Petro</text:p>
      <text:p text:style-name="Standard"><text:soft-page-break/>G. de Albyaco</text:p>
      <text:p text:style-name="Standard">R. de Justi</text:p>
      <text:p text:style-name="Standard">Chante prime</text:p>
      <text:p text:style-name="Standard">Ph. de Salione</text:p>
      <text:p text:style-name="Standard">Voygnon</text:p>
      <text:p text:style-name="Standard">Ay. de Maignaco</text:p>
      <text:p text:style-name="Standard">S. Boussardi</text:p>
      <text:p text:style-name="Standard">Regis</text:p>
      <text:p text:style-name="Standard">An. Grangerii</text:p>
      <text:p text:style-name="Standard">G</text:p>
      <text:p text:style-name="Standard">Paillardi</text:p>
      <text:p text:style-name="Standard">G. de Alneolo</text:p>
      <text:p text:style-name="Standard"/>
      <text:p text:style-name="Standard"/>
      <text:p text:style-name="Standard">=FRAN_0393_10950.tif=</text:p>
      <text:p text:style-name="Standard">&gt;&gt;&gt;&gt;&gt;&gt; numérotation &lt;&lt;&lt;&lt;&lt;&lt;&lt;</text:p>
      <text:p text:style-name="Standard">*iiii</text:p>
      <text:p text:style-name="Standard">280</text:p>
      <text:p text:style-name="Standard">&gt;&gt;&gt;&gt;&gt;&gt; Date &lt;&lt;&lt;&lt;&lt;&lt;&lt;</text:p>
      <text:p text:style-name="Standard">Anno nogesi iii° die veneris xxia augusti capitulantibus dominis</text:p>
      <text:p text:style-name="Standard">Apituv</text:p>
      <text:p text:style-name="Standard">Vverall</text:p>
      <text:p text:style-name="Standard">&gt;&gt;&gt;&gt;&gt;&gt; block &lt;&lt;&lt;&lt;&lt;&lt;&lt;</text:p>
      <text:p text:style-name="Standard">preceptum est notario quod vendat residuum bonorum</text:p>
      <text:p text:style-name="Standard">deffuncti domini archidiaconis Parisiensis preco facto per appreciatore</text:p>
      <text:p text:style-name="Standard">si plus non poterit haberi.</text:p>
      <text:p text:style-name="Standard">Deliberatum est quod magister R. de Templo lathomu</text:p>
      <text:p text:style-name="Standard">tradat copiam rapporti per ipsum facti super repparacionibus</text:p>
      <text:p text:style-name="Standard">demus nuper deffuncti magistri P. Forreti magistro Sancti</text:p>
      <text:p text:style-name="Standard">Boussardi</text:p>
      <text:p text:style-name="Standard">Deputati ad loquentum cum domino Officali Parisiens pro quinsi</text:p>
      <text:p text:style-name="Standard">et Famlo Chaudardi sunt domini G. de Albyaco et</text:p>
      <text:p text:style-name="Standard">G. de Alverlo.</text:p>
      <text:p text:style-name="Standard">Concessa est quictanciam executonrem testamentium deffuncti</text:p>
      <text:p text:style-name="Standard">magistri N. de Villarnarum Cantore Par. de xv fr.</text:p>
      <text:p text:style-name="Standard">et vii s. juctnis xxxvi. s. quos tradidit dominus H.</text:p>
      <text:p text:style-name="Standard"><text:soft-page-break/>Blaucheti cantor pro porcione ipsos contigente de</text:p>
      <text:p text:style-name="Standard">repparacionibus de Andresiaco</text:p>
      <text:p text:style-name="Standard">Domini G. Anglici et M. Chambon sunt deputati</text:p>
      <text:p text:style-name="Standard">ad prosequente licteram que debet fieri super reddicione cere</text:p>
      <text:p text:style-name="Standard">proveientes ex exequiis regimne Anglie</text:p>
      <text:p text:style-name="Standard">Sentences donnée contre estienne sancelle au prouffi</text:p>
      <text:p text:style-name="Standard">de Thibaut Bourgarnier en fourme commue de laquelle</text:p>
      <text:p text:style-name="Standard">ple dit estre a appellé sanz declavrier par devant quel jos</text:p>
      <text:p text:style-name="Standard">La cause Jehan Le Boucher contre Germaine la maistresse a mercredi prochaens venant en</text:p>
      <text:p text:style-name="Standard">estat du consentement des parties</text:p>
      <text:p text:style-name="Standard">Celebratum in vigilia beati Bartholomei apostoli Anno Domini</text:p>
      <text:p text:style-name="Standard">illesimo Trecensi nonagesim quarto</text:p>
      <text:p text:style-name="Standard">e</text:p>
      <text:p text:style-name="Standard">&gt;&gt;&gt;&gt;&gt;&gt; liste &lt;&lt;&lt;&lt;&lt;&lt;&lt;</text:p>
      <text:p text:style-name="Standard">P. Decano</text:p>
      <text:p text:style-name="Standard">G. archidiaconus ecclesie</text:p>
      <text:p text:style-name="Standard">Sy. succentore</text:p>
      <text:p text:style-name="Standard">P. Roberti</text:p>
      <text:p text:style-name="Standard">N. de Ordeimonte</text:p>
      <text:p text:style-name="Standard">J. de Pompodorio</text:p>
      <text:p text:style-name="Standard">J. de Karolay</text:p>
      <text:p text:style-name="Standard">R. de Lorriaco</text:p>
      <text:p text:style-name="Standard">L. de Mongeria</text:p>
      <text:p text:style-name="Standard">B. de Tyherno</text:p>
      <text:p text:style-name="Standard">R. de Putheol</text:p>
      <text:p text:style-name="Standard">T. de Sancto Petro</text:p>
      <text:p text:style-name="Standard">G. de Albyaco</text:p>
      <text:p text:style-name="Standard">G. de Alverlo</text:p>
      <text:p text:style-name="Standard">R. de Justinis quictancia</text:p>
      <text:p text:style-name="Standard">J. Voygnon</text:p>
      <text:p text:style-name="Standard">G. Fedelli</text:p>
      <text:p text:style-name="Standard">G. Paillardi</text:p>
      <text:p text:style-name="Standard">S. Boussardi</text:p>
      <text:p text:style-name="Standard">Ay. de Maignaco</text:p>
      <text:p text:style-name="Standard">Regis</text:p>
      <text:p text:style-name="Standard">J. de Socto</text:p>
      <text:p text:style-name="Standard"><text:soft-page-break/></text:p>
      <text:p text:style-name="Standard"/>
      <text:p text:style-name="Standard">=FRAN_0393_10951.tif=</text:p>
      <text:p text:style-name="Standard">&gt;&gt;&gt;&gt;&gt;&gt; numérotation &lt;&lt;&lt;&lt;&lt;&lt;&lt;</text:p>
      <text:p text:style-name="Standard">e</text:p>
      <text:p text:style-name="Standard">iiii</text:p>
      <text:p text:style-name="Standard">Cxix</text:p>
      <text:p text:style-name="Standard">novas</text:p>
      <text:p text:style-name="Standard">1231</text:p>
      <text:p text:style-name="Standard">&gt;&gt;&gt;&gt;&gt;&gt; Date &lt;&lt;&lt;&lt;&lt;&lt;&lt;</text:p>
      <text:p text:style-name="Standard">Anno predicte die sabbati in vigilia beati Barcholomei apostoli capitulantibus dominis</text:p>
      <text:p text:style-name="Standard">Lune pro dicto die martis post artholomeum ducantes capitulo generali et capitulantibus dominis</text:p>
      <text:p text:style-name="Standard">&gt;&gt;&gt;&gt;&gt;&gt; block &lt;&lt;&lt;&lt;&lt;&lt;&lt;</text:p>
      <text:p text:style-name="Standard">Jaques trouchet sergent a cheval a adourné</text:p>
      <text:p text:style-name="Standard">messeigneurs devant les generaulx a de mercredi en viii jours</text:p>
      <text:p text:style-name="Standard">pour dire la causs de l'opposicion faicte par le procureur de</text:p>
      <text:p text:style-name="Standard">l'eglise aux criees faictes sur les heritages etc.</text:p>
      <text:p text:style-name="Standard">a la requeste de Roger le Mire.</text:p>
      <text:p text:style-name="Standard">Deliberatum est quod scribatur magistro Johanni de</text:p>
      <text:p text:style-name="Standard">Marchia quod procuret causam Sancti Benedicti commicti alteros</text:p>
      <text:p text:style-name="Standard">de tribus dominis cardinalibus scilicet aut domino de Jhiln</text:p>
      <text:p text:style-name="Standard">aut de huma vel pampilonensis et quod alterum ipsorum</text:p>
      <text:p text:style-name="Standard">de causa predicta informet ante recessum suum de Avinensi.</text:p>
      <text:p text:style-name="Standard">Commissarii ad audiendum competum Camerarii clerici sunt</text:p>
      <text:p text:style-name="Standard">R. de Lorriaco et s. defocto.</text:p>
      <text:p text:style-name="Standard">Revocatus est dominus Egidius Pinelli in clericum matutinarum</text:p>
      <text:p text:style-name="Standard">ut prius sub spe quod se emendet et est sibi preceptum quod</text:p>
      <text:p text:style-name="Standard">dicat horas canonicas quodque veniat ad matutinas et</text:p>
      <text:p text:style-name="Standard">ad alias horas alias expelletur omnio ab ecclesia sine</text:p>
      <text:p text:style-name="Standard">spe redendi</text:p>
      <text:p text:style-name="Standard">Visa diligenter et inspecta clara testamenti deffuncti magistri Petri</text:p>
      <text:p text:style-name="Standard">Forteti super institucione magistri scolium ordinatorum per</text:p>
      <text:p text:style-name="Standard">Jothanti deffunctumus magistrum P. Forteti deliberatum est quod magister</text:p>
      <text:p text:style-name="Standard">Girardus Forteti nepos ipsius deffuncti non prot recipi</text:p>
      <text:p text:style-name="Standard">in magistrum ipsorum scolanum pluribus racionibus decisis et</text:p>
      <text:p text:style-name="Standard">allegatis</text:p>
      <text:p text:style-name="Standard"><text:soft-page-break/>Guillelmus DAniaux alter executorum testameonis deffuncti magistri N. de</text:p>
      <text:p text:style-name="Standard">.</text:p>
      <text:p text:style-name="Standard">villamarum quondam cantorum Pars. tradidtum magistro Tho. de Sancto Petro</text:p>
      <text:p text:style-name="Standard">xv. fr. vii s. pro repparacionibus de Andresiaco et porcione contingentes</text:p>
      <text:p text:style-name="Standard">dictum deffunctum et concessa est ei quictancia</text:p>
      <text:p text:style-name="Standard">Super requesta alias facta per magistrum P. de Castro pro</text:p>
      <text:p text:style-name="Standard">fundacione lxx. lb. paris. distribuendarum in matutinis Beate Me</text:p>
      <text:p text:style-name="Standard">maior pars dominorum fuit oppinionis quod recipiantur xiiC fr.</text:p>
      <text:p text:style-name="Standard">quos ipsa vult tradre verumpci ecclesia quoquo non se obli</text:p>
      <text:p text:style-name="Standard">gabit</text:p>
      <text:p text:style-name="Standard">Magister P. Roberti acceptavit officium</text:p>
      <text:p text:style-name="Standard">Camere modo quo ipsum receperat et acceptaverat</text:p>
      <text:p text:style-name="Standard">G. Paillardi anno preterito.</text:p>
      <text:p text:style-name="Standard">Tenores autem plurium cedularum per ipsum magistrum</text:p>
      <text:p text:style-name="Standard">pr. decsto matiim sequtu in prria sis</text:p>
      <text:p text:style-name="Standard">&gt;&gt;&gt;&gt;&gt;&gt; liste &lt;&lt;&lt;&lt;&lt;&lt;&lt;</text:p>
      <text:p text:style-name="Standard">P. Decano</text:p>
      <text:p text:style-name="Standard">G.</text:p>
      <text:p text:style-name="Standard">archidiaconus ecclesie</text:p>
      <text:p text:style-name="Standard">Sy. succentore</text:p>
      <text:p text:style-name="Standard">adjourne</text:p>
      <text:p text:style-name="Standard">P. Roberti</text:p>
      <text:p text:style-name="Standard">ment</text:p>
      <text:p text:style-name="Standard">P.</text:p>
      <text:p text:style-name="Standard">Archidiacono Brie</text:p>
      <text:p text:style-name="Standard">de Pompodorio</text:p>
      <text:p text:style-name="Standard">de socco</text:p>
      <text:p text:style-name="Standard">N1.</text:p>
      <text:p text:style-name="Standard">de Ordeimonte</text:p>
      <text:p text:style-name="Standard">s</text:p>
      <text:p text:style-name="Standard">de Mongeria</text:p>
      <text:p text:style-name="Standard">R. de Lorriaco</text:p>
      <text:p text:style-name="Standard">B. de Tyherno</text:p>
      <text:p text:style-name="Standard">R.</text:p>
      <text:p text:style-name="Standard">de Putheolis</text:p>
      <text:p text:style-name="Standard">T. de Sancto Petro</text:p>
      <text:p text:style-name="Standard"><text:soft-page-break/>G.</text:p>
      <text:p text:style-name="Standard">de Alneolo</text:p>
      <text:p text:style-name="Standard">R</text:p>
      <text:p text:style-name="Standard">de Justinis</text:p>
      <text:p text:style-name="Standard">Ph. de Salione</text:p>
      <text:p text:style-name="Standard">Ja. Cosson</text:p>
      <text:p text:style-name="Standard">G</text:p>
      <text:p text:style-name="Standard">Fedelli</text:p>
      <text:p text:style-name="Standard">Regis.</text:p>
      <text:p text:style-name="Standard">Chanteprime</text:p>
      <text:p text:style-name="Standard">G.</text:p>
      <text:p text:style-name="Standard">Paillardi</text:p>
      <text:p text:style-name="Standard">Ay. de Maignaco</text:p>
      <text:p text:style-name="Standard">Et. de Sancti Petro</text:p>
      <text:p text:style-name="Standard">de Karolay</text:p>
      <text:p text:style-name="Standard">*</text:p>
      <text:p text:style-name="Standard">. De Albyaco</text:p>
      <text:p text:style-name="Standard">1.</text:p>
      <text:p text:style-name="Standard">Voygnon</text:p>
      <text:p text:style-name="Standard">An Grangerii</text:p>
      <text:p text:style-name="Standard">P. Decano</text:p>
      <text:p text:style-name="Standard">G.</text:p>
      <text:p text:style-name="Standard">archidiacono ecclesie</text:p>
      <text:p text:style-name="Standard">3</text:p>
      <text:p text:style-name="Standard">succentore</text:p>
      <text:p text:style-name="Standard">P.</text:p>
      <text:p text:style-name="Standard">Roberti</text:p>
      <text:p text:style-name="Standard">de Pompodorio</text:p>
      <text:p text:style-name="Standard">de Karolay</text:p>
      <text:p text:style-name="Standard">L. de Mongeria</text:p>
      <text:p text:style-name="Standard">R. de Lorriaco</text:p>
      <text:p text:style-name="Standard">B. de Tyharno</text:p>
      <text:p text:style-name="Standard">R.</text:p>
      <text:p text:style-name="Standard">de Putheolis</text:p>
      <text:p text:style-name="Standard">N.</text:p>
      <text:p text:style-name="Standard">de Ordeiomnte</text:p>
      <text:p text:style-name="Standard"><text:soft-page-break/>G. de Ahneolo</text:p>
      <text:p text:style-name="Standard">4</text:p>
      <text:p text:style-name="Standard">de Justinis</text:p>
      <text:p text:style-name="Standard">P. de Castro</text:p>
      <text:p text:style-name="Standard">Ph. de Salione G. de Albyaco</text:p>
      <text:p text:style-name="Standard">Ja. Cesson</text:p>
      <text:p text:style-name="Standard">De Milly</text:p>
      <text:p text:style-name="Standard">Regie</text:p>
      <text:p text:style-name="Standard">Boussardi</text:p>
      <text:p text:style-name="Standard">hangoie</text:p>
      <text:p text:style-name="Standard">T. de Sancto Petro</text:p>
      <text:p text:style-name="Standard">Voygnon</text:p>
      <text:p text:style-name="Standard"/>
      <text:p text:style-name="Standard"/>
      <text:p text:style-name="Standard">=FRAN_0393_10952.tif=</text:p>
      <text:p text:style-name="Standard">&gt;&gt;&gt;&gt;&gt;&gt; block &lt;&lt;&lt;&lt;&lt;&lt;&lt;</text:p>
      <text:p text:style-name="Standard">Pour faire le plesir et acomplir le bon propos et la bonne devocion de honr</text:p>
      <text:p text:style-name="Standard">rable et discrecte personne maistre Pierre de Chastel arcediacre de Soissons</text:p>
      <text:p text:style-name="Standard">chanoine de Paris et conseillier du roy nostre seigneur et sa chambre des comptes lezdoys</text:p>
      <text:p text:style-name="Standard">et chapitre de l'eglise de Paris le reiuncient de la bonne devocion qu'il a a la dicte</text:p>
      <text:p text:style-name="Standard">eglise et permi l'offre de VII frans qui leur a faictte il y offrent et donnent le</text:p>
      <text:p text:style-name="Standard">election de prendre l'une des quatre offres qui s'ensuivent la quelle qui muelx</text:p>
      <text:p text:style-name="Standard">Ly plaira</text:p>
      <text:p text:style-name="Standard">Premierement il assarront un et convenablement lxx. li. par. de rente anamelles</text:p>
      <text:p text:style-name="Standard">perpetuelle sur les terres rentes et revenires de l'eglise de parie et feront distri</text:p>
      <text:p text:style-name="Standard">buer les dictes LXX. livres a tous les chanoirn vicaires de Saint Jehann le Ront Saint</text:p>
      <text:p text:style-name="Standard">de nys du pas macicos clers de matines chapelains de ladicte eglise qui seront</text:p>
      <text:p text:style-name="Standard">continuellement du commencement jusques a la fin aux matines de nostre</text:p>
      <text:p text:style-name="Standard">dame et aux laudes de mors qui se chautent en ladicte eglise aprés les gacias</text:p>
      <text:p text:style-name="Standard">ouatines a chascun des dessus nommes qui sera aux dictes matines et laudes de</text:p>
      <text:p text:style-name="Standard">mors et qui aura esté par avant aux grans matines ii deniers par. et chantera</text:p>
      <text:p text:style-name="Standard">l'en cedemin a celles qui se chanteront au samedi</text:p>
      <text:p text:style-name="Standard">Item si plaist nuelx au dit maistre Pierre lesdiz doyen et chapitre feront</text:p>
      <text:p text:style-name="Standard">distribuer a torsjours moiz a touz les desser nommez perpetuellement a chascun iaids</text:p>
      <text:p text:style-name="Standard">Paris qui auront esté aus dictes matinez de nostre dame et landes comme dit est</text:p>
      <text:p text:style-name="Standard">exepté aus chapelains de ladicte eglise lesquelx n'y pbendront aucunes distri</text:p>
      <text:p text:style-name="Standard"><text:soft-page-break/>bucions ne n'y seront point comptes eo</text:p>
      <text:p text:style-name="Standard">Item si plaist nielx au dit onaistre Pierre baille lesditz sn frans aus vicair</text:p>
      <text:p text:style-name="Standard">hchanoin de Saint Jehan le Ront Saint denys du pas macieos elers de ma</text:p>
      <text:p text:style-name="Standard">tines chapelains de ladicte eglise et les face obligier si bien et si fort comme</text:p>
      <text:p text:style-name="Standard">il lui plaira de distribuer ou faire distribuer IIII. deniers ae un chascun perpetuelle</text:p>
      <text:p text:style-name="Standard">ment qui ser a aus dictes matines de nostre Dame et laudes comme dit est et que en ce les</text:p>
      <text:p text:style-name="Standard">chanoin de Paris n'y prengnent aucune distribucion ne y soient en quelconque manir</text:p>
      <text:p text:style-name="Standard">Compris</text:p>
      <text:p text:style-name="Standard">Iem si plaist mielx au dit maistre Pierre de bailler de ses rentes qu'il a en la</text:p>
      <text:p text:style-name="Standard">ville de Paris et de hors lesdiz doyen et chapitre les prendront volentiere et fera</text:p>
      <text:p text:style-name="Standard">faire la dicte distribrecion tant comme la rente se pour escendre</text:p>
      <text:p text:style-name="Standard">a</text:p>
      <text:p text:style-name="Standard">Tenor allaius cedale</text:p>
      <text:p text:style-name="Standard">2</text:p>
      <text:p text:style-name="Standard">Jn</text:p>
      <text:p text:style-name="Standard">Actoit fait en ce present chapitre de Saint Berthelemy derremerement</text:p>
      <text:p text:style-name="Standard">possé iiii. et xiiii entre messeigneurs doyen et chapitre de poe et mestre</text:p>
      <text:p text:style-name="Standard">x</text:p>
      <text:p text:style-name="Standard">Pierge de chastel Chanomine de Paris / que le dit maistre Fera faire la</text:p>
      <text:p text:style-name="Standard">distribucion de liii. di P. pour ceste premiere année / aux grans chanoine</text:p>
      <text:p text:style-name="Standard">vicaires chanoines de Saint Jehan le Ront et saint D'enys du pas macioa</text:p>
      <text:p text:style-name="Standard">clers de matines et chapelains de la communance de la dicte eglise et in</text:p>
      <text:p text:style-name="Standard">et autres et que nil officier ou autre n'y prengne riens / f'il n'est presens</text:p>
      <text:p text:style-name="Standard">estre aux matines de nostre Dame et aux laudes de mors et sue</text:p>
      <text:p text:style-name="Standard">Miler aert ptant vea</text:p>
      <text:p text:style-name="Standard"/>
      <text:p text:style-name="Standard"/>
      <text:p text:style-name="Standard">=FRAN_0393_10953.tif=</text:p>
      <text:p text:style-name="Standard">&gt;&gt;&gt;&gt;&gt;&gt; numérotation &lt;&lt;&lt;&lt;&lt;&lt;&lt;</text:p>
      <text:p text:style-name="Standard">Cxx</text:p>
      <text:p text:style-name="Standard">nonagesimo iiii</text:p>
      <text:p text:style-name="Standard">No</text:p>
      <text:p text:style-name="Standard">239</text:p>
      <text:p text:style-name="Standard">&gt;&gt;&gt;&gt;&gt;&gt; Date &lt;&lt;&lt;&lt;&lt;&lt;&lt;</text:p>
      <text:p text:style-name="Standard">Anno predicto die mercurii xxvita augusti durante capitulo generali et capitulantibus dominis</text:p>
      <text:p text:style-name="Standard">La cause Jehan Le Boucher a de vendedi en vii jours en</text:p>
      <text:p text:style-name="Standard"><text:soft-page-break/>&gt;&gt;&gt;&gt;&gt;&gt; block &lt;&lt;&lt;&lt;&lt;&lt;&lt;</text:p>
      <text:p text:style-name="Standard">fait entree aux grans matines aux quelles matrines de Nostre dame / il veult que te deu</text:p>
      <text:p text:style-name="Standard">soit dit toutef fois que en les duu pour veoir et savoir combien la dicte distribucion pour</text:p>
      <text:p text:style-name="Standard">ra montee pour ladicte annee. Et ce pendent les dis de chapitre mettront paur</text:p>
      <text:p text:style-name="Standard">ne de quetie de la rente / la quelle le dit maistre Pierre achetera en son nom et paié</text:p>
      <text:p text:style-name="Standard">ra. Et en la fin de ladicte annee se la dicte distribucion plaist aux parties / lesdiz</text:p>
      <text:p text:style-name="Standard">de chapitre se changeront et obligeront a faire et parfaire perpetuelment chascun</text:p>
      <text:p text:style-name="Standard">an la dicte distribucion de IIiI. deniers des meilleurs et plus cleres rentes et revena</text:p>
      <text:p text:style-name="Standard">es qui soient à l'eglise / et le dit maistre Pierre baillera la dicte rente qu'il aura</text:p>
      <text:p text:style-name="Standard">achetee et le sure plus de XII. frans qui levé a offers pour faire la dite distribucioni</text:p>
      <text:p text:style-name="Standard">oultre la somme qui sera baillee pour ceste annee / et ilz promettront de faire di</text:p>
      <text:p text:style-name="Standard">stribuer perpetuelment les diz iIii. deniers aussi comme dessus est dit a la fin des lou</text:p>
      <text:p text:style-name="Standard">des et des maintenant ledit maistre Pierre baillera xvi. livres por a maistre</text:p>
      <text:p text:style-name="Standard">agnes de ville jume pour faire la dicte distribucion et commencer aux premieres</text:p>
      <text:p text:style-name="Standard">matines de Nostre Dame qui se diront en l'eglise de Parisi / passé de rechief</text:p>
      <text:p text:style-name="Standard">en chapitre le derremee jour d'aoust mil cccc iiii. et xxiiii.</text:p>
      <text:p text:style-name="Standard">Deliberatum est quod expediatur a carceribus Bernardus pulsator</text:p>
      <text:p text:style-name="Standard">campanarum in quibus positus fuerat quia detinuerat in turre</text:p>
      <text:p text:style-name="Standard">ecclesie nepotem domini Odardi de Molinis canonici Parisiensis per unam</text:p>
      <text:p text:style-name="Standard">noctem.</text:p>
      <text:p text:style-name="Standard">Deliberatum est quod non tradentur merelli vicariis nisi modo quo</text:p>
      <text:p text:style-name="Standard">alias fuit ordinatum scilicet ad benedictos nec de gracia nec aliomodo</text:p>
      <text:p text:style-name="Standard">Magister dyonisius custurarii vicarius ecclesia electus est et</text:p>
      <text:p text:style-name="Standard">receptus in solicitatorem causarum ecclesie et lucrabitur distribuciones</text:p>
      <text:p text:style-name="Standard">T. de Sancto Petro suas quamdiu vacabit in negociis causarum predictarum et fecit</text:p>
      <text:p text:style-name="Standard">juramentum de bene et fideliter pro sequente dicta negocia / et secreta servabi</text:p>
      <text:p text:style-name="Standard">et compotum reddet de peccunia sibi tradita pro expedicione processuvi</text:p>
      <text:p text:style-name="Standard">causaum predictarum</text:p>
      <text:p text:style-name="Standard">10.</text:p>
      <text:p text:style-name="Standard">Pceptum est Hugueto tabulario quod de cetero ponat in tabula capellaniem</text:p>
      <text:p text:style-name="Standard">ecclesie qui debent octavum responsorium et commissum est domino Henrico</text:p>
      <text:p text:style-name="Standard">scolaris capellano domini cantoris quod de cetero dicat illud responsorium</text:p>
      <text:p text:style-name="Standard">pro capellanis absente et habebit commodum solitum et consuetum solvi per ipsos</text:p>
      <text:p text:style-name="Standard">capostolicos in hoc defficiente.</text:p>
      <text:p text:style-name="Standard">Data est clericatura matutinarum dcto domino Henrico</text:p>
      <text:p text:style-name="Standard">&gt;&gt;&gt;&gt;&gt;&gt; liste &lt;&lt;&lt;&lt;&lt;&lt;&lt;</text:p>
      <text:p text:style-name="Standard"><text:soft-page-break/>P. Decano</text:p>
      <text:p text:style-name="Standard">G. archidiacono ecclesie</text:p>
      <text:p text:style-name="Standard">Sy. succentore</text:p>
      <text:p text:style-name="Standard">A. de Pompodorio</text:p>
      <text:p text:style-name="Standard">de Karolay</text:p>
      <text:p text:style-name="Standard">de socto</text:p>
      <text:p text:style-name="Standard">L. de Mongeria</text:p>
      <text:p text:style-name="Standard">R. de Lorriaco</text:p>
      <text:p text:style-name="Standard">B. de Tyherno</text:p>
      <text:p text:style-name="Standard">R. de Putheolis</text:p>
      <text:p text:style-name="Standard">G. de Albyaco</text:p>
      <text:p text:style-name="Standard">G. de Alneolo</text:p>
      <text:p text:style-name="Standard">R. de Justinis</text:p>
      <text:p text:style-name="Standard">N. de Ordeimnte</text:p>
      <text:p text:style-name="Standard">G. Boussardi</text:p>
      <text:p text:style-name="Standard">P.</text:p>
      <text:p text:style-name="Standard">de Castro</text:p>
      <text:p text:style-name="Standard">Ph. de Salione</text:p>
      <text:p text:style-name="Standard">. Regis</text:p>
      <text:p text:style-name="Standard">Chanteprime</text:p>
      <text:p text:style-name="Standard">de Maignaco</text:p>
      <text:p text:style-name="Standard">Paillardi</text:p>
      <text:p text:style-name="Standard">Roberti</text:p>
      <text:p text:style-name="Standard"/>
      <text:p text:style-name="Standard"/>
      <text:p text:style-name="Standard">=FRAN_0393_10954.tif=</text:p>
      <text:p text:style-name="Standard">&gt;&gt;&gt;&gt;&gt;&gt; numérotation &lt;&lt;&lt;&lt;&lt;&lt;&lt;</text:p>
      <text:p text:style-name="Standard">l</text:p>
      <text:p text:style-name="Standard">qo</text:p>
      <text:p text:style-name="Standard">*. iiii.</text:p>
      <text:p text:style-name="Standard">440</text:p>
      <text:p text:style-name="Standard">&gt;&gt;&gt;&gt;&gt;&gt; Date &lt;&lt;&lt;&lt;&lt;&lt;&lt;</text:p>
      <text:p text:style-name="Standard">Die jovis xxviia augusti durantes capitulo generali et capitulantibus dominis</text:p>
      <text:p text:style-name="Standard">Die venris iiiia septembris capitulantibus dominis</text:p>
      <text:p text:style-name="Standard">&gt;&gt;&gt;&gt;&gt;&gt; block &lt;&lt;&lt;&lt;&lt;&lt;&lt;</text:p>
      <text:p text:style-name="Standard">ecclesie</text:p>
      <text:p text:style-name="Standard"><text:soft-page-break/>Magister Johannes Voygnon obtulit Torclar ecclesie quodm</text:p>
      <text:p text:style-name="Standard">fecit fieri in spedona ut sit cimme et bannerium dummo</text:p>
      <text:p text:style-name="Standard">solvatur sibi precium quod sibi custitit et super hoc</text:p>
      <text:p text:style-name="Standard">plenius declarando commissi sunt ad loquendum cum ipso</text:p>
      <text:p text:style-name="Standard">Voygnon domini R. de Lorriaco et J. Chanteprime</text:p>
      <text:p text:style-name="Standard">Deputati ad visitandum locum de Fresneuse super quo</text:p>
      <text:p text:style-name="Standard">dominus archidiaconus Brie vult fundare suum aonniversarium</text:p>
      <text:p text:style-name="Standard">sunt domini R. de Lorriaco et G. de Alneole</text:p>
      <text:p text:style-name="Standard">Placet dominis quod vinee site prope Joignyacum que sunt</text:p>
      <text:p text:style-name="Standard">in frichia tradantur ad censum cui poterunt tradi</text:p>
      <text:p text:style-name="Standard">et magister Johannes Chanteprime promisit super hoc facere bonam</text:p>
      <text:p text:style-name="Standard">diligencia prima vice qua ibit ad partes illas</text:p>
      <text:p text:style-name="Standard">Deliberatum est quod a mo no vifuetur compota offici</text:p>
      <text:p text:style-name="Standard">ciariorum ecclesie donec ipsi tradiderint per declaracionem</text:p>
      <text:p text:style-name="Standard">arreragia debita suis officialis talr quod reddant causam</text:p>
      <text:p text:style-name="Standard">quare redditas manent in arreragiis.</text:p>
      <text:p text:style-name="Standard">Magister Petrus Canvillier procurator domini Johannis de Vergies</text:p>
      <text:p text:style-name="Standard">curati de locis Parisiensis diocesis habuit licteram presentacionis domino</text:p>
      <text:p text:style-name="Standard">episcopo Parisiensi / causa permutacionis faciendi cum domino Andrea</text:p>
      <text:p text:style-name="Standard">camici curato beate Marie de Areiis / Ambranensis</text:p>
      <text:p text:style-name="Standard">diocesis ad ipsam ecclesiam beate Marie.</text:p>
      <text:p text:style-name="Standard">Michon pveur et estienne vilaine Boulengiors</text:p>
      <text:p text:style-name="Standard">surez de la ville d'Orly pour ce que le forains boulen</text:p>
      <text:p text:style-name="Standard">giers ne peuent ne ne doivent a porter pain</text:p>
      <text:p text:style-name="Standard">de dehors en la ville d'Orly senon qu'ilz paient</text:p>
      <text:p text:style-name="Standard">II. deniers pour bachoe / et vendent en la place</text:p>
      <text:p text:style-name="Standard">ilz ont requis pour eulx et les aultres bou</text:p>
      <text:p text:style-name="Standard">lengiers que il pleust a messeigneurs de leur donner</text:p>
      <text:p text:style-name="Standard">et octroier de grace et a leur voulenté et bon</text:p>
      <text:p text:style-name="Standard">plaisir / que ilz puissent amener pain de dehois</text:p>
      <text:p text:style-name="Standard">en ladicte ville d'erly et vendre aus fenestres</text:p>
      <text:p text:style-name="Standard">Et messeigneurs eue deliberacion sarce / leur ont octroié</text:p>
      <text:p text:style-name="Standard">de grace que il puissent amener le pain fait de horr</text:p>
      <text:p text:style-name="Standard">ladicte ville sans paier les ii. deniers pour bachoe et</text:p>
      <text:p text:style-name="Standard">que le pain qu'ilz ne pourront vendre en place ilz le</text:p>
      <text:p text:style-name="Standard">puissent vendre aux fenestres jusques au chapitre</text:p>
      <text:p text:style-name="Standard"><text:soft-page-break/>de la Saint Jehan prouchair venan / et ce fut fait presens</text:p>
      <text:p text:style-name="Standard">Jehan Herouart manederly Jehan La Vache</text:p>
      <text:p text:style-name="Standard">demeurns a Paris. Jehan Le Boucher et messseigneur gu</text:p>
      <text:p text:style-name="Standard">st proto d aio de Matin</text:p>
      <text:p text:style-name="Standard">&gt;&gt;&gt;&gt;&gt;&gt; liste &lt;&lt;&lt;&lt;&lt;&lt;&lt;</text:p>
      <text:p text:style-name="Standard">P. Decano</text:p>
      <text:p text:style-name="Standard">Sy. succentore</text:p>
      <text:p text:style-name="Standard">P. Roberti</text:p>
      <text:p text:style-name="Standard">*</text:p>
      <text:p text:style-name="Standard">de Pompodorio</text:p>
      <text:p text:style-name="Standard">de Karolay</text:p>
      <text:p text:style-name="Standard">de socto</text:p>
      <text:p text:style-name="Standard">per</text:p>
      <text:p text:style-name="Standard">de Lorriaco</text:p>
      <text:p text:style-name="Standard">L</text:p>
      <text:p text:style-name="Standard">de Mongeria</text:p>
      <text:p text:style-name="Standard">2.</text:p>
      <text:p text:style-name="Standard">de Tyherno</text:p>
      <text:p text:style-name="Standard">R</text:p>
      <text:p text:style-name="Standard">de Putheolis</text:p>
      <text:p text:style-name="Standard">T. de Sancto Petro</text:p>
      <text:p text:style-name="Standard">G. de Albyaco</text:p>
      <text:p text:style-name="Standard">E</text:p>
      <text:p text:style-name="Standard">de Alneolo</text:p>
      <text:p text:style-name="Standard">R. de Justinis</text:p>
      <text:p text:style-name="Standard">P.</text:p>
      <text:p text:style-name="Standard">de Castro</text:p>
      <text:p text:style-name="Standard">Ph. de Falione</text:p>
      <text:p text:style-name="Standard">Voygnon</text:p>
      <text:p text:style-name="Standard">Chanteprime</text:p>
      <text:p text:style-name="Standard">Regis</text:p>
      <text:p text:style-name="Standard">G. Paillardi</text:p>
      <text:p text:style-name="Standard">Ay</text:p>
      <text:p text:style-name="Standard">de Maignaco</text:p>
      <text:p text:style-name="Standard">S.</text:p>
      <text:p text:style-name="Standard">Boussardi</text:p>
      <text:p text:style-name="Standard"><text:soft-page-break/>Decano</text:p>
      <text:p text:style-name="Standard">Succentor</text:p>
      <text:p text:style-name="Standard">de Pompodorio</text:p>
      <text:p text:style-name="Standard">de Karolay</text:p>
      <text:p text:style-name="Standard">de Lorriaco</text:p>
      <text:p text:style-name="Standard">de Putheolis</text:p>
      <text:p text:style-name="Standard">de Socco</text:p>
      <text:p text:style-name="Standard">de Sancto Petro</text:p>
      <text:p text:style-name="Standard">G. de Albyaco</text:p>
      <text:p text:style-name="Standard">E</text:p>
      <text:p text:style-name="Standard">de Alneolo</text:p>
      <text:p text:style-name="Standard">R. de Justinis</text:p>
      <text:p text:style-name="Standard">J. Voygnon</text:p>
      <text:p text:style-name="Standard">Ph. de Salione</text:p>
      <text:p text:style-name="Standard">G. Paillardi</text:p>
      <text:p text:style-name="Standard">S. Boussardi</text:p>
      <text:p text:style-name="Standard">Ay. de Maignaco</text:p>
      <text:p text:style-name="Standard">L. de Mongeria</text:p>
      <text:p text:style-name="Standard">Regis</text:p>
      <text:p text:style-name="Standard"/>
      <text:p text:style-name="Standard"/>
      <text:p text:style-name="Standard">=FRAN_0393_10955.tif=</text:p>
      <text:p text:style-name="Standard">&gt;&gt;&gt;&gt;&gt;&gt; numérotation &lt;&lt;&lt;&lt;&lt;&lt;&lt;</text:p>
      <text:p text:style-name="Standard">xxxi</text:p>
      <text:p text:style-name="Standard">nonagesim iiii</text:p>
      <text:p text:style-name="Standard">.</text:p>
      <text:p text:style-name="Standard">&gt;&gt;&gt;&gt;&gt;&gt; block &lt;&lt;&lt;&lt;&lt;&lt;&lt;</text:p>
      <text:p text:style-name="Standard">Le dit Jehan La Vache qui estoit respondant de iiI. frins pour une amende que</text:p>
      <text:p text:style-name="Standard">devoit Parrin de mancreux / a paié les diz ii. frins et ly a esté octroyce quittance</text:p>
      <text:p text:style-name="Standard">Placet dominis quod Guillelmus Auffert procurator clericorum matutinalium habeat et lucretur suas libere</text:p>
      <text:p text:style-name="Standard">racione officii sui / tamen injunctum est ei quod veniat ad ecclesiam quando poterit et faciat debitum</text:p>
      <text:p text:style-name="Standard">suum in officio et servicio ecclesie</text:p>
      <text:p text:style-name="Standard">Li</text:p>
      <text:p text:style-name="Standard">De Jehan le Boucher contre estienne le maistre procureur Germaine la maistresse a xv a</text:p>
      <text:p text:style-name="Standard">bailler par maniere otre peonoire leur fais proposes aux funs plaidoyees et au vendredi</text:p>
      <text:p text:style-name="Standard"><text:soft-page-break/>aprés la Toussains prseiner les parties</text:p>
      <text:p text:style-name="Standard">Die sabbati sequenti</text:p>
      <text:p text:style-name="Standard">Magister Guillelmus Joye procurator magistri Johannis de Salebruce canonici Pari. confessus fuit habuisse</text:p>
      <text:p text:style-name="Standard">a domino G. Anglici distributore cere provenientes ex obsequiis deffuncte regine Anglie pro porcione</text:p>
      <text:p text:style-name="Standard">ut dicebat competentes dicto magistro suo iii sr. viii s. iiii d. p. proviso quod promisit redde dictam pecuniam</text:p>
      <text:p text:style-name="Standard">ipsi distributori casu quo non debetur de jure dicto magistri Johanni racione secriprebenti suo.</text:p>
      <text:p text:style-name="Standard">Appunctuatum est quod dominus segninus vigii alias deputatus</text:p>
      <text:p text:style-name="Standard">ad recolligendum et levandum emendas curie deffuncti domini</text:p>
      <text:p text:style-name="Standard">archidiaconus tradat illud quod recepit et pro pena et labore suis</text:p>
      <text:p text:style-name="Standard">habebit unum francorum et quictanciam de receptis.</text:p>
      <text:p text:style-name="Standard">Domini G. archidiaconus ecclesie et G. de Alneolo deputati sunt</text:p>
      <text:p text:style-name="Standard">ad tractandum cum magistro P. de Castro ut teneat viam</text:p>
      <text:p text:style-name="Standard">electam per magistrum Johannem de Socto sclicet quod velit tradere</text:p>
      <text:p text:style-name="Standard">lxx. lb. paris. pro distribucione in matutinis beate Marice</text:p>
      <text:p text:style-name="Standard">facienda iste anno dumtaxa et ponat in deposito in</text:p>
      <text:p text:style-name="Standard">thesauro xiiC fr. et si infra annum capitulum videat</text:p>
      <text:p text:style-name="Standard">expediens pro ecclesia quod ipsa Jit obligata pro ipso precio ad</text:p>
      <text:p text:style-name="Standard">dictam distribucionem faciendam / ecclesia recipiet ipsos xii fr.</text:p>
      <text:p text:style-name="Standard">e ista via placuit capitulo.</text:p>
      <text:p text:style-name="Standard">&gt;&gt;&gt;&gt;&gt;&gt; liste &lt;&lt;&lt;&lt;&lt;&lt;&lt;</text:p>
      <text:p text:style-name="Standard">P. Decanus</text:p>
      <text:p text:style-name="Standard">G. archidiacono ecclesie</text:p>
      <text:p text:style-name="Standard">Sy. succentore</text:p>
      <text:p text:style-name="Standard">de Mongeria</text:p>
      <text:p text:style-name="Standard">de Pompodorio ti</text:p>
      <text:p text:style-name="Standard">de Karolay</text:p>
      <text:p text:style-name="Standard">de Froco</text:p>
      <text:p text:style-name="Standard">4</text:p>
      <text:p text:style-name="Standard">de Lorriaco</text:p>
      <text:p text:style-name="Standard">B. de Tyherne</text:p>
      <text:p text:style-name="Standard">G. de Putheolis</text:p>
      <text:p text:style-name="Standard">T. de Sancto Petro</text:p>
      <text:p text:style-name="Standard">s</text:p>
      <text:p text:style-name="Standard">de Alneolo</text:p>
      <text:p text:style-name="Standard"><text:soft-page-break/>de Justinis</text:p>
      <text:p text:style-name="Standard">Philib. de Salione</text:p>
      <text:p text:style-name="Standard">G.</text:p>
      <text:p text:style-name="Standard">Boussardi</text:p>
      <text:p text:style-name="Standard">Voygnon</text:p>
      <text:p text:style-name="Standard">*</text:p>
      <text:p text:style-name="Standard">De Castro</text:p>
      <text:p text:style-name="Standard">Chanteprime</text:p>
      <text:p text:style-name="Standard">N. de Adeomonte</text:p>
      <text:p text:style-name="Standard">G. Paillardi P</text:p>
      <text:p text:style-name="Standard">Regis</text:p>
      <text:p text:style-name="Standard">de Maigna</text:p>
      <text:p text:style-name="Standard"/>
      <text:p text:style-name="Standard"/>
      <text:p text:style-name="Standard">=FRAN_0393_10956.tif=</text:p>
      <text:p text:style-name="Standard">&gt;&gt;&gt;&gt;&gt;&gt; numérotation &lt;&lt;&lt;&lt;&lt;&lt;&lt;</text:p>
      <text:p text:style-name="Standard">o</text:p>
      <text:p text:style-name="Standard">nonagesim iiii</text:p>
      <text:p text:style-name="Standard">243</text:p>
      <text:p text:style-name="Standard">&gt;&gt;&gt;&gt;&gt;&gt; Date &lt;&lt;&lt;&lt;&lt;&lt;&lt;</text:p>
      <text:p text:style-name="Standard">G quarto die lune ultima augusti capitulantibus dominis</text:p>
      <text:p text:style-name="Standard">g</text:p>
      <text:p text:style-name="Standard">Anno predicto die mercurii secunda mensis septembris capitulantibus dominis</text:p>
      <text:p text:style-name="Standard">&gt;&gt;&gt;&gt;&gt;&gt; block &lt;&lt;&lt;&lt;&lt;&lt;&lt;</text:p>
      <text:p text:style-name="Standard">Dominus segninus vigini alias deputatus ad levandum emendas</text:p>
      <text:p text:style-name="Standard">regestrorum curie deffuncti nuper archidiaconus Paris. tradidit</text:p>
      <text:p text:style-name="Standard">capitulo xiii sr. ii s. par. de quibus habuit unum fiacu pro pena</text:p>
      <text:p text:style-name="Standard">et labore suis / et reddidit regestra nino xiii. que</text:p>
      <text:p text:style-name="Standard">fuerunt posita in armariolo capituli</text:p>
      <text:p text:style-name="Standard">Dominus Johannes Campionis Capellanus in ecclesia Parisiensis</text:p>
      <text:p text:style-name="Standard">promisit restituere custum vidimus licterarum exemprcionis</text:p>
      <text:p text:style-name="Standard">ecclesie que sunt penes curiam parlamaenti et commissum</text:p>
      <text:p text:style-name="Standard">est domine Camerario quod redivat illas litteras et solvat</text:p>
      <text:p text:style-name="Standard">id quod dicta vidimus decustabunt adscribendem</text:p>
      <text:p text:style-name="Standard">Dominus Petrus Cnistalli canonici Sepulcri resignavit suos</text:p>
      <text:p text:style-name="Standard">canonictu t prebenda causa permutacionis faciende cum domino Richar</text:p>
      <text:p text:style-name="Standard"><text:soft-page-break/>Huberti ratore pro ecclesie Sancti Mauricii de Castellione</text:p>
      <text:p text:style-name="Standard">supra ligerim Bituricensi diocesis ad ipsam ecclesiam</text:p>
      <text:p text:style-name="Standard">et non alias et fuerunt collati dicto domino R. qui juravit</text:p>
      <text:p text:style-name="Standard">in forma de quo dictum Petrus peciit instrumentum.</text:p>
      <text:p text:style-name="Standard">Remissa est emenda unius deffectu Sancti ad Banram per perrecent</text:p>
      <text:p text:style-name="Standard">la Marcelle et ordintum est quod restituantur sibi vadia sua</text:p>
      <text:p text:style-name="Standard">Dominus collacioe se opposuit exdedicioni denariorum deffunct</text:p>
      <text:p text:style-name="Standard">domini archidiaconis pro xlii lb. qa. quas ipse deffuncti debet camera</text:p>
      <text:p text:style-name="Standard">apostolice</text:p>
      <text:p text:style-name="Standard">Deliberatum est quod Guillelmus de rpperia notaris curie archidiaconus Pars. deputatus</text:p>
      <text:p text:style-name="Standard">per capellani ad levandum emendas burie deffuncti domini Archidiaconus Paris. habeat unum</text:p>
      <text:p text:style-name="Standard">sanct per pena sua</text:p>
      <text:p text:style-name="Standard">Deliberatum est quod proclametur firma terrarum de Balveolis et Fontamus</text:p>
      <text:p text:style-name="Standard">sst Johannes de Lourne noluit facere obligacioem an forma visa prce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J. de Pompodorio</text:p>
      <text:p text:style-name="Standard">de Karolay</text:p>
      <text:p text:style-name="Standard">J.</text:p>
      <text:p text:style-name="Standard">de Socto</text:p>
      <text:p text:style-name="Standard">B. de Tyherno</text:p>
      <text:p text:style-name="Standard">R. de Lorriaco</text:p>
      <text:p text:style-name="Standard">R. de Putheolis</text:p>
      <text:p text:style-name="Standard">T. de Sancto Petro</text:p>
      <text:p text:style-name="Standard">G. de Alneolo</text:p>
      <text:p text:style-name="Standard">J. Voygnon</text:p>
      <text:p text:style-name="Standard">P. de Castro</text:p>
      <text:p text:style-name="Standard">G. Paillardi</text:p>
      <text:p text:style-name="Standard">Ay. de Maignaco</text:p>
      <text:p text:style-name="Standard">J Regis</text:p>
      <text:p text:style-name="Standard">J. Roberti</text:p>
      <text:p text:style-name="Standard">Ja. Cosson</text:p>
      <text:p text:style-name="Standard">P. Decano</text:p>
      <text:p text:style-name="Standard">archidiaconu ecclesie</text:p>
      <text:p text:style-name="Standard"><text:soft-page-break/>G.</text:p>
      <text:p text:style-name="Standard">Sy. Succentore</text:p>
      <text:p text:style-name="Standard">De Pompodorio</text:p>
      <text:p text:style-name="Standard">de Karolay</text:p>
      <text:p text:style-name="Standard">de Mongeria</text:p>
      <text:p text:style-name="Standard">P. Roberti</text:p>
      <text:p text:style-name="Standard">B. de Tyherno</text:p>
      <text:p text:style-name="Standard">Resignacio</text:p>
      <text:p text:style-name="Standard">R. de Putheoli</text:p>
      <text:p text:style-name="Standard">G. de Albyaco</text:p>
      <text:p text:style-name="Standard">Callaco</text:p>
      <text:p text:style-name="Standard">G. de Alneolo</text:p>
      <text:p text:style-name="Standard">Ph. de Salione</text:p>
      <text:p text:style-name="Standard">T. Hocie</text:p>
      <text:p text:style-name="Standard">J. Voygnon</text:p>
      <text:p text:style-name="Standard">G. Paillardi</text:p>
      <text:p text:style-name="Standard">G. Boussardi</text:p>
      <text:p text:style-name="Standard">Ay. de Maignaco</text:p>
      <text:p text:style-name="Standard">T. de Sancto Petro</text:p>
      <text:p text:style-name="Standard">N. de Ordeimnte</text:p>
      <text:p text:style-name="Standard">Regis</text:p>
      <text:p text:style-name="Standard">*.</text:p>
      <text:p text:style-name="Standard">P. Roberti</text:p>
      <text:p text:style-name="Standard"/>
      <text:p text:style-name="Standard"/>
      <text:p text:style-name="Standard">=FRAN_0393_10957.tif=</text:p>
      <text:p text:style-name="Standard">&gt;&gt;&gt;&gt;&gt;&gt; numérotation &lt;&lt;&lt;&lt;&lt;&lt;&lt;</text:p>
      <text:p text:style-name="Standard">Cxxii</text:p>
      <text:p text:style-name="Standard">nonagesimo iii</text:p>
      <text:p text:style-name="Standard">post</text:p>
      <text:p text:style-name="Standard">241</text:p>
      <text:p text:style-name="Standard">&gt;&gt;&gt;&gt;&gt;&gt; Date &lt;&lt;&lt;&lt;&lt;&lt;&lt;</text:p>
      <text:p text:style-name="Standard">Diem veneris sequente quate in precedas folio ad tlemosignum</text:p>
      <text:p text:style-name="Standard">Equarto / die lune viia septembris capitulantibus dominis</text:p>
      <text:p text:style-name="Standard">&gt;&gt;&gt;&gt;&gt;&gt; entrée &lt;&lt;&lt;&lt;&lt;&lt;&lt;</text:p>
      <text:p text:style-name="Standard">S. xii s. vi d.</text:p>
      <text:p text:style-name="Standard"><text:soft-page-break/>xii s.</text:p>
      <text:p text:style-name="Standard">&gt;&gt;&gt;&gt;&gt;&gt; block &lt;&lt;&lt;&lt;&lt;&lt;&lt;</text:p>
      <text:p text:style-name="Standard">Deliberatum est quod si vicarii episcopi noluerint repparare id</text:p>
      <text:p text:style-name="Standard">quod fecerunt in expellendo tumbam magistri Guallelmi de</text:p>
      <text:p text:style-name="Standard">chanaco a curia episcopi ne transiret per alteram portam</text:p>
      <text:p text:style-name="Standard">ecclesie quod contra episcopum recipiatur casus novitatis et si aliqui</text:p>
      <text:p text:style-name="Standard">servitores episcopi vel alii pro ipso defferant amplius aliquid</text:p>
      <text:p text:style-name="Standard">inhonestum ut puta carlones fenum ligna lapides vel</text:p>
      <text:p text:style-name="Standard">talia hujusmodi per ecclesiam quod expellantur ab ecclesia et si fuerint</text:p>
      <text:p text:style-name="Standard">rebelles ponentur in carceribus capituli</text:p>
      <text:p text:style-name="Standard">unus puerorum chori qui nuper fuerit electus in clericum matutinarum</text:p>
      <text:p text:style-name="Standard">reddibit domino succentor illud quod de officio ecclesie debebat</text:p>
      <text:p text:style-name="Standard">reddere prout retulit ipse dominus succentor et idareo ad relacionem</text:p>
      <text:p text:style-name="Standard">ipsius succentore fuerunt sibi expediti denarii matutinales</text:p>
      <text:p text:style-name="Standard">Ducenti franci qui deunt converti in repparacionibus</text:p>
      <text:p text:style-name="Standard">dictas repparaciones et reddet compotum prout est</text:p>
      <text:p text:style-name="Standard">fi consuetum de domtibus claustralibus</text:p>
      <text:p text:style-name="Standard">Bue</text:p>
      <text:p text:style-name="Standard">Lutererni magister Audicas $te textoris presbyter receptus es</text:p>
      <text:p text:style-name="Standard">p</text:p>
      <text:p text:style-name="Standard">in magistrum scolarium collegii de ordinati pel</text:p>
      <text:p text:style-name="Standard">deffucta nuper magistrum P. Forteti et faciet</text:p>
      <text:p text:style-name="Standard">njuramenum in festo beati Remigii</text:p>
      <text:p text:style-name="Standard">Dominus Johannes Babelin qui alias gagiaverat emenda</text:p>
      <text:p text:style-name="Standard">pro quodam delicto per ipsum commisso petiit quod sibi remo</text:p>
      <text:p text:style-name="Standard">ctetur emenda taxata ad unum frrum et fuit et</text:p>
      <text:p text:style-name="Standard">Rusum quod reissa erat dumvnodo celebraret missa</text:p>
      <text:p text:style-name="Standard">deffunctorum que velebrari consueverunt in parvo altari</text:p>
      <text:p text:style-name="Standard">usque ad festum omnium sanctorum</text:p>
      <text:p text:style-name="Standard">Nichil est remissum de emendis domino Johanni</text:p>
      <text:p text:style-name="Standard">de chavanus nec Laurencio de foro</text:p>
      <text:p text:style-name="Standard">dee</text:p>
      <text:p text:style-name="Standard">&gt;&gt;&gt;&gt;&gt;&gt; liste &lt;&lt;&lt;&lt;&lt;&lt;&lt;</text:p>
      <text:p text:style-name="Standard">*</text:p>
      <text:p text:style-name="Standard">Decano</text:p>
      <text:p text:style-name="Standard">$Cantore</text:p>
      <text:p text:style-name="Standard"><text:soft-page-break/>J</text:p>
      <text:p text:style-name="Standard">archidiacono Pars.</text:p>
      <text:p text:style-name="Standard">G. archidiacono ecclesie</text:p>
      <text:p text:style-name="Standard">Sy. succentore</text:p>
      <text:p text:style-name="Standard">J. de Pompodorio</text:p>
      <text:p text:style-name="Standard">de Karolay</text:p>
      <text:p text:style-name="Standard">de Mongeria</text:p>
      <text:p text:style-name="Standard">3</text:p>
      <text:p text:style-name="Standard">de Tyherno</text:p>
      <text:p text:style-name="Standard">4.</text:p>
      <text:p text:style-name="Standard">de Putheo</text:p>
      <text:p text:style-name="Standard">T. de Sancto Petro</text:p>
      <text:p text:style-name="Standard">An. Regine</text:p>
      <text:p text:style-name="Standard">Mignoti</text:p>
      <text:p text:style-name="Standard">E</text:p>
      <text:p text:style-name="Standard">de Alveolo</text:p>
      <text:p text:style-name="Standard">R.</text:p>
      <text:p text:style-name="Standard">de Justinis</text:p>
      <text:p text:style-name="Standard">Voygnon</text:p>
      <text:p text:style-name="Standard">Ph. de Salione</text:p>
      <text:p text:style-name="Standard">Ja. Cosson</text:p>
      <text:p text:style-name="Standard">Paillardi</text:p>
      <text:p text:style-name="Standard">S</text:p>
      <text:p text:style-name="Standard">Boussardi</text:p>
      <text:p text:style-name="Standard">Ay. de Maignaco</text:p>
      <text:p text:style-name="Standard">de Lorriaco a</text:p>
      <text:p text:style-name="Standard">de Albyaco</text:p>
      <text:p text:style-name="Standard">P.</text:p>
      <text:p text:style-name="Standard">Roberti</text:p>
      <text:p text:style-name="Standard">de socco</text:p>
      <text:p text:style-name="Standard">N. de Ordeimonte</text:p>
      <text:p text:style-name="Standard">J Regis</text:p>
      <text:p text:style-name="Standard">c</text:p>
      <text:p text:style-name="Standard">*</text:p>
      <text:p text:style-name="Standard">Anno predicto die mercurii nona septembris</text:p>
      <text:p text:style-name="Standard">Capitulantibus dominis</text:p>
      <text:p text:style-name="Standard"><text:soft-page-break/>*</text:p>
      <text:p text:style-name="Standard">.Decannus</text:p>
      <text:p text:style-name="Standard">8</text:p>
      <text:p text:style-name="Standard">Archidiacono Par.</text:p>
      <text:p text:style-name="Standard">G. archidiacono cclesie</text:p>
      <text:p text:style-name="Standard">Sy. Succentore</text:p>
      <text:p text:style-name="Standard">de Pompoo</text:p>
      <text:p text:style-name="Standard">1</text:p>
      <text:p text:style-name="Standard">de KarolayMu</text:p>
      <text:p text:style-name="Standard">de Mongeria Jre</text:p>
      <text:p text:style-name="Standard">P.</text:p>
      <text:p text:style-name="Standard">de Castro</text:p>
      <text:p text:style-name="Standard">R. de Puthcolaio</text:p>
      <text:p text:style-name="Standard">R. de Lorriaco S. Bossardi</text:p>
      <text:p text:style-name="Standard">B. de Tyherno N. de Ordeimonte</text:p>
      <text:p text:style-name="Standard">l tp r</text:p>
      <text:p text:style-name="Standard">T. de Sancto Petro</text:p>
      <text:p text:style-name="Standard">J.</text:p>
      <text:p text:style-name="Standard">Hue</text:p>
      <text:p text:style-name="Standard">G</text:p>
      <text:p text:style-name="Standard">J.</text:p>
      <text:p text:style-name="Standard">Regis</text:p>
      <text:p text:style-name="Standard">de Alneolo</text:p>
      <text:p text:style-name="Standard">N. de Maignaco</text:p>
      <text:p text:style-name="Standard">G. de Albyaco</text:p>
      <text:p text:style-name="Standard">Paillardi</text:p>
      <text:p text:style-name="Standard">A. Regine</text:p>
      <text:p text:style-name="Standard">Reberti</text:p>
      <text:p text:style-name="Standard">de Salione</text:p>
      <text:p text:style-name="Standard">de socto</text:p>
      <text:p text:style-name="Standard">J. Chanteprime</text:p>
      <text:p text:style-name="Standard"/>
      <text:p text:style-name="Standard"/>
      <text:p text:style-name="Standard">=FRAN_0393_10958.tif=</text:p>
      <text:p text:style-name="Standard">&gt;&gt;&gt;&gt;&gt;&gt; numérotation &lt;&lt;&lt;&lt;&lt;&lt;&lt;</text:p>
      <text:p text:style-name="Standard">nonagim iiii.</text:p>
      <text:p text:style-name="Standard"><text:soft-page-break/>x</text:p>
      <text:p text:style-name="Standard">244</text:p>
      <text:p text:style-name="Standard">&gt;&gt;&gt;&gt;&gt;&gt; Date &lt;&lt;&lt;&lt;&lt;&lt;&lt;</text:p>
      <text:p text:style-name="Standard">Ma</text:p>
      <text:p text:style-name="Standard">*</text:p>
      <text:p text:style-name="Standard">Anno predicto die veneris x</text:p>
      <text:p text:style-name="Standard">Anno predicto die mercurii xvia septembris capitulantibus dominis</text:p>
      <text:p text:style-name="Standard">&gt;&gt;&gt;&gt;&gt;&gt; block &lt;&lt;&lt;&lt;&lt;&lt;&lt;</text:p>
      <text:p text:style-name="Standard">Lictra Castalleti facta per Stephanum de capella super</text:p>
      <text:p text:style-name="Standard">capcione firme terrarum de Balveols et Castaneto placet</text:p>
      <text:p text:style-name="Standard">dominis excepto quod ponetur in lictera capituli quod non teneatur</text:p>
      <text:p text:style-name="Standard">habere nec habebit forefta de imnobilibus.</text:p>
      <text:p text:style-name="Standard">Appunctuatum est quod magister Johannes Voygnon solvat</text:p>
      <text:p text:style-name="Standard">Capellano qui deservivit capellanie magistri Guillelmi</text:p>
      <text:p text:style-name="Standard">Symonnelli usque ad festum triitatis proxime lapsum</text:p>
      <text:p text:style-name="Standard">viso isto quod percepit grossos fructus pertinenciis ad ipsam</text:p>
      <text:p text:style-name="Standard">capellaniam de anno preterito / et declaratum est quod</text:p>
      <text:p text:style-name="Standard">census et redditus debiti ad etum terminum non sut</text:p>
      <text:p text:style-name="Standard">de natura grossorum fructuum</text:p>
      <text:p text:style-name="Standard">deliberatum est quod dominus Johannes Babelin non dicet missas</text:p>
      <text:p text:style-name="Standard">deffunctorum ad quas erat condempnatus dummoo solvat</text:p>
      <text:p text:style-name="Standard">unum feacrum fabrice ecclesie in presencia domini L. de Mongria</text:p>
      <text:p text:style-name="Standard">cac</text:p>
      <text:p text:style-name="Standard">Magister Johannes de Bordis canonico</text:p>
      <text:p text:style-name="Standard">a capitulo parisienses domum claustralem que fuit deffuncti domini</text:p>
      <text:p text:style-name="Standard">Rigaldi de duno forti precio ii fr. solvendorum cuim dmorum</text:p>
      <text:p text:style-name="Standard">Verensis infra licitacionem consuetam / et tenebitur dimicti</text:p>
      <text:p text:style-name="Standard">domum predictam repparatam modo et forma quibus alii</text:p>
      <text:p text:style-name="Standard">canonici Parisiensis consueverunt ipsas domos amictere repparantis.</text:p>
      <text:p text:style-name="Standard">Lune sequente festum Sancte Ma</text:p>
      <text:p text:style-name="Standard">Qmna suspencionis lata contra Stephanum Theobaldi</text:p>
      <text:p text:style-name="Standard">qui non solveratur certa emendam in termino relay</text:p>
      <text:p text:style-name="Standard">est ad xv</text:p>
      <text:p text:style-name="Standard">hac die dominus noster papa clemens septi</text:p>
      <text:p text:style-name="Standard">viam universe carnis ingressus est cujus anima</text:p>
      <text:p text:style-name="Standard">requiestat in pace</text:p>
      <text:p text:style-name="Standard"><text:soft-page-break/>do</text:p>
      <text:p text:style-name="Standard">&gt;&gt;&gt;&gt;&gt;&gt; liste &lt;&lt;&lt;&lt;&lt;&lt;&lt;</text:p>
      <text:p text:style-name="Standard">P. Decano</text:p>
      <text:p text:style-name="Standard">$G. Canctore</text:p>
      <text:p text:style-name="Standard">*</text:p>
      <text:p text:style-name="Standard">Archidiacono Par.</text:p>
      <text:p text:style-name="Standard">G. archidiacono ecclesie</text:p>
      <text:p text:style-name="Standard">Sy. succentore</text:p>
      <text:p text:style-name="Standard">de Pompodorio</text:p>
      <text:p text:style-name="Standard">de Karolay</text:p>
      <text:p text:style-name="Standard">N. de Ordeimonte</text:p>
      <text:p text:style-name="Standard">P. Roberti</text:p>
      <text:p text:style-name="Standard">R. de Lorriaco</text:p>
      <text:p text:style-name="Standard">de socto</text:p>
      <text:p text:style-name="Standard">L. de Mongeria</text:p>
      <text:p text:style-name="Standard">B. de Tyherno</text:p>
      <text:p text:style-name="Standard">R. de Putheolis</text:p>
      <text:p text:style-name="Standard">G. de Ahneolo</text:p>
      <text:p text:style-name="Standard">G. de Albyaco</text:p>
      <text:p text:style-name="Standard">G. Paillardi</text:p>
      <text:p text:style-name="Standard">Au. Regine</text:p>
      <text:p text:style-name="Standard">T. de Sancto Petro</text:p>
      <text:p text:style-name="Standard">J. Regis</text:p>
      <text:p text:style-name="Standard">Voygnon</text:p>
      <text:p text:style-name="Standard">Ph. de Salione</text:p>
      <text:p text:style-name="Standard">G</text:p>
      <text:p text:style-name="Standard">Boussardi</text:p>
      <text:p text:style-name="Standard">Ay. de Maignaco</text:p>
      <text:p text:style-name="Standard">Justinis</text:p>
      <text:p text:style-name="Standard">P.</text:p>
      <text:p text:style-name="Standard">Decanus extra provegocim ecclesi</text:p>
      <text:p text:style-name="Standard">F</text:p>
      <text:p text:style-name="Standard">archidiacono ecclesie</text:p>
      <text:p text:style-name="Standard">Succentore</text:p>
      <text:p text:style-name="Standard">Chanteprime</text:p>
      <text:p text:style-name="Standard">de Mongeria</text:p>
      <text:p text:style-name="Standard"><text:soft-page-break/>de Nully</text:p>
      <text:p text:style-name="Standard">Ju. Grangerii</text:p>
      <text:p text:style-name="Standard">de Pompodio</text:p>
      <text:p text:style-name="Standard">de Karolay</text:p>
      <text:p text:style-name="Standard">B. de Tyherno</text:p>
      <text:p text:style-name="Standard">R. de Putheelis</text:p>
      <text:p text:style-name="Standard">T. de Sancto Petro</text:p>
      <text:p text:style-name="Standard">G. de Albyaco</text:p>
      <text:p text:style-name="Standard">l</text:p>
      <text:p text:style-name="Standard">G. de Alneolo G. Paillardi</text:p>
      <text:p text:style-name="Standard">N.</text:p>
      <text:p text:style-name="Standard">de Ordeimonte</text:p>
      <text:p text:style-name="Standard">Goygnon</text:p>
      <text:p text:style-name="Standard">Ay. de Maicr</text:p>
      <text:p text:style-name="Standard">Roge</text:p>
      <text:p text:style-name="Standard">Boussardi</text:p>
      <text:p text:style-name="Standard">de soco</text:p>
      <text:p text:style-name="Standard">Cossoy</text:p>
      <text:p text:style-name="Standard">Hocie</text:p>
      <text:p text:style-name="Standard">35</text:p>
      <text:p text:style-name="Standard">de Louiaco</text:p>
      <text:p text:style-name="Standard"/>
      <text:p text:style-name="Standard"/>
      <text:p text:style-name="Standard">=FRAN_0393_10959.tif=</text:p>
      <text:p text:style-name="Standard">&gt;&gt;&gt;&gt;&gt;&gt; numérotation &lt;&lt;&lt;&lt;&lt;&lt;&lt;</text:p>
      <text:p text:style-name="Standard">Cxxiii</text:p>
      <text:p text:style-name="Standard">Anagesimo iiii</text:p>
      <text:p text:style-name="Standard">13</text:p>
      <text:p text:style-name="Standard">44</text:p>
      <text:p text:style-name="Standard">&gt;&gt;&gt;&gt;&gt;&gt; Date &lt;&lt;&lt;&lt;&lt;&lt;&lt;</text:p>
      <text:p text:style-name="Standard">Anno predicto die veneris xviiia septembris capitulantibus dominis</text:p>
      <text:p text:style-name="Standard">Magister Germanus Paillardi Canonicus Par. ad dyaconatus ordinae</text:p>
      <text:p text:style-name="Standard">Die lune xxia septembris in revestiario sista die fuit festum beati Mathei apostoli</text:p>
      <text:p text:style-name="Standard">&gt;&gt;&gt;&gt;&gt;&gt; block &lt;&lt;&lt;&lt;&lt;&lt;&lt;</text:p>
      <text:p text:style-name="Standard">Super requesta Michaelis Baalon / auditis dominis G. de Alneolo</text:p>
      <text:p text:style-name="Standard">et G. Anglici deliberatum est quod audiatur magisteri de Detemplo</text:p>
      <text:p text:style-name="Standard"><text:soft-page-break/>Super requesta domini Stephani de capella firmarii de Balveolis</text:p>
      <text:p text:style-name="Standard">deliberatum est quod doius camerarius clericus mictet illac juratum</text:p>
      <text:p text:style-name="Standard">ecclesie die dominica proxima et in proximo capitulo refferet</text:p>
      <text:p text:style-name="Standard">De Jehan le Coustr a viii juris en estat du consentes des</text:p>
      <text:p text:style-name="Standard">Anno predicto die fabbati sequentes que erat sabbati iiiior</text:p>
      <text:p text:style-name="Standard">temporum post exaltacionem Sancte Crucis in capella</text:p>
      <text:p text:style-name="Standard">episcopali parisien dominus episcopus de Lussonno celebravit ordinim</text:p>
      <text:p text:style-name="Standard">et magister Dyonisius custurarii vicarius in ecclesia Parisiensie</text:p>
      <text:p text:style-name="Standard">fuit promotus ad acolitatum ceterosque minores ordines</text:p>
      <text:p text:style-name="Standard">Johannes de Hais reor parrochai ecclesie de Alneto Dy ocesis</text:p>
      <text:p text:style-name="Standard">carnotensis familiarum magistri Guillelmi de Alneolo canonicu</text:p>
      <text:p text:style-name="Standard">Parisiensis in claustro commorante ad subditue rdinarem</text:p>
      <text:p text:style-name="Standard">ugareti</text:p>
      <text:p text:style-name="Standard">Henricus Vyel capelani in ecclesia Sepulcri ad altare beate Kathuit ad</text:p>
      <text:p text:style-name="Standard">subditos ordinane</text:p>
      <text:p text:style-name="Standard">Domini ordinaverunt quod darentur centum fractorum illis de liricantu in elemosinam pro faciendo</text:p>
      <text:p text:style-name="Standard">et complendo campavile ecclesie Liricantus.</text:p>
      <text:p text:style-name="Standard">&gt;&gt;&gt;&gt;&gt;&gt; liste &lt;&lt;&lt;&lt;&lt;&lt;&lt;</text:p>
      <text:p text:style-name="Standard">P. decanus extra pro negi ecclesie</text:p>
      <text:p text:style-name="Standard">J. Archidiacono Par.</text:p>
      <text:p text:style-name="Standard">G. archidiacono ecclesie</text:p>
      <text:p text:style-name="Standard">Sy. succentore</text:p>
      <text:p text:style-name="Standard">Roberti</text:p>
      <text:p text:style-name="Standard">de Pompodorio</text:p>
      <text:p text:style-name="Standard">L. de Mongeria</text:p>
      <text:p text:style-name="Standard">P. Mignoti</text:p>
      <text:p text:style-name="Standard">G. de Albyaco</text:p>
      <text:p text:style-name="Standard">G. de Alneolo</text:p>
      <text:p text:style-name="Standard">G. Paillardi</text:p>
      <text:p text:style-name="Standard">T. Hocie</text:p>
      <text:p text:style-name="Standard">T. de Sancto Petro</text:p>
      <text:p text:style-name="Standard">N. de Ordeimnte</text:p>
      <text:p text:style-name="Standard">Ay. de Maignaco</text:p>
      <text:p text:style-name="Standard">Ph. de Salione</text:p>
      <text:p text:style-name="Standard">R. de Putheolis</text:p>
      <text:p text:style-name="Standard">B. de Tyherno</text:p>
      <text:p text:style-name="Standard"><text:soft-page-break/>S. Boussardi</text:p>
      <text:p text:style-name="Standard">de Karolay</text:p>
      <text:p text:style-name="Standard">de Nully</text:p>
      <text:p text:style-name="Standard">Voygnon</text:p>
      <text:p text:style-name="Standard">J. Regis</text:p>
      <text:p text:style-name="Standard">Au. Regine</text:p>
      <text:p text:style-name="Standard">J. de Socco</text:p>
      <text:p text:style-name="Standard"/>
      <text:p text:style-name="Standard"/>
      <text:p text:style-name="Standard">=FRAN_0393_10960.tif=</text:p>
      <text:p text:style-name="Standard">&gt;&gt;&gt;&gt;&gt;&gt; numérotation &lt;&lt;&lt;&lt;&lt;&lt;&lt;</text:p>
      <text:p text:style-name="Standard">*iiii</text:p>
      <text:p text:style-name="Standard">246</text:p>
      <text:p text:style-name="Standard">&gt;&gt;&gt;&gt;&gt;&gt; Date &lt;&lt;&lt;&lt;&lt;&lt;&lt;</text:p>
      <text:p text:style-name="Standard">Anno predicto die mercurii xxiiiia septembris capitulantibus dominis</text:p>
      <text:p text:style-name="Standard">Eadem die capitulantibs dominis hora vesperiua in capitulo</text:p>
      <text:p text:style-name="Standard">&gt;&gt;&gt;&gt;&gt;&gt; block &lt;&lt;&lt;&lt;&lt;&lt;&lt;</text:p>
      <text:p text:style-name="Standard">Placet dominis quod expediatur a cartibus capituli Benardus de</text:p>
      <text:p text:style-name="Standard">Albyaco detentus pro suspicione furti facti die beati Georgii in</text:p>
      <text:p text:style-name="Standard">Sepulero / quiquidem detentus nc. recognovit / tamere non absolvet</text:p>
      <text:p text:style-name="Standard">Deliberatum est quod crastina die fiat missa de requiem pro</text:p>
      <text:p text:style-name="Standard">memorie domino nostro papa nuper deffuncto / et die sabbati proy</text:p>
      <text:p text:style-name="Standard">missa de Sancto Spiritu pro nova elecione / et die dominica sequente procestus</text:p>
      <text:p text:style-name="Standard">generales ad sactam Genovefam</text:p>
      <text:p text:style-name="Standard">Placet dominis quod repparetur domus seu turris de unoto qua</text:p>
      <text:p text:style-name="Standard">olim dedit ecclesie Parisiensis dominus Guillelmus de Meleduno archiepscop</text:p>
      <text:p text:style-name="Standard">Senonensis quondam</text:p>
      <text:p text:style-name="Standard">Magister Laurencius de Albello fuit receptus ad canonicatum et</text:p>
      <text:p text:style-name="Standard">penitenciariam vacante per mortem magistri Johannis de Marc</text:p>
      <text:p text:style-name="Standard">fecit juramentum in forma et dedit fidejussores pro capellanie</text:p>
      <text:p text:style-name="Standard">Archidiaconus presentes et eciam magistrum G. de Alveolo et fuit</text:p>
      <text:p text:style-name="Standard">eus in chorio e locus sibi assignaii in capitulo</text:p>
      <text:p text:style-name="Standard">&gt;&gt;&gt;&gt;&gt;&gt; liste &lt;&lt;&lt;&lt;&lt;&lt;&lt;</text:p>
      <text:p text:style-name="Standard">P. Decano</text:p>
      <text:p text:style-name="Standard">Archidiacono Par.</text:p>
      <text:p text:style-name="Standard">S</text:p>
      <text:p text:style-name="Standard"><text:soft-page-break/>archidiaconos ecclesie</text:p>
      <text:p text:style-name="Standard">Sy. Succentor</text:p>
      <text:p text:style-name="Standard">P. Robecti</text:p>
      <text:p text:style-name="Standard">J.</text:p>
      <text:p text:style-name="Standard">de Pompodorio</text:p>
      <text:p text:style-name="Standard">Ar. Jausserandi</text:p>
      <text:p text:style-name="Standard">L. de Mongeria</text:p>
      <text:p text:style-name="Standard">R. de Lorriaco</text:p>
      <text:p text:style-name="Standard">R. de Putheolis</text:p>
      <text:p text:style-name="Standard">G. de Alneolo</text:p>
      <text:p text:style-name="Standard">T. de Sancto Petro</text:p>
      <text:p text:style-name="Standard">P. Mignoti</text:p>
      <text:p text:style-name="Standard">N. de Ordeimonte</text:p>
      <text:p text:style-name="Standard">R. de Justi</text:p>
      <text:p text:style-name="Standard">Ph. de Salione</text:p>
      <text:p text:style-name="Standard">J. Chanteprime</text:p>
      <text:p text:style-name="Standard">T. Hocie</text:p>
      <text:p text:style-name="Standard">G. Paillardi</text:p>
      <text:p text:style-name="Standard">Ay. de Maignaco</text:p>
      <text:p text:style-name="Standard">S. Boussardi</text:p>
      <text:p text:style-name="Standard">J. de Karolay</text:p>
      <text:p text:style-name="Standard">J. Voignon</text:p>
      <text:p text:style-name="Standard">J. Regis</text:p>
      <text:p text:style-name="Standard">P. Decano</text:p>
      <text:p text:style-name="Standard">J. de Bordis archidiacono Par.</text:p>
      <text:p text:style-name="Standard">G.</text:p>
      <text:p text:style-name="Standard">archidiacono ecclesie</text:p>
      <text:p text:style-name="Standard">Sy. succentore</text:p>
      <text:p text:style-name="Standard">J</text:p>
      <text:p text:style-name="Standard">de Pompodorio</text:p>
      <text:p text:style-name="Standard">de socro</text:p>
      <text:p text:style-name="Standard">Ar. Jausfrandi</text:p>
      <text:p text:style-name="Standard">de Karolay</text:p>
      <text:p text:style-name="Standard">de Mongeria</text:p>
      <text:p text:style-name="Standard">B. de Thierno</text:p>
      <text:p text:style-name="Standard">R. de Putheol</text:p>
      <text:p text:style-name="Standard"><text:soft-page-break/>Au. Regine</text:p>
      <text:p text:style-name="Standard">G. de Ahneolo</text:p>
      <text:p text:style-name="Standard">R. de Justiis</text:p>
      <text:p text:style-name="Standard">An. Grangeri</text:p>
      <text:p text:style-name="Standard">S.</text:p>
      <text:p text:style-name="Standard">Boussardi</text:p>
      <text:p text:style-name="Standard">T. de Sancto Petro</text:p>
      <text:p text:style-name="Standard">Ph. de Salione</text:p>
      <text:p text:style-name="Standard">P. de Basin</text:p>
      <text:p text:style-name="Standard">de Milly</text:p>
      <text:p text:style-name="Standard"/>
      <text:p text:style-name="Standard"/>
      <text:p text:style-name="Standard">=FRAN_0393_10961.tif=</text:p>
      <text:p text:style-name="Standard">&gt;&gt;&gt;&gt;&gt;&gt; numérotation &lt;&lt;&lt;&lt;&lt;&lt;&lt;</text:p>
      <text:p text:style-name="Standard">Cxxiiii</text:p>
      <text:p text:style-name="Standard">nonagesimo iiiio</text:p>
      <text:p text:style-name="Standard">247.</text:p>
      <text:p text:style-name="Standard">&gt;&gt;&gt;&gt;&gt;&gt; Date &lt;&lt;&lt;&lt;&lt;&lt;&lt;</text:p>
      <text:p text:style-name="Standard">Anno predicto die veneris xxva septembris capitulantibus dominis</text:p>
      <text:p text:style-name="Standard">Anno predicto die lune xxviiia septembris capitulantibus dominis</text:p>
      <text:p text:style-name="Standard">&gt;&gt;&gt;&gt;&gt;&gt; block &lt;&lt;&lt;&lt;&lt;&lt;&lt;</text:p>
      <text:p text:style-name="Standard">Ad requestam magistri Berandi nepotiis domini Roberti la teneur capellani</text:p>
      <text:p text:style-name="Standard">ad altare Sancti Nicolai in ecclesia Par. quiquidem capellanus tenetur in xl. s.</text:p>
      <text:p text:style-name="Standard">ossinis anivmerssariorum ad causam distribucionim chori quos xl. s. nunquam solvit</text:p>
      <text:p text:style-name="Standard">remissa sunt et arreragia dum nostro solvat de presenti pro isto commo</text:p>
      <text:p text:style-name="Standard">Commissam est magistro L. de Mongeria quod faciat repparari paurmenta ecclesie</text:p>
      <text:p text:style-name="Standard">existencia circa tumbas noviter in ecclesia appositas et postmodum constringentur</text:p>
      <text:p text:style-name="Standard">illi ad solvendum qui ad hoc tenebuntur</text:p>
      <text:p text:style-name="Standard">Placet dominis quod Jacobus de La Roe teneat corculari in Cyvilliaco pro</text:p>
      <text:p text:style-name="Standard">duobus s. Par. census annui</text:p>
      <text:p text:style-name="Standard">De domino Roberto Charronis actos contra dominum Johannem Durellisreum ad</text:p>
      <text:p text:style-name="Standard">lune ad procedendem prout de jure / cum Rogerio errant procuratore exhibende de</text:p>
      <text:p text:style-name="Standard">quo reus petiit copiam et magistro Guillelmo de Uphays procuratore et cavensis utc</text:p>
      <text:p text:style-name="Standard">exhabundum et promisit facere fidem ad die sub pena contras diei hodierno.</text:p>
      <text:p text:style-name="Standard">et reus peciit copiam processus</text:p>
      <text:p text:style-name="Standard">De la cause Jehan le Bouchier a viii. jours en estat du conser des par</text:p>
      <text:p text:style-name="Standard"><text:soft-page-break/>Domini H. cantor et L. de Mongeria sunt deputati ad audiendum execuconue</text:p>
      <text:p text:style-name="Standard">R testmenti deffuncti domini P. Forteti et magistrum Girardum Forteti nep</text:p>
      <text:p text:style-name="Standard">Jereleni tem dicti deffuncti</text:p>
      <text:p text:style-name="Standard">Scribetur preposito de Vnry quod si Johannes Veamnel est sufficatdi exiscipi</text:p>
      <text:p text:style-name="Standard">officium sergentterie quod sibi comictat ipsum officium ad beneplam citum</text:p>
      <text:p text:style-name="Standard">dominorum nomne prepositi estiemenet quod faciat tamen</text:p>
      <text:p text:style-name="Standard">procurator ecclesie faciat substitis pro vacantes in nega</text:p>
      <text:p text:style-name="Standard">pro Jolannes Bouistie</text:p>
      <text:p text:style-name="Standard">Magister P. Placul alias receptus ad prebendam ecclesie parisiens</text:p>
      <text:p text:style-name="Standard">per prcu</text:p>
      <text:p text:style-name="Standard">vacantes per morterm magistri Pi. prepositi hodie suit receptus</text:p>
      <text:p text:style-name="Standard">et fecit juramentum ut est moris</text:p>
      <text:p text:style-name="Standard">P. rati procurator domini Johannis Durelli expectris contra dominum Roberta</text:p>
      <text:p text:style-name="Standard">Charronis</text:p>
      <text:p text:style-name="Standard">De domino R. Charri etc. ad primamdiem post vacaciones vindeniarum</text:p>
      <text:p text:style-name="Standard">ad interloquendam ut prius / cum raerrant pretactis et P. rati</text:p>
      <text:p text:style-name="Standard">procuratore rei de quo faciet fidem ad diem sub pena conti die</text:p>
      <text:p text:style-name="Standard">&gt;&gt;&gt;&gt;&gt;&gt; liste &lt;&lt;&lt;&lt;&lt;&lt;&lt;</text:p>
      <text:p text:style-name="Standard">P. Decano</text:p>
      <text:p text:style-name="Standard">H. Cantor</text:p>
      <text:p text:style-name="Standard">J. de Bordis archidiaco</text:p>
      <text:p text:style-name="Standard">G. archidiacono ecclesie</text:p>
      <text:p text:style-name="Standard">Sy. succentore</text:p>
      <text:p text:style-name="Standard">J. de Pompedorio</text:p>
      <text:p text:style-name="Standard">Nr. Paussandi</text:p>
      <text:p text:style-name="Standard">R. de Lorriaco</text:p>
      <text:p text:style-name="Standard">N. de Ordeimonte</text:p>
      <text:p text:style-name="Standard">de Barolay</text:p>
      <text:p text:style-name="Standard">J</text:p>
      <text:p text:style-name="Standard">L. de Mongeria</text:p>
      <text:p text:style-name="Standard">R. de Putheelis</text:p>
      <text:p text:style-name="Standard">J. de Sorto</text:p>
      <text:p text:style-name="Standard">4</text:p>
      <text:p text:style-name="Standard">G. de Alneolo</text:p>
      <text:p text:style-name="Standard">G. Boussardi</text:p>
      <text:p text:style-name="Standard">R. de Justis</text:p>
      <text:p text:style-name="Standard"><text:soft-page-break/>Ph. de Salione</text:p>
      <text:p text:style-name="Standard">Ay. de Maignaco</text:p>
      <text:p text:style-name="Standard">P. Roberti</text:p>
      <text:p text:style-name="Standard">G. Paillardi</text:p>
      <text:p text:style-name="Standard">P. decano</text:p>
      <text:p text:style-name="Standard">H. cantor</text:p>
      <text:p text:style-name="Standard">J. Archidiacono Par.</text:p>
      <text:p text:style-name="Standard">G. archidiacono ecclesie</text:p>
      <text:p text:style-name="Standard">Sy. succentore</text:p>
      <text:p text:style-name="Standard">G. Jausserandi</text:p>
      <text:p text:style-name="Standard">+P. Roberti</text:p>
      <text:p text:style-name="Standard">L. de Mongeria</text:p>
      <text:p text:style-name="Standard">J. de Barolay</text:p>
      <text:p text:style-name="Standard">J. de Pompodorio</text:p>
      <text:p text:style-name="Standard">de socto</text:p>
      <text:p text:style-name="Standard">R. de Lorriaco</text:p>
      <text:p text:style-name="Standard">B. de Thierno</text:p>
      <text:p text:style-name="Standard">R. de Putheol</text:p>
      <text:p text:style-name="Standard">T. de Sancto Petro</text:p>
      <text:p text:style-name="Standard">G. de Albyaco</text:p>
      <text:p text:style-name="Standard">Au. Regine</text:p>
      <text:p text:style-name="Standard">J. de Milly</text:p>
      <text:p text:style-name="Standard">J. Mignoti</text:p>
      <text:p text:style-name="Standard">J. Voignon</text:p>
      <text:p text:style-name="Standard">N. de Ordeimnte</text:p>
      <text:p text:style-name="Standard">G. Paillard</text:p>
      <text:p text:style-name="Standard">S. Boussare</text:p>
      <text:p text:style-name="Standard">P. Placul</text:p>
      <text:p text:style-name="Standard">de Sancti</text:p>
      <text:p text:style-name="Standard"/>
      <text:p text:style-name="Standard"/>
      <text:p text:style-name="Standard">=FRAN_0393_10962.tif=</text:p>
      <text:p text:style-name="Standard">&gt;&gt;&gt;&gt;&gt;&gt; numérotation &lt;&lt;&lt;&lt;&lt;&lt;&lt;</text:p>
      <text:p text:style-name="Standard">nonagesimo iiiio</text:p>
      <text:p text:style-name="Standard">44</text:p>
      <text:p text:style-name="Standard">&gt;&gt;&gt;&gt;&gt;&gt; Date &lt;&lt;&lt;&lt;&lt;&lt;&lt;</text:p>
      <text:p text:style-name="Standard"><text:soft-page-break/>s</text:p>
      <text:p text:style-name="Standard">Anno proscirto die mrcurii ultima septembris capitulantibusdominis</text:p>
      <text:p text:style-name="Standard">Anno predicto die veneris secunda octobris capitulantibus dominis</text:p>
      <text:p text:style-name="Standard">&gt;&gt;&gt;&gt;&gt;&gt; block &lt;&lt;&lt;&lt;&lt;&lt;&lt;</text:p>
      <text:p text:style-name="Standard">Scribetur preposito de Rosaio quod inquirat si veritas fuit</text:p>
      <text:p text:style-name="Standard">facto sicut datur intellige in gracia Haroneti de Vnay</text:p>
      <text:p text:style-name="Standard">si aliqua bona ipsius fuerint confistata per Baurmentum</text:p>
      <text:p text:style-name="Standard">et quod rescribat</text:p>
      <text:p text:style-name="Standard">Die jovis seqenti magister Petrus Placil solvit xv. frp.</text:p>
      <text:p text:style-name="Standard">panere capituli</text:p>
      <text:p text:style-name="Standard">Symon le Maire sergent a verge a adjourné messeigneurs a dema</text:p>
      <text:p text:style-name="Standard">en chastelet a la requeste maistre Martin de la Mare den</text:p>
      <text:p text:style-name="Standard">G. de Peril</text:p>
      <text:p text:style-name="Standard">die dominica procima processiones ibunt apud Sanctum Fracistum a</text:p>
      <text:p text:style-name="Standard">apud Fratres Minores / et die dominica sequenti apud Beali</text:p>
      <text:p text:style-name="Standard">Kacherinamn</text:p>
      <text:p text:style-name="Standard">Magister Andreas cextorum presbyter magister in artibus alias reta</text:p>
      <text:p text:style-name="Standard">in magistrum collegii etce.</text:p>
      <text:p text:style-name="Standard">Scolares Girardus Barriere diocesis Sancti Flori Petrus de</text:p>
      <text:p text:style-name="Standard">Monte fecardi dicesis Parisien Guillelmus Bavili de Anceliaco dio</text:p>
      <text:p text:style-name="Standard">Sancti Flori</text:p>
      <text:p text:style-name="Standard">Deliberatum est quod servetur statutum contra magistrum Johannm</text:p>
      <text:p text:style-name="Standard">de borum archidiaconis Parisiene si non solveit stati precium</text:p>
      <text:p text:style-name="Standard">domus sue et parvum vinum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archidiaconus Par.</text:p>
      <text:p text:style-name="Standard">*</text:p>
      <text:p text:style-name="Standard">archidiaconos ecclesie</text:p>
      <text:p text:style-name="Standard">Sy. succentor</text:p>
      <text:p text:style-name="Standard">J. de Pompodorio</text:p>
      <text:p text:style-name="Standard">Ar. Jausserandi</text:p>
      <text:p text:style-name="Standard">J. de Karolay</text:p>
      <text:p text:style-name="Standard">R. de Lorriaco</text:p>
      <text:p text:style-name="Standard">L. de Mongeria</text:p>
      <text:p text:style-name="Standard"><text:soft-page-break/>B. de Thierno</text:p>
      <text:p text:style-name="Standard">R. de Putheoli</text:p>
      <text:p text:style-name="Standard">T. de Sancto Petro</text:p>
      <text:p text:style-name="Standard">Au. Regine</text:p>
      <text:p text:style-name="Standard">G. de Albyaco</text:p>
      <text:p text:style-name="Standard">T. Hocie</text:p>
      <text:p text:style-name="Standard">P. de Castro</text:p>
      <text:p text:style-name="Standard">J. Voignon</text:p>
      <text:p text:style-name="Standard">G. Paillardi</text:p>
      <text:p text:style-name="Standard">N. de Ordeimonte</text:p>
      <text:p text:style-name="Standard">G. Boussardi</text:p>
      <text:p text:style-name="Standard">P. Roberti</text:p>
      <text:p text:style-name="Standard">P. Decaoo</text:p>
      <text:p text:style-name="Standard">H. cantore</text:p>
      <text:p text:style-name="Standard">J. Archidiacono Par.</text:p>
      <text:p text:style-name="Standard">G. archidiacono ecclesie</text:p>
      <text:p text:style-name="Standard">Sy. succentore</text:p>
      <text:p text:style-name="Standard">*</text:p>
      <text:p text:style-name="Standard">de Pompedorio</text:p>
      <text:p text:style-name="Standard">de Karolay</text:p>
      <text:p text:style-name="Standard">Ar. Jausserandi</text:p>
      <text:p text:style-name="Standard">L. de Mongeria</text:p>
      <text:p text:style-name="Standard">R. de Lorriaco</text:p>
      <text:p text:style-name="Standard">Hue</text:p>
      <text:p text:style-name="Standard">Jo. Mignoti</text:p>
      <text:p text:style-name="Standard">Forteti</text:p>
      <text:p text:style-name="Standard">Au. Regine</text:p>
      <text:p text:style-name="Standard">G. de Albyaco</text:p>
      <text:p text:style-name="Standard">N. de Ordeimonte</text:p>
      <text:p text:style-name="Standard">J. Voignon</text:p>
      <text:p text:style-name="Standard">T. Hocie</text:p>
      <text:p text:style-name="Standard">S. Boussardi</text:p>
      <text:p text:style-name="Standard">G. Paillardi</text:p>
      <text:p text:style-name="Standard">B. de Thierno</text:p>
      <text:p text:style-name="Standard">J. de Sanctis</text:p>
      <text:p text:style-name="Standard">J. Chanteprime</text:p>
      <text:p text:style-name="Standard"><text:soft-page-break/>Ay. de Maignaco</text:p>
      <text:p text:style-name="Standard"/>
      <text:p text:style-name="Standard"/>
      <text:p text:style-name="Standard">=FRAN_0393_10963.tif=</text:p>
      <text:p text:style-name="Standard">&gt;&gt;&gt;&gt;&gt;&gt; numérotation &lt;&lt;&lt;&lt;&lt;&lt;&lt;</text:p>
      <text:p text:style-name="Standard">xxv</text:p>
      <text:p text:style-name="Standard">nonagesmo</text:p>
      <text:p text:style-name="Standard">i</text:p>
      <text:p text:style-name="Standard">Rli</text:p>
      <text:p text:style-name="Standard">&gt;&gt;&gt;&gt;&gt;&gt; Date &lt;&lt;&lt;&lt;&lt;&lt;&lt;</text:p>
      <text:p text:style-name="Standard">Anno predicto die lune quinta octobris capitulantibus dominis</text:p>
      <text:p text:style-name="Standard">Anno predicto die mercurii septima octebris capitulantibus dominis</text:p>
      <text:p text:style-name="Standard">&gt;&gt;&gt;&gt;&gt;&gt; block &lt;&lt;&lt;&lt;&lt;&lt;&lt;</text:p>
      <text:p text:style-name="Standard">non habuit effectum propter impetrantem</text:p>
      <text:p text:style-name="Standard">Domini unanimi assensu nomine discrepate presentaverunt dominum Nicolaum</text:p>
      <text:p text:style-name="Standard">sellarii presbyterum par eorum tabellionem ad curam de Rosayo ad collacionem</text:p>
      <text:p text:style-name="Standard">episcopi meldis spectantes vacantes per mortem domini Yervonis Marescalli</text:p>
      <text:p text:style-name="Standard">Die mercurii procia fiet missa Sancti Spiritus et processio in ecclesia pro Vivone</text:p>
      <text:p text:style-name="Standard">ecclesie</text:p>
      <text:p text:style-name="Standard">Die dominica propia fient processiones geneales apud Sanctam KiAcherinam</text:p>
      <text:p text:style-name="Standard">Magister P. Mignoti solvit xv fr. pro pane capitulari quos recepit</text:p>
      <text:p text:style-name="Standard">magister Cermaissaillardi pro ponendo in thesauro</text:p>
      <text:p text:style-name="Standard">Responsum est deputatis universitatis generaliter quod domini se habuerunt</text:p>
      <text:p text:style-name="Standard">bonam intencionem facieni processiones et alios actus devotos pro</text:p>
      <text:p text:style-name="Standard">unione ecclesie et adhuc facient continuabunt et ad alia contenta</text:p>
      <text:p text:style-name="Standard">in suis litteris semper facient illud quod debebunt facere et melius quam poterunt</text:p>
      <text:p text:style-name="Standard">Dominus Guillelmus Angliti respondit de x. fr. pro magistro Johanne de Bordis que</text:p>
      <text:p text:style-name="Standard">debebat de prebenda foranea P. Mignoti et concessa est quictancia</text:p>
      <text:p text:style-name="Standard">dicto P. Mignoti</text:p>
      <text:p text:style-name="Standard">Magister Robertus de Lorriaco existe in turno suo ut dicit contulit</text:p>
      <text:p text:style-name="Standard">magistro Laurencio de Mongeria canonicum et prebendam Sancti Benedicti vacanter</text:p>
      <text:p text:style-name="Standard">per obitum deffuncti domini Petri de Molinis per ipsum obitum mtari</text:p>
      <text:p text:style-name="Standard">Johannes de Karolay se opposuit dicente quod est in turno</text:p>
      <text:p text:style-name="Standard">Domini contulerunt domino Martino Mutonis presbytero magistro puerorum</text:p>
      <text:p text:style-name="Standard">choriecclesie Par. capellaniam ad altare Sancti Augustini quam Clrine</text:p>
      <text:p text:style-name="Standard">bat deffunctus dominus privo Marescalli ultiii possessoris ejusdem</text:p>
      <text:p text:style-name="Standard"><text:soft-page-break/>ita quod dimictet denarum matatnenm queque ad beneplacitum dominorum</text:p>
      <text:p text:style-name="Standard">juravitque obedienciam reverenciam et honorem ac deservire et</text:p>
      <text:p text:style-name="Standard">comparere in Symdo et c.</text:p>
      <text:p text:style-name="Standard">Magister Johannes de Karoulay existens in turno suo ut dicit nominavit</text:p>
      <text:p text:style-name="Standard">magistrum Mauricium de Baergourant ad canonicatu et prebendam Sancti</text:p>
      <text:p text:style-name="Standard">Beredicti cadentes ad collacionem dominorum vacantem per obitum deffunctidini</text:p>
      <text:p text:style-name="Standard">Petri de Molendinis qui hodie ut dicitur decessit</text:p>
      <text:p text:style-name="Standard">prefati magistri L. de Mongeria et M. de Kaergourant absn</text:p>
      <text:p text:style-name="Standard">prejudicio dominorum et aliorum fuerunt recepti ad dictos canonicatum</text:p>
      <text:p text:style-name="Standard">et prebendam et juraverunt</text:p>
      <text:p text:style-name="Standard">Deliberatum est quod magister Aondreas gracterii compareat die veie</text:p>
      <text:p text:style-name="Standard">proxima</text:p>
      <text:p text:style-name="Standard">&gt;&gt;&gt;&gt;&gt;&gt; liste &lt;&lt;&lt;&lt;&lt;&lt;&lt;</text:p>
      <text:p text:style-name="Standard">P. decano</text:p>
      <text:p text:style-name="Standard">de Bordis archidiacono Par</text:p>
      <text:p text:style-name="Standard">G. Archidiacono ecclesie</text:p>
      <text:p text:style-name="Standard">Sy. succentore</text:p>
      <text:p text:style-name="Standard">+P. Roberti</text:p>
      <text:p text:style-name="Standard">de Pompodorio</text:p>
      <text:p text:style-name="Standard">1</text:p>
      <text:p text:style-name="Standard">de Barclay</text:p>
      <text:p text:style-name="Standard">De soeco</text:p>
      <text:p text:style-name="Standard">R. de Lorriaco</text:p>
      <text:p text:style-name="Standard">Ar. Jaussrandi</text:p>
      <text:p text:style-name="Standard">A. de Mongeria</text:p>
      <text:p text:style-name="Standard">R. de Putheolis.</text:p>
      <text:p text:style-name="Standard">Au. Regine</text:p>
      <text:p text:style-name="Standard">P. Mignoti</text:p>
      <text:p text:style-name="Standard">G. de Albyaco</text:p>
      <text:p text:style-name="Standard">de Sanctis</text:p>
      <text:p text:style-name="Standard">N. de Bridenione</text:p>
      <text:p text:style-name="Standard">*</text:p>
      <text:p text:style-name="Standard">Voignon</text:p>
      <text:p text:style-name="Standard">Chanteprime</text:p>
      <text:p text:style-name="Standard">R. de Justiis</text:p>
      <text:p text:style-name="Standard">G. Paillard</text:p>
      <text:p text:style-name="Standard"><text:soft-page-break/>G. Boussardi</text:p>
      <text:p text:style-name="Standard">Ayo. de Maignaco</text:p>
      <text:p text:style-name="Standard">J. Hue in missa</text:p>
      <text:p text:style-name="Standard">P. decano</text:p>
      <text:p text:style-name="Standard">H. cantore</text:p>
      <text:p text:style-name="Standard">J. archidiacono Par.</text:p>
      <text:p text:style-name="Standard">Sy. succentor</text:p>
      <text:p text:style-name="Standard">J. de Pompodorio</text:p>
      <text:p text:style-name="Standard">P. Roberti</text:p>
      <text:p text:style-name="Standard">e Karolay</text:p>
      <text:p text:style-name="Standard">4</text:p>
      <text:p text:style-name="Standard">de socoo</text:p>
      <text:p text:style-name="Standard">de Lorriaco</text:p>
      <text:p text:style-name="Standard">de Mongeria</text:p>
      <text:p text:style-name="Standard">Hue</text:p>
      <text:p text:style-name="Standard">R. de Putheos</text:p>
      <text:p text:style-name="Standard">Au. Regine</text:p>
      <text:p text:style-name="Standard">P. Miggneti</text:p>
      <text:p text:style-name="Standard">G. de Albyaco</text:p>
      <text:p text:style-name="Standard">J. Voignon</text:p>
      <text:p text:style-name="Standard">G. Paillardi</text:p>
      <text:p text:style-name="Standard">G. Boussardi</text:p>
      <text:p text:style-name="Standard">P. Plaoid</text:p>
      <text:p text:style-name="Standard">Ay. de Maignaco</text:p>
      <text:p text:style-name="Standard">J. Chanteprime</text:p>
      <text:p text:style-name="Standard">T. De Thierno</text:p>
      <text:p text:style-name="Standard"/>
      <text:p text:style-name="Standard"/>
      <text:p text:style-name="Standard">=FRAN_0393_10964.tif=</text:p>
      <text:p text:style-name="Standard">&gt;&gt;&gt;&gt;&gt;&gt; numérotation &lt;&lt;&lt;&lt;&lt;&lt;&lt;</text:p>
      <text:p text:style-name="Standard">o</text:p>
      <text:p text:style-name="Standard">iiii</text:p>
      <text:p text:style-name="Standard">350</text:p>
      <text:p text:style-name="Standard">&gt;&gt;&gt;&gt;&gt;&gt; Date &lt;&lt;&lt;&lt;&lt;&lt;&lt;</text:p>
      <text:p text:style-name="Standard">nno predicto die jovis viiia mensis octobris capitulantibus dominis</text:p>
      <text:p text:style-name="Standard">Anno predicto die veneris x. octobris capitulantibus dominis</text:p>
      <text:p text:style-name="Standard"><text:soft-page-break/>&gt;&gt;&gt;&gt;&gt;&gt; block &lt;&lt;&lt;&lt;&lt;&lt;&lt;</text:p>
      <text:p text:style-name="Standard">Magister Mauricius de Baergourant heri nominatus per ma</text:p>
      <text:p text:style-name="Standard">Johannem de Varclay canonicum Parisiensis exist in turno suo de</text:p>
      <text:p text:style-name="Standard">dicis fuit receptus ad canonicatum et prebendam ecclesie s</text:p>
      <text:p text:style-name="Standard">benedicti et juravit ut in forma sque quam recepci magister</text:p>
      <text:p text:style-name="Standard">Laurencius de Mongeria cui fuit haberi collatiis</text:p>
      <text:p text:style-name="Standard">Magister Matheus de Bosco in utroque jure vachalarius</text:p>
      <text:p text:style-name="Standard">virente nominacionis regis fuit febri receptus ad dictos ca</text:p>
      <text:p text:style-name="Standard">et prebendam Sancti Benencicti vacante ut prefertur pr obitum desfunct</text:p>
      <text:p text:style-name="Standard">domini Petri de Molinis et fecit juramentum consuetum et</text:p>
      <text:p text:style-name="Standard">fuit insrallatus in ecclesia Parisiensis in ecclesia Sancti Benedicti</text:p>
      <text:p text:style-name="Standard">Magister Johannes Trelon bacalarius in theologia filit fuit</text:p>
      <text:p text:style-name="Standard">receptus ad ipsos canonicatum et prebendam virtute</text:p>
      <text:p text:style-name="Standard">licterarum apostolicarum modo premisso in eorum prfa persona</text:p>
      <text:p text:style-name="Standard">Magister Matheut Reginaldi fuit receptus ad prebendam prri</text:p>
      <text:p text:style-name="Standard">vacantes per resignacionem de ipsa sacta per magistrom Radulpha</text:p>
      <text:p text:style-name="Standard">de Justiis nuper canonicum juravit in forma solvit x</text:p>
      <text:p text:style-name="Standard">oro jocundo adventu et dedit fide jusssiones pro capiltul</text:p>
      <text:p text:style-name="Standard">dominum cantorem.</text:p>
      <text:p text:style-name="Standard">Ordinatum est quod prepositus de Rosiro ieludet in una</text:p>
      <text:p text:style-name="Standard">sacto omnes licteras scriptis et libros quos repperu cumb</text:p>
      <text:p text:style-name="Standard">deffuncti domini Yvonis Marescalli curati ultimi de toss</text:p>
      <text:p text:style-name="Standard">et micteret par et si aliquid tangat ecclesiam recipietum</text:p>
      <text:p text:style-name="Standard">esrdum autem bonorum litteratum et aliorum expedietur</text:p>
      <text:p text:style-name="Standard">domino Guillelmo Alani executoris testamentis ipsius deffunctis</text:p>
      <text:p text:style-name="Standard">qui se hessit pro executonies per beneficium inventis cusm protestis</text:p>
      <text:p text:style-name="Standard">consueta</text:p>
      <text:p text:style-name="Standard">&gt;&gt;&gt;&gt;&gt;&gt; liste &lt;&lt;&lt;&lt;&lt;&lt;&lt;</text:p>
      <text:p text:style-name="Standard">R. Decano</text:p>
      <text:p text:style-name="Standard">Cantore</text:p>
      <text:p text:style-name="Standard">archidiacono cclesie Paris.</text:p>
      <text:p text:style-name="Standard">Sy. succentor</text:p>
      <text:p text:style-name="Standard">Roberti</text:p>
      <text:p text:style-name="Standard">de Karolay</text:p>
      <text:p text:style-name="Standard">R</text:p>
      <text:p text:style-name="Standard">de Lorriaco</text:p>
      <text:p text:style-name="Standard"><text:soft-page-break/>l</text:p>
      <text:p text:style-name="Standard">de Mongeria</text:p>
      <text:p text:style-name="Standard">de Pompodorio</text:p>
      <text:p text:style-name="Standard">R. de Thierno</text:p>
      <text:p text:style-name="Standard">de Sanctis</text:p>
      <text:p text:style-name="Standard">T. de Sancto Petro</text:p>
      <text:p text:style-name="Standard">Au. Regine</text:p>
      <text:p text:style-name="Standard">G.</text:p>
      <text:p text:style-name="Standard">de Albyaco</text:p>
      <text:p text:style-name="Standard">Ph. de Salcone</text:p>
      <text:p text:style-name="Standard">chantemprime</text:p>
      <text:p text:style-name="Standard">J</text:p>
      <text:p text:style-name="Standard">de Plaelo</text:p>
      <text:p text:style-name="Standard">G. Boussardi</text:p>
      <text:p text:style-name="Standard">Sy. de Maignaco</text:p>
      <text:p text:style-name="Standard">N. de Ordeomonte</text:p>
      <text:p text:style-name="Standard">Petro decano</text:p>
      <text:p text:style-name="Standard">H. Cantore</text:p>
      <text:p text:style-name="Standard">Sy. succentore</text:p>
      <text:p text:style-name="Standard">P.</text:p>
      <text:p text:style-name="Standard">Roberti</text:p>
      <text:p text:style-name="Standard">A Grang</text:p>
      <text:p text:style-name="Standard">de mongni</text:p>
      <text:p text:style-name="Standard">de Lorriaco</text:p>
      <text:p text:style-name="Standard">Pompo</text:p>
      <text:p text:style-name="Standard">de Putheo</text:p>
      <text:p text:style-name="Standard">S</text:p>
      <text:p text:style-name="Standard">Boussardi</text:p>
      <text:p text:style-name="Standard">J. Hue</text:p>
      <text:p text:style-name="Standard">Regs</text:p>
      <text:p text:style-name="Standard">J. Voignon</text:p>
      <text:p text:style-name="Standard">Jo. Flacul</text:p>
      <text:p text:style-name="Standard">de Karolay</text:p>
      <text:p text:style-name="Standard">Chantefrme</text:p>
      <text:p text:style-name="Standard"/>
      <text:p text:style-name="Standard"/>
      <text:p text:style-name="Standard"><text:soft-page-break/>=FRAN_0393_10965.tif=</text:p>
      <text:p text:style-name="Standard">&gt;&gt;&gt;&gt;&gt;&gt; numérotation &lt;&lt;&lt;&lt;&lt;&lt;&lt;</text:p>
      <text:p text:style-name="Standard">Cxxvi</text:p>
      <text:p text:style-name="Standard">nong iiii</text:p>
      <text:p text:style-name="Standard">26</text:p>
      <text:p text:style-name="Standard">25</text:p>
      <text:p text:style-name="Standard">&gt;&gt;&gt;&gt;&gt;&gt; Date &lt;&lt;&lt;&lt;&lt;&lt;&lt;</text:p>
      <text:p text:style-name="Standard">Anno predcto die lune xiia octobris capitulantibus dominis</text:p>
      <text:p text:style-name="Standard">Anno predicto die mercurii xiiiia octobris capitulantibus dominis</text:p>
      <text:p text:style-name="Standard">&gt;&gt;&gt;&gt;&gt;&gt; entrée &lt;&lt;&lt;&lt;&lt;&lt;&lt;</text:p>
      <text:p text:style-name="Standard">S xii s.</text:p>
      <text:p text:style-name="Standard">x s. vi .</text:p>
      <text:p text:style-name="Standard">&gt;&gt;&gt;&gt;&gt;&gt; block &lt;&lt;&lt;&lt;&lt;&lt;&lt;</text:p>
      <text:p text:style-name="Standard">Johannes Haudry nominatus per regem nomine domini dictis Curomefatis</text:p>
      <text:p text:style-name="Standard">sui sancncto loco ad prebendam Sancti Benedicti pa. fuit receptus ad prebendam</text:p>
      <text:p text:style-name="Standard">ipsius ecclesie Sancti Benedicti vigore licterarum regiarum et processus</text:p>
      <text:p text:style-name="Standard">sequti qui juravit in forma et non petiit installacionem</text:p>
      <text:p text:style-name="Standard">super requesta facta per magistrum G. de Brhays pro parte dominis</text:p>
      <text:p text:style-name="Standard">monis Hubelin delideratum est quod mandabuntur prater matra</text:p>
      <text:p text:style-name="Standard">filia et ejus soror et interim tenebat carcere ipse Symon</text:p>
      <text:p text:style-name="Standard">Super requesta die mercurii facta per Petrum Bonini procuratorem</text:p>
      <text:p text:style-name="Standard">Marquesii de Jotro qui iterum quesuvit quod domini prosequerentur</text:p>
      <text:p text:style-name="Standard">ad expedicionem seitnciem et executorie et quod ipsum reciperent ad</text:p>
      <text:p text:style-name="Standard">capellania Sepulcri quam obtinet magisteri Ai gragerii ad</text:p>
      <text:p text:style-name="Standard">mercurii ad respondendum procurator</text:p>
      <text:p text:style-name="Standard">Processus Jehan Le Boucher baille a maistre Guillaume Danvel</text:p>
      <text:p text:style-name="Standard">Magister An. Grangrii intimnavit appelanem in scriptis contra capellani et Petrum Bonnini procuratorem</text:p>
      <text:p text:style-name="Standard">Marquesii de Joctro presentie magistr G. de Byays . G. Le Page notaris dominis J. de</text:p>
      <text:p text:style-name="Standard">fasra et invequeti presbyteris et peciit aptolos cum protestai consuetis</text:p>
      <text:p text:style-name="Standard">P Johannes Brisson Odo scalli Parisiensis fuerunt recepti in collegio deffunt</text:p>
      <text:p text:style-name="Standard">ti Petri Forteti et juraverunt ut alii</text:p>
      <text:p text:style-name="Standard">fator</text:p>
      <text:p text:style-name="Standard">Magister Guillelmus Guitardi notariis curcie Par. procurator domini eustaci</text:p>
      <text:p text:style-name="Standard">vaclerii nunciavit quandam appellacioe in scriptis dominis decano et</text:p>
      <text:p text:style-name="Standard">capitulo a quibusdam gravanibus illatis et alias inferendis</text:p>
      <text:p text:style-name="Standard"><text:soft-page-break/>Johanneta Filia Johannis de Par jurata et interrogata super facto</text:p>
      <text:p text:style-name="Standard">domini Symonis Hubelin in carceribus detenti pro suspicione vi caplium</text:p>
      <text:p text:style-name="Standard">cionie facte de ipsa per ipsum dominum binonem desesuit quod ipse domino</text:p>
      <text:p text:style-name="Standard">Symon Rogavit ipsam pluries de cognoscendo ipsam carnaliter</text:p>
      <text:p text:style-name="Standard">et quod ipsa de sua spiotanea voluntate jatuit cum ipso ad domusdi</text:p>
      <text:p text:style-name="Standard">Eustacii vacherii in claustro et ibidem ipse defloravit causa nec</text:p>
      <text:p text:style-name="Standard">uunquam fecit de eo qurimoniam nec fecisset nisi ad instigitonem</text:p>
      <text:p text:style-name="Standard">patris et nostris et finaliter requisivit dominos pro ipse constringretur</text:p>
      <text:p text:style-name="Standard">ad satisfacientem sibi ex debito jure scripto ordinato</text:p>
      <text:p text:style-name="Standard">Dominus Symon Hubeliy presbyter juratus et interogatus super facto predicte</text:p>
      <text:p text:style-name="Standard">filie deposuit quod ipse</text:p>
      <text:p text:style-name="Standard">mquet et sua matrau fuerunt fidejusses et ipse permissi stare et ad venens</text:p>
      <text:p text:style-name="Standard">ad prosequendum factum utriusque partis coram</text:p>
      <text:p text:style-name="Standard">Magister Andreas grangerii fecit procurator suos Rs. de Lorriquo Voignon et</text:p>
      <text:p text:style-name="Standard">de Salione E. de Alnello ad</text:p>
      <text:p text:style-name="Standard">sequendum quandam suam appelu</text:p>
      <text:p text:style-name="Standard">tend apostolions</text:p>
      <text:p text:style-name="Standard">Responsio pro apostolis super appelatie domini Syt Eustacii Vacherii appllacioni vestre tamquam frviole et et</text:p>
      <text:p text:style-name="Standard">Falsis et mendosis causis composite non defferius</text:p>
      <text:p text:style-name="Standard">&gt;&gt;&gt;&gt;&gt;&gt; liste &lt;&lt;&lt;&lt;&lt;&lt;&lt;</text:p>
      <text:p text:style-name="Standard">P. Decano</text:p>
      <text:p text:style-name="Standard">HH. Cantore</text:p>
      <text:p text:style-name="Standard">archidiacono Par.</text:p>
      <text:p text:style-name="Standard">T</text:p>
      <text:p text:style-name="Standard">Sy. Succentore</text:p>
      <text:p text:style-name="Standard">de Krarolai</text:p>
      <text:p text:style-name="Standard">de Lorriaco</text:p>
      <text:p text:style-name="Standard">de Mongeria</text:p>
      <text:p text:style-name="Standard">F. de Thierno</text:p>
      <text:p text:style-name="Standard">An. Grangerii</text:p>
      <text:p text:style-name="Standard">Hue</text:p>
      <text:p text:style-name="Standard">G. de Alneolo</text:p>
      <text:p text:style-name="Standard">R.</text:p>
      <text:p text:style-name="Standard">de Putheols</text:p>
      <text:p text:style-name="Standard">G.</text:p>
      <text:p text:style-name="Standard"><text:soft-page-break/>Boussardi</text:p>
      <text:p text:style-name="Standard">de Sanctis</text:p>
      <text:p text:style-name="Standard">T. Hocie</text:p>
      <text:p text:style-name="Standard">J</text:p>
      <text:p text:style-name="Standard">Boigion</text:p>
      <text:p text:style-name="Standard">. Regis</text:p>
      <text:p text:style-name="Standard">G. Paillardi</text:p>
      <text:p text:style-name="Standard">P. Plaoul</text:p>
      <text:p text:style-name="Standard">Ab. de Maignaco</text:p>
      <text:p text:style-name="Standard">3</text:p>
      <text:p text:style-name="Standard">de Albyao</text:p>
      <text:p text:style-name="Standard">*</text:p>
      <text:p text:style-name="Standard">de socto+</text:p>
      <text:p text:style-name="Standard">P. decano</text:p>
      <text:p text:style-name="Standard">H. cantore infirmo</text:p>
      <text:p text:style-name="Standard">J. Archidiacono Par.</text:p>
      <text:p text:style-name="Standard">G. archidiacono ecclesie</text:p>
      <text:p text:style-name="Standard">P. Roberti</text:p>
      <text:p text:style-name="Standard">*.</text:p>
      <text:p text:style-name="Standard">de Pongodorio</text:p>
      <text:p text:style-name="Standard">J.</text:p>
      <text:p text:style-name="Standard">de Karolay</text:p>
      <text:p text:style-name="Standard">+J. de Socoo</text:p>
      <text:p text:style-name="Standard">de Lorriaco</text:p>
      <text:p text:style-name="Standard">L. de Mongeria</text:p>
      <text:p text:style-name="Standard">Au. Regine</text:p>
      <text:p text:style-name="Standard">R. de Putheolis</text:p>
      <text:p text:style-name="Standard">G. de Alneolo</text:p>
      <text:p text:style-name="Standard">J. Voignon</text:p>
      <text:p text:style-name="Standard">Ph. de Salione</text:p>
      <text:p text:style-name="Standard">G. Paillardi</text:p>
      <text:p text:style-name="Standard">P. Plaoul</text:p>
      <text:p text:style-name="Standard">Ly. de Maignaco</text:p>
      <text:p text:style-name="Standard">Sy. succentor</text:p>
      <text:p text:style-name="Standard">B. de Thierno</text:p>
      <text:p text:style-name="Standard">Ar. Jauffandi</text:p>
      <text:p text:style-name="Standard"><text:soft-page-break/></text:p>
      <text:p text:style-name="Standard"/>
      <text:p text:style-name="Standard">=FRAN_0393_10966.tif=</text:p>
      <text:p text:style-name="Standard">&gt;&gt;&gt;&gt;&gt;&gt; numérotation &lt;&lt;&lt;&lt;&lt;&lt;&lt;</text:p>
      <text:p text:style-name="Standard">Lonad</text:p>
      <text:p text:style-name="Standard">mo</text:p>
      <text:p text:style-name="Standard">iiii</text:p>
      <text:p text:style-name="Standard">11</text:p>
      <text:p text:style-name="Standard">&gt;&gt;&gt;&gt;&gt;&gt; Date &lt;&lt;&lt;&lt;&lt;&lt;&lt;</text:p>
      <text:p text:style-name="Standard">Anno predicto die veneris xvia octobris capitulantibus dominis</text:p>
      <text:p text:style-name="Standard">Anno predicto die lune xixa octobris capitulantibus dominis</text:p>
      <text:p text:style-name="Standard">&gt;&gt;&gt;&gt;&gt;&gt; block &lt;&lt;&lt;&lt;&lt;&lt;&lt;</text:p>
      <text:p text:style-name="Standard">Magistre Guillelmus de Alneolo retulit statum processus inter Johannem</text:p>
      <text:p text:style-name="Standard">le bouchier et Germana la maistresse et dixit quoderat bent</text:p>
      <text:p text:style-name="Standard">judicatum per camerarium Laycum ecclesie</text:p>
      <text:p text:style-name="Standard">Data est licenciatum dominos Dyonisio Saillembenis eundi ad Symodum</text:p>
      <text:p text:style-name="Standard">apud Carnotum</text:p>
      <text:p text:style-name="Standard">Baudetus de Barra presbyter capellania in ecclesia Par. ad altare d</text:p>
      <text:p text:style-name="Standard">collacionie beati Johannis Baptiste resignacionem deconum capellania</text:p>
      <text:p text:style-name="Standard">causa permutacionie faciendi cum domino Philhanne deMaon presbytero capi</text:p>
      <text:p text:style-name="Standard">capellanis Sancti Leodegarii de Triegallo Belvacensis diocesis ad</text:p>
      <text:p text:style-name="Standard">ipsam capellaniam fuit recepta resignacionem et collata de</text:p>
      <text:p text:style-name="Standard">capellania dicto domino Johanni qui juravit in forma</text:p>
      <text:p text:style-name="Standard">Girart le François sergent a verge du roy a adjourné messsire</text:p>
      <text:p text:style-name="Standard">ans jours de la prevosté de paris en cause d'appel a la requeste</text:p>
      <text:p text:style-name="Standard">de Estienne de Pari et ont messeigneurs demande copie de sa relacion</text:p>
      <text:p text:style-name="Standard">Dominus Johannes deMann prebtre capellanio capellanie ad altare decollacionis beati</text:p>
      <text:p text:style-name="Standard">Johannis Baptiste resignacionm causa permutacionis faciendis cum magistro Mathi</text:p>
      <text:p text:style-name="Standard">tamini in utroque jure licenciat decano ecclesie collegiate sancti Petr</text:p>
      <text:p text:style-name="Standard">pnellarum Aurelianensim ad $ipam$ ipsum decanatum que resignacionem fuit a</text:p>
      <text:p text:style-name="Standard">missa et ipsa capellania collata dicto magistro Matheo in personam</text:p>
      <text:p text:style-name="Standard">magistri G. Joye procuratore qui juravit in forma</text:p>
      <text:p text:style-name="Standard">Deliberatum est quod scribatur preposito de Rosayo quod teneat ordina</text:p>
      <text:p text:style-name="Standard">cionem dominorum super bonis domini Yvonis Marescalli alias sibi relatan</text:p>
      <text:p text:style-name="Standard">ex parte ipsorum dominorum non obstantibum processu domini meldensis</text:p>
      <text:p text:style-name="Standard">Placet dominis quod recipiatur resignacionem appelaie domini Custacii vacli</text:p>
      <text:p text:style-name="Standard"><text:soft-page-break/>per suum procuratorem et quod emendet ad libitum dominorum / et si nobil</text:p>
      <text:p text:style-name="Standard">emendare deliberatum est quod scribetur domine prelatis qui cum domino</text:p>
      <text:p text:style-name="Standard">nostro papa erant Parisiee de bono regie ipsius domini Custacii.</text:p>
      <text:p text:style-name="Standard">de facto propter quod ipse recessit ut non panicetur et de</text:p>
      <text:p text:style-name="Standard">Mobediente etc.</text:p>
      <text:p text:style-name="Standard">Johannes Gambelini Parisis fuit receptus in scolarem collegii seti</text:p>
      <text:p text:style-name="Standard">forteti et juravit</text:p>
      <text:p text:style-name="Standard">&gt;&gt;&gt;&gt;&gt;&gt; liste &lt;&lt;&lt;&lt;&lt;&lt;&lt;</text:p>
      <text:p text:style-name="Standard">P. decano</text:p>
      <text:p text:style-name="Standard">G. archidiacono ecclesie</text:p>
      <text:p text:style-name="Standard">Sy. succentore</text:p>
      <text:p text:style-name="Standard">N. de Ordeimonte</text:p>
      <text:p text:style-name="Standard">R. de Lorriaco</text:p>
      <text:p text:style-name="Standard">de Karelay</text:p>
      <text:p text:style-name="Standard">de socco</text:p>
      <text:p text:style-name="Standard">L. de Mongeria</text:p>
      <text:p text:style-name="Standard">J. de Pompodorio</text:p>
      <text:p text:style-name="Standard">G. de Alneolo</text:p>
      <text:p text:style-name="Standard">B. de Thierno</text:p>
      <text:p text:style-name="Standard">J. de Sanctis</text:p>
      <text:p text:style-name="Standard">G. de Albraco</text:p>
      <text:p text:style-name="Standard">R. de Putheolis</text:p>
      <text:p text:style-name="Standard">P. Plaoul</text:p>
      <text:p text:style-name="Standard">S. Boussardi</text:p>
      <text:p text:style-name="Standard">T. Hocie</text:p>
      <text:p text:style-name="Standard">P. Decano</text:p>
      <text:p text:style-name="Standard">H. Cantore</text:p>
      <text:p text:style-name="Standard">Archidiacono Par.</text:p>
      <text:p text:style-name="Standard">G. archidiacono ecclesie</text:p>
      <text:p text:style-name="Standard">Sy. succentor</text:p>
      <text:p text:style-name="Standard">de Pompodorio</text:p>
      <text:p text:style-name="Standard">J. de Karolay</text:p>
      <text:p text:style-name="Standard">Ar Jausferandi</text:p>
      <text:p text:style-name="Standard">+.P. Roberti</text:p>
      <text:p text:style-name="Standard">L. de Mongeria</text:p>
      <text:p text:style-name="Standard">R. de Lorriaco</text:p>
      <text:p text:style-name="Standard"><text:soft-page-break/>B. de Thierno</text:p>
      <text:p text:style-name="Standard">de Socco</text:p>
      <text:p text:style-name="Standard">R. de Putheolis</text:p>
      <text:p text:style-name="Standard">J. Voignon</text:p>
      <text:p text:style-name="Standard">G. Paillardi</text:p>
      <text:p text:style-name="Standard">S. Boussardi</text:p>
      <text:p text:style-name="Standard">Au. Regme</text:p>
      <text:p text:style-name="Standard">T. Hocie</text:p>
      <text:p text:style-name="Standard">P. Plaoul</text:p>
      <text:p text:style-name="Standard">G. de Albyaco</text:p>
      <text:p text:style-name="Standard">N. de Ordeimonte</text:p>
      <text:p text:style-name="Standard">orteri</text:p>
      <text:p text:style-name="Standard"/>
      <text:p text:style-name="Standard"/>
      <text:p text:style-name="Standard">=FRAN_0393_10967.tif=</text:p>
      <text:p text:style-name="Standard">&gt;&gt;&gt;&gt;&gt;&gt; numérotation &lt;&lt;&lt;&lt;&lt;&lt;&lt;</text:p>
      <text:p text:style-name="Standard">Cxxvii</text:p>
      <text:p text:style-name="Standard">* iiii°</text:p>
      <text:p text:style-name="Standard">*2</text:p>
      <text:p text:style-name="Standard">33</text:p>
      <text:p text:style-name="Standard">&gt;&gt;&gt;&gt;&gt;&gt; Date &lt;&lt;&lt;&lt;&lt;&lt;&lt;</text:p>
      <text:p text:style-name="Standard">Anno predicto die mercurii xxia octobris capitulantibus dominis</text:p>
      <text:p text:style-name="Standard">Anno predicto die veneris xxiii. octobris capitulantibus dominis</text:p>
      <text:p text:style-name="Standard">&gt;&gt;&gt;&gt;&gt;&gt; block &lt;&lt;&lt;&lt;&lt;&lt;&lt;</text:p>
      <text:p text:style-name="Standard">facta relacione per dominos cantorem et L. de Mongeria de compoto</text:p>
      <text:p text:style-name="Standard">domini Martini Muntoniis magistri puerorum chori concessa fuit</text:p>
      <text:p text:style-name="Standard">quictancia generalis dicto domino Martino de Coto tempore quo exceuit</text:p>
      <text:p text:style-name="Standard">offactum suum erga pueros usque ad diere qua fuit factum forum cum co</text:p>
      <text:p text:style-name="Standard">uo pueris videlicet anno nonagesimo tercio die</text:p>
      <text:p text:style-name="Standard">Dominus Guillelmus Anglici ait de perquirendo antiqua compota de Norvilla</text:p>
      <text:p text:style-name="Standard">pro facto magistri Johannis Vie capellani de Norvilla</text:p>
      <text:p text:style-name="Standard">Concessa est quictancia domino Burello de Ripperia de CC lbr t. pro remino</text:p>
      <text:p text:style-name="Standard">Sancti Remigii quas ecclesia percipit super redditibus pondrbus regii Parisiens</text:p>
      <text:p text:style-name="Standard">quod est ipsius domini</text:p>
      <text:p text:style-name="Standard">Deliberatum est quod recipiatur magister Petrus Bonini procurator</text:p>
      <text:p text:style-name="Standard">Marquesii de Potro ad capellaniam quam in ecclesia Sepulcri obtinet</text:p>
      <text:p text:style-name="Standard"><text:soft-page-break/>magister Andreas Grangerii qui juravit in forma</text:p>
      <text:p text:style-name="Standard">fuit resu magistro Johanni Voignon procuratori magistri Andree grangerii</text:p>
      <text:p text:style-name="Standard">quod habieto consilio pruderetum et pluribus collacionibus sunt in deliberacione</text:p>
      <text:p text:style-name="Standard">recipiendi ipsum procuratorem dicti Marquesii et hoc resposio fuit ei</text:p>
      <text:p text:style-name="Standard">data pro apostolis</text:p>
      <text:p text:style-name="Standard">la cause de ceulx de Baigneux a viii. jours deffuc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J. Archidiacono Par.</text:p>
      <text:p text:style-name="Standard">G. Archidiacono ecclesie</text:p>
      <text:p text:style-name="Standard">Sy. sSuccentore</text:p>
      <text:p text:style-name="Standard">P. Roberti</text:p>
      <text:p text:style-name="Standard">B. de Thierno</text:p>
      <text:p text:style-name="Standard">Ar. Jausserandi</text:p>
      <text:p text:style-name="Standard">J. de Pompodorio</text:p>
      <text:p text:style-name="Standard">.</text:p>
      <text:p text:style-name="Standard">de Karolay</text:p>
      <text:p text:style-name="Standard">R. de Lorriaco</text:p>
      <text:p text:style-name="Standard">N. de Ordeimnte</text:p>
      <text:p text:style-name="Standard">J. de Socto</text:p>
      <text:p text:style-name="Standard">R. de Putheol</text:p>
      <text:p text:style-name="Standard">G. de Albyaco</text:p>
      <text:p text:style-name="Standard">T. Hocie</text:p>
      <text:p text:style-name="Standard">J. Voignon</text:p>
      <text:p text:style-name="Standard">G. Paillardi</text:p>
      <text:p text:style-name="Standard">Ph. de Salione</text:p>
      <text:p text:style-name="Standard">P. Plaoul</text:p>
      <text:p text:style-name="Standard">Ay. de Maignaco</text:p>
      <text:p text:style-name="Standard">P. Decano</text:p>
      <text:p text:style-name="Standard">H. Cantore</text:p>
      <text:p text:style-name="Standard">J. Archidiacono Par.</text:p>
      <text:p text:style-name="Standard">G. archidiacono ecclesie</text:p>
      <text:p text:style-name="Standard">Sy. succentore</text:p>
      <text:p text:style-name="Standard">P. Roberti</text:p>
      <text:p text:style-name="Standard">B. de Thierno</text:p>
      <text:p text:style-name="Standard"><text:soft-page-break/>Ar. Jausserandi</text:p>
      <text:p text:style-name="Standard">J. de Karolay</text:p>
      <text:p text:style-name="Standard">J. de Pompedorio</text:p>
      <text:p text:style-name="Standard">R. de Lorriaco</text:p>
      <text:p text:style-name="Standard">L. de Mongeria</text:p>
      <text:p text:style-name="Standard">J. de Secto</text:p>
      <text:p text:style-name="Standard">R. de Puthellis</text:p>
      <text:p text:style-name="Standard">Au. Regine</text:p>
      <text:p text:style-name="Standard">J. Voignon</text:p>
      <text:p text:style-name="Standard">G. Paillardi</text:p>
      <text:p text:style-name="Standard">T. Hocie</text:p>
      <text:p text:style-name="Standard">ix s. vi d. Ay. de Maignaco</text:p>
      <text:p text:style-name="Standard"/>
      <text:p text:style-name="Standard"/>
      <text:p text:style-name="Standard">=FRAN_0393_10968.tif=</text:p>
      <text:p text:style-name="Standard">&gt;&gt;&gt;&gt;&gt;&gt; numérotation &lt;&lt;&lt;&lt;&lt;&lt;&lt;</text:p>
      <text:p text:style-name="Standard">quacto.</text:p>
      <text:p text:style-name="Standard">.</text:p>
      <text:p text:style-name="Standard">&gt;&gt;&gt;&gt;&gt;&gt; Date &lt;&lt;&lt;&lt;&lt;&lt;&lt;</text:p>
      <text:p text:style-name="Standard">Anno predicto die dominica xxva mensis Detobris capitulantibus dominis</text:p>
      <text:p text:style-name="Standard">Anno predicto die lune vicesima sexta octobris capitulantibus dominis</text:p>
      <text:p text:style-name="Standard">&gt;&gt;&gt;&gt;&gt;&gt; block &lt;&lt;&lt;&lt;&lt;&lt;&lt;</text:p>
      <text:p text:style-name="Standard">Magister Andreas Grangii procurator domini cardinalis anicensis</text:p>
      <text:p text:style-name="Standard">acceptavit prebendam Par. vacantem per mortem domini Guillelmi de</text:p>
      <text:p text:style-name="Standard">Alneto cum protestacionibus fricer consuetis et dominus P. Robet</text:p>
      <text:p text:style-name="Standard">decanus Sancti Germani Autissiodorensis sibi providit de ea</text:p>
      <text:p text:style-name="Standard">protestacionibus predictis sibi salvis presentius P. decano Par.</text:p>
      <text:p text:style-name="Standard">G. archidiacono ecclesie Sy. Succentor R. de Lorriaco q. de Pompredorio</text:p>
      <text:p text:style-name="Standard">et G. de Albyaco.</text:p>
      <text:p text:style-name="Standard">procurator magistri N. de Roen</text:p>
      <text:p text:style-name="Standard">Matheus ratis eodem notro acceptavit et providit et</text:p>
      <text:p text:style-name="Standard">dominus N. de Ordeomonte decanus Sancti Martini de Turonis</text:p>
      <text:p text:style-name="Standard">presentis domino officialis Parisiensis et magistro Nicolao</text:p>
      <text:p text:style-name="Standard">et recepta est dilecton ad martius ad recipientem ala</text:p>
      <text:p text:style-name="Standard">pari</text:p>
      <text:p text:style-name="Standard">misse Karoli regis quas tenebat dominus Eustaciis</text:p>
      <text:p text:style-name="Standard"><text:soft-page-break/>Vacherii tradite sunt domino haerico scolarum capellanio domini Cantereie</text:p>
      <text:p text:style-name="Standard">Ad requestam provisorum se pulcri remissa est emenda</text:p>
      <text:p text:style-name="Standard">xii solidoum Guillelmo pulsatori campanarum Sepulcri</text:p>
      <text:p text:style-name="Standard">quam gtagiaverat pro quadam alapa data per ipsum vii prenis</text:p>
      <text:p text:style-name="Standard">i Sepulcro</text:p>
      <text:p text:style-name="Standard">commissi super facto arreragiorum deffuncti domini archidiacono sunc G.</text:p>
      <text:p text:style-name="Standard">archidiaconus ecclesie J. de Socto et G. Paillardi ci est eis data</text:p>
      <text:p text:style-name="Standard">poetas talis qualibs fuerat data qu chanteprimme et G. de Alno</text:p>
      <text:p text:style-name="Standard">Deliberatum est quod servetur statutum centau dominum Arhidiaconu xai.</text:p>
      <text:p text:style-name="Standard">nisi solverit infra octo dies pro mdende omne illud quod de</text:p>
      <text:p text:style-name="Standard">Pr domo et decem fracorum pro prebendam for decentum solidosm Sepulci</text:p>
      <text:p text:style-name="Standard">nil est adhuc deliberatum de ventum st pro carceribus Pete</text:p>
      <text:p text:style-name="Standard">ei si voluerit tenere composicionem alias centam per predecessroes suo</text:p>
      <text:p text:style-name="Standard">De executones testamntis domini Yvonis Marescalli contra matricularia</text:p>
      <text:p text:style-name="Standard">et habitatores ville de Rosayo / ad de veneris in xva in statu</text:p>
      <text:p text:style-name="Standard">nisi prius concordaverunt cum domino Guillelmo Alani pro actorse</text:p>
      <text:p text:style-name="Standard">executonies et Johanne Marie procuratore exhibentes contra quod acto pro</text:p>
      <text:p text:style-name="Standard">est de dicente contra et de habendo litteras conti per minus sufficentu caunou</text:p>
      <text:p text:style-name="Standard">no esset sussicntu udieum munitus consilio magistri Auffredi saisti</text:p>
      <text:p text:style-name="Standard">&gt;&gt;&gt;&gt;&gt;&gt; liste &lt;&lt;&lt;&lt;&lt;&lt;&lt;</text:p>
      <text:p text:style-name="Standard">P. decano</text:p>
      <text:p text:style-name="Standard">H. Cantore</text:p>
      <text:p text:style-name="Standard">G. archidiacono ecclesie</text:p>
      <text:p text:style-name="Standard">Sy. succentor</text:p>
      <text:p text:style-name="Standard">P. Roberti</text:p>
      <text:p text:style-name="Standard">de Pompdorio</text:p>
      <text:p text:style-name="Standard">L. de Mongeria</text:p>
      <text:p text:style-name="Standard">P. de Thierno</text:p>
      <text:p text:style-name="Standard">R. de Lorriaco</text:p>
      <text:p text:style-name="Standard">An. Grangerii</text:p>
      <text:p text:style-name="Standard">T. de Sancto Petro</text:p>
      <text:p text:style-name="Standard">G. de Albyaco</text:p>
      <text:p text:style-name="Standard">J. Voignon</text:p>
      <text:p text:style-name="Standard">T. Hocie</text:p>
      <text:p text:style-name="Standard">G. Paillardi</text:p>
      <text:p text:style-name="Standard">Ay. de Maignaco</text:p>
      <text:p text:style-name="Standard"><text:soft-page-break/>J. Hue</text:p>
      <text:p text:style-name="Standard">P. decano</text:p>
      <text:p text:style-name="Standard">H. Cantore</text:p>
      <text:p text:style-name="Standard">Archidiacono Par.</text:p>
      <text:p text:style-name="Standard">G. Archidiacono ecclesie</text:p>
      <text:p text:style-name="Standard">Sy. succentor</text:p>
      <text:p text:style-name="Standard">de Pompodorio</text:p>
      <text:p text:style-name="Standard">L. de Mongeria</text:p>
      <text:p text:style-name="Standard">de Karolay</text:p>
      <text:p text:style-name="Standard">Ari. Jausserandi</text:p>
      <text:p text:style-name="Standard">R. de Lorriaco</text:p>
      <text:p text:style-name="Standard">de socco</text:p>
      <text:p text:style-name="Standard">B. de Thierno</text:p>
      <text:p text:style-name="Standard">R. de Putheolis</text:p>
      <text:p text:style-name="Standard">G. de Albyaco</text:p>
      <text:p text:style-name="Standard">N. de Ordeimomnte</text:p>
      <text:p text:style-name="Standard">Hue</text:p>
      <text:p text:style-name="Standard">G. Paillardi</text:p>
      <text:p text:style-name="Standard">P. Plaoul</text:p>
      <text:p text:style-name="Standard">Ay. de Maignaco</text:p>
      <text:p text:style-name="Standard">T. Hocie</text:p>
      <text:p text:style-name="Standard">Voygnon</text:p>
      <text:p text:style-name="Standard"/>
      <text:p text:style-name="Standard"/>
      <text:p text:style-name="Standard">=FRAN_0393_10975.tif=</text:p>
      <text:p text:style-name="Standard">&gt;&gt;&gt;&gt;&gt;&gt; block &lt;&lt;&lt;&lt;&lt;&lt;&lt;</text:p>
      <text:p text:style-name="Standard">In nomine domini amen. Per hoc presens publicum instrumentum cunctis pateat evidenter et sit mani</text:p>
      <text:p text:style-name="Standard">festum quod anno eusdem domini millesimo Trecentesimo nonagesimo primo In dicione quar</text:p>
      <text:p text:style-name="Standard">tadecima mensis augusti die duodecima. Pontificatus sanctissimi in ipso Patris et domini nostru</text:p>
      <text:p text:style-name="Standard">domini Clementis divina providencia pape septum anno terciodecimo In mei notarii publi</text:p>
      <text:p text:style-name="Standard">ei et testium subscriptorum presencia / propter hoc personaliter constitutus / vir venerabis et discretus</text:p>
      <text:p text:style-name="Standard">Magister Petrus Forteti magister in artibus et in utroque jure licenciatus canonicus Parisiensis tenens</text:p>
      <text:p text:style-name="Standard">in manibus suis quandam cedulam papiream manu sua propria scriptam continentem in se ut dice</text:p>
      <text:p text:style-name="Standard">bat testamentum suum seu ultimam volundatem suam / dixitur et asseruit quod ipse dictum suum</text:p>
      <text:p text:style-name="Standard">testamentum faciebat et de sua ultima voluntate disponebat / prout in dicta cedula contina</text:p>
      <text:p text:style-name="Standard">batur cujus cedule tenoe de verbo ad verbum sequitur et est talisn nomine domini</text:p>
      <text:p text:style-name="Standard"><text:soft-page-break/>amen . Ego Petrus Forteti magister in artibus et in utroque jure licenciatus archidiaconus cuci</text:p>
      <text:p text:style-name="Standard">ac in ecclesia CLaromontensis et canonicus Parisiensis et ecclesie Sancti Clodoaldi / et Beate Marie de Cla</text:p>
      <text:p text:style-name="Standard">romonte / et de Barro super secanam Parisiensi . Belvacensis et Lingonensis diocesum capellanusque</text:p>
      <text:p text:style-name="Standard">nei Parisisi et capellaniad altare Sancte ternitatis</text:p>
      <text:p text:style-name="Standard">ad altare Sancti Stephanani in ecclesia Sancti Bartholon</text:p>
      <text:p text:style-name="Standard">anu jurete axet aqu quantulum infirmus comrpo</text:p>
      <text:p text:style-name="Standard">in ecclesia Sancti Cosme de Luserchiis Parisiensis diecesis $ega meum condo et facio testamentum seu ulti</text:p>
      <text:p text:style-name="Standard">mamn voluntatem / nolens decedere intestatus considerans et attendens quod breves dies hominis</text:p>
      <text:p text:style-name="Standard">sunt et quod nichil incereius hora mortis et in modum qui sequitur et in formam. Et primo</text:p>
      <text:p text:style-name="Standard">aitram meam cum de Ergastulo corporus mei eam mgrare contigerit dimicto eam in manus Dei</text:p>
      <text:p text:style-name="Standard">et nimpotentis eidem presentandam per beatissimam et gloriosissimam virginem Mariam</text:p>
      <text:p text:style-name="Standard">matrem domini nostri alium etpristi si sibi placet et per manus gloriosi archangeli Sancti</text:p>
      <text:p text:style-name="Standard">Michaelis / dicens verba que in psalmo leguntur In manus tuas domine commendo speintum</text:p>
      <text:p text:style-name="Standard">meum redemisti me domine delis veritatis . post hec relinquo corpous meum seu cadaner ecclesie</text:p>
      <text:p text:style-name="Standard">suastice sepulture si contingat me mori Parisiensis in ecclesia Parisiensis / ubi sum canonicus / ante</text:p>
      <text:p text:style-name="Standard">capellai Sancti Michaelis si placet dominis meis Decano et capitulo dicte ecclesie Parisiensis</text:p>
      <text:p text:style-name="Standard">Item i volo quod fiant exequie mee in ecclesia Parisiensi et erunt quatuor cerei iita $fie fu</text:p>
      <text:p text:style-name="Standard">us seu ipsius representacionem / et in honorem crutis domini nostri iheum Chrpisti quorum quilibet cerus</text:p>
      <text:p text:style-name="Standard">aerat ponderis ectoio librarum et octo torchie ponderis quelibet quinque librarum Item quilibet de dit</text:p>
      <text:p text:style-name="Standard">tis dominis meis canonicis habebit in vigiliis duos solidos et in missa duos solidos et in victi</text:p>
      <text:p text:style-name="Standard">liis eadem die duos solidos et in crastinum in missa duos solidos et alii de choro beneficiati.</text:p>
      <text:p text:style-name="Standard">qualibet dictarum horarum duodecim denarios / et alii non beneficiati octo denarios. Item</text:p>
      <text:p text:style-name="Standard">volo quod primitus et ante omnia forefacta mea emendentur / et debita mea solvantur per execu</text:p>
      <text:p text:style-name="Standard">tores meos de quibus constiterit me teneri per probaciones legitimas / et si non conseiterit</text:p>
      <text:p text:style-name="Standard">executoribus meis per probaciones legitimas dum tamen fuerunt semplent super quibus ouero</text:p>
      <text:p text:style-name="Standard">consciencias dictorum executorum meorum volo quod eisdem quibus tenere potero fiat satisfacio prout</text:p>
      <text:p text:style-name="Standard">de jure et racione et equitate fuerit faciendum. Item volo quod si alicui seu aliquibus contur</text:p>
      <text:p text:style-name="Standard">gat me aliquid legare quibus anteus tenebar seu teneri possem tempore obitus mei in foro</text:p>
      <text:p text:style-name="Standard">judiciali seu in foro consciencie volo quod illud legatum eidem legatario seu legatariis</text:p>
      <text:p text:style-name="Standard">cedat in solutum usque ad concurrentem quantitatem debiti / si autem illi legatario seu</text:p>
      <text:p text:style-name="Standard">legatariis nichil deBebam volo quod illud legatum cedat legataris seu legatariis in puata</text:p>
      <text:p text:style-name="Standard">elemosinam. Item lego canonicis Sancti Stephani de Gressibus q nadraginta solidos</text:p>
      <text:p text:style-name="Standard">parisiensis annui et perpetui redditus quos habeo in dominio ipsorum super quadam domo sita Parisi</text:p>
      <text:p text:style-name="Standard">in vico Sancti Jacobi prope predicatores vocata ad panerium seu in pertinenciis ejus</text:p>
      <text:p text:style-name="Standard"><text:soft-page-break/></text:p>
      <text:p text:style-name="Standard"/>
      <text:p text:style-name="Standard">=FRAN_0393_10976.tif=</text:p>
      <text:p text:style-name="Standard">&gt;&gt;&gt;&gt;&gt;&gt; block &lt;&lt;&lt;&lt;&lt;&lt;&lt;</text:p>
      <text:p text:style-name="Standard">domu</text:p>
      <text:p text:style-name="Standard">dem pro anniversariis duobus faciendis uno in die obitus mei in quo distribuentur</text:p>
      <text:p text:style-name="Standard">decem solidi / et alio anniversario faciendo pro annuculis meis magistro Petro Casalis</text:p>
      <text:p text:style-name="Standard">et magistro Geraldo Casalis / parentum et benefactorum meorum in quo distribuentur</text:p>
      <text:p text:style-name="Standard">decem solidi parisiensis et pro una missa de gloriosa virgine maria celebranda ad altare</text:p>
      <text:p text:style-name="Standard">dicte gloriose Virginis Marie in dicta ecclesia prope magnum altare dicte ecclesie sncti Ste</text:p>
      <text:p text:style-name="Standard">pohani et alios decem solidos pro una missa beati Stephani solempni celebranda</text:p>
      <text:p text:style-name="Standard">in magno altari dicte ecclesie. Item lego dicte ecclesie Sancti Stephani meliora vestime</text:p>
      <text:p text:style-name="Standard">ta mea sacrdotalia videlicet abbam amictum cingulum mampulum scolam casulam</text:p>
      <text:p text:style-name="Standard">que premissa mampulum scola et casula sunt de panno sericeo et casula aurifrisata</text:p>
      <text:p text:style-name="Standard">Item lego beneficiatis in capella sanecti Aniani sita in claustro Parisiensis uxta domum meam</text:p>
      <text:p text:style-name="Standard">claustralem in qua sum beneficiatus quadraginta solidos annui et perpetui redditus</text:p>
      <text:p text:style-name="Standard">de redditibus quos percipio in terra ipsorum in vico Garlandie super domo Johannis du</text:p>
      <text:p text:style-name="Standard">Hoys pro quatuor anniversariis faciendis una cum vigiliis videlicet pro quolibet</text:p>
      <text:p text:style-name="Standard">Anniversario faciendo in dicta capella decem solidos et distribuentur hiis qui inter</text:p>
      <text:p text:style-name="Standard">erunt in vigilus et in missa. Item volo et ordino quod fiat vinum collegium octo scalarium</text:p>
      <text:p text:style-name="Standard">in una de tribus domibus quas habereo parisiensis videlicet in vico cordariorum prope predicatores</text:p>
      <text:p text:style-name="Standard">in in vico Claustribrimelli ete in vico Sancti Victoris prout executoribus melius videbitur</text:p>
      <text:p text:style-name="Standard">faciendum et quilibet scolarium habebit quinque solidos parisiensis qualibet septimana et erunt</text:p>
      <text:p text:style-name="Standard">de dictis scolaribus quatuor de villa Aureliaci de gene meo si sint / sinantem non sint</text:p>
      <text:p text:style-name="Standard">erunt alii de dicta villa / et sinon reperiantur de dicta villa aureliaci sufficientes / re</text:p>
      <text:p text:style-name="Standard">cipientur de episcopatu Sancti Flori / et alii quatuor de villa Parisiensi pauzes qui non</text:p>
      <text:p text:style-name="Standard">habeant de redditibus seu obvencionibus suarum hereditatum seu de beneficiis suis ultra duode</text:p>
      <text:p text:style-name="Standard">eim libras parisiensies et erunt dicti scolares artiste / et omportebit quod sint hcenciati in arti</text:p>
      <text:p text:style-name="Standard">veece infra Euquennrum / si autem dicti scolares essent licenciati in artibus infra quam</text:p>
      <text:p text:style-name="Standard">quemmum poterunt remanere in dicto collegio ut scolares in theologia vel in decretis</text:p>
      <text:p text:style-name="Standard">pro octo annos sequentes vel per decem ad plus / proviso tamen quod infra dictum tempus sint</text:p>
      <text:p text:style-name="Standard">licenciati theolegi in theologia et decreciste in decretis. Item volo quod sit unus sacerdos</text:p>
      <text:p text:style-name="Standard">qui erit eciam scolaris et magister dicti collegii / et celebrabitur ter in septimana ad mina</text:p>
      <text:p text:style-name="Standard">videlicet in die dominica de eo quod debebit celebrari secundum usum Parisiensim et in die mercurii</text:p>
      <text:p text:style-name="Standard">de defunctis et in die sabbati de beata et gloriosa virgine Maria et habebit dictus sacer</text:p>
      <text:p text:style-name="Standard">dos qualibet sesimana octo solidos parisiensis et videtur quod melius erunt in domo predicta</text:p>
      <text:p text:style-name="Standard"><text:soft-page-break/>vici cordariorum ubi est capella / et volo quod dicti magister et scolares / dictas tres domes</text:p>
      <text:p text:style-name="Standard">et omnes redditus de quibus non disposui quos habeo Parisiensis et hereditates et quinquaginta</text:p>
      <text:p text:style-name="Standard">solidos redditus / quos teneo apud Cormelias super domo quam tenet Johannes Thome</text:p>
      <text:p text:style-name="Standard">Item unam domum quam habeo in vico Garlandie quam obtinui in castelleto per decretum</text:p>
      <text:p text:style-name="Standard">IItem et cria quarteria prati que teneo apud Viriacum et domum mea de Chalendreyo</text:p>
      <text:p text:style-name="Standard">cum omnibus terris vineis et pertinenciis et terram meam de Palaciolo et de Campi plan</text:p>
      <text:p text:style-name="Standard">domos / feuda / terras / nemora redditus et omnes obvenciones ad me ibidem pertinente</text:p>
      <text:p text:style-name="Standard">habeant. Et si premissa non sufficerent volo quod residuum quod deficiet capiatur super</text:p>
      <text:p text:style-name="Standard"/>
      <text:p text:style-name="Standard"/>
      <text:p text:style-name="Standard">=FRAN_0393_10977.tif=</text:p>
      <text:p text:style-name="Standard">&gt;&gt;&gt;&gt;&gt;&gt; numérotation &lt;&lt;&lt;&lt;&lt;&lt;&lt;</text:p>
      <text:p text:style-name="Standard">v</text:p>
      <text:p text:style-name="Standard">xi</text:p>
      <text:p text:style-name="Standard">263</text:p>
      <text:p text:style-name="Standard">&gt;&gt;&gt;&gt;&gt;&gt; block &lt;&lt;&lt;&lt;&lt;&lt;&lt;</text:p>
      <text:p text:style-name="Standard">aliis bonis meis. Item volo quod ipsi scolares habeant calicem meum et altare portatile / et</text:p>
      <text:p text:style-name="Standard">corporalia vestintenta mea sacerdotalia / casulam de viridi et in alia parte de Cyudalo Nigro</text:p>
      <text:p text:style-name="Standard">cumm qua celebrabitur de defunctis una cum abba et mampulo et amictu de eodem tres map</text:p>
      <text:p text:style-name="Standard">pas altaris / unacum uno panno sericeo quem habeo penes me. Item lego fabrice ecclesie beate M</text:p>
      <text:p text:style-name="Standard">Parisiensi Quatuor francos et unum coffram quem habeo in tesauro ecclesie Parisiensis volo dari va</text:p>
      <text:p text:style-name="Standard">cuum. Item confratrie beati augustini duos Francos. Item confratrie beati Yvonis</text:p>
      <text:p text:style-name="Standard">duos Francos et quelibet istarum duarum confratriarum faciet celebrari unam missam de defunt</text:p>
      <text:p text:style-name="Standard">tis solempne con vigiliis precedentibus sid ipsis placeat. Item lego fratribus predicatoribus parisiensis quatuor</text:p>
      <text:p text:style-name="Standard">francos. Item lego fratribus minoribus quatuor francos. Item fratribus de Carmelo parisiensis quatuor</text:p>
      <text:p text:style-name="Standard">Francos. Item fratribus augustinensibus quatuor francos. Item fratribus Sancti Mathurini Pa</text:p>
      <text:p text:style-name="Standard">unum francum. Item fratribus sacte crucis totidem. Item fatribus de Billetis totidem tem</text:p>
      <text:p text:style-name="Standard">fratribus Sancti Guillerm totidem. Item fratribus Sancti Petri Celestimi Parisiensis unum francumItem</text:p>
      <text:p text:style-name="Standard">anjudecim viginti cetris Parisiensis cuilibet in manu sul sex denanios. Item scolaribus sancti</text:p>
      <text:p text:style-name="Standard">Nonorati Par.iens Quatuor francos. Item scolaribus Sancti Nicolay de Lupa unum francum</text:p>
      <text:p text:style-name="Standard">Scolaribus sancti Victoris unum Francum.Item volo fieri in ecclesia fratrum de Carnuelo Parisiensis unum</text:p>
      <text:p text:style-name="Standard">annuale per quatuor fratres ordinis dicti scolares / eligendes per illum fratrem qui leget li</text:p>
      <text:p text:style-name="Standard">lirum sentenciarum illo anno quibus quatuor fratribus volo dari quadraginta francos.Item</text:p>
      <text:p text:style-name="Standard">volo dari heredibus defuncti Petri de Mezalibus Quatuor francos. Item heredibus defuncto</text:p>
      <text:p text:style-name="Standard"><text:soft-page-break/>rum Roberti et gregorii Bende de Eebroqut decem francos. Item in die obitus mei voloda</text:p>
      <text:p text:style-name="Standard">ri cuilibet pauperi. quatuor denaries lego quacunque michi debebuntur in die obitus mei de</text:p>
      <text:p text:style-name="Standard">Archidiaconatu meo ecclesie beate Marie de Cnciaco / dicte ecclesie de Cuciacon. Item lego quacum</text:p>
      <text:p text:style-name="Standard">que michi debebuntur in die obitus mei de capellania mea Sancte ternitatis in ecclesia Sancti</text:p>
      <text:p text:style-name="Standard">cosme de Lusrs chis dicte mee capellanie convertenda in utilitatem dicte capellanie. Item</text:p>
      <text:p text:style-name="Standard">lego quacunque michidebebuntur in die obitus mei tam de prepositatu condam mei quam de semmpre</text:p>
      <text:p text:style-name="Standard">henda mea Beate Marie Claromontensis Belvacensis diocesis dicte ecclesie. Item lego domui Dei</text:p>
      <text:p text:style-name="Standard">parisiensis meam culcitram cum pulminari et coopertorio fulrato de Cuinculis / et tota punc</text:p>
      <text:p text:style-name="Standard">tra et sargia de prosicto et quatuor lintheamina mea meliora / cum capitegio et coissinou et</text:p>
      <text:p text:style-name="Standard">omes meos superlicios quos habebo in die obitus mei et decem francos auri. IItem lego</text:p>
      <text:p text:style-name="Standard">Filiole mee filie Johannis de Chasserat unum francum. Item filiole mee filie Dionisii</text:p>
      <text:p text:style-name="Standard">de ulmo vium francum. Item Marine uxori Guillermi doisse consanguinee mee moniali</text:p>
      <text:p text:style-name="Standard">de Longocampo unam marcham argenti inter ipsas equaliter dividendam. Item lecti</text:p>
      <text:p text:style-name="Standard">magistro Petro Forteti nepoti meo quinque libros legales de meis / meliores videlicet</text:p>
      <text:p text:style-name="Standard">digestum Vetus inforciatum digestum novum parnum volumen coditem. Item lego magistri</text:p>
      <text:p text:style-name="Standard">Girardo Forteti nepoti meo meas decretales sextum et clementivas et Johanninas</text:p>
      <text:p text:style-name="Standard">Item lego Guillermo de Croso nepoti meo filio cecilie sororis mee viginti florenos auri</text:p>
      <text:p text:style-name="Standard">ad francum. Item lego alimende nepti mee filie defuncti Johannis Forteti fratris mei viginti</text:p>
      <text:p text:style-name="Standard">Elorenos auri ad Francum. Item lego ceellie nepti mee filie dicti Johannis Forteti secum</text:p>
      <text:p text:style-name="Standard">do genite decem florenos auri ad francum. Item lego curato ecclesie parrochialis beate m</text:p>
      <text:p text:style-name="Standard">J Jaquelote filie suc consanguinée mee</text:p>
      <text:p text:style-name="Standard"/>
      <text:p text:style-name="Standard"/>
      <text:p text:style-name="Standard">=FRAN_0393_10978.tif=</text:p>
      <text:p text:style-name="Standard">&gt;&gt;&gt;&gt;&gt;&gt; block &lt;&lt;&lt;&lt;&lt;&lt;&lt;</text:p>
      <text:p text:style-name="Standard">de Aureliaco de qua villa sum natus unum francum et celebrabit unam missam solemnnem</text:p>
      <text:p text:style-name="Standard">de defunctis pro annma mea parentum et benefactorum meorum una cum vigiliis precedentibus</text:p>
      <text:p text:style-name="Standard">Item cullibet capellanorum dicte ecclesie interesentibus in dictis vigillis et missa et quibuslibet</text:p>
      <text:p text:style-name="Standard">elebrantibus unam missam de defunctis duos solidos Parisiensis. Item fabrice dicte ecclesie</text:p>
      <text:p text:style-name="Standard">Qnum francum. Item religiosis monachis monasterii Sancti Giraldi pro vigiliis $sans</text:p>
      <text:p text:style-name="Standard">faciendis et dicendis et missa solenni de defunctis pro anima mea parentum meorum et be</text:p>
      <text:p text:style-name="Standard">nefactorum meoram quatuor florenos ad francum. Item fratribus minoribus de Aureliaco</text:p>
      <text:p text:style-name="Standard">Quatuor francos auri. Item pro dictis vigilus dicendis et missa similiter. Item fratribus</text:p>
      <text:p text:style-name="Standard">leate Marie de Carmelo Aureliaci quatuor florenos auri ad francum. Item moniali</text:p>
      <text:p text:style-name="Standard">bliuet de buxo prope Aureliacum similiter. Quatuor florenos auri ad francum pro dictis vigi</text:p>
      <text:p text:style-name="Standard">litis et missa similiter faciendis.Item volo et ordina quod si continget me esse aliqua seu</text:p>
      <text:p text:style-name="Standard"><text:soft-page-break/>tencia excmomunicacionis jurer seu homonis inodatum pro rejudicata seu confessata seu manife</text:p>
      <text:p text:style-name="Standard">sta / offensa seu continuacia quod absit et Deus avertat ego extune prout exnunc et ex nunc</text:p>
      <text:p text:style-name="Standard">ut extunt in manibus secte matris ecclesie omnia bona mea mobilia et iimobilia ubitum</text:p>
      <text:p text:style-name="Standard">que existencia pono usque ad totalem sactisfacionem faciendam tam ecclesie quam judicibus ecclesia</text:p>
      <text:p text:style-name="Standard">ertre quomce private persone seu privatis personis .Item lego fabrice ecclesie Sancti Andreni juxta</text:p>
      <text:p text:style-name="Standard">pontiseram duos Frances. Item fabrice ecclesie de Erblayo Parsi diocesis duos Frances residu</text:p>
      <text:p text:style-name="Standard">um autem omnium et singulorum bonorum meorum mobilium et iinobilium dictis forefactis</text:p>
      <text:p text:style-name="Standard">meis emendatis et debitis vieis et legatis solute existencium Parisiensius et alibi exeptis bonis</text:p>
      <text:p text:style-name="Standard">que habeo Aureliaci et in baillinviatu Montanorum Arverine que volo pervenire adprpui</text:p>
      <text:p text:style-name="Standard">aos meos de genere meo qui alias Michi succedere deberent ab intestato in dictis bonis</text:p>
      <text:p text:style-name="Standard">volo dari pauperibus et piis locis prout dictis executoribus in eorum consciencia indebitur</text:p>
      <text:p text:style-name="Standard">faciendum volo autem quod pauperibus de genere meo dicti executores aliqua largiantur</text:p>
      <text:p text:style-name="Standard">volo eciam quod si presens testamentum non valeat seu valere possit jure testamenti</text:p>
      <text:p text:style-name="Standard">q valeat jure codicillorum seu cujuslibet alterius ultime voluntatis. et si aliquod</text:p>
      <text:p text:style-name="Standard">dubium vel obscurum reperiatur in dicto testamento meo seu ultima voluntate</text:p>
      <text:p text:style-name="Standard">volo quam illud declarent et interpretentur dicti executores mei prout de jure et ra</text:p>
      <text:p text:style-name="Standard">cione fuerit faciendum pro quibus faciendis et adimplendis facio et ordino</text:p>
      <text:p text:style-name="Standard">executores meos dominos Lurencium de la Mongerie magistrum Johannem Chante</text:p>
      <text:p text:style-name="Standard">prime dominos et canonicos meos et dominum dionisium de Cursone vicarium in ecclesia</text:p>
      <text:p text:style-name="Standard">Parisius et dominum Guillermum Anglici et Guillermum doisse maritum dicte consanguinee</text:p>
      <text:p text:style-name="Standard">mee Marine. / Quantum ad ea que sunt facienda et execucioni demandanda in fia</text:p>
      <text:p text:style-name="Standard">cia ita quod si omnes noluerint vel nequiverint omnus dicte mee execucionis in</text:p>
      <text:p text:style-name="Standard">se suscipere tres vel duo ex eis dictam percucionem faciant et eciam exequantur. quam</text:p>
      <text:p text:style-name="Standard">tum amen ad ea que sunt exequenda aureliaci facio executorem meum dictum magistrum</text:p>
      <text:p text:style-name="Standard">Petrum Frteti nepotem meum executorem solum et insoldum Ad ea que sunta</text:p>
      <text:p text:style-name="Standard"/>
      <text:p text:style-name="Standard"/>
      <text:p text:style-name="Standard">=FRAN_0393_10979.tif=</text:p>
      <text:p text:style-name="Standard">&gt;&gt;&gt;&gt;&gt;&gt; numérotation &lt;&lt;&lt;&lt;&lt;&lt;&lt;</text:p>
      <text:p text:style-name="Standard">xxx</text:p>
      <text:p text:style-name="Standard">vi xiii</text:p>
      <text:p text:style-name="Standard">43</text:p>
      <text:p text:style-name="Standard">&gt;&gt;&gt;&gt;&gt;&gt; block &lt;&lt;&lt;&lt;&lt;&lt;&lt;</text:p>
      <text:p text:style-name="Standard">cienda et erequenda de testamento meo Aureliaci et in bailliviratu Montanorum</text:p>
      <text:p text:style-name="Standard">Arverine inducens executores meos deputatos Parisiensis et in Franca in possessionem omnium et sui</text:p>
      <text:p text:style-name="Standard">gulorum bonorum mobilium et immobilium in francia existencium / et dictum magistrum Pettum</text:p>
      <text:p text:style-name="Standard"><text:soft-page-break/>nepotem meum inducens in possessionem omnium et singulorum bonorum meorum tam mohilium pra</text:p>
      <text:p text:style-name="Standard">immobilium Aureliaci et bailliviatu Montanorum Arvernie ibidem existencium quod</text:p>
      <text:p text:style-name="Standard">cumquem. De et super quibus omnibus et singulis suprascriptis prefatus testator a me subscripto</text:p>
      <text:p text:style-name="Standard">notario fieri sibi petiit publicum instrumentum unum vel plura. Astantes in testimonium</text:p>
      <text:p text:style-name="Standard">invocando revocans per expressum omnia alia testamenta et codicillus per eum hactenus con</text:p>
      <text:p text:style-name="Standard">dita et facta si que sunt / ac eciam volens et consenciens quod predicti executores sui auctoritate propria</text:p>
      <text:p text:style-name="Standard">capiant omnia et singula bona mobilia et immobilia ubicumque existencia et potunt mne</text:p>
      <text:p text:style-name="Standard">jri / causa de ipsis faciendi / complendas et perficiente omnia et singula predicta. Acta fuerunt hoce</text:p>
      <text:p text:style-name="Standard">Parisius in domo claustrali habitat dicti magistri Petri sub anno judicions mense die et pon</text:p>
      <text:p text:style-name="Standard">tificatu predictis presentibus ad hoc discretis viris domino Johanne de Cabaniis presbytero capellano in ecclesia</text:p>
      <text:p text:style-name="Standard">Parisiensi et Johanne Bignays clerico Aureliansis diocesis testibus ad premissa vocatis specialiter</text:p>
      <text:p text:style-name="Standard">et rogatis. Oto Sanis mente licet aliquantulum infirmus corpore.</text:p>
      <text:p text:style-name="Standard">Et ego Guillelmus Simonelli de Sancto Salio Nuinensi diocesis clericus publicus Apostolica</text:p>
      <text:p text:style-name="Standard">et imperiali auctoritate notarius. Quia predictis magister Petrus Forteti prefatum testamentum</text:p>
      <text:p text:style-name="Standard">suum sans mente / manu sua propria scripsit prout superius continetur et volurit per me</text:p>
      <text:p text:style-name="Standard">dictum testamentum in hanc publicam formam redigi. Ideo hinc publicio instru</text:p>
      <text:p text:style-name="Standard">mento aliena manu publice scripto proper alias occupaciones meas mse propria manu substribo</text:p>
      <text:p text:style-name="Standard">et signum meum consuetum appono requisitus et regatus in testimonium veritatis approbas</text:p>
      <text:p text:style-name="Standard">addicionem in fine scriptam quam omiserat scriptor videlicet Sanus mente seie ali</text:p>
      <text:p text:style-name="Standard">quantulum infirmus corpore</text:p>
      <text:p text:style-name="Standard"/>
      <text:p text:style-name="Standard"/>
      <text:p text:style-name="Standard">=FRAN_0393_10980.tif=</text:p>
      <text:p text:style-name="Standard">&gt;&gt;&gt;&gt;&gt;&gt; block &lt;&lt;&lt;&lt;&lt;&lt;&lt;</text:p>
      <text:p text:style-name="Standard">I nomine domini amen tenore presentis instrumemienti publici cunictis pateat evidentus</text:p>
      <text:p text:style-name="Standard">quod anno ejusdem domini millesimo Trecencirm nonagesimo quarto indicione terria mensis</text:p>
      <text:p text:style-name="Standard">octobris die vicesima septima Pontificatus sanctissimi in Christo patris et domini</text:p>
      <text:p text:style-name="Standard">nostri domini Benedicti divina providencia pape decum tenenanil anno primo in mei norii</text:p>
      <text:p text:style-name="Standard">publici et testium infra scriptorum ad hec specialitem vocatorum et rogatorum presenciam</text:p>
      <text:p text:style-name="Standard">personalter constituti venerabiles et discreti viri domini Petrus Roberti Camera</text:p>
      <text:p text:style-name="Standard">ejus clericus et Robertus de Lorriaco Canonici ecclesie parisie de mandato venera</text:p>
      <text:p text:style-name="Standard">darum discercionum virorum dominorum decani et capituli Parisiensis / oretenus hodier</text:p>
      <text:p text:style-name="Standard">na die eis in eorum capitulo facto / ad domum deffuncti nuper domini Guillelmi de Alneolo</text:p>
      <text:p text:style-name="Standard">canonici Par. quam in claustro Par. in habitabat pro inventario bonorum</text:p>
      <text:p text:style-name="Standard"><text:soft-page-break/>mobilium ipsius deffuncti faciendi personaliter accedentes / et in ea existentes primitus</text:p>
      <text:p text:style-name="Standard">et ante omnia ut secumus et magis ordinate in ipso negocio procedere possent</text:p>
      <text:p text:style-name="Standard">testamentum prefati domini deffuncti perquisierunt / et ipsum testamentum inter</text:p>
      <text:p text:style-name="Standard">plures alias scripturas invenerunt et michi tamquam publico notario et eorum</text:p>
      <text:p text:style-name="Standard">scribe ipsum tradiderunt / in hac fourma publica redigendum et publicantes</text:p>
      <text:p text:style-name="Standard">erat autem prefatum testamentum manu ipsius deffuncti in quadam pa</text:p>
      <text:p text:style-name="Standard">cedula scriptum ut prima facie apparebat et suo sigillo quo utebatur ut per</text:p>
      <text:p text:style-name="Standard">caractoem ipsius apparebat / nec non sigillo ecclesie parrochialis Sancti Stephani prope Sanctam</text:p>
      <text:p text:style-name="Standard">genovefam in monte / ut modo simili constabat in plano sigillatum cujus</text:p>
      <text:p text:style-name="Standard">Tenor sequitus de verbo ad verbum et est talis in nomine deiamen. Eigo</text:p>
      <text:p text:style-name="Standard">Guillelmus de Alneolo secundum Dei graciam archidiaconus Flavigneri in ecclesia</text:p>
      <text:p text:style-name="Standard">edventis / licet mineritus facio meam ultimam voluntatem in modum qui</text:p>
      <text:p text:style-name="Standard">sequitur / supplico Deo altissimo vivo et vero atque ilisu Christo filio ejusdem Deo</text:p>
      <text:p text:style-name="Standard">vero / ut illuminet oclasios meos ne umquam obdoriniam nequando dicat inimicani</text:p>
      <text:p text:style-name="Standard">meus in die judicii privalvi adversus eum / et animam meam do et lego altissum</text:p>
      <text:p text:style-name="Standard">creatou meo et induvidire trinitati ut qui eam creavnt formavit atque rede</text:p>
      <text:p text:style-name="Standard">nic faciat per Sanctum Archangelum per suam misericordiam in effabilem non</text:p>
      <text:p text:style-name="Standard">petendo judicium / sed suam prssimam misericordiam inter sanctos suos collocioni</text:p>
      <text:p text:style-name="Standard">et Foueri visione beata / et ad hoc impetrandum interveniant pro me misero</text:p>
      <text:p text:style-name="Standard">pectatore advocatrix misericordis simma virgo Maria perpetua matirii domini Philipu</text:p>
      <text:p text:style-name="Standard">Dei mei et veir hois quem credidi contime non divertendo cujus fidem sequente</text:p>
      <text:p text:style-name="Standard">et opera facientes salvati sunt Invoco eciam angelos archangelos patriarchas</text:p>
      <text:p text:style-name="Standard">prophetas aposolons / martires confessaors atque virgines / ut michi preces sue in nostr</text:p>
      <text:p text:style-name="Standard">articulo prosuit quando eciam anima mea de corpore meo egressa erit / et quando in graci</text:p>
      <text:p text:style-name="Standard">agonem terribilissimum contra sachanam et tunc cum gladio passionis hliss</text:p>
      <text:p text:style-name="Standard">Christi domini Dei mei a parte dextra et scuto in carnacionis sue in virginem gliosissimi</text:p>
      <text:p text:style-name="Standard">dominam meam a parte sinistra / et togatus lorica fidei / galleatus sacro batisinis</text:p>
      <text:p text:style-name="Standard">et ceteris sacrometis / cruentem bestiam / valeam de primere / et contra illam</text:p>
      <text:p text:style-name="Standard">obtinere in illo proiculosissimo instanti ad honorem Dei patris et ilium Christi</text:p>
      <text:p text:style-name="Standard"/>
      <text:p text:style-name="Standard"/>
      <text:p text:style-name="Standard">=FRAN_0393_10981.tif=</text:p>
      <text:p text:style-name="Standard">&gt;&gt;&gt;&gt;&gt;&gt; block &lt;&lt;&lt;&lt;&lt;&lt;&lt;</text:p>
      <text:p text:style-name="Standard">ipsus Sancti et utilitatem anime mee perpetue Item volo debita mea persolvi per manus executorus</text:p>
      <text:p text:style-name="Standard">meorum inferius nominandorum et eciam forefacta / Hec sunt legata que facio pro remedio</text:p>
      <text:p text:style-name="Standard">salutis annue mee primo lego pro reficiendo domum beati enthomini de Fraxinis in qua</text:p>
      <text:p text:style-name="Standard"><text:soft-page-break/>paupres selent recipi centum salidos Par. Item ecclesie Carnotensis pro fabrica decemsolidos</text:p>
      <text:p text:style-name="Standard">cuilibet religiosorum abbacie de neaffla duos solidos Par. Cuilibet religiosis de abbaturia</text:p>
      <text:p text:style-name="Standard">duos solidos Par.. cuilibet religiosis de Altabrueria duos solidos / ecclesie beati Martini de Fraxinis</text:p>
      <text:p text:style-name="Standard">in recompensacionem sextarii bladi per me non soludi unum modium bladi Item teneret</text:p>
      <text:p text:style-name="Standard">heredibus magistri Johannis de Finemondi in centum Florenis solum quemquam habeant licteras</text:p>
      <text:p text:style-name="Standard">de majou summma. Item executoribus deffuncti cardinalis Petracoricensis in centum</text:p>
      <text:p text:style-name="Standard">Florenis de Flocencia / nam satisfeti heredibus Guillelmi Tassini de Madumo de sexentis frore</text:p>
      <text:p text:style-name="Standard">nis qui exciterant super me assignati de predicta summma Item lecto Guillelmo de Alneolo consobri</text:p>
      <text:p text:style-name="Standard">ne meo decem libras Par.. Item cuilibet filiolorum meorum viginti folidos Item est sciendum</text:p>
      <text:p text:style-name="Standard">quod vis fui in reformacione pro domino rege primo Senomanis recessurus de Pariis</text:p>
      <text:p text:style-name="Standard">duodecima septembris et retrocessurus de Cenomanis Parisies / taliter quod fuimus Pars.</text:p>
      <text:p text:style-name="Standard">in vigillia nativitatis dominis sequentes / et extunt sperantes redire tenuimus equos nostros</text:p>
      <text:p text:style-name="Standard">fere per mensem / tamen videre meo receperam a receptore emendarum quadraginta Francos</text:p>
      <text:p text:style-name="Standard">vel quasi ultra vadia mea que tenerer restituere dicto domino reci nisi habetur consideracio</text:p>
      <text:p text:style-name="Standard">quod tenui equos meos sperans redirre ut est ditum per consilium domini Ambianensis. Item</text:p>
      <text:p text:style-name="Standard">in secunda reformacione recessi de Pari vicesima prima novembris anno septuagesimo quiitito</text:p>
      <text:p text:style-name="Standard">et sceti tam Andeganis Turonis Cenomanis et Chimoni usque ad mensem marcii anno septus</text:p>
      <text:p text:style-name="Standard">gesimo sexto / et de illa facto compato cum Petro de Sancto Petro / receptore remansi quictus</text:p>
      <text:p text:style-name="Standard">prout per compotum suum pot apparere. Item lecto pauperibus Christi decem libras Par. in die</text:p>
      <text:p text:style-name="Standard">sepulture mee erogandas Item Agneti sorori mee uxori deffuncti Philipi decem libraa</text:p>
      <text:p text:style-name="Standard">Item duabus neptibus meis cuilibet decem libras facio autem executores meos</text:p>
      <text:p text:style-name="Standard">pro predictis ad implendis uenerabiles ac discretos viros magistros Johannem eleci Johannem.</text:p>
      <text:p text:style-name="Standard">ad dentes consiliarios domini regis magistrum Bertrandum Marprandi magistrum Johannem</text:p>
      <text:p text:style-name="Standard">du closet Pars. in parlamento dominum Guillelmum de Blequenturia ne potem meum</text:p>
      <text:p text:style-name="Standard">vel duos ex ipsis causu quo omnes intromictere non possent posssessionem vero</text:p>
      <text:p text:style-name="Standard">mabilium ipsos executores transculi In cujus rei testimonium testamentum istud</text:p>
      <text:p text:style-name="Standard">seu codicillum hunc propra manu mea scripsi sigillo meo privato sigillani</text:p>
      <text:p text:style-name="Standard">presentibus ad hec dicto domino Guillelmo ac amando fratre suo Colino Trayvel testibus</text:p>
      <text:p text:style-name="Standard">rogatis Actum in die Sancte trinitatis anno domini millesimo Trecensim septuacesimo octavi</text:p>
      <text:p text:style-name="Standard">commorabat tempore conditi testamenti in parrochia Sancti Stephani in monte sainte</text:p>
      <text:p text:style-name="Standard">Genovefe Paris / et ad majorem confirmacionem Rogavi curatum dicte ecclesie Sancti Stephani</text:p>
      <text:p text:style-name="Standard">quatinus sigillum suum apponeret quiquidem apposuit presentibus domino manucio Flogeri</text:p>
      <text:p text:style-name="Standard">Capellano et Johanne de Sepibus in ciastinum dicte crimvitatis acta fuerunt hec in dicta</text:p>
      <text:p text:style-name="Standard">domo claustrali quam in habitabat prefatus deffunctus sub anno in dicione</text:p>
      <text:p text:style-name="Standard">mense die et pontificatu predictis presentibus venerabilibus et circumspectis viris</text:p>
      <text:p text:style-name="Standard">dominis Petro de Pacyaco Decano Gernorio guerond archidinacono ecclesie Jacobo Cosson</text:p>
      <text:p text:style-name="Standard"><text:soft-page-break/>canonicis Guillelmus Villardi vicario Par. Nicolao Traynelli et Guillelm</text:p>
      <text:p text:style-name="Standard">textoris clericis et familiaribus ipsius deffuncti testibus predictum testamentum manu</text:p>
      <text:p text:style-name="Standard">deffuncti forescriptum cognoscentibus et michi notario subscripto approbantibus suoque</text:p>
      <text:p text:style-name="Standard">sigillo privato sigillatum affirmantibus et ad premissa vocatis specialiter et rogatis</text:p>
      <text:p text:style-name="Standard"/>
      <text:p text:style-name="Standard"/>
      <text:p text:style-name="Standard">=FRAN_0393_10982.tif=</text:p>
      <text:p text:style-name="Standard">&gt;&gt;&gt;&gt;&gt;&gt; block &lt;&lt;&lt;&lt;&lt;&lt;&lt;</text:p>
      <text:p text:style-name="Standard">Se Ego Nicolaus Sellarii presbyter Par. publicus apostolica et imperiali auctoritate nomini</text:p>
      <text:p text:style-name="Standard">curieque Par. juratus ac venerabilis capituli Paris. scuiba / premissis cedule papius</text:p>
      <text:p text:style-name="Standard">testaentum predictum continentem invencioni et scripture ipsius per dictum deffunctum facie</text:p>
      <text:p text:style-name="Standard">fore et sab sigillo sigillate per prefatos testes cognicioni approbacioni et affirms</text:p>
      <text:p text:style-name="Standard">cioni una cum dictis dominis commissariis presens fui et de mandato dictorum dominorum</text:p>
      <text:p text:style-name="Standard">ipsam cedulam in hanc formam publicam manu mea scriptamn redegi signa</text:p>
      <text:p text:style-name="Standard">meo solito signavi hic me fideliter subscribens in testimonium poissorum requi</text:p>
      <text:p text:style-name="Standard">situs et rogatus / rasuram in dicione deffuncti factam hic approbans et silie</text:p>
      <text:p text:style-name="Standard">dictonem tercii in secunda linea contentam. Datum ut supricolans Sellarii</text:p>
      <text:p text:style-name="Standard"/>
      <text:p text:style-name="Standard"/>
      <text:p text:style-name="Standard">=FRAN_0393_10984.tif=</text:p>
      <text:p text:style-name="Standard">&gt;&gt;&gt;&gt;&gt;&gt; block &lt;&lt;&lt;&lt;&lt;&lt;&lt;</text:p>
      <text:p text:style-name="Standard">Anno domini millesimo trecenesimo nonagesimo secundo Die martis post festum invencionis sci Stephi</text:p>
      <text:p text:style-name="Standard">e</text:p>
      <text:p text:style-name="Standard">M</text:p>
      <text:p text:style-name="Standard">vi mensis augusti domini et magistri P. Decanus P. Forteti. de Mongeria Phpp.s de Sa</text:p>
      <text:p text:style-name="Standard">lione et J. de Guignicurte canonici Parisiensis commissarii per capitulum parisienses ad visitandum ecclesiam</text:p>
      <text:p text:style-name="Standard">Sancti Sepulcri parisiensis visitaverunt ipsam in modum qui sequitur</text:p>
      <text:p text:style-name="Standard">Et primo</text:p>
      <text:p text:style-name="Standard">visitaverunt corpus Christi quod invenerunt in vase decenti bene et reverentur repositam</text:p>
      <text:p text:style-name="Standard">et munde custoditum</text:p>
      <text:p text:style-name="Standard">Item visitaverunt in revestiario dicte ecclesie corporalia et indumenta sacrdotalia que omnia in</text:p>
      <text:p text:style-name="Standard">veverunt in bona copia et in bono statu</text:p>
      <text:p text:style-name="Standard">Item examminaverunt super servicio dicte ecclesie Johannem Potier Petrum de La Bene et Roginaldu</text:p>
      <text:p text:style-name="Standard">Pion magistros et gubernatores dicte ecclesie Johannem Fale consiliarium et Tassinum Mantin</text:p>
      <text:p text:style-name="Standard"><text:soft-page-break/>procuratorem dicte ecclesie Et eciam super deffectus vita et honestate personarum eccesiatrum dicti loci</text:p>
      <text:p text:style-name="Standard">Qui deposuerunt et asserverunt eorum juramentis propriis quod nescrebant aliquos desu</text:p>
      <text:p text:style-name="Standard">fectus in personis nec in servicio divino dicti loci / nisi tantum quod magister Robertus de</text:p>
      <text:p text:style-name="Standard">Hamello canonicus dicti loci est in magna discordia cum vicario suo super solucione qua</text:p>
      <text:p text:style-name="Standard">tuor solidousm pro certis missis quas celebrat dictus vicarius et non dictus canonicus licet sit</text:p>
      <text:p text:style-name="Standard">Sacerdos adiciendo quod dictus canonicum est quolibet die Ebrius Et eciam promotor capituli</text:p>
      <text:p text:style-name="Standard">us</text:p>
      <text:p text:style-name="Standard">proposuit contra eum predictas ebrietates et deffectus suos / et quod adhuc erat ebrius sicut</text:p>
      <text:p text:style-name="Standard">notorie apparebat quia non poterat se sustinere nec sciebat loqui coram dictis dominis / et quod</text:p>
      <text:p text:style-name="Standard">non est diu quod ipse percusserat animo injuriandi cum tribus panibus in pectore / Na</text:p>
      <text:p text:style-name="Standard">talem pulcri / clericum et deinde infra ecclesiam cum pede in Pectore supra manus quas tene</text:p>
      <text:p text:style-name="Standard">s</text:p>
      <text:p text:style-name="Standard">bat ad dictum pectus suum / sentenciam excomunicacionis incurrendo etc. Et deinde quia dictus canonicu</text:p>
      <text:p text:style-name="Standard">nescrebat respondere obstante predicto impedimento suo fuit sibi assignatus terminus</text:p>
      <text:p text:style-name="Standard">ad diem veneris proximam in capitulo parisiensies ad respondendum super predictis in propria persona</text:p>
      <text:p text:style-name="Standard">sua tempore feriato non obstante</text:p>
      <text:p text:style-name="Standard">Qua die advreniente per ipsum capitulum deliberabitur super altercacione habita super percepcione</text:p>
      <text:p text:style-name="Standard">predictorum iiiior solidorum</text:p>
      <text:p text:style-name="Standard">Nomina canonicous Sancti Sepulcri predicti ibidem presencium / et eciam vicarium / sunt hec / domini Jacobus</text:p>
      <text:p text:style-name="Standard">Piperis / Oliverius Rosant Johannes Parvi / Johannes Laloier / Ludovicus Gillebert / Hugo</text:p>
      <text:p text:style-name="Standard">le fetiz / magister Robertus de Hamello Richardus Fale / Girardus Perieti et Au</text:p>
      <text:p text:style-name="Standard">dieas Ysamberti / Isti sunt vicariividelicet domini Johannes Mares Johannes Sauvier Johannes Crouste</text:p>
      <text:p text:style-name="Standard">et Johannes Le set</text:p>
      <text:p text:style-name="Standard"/>
      <text:p text:style-name="Standard"/>
      <text:p text:style-name="Standard">=FRAN_0393_10985.tif=</text:p>
      <text:p text:style-name="Standard">&gt;&gt;&gt;&gt;&gt;&gt; numérotation &lt;&lt;&lt;&lt;&lt;&lt;&lt;</text:p>
      <text:p text:style-name="Standard">v</text:p>
      <text:p text:style-name="Standard">274</text:p>
      <text:p text:style-name="Standard">&gt;&gt;&gt;&gt;&gt;&gt; block &lt;&lt;&lt;&lt;&lt;&lt;&lt;</text:p>
      <text:p text:style-name="Standard">Viversis presentes nostras inspecturis Decanus et capitulum ecclesie Par.</text:p>
      <text:p text:style-name="Standard">Ad Romanam ecclesiam nullo medio pertinentis. Salutem in domino et presentibus dare fidem Notum</text:p>
      <text:p text:style-name="Standard">facimus quod nos ad memoriam reducentes quod redemptor noster tocius conditor orbis</text:p>
      <text:p text:style-name="Standard">ad hoc prpiciatus haumanam carnem voluit assume ut dimontatis sue graciadumpto quo tenebamus</text:p>
      <text:p text:style-name="Standard"><text:soft-page-break/>captuu vinculo servitutis pristine nos restitueret libertati / salubriter agitur si homines quos</text:p>
      <text:p text:style-name="Standard">ab nuicio natura protulit liberos jus gencium ijugo substituit servitutis / in ea qua nati</text:p>
      <text:p text:style-name="Standard">fuerant manurussionis beneficio libertate reddantur Considerantes eciam quod Jude</text:p>
      <text:p text:style-name="Standard">cens est ut manumissi ab ecclesia Dei et ejus servicio retrahantur cum durum sit</text:p>
      <text:p text:style-name="Standard">quod illi qui pro iercede libertatis se tribuunt et deffendunt ab ecclesia qua thueri debent</text:p>
      <text:p text:style-name="Standard">revocentur Et ideo pietatis intuitu et hujus rei consideracione moti unamiunnter et</text:p>
      <text:p text:style-name="Standard">concorditer Nomine nostro et ecclesie nostre predicte provida deliberacione et dibigenti tractatu</text:p>
      <text:p text:style-name="Standard">inter nos super hoc diligenter prehabitis in presenti capitulo nostro generalt ubi de singulis nego</text:p>
      <text:p text:style-name="Standard">ciis nostris tractabamus et deliberabamus solito more Johannannium Hueti filium Gileti Hueti</text:p>
      <text:p text:style-name="Standard">parrochie de Coute commoran in commarniaco in Beria / et Jaquelie ejus uxoris confite</text:p>
      <text:p text:style-name="Standard">tem predictam nostrem suam esse femmnam nostram et ecclesie nostre predicte servilisque condicionis et</text:p>
      <text:p text:style-name="Standard">P</text:p>
      <text:p text:style-name="Standard">de origine ville nostre de Roseto in Brya ac eciam ipsummet fibrum simili modo fore ho</text:p>
      <text:p text:style-name="Standard">mine nostrum ex natura et</text:p>
      <text:p text:style-name="Standard">cie clericali et ad sacros presbteratus ordines promoveri Deoque jugit famulari ut dicebat</text:p>
      <text:p text:style-name="Standard">vota alicasreligionis quam facilius ingredi posterit profite</text:p>
      <text:p text:style-name="Standard">domine exhibitorem presencium affectantem ascribi mili</text:p>
      <text:p text:style-name="Standard">A servilis condicionis jugo quo erat nobis et ecclesie nostre predicte astrictus Pietatis intuitu</text:p>
      <text:p text:style-name="Standard">manumittimus liberamus et libertati damus per presentes Sub modis et condicionibus</text:p>
      <text:p text:style-name="Standard">infrascriptis non tamen causa onerande libertatis sed de voluentate et assensu patris et</text:p>
      <text:p text:style-name="Standard">filii predictorum in hoc expresse consensiencium habita super hoc prius per eos ut dicebant providadi</text:p>
      <text:p text:style-name="Standard">ligenti et matura deliberacione videlicet quod dictus Johannnius tenebitur imperpetuum exhibere</text:p>
      <text:p text:style-name="Standard">nobis honorem et debitam reverencia et ea que solent Alibertis / pationis prestari / et quod erit aliquam inli</text:p>
      <text:p text:style-name="Standard">intiabit red</text:p>
      <text:p text:style-name="Standard">clericus ac in ordine socedocii Deo auctore constitutus / et quod si contingat ipsum Johannum uxo</text:p>
      <text:p text:style-name="Standard">rari seu ad nupcias convolari imposterum quod ad pristinum statum servitutis revertatur et set</text:p>
      <text:p text:style-name="Standard">homo noster et ecclesie nostre predicte sicut eratu ante manumissionem nostram hujusmodi ipsa manu</text:p>
      <text:p text:style-name="Standard">missione non obstante / et quod non erit contra nos ullo unquem tempore in consilio vel alias nec</text:p>
      <text:p text:style-name="Standard">prout dictam ecclesiam nostram nec in loco ubi possemus incurrere dampnum in personis vel</text:p>
      <text:p text:style-name="Standard">honis quin possetenus impediat vel Revelet nobis ubi non posset impedire / et eciam</text:p>
      <text:p text:style-name="Standard">consulere nos bene et fideliter suo posse si et dum fuit super hoc requisitus hec autem omnia</text:p>
      <text:p text:style-name="Standard">et singula premissa dictus Giletus Hueti nomine et pro parte dicti filii sui in mmnoritate consti</text:p>
      <text:p text:style-name="Standard">tuti ac eciam dictus filius cum auctoritate licencia beneplacito et assensu predicti patris sui voluerunt</text:p>
      <text:p text:style-name="Standard">et voluit quilibet eorum ac acceptaverunt et in hoc coram nobis in predicto capitulo nostro generale</text:p>
      <text:p text:style-name="Standard"><text:soft-page-break/>propter hoc personaliter constituti consensierunt et consensit quilibet eorum sua mera spotanea</text:p>
      <text:p text:style-name="Standard">voluntate / Et insuper promisit idem $reus Giletus hec omnia facere ratifficari per Par.</text:p>
      <text:p text:style-name="Standard">&gt;&gt;&gt;&gt;&gt;&gt; liste &lt;&lt;&lt;&lt;&lt;&lt;&lt;</text:p>
      <text:p text:style-name="Standard">annum in qui</text:p>
      <text:p text:style-name="Standard">vota ipsius</text:p>
      <text:p text:style-name="Standard">perficiet et</text:p>
      <text:p text:style-name="Standard">complebit.</text:p>
      <text:p text:style-name="Standard">anter annum</text:p>
      <text:p text:style-name="Standard">professionis</text:p>
      <text:p text:style-name="Standard">a dicta ocdin</text:p>
      <text:p text:style-name="Standard">Religione</text:p>
      <text:p text:style-name="Standard">egredie</text:p>
      <text:p text:style-name="Standard"/>
      <text:p text:style-name="Standard"/>
      <text:p text:style-name="Standard">=FRAN_0393_10986.tif=</text:p>
      <text:p text:style-name="Standard">&gt;&gt;&gt;&gt;&gt;&gt; block &lt;&lt;&lt;&lt;&lt;&lt;&lt;</text:p>
      <text:p text:style-name="Standard">dictum Johannium filium suum dum erit in regitima etate sub omnium bonorum suorum ypo</text:p>
      <text:p text:style-name="Standard">theta et obligacione. Insuper promiserunt iidem pater et filius et eorum quilibet per juramenta</text:p>
      <text:p text:style-name="Standard">sua propria contra premissa vel eorum aliquid non facere nec venire quomodolibet in futurum</text:p>
      <text:p text:style-name="Standard">yimo ipsa premissa omnia et singula tenere et inviolabiliter observare et nichilomiius</text:p>
      <text:p text:style-name="Standard">juravit dictus Johannaninus quod aliquem nostrum hominem existentem sub jurisdicione nostra non</text:p>
      <text:p text:style-name="Standard">vocabit imposterum nec trahet in jus coram aliquo judice nisi coram nobis aut</text:p>
      <text:p text:style-name="Standard">officialibus nostris nisi prius a nobis licencia super hoc petita et obtenta Renm</text:p>
      <text:p text:style-name="Standard">ciaudo quo ad premissa omnia et singula per juramentum suum proprium beneficio minori</text:p>
      <text:p text:style-name="Standard">tatis et restitucionis in integrum / omnimque excepcioni doli mali fraudis lesionis rei sic</text:p>
      <text:p text:style-name="Standard">non geste / et omni juris auxilio canonici et civilis jurique dicenti generalem renunciacionem non</text:p>
      <text:p text:style-name="Standard">Salere Prout hec et alia lacius continentur et declarantur i littereas prepositure parisiensis super</text:p>
      <text:p text:style-name="Standard">hoc nobis factis et tradite per predictorum pacrere et filium. In cujus rei testimonium sigillum</text:p>
      <text:p text:style-name="Standard">nostrum capitulare licteris presentibus duximus apponendum. Datum in capitulo nostro generali</text:p>
      <text:p text:style-name="Standard">Die jovis post festum natvitatus beati Johannis Baptiste vicesima septima mensis junii anno domini</text:p>
      <text:p text:style-name="Standard">sro ccc nonagesim secundo.</text:p>
      <text:p text:style-name="Standard">&gt;&gt;&gt;&gt;&gt;&gt; liste &lt;&lt;&lt;&lt;&lt;&lt;&lt;</text:p>
      <text:p text:style-name="Standard">G. de Capella</text:p>
      <text:p text:style-name="Standard">J. de Villa Judeti</text:p>
      <text:p text:style-name="Standard">Po. Cannific</text:p>
      <text:p text:style-name="Standard">Po. Belini</text:p>
      <text:p text:style-name="Standard"><text:soft-page-break/>relictam diocenis Bricear</text:p>
      <text:p text:style-name="Standard">de Pma</text:p>
      <text:p text:style-name="Standard">nunc uxor cujudem alterius</text:p>
      <text:p text:style-name="Standard">ignoti commodri in Balurol</text:p>
      <text:p text:style-name="Standard"/>
      <text:p text:style-name="Standard"/>
      <text:p text:style-name="Standard">=FRAN_0393_10987.tif=</text:p>
      <text:p text:style-name="Standard">&gt;&gt;&gt;&gt;&gt;&gt; numérotation &lt;&lt;&lt;&lt;&lt;&lt;&lt;</text:p>
      <text:p text:style-name="Standard">xvii</text:p>
      <text:p text:style-name="Standard">474</text:p>
      <text:p text:style-name="Standard">&gt;&gt;&gt;&gt;&gt;&gt; block &lt;&lt;&lt;&lt;&lt;&lt;&lt;</text:p>
      <text:p text:style-name="Standard">Ordinacio et statutu super distribucionibus faciendis in ecclesia</text:p>
      <text:p text:style-name="Standard">Sancti Mederici Parisiensi</text:p>
      <text:p text:style-name="Standard">Universis presentes litteras inspecturis tam presentibus quam futuris. Decanus et capitulum ecclesie parisiens</text:p>
      <text:p text:style-name="Standard">ad Romanam ecclesiam nullo medio pertineniis Salutem in domino Cura sollicita nos admonet</text:p>
      <text:p text:style-name="Standard">t cultus divinus in ecclesiis subditis nobis sub obediencia domini nostri pape pocius augeat</text:p>
      <text:p text:style-name="Standard">quam diminuatur Cum itaque prout noviter accepimus relacione querelosa majoris et sa</text:p>
      <text:p text:style-name="Standard">moris partis personarum ecceliatarum ecclesie Sancti Mederici Parisiensis nobis immediantis subjecte / et nonullorum</text:p>
      <text:p text:style-name="Standard">cunum dicte ecclesie parrochianorum quam plures deffectus circa divinu officium conctentur Co</text:p>
      <text:p text:style-name="Standard">Thidie per plures personas ecclesie ejusdem / videlicet in horis prime tercie sexte none vesper</text:p>
      <text:p text:style-name="Standard">aru et completorii ex et pro eo quod ipsis horis nulla fit distribucio eisdem Notum faci</text:p>
      <text:p text:style-name="Standard">mus quod nos habita super hoc bona et matura deliberacione cum personis antedictis ut omnibus</text:p>
      <text:p text:style-name="Standard">horis eo libencius quilibet intersit quo senserit inde recipere profectu Ordinavimus</text:p>
      <text:p text:style-name="Standard">et statuimus per presentes quod de cetero perpetuis futuris temporibus distribuciones ipsius ecclesie</text:p>
      <text:p text:style-name="Standard">per distributores ejusdem fiant in modum qui sequitur et in formam videlicet quod</text:p>
      <text:p text:style-name="Standard">quatuordecim denarii qui cothidie distribuebantur singulis personis comumitatis dicte</text:p>
      <text:p text:style-name="Standard">ecclesie quatuor horis scilicet in matutinis sex denat in anniversariis quatuor</text:p>
      <text:p text:style-name="Standard">denariors In magna missa duo denariois et in vigiliis mortuorum duo denarios / Et</text:p>
      <text:p text:style-name="Standard">eciam distribuciones duorum solidorum que singulis festivitatis dupplicianis fiebant mediati</text:p>
      <text:p text:style-name="Standard">in matutinis et premissa / Fiant in hunc modum videlicet Cothidianis diebus non du</text:p>
      <text:p text:style-name="Standard">plitibus In matutinis duo denariis in prima unus denariois in commendacione et missa</text:p>
      <text:p text:style-name="Standard">mortuorum duo denarii in terciis unus denariois in magna missa duo denariois in</text:p>
      <text:p text:style-name="Standard">sexta seu meredie unus denaris in novis unus denariois in vesperis duo denarii</text:p>
      <text:p text:style-name="Standard">quorum unus solvetur et capietur ante omnia de pecunia proventura ex mercantiis</text:p>
      <text:p text:style-name="Standard"><text:soft-page-break/>seu deffectibus absencium personarum ecclesiasticarum ecclesie ejusdem cum dictus denarius exce</text:p>
      <text:p text:style-name="Standard">Dat sumam dictorum quatuor decm denariois / et in vigiliis mortuorum duodenarios ac</text:p>
      <text:p text:style-name="Standard">eciam in completorio unus denaris Et in singulis festivitatis dupplicibus predictis</text:p>
      <text:p text:style-name="Standard">In matutinis sex denarii in prima duo denarii in terciis unus denariis in magistr</text:p>
      <text:p text:style-name="Standard">gua missa sex denarios in sexta seu meredie unus denarius / in novis unus denariis</text:p>
      <text:p text:style-name="Standard">in vesperis sex denarii et in completorio unus denariois Ordinavimus eciam et</text:p>
      <text:p text:style-name="Standard">statuimus quod quilibet infra primum gleisia matutinarum et cujuslibet homine / et primam col</text:p>
      <text:p text:style-name="Standard">lectam misse faciant introitum seu ingressum suum in choro / et ibidem intersit</text:p>
      <text:p text:style-name="Standard">continue usque in finem et similiter in vigiliis et commendacionibus mortuorum a fine</text:p>
      <text:p text:style-name="Standard">primi psaliii usque ad finem et a prima collecta misse eciam usque ad finem alias</text:p>
      <text:p text:style-name="Standard">nichil lucraturus Et ut presens statutum nostrum robur obtineat perpetue firmitatis</text:p>
      <text:p text:style-name="Standard">et continue observetur hiis presentibus damus in mandatis presenti et futuris</text:p>
      <text:p text:style-name="Standard">distributoribus ecclesie memorate / ut distribucionem ipsam premisso modo de cetero</text:p>
      <text:p text:style-name="Standard">faciant ipsam non diminuando nec inimitando sicut cupiunt gravem judi</text:p>
      <text:p text:style-name="Standard">gnacionem nostram incurre / et penam ab eis exigendis nostro arbitrio si presumpserunt ausu</text:p>
      <text:p text:style-name="Standard">temerario defficere. In cujus rei testimonium sigillum nostrum capitulare litteris presentibus du</text:p>
      <text:p text:style-name="Standard">ximius apponendum. Datum in capitulo nostro generali anno Domini msmo ccc nonagesim secundo die</text:p>
      <text:p text:style-name="Standard">veneris post festis natitatis beati Johannis Baptiste xxviii juiiii.</text:p>
      <text:p text:style-name="Standard"/>
      <text:p text:style-name="Standard"/>
      <text:p text:style-name="Standard">=FRAN_0393_10988.tif=<text:line-break/></text:p>
      <text:p text:style-name="Standard">&gt;&gt;&gt;&gt;&gt;&gt; block &lt;&lt;&lt;&lt;&lt;&lt;&lt;</text:p>
      <text:p text:style-name="Standard">.Oultrebois.</text:p>
      <text:p text:style-name="Standard">e sont les mises faites par guerr frestel en l'an IIIie et douze es ouvrages</text:p>
      <text:p text:style-name="Standard">du Pillori et des fourques doucbais et une meule pour le molin auble au commandement</text:p>
      <text:p text:style-name="Standard">de messeigneurs doyen et chapitre Nostre Dame de Paris</text:p>
      <text:p text:style-name="Standard">Premier aux charpentrers qui ont fait le dit Pallori et les fourques. V. ts et demi</text:p>
      <text:p text:style-name="Standard">Item cinqs gros quesnes pour faire le crois qui est dedans terre / iiii. desdiz quesae</text:p>
      <text:p text:style-name="Standard">et J. pour faire la bergue dudit Pillori pris aux bois de maisolles. IiI. frans</text:p>
      <text:p text:style-name="Standard">Item pour abatre les quesnes pour le dit pillori et pour les fourques tant autre</text:p>
      <text:p text:style-name="Standard">baiz comme a maisrolles.</text:p>
      <text:p text:style-name="Standard">viii s. p.</text:p>
      <text:p text:style-name="Standard">Item pour querquier les diz quesnes</text:p>
      <text:p text:style-name="Standard">viii s. p.</text:p>
      <text:p text:style-name="Standard"><text:soft-page-break/>Item admener les diz quesves et tout autre n errien qu'il yfalloit tant de bos dontebais au</text:p>
      <text:p text:style-name="Standard">de Maisolles</text:p>
      <text:p text:style-name="Standard">Ii fraras</text:p>
      <text:p text:style-name="Standard">Item pour les despens de ii charpeneres qui ont fait le dit ouvage et yoint oune xii</text:p>
      <text:p text:style-name="Standard">Jours</text:p>
      <text:p text:style-name="Standard">xxviii s.</text:p>
      <text:p text:style-name="Standard">Item pour faire la fosse dudit Pillori et pour le remplir</text:p>
      <text:p text:style-name="Standard">iiii s.</text:p>
      <text:p text:style-name="Standard">Item pour paisselles querre a faire les trem dudit Pillori</text:p>
      <text:p text:style-name="Standard">Item les cleuz a ataquier les dictes ais</text:p>
      <text:p text:style-name="Standard">Item depuis en cleu</text:p>
      <text:p text:style-name="Standard">Item en late.</text:p>
      <text:p text:style-name="Standard">Item en essangle pour convir le Pillori</text:p>
      <text:p text:style-name="Standard">Somme des choses deffetes xv. fratras</text:p>
      <text:p text:style-name="Standard">Item le meulle poir le meel in auble cousta</text:p>
      <text:p text:style-name="Standard">xx. fraras et dii</text:p>
      <text:p text:style-name="Standard">Item pour le couratier et le monnier d'entrebais qui ida a coisir tant en despes comme et con</text:p>
      <text:p text:style-name="Standard">tage</text:p>
      <text:p text:style-name="Standard">vi.</text:p>
      <text:p text:style-name="Standard">Item pour perchier et querquier lesdicte Dieulbes</text:p>
      <text:p text:style-name="Standard">Item pour le voiturier qui a admené le dicte meulle de abbeville</text:p>
      <text:p text:style-name="Standard">v Franco</text:p>
      <text:p text:style-name="Standard">Item pour asseoir ladicte meulle par un monnier qui est venuz d'albeville et le mognier</text:p>
      <text:p text:style-name="Standard">dontrebais qui lui a aide</text:p>
      <text:p text:style-name="Standard">xo sz</text:p>
      <text:p text:style-name="Standard">Item pour querquier de for et Ralonguer le fer du Moulin vii pais</text:p>
      <text:p text:style-name="Standard">Item pour plastre</text:p>
      <text:p text:style-name="Standard">Item pour mener et ramenci le fer dudit Moulin a doubletas</text:p>
      <text:p text:style-name="Standard">Item pour ii cereles alier ladicte meulle</text:p>
      <text:p text:style-name="Standard">vi s.</text:p>
      <text:p text:style-name="Standard">Item pour vii jours que le dit meullin a fest tant quelle a esté asse</text:p>
      <text:p text:style-name="Standard">Item pour in solles et vi bracons abant</text:p>
      <text:p text:style-name="Standard">Item pour in ouvriers de In journées chascun jour VI. so p val en sere xviiif. p.</text:p>
      <text:p text:style-name="Standard">Item pour les despens des diz charpenters</text:p>
      <text:p text:style-name="Standard">Item pour carage des chesues</text:p>
      <text:p text:style-name="Standard">Somme xxxviii frtras iiii</text:p>
      <text:p text:style-name="Standard"><text:soft-page-break/>&gt;&gt;&gt;&gt;&gt;&gt; liste &lt;&lt;&lt;&lt;&lt;&lt;&lt;</text:p>
      <text:p text:style-name="Standard">xx. s.</text:p>
      <text:p text:style-name="Standard">xii d. p.</text:p>
      <text:p text:style-name="Standard">ii s.</text:p>
      <text:p text:style-name="Standard">i</text:p>
      <text:p text:style-name="Standard">Item en cleuz</text:p>
      <text:p text:style-name="Standard">IItem en omnes</text:p>
      <text:p text:style-name="Standard">iiii</text:p>
      <text:p text:style-name="Standard">Iten en un huys</text:p>
      <text:p text:style-name="Standard"/>
      <text:p text:style-name="P7">=FRAN_0393_00299.tif=</text:p>
      <text:p text:style-name="P7">&gt;&gt;&gt;&gt;&gt;&gt; date &lt;&lt;&lt;&lt;&lt;&lt;&lt;</text:p>
      <text:p text:style-name="P7">nno nlonagesimo septimo. die mercurii post festum beatorm Egci e a</text:p>
      <text:p text:style-name="P7">capitulantibus dominis</text:p>
      <text:p text:style-name="P7">Anno nonagesimo septimo die veneris post festum beatorum Egidii et lupi vii</text:p>
      <text:p text:style-name="P7">vensis septembris. Capitulantibus dominis.</text:p>
      <text:p text:style-name="P7">&gt;&gt;&gt;&gt;&gt;&gt; block &lt;&lt;&lt;&lt;&lt;&lt;&lt;</text:p>
      <text:p text:style-name="P7">ille procuratore canonicorum Sancti Mederici vocati et comparente coraldint</text:p>
      <text:p text:style-name="P7">fuit sibi expositum quod prebenda sancti Mederici quam tenebat dum divclat</text:p>
      <text:p text:style-name="P7">Guillelmus Baudini erat litigiosa et pertinebant fructus capitulao quamdi</text:p>
      <text:p text:style-name="P7">esset litigiosa Quapropter domini significaverunt ei quod apponebant</text:p>
      <text:p text:style-name="P7">ructus dicte prebende in mana sua et inhibuerunt ei ne de fructibus</text:p>
      <text:p text:style-name="P7">pls t aderet aliquid cunquam receptorum ad dictam prebendam sitnce speciali</text:p>
      <text:p text:style-name="P7">Naniaco dominorum meorum decani et Capituli Parisiensis et ipse procuratorior respondi</text:p>
      <text:p text:style-name="P7">quod leve ituduebat quid domini dicebant et quod cantret se de mali</text:p>
      <text:p text:style-name="P7">ageado.</text:p>
      <text:p text:style-name="P7">Guende gagiate per dominos Henricum la Tuise Johannem Calli Robertum</text:p>
      <text:p text:style-name="P7">doulengerii et lucarricum Manunart presbyteros vicarios Sancti</text:p>
      <text:p text:style-name="P7">medenci diminute sunt de mdietate quam ipsi solventet et alia</text:p>
      <text:p text:style-name="P7">medictas remanebit ad voluntatem dominorum</text:p>
      <text:p text:style-name="P7">quos etiam debebat</text:p>
      <text:p text:style-name="P7">et dominus Ro. estat solvet L. s. p. pro</text:p>
      <text:p text:style-name="P7">t pr quadam emenda.</text:p>
      <text:p text:style-name="P7">Dominus Cantor retulit Philippum Marcelli fere ydoneum ad habendum</text:p>
      <text:p text:style-name="P7">bursas collegii deffuncti magistri Petri Forteti et ideo sunt sib</text:p>
      <text:p text:style-name="P7">collate prout aliis et fecit</text:p>
      <text:p text:style-name="P7"><text:soft-page-break/>juravenctum in forma.</text:p>
      <text:p text:style-name="P7">Le preces Jehan de la Forge et Estienne Galinas est baillie</text:p>
      <text:p text:style-name="P7">a maisere Pierre de gier</text:p>
      <text:p text:style-name="P7">Suspense sunt sentencie late contra dominum Robertum</text:p>
      <text:p text:style-name="P7">estat vicartum altaris majoris in ecclesia Sancti</text:p>
      <text:p text:style-name="P7">mederici ecclesione cujusdam emende taxate contra ipsum</text:p>
      <text:p text:style-name="P7">et pro qua nuper fuit monitus / usque ad diem mercurii</text:p>
      <text:p text:style-name="P7">instantes / et Interim ipse adducet capellanum domino</text:p>
      <text:p text:style-name="P7">Parisiensi episcopo subditum / qui desponsavit marem</text:p>
      <text:p text:style-name="P7">et fiencinam in capella Sancti Boniti / cujus capelle</text:p>
      <text:p text:style-name="P7">ipse Robertus est firmarius / vigore luterarum</text:p>
      <text:p text:style-name="P7">domini Officialis parisiensis que dirigebantur omnibus</text:p>
      <text:p text:style-name="P7">presbyteris sibi subditis. et eciam afferet ipsas litteras</text:p>
      <text:p text:style-name="P7">Domini Ro. de Lorriaco Johannes Rolandi et Nicolaus</text:p>
      <text:p text:style-name="P7">de Ordeimonte sunt deputati ad visitandum</text:p>
      <text:p text:style-name="P7">compota deffuncti magistri Johannis de Socco et</text:p>
      <text:p text:style-name="P7">refferendum quantum ipse tenentur ecclesie racione administracionis</text:p>
      <text:p text:style-name="P7">officiorum ecclesie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e</text:p>
      <text:p text:style-name="P7">Jo. de Pompedorio</text:p>
      <text:p text:style-name="P7">N. Le Diseur</text:p>
      <text:p text:style-name="P7">R. de Tyheme</text:p>
      <text:p text:style-name="P7">R. de Putheolis</text:p>
      <text:p text:style-name="P7">G. de Albyaco</text:p>
      <text:p text:style-name="P7">G. de Porta</text:p>
      <text:p text:style-name="P7">Jo. Rolandi</text:p>
      <text:p text:style-name="P7">N. de Ordeimonte</text:p>
      <text:p text:style-name="P7">L. de Maignaco</text:p>
      <text:p text:style-name="P7">G. Fedelli</text:p>
      <text:p text:style-name="P7">Cio</text:p>
      <text:p text:style-name="P7">P. Decano</text:p>
      <text:p text:style-name="P7">c</text:p>
      <text:p text:style-name="P7"><text:soft-page-break/>G. Cantore</text:p>
      <text:p text:style-name="P7">J. Archidiacono Par.</text:p>
      <text:p text:style-name="P7">G. Archidiacono ecclesie</text:p>
      <text:p text:style-name="P7">Sy. succentor in missa</text:p>
      <text:p text:style-name="P7">J. de Pompodorio</text:p>
      <text:p text:style-name="P7">L. de Mongeria</text:p>
      <text:p text:style-name="P7">R. de Lorriaco</text:p>
      <text:p text:style-name="P7">G. de Therno</text:p>
      <text:p text:style-name="P7">R. de Putheol</text:p>
      <text:p text:style-name="P7">T. de Sancto Petro</text:p>
      <text:p text:style-name="P7">G. de Albyaco</text:p>
      <text:p text:style-name="P7">G. de Porta</text:p>
      <text:p text:style-name="P7">Jo. Rolandi</text:p>
      <text:p text:style-name="P7">Ja. Cosson</text:p>
      <text:p text:style-name="P7">M. </text:p>
      <text:p text:style-name="P7"/>
      <text:p text:style-name="P7"/>
      <text:p text:style-name="P7">=FRAN_0393_00300.tif=</text:p>
      <text:p text:style-name="P7">&gt;&gt;&gt;&gt;&gt;&gt; date &lt;&lt;&lt;&lt;&lt;&lt;&lt;</text:p>
      <text:p text:style-name="P7">Densu officii recepte clericorum matutinanum qua erercet dins Loberius de Balleus que erat de vi l</text:p>
      <text:p text:style-name="P7">augmentata est de iiiior lbr. et sic est de xill. pa. et sic faciet officium pro anno futuro</text:p>
      <text:p text:style-name="P7">&gt;&gt;&gt;&gt;&gt;&gt; block &lt;&lt;&lt;&lt;&lt;&lt;&lt;</text:p>
      <text:p text:style-name="P7">Quper ad requestam magistri Michaelis Marchant Camerarii laici ecclesie de mandato capituli</text:p>
      <text:p text:style-name="P7">erga executeres deffuncti magistri Johannis de Socto missi pro habenda racione de omnibus que ipse</text:p>
      <text:p text:style-name="P7">deffunctus posset ecclesie tener quacumque causa inhibitum fuit Symoni Fabri Franco</text:p>
      <text:p text:style-name="P7">servientes ecclesie tamquam executori dicti deffuncti ne alienet nec permittat alienari ab aliis</text:p>
      <text:p text:style-name="P7">executoribus bona execucioni ipsius deffuncti pertinentiis donec fuerit plenarie ecclesie satisfactum</text:p>
      <text:p text:style-name="P7">Accomodabuntur de presenti dicto oofficiario clericorum matutinalium pro satisfaciendo clericis</text:p>
      <text:p text:style-name="P7">matutinalibus. xlviii lv. p.</text:p>
      <text:p text:style-name="P7">Magister Johannes de Crnaco vicarius in ecclesia Parisiensis procurator magistri Goberti de Hondreville</text:p>
      <text:p text:style-name="P7">alias de Marla capellani capellanie perpetue ad altare sanctorum Bartholomer Vincencii in ecclesia</text:p>
      <text:p text:style-name="P7">Par.e fundate / prout per litteras procuratorias parisiensis sub anno presenti et die ultima mensis</text:p>
      <text:p text:style-name="P7">Augusti per magistrum Johannem Sicii clericum suessionensi diocesis publicum apostolica et imperiali</text:p>
      <text:p text:style-name="P7">auctoritatibus notarium confectas signatas et subscriptas nobis legitime constitit nomin</text:p>
      <text:p text:style-name="P7"><text:soft-page-break/>procuratorio dicti magistri Goberti et pro ipso. resignavit in manibus dominorum Decani et Capituli ecclesie Parisiensi</text:p>
      <text:p text:style-name="P7">dictam capellaniam causa permutacionis faciendi cum venerabilies uno magistro Goberto Buitardi de Marla</text:p>
      <text:p text:style-name="P7">capellano capellanie perpetue beate Marie de Clacyaco juxta Laudunum ad ipsam capellaniam beate</text:p>
      <text:p text:style-name="P7">matie et non alias. Et fuit collata dicta capellania sanctorum Bartholomci et Vincencii / dicto</text:p>
      <text:p text:style-name="P7">magistro Goberto Buctardi qui juravit in forma Et quia ornamenta dicte capellanis</text:p>
      <text:p text:style-name="P7">iedigent repparacione quodque in eadem defficiunt secundum antiquum inventarium die Burete argentee</text:p>
      <text:p text:style-name="P7">ponderis vii. onciarum et plura alia ad detorem ipsius capellanie pertinenciis Ordinatum est quod</text:p>
      <text:p text:style-name="P7">Septuaginta solidi Parisiensis / qui preterito nuper capellanio debentur de termino Sancti Johannis laptiste</text:p>
      <text:p text:style-name="P7">proxime preterito per officiarium anniversariorum convertentur in repparacionem dictorum ornamentorum / et</text:p>
      <text:p text:style-name="P7">restitucionem aliorum que defficiunt ibidem / et ipse novus capellanus prosequetur restitucionem dictarum</text:p>
      <text:p text:style-name="P7">buretarum erga dominum Johannem Loysel Curatum d'Estrecliy diocesis Senonensis nepotem et executionie</text:p>
      <text:p text:style-name="P7">deffuncti domini Stephani quadrigarii olim dicte capllanie capellani / et non recipiet ipse novus</text:p>
      <text:p text:style-name="P7">capellanis aliquid de fructibus dicte capellanie qui per dictum officiarium debentur eiem / donec</text:p>
      <text:p text:style-name="P7">et quousque dicte due Burete per ipsum met capellanuam vel dictum executorem</text:p>
      <text:p text:style-name="P7">Arint in dicta capella restitute</text:p>
      <text:p text:style-name="P7"/>
      <text:p text:style-name="P7"/>
      <text:p text:style-name="P7">=FRAN_0393_00301.tif=</text:p>
      <text:p text:style-name="P7">&gt;&gt;&gt;&gt;&gt;&gt; date &lt;&lt;&lt;&lt;&lt;&lt;&lt;</text:p>
      <text:p text:style-name="P7">Ano nonagesimo septimo. Die lune post festum Nativitatis / etem Marie Virginis</text:p>
      <text:p text:style-name="P7">xa mensis sextembris. Capitulantibus dominis</text:p>
      <text:p text:style-name="P7">mensis deptembris. Capitulantibus dominis</text:p>
      <text:p text:style-name="P7">Die mariis sequenti. xi</text:p>
      <text:p text:style-name="P7">&gt;&gt;&gt;&gt;&gt;&gt; block &lt;&lt;&lt;&lt;&lt;&lt;&lt;</text:p>
      <text:p text:style-name="P7">Emenda domini Johannis Michaelis matucinarii clerici et domini Johannis</text:p>
      <text:p text:style-name="P7">Caillelintaille vicarii Sancti Mederici quarum prima ad decem</text:p>
      <text:p text:style-name="P7">secunda ad quindecim Jolindi sunt taxate reducte funt ad</text:p>
      <text:p text:style-name="P7">medietatem per eos persolvendam reliqua parte ad bnplacitum</text:p>
      <text:p text:style-name="P7">ouo remanente</text:p>
      <text:p text:style-name="P7">Guenda domini Roberti estac / non levabitur et sine</text:p>
      <text:p text:style-name="P7">suspendentur usque ad adventum domini Oufredi Durunl</text:p>
      <text:p text:style-name="P7"><text:soft-page-break/>presbyteri qui celebravit missam in capella Sancti Roviti</text:p>
      <text:p text:style-name="P7">in quam eciam despensavit duas personas conmigtand as</text:p>
      <text:p text:style-name="P7">vigore licterarum domini Parisiensi episcopi seu officialis sui que</text:p>
      <text:p text:style-name="P7">dirigebantur omnibus presbyteris sibi subditis ut dicit</text:p>
      <text:p text:style-name="P7">per dominus Ribertus</text:p>
      <text:p text:style-name="P7">Magistri Johannes Guerini et Johannes</text:p>
      <text:p text:style-name="P7">Aguenini ut procutator magistri</text:p>
      <text:p text:style-name="P7">Petri Aguenini fuerunt recepti</text:p>
      <text:p text:style-name="P7">ad Canonictum et prebendam ecclesie</text:p>
      <text:p text:style-name="P7">Sancti Mederici vacantes per obitum domini</text:p>
      <text:p text:style-name="P7">Guillelmi Brunelli prouto ii quaterno</text:p>
      <text:p text:style-name="P7">insinuacionum bullarum continetur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J. de Pompodorio</text:p>
      <text:p text:style-name="P7">Ro. de Lorriaco</text:p>
      <text:p text:style-name="P7">B. de Tyherno</text:p>
      <text:p text:style-name="P7">Re. de Putheolis</text:p>
      <text:p text:style-name="P7">T. de Sancto Petro</text:p>
      <text:p text:style-name="P7">G. de Albyaco</text:p>
      <text:p text:style-name="P7">G. de Porta</text:p>
      <text:p text:style-name="P7">N. de Rancia</text:p>
      <text:p text:style-name="P7">Jo. Rolandi</text:p>
      <text:p text:style-name="P7">N. de Ordeimonte</text:p>
      <text:p text:style-name="P7">M. Reginaldi</text:p>
      <text:p text:style-name="P7">G. Fede</text:p>
      <text:p text:style-name="P7">Ay. de Maignaco</text:p>
      <text:p text:style-name="P7">Jo. Chanteprime</text:p>
      <text:p text:style-name="P7">J. Regine</text:p>
      <text:p text:style-name="P7">T. Hocie</text:p>
      <text:p text:style-name="P7">L. de Mongeria infirmus</text:p>
      <text:p text:style-name="P7">de Karolay i</text:p>
      <text:p text:style-name="P7"><text:soft-page-break/>. Decano</text:p>
      <text:p text:style-name="P7">J. Archidiacono Par.</text:p>
      <text:p text:style-name="P7">G. Archidiacono ecclesie</text:p>
      <text:p text:style-name="P7">Sy. Succentore</text:p>
      <text:p text:style-name="P7">L. de Mongeria</text:p>
      <text:p text:style-name="P7">P. de Ogeri</text:p>
      <text:p text:style-name="P7">Ay. de Maignaco</text:p>
      <text:p text:style-name="P7">Jo. Rolandi</text:p>
      <text:p text:style-name="P7">N. L. Disenr</text:p>
      <text:p text:style-name="P7">de Forta</text:p>
      <text:p text:style-name="P7">Ro. de Lorriaco</text:p>
      <text:p text:style-name="P7">Jo. de Pomtodorio</text:p>
      <text:p text:style-name="P7">G. Paillardi</text:p>
      <text:p text:style-name="P7">de Rancia</text:p>
      <text:p text:style-name="P7">T. de Rlerno</text:p>
      <text:p text:style-name="P7">M. Reginaldi</text:p>
      <text:p text:style-name="P7">T. Hocie</text:p>
      <text:p text:style-name="P7"/>
      <text:p text:style-name="P7"/>
      <text:p text:style-name="P7">=FRAN_0393_00302.tif=</text:p>
      <text:p text:style-name="P7">&gt;&gt;&gt;&gt;&gt;&gt; date &lt;&lt;&lt;&lt;&lt;&lt;&lt;</text:p>
      <text:p text:style-name="P7">no nNonagesimo septimo Die mercurii post nativitatem beate Marie Virgnns . xii</text:p>
      <text:p text:style-name="P7">mensis deptembris. Capitulantibus dominis</text:p>
      <text:p text:style-name="P7">Anno nonagesimo septimo. Die lune post exaltacionem Sancte Cuitis. xviia mensis</text:p>
      <text:p text:style-name="P7">Septembris. Capitulantibus dominis.</text:p>
      <text:p text:style-name="P7">&gt;&gt;&gt;&gt;&gt;&gt; block &lt;&lt;&lt;&lt;&lt;&lt;&lt;</text:p>
      <text:p text:style-name="P7">Status administracionis terre de Pety geste per deffunctum</text:p>
      <text:p text:style-name="P7">magistrum Johannem de Socco traditus est dominis N. de</text:p>
      <text:p text:style-name="P7">Ordeimonte et P. de Ogero ad videndum et refferendum</text:p>
      <text:p text:style-name="P7">Domini G. Archidiaconus et P. de Ogero sunt enerati</text:p>
      <text:p text:style-name="P7">ad videndum statum compotorum domini Stephani</text:p>
      <text:p text:style-name="P7">Johannis et refferendum</text:p>
      <text:p text:style-name="P7">Die veneris sequente . xiiiia mensis septembris</text:p>
      <text:p text:style-name="P7">non fuit capitulum propter festum exaltacionis Sancti Cran</text:p>
      <text:p text:style-name="P7">Dominus Collector se tenuit pro contento de prima</text:p>
      <text:p text:style-name="P7">annata datante prebende Sancti Mederici per moetem</text:p>
      <text:p text:style-name="P7"><text:soft-page-break/>domini Gaillelmi Baudin</text:p>
      <text:p text:style-name="P7">Hodie magister Johannes DOillequin in die pentheastes</text:p>
      <text:p text:style-name="P7">ultimo preterita ad prebendam Sancti Mederici una cum</text:p>
      <text:p text:style-name="P7">domino Nacolao Sellarii notario capituli receptus</text:p>
      <text:p text:style-name="P7">supplicavit dominis quod fructus ipsius prebende qui</text:p>
      <text:p text:style-name="P7">nuper fuerant arrestati per capitulum expedirentur</text:p>
      <text:p text:style-name="P7">sibi viso quod ipsa prebenda nundum erant litigiosa</text:p>
      <text:p text:style-name="P7">et habita deliberacione super isto / domini responderunt</text:p>
      <text:p text:style-name="P7">ei quod ipsi mandarent po curator canonicorum</text:p>
      <text:p text:style-name="P7">Sancti Mederici quod ipse traderet eos sibi.</text:p>
      <text:p text:style-name="P7">&gt;&gt;&gt;&gt;&gt;&gt; liste &lt;&lt;&lt;&lt;&lt;&lt;&lt;</text:p>
      <text:p text:style-name="P7">Decan</text:p>
      <text:p text:style-name="P7">G. Cantore</text:p>
      <text:p text:style-name="P7">J. Archidiacono Par</text:p>
      <text:p text:style-name="P7">G. archidiacono ecclesie</text:p>
      <text:p text:style-name="P7">Sy. succentore in missa</text:p>
      <text:p text:style-name="P7">Jo. de Pompdorio</text:p>
      <text:p text:style-name="P7">N. Le Discur</text:p>
      <text:p text:style-name="P7">L. de Mongeria</text:p>
      <text:p text:style-name="P7">A. Regine</text:p>
      <text:p text:style-name="P7">G. de Porta</text:p>
      <text:p text:style-name="P7">G. Fedelli</text:p>
      <text:p text:style-name="P7">Jo. Rolandi</text:p>
      <text:p text:style-name="P7">Ja. Cosso</text:p>
      <text:p text:style-name="P7">P. de Ogeri</text:p>
      <text:p text:style-name="P7">M. Reginalo</text:p>
      <text:p text:style-name="P7">R. de Putheolis</text:p>
      <text:p text:style-name="P7">N. de Oedeimonte</text:p>
      <text:p text:style-name="P7">Lo. de Maignaco</text:p>
      <text:p text:style-name="P7">G. de Tyherno</text:p>
      <text:p text:style-name="P7">G. de Albraco</text:p>
      <text:p text:style-name="P7">de Keais ay ponsirmus</text:p>
      <text:p text:style-name="P7">P. Decano</text:p>
      <text:p text:style-name="P7">G. Cantore</text:p>
      <text:p text:style-name="P7">J. archidiacono Par</text:p>
      <text:p text:style-name="P7">G. Archidiacono ecclesie</text:p>
      <text:p text:style-name="P7"><text:soft-page-break/>Sy. succentor in missa</text:p>
      <text:p text:style-name="P7">N. Le Diseur</text:p>
      <text:p text:style-name="P7">G. de Toherno</text:p>
      <text:p text:style-name="P7">L. de Mongeria</text:p>
      <text:p text:style-name="P7">Jo. de Mully</text:p>
      <text:p text:style-name="P7">G. de Porta</text:p>
      <text:p text:style-name="P7">P. de Ogeri</text:p>
      <text:p text:style-name="P7">R. de Putheolis</text:p>
      <text:p text:style-name="P7">Jo. Rolandi</text:p>
      <text:p text:style-name="P7">Jo. de Ponii</text:p>
      <text:p text:style-name="P7">G. Fedelli</text:p>
      <text:p text:style-name="P7">M. Reginaldi</text:p>
      <text:p text:style-name="P7">Ja. Cosson</text:p>
      <text:p text:style-name="P7">T. Hocie</text:p>
      <text:p text:style-name="P7">N. de Rancia</text:p>
      <text:p text:style-name="P7">P. Plaoul</text:p>
      <text:p text:style-name="P7">R. de Lorriaco</text:p>
      <text:p text:style-name="P7">G. de Albyaco</text:p>
      <text:p text:style-name="P7">A. Regine</text:p>
      <text:p text:style-name="P7">J de Karlay injummus</text:p>
      <text:p text:style-name="P7"/>
      <text:p text:style-name="P7"/>
      <text:p text:style-name="P7">=FRAN_0393_00303.tif=</text:p>
      <text:p text:style-name="P7">&gt;&gt;&gt;&gt;&gt;&gt; date &lt;&lt;&lt;&lt;&lt;&lt;&lt;</text:p>
      <text:p text:style-name="P7">o Nonagesimo septimo. Die mercurii post exaltacionem sncte Ciics. xixa mensi</text:p>
      <text:p text:style-name="P7">septembris. Capitulantibus dominis</text:p>
      <text:p text:style-name="P7">Anno predicto. Die lune post festum beati Mathei apostoli et euvangeliste xxiiiia</text:p>
      <text:p text:style-name="P7">Septembris. Capitulantibus dominis.</text:p>
      <text:p text:style-name="P7">&gt;&gt;&gt;&gt;&gt;&gt; block &lt;&lt;&lt;&lt;&lt;&lt;&lt;</text:p>
      <text:p text:style-name="P7">Tradicio cujusdam medii arpenti terre pertiencis capellanie sancte</text:p>
      <text:p text:style-name="P7">fidis quam tenet magister Jo. Comitis facta per ipsum</text:p>
      <text:p text:style-name="P7">magistrum Johannem Johanni Ndier de Succraco placet</text:p>
      <text:p text:style-name="P7">dominis dummodo apponatur Clausula in lictera trdicionis</text:p>
      <text:p text:style-name="P7">aux Charges anciennes unacum aliu</text:p>
      <text:p text:style-name="P7">onibus noviter</text:p>
      <text:p text:style-name="P7">ipositis ipsi terre per ipsum capllali</text:p>
      <text:p text:style-name="P7"><text:soft-page-break/>Resignacio quam magister Guido Custelli capellanus Sancte</text:p>
      <text:p text:style-name="P7">Anne intendit facere de dicta capellania causa permutacionis</text:p>
      <text:p text:style-name="P7">cum magistro Johanne Motel ad canonicatum et prebendam Sancti Vedasti</text:p>
      <text:p text:style-name="P7">de Grignyaco Sancte Benedicte laudits diocesis / placet dominis</text:p>
      <text:p text:style-name="P7">dummodo ornamenta dicte capellanie sint secundum antiquum</text:p>
      <text:p text:style-name="P7">Inventarium debite repparata et restituta si que</text:p>
      <text:p text:style-name="P7">fuerint deperdita.</text:p>
      <text:p text:style-name="P7">Placet dominis quod dominus Petrus Cournant detentus</text:p>
      <text:p text:style-name="P7">in carteribus capituli pro suis demeritis sit elargitus</text:p>
      <text:p text:style-name="P7">intra geolain / quia carcer in quo erat est minis</text:p>
      <text:p text:style-name="P7">asper</text:p>
      <text:p text:style-name="P7">Die veneris sequente fuit festum beati Matherapli et Euvangeliste.</text:p>
      <text:p text:style-name="P7">Die sabbi sequenti xxiia septembris in jevimis iiiior temporum Egidius de</text:p>
      <text:p text:style-name="P7">Montrnnuller Clericus ecclesie Sepulcri Dyaconus fuit promotus ad satrum</text:p>
      <text:p text:style-name="P7">presbyteratus ordinem / ad titulum cujusdam capellani quam obtinet in villa de Calins in</text:p>
      <text:p text:style-name="P7">Brya Senonsis diocesis</text:p>
      <text:p text:style-name="P7">Perrin Regnault sergent a verge a adjourné</text:p>
      <text:p text:style-name="P7">messeigneurs a demain devant le prevost de Parisis</text:p>
      <text:p text:style-name="P7">Contre Jehan le Pastre garant de Symonne soiens</text:p>
      <text:p text:style-name="P7">pour oi certaine denonciacion sommacion et</text:p>
      <text:p text:style-name="P7">requeste que ilz leur entent a faire en cas</text:p>
      <text:p text:style-name="P7">de garantie / et pour respondre a tout ce etc.</text:p>
      <text:p text:style-name="P7">Domini J. Cosson et Niolaus de Ordeimonte</text:p>
      <text:p text:style-name="P7">sunt dati Commissarii ad audiendum competum</text:p>
      <text:p text:style-name="P7">domini Stephani de Capella Camerarii clerici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N. Le Diseur</text:p>
      <text:p text:style-name="P7">L. de Mongeria</text:p>
      <text:p text:style-name="P7">B. de Thherno</text:p>
      <text:p text:style-name="P7">B. de Putheolis</text:p>
      <text:p text:style-name="P7">T. de Sancto Petro</text:p>
      <text:p text:style-name="P7"><text:soft-page-break/>G. de Albyaco</text:p>
      <text:p text:style-name="P7">G. Paillardi</text:p>
      <text:p text:style-name="P7">de Ogero</text:p>
      <text:p text:style-name="P7">Jo. Rolandi</text:p>
      <text:p text:style-name="P7">Jo. de Pompodorio</text:p>
      <text:p text:style-name="P7">G. Fedelli</text:p>
      <text:p text:style-name="P7">M. Reginaldi</text:p>
      <text:p text:style-name="P7">Ja. Cosson</text:p>
      <text:p text:style-name="P7">N. de Rancia</text:p>
      <text:p text:style-name="P7">Po. Plaoul</text:p>
      <text:p text:style-name="P7">J. Regine</text:p>
      <text:p text:style-name="P7">de Karolay infirmus</text:p>
      <text:p text:style-name="P7">P. Decano</text:p>
      <text:p text:style-name="P7">G. Cantore</text:p>
      <text:p text:style-name="P7">archidiaconos Par.</text:p>
      <text:p text:style-name="P7">G. archidiacono ecclesie</text:p>
      <text:p text:style-name="P7">Sir succentor in missa</text:p>
      <text:p text:style-name="P7">Jo. de Pompodorio</text:p>
      <text:p text:style-name="P7">N. Le Diseur</text:p>
      <text:p text:style-name="P7">de Mongeria</text:p>
      <text:p text:style-name="P7">R. de Lorrao</text:p>
      <text:p text:style-name="P7">R. de Tyherno</text:p>
      <text:p text:style-name="P7">Sancto Petro</text:p>
      <text:p text:style-name="P7">Butheolis</text:p>
      <text:p text:style-name="P7">.Albyac</text:p>
      <text:p text:style-name="P7">. Ogero</text:p>
      <text:p text:style-name="P7">Jo. Roland</text:p>
      <text:p text:style-name="P7">G. de Porta</text:p>
      <text:p text:style-name="P7">Ja. Cosson</text:p>
      <text:p text:style-name="P7">N. de Ordeimonte</text:p>
      <text:p text:style-name="P7"/>
      <text:p text:style-name="P7"/>
      <text:p text:style-name="P7">=FRAN_0393_00304.tif=</text:p>
      <text:p text:style-name="P7">&gt;&gt;&gt;&gt;&gt;&gt; date &lt;&lt;&lt;&lt;&lt;&lt;&lt;</text:p>
      <text:p text:style-name="P7">Anno nonagesimo septimo. Die mercurii post festum beati Mather apostoli et euvangeliste</text:p>
      <text:p text:style-name="P7">xxvia mensis septembris. Capitulantibus dominis</text:p>
      <text:p text:style-name="P7"><text:soft-page-break/>&gt;&gt;&gt;&gt;&gt;&gt; block &lt;&lt;&lt;&lt;&lt;&lt;&lt;</text:p>
      <text:p text:style-name="P7">Tradite fuerunt due cedule Officiario anniversariorum et Camerario clerico de ordinacionibus</text:p>
      <text:p text:style-name="P7">factis per dominum R. de Lorriaco et sunt suprascricte in certo capitulo ubi hoc fuit oodinatum</text:p>
      <text:p text:style-name="P7">et est eis notificatum quod si per culpam eorum evemerint ecclesie aliquod dampnum in</text:p>
      <text:p text:style-name="P7">obmittendo aliquid de contentis in ipse cedula recuperabitur dampnum super ipsos</text:p>
      <text:p text:style-name="P7">Recipietur resignacio capelle Sancte Anne in ecclesia Parisiensis quam vult facere magister</text:p>
      <text:p text:style-name="P7">Jo. Viellet ut procurator magistri Guidones Cucelli capellania ipsius Causa permutacionis</text:p>
      <text:p text:style-name="P7">faciende / Cum magistro Johanne Motelli et non fiet collacio dicto capellanie ipsi magistro</text:p>
      <text:p text:style-name="P7">Johanni Motelli donec comparuerit personaliter ad respondendum de repparacionibus domorum</text:p>
      <text:p text:style-name="P7">super quibus est fundata ipsa capellania et ornamentorum ipsius capituli</text:p>
      <text:p text:style-name="P7">Placet permutacio quam dominus Stephanus de Capella vult facere de duabus capellanie</text:p>
      <text:p text:style-name="P7">quas tenet unam in ecclesia Parisiensi et aliam in ecclesia Sancti Mederici / Cum quod</text:p>
      <text:p text:style-name="P7">Nicolao de Capella Juvene clerico canonico ecclesie collegiate Sancti Petri de Sancto</text:p>
      <text:p text:style-name="P7">canonictum et prebendam et non als</text:p>
      <text:p text:style-name="P7">Magisteri Johannes Motel promisit facere repparari debite</text:p>
      <text:p text:style-name="P7">ornamenta capellanie Sancte Anne ad quam petit se admicto</text:p>
      <text:p text:style-name="P7">infra mensem et domos ad ipsam capellaniam pertinenciem</text:p>
      <text:p text:style-name="P7">infra instans festum beati Johannis Baptiste et hoc mediante</text:p>
      <text:p text:style-name="P7">dicta capellania nuper per procuratorem magistri Guidonis</text:p>
      <text:p text:style-name="P7">Cucelli resignatam fuit sibi collata et fecit juramentum</text:p>
      <text:p text:style-name="P7">in forma</text:p>
      <text:p text:style-name="P7">Domini auctorizaverunt Nicolaum de Capella minorem</text:p>
      <text:p text:style-name="P7">annis nuper in capellanum ecclesie receptum / ad constituentem procuratores</text:p>
      <text:p text:style-name="P7">pro resignando certum beneficium quod resignare intenidit</text:p>
      <text:p text:style-name="P7">causa permutacionis etc.</text:p>
      <text:p text:style-name="P7">Domini dederunt licenciat non residendi usque ad instantem synodum</text:p>
      <text:p text:style-name="P7">domino Roberto Brisoul vicario Sancti Mauri Fossatensis in</text:p>
      <text:p text:style-name="P7">ecclesia Parisiensi</text:p>
      <text:p text:style-name="P7">Placet dominis quod magister Johannes Fabri faciat defferri ad</text:p>
      <text:p text:style-name="P7">terrale certum gravesium quod habet in domo sua.</text:p>
      <text:p text:style-name="P7">Emenda xiii lb. x s. p. quam debet dominus Guillelmus</text:p>
      <text:p text:style-name="P7">Auffart remissa est ad medietatem reliqua parte ad</text:p>
      <text:p text:style-name="P7">volleritatem dominorum Remanensim. Cum condicione quod si renicidat</text:p>
      <text:p text:style-name="P7">in concubinatu cum precta de Forges aut aliqua alia</text:p>
      <text:p text:style-name="P7">muliere tenebitur solvere dictas xiii l. x s.</text:p>
      <text:p text:style-name="P7">hoc mediante relaxabitur a sentencuis usque ad instane</text:p>
      <text:p text:style-name="P7"><text:soft-page-break/>festum Nativitatis domini et si suciffecerit tunc dictam menietate</text:p>
      <text:p text:style-name="P7">et non fuerit amplius conversatus cum dicta perreta</text:p>
      <text:p text:style-name="P7">habebit tunc abselionem plenariam alias non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Jo. de Pompodorio</text:p>
      <text:p text:style-name="P7">N. Le Diseur</text:p>
      <text:p text:style-name="P7">Ro. de Lorriaco</text:p>
      <text:p text:style-name="P7">B. de Tyherno</text:p>
      <text:p text:style-name="P7">T. de Sancto Petro</text:p>
      <text:p text:style-name="P7">G. Paillardi</text:p>
      <text:p text:style-name="P7">N. de Rancia</text:p>
      <text:p text:style-name="P7">P. de Ogeri</text:p>
      <text:p text:style-name="P7">Jo. Rolandi</text:p>
      <text:p text:style-name="P7">N. de Ordeimonte</text:p>
      <text:p text:style-name="P7">A. de Maignaco</text:p>
      <text:p text:style-name="P7">MM. Reginaldi</text:p>
      <text:p text:style-name="P7">Ja. Cosson</text:p>
      <text:p text:style-name="P7">T. Hocie</text:p>
      <text:p text:style-name="P7">G. Fedelli</text:p>
      <text:p text:style-name="P7">G. de Porta</text:p>
      <text:p text:style-name="P7">R. de Putheolis</text:p>
      <text:p text:style-name="P7">A. Regine</text:p>
      <text:p text:style-name="P7">L. de Mongeria</text:p>
      <text:p text:style-name="P7">G. de Albyaco</text:p>
      <text:p text:style-name="P7">Jo. de Karolay infirmus</text:p>
      <text:p text:style-name="P7"/>
      <text:p text:style-name="P7"/>
      <text:p text:style-name="P7">=FRAN_0393_00305.tif=</text:p>
      <text:p text:style-name="P7">&gt;&gt;&gt;&gt;&gt;&gt; date &lt;&lt;&lt;&lt;&lt;&lt;&lt;</text:p>
      <text:p text:style-name="P7">nio nonagesimo septimo. Dte veneris in vigilia festi deati miculris a</text:p>
      <text:p text:style-name="P7">Anno nonagesimo septimo.</text:p>
      <text:p text:style-name="P7"><text:soft-page-break/>feftis beati Michaclis Acchangela</text:p>
      <text:p text:style-name="P7">prna mensis occobris. Capituli</text:p>
      <text:p text:style-name="P7">&gt;&gt;&gt;&gt;&gt;&gt; block &lt;&lt;&lt;&lt;&lt;&lt;&lt;</text:p>
      <text:p text:style-name="P7">eptembr Capitulantibus d ins </text:p>
      <text:p text:style-name="P7">Datus est timinus domino Stephano Johanis nper officiario</text:p>
      <text:p text:style-name="P7">umvesanerum dies / lune in soigilia i</text:p>
      <text:p text:style-name="P7">reddendem compota anni precriti</text:p>
      <text:p text:style-name="P7">Pd</text:p>
      <text:p text:style-name="P7">q hoc qug llacione et compotus quem i tradidit</text:p>
      <text:p text:style-name="P7">dmo de ns Cailo remanebit penes coissarios</text:p>
      <text:p text:style-name="P7">ecollaciona</text:p>
      <text:p text:style-name="P7">dic</text:p>
      <text:p text:style-name="P7">mentur sua compota coram commissariis et addetur</text:p>
      <text:p text:style-name="P7">rstera ipss si quid fuerit addendum seum cortageri</text:p>
      <text:p text:style-name="P7">manda bentur ad instantes diem lune per notarium capiuli</text:p>
      <text:p text:style-name="P7">et canonici Sancti Mederici et loquentur cum eis domini in capituli</text:p>
      <text:p text:style-name="P7">upd certis adtitulis contentis in quadam redula tradita</text:p>
      <text:p text:style-name="P7">et dominos Johannem Burete Johannem Perier et Johannem</text:p>
      <text:p text:style-name="P7">Dubelipi. super quibus articulis hac dilectone pendente</text:p>
      <text:p text:style-name="P7">promontor se informabit et refferet ipsa die.</text:p>
      <text:p text:style-name="P7">Cnchor</text:p>
      <text:p text:style-name="P7">Placet dominis quod magister Matheus Reginaldi legat</text:p>
      <text:p text:style-name="P7">in scolis Claustri sehabeat incroitum per claustrum</text:p>
      <text:p text:style-name="P7">Sancti Dyonisii de Passu durante beneplacito dominorum</text:p>
      <text:p text:style-name="P7">Fiat ibidem stanna si illa que sunt ibidem non</text:p>
      <text:p text:style-name="P7">Aunt sufficiencia.</text:p>
      <text:p text:style-name="P7">&gt;&gt;&gt;&gt;&gt;&gt; liste &lt;&lt;&lt;&lt;&lt;&lt;&lt;</text:p>
      <text:p text:style-name="P7">P. Decano</text:p>
      <text:p text:style-name="P7">G. Cantore</text:p>
      <text:p text:style-name="P7">Et Archidiacono eccle moigo $dand onis</text:p>
      <text:p text:style-name="P7">Sy. succentore</text:p>
      <text:p text:style-name="P7">Jo. de Pompedorio</text:p>
      <text:p text:style-name="P7">N. Le Diseur</text:p>
      <text:p text:style-name="P7">Ld Mongla </text:p>
      <text:p text:style-name="P7">B. de Toherno ait dar dmo dmicns vi Med</text:p>
      <text:p text:style-name="P7">Re. de Putheolis</text:p>
      <text:p text:style-name="P7"><text:soft-page-break/>J. de Sancto Petro</text:p>
      <text:p text:style-name="P7">N. de Rehncia</text:p>
      <text:p text:style-name="P7">Jo. Roiandi</text:p>
      <text:p text:style-name="P7">. Regine</text:p>
      <text:p text:style-name="P7">A. de Maignaco</text:p>
      <text:p text:style-name="P7">G. de Alblaco cal</text:p>
      <text:p text:style-name="P7">Jo. Le Lorriaco</text:p>
      <text:p text:style-name="P7">P. Decanus absens</text:p>
      <text:p text:style-name="P7">G. Cantore</text:p>
      <text:p text:style-name="P7">G. archidiacono ecclesie</text:p>
      <text:p text:style-name="P7">P. archidiacono Brye</text:p>
      <text:p text:style-name="P7">Sb. succentor in missa</text:p>
      <text:p text:style-name="P7">de Pompodo</text:p>
      <text:p text:style-name="P7">Le Diseur</text:p>
      <text:p text:style-name="P7">L. de Mongeria</text:p>
      <text:p text:style-name="P7">Jo. de Lorria</text:p>
      <text:p text:style-name="P7">G. de Tbherno</text:p>
      <text:p text:style-name="P7">R. de Putheolis</text:p>
      <text:p text:style-name="P7">G. de Albyaco</text:p>
      <text:p text:style-name="P7">G. Paillardi</text:p>
      <text:p text:style-name="P7">Jo. Rolandi</text:p>
      <text:p text:style-name="P7">Jo. Chanteprime</text:p>
      <text:p text:style-name="P7">Jo. Regis</text:p>
      <text:p text:style-name="P7">G. Fedelli</text:p>
      <text:p text:style-name="P7">de maignaco</text:p>
      <text:p text:style-name="P7">de Karlay et firm</text:p>
      <text:p text:style-name="P7"/>
      <text:p text:style-name="P7"/>
      <text:p text:style-name="P7">=FRAN_0393_00306.tif=</text:p>
      <text:p text:style-name="P7">&gt;&gt;&gt;&gt;&gt;&gt; block &lt;&lt;&lt;&lt;&lt;&lt;&lt;</text:p>
      <text:p text:style-name="P7">Compentibus ad mandatum dominorum Decani et Capituli Pars.e</text:p>
      <text:p text:style-name="P7">dominis Matheo servientis capicerio Petro Beaulle . Petro</text:p>
      <text:p text:style-name="P7">dAuxon Canonicis Sancti Mederici Par.e pro se et aliis sociis</text:p>
      <text:p text:style-name="P7">suis assistencis cum eis magistro Johanne Voillequin / fuerunt eis</text:p>
      <text:p text:style-name="P7">propositi plures deffectus qui per ipsos et eorum socios commictuntur</text:p>
      <text:p text:style-name="P7">in ecclesia Sancti Mederici predicta / prout continebatur in quadam</text:p>
      <text:p text:style-name="P7"><text:soft-page-break/>cedula quam dominus Decanus tenebat / cujus tenor sequitur et</text:p>
      <text:p text:style-name="P7">est talis. Ce sont les ordonnances et estatus fais par</text:p>
      <text:p text:style-name="P7">nosseigneurs les doyen et chapitre de Paris / a estre observez</text:p>
      <text:p text:style-name="P7">et gardez en l'eglise Saint Merry a Parisis premierement</text:p>
      <text:p text:style-name="P7">le procureur de la communaulté d'icelle eglise est tenus de</text:p>
      <text:p text:style-name="P7">vendre compte des mises et receptes appartenans a ladite communante</text:p>
      <text:p text:style-name="P7">iiii. jours devant chascun terme des IIII. termes a Paris</text:p>
      <text:p text:style-name="P7">acoustumez pour le terme precede / c'est assavoir pour le termi</text:p>
      <text:p text:style-name="P7">de Saint Jehan iiii. jours devant la saint Ren</text:p>
      <text:p text:style-name="P7">et pour le terme de St Reini IIII. puis dejant Noel / Et a ce</text:p>
      <text:p text:style-name="P7">pour tous ceulx de la communaulté / si leur plaist vendront</text:p>
      <text:p text:style-name="P7">aucmpte sans ce que le dit procureur ne autre soit tenus</text:p>
      <text:p text:style-name="P7">de leur faurs savoir et ceulx qui seront presens peuent</text:p>
      <text:p text:style-name="P7">les comptes du dit procureur oir sans et que les absens</text:p>
      <text:p text:style-name="P7">y puissent mettre empeschement</text:p>
      <text:p text:style-name="P7">ne que on les doit</text:p>
      <text:p text:style-name="P7">en riens attendre et au dit compte sont distribuez exx</text:p>
      <text:p text:style-name="P7">a ceulx qui sont presens audit compte et ne peuent muer la journée en une aultre / se</text:p>
      <text:p text:style-name="P7">ce n'est par licence de nosdissenes Et il soit ainsi que a noel derra passé maistre Jaques</text:p>
      <text:p text:style-name="P7">Petit cure de Saint Custace avecques pluseurs autres tant des chanoines comme des</text:p>
      <text:p text:style-name="P7">beneficiez si continuerent la journee que l'en devoit rendre le compte a une aultre et depuis</text:p>
      <text:p text:style-name="P7">oncores a une autre et a chascune de ses journees firent distribuer xx. solis aux presens qui</text:p>
      <text:p text:style-name="P7">fout en somme. xl. s. La qu'elle chose est en corrampant les ordonnances dessus du ces</text:p>
      <text:p text:style-name="P7">Item juedi derrenier passé messeigneurs Robert estat procureur de la dicte communaulté</text:p>
      <text:p text:style-name="P7">qui estoit le quort jour devant la saint Remi qui devoit rendre son compte</text:p>
      <text:p text:style-name="P7">fut par pluseurs foiz requis par messeigneurs Jehan Petier Jehan Durel / Robert le Boulengier</text:p>
      <text:p text:style-name="P7">et Jehan Buretel qui voulsist vendre son compte le quel en fu refusant / et aprés ce</text:p>
      <text:p text:style-name="P7">ledit maistre Jaques dit qu'il s'opposoit / et qu'il ne vouboit pas qu'il feust</text:p>
      <text:p text:style-name="P7">rendu a ce jour / en disant au erocureur Je vous prmet de vous en porter</text:p>
      <text:p text:style-name="P7">garentie de tout le dommage que vous y porrorez avoir / et par ainsi furent</text:p>
      <text:p text:style-name="P7">corrumpues les ordonnances acoustumées en la dicte eglise. Item est contenu</text:p>
      <text:p text:style-name="P7">en vos ordolmances que tous ceulx qui vouldront gaingnier les processions</text:p>
      <text:p text:style-name="P7">doivent partir du cuer avec la croix et revenir ou dit cuer ou autinet</text:p>
      <text:p text:style-name="P7">ilz ne doivet sines avoir et le dit maistre Jaques se fait par plusieurs foiz le contraire</text:p>
      <text:p text:style-name="P7">&gt;&gt;&gt;&gt;&gt;&gt; liste &lt;&lt;&lt;&lt;&lt;&lt;&lt;</text:p>
      <text:p text:style-name="P7">capitulantibus dominis</text:p>
      <text:p text:style-name="P7"><text:soft-page-break/>P. Decano</text:p>
      <text:p text:style-name="P7">G. Cantore</text:p>
      <text:p text:style-name="P7">J. archidiacono Par.</text:p>
      <text:p text:style-name="P7">G. archidiacono ecclesie</text:p>
      <text:p text:style-name="P7">P. archidiacono Brie</text:p>
      <text:p text:style-name="P7">Sy. succentor</text:p>
      <text:p text:style-name="P7">L. de Mongeria</text:p>
      <text:p text:style-name="P7">Jo. de Pompodorio</text:p>
      <text:p text:style-name="P7">N. Le Diseur</text:p>
      <text:p text:style-name="P7">Ro. de Lorriaco</text:p>
      <text:p text:style-name="P7">R. de Trherno</text:p>
      <text:p text:style-name="P7">R. de Partheolis</text:p>
      <text:p text:style-name="P7">G. de Albyaco</text:p>
      <text:p text:style-name="P7">G. de Porta</text:p>
      <text:p text:style-name="P7">G. Paillardi</text:p>
      <text:p text:style-name="P7">G. Fedelli</text:p>
      <text:p text:style-name="P7">Jo. Rolandi</text:p>
      <text:p text:style-name="P7">Ro. Dangeul</text:p>
      <text:p text:style-name="P7">M. Reginaldi</text:p>
      <text:p text:style-name="P7">T. Hocie</text:p>
      <text:p text:style-name="P7">Ay. de Maignaco</text:p>
      <text:p text:style-name="P7">N. de Ordeimonte</text:p>
      <text:p text:style-name="P7">Ja. Cosson</text:p>
      <text:p text:style-name="P7">A. Regine</text:p>
      <text:p text:style-name="P7"/>
      <text:p text:style-name="P7"/>
      <text:p text:style-name="P7">=FRAN_0393_00307.tif=</text:p>
      <text:p text:style-name="P7">&gt;&gt;&gt;&gt;&gt;&gt; block &lt;&lt;&lt;&lt;&lt;&lt;&lt;</text:p>
      <text:p text:style-name="P7">et si veult estre paié. Item est contenu en vos dictes ordonnances que tous ceulx de l'eglise</text:p>
      <text:p text:style-name="P7">soient rez aux jours qu'il y a llasure / et il soint ainsi que ledit e maistre Jaques ne feust</text:p>
      <text:p text:style-name="P7">mie rez a la Saint Pierre aprés la Saint Jehan laquelle feste doit clasure pour ce que</text:p>
      <text:p text:style-name="P7">c'est l'une des festes de la fondacion de l'eglise / et si volt estre pariez de ses distribucions</text:p>
      <text:p text:style-name="P7">de matines / et aprés ce se fist rere pour estre a la grant messe. Item ledit chevee</text:p>
      <text:p text:style-name="P7">et chanoines si ont acoustumé de eulx assembler le premier jour de chascun mois</text:p>
      <text:p text:style-name="P7">pour parley à leur procureur de leurs besoingnes / et la distribuent argent du leur</text:p>
      <text:p text:style-name="P7">la quelle chose ne touche riens la communaulté / et se efforcent d'estre paienz des</text:p>
      <text:p text:style-name="P7"><text:soft-page-break/>distribucions de ladute communaulté la quelle chose ne fut oncques. Item ont</text:p>
      <text:p text:style-name="P7">ordonné lesdiz chevent et chanomines et les autres beneficiez en icelle eglise / excepté messeigneur</text:p>
      <text:p text:style-name="P7">Jehan Perier Rremin et Bucetel de faire mettre chascun an sus la fosse de feu maistre</text:p>
      <text:p text:style-name="P7">Guillaume Charlot depuis II ans a ou emviron un paille iiii. Chaudeliers et iiii. cierges</text:p>
      <text:p text:style-name="P7">dessus et faire dire vegiles et messe de mors pour le dessus dit et de y distribuer a</text:p>
      <text:p text:style-name="P7">Chascun de ceulx qui seroient oudit service a vegiles. I. pain et a la messe J. autre</text:p>
      <text:p text:style-name="P7">pain de chapitre excepté ausdiz Perier fremin et Buretel non obstant qu'ilz aient</text:p>
      <text:p text:style-name="P7">esté presens oudit service. Item que quant les vicaires d'icelle egclise font aucune</text:p>
      <text:p text:style-name="P7">deffaulte ou divin service et l'un de vos commissairnt qui sont commis de par vous en la dicte</text:p>
      <text:p text:style-name="P7">eglise arrestent les distribucions de celui qui fait la deffaute / le distributeur des meaulx</text:p>
      <text:p text:style-name="P7">des vicaires n'y veult en rliens obeïr / en disant que ses maistres lui ont deffendis</text:p>
      <text:p text:style-name="P7">et que la chose leur appartient. ¶Item messeigneurs plaise vous de faire compter</text:p>
      <text:p text:style-name="P7">le dit messeigneurs Robert estat / et qu'il ait aucuns commis a oir ledit compte afir</text:p>
      <text:p text:style-name="P7">que vous sachiez lesquielz ont tort et aussi qu'ilz ne facent point citer mes</text:p>
      <text:p text:style-name="P7">Rocert le Boulengier autre part que devant vous a cause de son office.</text:p>
      <text:p text:style-name="P7">et lesquielz status le dit maistre Ja qu nes et autres ses compaingnons</text:p>
      <text:p text:style-name="P7">enfraingnent de jour en jour. Item sequntur statuta et ordinaciones que sunt</text:p>
      <text:p text:style-name="P7">in tabula et statutis in ecclesia Sancti Miderici super tercio quarto et sexto articulis</text:p>
      <text:p text:style-name="P7">in presenti rotulo contentis. Qui voluerit / interesse processioni a choro cum processione</text:p>
      <text:p text:style-name="P7">exeat et in chorum cum processione redeat / qui contrafecerit / distribucione que</text:p>
      <text:p text:style-name="P7">processione fit privetur. Item Injunctum fuit quod faciendo processiones</text:p>
      <text:p text:style-name="P7">Canonici et alii beneifficiati dicte ecclesie recedant a choro ipsius ecclesie et revertantur</text:p>
      <text:p text:style-name="P7">ad chorum omnes insil ad penam in tabula super hoc et aliis tangentbu divinum servicium</text:p>
      <text:p text:style-name="P7">ejusdem ecclesie confecta / contentam. Item statuimus et ordinamus quod quilibet</text:p>
      <text:p text:style-name="P7">ebdomadarum in processione die dominico dyaconusque et subdyaconus et tenens</text:p>
      <text:p text:style-name="P7">chorum sint Rasi et si quis eorum deffecerit si presbyter ebdomadaris defecerit / sex denaris</text:p>
      <text:p text:style-name="P7">solvat / si dyaconus aut subdraconus seu tenens chorum deffecerit / solvet</text:p>
      <text:p text:style-name="P7">quilibet quatuor denarii Et idem in annualibus festis prout servatur in nostra</text:p>
      <text:p text:style-name="P7">ecclesia Parisiensis precipimus observari ibidem per omnes et singulos chorum dicte ecclesie</text:p>
      <text:p text:style-name="P7">Sancti Mederici frequentantes. Item ordinatum fuit per predictos dominos quod</text:p>
      <text:p text:style-name="P7">capicerii et canonici volentes lucrari dictum panem tenebuntur interesse in duabus istarum</text:p>
      <text:p text:style-name="P7">trium horarum videlicet matutinarum misse vel vesperorum ad minus et alii</text:p>
      <text:p text:style-name="P7">beneficiati supradicti panem percipiente tenebuntur interesse dictis tribus horis continus</text:p>
      <text:p text:style-name="P7">alias nichil habebunt de pane supradicto</text:p>
      <text:p text:style-name="P7"/>
      <text:p text:style-name="P7"/>
      <text:p text:style-name="P7"><text:soft-page-break/>=FRAN_0393_00308.tif=</text:p>
      <text:p text:style-name="P7">&gt;&gt;&gt;&gt;&gt;&gt; block &lt;&lt;&lt;&lt;&lt;&lt;&lt;</text:p>
      <text:p text:style-name="P7">t ipsi supranominati habita perius deliberacione de espondendo dixerunt quod aliqua fuerunt</text:p>
      <text:p text:style-name="P7">ibidem proposita que nundum venerant jadius nexciam aliquorum ipsorum quoine pebat / penerunt</text:p>
      <text:p text:style-name="P7">quod haberent copiam de gpoltis e et respeonder ut sup ipsis instante die crasticia post</text:p>
      <text:p text:style-name="P7">Symonen et Judam ethebunt c de promisis et tunc respondebunt et cossent</text:p>
      <text:p text:style-name="P7">quud intendent facere super ipsois propoitis in dicta cendula contentis . Et quia dominii. Perier</text:p>
      <text:p text:style-name="P7">Jo. Burete et J. Durel conquerebantur de compoto et quod nundum fuerat eis aliquid</text:p>
      <text:p text:style-name="P7">solutum de termino preterito ipsie canonici dixerunt quod bene volebant quod per solverentur ipsis capillni</text:p>
      <text:p text:style-name="P7">quitquam eis debebatur de dicto termino. Non obstante dilacione compoti seu retardacione et</text:p>
      <text:p text:style-name="P7">reddicione compoti et audicione factis in presencia dictorum canonicorum et in absenciam dictorum capellan</text:p>
      <text:p text:style-name="P7">Dicentes et asserentes ipsi canonici quod ipsam retardacionem audicionis et reddicionis dicti compori</text:p>
      <text:p text:style-name="P7">nunquam feerant in intencione acquirendi novum jut contra ipsos capellanis nec in prejudicium</text:p>
      <text:p text:style-name="P7">dictorum capellanorum de quo dicti capellaniur petierunt instrumentum / et dicti canonici se opposueri</text:p>
      <text:p text:style-name="P7">ad tradicionem dicti instrumenti et dixerunt quam nullo modo consencirent quod de hoc fieret</text:p>
      <text:p text:style-name="P7">regestrum nec instrmentum Presentibs domino Johanne Haye presbytero officium anniversariorum ecclesie</text:p>
      <text:p text:style-name="P7">Parisisus gerente et Johanne Coenne promotis capituli</text:p>
      <text:p text:style-name="P7">Magister Johannes Rolandi datus est commissarius ad audiendum compotum execucionis deffuncte</text:p>
      <text:p text:style-name="P7">domini Hugonis prepositi quem debet reddere magister Johannes Rousselli decretorum doctor capillani</text:p>
      <text:p text:style-name="P7">in ecclesia Parisiensi e a q</text:p>
      <text:p text:style-name="P7">Concissa est citacio generalis pofficiario anniversariorum ecclesie usque adanuum</text:p>
      <text:p text:style-name="P7">Lecta fuit supplicacio Johannis Luquet servientis ad</text:p>
      <text:p text:style-name="P7">virgam que faciebat mencionem de incarizacione</text:p>
      <text:p text:style-name="P7">cujusdamm stalli candelarum in prvisio et fuit commissum</text:p>
      <text:p text:style-name="P7">Camerario clerico quod faciat super hoc ut melius p</text:p>
      <text:p text:style-name="P7">ad utilitatem ecclesie.</text:p>
      <text:p text:style-name="P7">&gt;&gt;&gt;&gt;&gt;&gt; liste &lt;&lt;&lt;&lt;&lt;&lt;&lt;</text:p>
      <text:p text:style-name="P7">capitulantibus dominis</text:p>
      <text:p text:style-name="P7">G. Cantore</text:p>
      <text:p text:style-name="P7">archidiacono Par.</text:p>
      <text:p text:style-name="P7">G. Archidiacono ecclesie</text:p>
      <text:p text:style-name="P7">Sy. succentore</text:p>
      <text:p text:style-name="P7">L. de Mongeria</text:p>
      <text:p text:style-name="P7"><text:soft-page-break/>N. Le Diseur</text:p>
      <text:p text:style-name="P7">B. de Tyherno</text:p>
      <text:p text:style-name="P7">Re. de Putheolis</text:p>
      <text:p text:style-name="P7">G. de Porta</text:p>
      <text:p text:style-name="P7">G. Paillardi</text:p>
      <text:p text:style-name="P7">N. de Rancia</text:p>
      <text:p text:style-name="P7">P. de Ogero</text:p>
      <text:p text:style-name="P7">Jo. Rolandi</text:p>
      <text:p text:style-name="P7">de Pompo</text:p>
      <text:p text:style-name="P7">N. de Ordeimonte</text:p>
      <text:p text:style-name="P7">G. Ferdelii</text:p>
      <text:p text:style-name="P7">Ma. Reginaldi</text:p>
      <text:p text:style-name="P7">T. Hocie</text:p>
      <text:p text:style-name="P7">Ja. Cosson</text:p>
      <text:p text:style-name="P7">Jo. Voygnon</text:p>
      <text:p text:style-name="P7">A. de Maignaco</text:p>
      <text:p text:style-name="P7"/>
      <text:p text:style-name="P7"/>
      <text:p text:style-name="P7">=FRAN_0393_00309.tif=</text:p>
      <text:p text:style-name="P7">&gt;&gt;&gt;&gt;&gt;&gt; numérotation &lt;&lt;&lt;&lt;&lt;&lt;&lt;</text:p>
      <text:p text:style-name="P7">284</text:p>
      <text:p text:style-name="P7">xxviii</text:p>
      <text:p text:style-name="P7">&gt;&gt;&gt;&gt;&gt;&gt; Date &lt;&lt;&lt;&lt;&lt;&lt;&lt;</text:p>
      <text:p text:style-name="P7">Anno Nonagesimo Septimo. Die lune in vigilia festi beati Dyonisii martiris .viii.a mensis</text:p>
      <text:p text:style-name="P7">Octobris. Capitulantibus dominis.</text:p>
      <text:p text:style-name="P7">Anno Nonagesimo Septimo. Die mercurii post festum beati Dyonisii martiris. Capitulantibus</text:p>
      <text:p text:style-name="P7">&gt;&gt;&gt;&gt;&gt;&gt; block &lt;&lt;&lt;&lt;&lt;&lt;&lt;</text:p>
      <text:p text:style-name="P7">Preceptum est Camerario clerico quod solvat magistro Johanni</text:p>
      <text:p text:style-name="P7">de Karolay capitula generalia festorum nativitatis Beati</text:p>
      <text:p text:style-name="P7">Johannis Baptiste et Beati Bartholomei.</text:p>
      <text:p text:style-name="P7">Magister Robertus Dangeul est oneratus de loquendo cum domino</text:p>
      <text:p text:style-name="P7">Duce Burgondie super manumissione cujusdam parvi</text:p>
      <text:p text:style-name="P7">pueri de Roseto in Brya serve condicionis pro quo dominus Dux</text:p>
      <text:p text:style-name="P7">Burgondie scripsit.</text:p>
      <text:p text:style-name="P7">Causa Sancti Benedicti continuata est ex officio ad xv.am</text:p>
      <text:p text:style-name="P7">Dominus B. de Tyherno oneratus est de loquendo cum</text:p>
      <text:p text:style-name="P7"><text:soft-page-break/>quodam amico suo pro oleo lampadum et cera diei</text:p>
      <text:p text:style-name="P7">purificacionis et aliorum plurium dierum.</text:p>
      <text:p text:style-name="P7">Expectabitur adventus domini Decani ad ordinandum</text:p>
      <text:p text:style-name="P7">de repparacione Januarum platee bladi site in vico</text:p>
      <text:p text:style-name="P7">Judearie.</text:p>
      <text:p text:style-name="P7">Et similiter expectabitur adventus domini Decani ad</text:p>
      <text:p text:style-name="P7">deliberandum super refectione campane Ludovicus</text:p>
      <text:p text:style-name="P7">nuncupate in turre existentis.</text:p>
      <text:p text:style-name="P7">Magister Petrus de Ogero retulit quod Judicandum</text:p>
      <text:p text:style-name="P7">erat seu moderandum in taxacione expensarum et emende</text:p>
      <text:p text:style-name="P7">honorabilis et utilis contentarum in processu Stephani</text:p>
      <text:p text:style-name="P7">Galimas et Johannis de La Forge / et videre suo</text:p>
      <text:p text:style-name="P7">dixit Camerarium laicum bene Judicasse</text:p>
      <text:p text:style-name="P7">&gt;&gt;&gt;&gt;&gt;&gt; liste &lt;&lt;&lt;&lt;&lt;&lt;&lt;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Jo. de Pompodorio</text:p>
      <text:p text:style-name="P7">L. de Mongeria</text:p>
      <text:p text:style-name="P7">B. de Tyherno</text:p>
      <text:p text:style-name="P7">R. de Putheolis</text:p>
      <text:p text:style-name="P7">T. de Sancto Petro</text:p>
      <text:p text:style-name="P7">A. Regine</text:p>
      <text:p text:style-name="P7">G. de Albyaco</text:p>
      <text:p text:style-name="P7">G. de Porta</text:p>
      <text:p text:style-name="P7">N. de Rancia</text:p>
      <text:p text:style-name="P7">Jo. Rolandi</text:p>
      <text:p text:style-name="P7">Ja. Cosson</text:p>
      <text:p text:style-name="P7">Ma. Reginaldi</text:p>
      <text:p text:style-name="P7">N. de Ordeimonte</text:p>
      <text:p text:style-name="P7">Ay. de Maignaco</text:p>
      <text:p text:style-name="P7">N. Le Diseur</text:p>
      <text:p text:style-name="P7">R. Dangeul</text:p>
      <text:p text:style-name="P7">P. de Ogero</text:p>
      <text:p text:style-name="P7">Jo. Voygnon</text:p>
      <text:p text:style-name="P7"><text:soft-page-break/>Dominis.</text:p>
      <text:p text:style-name="P7">G. Cantore</text:p>
      <text:p text:style-name="P7">J. Archidiacono Par.</text:p>
      <text:p text:style-name="P7">G. Archidiacono ecclesie</text:p>
      <text:p text:style-name="P7">Sy. Succentore in missa</text:p>
      <text:p text:style-name="P7">Jo. de Pompodorio</text:p>
      <text:p text:style-name="P7">N. Le Diseur</text:p>
      <text:p text:style-name="P7">L. de Mongeria</text:p>
      <text:p text:style-name="P7">B. de Tyherno</text:p>
      <text:p text:style-name="P7">R. de Putheolis</text:p>
      <text:p text:style-name="P7">G. de Albyaco</text:p>
      <text:p text:style-name="P7">G. de Porta</text:p>
      <text:p text:style-name="P7">N. de Rancia</text:p>
      <text:p text:style-name="P7">Jo. Rolandi</text:p>
      <text:p text:style-name="P7">Ja. Cosson</text:p>
      <text:p text:style-name="P7">N. de Ordeimonte</text:p>
      <text:p text:style-name="P7">Ro. Dangeul</text:p>
      <text:p text:style-name="P7">G. Fedelli</text:p>
      <text:p text:style-name="P7">Ma. Reginaldi</text:p>
      <text:p text:style-name="P7">Jo. Voygnon</text:p>
      <text:p text:style-name="P7">A. de Maignaco</text:p>
      <text:p text:style-name="P7">P. de Ogero</text:p>
      <text:p text:style-name="P7"/>
      <text:p text:style-name="P7"/>
      <text:p text:style-name="P7">=FRAN_0393_00310.tif=</text:p>
      <text:p text:style-name="P7">&gt;&gt;&gt;&gt;&gt;&gt; date &lt;&lt;&lt;&lt;&lt;&lt;&lt;</text:p>
      <text:p text:style-name="P7">Anno Nonagesimo Septimo. Die veneris post Dyonisium .xii.a mensis Octobris. Capitulantibus</text:p>
      <text:p text:style-name="P7">dominis.</text:p>
      <text:p text:style-name="P7">&gt;&gt;&gt;&gt;&gt;&gt; block &lt;&lt;&lt;&lt;&lt;&lt;&lt;</text:p>
      <text:p text:style-name="P7">Super detencione Thome du Perier Clerici Coniugati in carceribus capituli detenti concordatum est cum</text:p>
      <text:p text:style-name="P7">domino officiali Parisiensi quod expectabitur adventus domini decani usque ad diem veneris ut retulit</text:p>
      <text:p text:style-name="P7">dominus Archidiaconus / et hoc ne currant sentencie ipsius domini officialis contra Camerarium laicum qui fuerat</text:p>
      <text:p text:style-name="P7">monitus de reddendo ipsum clericum per dictum dominum Officialem</text:p>
      <text:p text:style-name="P7">Quilibet dominorum participancium in lucro cere apponende in exequiis proximo fiendis pro deffuncto</text:p>
      <text:p text:style-name="P7"><text:soft-page-break/>domino connestabulario Francie apponentur quilibet unum suorum servitorum / et domini Michael Chambon</text:p>
      <text:p text:style-name="P7">et Martinus Mutonis erunt assistentes cum ipsis servitoribus pro custodia dicte cere.</text:p>
      <text:p text:style-name="P7">Audita relacione domini Roberi Dangeul / placet dominis quod ille puer de cujus manumissione fuerat</text:p>
      <text:p text:style-name="P7">die lune loqutum / manumittatur et habeat litteras in forma consueta.</text:p>
      <text:p text:style-name="P7">Thomas du Perier clericus detentus in Carceribus capituli</text:p>
      <text:p text:style-name="P7">commorans apud portum Sancti Landerici a parte Secane /</text:p>
      <text:p text:style-name="P7">Restitutus est domino episcopo Parisiensi sine prejudicio</text:p>
      <text:p text:style-name="P7">capituli.</text:p>
      <text:p text:style-name="P7">Conclusum est quod magister Egidius Abbatis faciat meliorem</text:p>
      <text:p text:style-name="P7">informacionem quam facere poterit apud Liricantum.</text:p>
      <text:p text:style-name="P7">&gt;&gt;&gt;&gt;&gt;&gt; liste &lt;&lt;&lt;&lt;&lt;&lt;&lt;</text:p>
      <text:p text:style-name="P7">G. Cantore</text:p>
      <text:p text:style-name="P7">J. Archidiacono Par.</text:p>
      <text:p text:style-name="P7">G. Archidiacono ecclesie</text:p>
      <text:p text:style-name="P7">P. Archidiacono Brie</text:p>
      <text:p text:style-name="P7">Sy. Succentore in missa</text:p>
      <text:p text:style-name="P7">N. Le Diseur</text:p>
      <text:p text:style-name="P7">L. de Mongeria</text:p>
      <text:p text:style-name="P7">Jo. de Pompodorio</text:p>
      <text:p text:style-name="P7">Ro. de Lorriaco</text:p>
      <text:p text:style-name="P7">B. de Tyherno</text:p>
      <text:p text:style-name="P7">Ro. de Putheolis</text:p>
      <text:p text:style-name="P7">G. de Albyaco</text:p>
      <text:p text:style-name="P7">N. de Rancia</text:p>
      <text:p text:style-name="P7">Jo. Rolandi</text:p>
      <text:p text:style-name="P7">Ja. Cosson</text:p>
      <text:p text:style-name="P7">G. Fedelli</text:p>
      <text:p text:style-name="P7">N. de Ordeimonte</text:p>
      <text:p text:style-name="P7">Jo. de Nully</text:p>
      <text:p text:style-name="P7">Ay. de Maignaco</text:p>
      <text:p text:style-name="P7">G. Paillardi</text:p>
      <text:p text:style-name="P7">P. de Ogero</text:p>
      <text:p text:style-name="P7">Jo. de Karolay infirmus</text:p>
      <text:p text:style-name="P7"/>
      <text:p text:style-name="P7"/>
      <text:p text:style-name="P7"><text:soft-page-break/>=FRAN_0393_00311.tif=</text:p>
      <text:p text:style-name="P7">&gt;&gt;&gt;&gt;&gt;&gt; date &lt;&lt;&lt;&lt;&lt;&lt;&lt;</text:p>
      <text:p text:style-name="P7">Anno Nonagesimo Septimo. Die lune post festum beati Dyonisii martiris .xv.ta mensis</text:p>
      <text:p text:style-name="P7">Octobris. Capitulantibus dominis</text:p>
      <text:p text:style-name="P7">Anno Nonagesimo Septimo. Die mercurii post octavas festi beati Dyonisii xvii.a mensis</text:p>
      <text:p text:style-name="P7">Octobris . Capitulantibus dominis.</text:p>
      <text:p text:style-name="P7">&gt;&gt;&gt;&gt;&gt;&gt; block &lt;&lt;&lt;&lt;&lt;&lt;&lt;</text:p>
      <text:p text:style-name="P7">Odinet Le Carlier sergent a cheval a Intimé a messeigneurs</text:p>
      <text:p text:style-name="P7">a la requeste de Jaquet Triquart appellant avoir adjourné</text:p>
      <text:p text:style-name="P7">les seigneurs des Requestes du palays aux Jours de la prevosté</text:p>
      <text:p text:style-name="P7">de Paris du prouchain parlement.</text:p>
      <text:p text:style-name="P7">Non prout fieri Requesta Michaelis de Mesnilio usque ad</text:p>
      <text:p text:style-name="P7">adventum domini Auberti Billardi</text:p>
      <text:p text:style-name="P7">Non prout fieri Requesta magistri Petri Forteti nepotis deffuncti</text:p>
      <text:p text:style-name="P7">magistri Petri Forteti propter absenciam magistri Johannis Chanteprime</text:p>
      <text:p text:style-name="P7">Scribetur magistro Egidio Abbatis quod Revertatur de Liricantum.</text:p>
      <text:p text:style-name="P7">Soror Ysabellis La Maupetite fuit velata et habet annum probacionis</text:p>
      <text:p text:style-name="P7">ad faciendum vota.</text:p>
      <text:p text:style-name="P7">Domini R. de Lorriaco et Jo. Voygnon sunt deputati ad visitandum</text:p>
      <text:p text:style-name="P7">quamdam domum quam illi de Sancto Stephano de Gressibus volunt</text:p>
      <text:p text:style-name="P7">annui</text:p>
      <text:p text:style-name="P7">tradere cuidam Johanni Gory pro centum solidos par.</text:p>
      <text:p text:style-name="P7">census. et .ii. s. p. pro fondo terre / quos .ii s. prius solvebant</text:p>
      <text:p text:style-name="P7">ipsi de Sancto Stephano / et eciam quia ipse Gory vult apponere .iiii.xx fr.</text:p>
      <text:p text:style-name="P7">in repparacionibus infra iiii.or annos.</text:p>
      <text:p text:style-name="P7">Promotor faciet evocari partem adversam domini Petri Tournant</text:p>
      <text:p text:style-name="P7">et prosequetur expedicionem ipsius.</text:p>
      <text:p text:style-name="P7">Deliberatum est quod cimiterium ecclesie Sancti Benedicti reconcilietur propter</text:p>
      <text:p text:style-name="P7">percussionem et effusionem sanguinis factas in eodem / in personam</text:p>
      <text:p text:style-name="P7">Cujusdam pueri etatis septem annorum.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P. Archidiacono Brie</text:p>
      <text:p text:style-name="P7"><text:soft-page-break/>Sy. Succentore</text:p>
      <text:p text:style-name="P7">Jo. de Pompodorio</text:p>
      <text:p text:style-name="P7">N. Le Diseur</text:p>
      <text:p text:style-name="P7">L. de Mongeria</text:p>
      <text:p text:style-name="P7">Ro. de Lorriaco</text:p>
      <text:p text:style-name="P7">B. de Tyherno</text:p>
      <text:p text:style-name="P7">T. de Sancto Petro</text:p>
      <text:p text:style-name="P7">A. Regine</text:p>
      <text:p text:style-name="P7">G. de Porta</text:p>
      <text:p text:style-name="P7">G. Paillardi</text:p>
      <text:p text:style-name="P7">G. de Albyaco</text:p>
      <text:p text:style-name="P7">Ma. Reginaldi</text:p>
      <text:p text:style-name="P7">Jo. Regis</text:p>
      <text:p text:style-name="P7">G. Fedelli</text:p>
      <text:p text:style-name="P7">Jo. Rolandi</text:p>
      <text:p text:style-name="P7">Ja. Cosson</text:p>
      <text:p text:style-name="P7">N. de Ordeimonte</text:p>
      <text:p text:style-name="P7">T. Hocie</text:p>
      <text:p text:style-name="P7">Ay. de Maignaco</text:p>
      <text:p text:style-name="P7">Jo. Voygnon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N. Le Diseur</text:p>
      <text:p text:style-name="P7">Jo. de Pompodorio</text:p>
      <text:p text:style-name="P7">L. de Mongeria</text:p>
      <text:p text:style-name="P7">Ro. de Lorriaco</text:p>
      <text:p text:style-name="P7">B. de Tyherno</text:p>
      <text:p text:style-name="P7">G. de Albyaco</text:p>
      <text:p text:style-name="P7">G. de Porta</text:p>
      <text:p text:style-name="P7">P. de Ogero</text:p>
      <text:p text:style-name="P7">Jo. Rolandi</text:p>
      <text:p text:style-name="P7">M. Reginaldi</text:p>
      <text:p text:style-name="P7">Jo. Regis</text:p>
      <text:p text:style-name="P7">T. Hocie</text:p>
      <text:p text:style-name="P7"><text:soft-page-break/>G. Fedelli</text:p>
      <text:p text:style-name="P7">Jo. Voygnon</text:p>
      <text:p text:style-name="P7">Ja. Cosson</text:p>
      <text:p text:style-name="P7">N. de Ordeimonte</text:p>
      <text:p text:style-name="P7">Ay. de Magniaco</text:p>
      <text:p text:style-name="P7"/>
      <text:p text:style-name="P7"/>
      <text:p text:style-name="P7">=FRAN_0393_00312.tif=</text:p>
      <text:p text:style-name="P7">&gt;&gt;&gt;&gt;&gt;&gt; date &lt;&lt;&lt;&lt;&lt;&lt;&lt;</text:p>
      <text:p text:style-name="P7">Anno Nonagesimo Septimo. Die veneris post festum beati Luce evangeliste .xix.a mensis</text:p>
      <text:p text:style-name="P7">Octobris. Capitulantibus dominis.</text:p>
      <text:p text:style-name="P7">&gt;&gt;&gt;&gt;&gt;&gt; block &lt;&lt;&lt;&lt;&lt;&lt;&lt;</text:p>
      <text:p text:style-name="P7">Johannes de Barra puer chori factus est spe unacum Johanne de</text:p>
      <text:p text:style-name="P7">Bolonia et servient ambo alternis vicibus et cum ipse</text:p>
      <text:p text:style-name="P7">reddiderit illa que de servicio divino solent a clericis</text:p>
      <text:p text:style-name="P7">matutinalibus Reddi si bene se habuerit dabuntur ei denarii</text:p>
      <text:p text:style-name="P7">matutinales.</text:p>
      <text:p text:style-name="P7">Deliberatum est quod incarceretur dominus Guillelmus Auffart si</text:p>
      <text:p text:style-name="P7">repperiatur in terra ecclesie et si non quod processus contra ipsum</text:p>
      <text:p text:style-name="P7">inceptus compleatur usque ad Invocacionem brachii scelaris</text:p>
      <text:p text:style-name="P7">inclusive.</text:p>
      <text:p text:style-name="P7">Data est licentia domino Dyonisio de Courson eundi ad curam</text:p>
      <text:p text:style-name="P7">suam pro procurando Capellanum.</text:p>
      <text:p text:style-name="P7">Dominus Petrus Tournant presbyter in ecclesia Parisiensi Capellanus</text:p>
      <text:p text:style-name="P7">detentus in carceribus capituli propter verberacionem et vulneracionem</text:p>
      <text:p text:style-name="P7">factas per ipsum dominum Petrum in personam Yvonis Le Greveur</text:p>
      <text:p text:style-name="P7">famuli Custurarii. fuit elargitus mediante accordo per</text:p>
      <text:p text:style-name="P7">ipsum dominum Petrum Judicialiter facto Cum Yvone predicto</text:p>
      <text:p text:style-name="P7">pro precio septem scutorum auri per ipsum dominum Petrum solvendorum</text:p>
      <text:p text:style-name="P7">infra instans festum Nativitatis domini sub pena privacionis</text:p>
      <text:p text:style-name="P7">dicti sui beneficii / prefato yvoni pro dampnis misiis et</text:p>
      <text:p text:style-name="P7">interesse suis. Et in Casu quo deffecerit / Girardus Le</text:p>
      <text:p text:style-name="P7">Charron Commorans ad intersignum navis argentee</text:p>
      <text:p text:style-name="P7">prope portam Sancti Honorati de dictis septem scutis auri</text:p>
      <text:p text:style-name="P7">pro dicto domino Petro se Reddidit principalem debitorem.</text:p>
      <text:p text:style-name="P7">Et quia ipse Yvo Juravit se dubitare de dicto domino Petro</text:p>
      <text:p text:style-name="P7"><text:soft-page-break/>Ipse dominus Petrus assecuravit dictum Yvonem suosque</text:p>
      <text:p text:style-name="P7">atque sua. ad usus et consuetudines Curie Parisiensis</text:p>
      <text:p text:style-name="P7">ac Curie dominorum Decani et capituli parisiensium. Et emendavit</text:p>
      <text:p text:style-name="P7">delictum in manibus dominorum.</text:p>
      <text:p text:style-name="P7">Expeditus est Dyonisius Gile Clericus nuper elargitus a carceribus dominorum Decani</text:p>
      <text:p text:style-name="P7">et capituli Parisiensium ad ejus Caucionem Juratoriam et caucionem Arnulfi de Villalatus</text:p>
      <text:p text:style-name="P7">ab impetiocione procur super alias per eundem promotorem proprosicionis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Jo. de Pompodorio</text:p>
      <text:p text:style-name="P7">N. Le Diseur</text:p>
      <text:p text:style-name="P7">L. de Mongeria</text:p>
      <text:p text:style-name="P7">B. de Tyherno</text:p>
      <text:p text:style-name="P7">Ro. de Putheolis</text:p>
      <text:p text:style-name="P7">G. de Albyaco</text:p>
      <text:p text:style-name="P7">N. de Rancia</text:p>
      <text:p text:style-name="P7">Jo. de Ogerio</text:p>
      <text:p text:style-name="P7">T. de Sancto Petro</text:p>
      <text:p text:style-name="P7">Jo. Regis</text:p>
      <text:p text:style-name="P7">Jo. Voygnon</text:p>
      <text:p text:style-name="P7">Ma. Reginaldi</text:p>
      <text:p text:style-name="P7">G. Fedelli</text:p>
      <text:p text:style-name="P7">Jo. Rolandi</text:p>
      <text:p text:style-name="P7">Ja. Cosson</text:p>
      <text:p text:style-name="P7">N. de Ordeimonte</text:p>
      <text:p text:style-name="P7">Ro. de Lorriaco</text:p>
      <text:p text:style-name="P7"/>
      <text:p text:style-name="P7"/>
      <text:p text:style-name="P7">=FRAN_0393_00313.tif=</text:p>
      <text:p text:style-name="P7">&gt;&gt;&gt;&gt;&gt;&gt; date &lt;&lt;&lt;&lt;&lt;&lt;&lt;</text:p>
      <text:p text:style-name="P7">nno nonagesimo septimo</text:p>
      <text:p text:style-name="P7">e as prost restis eati il omangiste xxiia mensis decers</text:p>
      <text:p text:style-name="P7"><text:soft-page-break/>Anno nonagesimo deptimo Die mercurii post festum beati Luce xxiiiia Actombris capituantbus</text:p>
      <text:p text:style-name="P7">&gt;&gt;&gt;&gt;&gt;&gt; block &lt;&lt;&lt;&lt;&lt;&lt;&lt;</text:p>
      <text:p text:style-name="P7">Appntuatum est quod dominus Arcidiaconus Parisiensis compuret cum selis suas dominis</text:p>
      <text:p text:style-name="P7">prebendatis apud Civillyacum et persolvat eis reliquamet recepta</text:p>
      <text:p text:style-name="P7">est hora per ipsum dominum archidiaconum dominos N. de</text:p>
      <text:p text:style-name="P7">Fancis et vi d.</text:p>
      <text:p text:style-name="P7">de</text:p>
      <text:p text:style-name="P7">Nully crastina dies de Mane</text:p>
      <text:p text:style-name="P7">Quarta pers emolumnenti provenientis expiscacione stangni de</text:p>
      <text:p text:style-name="P7">Roseto ponetur in manu regia per ordinacionem capituli.</text:p>
      <text:p text:style-name="P7">Data est licenciam domino Johanni Moquet de residendo apud</text:p>
      <text:p text:style-name="P7">Cergyatum in ecclesia sua parrochiali usque ad instans festum</text:p>
      <text:p text:style-name="P7">Pasche / mediante hoc pro ipse juravit redire cicuus s.</text:p>
      <text:p text:style-name="P7">ua</text:p>
      <text:p text:style-name="P7">commode poterit.</text:p>
      <text:p text:style-name="P7">Notarius oneratus est de se informando super</text:p>
      <text:p text:style-name="P7">requesta cordubennariorum de Reseto</text:p>
      <text:p text:style-name="P7">Causa Sancti Bendict ad xa exofficio det prius</text:p>
      <text:p text:style-name="P7">Domini G. Oliverii capelis et Guillelmus de Contigneris procurator domini</text:p>
      <text:p text:style-name="P7">Johannis de Chavengiis capellani eciam pro indiviso capellanie sanctorum</text:p>
      <text:p text:style-name="P7">Michaelis et Anthonii sunt condepnati per capitulum ad repperari</text:p>
      <text:p text:style-name="P7">pertinentis et coffrum in quo debent</text:p>
      <text:p text:style-name="P7">faciendi ornamenta dicte capellani</text:p>
      <text:p text:style-name="P7">reponi et specialiter ad restitucionem Calicis eorum nuper perdicti.</text:p>
      <text:p text:style-name="P7">Magister Nicolaus de Rancia electus est per capitulum prout super hoc die</text:p>
      <text:p text:style-name="P7">lune proxime preterita loqutum erat / ad visitandum ucensilia domus</text:p>
      <text:p text:style-name="P7">putrorum et refferendum camerario clerico ea que indiquerint repparacione</text:p>
      <text:p text:style-name="P7">et que emi noviter debebunt / et de quibus dicti pueti indigebunt</text:p>
      <text:p text:style-name="P7">tam in lectis quam aliis rebus quibuscunque et fuit peceptum ipsi</text:p>
      <text:p text:style-name="P7">videat ipsis pueris de neccessariis</text:p>
      <text:p text:style-name="P7">4.</text:p>
      <text:p text:style-name="P7">dicti magistri Nicolai</text:p>
      <text:p text:style-name="P7">eis convenientes secundum ordinacitus</text:p>
      <text:p text:style-name="P7">hic fuit loqutum quod pueri chori haberent botas pro veniendo ad</text:p>
      <text:p text:style-name="P7">matutinas Sed non fuit in hoc conclusum.</text:p>
      <text:p text:style-name="P7">&gt;&gt;&gt;&gt;&gt;&gt; liste &lt;&lt;&lt;&lt;&lt;&lt;&lt;</text:p>
      <text:p text:style-name="P7"><text:soft-page-break/>capitulantibus dominis.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Jo. de Pompodorio</text:p>
      <text:p text:style-name="P7">N. Le Dseur</text:p>
      <text:p text:style-name="P7">L. de Mongeria</text:p>
      <text:p text:style-name="P7">Ro. de Loyriaco</text:p>
      <text:p text:style-name="P7">B. de Tyherno</text:p>
      <text:p text:style-name="P7">R. de Putheolis</text:p>
      <text:p text:style-name="P7">G. de Albyaco</text:p>
      <text:p text:style-name="P7">G. de Porta</text:p>
      <text:p text:style-name="P7">P. de Ogero</text:p>
      <text:p text:style-name="P7">Jo. Rolandi</text:p>
      <text:p text:style-name="P7">Ja. Cosson</text:p>
      <text:p text:style-name="P7">G. Fedelli</text:p>
      <text:p text:style-name="P7">Ma. Reginaldi</text:p>
      <text:p text:style-name="P7">N. de Ordeimonte</text:p>
      <text:p text:style-name="P7">Jo. de Nilly</text:p>
      <text:p text:style-name="P7">Jo. Voygnon</text:p>
      <text:p text:style-name="P7">Ay. de Maignaco</text:p>
      <text:p text:style-name="P7">. Regis</text:p>
      <text:p text:style-name="P7">N. de Rancia.</text:p>
      <text:p text:style-name="P7">dominis.</text:p>
      <text:p text:style-name="P7">.Decano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L. de Mongeria</text:p>
      <text:p text:style-name="P7">Jo. de Pompodorio</text:p>
      <text:p text:style-name="P7">N. Le Diseur</text:p>
      <text:p text:style-name="P7">Ro. de Lorriacio</text:p>
      <text:p text:style-name="P7">R. de Tyherno</text:p>
      <text:p text:style-name="P7"><text:soft-page-break/>R. de Putheolis</text:p>
      <text:p text:style-name="P7">G. Paillardi</text:p>
      <text:p text:style-name="P7">G. de Porta</text:p>
      <text:p text:style-name="P7">Jo. Rolandi</text:p>
      <text:p text:style-name="P7">P. de Ogero</text:p>
      <text:p text:style-name="P7">R. Dangeul</text:p>
      <text:p text:style-name="P7">Aa. Cosson</text:p>
      <text:p text:style-name="P7">G. Fedelli</text:p>
      <text:p text:style-name="P7">Jo. Voygnon</text:p>
      <text:p text:style-name="P7">e </text:p>
      <text:p text:style-name="P7"/>
      <text:p text:style-name="P7"/>
      <text:p text:style-name="P7">=FRAN_0393_00314.tif=</text:p>
      <text:p text:style-name="P7">&gt;&gt;&gt;&gt;&gt;&gt; block &lt;&lt;&lt;&lt;&lt;&lt;&lt;</text:p>
      <text:p text:style-name="P7">mensis ocgbris di. capitulantibus dominis</text:p>
      <text:p text:style-name="P7">us festi Teatlue euvangeliste xxvi.</text:p>
      <text:p text:style-name="P7">P. Decanonpide</text:p>
      <text:p text:style-name="P7">G. Cantore</text:p>
      <text:p text:style-name="P7">in isto capitulo nichil fuit actum quia tantumodo fuit in eodem</text:p>
      <text:p text:style-name="P7">loqutum de Pistaria seu pistacione facienda in stagno de</text:p>
      <text:p text:style-name="P7">Melenfry.</text:p>
      <text:p text:style-name="P7">&gt;&gt;&gt;&gt;&gt;&gt; liste &lt;&lt;&lt;&lt;&lt;&lt;&lt;</text:p>
      <text:p text:style-name="P7">archidiacono Parisiens extra pro ecclesia</text:p>
      <text:p text:style-name="P7">G. archidiacono ecclesie</text:p>
      <text:p text:style-name="P7">Sy. succentore</text:p>
      <text:p text:style-name="P7">Jo. de Pompodo</text:p>
      <text:p text:style-name="P7">N. Le Diseur</text:p>
      <text:p text:style-name="P7">A. de Mongeria</text:p>
      <text:p text:style-name="P7">B. de Tyherno</text:p>
      <text:p text:style-name="P7">R. de Putheolis</text:p>
      <text:p text:style-name="P7">T. de Sancto Petro</text:p>
      <text:p text:style-name="P7">G. de Porta</text:p>
      <text:p text:style-name="P7">Jo. Rolandi</text:p>
      <text:p text:style-name="P7">Ma. Reginaldi</text:p>
      <text:p text:style-name="P7">Jo. Regis</text:p>
      <text:p text:style-name="P7">G. Fedelli</text:p>
      <text:p text:style-name="P7"><text:soft-page-break/>N. de Ordeimonte</text:p>
      <text:p text:style-name="P7">A. de Maignaco</text:p>
      <text:p text:style-name="P7">G. Paillardi</text:p>
      <text:p text:style-name="P7">G. de Albyaco</text:p>
      <text:p text:style-name="P7">T. Hocier</text:p>
      <text:p text:style-name="P7">Jo. Voygnon</text:p>
      <text:p text:style-name="P7">N. de Rance</text:p>
      <text:p text:style-name="P7">R. Dangeal</text:p>
      <text:p text:style-name="P7">A. Cosson</text:p>
      <text:p text:style-name="P7">P. de Ogero</text:p>
      <text:p text:style-name="P7">extr pro ccclesia</text:p>
      <text:p text:style-name="P7">Ro. de Lorriaco</text:p>
      <text:p text:style-name="P7"/>
      <text:p text:style-name="P7"/>
      <text:p text:style-name="P7">=FRAN_0393_00315.tif=</text:p>
      <text:p text:style-name="P7">&gt;&gt;&gt;&gt;&gt;&gt; date &lt;&lt;&lt;&lt;&lt;&lt;&lt;</text:p>
      <text:p text:style-name="P7">C</text:p>
      <text:p text:style-name="P7">Caplantibus infrascriptis.</text:p>
      <text:p text:style-name="P7">&gt;&gt;&gt;&gt;&gt;&gt; block &lt;&lt;&lt;&lt;&lt;&lt;&lt;</text:p>
      <text:p text:style-name="P7">Comnordetum est quod non fiat gracia domino Jacobo de Villavndea de dearis</text:p>
      <text:p text:style-name="P7">matutinalibus quos sibi petebat expediri libere pro tempore preterito / et</text:p>
      <text:p text:style-name="P7">Ordinatum est quod servetur statutum factum anno Octuageasio die sabbati</text:p>
      <text:p text:style-name="P7">in vigilis Symonis et Jude in quo canetur quod antiqui et</text:p>
      <text:p text:style-name="P7">impotentes nequentes interesse matutinis quod intersunt magne</text:p>
      <text:p text:style-name="P7">misse alias non lucrabuntur matutinas si sint supra pedes et eis</text:p>
      <text:p text:style-name="P7">tradentur Merelli matutinarum in missa et qui noluerit recipere</text:p>
      <text:p text:style-name="P7">Merellum perdet lucrum ipsius Merelli pro tot vicibus quot mellos</text:p>
      <text:p text:style-name="P7">refutaverit. sicuti eciam fuit nuper ordinatum videlicet in</text:p>
      <text:p text:style-name="P7">capitulo generali festi Nativitatis beati Johannis Baptiste.</text:p>
      <text:p text:style-name="P7">Domini N. de Ordeimonte et Ja. Cosson fecerunt relacionem</text:p>
      <text:p text:style-name="P7">suam destatu compotorum camerere / sed nundum fuit ordinatum</text:p>
      <text:p text:style-name="P7">de quictancia et est status talis. Lestat abregie des receptes</text:p>
      <text:p text:style-name="P7">et mises de l'office de la Chambre de l'eglise de Paris faictes par</text:p>
      <text:p text:style-name="P7">Estienne de la Chapelle de l'an feur a la Saint Berchelem</text:p>
      <text:p text:style-name="P7">l'an mil CCC. iiii et dixsept. Premicerment par</text:p>
      <text:p text:style-name="P7">lafin du compte de l'annee de rr passée appert que la recepte</text:p>
      <text:p text:style-name="P7"><text:soft-page-break/>surmonte la despense de vixx xv lb. xiiii. d. ob. potts</text:p>
      <text:p text:style-name="P7">Sur quoy messeigneurs ont remis et donné xv. livres pour</text:p>
      <text:p text:style-name="P7">frais et despens qu'il a fais es prebendes de Chastenay / Et vi. lers</text:p>
      <text:p text:style-name="P7">pour le louage de l'ostel ou il demeure qui est de ce present</text:p>
      <text:p text:style-name="P7">office. Ainsi deicure. Cxiiii. lbr. xiiii d. ob. poit.</text:p>
      <text:p text:style-name="P7">La recepte des arrerages faite pale dit estienne est lviii livres</text:p>
      <text:p text:style-name="P7">ix s. vi. d. ob. poiti la recepte deschoites . Cv. s. de</text:p>
      <text:p text:style-name="P7">dioitares ix lb. vi s. des Cailles . viiixx xix. lb.</text:p>
      <text:p text:style-name="P7">viii so. vi. d. des censives et rentes aux. iiii. termes . ii xlv.</text:p>
      <text:p text:style-name="P7">l xvi s. vi d. ob. Des maisons de Sainte Marine</text:p>
      <text:p text:style-name="P7">Compte en ce le louage de la maison du dit estienne . xxviii. lrs</text:p>
      <text:p text:style-name="P7">viii solis de Corbeil. Cl. Des pensions aux termes de la Purificacion et isctencions xxxviii l.</text:p>
      <text:p text:style-name="P7">De la Daint Remi et Pasques . xvi. l. vi s. de lerbe de lile . xv. l. viii s. v. d. des</text:p>
      <text:p text:style-name="P7">moulins pour le fons de terre . lxix s. x. d. de l'assumpcion nostre Dame. xl s. de la natite</text:p>
      <text:p text:style-name="P7">Nostre Dame. x s. de la Saint Remi Cxiii s. ii d. ob. Les octaves Saict Denys xvii l.</text:p>
      <text:p text:style-name="P7">xii. d. De la Toussains. vii. l. io. s. x. d. poit. De la daint Martin iiii l.</text:p>
      <text:p text:style-name="P7">iii s. iii. d. poit. De la Saint Andrieu. xv. lb. xvi s. des ventes ceste presente</text:p>
      <text:p text:style-name="P7">amnce . xl. l. xviii s. x d. d'amendes xiiiiC lb. xii s. iiii. d. Des estaulx a</text:p>
      <text:p text:style-name="P7">Chandelles . xxxviii. lb. xviii s. de forfaictures . xl. s. de recepte extraordinaire.</text:p>
      <text:p text:style-name="P7">iii xx l. ii. s. de vente de Rois. xvi l. recepte pour huille .xi l. xii. s. recepte</text:p>
      <text:p text:style-name="P7">comvune xxxi. lb. vi s. De vendicion de granis / Campte xli. l. vi s. x d. job.</text:p>
      <text:p text:style-name="P7">&gt;&gt;&gt;&gt;&gt;&gt; liste &lt;&lt;&lt;&lt;&lt;&lt;&lt;</text:p>
      <text:p text:style-name="P7">P. Decano</text:p>
      <text:p text:style-name="P7">G. Cantore</text:p>
      <text:p text:style-name="P7">J. archidiacono Par</text:p>
      <text:p text:style-name="P7">G. Archidiacono ecclesie</text:p>
      <text:p text:style-name="P7">Sy. succentore</text:p>
      <text:p text:style-name="P7">Jo. de Pompodorio</text:p>
      <text:p text:style-name="P7">L. de Mongeria</text:p>
      <text:p text:style-name="P7">B. de Tyherno</text:p>
      <text:p text:style-name="P7">R. de Putheolis</text:p>
      <text:p text:style-name="P7">G. de Porta</text:p>
      <text:p text:style-name="P7">N. de Rancia</text:p>
      <text:p text:style-name="P7">P. de Ogero</text:p>
      <text:p text:style-name="P7">Jo. Rolandi</text:p>
      <text:p text:style-name="P7">Ja. Cosson</text:p>
      <text:p text:style-name="P7"><text:soft-page-break/>G. Fedelli</text:p>
      <text:p text:style-name="P7">A. de Maignaco</text:p>
      <text:p text:style-name="P7">G. Paillardi</text:p>
      <text:p text:style-name="P7">Ro. Dangeul</text:p>
      <text:p text:style-name="P7">T. Hocie</text:p>
      <text:p text:style-name="P7">Jo. Regis</text:p>
      <text:p text:style-name="P7">Ro. de Lorriaco</text:p>
      <text:p text:style-name="P7">N. Le Diseur</text:p>
      <text:p text:style-name="P7">G. de Albyaco</text:p>
      <text:p text:style-name="P7">Ma. Reginaldi</text:p>
      <text:p text:style-name="P7">Jo. de Nilly</text:p>
      <text:p text:style-name="P7">N. de Ordeimonte</text:p>
      <text:p text:style-name="P7">T de Sancto Petro venit tarde.</text:p>
      <text:p text:style-name="P7"/>
      <text:p text:style-name="P7"/>
      <text:p text:style-name="P7">=FRAN_0393_00316.tif=</text:p>
      <text:p text:style-name="P7">&gt;&gt;&gt;&gt;&gt;&gt; block &lt;&lt;&lt;&lt;&lt;&lt;&lt;</text:p>
      <text:p text:style-name="P7">pous les fermes de gouse de Bouneul. XII. arcens de terre de la queur en Brie / et iii. de</text:p>
      <text:p text:style-name="P7">Ville juye iii xxxviii. l. xix s. ii. d. ob. Des prebendes de Chastenay et de Baigneux</text:p>
      <text:p text:style-name="P7">iiiixx xvi l. Et des joyeux advenenens. lii. l. xvi. so. Somme de toute la recepte desus dicte</text:p>
      <text:p text:style-name="P7">xv iiiixxx ix l. xv. s. ix. d. poit dont il Thiet en crrerages recevables en partie</text:p>
      <text:p text:style-name="P7">ou chapitre d'arretages lxx. librs iii s. vi d. Ainsi est la vraye recepte . xv xix l. xii s.</text:p>
      <text:p text:style-name="P7">III. deniers poits Despense dudit compte selon les tiltres qui s'ensuvent. e Premierement / te</text:p>
      <text:p text:style-name="P7">pensions viixx x. l. x. s. D'autres pensions. lvi. lb. xii s. vi. d. Item d'autres pensions</text:p>
      <text:p text:style-name="P7">xxxvi L. Danniversaires . viii lb. v. s. de processions. Cxiiii. l. xvii. d. d'Aumosnes xx s.</text:p>
      <text:p text:style-name="P7">du luminaire lxxix. livres. iii. sol. dum pain de Caresme ceste année neant. Du pain des stations</text:p>
      <text:p text:style-name="P7">de l'an precedent xix. lves xiiii s. Item de l'aunee presente . xlv. lb. vi s. iiii. d. de la visitacion</text:p>
      <text:p text:style-name="P7">du tresor. lxxiiii. solis / des chapitres ordinaires xlvi. livres de Corbueil de l'an precedent et de</text:p>
      <text:p text:style-name="P7">l'aunce presente lix. l. v s. iii d. de voiages vii. lv. x. s. viii. d. de repparacions.</text:p>
      <text:p text:style-name="P7">iiC iiiixx xiiii l. xi s. ii. d. Despense commune . iiii. xii. lb. iiii. s. vi. d. Et des</text:p>
      <text:p text:style-name="P7">Chapitres generaulx. lxi. livs x. so. somme de toute la despense. xiii iiiixx xv. lv. vii s.</text:p>
      <text:p text:style-name="P7">IX. deniers. et la somme de toute la vraie recepte comme dessus est . xvC. xix. lb. xii. s. iii d.</text:p>
      <text:p text:style-name="P7">poitins ainsi appert que la recepte surmonte la despense de vixx iiii. lv. iiii s. vI. d. poit.</text:p>
      <text:p text:style-name="P7">Relatum fuit hic domino Ja. de Villaindea vicario in ecclesia Parisiensis</text:p>
      <text:p text:style-name="P7">qui servivit ecclesie temporibus prefritis per spacium lx. annorum et</text:p>
      <text:p text:style-name="P7">ultra quod lent placet dominis quod ipse lucretur denarios matutin ales</text:p>
      <text:p text:style-name="P7"><text:soft-page-break/>libere / hoc addito quod quamdiu poterit deambulare veniat in maijore</text:p>
      <text:p text:style-name="P7">missa et ibidem recipiat denarious de Matiainis precedentis noctis</text:p>
      <text:p text:style-name="P7">Placet dominis quod magister Jacobus Cosson tradat quasdam terras que</text:p>
      <text:p text:style-name="P7">Lougotempore fuerunt in frichia cuidam dicenti seheredem illorum</text:p>
      <text:p text:style-name="P7">qui dictas terras diviserunt . loc medinante quod ipse persolvet prebendarum</text:p>
      <text:p text:style-name="P7">apud Orlyacum ubi sunt dicte terre onera ancqua que dicte terre</text:p>
      <text:p text:style-name="P7">debent Gtille heres immunis de arreragiis non obstante</text:p>
      <text:p text:style-name="P7">quod jam dicte terre fuissent tradite cuidam per officiarium Camer</text:p>
      <text:p text:style-name="P7">pro iiiior si annum redditus</text:p>
      <text:p text:style-name="P7">Placet dominus quod canonici Sanctorum Dyonisii de Passu et Johanis</text:p>
      <text:p text:style-name="P7">Rotundi percipiant de gracia pro hoc anno / et quilibet eorum interessens</text:p>
      <text:p text:style-name="P7">in matutinis et laudibus deffunctorum / tres denaris / et dicetur eis</text:p>
      <text:p text:style-name="P7">quod nisi bene fecerint suum debitum in continuando matutinas</text:p>
      <text:p text:style-name="P7">quam non habebunt amplius ipsos tres denarros.</text:p>
      <text:p text:style-name="P7">Officiarius Camere habeit quictonciam de compotis anni preteriti</text:p>
      <text:p text:style-name="P7">facta prius diligencia per ipsum de arreragiis recuperandis et</text:p>
      <text:p text:style-name="P7">de cetero ipse faciet panem quadragesume prout antiquitus</text:p>
      <text:p text:style-name="P7">consuetum est.</text:p>
      <text:p text:style-name="P7">Mandabuntur officiarii ecclesie ad diem trastinam</text:p>
      <text:p text:style-name="P7">&gt;&gt;&gt;&gt;&gt;&gt; liste &lt;&lt;&lt;&lt;&lt;&lt;&lt;</text:p>
      <text:p text:style-name="P7">Capitulantibus dominis.</text:p>
      <text:p text:style-name="P7">P. Deiano</text:p>
      <text:p text:style-name="P7">G. Cantore</text:p>
      <text:p text:style-name="P7">J. archidiacono Par.</text:p>
      <text:p text:style-name="P7">Sy. succentore</text:p>
      <text:p text:style-name="P7">Ja. Cosson</text:p>
      <text:p text:style-name="P7">G. Fedelli</text:p>
      <text:p text:style-name="P7">J. Regsis</text:p>
      <text:p text:style-name="P7">Jo. Rolandi</text:p>
      <text:p text:style-name="P7">G. de Porta</text:p>
      <text:p text:style-name="P7">R. de Putheolis</text:p>
      <text:p text:style-name="P7">B. de Tyherno</text:p>
      <text:p text:style-name="P7">R. de Lorriaco</text:p>
      <text:p text:style-name="P7">L. de Mongeria</text:p>
      <text:p text:style-name="P7">N. Le Discur</text:p>
      <text:p text:style-name="P7">Mar. Reginaldi</text:p>
      <text:p text:style-name="P7"><text:soft-page-break/>Jo. de Pompodori</text:p>
      <text:p text:style-name="P7">Jo. de Salebruce</text:p>
      <text:p text:style-name="P7">N. de Ordeimonte</text:p>
      <text:p text:style-name="P7">N. de Ranga</text:p>
      <text:p text:style-name="P7">G. de Albico</text:p>
      <text:p text:style-name="P7">Jo. Voygani</text:p>
      <text:p text:style-name="P7">T. de Sancto Petro</text:p>
      <text:p text:style-name="P7">A. de Maignaco</text:p>
      <text:p text:style-name="P7">G. Paillardi</text:p>
      <text:p text:style-name="P7">pgero venit tarde</text:p>
      <text:p text:style-name="P7">Dangeul magistro Caret</text:p>
      <text:p text:style-name="P7">el Cardius</text:p>
      <text:p text:style-name="P7"/>
      <text:p text:style-name="P7"/>
      <text:p text:style-name="P7">=FRAN_0393_00317.tif=</text:p>
      <text:p text:style-name="P7">&gt;&gt;&gt;&gt;&gt;&gt; date &lt;&lt;&lt;&lt;&lt;&lt;&lt;</text:p>
      <text:p text:style-name="P7">de martis sequenti terre capituli generalis xxa mesis srebiris. Capitulantibus dominis</text:p>
      <text:p text:style-name="P7">Die mercurii sequente in vigilia festi oaunium Sanctorum . quarta et ultima capitlui</text:p>
      <text:p text:style-name="P7">. Die venris sequentis fuit festum</text:p>
      <text:p text:style-name="P7">&gt;&gt;&gt;&gt;&gt;&gt; block &lt;&lt;&lt;&lt;&lt;&lt;&lt;</text:p>
      <text:p text:style-name="P7">Dominus Petrus de Prugeto Curatus de Novomoni in Brya Par.</text:p>
      <text:p text:style-name="P7">diocesis debet annuatim clericis matutinalibus ecclesie parisiensis ad causam dicte</text:p>
      <text:p text:style-name="P7">Cure suc duo modia bladi et ad suam huilem requestam / placet</text:p>
      <text:p text:style-name="P7">dominis et de gracia speciali quod sit inmmus pro uno modio bladi pro anno</text:p>
      <text:p text:style-name="P7">presenti .Presentibus dominis A. Billardi et Ro. de Baileux presbyteris</text:p>
      <text:p text:style-name="P7">officiariis ecclesie</text:p>
      <text:p text:style-name="P7">Dictum est officiariis camere ehorarum ac stacionum quod faciant fieri</text:p>
      <text:p text:style-name="P7">pro hoc quadragesima instante / pane quadragesime alteri</text:p>
      <text:p text:style-name="P7">panifici quam illi qui facit panem capituli et recipiatr melius</text:p>
      <text:p text:style-name="P7">forum quam poterint et solvant immediate foro facto vel pane receptis</text:p>
      <text:p text:style-name="P7">a denariis officiorum suorum / quia nichil eis amplius accomdalitur</text:p>
      <text:p text:style-name="P7">de denariis ecclesie habritantus per dicto pane faciendo.</text:p>
      <text:p text:style-name="P7">Dmni N. de Rancia et P. de Ogero deputati sunt ad audiendum</text:p>
      <text:p text:style-name="P7">raciones mnaterculariorum laicorum supercendalis habendis que fuerunt</text:p>
      <text:p text:style-name="P7">apposita in exequiis domini connestabuli Francie / et super quodam</text:p>
      <text:p text:style-name="P7">linteammen exequiarum deffuncti domini Comitis Bellifortis.</text:p>
      <text:p text:style-name="P7"><text:soft-page-break/>Data est macicocia ecclesie / qua tenebat dominus Guillelmus</text:p>
      <text:p text:style-name="P7">ausfart / Petro de Meleduno clerico matutinarum</text:p>
      <text:p text:style-name="P7">Dominus Albertus Billardi est exoneratus de officio</text:p>
      <text:p text:style-name="P7">matutinarum et vini et tradetur officium domino</text:p>
      <text:p text:style-name="P7">Roberto de Baileux officiario lorarum </text:p>
      <text:p text:style-name="P7">voluerit onerare et si non habebit ipsum</text:p>
      <text:p text:style-name="P7">dominus Johannes Hays / et officium clericorum matutinalium</text:p>
      <text:p text:style-name="P7">quod tenet ipse Robertus faciet unus alter.</text:p>
      <text:p text:style-name="P7">Ordinatum est quod de cetero magister gramatice puerorum</text:p>
      <text:p text:style-name="P7">chori ficiet receptam reddituum puerorum et</text:p>
      <text:p text:style-name="P7">det compotum.</text:p>
      <text:p text:style-name="P7">Commemoracionis aiarum.</text:p>
      <text:p text:style-name="P7">&gt;&gt;&gt;&gt;&gt;&gt; liste &lt;&lt;&lt;&lt;&lt;&lt;&lt;</text:p>
      <text:p text:style-name="P7">P. Cecano</text:p>
      <text:p text:style-name="P7">G. Cantore</text:p>
      <text:p text:style-name="P7">Archidiacono Par.</text:p>
      <text:p text:style-name="P7">J. Archidiacono ecclesie</text:p>
      <text:p text:style-name="P7">Sy. Succentore</text:p>
      <text:p text:style-name="P7">L. de Mongeria</text:p>
      <text:p text:style-name="P7">Jo. de Pompodorio</text:p>
      <text:p text:style-name="P7">R. de Lerriaco</text:p>
      <text:p text:style-name="P7">B. de Tylorno</text:p>
      <text:p text:style-name="P7">R. de Putheolis</text:p>
      <text:p text:style-name="P7">T. de Sancto Petro</text:p>
      <text:p text:style-name="P7">G. de Porta</text:p>
      <text:p text:style-name="P7">G. Paillardi</text:p>
      <text:p text:style-name="P7">P. de Ogeri</text:p>
      <text:p text:style-name="P7">Jo. Rolandi</text:p>
      <text:p text:style-name="P7">Ja. Cosson</text:p>
      <text:p text:style-name="P7">Rigis</text:p>
      <text:p text:style-name="P7">e. Beginaldi</text:p>
      <text:p text:style-name="P7">G. Fedelli</text:p>
      <text:p text:style-name="P7">N. de Ordeimonte</text:p>
      <text:p text:style-name="P7">A. de Maignaco</text:p>
      <text:p text:style-name="P7">Jo. de Salebrute</text:p>
      <text:p text:style-name="P7">Jo. Voygnon</text:p>
      <text:p text:style-name="P7"><text:soft-page-break/>J. de Milly</text:p>
      <text:p text:style-name="P7">R. Dangeul</text:p>
      <text:p text:style-name="P7">N. de Clancia</text:p>
      <text:p text:style-name="P7">A. Regine</text:p>
      <text:p text:style-name="P7">generalis. Capitulantibus dominis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J. de Pompodorio</text:p>
      <text:p text:style-name="P7">L. de Mongeria</text:p>
      <text:p text:style-name="P7">R. de Tyherno</text:p>
      <text:p text:style-name="P7">R. de Putheolis</text:p>
      <text:p text:style-name="P7">T. de Albyaco</text:p>
      <text:p text:style-name="P7">Jo. Rolandi</text:p>
      <text:p text:style-name="P7">G. de Porta</text:p>
      <text:p text:style-name="P7">G. Paillardi</text:p>
      <text:p text:style-name="P7">N. de Vancia</text:p>
      <text:p text:style-name="P7">R. Le Diseur</text:p>
      <text:p text:style-name="P7">Ro. de Lorriaco</text:p>
      <text:p text:style-name="P7">Sancto Petro</text:p>
      <text:p text:style-name="P7">Jo. Vongnon</text:p>
      <text:p text:style-name="P7">N. de Ordeimonte J. de Salebruci</text:p>
      <text:p text:style-name="P7">Ja. Cosson</text:p>
      <text:p text:style-name="P7">A. de Maignaco</text:p>
      <text:p text:style-name="P7">R. Dangeul</text:p>
      <text:p text:style-name="P7">J. J. de Milly</text:p>
      <text:p text:style-name="P7">Regis</text:p>
      <text:p text:style-name="P7">Fedelli</text:p>
      <text:p text:style-name="P7">Ho</text:p>
      <text:p text:style-name="P7">Reginal</text:p>
      <text:p text:style-name="P7">P. de Ogn</text:p>
      <text:p text:style-name="P7"/>
      <text:p text:style-name="P7"/>
      <text:p text:style-name="P7">=FRAN_0393_00318.tif=</text:p>
      <text:p text:style-name="P7"><text:soft-page-break/>&gt;&gt;&gt;&gt;&gt;&gt; date &lt;&lt;&lt;&lt;&lt;&lt;&lt;</text:p>
      <text:p text:style-name="P7">o nonagesimo septumio De lune post festum Oomnium Sanctorum vta mensis novembris. Capitulantibus dominis</text:p>
      <text:p text:style-name="P7">Anno predicto. Die mercurii post Sanctos viia novembris. Capitulantibus dominis</text:p>
      <text:p text:style-name="P7">&gt;&gt;&gt;&gt;&gt;&gt; block &lt;&lt;&lt;&lt;&lt;&lt;&lt;</text:p>
      <text:p text:style-name="P7">Deta canonicorum Sancti Benediciti continuata est ex officio ad lune post festum</text:p>
      <text:p text:style-name="P7">Epiphinie domini</text:p>
      <text:p text:style-name="P7">racione oneris quod passus est magister Stephanus de Capella officiarius</text:p>
      <text:p text:style-name="P7">Camere / in $recpracione recuperando redditus puerorum chori / placet dominis quod</text:p>
      <text:p text:style-name="P7">quictetur ei locagium domus sue quam inhabitat ad hospicium cande volsris.</text:p>
      <text:p text:style-name="P7">n domini R. de Putheolis / et Jo. Rolandi deputati sunt ad taxandum mellos</text:p>
      <text:p text:style-name="P7">officii horarum de Anno preterito et audiendum compotum officiariis et ce</text:p>
      <text:p text:style-name="P7">n Domini Decanus et J. Rolandi deputati sunt ad loquendum cum</text:p>
      <text:p text:style-name="P7">consilio ecclesie pro facto proclamacionum domus quam tradiderunt</text:p>
      <text:p text:style-name="P7">domine de Capella Stephane Haudri magistro Yvoni Karembart</text:p>
      <text:p text:style-name="P7">quas $prolat proclamaciones fecit magister Johannes Yvonis Non obstantbus</text:p>
      <text:p text:style-name="P7">municione dicte domus et accordo facto inter creditores seu</text:p>
      <text:p text:style-name="P7">censuarios et dictas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e</text:p>
      <text:p text:style-name="P7">P. de Ogero</text:p>
      <text:p text:style-name="P7">J. de Nully</text:p>
      <text:p text:style-name="P7">A. Regine</text:p>
      <text:p text:style-name="P7">Jo. Rolandi</text:p>
      <text:p text:style-name="P7">Ja. Cosson</text:p>
      <text:p text:style-name="P7">T. Hocie</text:p>
      <text:p text:style-name="P7">A. de Maignaco</text:p>
      <text:p text:style-name="P7">Re. de Putheolis</text:p>
      <text:p text:style-name="P7">N. Le Diseur</text:p>
      <text:p text:style-name="P7">G. de Porta</text:p>
      <text:p text:style-name="P7">Jo. de Pompoo</text:p>
      <text:p text:style-name="P7">L. de Mongeria</text:p>
      <text:p text:style-name="P7"><text:soft-page-break/>Jo. Voygnon</text:p>
      <text:p text:style-name="P7">G. Fedelli</text:p>
      <text:p text:style-name="P7">G. Paillaco</text:p>
      <text:p text:style-name="P7">P. Decano</text:p>
      <text:p text:style-name="P7">G. Cantore</text:p>
      <text:p text:style-name="P7">G. Archidiacono ecclesie</text:p>
      <text:p text:style-name="P7">Sy. succentore</text:p>
      <text:p text:style-name="P7">Jo. de Pompodori</text:p>
      <text:p text:style-name="P7">L. de Mongeria</text:p>
      <text:p text:style-name="P7">R. de Putheolis</text:p>
      <text:p text:style-name="P7">P. de Ogero</text:p>
      <text:p text:style-name="P7">Ja. Cosson</text:p>
      <text:p text:style-name="P7">R. Dangeul</text:p>
      <text:p text:style-name="P7">A. de Maignaco</text:p>
      <text:p text:style-name="P7">A. Regnie</text:p>
      <text:p text:style-name="P7">Ma Reginaldi</text:p>
      <text:p text:style-name="P7">N. Le Diseur</text:p>
      <text:p text:style-name="P7">G. Fedelli</text:p>
      <text:p text:style-name="P7">N. de Cancia</text:p>
      <text:p text:style-name="P7">B. de Tyhemo</text:p>
      <text:p text:style-name="P7">Jo. Rolandi</text:p>
      <text:p text:style-name="P7">G. de Porta</text:p>
      <text:p text:style-name="P7">Jo. Voygnon</text:p>
      <text:p text:style-name="P7">Jo. de Salebrano</text:p>
      <text:p text:style-name="P7"/>
      <text:p text:style-name="P7"/>
      <text:p text:style-name="P7">=FRAN_0393_00319.tif=</text:p>
      <text:p text:style-name="P7">&gt;&gt;&gt;&gt;&gt;&gt; date &lt;&lt;&lt;&lt;&lt;&lt;&lt;</text:p>
      <text:p text:style-name="P7">Anno predicto. Die veneris post octas omnium sanctorum ixa mensis novembris. Capitulantibus dominis.</text:p>
      <text:p text:style-name="P7">Capitulum Genere celbratu</text:p>
      <text:p text:style-name="P7">Crastinum beati Martini Hyemeinis xiia novembris. Presentibus dominis infrascriptis.</text:p>
      <text:p text:style-name="P7">&gt;&gt;&gt;&gt;&gt;&gt; block &lt;&lt;&lt;&lt;&lt;&lt;&lt;</text:p>
      <text:p text:style-name="P7">Placet dominis quod quarta porcio pistarie stagni de Melenfron</text:p>
      <text:p text:style-name="P7">tradatur domino Theobaldo de La Granche militi per manum regiam</text:p>
      <text:p text:style-name="P7">ipse namque dominus Theobaldus pretendit in ipsa quarta porcione jus habere</text:p>
      <text:p text:style-name="P7"><text:soft-page-break/>per vendicionem sibi factam de dicta quarta parte per Matheum de Torcy</text:p>
      <text:p text:style-name="P7">domicellum qui medictatem dicti stagni vendidit dominis pure et</text:p>
      <text:p text:style-name="P7">simplicter sine reservacione quacumque aut condicione / et ipse miles tradidit</text:p>
      <text:p text:style-name="P7">et dimirsit dominis litteras vendicionis sibi facte per dictum Matheum de</text:p>
      <text:p text:style-name="P7">piscaria dicte quarte partis.</text:p>
      <text:p text:style-name="P7">Magister Guillelmus Picardi fuit receptus in notarium hujus venerabilis</text:p>
      <text:p text:style-name="P7">capituli Parisiensis et fecit juramnt tum in forma.</text:p>
      <text:p text:style-name="P7">Dadat dominus Stephanus Johannis apud Gournayum in Normania pro se</text:p>
      <text:p text:style-name="P7">informando de Valore terre domini Johannis de Monsurez militis domini</text:p>
      <text:p text:style-name="P7">mor viller de la cuy et du quenoy qui vult vendere dominis N. lv.</text:p>
      <text:p text:style-name="P7">redditus super omnibus bonis suis.</text:p>
      <text:p text:style-name="P7">Ordinatum est quod magistri Tho. de Sancto Petro Ro. Dangeul et</text:p>
      <text:p text:style-name="P7">T. Houcie / vadant die mercurii erga dominum vicecomitem Meledum</text:p>
      <text:p text:style-name="P7">pro stagno de Melenfroy.</text:p>
      <text:p text:style-name="P7">habitum fuit verbum quod dominus Stephanus Johannis haberet officium deffinati</text:p>
      <text:p text:style-name="P7">magistri Johannis de Socto scilicet cujusdam declaracionis reddituum ecclesie</text:p>
      <text:p text:style-name="P7">tam Par. quam extra / sed nichil fuit conclusum.</text:p>
      <text:p text:style-name="P7">Placet dominis quod magister Nicolaus Sellarii nuper ntarius</text:p>
      <text:p text:style-name="P7">huius venerabilis ecclesie Parisiensis / dfferat habitum ecclesie quamdiu</text:p>
      <text:p text:style-name="P7">litigabit de prrebenda Sancti Mederici let alias usqsue ad</text:p>
      <text:p text:style-name="P7">beneplacitum dominorum.</text:p>
      <text:p text:style-name="P7">Nichil aliud actum est in isro capitulo preterquem de negocis dicti</text:p>
      <text:p text:style-name="P7">deffuncti magistri Johannis de Socto super quibus nichil conclusum</text:p>
      <text:p text:style-name="P7">est propter absenciam dominorum Ro. de Lorriaco et Nicolai de</text:p>
      <text:p text:style-name="P7">Pro et deimontem / qui expectabuntur ad concludendum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e</text:p>
      <text:p text:style-name="P7">N. Le Diseur</text:p>
      <text:p text:style-name="P7">L. de Mongeria</text:p>
      <text:p text:style-name="P7">J. de Pompodorio</text:p>
      <text:p text:style-name="P7">B. de Tyherno</text:p>
      <text:p text:style-name="P7">R. de Putheolis</text:p>
      <text:p text:style-name="P7">G. de Porta</text:p>
      <text:p text:style-name="P7"><text:soft-page-break/>N. de tancia</text:p>
      <text:p text:style-name="P7">P. de Ogero</text:p>
      <text:p text:style-name="P7">Jo. Rolandi</text:p>
      <text:p text:style-name="P7">Ro. Dangeul</text:p>
      <text:p text:style-name="P7">Jo. Voygnon</text:p>
      <text:p text:style-name="P7">Ma. Reginaldi</text:p>
      <text:p text:style-name="P7">G. Fedelli</text:p>
      <text:p text:style-name="P7">T. Hocie</text:p>
      <text:p text:style-name="P7">A. de Maignaco</text:p>
      <text:p text:style-name="P7">Ja. Cosson</text:p>
      <text:p text:style-name="P7">Jo. de Salebruce</text:p>
      <text:p text:style-name="P7">A. Reginen</text:p>
      <text:p text:style-name="P7">P. Decano</text:p>
      <text:p text:style-name="P7">G. Cantore</text:p>
      <text:p text:style-name="P7">archidiacono PPar</text:p>
      <text:p text:style-name="P7">G. Archidiacono ecclesie</text:p>
      <text:p text:style-name="P7">Sy. Succentor</text:p>
      <text:p text:style-name="P7">de Tyhero</text:p>
      <text:p text:style-name="P7">A. de Maignaco</text:p>
      <text:p text:style-name="P7">J. de Salebruce</text:p>
      <text:p text:style-name="P7">Re. de Putheolis</text:p>
      <text:p text:style-name="P7">L. de Mongeria</text:p>
      <text:p text:style-name="P7">M. Reginaldi</text:p>
      <text:p text:style-name="P7">Jo. Regis</text:p>
      <text:p text:style-name="P7">G. Fedelli</text:p>
      <text:p text:style-name="P7">Jo. Rolandi</text:p>
      <text:p text:style-name="P7">T. de Sancto Petro</text:p>
      <text:p text:style-name="P7">N. Le Diseur</text:p>
      <text:p text:style-name="P7">Jo. de Pompodorio</text:p>
      <text:p text:style-name="P7">R. Dangeul</text:p>
      <text:p text:style-name="P7">Porta</text:p>
      <text:p text:style-name="P7">J. Voygnon extra pro ecclesia</text:p>
      <text:p text:style-name="P7">do. de Karclani infirmut</text:p>
      <text:p text:style-name="P7"/>
      <text:p text:style-name="P7"/>
      <text:p text:style-name="P7">=FRAN_0393_00320.tif=</text:p>
      <text:p text:style-name="P7"><text:soft-page-break/>&gt;&gt;&gt;&gt;&gt;&gt; date &lt;&lt;&lt;&lt;&lt;&lt;&lt;</text:p>
      <text:p text:style-name="P7">. Die martis sequente . xiiia mensis novembris secunda Capituli generalis capitulantibus dominis</text:p>
      <text:p text:style-name="P7">Nichil alius actum est in isto capitulo</text:p>
      <text:p text:style-name="P7">&gt;&gt;&gt;&gt;&gt;&gt; block &lt;&lt;&lt;&lt;&lt;&lt;&lt;</text:p>
      <text:p text:style-name="P7">Ordinatum est quod mandetur canonicis Sancti Mederici ut</text:p>
      <text:p text:style-name="P7">crastina die defferatur in capitulo ordinacio tabule</text:p>
      <text:p text:style-name="P7">ecclesie et quod veniat una cum hoc scriptor deffectuum.</text:p>
      <text:p text:style-name="P7">Exposuit dominus Decanus quod duo Curati Sancti</text:p>
      <text:p text:style-name="P7">Johannis Rotundi ibant per singulas domos canoniales</text:p>
      <text:p text:style-name="P7">quisitum oblaciones factas in eis dum contingebat dominos</text:p>
      <text:p text:style-name="P7">vel coram eis celebrari quod erat in prejudicium ipsius</text:p>
      <text:p text:style-name="P7">fum ipse esset curatus omnium canonicorum vicarum et capelanie</text:p>
      <text:p text:style-name="P7">ecclesie prout per queddam statutum cujusdam legati aposuenci scripte</text:p>
      <text:p text:style-name="P7">in altero duorum incathevatorum in armasio capituli detuit</text:p>
      <text:p text:style-name="P7">et per me legi fecit / requirens dominos quatinus dicti curati</text:p>
      <text:p text:style-name="P7">prohiberentur de cetero talia facere / super quo nichil conclusum</text:p>
      <text:p text:style-name="P7">extitit.</text:p>
      <text:p text:style-name="P7">Crastina die non ibunt deputati beri in capitulo</text:p>
      <text:p text:style-name="P7">ad dominum vicecomitem melednm.</text:p>
      <text:p text:style-name="P7">Echilita fuit per dominum decanum crtaeduli paputa</text:p>
      <text:p text:style-name="P7">continens certum tracatum seu advisamentum inter dominos</text:p>
      <text:p text:style-name="P7">de capitulo et Canonicos Sancti Bendicti Benvrersi Par.</text:p>
      <text:p text:style-name="P7">que precepta est quadruplicari ut possit super quolibet</text:p>
      <text:p text:style-name="P7">aritilalo apponi dominorum opinio.</text:p>
      <text:p text:style-name="P7">De Canonicis dyaconis et subdyaconis Conquerentes de luminari exequiarum factarum in ecclesia</text:p>
      <text:p text:style-name="P7">asserente se porcionem debere habere sicut alii Canonici sacerdotes antiqua servabuntur</text:p>
      <text:p text:style-name="P7">statuta circa luminare predictum facta sed dicetur illis de Sancto Dyonisio de Passuet</text:p>
      <text:p text:style-name="P7">Sancto Johanne Rotundi / et macicotis ac clericis matutinalibus quod die sovis intersine</text:p>
      <text:p text:style-name="P7">in ecclesia Parisiensis et faciant optime servicium et fiet eis certa distribucio peccunie</text:p>
      <text:p text:style-name="P7">de gracia hac vice Cum luminare vendicioni exponetur et quod dominus Petrus Valeti scribat</text:p>
      <text:p text:style-name="P7">omnes qui in dicto servicio presentes intererunt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<text:soft-page-break/>Sy. succentore in ecclesia</text:p>
      <text:p text:style-name="P7">G. de Porta</text:p>
      <text:p text:style-name="P7">R. de Putheolis</text:p>
      <text:p text:style-name="P7">Jo. de Pompodorio</text:p>
      <text:p text:style-name="P7">M. Reginaldi</text:p>
      <text:p text:style-name="P7">Jo. Rolandi</text:p>
      <text:p text:style-name="P7">G. Fedelli</text:p>
      <text:p text:style-name="P7">T. de Sancto Petro</text:p>
      <text:p text:style-name="P7">N. Le Diseur</text:p>
      <text:p text:style-name="P7">J. de Salebrure</text:p>
      <text:p text:style-name="P7">R. Dangel</text:p>
      <text:p text:style-name="P7">A. de Maignaco</text:p>
      <text:p text:style-name="P7">R. de Tyherno in Cancellaria pro ecclesia</text:p>
      <text:p text:style-name="P7">L. de Mongeria</text:p>
      <text:p text:style-name="P7">Jo. Voygnon absente pro ecclesia</text:p>
      <text:p text:style-name="P7">Jo. de Karolay infrrmus.</text:p>
      <text:p text:style-name="P7">T. Hocie Cardissime venit</text:p>
      <text:p text:style-name="P7"/>
      <text:p text:style-name="P7"/>
      <text:p text:style-name="P7">=FRAN_0393_00321.tif=</text:p>
      <text:p text:style-name="P7">&gt;&gt;&gt;&gt;&gt;&gt; block &lt;&lt;&lt;&lt;&lt;&lt;&lt;</text:p>
      <text:p text:style-name="P7">Exhiita tarula Sancti Mederici fuit dictum domino Johanni dicelli qui</text:p>
      <text:p text:style-name="P7">eam detulit quod exerceret officium deffectuvi quousque habeat</text:p>
      <text:p text:style-name="P7">revocateriam et interim videbitur tabula et hanc videfit.</text:p>
      <text:p text:style-name="P7">dominus Cantor an in ea sint aliqua reformanda et legatur</text:p>
      <text:p text:style-name="P7">tabula in ecclesia Sancti Mederici.</text:p>
      <text:p text:style-name="P7">Eadem die dominus Johannes Bataille miles gagiavit emceda</text:p>
      <text:p text:style-name="P7">in manibus dominorum super eo quod ipse fiegrat in duas partes vmnu ad</text:p>
      <text:p text:style-name="P7">Symonis Crolebois Clientis dominorum tunc officium suum excents</text:p>
      <text:p text:style-name="P7">apud Bellum visum et ipsum per nasum accepit etc. prout in</text:p>
      <text:p text:style-name="P7">informacione super hoc facta plenius continetur / et promisit</text:p>
      <text:p text:style-name="P7">gagiare emendam supra locum in fine hujus mensis</text:p>
      <text:p text:style-name="P7">Cum ante in loce commode accedere non poz protuerat servicium</text:p>
      <text:p text:style-name="P7">dominiducis Aurliansis et in die Sancti Andree apostoli.</text:p>
      <text:p text:style-name="P7">Facta relacione per dominum Stephanum Johannis de tera du quee</text:p>
      <text:p text:style-name="P7">de Cuy et de Belleurier fuit ordinatum quod acquiratur</text:p>
      <text:p text:style-name="P7"><text:soft-page-break/>tota terra de Bellevrier / seu saltem quod acquiratiam</text:p>
      <text:p text:style-name="P7">L libre Par. et obligetur terra de Morviller</text:p>
      <text:p text:style-name="P7">cum aliis terris suis precio viiC fr. a domino d</text:p>
      <text:p text:style-name="P7">morsuris</text:p>
      <text:p text:style-name="P7">Ordinatum est quod capiantur ii C lbrum pro uno duplici debeato Yvone a magistro</text:p>
      <text:p text:style-name="P7">Johanne de Karolay.</text:p>
      <text:p text:style-name="P7">Voluerunt domini quod ille qua facit ebomadam pro magistro Egidio de Estoutevilla</text:p>
      <text:p text:style-name="P7">solvatur de parte luminaris ultimo facti in ecclesia / et de cetero non faciat ebdomadam</text:p>
      <text:p text:style-name="P7">in ecclesia quamdiu lacten pacietur</text:p>
      <text:p text:style-name="P7">Super facto luminare exequiarum dominorum quorum servicium fuit factum hoc anno in ecclesia Parisiense</text:p>
      <text:p text:style-name="P7">Ordinatum est quod vocentur vocandi in capitulo generali Bestr Johannis proxime futuri et</text:p>
      <text:p text:style-name="P7">tunc ordinabitur magistris A. de MagisaoT. Hocie . Ja. Cosson G. Fedelli</text:p>
      <text:p text:style-name="P7">protestantes de hujusmodi causa prosequenda / dominis de capitulo incontrarium protestantem / et eis</text:p>
      <text:p text:style-name="P7">inhibente ne aliquid actemptent in prejudicium ecclesie et juramenti per eos prestiti</text:p>
      <text:p text:style-name="P7">quod fuit per me eis dectum.</text:p>
      <text:p text:style-name="P7">Ordinacione est quod super canitate sancti Mederia Jolvatur xxti s. pr. scriptori deffectius</text:p>
      <text:p text:style-name="P7">dicte ecclesie / et de hoc fiat mencio cum legetur tabula in ecclesia</text:p>
      <text:p text:style-name="P7">&gt;&gt;&gt;&gt;&gt;&gt; liste &lt;&lt;&lt;&lt;&lt;&lt;&lt;</text:p>
      <text:p text:style-name="P7">P. Decano</text:p>
      <text:p text:style-name="P7">G. Cantore</text:p>
      <text:p text:style-name="P7">archidiacono Par</text:p>
      <text:p text:style-name="P7">G. Archidiacono ecclesie</text:p>
      <text:p text:style-name="P7">Sy sucentor in ecclesia</text:p>
      <text:p text:style-name="P7">Jo. de Dalebruce</text:p>
      <text:p text:style-name="P7">G. Fedelli</text:p>
      <text:p text:style-name="P7">B. de Tyherno</text:p>
      <text:p text:style-name="P7">Jo. de Pompedorio</text:p>
      <text:p text:style-name="P7">T. de Sancto Petro</text:p>
      <text:p text:style-name="P7">G. de Porta</text:p>
      <text:p text:style-name="P7">Re. de Putheolis</text:p>
      <text:p text:style-name="P7">A. de Maignaco</text:p>
      <text:p text:style-name="P7">L. de Mageria</text:p>
      <text:p text:style-name="P7">T. Hocie</text:p>
      <text:p text:style-name="P7">N. Le Diseur</text:p>
      <text:p text:style-name="P7">Ja. Cosson</text:p>
      <text:p text:style-name="P7"><text:soft-page-break/>M. Reginaldi</text:p>
      <text:p text:style-name="P7">Jo. Rolandi absnte pr ecclesia</text:p>
      <text:p text:style-name="P7">Jo. Voygnon absente pro ecclesia</text:p>
      <text:p text:style-name="P7">J. de Karolay infirmus</text:p>
      <text:p text:style-name="P7">R. Dangel absnt pro ecclesia</text:p>
      <text:p text:style-name="P7">P. de Cyo absente pro ecclesia</text:p>
      <text:p text:style-name="P7"/>
      <text:p text:style-name="P7"/>
      <text:p text:style-name="P7">=FRAN_0393_00322.tif=</text:p>
      <text:p text:style-name="P7">&gt;&gt;&gt;&gt;&gt;&gt; date &lt;&lt;&lt;&lt;&lt;&lt;&lt;</text:p>
      <text:p text:style-name="P7">.Die jovis sequente xvta mensis novebris iiiita et ultima capituli generalis. Capitulantibus dominis</text:p>
      <text:p text:style-name="P7">Anno nonagesimo septimo. Die veneris xvita mensis novembris. Capitulantibus dominis.</text:p>
      <text:p text:style-name="P7">P. Decano</text:p>
      <text:p text:style-name="P7">&gt;&gt;&gt;&gt;&gt;&gt; block &lt;&lt;&lt;&lt;&lt;&lt;&lt;</text:p>
      <text:p text:style-name="P7">Ordinatum est quod domini Archidiaconis de Josayo T. de Sancto Petro</text:p>
      <text:p text:style-name="P7">T. Houcie et R. Dangeul vadant erga dominum vicecomitem</text:p>
      <text:p text:style-name="P7">Mneleduni pro stangno de Melenfroy.</text:p>
      <text:p text:style-name="P7">Super facto territorialis declaracionis redditium ecclesie nichil</text:p>
      <text:p text:style-name="P7">est conclusum.</text:p>
      <text:p text:style-name="P7">Exhibuit prepositus de Rosayo contra dominum Albertum Billart</text:p>
      <text:p text:style-name="P7">qualiter ipse pro prebendariis de Rosayo satiffecit pro anno</text:p>
      <text:p text:style-name="P7">terminis Purificionis et Penche costes / et sic dicti Aubertus et</text:p>
      <text:p text:style-name="P7">prepositus recesserunt sive alia expedicione.</text:p>
      <text:p text:style-name="P7">Fiat licitera pro Johanne Le Lyeure et ejus uxore juxta</text:p>
      <text:p text:style-name="P7">formam consuetam ad usum officii horarum de quadam</text:p>
      <text:p text:style-name="P7">domo sita loco dicto Villepiss Cum arca jardino et</text:p>
      <text:p text:style-name="P7">adijacensi suis precio xvxiii s.</text:p>
      <text:p text:style-name="P7">Ordinatum est quod ad dominum Archiepiscopum Rothomagensim</text:p>
      <text:p text:style-name="P7">pro deffuncto Admiraldo Francie vadant magistro</text:p>
      <text:p text:style-name="P7">N. de Rancia . G. Fedelli Decanus Pictavensis ad causam</text:p>
      <text:p text:style-name="P7">x. lbrum redditus pro certis arreragiis debitis et dominus</text:p>
      <text:p text:style-name="P7">Stephanus Johannis / et faciat cedulam de arreragis debitis</text:p>
      <text:p text:style-name="P7">habitum fuit verbum de quodam impedimento per dominum episcopum</text:p>
      <text:p text:style-name="P7">Parisiensi erga cancellarium Francie facto super</text:p>
      <text:p text:style-name="P7">impetracione cujusdam mandati regii ad compellendum</text:p>
      <text:p text:style-name="P7">capellanios ecclesie Parisiensis male deserluensi capellans suis</text:p>
      <text:p text:style-name="P7"><text:soft-page-break/>per substictionem et arrestum fructuum etc. sed nichil</text:p>
      <text:p text:style-name="P7">fuit conclusum.</text:p>
      <text:p text:style-name="P7">Eadem die in sero Johannes de Corbeya canonicus Parisiensis solvit</text:p>
      <text:p text:style-name="P7">xv lbr. t. pro pane capiu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 missa</text:p>
      <text:p text:style-name="P7">Jo. de Salebruce</text:p>
      <text:p text:style-name="P7">Jo. Rolandi</text:p>
      <text:p text:style-name="P7">Jo. de Pompodorio</text:p>
      <text:p text:style-name="P7">G. de Porta</text:p>
      <text:p text:style-name="P7">Ja. Cosson</text:p>
      <text:p text:style-name="P7">L. de Mongeria</text:p>
      <text:p text:style-name="P7">R. de Putheolis</text:p>
      <text:p text:style-name="P7">G. Fedelli</text:p>
      <text:p text:style-name="P7">Bo. de Thierno</text:p>
      <text:p text:style-name="P7">Ma. Reginaldi</text:p>
      <text:p text:style-name="P7">Ro. Dangel</text:p>
      <text:p text:style-name="P7">Jo. Chanteprie</text:p>
      <text:p text:style-name="P7">A. de Maignaco</text:p>
      <text:p text:style-name="P7">T. de Sancto Petro</text:p>
      <text:p text:style-name="P7">T. Hocie</text:p>
      <text:p text:style-name="P7">Jo. Voygnon absente pro ecclesia</text:p>
      <text:p text:style-name="P7">Jo. de Karolay infirmus</text:p>
      <text:p text:style-name="P7">G. Cantore</text:p>
      <text:p text:style-name="P7">J. archidiacono Par.</text:p>
      <text:p text:style-name="P7">Sy. Succentore</text:p>
      <text:p text:style-name="P7">G. Fedelli</text:p>
      <text:p text:style-name="P7">Jo. Rolandi</text:p>
      <text:p text:style-name="P7">N. de Rancia</text:p>
      <text:p text:style-name="P7">N. Le Difeur</text:p>
      <text:p text:style-name="P7">L. de Mongeria</text:p>
      <text:p text:style-name="P7">Re. de Putheolis</text:p>
      <text:p text:style-name="P7"><text:soft-page-break/>Jo. Regis</text:p>
      <text:p text:style-name="P7">A. de Maignaco</text:p>
      <text:p text:style-name="P7">J. de Pompodorio</text:p>
      <text:p text:style-name="P7">Jo. de Sarriponte</text:p>
      <text:p text:style-name="P7">Jo. Voygnon absnt pro ecclesia</text:p>
      <text:p text:style-name="P7">Jo. de Karolay infirmus</text:p>
      <text:p text:style-name="P7">P. de Ogeto extra pro ecclesia</text:p>
      <text:p text:style-name="P7">T. Hocie</text:p>
      <text:p text:style-name="P7">Ro. D'angeul</text:p>
      <text:p text:style-name="P7">T. de Sancto Petro.</text:p>
      <text:p text:style-name="P7"/>
      <text:p text:style-name="P7"/>
      <text:p text:style-name="P7">=FRAN_0393_00323.tif=</text:p>
      <text:p text:style-name="P7">&gt;&gt;&gt;&gt;&gt;&gt; block &lt;&lt;&lt;&lt;&lt;&lt;&lt;</text:p>
      <text:p text:style-name="P7">Die lune instantes dabitur responsum gentibus de Balneolis</text:p>
      <text:p text:style-name="P7">super requesta per eos in capitulo facta / et mandabitur magistro</text:p>
      <text:p text:style-name="P7">Johannes Regis et dicetur ei quod interim supersedeat et de</text:p>
      <text:p text:style-name="P7">aliis loquatur cum eo et datus est commissarius dominus</text:p>
      <text:p text:style-name="P7">Archidiaconus de Josayo qui concordabit eos si possit fieri</text:p>
      <text:p text:style-name="P7">Eadem die fuit presentatus ad vicariam Sancti Mederici pro domino</text:p>
      <text:p text:style-name="P7">Matheo Serviente et magistro Symone de Bourich capicerius</text:p>
      <text:p text:style-name="P7">Sancti Mederici Johannes Mercatoris Dyaconus qui prestitit</text:p>
      <text:p text:style-name="P7">Juramentum in forma.</text:p>
      <text:p text:style-name="P7">Placet dominis quod Guillotus Boucher et Petrus Bouchier</text:p>
      <text:p text:style-name="P7">ejus fratur habeant firmam seu majoriam de Balneolis</text:p>
      <text:p text:style-name="P7">et veariam de Fontaneto pro lxii. Parisiensis et juraverunt</text:p>
      <text:p text:style-name="P7">in capitulo obedienciam etc. et a dicta firma Theobaldum</text:p>
      <text:p text:style-name="P7">Rochet excluserunt domini.</text:p>
      <text:p text:style-name="P7">Voluerunt domini mei quod illi de Sancto Victore habeant panem</text:p>
      <text:p text:style-name="P7">et viium eis $deffuncti debitis per obitum deffunctorum Jo. de Socco</text:p>
      <text:p text:style-name="P7">Armandi Jausserandi Petri Roberti et P. de Roonyaco</text:p>
      <text:p text:style-name="P7">archidiaconi Brye.</text:p>
      <text:p text:style-name="P7">Retulit magister Johannes Voygnon de Firma de Spedona etc. et nichil fuit sactu</text:p>
      <text:p text:style-name="P7">De habitatoribus de Confluencio voluerunt domini mei quod processus hincinde habiti</text:p>
      <text:p text:style-name="P7">tam in Castalleto quam in requestis palacii revocentur et pro infertis habeantur</text:p>
      <text:p text:style-name="P7">expensis hincinde factis compensatis et remissis</text:p>
      <text:p text:style-name="P7"><text:soft-page-break/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 ecclesia</text:p>
      <text:p text:style-name="P7">Jo. de Pompodorio</text:p>
      <text:p text:style-name="P7">A. de Maignaco</text:p>
      <text:p text:style-name="P7">Jo. de Sarraponte</text:p>
      <text:p text:style-name="P7">T. de Sancto Petro</text:p>
      <text:p text:style-name="P7">N. Le Diseur</text:p>
      <text:p text:style-name="P7">Jo. Voygnon</text:p>
      <text:p text:style-name="P7">Re. de Puthellis</text:p>
      <text:p text:style-name="P7">Jo. Rolandi</text:p>
      <text:p text:style-name="P7">G. de Albyaco</text:p>
      <text:p text:style-name="P7">M. Reginaldi</text:p>
      <text:p text:style-name="P7">G. Fedelli</text:p>
      <text:p text:style-name="P7">G. de Porta</text:p>
      <text:p text:style-name="P7">Jo. Chantemprime</text:p>
      <text:p text:style-name="P7">L. de Mongeria</text:p>
      <text:p text:style-name="P7">Jo. de Karolay infirmus</text:p>
      <text:p text:style-name="P7"/>
      <text:p text:style-name="P7"/>
      <text:p text:style-name="P7">=FRAN_0393_00324.tif=</text:p>
      <text:p text:style-name="P7">&gt;&gt;&gt;&gt;&gt;&gt; date &lt;&lt;&lt;&lt;&lt;&lt;&lt;</text:p>
      <text:p text:style-name="P7">Anno Predicto nonagesimo septimo. Die mencurii post octaris beatissimi maonti Lyenat</text:p>
      <text:p text:style-name="P7">ma mensis novembris capitulantibus dominis</text:p>
      <text:p text:style-name="P7">estan</text:p>
      <text:p text:style-name="P7">Anno nonagesimo septimo. Die lune post festum Bte Katherine Virginis</text:p>
      <text:p text:style-name="P7">xxvita mensis novembris. Capitulantibus dominis</text:p>
      <text:p text:style-name="P7">&gt;&gt;&gt;&gt;&gt;&gt; block &lt;&lt;&lt;&lt;&lt;&lt;&lt;</text:p>
      <text:p text:style-name="P7">Fiat monicio contra decentores cujusdam papirus</text:p>
      <text:p text:style-name="P7">cooparte de Pelle quadam pergameni in qua sunt certe</text:p>
      <text:p text:style-name="P7">abreviaciones parvi libri existentis in armasio capituli</text:p>
      <text:p text:style-name="P7">Mandetur ad diem fenis Symonetus fabri francus</text:p>
      <text:p text:style-name="P7">serviens ecclesie / ut habeatur secum verbum de feudo</text:p>
      <text:p text:style-name="P7"><text:soft-page-break/>de Aubergenvilla et eciam habeatur verbum cum ipso</text:p>
      <text:p text:style-name="P7">de Pratis et terris de Spedona et Camerarius Clericus</text:p>
      <text:p text:style-name="P7">et dominus Johannes Hays pro responso de Balneolis</text:p>
      <text:p text:style-name="P7">Informet se dominus Johannes Hays super redibencia terrarum</text:p>
      <text:p text:style-name="P7">Balneolis et refferat</text:p>
      <text:p text:style-name="P7">Die veneris sequentes non fuit capitulum propter</text:p>
      <text:p text:style-name="P7">Beati Clementis pape</text:p>
      <text:p text:style-name="P7">Magister Johannes Rolandi fecit relacionem de domo sacti</text:p>
      <text:p text:style-name="P7">tephani de</text:p>
      <text:p text:style-name="P7">essibus domini Ordinaverunt quo</text:p>
      <text:p text:style-name="P7">faciat venire alios</text:p>
      <text:p text:style-name="P7">cempellantur et suarii</text:p>
      <text:p text:style-name="P7">canonicos Sancti Stephani.</text:p>
      <text:p text:style-name="P7">Loquatur dominus Ro. de Bacleux Cum magistro Petro</text:p>
      <text:p text:style-name="P7">de Ogero super supplicacione de Viryaco et habeatur consilium</text:p>
      <text:p text:style-name="P7">super dicta super</text:p>
      <text:p text:style-name="P7">et loquetur Cum consilio.</text:p>
      <text:p text:style-name="P7">Exhibita quadam cedula papirea cetarum reparacionum</text:p>
      <text:p text:style-name="P7">que desunt in loco de Viryaco / Domini nichil</text:p>
      <text:p text:style-name="P7">Concluserunt.</text:p>
      <text:p text:style-name="P7">Vadat magister T. Hocie cras in Cancellaria pro</text:p>
      <text:p text:style-name="P7">sigillanda littera gardie ecclesie.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 ecclesia</text:p>
      <text:p text:style-name="P7">L. de Mongeria</text:p>
      <text:p text:style-name="P7">A. de Maignaco</text:p>
      <text:p text:style-name="P7">Jo. Voygnon</text:p>
      <text:p text:style-name="P7">Re. de Putheolis</text:p>
      <text:p text:style-name="P7">G. de Porta</text:p>
      <text:p text:style-name="P7">N. Le Diseur</text:p>
      <text:p text:style-name="P7">Jo. Rolandi</text:p>
      <text:p text:style-name="P7">Fedelli</text:p>
      <text:p text:style-name="P7"><text:soft-page-break/>de Pompodorio</text:p>
      <text:p text:style-name="P7">M. Reginaldi</text:p>
      <text:p text:style-name="P7">T. de Sancto Petro</text:p>
      <text:p text:style-name="P7">T. Houcie</text:p>
      <text:p text:style-name="P7">G. de Albyaco</text:p>
      <text:p text:style-name="P7">Jo. de Karolay infirmus</text:p>
      <text:p text:style-name="P7">P. Decano</text:p>
      <text:p text:style-name="P7">G. Cantore</text:p>
      <text:p text:style-name="P7">archidiaconus Par.</text:p>
      <text:p text:style-name="P7">archidiacono ecclesie</text:p>
      <text:p text:style-name="P7">Jo. Voygnon</text:p>
      <text:p text:style-name="P7">R. Dangeul</text:p>
      <text:p text:style-name="P7">J. de Pompodorio</text:p>
      <text:p text:style-name="P7">Jo. Rolandi</text:p>
      <text:p text:style-name="P7">L. de Mongeria</text:p>
      <text:p text:style-name="P7">N. Le Diseur</text:p>
      <text:p text:style-name="P7">R. de Putheolis</text:p>
      <text:p text:style-name="P7">T. Hocie</text:p>
      <text:p text:style-name="P7">G. Fedelli</text:p>
      <text:p text:style-name="P7">Ma. Reginaldi</text:p>
      <text:p text:style-name="P7">A. de Maignaco</text:p>
      <text:p text:style-name="P7">T. de Sancto Petro</text:p>
      <text:p text:style-name="P7">Sy. Succentore</text:p>
      <text:p text:style-name="P7">infirmus</text:p>
      <text:p text:style-name="P7">Jo. de Karlay infirm</text:p>
      <text:p text:style-name="P7">G. de Forta</text:p>
      <text:p text:style-name="P7"/>
      <text:p text:style-name="P7"/>
      <text:p text:style-name="P7">=FRAN_0393_00325.tif=</text:p>
      <text:p text:style-name="P7">&gt;&gt;&gt;&gt;&gt;&gt; numérotation &lt;&lt;&lt;&lt;&lt;&lt;&lt;</text:p>
      <text:p text:style-name="P7">xxx$iiii$VI</text:p>
      <text:p text:style-name="P7">301</text:p>
      <text:p text:style-name="P7">&gt;&gt;&gt;&gt;&gt;&gt; Date &lt;&lt;&lt;&lt;&lt;&lt;&lt;</text:p>
      <text:p text:style-name="P7">Anno Nonagesimo Septimo. Die mercurii post festum beate Katherine virginis. xxviiia mensis</text:p>
      <text:p text:style-name="P7">Novembris Capitulantibus dominis .</text:p>
      <text:p text:style-name="P7">Die veneris sequenti non fuit Capitulum propter festum Beati</text:p>
      <text:p text:style-name="P7"><text:soft-page-break/>Andree apostoli.</text:p>
      <text:p text:style-name="P7">Anno Nonagesimo Septimo</text:p>
      <text:p text:style-name="P7">Die lune post festum Beati Andree tercia mensis decembris</text:p>
      <text:p text:style-name="P7">Capitulantibus dominis.</text:p>
      <text:p text:style-name="P7">&gt;&gt;&gt;&gt;&gt;&gt; block &lt;&lt;&lt;&lt;&lt;&lt;&lt;</text:p>
      <text:p text:style-name="P7">Deputati sunt commissarii ad audiendum Compota domini Auberti</text:p>
      <text:p text:style-name="P7">Billart super officio vini et matutinarum magistri G. de Porta</text:p>
      <text:p text:style-name="P7">et Reginaldus de Putheolis</text:p>
      <text:p text:style-name="P7">Super domo dominarum capelle Haudri facta relacione per dominum</text:p>
      <text:p text:style-name="P7">Archidiaconum de Josayo super lictera nichil fuit Conclusum.</text:p>
      <text:p text:style-name="P7">De facto Canonicorum Sancti Sepulcri ponantur in cedula</text:p>
      <text:p text:style-name="P7">nomina Canonicorum et onus cujuslibet ipsorum</text:p>
      <text:p text:style-name="P7">Informent se dominus Ro. de Baileux et magister Johannes</text:p>
      <text:p text:style-name="P7">regis de debitis per illos de Balneolis.</text:p>
      <text:p text:style-name="P7">mandentur ille que faciunt luminare et Candelas</text:p>
      <text:p text:style-name="P7">ecclesie / et dicatur eis quod faciant bonas candelas.</text:p>
      <text:p text:style-name="P7">placet dominis quod quociescumque ma. Jo de Kaerolay / vel heredes sui</text:p>
      <text:p text:style-name="P7">aut executores potuerint et voluerint ecclesie assignare decem libras</text:p>
      <text:p text:style-name="P7">parisienses redditu in terra regis et situacione bona / admortizatas eis</text:p>
      <text:p text:style-name="P7">restituantur duccente libras parisienses quas ecclesie intendit concedere</text:p>
      <text:p text:style-name="P7">pro uno duplo Sancti Yvonis dum non dictas decem libras assignent</text:p>
      <text:p text:style-name="P7">antequam prefatas iiCC. libras in redditum convertirent domini</text:p>
      <text:p text:style-name="P7">&gt;&gt;&gt;&gt;&gt;&gt; liste &lt;&lt;&lt;&lt;&lt;&lt;&lt;</text:p>
      <text:p text:style-name="P7">G Fedelli</text:p>
      <text:p text:style-name="P7">P. Decano</text:p>
      <text:p text:style-name="P7">G.Cantore</text:p>
      <text:p text:style-name="P7">J. archidiacono Par.</text:p>
      <text:p text:style-name="P7">G. archidiacono ecclesie</text:p>
      <text:p text:style-name="P7">Sy. succentor infirmus</text:p>
      <text:p text:style-name="P7">A. de Maignaco</text:p>
      <text:p text:style-name="P7">J. de Sarraponte</text:p>
      <text:p text:style-name="P7">Jo. Voygnon</text:p>
      <text:p text:style-name="P7">N. Le Diseur</text:p>
      <text:p text:style-name="P7">Jo. de Pompodorio</text:p>
      <text:p text:style-name="P7">R. Dangeul</text:p>
      <text:p text:style-name="P7">Jo. Rolandi</text:p>
      <text:p text:style-name="P7"><text:soft-page-break/>G. de Porta</text:p>
      <text:p text:style-name="P7">T. Hocie</text:p>
      <text:p text:style-name="P7">M. Reginaldi</text:p>
      <text:p text:style-name="P7">L. de Mongeria</text:p>
      <text:p text:style-name="P7">Jo. de Karolay infirmus.</text:p>
      <text:p text:style-name="P7">P. Decano</text:p>
      <text:p text:style-name="P7">G. Cantore</text:p>
      <text:p text:style-name="P7">J. archidiacono Par</text:p>
      <text:p text:style-name="P7">G. Archidiacono ecclesie</text:p>
      <text:p text:style-name="P7">Sy. succentor infirmus</text:p>
      <text:p text:style-name="P7">Jo. Voygnon</text:p>
      <text:p text:style-name="P7">A. de Maignaco</text:p>
      <text:p text:style-name="P7">G. Paillardi</text:p>
      <text:p text:style-name="P7">Jo. Rolandi</text:p>
      <text:p text:style-name="P7">Jo. de Pompodorio</text:p>
      <text:p text:style-name="P7">N. Le Diseur</text:p>
      <text:p text:style-name="P7">R. Dangeul</text:p>
      <text:p text:style-name="P7">Jo. de Sarraponte</text:p>
      <text:p text:style-name="P7">L. de Mongeria</text:p>
      <text:p text:style-name="P7">G. Fedelli</text:p>
      <text:p text:style-name="P7">Ma. Reginaldi</text:p>
      <text:p text:style-name="P7">Jo. de Karolay infirmus</text:p>
      <text:p text:style-name="P7">T. de Sancto Petro absens pro ecclesia.</text:p>
      <text:p text:style-name="P7"/>
      <text:p text:style-name="P7"/>
      <text:p text:style-name="P7">=FRAN_0393_00326.tif=</text:p>
      <text:p text:style-name="P7">&gt;&gt;&gt;&gt;&gt;&gt; date &lt;&lt;&lt;&lt;&lt;&lt;&lt;</text:p>
      <text:p text:style-name="P7">Anno Nonagesimo Septimo. Die mercurii post festum Beati Andree apostoli .v.ta mensis decembris</text:p>
      <text:p text:style-name="P7">Capitulantibus dominis.</text:p>
      <text:p text:style-name="P7">Anno predicto. Die veneris in octavas</text:p>
      <text:p text:style-name="P7">&gt;&gt;&gt;&gt;&gt;&gt; block &lt;&lt;&lt;&lt;&lt;&lt;&lt;</text:p>
      <text:p text:style-name="P7">Concluserunt domini mei in causa prosequcionis domus</text:p>
      <text:p text:style-name="P7">bonarum feminarum capelle Stephani Haudry in vico predicatorum</text:p>
      <text:p text:style-name="P7">quam ad presens tenet magister Yvo Karembert site procedatur</text:p>
      <text:p text:style-name="P7">Repulsa quadam cedula per eum tradita / in qua pro redempcione</text:p>
      <text:p text:style-name="P7">redditus ecclesie / petebat ii.C. librarum . par..</text:p>
      <text:p text:style-name="P7"><text:soft-page-break/>Facta relacione per magistrum Thomam de Sancto Petro super facto</text:p>
      <text:p text:style-name="P7">Stangni de Melenfroy . scilicet quod dominus vicecomes</text:p>
      <text:p text:style-name="P7">Meleduni consentit accipere quintum denarium deputati</text:p>
      <text:p text:style-name="P7">fuerunt domini et magistri .E. Archidiaconus de Josayo</text:p>
      <text:p text:style-name="P7">et T. de Sancto Petro ad eundem erga dictum dominum</text:p>
      <text:p text:style-name="P7">vicecomitem Meleduni</text:p>
      <text:p text:style-name="P7">Videat super facto de Mongay magister Egidius</text:p>
      <text:p text:style-name="P7">Abbatis</text:p>
      <text:p text:style-name="P7">De domo Sancti Stephani de Gressibus / quam alias visitaverunt</text:p>
      <text:p text:style-name="P7">magistri Jo. Rolandi et Tho. de Sancto Petro / placet dominis</text:p>
      <text:p text:style-name="P7">quod tradatur illi qui in ea moratur / et de quadam lictera</text:p>
      <text:p text:style-name="P7">in quodam parvo libro antiquo contenta ex parte procuratoris dicte</text:p>
      <text:p text:style-name="P7">ecclesie exhibita / domini voluerunt supersedere pro presenti / nec</text:p>
      <text:p text:style-name="P7">concluserunt quid fieret super ipsa.</text:p>
      <text:p text:style-name="P7">beati Andree .vii.a decembris. Capitulantibus dominis.</text:p>
      <text:p text:style-name="P7">Deputatus est dominus Archidiaconus de Josayo ad Concordandum</text:p>
      <text:p text:style-name="P7">magistrum Reginaldum de Putheolis et Remigium Ladurey</text:p>
      <text:p text:style-name="P7">Tonnellarium ad invicem litigantes / Et hoc de consensu</text:p>
      <text:p text:style-name="P7">parcium.</text:p>
      <text:p text:style-name="P7">Scribetur officiali Archidiacioni de Pincereyo / ut</text:p>
      <text:p text:style-name="P7">supersedeat a causa incepta contra plures Justiciabiles</text:p>
      <text:p text:style-name="P7">subditos et officiarios ecclesie in Spedona.</text:p>
      <text:p text:style-name="P7">De Garnoto Danery loquatur domino Decano Andree</text:p>
      <text:p text:style-name="P7">Grangerii et officiario Anniversariorum.</text:p>
      <text:p text:style-name="P7">&gt;&gt;&gt;&gt;&gt;&gt; liste &lt;&lt;&lt;&lt;&lt;&lt;&lt;</text:p>
      <text:p text:style-name="P7">P. Decano</text:p>
      <text:p text:style-name="P7">G. Cantore</text:p>
      <text:p text:style-name="P7">J. archidiacono Par</text:p>
      <text:p text:style-name="P7">G. Archidiacono ecclesie absente pro ecclesia</text:p>
      <text:p text:style-name="P7">Sy. succentore</text:p>
      <text:p text:style-name="P7">T de Sancto Petro</text:p>
      <text:p text:style-name="P7">L de Mongeria</text:p>
      <text:p text:style-name="P7">Re. de Putheolis</text:p>
      <text:p text:style-name="P7">T. Hocie</text:p>
      <text:p text:style-name="P7">Jo. Rolandi</text:p>
      <text:p text:style-name="P7">N. Dictatoris</text:p>
      <text:p text:style-name="P7"><text:soft-page-break/>Ro. Dangeul</text:p>
      <text:p text:style-name="P7">Jo. de Pompodorio</text:p>
      <text:p text:style-name="P7">P. de Ogero</text:p>
      <text:p text:style-name="P7">G. Fedelli</text:p>
      <text:p text:style-name="P7">Jo. de Salebruce</text:p>
      <text:p text:style-name="P7">Ja. Cosson</text:p>
      <text:p text:style-name="P7">Jo. Voygnon absente pro ecclesia</text:p>
      <text:p text:style-name="P7">Jo. de Karolay infirmus</text:p>
      <text:p text:style-name="P7">P. Decano absente pro ecclesia</text:p>
      <text:p text:style-name="P7">G. Cantore</text:p>
      <text:p text:style-name="P7">J. archidiacono Par</text:p>
      <text:p text:style-name="P7">G. Archidiacono ecclesie</text:p>
      <text:p text:style-name="P7">Sy. succentore</text:p>
      <text:p text:style-name="P7">L. de Mongeria</text:p>
      <text:p text:style-name="P7">G Fedelli</text:p>
      <text:p text:style-name="P7">M. Reginaldi</text:p>
      <text:p text:style-name="P7">Jo. de Pompodorio</text:p>
      <text:p text:style-name="P7">Ro. de Lorriaco</text:p>
      <text:p text:style-name="P7">Re. de Putheolis</text:p>
      <text:p text:style-name="P7">T. de Sancto Petro</text:p>
      <text:p text:style-name="P7">N. Dictatoris</text:p>
      <text:p text:style-name="P7">Jo. Voygnon</text:p>
      <text:p text:style-name="P7">Jo. de Sarraponte</text:p>
      <text:p text:style-name="P7">Ph. de Salione</text:p>
      <text:p text:style-name="P7">Jo. Rolandi absente pro ecclesia</text:p>
      <text:p text:style-name="P7">Jo. de Karolay infirmus.</text:p>
      <text:p text:style-name="P7"/>
      <text:p text:style-name="P7"/>
      <text:p text:style-name="P7">=FRAN_0393_00327.tif=</text:p>
      <text:p text:style-name="P7">&gt;&gt;&gt;&gt;&gt;&gt; numérotation &lt;&lt;&lt;&lt;&lt;&lt;&lt;</text:p>
      <text:p text:style-name="P7">XXXVII</text:p>
      <text:p text:style-name="P7">303</text:p>
      <text:p text:style-name="P7">&gt;&gt;&gt;&gt;&gt;&gt; Date &lt;&lt;&lt;&lt;&lt;&lt;&lt;</text:p>
      <text:p text:style-name="P7">Anno Nonagesimo Septimo. Die lune post Concepcionem Beate Marie Virginis .x.a</text:p>
      <text:p text:style-name="P7">mensis decembris. Capitulantibus dominis.</text:p>
      <text:p text:style-name="P7">Anno Nonagesimo. Septimo</text:p>
      <text:p text:style-name="P7"><text:soft-page-break/>. Die mercurii post Concepcionem beate Marie virginis.</text:p>
      <text:p text:style-name="P7">xii.a mensis decembris. Capitulantibus dominis.</text:p>
      <text:p text:style-name="P7">&gt;&gt;&gt;&gt;&gt;&gt; block &lt;&lt;&lt;&lt;&lt;&lt;&lt;</text:p>
      <text:p text:style-name="P7">Vadat Johannes Regis ad mesnilium Madame Roesse</text:p>
      <text:p text:style-name="P7">Petrus Torrete procurator magistri Guidonis de Rota</text:p>
      <text:p text:style-name="P7">fuit receptus ad canonicatum et prebendam ecclesie Par.</text:p>
      <text:p text:style-name="P7">vacante per obitum magistri Odardi de Molinis</text:p>
      <text:p text:style-name="P7">prout in regestro recepcionum continetur</text:p>
      <text:p text:style-name="P7">Et dedit fidejussores dominos J. de Bordis</text:p>
      <text:p text:style-name="P7">Archidiaconum Par et G. Fedelli Canonicos Par</text:p>
      <text:p text:style-name="P7">pro cappa et solvit .x. francos pro jocundo adventu.</text:p>
      <text:p text:style-name="P7">Domini ordinaverunt quod magister bassarum operarum</text:p>
      <text:p text:style-name="P7">solvatur ex duobus annis per Camerarium clericum</text:p>
      <text:p text:style-name="P7">et ordinabitur an de cetero habeat pensionem.</text:p>
      <text:p text:style-name="P7">Ponatur in procuratorio capituli in Castalleto ad</text:p>
      <text:p text:style-name="P7">Requirendum hospitium ecclesie Petrus de Chastillon</text:p>
      <text:p text:style-name="P7">una cum aliis etc.</text:p>
      <text:p text:style-name="P7">Deputati sunt ad videndum et se informandum de quadam domo sita prope domum domini</text:p>
      <text:p text:style-name="P7">ducis Aurelianensis / Jo. Rolandi et Ro. de Lorriaco.</text:p>
      <text:p text:style-name="P7">Dominus Robertus de Baileux super informacione torcularis</text:p>
      <text:p text:style-name="P7">et debitorum de Balneolis exhibuit quemdam rotulum qui</text:p>
      <text:p text:style-name="P7">incipit sur le debat et cetera. Nichil tamen fuit conclusum.</text:p>
      <text:p text:style-name="P7">Fiat lictera pro pueris chori ecclesie secundum statutum ecclesie modo quo</text:p>
      <text:p text:style-name="P7">cavetur in qua Canonici</text:p>
      <text:p text:style-name="P7">Par cedendo vel decedendo</text:p>
      <text:p text:style-name="P7">ecclesiastice</text:p>
      <text:p text:style-name="P7">cetereque persone subjecte</text:p>
      <text:p text:style-name="P7">dominis Decano et Capitulo dum</text:p>
      <text:p text:style-name="P7">ad beneficia ad collacionem dominorum spectantuum Recipiuntur</text:p>
      <text:p text:style-name="P7">tenentur eisdem pueris.</text:p>
      <text:p text:style-name="P7">Eadem die fuit incarceratus Gervasius Thiesse</text:p>
      <text:p text:style-name="P7">de mandato dominorum</text:p>
      <text:p text:style-name="P7">die sabbati post prandium</text:p>
      <text:p text:style-name="P7">De Garnoto Davery super supplicatione alia porrecta veniat</text:p>
      <text:p text:style-name="P7">magister Johannes Salemon die veneris proxima in capitulo</text:p>
      <text:p text:style-name="P7">advisatus super dicta supplicatione et quadam declaracione Creditorum</text:p>
      <text:p text:style-name="P7"><text:soft-page-break/>quibus tenetur dictus Garnotus in alia cedula contenta.</text:p>
      <text:p text:style-name="P7">&gt;&gt;&gt;&gt;&gt;&gt; liste &lt;&lt;&lt;&lt;&lt;&lt;&lt;</text:p>
      <text:p text:style-name="P7">P. Decano</text:p>
      <text:p text:style-name="P7">G. Cantore</text:p>
      <text:p text:style-name="P7">J. archidiacono in ecclesia</text:p>
      <text:p text:style-name="P7">G. Archidiacono ecclesie absente pro ecclesia</text:p>
      <text:p text:style-name="P7">Sy. succentore</text:p>
      <text:p text:style-name="P7">J. de Pompodorio</text:p>
      <text:p text:style-name="P7">L. de Mongeria</text:p>
      <text:p text:style-name="P7">N. Le Diseur</text:p>
      <text:p text:style-name="P7">G. Fedelli</text:p>
      <text:p text:style-name="P7">T. Hocie</text:p>
      <text:p text:style-name="P7">Jo. Voygnon</text:p>
      <text:p text:style-name="P7">Ro. de Lorriaco absente pro ecclesia</text:p>
      <text:p text:style-name="P7">Jo. Rolandi absente pro ecclesia</text:p>
      <text:p text:style-name="P7">Jo. de Karolay infirmus.</text:p>
      <text:p text:style-name="P7">P. Decano</text:p>
      <text:p text:style-name="P7">G. Cantore</text:p>
      <text:p text:style-name="P7">J. Archidiacono Par</text:p>
      <text:p text:style-name="P7">G. Archidiacono ecclesie</text:p>
      <text:p text:style-name="P7">N. de Ordeimonte</text:p>
      <text:p text:style-name="P7">L. de Mongeria</text:p>
      <text:p text:style-name="P7">Jo. de Pompodorio</text:p>
      <text:p text:style-name="P7">J. de Salebruce</text:p>
      <text:p text:style-name="P7">Jo. Voygnon</text:p>
      <text:p text:style-name="P7">G. Fedelli</text:p>
      <text:p text:style-name="P7">M. Regnaldi</text:p>
      <text:p text:style-name="P7">T. de Sancto Petro</text:p>
      <text:p text:style-name="P7">N. Dictatoris</text:p>
      <text:p text:style-name="P7">A. Regine</text:p>
      <text:p text:style-name="P7">A. Grangerii</text:p>
      <text:p text:style-name="P7">P. de Ogero</text:p>
      <text:p text:style-name="P7">J. de Karolay / infirmus</text:p>
      <text:p text:style-name="P7">Jo. Rolandi absente pro ecclesia</text:p>
      <text:p text:style-name="P7">Ro. de Lorriaco absente pro ecclesia</text:p>
      <text:p text:style-name="P7">Sy. succentore.</text:p>
      <text:p text:style-name="P7"><text:soft-page-break/></text:p>
      <text:p text:style-name="P7"/>
      <text:p text:style-name="P7">=FRAN_0393_00328.tif=</text:p>
      <text:p text:style-name="P7">&gt;&gt;&gt;&gt;&gt;&gt; date &lt;&lt;&lt;&lt;&lt;&lt;&lt;</text:p>
      <text:p text:style-name="P7">Anno Nonagesimo Septimo. Die veneris post festum Conceptionis beate Marie virginis</text:p>
      <text:p text:style-name="P7">xiiii.a Decembris. Capitulantibus dominis</text:p>
      <text:p text:style-name="P7">&gt;&gt;&gt;&gt;&gt;&gt; block &lt;&lt;&lt;&lt;&lt;&lt;&lt;</text:p>
      <text:p text:style-name="P7">sanctorum Bartholomei et Vincencii fundate bene Repparaverat capsulam et alia ornamenta</text:p>
      <text:p text:style-name="P7">dicti magistri Goberti super dicto officio tenetur</text:p>
      <text:p text:style-name="P7">Eadem die facta relacione per me / quod magister Gobertus Buitardi Capellanus capellanie ad altare</text:p>
      <text:p text:style-name="P7">dicte capellanie et recuperaverat buretas argenteas / Domini deliberaverunt fructus suos et</text:p>
      <text:p text:style-name="P7">voluerint quod dominus Johannes Hays officiarius Anniversariorum ei solvat ea in quibus racione capellanie</text:p>
      <text:p text:style-name="P7">Elargitus est Gervasius Thiesse usque primam diem capitularem</text:p>
      <text:p text:style-name="P7">post Purificacionem Cum Caucione sua juratoria et patris</text:p>
      <text:p text:style-name="P7">sui / et interim purget se super criminibus sibi impositis</text:p>
      <text:p text:style-name="P7">et absolvatur.</text:p>
      <text:p text:style-name="P7">De facte de Balneolis loquetur Cras et fiet congregacio</text:p>
      <text:p text:style-name="P7">in revestiario.</text:p>
      <text:p text:style-name="P7">&gt;&gt;&gt;&gt;&gt;&gt; liste &lt;&lt;&lt;&lt;&lt;&lt;&lt;</text:p>
      <text:p text:style-name="P7">P. Decano</text:p>
      <text:p text:style-name="P7">G. Cantore</text:p>
      <text:p text:style-name="P7">J archidiacono Par</text:p>
      <text:p text:style-name="P7">G. Archidiacono ecclesie</text:p>
      <text:p text:style-name="P7">Sy. succentore in ecclesia</text:p>
      <text:p text:style-name="P7">G. de Albyaco</text:p>
      <text:p text:style-name="P7">Jo. de Pompodorio</text:p>
      <text:p text:style-name="P7">N. Dictatoris</text:p>
      <text:p text:style-name="P7">M. Reginaldi</text:p>
      <text:p text:style-name="P7">L. de Mongeria</text:p>
      <text:p text:style-name="P7">N. de Ordeimonte</text:p>
      <text:p text:style-name="P7">Ro. de Lorriaco</text:p>
      <text:p text:style-name="P7">G. Fedelli</text:p>
      <text:p text:style-name="P7">T. Hocie</text:p>
      <text:p text:style-name="P7">J. de Sanctis</text:p>
      <text:p text:style-name="P7">Jo. de Sarraponte</text:p>
      <text:p text:style-name="P7"><text:soft-page-break/>T de Sancto Petro</text:p>
      <text:p text:style-name="P7">Ro. Dangeul</text:p>
      <text:p text:style-name="P7">A Regine</text:p>
      <text:p text:style-name="P7">Jo. Voygnon</text:p>
      <text:p text:style-name="P7">Jo. Rolandi</text:p>
      <text:p text:style-name="P7">G. de Porta</text:p>
      <text:p text:style-name="P7">Jo. de Karolay infirmus</text:p>
      <text:p text:style-name="P7">P. de Ogero absente pro ecclesia</text:p>
      <text:p text:style-name="P7"/>
      <text:p text:style-name="P7"/>
      <text:p text:style-name="P7">=FRAN_0393_00329.tif=</text:p>
      <text:p text:style-name="P7">&gt;&gt;&gt;&gt;&gt;&gt; date &lt;&lt;&lt;&lt;&lt;&lt;&lt;</text:p>
      <text:p text:style-name="P7">Anno nonagesimo septimo. Die bune post festum prate Lucie Virginis .xiiia mesi</text:p>
      <text:p text:style-name="P7">Sembris. Capitulantibus dominis.</text:p>
      <text:p text:style-name="P7">&gt;&gt;&gt;&gt;&gt;&gt; block &lt;&lt;&lt;&lt;&lt;&lt;&lt;</text:p>
      <text:p text:style-name="P7">Datus est magister Nicolaus de Rancia commissarius inter</text:p>
      <text:p text:style-name="P7">mstraculerios iiiii de pectsis quas habet magister Johannes Millisier</text:p>
      <text:p text:style-name="P7">Religiosi Sancti Victoris petierunt eis delibetari paninie de p</text:p>
      <text:p text:style-name="P7">ad causam deffuncti magistri Odardi de Molinis Cui se</text:p>
      <text:p text:style-name="P7">opposuit magister puerorum dicens hoc ad preslertos pertinere</text:p>
      <text:p text:style-name="P7">et eciam macicoti petebant panem pro magistro Symonede</text:p>
      <text:p text:style-name="P7">Bourich quem capiebant religiosi predicti / et demum domini</text:p>
      <text:p text:style-name="P7">fecerunt prebendarium Sancti Victoris exire ut possent</text:p>
      <text:p text:style-name="P7">deliberare super peticione sua et lecto quodam statuto</text:p>
      <text:p text:style-name="P7">ad hoc faciendum / fuit conclusum quod nichil debebant</text:p>
      <text:p text:style-name="P7">habetem et quod in proximo capitulo eis responderetur quia</text:p>
      <text:p text:style-name="P7">si dictus deffunctus viveret nichil haberet / et per</text:p>
      <text:p text:style-name="P7">Consequens nec ipsi religiosi qui non habent</text:p>
      <text:p text:style-name="P7">melius jus in dicto Parie quam deffunctus habebat de</text:p>
      <text:p text:style-name="P7">macicoris nichil fuit factum.</text:p>
      <text:p text:style-name="P7">habum fuit verbum de Campana ecclesie vocata</text:p>
      <text:p text:style-name="P7">maria procerctis repparactiones quibus indiget sed nichil</text:p>
      <text:p text:style-name="P7">fuit conclusum.</text:p>
      <text:p text:style-name="P7">Ordinaverunt domini mei / quod magistri G. Fedelli . J. Voygnon et Philbertus de</text:p>
      <text:p text:style-name="P7">Salione faciant collacionem de compotis antiquis anniversariorum ad compota dominu</text:p>
      <text:p text:style-name="P7">Johannis Hays / et quandam ordinacionem compoti factam in quadam papire</text:p>
      <text:p text:style-name="P7"><text:soft-page-break/>per deffunctum magistrum Johannem de Soccto super dicto officio / et unacum hoc</text:p>
      <text:p text:style-name="P7">magister Johannes Fabri.</text:p>
      <text:p text:style-name="P7">Vobuerunt domini miti quod dominus Johannes de Averisi non faciat plus eivangelium</text:p>
      <text:p text:style-name="P7">sed teneat chorum et persuadeat ei magister Thomas de Sancto Petro Benigiius et</text:p>
      <text:p text:style-name="P7">Caucius quam poterit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</text:p>
      <text:p text:style-name="P7">N. de Rancia</text:p>
      <text:p text:style-name="P7">Jo. Rolandi</text:p>
      <text:p text:style-name="P7">T. de Sancto Petro</text:p>
      <text:p text:style-name="P7">A Regine</text:p>
      <text:p text:style-name="P7">.de Sarraponte</text:p>
      <text:p text:style-name="P7">L. de Mongeria</text:p>
      <text:p text:style-name="P7">P. Dictatoris</text:p>
      <text:p text:style-name="P7">Ro. Dangeul</text:p>
      <text:p text:style-name="P7">J. de Pompodorio</text:p>
      <text:p text:style-name="P7">G. Fedelli</text:p>
      <text:p text:style-name="P7">Magister Regina ldi</text:p>
      <text:p text:style-name="P7">T. Hocie</text:p>
      <text:p text:style-name="P7">Jo. Voygnon</text:p>
      <text:p text:style-name="P7">Jo. Chanteprime</text:p>
      <text:p text:style-name="P7">Ro. de Lorriaco</text:p>
      <text:p text:style-name="P7">de Kaulay infirmuis</text:p>
      <text:p text:style-name="P7"/>
      <text:p text:style-name="P7"/>
      <text:p text:style-name="P7">=FRAN_0393_00330.tif=</text:p>
      <text:p text:style-name="P7">&gt;&gt;&gt;&gt;&gt;&gt; date &lt;&lt;&lt;&lt;&lt;&lt;&lt;</text:p>
      <text:p text:style-name="P7">Anno nonagesimo septimo. Die mercurii post festum beate Lucie Virginis .xixa decemoris</text:p>
      <text:p text:style-name="P7">Capitulantibus dominis.</text:p>
      <text:p text:style-name="P7">&gt;&gt;&gt;&gt;&gt;&gt; entrée &lt;&lt;&lt;&lt;&lt;&lt;&lt;</text:p>
      <text:p text:style-name="P7">so</text:p>
      <text:p text:style-name="P7">.</text:p>
      <text:p text:style-name="P7"><text:soft-page-break/>&gt;&gt;&gt;&gt;&gt;&gt; block &lt;&lt;&lt;&lt;&lt;&lt;&lt;</text:p>
      <text:p text:style-name="P7">Requisito per prebendarium Sancti Victoris / quod deliberaretur eis</text:p>
      <text:p text:style-name="P7">panis de G. Raconte deffuncti magistri Odardi de Molinis</text:p>
      <text:p text:style-name="P7">fuit eis per dominos responsum quod quia si dictus deffunctus viveret</text:p>
      <text:p text:style-name="P7">non lucraretur dictum panem necheret sic nec ipsi debente</text:p>
      <text:p text:style-name="P7">habere / cum non amplius juris habeant quam dictus deffunctus</text:p>
      <text:p text:style-name="P7">Placet dominis quod magister Johannes de Sanctis possit evente</text:p>
      <text:p text:style-name="P7">terram de Villeray sive petractu / quia non est</text:p>
      <text:p text:style-name="P7">intencionis capituli eam retrahere quovismodo</text:p>
      <text:p text:style-name="P7">lecta quictanciam super qunto et requitus denario / ad causam epcopionis</text:p>
      <text:p text:style-name="P7">medietatis stagni domini de Nnclenfron domini Concluserunt</text:p>
      <text:p text:style-name="P7">quod prosequetur ad mortizamentum erga dominum vicecomitem</text:p>
      <text:p text:style-name="P7">Meledum</text:p>
      <text:p text:style-name="P7">Tradita fuit papirus deffuncti magistri Jo. de Socco</text:p>
      <text:p text:style-name="P7">super officio anniversariorum facta Jo. Voygnon et</text:p>
      <text:p text:style-name="P7">Decano Pictavensis aliud compotum Et dictum est quod magister</text:p>
      <text:p text:style-name="P7">Johannes Fabri intersit</text:p>
      <text:p text:style-name="P7">Magister Germanus Paillardi proecurator et procuratorio nomine</text:p>
      <text:p text:style-name="P7">magistri Petri Trousseau exposuit dominis quod de novo</text:p>
      <text:p text:style-name="P7">ad sui noticiam pervenit quod magister Andreas Grangerii</text:p>
      <text:p text:style-name="P7">nuper taliter qualiter fuerat receptus ad archidiacionacio</text:p>
      <text:p text:style-name="P7">Brye cujus recepcioni se opposuit et opponebat nomine</text:p>
      <text:p text:style-name="P7">procuratorio prefati magistri Petri Trousseau qui nuper ad dictum</text:p>
      <text:p text:style-name="P7">Archidiaconatum fuerat receptus / prout in regestro capituli</text:p>
      <text:p text:style-name="P7">lacius continetur et petiit sibi fieri pablicum instrmentum.</text:p>
      <text:p text:style-name="P7">Exposito dominis per magistrum Nicolaum de Rancia ex parte</text:p>
      <text:p text:style-name="P7">domini Cancellarii quod velleret date distribuciones par vo Barre</text:p>
      <text:p text:style-name="P7">domini ruderunt per organum domini Decani / quod adhuc nesciebat</text:p>
      <text:p text:style-name="P7">illud quod sibi fuerat injunctum scire gordetenus etc.</text:p>
      <text:p text:style-name="P7">Die veneris sequenti non fuit capitulum propter festum Beati Thome</text:p>
      <text:p text:style-name="P7">apostoli</text:p>
      <text:p text:style-name="P7">Die sabbati sequenti in jevinis iiiior ipsorum fuerunt promoti ad ordines per reverendum in xa patem</text:p>
      <text:p text:style-name="P7">dominum Petrum permissione divina Parisiensis episcopum. in sua superiori et episcopali capellaparus.</text:p>
      <text:p text:style-name="P7">Andreas Clementis capellanis capellanie ad altari Sancti Ludovici in ecclesia Parisiensis / ad acolitatus ordinam</text:p>
      <text:p text:style-name="P7"><text:soft-page-break/>sol PPetrus Charronis ecclesie Par. macicotas et clericus matutinarum ad subdictonues ordinatis</text:p>
      <text:p text:style-name="P7">Symon de Chrosia Clericus matutinarum ecclesie Paririen ad dyaconatus ordinem.</text:p>
      <text:p text:style-name="P7">Herneus Harsconet familiaris magistri Petri de Ogero canonici parisiensis / curatus</text:p>
      <text:p text:style-name="P7">parrohialem ecclesie de Boreto Silvanetensis diocesis. ad presbyteratus ordinem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e in ecclesia</text:p>
      <text:p text:style-name="P7">N. de Ordeimonte</text:p>
      <text:p text:style-name="P7">G. de Albyaco</text:p>
      <text:p text:style-name="P7">G. Paillardi</text:p>
      <text:p text:style-name="P7">Jo. Voygnon</text:p>
      <text:p text:style-name="P7">L. de Mongeria</text:p>
      <text:p text:style-name="P7">J. de Pompodorio</text:p>
      <text:p text:style-name="P7">Jo. Chanteprime</text:p>
      <text:p text:style-name="P7">N. de Rancia</text:p>
      <text:p text:style-name="P7">Jo. Rolant</text:p>
      <text:p text:style-name="P7">N. Dictatoris</text:p>
      <text:p text:style-name="P7">Ro. de Lorriaco</text:p>
      <text:p text:style-name="P7">P. de Ogero</text:p>
      <text:p text:style-name="P7">T. de Sancto Petro</text:p>
      <text:p text:style-name="P7">Ja. Cosson</text:p>
      <text:p text:style-name="P7">Jo. de Sanctis</text:p>
      <text:p text:style-name="P7">Jo. de Barraponte</text:p>
      <text:p text:style-name="P7">A. Regine</text:p>
      <text:p text:style-name="P7">G. Fedelli</text:p>
      <text:p text:style-name="P7">T. Hocie</text:p>
      <text:p text:style-name="P7">G. de Porta</text:p>
      <text:p text:style-name="P7">Ma. Reginaldi</text:p>
      <text:p text:style-name="P7">A. Grangerii</text:p>
      <text:p text:style-name="P7">JJo. de Karolay infirmus.</text:p>
      <text:p text:style-name="P7"/>
      <text:p text:style-name="P7"/>
      <text:p text:style-name="P7">=FRAN_0393_00331.tif=</text:p>
      <text:p text:style-name="P7"><text:soft-page-break/>&gt;&gt;&gt;&gt;&gt;&gt; date &lt;&lt;&lt;&lt;&lt;&lt;&lt;</text:p>
      <text:p text:style-name="P7">Anno nonagesimo septimo. Die lune in vigilia festi Nativitatis domini xxiiiia decembris.</text:p>
      <text:p text:style-name="P7">capitulantibus dominis.</text:p>
      <text:p text:style-name="P7">&gt;&gt;&gt;&gt;&gt;&gt; block &lt;&lt;&lt;&lt;&lt;&lt;&lt;</text:p>
      <text:p text:style-name="P7">Exposito per magistrum Adam de Sancto Amando / quod laurencius surreau fracus</text:p>
      <text:p text:style-name="P7">serviens ecclesie ceperat quendam pancum lineum deffuncti magistri Odardi</text:p>
      <text:p text:style-name="P7">de Molinis / preter et contra voluntatem Symonis Fabri Gralleruni</text:p>
      <text:p text:style-name="P7">Pastoureau Johannis Buletel . Johannis de Ulmo . Petri Josse. Francorum</text:p>
      <text:p text:style-name="P7">servientum / fuit dominis supplicatum ut dictum laurencium Compellerent</text:p>
      <text:p text:style-name="P7">ad restituendum dictum pannum Cum prater et contra voluntatem ipsorum</text:p>
      <text:p text:style-name="P7">fuerit captus. Injunctum fuit Nicolao de Dola quod solvat dictis</text:p>
      <text:p text:style-name="P7">Conquerentis et nichil solvat dicto Laurencio.</text:p>
      <text:p text:style-name="P7">Placet dominis de gracia / quod illi de Sancto Stephano de Gressibus habeant</text:p>
      <text:p text:style-name="P7">reliquias minus preciosas . Et fidejussit magister Georgiis de</text:p>
      <text:p text:style-name="P7">Ramn.</text:p>
      <text:p text:style-name="P7">Expeditus est Gervasius de Thiesse usque ad beneplacitum dominorum</text:p>
      <text:p text:style-name="P7">etdonec aliud dominu viderint ordinadum et recessit sine die et</text:p>
      <text:p text:style-name="P7">termind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fuccentr in ecclesia</text:p>
      <text:p text:style-name="P7">L. de Mongeria</text:p>
      <text:p text:style-name="P7">Jo. Voygnon</text:p>
      <text:p text:style-name="P7">N. de Ordeimonte</text:p>
      <text:p text:style-name="P7">G. Fedelli</text:p>
      <text:p text:style-name="P7">A. Archdidiaconus Brye</text:p>
      <text:p text:style-name="P7">Jo. de Nully</text:p>
      <text:p text:style-name="P7">N. de Rancia</text:p>
      <text:p text:style-name="P7">Ma. Reginaldi</text:p>
      <text:p text:style-name="P7">Ja. Cosson</text:p>
      <text:p text:style-name="P7">J. de Pompodorio</text:p>
      <text:p text:style-name="P7">N. Dictatotis</text:p>
      <text:p text:style-name="P7">A Regine</text:p>
      <text:p text:style-name="P7"><text:soft-page-break/>T. de Sancto Petro</text:p>
      <text:p text:style-name="P7">Re. de Putheolis</text:p>
      <text:p text:style-name="P7">Jo. Chanteprime</text:p>
      <text:p text:style-name="P7">Jo. de Sarraponte</text:p>
      <text:p text:style-name="P7">P. de Ogero</text:p>
      <text:p text:style-name="P7">Ro. de Lorriaco in missa</text:p>
      <text:p text:style-name="P7">Jo. Rolandi Absente pro ecclesia</text:p>
      <text:p text:style-name="P7">Jo. de Karolay infirmus</text:p>
      <text:p text:style-name="P7"/>
      <text:p text:style-name="P7"/>
      <text:p text:style-name="P7">=FRAN_0393_00332.tif=</text:p>
      <text:p text:style-name="P7">&gt;&gt;&gt;&gt;&gt;&gt; block &lt;&lt;&lt;&lt;&lt;&lt;&lt;</text:p>
      <text:p text:style-name="P7">Du veneris post festum Nativitatis domini xxviiia mensis</text:p>
      <text:p text:style-name="P7">decembris fuit capitulum extraordinarium pro infrascriptis</text:p>
      <text:p text:style-name="P7">negociis</text:p>
      <text:p text:style-name="P7">t privis presentibus venerandarum discrecionum uinus magistris</text:p>
      <text:p text:style-name="P7">Johanne Picardi Johanne Jouvenel et Egidio de Grigny</text:p>
      <text:p text:style-name="P7">advotatis / et Egidio Abbatis procuratore in parlamento</text:p>
      <text:p text:style-name="P7">regio Pariss</text:p>
      <text:p text:style-name="P7">Exposito per dominum Decenum Parisiensi quod cum nuper magistro</text:p>
      <text:p text:style-name="P7">Ao de Karembart quandam domum sitam in vico predicatorum</text:p>
      <text:p text:style-name="P7">Pariensis que solebat esse bonarum feminarum capelle deffuncti</text:p>
      <text:p text:style-name="P7">Stephani Haudry et super quam officium anniversariorum ecclesie</text:p>
      <text:p text:style-name="P7">percipit annuatim centum solidos parisiensis reddetus iiii</text:p>
      <text:p text:style-name="P7">Rmiuis parisiensi consuetis solvendis / quam nunc obtinet dictus</text:p>
      <text:p text:style-name="P7">magister Yvo feasset proclamari et subhastari et intantum</text:p>
      <text:p text:style-name="P7">processisset quod habuerat decretum Castalleti Contradicens solvere de</text:p>
      <text:p text:style-name="P7">dicto redditu eo quod domini non se opposuerant proclavacionibus</text:p>
      <text:p text:style-name="P7">factis ante decretum habitum / dominis asserentes de cretum frandulenter</text:p>
      <text:p text:style-name="P7">obtentum prout liquidius per certa pacta et convenciones inter</text:p>
      <text:p text:style-name="P7">capitulum et dictum magistrum Yvonem et dominum Johannem Yvonis</text:p>
      <text:p text:style-name="P7">ac nonnnulles alios poterat apparere Tandem dictus magister Huo ut dictus redditus</text:p>
      <text:p text:style-name="P7">solveretur annuatim dominis / et quod decretum adnullaretur petebat sibi dari quadraginta</text:p>
      <text:p text:style-name="P7">Francos pro subvencione ei facienda eo quod domum predictam melioraverat / et dictum redditum</text:p>
      <text:p text:style-name="P7">securius situatum reddiderat / prout in quadam cedula papirta ex parte ipsius dominis</text:p>
      <text:p text:style-name="P7">tradita et in capitulo ptrlecta lacius continebatur / petitoque peritorum tunc assistencium</text:p>
      <text:p text:style-name="P7"><text:soft-page-break/>consilio et primo magistri Johannis Picardi / Dictus magister Johannes post multa per eum</text:p>
      <text:p text:style-name="P7">allegata consuluit quod nichil eidem magistro Yrvoni daretur pro predictis Et ejus episcopiois</text:p>
      <text:p text:style-name="P7">fuerunt magistri Egidius de Grigny advocatur et Egidius Abbatis procurator in</text:p>
      <text:p text:style-name="P7">parlamento / et omnes domini Canonici ciucesignati in capite / magister Johannes Jouvenel</text:p>
      <text:p text:style-name="P7">consulvit / accordum teneri modo contento in dicta cedula cujus opinionis</text:p>
      <text:p text:style-name="P7">fuerunt domini Canonici in quorum capitis Margine ponitur lictera B. Ceteri domini</text:p>
      <text:p text:style-name="P7">non signati nichil dixerunt / quia non fuit eis petitum Tamen nichil fiat</text:p>
      <text:p text:style-name="P7">conclusum / quia non poterat commode concludi quousque loqutum esset cum</text:p>
      <text:p text:style-name="P7">magistro Johanne Yvonis qui in premissis racione decreti pretendebat ipsius</text:p>
      <text:p text:style-name="P7">interesse et sibi jus quesitum esse saltim quo ad prioritatem habendam ad causam</text:p>
      <text:p text:style-name="P7">certi redditus quem annuatim percipit super dicta domo / et ad lequendum cum</text:p>
      <text:p text:style-name="P7">p funt magistri . Nicolaus de Rancia et Archidiaconus Senon</text:p>
      <text:p text:style-name="P7">&gt;&gt;&gt;&gt;&gt;&gt; liste &lt;&lt;&lt;&lt;&lt;&lt;&lt;</text:p>
      <text:p text:style-name="P7">S. Decanus</text:p>
      <text:p text:style-name="P7">Canttr</text:p>
      <text:p text:style-name="P7">G. Archidiaconus ecclesie</text:p>
      <text:p text:style-name="P7">An. Grangerii archidiaconus Brie</text:p>
      <text:p text:style-name="P7">N. de Rancia</text:p>
      <text:p text:style-name="P7">Jo. Regis</text:p>
      <text:p text:style-name="P7">Ja. Cosson</text:p>
      <text:p text:style-name="P7">*</text:p>
      <text:p text:style-name="P7">de O</text:p>
      <text:p text:style-name="P7">G. Fedelli</text:p>
      <text:p text:style-name="P7">Jo. Rolandi</text:p>
      <text:p text:style-name="P7">Jo. de Varraponte</text:p>
      <text:p text:style-name="P7">L. de Mongeria</text:p>
      <text:p text:style-name="P7">N. de Ordeimonte</text:p>
      <text:p text:style-name="P7">G. Paillardi</text:p>
      <text:p text:style-name="P7">Jo. de Nullyaco</text:p>
      <text:p text:style-name="P7">R. Dangeul</text:p>
      <text:p text:style-name="P7">G. de Porta</text:p>
      <text:p text:style-name="P7"/>
      <text:p text:style-name="P7"/>
      <text:p text:style-name="P7">=FRAN_0393_00333.tif=</text:p>
      <text:p text:style-name="P7">&gt;&gt;&gt;&gt;&gt;&gt; block &lt;&lt;&lt;&lt;&lt;&lt;&lt;</text:p>
      <text:p text:style-name="P7">reverendus in Christo pater dominus episcopus Parisiensis exposuit dominis quod deffuctus magister</text:p>
      <text:p text:style-name="P7"><text:soft-page-break/>Eartus de Molinis daviserat ecclesie parocenus niversario v fr. Qvapropter petebat</text:p>
      <text:p text:style-name="P7">quod domini duerent qualiter vellent ordinare unniversarium</text:p>
      <text:p text:style-name="P7">Item divisit pro fundacione unius capellanie unam domum / et quam tex eidem concesserat</text:p>
      <text:p text:style-name="P7">et quod ipsa capellania fundaretur de tribus missis qualibet ebdomada / quare petebat</text:p>
      <text:p text:style-name="P7">qualiter domini vellent respondere / et domini responderunt quod habitam copia clere testamenti</text:p>
      <text:p text:style-name="P7">psi deliberarent.</text:p>
      <text:p text:style-name="P7">De jausa de Balneolis nichil fuit actum quia sive arresto non potat deliberari.</text:p>
      <text:p text:style-name="P7">Super facto Sancti Benedicti recitatis arotlis per magistrum Radulsum de Vliiente quo</text:p>
      <text:p text:style-name="P7">ad secundum artitulum quo tanebatur de certo sigillo eis concedendo Conclusit posse secure</text:p>
      <text:p text:style-name="P7">ficri datamen in dicto sigillo apponeretur hec addicio sigillum non capitularem eis de gracia</text:p>
      <text:p text:style-name="P7">per capitulum Parisiensi ordinatum. Item ad erium articulm. Pourueu. querens qualiber</text:p>
      <text:p text:style-name="P7">fiet provisio dixit quod addatur illa clausula / nec procuratorem constitutur super ceteris</text:p>
      <text:p text:style-name="P7">articulis nichil ad dctus / sed consulcus accordum tenrit magistro Andrea Brangerii</text:p>
      <text:p text:style-name="P7">lecte quolibet articulo segregatim contrarum consulente / propter multas raciones per eum</text:p>
      <text:p text:style-name="P7">altertatas . Cum magistro Radulfo tenuit dominus Arsde Josayo Cum addicionibus prefatis</text:p>
      <text:p text:style-name="P7">nichil tamen fuit conclusum quare etc.</text:p>
      <text:p text:style-name="P7">Exhabito quodim rotulo continentes redditus terre de Cohan</text:p>
      <text:p text:style-name="P7">et colonges in Castalania Castellnionis supra materiam</text:p>
      <text:p text:style-name="P7">quam volebat vtudere dominus leodegarius d'Orgessin</text:p>
      <text:p text:style-name="P7">sciatur precura pro quo intendit dare</text:p>
      <text:p text:style-name="P7">Placet dominis quod clerici matutinarum habeant de gracia</text:p>
      <text:p text:style-name="P7">hac vice poicionem in missa Sancti Spiritus venerande</text:p>
      <text:p text:style-name="P7">discrecionis viri magistri Petri de Pacyaco Decani</text:p>
      <text:p text:style-name="P7">Parisiensius hodie celebrata videlicet quilibet viii drs</text:p>
      <text:p text:style-name="P7">Retulist magister Nicolaus de Rancia super responso</text:p>
      <text:p text:style-name="P7">obtent a domino Johanne Yvonis / quod dictus dominus Johannes</text:p>
      <text:p text:style-name="P7">dixit erendit eidem et domino Archidiaconus Senonensis} quod</text:p>
      <text:p text:style-name="P7">non intendebat prejudicare dominis meis yrimo</text:p>
      <text:p text:style-name="P7">quoclescumque causa placitaretur si mandetur / dicet</text:p>
      <text:p text:style-name="P7">quod nunquam quarta proclavacio fuit facta ex parte</text:p>
      <text:p text:style-name="P7">ipsius. Et ordinatum est quod mandetur dictus dominus</text:p>
      <text:p text:style-name="P7">Johannes et Veniat die mercurii in capitulo.</text:p>
      <text:p text:style-name="P7">de Karolay infirmus</text:p>
      <text:p text:style-name="P7">de reoupis nfiris</text:p>
      <text:p text:style-name="P7">&gt;&gt;&gt;&gt;&gt;&gt; liste &lt;&lt;&lt;&lt;&lt;&lt;&lt;</text:p>
      <text:p text:style-name="P7">Capitulantibus dominis.</text:p>
      <text:p text:style-name="P7"><text:soft-page-break/>P. Decano</text:p>
      <text:p text:style-name="P7">G. Cantore</text:p>
      <text:p text:style-name="P7">J. Archidiacono Par.</text:p>
      <text:p text:style-name="P7">G. Archidiacono ecclesie</text:p>
      <text:p text:style-name="P7">Sy. siccentor infirmus</text:p>
      <text:p text:style-name="P7">Jo. Rolandi</text:p>
      <text:p text:style-name="P7">N. de Ordeimonte</text:p>
      <text:p text:style-name="P7">Jo. de Lorrias</text:p>
      <text:p text:style-name="P7">P. Reginaldi</text:p>
      <text:p text:style-name="P7">L. de Mongeria</text:p>
      <text:p text:style-name="P7">T. de Sancto Petro</text:p>
      <text:p text:style-name="P7">Ro. Dangeul</text:p>
      <text:p text:style-name="P7">G. Paillardi</text:p>
      <text:p text:style-name="P7">P. de Ogero</text:p>
      <text:p text:style-name="P7">G. de Porta</text:p>
      <text:p text:style-name="P7">Jo. Cosson</text:p>
      <text:p text:style-name="P7">N. de Rancia</text:p>
      <text:p text:style-name="P7">J. de Sacraponte</text:p>
      <text:p text:style-name="P7">R. de Putheolis</text:p>
      <text:p text:style-name="P7">D. Voyon</text:p>
      <text:p text:style-name="P7"/>
      <text:p text:style-name="P7"/>
      <text:p text:style-name="P7">=FRAN_0393_00334.tif=</text:p>
      <text:p text:style-name="P7">&gt;&gt;&gt;&gt;&gt;&gt; date &lt;&lt;&lt;&lt;&lt;&lt;&lt;</text:p>
      <text:p text:style-name="P7">Anno nonagesimo septimo . Die merturii post gircuntisionem domini secunda mesis</text:p>
      <text:p text:style-name="P7">Januarii. Capitulantibus dominis</text:p>
      <text:p text:style-name="P7">&gt;&gt;&gt;&gt;&gt;&gt; block &lt;&lt;&lt;&lt;&lt;&lt;&lt;</text:p>
      <text:p text:style-name="P7">Placet dominis / quod magister Thomas de Sancto Petro habeat citatorium generale et quod numerus</text:p>
      <text:p text:style-name="P7">quatuor personarum non excedatur.</text:p>
      <text:p text:style-name="P7">Defferatur littera magistr Johannis de Karlay die mercurii proxima</text:p>
      <text:p text:style-name="P7">Supplicato ex parte domini Johannis Moqueti dominis quod cum in</text:p>
      <text:p text:style-name="P7">curia Romana licem pateretur ad causam ecclesie sue parrochilis</text:p>
      <text:p text:style-name="P7">de seyg priato / ad suique noticiam pervenisset / quod procurator</text:p>
      <text:p text:style-name="P7">sius crat mortins / quodque habuerant sentenciam / in audiencia</text:p>
      <text:p text:style-name="P7">contradictarum contra ipsum quatinus placeret dominis ei dare licencia</text:p>
      <text:p text:style-name="P7">eundi ad curiam Romanam pro tuicione cause sue / et quod</text:p>
      <text:p text:style-name="P7"><text:soft-page-break/>domini haberent eum excusatum super sy nodo proxima si interesse</text:p>
      <text:p text:style-name="P7">non posset / nichil fuit conclusum et ordinabitur</text:p>
      <text:p text:style-name="P7">in proximo capitulo</text:p>
      <text:p text:style-name="P7">Eadem die Aleirus Cachemaree hostiarius parlamenti</text:p>
      <text:p text:style-name="P7">vitute quarundam litterarum ssub forma casus novitatis impecrtarum</text:p>
      <text:p text:style-name="P7">per dominum episcopum Parisiensem contra decanum et capitulum ad causam</text:p>
      <text:p text:style-name="P7">luminaris ecclesie / adjornavit dominos et fuit ei Rusum</text:p>
      <text:p text:style-name="P7">quod domini migerent ad diem.</text:p>
      <text:p text:style-name="P7">Deputati sunt ad visitandum domum quam legavit deffunctus</text:p>
      <text:p text:style-name="P7">dominus Cdardus de Molinis Canonicus Parisiels</text:p>
      <text:p text:style-name="P7">profundacione unius capellanie domini et magistri Johannes</text:p>
      <text:p text:style-name="P7">Rolandi et dominus Archidiaconiis Pars. vocatis magistro</text:p>
      <text:p text:style-name="P7">Raymundo / et aliis juratis et deputatis ecclesie.</text:p>
      <text:p text:style-name="P7">Concessa est lictera magistri Johannis de Karelay super duplo Sancti Yvonis que lecta ffuit in</text:p>
      <text:p text:style-name="P7">capitulo et fiat alia quod in casu quo ipse vel successoris sui poterunt nobitassign</text:p>
      <text:p text:style-name="P7">Decem libras admortizatis quod contenti erimus pro dicto solennum duplo.</text:p>
      <text:p text:style-name="P7">Domini sunt parati acceptare legatum deffuncti magistri Odardi de Mollinis et facere unum</text:p>
      <text:p text:style-name="P7">annuersarium Felempne / secundum quod in allis est fieri solitum.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firmus</text:p>
      <text:p text:style-name="P7">Jo. Rolandi</text:p>
      <text:p text:style-name="P7">Ro. de Lorriaco</text:p>
      <text:p text:style-name="P7">G. Fedelli</text:p>
      <text:p text:style-name="P7">N. de Ordeimonte</text:p>
      <text:p text:style-name="P7">Jo. de Varraponte</text:p>
      <text:p text:style-name="P7">Ro. Dangeul</text:p>
      <text:p text:style-name="P7">R. de Putheolis</text:p>
      <text:p text:style-name="P7">L. de Mongeria</text:p>
      <text:p text:style-name="P7">Jo. Voygnon</text:p>
      <text:p text:style-name="P7">G. de Porta</text:p>
      <text:p text:style-name="P7">J. de Pompodorio infirmus</text:p>
      <text:p text:style-name="P7">Jo. de Karolay infirmus</text:p>
      <text:p text:style-name="P7"><text:soft-page-break/></text:p>
      <text:p text:style-name="P7"/>
      <text:p text:style-name="P7">=FRAN_0393_00335.tif=</text:p>
      <text:p text:style-name="P7">&gt;&gt;&gt;&gt;&gt;&gt; block &lt;&lt;&lt;&lt;&lt;&lt;&lt;</text:p>
      <text:p text:style-name="P7">Placet dominis quod dominus Johannes de Quirgiaco habeat distribus</text:p>
      <text:p text:style-name="P7">consuetas procuator de sanitatem super infirmitate qua detinetum</text:p>
      <text:p text:style-name="P7">usque ad beneplacitum dominorum</text:p>
      <text:p text:style-name="P7">Eidem die fuerunt admissi ad serviendum pauperibus in domo</text:p>
      <text:p text:style-name="P7">Parisiensis / ad annum proacionis et induci more solito</text:p>
      <text:p text:style-name="P7">Placet dominis quod dominus Jo. Moqueti vadat ad curram rona</text:p>
      <text:p text:style-name="P7">pro deffensione cause sue / dumtanen infra Pascha vel cicius</text:p>
      <text:p text:style-name="P7">si possit revertatus</text:p>
      <text:p text:style-name="P7">Doror Ysabellis la Maupetite de domo Dei Parisiensis</text:p>
      <text:p text:style-name="P7">fecit vota paupertatis et castitatis</text:p>
      <text:p text:style-name="P7">Ad audiendum compota domini Ro. de Bailleux horarum</text:p>
      <text:p text:style-name="P7">officiarii / loco magistri Jo. Rolandi deputatus est</text:p>
      <text:p text:style-name="P7">magister Philbertus de Salione.</text:p>
      <text:p text:style-name="P7">Pro facto de Viryaco loquatur magister Petrus de Ogero cum procuratore regio et cnsilio</text:p>
      <text:p text:style-name="P7">et scrilat dominus R. de Baileux procuratori capituli / quod faciat informacionem.</text:p>
      <text:p text:style-name="P7">Guillelmus Bangis et Guillelmus Pastorelli Portarii Claustri et Franci servientes</text:p>
      <text:p text:style-name="P7">consittutis et Agnoscentes se racione officii dicte porte ad custodiendum hostium capitlali</text:p>
      <text:p text:style-name="P7">quociens et quamdiu domini capitulabunt supplicaverunt dominis ut cum custodi</text:p>
      <text:p text:style-name="P7">dicti hoscii vacare non possent quod domini de gracia ad dictam custodiam reciperent</text:p>
      <text:p text:style-name="P7">Johannem Patenestre assecentes ipsum fort probum virum / Quibus sic actis domini</text:p>
      <text:p text:style-name="P7">gracia dictum patenostre receperunt per iculis tamen simptibus $de et expensis</text:p>
      <text:p text:style-name="P7">dictorum poctariorum et juravit in forma solita</text:p>
      <text:p text:style-name="P7">Dominus Archidiaconus Parisiensi fecit rapportum super domo deffuncti magistri</text:p>
      <text:p text:style-name="P7">Edardi de Melinis Ursus partam de Calins nichil fuit conclusum.</text:p>
      <text:p text:style-name="P7">&gt;&gt;&gt;&gt;&gt;&gt; liste &lt;&lt;&lt;&lt;&lt;&lt;&lt;</text:p>
      <text:p text:style-name="P7">capitulantibus dominis.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N. de Ordeimonte</text:p>
      <text:p text:style-name="P7">N. Dictatot</text:p>
      <text:p text:style-name="P7"><text:soft-page-break/>P. D'Angeul</text:p>
      <text:p text:style-name="P7">T. Houcie</text:p>
      <text:p text:style-name="P7">L. de Mongeria</text:p>
      <text:p text:style-name="P7">Jo. Voygnon</text:p>
      <text:p text:style-name="P7">Ro. de Lorriacso</text:p>
      <text:p text:style-name="P7">M. Reginaldi</text:p>
      <text:p text:style-name="P7">R. de Puthellis</text:p>
      <text:p text:style-name="P7">de Sarraponte</text:p>
      <text:p text:style-name="P7">de Pompodorio infirmus</text:p>
      <text:p text:style-name="P7">Jo. de Karolay infirmus.</text:p>
      <text:p text:style-name="P7"/>
      <text:p text:style-name="P7"/>
      <text:p text:style-name="P7">=FRAN_0393_00336.tif=</text:p>
      <text:p text:style-name="P7">&gt;&gt;&gt;&gt;&gt;&gt; date &lt;&lt;&lt;&lt;&lt;&lt;&lt;</text:p>
      <text:p text:style-name="P7">onagesimo septimo. Du</text:p>
      <text:p text:style-name="P7">hiam</text:p>
      <text:p text:style-name="P7">ds</text:p>
      <text:p text:style-name="P7">mensis januarii capitulantibus</text:p>
      <text:p text:style-name="P7">Anno predicto. Die mercurii post festum Epiphie . ixa mensis jnuarii e ipslan</text:p>
      <text:p text:style-name="P7">&gt;&gt;&gt;&gt;&gt;&gt; block &lt;&lt;&lt;&lt;&lt;&lt;&lt;</text:p>
      <text:p text:style-name="P7">iitur do ne dominus Guililmus probihemns Antisiodoiensis diocesis / fuit presentatus</text:p>
      <text:p text:style-name="P7">Per dominum Johannem Coretelli capicerium ex parte domini episcopis</text:p>
      <text:p text:style-name="P7">Parisiensi et jurquit in forma ad succapiceriatur</text:p>
      <text:p text:style-name="P7">ecclesie Parisiens</text:p>
      <text:p text:style-name="P7">Placet dominis quod Agnes dieble elargiatur a cartibus</text:p>
      <text:p text:style-name="P7">usque ad viijide dumtamen prestet caucionem sufficientem</text:p>
      <text:p text:style-name="P7">ffaciat camerarius clerius informacionem super</text:p>
      <text:p text:style-name="P7">supplicacione sua.</text:p>
      <text:p text:style-name="P7">De Panifice / placet dominis quod faciat panem capitularem</text:p>
      <text:p text:style-name="P7">Liritantus / pro sex decim solidorum parisiensium It quod debat</text:p>
      <text:p text:style-name="P7">facere et faciat bonum panem et boni ponderis et</text:p>
      <text:p text:style-name="P7">qquod minstrato panis qualibet eldomada ponderet</text:p>
      <text:p text:style-name="P7">vis vel ter pancin predictum.</text:p>
      <text:p text:style-name="P7">De canonicis Sancti Benedci ad martius post Brandones</text:p>
      <text:p text:style-name="P7">ex officio instatu cum magistro Johanne Guardi procuratore</text:p>
      <text:p text:style-name="P7">Res</text:p>
      <text:p text:style-name="P7"><text:soft-page-break/>Placet dominis quam Johannes Cleau et Maria ejus uxor recipiantur in dome Dei</text:p>
      <text:p text:style-name="P7">Parisiensis mediante Ci librarum term. quas eidem domui erogare volunt c</text:p>
      <text:p text:style-name="P7">omnibus bonis suis.</text:p>
      <text:p text:style-name="P7">Grana pertinencia ad officium cuvem apud Siguoles et</text:p>
      <text:p text:style-name="P7">Gayencourt vendantur</text:p>
      <text:p text:style-name="P7">Placet dominis quod dominus Eustachins Vacherii canonicus</text:p>
      <text:p text:style-name="P7">Sepulcri vadat ad turiam Romanam et loco ipsius</text:p>
      <text:p text:style-name="P7">presentavit pro servicio dominum Johannem Petrs qui juravit</text:p>
      <text:p text:style-name="P7">in forma.</text:p>
      <text:p text:style-name="P7">Super cla testamenti deffuncti magistri Cardi de Molinis</text:p>
      <text:p text:style-name="P7">loquente de fundacio ne viius capellanie deputati sunt</text:p>
      <text:p text:style-name="P7">ad eundem erga executores ipsius pre voluntate ipsos</text:p>
      <text:p text:style-name="P7">scienda qualiter intendunt fundare dictam capellaniam</text:p>
      <text:p text:style-name="P7">magistri Ro. de Lorriaco et Jo. Rolandi et postea domini</text:p>
      <text:p text:style-name="P7">ordinabunt super decreto interponendo.</text:p>
      <text:p text:style-name="P7">Et acceptaverunt domini aliam Clausam in qua legavis</text:p>
      <text:p text:style-name="P7">dictus deffunctus ecclesie Eningentos Francs pro un</text:p>
      <text:p text:style-name="P7">miesario</text:p>
      <text:p text:style-name="P7">&gt;&gt;&gt;&gt;&gt;&gt; liste &lt;&lt;&lt;&lt;&lt;&lt;&lt;</text:p>
      <text:p text:style-name="P7">Decan</text:p>
      <text:p text:style-name="P7">.Cantore</text:p>
      <text:p text:style-name="P7">Archidiacono Pa</text:p>
      <text:p text:style-name="P7">G. Archidiacono ecclesie</text:p>
      <text:p text:style-name="P7">sucentorem in ecclesi</text:p>
      <text:p text:style-name="P7">L. de Mongeria</text:p>
      <text:p text:style-name="P7">Tubi</text:p>
      <text:p text:style-name="P7">Jo. de Pompodorio</text:p>
      <text:p text:style-name="P7">R. de Putheolis</text:p>
      <text:p text:style-name="P7">G. Fedelli</text:p>
      <text:p text:style-name="P7">J. de Darraponte.</text:p>
      <text:p text:style-name="P7">Ma. Reginaldi</text:p>
      <text:p text:style-name="P7">N. Dictatoris</text:p>
      <text:p text:style-name="P7">Jo. Voygnon</text:p>
      <text:p text:style-name="P7">G. de prebita</text:p>
      <text:p text:style-name="P7">Ro. de Lorriaco</text:p>
      <text:p text:style-name="P7">Jo. Rolandi</text:p>
      <text:p text:style-name="P7"><text:soft-page-break/>*</text:p>
      <text:p text:style-name="P7">de Kaulay infirmus</text:p>
      <text:p text:style-name="P7">dominis.</text:p>
      <text:p text:style-name="P7">. Decano</text:p>
      <text:p text:style-name="P7">G. Cantore</text:p>
      <text:p text:style-name="P7">J. Archidiacono Par.</text:p>
      <text:p text:style-name="P7">T. archidiacono ecclesie</text:p>
      <text:p text:style-name="P7">Sy. succentore in et</text:p>
      <text:p text:style-name="P7">A. de Mongeria</text:p>
      <text:p text:style-name="P7">de Pompodorio</text:p>
      <text:p text:style-name="P7">J. de Carrapente</text:p>
      <text:p text:style-name="P7">Lort</text:p>
      <text:p text:style-name="P7">A. Regine</text:p>
      <text:p text:style-name="P7">G. Fedelli</text:p>
      <text:p text:style-name="P7">Jo. Rolandi</text:p>
      <text:p text:style-name="P7">N. Dictatis</text:p>
      <text:p text:style-name="P7">Jo. Voygnon</text:p>
      <text:p text:style-name="P7">G. de Porta tard</text:p>
      <text:p text:style-name="P7">P. de Ogero tardissime</text:p>
      <text:p text:style-name="P7">R. de Puthealis ebst pro ecclesia</text:p>
      <text:p text:style-name="P7">latnstimus</text:p>
      <text:p text:style-name="P7"/>
      <text:p text:style-name="P7"/>
      <text:p text:style-name="P7">=FRAN_0393_00337.tif=</text:p>
      <text:p text:style-name="P7">&gt;&gt;&gt;&gt;&gt;&gt; date &lt;&lt;&lt;&lt;&lt;&lt;&lt;</text:p>
      <text:p text:style-name="P7">Anno nonagesimo septimo. Die veneris post epiphnium domini xi</text:p>
      <text:p text:style-name="P7">mensis</text:p>
      <text:p text:style-name="P7">januarii. Capitulantibus dominis</text:p>
      <text:p text:style-name="P7">ecclesia Pr</text:p>
      <text:p text:style-name="P7">&gt;&gt;&gt;&gt;&gt;&gt; block &lt;&lt;&lt;&lt;&lt;&lt;&lt;</text:p>
      <text:p text:style-name="P7">De domino Gtillelmo Auffart solvat medietatem emende infra dominicam in ramuspalia</text:p>
      <text:p text:style-name="P7">et usque trunc sispendantur sine et si bonam vitam duxerit domini ei malius ficient.</text:p>
      <text:p text:style-name="P7">Placet dominis quod illis de Balneolis quictetur emende pri ipse preterito et de cetero</text:p>
      <text:p text:style-name="P7">ibunt ad torcular et consencient in requestis palacii et quod dominus Arrhidiaconus</text:p>
      <text:p text:style-name="P7">de Josayo asserens audacier eis premissa</text:p>
      <text:p text:style-name="P7">De domino Petro TournantC</text:p>
      <text:p text:style-name="P7"><text:soft-page-break/>suspendatur monitorium usque ad beneplacitum</text:p>
      <text:p text:style-name="P7">dominorum.</text:p>
      <text:p text:style-name="P7">Placet dominis quod dominus Hebertus Berengarii presbyter</text:p>
      <text:p text:style-name="P7">Clericus matutinarum faciat servicium pro domino Jo.</text:p>
      <text:p text:style-name="P7">de Censyaco canonico Sancti Dyonisii de Passi</text:p>
      <text:p text:style-name="P7">et quod aliquis si repperiri possit faciat servicim</text:p>
      <text:p text:style-name="P7">pro dicto domino Lebecto.</text:p>
      <text:p text:style-name="P7">Placet dominis quod Johannes Chaudelier habeant</text:p>
      <text:p text:style-name="P7">officium geole et carterum capituli / vacantes per</text:p>
      <text:p text:style-name="P7">obitum deffuncti Johannis Preffroy ae</text:p>
      <text:p text:style-name="P7">Challemanle nullis contra dicente / quamdiu</text:p>
      <text:p text:style-name="P7">eorum fuerit voluntatis.</text:p>
      <text:p text:style-name="P7">Et quod patenostre custos hostii capitularis</text:p>
      <text:p text:style-name="P7">habeat officium de Chacetrile.</text:p>
      <text:p text:style-name="P7">Facta relacione per magistrum Ro. de Lorriaco qui</text:p>
      <text:p text:style-name="P7">alias fuerat commissus loqui cum domino episcopo Par.</text:p>
      <text:p text:style-name="P7">pro cleris testmenti deffuncti magistri Odard</text:p>
      <text:p text:style-name="P7">de Molinis</text:p>
      <text:p text:style-name="P7">et eciam prolice inter ipsum dominum episcopum et ecclesiam</text:p>
      <text:p text:style-name="P7">mota in casu novitatis racione liumnaris exequiarum</text:p>
      <text:p text:style-name="P7">factarum in ecclesia / quo ad clausam faciendum mencionem</text:p>
      <text:p text:style-name="P7">de capellania domini mei noluerunt se overate de fundacione</text:p>
      <text:p text:style-name="P7">Sed bene placet eis ponere decretum / dum tamen executores</text:p>
      <text:p text:style-name="P7">recompensent ecclesiam pro distribuciones et denari</text:p>
      <text:p text:style-name="P7">quas capellanus in ea instituendus et de novo</text:p>
      <text:p text:style-name="P7">Creandus poterit percipere.</text:p>
      <text:p text:style-name="P7">Item je laisse a l'eglise a nostre Dame de Peris V farer pour la fondacion de mon anniversair et supli</text:p>
      <text:p text:style-name="P7">a messeigneurs dezen et chapitre que ils les vueillent accepter</text:p>
      <text:p text:style-name="P7">Item je ordonné une chappelle estre foudte de trois messes la sepmaine en l'eglise de Paris de ma meson</text:p>
      <text:p text:style-name="P7">de la porte du chaume qui est admortié en partie ei le demoux soit admorti a mes despens et se elle</text:p>
      <text:p text:style-name="P7">ne souffist ad ce le demouxn soit prie sur mes biens / et se il e samble nulleur a mes executemre</text:p>
      <text:p text:style-name="P7">soit lenbur la dite maisoni pour faire la dite fundacion</text:p>
      <text:p text:style-name="P7">&gt;&gt;&gt;&gt;&gt;&gt; liste &lt;&lt;&lt;&lt;&lt;&lt;&lt;</text:p>
      <text:p text:style-name="P7">P. Decano</text:p>
      <text:p text:style-name="P7">G. Cantore</text:p>
      <text:p text:style-name="P7"><text:soft-page-break/>J. Archidiacono Par.</text:p>
      <text:p text:style-name="P7">G. Archidiacono ecclesie</text:p>
      <text:p text:style-name="P7">sccentor in ecclesia.</text:p>
      <text:p text:style-name="P7">J. de Sarrapente</text:p>
      <text:p text:style-name="P7">G. Fedelli</text:p>
      <text:p text:style-name="P7">Jo. Rolandi</text:p>
      <text:p text:style-name="P7">L. de Mongeria</text:p>
      <text:p text:style-name="P7">Ro. de Lorriaco</text:p>
      <text:p text:style-name="P7">N. Dictatoris</text:p>
      <text:p text:style-name="P7">J. de Pampodoio</text:p>
      <text:p text:style-name="P7">N. de Ordeimonte</text:p>
      <text:p text:style-name="P7">G. de Patta</text:p>
      <text:p text:style-name="P7">Jo. Voygnon elsento pro ecclesia</text:p>
      <text:p text:style-name="P7">Jo. de Karolay infirmus</text:p>
      <text:p text:style-name="P7">Reginaldi</text:p>
      <text:p text:style-name="P7">e. de Putheodis afsis pro ecclesia</text:p>
      <text:p text:style-name="P7"/>
      <text:p text:style-name="P7"/>
      <text:p text:style-name="P7">=FRAN_0393_00338.tif=</text:p>
      <text:p text:style-name="P7">&gt;&gt;&gt;&gt;&gt;&gt; date &lt;&lt;&lt;&lt;&lt;&lt;&lt;</text:p>
      <text:p text:style-name="P7">Anno nonagesimo septimo. Die lune post octabas festi Epiphanie ejusdem domini.</text:p>
      <text:p text:style-name="P7">xiiiita mensis januarii. Capitulantibus dominis</text:p>
      <text:p text:style-name="P7">&gt;&gt;&gt;&gt;&gt;&gt; block &lt;&lt;&lt;&lt;&lt;&lt;&lt;</text:p>
      <text:p text:style-name="P7">Johannes Chaudelier prestitit juramentum / racione officii</text:p>
      <text:p text:style-name="P7">geolarie capituli / ei collati per obitum Johannis Preffron alias</text:p>
      <text:p text:style-name="P7">Thallemaine / et Johannes Patevostre prestitit juramentum</text:p>
      <text:p text:style-name="P7">racione officii de Chassetruye / in forma consueta.</text:p>
      <text:p text:style-name="P7">De Panifice voluit se olligare pro pane capitulari</text:p>
      <text:p text:style-name="P7">faciendo / quecienscunque defficiet in pondere debito</text:p>
      <text:p text:style-name="P7">solvet unum francum pro quolibet deffectu pondis</text:p>
      <text:p text:style-name="P7">etc. et temptetur cum illa que fecit panem des</text:p>
      <text:p text:style-name="P7">E.</text:p>
      <text:p text:style-name="P7">Sint crastina die in palacio post prandium pro collacione</text:p>
      <text:p text:style-name="P7">habenda super facto de Balveolis domini et magistri P.</text:p>
      <text:p text:style-name="P7">Decanus . Ro. de Lorriaco Jo. de Pompodorio Jo. Roland</text:p>
      <text:p text:style-name="P7">N. de Rancia et P. de Ogero.</text:p>
      <text:p text:style-name="P7"><text:soft-page-break/>Retulit dominus Cantor quod quinque canonici Sancti Johannis Rotund</text:p>
      <text:p text:style-name="P7">quilibet in suo turno facere volunt servicium pro domino</text:p>
      <text:p text:style-name="P7">Johanne de Averisyaco dumcan per officiariam eis</text:p>
      <text:p text:style-name="P7">satiffiat de salario.</text:p>
      <text:p text:style-name="P7">Placet dominis quod pervus de Barra habeat merellos matutinales et reddat</text:p>
      <text:p text:style-name="P7">infra festum Pasche illud quod debet alioquim nullum commodum reportabit de dictis</text:p>
      <text:p text:style-name="P7">merellis quos percipiet dominus Dyonisius de Courson vel unus alter.</text:p>
      <text:p text:style-name="P7">Defundacione capellanie deffuncti magistri Odardi de Molinis domini Nolunt se onerare de</text:p>
      <text:p text:style-name="P7">presenti et differatur responsio facienda executoribus.</text:p>
      <text:p text:style-name="P7">Placet dominis quod temptetur cum herede deffuncti domini archidiaconi Brye quantum valet terra</text:p>
      <text:p text:style-name="P7">quam vult vendere ad verum et scita veritate domini ordinabunt super ea</text:p>
      <text:p text:style-name="P7">emenda vel non.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 ecclesia</text:p>
      <text:p text:style-name="P7">J. de Pompodorio</text:p>
      <text:p text:style-name="P7">L. de Mongeria</text:p>
      <text:p text:style-name="P7">Jo. Rolandi</text:p>
      <text:p text:style-name="P7">J. de Sarraponte</text:p>
      <text:p text:style-name="P7">N. de Ordeimonte</text:p>
      <text:p text:style-name="P7">M. Reginaldi</text:p>
      <text:p text:style-name="P7">N. Dictatoris</text:p>
      <text:p text:style-name="P7">G. Fedelli</text:p>
      <text:p text:style-name="P7">G. de Porta</text:p>
      <text:p text:style-name="P7">Ro. de Lorriaco</text:p>
      <text:p text:style-name="P7">Ro. de Putheolis</text:p>
      <text:p text:style-name="P7">T. Hocie tarde</text:p>
      <text:p text:style-name="P7">N. de Rancia Tardins</text:p>
      <text:p text:style-name="P7">P. de Ogero cardissime</text:p>
      <text:p text:style-name="P7">J. de Karolay infirmus</text:p>
      <text:p text:style-name="P7">Jo. Voygnon absent pro ecclesia</text:p>
      <text:p text:style-name="P7"/>
      <text:p text:style-name="P7"/>
      <text:p text:style-name="P7"><text:soft-page-break/>=FRAN_0393_00339.tif=</text:p>
      <text:p text:style-name="P7">&gt;&gt;&gt;&gt;&gt;&gt; date &lt;&lt;&lt;&lt;&lt;&lt;&lt;</text:p>
      <text:p text:style-name="P7">nno nonagesimo septimo . Die mercurii postortis exiphnie domini . xvita mensis januarii</text:p>
      <text:p text:style-name="P7">Capitulantibus dominis.</text:p>
      <text:p text:style-name="P7">Anno predicto. Die veneris sequenti xviiia mensis januarii. Capitulantibus dominis.</text:p>
      <text:p text:style-name="P7">&gt;&gt;&gt;&gt;&gt;&gt; block &lt;&lt;&lt;&lt;&lt;&lt;&lt;</text:p>
      <text:p text:style-name="P7">Placet dominis quod de cetero dominus Cantor non installet</text:p>
      <text:p text:style-name="P7">aliquos receptos et recipiendum ad beneficia dominorum</text:p>
      <text:p text:style-name="P7">Decani et capituli sive lictera capitulari sigillo sigillata</text:p>
      <text:p text:style-name="P7">Placet dominis quod dominus Johannes de Cavriziaco possit facere</text:p>
      <text:p text:style-name="P7">celebrar coram ipso in domo sua / quam inhabitat in</text:p>
      <text:p text:style-name="P7">Claustro inquantum possunt et debent.</text:p>
      <text:p text:style-name="P7">De facto Garnoti Daucry nichil fuit Conclusum</text:p>
      <text:p text:style-name="P7">Exposito per dominum Decanum quod executores testim seu ultime</text:p>
      <text:p text:style-name="P7">voluntatis deffuncti domini G. de Molinis super fundacione</text:p>
      <text:p text:style-name="P7">capellanie quam ordinaverat faudari in ecclesia volebant</text:p>
      <text:p text:style-name="P7">dictam capellaniam fundari / ita quod capellanus in ea instituendo</text:p>
      <text:p text:style-name="P7">eet revocalilis ad nutum et tradere ii scuta auri</text:p>
      <text:p text:style-name="P7">cum omnibus ornamentis neccessariis capellanie pro prima vic</text:p>
      <text:p text:style-name="P7">pro dicta fundacione / dumtamen Robino Clerico dicti deffunct</text:p>
      <text:p text:style-name="P7">conferietur pro prima vice dicta capellania et assignarentur et</text:p>
      <text:p text:style-name="P7">annuatim xxiiiior librarm parisiense domini nichil concluserunt</text:p>
      <text:p text:style-name="P7">sed crastina die de dicto negocio et aliis ordinabitur</text:p>
      <text:p text:style-name="P7">Placet dominis quod baillivo Rothomagensis mittantur specres</text:p>
      <text:p text:style-name="P7">Dicat dominus Stephanus de Capella Camerario Layco quod faciat</text:p>
      <text:p text:style-name="P7">adjornari coram eo majorem de Castaneyo super eo quod</text:p>
      <text:p text:style-name="P7">officiam matorie negligenter exercet.</text:p>
      <text:p text:style-name="P7">Incersuit crastina die octava hora domini in capitulo et loquatur de per ane capitulari</text:p>
      <text:p text:style-name="P7">&gt;&gt;&gt;&gt;&gt;&gt; liste &lt;&lt;&lt;&lt;&lt;&lt;&lt;</text:p>
      <text:p text:style-name="P7">P. Decano absente pro ecclesia</text:p>
      <text:p text:style-name="P7">G. Cantore</text:p>
      <text:p text:style-name="P7">G. Archidiacono ecclesie</text:p>
      <text:p text:style-name="P7">Sy. succentor in ecclesia</text:p>
      <text:p text:style-name="P7">R. de Putheolis</text:p>
      <text:p text:style-name="P7">J. de Sarraponte</text:p>
      <text:p text:style-name="P7">N. Dictatoris</text:p>
      <text:p text:style-name="P7"><text:soft-page-break/>L. de Mongeria</text:p>
      <text:p text:style-name="P7">N. de Ordeimonte</text:p>
      <text:p text:style-name="P7">G. de Porta</text:p>
      <text:p text:style-name="P7">G. Fedelli</text:p>
      <text:p text:style-name="P7">A. Regine</text:p>
      <text:p text:style-name="P7">Jo. de Pompodorio</text:p>
      <text:p text:style-name="P7">T. Hocie</text:p>
      <text:p text:style-name="P7">Ph. de Salione</text:p>
      <text:p text:style-name="P7">M. Reginaldi</text:p>
      <text:p text:style-name="P7">R. de Lorriac in palacio.</text:p>
      <text:p text:style-name="P7">J. de Karolay infirmo</text:p>
      <text:p text:style-name="P7">P. Decano</text:p>
      <text:p text:style-name="P7">J. archidiacono Par.</text:p>
      <text:p text:style-name="P7">G. Archidiacono ecclesie</text:p>
      <text:p text:style-name="P7">Sy. succentor in ecclesia</text:p>
      <text:p text:style-name="P7">Ro. de Lorrasio</text:p>
      <text:p text:style-name="P7">Re. de Putheolis</text:p>
      <text:p text:style-name="P7">N. Dictatoris</text:p>
      <text:p text:style-name="P7">Jo. Rolandi</text:p>
      <text:p text:style-name="P7">J. de Sarraponte</text:p>
      <text:p text:style-name="P7">N. de Ordeimonte</text:p>
      <text:p text:style-name="P7">L. de Mongeria</text:p>
      <text:p text:style-name="P7">T. Hocie</text:p>
      <text:p text:style-name="P7">Ph. de Salione</text:p>
      <text:p text:style-name="P7">Jo. de Sanctis</text:p>
      <text:p text:style-name="P7">de Karolay infirmo</text:p>
      <text:p text:style-name="P7"/>
      <text:p text:style-name="P7"/>
      <text:p text:style-name="P7">=FRAN_0393_00340.tif=</text:p>
      <text:p text:style-name="P7">&gt;&gt;&gt;&gt;&gt;&gt; date &lt;&lt;&lt;&lt;&lt;&lt;&lt;</text:p>
      <text:p text:style-name="P7">Anno nonagesimo septimo. Die daloi post festu beati MauriAbbatis .xixa mesis</text:p>
      <text:p text:style-name="P7">januarii. Capitulantibus dominis</text:p>
      <text:p text:style-name="P7">Anno predicto die Laic in vigilia festi Beati Viicencii mattis xxia mensis januarii</text:p>
      <text:p text:style-name="P7">&gt;&gt;&gt;&gt;&gt;&gt; block &lt;&lt;&lt;&lt;&lt;&lt;&lt;</text:p>
      <text:p text:style-name="P7">Petrus de Berrucau Consissus fuit tenuisse firmam</text:p>
      <text:p text:style-name="P7">de Soignoles a dominis ab Anno Nonagesim sicudo per</text:p>
      <text:p text:style-name="P7"><text:soft-page-break/>quinque annos continuos ad firmam terrum modiorum Cum</text:p>
      <text:p text:style-name="P7">dimidio bladi ita quod tenebatur solvere omnes Chargias</text:p>
      <text:p text:style-name="P7">et quod quolibet anno dicti temporis solvit domine Abbatisse</text:p>
      <text:p text:style-name="P7">de edim xxti solidous quos dicta abbissa annuatim</text:p>
      <text:p text:style-name="P7">percipit super dicta firma et tunc domini papum sumaliunt</text:p>
      <text:p text:style-name="P7">ut eos redderet indempnes . Presentibus Gervasio Trhesse</text:p>
      <text:p text:style-name="P7">et domino Stephano de Capella officiarii Camere</text:p>
      <text:p text:style-name="P7">Placet dominis quod Gervasius Thiesse per modum</text:p>
      <text:p text:style-name="P7">expedientes recipiatur et sit de choro et pannis</text:p>
      <text:p text:style-name="P7">ecclesie / et licinus subdiacionorum deserviat.</text:p>
      <text:p text:style-name="P7">Super facto de Christolio tradantur apticuli titulus accordum</text:p>
      <text:p text:style-name="P7">J. de Karoly</text:p>
      <text:p text:style-name="P7">dicte cause magistro Andree gragerii qui in dicta causa</text:p>
      <text:p text:style-name="P7">studeat et refferat diligenter.</text:p>
      <text:p text:style-name="P7">De capellania magistri Edardi de Molinis major pars dominorum Conclusit duo nille scuta</text:p>
      <text:p text:style-name="P7">Recipi ab executoribus testamenti dicti deffuncti et onerari ecclesiam de tribus missis qualibet ebdomanda</text:p>
      <text:p text:style-name="P7">nam dicti deffuncti celebrandis / dumtamen dicti executores velint exnunc capitulum onerat</text:p>
      <text:p text:style-name="P7">dictis tribus missio absque quod alicui teneantur concedere pro dictis missis celebrandis</text:p>
      <text:p text:style-name="P7">certam pecunie summam sid prout dominis melius videbitur ipsas celebrari facient.</text:p>
      <text:p text:style-name="P7">Dicatur illis de Sancto Mederico quod domini die veneris ibunt</text:p>
      <text:p text:style-name="P7">ad ecclesiam joro visitacione facienda.</text:p>
      <text:p text:style-name="P7">Placet dominis quod pannetarius qui alias fecit paner</text:p>
      <text:p text:style-name="P7">capituli / faciat ipsum dumtamien bonum / competentes faciat</text:p>
      <text:p text:style-name="P7">et quod sit de legitano pondere / et si sic deffectus pie</text:p>
      <text:p text:style-name="P7">quilibet deffecta in pondere solvet unum francum</text:p>
      <text:p text:style-name="P7">Dumtamen non sit panis de riia.</text:p>
      <text:p text:style-name="P7">Dati sunt comissarii ad audiendum compota domini Johannis</text:p>
      <text:p text:style-name="P7">hacers officiarii annilesio domini Hugo Blanchet</text:p>
      <text:p text:style-name="P7">Archidiaconus Senonsis t Ro. de Lorriaco et Jo.</text:p>
      <text:p text:style-name="P7">&gt;&gt;&gt;&gt;&gt;&gt; liste &lt;&lt;&lt;&lt;&lt;&lt;&lt;</text:p>
      <text:p text:style-name="P7">P. Decano</text:p>
      <text:p text:style-name="P7">G. Cantore</text:p>
      <text:p text:style-name="P7">Archidiacono Par</text:p>
      <text:p text:style-name="P7">G. Archidiacono ecclesie</text:p>
      <text:p text:style-name="P7">A. Archidiacono Brye</text:p>
      <text:p text:style-name="P7"><text:soft-page-break/>Jo. Rolani</text:p>
      <text:p text:style-name="P7">H. Blanchet</text:p>
      <text:p text:style-name="P7">Ro. de Lorriao</text:p>
      <text:p text:style-name="P7">Jo. de Pompodorio</text:p>
      <text:p text:style-name="P7">P. de Ogero</text:p>
      <text:p text:style-name="P7">.de Mellyaco</text:p>
      <text:p text:style-name="P7">M. Reginaldi</text:p>
      <text:p text:style-name="P7">Jo. de Sarraponti</text:p>
      <text:p text:style-name="P7">T. de Sancto Petro</text:p>
      <text:p text:style-name="P7">N. de Ordeimonte</text:p>
      <text:p text:style-name="P7">de Mongeria</text:p>
      <text:p text:style-name="P7">P. Decano</text:p>
      <text:p text:style-name="P7">J.archidiacono</text:p>
      <text:p text:style-name="P7">G. Arieao</text:p>
      <text:p text:style-name="P7">Sy. Succentore in</text:p>
      <text:p text:style-name="P7">Jo. Voygne</text:p>
      <text:p text:style-name="P7">J. de Pompo</text:p>
      <text:p text:style-name="P7">L. de Mongeria</text:p>
      <text:p text:style-name="P7">J. de Sarraponte</text:p>
      <text:p text:style-name="P7">Jo. Rolandi</text:p>
      <text:p text:style-name="P7">G. Pullart</text:p>
      <text:p text:style-name="P7">A. Regine</text:p>
      <text:p text:style-name="P7">R. de Putheol</text:p>
      <text:p text:style-name="P7">Jo. de Lorriaco J. Clarlu Rolandi.</text:p>
      <text:p text:style-name="P7">N. Dictatis</text:p>
      <text:p text:style-name="P7">Fedll</text:p>
      <text:p text:style-name="P7">Ph. de Saalione N. de Oremicte</text:p>
      <text:p text:style-name="P7">G. Reginaldi</text:p>
      <text:p text:style-name="P7">J. cobus Cosson tarde</text:p>
      <text:p text:style-name="P7">G. de Frbrta</text:p>
      <text:p text:style-name="P7">P. Plaoul tar</text:p>
      <text:p text:style-name="P7"/>
      <text:p text:style-name="P7"/>
      <text:p text:style-name="P7">=FRAN_0393_00341.tif=</text:p>
      <text:p text:style-name="P7">&gt;&gt;&gt;&gt;&gt;&gt; date &lt;&lt;&lt;&lt;&lt;&lt;&lt;</text:p>
      <text:p text:style-name="P7">Anno nonagesimo septimo. Die mercurii post festum benti Martini et xxi</text:p>
      <text:p text:style-name="P7"><text:soft-page-break/>mensis januarii. Capitulantibus dominis et</text:p>
      <text:p text:style-name="P7">oci</text:p>
      <text:p text:style-name="P7">&gt;&gt;&gt;&gt;&gt;&gt; block &lt;&lt;&lt;&lt;&lt;&lt;&lt;</text:p>
      <text:p text:style-name="P7">Placet dominis quictahe. Garnotum Davery de arreragiis hredditus in quo tengur ecclesie non</text:p>
      <text:p text:style-name="P7">guigando ipsus et de hoc conste</text:p>
      <text:p text:style-name="P7">ac eciam si religionem profittatur e det</text:p>
      <text:p text:style-name="P7">Domino iso seto cari de Liaille vicarius in ecclesa sum prontdois renunciavet hioctie par</text:p>
      <text:p text:style-name="P7">et vicarie Sancti Medericuis et exunt suplicium egagravit emncdam pro deffectibus per eum</text:p>
      <text:p text:style-name="P7">perpetratis eplacet dominisi forat habitum usque ad ditur veneris ad disferatur / negocum</text:p>
      <text:p text:style-name="P7">emvende usque ad dictam dicu set jursiv domini Adineum de Raigiar nupsto gero.</text:p>
      <text:p text:style-name="P7">nullyaco J. Grangerii et Radulfucise ulmonteoc tra</text:p>
      <text:p text:style-name="P7">e tons qu dnti or bu do</text:p>
      <text:p text:style-name="P7">leme atugenq dr e nace</text:p>
      <text:p text:style-name="P7">e </text:p>
      <text:p text:style-name="P7"/>
      <text:p text:style-name="P7">JR. Cosig</text:p>
      <text:p text:style-name="P7">Injunctum fuit dominis Johanni Fabit Johanni Bays</text:p>
      <text:p text:style-name="P7">et Stephano Johannis / quod sint hora nove hat</text:p>
      <text:p text:style-name="P7">die pro facienda collacione compotorum officiai</text:p>
      <text:p text:style-name="P7">Anniversariorum factis per deffunctum magistr</text:p>
      <text:p text:style-name="P7">Johanne de Socroi qui alia radita fuerunt magistris</text:p>
      <text:p text:style-name="P7">Voygnon et Guillelmo Feydes</text:p>
      <text:p text:style-name="P7">Nichil aliud actum est</text:p>
      <text:p text:style-name="P7">preterquam de deputandis</text:p>
      <text:p text:style-name="P7">tribus vel quatuor commissariis super audicione</text:p>
      <text:p text:style-name="P7">compotorum ecclesie Sed nichis fuit conclusum</text:p>
      <text:p text:style-name="P7">t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 ecclesia</text:p>
      <text:p text:style-name="P7">Jo. Voygnon</text:p>
      <text:p text:style-name="P7">L. de Mongeria</text:p>
      <text:p text:style-name="P7">Jo. de Sompodorio</text:p>
      <text:p text:style-name="P7"><text:soft-page-break/>Jo. de Sarraponte</text:p>
      <text:p text:style-name="P7">Jo. Rolandi</text:p>
      <text:p text:style-name="P7">R. de Lorriaco</text:p>
      <text:p text:style-name="P7">G. de Porta</text:p>
      <text:p text:style-name="P7">Ma. Reginaldi</text:p>
      <text:p text:style-name="P7">Re. de Putheolis</text:p>
      <text:p text:style-name="P7">N. Dictatoris</text:p>
      <text:p text:style-name="P7">G. Fedelli</text:p>
      <text:p text:style-name="P7">A. Regine</text:p>
      <text:p text:style-name="P7">J. de Karolay infirmo</text:p>
      <text:p text:style-name="P7"/>
      <text:p text:style-name="P7"/>
      <text:p text:style-name="P7">=FRAN_0393_00342.tif=</text:p>
      <text:p text:style-name="P7">&gt;&gt;&gt;&gt;&gt;&gt; block &lt;&lt;&lt;&lt;&lt;&lt;&lt;</text:p>
      <text:p text:style-name="P7">re veneris sequentes non fuit capitulum propter feftum cnvversionis dancti Pauli</text:p>
      <text:p text:style-name="P7">sed dominis in revestiario congregatis fuerunt Phihanite quedam lictere tenoris</text:p>
      <text:p text:style-name="P7">subsequentis.</text:p>
      <text:p text:style-name="P7">De Par le Roy.</text:p>
      <text:p text:style-name="P7">Chiers et bien amez vocis sanez comment ce deloreur sesme a tresjonguement</text:p>
      <text:p text:style-name="P7">dure en enostre mere Saincte Eglise. Et pour ceque selon Dieu nous sommes</text:p>
      <text:p text:style-name="P7">tenus et astiaies de enquerir et poursuivre / Lumon et paiy de l'eglise</text:p>
      <text:p text:style-name="P7">et ainsi lont tousiours fait nos bons predecesseurs dont Dieux ait</text:p>
      <text:p text:style-name="P7">les amés / nous feismes pieça assembler a Paris les pcelas de nostre</text:p>
      <text:p text:style-name="P7">royaume / et autres gracias clers et devotes personnes / pour avoir advis</text:p>
      <text:p text:style-name="P7">et deliberacion avec eulz par quelle maniere on pourroit oster le dit stisme</text:p>
      <text:p text:style-name="P7">et mettre viion en nostre mere saincte Eglise Par le conseil desquelx et</text:p>
      <text:p text:style-name="P7">aussi par l'oppinion de nostre tres chire et bien amée fille l'université de Paris</text:p>
      <text:p text:style-name="P7">en laquelle a moult de notables Clers / trouvasmes que par nulle vohe</text:p>
      <text:p text:style-name="P7">n'est possible de oster et effacier du tout le dampnable estandre qui est</text:p>
      <text:p text:style-name="P7">aujourduy en l'eglise se ce n'est par la renonciacion de nostre saint Pre</text:p>
      <text:p text:style-name="P7">t delivroux qui est a romme. Et après ce que / nous eusives ohe l'oppariiion</text:p>
      <text:p text:style-name="P7">des desser nommez nous meismes oncores la chose en deliberacion en</text:p>
      <text:p text:style-name="P7">nostre presente t presens aussi noz oncles et fiere et pluseurs autres grans srigneurs</text:p>
      <text:p text:style-name="P7">de nostre sant et autres notables personnes de nostre constil et de nostre royaume</text:p>
      <text:p text:style-name="P7">lesquelz furent tous de celli mesme opinion. Et aussi furent tous</text:p>
      <text:p text:style-name="P7">les cardinaulz du Saint College excepté un ou deux / Et le dirent</text:p>
      <text:p text:style-name="P7"><text:soft-page-break/>a noz oncles les ducs de Reny et de Bourgoingne et a nostre frercle</text:p>
      <text:p text:style-name="P7">dat d'Orliens que envoiez avions par devers nostre saint Pere pour lui supplier</text:p>
      <text:p text:style-name="P7">humblement / que pour l'onneur de Dieu et la paix de crestronte / il voulsit</text:p>
      <text:p text:style-name="P7">accepter ladicte voye. Et depuis ont prins ceste mesme opio ecclusion</text:p>
      <text:p text:style-name="P7">les roys d'Angletere de Navarre de Castelle et d'escosse le commun de genues</text:p>
      <text:p text:style-name="P7">deflerence et pluseurs autres parties de cresciente. Et pourte que nostre saint</text:p>
      <text:p text:style-name="P7">pere n'avoulu accepter la dite voye / ila commancie a promouvoir ceulx</text:p>
      <text:p text:style-name="P7">qui ont eusuy son oppinion aux prelatures de nostre royaume / et s’'il</text:p>
      <text:p text:style-name="P7">continuoit a cefaire / ce seroit empeschir du tout licvion de nostre mere</text:p>
      <text:p text:style-name="P7">Saincte Eglise / car par l'affection Naturele que chascun a a estre pour meu</text:p>
      <text:p text:style-name="P7">plusleurs changeront leur bonne et fancte opinion / de comme ja aucuns ont</text:p>
      <text:p text:style-name="P7">fait qui estoient de l'opinion dessus dicte / et par la promocion qu'ilz ont eue</text:p>
      <text:p text:style-name="P7">fesont muez au contraire Et pour ce avons deliberé de non recevoir ne</text:p>
      <text:p text:style-name="P7">souffrir estre receu durant le dit scismne / aucun aux prelatures de nostre royaume</text:p>
      <text:p text:style-name="P7">vil n'est esleu ou postule ainsi comme de droit doit estre fait / ou sece ne sont</text:p>
      <text:p text:style-name="P7">aucunes notables personnaenes / convenalles pour ladite Viion pour qui nous estrisest</text:p>
      <text:p text:style-name="P7">et ainsi lavons nagueres escripti a nostre saint Pere / et au sunt college des</text:p>
      <text:p text:style-name="P7">cardinaulz et aussi le vous faisons savoir. Et vous prions et requerons</text:p>
      <text:p text:style-name="P7">que nullement ne vueilliez faire le contraire / car ce pourroit estre</text:p>
      <text:p text:style-name="P7">la perpetuacion du dit scisine comme vous povez assez considerer. / Et se</text:p>
      <text:p text:style-name="P7">aucun vous estoit envoié pour estre vostre prelat par autre voye que dit est</text:p>
      <text:p text:style-name="P7">si le nous faictes incontinent savoir deffin que nous y pourvoyons ainsi</text:p>
      <text:p text:style-name="P7">qu'il appartendra / pour le bien desdictes paix et uivon de nostre noster faicte</text:p>
      <text:p text:style-name="P7">eglisie. Donné a Parisis. le xxviiie jour d'octrbre.</text:p>
      <text:p text:style-name="P7">Chad</text:p>
      <text:p text:style-name="P7">T. Luriau</text:p>
      <text:p text:style-name="P7"/>
      <text:p text:style-name="P7"/>
      <text:p text:style-name="P7">=FRAN_0393_00343.tif=</text:p>
      <text:p text:style-name="P7">&gt;&gt;&gt;&gt;&gt;&gt; block &lt;&lt;&lt;&lt;&lt;&lt;&lt;</text:p>
      <text:p text:style-name="P7">De promotore ad causam execucionis deffuncti domini Olmerii</text:p>
      <text:p text:style-name="P7">Royzandi quondam cCanonici Sepulcri prolongatus est terminus</text:p>
      <text:p text:style-name="P7">usque ad festum Pasche / et reddant interim compotum domini</text:p>
      <text:p text:style-name="P7">Jo. Natalis et Herveus solvend coram magistro Johanne</text:p>
      <text:p text:style-name="P7">fabri commissario</text:p>
      <text:p text:style-name="P7">ferma Jo. de Vocc</text:p>
      <text:p text:style-name="P7"><text:soft-page-break/>Placet dominis quod xlta solidi reddotus acquisiti in terra ecclesie</text:p>
      <text:p text:style-name="P7">capiantur viginti pro admortizacione aliorum xx</text:p>
      <text:p text:style-name="P7">Ita quod primo domini capiant xx s.</text:p>
      <text:p text:style-name="P7">Matheus Groin hodie in capitulo exposuit dominis quod in terra</text:p>
      <text:p text:style-name="P7">dominorum apud Orlyacum tenebat duo arpenta terre duppa</text:p>
      <text:p text:style-name="P7">dominis / quod cum renunciare se offerret cum effectu / quatinus</text:p>
      <text:p text:style-name="P7">dictam renunciacionem vellent admictere / et concluserunt domini</text:p>
      <text:p text:style-name="P7">quod tradat in scriptos dictas terras et confrontacionis et se informet</text:p>
      <text:p text:style-name="P7">prepositus prebendarius de Orlyaco de Orlyaco de dicta terra</text:p>
      <text:p text:style-name="P7">et loquatur cum officiariis interim / que duo arpenta declarcvit</text:p>
      <text:p text:style-name="P7">modo contento in quadam cedula papirea cujus tenor</text:p>
      <text:p text:style-name="P7">sequitur.</text:p>
      <text:p text:style-name="P7">retulerunt magistri Johannes Voygnon et G. Fedelli Decanus Pictavensis quod compotus domini</text:p>
      <text:p text:style-name="P7">Johannis Hays est in bona ordinacione / et cum aliis adjunctus intersitur magister</text:p>
      <text:p text:style-name="P7">Johannes de Sarraponte</text:p>
      <text:p text:style-name="P7">De maceoto ladent in causa emende super processu agitato goram camerario laico contra</text:p>
      <text:p text:style-name="P7">deffunctum Stephanum Britonis / retulit magister Nicolaus de Rancia deputatus</text:p>
      <text:p text:style-name="P7">ad visitandum dictum processum / statum processus credens sentenciam camerarii et</text:p>
      <text:p text:style-name="P7">processum temerarum et quod hoc dixerat camerario laico / quapropter bonum erat quod</text:p>
      <text:p text:style-name="P7">dictus Camerarius videret dictum processum ut videat deffectum suum.</text:p>
      <text:p text:style-name="P7">&gt;&gt;&gt;&gt;&gt;&gt; liste &lt;&lt;&lt;&lt;&lt;&lt;&lt;</text:p>
      <text:p text:style-name="P7">capitulantibus dominis.</text:p>
      <text:p text:style-name="P7">P. decanus infirmus</text:p>
      <text:p text:style-name="P7">G. Cantor</text:p>
      <text:p text:style-name="P7">J. Archidiacono Par</text:p>
      <text:p text:style-name="P7">G. Archidiacono ecclesie</text:p>
      <text:p text:style-name="P7">Sy. succentor in ecclesia</text:p>
      <text:p text:style-name="P7">J. de Pompodorio</text:p>
      <text:p text:style-name="P7">Re. de Putheolis</text:p>
      <text:p text:style-name="P7">J. de Barraponte</text:p>
      <text:p text:style-name="P7">Ro. de Lorriaco</text:p>
      <text:p text:style-name="P7">N. de Ordeimonte</text:p>
      <text:p text:style-name="P7">G. Redelli</text:p>
      <text:p text:style-name="P7">Ma. Reginaldi</text:p>
      <text:p text:style-name="P7">Jo. Voygnon</text:p>
      <text:p text:style-name="P7">Jo. Rolandi</text:p>
      <text:p text:style-name="P7"><text:soft-page-break/>N. Dictatoris</text:p>
      <text:p text:style-name="P7">L. de Mongeria</text:p>
      <text:p text:style-name="P7">N. de Rancia</text:p>
      <text:p text:style-name="P7">A. de Murolio</text:p>
      <text:p text:style-name="P7">de Salione.</text:p>
      <text:p text:style-name="P7">de Karolay infimmo</text:p>
      <text:p text:style-name="P7"/>
      <text:p text:style-name="P7"/>
      <text:p text:style-name="P7">=FRAN_0393_00344.tif=</text:p>
      <text:p text:style-name="P7">&gt;&gt;&gt;&gt;&gt;&gt; date &lt;&lt;&lt;&lt;&lt;&lt;&lt;</text:p>
      <text:p text:style-name="P7">Anno nonagesimo deptimo. Die mercurii post festum Conversionis janc Pauli xxix</text:p>
      <text:p text:style-name="P7">mensis jartuarii. Capitulantibus dominis.</text:p>
      <text:p text:style-name="P7">Anno predicto. Die veneris in vigilia festi Purificacionis prima mensis</text:p>
      <text:p text:style-name="P7">februarii. Capitulantibus dominis.</text:p>
      <text:p text:style-name="P7">&gt;&gt;&gt;&gt;&gt;&gt; block &lt;&lt;&lt;&lt;&lt;&lt;&lt;</text:p>
      <text:p text:style-name="P7">Defferat Gervasius Thiesse nomina clericorum matutalium</text:p>
      <text:p text:style-name="P7">et deinde si nunerus non sit completus / domini ordinabunt.</text:p>
      <text:p text:style-name="P7">Adjuncti sunt cum deputatis ad concludendum compota</text:p>
      <text:p text:style-name="P7">domini Stephani Johannis domini Archidiaconus Parisiensis</text:p>
      <text:p text:style-name="P7">G. de Porta et L. de Mongeria</text:p>
      <text:p text:style-name="P7">Defferat die lune in capitulo Dominus Johannes Hays</text:p>
      <text:p text:style-name="P7">officiarius annilerisariorum declaracionem omnium pertinencium</text:p>
      <text:p text:style-name="P7">ad domum de Christolio / et quod fiat bona distinctio cujuslibet</text:p>
      <text:p text:style-name="P7">rei ad dictam domum pertinences et ponantur confrontaciones.</text:p>
      <text:p text:style-name="P7">Expedite fuerunt ters supplicaciones et</text:p>
      <text:p text:style-name="P7">Nochil aliud fuit actum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T. archidiacono ecclesie</text:p>
      <text:p text:style-name="P7">J. de Mongeria</text:p>
      <text:p text:style-name="P7">H. Blanchet</text:p>
      <text:p text:style-name="P7">Ma Reginaldi</text:p>
      <text:p text:style-name="P7">G. Fedelli</text:p>
      <text:p text:style-name="P7">T. de Sancto Petro</text:p>
      <text:p text:style-name="P7"><text:soft-page-break/>N. Dictatoris</text:p>
      <text:p text:style-name="P7">Jo. de Pompodorio</text:p>
      <text:p text:style-name="P7">Jo. Voygnon</text:p>
      <text:p text:style-name="P7">T. Hocie</text:p>
      <text:p text:style-name="P7">J. de Sarraponte</text:p>
      <text:p text:style-name="P7">A. de Murolio</text:p>
      <text:p text:style-name="P7">G. de Porta</text:p>
      <text:p text:style-name="P7">Jo. Rolandi</text:p>
      <text:p text:style-name="P7">Dy. succentor in ecclesia</text:p>
      <text:p text:style-name="P7">R. Lorriaco</text:p>
      <text:p text:style-name="P7">Karolay insum</text:p>
      <text:p text:style-name="P7">.Decano absente pro ecclesia</text:p>
      <text:p text:style-name="P7">G. Cantore</text:p>
      <text:p text:style-name="P7">J. Archidiacono</text:p>
      <text:p text:style-name="P7">G. Archidiacono ecclesie</text:p>
      <text:p text:style-name="P7">Sy. succentor in ecclesia</text:p>
      <text:p text:style-name="P7">Jo. de Pompodorio</text:p>
      <text:p text:style-name="P7">N. Ducatoris</text:p>
      <text:p text:style-name="P7">R. de Lorriaco</text:p>
      <text:p text:style-name="P7">L. de Mongeria</text:p>
      <text:p text:style-name="P7">G. de Porcata</text:p>
      <text:p text:style-name="P7">Anullardus de Marolio</text:p>
      <text:p text:style-name="P7">T. Hocie</text:p>
      <text:p text:style-name="P7">N. de Ordeimonte</text:p>
      <text:p text:style-name="P7">G. Fedelli</text:p>
      <text:p text:style-name="P7">Ma. Reginaldi</text:p>
      <text:p text:style-name="P7">Jo. Voygnon</text:p>
      <text:p text:style-name="P7">A. Regine</text:p>
      <text:p text:style-name="P7">G. de Alboyaco</text:p>
      <text:p text:style-name="P7">de Kacolay infirmo</text:p>
      <text:p text:style-name="P7"/>
      <text:p text:style-name="P7"/>
      <text:p text:style-name="P7">=FRAN_0393_00345.tif=</text:p>
      <text:p text:style-name="P7">&gt;&gt;&gt;&gt;&gt;&gt; date &lt;&lt;&lt;&lt;&lt;&lt;&lt;</text:p>
      <text:p text:style-name="P7">Anno Nonagesimo septimo. Dio lune post festum Pareficicionis iiiiia mensis rebruarii</text:p>
      <text:p text:style-name="P7">Capitulantibus dominis</text:p>
      <text:p text:style-name="P7"><text:soft-page-break/>Anno predicto Die mercurii sequenti vita mensis februarii. Capitulantibus dominis</text:p>
      <text:p text:style-name="P7">&gt;&gt;&gt;&gt;&gt;&gt; block &lt;&lt;&lt;&lt;&lt;&lt;&lt;</text:p>
      <text:p text:style-name="P7">Venerabilis vir magister Andreas Grangerii fecit relacionem sua</text:p>
      <text:p text:style-name="P7">super facto de Caistolio / sed nichil fuit conclusum.</text:p>
      <text:p text:style-name="P7">Nichil aliud actum est in ifro capitulo quia Lelacio predicta</text:p>
      <text:p text:style-name="P7">fuit minis perolira</text:p>
      <text:p text:style-name="P7">Supersedeat Guillelmus Cassoti ab exactione octo solidorum</text:p>
      <text:p text:style-name="P7">et novem denatis par. per eum impositorum poureto et</text:p>
      <text:p text:style-name="P7">aliis pulsatoribus racione deffectuum per eum factorum</text:p>
      <text:p text:style-name="P7">et perpetratorum. Ded nichil eis quictabitur.</text:p>
      <text:p text:style-name="P7">De magistro Hugone Blanchet placet dominis</text:p>
      <text:p text:style-name="P7">quod tradatur sibi domus de Cristolio et furnum</text:p>
      <text:p text:style-name="P7">in eo stata quo nunc stat et repparet prout sibi</text:p>
      <text:p text:style-name="P7">videbitur bonum et ponantur in lictera obligatoria</text:p>
      <text:p text:style-name="P7">repparaciones per declaraciones pertinenciis ad ipsam domum</text:p>
      <text:p text:style-name="P7">Loquatur cum magistro Johanne Munerii de Camera</text:p>
      <text:p text:style-name="P7">compotorum domini nostri regis quod sibi placeat intendere</text:p>
      <text:p text:style-name="P7">tirca factum compotorum officiariorum ecclesie.</text:p>
      <text:p text:style-name="P7">Veniat consilium capituli / pro causis de Balveolis</text:p>
      <text:p text:style-name="P7">Cristolio et aliis causis die dominica proxima inter</text:p>
      <text:p text:style-name="P7">septimam et octavamie horam.</text:p>
      <text:p text:style-name="P7">Facta relacione per magistrum Johannem Voygnon canonicus Parisiensis</text:p>
      <text:p text:style-name="P7">super facto domini Roberti Boulengerii capellani Sancti Mederici</text:p>
      <text:p text:style-name="P7">Deliberatum est quod queratur vius qui poterit servire</text:p>
      <text:p text:style-name="P7">beneficio suo et loquatur cum illo quem percassit dictus</text:p>
      <text:p text:style-name="P7">Robertus in ecclesia Sancti Mederici usque ad sanguis effusionem.</text:p>
      <text:p text:style-name="P7">et deinde domini ordinabunt</text:p>
      <text:p text:style-name="P7">Denate Gerovin a vendredi a appocter sa requeste</text:p>
      <text:p text:style-name="P7">pestu</text:p>
      <text:p text:style-name="P7">&gt;&gt;&gt;&gt;&gt;&gt; liste &lt;&lt;&lt;&lt;&lt;&lt;&lt;</text:p>
      <text:p text:style-name="P7">P. Decano</text:p>
      <text:p text:style-name="P7">G. Cantore</text:p>
      <text:p text:style-name="P7">A. Archidiacono Brie</text:p>
      <text:p text:style-name="P7">Jo. Rollandi</text:p>
      <text:p text:style-name="P7">H. Blanchet</text:p>
      <text:p text:style-name="P7">Ro. de Lorriaco</text:p>
      <text:p text:style-name="P7"><text:soft-page-break/>Jo. de Pompodorio</text:p>
      <text:p text:style-name="P7">L. de Mongeria</text:p>
      <text:p text:style-name="P7">Jo. Voignon</text:p>
      <text:p text:style-name="P7">Ph. de Dalione</text:p>
      <text:p text:style-name="P7">G. Fedelli</text:p>
      <text:p text:style-name="P7">N. de Ordeimonte</text:p>
      <text:p text:style-name="P7">Jo. de Karolay infirmus</text:p>
      <text:p text:style-name="P7">P. Decano</text:p>
      <text:p text:style-name="P7">G. Cantore</text:p>
      <text:p text:style-name="P7">Sy. succentore in ecclesia</text:p>
      <text:p text:style-name="P7">L. de Mongeria</text:p>
      <text:p text:style-name="P7">Jo. de Pompodorio</text:p>
      <text:p text:style-name="P7">N. Dictatoris</text:p>
      <text:p text:style-name="P7">Jo. Rolandi</text:p>
      <text:p text:style-name="P7">Jo. Hue</text:p>
      <text:p text:style-name="P7">A. Regine</text:p>
      <text:p text:style-name="P7">G. de Pocta</text:p>
      <text:p text:style-name="P7">A. de Murolio</text:p>
      <text:p text:style-name="P7">T. Hocie</text:p>
      <text:p text:style-name="P7">G. Redelli</text:p>
      <text:p text:style-name="P7">M. Reginaldi</text:p>
      <text:p text:style-name="P7">R. de Putheolis</text:p>
      <text:p text:style-name="P7">Ph. de Salione</text:p>
      <text:p text:style-name="P7">Jo. Voygnon</text:p>
      <text:p text:style-name="P7">Ro. de Lorriaco</text:p>
      <text:p text:style-name="P7">N. de Ordeimonte</text:p>
      <text:p text:style-name="P7">de Karolay infirmo</text:p>
      <text:p text:style-name="P7"/>
      <text:p text:style-name="P7"/>
      <text:p text:style-name="P7">=FRAN_0393_00346.tif=</text:p>
      <text:p text:style-name="P7">&gt;&gt;&gt;&gt;&gt;&gt; date &lt;&lt;&lt;&lt;&lt;&lt;&lt;</text:p>
      <text:p text:style-name="P7">Anno nonagesimo septimo. Die veneris post festum Purificacionis e bate Marie virginis.</text:p>
      <text:p text:style-name="P7">viiia mensis februarii. Capitulantibus dominis.</text:p>
      <text:p text:style-name="P7">&gt;&gt;&gt;&gt;&gt;&gt; block &lt;&lt;&lt;&lt;&lt;&lt;&lt;</text:p>
      <text:p text:style-name="P7">Soror Coleta la Frere de domo Dei Par.s fuit velata</text:p>
      <text:p text:style-name="P7">et habet annum probacionis ad faciendum vota.</text:p>
      <text:p text:style-name="P7"><text:soft-page-break/>Heuricus Grlant presentavit prmagistrum Yvonem Grlant</text:p>
      <text:p text:style-name="P7">bachalarium in legibus filium suum studendiam Aurelianis ad</text:p>
      <text:p text:style-name="P7">capellaniam perpetuam ad altare beatorum Johannis Baptiste / ctie ccausa</text:p>
      <text:p text:style-name="P7">Sepulcri per dictum Henricum patrem suum fundatam vacantem</text:p>
      <text:p text:style-name="P7">pro obitum domini Johannis Parvi et fuit collata ipsa capellania</text:p>
      <text:p text:style-name="P7">dicto magistro Yvoni in personam domini Jacobi Piperis presbyteri</text:p>
      <text:p text:style-name="P7">procuratoris sui ad hoc sufficienter fundati prout per litteras procuratorias</text:p>
      <text:p text:style-name="P7">Aurelianis sub anno presenti et die vicesima octava mensis</text:p>
      <text:p text:style-name="P7">Jauuarii / per magistrum Johannem Comberti Clericum</text:p>
      <text:p text:style-name="P7">l</text:p>
      <text:p text:style-name="P7">Aurelianensis publicum auctoritate apostolica / ac universitatis veneabi</text:p>
      <text:p text:style-name="P7">studii Aurelianensis notarium / confectas signatas et subscriptas</text:p>
      <text:p text:style-name="P7">legitime constitit / nomine procuratorio ipsius et pro ipso qui</text:p>
      <text:p text:style-name="P7">Juravit in forma.</text:p>
      <text:p text:style-name="P7">Veniat magister Nicolaus Sellarii die lune proxima in</text:p>
      <text:p text:style-name="P7">capitulo ut loquatur cum eo super facto excecucionis deffunct</text:p>
      <text:p text:style-name="P7">domini Rigardi de Duroforti quondam archidiaconus Parisi.</text:p>
      <text:p text:style-name="P7">Solvant matricularii Sancti Mederici decem libras</text:p>
      <text:p text:style-name="P7">pro reconciliacione ecclesie Sancti Mederici facta propter</text:p>
      <text:p text:style-name="P7">polucionem quam incurrerat racione injectionis</text:p>
      <text:p text:style-name="P7">temeriarie facte per magistrum Robertum Bolengarii</text:p>
      <text:p text:style-name="P7">Capellanum Sancti Mederici in qundam vocatum</text:p>
      <text:p text:style-name="P7">dominum Almarricum Maninart vicarium dicte ecclesie</text:p>
      <text:p text:style-name="P7">Sancti Mederici / usque ad nommodicam sanguans</text:p>
      <text:p text:style-name="P7">effusiorem et deinde si requirant dominos domini</text:p>
      <text:p text:style-name="P7">ordinabunt super gracia eis facienda.</text:p>
      <text:p text:style-name="P7">Tradat dominus Robertus estat vicarius ad majus altare Sancti Mederici et</text:p>
      <text:p text:style-name="P7">distributor merellorum comunitatis ejusdem ecclesie / iiiior lb. xii. s. p. matrculariis</text:p>
      <text:p text:style-name="P7">Sancti Mederici / quos debebat idem distributor prefato magistro Roberto Boulengerii</text:p>
      <text:p text:style-name="P7">pro termino nativitatis domini ultimo preterito et satisfaciorem frater dicti magistri Roberti</text:p>
      <text:p text:style-name="P7">de missis celebratis per eundem dominum Robertum estat pro dicto magistro Roberto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<text:soft-page-break/>Dy. succentor in ecclesia</text:p>
      <text:p text:style-name="P7">Ro. de Lorriaco</text:p>
      <text:p text:style-name="P7">J. de Sanctis</text:p>
      <text:p text:style-name="P7">T. de Sancto Petro</text:p>
      <text:p text:style-name="P7">N. Dictatoris</text:p>
      <text:p text:style-name="P7">Jo. de Pompodorio</text:p>
      <text:p text:style-name="P7">L. de Mongeria</text:p>
      <text:p text:style-name="P7">Jo. Voygnon</text:p>
      <text:p text:style-name="P7">Jo. Rolandi</text:p>
      <text:p text:style-name="P7">Jo. Chanteprime</text:p>
      <text:p text:style-name="P7">R. de Putheolis</text:p>
      <text:p text:style-name="P7">A. Regine</text:p>
      <text:p text:style-name="P7">N. de Rancia</text:p>
      <text:p text:style-name="P7">N. de Ordeimonte</text:p>
      <text:p text:style-name="P7">A. de Murolio</text:p>
      <text:p text:style-name="P7">H. Blanchet</text:p>
      <text:p text:style-name="P7">G. de Porta</text:p>
      <text:p text:style-name="P7">G. Fedelli</text:p>
      <text:p text:style-name="P7">M. Reginaldi</text:p>
      <text:p text:style-name="P7">P. de Ogero tarde venit.</text:p>
      <text:p text:style-name="P7">de Karolay infirmo</text:p>
      <text:p text:style-name="P7"/>
      <text:p text:style-name="P7"/>
      <text:p text:style-name="P7">=FRAN_0393_00347.tif=</text:p>
      <text:p text:style-name="P7">&gt;&gt;&gt;&gt;&gt;&gt; date &lt;&lt;&lt;&lt;&lt;&lt;&lt;</text:p>
      <text:p text:style-name="P7">Die dominica post octabas Parificacionis beate Marie Virginis .xxa mensis februar</text:p>
      <text:p text:style-name="P7">Capitulantibus dominis.</text:p>
      <text:p text:style-name="P7">Anno nonagesimo deptimo. Die lune post octabas festi Purificacionis Beate Marie Virginis</text:p>
      <text:p text:style-name="P7">undecima mensis februarii. capitulantibus dominis.</text:p>
      <text:p text:style-name="P7">&gt;&gt;&gt;&gt;&gt;&gt; block &lt;&lt;&lt;&lt;&lt;&lt;&lt;</text:p>
      <text:p text:style-name="P7">Super facto de Balneolis per modum expedientis advisatum est</text:p>
      <text:p text:style-name="P7">quod tuilibet singulariter petatur illud quod debet unacum arreratis</text:p>
      <text:p text:style-name="P7">in requestis palacii / et quod inquiratur qui potert amicabiliter</text:p>
      <text:p text:style-name="P7">facere erga duos vil tres de dicta villa de fure dominorum.</text:p>
      <text:p text:style-name="P7">d. Picardi</text:p>
      <text:p text:style-name="P7">Idem jonvenc. idem Egidins</text:p>
      <text:p text:style-name="P7"><text:soft-page-break/>de Grigny</text:p>
      <text:p text:style-name="P7">vadat ibidem dominus Stephanus de capella et inqurat</text:p>
      <text:p text:style-name="P7">melius quam poterit.</text:p>
      <text:p text:style-name="P7">Super facto luminaris ecclesie contenciosi inter dominum episcopum Parisiensem et capitulum</text:p>
      <text:p text:style-name="P7">magister Johannes Picardi retalit composicionem facere evidenter contra</text:p>
      <text:p text:style-name="P7">dominum Parisiensi / propter verbum funeralibus et anniversariis in ea</text:p>
      <text:p text:style-name="P7">contentum et idem omnca</text:p>
      <text:p text:style-name="P7">Deputatus est magister Johannes Hue unacum domino Johanne Rolandi</text:p>
      <text:p text:style-name="P7">et provisoribus / ad audiendum compota domini Johannis de Villaribus</text:p>
      <text:p text:style-name="P7">super organis.</text:p>
      <text:p text:style-name="P7">Placet dominis quod dominus Johannes Boulengerii fracer magistri Roberti</text:p>
      <text:p text:style-name="P7">fratris sui.</text:p>
      <text:p text:style-name="P7">Boulengerii / admictatur ad deserviendum capelali</text:p>
      <text:p text:style-name="P7">Magister Nicolaus Sellarii debet venire die mercurii proxima</text:p>
      <text:p text:style-name="P7">in capitulo et afferre compotum et papirus deffuncti domini Rigaldi</text:p>
      <text:p text:style-name="P7">de Duroforti quondam archidiaconus parisi / et advisatus super</text:p>
      <text:p text:style-name="P7">centum solidoum parisiensies quos alias posuit in deposito in manibus</text:p>
      <text:p text:style-name="P7">capituli</text:p>
      <text:p text:style-name="P7">&gt;&gt;&gt;&gt;&gt;&gt; liste &lt;&lt;&lt;&lt;&lt;&lt;&lt;</text:p>
      <text:p text:style-name="P7">P. Decano</text:p>
      <text:p text:style-name="P7">G. Cantore</text:p>
      <text:p text:style-name="P7">J. Archidiacono Par</text:p>
      <text:p text:style-name="P7">G. Archidiacono ecclesie</text:p>
      <text:p text:style-name="P7">N. de Rancia</text:p>
      <text:p text:style-name="P7">Jo. Rolandi</text:p>
      <text:p text:style-name="P7">Chanteprme</text:p>
      <text:p text:style-name="P7">Jo. Voygnon</text:p>
      <text:p text:style-name="P7">G. de Albyaco</text:p>
      <text:p text:style-name="P7">G. de Porta</text:p>
      <text:p text:style-name="P7">Jo. de Pompodorio</text:p>
      <text:p text:style-name="P7">P. de Ogero</text:p>
      <text:p text:style-name="P7">Ro. de Lorriacio</text:p>
      <text:p text:style-name="P7">L. de Mongeria</text:p>
      <text:p text:style-name="P7">G. Paillardi</text:p>
      <text:p text:style-name="P7">A. Archidiacono Brye</text:p>
      <text:p text:style-name="P7">Jo. de Sanctis</text:p>
      <text:p text:style-name="P7"><text:soft-page-break/>N. de Ordeimonte</text:p>
      <text:p text:style-name="P7">R. de Nullyaco</text:p>
      <text:p text:style-name="P7">Pesentibus magistris</text:p>
      <text:p text:style-name="P7">Jo. Picardi</text:p>
      <text:p text:style-name="P7">advocatis</text:p>
      <text:p text:style-name="P7">Egidio de Grgni</text:p>
      <text:p text:style-name="P7">Philhabe Jouvenel</text:p>
      <text:p text:style-name="P7">Etidio Abbatis procuratoribus</text:p>
      <text:p text:style-name="P7">Johanne Regis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 ecclesia</text:p>
      <text:p text:style-name="P7">L. de Mongeria</text:p>
      <text:p text:style-name="P7">N. Dictatoris</text:p>
      <text:p text:style-name="P7">Jo. de Pompodorio</text:p>
      <text:p text:style-name="P7">Jo. Voygnon</text:p>
      <text:p text:style-name="P7">G. de Porta</text:p>
      <text:p text:style-name="P7">Ph. de Salione</text:p>
      <text:p text:style-name="P7">T. Hocie</text:p>
      <text:p text:style-name="P7">Ro. de Lorriac</text:p>
      <text:p text:style-name="P7">Jo. Rolandi</text:p>
      <text:p text:style-name="P7">G. Fedelli</text:p>
      <text:p text:style-name="P7">P. Plaoul</text:p>
      <text:p text:style-name="P7">Jo. Hue</text:p>
      <text:p text:style-name="P7">N. de Ordeimonte</text:p>
      <text:p text:style-name="P7"/>
      <text:p text:style-name="P7"/>
      <text:p text:style-name="P7">=FRAN_0393_00348.tif=</text:p>
      <text:p text:style-name="P7">&gt;&gt;&gt;&gt;&gt;&gt; date &lt;&lt;&lt;&lt;&lt;&lt;&lt;</text:p>
      <text:p text:style-name="P7">Anno Nonagesimo septimo . Die mercurii post octabas festi Purificacionis Beate Marie</text:p>
      <text:p text:style-name="P7">Virginis xiiia mensis rebruarii. Capitulantibus dominis.</text:p>
      <text:p text:style-name="P7">&gt;&gt;&gt;&gt;&gt;&gt; block &lt;&lt;&lt;&lt;&lt;&lt;&lt;</text:p>
      <text:p text:style-name="P7">Exhibitis per magistrum Nicolaum Sellarii nuper notarium</text:p>
      <text:p text:style-name="P7">hujus capituli prapiris que fuerunt deffuncti archidiaconus Parisie</text:p>
      <text:p text:style-name="P7"><text:soft-page-break/>ac quodam rotulo cum sacto continentes certas peccuniarum</text:p>
      <text:p text:style-name="P7">summas deputati sunt ad audiendum ejus compota</text:p>
      <text:p text:style-name="P7">magistri Johannes Chanteprime et Jo. Rolandi et secum</text:p>
      <text:p text:style-name="P7">repportavit dictas papirus</text:p>
      <text:p text:style-name="P7">Placet dominis quom Johannes Herpin de Civillyaco nichil</text:p>
      <text:p text:style-name="P7">solvat de hiis in quibus tenetur ecclesie racione terrarum etc.</text:p>
      <text:p text:style-name="P7">usque ad bieninum.</text:p>
      <text:p text:style-name="P7">Arrestentur sex libre quas debet dominus Ro. de Baalleux</text:p>
      <text:p text:style-name="P7">magistro Stephano Boussardi ad requestam officiarii</text:p>
      <text:p text:style-name="P7">Annicersariorum</text:p>
      <text:p text:style-name="P7">Placet dominis quod magistri Jo. de Bordis Johannes Hue</text:p>
      <text:p text:style-name="P7">et Archidiaconus Senonensis intersint ad reta</text:p>
      <text:p text:style-name="P7">piculandum compota domini Stephani Johannis.</text:p>
      <text:p text:style-name="P7">Tradat dominus Jo. Hays officiarius anniversariorum</text:p>
      <text:p text:style-name="P7">domino Johanni de Villaribus x. libr. p. cum</text:p>
      <text:p text:style-name="P7">solidois</text:p>
      <text:p text:style-name="P7">in quibus tenetur magistro P. Trousseau Canonico Par.</text:p>
      <text:p text:style-name="P7">in deductione cape qua tenetur ecclesie et recipiat</text:p>
      <text:p text:style-name="P7">quictanciam a dicto domino Johanne de Villaribus</text:p>
      <text:p text:style-name="P7">De execatoribus de ffuncti magistri Odardi de Molinis / Dicatur eis quod supplicent</text:p>
      <text:p text:style-name="P7">pro altari fiendo et domini erunt eis grrosi.</text:p>
      <text:p text:style-name="P7">Venueat magister L. de Mongeria illud quod debetur magistro Petro Plaoul de</text:p>
      <text:p text:style-name="P7">grossis fructibus suis quos percioit apud Moryacum / pro eo quod delet officiario</text:p>
      <text:p text:style-name="P7">Anniversariorum terminum pastrie racione domus quam tenot locacionis tituloir</text:p>
      <text:p text:style-name="P7">claustro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 ecclesia</text:p>
      <text:p text:style-name="P7">Jo. Voygnon Flebothomenis</text:p>
      <text:p text:style-name="P7">Jo. Rolandi</text:p>
      <text:p text:style-name="P7">L. de Mongeria</text:p>
      <text:p text:style-name="P7">Jo. de Sanctis</text:p>
      <text:p text:style-name="P7">Ro. de Lorriaco</text:p>
      <text:p text:style-name="P7"><text:soft-page-break/>Jo. de Pompodorio</text:p>
      <text:p text:style-name="P7">Jo. Hue</text:p>
      <text:p text:style-name="P7">N. Dictatoris</text:p>
      <text:p text:style-name="P7">T. Houcie</text:p>
      <text:p text:style-name="P7">A. de Murolio</text:p>
      <text:p text:style-name="P7">Ph. de Salione</text:p>
      <text:p text:style-name="P7">G. Fedelli</text:p>
      <text:p text:style-name="P7">G. de Porta.</text:p>
      <text:p text:style-name="P7">J. de Karolay i</text:p>
      <text:p text:style-name="P7"/>
      <text:p text:style-name="P7"/>
      <text:p text:style-name="P7">=FRAN_0393_00349.tif=</text:p>
      <text:p text:style-name="P7">&gt;&gt;&gt;&gt;&gt;&gt; date &lt;&lt;&lt;&lt;&lt;&lt;&lt;</text:p>
      <text:p text:style-name="P7">Anno nonagesimo deptrmo. Die veneris post festum beati Valentini . xvta fetruarii</text:p>
      <text:p text:style-name="P7">Capitulantibus ejis</text:p>
      <text:p text:style-name="P7">Anno predicto die lune post festum beati Valentini. xviiia mensis februarii.</text:p>
      <text:p text:style-name="P7">Capitulantibus dominis.</text:p>
      <text:p text:style-name="P7">&gt;&gt;&gt;&gt;&gt;&gt; block &lt;&lt;&lt;&lt;&lt;&lt;&lt;</text:p>
      <text:p text:style-name="P7">Deputati sunt ad inquirendum de valore terre domini</text:p>
      <text:p text:style-name="P7">pro castrum terrea magister Philipp</text:p>
      <text:p text:style-name="P7">de Salione et dominus Johannes Hayse.</text:p>
      <text:p text:style-name="P7">De domino Almarnico de Ordeimonte domino Montiegay</text:p>
      <text:p text:style-name="P7">recuperentur articuli a magistro Egidio Abbatib</text:p>
      <text:p text:style-name="P7">Super facto de Cristolie deputati sunct ad eundem</text:p>
      <text:p text:style-name="P7">supra locum ut passetur procuratorium in bona</text:p>
      <text:p text:style-name="P7">forma / magistri H. Blancheti et Jo. Rolandi</text:p>
      <text:p text:style-name="P7">Facta relacione per magistros Regii aldum</text:p>
      <text:p text:style-name="P7">de Putheolis et Guillelmum de Porta</text:p>
      <text:p text:style-name="P7">commissaru super facto compotorum domini A.</text:p>
      <text:p text:style-name="P7">Billardi cunc officiium vin et matutinarum</text:p>
      <text:p text:style-name="P7">gentis constat per conclusionem compoti</text:p>
      <text:p text:style-name="P7">sui tenetur officie in</text:p>
      <text:p text:style-name="P7">vii s. xii d. ob. prout in cedula pafares</text:p>
      <text:p text:style-name="P7">per dictos commissariis facta latius continent</text:p>
      <text:p text:style-name="P7">cujus teno sequiu Par la</text:p>
      <text:p text:style-name="P7">concansion du compte de matines de</text:p>
      <text:p text:style-name="P7"><text:soft-page-break/>lanvee fuissot na saint Mellon l'an</text:p>
      <text:p text:style-name="P7">mil Ccc n</text:p>
      <text:p text:style-name="P7">cemparte particuliter le ficre de</text:p>
      <text:p text:style-name="P7">viiid.</text:p>
      <text:p text:style-name="P7">Die ci ii ehi e c</text:p>
      <text:p text:style-name="P7">&gt;&gt;&gt;&gt;&gt;&gt; liste &lt;&lt;&lt;&lt;&lt;&lt;&lt;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icctor infirmus</text:p>
      <text:p text:style-name="P7">Jo. de Pompadorio</text:p>
      <text:p text:style-name="P7">Jo. Rolandi</text:p>
      <text:p text:style-name="P7">Ro. de Lorriaco</text:p>
      <text:p text:style-name="P7">A. de Marolio</text:p>
      <text:p text:style-name="P7">N. dictat</text:p>
      <text:p text:style-name="P7">G. Fedelli</text:p>
      <text:p text:style-name="P7">Ph. de Salione</text:p>
      <text:p text:style-name="P7">G. de Porta</text:p>
      <text:p text:style-name="P7">L. de Mongeria</text:p>
      <text:p text:style-name="P7">T. Houcie</text:p>
      <text:p text:style-name="P7">P. de Ogero tarde</text:p>
      <text:p text:style-name="P7">Jo. Voygnon Flebothomensis.</text:p>
      <text:p text:style-name="P7">Jo. de Karolay infirms</text:p>
      <text:p text:style-name="P7">P. Decano</text:p>
      <text:p text:style-name="P7">G. Cantore</text:p>
      <text:p text:style-name="P7">archidiacono Pari</text:p>
      <text:p text:style-name="P7">G. Archidiacono ecclesie</text:p>
      <text:p text:style-name="P7">Sy. Succentor infirmus</text:p>
      <text:p text:style-name="P7">L. de Mongeria</text:p>
      <text:p text:style-name="P7">Ph. de Salione</text:p>
      <text:p text:style-name="P7">G. de Porta</text:p>
      <text:p text:style-name="P7">Jo. Rolandi</text:p>
      <text:p text:style-name="P7">R. de Putheolis</text:p>
      <text:p text:style-name="P7">Ro. de Lorriaco</text:p>
      <text:p text:style-name="P7">Jo. de Pompodorio</text:p>
      <text:p text:style-name="P7"><text:soft-page-break/>Jo. Voygnon</text:p>
      <text:p text:style-name="P7">Fvlli</text:p>
      <text:p text:style-name="P7">A. de Murilio</text:p>
      <text:p text:style-name="P7">N. Dictatoris</text:p>
      <text:p text:style-name="P7">M. Rginardi</text:p>
      <text:p text:style-name="P7">T. Hocie</text:p>
      <text:p text:style-name="P7"/>
      <text:p text:style-name="P7"/>
      <text:p text:style-name="P7">=FRAN_0393_00350.tif=</text:p>
      <text:p text:style-name="P7">&gt;&gt;&gt;&gt;&gt;&gt; entrée &lt;&lt;&lt;&lt;&lt;&lt;&lt;</text:p>
      <text:p text:style-name="P7">visitacio ecclesie</text:p>
      <text:p text:style-name="P7">Sancti Mederici</text:p>
      <text:p text:style-name="P7">&gt;&gt;&gt;&gt;&gt;&gt; block &lt;&lt;&lt;&lt;&lt;&lt;&lt;</text:p>
      <text:p text:style-name="P7">Preceptum fuit camerario clerico quod tradat magistro Egidio</text:p>
      <text:p text:style-name="P7">de Grigny advocato in parlamento ii fr. et clerico sui demdium</text:p>
      <text:p text:style-name="P7">francum / pro quibusdam racionibus per ipss factis et scpto per ecclesia</text:p>
      <text:p text:style-name="P7">Fiat procuratorem per firmarus de Vernone</text:p>
      <text:p text:style-name="P7">Plagi dominis quod Giabi Alenur promoneatur ad subdiaconatus</text:p>
      <text:p text:style-name="P7">ordinem</text:p>
      <text:p text:style-name="P7">Veniat prima die capitulari magister Flamngus de Martrolio</text:p>
      <text:p text:style-name="P7">Deputati sunt ad visitandum crastiam die ecclesiam Sancti Mederici Parisies</text:p>
      <text:p text:style-name="P7">domini et magistri P. decanus . G. archidiacono de Josayo. A. Arddiacono</text:p>
      <text:p text:style-name="P7">Brye . L. de Mongeria Jo. Rolandi T. Houcie et P. de Ogerio canonicis cleie</text:p>
      <text:p text:style-name="P7">parisiens</text:p>
      <text:p text:style-name="P7">De causa Sancti Benedicti / contrate est ex officio ad lune pus miras domini</text:p>
      <text:p text:style-name="P7">Anno predicto. die mercurii se xxvii febris / presentibus et assistentibs in ecclesia Sancti Mederici Par.</text:p>
      <text:p text:style-name="P7">venerabndarum circumspectionum vtri magistri P. decano . G. archidiacono ecclesie A. archdicdonaocoto Brie</text:p>
      <text:p text:style-name="P7">L. de Mongeria Jo. Rolandi T. Houcie . commissariis deputatis ad visitandum dictam</text:p>
      <text:p text:style-name="P7">ecclesiam etc. facta fuit visitacio in modum qui sequitur Et primo</text:p>
      <text:p text:style-name="P7">Visitaverunt corpus Christi quod bene et decenter repositum invenerunt</text:p>
      <text:p text:style-name="P7">deinde frntes quos mundos et honesos repererunt demum oleuim sanctum Sanctum Cuisinam et olerum infirmorum</text:p>
      <text:p text:style-name="P7">que in vasis honestis erant reposita.</text:p>
      <text:p text:style-name="P7">Quo facto chorum intrarunt et in sedibus itstallis chori ut surores aliquantulum sedeunt</text:p>
      <text:p text:style-name="P7">etsceterunt Postmodi revestuarium dicte ecclesie intrantes et nitus stantes / lecta per me pro majori</text:p>
      <text:p text:style-name="P7"><text:soft-page-break/>parte quadam tabula in pergameno scrpta grossa lictera formali / cuidem peciel ligni affixa</text:p>
      <text:p text:style-name="P7">in que continentur certa statuta pro reffermacione dicte ecclesie et domini servicii / per dominoom Dccanum et capitulum</text:p>
      <text:p text:style-name="P7">ecclesie Par. stabilita t ordinata intrarunt matricularii laici dicte ecclesie de mandato dominorum</text:p>
      <text:p text:style-name="P7">quibus petitum fuit an aqua scirent in constueria ipsorum in dicta ecclesia et in pris ipsius reformacione</text:p>
      <text:p text:style-name="P7">aicorrectione digna qui exhibuerit duas cedulas papireas una multos deffectus per servitat</text:p>
      <text:p text:style-name="P7">vicarius et alias persinas dicte ecclesie factos / continentes quam apud se retinerit dicti commissarii ut plenu</text:p>
      <text:p text:style-name="P7">super ea se informarent et aliam certos excessus per firmarium / clericos et matricularios clericos dicti</text:p>
      <text:p text:style-name="P7">ecclesie factes in officiis suis ut dicebant dicti matirtularii laici / super qua domini commissarii</text:p>
      <text:p text:style-name="P7">ordinavitur quod ipsi mactularii causa in mondi redigent acuite domini eis ministirarent inficie complererntis</text:p>
      <text:p text:style-name="P7">Demum intrarunt canonici dicte ecclesie quibus petitum fuit an in servitoribus ecclesie predicte senent aquee</text:p>
      <text:p text:style-name="P7">deffeceto et an aqui ipsorum elut cerminosi seu infamati $s$ vel inhonestam vitam ducentes qui illico</text:p>
      <text:p text:style-name="P7">rnerunt quod nestrebant aliquem preterquam unum vocatum Caillilimaille qui erat rixosus. quem</text:p>
      <text:p text:style-name="P7">MageT Trucan canonicus dicte ecclesie tunc assistes . dixit se velle removeri a unum alium loco</text:p>
      <text:p text:style-name="P7">sui dominis capitulo ecclesie parisiensis presentare . Interogati postea an in tabula dicte em de qui supra eceant</text:p>
      <text:p text:style-name="P7">an qua minis aspera seu obsturaio et an vellet aquid addi seu conigi post multa verba super c habita</text:p>
      <text:p text:style-name="P7">dixerint se dictam cabulam diligeret inspectinos / et in crcuta osedere dominis Par. capitulo que viderent comiterium</text:p>
      <text:p text:style-name="P7">&gt;&gt;&gt;&gt;&gt;&gt; liste &lt;&lt;&lt;&lt;&lt;&lt;&lt;</text:p>
      <text:p text:style-name="P7">Capitulantibus dominis.</text:p>
      <text:p text:style-name="P7">P. decano</text:p>
      <text:p text:style-name="P7">G. cantore</text:p>
      <text:p text:style-name="P7">Jo. archidiacono Par.</text:p>
      <text:p text:style-name="P7">G. archidiacono ecclesie</text:p>
      <text:p text:style-name="P7">Sy. succentore in eclesia</text:p>
      <text:p text:style-name="P7">Jo. Hue</text:p>
      <text:p text:style-name="P7">L. de Mongeria</text:p>
      <text:p text:style-name="P7">P. de Ogero</text:p>
      <text:p text:style-name="P7">N. de Ordeimonte</text:p>
      <text:p text:style-name="P7">N. Dictatoris</text:p>
      <text:p text:style-name="P7">Jo. Rolandi</text:p>
      <text:p text:style-name="P7">J. de Pompodorio</text:p>
      <text:p text:style-name="P7">G. Fedelli</text:p>
      <text:p text:style-name="P7"><text:soft-page-break/>N. de Rancia</text:p>
      <text:p text:style-name="P7">J. VVoygnon</text:p>
      <text:p text:style-name="P7">J. de Karolay infirmo</text:p>
      <text:p text:style-name="P7"/>
      <text:p text:style-name="P7"/>
      <text:p text:style-name="P7">=FRAN_0393_00351.tif=</text:p>
      <text:p text:style-name="P7">&gt;&gt;&gt;&gt;&gt;&gt; date &lt;&lt;&lt;&lt;&lt;&lt;&lt;</text:p>
      <text:p text:style-name="P7">nno predicto die jovis sequeti xxviia mernsis predicteis capitulantibus dominis.</text:p>
      <text:p text:style-name="P7">Anno predicti die sabbati se quanti / secunda marcii capitulantibus dominis et magistris</text:p>
      <text:p text:style-name="P7">&gt;&gt;&gt;&gt;&gt;&gt; block &lt;&lt;&lt;&lt;&lt;&lt;&lt;</text:p>
      <text:p text:style-name="P7">et dominus</text:p>
      <text:p text:style-name="P7">Magister Nicolaus de Valle Johannes Boulengarii frater magistri Roberti</text:p>
      <text:p text:style-name="P7">voulengarii capellani et beneficiati in ecclesia Sancti Mederici parisiensis / constituerunt se</text:p>
      <text:p text:style-name="P7">priiles debitores de somma decem libras parisiensis in quibus dictus magister</text:p>
      <text:p text:style-name="P7">Robertus / tenebatur ecclesie Parisiensis/ ad causam retonaliacionis facte in dicta ecclesia Sancti Medericio</text:p>
      <text:p text:style-name="P7">que poluta fuerat racione inicicionis facte per dictum magistrum Robertum in diiam</text:p>
      <text:p text:style-name="P7">Almaricum Maninart / vicarium dicte ecclesie asque ad sanguis effusione non</text:p>
      <text:p text:style-name="P7">modicam</text:p>
      <text:p text:style-name="P7">Proposito / ex parte capituli / per organum domini decani / contra magistrum Flanmngum de</text:p>
      <text:p text:style-name="P7">Martreyo / sacre pagine professorem / capellanum in ecclesia Parisiensi quod licet nullum</text:p>
      <text:p text:style-name="P7">beneficium haberet cui immineret cura animarum / in civitate parisiensis et per consequans nullam</text:p>
      <text:p text:style-name="P7">absolvendi potestatem / et maxime in causaibus reservatis nichilominus tamere ipse irndisticte</text:p>
      <text:p text:style-name="P7">bete do Absolvendi potesteate ab solvebat quosncnaque ad ipsum confluentet / tam ab omnibus</text:p>
      <text:p text:style-name="P7">casibus reservitis quam non resornatis / qare concludebat que ipsum ipsum debere pueriri et</text:p>
      <text:p text:style-name="P7">corrige prout jura volunt etc. dictus magister Flamugiis respondit / quod nunquam abiesus</text:p>
      <text:p text:style-name="P7">T. de Sancto Petro absente per ecclesia fuit in aquo. q non ab solvebat aquos nisi in casibus episcopo reservatis quod poterat</text:p>
      <text:p text:style-name="P7">ex concessione sibi facta per secunde apostolicam et licet haberet potestatem eciam absolvendim</text:p>
      <text:p text:style-name="P7">in causibus pape reseratis tamere quia licteras super e nondu habueat nonquam viluit anque</text:p>
      <text:p text:style-name="P7">absoliere nec deceto interedebat facere ec prius habitis licteris suis acuna rona / peres suipter</text:p>
      <text:p text:style-name="P7">esta responsione instrentem</text:p>
      <text:p text:style-name="P7">Placet dominis . quod prepositus de Rosays vil solvat de eucharia per eum posita ad preposituram predicta</text:p>
      <text:p text:style-name="P7">ultra ulterios offertis et quod passet de residuo litteram pruta de Clutum eta librus quilitet anno Remo</text:p>
      <text:p text:style-name="P7">Magistri Thomas de Alneto fuit receptus ad canonicatum et prebendam quos in ecclesia Par. obtinebat</text:p>
      <text:p text:style-name="P7">domino cardeialis aniciensis etc ut lacius in papno recepcionis concientur solvit x. sar.</text:p>
      <text:p text:style-name="P7"><text:soft-page-break/>per jocundo adventu pro capa dedit fidejussorem magistrum Andream Grangii noste presentis</text:p>
      <text:p text:style-name="P7">pt hujusmodi fidejussionem in sesponte suscipientem</text:p>
      <text:p text:style-name="P7">Ordiratum est per capitulum quod de reparacionibus necsatus apud Corberosum taxatus per</text:p>
      <text:p text:style-name="P7">magtstrum . Raymondum juratum ecclesie ad sommam lxta librarum magister Jo. Chanteprime</text:p>
      <text:p text:style-name="P7">executor testamenti seu ultil voluntatis deffuncti magistri Petri Forteti qui al fuerit ibidem</text:p>
      <text:p text:style-name="P7">prebendatus tradat de execucioni dicti deffuenti xx. libras exccutores deffuncti magistri</text:p>
      <text:p text:style-name="P7">Johannis de Socro . viii. libras religiosi Sancti Victoris xxti libras magister T. Houcie</text:p>
      <text:p text:style-name="P7">xii. libras. et quod aca piantur a magistro Nicolao sellani nuper nonno capituli centim solidos</text:p>
      <text:p text:style-name="P7">quos habuit ab executories defuncti magistri Guy donis flenr et ordinatum est quod ego</text:p>
      <text:p text:style-name="P7">Guillelmus Picardi recipiam a tradam magistro T. Houcie</text:p>
      <text:p text:style-name="P7">&gt;&gt;&gt;&gt;&gt;&gt; liste &lt;&lt;&lt;&lt;&lt;&lt;&lt;</text:p>
      <text:p text:style-name="P7">P. decano</text:p>
      <text:p text:style-name="P7">G. cantore</text:p>
      <text:p text:style-name="P7">J. Ardiacono Par.</text:p>
      <text:p text:style-name="P7">G. archidiacono ecclesie</text:p>
      <text:p text:style-name="P7">G. Succentore in ecclesia</text:p>
      <text:p text:style-name="P7">J. Vooygnon</text:p>
      <text:p text:style-name="P7">N. de Ordeimonte</text:p>
      <text:p text:style-name="P7">M. Reginaldi</text:p>
      <text:p text:style-name="P7">L. de Mongeria</text:p>
      <text:p text:style-name="P7">J. Rolandi</text:p>
      <text:p text:style-name="P7">N. dictatorum</text:p>
      <text:p text:style-name="P7">J. Chanteprime</text:p>
      <text:p text:style-name="P7">J. Huonis</text:p>
      <text:p text:style-name="P7">J. de Pompodorio</text:p>
      <text:p text:style-name="P7">H. Blancheti</text:p>
      <text:p text:style-name="P7">T. Houcie</text:p>
      <text:p text:style-name="P7">E. de Murolio</text:p>
      <text:p text:style-name="P7">G. Fedelli</text:p>
      <text:p text:style-name="P7">de Karolay . infirmo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centore in ecclesia</text:p>
      <text:p text:style-name="P7">A. archidiacono Brie</text:p>
      <text:p text:style-name="P7"><text:soft-page-break/>L. de Mongeria</text:p>
      <text:p text:style-name="P7">T. Houcie</text:p>
      <text:p text:style-name="P7">Chanteprime</text:p>
      <text:p text:style-name="P7">. Rolandi</text:p>
      <text:p text:style-name="P7">H. Blancheti</text:p>
      <text:p text:style-name="P7">M. Reginaldi</text:p>
      <text:p text:style-name="P7">P. de Salione</text:p>
      <text:p text:style-name="P7">G. Fedelli</text:p>
      <text:p text:style-name="P7">A. Regine</text:p>
      <text:p text:style-name="P7">E. de Murolio</text:p>
      <text:p text:style-name="P7">T. de Sancto Petro</text:p>
      <text:p text:style-name="P7">T. de Alneto</text:p>
      <text:p text:style-name="P7">Jo. Woygnai</text:p>
      <text:p text:style-name="P7">de Pompodorio</text:p>
      <text:p text:style-name="P7">N. Dictatorum</text:p>
      <text:p text:style-name="P7">Po. de Ogo</text:p>
      <text:p text:style-name="P7">de draneay insirio</text:p>
      <text:p text:style-name="P7"/>
      <text:p text:style-name="P7"/>
      <text:p text:style-name="P7">=FRAN_0393_00352.tif=</text:p>
      <text:p text:style-name="P7">&gt;&gt;&gt;&gt;&gt;&gt; date &lt;&lt;&lt;&lt;&lt;&lt;&lt;</text:p>
      <text:p text:style-name="P7">Aannno nonagesiem vii° die martis post reminsori va marcii post Synodum per dict dua</text:p>
      <text:p text:style-name="P7">celebratam dicta die. capitulantibus dominis</text:p>
      <text:p text:style-name="P7">Anno predicto. die jonvis sequente viia marii capitulantibus dominis</text:p>
      <text:p text:style-name="P7">&gt;&gt;&gt;&gt;&gt;&gt; entrée &lt;&lt;&lt;&lt;&lt;&lt;&lt;</text:p>
      <text:p text:style-name="P7">itr esa sequenti</text:p>
      <text:p text:style-name="P7">ad</text:p>
      <text:p text:style-name="P7">&gt;&gt;&gt;&gt;&gt;&gt; block &lt;&lt;&lt;&lt;&lt;&lt;&lt;</text:p>
      <text:p text:style-name="P7">Excusatus fuit / per magstrum T. de Alneto / Richardus Ralart capellani</text:p>
      <text:p text:style-name="P7">in ecclesia qui non fuit in siynmodo hodierna quia infirmabatur</text:p>
      <text:p text:style-name="P7">Item eta excusatus est dominus Johannes Le Musnier capellani ec per dominum Robertum</text:p>
      <text:p text:style-name="P7">Rogeni quia infirmus est</text:p>
      <text:p text:style-name="P7">Item eciam excusatu est Nicolauo de Gondie propter infirmtatem anuncuali</text:p>
      <text:p text:style-name="P7">sui curati sancti Seuerini</text:p>
      <text:p text:style-name="P7">Magister Johannes Cruntis excusatus fuit per magistrum Johannem Mocelli</text:p>
      <text:p text:style-name="P7">quia erat absens actiate Par.s remote prut juramenti dicum magister Johannes</text:p>
      <text:p text:style-name="P7"><text:soft-page-break/>Data est licencia non residendi domino Johanni de Pratis capellanio Sancti</text:p>
      <text:p text:style-name="P7">eustachii in ecclesia Parisiensis hinc ad annum</text:p>
      <text:p text:style-name="P7">Domini Georgiis de Rain Johannes Comntis Johannes Boulart Johannes</text:p>
      <text:p text:style-name="P7">Henrici Ordroco. Clementis pecierunt licenciam constituendi procuratorem</text:p>
      <text:p text:style-name="P7">et licencia optenta constituerunt de beneplacito et conssn capituli dominum</text:p>
      <text:p text:style-name="P7">cthomam Godefredi cui data est patatrs usque ad annum in fora solita</text:p>
      <text:p text:style-name="P7">habrntum fuit nerbum de facto reparacionis capellanie domini Johannes de</text:p>
      <text:p text:style-name="P7">moledino fundate apud Lusarchee etc. sed iil fuit conclusum</text:p>
      <text:p text:style-name="P7">Item $p$ ex parte religiosorum Sancti Vicroris de Panibus des. O. ot</text:p>
      <text:p text:style-name="P7">ad causam deffuncti magistri O. de Molinis et fuit eis responsum</text:p>
      <text:p text:style-name="P7">visa composione domini ad hoc non tenebantur quia dicrus deffuncti</text:p>
      <text:p text:style-name="P7">tempore quo vinebat nichil debebut perciperei per conscquans nec dicti</text:p>
      <text:p text:style-name="P7">religiosi qui loco ipsius succedutur etc.</text:p>
      <text:p text:style-name="P7">Venuat castina die in occava hora et compareant in ecclesia parisiensis</text:p>
      <text:p text:style-name="P7">eorum magistris P. decano T. Houcie . G. ardiceono ecclesie et Johannes</text:p>
      <text:p text:style-name="P7">Rolandi commissariis / quo ad hoc matricularii clerici Sancti Mederici Parsiensi</text:p>
      <text:p text:style-name="P7">et dominus habentus lacuisse firmarius dicti loci repusturi ad tasa qua</text:p>
      <text:p text:style-name="P7">A. ardicaoe Brye caplilnim editis ipsos per dictis dominos quissarios iqtireretur et petetur ac</text:p>
      <text:p text:style-name="P7">&gt;&gt;&gt;&gt;&gt;&gt; liste &lt;&lt;&lt;&lt;&lt;&lt;&lt;</text:p>
      <text:p text:style-name="P7">P. decano</text:p>
      <text:p text:style-name="P7">G. cantore</text:p>
      <text:p text:style-name="P7">. Anrdiaco Par.</text:p>
      <text:p text:style-name="P7">G. archidiaconr ecclesie</text:p>
      <text:p text:style-name="P7">Sy. succentore in ecclesia</text:p>
      <text:p text:style-name="P7">P. de Ogero</text:p>
      <text:p text:style-name="P7">T. Houcie</text:p>
      <text:p text:style-name="P7">. Rolandi</text:p>
      <text:p text:style-name="P7">G. Paillardi</text:p>
      <text:p text:style-name="P7">de Pompodorio</text:p>
      <text:p text:style-name="P7">R. de Lorriaco</text:p>
      <text:p text:style-name="P7">J. VVoygnon</text:p>
      <text:p text:style-name="P7">T. de Alneto</text:p>
      <text:p text:style-name="P7">L. de Mongeria</text:p>
      <text:p text:style-name="P7">uore capitulum ep J. Karolay infirmo</text:p>
      <text:p text:style-name="P7">P. decano</text:p>
      <text:p text:style-name="P7">G. Cantore</text:p>
      <text:p text:style-name="P7"><text:soft-page-break/>J. archidiacono Par.</text:p>
      <text:p text:style-name="P7">G. archidiacono ecclesie</text:p>
      <text:p text:style-name="P7">Sy. succlter in eccesia</text:p>
      <text:p text:style-name="P7">N. Dictatoris</text:p>
      <text:p text:style-name="P7">T. Houcie</text:p>
      <text:p text:style-name="P7">E. de Murolio</text:p>
      <text:p text:style-name="P7">J. Vooygnon</text:p>
      <text:p text:style-name="P7">M. Reginaldi</text:p>
      <text:p text:style-name="P7">Jo. de Sanctis</text:p>
      <text:p text:style-name="P7">Rolandi</text:p>
      <text:p text:style-name="P7">J. de Pompodorio</text:p>
      <text:p text:style-name="P7">R. de Louriaco</text:p>
      <text:p text:style-name="P7">L. de Mongeria</text:p>
      <text:p text:style-name="P7">de Karolay infirmo</text:p>
      <text:p text:style-name="P7"/>
      <text:p text:style-name="P7"/>
      <text:p text:style-name="P7">=FRAN_0393_00353.tif=</text:p>
      <text:p text:style-name="P7">&gt;&gt;&gt;&gt;&gt;&gt; date &lt;&lt;&lt;&lt;&lt;&lt;&lt;</text:p>
      <text:p text:style-name="P7">6</text:p>
      <text:p text:style-name="P7">Anno et mense predicte die mercurii sequante extraordinarie capitulantibus dn</text:p>
      <text:p text:style-name="P7">Anno et mense predictri die sabbatio sequenti ixa dicti mensis capitulantibus dominis</text:p>
      <text:p text:style-name="P7">&gt;&gt;&gt;&gt;&gt;&gt; block &lt;&lt;&lt;&lt;&lt;&lt;&lt;</text:p>
      <text:p text:style-name="P7">Jelucet dominis quod emantur terre de Coulongis et de Cohan. quas visitavit</text:p>
      <text:p text:style-name="P7">magister R. de Lorriaco sectum assistentis domino Johanne Hays officiario anniversariorum</text:p>
      <text:p text:style-name="P7">et hoc precio iistorum francorum aurit</text:p>
      <text:p text:style-name="P7">Iict plasi dominis quod tradatur domus de Liriaco ad annuum redditum perpetuum</text:p>
      <text:p text:style-name="P7">xx. libras turonensium hoc actrquod non demoliatur dicta domus sine consensu</text:p>
      <text:p text:style-name="P7">dominorum et quod domini habeant medictatem proficuorum provcierentium ex edicionibus</text:p>
      <text:p text:style-name="P7">matirnarum dicte domus / si causa demoliri conteregat post consesum suum ex</text:p>
      <text:p text:style-name="P7">Requs</text:p>
      <text:p text:style-name="P7">orliacum in terra capituli admortizentur dum tamen domini habeant viginti solidous</text:p>
      <text:p text:style-name="P7">dicti redditus / qui silit peris condicionis aliis xxti solidos remanentis $pg</text:p>
      <text:p text:style-name="P7">magistro N. de Ordeimonte prebendato in dicto loco que dicente et asserente non posse</text:p>
      <text:p text:style-name="P7">fer sine licencia / prebendanorum dicti loci cum eorum intersit etc.</text:p>
      <text:p text:style-name="P7">Concessa est licencia Petro Gilart magistro puerorum chori ecclesie</text:p>
      <text:p text:style-name="P7">quod vadat apud originacum sancte Benedicte Laudinensis diocesis pro possedine prebenda</text:p>
      <text:p text:style-name="P7"><text:soft-page-break/>Prdctio loci ad pascenda et habunda / ita quod reventatur infra dmine jovis post letare</text:p>
      <text:p text:style-name="P7">Exhabita / pro parte clericorum matutinalium et aliorum servitorum ecclesie quodm supricacio</text:p>
      <text:p text:style-name="P7">continente quod licet ipsi ab antiquo / consiceverint habere per officiarium</text:p>
      <text:p text:style-name="P7">anniversariorum ecclesie ad causam certorum anniversariorum que in crto distribui nec</text:p>
      <text:p text:style-name="P7">nequibant nec ita cqulae quan a quid ex ipsis remaneret / certum residuum</text:p>
      <text:p text:style-name="P7">nichilominnus canum / domini Stephanus Johannis Johannes Hays nunc officiarius</text:p>
      <text:p text:style-name="P7">anniversarum nichil eis solverant / qurare suplicabant et requarebat quatinus solverentr</text:p>
      <text:p text:style-name="P7">de dictis residuis / domini concluserunt dictam residuum eis solvendum</text:p>
      <text:p text:style-name="P7">et injunctum fuit domina Johanne Hays tunc presenti quatinus illud exsolveret videlicet</text:p>
      <text:p text:style-name="P7">vincunque suplicanturm ileud quis deberet</text:p>
      <text:p text:style-name="P7">Ordinatum est in capitulo quod omnes presositi prebendarii quilitet in sua prepositua</text:p>
      <text:p text:style-name="P7">faciant et procurent frer omnes reparaciones necessarias in dictis locis videlicet</text:p>
      <text:p text:style-name="P7">in locis quibus recipiuntur grana infra instans festum nativitarum beati</text:p>
      <text:p text:style-name="P7">Johannis Baptiste / et in aliis infra festum omnium Sanctir Proxime inde secutunt / et</text:p>
      <text:p text:style-name="P7">ut librus fiant / arrestent omnes grossis fructu omniu prebendanorum</text:p>
      <text:p text:style-name="P7">donec domti reparaciones fuit facte scietos quod si in f deffecerint dicti prepositi capitulum</text:p>
      <text:p text:style-name="P7">habebit accione contra ipsos et data est per me cuilibet redula contineris</text:p>
      <text:p text:style-name="P7">i</text:p>
      <text:p text:style-name="P7">&gt;&gt;&gt;&gt;&gt;&gt; liste &lt;&lt;&lt;&lt;&lt;&lt;&lt;</text:p>
      <text:p text:style-name="P7">P. decano</text:p>
      <text:p text:style-name="P7">+ G. cantore</text:p>
      <text:p text:style-name="P7">J. Archidiacono Par.</text:p>
      <text:p text:style-name="P7">G. archidiacono ecclesie</text:p>
      <text:p text:style-name="P7">G. Fedelli</text:p>
      <text:p text:style-name="P7">R. de Lorriaco.</text:p>
      <text:p text:style-name="P7">T. Houcie</text:p>
      <text:p text:style-name="P7">LL. de Mongeria</text:p>
      <text:p text:style-name="P7">de Pompodorio</text:p>
      <text:p text:style-name="P7">J. Rolandi</text:p>
      <text:p text:style-name="P7">P. de Salione</text:p>
      <text:p text:style-name="P7">T. de Sancto Petro</text:p>
      <text:p text:style-name="P7">M. Reginaldi</text:p>
      <text:p text:style-name="P7">Ja. Cousson</text:p>
      <text:p text:style-name="P7">A. Regine</text:p>
      <text:p text:style-name="P7">E. de Mirolio</text:p>
      <text:p text:style-name="P7">P. de Ogero</text:p>
      <text:p text:style-name="P7"><text:soft-page-break/>N. Dictatores</text:p>
      <text:p text:style-name="P7">N. de Ordeimonte</text:p>
      <text:p text:style-name="P7">H. Blancheti.</text:p>
      <text:p text:style-name="P7">N. de Kearolay</text:p>
      <text:p text:style-name="P7">P. decano</text:p>
      <text:p text:style-name="P7">G. cantore</text:p>
      <text:p text:style-name="P7">Par. archicono</text:p>
      <text:p text:style-name="P7">G. ecclesie</text:p>
      <text:p text:style-name="P7">Sy. succentore in ecclesia</text:p>
      <text:p text:style-name="P7">J. Rolandi</text:p>
      <text:p text:style-name="P7">R. de Louriaco</text:p>
      <text:p text:style-name="P7">L. de Mongeria</text:p>
      <text:p text:style-name="P7">N. de Ordeimonte</text:p>
      <text:p text:style-name="P7">J. LVoygnon</text:p>
      <text:p text:style-name="P7">T. de Alneto</text:p>
      <text:p text:style-name="P7">Ja. Cousson</text:p>
      <text:p text:style-name="P7">E. de Murolio</text:p>
      <text:p text:style-name="P7">G. Fedelli</text:p>
      <text:p text:style-name="P7">N. de Rancia</text:p>
      <text:p text:style-name="P7">J. de Karolay infirmo</text:p>
      <text:p text:style-name="P7"/>
      <text:p text:style-name="P7"/>
      <text:p text:style-name="P7">=FRAN_0393_00354.tif=</text:p>
      <text:p text:style-name="P7">&gt;&gt;&gt;&gt;&gt;&gt; date &lt;&lt;&lt;&lt;&lt;&lt;&lt;</text:p>
      <text:p text:style-name="P7">Anno domini millesimo CCCmo nonagesimo vii° die mrntis post occuli mer xiia marcii capitulantibus dominis</text:p>
      <text:p text:style-name="P7">Anno et me se predicte die jovis sequenti presentibus et capitulantibus dominis</text:p>
      <text:p text:style-name="P7">&gt;&gt;&gt;&gt;&gt;&gt; block &lt;&lt;&lt;&lt;&lt;&lt;&lt;</text:p>
      <text:p text:style-name="P7">Personaliter comparentibus domino Petro Mercerii procuratore et nomine procuratorio magistri</text:p>
      <text:p text:style-name="P7">Egidii Juvenis / parte una et Johannes Castelli procurator magistri Johnnis de Sarsonno</text:p>
      <text:p text:style-name="P7">Sy. succentore in ecclesia ecclesie hujus cancellarii / pecierunt respectine admicti ad canonicatum et prebendam ecclesie</text:p>
      <text:p text:style-name="P7">Parisiensis quos optine silibat / deffunctus magister Petrus Mignoti videlicet</text:p>
      <text:p text:style-name="P7">dictus dominos peters nomine dicti magistr Egidii. a dictus Johannes Castelli novne dicti</text:p>
      <text:p text:style-name="P7">magister Johanns / quibus capitulum / exeuntibus fuit deliberatum eos simul recipi</text:p>
      <text:p text:style-name="P7">sine prioritate et posteritate. Salvo cujuslibet jure et sic installati et recepti</text:p>
      <text:p text:style-name="P7"><text:soft-page-break/>fuerunt etc. dato pro dicto magistr Egidio racione cape fedejussore videlicet dicto domino</text:p>
      <text:p text:style-name="P7">Petro et per prefato magistro Johanne de Jarsonno magistr Matheo Regnuldi.</text:p>
      <text:p text:style-name="P7">hec lacius vdlice in papiru recepcionum.</text:p>
      <text:p text:style-name="P7">Dominus Dionisius regis se excusavit a siymodo qua non fidatus eo quod neclessi</text:p>
      <text:p text:style-name="P7">erat absens in diocesis Belvatis et domini habuit eum excusatum / post jurament per</text:p>
      <text:p text:style-name="P7">eum prestitum / quod non poterat interesse</text:p>
      <text:p text:style-name="P7">placet dominis quod molemdinum de Crlebarbe prope Sanctum Marcellum proclametur</text:p>
      <text:p text:style-name="P7">Pro parte magistri Fratrum et sororum umjus Dei Parisiensis suplicato dominis quod cum</text:p>
      <text:p text:style-name="P7">ad dictam domum Dei spectarent due domus contigue et intertenentis abontissantes</text:p>
      <text:p text:style-name="P7">a contigue ex una parte capelle dicte domus et ex alia aule sancti Thome</text:p>
      <text:p text:style-name="P7">et domutorio dicti loci. site in parvisio nostre domine. super quibus / $ne$ domini annuatim</text:p>
      <text:p text:style-name="P7">percipiebant apecipiunt xxv. librar parisiensim reeditus / videlcet officium</text:p>
      <text:p text:style-name="P7">anniversariorum ix libras officium camere viii. libras et officium fabrice viii l.</text:p>
      <text:p text:style-name="P7">propter cunus redditus oneracionem dctles domus minabantur ruinam et erent adhuc</text:p>
      <text:p text:style-name="P7">magistr Ruivose exhonerarentur Ipsi quod magister et frictres racione dicte domus Dei</text:p>
      <text:p text:style-name="P7">haberent jus percipiendi annuatim supper officio anniversariorum dicte ecclesie xi. lb. cum</text:p>
      <text:p text:style-name="P7">quinque solidis par. Item vii. libras parisiensis. super domo quadam sita in magno</text:p>
      <text:p text:style-name="P7">vico Sancti Jacobi ad intersignium nostre domine / in oppositum vici plaustri / quaquidem</text:p>
      <text:p text:style-name="P7">domus fuit condam Johannis Belini a nunc est magistri Michaelis de Pauilly</text:p>
      <text:p text:style-name="P7">pro curatoris in parlamento super qua eciam $ne domini hbunt jus percipiendi annuatim / lxta</text:p>
      <text:p text:style-name="P7">solidum Par. ejusdem corddicionis sicut sunc dicte septulie libre et hoc racione admortiacionum</text:p>
      <text:p text:style-name="P7">dictarum vii. libras per dominos facte / vellent quod ipsi magister et factres / dictis dominis</text:p>
      <text:p text:style-name="P7">situare et assignare annuatim / sexe libras cum xv solidorum parisiensis amodo</text:p>
      <text:p text:style-name="P7">percipiendas super bursa dicte domus contira dominis placeret dictas xxv. libras</text:p>
      <text:p text:style-name="P7">quas in dictis duabus domibus percip et simatare cum xxv. libras / posturis</text:p>
      <text:p text:style-name="P7">designatis Tand post longum tractatum super hoc habitum / dominis placet</text:p>
      <text:p text:style-name="P7">permutacio hujusmodi et fiat super hoc i psis temta magistr fitribus lictera.</text:p>
      <text:p text:style-name="P7">dominis non placet interedere facto empcionis terre de Groulay</text:p>
      <text:p text:style-name="P7">de facto domini Johannis de Molendino ad causum cujusdam capellanie quam oprcietur in villa de</text:p>
      <text:p text:style-name="P7">Lusarches et quam ante eum optumerat affuncui magistr Petru Forteti / facta relacione per</text:p>
      <text:p text:style-name="P7">magistrum P. de Ogon deputatum ad visitandum quamdbet reformacionem factum . s quod dictii deffuncti</text:p>
      <text:p text:style-name="P7">ad reparatis tenebatur magistro Jo. Chantiprime dixit se aliam informacionem habere quam ostredo s</text:p>
      <text:p text:style-name="P7">se dicebat et causa visa voluit quod domini ordinetur pro libico voluntatis.</text:p>
      <text:p text:style-name="P7">&gt;&gt;&gt;&gt;&gt;&gt; liste &lt;&lt;&lt;&lt;&lt;&lt;&lt;</text:p>
      <text:p text:style-name="P7">P. decano</text:p>
      <text:p text:style-name="P7"><text:soft-page-break/>G. ecantore</text:p>
      <text:p text:style-name="P7">J. Par. infirmo m</text:p>
      <text:p text:style-name="P7">J. de Pompodorio</text:p>
      <text:p text:style-name="P7">L. de Mongeria</text:p>
      <text:p text:style-name="P7">N. Dictatores</text:p>
      <text:p text:style-name="P7">Jo. Rolandi</text:p>
      <text:p text:style-name="P7">M. Reguraldi</text:p>
      <text:p text:style-name="P7">Jo. Voygnon</text:p>
      <text:p text:style-name="P7">J. de Sanctis</text:p>
      <text:p text:style-name="P7">R. de Louriaco</text:p>
      <text:p text:style-name="P7">G. Fedelli</text:p>
      <text:p text:style-name="P7">R. de Putheolis</text:p>
      <text:p text:style-name="P7">J. de Karolay infrmus</text:p>
      <text:p text:style-name="P7">P. decano</text:p>
      <text:p text:style-name="P7">J. archidiacono Par. infirmo</text:p>
      <text:p text:style-name="P7">G. archidiacono ecclesie</text:p>
      <text:p text:style-name="P7">Sy. succentore in ecclesia</text:p>
      <text:p text:style-name="P7">T. de Sancto Petro</text:p>
      <text:p text:style-name="P7">T. Houcie</text:p>
      <text:p text:style-name="P7">N. Dictatores</text:p>
      <text:p text:style-name="P7">J. Rolandi</text:p>
      <text:p text:style-name="P7">J. Chanteprimo</text:p>
      <text:p text:style-name="P7">L. de Mongeria</text:p>
      <text:p text:style-name="P7">J. Voygnon</text:p>
      <text:p text:style-name="P7">A. Regine</text:p>
      <text:p text:style-name="P7">N. de Rancia</text:p>
      <text:p text:style-name="P7">P. de Salione</text:p>
      <text:p text:style-name="P7">. de Pompodorio</text:p>
      <text:p text:style-name="P7">R. de Lorriaco</text:p>
      <text:p text:style-name="P7">N. de Ordeimonte</text:p>
      <text:p text:style-name="P7">J. Hue</text:p>
      <text:p text:style-name="P7">E. de Murolio</text:p>
      <text:p text:style-name="P7">G. Fedelli</text:p>
      <text:p text:style-name="P7">P. de Oger</text:p>
      <text:p text:style-name="P7">de Karolay infirmo</text:p>
      <text:p text:style-name="P7"/>
      <text:p text:style-name="P7"><text:soft-page-break/></text:p>
      <text:p text:style-name="P7">=FRAN_0393_00355.tif=</text:p>
      <text:p text:style-name="P7">&gt;&gt;&gt;&gt;&gt;&gt; date &lt;&lt;&lt;&lt;&lt;&lt;&lt;</text:p>
      <text:p text:style-name="P7">Anno predicto. die subbati post occuli xvi mensis predicti / capitulantibus dominis</text:p>
      <text:p text:style-name="P7">Anno nonagesimo septimo. Die martis post letare hhuilum . xixa mensis marcii. capitulantibus</text:p>
      <text:p text:style-name="P7">&gt;&gt;&gt;&gt;&gt;&gt; block &lt;&lt;&lt;&lt;&lt;&lt;&lt;</text:p>
      <text:p text:style-name="P7">queratu miralibacioned adorum</text:p>
      <text:p text:style-name="P7">Receptus fuit ad capellaniam Sancti Martini ad altare sanctorum Crispini et Crspiniam</text:p>
      <text:p text:style-name="P7">Nicolaus prigant / causa permutacionis ad ipsam facte a resignacionis admisse in</text:p>
      <text:p text:style-name="P7">manibus dominorum per venerabilis unum magistrum Stephanum Perrnelli dicte capellanie capellanium tunc ad</text:p>
      <text:p text:style-name="P7">capellaniam quam in eiam parocialis Sancti Bachelomei parisiensis obtebat dictii Nicolaus et presticit</text:p>
      <text:p text:style-name="P7">juramentum in forma consueta</text:p>
      <text:p text:style-name="P7">per conclusione compotorum domini Aubtiti Billandi / nuper officium matutiniarum et vini gentis</text:p>
      <text:p text:style-name="P7">deputatus et adjunctus est cum magistrum R. de Putheollis magister Jo. Rolandi</text:p>
      <text:p text:style-name="P7">ad compota / puerorum ecclesie audienda deputati sunt magistri N. de Rancia et P. de Salione</text:p>
      <text:p text:style-name="P7">Dicatur magistro Nicolar Seblani quod prima die capitulari intersit in capitulo et affent</text:p>
      <text:p text:style-name="P7">omnes papirus quas habet / ab executionris deffuncti archidiaconis Parisiens / et pipirum capellaniarum ac</text:p>
      <text:p text:style-name="P7">. de Karolay infirmo peccunias quas haber a dicta execucione / una cum centum solidors parisiensis que alias eidem</text:p>
      <text:p text:style-name="P7">traditi fuerant in depodto . pro certo debato inter deffunctum magistrum Petrum Forteti / a magistrum</text:p>
      <text:p text:style-name="P7">J.haem . Voygnon . tuc moto.</text:p>
      <text:p text:style-name="P7">.Dominus Johannes regis emendavit eo quod non fuit ad syrmodum.</text:p>
      <text:p text:style-name="P7">Ad idem Abbertus Hagembouch.</text:p>
      <text:p text:style-name="P7">Ad idem dominus Petrus de Brayo et data est et licencia faciendi</text:p>
      <text:p text:style-name="P7">desecuire capellaniam suam per alium.</text:p>
      <text:p text:style-name="P7">magister Rolandus Boniface fecit se excusari quia erat absens</text:p>
      <text:p text:style-name="P7">ab ecclesia.</text:p>
      <text:p text:style-name="P7">magister Johannes Rose beneficiatus in ecclesia Sancti Benedicti beniversi parisiensis</text:p>
      <text:p text:style-name="P7">excusatus fuit quia erat cum domino Cancellario Bituricensis.</text:p>
      <text:p text:style-name="P7">De expensis abbatis de sequan summantur pectunit super excestencia</text:p>
      <text:p text:style-name="P7">Paris liricantus.</text:p>
      <text:p text:style-name="P7">Declave thesauri quam habet magister Symon Fieron oneratus</text:p>
      <text:p text:style-name="P7">est dominus Archidiaconus de Josayo.</text:p>
      <text:p text:style-name="P7">De granchia Liricantus quia est in periculosrame resparetur</text:p>
      <text:p text:style-name="P7">comparetenter propter paelin nunc imiuinens sumptibus illorum qui</text:p>
      <text:p text:style-name="P7"><text:soft-page-break/>ad hoc tenentur de consseru prebendariorum tunc astantieus</text:p>
      <text:p text:style-name="P7">reservata actione dominis prebendatis / quam si opus fuerit facient</text:p>
      <text:p text:style-name="P7">colitra obis qui ad hoc tenentur.</text:p>
      <text:p text:style-name="P7">&gt;&gt;&gt;&gt;&gt;&gt; liste &lt;&lt;&lt;&lt;&lt;&lt;&lt;</text:p>
      <text:p text:style-name="P7">P. Decano</text:p>
      <text:p text:style-name="P7">G. Cantore</text:p>
      <text:p text:style-name="P7">Parisi</text:p>
      <text:p text:style-name="P7">G. cccli archidiacono</text:p>
      <text:p text:style-name="P7">Sy. succentor in ecclesia</text:p>
      <text:p text:style-name="P7">N. de Ordeimonte</text:p>
      <text:p text:style-name="P7">Jo. de Pompodorio</text:p>
      <text:p text:style-name="P7">N. Dictatoris</text:p>
      <text:p text:style-name="P7">M. Reginaldi</text:p>
      <text:p text:style-name="P7">Jo. Vooygnon.</text:p>
      <text:p text:style-name="P7">J. Chanteprime</text:p>
      <text:p text:style-name="P7">P. de Ogero</text:p>
      <text:p text:style-name="P7">R. de Lorriaco</text:p>
      <text:p text:style-name="P7">T. de Sancto Petro</text:p>
      <text:p text:style-name="P7">A. Rognne</text:p>
      <text:p text:style-name="P7">G. Fedelli</text:p>
      <text:p text:style-name="P7">N. de Rancia</text:p>
      <text:p text:style-name="P7">L. de Mongeria</text:p>
      <text:p text:style-name="P7">J. Rolandi</text:p>
      <text:p text:style-name="P7">dominis.</text:p>
      <text:p text:style-name="P7">P. Decano</text:p>
      <text:p text:style-name="P7">G. Cantore</text:p>
      <text:p text:style-name="P7">J. Archidiacono Parisiensi infirmo</text:p>
      <text:p text:style-name="P7">G. Archidiacono ecclesie</text:p>
      <text:p text:style-name="P7">N. Dictatoris</text:p>
      <text:p text:style-name="P7">Jo. de Pompodorio</text:p>
      <text:p text:style-name="P7">Ro. de Lorriaco</text:p>
      <text:p text:style-name="P7">T. de Sancto Petro</text:p>
      <text:p text:style-name="P7">P. de Ogero</text:p>
      <text:p text:style-name="P7">Jo. Rolandi</text:p>
      <text:p text:style-name="P7">A. de Murolio</text:p>
      <text:p text:style-name="P7">T. Hocie</text:p>
      <text:p text:style-name="P7"><text:soft-page-break/>Jo. de Chanteprime</text:p>
      <text:p text:style-name="P7">N. de Ordeimonte</text:p>
      <text:p text:style-name="P7">Jo. Voygnon</text:p>
      <text:p text:style-name="P7">L. de Mongeria</text:p>
      <text:p text:style-name="P7">M. Reginaldi tarde</text:p>
      <text:p text:style-name="P7">J. de Karolay infirmo</text:p>
      <text:p text:style-name="P7"/>
      <text:p text:style-name="P7"/>
      <text:p text:style-name="P7">=FRAN_0393_00356.tif=</text:p>
      <text:p text:style-name="P7">&gt;&gt;&gt;&gt;&gt;&gt; block &lt;&lt;&lt;&lt;&lt;&lt;&lt;</text:p>
      <text:p text:style-name="P7">exhibuit et appoitavit magister N. Sellarii papi</text:p>
      <text:p text:style-name="P7">execucio nis deffuncti domini Rigaldi de Duroforti quodam</text:p>
      <text:p text:style-name="P7">Archidiaconi Parisiensis papirum inventarii capellaniam</text:p>
      <text:p text:style-name="P7">ecclesie Parisiensis et centis solidos parisiensis quos habuerent</text:p>
      <text:p text:style-name="P7">a magistro Johanne Voygnon et xvicm scuta viii° solidus</text:p>
      <text:p text:style-name="P7">vi fr. et xviii° denarios de emendis quas receperat</text:p>
      <text:p text:style-name="P7">recuperaverat et omnia pecu habuit magister Laurenci</text:p>
      <text:p text:style-name="P7">de Mongeria</text:p>
      <text:p text:style-name="P7">Citetur ille qui citavit famlum magistri Re.</text:p>
      <text:p text:style-name="P7">de Lirriaco</text:p>
      <text:p text:style-name="P7">Placet domino Archidiacono Jofacensis quod emende</text:p>
      <text:p text:style-name="P7">que tempore obitus sui sibi debibuntur convetant</text:p>
      <text:p text:style-name="P7">in usus pauperum et super hoc voluit et</text:p>
      <text:p text:style-name="P7">consencit fieri regestrum capitulare</text:p>
      <text:p text:style-name="P7">De domino Johanne Bienvenu placet dominis quod sibi concedantur centum solidi de</text:p>
      <text:p text:style-name="P7">decem libraris quas debet ftat magistri Roberti Bolengarii</text:p>
      <text:p text:style-name="P7">Relaxatur dominus Guillelmus Juffart usque ad festum Nativitatis Beati Johannis</text:p>
      <text:p text:style-name="P7">Baptiste super xvii solidos restante de summa lxvii s. per eum debitis ad causam</text:p>
      <text:p text:style-name="P7">emende gagiate per eum in curia dominorum / et preceptum est domino Johanni Hays</text:p>
      <text:p text:style-name="P7">quod solvat domino Johanni Bieunein lta solidorum quos debebat dicto domino Guillelmo</text:p>
      <text:p text:style-name="P7">Auffart</text:p>
      <text:p text:style-name="P7">Deputati sunt ad audiendum compota officii fabrice magistri Johannes Hue</text:p>
      <text:p text:style-name="P7">et Johannes Rolandi</text:p>
      <text:p text:style-name="P7">De domo de Liriaco ordinatum st quod repperetur</text:p>
      <text:p text:style-name="P7">Depistato ribus de Resayr Concordatum est ut sequitur cum Petro tusfe priblici dicti fore</text:p>
      <text:p text:style-name="P7">Pieere tuffe demourant a rosay en Buye a prins de messeigneurs doyen et chapitre de l'eglise</text:p>
      <text:p text:style-name="P7"><text:soft-page-break/>de Paris. iiii estans assis aux bois valois et au plesseis jusques a III ans prorechaen</text:p>
      <text:p text:style-name="P7">chascun an pour cent quatre fr etc. aux termes / lesquelx liyont esté baillié</text:p>
      <text:p text:style-name="P7">peuplez c'est assavoir l'estang du Molin de I. millesims de Carpeaux / de vii viii. et ix.</text:p>
      <text:p text:style-name="P7">pousses et l'estang devant la porte du plesseis de quinze cens de l'eschautillon</text:p>
      <text:p text:style-name="P7">dessusdit et le grant estant du bois valoins de trois millesis et le petit estange</text:p>
      <text:p text:style-name="P7">d'u millesim et tous d'un eschantillon / et en lafin desdiz trois ans il laissera</text:p>
      <text:p text:style-name="P7">les estans du molin et du plessus peuplez ainsi qui bailliez lui ont esté</text:p>
      <text:p text:style-name="P7">pour les deux du bois valois le peuple lui doit estre appreie pour l'officier a paier</text:p>
      <text:p text:style-name="P7">a cogent. / Saitf et retenu que messeigneurs ont retenu les fousses a leur</text:p>
      <text:p text:style-name="P7">prouffit / et en lafin desdictes annees ilz doivent pescher ainsi comme Michiel</text:p>
      <text:p text:style-name="P7">da mesuis les a peschinz.</text:p>
      <text:p text:style-name="P7">&gt;&gt;&gt;&gt;&gt;&gt; liste &lt;&lt;&lt;&lt;&lt;&lt;&lt;</text:p>
      <text:p text:style-name="P7">d</text:p>
      <text:p text:style-name="P7">anto</text:p>
      <text:p text:style-name="P7">dnesaconen in eccesia</text:p>
      <text:p text:style-name="P7">o</text:p>
      <text:p text:style-name="P7">N. Dictatoris</text:p>
      <text:p text:style-name="P7">Re. de Putheolis</text:p>
      <text:p text:style-name="P7">T. de Sancto Petro</text:p>
      <text:p text:style-name="P7">G. Fedelli</text:p>
      <text:p text:style-name="P7">T. Hocie</text:p>
      <text:p text:style-name="P7">Ro. de Sanctis</text:p>
      <text:p text:style-name="P7">Ph. de Salione</text:p>
      <text:p text:style-name="P7">Ro. de Lorriaco</text:p>
      <text:p text:style-name="P7">N. de Rancia</text:p>
      <text:p text:style-name="P7">Ma. Reginaldi</text:p>
      <text:p text:style-name="P7">Jo. Voygnon</text:p>
      <text:p text:style-name="P7">J. de Karolay insitm</text:p>
      <text:p text:style-name="P7"/>
      <text:p text:style-name="P7"/>
      <text:p text:style-name="P7">=FRAN_0393_00357.tif=</text:p>
      <text:p text:style-name="P7">&gt;&gt;&gt;&gt;&gt;&gt; date &lt;&lt;&lt;&lt;&lt;&lt;&lt;</text:p>
      <text:p text:style-name="P7">Anno nonagesimo septimo . Die sabbati post lecare xxiiia mensis mariii. Capitulantibus dominis</text:p>
      <text:p text:style-name="P7">Auno quo supra. Die martis post judica me. xxvita marcii. capitulantibus dominis.</text:p>
      <text:p text:style-name="P7">&gt;&gt;&gt;&gt;&gt;&gt; block &lt;&lt;&lt;&lt;&lt;&lt;&lt;</text:p>
      <text:p text:style-name="P7">De facto insule nostre domine inter fuit magistri Johannes Chancepri</text:p>
      <text:p text:style-name="P7"><text:soft-page-break/>Jo. Rolandi Philippus de Salione et L. de Mongeria et</text:p>
      <text:p text:style-name="P7">audiant testes qui de facto sciant.</text:p>
      <text:p text:style-name="P7">Placet dominis quod Ysabellis de Combeaux domicella tenea</text:p>
      <text:p text:style-name="P7">in sufferentcia usque ad festum Nativitatis beacti Johannis</text:p>
      <text:p text:style-name="P7">Baptiste racione certi homagii per ipsam debiti dominis / et</text:p>
      <text:p text:style-name="P7">arrestarunt in manu sua centum solidoum pars. redditus quod</text:p>
      <text:p text:style-name="P7">dicta domicella vendidit / quiam emptor non fecit</text:p>
      <text:p text:style-name="P7">debitum suum erga dominos</text:p>
      <text:p text:style-name="P7">Deputati sunt commissarii ad videndum arreragia</text:p>
      <text:p text:style-name="P7">domini Alberti Billardi et Recolendum ea que</text:p>
      <text:p text:style-name="P7">audita non fuerunt magistri Ph de Salione</text:p>
      <text:p text:style-name="P7">Jo. Voygnon et Jo. Rolandi / et intendant</text:p>
      <text:p text:style-name="P7">crastina die hora processionis et die veneris.</text:p>
      <text:p text:style-name="P7">&gt;&gt;&gt;&gt;&gt;&gt; liste &lt;&lt;&lt;&lt;&lt;&lt;&lt;</text:p>
      <text:p text:style-name="P7">P. Decano</text:p>
      <text:p text:style-name="P7">G. Cantore</text:p>
      <text:p text:style-name="P7">J. Archidiacono Par</text:p>
      <text:p text:style-name="P7">G. Archidiacono ecclesie</text:p>
      <text:p text:style-name="P7">Sy. Succentor in ecclesia</text:p>
      <text:p text:style-name="P7">Jo. de Pompodorio</text:p>
      <text:p text:style-name="P7">Jo. Voygnon</text:p>
      <text:p text:style-name="P7">L. de Mongeria</text:p>
      <text:p text:style-name="P7">N. Ducatoris</text:p>
      <text:p text:style-name="P7">R. de Lorriaco</text:p>
      <text:p text:style-name="P7">Je. Rolandi</text:p>
      <text:p text:style-name="P7">Sancto Petri</text:p>
      <text:p text:style-name="P7">G. Fedelli</text:p>
      <text:p text:style-name="P7">N. de Ordeimonte</text:p>
      <text:p text:style-name="P7">Ma. Reginaldi</text:p>
      <text:p text:style-name="P7">N. de Rancia tarde</text:p>
      <text:p text:style-name="P7">J. de Karolaz</text:p>
      <text:p text:style-name="P7">P. Decano</text:p>
      <text:p text:style-name="P7">G. Cantore</text:p>
      <text:p text:style-name="P7">J archidiacono Par.</text:p>
      <text:p text:style-name="P7">G. Archidiacono ecclesie</text:p>
      <text:p text:style-name="P7">Sy. succentor in ecclesia</text:p>
      <text:p text:style-name="P7"><text:soft-page-break/>N. Dictatoris</text:p>
      <text:p text:style-name="P7">L. de Mongeria</text:p>
      <text:p text:style-name="P7">Ro. de Lorriaco</text:p>
      <text:p text:style-name="P7">T. de Sancto Petro</text:p>
      <text:p text:style-name="P7">Ja. Cosson</text:p>
      <text:p text:style-name="P7">Jo. Rolandi</text:p>
      <text:p text:style-name="P7">Jo. Voygnon</text:p>
      <text:p text:style-name="P7">Jo. de Pompodorio</text:p>
      <text:p text:style-name="P7">G. Fedelli</text:p>
      <text:p text:style-name="P7">Ph. de Salione</text:p>
      <text:p text:style-name="P7">de Ogero</text:p>
      <text:p text:style-name="P7">Jo. de Karelay infirmo.</text:p>
      <text:p text:style-name="P7"/>
      <text:p text:style-name="P7"/>
      <text:p text:style-name="P7">=FRAN_0393_00358.tif=</text:p>
      <text:p text:style-name="P7">&gt;&gt;&gt;&gt;&gt;&gt; date &lt;&lt;&lt;&lt;&lt;&lt;&lt;</text:p>
      <text:p text:style-name="P7">Anno et donagesimo septimo. Die Jovis post judicame xxviiia mensis marcii. Capitulantbus</text:p>
      <text:p text:style-name="P7">Anno predicto . Die sabbati post judica mei xxxa mariii. Capitulantibus dominis.</text:p>
      <text:p text:style-name="P7">&gt;&gt;&gt;&gt;&gt;&gt; block &lt;&lt;&lt;&lt;&lt;&lt;&lt;</text:p>
      <text:p text:style-name="P7">Conclusum est inter dominos / quod requiratur domino Cantori locumtenentibus domini</text:p>
      <text:p text:style-name="P7">Cancellarii quod licencietur magister Ma. Reginaldi in sacra theologia</text:p>
      <text:p text:style-name="P7">cum sit in tercio volurie lecture sue / super sentenciis / cum sit</text:p>
      <text:p text:style-name="P7">ita de usu ut ecclesie et ociam privilegio sedis apostolice / et requisitus</text:p>
      <text:p text:style-name="P7">fuit per otaculum domini Decani / quiquidem dominus Cantor respondit</text:p>
      <text:p text:style-name="P7">quod quicquid posset facere libenter faceret / et quod scriberet super hoc domino</text:p>
      <text:p text:style-name="P7">Cancellario quia nesciebat an haberent potestatem nene.</text:p>
      <text:p text:style-name="P7">De facto insule nichil fuit factum prout retulit magister R.</text:p>
      <text:p text:style-name="P7">de Lorriaco</text:p>
      <text:p text:style-name="P7">Arrestati sunt fructus domini decani Brsuntinensis pro</text:p>
      <text:p text:style-name="P7">religiosis Sancti Victoris ultra ea que exponentur in</text:p>
      <text:p text:style-name="P7">tepparacionibus de Morigco.</text:p>
      <text:p text:style-name="P7">Excusatus est Johannes Guerri capellanis in ecclesia Parsiensis/ super eo</text:p>
      <text:p text:style-name="P7">quod non fuit in synodo duorum</text:p>
      <text:p text:style-name="P7">Conclusum est quod procedatur contra illos qui non fuerunt</text:p>
      <text:p text:style-name="P7">in synodo et primo contranon privilegiatos et non</text:p>
      <text:p text:style-name="P7">excusatos.</text:p>
      <text:p text:style-name="P7"><text:soft-page-break/>Vadat dominus Johannes Hays se informatnis de terra domini Roberti</text:p>
      <text:p text:style-name="P7">de Hareviller sita prope Montem lethericum.</text:p>
      <text:p text:style-name="P7">Super conclusione compotorum domini Auberti Billardi ad causam officiorum</text:p>
      <text:p text:style-name="P7">matutinarum et vini per quam tenebatur in summa vixx ii. l. xii s.</text:p>
      <text:p text:style-name="P7">xi. d. pr. super quibus tradidit domino Johani Hays nunc dicta officia</text:p>
      <text:p text:style-name="P7">gerenti lvi. lb. p. placet dominis quod super rasiduo dicte summe</text:p>
      <text:p text:style-name="P7">deducantur ei xxiiiir lb. in quibus Petrus de Millyaco</text:p>
      <text:p text:style-name="P7">extititr obligatus / ita quod residuum arreragiorum ascendens</text:p>
      <text:p text:style-name="P7">usque ad summam xlii. lb. xii s. xi. d. cum obolo ex integro</text:p>
      <text:p text:style-name="P7">solvat infra instans festum Sancti Remigii / ad que solvenda</text:p>
      <text:p text:style-name="P7">se obliget / et fiat et quictancia et concludatur compotus.</text:p>
      <text:p text:style-name="P7">&gt;&gt;&gt;&gt;&gt;&gt; liste &lt;&lt;&lt;&lt;&lt;&lt;&lt;</text:p>
      <text:p text:style-name="P7">P. Decano</text:p>
      <text:p text:style-name="P7">G. Cantore</text:p>
      <text:p text:style-name="P7">archidiacono Par.</text:p>
      <text:p text:style-name="P7">G. Archidiaconos ecclesie</text:p>
      <text:p text:style-name="P7">Sy. succentor infirmo</text:p>
      <text:p text:style-name="P7">Jo. de Chanteprime</text:p>
      <text:p text:style-name="P7">Ro. de Lorraiacio</text:p>
      <text:p text:style-name="P7">N. Dictatoris</text:p>
      <text:p text:style-name="P7">G. Fedelli</text:p>
      <text:p text:style-name="P7">Jo. Rolandi</text:p>
      <text:p text:style-name="P7">Jo. Voygnon</text:p>
      <text:p text:style-name="P7">Jo. de Pompodorio</text:p>
      <text:p text:style-name="P7">Re. de Putheolis</text:p>
      <text:p text:style-name="P7">L. de Mongeria</text:p>
      <text:p text:style-name="P7">N. de Ordeimonte</text:p>
      <text:p text:style-name="P7">J. de Karolay infirmo</text:p>
      <text:p text:style-name="P7">P. Decano</text:p>
      <text:p text:style-name="P7">G. Cantore</text:p>
      <text:p text:style-name="P7">J. Archidiacono Par.</text:p>
      <text:p text:style-name="P7">G. Archidiacono ecclesie</text:p>
      <text:p text:style-name="P7">Sy. succentor in ecclesia</text:p>
      <text:p text:style-name="P7">L. de Mongeria</text:p>
      <text:p text:style-name="P7">Jo. de Pompodorio</text:p>
      <text:p text:style-name="P7">Jo. Voygnon</text:p>
      <text:p text:style-name="P7"><text:soft-page-break/>N. Ducatoris</text:p>
      <text:p text:style-name="P7">T. de Sancto Petro</text:p>
      <text:p text:style-name="P7">N. de Rancia</text:p>
      <text:p text:style-name="P7">G. Fedelli</text:p>
      <text:p text:style-name="P7">Re. de Putheolis</text:p>
      <text:p text:style-name="P7">Ro. de Lorriaco</text:p>
      <text:p text:style-name="P7">Ph. de Valione</text:p>
      <text:p text:style-name="P7">Jo. Chanteprime</text:p>
      <text:p text:style-name="P7">Jo. Rolandi.</text:p>
      <text:p text:style-name="P7">J. de Karolay infirmo</text:p>
      <text:p text:style-name="P7"/>
      <text:p text:style-name="P7"/>
      <text:p text:style-name="P7">=FRAN_0393_00359.tif=</text:p>
      <text:p text:style-name="P7">&gt;&gt;&gt;&gt;&gt;&gt; date &lt;&lt;&lt;&lt;&lt;&lt;&lt;</text:p>
      <text:p text:style-name="P7">Anno nonagesimo septimo. Die lune post dominicam in Ranus palivarum. capitulantibus dominis.</text:p>
      <text:p text:style-name="P7">Anno predicto. Die mercurii post domnicam in Rainis paliarum tercia mensius Aprilis</text:p>
      <text:p text:style-name="P7">&gt;&gt;&gt;&gt;&gt;&gt; block &lt;&lt;&lt;&lt;&lt;&lt;&lt;</text:p>
      <text:p text:style-name="P7">Henricus Souveti procurator discreti viri Johannis Boussardi pecuit</text:p>
      <text:p text:style-name="P7">se admicti ad capellaniam in ecclesia Parisiensis fundatam ad altare</text:p>
      <text:p text:style-name="P7">Beati Nicolai vacantes per obitum domini Johannis Deuxsolib / et domini</text:p>
      <text:p text:style-name="P7">acceptaverunt primam diem capitularem post Pascha de</text:p>
      <text:p text:style-name="P7">conssenu procuratoris predicti</text:p>
      <text:p text:style-name="P7">Johannes de Pacyaco presbyter fuit receptus in vicarium</text:p>
      <text:p text:style-name="P7">Sancti Mederici pro magistro Petro D'Auxon</text:p>
      <text:p text:style-name="P7">Soror alipdis de Prato fuit velata et ad annum prolacionis</text:p>
      <text:p text:style-name="P7">admissa.</text:p>
      <text:p text:style-name="P7">De facto insule placet dominis quod capiatur duo unus ex</text:p>
      <text:p text:style-name="P7">parte capituli et alius ex parte episcopi Parisiensis / et in casu</text:p>
      <text:p text:style-name="P7">discordie / eligatur unus ab ipsis et electus est et</text:p>
      <text:p text:style-name="P7">parte capituli / magister Gaillardus tam super petitorio</text:p>
      <text:p text:style-name="P7">quam possessorio.</text:p>
      <text:p text:style-name="P7">et reponatur loga in loco quo erat anno preterito</text:p>
      <text:p text:style-name="P7">eet duret potestas usque ad Ascencionim domini</text:p>
      <text:p text:style-name="P7">Placet dominis quod Guillelmus Alerini promoneatur</text:p>
      <text:p text:style-name="P7">sacerdocium.</text:p>
      <text:p text:style-name="P7">Recepti fuerunt dominus P. Maquignon presbyter et H. Jonvet</text:p>
      <text:p text:style-name="P7"><text:soft-page-break/>procurator Johannis Boussardi ad capellaniam Sancti Nicolai fundatam</text:p>
      <text:p text:style-name="P7">in ecclesia Parisiensis vacantes per obitum domini Johannis demosis virtut</text:p>
      <text:p text:style-name="P7">graciarum expectativarum etc.</text:p>
      <text:p text:style-name="P7">Mutuet officiarius horarum xxta f. Pontenerio flumi finis</text:p>
      <text:p text:style-name="P7">portus Yzale apud Andresiacum pro bacellanius reficiendis et</text:p>
      <text:p text:style-name="P7">obliget se dictus ponteverius redditur etc.</text:p>
      <text:p text:style-name="P7">Die sabbati sequente magister N. de Coudis capelluis in ecclesia Sancti Brenedicti fuit promotus ad</text:p>
      <text:p text:style-name="P7">sabb</text:p>
      <text:p text:style-name="P7">&gt;&gt;&gt;&gt;&gt;&gt; liste &lt;&lt;&lt;&lt;&lt;&lt;&lt;</text:p>
      <text:p text:style-name="P7">P. Decano</text:p>
      <text:p text:style-name="P7">G. Cantore</text:p>
      <text:p text:style-name="P7">J. Par</text:p>
      <text:p text:style-name="P7">G. ecclesie archidiacono</text:p>
      <text:p text:style-name="P7">Sy. Succentor in ecclesia</text:p>
      <text:p text:style-name="P7">N. dictatori.</text:p>
      <text:p text:style-name="P7">Ro. de Lorriaco</text:p>
      <text:p text:style-name="P7">L. de Mongeria</text:p>
      <text:p text:style-name="P7">Re. de Putheolis</text:p>
      <text:p text:style-name="P7">J. Rolandi</text:p>
      <text:p text:style-name="P7">N. de Rancia</text:p>
      <text:p text:style-name="P7">Ja. Cosson</text:p>
      <text:p text:style-name="P7">Jo. Chanteprime</text:p>
      <text:p text:style-name="P7">J. de Pompodorio</text:p>
      <text:p text:style-name="P7">T. de Sancto Petro</text:p>
      <text:p text:style-name="P7">G. Fedelli</text:p>
      <text:p text:style-name="P7">J. de Mulleye</text:p>
      <text:p text:style-name="P7">Jo. Voygnon</text:p>
      <text:p text:style-name="P7">Hue</text:p>
      <text:p text:style-name="P7">J. de Karolay infirmo</text:p>
      <text:p text:style-name="P7">Capitulantibus dominis.</text:p>
      <text:p text:style-name="P7">P. Decano</text:p>
      <text:p text:style-name="P7">G. Cantore</text:p>
      <text:p text:style-name="P7">J. Archidiacono Par</text:p>
      <text:p text:style-name="P7">G. Archidiacono ecclesie</text:p>
      <text:p text:style-name="P7">Sy. succentore in ecclesia</text:p>
      <text:p text:style-name="P7">Jo. de Karolay infirmus</text:p>
      <text:p text:style-name="P7"><text:soft-page-break/>L. de Mongeria</text:p>
      <text:p text:style-name="P7">J. de Nullyaco</text:p>
      <text:p text:style-name="P7">Jo. de Pompodorio</text:p>
      <text:p text:style-name="P7">N. de Ordeimonte</text:p>
      <text:p text:style-name="P7">Jo. Voygnon</text:p>
      <text:p text:style-name="P7">G. Fedelli</text:p>
      <text:p text:style-name="P7">de Sancto Petro</text:p>
      <text:p text:style-name="P7"/>
      <text:p text:style-name="P7"/>
      <text:p text:style-name="P7">=FRAN_0393_00360.tif=</text:p>
      <text:p text:style-name="P7">&gt;&gt;&gt;&gt;&gt;&gt; date &lt;&lt;&lt;&lt;&lt;&lt;&lt;</text:p>
      <text:p text:style-name="P7">Aano Nonages Ole. M deinis</text:p>
      <text:p text:style-name="P7">post festum resurrectionis domini P. xiia mensis aprilis. capitulantibus dominis</text:p>
      <text:p text:style-name="P7">Anno quo supra. Die lune post quasimodo xvita aprilis capitulantibus dominis.</text:p>
      <text:p text:style-name="P7">&gt;&gt;&gt;&gt;&gt;&gt; block &lt;&lt;&lt;&lt;&lt;&lt;&lt;</text:p>
      <text:p text:style-name="P7">i</text:p>
      <text:p text:style-name="P7">diem dominos Decanum et capitulum visuros taxari quasdam expensas</text:p>
      <text:p text:style-name="P7">factas in quadam causa mota et pendentes in requestis palacii</text:p>
      <text:p text:style-name="P7">coram dominis requestarum inter dominos et dominum Petrum de Luximonte</text:p>
      <text:p text:style-name="P7">Curatum Sancti Nicolai de Cardineto et domini pecierunt copiam</text:p>
      <text:p text:style-name="P7">Relacionis sue.</text:p>
      <text:p text:style-name="P7">Placet dominis quod dominus Johannes Henrici presbyter deserviat capellanie magistri Laurencii</text:p>
      <text:p text:style-name="P7">de Salitibus dato fidejusso re pro ipso magistro Johanne Vielleti</text:p>
      <text:p text:style-name="P7">Officiali capituli pro ornamentis talice et aliis</text:p>
      <text:p text:style-name="P7">Contribuat dominus Johannes Lays officiarius anniversariorum prepositus</text:p>
      <text:p text:style-name="P7">prebendarius apud Liricantum repparacioni Granchie dicti los</text:p>
      <text:p text:style-name="P7">Liricantus loco domini Hugonis Blancheti.</text:p>
      <text:p text:style-name="P7">Fiant hostia gravicario et clauseri clausa.</text:p>
      <text:p text:style-name="P7">Non solvet dominus Robertus de Baileux officiarius horarum</text:p>
      <text:p text:style-name="P7">aliquid domino Petro Agni quousque satisfecerit domino Johanni</text:p>
      <text:p text:style-name="P7">Hays officiario anniversariorum</text:p>
      <text:p text:style-name="P7">De causa Sancti Benedicti ad xvm dies et die vabbi congregabitur</text:p>
      <text:p text:style-name="P7">consilium capituli.</text:p>
      <text:p text:style-name="P7">Thomas mege sergent a verge de Chastellet adjourna messeigneurs</text:p>
      <text:p text:style-name="P7">devant le prevost de Paris a de mercredi en vin jours a respendie</text:p>
      <text:p text:style-name="P7">a Colart de Beauvoas et a sa femme demouren en la grant ruedaint</text:p>
      <text:p text:style-name="P7"><text:soft-page-break/>Mariy devant le gios tournois</text:p>
      <text:p text:style-name="P7">De Johanne Pacenostre servientes et hostiario capituli injunctum fuit et</text:p>
      <text:p text:style-name="P7">quod repellat a se concubntam</text:p>
      <text:p text:style-name="P7">Ad audiendum Injuntarium jocalium thesluiri deputatus est cum</text:p>
      <text:p text:style-name="P7">dominis faibrice magister Johannes Rolandi.</text:p>
      <text:p text:style-name="P7">Exhabita cama testendeffuncti magistri Petri Mignoti / Capiantur</text:p>
      <text:p text:style-name="P7">factor. sive obligiene / et detur quictancia ut associetur</text:p>
      <text:p text:style-name="P7">precibus ecclesie tamen finaliter nichil fuit conclusum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accentore in ecclesia</text:p>
      <text:p text:style-name="P7">Jo. de Karolay infirmus</text:p>
      <text:p text:style-name="P7">L. de Mongeria</text:p>
      <text:p text:style-name="P7">Ph. de Salione</text:p>
      <text:p text:style-name="P7">Ro. de Lorriaco</text:p>
      <text:p text:style-name="P7">G. Fedelli</text:p>
      <text:p text:style-name="P7">Jo. de Pompodorio</text:p>
      <text:p text:style-name="P7">Jo. Voygnon tarde venit</text:p>
      <text:p text:style-name="P7">Jo. Rolandi</text:p>
      <text:p text:style-name="P7">A. Regine taro</text:p>
      <text:p text:style-name="P7">P. Decano</text:p>
      <text:p text:style-name="P7">G. Cantore</text:p>
      <text:p text:style-name="P7">G. Archidiacono ecclesie</text:p>
      <text:p text:style-name="P7">Sy. Succentore in ecclesia</text:p>
      <text:p text:style-name="P7">Jo. de Karolay infirm</text:p>
      <text:p text:style-name="P7">Jo. Rolandi</text:p>
      <text:p text:style-name="P7">A. Regine</text:p>
      <text:p text:style-name="P7">R. de Putheolis</text:p>
      <text:p text:style-name="P7">L. de Mongeria</text:p>
      <text:p text:style-name="P7">N. Dictatoris</text:p>
      <text:p text:style-name="P7">N. de Ordeimonte</text:p>
      <text:p text:style-name="P7">Jo. Voygnon</text:p>
      <text:p text:style-name="P7">Jo. de Sanctis.</text:p>
      <text:p text:style-name="P7"/>
      <text:p text:style-name="P7"><text:soft-page-break/></text:p>
      <text:p text:style-name="P7">=FRAN_0393_00361.tif=</text:p>
      <text:p text:style-name="P7">&gt;&gt;&gt;&gt;&gt;&gt; numérotation &lt;&lt;&lt;&lt;&lt;&lt;&lt;</text:p>
      <text:p text:style-name="P7">V7</text:p>
      <text:p text:style-name="P7">339</text:p>
      <text:p text:style-name="P7">&gt;&gt;&gt;&gt;&gt;&gt; Date &lt;&lt;&lt;&lt;&lt;&lt;&lt;</text:p>
      <text:p text:style-name="P7">Anno nonagesimo octavo. Die mercurii post Quasimodo xviia menqsis aprilis. Capitulantibus dominis</text:p>
      <text:p text:style-name="P7">Anno quo supra. Di venris post quasimodo xixa mensis aprilis. Capitulantibus dominis</text:p>
      <text:p text:style-name="P7">&gt;&gt;&gt;&gt;&gt;&gt; block &lt;&lt;&lt;&lt;&lt;&lt;&lt;</text:p>
      <text:p text:style-name="P7">placet dominis quod domius Tyonisius Saillembren faciat adduci</text:p>
      <text:p text:style-name="P7">ravesium cujusdam domus penitenciarii ecclesie versus Sanctum</text:p>
      <text:p text:style-name="P7">laudicum.</text:p>
      <text:p text:style-name="P7">Placet dominis quod nepos magistri Mathei Reginaldi deffunctus inhabuetur</text:p>
      <text:p text:style-name="P7">in ecclesia Sancti Johannis Rotundi</text:p>
      <text:p text:style-name="P7">Placet dominis quod magister Robertus Bolengarii capellani</text:p>
      <text:p text:style-name="P7">Sancti Mederici</text:p>
      <text:p text:style-name="P7">sit quictus de Xem libras parisiensie racione reconsliacionis Sancti Mederici</text:p>
      <text:p text:style-name="P7">solvendo medietatem scilicet centum solidoum parisiense et permutet</text:p>
      <text:p text:style-name="P7">beneficium suum infra festum Nativitatis reati Johannis Baptiste.</text:p>
      <text:p text:style-name="P7">De Symone de Bernaville de Viriaco Concordet cum procuratore</text:p>
      <text:p text:style-name="P7">regio et deinde domini erunt ei graciosi</text:p>
      <text:p text:style-name="P7">De Yvone</text:p>
      <text:p text:style-name="P7">clerico scolari in carceribus capituli detento prope</text:p>
      <text:p text:style-name="P7">nonnulla verba invaiosa lata per ipsum in personam domini Cantoris</text:p>
      <text:p text:style-name="P7">et alia / ipsum requirente magistro N. Sapientis curie Parisiensis</text:p>
      <text:p text:style-name="P7">prometore / Domini requisicioni dicti promotis non obtemparantes</text:p>
      <text:p text:style-name="P7">expedinerunt ipsum Yvonem a carceribus / Et inhibuerunt</text:p>
      <text:p text:style-name="P7">eidem sub certis et grossis penis videlicet eendi in dictis carceribus</text:p>
      <text:p text:style-name="P7">in panere et a qua ne de dicto domino Cantore dicat vel proferat</text:p>
      <text:p text:style-name="P7">aliqua verba injuriosa.</text:p>
      <text:p text:style-name="P7">redigant in scriptis requestas suas illi de sancto mederico</text:p>
      <text:p text:style-name="P7">et domini deliberabunt.</text:p>
      <text:p text:style-name="P7">Placet dominis permutacio domini Mathei servientis facto inventario</text:p>
      <text:p text:style-name="P7">capellanie et reppertis omnibus.</text:p>
      <text:p text:style-name="P7">Arrestentur equi domini Johannis de Monsuris militis pro</text:p>
      <text:p text:style-name="P7">vigintiquinque librarus pars pro termin Pasthe ultimo peterito.</text:p>
      <text:p text:style-name="P7"><text:soft-page-break/>&gt;&gt;&gt;&gt;&gt;&gt; liste &lt;&lt;&lt;&lt;&lt;&lt;&lt;</text:p>
      <text:p text:style-name="P7">P. Decano</text:p>
      <text:p text:style-name="P7">G. Cantore</text:p>
      <text:p text:style-name="P7">archidiacono Parisiensis infirmo</text:p>
      <text:p text:style-name="P7">G. archidiacono ecclesie</text:p>
      <text:p text:style-name="P7">Sy. succentor in ecclesia</text:p>
      <text:p text:style-name="P7">Jo. de Karolay infirmus</text:p>
      <text:p text:style-name="P7">T. de Sancto Petro</text:p>
      <text:p text:style-name="P7">Jo. Voygnon</text:p>
      <text:p text:style-name="P7">N. de Ordeimonte</text:p>
      <text:p text:style-name="P7">L. de Mongeria</text:p>
      <text:p text:style-name="P7">Re. de Putheolis</text:p>
      <text:p text:style-name="P7">N. de Ranciam</text:p>
      <text:p text:style-name="P7">N. Dictatoris</text:p>
      <text:p text:style-name="P7">G. Fedelli</text:p>
      <text:p text:style-name="P7">T. Motie.</text:p>
      <text:p text:style-name="P7">P. Decano</text:p>
      <text:p text:style-name="P7">G. Cantore</text:p>
      <text:p text:style-name="P7">JJ. ArchdiaconoParinis infirme</text:p>
      <text:p text:style-name="P7">G. Archidiacono ecclesie</text:p>
      <text:p text:style-name="P7">Sy. Succentor in ecclesia</text:p>
      <text:p text:style-name="P7">J. de Karolay infimus</text:p>
      <text:p text:style-name="P7">L. de Mongeria</text:p>
      <text:p text:style-name="P7">N. de Ordeimonte</text:p>
      <text:p text:style-name="P7">N. Dictatoris</text:p>
      <text:p text:style-name="P7">Jo. de Sanctis</text:p>
      <text:p text:style-name="P7">Ma. Reginaldi.</text:p>
      <text:p text:style-name="P7">Jo. Rolandi</text:p>
      <text:p text:style-name="P7">Jo. de Pampodorio</text:p>
      <text:p text:style-name="P7">Jo. Voygnon</text:p>
      <text:p text:style-name="P7">E. hocie.</text:p>
      <text:p text:style-name="P7"/>
      <text:p text:style-name="P7"/>
      <text:p text:style-name="P7">=FRAN_0393_00362.tif=</text:p>
      <text:p text:style-name="P7">&gt;&gt;&gt;&gt;&gt;&gt; date &lt;&lt;&lt;&lt;&lt;&lt;&lt;</text:p>
      <text:p text:style-name="P7">Dre dominica qua caritatum fuit in sancta Dei ecclesia miser icordia domini xxia mensis aprilis.</text:p>
      <text:p text:style-name="P7"><text:soft-page-break/>Congregatis dominis.</text:p>
      <text:p text:style-name="P7">Anno nongesimoctavo. Die lune post nina Domini xxiia mensis aprilis capitulantibus dominis.</text:p>
      <text:p text:style-name="P7">&gt;&gt;&gt;&gt;&gt;&gt; block &lt;&lt;&lt;&lt;&lt;&lt;&lt;</text:p>
      <text:p text:style-name="P7">Mrchil fuit actum propter absenciam consiaum</text:p>
      <text:p text:style-name="P7">Receptus fuit ad capellaniam prope thesaurum ecclesie Parisiensis</text:p>
      <text:p text:style-name="P7">ad altare Sancti Petri Martiris dominus Gervasius Le Bay</text:p>
      <text:p text:style-name="P7">presbyter per resignacionem causa permutacionis factam de ipsa cappellani</text:p>
      <text:p text:style-name="P7">1</text:p>
      <text:p text:style-name="P7">per dominum Johannem Gorretelli capiterium dicte ecclesie procuratorem</text:p>
      <text:p text:style-name="P7">domini Matheiserviensis presbyteri capellani ejusdem prout per litteras procuratorias</text:p>
      <text:p text:style-name="P7">Par.n sub anno nonagesimo octavo et die xvta mensis aprlis</text:p>
      <text:p text:style-name="P7">per Johannem Socii clericum suessionensis diocesis pullicum capistuolica et</text:p>
      <text:p text:style-name="P7">imperiali auctoritatibus notariois confectas signtas et subscriptas</text:p>
      <text:p text:style-name="P7">legitime constitit / nomine procuratorio ipsius domini Mathei et</text:p>
      <text:p text:style-name="P7">pro ipso / ad capellaniam quandam in ecclesia recentum pauperum Parisiensis</text:p>
      <text:p text:style-name="P7">et non alis.</text:p>
      <text:p text:style-name="P7">&gt;&gt;&gt;&gt;&gt;&gt; liste &lt;&lt;&lt;&lt;&lt;&lt;&lt;</text:p>
      <text:p text:style-name="P7">P. Decano</text:p>
      <text:p text:style-name="P7">Ja. Cosson</text:p>
      <text:p text:style-name="P7">L. de Mongeria</text:p>
      <text:p text:style-name="P7">Re. de Putheolis</text:p>
      <text:p text:style-name="P7">Jo. Rolandi</text:p>
      <text:p text:style-name="P7">Ro. de Lorriaco</text:p>
      <text:p text:style-name="P7">Jo. de Pompodorio</text:p>
      <text:p text:style-name="P7">T. de Alneto</text:p>
      <text:p text:style-name="P7">P. de Ogero</text:p>
      <text:p text:style-name="P7">Jo. de Millaco</text:p>
      <text:p text:style-name="P7">P. Decano</text:p>
      <text:p text:style-name="P7">G. Cantore</text:p>
      <text:p text:style-name="P7">archidiacono Pari. infirmo</text:p>
      <text:p text:style-name="P7">G. Archidiacono ecclesie</text:p>
      <text:p text:style-name="P7">Sy. succentor in ecclesia</text:p>
      <text:p text:style-name="P7">Jo. de Karolay infirmo</text:p>
      <text:p text:style-name="P7">Jo. Rolandi</text:p>
      <text:p text:style-name="P7">Jo. de Pompodorio</text:p>
      <text:p text:style-name="P7">T. Hocie infirmo</text:p>
      <text:p text:style-name="P7"><text:soft-page-break/>T. de Sancto Petro</text:p>
      <text:p text:style-name="P7">N. Dictatoris</text:p>
      <text:p text:style-name="P7">Re. de Putheolis</text:p>
      <text:p text:style-name="P7">Jo. Voygnon</text:p>
      <text:p text:style-name="P7">Ro. de Lorriaco</text:p>
      <text:p text:style-name="P7">L. de Mongeria</text:p>
      <text:p text:style-name="P7"/>
      <text:p text:style-name="P7"/>
      <text:p text:style-name="P7">=FRAN_0393_00363.tif=</text:p>
      <text:p text:style-name="P7">&gt;&gt;&gt;&gt;&gt;&gt; date &lt;&lt;&lt;&lt;&lt;&lt;&lt;</text:p>
      <text:p text:style-name="P7">Anno nonagesimo Octavo. Die mercurii post mira Domini xxiiiia mensis apostolis. capitulantibus dominis</text:p>
      <text:p text:style-name="P7">Anno quo supra. Die veneris post mstia Domini xxvita mensis a prilis. Capitulantibus dominis</text:p>
      <text:p text:style-name="P7">&gt;&gt;&gt;&gt;&gt;&gt; block &lt;&lt;&lt;&lt;&lt;&lt;&lt;</text:p>
      <text:p text:style-name="P7">Compareat dominus Aubertus Billardi coram auditoribus</text:p>
      <text:p text:style-name="P7">compotorum suorum pro veneificanda quadam cedula super</text:p>
      <text:p text:style-name="P7">certis repparacionibus per eum computatis et non factis</text:p>
      <text:p text:style-name="P7">et firma du Bois Valoys / et quadam alia cedula</text:p>
      <text:p text:style-name="P7">manu sua signta</text:p>
      <text:p text:style-name="P7">De admortizacione stagni de Melenfroy temptetur etm cum</text:p>
      <text:p text:style-name="P7">domino vicecomite Meleduni an velit admortiare.</text:p>
      <text:p text:style-name="P7">De facto Sancti Benedicti ad crastinum termitatis cum magistro</text:p>
      <text:p text:style-name="P7">Johanne Girardi et deputati ad loquendum cum procuratore regisio</text:p>
      <text:p text:style-name="P7">pro tractatu Jan. Cassonet</text:p>
      <text:p text:style-name="P7">Magister Johannes Voygnon requisivt Johannem de</text:p>
      <text:p text:style-name="P7">Poligniaco alias Cordier detentum prisionarium capituli</text:p>
      <text:p text:style-name="P7">pro nece seu morte deffuncti Petri Le Biernais alias</text:p>
      <text:p text:style-name="P7">Caron / tamquam familiarem suum dices quod punicio</text:p>
      <text:p text:style-name="P7">et correctio ipsius Johannis ad ipsum pertinebat quiquidem</text:p>
      <text:p text:style-name="P7">Johannes fuit ei restitutus et remissus puniendus ut</text:p>
      <text:p text:style-name="P7">absolvendus</text:p>
      <text:p text:style-name="P7">Placet dominis quod dominus Ro. Bolengarii remaneat quictus</text:p>
      <text:p text:style-name="P7">de centum solidis Par. racione certe emende per eum gagiate</text:p>
      <text:p text:style-name="P7">pro iiiior lb. p. quas illico in capitulo solvit.</text:p>
      <text:p text:style-name="P7">Placet dominis quod Gervasius Thiesse habeat denarious matutinales</text:p>
      <text:p text:style-name="P7">ad causam domini Auberti Billardi / usque ad annum.</text:p>
      <text:p text:style-name="P7"><text:soft-page-break/>Deputati sunt ad loquendum cum magistro Johanne Regis procuratorom</text:p>
      <text:p text:style-name="P7">parlamento super facto territorii ecclesie / domini P. Decanus</text:p>
      <text:p text:style-name="P7">G. Archidiacono de Josayo . P. de Ogero et Ja. Cosson / ac</text:p>
      <text:p text:style-name="P7">R. de Lorriaco / et deinde ordinabitur / an utile sit</text:p>
      <text:p text:style-name="P7">eum deputare ad dictum territorium faciendum et loquatur.</text:p>
      <text:p text:style-name="P7">Consencit magister Ro. de Lorris quod compota officiariorum Camere</text:p>
      <text:p text:style-name="P7">e horarum alias ad ipsius instantes arrestata et assoupata</text:p>
      <text:p text:style-name="P7">concludantur.</text:p>
      <text:p text:style-name="P7">&gt;&gt;&gt;&gt;&gt;&gt; liste &lt;&lt;&lt;&lt;&lt;&lt;&lt;</text:p>
      <text:p text:style-name="P7">P. Decano</text:p>
      <text:p text:style-name="P7">G. Cantore</text:p>
      <text:p text:style-name="P7">Sy. succentor in ecclesia</text:p>
      <text:p text:style-name="P7">J. Archidiaconus Par infirmo</text:p>
      <text:p text:style-name="P7">G. Archidiacono ecclesie</text:p>
      <text:p text:style-name="P7">J. de Karolay infirmo</text:p>
      <text:p text:style-name="P7">Jo. Voygnon</text:p>
      <text:p text:style-name="P7">G. Fedelli</text:p>
      <text:p text:style-name="P7">N. de Ordeimonte</text:p>
      <text:p text:style-name="P7">M. Reginaldi</text:p>
      <text:p text:style-name="P7">Jo. de Pompodorio</text:p>
      <text:p text:style-name="P7">Re. de Putheolis</text:p>
      <text:p text:style-name="P7">N. de Rancia</text:p>
      <text:p text:style-name="P7">. de Mongeria</text:p>
      <text:p text:style-name="P7">Jo. de Sanctis</text:p>
      <text:p text:style-name="P7">Ja. Cosson</text:p>
      <text:p text:style-name="P7">N. ductatoris infirmo</text:p>
      <text:p text:style-name="P7">P. Decano</text:p>
      <text:p text:style-name="P7">G. Cantore</text:p>
      <text:p text:style-name="P7">J. Archidiacono Par. infirmo</text:p>
      <text:p text:style-name="P7">G. Archidiacono ecclesie</text:p>
      <text:p text:style-name="P7">J. de Karolay infirmo</text:p>
      <text:p text:style-name="P7">L. de Mongeria</text:p>
      <text:p text:style-name="P7">Ro. de Lorriaco</text:p>
      <text:p text:style-name="P7">G. Fedelli</text:p>
      <text:p text:style-name="P7">Ma. Reginaldi</text:p>
      <text:p text:style-name="P7">Jo. de Pompadorio</text:p>
      <text:p text:style-name="P7"><text:soft-page-break/>Jo. Voygnon</text:p>
      <text:p text:style-name="P7">N. Dictatoris infimo</text:p>
      <text:p text:style-name="P7"/>
      <text:p text:style-name="P7"/>
      <text:p text:style-name="P7">=FRAN_0393_00364.tif=</text:p>
      <text:p text:style-name="P7">&gt;&gt;&gt;&gt;&gt;&gt; date &lt;&lt;&lt;&lt;&lt;&lt;&lt;</text:p>
      <text:p text:style-name="P7">anno nonagesimo Octavo. Die lune post Jubilate vrcesima nova mensis aprilis. Captuantibus</text:p>
      <text:p text:style-name="P7">dominis.</text:p>
      <text:p text:style-name="P7">&gt;&gt;&gt;&gt;&gt;&gt; block &lt;&lt;&lt;&lt;&lt;&lt;&lt;</text:p>
      <text:p text:style-name="P7">Facta relacione per magistr R. de Locriaco et Jo. Rolandi commissarios</text:p>
      <text:p text:style-name="P7">deputatos per capitulum ad audiendum compota domini Johannis</text:p>
      <text:p text:style-name="P7">hays officiarii anniversariorum constat per conclusionem quod</text:p>
      <text:p text:style-name="P7">ipsae recepta est ii ix lxvi lb. xvi s. vii d. et misia</text:p>
      <text:p text:style-name="P7">ascendit ad summam iii li. lb. xix s. iii. d. ob.</text:p>
      <text:p text:style-name="P7">et sic misia ascendit ultra receptam de iiiixx l. ii s.</text:p>
      <text:p text:style-name="P7">viii di. ob. Et ordinatam est quod fiat elquictancia</text:p>
      <text:p text:style-name="P7">Conclusum est in capitulo quod nullus de cetero sue canonicus sive</text:p>
      <text:p text:style-name="P7">magnus vicarius deserviens pro aliis in ecclesia ad</text:p>
      <text:p text:style-name="P7">magnum altare audiatur ad petendum falarium racione</text:p>
      <text:p text:style-name="P7">servicii de uno anno et immediate post petat id quod</text:p>
      <text:p text:style-name="P7">racione servicii hujusmodi sibi debebitur.</text:p>
      <text:p text:style-name="P7">Conclusum est quod dominus Succentor solvat pensionem domus sue claustrilis debitam</text:p>
      <text:p text:style-name="P7">officio anniversariorum ecclesie non obstantibus quibuscunque.</text:p>
      <text:p text:style-name="P7">Die mercurii sequente prima mensis maii non</text:p>
      <text:p text:style-name="P7">fuit capitulum propter festum reatorum Philipi</text:p>
      <text:p text:style-name="P7">et Jacobi.</text:p>
      <text:p text:style-name="P7">Die veneris sequente tercia mensis mcii. Non fuit</text:p>
      <text:p text:style-name="P7">capitulum propter festum invencionis Sancte Crucis.</text:p>
      <text:p text:style-name="P7">Die lune sequente sexta mensis maii. non fuit</text:p>
      <text:p text:style-name="P7">capitulum propter festum Beati Johannis ante</text:p>
      <text:p text:style-name="P7">portam</text:p>
      <text:p text:style-name="P7">&gt;&gt;&gt;&gt;&gt;&gt; liste &lt;&lt;&lt;&lt;&lt;&lt;&lt;</text:p>
      <text:p text:style-name="P7">P. Decano</text:p>
      <text:p text:style-name="P7">G. Cantore</text:p>
      <text:p text:style-name="P7">J. Archidiacono Parienis infirma</text:p>
      <text:p text:style-name="P7">G. archidiacono ecclesie</text:p>
      <text:p text:style-name="P7"><text:soft-page-break/>Sy. succentore in ecclesia</text:p>
      <text:p text:style-name="P7">J. de Karolay ie firmo</text:p>
      <text:p text:style-name="P7">J. de Pompo</text:p>
      <text:p text:style-name="P7">L. de Mongeria</text:p>
      <text:p text:style-name="P7">N. de Ordeimonte</text:p>
      <text:p text:style-name="P7">Ma. Reginaldi</text:p>
      <text:p text:style-name="P7">G. Fedelli</text:p>
      <text:p text:style-name="P7">T. Hocie</text:p>
      <text:p text:style-name="P7">Jo. Rolandi</text:p>
      <text:p text:style-name="P7">Jo. Voygnon</text:p>
      <text:p text:style-name="P7">N. Dictatoris infimo</text:p>
      <text:p text:style-name="P7"/>
      <text:p text:style-name="P7"/>
      <text:p text:style-name="P7">=FRAN_0393_00365.tif=</text:p>
      <text:p text:style-name="P7">&gt;&gt;&gt;&gt;&gt;&gt; date &lt;&lt;&lt;&lt;&lt;&lt;&lt;</text:p>
      <text:p text:style-name="P7">onagesimo Octavo. Die mercurii post cantate viiia maii. Capitulantibus dominis.</text:p>
      <text:p text:style-name="P7">Anno nonagesimo octavo. Die veneris post cantate . xa mensis maii capitulantibus</text:p>
      <text:p text:style-name="P7">&gt;&gt;&gt;&gt;&gt;&gt; block &lt;&lt;&lt;&lt;&lt;&lt;&lt;</text:p>
      <text:p text:style-name="P7">Placet dominis quam Johannes Verdini heat xl sidis annue prensionis</text:p>
      <text:p text:style-name="P7">pro custodia stagnii de Melenfroy</text:p>
      <text:p text:style-name="P7">Placet dominis quod uxor deffuncti Johannis Preffioy alias</text:p>
      <text:p text:style-name="P7">Challemairie habeat domum supra portum secane precio</text:p>
      <text:p text:style-name="P7">xvxiii f. racione locacionis ecl.</text:p>
      <text:p text:style-name="P7">Fiat processio die martis proxims pro umone Sancte Matieris ecclesie</text:p>
      <text:p text:style-name="P7">Jnhabitum fuit magistro Roberto Boulengarii capellano Sancti</text:p>
      <text:p text:style-name="P7">Mederici sub pena incartacionis ne dicat verba injurigui</text:p>
      <text:p text:style-name="P7">contra dominum Almarricum Maninart / et ne faciat libellum</text:p>
      <text:p text:style-name="P7">diffamatorium contra ipsum prout consuevit facere</text:p>
      <text:p text:style-name="P7">Tradam ego quadraginta solidos domino Johanni Bienneriu</text:p>
      <text:p text:style-name="P7">de peccuniis traditis per magistrum Robertum Belengari</text:p>
      <text:p text:style-name="P7">Visitent domini fabrice quandam peciam seu quoddam</text:p>
      <text:p text:style-name="P7">Pillare bec fredi campanarum ecclesie quod retulit</text:p>
      <text:p text:style-name="P7">magister Johannes de Haya nessio reparandis.</text:p>
      <text:p text:style-name="P7">Tradat magister Johannes Rolandi magistro Johanni</text:p>
      <text:p text:style-name="P7">munerii de camera compotorum compota ecclesie</text:p>
      <text:p text:style-name="P7">videlicet de quolibet officio unum / una cum</text:p>
      <text:p text:style-name="P7"><text:soft-page-break/>memoriali tradito super facto territorii ecclesie</text:p>
      <text:p text:style-name="P7">et videat dictus magister Johannes Munerii</text:p>
      <text:p text:style-name="P7">et ponat in forma debita.</text:p>
      <text:p text:style-name="P7">Vidai magister Robertus de Lorriaco apud Liricantum</text:p>
      <text:p text:style-name="P7">in festo instante Ascencionis</text:p>
      <text:p text:style-name="P7">Placet dominis quod magister Johannes Comitis habeat</text:p>
      <text:p text:style-name="P7">Lo. scuta procompotis tempore quo fuit magister</text:p>
      <text:p text:style-name="P7">puerorum dumtamen Det quittanciam generalem</text:p>
      <text:p text:style-name="P7">de omnisus.</text:p>
      <text:p text:style-name="P7">&gt;&gt;&gt;&gt;&gt;&gt; liste &lt;&lt;&lt;&lt;&lt;&lt;&lt;</text:p>
      <text:p text:style-name="P7">Decano</text:p>
      <text:p text:style-name="P7">G. Cantore</text:p>
      <text:p text:style-name="P7">J. archidiacono Parisinsi infirmo</text:p>
      <text:p text:style-name="P7">G. Archidiacono ecclesie</text:p>
      <text:p text:style-name="P7">Sy. succentor in ecclesia</text:p>
      <text:p text:style-name="P7">J. de Karolay infirmo</text:p>
      <text:p text:style-name="P7">L. de Mongeria</text:p>
      <text:p text:style-name="P7">J. de Pompodorio</text:p>
      <text:p text:style-name="P7">N. Dictatoris</text:p>
      <text:p text:style-name="P7">R. de Lorriaco</text:p>
      <text:p text:style-name="P7">Ma. Reginaldi</text:p>
      <text:p text:style-name="P7">G. Fedelli</text:p>
      <text:p text:style-name="P7">Jo. Bolandi</text:p>
      <text:p text:style-name="P7">Ph. de Salione</text:p>
      <text:p text:style-name="P7">dominis.</text:p>
      <text:p text:style-name="P7">P. Decano</text:p>
      <text:p text:style-name="P7">. Archidiacono Par. infirmo</text:p>
      <text:p text:style-name="P7">G. Archidinacono ecclesie</text:p>
      <text:p text:style-name="P7">Sy. succentor in ecclesia</text:p>
      <text:p text:style-name="P7">J. de Karolay infirmo</text:p>
      <text:p text:style-name="P7">T. Hocie infirmo</text:p>
      <text:p text:style-name="P7">T. de Alneto Fleboton</text:p>
      <text:p text:style-name="P7">J. de Pompodori</text:p>
      <text:p text:style-name="P7">Ro. de Lorriaco</text:p>
      <text:p text:style-name="P7">L. de Mongeria</text:p>
      <text:p text:style-name="P7">N. de Ordeimonte</text:p>
      <text:p text:style-name="P7"><text:soft-page-break/>Jo. Voygnon</text:p>
      <text:p text:style-name="P7">Jo. Roland</text:p>
      <text:p text:style-name="P7">T. de Sancto Petro</text:p>
      <text:p text:style-name="P7">G. Fedelli</text:p>
      <text:p text:style-name="P7">Ph. de Salione</text:p>
      <text:p text:style-name="P7">Re. de Putheolis</text:p>
      <text:p text:style-name="P7">Jo. de Sarraponte</text:p>
      <text:p text:style-name="P7">ctatoris</text:p>
      <text:p text:style-name="P7"/>
      <text:p text:style-name="P7"/>
      <text:p text:style-name="P7">=FRAN_0393_00366.tif=</text:p>
      <text:p text:style-name="P7">&gt;&gt;&gt;&gt;&gt;&gt; date &lt;&lt;&lt;&lt;&lt;&lt;&lt;</text:p>
      <text:p text:style-name="P7">Anno nonagesimo octavo. Die lune post vocem jocunditaris . xiiia mensis maii C</text:p>
      <text:p text:style-name="P7">Anno predicto . Die mercurii post vocem jocumditatis in vigilia Ascencionis Domini xvita mesis</text:p>
      <text:p text:style-name="P7">&gt;&gt;&gt;&gt;&gt;&gt; block &lt;&lt;&lt;&lt;&lt;&lt;&lt;</text:p>
      <text:p text:style-name="P7">J. archidiacono Parisieni infirmo Vadant ad congregacionem facultatis Theologie domini</text:p>
      <text:p text:style-name="P7">Cantor et succentor.</text:p>
      <text:p text:style-name="P7">Scribatur magistro Guillelmo de Kaer pre domino Johanne</text:p>
      <text:p text:style-name="P7">Moquoti</text:p>
      <text:p text:style-name="P7">Solveantur xxiiiior libre parisiensis pro expensinsis cause</text:p>
      <text:p text:style-name="P7">Sancti Nicolarde Cardineto</text:p>
      <text:p text:style-name="P7">Dominus Petrus Mircerii procurator magistri Eg</text:p>
      <text:p text:style-name="P7">Juvenis domini nostri pape secretarii ac canonici Parsiensis</text:p>
      <text:p text:style-name="P7">insinuavit dominis quasdam litteras apostolicas</text:p>
      <text:p text:style-name="P7">declaratorias continentes qualiter dominus noster</text:p>
      <text:p text:style-name="P7">papa decervit familiares suos et secretarios</text:p>
      <text:p text:style-name="P7">fore prefendos ad quecunmque beneficia dic</text:p>
      <text:p text:style-name="P7">personatus etc. et domini responiderunt quod</text:p>
      <text:p text:style-name="P7">habebant ipsas pro insumatis.</text:p>
      <text:p text:style-name="P7">Deliberatum est quod faciatur reponi telas</text:p>
      <text:p text:style-name="P7">de insula nostre domine usque ad Passus</text:p>
      <text:p text:style-name="P7">Mutonum / nec removeantur ad aliquod</text:p>
      <text:p text:style-name="P7">preceptum gencium domini episcopi Parisiensis / et si</text:p>
      <text:p text:style-name="P7">ipse gentes fecerint contrarium / vel impediant</text:p>
      <text:p text:style-name="P7">aliqualiter domini super hoc providebunt.</text:p>
      <text:p text:style-name="P7">Receptus fuit et admissus ad deserviendum</text:p>
      <text:p text:style-name="P7"><text:soft-page-break/>capellanie magistri Nicolai Morelli Dominus</text:p>
      <text:p text:style-name="P7">Johannes Fabri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 in ecclesia</text:p>
      <text:p text:style-name="P7">Jo. de Karolay infirmo</text:p>
      <text:p text:style-name="P7">N. de Ordeimonte</text:p>
      <text:p text:style-name="P7">Jo. Hue</text:p>
      <text:p text:style-name="P7">Jo. de Pompodorio</text:p>
      <text:p text:style-name="P7">Jo. Rolandi</text:p>
      <text:p text:style-name="P7">Re. de Putheolis</text:p>
      <text:p text:style-name="P7">Jo. de Sarraponte</text:p>
      <text:p text:style-name="P7">T. de Sancto Petro</text:p>
      <text:p text:style-name="P7">Jo. Voygnon</text:p>
      <text:p text:style-name="P7">dengeria</text:p>
      <text:p text:style-name="P7">maii. capitulantibus dominis.</text:p>
      <text:p text:style-name="P7">P. Decano</text:p>
      <text:p text:style-name="P7">G. Cantore</text:p>
      <text:p text:style-name="P7">J. archidiacono Par. infirmo</text:p>
      <text:p text:style-name="P7">G. archidiacono ecclesie</text:p>
      <text:p text:style-name="P7">Jo. Rolandi</text:p>
      <text:p text:style-name="P7">P. Plaoul</text:p>
      <text:p text:style-name="P7">J. de Pompodorio</text:p>
      <text:p text:style-name="P7">G. Faydelli</text:p>
      <text:p text:style-name="P7">R. de Putheolis</text:p>
      <text:p text:style-name="P7">H. Blancheti</text:p>
      <text:p text:style-name="P7">Ma. Reginaldi</text:p>
      <text:p text:style-name="P7"/>
      <text:p text:style-name="P7"/>
      <text:p text:style-name="P7">=FRAN_0393_00367.tif=</text:p>
      <text:p text:style-name="P7">&gt;&gt;&gt;&gt;&gt;&gt; date &lt;&lt;&lt;&lt;&lt;&lt;&lt;</text:p>
      <text:p text:style-name="P7">2</text:p>
      <text:p text:style-name="P7">Pctavo die veneris</text:p>
      <text:p text:style-name="P7">erust munm festi Sscencis omini. xviia mensis maii Capitulantibus dominis</text:p>
      <text:p text:style-name="P7"><text:soft-page-break/>Anno nonagesimo octavo. Die lune post dscenconis Domini xxa maii capitulantibus dominis</text:p>
      <text:p text:style-name="P7">&gt;&gt;&gt;&gt;&gt;&gt; block &lt;&lt;&lt;&lt;&lt;&lt;&lt;</text:p>
      <text:p text:style-name="P7">Data est licencia Johanni de Barra eundi visum parentes suos</text:p>
      <text:p text:style-name="P7">et veniat quamcitius poterit</text:p>
      <text:p text:style-name="P7">feaerunt relacionem inventarii thesauri magistri Johannes</text:p>
      <text:p text:style-name="P7">Rolandi et Laurencius de Mongeria / ita quod repperte fuerunt</text:p>
      <text:p text:style-name="P7">reliquie et cetera in invetario contenta et plura ania et</text:p>
      <text:p text:style-name="P7">ponantur in sntetario ea que in alio inventario ultra</text:p>
      <text:p text:style-name="P7">illud repperta fuerunt que in eo sunt scripta / et fiat clericis</text:p>
      <text:p text:style-name="P7">quictacia</text:p>
      <text:p text:style-name="P7">Ppsentati sunt ad eundum erga dominum Egidium</text:p>
      <text:p text:style-name="P7">Maleti magistri Robertus de Lorriaco et N. de</text:p>
      <text:p text:style-name="P7">Ordeimonte pro magno scandalo facto per ipsum</text:p>
      <text:p text:style-name="P7">et gentes suas apud Liritantum.</text:p>
      <text:p text:style-name="P7">Tradidit dominus Johannes Hays viixx scuta aurea</text:p>
      <text:p text:style-name="P7">provemencia de recepta ecclesie Liricantus.</text:p>
      <text:p text:style-name="P7">&gt;&gt;&gt;&gt;&gt;&gt; liste &lt;&lt;&lt;&lt;&lt;&lt;&lt;</text:p>
      <text:p text:style-name="P7">G. Archidiacono ecclesie</text:p>
      <text:p text:style-name="P7">. de Karolay infirmo</text:p>
      <text:p text:style-name="P7">Jo. de Sarraponter</text:p>
      <text:p text:style-name="P7">J. de Sarraponte</text:p>
      <text:p text:style-name="P7">de Pompodorio</text:p>
      <text:p text:style-name="P7">L. de Mongela</text:p>
      <text:p text:style-name="P7">Jo. Rolandi</text:p>
      <text:p text:style-name="P7">G. Fedelli</text:p>
      <text:p text:style-name="P7">Jo. Hue</text:p>
      <text:p text:style-name="P7">de Sancto Petro</text:p>
      <text:p text:style-name="P7">Jo. Voygnon</text:p>
      <text:p text:style-name="P7">P. Decano</text:p>
      <text:p text:style-name="P7">G. Cantore</text:p>
      <text:p text:style-name="P7">J. Archidiacono Par. infirmo</text:p>
      <text:p text:style-name="P7">G. Archidiacono ecclesie</text:p>
      <text:p text:style-name="P7">Sy. succentor in ecclesia</text:p>
      <text:p text:style-name="P7">J. de Karolay infirmo</text:p>
      <text:p text:style-name="P7">L. de Mongeria</text:p>
      <text:p text:style-name="P7">R. de Lorriaco</text:p>
      <text:p text:style-name="P7"><text:soft-page-break/>Jo. de Pompodorio</text:p>
      <text:p text:style-name="P7">Jo. Voygnon</text:p>
      <text:p text:style-name="P7">Ph. de Salione</text:p>
      <text:p text:style-name="P7">G. Fedelli</text:p>
      <text:p text:style-name="P7">T. de Sancto Petro</text:p>
      <text:p text:style-name="P7">M. Reginaldi</text:p>
      <text:p text:style-name="P7">N. de Ordeimonte</text:p>
      <text:p text:style-name="P7">Rolandis pro ecclesia</text:p>
      <text:p text:style-name="P7"/>
      <text:p text:style-name="P7"/>
      <text:p text:style-name="P7">=FRAN_0393_00368.tif=</text:p>
      <text:p text:style-name="P7">&gt;&gt;&gt;&gt;&gt;&gt; date &lt;&lt;&lt;&lt;&lt;&lt;&lt;</text:p>
      <text:p text:style-name="P7">Die martis</text:p>
      <text:p text:style-name="P7">post ascecnti domini post obgia deffuncti magistri Johanne</text:p>
      <text:p text:style-name="P7">inhumetur in ecclesia</text:p>
      <text:p text:style-name="P7">Anno nonagesimo Pctavo. Die mercurii post Astencionis Domini xxiia mensis maii</text:p>
      <text:p text:style-name="P7">&gt;&gt;&gt;&gt;&gt;&gt; block &lt;&lt;&lt;&lt;&lt;&lt;&lt;</text:p>
      <text:p text:style-name="P7">Mauricius de Kaergoyant domini Guillelmi de Kaer dominus Petrus</text:p>
      <text:p text:style-name="P7">pacobus Prandout magistri Nicolai de Rancia magister</text:p>
      <text:p text:style-name="P7">mercerii magistri Egidii Juvenis . Guillelmus Faydelli magister</text:p>
      <text:p text:style-name="P7">Guidonis de Rota procuratores . Pecierunt si recipi ad</text:p>
      <text:p text:style-name="P7">Archidiaconatum Parisiensi / vacantes per obitum magistri Johannis</text:p>
      <text:p text:style-name="P7">de Bordis et domini assignaverunt eis diem veneris ad</text:p>
      <text:p text:style-name="P7">respondendum</text:p>
      <text:p text:style-name="P7">Requisito ex parte domini officialis Parisiensis quatinus redderentur</text:p>
      <text:p text:style-name="P7">et sigilla curie deffuncti domini Johannis de Bordisnne</text:p>
      <text:p text:style-name="P7">Archidiaconi Parisiensis per manus sigilliferi ejusdem</text:p>
      <text:p text:style-name="P7">uodque ipsum comparellerent ad reddendum dicta sigilla. Domini</text:p>
      <text:p text:style-name="P7">responderunt quod dictus sigillifer non redderet eidem</text:p>
      <text:p text:style-name="P7">manu sua sed redderentur per capitulum Et incontinent</text:p>
      <text:p text:style-name="P7">dominus decanus ipsa sigilla eidem reddidit nomine capituli</text:p>
      <text:p text:style-name="P7">et responderunt et quam habitis regestris curie eciam eum</text:p>
      <text:p text:style-name="P7">illa redderent / Quiquidem dominus Officialis dicta sigilla</text:p>
      <text:p text:style-name="P7">recepit protestando quod per hoc nullum prejudicium domino Parsi</text:p>
      <text:p text:style-name="P7">episcopo generetur dominis incontrarium protestantibus.</text:p>
      <text:p text:style-name="P7">Placet dominis quod deffunctus magister Johannes de Bordis archidiacionas Parisicens</text:p>
      <text:p text:style-name="P7"><text:soft-page-break/>Publicata fuit quedam revocatis potestatis a termbute</text:p>
      <text:p text:style-name="P7">magistro Flavingo de Martreso super confessionibus</text:p>
      <text:p text:style-name="P7">audiendis.</text:p>
      <text:p text:style-name="P7">Herveus Harcherii percinator magistri Guillelmi de Luier</text:p>
      <text:p text:style-name="P7">sacri palatii apostolici causarum auditoris / Nomine procuratorio</text:p>
      <text:p text:style-name="P7">ipsius magistri Guillelmi et pro ipso fuit receptus ad</text:p>
      <text:p text:style-name="P7">canonicatum et semmprebendam $ipsus$ eecclesie Par.</text:p>
      <text:p text:style-name="P7">quos quindam obtinere solebat deffuncti magister Jo. de Nocto</text:p>
      <text:p text:style-name="P7">eidem magistro Guillelmo in curia Romanis adjudicatos</text:p>
      <text:p text:style-name="P7">cotra magistros Robertum de donis Egidium d'EStouteville</text:p>
      <text:p text:style-name="P7">et Petrum de Reilhaco / prout in instrmet sentenem lacius continetur</text:p>
      <text:p text:style-name="P7">solvit x. frr. auri pro pocun do adventu juravit</text:p>
      <text:p text:style-name="P7">in forma et fuit installatus in choro et locus eidem in</text:p>
      <text:p text:style-name="P7">capitulo assignatus et reddidit seditus procurator priuicim</text:p>
      <text:p text:style-name="P7">debitorem pro capa etc.</text:p>
      <text:p text:style-name="P7">facto inventario capellanie Sancti Thome Cantuariensis in ecclesia</text:p>
      <text:p text:style-name="P7">Parisiensies quam obtinet dominus Gardo abonaudi recipius tt</text:p>
      <text:p text:style-name="P7">magister Martinus Mutonis procurator Pcta de Moloyo</text:p>
      <text:p text:style-name="P7">causa promuitatis etcl.</text:p>
      <text:p text:style-name="P7">&gt;&gt;&gt;&gt;&gt;&gt; liste &lt;&lt;&lt;&lt;&lt;&lt;&lt;</text:p>
      <text:p text:style-name="P7">D. Decanus</text:p>
      <text:p text:style-name="P7">Sy. Succentor</text:p>
      <text:p text:style-name="P7">G. Archidiacono ecclesie</text:p>
      <text:p text:style-name="P7">de Pompodorio</text:p>
      <text:p text:style-name="P7">N. de Ordeimonte</text:p>
      <text:p text:style-name="P7">Re. de Putheolis</text:p>
      <text:p text:style-name="P7">T. de Sancti Petro</text:p>
      <text:p text:style-name="P7">A. Regnn</text:p>
      <text:p text:style-name="P7">Capitulantibus dominis</text:p>
      <text:p text:style-name="P7">P. Decano</text:p>
      <text:p text:style-name="P7">G. Cantore</text:p>
      <text:p text:style-name="P7">G. archidiacono ecclesie</text:p>
      <text:p text:style-name="P7">Sy. succentor in ecclesia</text:p>
      <text:p text:style-name="P7">J. de Baulay infirmo</text:p>
      <text:p text:style-name="P7">L. de Mongeria</text:p>
      <text:p text:style-name="P7">N. de Ordeimonte</text:p>
      <text:p text:style-name="P7"><text:soft-page-break/>A. Regie</text:p>
      <text:p text:style-name="P7">Jo. Rolandi</text:p>
      <text:p text:style-name="P7">Jo. de Sarraponte</text:p>
      <text:p text:style-name="P7">Jo. Voygnon</text:p>
      <text:p text:style-name="P7">M. Reginaldi</text:p>
      <text:p text:style-name="P7">J. de Pampodorio</text:p>
      <text:p text:style-name="P7">R. de Lorriaco</text:p>
      <text:p text:style-name="P7"/>
      <text:p text:style-name="P7"/>
      <text:p text:style-name="P7">=FRAN_0393_00369.tif=</text:p>
      <text:p text:style-name="P7">&gt;&gt;&gt;&gt;&gt;&gt; date &lt;&lt;&lt;&lt;&lt;&lt;&lt;</text:p>
      <text:p text:style-name="P7">De illis de Cristono veniant in capitulo generali Sancti Johannis Bapiste.</text:p>
      <text:p text:style-name="P7">Anno nonagesimo octavo. Die veneris ante festum Penthecestes xxiiiia mensis</text:p>
      <text:p text:style-name="P7">maii. capitulantibus dominis</text:p>
      <text:p text:style-name="P7">&gt;&gt;&gt;&gt;&gt;&gt; block &lt;&lt;&lt;&lt;&lt;&lt;&lt;</text:p>
      <text:p text:style-name="P7">Placet dominis quod tradantur merelli simplices in obitu deffuniti domini Archidiaconi Par.</text:p>
      <text:p text:style-name="P7">Placet dominis quod iiiior libre cum decem solidis Parisiensis quas exequtores desus</text:p>
      <text:p text:style-name="P7">magistri Johannis Gaigne quondam Canonici Sancti Stephani de Gressibus volverunt</text:p>
      <text:p text:style-name="P7">volunt concedere dicte ecclesie Sancti Stephani / sint in sonsrancia usque ad anlum.</text:p>
      <text:p text:style-name="P7">Recepti fuerunt ad Archidiaconatum Parisiensi</text:p>
      <text:p text:style-name="P7">contradicente magistro Nicolao de Ordeimonte</text:p>
      <text:p text:style-name="P7">dicentes se jus in colabere magistri Guillelmus Fedelli</text:p>
      <text:p text:style-name="P7">procurator magistri Guidonis de Rota mitrarii domini</text:p>
      <text:p text:style-name="P7">nostri pape et Jacibus Prandoul procurator magistro</text:p>
      <text:p text:style-name="P7">N. de Ractia prout in regestio recepcionam plenadum</text:p>
      <text:p text:style-name="P7">continetur</text:p>
      <text:p text:style-name="P7">Deputati sunt ad interessendum compotis ecclesie</text:p>
      <text:p text:style-name="P7">reformandis per magistrum Johannem Munerii R. de</text:p>
      <text:p text:style-name="P7">Lorriaco Jo. Rolandi et Re. de Putheolis</text:p>
      <text:p text:style-name="P7">Placet dominis quod magister Johannes Tenart habeat</text:p>
      <text:p text:style-name="P7">nominacionem capituli</text:p>
      <text:p text:style-name="P7">receptus fuit magister Martinus Mutonis procurator</text:p>
      <text:p text:style-name="P7">Petri de Moloyo ad capellaniam Sancti Thome Cantuariensis</text:p>
      <text:p text:style-name="P7">sibi collatam per dominum nostrum papam tanmquam vacantem per</text:p>
      <text:p text:style-name="P7">resignacionem domini Guidonis Arnandi causa</text:p>
      <text:p text:style-name="P7">permutacionis faciende cum elemosinaria beatissi</text:p>
      <text:p text:style-name="P7"><text:soft-page-break/>matini Turonensis prout in regestio recepcionum</text:p>
      <text:p text:style-name="P7">ont</text:p>
      <text:p text:style-name="P7">&gt;&gt;&gt;&gt;&gt;&gt; liste &lt;&lt;&lt;&lt;&lt;&lt;&lt;</text:p>
      <text:p text:style-name="P7">P. Decano</text:p>
      <text:p text:style-name="P7">G. Cantore</text:p>
      <text:p text:style-name="P7">Sy. succentor in ecclesia</text:p>
      <text:p text:style-name="P7">G. Archidiacono ecclesie</text:p>
      <text:p text:style-name="P7">J. de Karolay infirmo</text:p>
      <text:p text:style-name="P7">N. de Ordeimonte</text:p>
      <text:p text:style-name="P7">J. Voygnon</text:p>
      <text:p text:style-name="P7">R. archidiacono Brie</text:p>
      <text:p text:style-name="P7">A. de Murolio</text:p>
      <text:p text:style-name="P7">G. Faydelli</text:p>
      <text:p text:style-name="P7">Jo. de Pompodorio</text:p>
      <text:p text:style-name="P7">M. Reginaldi</text:p>
      <text:p text:style-name="P7">Ja. Cousson</text:p>
      <text:p text:style-name="P7">A. Regine</text:p>
      <text:p text:style-name="P7"/>
      <text:p text:style-name="P7"/>
      <text:p text:style-name="P7">=FRAN_0393_00370.tif=</text:p>
      <text:p text:style-name="P7">&gt;&gt;&gt;&gt;&gt;&gt; date &lt;&lt;&lt;&lt;&lt;&lt;&lt;</text:p>
      <text:p text:style-name="P7">Die dominica in festo Penthecestes xxvia mensis maii. presentibus dominis.</text:p>
      <text:p text:style-name="P7">Diebus lune et mnturii sequentibus non fuit capitulum propter fecias Penthecostes</text:p>
      <text:p text:style-name="P7">Anno nonagesimo octavo. Die veneris post festum Penthecostes xxxia et ultima mensis</text:p>
      <text:p text:style-name="P7">&gt;&gt;&gt;&gt;&gt;&gt; block &lt;&lt;&lt;&lt;&lt;&lt;&lt;</text:p>
      <text:p text:style-name="P7">Comparentibus magistro Petrus de Relhaco licenciatus in legibus</text:p>
      <text:p text:style-name="P7">Succentor Carnotensis et magistro Michaele Perruelli</text:p>
      <text:p text:style-name="P7">in utroque jure licenciatu pecierunt se reciperi ad canonicum</text:p>
      <text:p text:style-name="P7">et prebenda ecclesie parisiensis vacantes per obitum magistri Johannis</text:p>
      <text:p text:style-name="P7">de Karolay Oidelicet dictus magister Petrus Vigore</text:p>
      <text:p text:style-name="P7">cujusdam gracie apostolice expectative sibi facte / de beneficio</text:p>
      <text:p text:style-name="P7">ecclesiastco cum cira vel sine cura eciam si gumanovicatus</text:p>
      <text:p text:style-name="P7">et prebenda ecclesie Parisiensis existat etc. et dictus magister Michail</text:p>
      <text:p text:style-name="P7">vigore cujusdam nomminacionis sibi facte per dominum episcopum</text:p>
      <text:p text:style-name="P7">Parisienses receptus fuit dictus magister Petrus sine prejudicie</text:p>
      <text:p text:style-name="P7">cujuslibet / et juravit in forma. Et fuit installatus</text:p>
      <text:p text:style-name="P7"><text:soft-page-break/>et locus eidem in capitulo assignatus / solvit x. fr. Pro</text:p>
      <text:p text:style-name="P7">Jocundo adventu / et dedit fidejussores pro capa Petrum</text:p>
      <text:p text:style-name="P7">de Maignaco scutiferum et dominum Laurenciundo Mongeria</text:p>
      <text:p text:style-name="P7">Canonicum Parisiensis presentes et hujusmodi fidejussionem in se</text:p>
      <text:p text:style-name="P7">acceptantes . Dicto magistro Michacle in hoc condicente</text:p>
      <text:p text:style-name="P7">et non consenciente . Presentibus domino Stephano de Capella</text:p>
      <text:p text:style-name="P7">Bachilario in decretis et Johanne Burgensis clerico notarii</text:p>
      <text:p text:style-name="P7">publico. Cum pluribus aliis.</text:p>
      <text:p text:style-name="P7">maii capitulantibus dominis.</text:p>
      <text:p text:style-name="P7">Jehan Gaiseau sergent a verge / ou chastellet de Pais</text:p>
      <text:p text:style-name="P7">adjourna a lundi prouchain messeigneurs a la requeste</text:p>
      <text:p text:style-name="P7">de Jehan du Vivier et Raoul du Vivier notaires en</text:p>
      <text:p text:style-name="P7">Chastellet a veoir consigner en la main du prevost</text:p>
      <text:p text:style-name="P7">de Paris comme en main de justice tel portion et</text:p>
      <text:p text:style-name="P7">part de l'argent a messeigneurs appartenans a cause d'un</text:p>
      <text:p text:style-name="P7">decret adjugré en chastellet etc. audit Jehan</text:p>
      <text:p text:style-name="P7">du vivier d'une prece de vigne assse ou terrouer</text:p>
      <text:p text:style-name="P7">de Poitronville ou lieu dit Brisebourt qui est</text:p>
      <text:p text:style-name="P7">en friche etc. et a onir une requeste etc.</text:p>
      <text:p text:style-name="P7">Deliberetur de precepto per officialem facto in ecclesia</text:p>
      <text:p text:style-name="P7">Parisiensi sigillfero deffuncti domini / Archidiaconi</text:p>
      <text:p text:style-name="P7">Parisiensis super reddicione sigillorum</text:p>
      <text:p text:style-name="P7">Exhibuit dominus Johannes Hayse centum Francos quos</text:p>
      <text:p text:style-name="P7">habuerat et receperat ab executoribus deffuncti</text:p>
      <text:p text:style-name="P7">magistri Petri Mignoti quondam elemosinarii domini</text:p>
      <text:p text:style-name="P7">regis.</text:p>
      <text:p text:style-name="P7">in ecclesia Sancti Benedicii fuit promotus ad dhaconatus e</text:p>
      <text:p text:style-name="P7">&gt;&gt;&gt;&gt;&gt;&gt; liste &lt;&lt;&lt;&lt;&lt;&lt;&lt;</text:p>
      <text:p text:style-name="P7">P. Decano</text:p>
      <text:p text:style-name="P7">G. Cantore</text:p>
      <text:p text:style-name="P7">L. de Mongeria</text:p>
      <text:p text:style-name="P7">P. de Ortherin</text:p>
      <text:p text:style-name="P7">G. Fedelli</text:p>
      <text:p text:style-name="P7">N. de Ordeimonte</text:p>
      <text:p text:style-name="P7">R. de Lorriaco</text:p>
      <text:p text:style-name="P7">Ja. Cosson</text:p>
      <text:p text:style-name="P7"><text:soft-page-break/>A. de Murolio.</text:p>
      <text:p text:style-name="P7">P. Decano</text:p>
      <text:p text:style-name="P7">G. Cantore</text:p>
      <text:p text:style-name="P7">G. Archidiaconus ecclesie</text:p>
      <text:p text:style-name="P7">Sy succentor in ecclesia</text:p>
      <text:p text:style-name="P7">R. de Dangello</text:p>
      <text:p text:style-name="P7">Jo. Voygnon</text:p>
      <text:p text:style-name="P7">T. de Sancto Petro</text:p>
      <text:p text:style-name="P7">Jo. Rolandi</text:p>
      <text:p text:style-name="P7">Jo. de Pompoo</text:p>
      <text:p text:style-name="P7">Re. de Putheolis</text:p>
      <text:p text:style-name="P7">Ro. de Lorriaco</text:p>
      <text:p text:style-name="P7">A. Regine</text:p>
      <text:p text:style-name="P7">Jo. de Sarraponte</text:p>
      <text:p text:style-name="P7">Ph. de Salione</text:p>
      <text:p text:style-name="P7"/>
      <text:p text:style-name="P7"/>
      <text:p text:style-name="P7">=FRAN_0393_00371.tif=</text:p>
      <text:p text:style-name="P7">&gt;&gt;&gt;&gt;&gt;&gt; date &lt;&lt;&lt;&lt;&lt;&lt;&lt;</text:p>
      <text:p text:style-name="P7">Anno nonagesimo Octavo. Die lune post festum Sancti Trinitatis tercia mensis</text:p>
      <text:p text:style-name="P7">Capitulantibus dominis</text:p>
      <text:p text:style-name="P7">Anno nonagesimo octavo die mercurii sequenti quinta mensis junii. capitulantibus dominis</text:p>
      <text:p text:style-name="P7">&gt;&gt;&gt;&gt;&gt;&gt; block &lt;&lt;&lt;&lt;&lt;&lt;&lt;</text:p>
      <text:p text:style-name="P7">Placet dominis quod heredes deffuncti domini / Admictaldi</text:p>
      <text:p text:style-name="P7">racione decem librarum parisiensum super domo sua debitarum</text:p>
      <text:p text:style-name="P7">expectentur usque ad festum mensa septembris.</text:p>
      <text:p text:style-name="P7">Almaurritus Govel solvit quintum denaris videlicet</text:p>
      <text:p text:style-name="P7">x. fr. avii racione contum solidosm redditur per</text:p>
      <text:p text:style-name="P7">eum emptorum super terram de Bellovisu / et fecit</text:p>
      <text:p text:style-name="P7">fidem et homagium / et injuctum fuit eidem quod tradat</text:p>
      <text:p text:style-name="P7">denombramentum suum infra xl. dies</text:p>
      <text:p text:style-name="P7">Defferat magister Jo. Rolandi die presicurii</text:p>
      <text:p text:style-name="P7">proxima / memorialia facta super compotorum</text:p>
      <text:p text:style-name="P7">domini Stephani Johannis unacum compotis.</text:p>
      <text:p text:style-name="P7">De causa Sancti Benedicti / ad lune post festum beatorum Petri et Pauli ex officio</text:p>
      <text:p text:style-name="P7">Cum magistro Johanne Girardi procuratore ipsorum.</text:p>
      <text:p text:style-name="P7"><text:soft-page-break/>Fiat quictanciam generalis magistro Petro de Torona cantori beati Germani Antissiondi</text:p>
      <text:p text:style-name="P7">executori deffuncti domini Petri Coopertoris quondam alterius vicariarum majorum</text:p>
      <text:p text:style-name="P7">ecclesie Parisiensis vicarii.</text:p>
      <text:p text:style-name="P7">Placet dominis quod frater Johannes de Ru moram trahat</text:p>
      <text:p text:style-name="P7">cum domino Stephano Dusseau</text:p>
      <text:p text:style-name="P7">Delata fuerit compota domini Stephani Johannis sed nichis</text:p>
      <text:p text:style-name="P7">fuit conclusum.</text:p>
      <text:p text:style-name="P7">Placet dominis tenere dictum et ordinacionem magistrorum</text:p>
      <text:p text:style-name="P7">Gaillardi part soyne et</text:p>
      <text:p text:style-name="P7">super</text:p>
      <text:p text:style-name="P7">facto insule nostre domine inter capitulum et dominum Parisiensim</text:p>
      <text:p text:style-name="P7">episcopum.</text:p>
      <text:p text:style-name="P7">Deputati sunt ad revidendum compota domini Stephani</text:p>
      <text:p text:style-name="P7">Johannis domini et magistri G. Fedelli . Jo. Rolandi Jo.</text:p>
      <text:p text:style-name="P7">Voygnon et dominus Archidiaconus de Josayo</text:p>
      <text:p text:style-name="P7">&gt;&gt;&gt;&gt;&gt;&gt; liste &lt;&lt;&lt;&lt;&lt;&lt;&lt;</text:p>
      <text:p text:style-name="P7">P. Decano</text:p>
      <text:p text:style-name="P7">Cantore</text:p>
      <text:p text:style-name="P7">G. Archidiacono ecclesie</text:p>
      <text:p text:style-name="P7">Sy. succentor in ecclesia</text:p>
      <text:p text:style-name="P7">L. de Mongeria</text:p>
      <text:p text:style-name="P7">Jo. de Pompodorio</text:p>
      <text:p text:style-name="P7">Jo. Rolandi</text:p>
      <text:p text:style-name="P7">Jo. de Sarraponte</text:p>
      <text:p text:style-name="P7">R. de Dangello</text:p>
      <text:p text:style-name="P7">Jo. Voygnon</text:p>
      <text:p text:style-name="P7">A. de Maignaco</text:p>
      <text:p text:style-name="P7">Ro. de Lorriaco</text:p>
      <text:p text:style-name="P7">P. Decano</text:p>
      <text:p text:style-name="P7">G. Cantore</text:p>
      <text:p text:style-name="P7">G. Archidiacono ecclesie</text:p>
      <text:p text:style-name="P7">Sy. succentor in ecclesia</text:p>
      <text:p text:style-name="P7">Jo. Rolandi</text:p>
      <text:p text:style-name="P7">Jo. de Sarraponter</text:p>
      <text:p text:style-name="P7">T. Hocie</text:p>
      <text:p text:style-name="P7">N. dictatis</text:p>
      <text:p text:style-name="P7"><text:soft-page-break/>N. de Ordeimonte</text:p>
      <text:p text:style-name="P7">Jo. de Pompodorio</text:p>
      <text:p text:style-name="P7">Jo. Voygnon</text:p>
      <text:p text:style-name="P7">A. de Murolio</text:p>
      <text:p text:style-name="P7">M. Reginaldi</text:p>
      <text:p text:style-name="P7">Jo. Hue</text:p>
      <text:p text:style-name="P7">L. de Mongeria</text:p>
      <text:p text:style-name="P7">Ph. de Salione</text:p>
      <text:p text:style-name="P7"/>
      <text:p text:style-name="P7"/>
      <text:p text:style-name="P7">=FRAN_0393_00372.tif=</text:p>
      <text:p text:style-name="P7">&gt;&gt;&gt;&gt;&gt;&gt; date &lt;&lt;&lt;&lt;&lt;&lt;&lt;</text:p>
      <text:p text:style-name="P7">Anno nonagesim Octiao. Die veneris in grastinum festi Corporis Christi viia mensis</text:p>
      <text:p text:style-name="P7">junii. Capitulantibus dominis</text:p>
      <text:p text:style-name="P7">Anno quo supra die lune post festum Corperis Christi xa mensis junii</text:p>
      <text:p text:style-name="P7">&gt;&gt;&gt;&gt;&gt;&gt; block &lt;&lt;&lt;&lt;&lt;&lt;&lt;</text:p>
      <text:p text:style-name="P7">Richil actum est in presenti capitulo</text:p>
      <text:p text:style-name="P7">facto inventario capellanie domini Petri Agi</text:p>
      <text:p text:style-name="P7">recipriatur resignacio quam vult</text:p>
      <text:p text:style-name="P7">facere idem dominus Petrus de eadem capell</text:p>
      <text:p text:style-name="P7">cum domino Symone Hubelin ad ecclesiam</text:p>
      <text:p text:style-name="P7">rolem Sancti propolriti de Sancto</text:p>
      <text:p text:style-name="P7">Marcello prope Pariis</text:p>
      <text:p text:style-name="P7">Crastina die Convocentur omnes domini canonici Parisiensis</text:p>
      <text:p text:style-name="P7">in capitulo hora septima de mane sub debito juramenti</text:p>
      <text:p text:style-name="P7">Placet dominis quod magister Dy. Custurarii habeat domum</text:p>
      <text:p text:style-name="P7">quam nuper inhibitabat magister Petrus Plaoul in</text:p>
      <text:p text:style-name="P7">claustro prope portum nostre dince prepecio viginti librarum parisiensum</text:p>
      <text:p text:style-name="P7">&gt;&gt;&gt;&gt;&gt;&gt; liste &lt;&lt;&lt;&lt;&lt;&lt;&lt;</text:p>
      <text:p text:style-name="P7">P. Decano</text:p>
      <text:p text:style-name="P7">Cantore</text:p>
      <text:p text:style-name="P7">archidiacono ecclesie</text:p>
      <text:p text:style-name="P7">abste pro ecclesia</text:p>
      <text:p text:style-name="P7">J. Rolandi</text:p>
      <text:p text:style-name="P7">L</text:p>
      <text:p text:style-name="P7">de Mongeria</text:p>
      <text:p text:style-name="P7"><text:soft-page-break/>T. de Dangello</text:p>
      <text:p text:style-name="P7">N. de Pompodorio</text:p>
      <text:p text:style-name="P7">acraponts</text:p>
      <text:p text:style-name="P7">capitulantibus dominis.</text:p>
      <text:p text:style-name="P7">P. Decano</text:p>
      <text:p text:style-name="P7">G. Cantore</text:p>
      <text:p text:style-name="P7">G. archidiacono ecclesie</text:p>
      <text:p text:style-name="P7">in congregacione plator</text:p>
      <text:p text:style-name="P7">Jo. Rolandi</text:p>
      <text:p text:style-name="P7">N. Dictatoris</text:p>
      <text:p text:style-name="P7">Jo. de Sartapente</text:p>
      <text:p text:style-name="P7">L. de Mongeria</text:p>
      <text:p text:style-name="P7">Jo. de Pompodorio</text:p>
      <text:p text:style-name="P7">Jo. Voyci non</text:p>
      <text:p text:style-name="P7">Ro. de Lorriaco</text:p>
      <text:p text:style-name="P7">Ma. Reginaldi</text:p>
      <text:p text:style-name="P7">N. de Rancia</text:p>
      <text:p text:style-name="P7">J. Regnie</text:p>
      <text:p text:style-name="P7">Jo. Chanteprime tarde</text:p>
      <text:p text:style-name="P7">N. de O.deimonte</text:p>
      <text:p text:style-name="P7"/>
      <text:p text:style-name="P7"/>
      <text:p text:style-name="P7">=FRAN_0393_00373.tif=</text:p>
      <text:p text:style-name="P7">&gt;&gt;&gt;&gt;&gt;&gt; liste &lt;&lt;&lt;&lt;&lt;&lt;&lt;</text:p>
      <text:p text:style-name="P7">P. Decano</text:p>
      <text:p text:style-name="P7">G. Cantore</text:p>
      <text:p text:style-name="P7">Archidiacono ecclesie</text:p>
      <text:p text:style-name="P7">A. Archidiacono Brie</text:p>
      <text:p text:style-name="P7">Sy. succentore</text:p>
      <text:p text:style-name="P7">Ja. Cosson</text:p>
      <text:p text:style-name="P7">Ro. de Lorriaco</text:p>
      <text:p text:style-name="P7">P. de Reilhaco</text:p>
      <text:p text:style-name="P7">P. de Ogero</text:p>
      <text:p text:style-name="P7">L. de Mongeria</text:p>
      <text:p text:style-name="P7">Jo. de Pompodorio</text:p>
      <text:p text:style-name="P7">M. Reginaldi</text:p>
      <text:p text:style-name="P7"><text:soft-page-break/>N. de Ordeimonte</text:p>
      <text:p text:style-name="P7">Fedelli</text:p>
      <text:p text:style-name="P7">Ro. de Dangello</text:p>
      <text:p text:style-name="P7">Jo. Chanteprime</text:p>
      <text:p text:style-name="P7">N. Ditatoris</text:p>
      <text:p text:style-name="P7">Re. de Putheolis</text:p>
      <text:p text:style-name="P7">N. de Ranci</text:p>
      <text:p text:style-name="P7">Jo. Hue</text:p>
      <text:p text:style-name="P7">T. de Sancto Petro</text:p>
      <text:p text:style-name="P7">Ph. de Salione</text:p>
      <text:p text:style-name="P7">Jo. de Sarraponte</text:p>
      <text:p text:style-name="P7">Jo. Voygnon</text:p>
      <text:p text:style-name="P7">G. Paillardi</text:p>
      <text:p text:style-name="P7">H. Blancheti</text:p>
      <text:p text:style-name="P7">Hocie</text:p>
      <text:p text:style-name="P7">A. de Murolio</text:p>
      <text:p text:style-name="P7">Jo. de Sanctis</text:p>
      <text:p text:style-name="P7">A. Regine</text:p>
      <text:p text:style-name="P7">Jo. de Milly</text:p>
      <text:p text:style-name="P7">Jo. de Tolatuo</text:p>
      <text:p text:style-name="P7"/>
      <text:p text:style-name="P7"/>
      <text:p text:style-name="P7">=FRAN_0393_00374.tif=</text:p>
      <text:p text:style-name="P7">&gt;&gt;&gt;&gt;&gt;&gt; date &lt;&lt;&lt;&lt;&lt;&lt;&lt;</text:p>
      <text:p text:style-name="P7">Anno nonagesimo octavo. Die mercurii post festum Culearistie domini xiia mensis</text:p>
      <text:p text:style-name="P7">junii. Capitulantibus dominis.</text:p>
      <text:p text:style-name="P7">Anno nonagesimo octavo. Die veneris post octabas festi Eubraristie domini</text:p>
      <text:p text:style-name="P7">xiiiia mensis junii. Capitulantibus dominis.</text:p>
      <text:p text:style-name="P7">&gt;&gt;&gt;&gt;&gt;&gt; block &lt;&lt;&lt;&lt;&lt;&lt;&lt;</text:p>
      <text:p text:style-name="P7">Placet dominis quod dominus Johannes de Curriziaco vadat ad</text:p>
      <text:p text:style-name="P7">ecclesiam suam et ibidem Deo deserviendo lucretur distribuciones</text:p>
      <text:p text:style-name="P7">suas quamdiu placuerit dominis proviso quod deserviatur pro ipso</text:p>
      <text:p text:style-name="P7">in ecclesia suptibus denaris suorum.</text:p>
      <text:p text:style-name="P7">Placet dominis ad relacionem magistri Roberti de Lorriaco</text:p>
      <text:p text:style-name="P7">quod dominus Johannes Hays habeat domum claustralem</text:p>
      <text:p text:style-name="P7">quam inhabitat magister Dyonisius Custurarii</text:p>
      <text:p text:style-name="P7"><text:soft-page-break/>unacum locagio quod inhabitat dominus Johannes</text:p>
      <text:p text:style-name="P7">de Auerginaco totum precio xix. librarum.</text:p>
      <text:p text:style-name="P7">Jnhibitum fuit domino Petro Tournant ne</text:p>
      <text:p text:style-name="P7">aliqua verba injuriosa proferat magistro Michaculi</text:p>
      <text:p text:style-name="P7">Placet dominis quod Officiarii faciant commodum ecclesie</text:p>
      <text:p text:style-name="P7">in bladis vendendui</text:p>
      <text:p text:style-name="P7">&gt;&gt;&gt;&gt;&gt;&gt; liste &lt;&lt;&lt;&lt;&lt;&lt;&lt;</text:p>
      <text:p text:style-name="P7">P. Decano</text:p>
      <text:p text:style-name="P7">G. Cantore</text:p>
      <text:p text:style-name="P7">G. Archidiaconuo ecclesie</text:p>
      <text:p text:style-name="P7">Sy. succentor in ecclesia</text:p>
      <text:p text:style-name="P7">Rober. de Lorriaco</text:p>
      <text:p text:style-name="P7">Re. de Putheolis</text:p>
      <text:p text:style-name="P7">Jo. Rolandi</text:p>
      <text:p text:style-name="P7">L. de Mongeria</text:p>
      <text:p text:style-name="P7">M. Reginaldi</text:p>
      <text:p text:style-name="P7">T. Hocie</text:p>
      <text:p text:style-name="P7">Jo. de Pompodori</text:p>
      <text:p text:style-name="P7">N. de Rancia</text:p>
      <text:p text:style-name="P7">N. de Ordeimonte</text:p>
      <text:p text:style-name="P7">G. Fedelli</text:p>
      <text:p text:style-name="P7">T. de Sancto Petro</text:p>
      <text:p text:style-name="P7">Jo. He</text:p>
      <text:p text:style-name="P7">Jo. Chanteprime</text:p>
      <text:p text:style-name="P7">Jolignon absent pro ecclesia</text:p>
      <text:p text:style-name="P7">P. Decano</text:p>
      <text:p text:style-name="P7">G. Cantore</text:p>
      <text:p text:style-name="P7">G. Archidiacono ecclesie</text:p>
      <text:p text:style-name="P7">Sy. Succentor in ecclesia</text:p>
      <text:p text:style-name="P7">Jo. de Pompodorio</text:p>
      <text:p text:style-name="P7">Ro. de Lorriaco</text:p>
      <text:p text:style-name="P7">G. Fedelli</text:p>
      <text:p text:style-name="P7">N. Dictatoris</text:p>
      <text:p text:style-name="P7">Re. de Putheolis</text:p>
      <text:p text:style-name="P7">Jo. de Sarraponte</text:p>
      <text:p text:style-name="P7">Ma. Reginaldi</text:p>
      <text:p text:style-name="P7"><text:soft-page-break/>Jo. Rolandi</text:p>
      <text:p text:style-name="P7">L. de Mongeria</text:p>
      <text:p text:style-name="P7">H. Blancheti</text:p>
      <text:p text:style-name="P7">T. Hocie</text:p>
      <text:p text:style-name="P7">J. Voygnon extra pro ecclesia</text:p>
      <text:p text:style-name="P7"/>
      <text:p text:style-name="P7"/>
      <text:p text:style-name="P7">=FRAN_0393_00375.tif=</text:p>
      <text:p text:style-name="P7">&gt;&gt;&gt;&gt;&gt;&gt; date &lt;&lt;&lt;&lt;&lt;&lt;&lt;</text:p>
      <text:p text:style-name="P7">Anno nonagesimo Octavo. Die lune post festum Beati Barnabe apostoli . xviia mensis junii</text:p>
      <text:p text:style-name="P7">capitulantibus dominis</text:p>
      <text:p text:style-name="P7">Anno nonagesimo octavo. die mercurii post festum Beati Barnabe apostoli xix</text:p>
      <text:p text:style-name="P7">mensis junii. Capitulantibus dominis.</text:p>
      <text:p text:style-name="P7">&gt;&gt;&gt;&gt;&gt;&gt; block &lt;&lt;&lt;&lt;&lt;&lt;&lt;</text:p>
      <text:p text:style-name="P7">facta relacione per magistrum Johannem Rolandi Canonicum</text:p>
      <text:p text:style-name="P7">Parisiensis de quadam domo sita in vico de la Voirerie</text:p>
      <text:p text:style-name="P7">que fuit quondam magistri Jacobi du Celier. magister</text:p>
      <text:p text:style-name="P7">Petrus de Canthelou domini nostri regis secretarius</text:p>
      <text:p text:style-name="P7">ostendit litteras suas empcionis dicte domus supplicans</text:p>
      <text:p text:style-name="P7">dominis quatinus cum abbas de Giennal percipiat pro funda</text:p>
      <text:p text:style-name="P7">terre sex denarios et domini sexdecim / vellent micte</text:p>
      <text:p text:style-name="P7">aliquem de ecclesia pro videndo porcionem dominis</text:p>
      <text:p text:style-name="P7">contingentem racione vendarum Et ibidem dictus</text:p>
      <text:p text:style-name="P7">dominus Abbas presens consensut et consentit quod peccunie</text:p>
      <text:p text:style-name="P7">racione vendicionis predicte debite ponantur in manu</text:p>
      <text:p text:style-name="P7">capituli. Et voluerunt domini remictere eidem magistro Petro</text:p>
      <text:p text:style-name="P7">de Parisio turonensis / et ordinatus est magister Philbertus</text:p>
      <text:p text:style-name="P7">de Salione Ad recipiendum vendas predictas</text:p>
      <text:p text:style-name="P7">Dominus Johannes de Chananus presbyter vult stare informacioni</text:p>
      <text:p text:style-name="P7">fiende per me G. Picardi notarium capituli super</text:p>
      <text:p text:style-name="P7">dirrupcione et infractione libri euvangeliorum.</text:p>
      <text:p text:style-name="P7">Receptus fuit magister Ste. Perrnelli ad canonicatum et prebenda</text:p>
      <text:p text:style-name="P7">ecclesie Paris.e quos obtinebant deffuncti magister Jo. de Bordis</text:p>
      <text:p text:style-name="P7">eidem magistro Stephano per dominum nostrum papam luper collatos</text:p>
      <text:p text:style-name="P7">prout in regestro insimacionum et recepcionum beneficiorum</text:p>
      <text:p text:style-name="P7">continetur dato fidejussore pro capa magistro Nicolai</text:p>
      <text:p text:style-name="P7"><text:soft-page-break/>de Ordeimonte</text:p>
      <text:p text:style-name="P7">Receptus fuit dominus Hugo Lentarii ad capellaniam Sancti</text:p>
      <text:p text:style-name="P7">Lernardi quam obtinere solebat dominus Guillelmus Maquet</text:p>
      <text:p text:style-name="P7">presbyter ad capellaniam Sancti Fiacri in ecclesia de Dziaco</text:p>
      <text:p text:style-name="P7">Nuinensis diocesis / et promisit quere unum calicem</text:p>
      <text:p text:style-name="P7">xiim vuciarum ix stlingorum et qui solebat essi</text:p>
      <text:p text:style-name="P7">cum talix qui est de presenti est non sit nisi vii. onciarum</text:p>
      <text:p text:style-name="P7">et v. scrlingorum</text:p>
      <text:p text:style-name="P7">Placet dominis quod dominus Johannes de Queriziaco habeat pane</text:p>
      <text:p text:style-name="P7">capitularem quamdiu plaererit dominis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e in ecclesia</text:p>
      <text:p text:style-name="P7">L. de Mongeria</text:p>
      <text:p text:style-name="P7">Ma. Reginaldi</text:p>
      <text:p text:style-name="P7">Jo. Rolandi</text:p>
      <text:p text:style-name="P7">N. Dictatoris</text:p>
      <text:p text:style-name="P7">Ro. de Lorriaco</text:p>
      <text:p text:style-name="P7">A. de Murolio</text:p>
      <text:p text:style-name="P7">Jo. de Pompodorio</text:p>
      <text:p text:style-name="P7">T. de Sancto Petro</text:p>
      <text:p text:style-name="P7">G. Fedelli</text:p>
      <text:p text:style-name="P7">H. Blancheti</text:p>
      <text:p text:style-name="P7">Jo. Voygnon</text:p>
      <text:p text:style-name="P7">J. de Sanctis</text:p>
      <text:p text:style-name="P7">A. Regine</text:p>
      <text:p text:style-name="P7">Ph. de Salione</text:p>
      <text:p text:style-name="P7">T. Hocie tarde venit</text:p>
      <text:p text:style-name="P7">P. Decano</text:p>
      <text:p text:style-name="P7">G. Cantore</text:p>
      <text:p text:style-name="P7">G. archidiacono ecclesie</text:p>
      <text:p text:style-name="P7">Sy. succentor infirmo</text:p>
      <text:p text:style-name="P7">L. de Mongeria</text:p>
      <text:p text:style-name="P7">Jo. Rolandi</text:p>
      <text:p text:style-name="P7"><text:soft-page-break/>Jo. de Sanctis</text:p>
      <text:p text:style-name="P7">T. Hocie</text:p>
      <text:p text:style-name="P7">. Feydelli</text:p>
      <text:p text:style-name="P7">M. Reginaldi</text:p>
      <text:p text:style-name="P7">A. de Murolio</text:p>
      <text:p text:style-name="P7">R. de Lorriaco</text:p>
      <text:p text:style-name="P7">Jo. Voygnon</text:p>
      <text:p text:style-name="P7">N. de Ordeimonte</text:p>
      <text:p text:style-name="P7">N. Ditatoris</text:p>
      <text:p text:style-name="P7"/>
      <text:p text:style-name="P7"/>
      <text:p text:style-name="P7">=FRAN_0393_00376.tif=</text:p>
      <text:p text:style-name="P7">&gt;&gt;&gt;&gt;&gt;&gt; date &lt;&lt;&lt;&lt;&lt;&lt;&lt;</text:p>
      <text:p text:style-name="P7">Dicta die iencurii hora eff</text:p>
      <text:p text:style-name="P7">Anno nenagesimo Octavo. Die leneris ante festum Nativitatis Beatim Johannis</text:p>
      <text:p text:style-name="P7">e</text:p>
      <text:p text:style-name="P7">captiste xx</text:p>
      <text:p text:style-name="P7">mensis junii. capitulantibus dominis.</text:p>
      <text:p text:style-name="P7">&gt;&gt;&gt;&gt;&gt;&gt; block &lt;&lt;&lt;&lt;&lt;&lt;&lt;</text:p>
      <text:p text:style-name="P7">Magister Robertus Luote procurator magistri Petri</text:p>
      <text:p text:style-name="P7">Treusselli licenciatus in legibus fuit receptus</text:p>
      <text:p text:style-name="P7">nominne procuratorio dicti magistri Petri ad Archidiaciontiu</text:p>
      <text:p text:style-name="P7">Parsiense tamquam vacantes per obitum magistri Johannis de</text:p>
      <text:p text:style-name="P7">Bordis ultimi possessoris ejusdem ac ad</text:p>
      <text:p text:style-name="P7">universa jura et perminencias ipsius necnon ad</text:p>
      <text:p text:style-name="P7">ad canovicatum ecclesie Parisiensis sub expectacione</text:p>
      <text:p text:style-name="P7">prebende ejusdem ecclesie . Et juravit in forma</text:p>
      <text:p text:style-name="P7">Et fuit installatus in parte commistra chori</text:p>
      <text:p text:style-name="P7">Et ibidem magister Nicolaus de Rancia qui</text:p>
      <text:p text:style-name="P7">alias in possessionem corporalem dicti archidiaconaais Parisieni</text:p>
      <text:p text:style-name="P7">positus fuerat / ab hujusmodi possessione desistit</text:p>
      <text:p text:style-name="P7">Magister Amedere de Thalaru Cantor Lugdunsi procurator</text:p>
      <text:p text:style-name="P7">et nomne procuratorio magistri Guidonis de Rota se opposuit</text:p>
      <text:p text:style-name="P7">recepcioni facte de magistro Petro Trousselli ad</text:p>
      <text:p text:style-name="P7">Archidiacontu Parisiensis petes revocari hujusmodi</text:p>
      <text:p text:style-name="P7">Gravamen / cui domini responderunt post deliberacionem</text:p>
      <text:p text:style-name="P7"><text:soft-page-break/>habitam quod quia magister Guido fuit receptus</text:p>
      <text:p text:style-name="P7">salvo jure cujuslibet et eciam alii / non erat</text:p>
      <text:p text:style-name="P7">intencionis domino e acceptare partes judicum ideo</text:p>
      <text:p text:style-name="P7">remictebant ad judices suos competentes.</text:p>
      <text:p text:style-name="P7">Placet dominis quod magister Petrus Trousselli habeat</text:p>
      <text:p text:style-name="P7">curiam domus quam inhabitabat deffunctus</text:p>
      <text:p text:style-name="P7">magister Johannes de Bordis predecesser suus usque ad</text:p>
      <text:p text:style-name="P7">mensem qualibet ebdomada precio unius scuti</text:p>
      <text:p text:style-name="P7">receptus fuit ad canonicatum et prebenda ecclesie parisiensis ques</text:p>
      <text:p text:style-name="P7">obtinebat magister Petrus Trousselli tamquam vacantes</text:p>
      <text:p text:style-name="P7">per assecucionem archidiaconatus Parisiensis magister Petrus</text:p>
      <text:p text:style-name="P7">Collai qui juravit in forma dato fidejussore pro</text:p>
      <text:p text:style-name="P7">tapa magistro Johanne Hue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a. Cosson</text:p>
      <text:p text:style-name="P7">L. de Mongeria</text:p>
      <text:p text:style-name="P7">Jo. Rolandi</text:p>
      <text:p text:style-name="P7">N. de Rancia</text:p>
      <text:p text:style-name="P7">Jo. de Sanctis</text:p>
      <text:p text:style-name="P7">Jo. Chanteprime</text:p>
      <text:p text:style-name="P7">A. Regine</text:p>
      <text:p text:style-name="P7">Jo. Hue</text:p>
      <text:p text:style-name="P7">Jo. Voygnon</text:p>
      <text:p text:style-name="P7">A. de Murolio</text:p>
      <text:p text:style-name="P7">Jo. Chanteprime</text:p>
      <text:p text:style-name="P7">Ste. Perruelli</text:p>
      <text:p text:style-name="P7">P. de Ogero</text:p>
      <text:p text:style-name="P7">G. Feydelli</text:p>
      <text:p text:style-name="P7">G. Paillardi</text:p>
      <text:p text:style-name="P7">M. Reginaldi</text:p>
      <text:p text:style-name="P7">T. Hocie</text:p>
      <text:p text:style-name="P7">T. de Sancto Petro</text:p>
      <text:p text:style-name="P7">P. Decano</text:p>
      <text:p text:style-name="P7"><text:soft-page-break/>G. Cantore</text:p>
      <text:p text:style-name="P7">G. archidiacono ecclesie</text:p>
      <text:p text:style-name="P7">L. de Mongeria</text:p>
      <text:p text:style-name="P7">T. Hocie</text:p>
      <text:p text:style-name="P7">G. Paillardi</text:p>
      <text:p text:style-name="P7">Ro. de Lorriaco</text:p>
      <text:p text:style-name="P7">Jo. Chanteprime</text:p>
      <text:p text:style-name="P7">Jo. de Pompodorio</text:p>
      <text:p text:style-name="P7">T. de Sancto Petro</text:p>
      <text:p text:style-name="P7">Jo. Huc</text:p>
      <text:p text:style-name="P7">N. de Ordeimonte</text:p>
      <text:p text:style-name="P7">G. Fedelli</text:p>
      <text:p text:style-name="P7">A. de Murolio</text:p>
      <text:p text:style-name="P7">N. Dictatoris</text:p>
      <text:p text:style-name="P7">Jo. Voygnon</text:p>
      <text:p text:style-name="P7">Domini succentor in ecclesia</text:p>
      <text:p text:style-name="P7">de Sanctis</text:p>
      <text:p text:style-name="P7">R. Dangeul</text:p>
      <text:p text:style-name="P7">P. Colli</text:p>
      <text:p text:style-name="P7">A Regine tardie</text:p>
      <text:p text:style-name="P7"/>
      <text:p text:style-name="P7"/>
      <text:p text:style-name="P7">=FRAN_0393_00377.tif=</text:p>
      <text:p text:style-name="P7">&gt;&gt;&gt;&gt;&gt;&gt; date &lt;&lt;&lt;&lt;&lt;&lt;&lt;</text:p>
      <text:p text:style-name="P7">ppitulum generale colebratum</text:p>
      <text:p text:style-name="P7">xxvta mensis junii. Presentibus dominis capitulantibus infrascriptis.</text:p>
      <text:p text:style-name="P7">&gt;&gt;&gt;&gt;&gt;&gt; block &lt;&lt;&lt;&lt;&lt;&lt;&lt;</text:p>
      <text:p text:style-name="P7">s s quod illis de Sancto Marcelle act modentur panni laver et</text:p>
      <text:p text:style-name="P7">Placet dominis quod dominus Guillelmus Alerini vadat ad ecclesiam suam parrochialem et in regressus</text:p>
      <text:p text:style-name="P7">si requirat habitum domini concedentur eidem et quod Eaguerrandus et Johannes</text:p>
      <text:p text:style-name="P7">Corville habeaut denaris matutinarum midum / quos percipiebat dictus dominus Guillelmus</text:p>
      <text:p text:style-name="P7">Fiat litera pro Gileto Hemardi de tribus quarteris vince debitem proclamatis</text:p>
      <text:p text:style-name="P7">situatis in territorie de Vernoto que tera quarteria tenebat firmarius nemorum</text:p>
      <text:p text:style-name="P7">ad officium camere spectantes per ipsum Giletum emptis / a Camerario clerico pro</text:p>
      <text:p text:style-name="P7">precio xxi. libras parisiensis.</text:p>
      <text:p text:style-name="P7"><text:soft-page-break/>d martis in crastinum festi Nativitatis Beati Johannis Baptiste</text:p>
      <text:p text:style-name="P7">Custodia sigilli et clavium fabrici tradita est</text:p>
      <text:p text:style-name="P7">magistro Johannnni Rolandi</text:p>
      <text:p text:style-name="P7">Proveisores domus Dei domini Cantor una cum</text:p>
      <text:p text:style-name="P7">magistro Matheo Reginaldi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 dominus decanus suo et capituli nomine optavit</text:p>
      <text:p text:style-name="P7">Sy. Succentore infirmus</text:p>
      <text:p text:style-name="P7">taxum decime grossorum fructuum prebendarum</text:p>
      <text:p text:style-name="P7">Jo. Rolandi in firmus</text:p>
      <text:p text:style-name="P7">foranearum et in deportu existencium si que sint</text:p>
      <text:p text:style-name="P7">Ja. Cosson</text:p>
      <text:p text:style-name="P7">et specialiter magistrorum Johannis de Karolay et Petr</text:p>
      <text:p text:style-name="P7">Ro. de Lorriaco</text:p>
      <text:p text:style-name="P7">mignoti deffunctorum.</text:p>
      <text:p text:style-name="P7">P. de Reilhaco</text:p>
      <text:p text:style-name="P7">P. de Ogero</text:p>
      <text:p text:style-name="P7">Prepositi prebendarii apud</text:p>
      <text:p text:style-name="P7">L. de Mongeria</text:p>
      <text:p text:style-name="P7">Moryatain</text:p>
      <text:p text:style-name="P7">Jo. de Pompodorio</text:p>
      <text:p text:style-name="P7">Jo. Hue</text:p>
      <text:p text:style-name="P7">Cavillyacum.</text:p>
      <text:p text:style-name="P7">M. Reginaldi</text:p>
      <text:p text:style-name="P7">N. de Rancia</text:p>
      <text:p text:style-name="P7">Cristolin</text:p>
      <text:p text:style-name="P7">N. de Ordeimonte</text:p>
      <text:p text:style-name="P7">Ph. de Salione</text:p>
      <text:p text:style-name="P7">T</text:p>
      <text:p text:style-name="P7">G. Fedelli</text:p>
      <text:p text:style-name="P7">Ythevillam</text:p>
      <text:p text:style-name="P7">Camerarius clericus</text:p>
      <text:p text:style-name="P7">R. FCangel</text:p>
      <text:p text:style-name="P7"><text:soft-page-break/>Liricantum</text:p>
      <text:p text:style-name="P7">Jo. Hays officiarius anniversariorum</text:p>
      <text:p text:style-name="P7">Jo. Chanteprime</text:p>
      <text:p text:style-name="P7">Crlyacum</text:p>
      <text:p text:style-name="P7">Ja. Cosson</text:p>
      <text:p text:style-name="P7">N. Dictatoris</text:p>
      <text:p text:style-name="P7">Andresiacum</text:p>
      <text:p text:style-name="P7">T. de Sancto Petro</text:p>
      <text:p text:style-name="P7">Re. de Putheolis</text:p>
      <text:p text:style-name="P7">Viriacum</text:p>
      <text:p text:style-name="P7">N. de Rancia</text:p>
      <text:p text:style-name="P7">Jo. de Sanctis</text:p>
      <text:p text:style-name="P7">Spedonam</text:p>
      <text:p text:style-name="P7">Jo. Hue</text:p>
      <text:p text:style-name="P7">Jo. Voygnon</text:p>
      <text:p text:style-name="P7">Vernotum</text:p>
      <text:p text:style-name="P7">T. de Sancto Petro</text:p>
      <text:p text:style-name="P7">G. Guerondi</text:p>
      <text:p text:style-name="P7">Corberosam</text:p>
      <text:p text:style-name="P7">+ Ph. de Dalione</text:p>
      <text:p text:style-name="P7">T. Hocie</text:p>
      <text:p text:style-name="P7">Jo. Voygnon</text:p>
      <text:p text:style-name="P7">tosayum</text:p>
      <text:p text:style-name="P7">nillelmus</text:p>
      <text:p text:style-name="P7">G. Paillardi</text:p>
      <text:p text:style-name="P7">+T. Hocie</text:p>
      <text:p text:style-name="P7">P. Colli</text:p>
      <text:p text:style-name="P7">+. A. de Murolio</text:p>
      <text:p text:style-name="P7">Jo. de Sanctis</text:p>
      <text:p text:style-name="P7">+. Ste. Prnelli</text:p>
      <text:p text:style-name="P7">1</text:p>
      <text:p text:style-name="P7">A. Regine cardinalis</text:p>
      <text:p text:style-name="P7"/>
      <text:p text:style-name="P7"/>
      <text:p text:style-name="P7">=FRAN_0393_00378.tif=</text:p>
      <text:p text:style-name="P7">&gt;&gt;&gt;&gt;&gt;&gt; block &lt;&lt;&lt;&lt;&lt;&lt;&lt;</text:p>
      <text:p text:style-name="P7"><text:soft-page-break/>Custodia Clavium licterarium et carcarium ecclesie commissa est magistro Johanni Rolandi</text:p>
      <text:p text:style-name="P7">Custodia clavium Arche anniversariorum commissa est magistris Nicolao de Ordeimonte</text:p>
      <text:p text:style-name="P7">et Nicolao de Rancia / et fiat inventarium domino Decano presente / fiat eciam</text:p>
      <text:p text:style-name="P7">bonum coffrum vel ematur in quo sint tres claves quarum unam quicumque</text:p>
      <text:p text:style-name="P7">de cetero erit decanus custodiet / unam et alii duo electi per capitulum.</text:p>
      <text:p text:style-name="P7">Deputati sunt ad interessendum visitacioni repparacionum domus deffuncti domini</text:p>
      <text:p text:style-name="P7">Archidiaconi Parisiensis magistri Nicolaus de Rancia et Robertus de Lorria</text:p>
      <text:p text:style-name="P7">Placet dominis de gracia speciali quod dominus Petrus Trousselli archidiaconus Paris.en</text:p>
      <text:p text:style-name="P7">sit collocatus in domo magistri Germani Paillardi in claustro usque ad</text:p>
      <text:p text:style-name="P7">instans festum Beate Mane Magdalones et non ultra.</text:p>
      <text:p text:style-name="P7">Tradat magister Robertus Dangel peccunias quas habet de Civillyaco</text:p>
      <text:p text:style-name="P7">magistro Ricolao de Rancia moderno preposito dicti loci</text:p>
      <text:p text:style-name="P7">Deputati sunt magistri Stephanus Perrnelli Petrus de Reilhaco et Nicolaus</text:p>
      <text:p text:style-name="P7">de rancia ad videndum deffectas illorum qui debent missas racione capellaniam</text:p>
      <text:p text:style-name="P7">ecclesie Pariensi.</text:p>
      <text:p text:style-name="P7">n. Domini Petrus Rati et Johannes Petit alias Furnemi</text:p>
      <text:p text:style-name="P7">deservientes capellanie Karoli regis renunciaverunt</text:p>
      <text:p text:style-name="P7">et fuit eis dictum quod non deservirent plus et loco</text:p>
      <text:p text:style-name="P7">ipsorum fuerunt deputati et commissi domini Stephanus</text:p>
      <text:p text:style-name="P7">Cocti et Stephanus Le Carrellier presbyter.</text:p>
      <text:p text:style-name="P7">capellani Karoli regis</text:p>
      <text:p text:style-name="P7">renunciaverunt missis</text:p>
      <text:p text:style-name="P7">Sancti Febastiani / et fuerunt</text:p>
      <text:p text:style-name="P7">eis iterum restitute.</text:p>
      <text:p text:style-name="P7">Domini Johannes Arnandi</text:p>
      <text:p text:style-name="P7">capellania episcopi parisiensis renunciaverunt</text:p>
      <text:p text:style-name="P7">E Johannes de stratis missis et fuerunt eis restitute.</text:p>
      <text:p text:style-name="P7">Et similiter domini Dy. Gaillebeni</text:p>
      <text:p text:style-name="P7">Johannes de Brye</text:p>
      <text:p text:style-name="P7">Capellani archidiacons Ators Betensis</text:p>
      <text:p text:style-name="P7">renunciaverunt missis et</text:p>
      <text:p text:style-name="P7">Et marcialis nepocis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<text:soft-page-break/>Jo. Rolandi infirmm</text:p>
      <text:p text:style-name="P7">J. de Pompodorio</text:p>
      <text:p text:style-name="P7">N. Dictatoris</text:p>
      <text:p text:style-name="P7">L. de Mongeria</text:p>
      <text:p text:style-name="P7">Et siliter</text:p>
      <text:p text:style-name="P7">Re. de Putheolis</text:p>
      <text:p text:style-name="P7">Domini Johannes Bienveriu</text:p>
      <text:p text:style-name="P7">Ma. Reginaldi</text:p>
      <text:p text:style-name="P7">Seguinus Vigerii</text:p>
      <text:p text:style-name="P7">P. Colli</text:p>
      <text:p text:style-name="P7">Johannes Parvi</text:p>
      <text:p text:style-name="P7">G. Paillardi</text:p>
      <text:p text:style-name="P7">Albertus Billardi</text:p>
      <text:p text:style-name="P7">A. de Murolio</text:p>
      <text:p text:style-name="P7">Johannes Pastalis</text:p>
      <text:p text:style-name="P7">Jo. Voygnon</text:p>
      <text:p text:style-name="P7">G. Fedelli</text:p>
      <text:p text:style-name="P7">Ro. de Lorriaco</text:p>
      <text:p text:style-name="P7">Jo. Hue</text:p>
      <text:p text:style-name="P7">Ro. Dangel</text:p>
      <text:p text:style-name="P7">J. de Sanctis</text:p>
      <text:p text:style-name="P7">Ph. de Salione</text:p>
      <text:p text:style-name="P7">N. de Rancia absente pro ecclesia</text:p>
      <text:p text:style-name="P7">fuerunt eis restitute</text:p>
      <text:p text:style-name="P7">T. A. Regine tardn</text:p>
      <text:p text:style-name="P7">Sy. succentor infirmus</text:p>
      <text:p text:style-name="P7"/>
      <text:p text:style-name="P7"/>
      <text:p text:style-name="P7">=FRAN_0393_00379.tif=</text:p>
      <text:p text:style-name="P7">&gt;&gt;&gt;&gt;&gt;&gt; block &lt;&lt;&lt;&lt;&lt;&lt;&lt;</text:p>
      <text:p text:style-name="P7">Declaratum est quoddam statutum super preposituris et prepositis eligendis alias factum</text:p>
      <text:p text:style-name="P7">validum esse et in suis terminis tenendum tamquam racionabilem et consonum racioni</text:p>
      <text:p text:style-name="P7">cujus tenor sequitur in hec verba.</text:p>
      <text:p text:style-name="P7">Universis presentes litteras inspecturis. Decanus et capitulum Parisiensi Salutem in domino.</text:p>
      <text:p text:style-name="P7">Considerantes Parisiensi ecclesiam circa custodiam et exerccium justicie secularis terre</text:p>
      <text:p text:style-name="P7">ipsius ecclesie dampoium pati nommoditum et eciam lesionem / provida super hoc deliberacione</text:p>
      <text:p text:style-name="P7"><text:soft-page-break/>habitam timentes ne processu temporis ipsa Parisiensis ecclesia Jaccuram incurreret / et</text:p>
      <text:p text:style-name="P7">irreparabile detuimentum de bonorum consilio nostre ecclesie utilitate pensata</text:p>
      <text:p text:style-name="P7">ordinavimus atque statuimus in hac presenti particione prebendarum ut prebendarii</text:p>
      <text:p text:style-name="P7">singulorum locorum pro justicia tenenda conservanda defendenda et exercenda in</text:p>
      <text:p text:style-name="P7">locis illis unum eligant et faciant de se ipsis presentibus qui justiciam secularem</text:p>
      <text:p text:style-name="P7">teneat conservet deffendat et exerceat tali modo / quod proventus et exitus justicie</text:p>
      <text:p text:style-name="P7">vendi non poterunt nec ad firmam seu ad admodiacionem concedi. Omne autem</text:p>
      <text:p text:style-name="P7">emolumentum proveniens racionem justicie commune erit prebendariis ipsorum locorum</text:p>
      <text:p text:style-name="P7">in Parisiensi ecclesia residentibus. Si vero prebendarii ipsorum locorum unum de se ipsis pro</text:p>
      <text:p text:style-name="P7">custodienda conservanda defendenda et tenenda justicia infra mensem non statuerent</text:p>
      <text:p text:style-name="P7">Nos ad hoc unum sive canonicum sive alium eligemus et instituemus ille autem</text:p>
      <text:p text:style-name="P7">sic a prebendariis vel a nobis institutus expensas quas faciet eundo ad loca illa</text:p>
      <text:p text:style-name="P7">certis vicibus inferius expressis ptro justicia tenenda conservanda / defendenda et</text:p>
      <text:p text:style-name="P7">exercenda ac morando et redeundo expensas habebit de emolumento suo seu proventibus</text:p>
      <text:p text:style-name="P7">justicie / et residuum inter canonicos residentes distribuetur si vero emolumentum sive proventur</text:p>
      <text:p text:style-name="P7">justicie non sufficerent ad solucionem hujusmodi expensarum / prebendarii locorum deffectum supplebunt</text:p>
      <text:p text:style-name="P7">de suo capitulum tamen expensas solvet in casibus in quibus ad capitulum emolumentum</text:p>
      <text:p text:style-name="P7">pertinetur dumtamen ille sic electus vel substitutus a capitulo / quo ad ea que ad</text:p>
      <text:p text:style-name="P7">capitulum pertinent fuerit destinatus / ut autem illi qui ad hujusmodi justiciam</text:p>
      <text:p text:style-name="P7">tenendam conservandam et exercendam ut premissum est fuerint instituti / ad visitandam</text:p>
      <text:p text:style-name="P7">terram ecclesise Parisiensis / et ad revocanda reformanda et corigenda que correctione</text:p>
      <text:p text:style-name="P7">revocacione et reformacione indiguerint facilius alliciantur et eciam inclinentur</text:p>
      <text:p text:style-name="P7">ordinamus et statuimus quod de Vernoto / de Lircantu / de Corberosa de Spedona</text:p>
      <text:p text:style-name="P7">terrarum custodes justicie sive prepositi sexties in anno dicta loca visitabunt</text:p>
      <text:p text:style-name="P7">et singulis vicibus per sex dies habebunt eundo morando et redeundo distribuciones</text:p>
      <text:p text:style-name="P7">ecclesie Parisiensis divrnas et noctuinas et percipient preter expensas solucas / Custodes</text:p>
      <text:p text:style-name="P7">vero justicie sive prepositi de Ythevilla de Andresyaco de Mittryaco de Moryaco</text:p>
      <text:p text:style-name="P7">et de Roseto hoc idem facient quater in anno et per quatuor dies singulis vicibus</text:p>
      <text:p text:style-name="P7">distribuciones habebunt. Custodes autem justicie sive prepositi de Orlyaco de</text:p>
      <text:p text:style-name="P7">Civillyaco de Castaneto de Balneolis et de Sucyaco Bis in anno loca hujusmodi</text:p>
      <text:p text:style-name="P7">visitabunt / et per duos dies singulis vicibus distribuciones ecclesie percipient et habebunt</text:p>
      <text:p text:style-name="P7">d vero pluries dicta loca opportuerit visitari / expensas de emolumento justicie</text:p>
      <text:p text:style-name="P7">si sufficiat vel si non sufficiat de bonis prebendariorum / si tamen prebendarii</text:p>
      <text:p text:style-name="P7">ultra vicos pretaxatas consenciant / percipient / sed disttibuciones ecclesie non</text:p>
      <text:p text:style-name="P7">habebunt / Preterea adicimus ut si custos seu prepositus alicujus loci pro aliquo casu</text:p>
      <text:p text:style-name="P7"><text:soft-page-break/>indiguerit consilio seu presencia comprebendarii seu comprebendariorum suorum ille</text:p>
      <text:p text:style-name="P7">comprebendarius seu comprebendarii ad requisicionem castodis seu prepositi predicti</text:p>
      <text:p text:style-name="P7">ad locum tenebuntur accedere in expensis comnibus ipsorum prebendariorum seu in expensis</text:p>
      <text:p text:style-name="P7">capituli ai pro casu tangente capitulum fuerint destinati / Et nichilominus</text:p>
      <text:p text:style-name="P7"/>
      <text:p text:style-name="P7"/>
      <text:p text:style-name="P7">=FRAN_0393_00380.tif=</text:p>
      <text:p text:style-name="P7">&gt;&gt;&gt;&gt;&gt;&gt; block &lt;&lt;&lt;&lt;&lt;&lt;&lt;</text:p>
      <text:p text:style-name="P7">habebunt distribuciones ecclesie in singulis locis juxta locorum et dierum nunerum pretaxatum.</text:p>
      <text:p text:style-name="P7">Canonici vero si ad dicta loca personaliter non accesserint distribuciones ecclesie non</text:p>
      <text:p text:style-name="P7">habebunt. In cujus rei testimonium sigillum nostrum licteris presentibus duximus apponendum</text:p>
      <text:p text:style-name="P7">Datum Anno domini millesimo Ducento lxiii° octavo. Die veneris post festum Purisius</text:p>
      <text:p text:style-name="P7">Beate Marie virginis.</text:p>
      <text:p text:style-name="P7">vecentur durante capitulo generali matricularii laici ecclesie.</text:p>
      <text:p text:style-name="P7">De supplicacione habitancium de Corberosa nichil fuit Actum</text:p>
      <text:p text:style-name="P7">Datim sunt commissarii ad</text:p>
      <text:p text:style-name="P7">taxandum deffectus magistri</text:p>
      <text:p text:style-name="P7">Robertus de Lorriaco et L.d</text:p>
      <text:p text:style-name="P7">Sy. succentor infirm</text:p>
      <text:p text:style-name="P7">Fiat citacio auctoritate privilegiorum ecclesie concra magistrum Ste. Boussardi</text:p>
      <text:p text:style-name="P7">Arrestentur fructus magistri Guillelmi de Porta.</text:p>
      <text:p text:style-name="P7">Deliberatum est quod ponamur omnia nomina fidejussorum caparum / et dicatur</text:p>
      <text:p text:style-name="P7">officiariios quod nichil eis solvant quousque eus exsoluerint</text:p>
      <text:p text:style-name="P7">Veniant crastina die maricularii laici.</text:p>
      <text:p text:style-name="P7">&gt;&gt;&gt;&gt;&gt;&gt; liste &lt;&lt;&lt;&lt;&lt;&lt;&lt;</text:p>
      <text:p text:style-name="P7">P. Decano</text:p>
      <text:p text:style-name="P7">G. Cantore</text:p>
      <text:p text:style-name="P7">G. Cassoti</text:p>
      <text:p text:style-name="P7">renunciaverunt clericature</text:p>
      <text:p text:style-name="P7">G. Archidiacono ecclesie</text:p>
      <text:p text:style-name="P7">P. Valeti</text:p>
      <text:p text:style-name="P7">matutinarum et eis sunt</text:p>
      <text:p text:style-name="P7">Jo. Rolandi</text:p>
      <text:p text:style-name="P7">Jo. de Bolona</text:p>
      <text:p text:style-name="P7">restitute</text:p>
      <text:p text:style-name="P7">G. Fedelli</text:p>
      <text:p text:style-name="P7"><text:soft-page-break/>H. Beregarii</text:p>
      <text:p text:style-name="P7">N. Dictatoris</text:p>
      <text:p text:style-name="P7">M. Brunelli</text:p>
      <text:p text:style-name="P7">J. de Pompodorio infirmo</text:p>
      <text:p text:style-name="P7">P. Colli</text:p>
      <text:p text:style-name="P7">Ste Theobaldi</text:p>
      <text:p text:style-name="P7">Re. de Putheolis</text:p>
      <text:p text:style-name="P7">Johanne LAgloye</text:p>
      <text:p text:style-name="P7">Ro. de Lorriaco</text:p>
      <text:p text:style-name="P7">Sy. de Caprosia</text:p>
      <text:p text:style-name="P7">L. de Mongeria</text:p>
      <text:p text:style-name="P7">P. de Meleduno</text:p>
      <text:p text:style-name="P7">Clerici matutinales</text:p>
      <text:p text:style-name="P7">Phili.o de Salione</text:p>
      <text:p text:style-name="P7">Tho. du Fresne</text:p>
      <text:p text:style-name="P7">Th. de Sancto Petro</text:p>
      <text:p text:style-name="P7">G. Thiesse</text:p>
      <text:p text:style-name="P7">Jo. Voygnon</text:p>
      <text:p text:style-name="P7">T. Le Pele</text:p>
      <text:p text:style-name="P7">T. Hocie absente pro ecclesia</text:p>
      <text:p text:style-name="P7">Ro. Lupi</text:p>
      <text:p text:style-name="P7">Ro. Dangeul</text:p>
      <text:p text:style-name="P7">Jo. Torvilli</text:p>
      <text:p text:style-name="P7">A. de Murolio</text:p>
      <text:p text:style-name="P7">Enguerrandus Guillamem</text:p>
      <text:p text:style-name="P7">Ma. Reginaldi</text:p>
      <text:p text:style-name="P7">Ma. de Putheo</text:p>
      <text:p text:style-name="P7">Mongeria</text:p>
      <text:p text:style-name="P7">G. Paillardi tarde</text:p>
      <text:p text:style-name="P7">Petrus Charionis</text:p>
      <text:p text:style-name="P7">J. de Sanctis absnte pro ecclesia</text:p>
      <text:p text:style-name="P7">Et Jo. de Barra</text:p>
      <text:p text:style-name="P7"/>
      <text:p text:style-name="P7"/>
      <text:p text:style-name="P7">=FRAN_0393_00381.tif=</text:p>
      <text:p text:style-name="P7">&gt;&gt;&gt;&gt;&gt;&gt; block &lt;&lt;&lt;&lt;&lt;&lt;&lt;</text:p>
      <text:p text:style-name="P7"><text:soft-page-break/>fiat quictancia prebendariis de Civillmico de xxxv. scutris x. s. pro executoribus deffuncti</text:p>
      <text:p text:style-name="P7">domini Guillelmi Anglici quondam canonici Sancti Dyonisii de Passu quamquidem summam predicti</text:p>
      <text:p text:style-name="P7">executores dederunt pro repparations dicti loci de Civillyaco in recempoeisacionem bonorum per cum</text:p>
      <text:p text:style-name="P7">in dicta prebenda perceptorum.</text:p>
      <text:p text:style-name="P7">Nomina supplicacium pro nominacionibus</text:p>
      <text:p text:style-name="P7">Johannes du Bourgel / dominus Robertus de</text:p>
      <text:p text:style-name="P7">Baileux dominus Petrus Malerac capellanus magistri Laurencii de Mongeria et Ste Theobaldi</text:p>
      <text:p text:style-name="P7">Placet dominis quod desermnte pro dominis Higone Chevrier et Johanne de Everisy canonicus</text:p>
      <text:p text:style-name="P7">Sancti Dyonisii de Passee habeant xii. francos quilibet anno quolibet exsolvendum super</text:p>
      <text:p text:style-name="P7">distribuciones ipsorum.</text:p>
      <text:p text:style-name="P7">Magister Petrus Trousselli archidiaconus Parisiensis intimavit graciam apostolicam sibi</text:p>
      <text:p text:style-name="P7">factam de canonicatu sub expectacione prebende ecclesie Parisiensis cujusdam alterius</text:p>
      <text:p text:style-name="P7">gracie quam dudum habuerat confirmatoriam.</text:p>
      <text:p text:style-name="P7">die quarta. Capitulantibus dominis.</text:p>
      <text:p text:style-name="P7">Placet dominis quod illis de Corberosa tradantur tricenue</text:p>
      <text:p text:style-name="P7">Franci pro empcione xvi</text:p>
      <text:p text:style-name="P7">librarum Parisiensium annui et</text:p>
      <text:p text:style-name="P7">perpetui redditus.</text:p>
      <text:p text:style-name="P7">Placet dominis quod dominus Johannes Blem labat teripus</text:p>
      <text:p text:style-name="P7">permutandi beneficium suum usque ad annum.</text:p>
      <text:p text:style-name="P7">Placet dominis quod capicoitur iiC pro una missa facienda</text:p>
      <text:p text:style-name="P7">pro domini Almariico de Ordeimonte quamdiu vixr it et post</text:p>
      <text:p text:style-name="P7">ejus obitum de Requiem.</text:p>
      <text:p text:style-name="P7">Facta relacione per magistrum Johannem de Sanctis super facto</text:p>
      <text:p text:style-name="P7">episcopi Carnotensis diccetur eidem per dictum magistrum</text:p>
      <text:p text:style-name="P7">Johannem de Sanctis / quod domini prompti sunt facere debitum</text:p>
      <text:p text:style-name="P7">et ostendet titulos suos.</text:p>
      <text:p text:style-name="P7">&gt;&gt;&gt;&gt;&gt;&gt; liste &lt;&lt;&lt;&lt;&lt;&lt;&lt;</text:p>
      <text:p text:style-name="P7">P. Decano</text:p>
      <text:p text:style-name="P7">G. Cantore</text:p>
      <text:p text:style-name="P7">L. de Mongeria</text:p>
      <text:p text:style-name="P7">T. Hocie</text:p>
      <text:p text:style-name="P7">G. Archidiaconus ecclesie</text:p>
      <text:p text:style-name="P7">N. de Rancia</text:p>
      <text:p text:style-name="P7">M. Reginaldi</text:p>
      <text:p text:style-name="P7">A. de Murolio</text:p>
      <text:p text:style-name="P7"><text:soft-page-break/>Ph. de Salione</text:p>
      <text:p text:style-name="P7">N. Dictatoris</text:p>
      <text:p text:style-name="P7">Jo. Rolandi</text:p>
      <text:p text:style-name="P7">N. de Ordeimonte</text:p>
      <text:p text:style-name="P7">Re. de Putheolis</text:p>
      <text:p text:style-name="P7">P. Dolli</text:p>
      <text:p text:style-name="P7">Jo. Voygnon</text:p>
      <text:p text:style-name="P7">Ro. de Lorriacio</text:p>
      <text:p text:style-name="P7">Jo. de Sanctis</text:p>
      <text:p text:style-name="P7">G. Fedelli</text:p>
      <text:p text:style-name="P7">J. de Nullyaco</text:p>
      <text:p text:style-name="P7">P. de Relhiaco</text:p>
      <text:p text:style-name="P7">T. de Sancto Petro</text:p>
      <text:p text:style-name="P7">A. Regine tardissime</text:p>
      <text:p text:style-name="P7">Sy. Succentor infirms</text:p>
      <text:p text:style-name="P7"/>
      <text:p text:style-name="P7"/>
      <text:p text:style-name="P7">=FRAN_0393_00382.tif=</text:p>
      <text:p text:style-name="P7">&gt;&gt;&gt;&gt;&gt;&gt; date &lt;&lt;&lt;&lt;&lt;&lt;&lt;</text:p>
      <text:p text:style-name="P7">Anno nonagesimo octavo. Die lune post festum beatorum Petri et Pauli apostolorum quinta et</text:p>
      <text:p text:style-name="P7">Vri capituli g. capitulantibus dominis</text:p>
      <text:p text:style-name="P7">&gt;&gt;&gt;&gt;&gt;&gt; block &lt;&lt;&lt;&lt;&lt;&lt;&lt;</text:p>
      <text:p text:style-name="P7">Requisivit magister Robertus de Lorriaco quatinus super</text:p>
      <text:p text:style-name="P7">facto territorii ecclesie provideretur / alias de cetero de</text:p>
      <text:p text:style-name="P7">negociis ecclesie non intendebat se intromictere.</text:p>
      <text:p text:style-name="P7">Compareant in tertra hora post prandium</text:p>
      <text:p text:style-name="P7">deputati ad visitandum compota domini Stephani</text:p>
      <text:p text:style-name="P7">Johannis.</text:p>
      <text:p text:style-name="P7">Deputati ad loquendum cum domino Episcopo Parisiensi</text:p>
      <text:p text:style-name="P7">an campana Marie sit condecenter appensa</text:p>
      <text:p text:style-name="P7">et ferrata magistri Robertus de Lorriaco. Jo.</text:p>
      <text:p text:style-name="P7">Rolandi et Ph. de Calione</text:p>
      <text:p text:style-name="P7">N. Ditatoris Flebotomigatus N. Deliberarum est quod de cetero diebus capitularibus</text:p>
      <text:p text:style-name="P7">pulsetur pro capitulo ante pulsacionem</text:p>
      <text:p text:style-name="P7">prime / Et incontinenti / post pulsetur</text:p>
      <text:p text:style-name="P7">pro prima . et durabit capitulum usque aid</text:p>
      <text:p text:style-name="P7"><text:soft-page-break/>pulsacionem tercie.</text:p>
      <text:p text:style-name="P7">Preceptum est matriculariis laicis ecclesie quod cotidie duo ipsorum intersint</text:p>
      <text:p text:style-name="P7">in ecclesia pro custodiendis januis chori</text:p>
      <text:p text:style-name="P7">Placet dominis quod Philipus de Grigny habeat tria quarteria prati vel circa</text:p>
      <text:p text:style-name="P7">pro xxiiii s. pr. redditus cum obligacionis etc.</text:p>
      <text:p text:style-name="P7">Deliberatum est in capitulo et concordatum inter dominos et Johannem Barbitonsoris</text:p>
      <text:p text:style-name="P7">Yvonetum ascende Jacobum Doissart et Jaquetom barbitonsorem domini episcopi parisiensis</text:p>
      <text:p text:style-name="P7">matricularios laicos ecclesie quod dicti matricalarii teneantur facere pro</text:p>
      <text:p text:style-name="P7">quolibet Canonico Parisiensis decedernte / octo clacita / et pro illis octo</text:p>
      <text:p text:style-name="P7">clacitis ac omnibus debitis et deveriis suis quibuscunque habeant duo decim</text:p>
      <text:p text:style-name="P7">libras Parisiensis ita quod si sint aliqui qui tot noluerint habere pro</text:p>
      <text:p text:style-name="P7">sselidi parsiensis et superhie</text:p>
      <text:p text:style-name="P7">quolibet clacito non facto defalcentur xxx</text:p>
      <text:p text:style-name="P7">passent licteras in Castalleto.</text:p>
      <text:p text:style-name="P7">&gt;&gt;&gt;&gt;&gt;&gt; liste &lt;&lt;&lt;&lt;&lt;&lt;&lt;</text:p>
      <text:p text:style-name="P7">P. Decano</text:p>
      <text:p text:style-name="P7">G. Cantore</text:p>
      <text:p text:style-name="P7">Sy. succentore in ecclesia</text:p>
      <text:p text:style-name="P7">G. Archidiaconos ecclesie</text:p>
      <text:p text:style-name="P7">Jo. Rolandi</text:p>
      <text:p text:style-name="P7">A. de Murolio</text:p>
      <text:p text:style-name="P7">J. de Pompodori</text:p>
      <text:p text:style-name="P7">M. Reginaldi</text:p>
      <text:p text:style-name="P7">Re. de Putheolis</text:p>
      <text:p text:style-name="P7">L. de Mongeria</text:p>
      <text:p text:style-name="P7">G. Fedelli</text:p>
      <text:p text:style-name="P7">Ro. de Lorriaco</text:p>
      <text:p text:style-name="P7">Jo. de Sanctis</text:p>
      <text:p text:style-name="P7">T. de Sancto Petro</text:p>
      <text:p text:style-name="P7">Philhii de Salione</text:p>
      <text:p text:style-name="P7">Ro. Dangel tardin</text:p>
      <text:p text:style-name="P7">N. de Ordeimonte</text:p>
      <text:p text:style-name="P7">Jo. Voygnon in prepositura</text:p>
      <text:p text:style-name="P7"/>
      <text:p text:style-name="P7"/>
      <text:p text:style-name="P7">=FRAN_0393_00383.tif=</text:p>
      <text:p text:style-name="P7"><text:soft-page-break/>&gt;&gt;&gt;&gt;&gt;&gt; date &lt;&lt;&lt;&lt;&lt;&lt;&lt;</text:p>
      <text:p text:style-name="P7">Anno domini millesimo Tretenim nonagesimo octavo . Die mercurii post festum Beatorum Petri</text:p>
      <text:p text:style-name="P7">et Pauli apostolorum. tercia mensis juverii . finitis capitulis generalibus beati Johannis</text:p>
      <text:p text:style-name="P7">Baptiste. Capitulantibus dominis.</text:p>
      <text:p text:style-name="P7">Anrio quo supra. Die venris sequentes post festum Beati Martini estivalis.</text:p>
      <text:p text:style-name="P7">quinta mersis jullii. Capitulantibus dominis.</text:p>
      <text:p text:style-name="P7">&gt;&gt;&gt;&gt;&gt;&gt; block &lt;&lt;&lt;&lt;&lt;&lt;&lt;</text:p>
      <text:p text:style-name="P7">De illis de Sancto Benedicto ad delune ultimo preterita</text:p>
      <text:p text:style-name="P7">in qundecim dies et deputati sunt ad loquendum</text:p>
      <text:p text:style-name="P7">cum ipsis magistri G. Archidiaconus ecclesie et Robertus</text:p>
      <text:p text:style-name="P7">de Lorriaco super debato moto inter dominos et ipsos de</text:p>
      <text:p text:style-name="P7">Sancto Benedicto.</text:p>
      <text:p text:style-name="P7">Placet magistro Roberto de Dangello canonico Parisiensi</text:p>
      <text:p text:style-name="P7">quod macicoti ecclesie habeant super stacione sua pro</text:p>
      <text:p text:style-name="P7">Anno presenti de gracia xxx. solidoum parisiensius</text:p>
      <text:p text:style-name="P7">Placet dominis quod domini Canonici Dyaconi et</text:p>
      <text:p text:style-name="P7">subdiaconi ponantur in tabulario.</text:p>
      <text:p text:style-name="P7">Appreciata est domus deffuncti archidiacori</text:p>
      <text:p text:style-name="P7">Parisiensi ad iiCC l. scuta / et repparaciones</text:p>
      <text:p text:style-name="P7">exceptis fovers xix lb. xii s. p. cum</text:p>
      <text:p text:style-name="P7">salario juratorum.</text:p>
      <text:p text:style-name="P7">Injunctum est magistro Roberto Bolengarii capellano in ecclesia</text:p>
      <text:p text:style-name="P7">Sancti Mederici / ut permutet dictam suam capellaniam</text:p>
      <text:p text:style-name="P7">infra instans festam Beati Remigii / sub pena</text:p>
      <text:p text:style-name="P7">privacionis ejusdem beneficii.</text:p>
      <text:p text:style-name="P7">Placet dominis quod magister Petrus Trousselli Archidiaconus</text:p>
      <text:p text:style-name="P7">parisiense habeat domum claustralem quam inhabitabat</text:p>
      <text:p text:style-name="P7">deffunctus magister Jo. de Bordis archidiaconus Parisiensis</text:p>
      <text:p text:style-name="P7">predecessor suuis in tali statu quo est de presentii</text:p>
      <text:p text:style-name="P7">Ita quod teneatur ad repparaciones dicte domus et hoc</text:p>
      <text:p text:style-name="P7">pro precio ducentorum scutorum auri que incontinenti</text:p>
      <text:p text:style-name="P7">realiter tradidit et solvat parvum vinum / et recepit</text:p>
      <text:p text:style-name="P7">dicta ducenta scuta dominus Archidinaconus Josatensis.</text:p>
      <text:p text:style-name="P7">Symon le Maire sergent a verge a adjourné messeigneurs</text:p>
      <text:p text:style-name="P7">en chastellet a demain a la requeste de maistre</text:p>
      <text:p text:style-name="P7">Jehan Goze demourant en la grant rue Saint</text:p>
      <text:p text:style-name="P7"><text:soft-page-break/>Jo. Voygnon in prepositura. Jaques / a cause de heritage et dem peris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 infirmm</text:p>
      <text:p text:style-name="P7">J. de Pompodorio</text:p>
      <text:p text:style-name="P7">R. Dangeul</text:p>
      <text:p text:style-name="P7">Re. de Putheolis</text:p>
      <text:p text:style-name="P7">P. Colli</text:p>
      <text:p text:style-name="P7">T. de Cancto Petro</text:p>
      <text:p text:style-name="P7">N. Dictatoris</text:p>
      <text:p text:style-name="P7">N. de Ordeimonte</text:p>
      <text:p text:style-name="P7">M. Reginaldi</text:p>
      <text:p text:style-name="P7">L. de Mongeria</text:p>
      <text:p text:style-name="P7">Ph. de Salione</text:p>
      <text:p text:style-name="P7">A. de Murolio</text:p>
      <text:p text:style-name="P7">J. de Sanctis Tardiis</text:p>
      <text:p text:style-name="P7">T. Hocie tardis</text:p>
      <text:p text:style-name="P7">Jo. Voygnon in preposeturi</text:p>
      <text:p text:style-name="P7">P. Decano</text:p>
      <text:p text:style-name="P7">G. Cantore</text:p>
      <text:p text:style-name="P7">G. Archidiacono ecclesie</text:p>
      <text:p text:style-name="P7">Sy. succentore in ecclesia</text:p>
      <text:p text:style-name="P7">Jo. Chanteprime</text:p>
      <text:p text:style-name="P7">Jo. de Pompodorio</text:p>
      <text:p text:style-name="P7">L. de Mongeria</text:p>
      <text:p text:style-name="P7">Jo. Rolandi</text:p>
      <text:p text:style-name="P7">Ro. de Lorriaco</text:p>
      <text:p text:style-name="P7">G. Fedelli</text:p>
      <text:p text:style-name="P7">J. de Sanctis</text:p>
      <text:p text:style-name="P7">T. de Sancto Petro</text:p>
      <text:p text:style-name="P7">P. Colli</text:p>
      <text:p text:style-name="P7">N. Dictatis</text:p>
      <text:p text:style-name="P7">Ph. de Salione</text:p>
      <text:p text:style-name="P7">A. de Mutolio</text:p>
      <text:p text:style-name="P7"><text:soft-page-break/>Th. Hocie</text:p>
      <text:p text:style-name="P7"/>
      <text:p text:style-name="P7"/>
      <text:p text:style-name="P7">=FRAN_0393_00384.tif=</text:p>
      <text:p text:style-name="P7">&gt;&gt;&gt;&gt;&gt;&gt; date &lt;&lt;&lt;&lt;&lt;&lt;&lt;</text:p>
      <text:p text:style-name="P7">Anno nonagesimo Octavo. Die lune post festum Beati Martini estivalis viiia</text:p>
      <text:p text:style-name="P7">ensis julii. Capitulantibus dominis.</text:p>
      <text:p text:style-name="P7">Anno quo supra. Die mercurii ante festum Translacionis Beati Benedici abbatis</text:p>
      <text:p text:style-name="P7">mensis julii. Capitulantibus dominis.</text:p>
      <text:p text:style-name="P7">v</text:p>
      <text:p text:style-name="P7">&gt;&gt;&gt;&gt;&gt;&gt; block &lt;&lt;&lt;&lt;&lt;&lt;&lt;</text:p>
      <text:p text:style-name="P7">Tradita est supplicacio habitancium de CGastaneye</text:p>
      <text:p text:style-name="P7">magistro Johanni de Danctis</text:p>
      <text:p text:style-name="P7">Tradite sunt claves fabrice ecclesie Parisiensis</text:p>
      <text:p text:style-name="P7">magistro Johanni Rolandi qui onus fabrice in</text:p>
      <text:p text:style-name="P7">se suscepit modo et forma quibus consueverunt</text:p>
      <text:p text:style-name="P7">predecessores.</text:p>
      <text:p text:style-name="P7">Deputatus est dominus Stephanus de Capella prebyter</text:p>
      <text:p text:style-name="P7">ad audiendum compota executorum testamenti seu</text:p>
      <text:p text:style-name="P7">ultime voluntatis deffuncti magistri Yvonis</text:p>
      <text:p text:style-name="P7">de Porta quondam Canonici Sepular</text:p>
      <text:p text:style-name="P7">Placet dominis quod magister Petrus Trousselli Archidiaconi</text:p>
      <text:p text:style-name="P7">Parisiens de gracia habeat utatur carceribus capitularibus</text:p>
      <text:p text:style-name="P7">pro prisionariis suis quolibet anno medei C. s. per.</text:p>
      <text:p text:style-name="P7">solvendi in festo Pasche quiquidem dominus Archidiaconus</text:p>
      <text:p text:style-name="P7">dictam graciam rata et gratam habuit.</text:p>
      <text:p text:style-name="P7">pro hac ebdomada deputati sunt ad interessendum</text:p>
      <text:p text:style-name="P7">in choro ecclesie magistr G. archidiaconos ecclesie et dominus</text:p>
      <text:p text:style-name="P7">Cantor</text:p>
      <text:p text:style-name="P7">Ordinatum est quod pubsetur capitulum post</text:p>
      <text:p text:style-name="P7">pulsacionem teri prout alias fuit factam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 in ecclesia</text:p>
      <text:p text:style-name="P7"><text:soft-page-break/>J. de Pompodorio</text:p>
      <text:p text:style-name="P7">L. de Mongla</text:p>
      <text:p text:style-name="P7">R. de Putheolis</text:p>
      <text:p text:style-name="P7">Jo. Rolandi</text:p>
      <text:p text:style-name="P7">Ma. Reginaldi</text:p>
      <text:p text:style-name="P7">G. Fedelli</text:p>
      <text:p text:style-name="P7">R. de Lorriaco</text:p>
      <text:p text:style-name="P7">Ph.o de Salione</text:p>
      <text:p text:style-name="P7">A. de Murrolio</text:p>
      <text:p text:style-name="P7">J. de Sanctis</text:p>
      <text:p text:style-name="P7">Jo. Hue</text:p>
      <text:p text:style-name="P7">N. Duratori</text:p>
      <text:p text:style-name="P7">P. Decano</text:p>
      <text:p text:style-name="P7">G. Cantore</text:p>
      <text:p text:style-name="P7">G. Archidiacono ecclesie</text:p>
      <text:p text:style-name="P7">Sy. succentor in ecclesia</text:p>
      <text:p text:style-name="P7">N. Dictatoris</text:p>
      <text:p text:style-name="P7">R. de Lorriaco</text:p>
      <text:p text:style-name="P7">L. de Mongeria</text:p>
      <text:p text:style-name="P7">J. de Pompodorio</text:p>
      <text:p text:style-name="P7">Ste. Pruelli</text:p>
      <text:p text:style-name="P7">Ro. d'Angeul</text:p>
      <text:p text:style-name="P7">N. de Ordeimonte</text:p>
      <text:p text:style-name="P7">Jo. Voygnon</text:p>
      <text:p text:style-name="P7">T. Houcie</text:p>
      <text:p text:style-name="P7">T. de Sancto Petro</text:p>
      <text:p text:style-name="P7">P. Celli</text:p>
      <text:p text:style-name="P7">G. Fedelli</text:p>
      <text:p text:style-name="P7">M. Reginaldi</text:p>
      <text:p text:style-name="P7">ono</text:p>
      <text:p text:style-name="P7"/>
      <text:p text:style-name="P7"/>
      <text:p text:style-name="P7">=FRAN_0393_00385.tif=</text:p>
      <text:p text:style-name="P7">&gt;&gt;&gt;&gt;&gt;&gt; date &lt;&lt;&lt;&lt;&lt;&lt;&lt;</text:p>
      <text:p text:style-name="P7">Pictavo. Die venris post festum translacionis Sicti Benedicti abbatis</text:p>
      <text:p text:style-name="P7">Nonas</text:p>
      <text:p text:style-name="P7"><text:soft-page-break/>J. Gali</text:p>
      <text:p text:style-name="P7">pitulatius dominis</text:p>
      <text:p text:style-name="P7">Anno predicto. Die lune post festum Trnslacionis Beati benedicti A </text:p>
      <text:p text:style-name="P7">mensis jullii. Capitulantibus dominis.</text:p>
      <text:p text:style-name="P7">&gt;&gt;&gt;&gt;&gt;&gt; block &lt;&lt;&lt;&lt;&lt;&lt;&lt;</text:p>
      <text:p text:style-name="P7">Placet dominis quod magister Egidius Feuillet habeat</text:p>
      <text:p text:style-name="P7">denarios matuttinalis quos habebat Johannes de</text:p>
      <text:p text:style-name="P7">Coloigne</text:p>
      <text:p text:style-name="P7">Receptus est in prepositum de Christolio usque ad beneplacitum</text:p>
      <text:p text:style-name="P7">dominorum Thomas soudam.</text:p>
      <text:p text:style-name="P7">De promotore contra dominum Petrum rati proposito</text:p>
      <text:p text:style-name="P7">contra ipsum quod ipse non residebat in ecclesia etc.</text:p>
      <text:p text:style-name="P7">et per consequens perjurus etc. Dictus dominus Petrus</text:p>
      <text:p text:style-name="P7">respondit in consciencia sua non cerdere se esse perjuru</text:p>
      <text:p text:style-name="P7">licet aliquociens deffecerit in matutinis / tamen</text:p>
      <text:p text:style-name="P7">justo impedimento detentus erat scilicet infirmitate</text:p>
      <text:p text:style-name="P7">pedis / que per lunam etc. ad xvim dies / et</text:p>
      <text:p text:style-name="P7">interim verent alii domini non existentis in capitulo.</text:p>
      <text:p text:style-name="P7">De domino Alberto Billardi capellano in ecclesia Parisiensie</text:p>
      <text:p text:style-name="P7">proposito contra ipsum quod ipse receperat iiiior fr.</text:p>
      <text:p text:style-name="P7">pro deserviendo capellanie domini Guillelmi Maqueti in</text:p>
      <text:p text:style-name="P7">ecclesia Parisiensi / quodque nullas missas pro eodem domino</text:p>
      <text:p text:style-name="P7">Guillelmo celebraverat / prout constabat per papirum</text:p>
      <text:p text:style-name="P7">capostolicarum Ad veneris proxime ad probandum ex parte rei</text:p>
      <text:p text:style-name="P7">Dato cmisserio ad examinandum testes magistro</text:p>
      <text:p text:style-name="P7">Petro Cilli et meni</text:p>
      <text:p text:style-name="P7">&gt;&gt;&gt;&gt;&gt;&gt; liste &lt;&lt;&lt;&lt;&lt;&lt;&lt;</text:p>
      <text:p text:style-name="P7">G. Decano</text:p>
      <text:p text:style-name="P7">G. Cantore in ecclesia</text:p>
      <text:p text:style-name="P7">G. Archidiacono ecclesie</text:p>
      <text:p text:style-name="P7">Sy. succentor infirmm</text:p>
      <text:p text:style-name="P7">Philo de Salione</text:p>
      <text:p text:style-name="P7">N. Dictatoris</text:p>
      <text:p text:style-name="P7">L. de Mongeria</text:p>
      <text:p text:style-name="P7">T. Hocie</text:p>
      <text:p text:style-name="P7">M. Reginaldi</text:p>
      <text:p text:style-name="P7"><text:soft-page-break/>G. Fedelli</text:p>
      <text:p text:style-name="P7">Ro. de Lorriaco</text:p>
      <text:p text:style-name="P7">Jo. Rolandi</text:p>
      <text:p text:style-name="P7">Jo. Voygnon</text:p>
      <text:p text:style-name="P7">T. de Sancto Petro</text:p>
      <text:p text:style-name="P7">Jo. de Pompodorio</text:p>
      <text:p text:style-name="P7">P. Colli</text:p>
      <text:p text:style-name="P7">A. de Murolio</text:p>
      <text:p text:style-name="P7">P. Decano</text:p>
      <text:p text:style-name="P7">G. Cantore</text:p>
      <text:p text:style-name="P7">G. Archidiacono ecclesie</text:p>
      <text:p text:style-name="P7">Sy. Succentore</text:p>
      <text:p text:style-name="P7">L. de Mongeria</text:p>
      <text:p text:style-name="P7">Jo. Voygnon</text:p>
      <text:p text:style-name="P7">Ph. de Salione</text:p>
      <text:p text:style-name="P7">Ma. Reginardi</text:p>
      <text:p text:style-name="P7">Colli</text:p>
      <text:p text:style-name="P7">Jo. de Pompodorio</text:p>
      <text:p text:style-name="P7">Ro. de Lorriaco</text:p>
      <text:p text:style-name="P7">N. Victatoris</text:p>
      <text:p text:style-name="P7">Te. Sancto Petro</text:p>
      <text:p text:style-name="P7">Fedelli</text:p>
      <text:p text:style-name="P7">Re. de Putheolis</text:p>
      <text:p text:style-name="P7">R. Dangeul</text:p>
      <text:p text:style-name="P7">Jo. Rolandi</text:p>
      <text:p text:style-name="P7">G. de Maal</text:p>
      <text:p text:style-name="P7"/>
      <text:p text:style-name="P7"/>
      <text:p text:style-name="P7">=FRAN_0393_00386.tif=</text:p>
      <text:p text:style-name="P7">&gt;&gt;&gt;&gt;&gt;&gt; date &lt;&lt;&lt;&lt;&lt;&lt;&lt;</text:p>
      <text:p text:style-name="P7">Anno nonagesimo Octavo. Die mercurii post festum traslacionis / bti Bendicti</text:p>
      <text:p text:style-name="P7">Abbatis xviia mensis jullii capitulantibus dominis</text:p>
      <text:p text:style-name="P7">&gt;&gt;&gt;&gt;&gt;&gt; block &lt;&lt;&lt;&lt;&lt;&lt;&lt;</text:p>
      <text:p text:style-name="P7">Placet dominis quod Enguerrandus Guillardi et Johannes Lorneville habeant denarius matutinales</text:p>
      <text:p text:style-name="P7">integre et eciam Gervasius Thiesse habeat integros denarios matutinales / nec percipiat</text:p>
      <text:p text:style-name="P7">aliquid dominus Albertus Billardi</text:p>
      <text:p text:style-name="P7"><text:soft-page-break/>Deputati sunt ad interessendum in ecclesia hac ebdo mada magistri Robertus de</text:p>
      <text:p text:style-name="P7">Lorriaco et N. Dictatoris.</text:p>
      <text:p text:style-name="P7">De illis de Sancto Benedicto ad quindecim dies sub spe pacuais</text:p>
      <text:p text:style-name="P7">Facta relacione de repparacionibus de Civillyaco per magistrum</text:p>
      <text:p text:style-name="P7">Nicolaum de Rancia et specialiter de molendino / Ordinatum</text:p>
      <text:p text:style-name="P7">est quod tradatur molendinum ad redditum sexlibrarum par.</text:p>
      <text:p text:style-name="P7">vel plus qui poterit / et dentur contraplegia / alias teneatur</text:p>
      <text:p text:style-name="P7">in statu solito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e in ecclesia</text:p>
      <text:p text:style-name="P7">J. de Nullyaco</text:p>
      <text:p text:style-name="P7">N. de Rancia</text:p>
      <text:p text:style-name="P7">L. de Mongeria</text:p>
      <text:p text:style-name="P7">Jo. Voygnon</text:p>
      <text:p text:style-name="P7">M. Reginaldi</text:p>
      <text:p text:style-name="P7">Ste. Perruelli</text:p>
      <text:p text:style-name="P7">T. de Sancto Petro</text:p>
      <text:p text:style-name="P7">P. Colli</text:p>
      <text:p text:style-name="P7">Jo. Rolandi</text:p>
      <text:p text:style-name="P7">Ro. Dangeul</text:p>
      <text:p text:style-name="P7">A. de Murolio</text:p>
      <text:p text:style-name="P7">G. Fedelli</text:p>
      <text:p text:style-name="P7">N. Dictatoris</text:p>
      <text:p text:style-name="P7">R. de Lorriaco</text:p>
      <text:p text:style-name="P7">in ecclesia</text:p>
      <text:p text:style-name="P7"/>
      <text:p text:style-name="P7"/>
      <text:p text:style-name="P7">=FRAN_0393_00387.tif=</text:p>
      <text:p text:style-name="P7">&gt;&gt;&gt;&gt;&gt;&gt; date &lt;&lt;&lt;&lt;&lt;&lt;&lt;</text:p>
      <text:p text:style-name="P7">nno nonagesimo Octavo. Die veneris ante festum eeate Marie Magdalenes. xixa jullii.</text:p>
      <text:p text:style-name="P7">Capitulantibus dominis.</text:p>
      <text:p text:style-name="P7">Anno nonagesimio Octavo. Die mercurii post festum Beate Marie Magdalenes.</text:p>
      <text:p text:style-name="P7">xxiiiia menesis jullii. capitulantibus dominis</text:p>
      <text:p text:style-name="P7"><text:soft-page-break/>&gt;&gt;&gt;&gt;&gt;&gt; block &lt;&lt;&lt;&lt;&lt;&lt;&lt;</text:p>
      <text:p text:style-name="P7">De domino Alberto Billardi ad mercurii et voluit stare</text:p>
      <text:p text:style-name="P7">informacioni et papiro capellaniarum ecclesieparisiensis</text:p>
      <text:p text:style-name="P7">reputati sunt ad interessendum in ecclesia ebdomada</text:p>
      <text:p text:style-name="P7">sequenti magistri Johannes de Pompodorio et Laurencius</text:p>
      <text:p text:style-name="P7">de Mongeria</text:p>
      <text:p text:style-name="P7">Placet dominis accipere taxtum pro reppacionibus domus deffunc magistri Jo.</text:p>
      <text:p text:style-name="P7">de Karolay prout in caporto juratorum continetur et pruer</text:p>
      <text:p text:style-name="P7">maconnaria laterarum domus non appreciata x. lib par. / et</text:p>
      <text:p text:style-name="P7">taxum eciam pro crepparacionibus de Moryaco / pro</text:p>
      <text:p text:style-name="P7">porcioene dictum deffunctum contingentem E executores</text:p>
      <text:p text:style-name="P7">losi tanum et gratum habverunt</text:p>
      <text:p text:style-name="P7">Die lune sequenti xxiia mensis jullii.</text:p>
      <text:p text:style-name="P7">non fuit capitulum propter festam Beate Marie</text:p>
      <text:p text:style-name="P7">Magdalenre</text:p>
      <text:p text:style-name="P7">Dominus Johannes Le Galois presbyter fuit admissus</text:p>
      <text:p text:style-name="P7">ad deserviendum alteri cure Sancti Mederici</text:p>
      <text:p text:style-name="P7">pro domino Matheo servientis capicerio curato</text:p>
      <text:p text:style-name="P7">dicte ecclesie Sancti Mederici / Et fuit sibi</text:p>
      <text:p text:style-name="P7">commissa cura ecclesie predicte.</text:p>
      <text:p text:style-name="P7">Placet dominis quod magister Johannes de Sacieres</text:p>
      <text:p text:style-name="P7">faciat defferri gravesium domus sue</text:p>
      <text:p text:style-name="P7">a pud terrale</text:p>
      <text:p text:style-name="P7">Placet dominis quod fiat lictera gracie habitantibus de</text:p>
      <text:p text:style-name="P7">Corberossa de redimendo xvi lbi. par. per</text:p>
      <text:p text:style-name="P7">ipsos habitantes nuper venditas ecclesie ita quod si</text:p>
      <text:p text:style-name="P7">non possint una vice totum solvere / tradant lta</text:p>
      <text:p text:style-name="P7">Francorum et diminuetur redditus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e</text:p>
      <text:p text:style-name="P7">N. Dictatoris</text:p>
      <text:p text:style-name="P7">Ro. de Lorriaco in ecclesia</text:p>
      <text:p text:style-name="P7">Jo. Rolandi</text:p>
      <text:p text:style-name="P7"><text:soft-page-break/>N. de Ordeimonte</text:p>
      <text:p text:style-name="P7">M. Reginaldi</text:p>
      <text:p text:style-name="P7">Jo. Chantepurie</text:p>
      <text:p text:style-name="P7">G. Paillardi</text:p>
      <text:p text:style-name="P7">G. Fedelli</text:p>
      <text:p text:style-name="P7">Jo. Voygnon</text:p>
      <text:p text:style-name="P7">P. Colli</text:p>
      <text:p text:style-name="P7">L. de Mongeria</text:p>
      <text:p text:style-name="P7">N. de Rancia</text:p>
      <text:p text:style-name="P7">J. de Sanctis</text:p>
      <text:p text:style-name="P7">A. de Murolio</text:p>
      <text:p text:style-name="P7">T. Hocie</text:p>
      <text:p text:style-name="P7">T. de Sancto Petro</text:p>
      <text:p text:style-name="P7">Jo. de Pompodorio</text:p>
      <text:p text:style-name="P7">R. Dangeul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Jo. de Pompodorio</text:p>
      <text:p text:style-name="P7">Ro. de Lorriaco</text:p>
      <text:p text:style-name="P7">P. Colli</text:p>
      <text:p text:style-name="P7">N. Dictatoris</text:p>
      <text:p text:style-name="P7">T. de Sancto Petro</text:p>
      <text:p text:style-name="P7">Ste. Perrnelli</text:p>
      <text:p text:style-name="P7">T. Hocie</text:p>
      <text:p text:style-name="P7">Jo. de Sanctis</text:p>
      <text:p text:style-name="P7">Jo. Voygnon</text:p>
      <text:p text:style-name="P7">A. de Murolio</text:p>
      <text:p text:style-name="P7">N. de Ordeimonte</text:p>
      <text:p text:style-name="P7"/>
      <text:p text:style-name="P7"/>
      <text:p text:style-name="P7">=FRAN_0393_00388.tif=</text:p>
      <text:p text:style-name="P7">&gt;&gt;&gt;&gt;&gt;&gt; date &lt;&lt;&lt;&lt;&lt;&lt;&lt;</text:p>
      <text:p text:style-name="P7">De duo. Albecto Ermd ad viii</text:p>
      <text:p text:style-name="P7">Anno nonagesimo octavo. Die lune post festum Beati Marcelli xxixa</text:p>
      <text:p text:style-name="P7"><text:soft-page-break/>mensis jullii. capitulantibus dominis.</text:p>
      <text:p text:style-name="P7">&gt;&gt;&gt;&gt;&gt;&gt; block &lt;&lt;&lt;&lt;&lt;&lt;&lt;</text:p>
      <text:p text:style-name="P7">Ordinatum est quod quedam locrs commorans in quadam domo sita supra potu</text:p>
      <text:p text:style-name="P7">secane eiclatur a domo</text:p>
      <text:p text:style-name="P7">Placet dominis accipere sexaginta scuta auri / racione vendarum eis debitarum</text:p>
      <text:p text:style-name="P7">pro domo quam eunt magister Pitrus de Canteleu Cum carte jardino et</text:p>
      <text:p text:style-name="P7">appendiciis suis / in vico de la Bourerie ad oppositum vici Barre de rcco</text:p>
      <text:p text:style-name="P7">Par. situata contigua ex una parte domui domine de la Granche et ex alia</text:p>
      <text:p text:style-name="P7">domui Philipi de Bassal</text:p>
      <text:p text:style-name="P7">Thomas Soutin a esté fuitt maire de Crestueil aut prouffis et emroliin</text:p>
      <text:p text:style-name="P7">ccustime</text:p>
      <text:p text:style-name="P7">Die veneris sequente xxvita mensis jullii. i</text:p>
      <text:p text:style-name="P7">crastinum festi Beatorum Jacobi st Cristofori non</text:p>
      <text:p text:style-name="P7">u capitulum propter festum Beati Marcelli episcopi</text:p>
      <text:p text:style-name="P7">Placet dominis quad Johannes le reux commovens a pesud</text:p>
      <text:p text:style-name="P7">Vnyacam in vicomandia / habeat majoriam de Viryaco</text:p>
      <text:p text:style-name="P7">pro xxt lb. p. singulis annis usque ad tres annos</text:p>
      <text:p text:style-name="P7">proximos et obliget se ad servandum juridicionem</text:p>
      <text:p text:style-name="P7">dicti loci suis sumptibus</text:p>
      <text:p text:style-name="P7">De Sancto Benedicto ad lune post assumpcionem beate</text:p>
      <text:p text:style-name="P7">Marie virginis Actum cum magistro Johanne Brano</text:p>
      <text:p text:style-name="P7">procuratore instant et requirentes</text:p>
      <text:p text:style-name="P7">Data est licenciatu domino Johanni Parvi permutacionis</text:p>
      <text:p text:style-name="P7">Beneficium suum videlicet canonicatum et prebendam</text:p>
      <text:p text:style-name="P7">Sancti Dyonisii de Passu / dumtamen permutet</text:p>
      <text:p text:style-name="P7">cum persona sufficienti et ydonea que deservire</text:p>
      <text:p text:style-name="P7">fciat et possit in ecclesia prout tenentur canonici</text:p>
      <text:p text:style-name="P7">dicti Sancti Dyonisii</text:p>
      <text:p text:style-name="P7">De domino Petro Aati ad xv. dies in statu.</text:p>
      <text:p text:style-name="P7">Deputati sunt ad inter essendum in ecclesia hac</text:p>
      <text:p text:style-name="P7">ebdomada presenti magistri G. de Albyaco</text:p>
      <text:p text:style-name="P7">Jo. Rolandi</text:p>
      <text:p text:style-name="P7">&gt;&gt;&gt;&gt;&gt;&gt; liste &lt;&lt;&lt;&lt;&lt;&lt;&lt;</text:p>
      <text:p text:style-name="P7">Decano</text:p>
      <text:p text:style-name="P7">J. cantore</text:p>
      <text:p text:style-name="P7">G. archidiacono ecclesie</text:p>
      <text:p text:style-name="P7"><text:soft-page-break/>Sy. succentore</text:p>
      <text:p text:style-name="P7">L. de Mongeria</text:p>
      <text:p text:style-name="P7">Jo. de Pompodorio</text:p>
      <text:p text:style-name="P7">Ro. de Lorriaco</text:p>
      <text:p text:style-name="P7">G. de Albyaco</text:p>
      <text:p text:style-name="P7">Jo. Rollandi</text:p>
      <text:p text:style-name="P7">Tho. de Sancto Petro</text:p>
      <text:p text:style-name="P7">G. Fedelli</text:p>
      <text:p text:style-name="P7">Re. de Putheolis</text:p>
      <text:p text:style-name="P7">Ma. Reginaldi</text:p>
      <text:p text:style-name="P7">N. de Lancia</text:p>
      <text:p text:style-name="P7">P. Colli</text:p>
      <text:p text:style-name="P7">Ro. de Dangello</text:p>
      <text:p text:style-name="P7">Jo. Voygnon</text:p>
      <text:p text:style-name="P7">Jo. de Sanctis</text:p>
      <text:p text:style-name="P7"/>
      <text:p text:style-name="P7"/>
      <text:p text:style-name="P7">=FRAN_0393_00389.tif=</text:p>
      <text:p text:style-name="P7">&gt;&gt;&gt;&gt;&gt;&gt; date &lt;&lt;&lt;&lt;&lt;&lt;&lt;</text:p>
      <text:p text:style-name="P7">Ano quo supria Die meturii in vigilia festi Beati Petri ad vinclam xxx</text:p>
      <text:p text:style-name="P7">Anno nonagesimo Octave. Die veneris post festum Beati Petri ad vinclam secunda</text:p>
      <text:p text:style-name="P7">mensis augusti. Capitulantibus dominis.</text:p>
      <text:p text:style-name="P7">&gt;&gt;&gt;&gt;&gt;&gt; block &lt;&lt;&lt;&lt;&lt;&lt;&lt;</text:p>
      <text:p text:style-name="P7">et ultima mensis jullii. Capitulantibus dominis.</text:p>
      <text:p text:style-name="P7">Injunctum est domino Petro Valeti distributori</text:p>
      <text:p text:style-name="P7">mellorum quod custodiat ordinacionem ex parte capituli</text:p>
      <text:p text:style-name="P7">factam videlicet de defficientibus horis canonicis</text:p>
      <text:p text:style-name="P7">videlicet matutinis quod pardant distribuciones</text:p>
      <text:p text:style-name="P7">obitus illius diei.</text:p>
      <text:p text:style-name="P7">Restituat dominus Albertus Bollardi medietatem</text:p>
      <text:p text:style-name="P7">iiiior francorum auri quos hoc anno habuit pro</text:p>
      <text:p text:style-name="P7">servicio capellanie quam tenebat dominus Guillermus</text:p>
      <text:p text:style-name="P7">maqueti / et inhbitum fuit eidem neulterius</text:p>
      <text:p text:style-name="P7">racione octavi respensorii procedat contra dictum</text:p>
      <text:p text:style-name="P7">dominum Guillelmum</text:p>
      <text:p text:style-name="P7">Injictum fuit domino Petro Malezac ut distribuat</text:p>
      <text:p text:style-name="P7"><text:soft-page-break/>panem capitularem de mane hora septima</text:p>
      <text:p text:style-name="P7">Tradantur terre capuie Sancti Michaclis de Chivillyaco</text:p>
      <text:p text:style-name="P7">ad omnes chargias consuetas tam fundiales quam</text:p>
      <text:p text:style-name="P7">al Ita quod si esset aliquis capellania</text:p>
      <text:p text:style-name="P7">qui se vellet</text:p>
      <text:p text:style-name="P7">onerare de servicio dicte capellani</text:p>
      <text:p text:style-name="P7">et redditibus debitis</text:p>
      <text:p text:style-name="P7">hoc possit accipientem reddendo indepnem</text:p>
      <text:p text:style-name="P7">magricultur quem edificiis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e</text:p>
      <text:p text:style-name="P7">Jo. Rolandi</text:p>
      <text:p text:style-name="P7">in ecclesia</text:p>
      <text:p text:style-name="P7">G. de Albyaco</text:p>
      <text:p text:style-name="P7">T. de Sancto Petro</text:p>
      <text:p text:style-name="P7">N. Dictatoris</text:p>
      <text:p text:style-name="P7">L. de Mongeria</text:p>
      <text:p text:style-name="P7">Jo. de Pompodorio</text:p>
      <text:p text:style-name="P7">G. Fedelli</text:p>
      <text:p text:style-name="P7">Jo. de Sarraponte</text:p>
      <text:p text:style-name="P7">R. de Lorriaco</text:p>
      <text:p text:style-name="P7">A. de Murolio</text:p>
      <text:p text:style-name="P7">R. de Dangello</text:p>
      <text:p text:style-name="P7">Ma. Reginaldi</text:p>
      <text:p text:style-name="P7">Jo. Voygnon</text:p>
      <text:p text:style-name="P7">Re. de Putheolis</text:p>
      <text:p text:style-name="P7">Jo. de Sanctis</text:p>
      <text:p text:style-name="P7">N. de Ordeimonte</text:p>
      <text:p text:style-name="P7">P. Decano</text:p>
      <text:p text:style-name="P7">G. Cantore</text:p>
      <text:p text:style-name="P7">G. Archidiacono ecclesie</text:p>
      <text:p text:style-name="P7">Sy. succentore</text:p>
      <text:p text:style-name="P7">N. Dictatis</text:p>
      <text:p text:style-name="P7"><text:soft-page-break/>Jo. Hue</text:p>
      <text:p text:style-name="P7">A. de Murolio</text:p>
      <text:p text:style-name="P7">T. de Sancto Petro</text:p>
      <text:p text:style-name="P7">Ro. de Putheolis</text:p>
      <text:p text:style-name="P7">G. Fedelli</text:p>
      <text:p text:style-name="P7">Jo. de Pompodorio</text:p>
      <text:p text:style-name="P7">Jo. de Sarraponte</text:p>
      <text:p text:style-name="P7">P. Colli</text:p>
      <text:p text:style-name="P7">Jo. Voygnon</text:p>
      <text:p text:style-name="P7">L. de Nongeria N. de Rancia</text:p>
      <text:p text:style-name="P7">M. Reginaldi</text:p>
      <text:p text:style-name="P7">Ro. de Lorriaco</text:p>
      <text:p text:style-name="P7">. Dangeul</text:p>
      <text:p text:style-name="P7">G. de Albyaco</text:p>
      <text:p text:style-name="P7">Jo. Rolandi.</text:p>
      <text:p text:style-name="P7"/>
      <text:p text:style-name="P7"/>
      <text:p text:style-name="P7">=FRAN_0393_00390.tif=</text:p>
      <text:p text:style-name="P7">&gt;&gt;&gt;&gt;&gt;&gt; date &lt;&lt;&lt;&lt;&lt;&lt;&lt;</text:p>
      <text:p text:style-name="P7">Anno nonagesimo Octavo. Die lune post festum Beati Petri ad vincula v</text:p>
      <text:p text:style-name="P7">mnsis Augusti. Capitulantibus dominis</text:p>
      <text:p text:style-name="P7">Anno quo supra . Die mercurii post festum invencionis Beati Stephani Prthomartiris.</text:p>
      <text:p text:style-name="P7">viia mensis augusti. capitulantibus dominis.</text:p>
      <text:p text:style-name="P7">&gt;&gt;&gt;&gt;&gt;&gt; block &lt;&lt;&lt;&lt;&lt;&lt;&lt;</text:p>
      <text:p text:style-name="P7">Tradat officiarius clericorum matatinarum Merellor</text:p>
      <text:p text:style-name="P7">integros Gervasio Thiesse</text:p>
      <text:p text:style-name="P7">Deputati ad eundum in consilio prelatorum sunt</text:p>
      <text:p text:style-name="P7">magistri Johannes Voygnon et dominus Cantor ecclesie</text:p>
      <text:p text:style-name="P7">Parisiensis</text:p>
      <text:p text:style-name="P7">Deputati sunt ad interessendum in ecclesia hac es denda</text:p>
      <text:p text:style-name="P7">presenti / domini Thomas de Sancto Petro et</text:p>
      <text:p text:style-name="P7">Reginaldus de Putheolis.</text:p>
      <text:p text:style-name="P7">Fiat lictera dominis dutibus pro magistro Milone Dangel</text:p>
      <text:p text:style-name="P7">Placet dominis quictare magistrum Guillelmum Cardonnell</text:p>
      <text:p text:style-name="P7">primum medicum delphini pro quinquaginta scut</text:p>
      <text:p text:style-name="P7">et non minus ad causam vendarum domus cujusdam</text:p>
      <text:p text:style-name="P7"><text:soft-page-break/>site ad portum Sancti Landerici / quam eunt a</text:p>
      <text:p text:style-name="P7">magistro Nicasio Bougre et ejus uxore.</text:p>
      <text:p text:style-name="P7">missas de Karoli regis quas faciebat capt</text:p>
      <text:p text:style-name="P7">deffuncti domini archidiaconis Parisiens et dominus Symon</text:p>
      <text:p text:style-name="P7">Hubelin faciat missam des Parceux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e</text:p>
      <text:p text:style-name="P7">Jo. Rolandi</text:p>
      <text:p text:style-name="P7">in ecclesia</text:p>
      <text:p text:style-name="P7">G. de Albyaco</text:p>
      <text:p text:style-name="P7">Jo. Voygnon</text:p>
      <text:p text:style-name="P7">L. de Mongeria</text:p>
      <text:p text:style-name="P7">T. de Sancto Petro</text:p>
      <text:p text:style-name="P7">Ro. de Lorriaco</text:p>
      <text:p text:style-name="P7">Jo. Hue</text:p>
      <text:p text:style-name="P7">G. Fedelli</text:p>
      <text:p text:style-name="P7">Ste. Peruelli</text:p>
      <text:p text:style-name="P7">Jo. de Pompodorio</text:p>
      <text:p text:style-name="P7">Re. de Putheolis</text:p>
      <text:p text:style-name="P7">A. de Murolio</text:p>
      <text:p text:style-name="P7">P. Colli</text:p>
      <text:p text:style-name="P7">N. Dictatis</text:p>
      <text:p text:style-name="P7">P. Decano</text:p>
      <text:p text:style-name="P7">G. Cantore</text:p>
      <text:p text:style-name="P7">G. Archidiaconuo ecclesie</text:p>
      <text:p text:style-name="P7">Sy. succentore</text:p>
      <text:p text:style-name="P7">R. de Putheolis} in ecclesia</text:p>
      <text:p text:style-name="P7">T. de Sancto Petro</text:p>
      <text:p text:style-name="P7">L. de Mongeria</text:p>
      <text:p text:style-name="P7">R. de Lorriaco</text:p>
      <text:p text:style-name="P7">N. de Ordeimonte</text:p>
      <text:p text:style-name="P7">Jo. Hue</text:p>
      <text:p text:style-name="P7">G. de Albyaco</text:p>
      <text:p text:style-name="P7"><text:soft-page-break/>G. Fedelli</text:p>
      <text:p text:style-name="P7">N. Dictatoris</text:p>
      <text:p text:style-name="P7">Jo. de Pompodorio</text:p>
      <text:p text:style-name="P7">Ro. Dangel</text:p>
      <text:p text:style-name="P7">Jo. Rolandi</text:p>
      <text:p text:style-name="P7">Ph. de Salione</text:p>
      <text:p text:style-name="P7">Jo. de Sanctis</text:p>
      <text:p text:style-name="P7">Jo. Voygnon in consilio</text:p>
      <text:p text:style-name="P7"/>
      <text:p text:style-name="P7"/>
      <text:p text:style-name="P7">=FRAN_0393_00391.tif=</text:p>
      <text:p text:style-name="P7">&gt;&gt;&gt;&gt;&gt;&gt; date &lt;&lt;&lt;&lt;&lt;&lt;&lt;</text:p>
      <text:p text:style-name="P7">Auro nonagesimo Octavo. Die veneris post festum invencionis beati Stephani PThomartir</text:p>
      <text:p text:style-name="P7">ixa mensis Augusti capitulantibus dominis</text:p>
      <text:p text:style-name="P7">Anno nonagesimo octavo. Die lune post festum Beati Laurencii martiris xii</text:p>
      <text:p text:style-name="P7">mensis augusti. Capitulantibus dominis.</text:p>
      <text:p text:style-name="P7">&gt;&gt;&gt;&gt;&gt;&gt; block &lt;&lt;&lt;&lt;&lt;&lt;&lt;</text:p>
      <text:p text:style-name="P7">Laciat officiarius horarum exequi quoddam adjornamentum</text:p>
      <text:p text:style-name="P7">in causa appellacionis pro preposito de Rosayo contra baillivum</text:p>
      <text:p text:style-name="P7">de Meleduno.</text:p>
      <text:p text:style-name="P7">Loqutum fuit in presenti capitulo de arrestandis fructibus prebende</text:p>
      <text:p text:style-name="P7">Sancti Mederici quam obtinet magister Johannes Willequin</text:p>
      <text:p text:style-name="P7">quia litigiosa / sed nichil fuit conclusum.</text:p>
      <text:p text:style-name="P7">Camerarius laicus dixit quod</text:p>
      <text:p text:style-name="P7">dominis</text:p>
      <text:p text:style-name="P7">festo Aissumpcionis ebeate Mane virginis pro iisidus</text:p>
      <text:p text:style-name="P7">Placet dominis quod Coleta la Preffroye tradat</text:p>
      <text:p text:style-name="P7">Gauffrido Herny et Belone ejus uxori</text:p>
      <text:p text:style-name="P7">commorante ad butum de trrechape quandam</text:p>
      <text:p text:style-name="P7">invenculam pervellam hodie repepertam in ecclesia</text:p>
      <text:p text:style-name="P7">ad mictriendum etc.</text:p>
      <text:p text:style-name="P7">Magister Johannes Trucan canonicus dancti Mederici presentavit</text:p>
      <text:p text:style-name="P7">vicarium suum scilicet dominum Johannem Perrote presbyterum</text:p>
      <text:p text:style-name="P7">qui preseitit juramentum in forma / et se excusavit</text:p>
      <text:p text:style-name="P7">de Synodo etc. et est assignata dies mercurii proxima</text:p>
      <text:p text:style-name="P7">et advoavit proposita per dominum archidiaconum Josatensim</text:p>
      <text:p text:style-name="P7"><text:soft-page-break/>Placet dominis quod Guillelmus Baugis capsularius francus</text:p>
      <text:p text:style-name="P7">serviens ecclesie paret in instanti festo / Assumptons</text:p>
      <text:p text:style-name="P7">aberte Marie virginis altare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T. de Sancto Petro in prebendat</text:p>
      <text:p text:style-name="P7">Sy. Succentore in ecclesia</text:p>
      <text:p text:style-name="P7">L. de Mongeria</text:p>
      <text:p text:style-name="P7">G. de Albyaco</text:p>
      <text:p text:style-name="P7">Jo. Rolandi</text:p>
      <text:p text:style-name="P7">P. Colli</text:p>
      <text:p text:style-name="P7">Ro. de Lorriaco</text:p>
      <text:p text:style-name="P7">Re. de Putheolis in ecclesia</text:p>
      <text:p text:style-name="P7">Ste. Perruelli</text:p>
      <text:p text:style-name="P7">N. Dictatoris</text:p>
      <text:p text:style-name="P7">A. de Murolio</text:p>
      <text:p text:style-name="P7">Jo. Voygnon</text:p>
      <text:p text:style-name="P7">Ro. Dangeul</text:p>
      <text:p text:style-name="P7">Jo. de Pompodori</text:p>
      <text:p text:style-name="P7">G. Fedelli</text:p>
      <text:p text:style-name="P7">J. de Sanctis</text:p>
      <text:p text:style-name="P7">P. Decano</text:p>
      <text:p text:style-name="P7">G. Cantore</text:p>
      <text:p text:style-name="P7">G. Archidiacono ecclesie</text:p>
      <text:p text:style-name="P7">T. de Sancto Petro</text:p>
      <text:p text:style-name="P7">Ro. de Lorriaco in ecclesia</text:p>
      <text:p text:style-name="P7">Sy. succentore</text:p>
      <text:p text:style-name="P7">N. Dictatoris</text:p>
      <text:p text:style-name="P7">L. de Mongeria</text:p>
      <text:p text:style-name="P7">Jo. de Sanctis</text:p>
      <text:p text:style-name="P7">Jo. Rolandi</text:p>
      <text:p text:style-name="P7">G. de Albyaco</text:p>
      <text:p text:style-name="P7">G. Fedelli</text:p>
      <text:p text:style-name="P7">N. de Ordeimonte</text:p>
      <text:p text:style-name="P7"><text:soft-page-break/>R. Dangel</text:p>
      <text:p text:style-name="P7">Tho. D'Aunay</text:p>
      <text:p text:style-name="P7">A. de Maignac</text:p>
      <text:p text:style-name="P7">P.</text:p>
      <text:p text:style-name="P7">de Ogero</text:p>
      <text:p text:style-name="P7">Ste. Pernelli</text:p>
      <text:p text:style-name="P7">Jo. Voygnon</text:p>
      <text:p text:style-name="P7"/>
      <text:p text:style-name="P7"/>
      <text:p text:style-name="P7">=FRAN_0393_00392.tif=</text:p>
      <text:p text:style-name="P7">&gt;&gt;&gt;&gt;&gt;&gt; date &lt;&lt;&lt;&lt;&lt;&lt;&lt;</text:p>
      <text:p text:style-name="P7">se mensis Augusti. Capitulantibus dominis</text:p>
      <text:p text:style-name="P7">Anno Nonagesimo octavo . Die mercurii in vigilia festi Assumpcionis beate</text:p>
      <text:p text:style-name="P7">Marie Virginis. Capitulantibus dominis</text:p>
      <text:p text:style-name="P7">&gt;&gt;&gt;&gt;&gt;&gt; block &lt;&lt;&lt;&lt;&lt;&lt;&lt;</text:p>
      <text:p text:style-name="P7">Requisito per dominum Decanum Parisiensis ut ad canonicas</text:p>
      <text:p text:style-name="P7">et prebenedam cclesie Sancti Benedicti Benenviersi Par.</text:p>
      <text:p text:style-name="P7">vacantes ut dicebat per obitum domini Guillerm</text:p>
      <text:p text:style-name="P7">Georgini / et sibi collatos per magistrum</text:p>
      <text:p text:style-name="P7">Robertum de Lorriaco canonicums Parisiensis</text:p>
      <text:p text:style-name="P7">existentem in turno suo confendi beneficia etc.</text:p>
      <text:p text:style-name="P7">prout in licteris collacionis super hoc confectis</text:p>
      <text:p text:style-name="P7">plenius continetur . Domini responderunt eidem</text:p>
      <text:p text:style-name="P7">quod vocarentur alii domini in capitulo ad die.</text:p>
      <text:p text:style-name="P7">rastaitus et tunc responderetur sibi</text:p>
      <text:p text:style-name="P7">Super facto fundacionis trium missarum</text:p>
      <text:p text:style-name="P7">pro deffuncto magistro Cardo de Molinis</text:p>
      <text:p text:style-name="P7">celebrandarum placet dominis onerare ecclesiam</text:p>
      <text:p text:style-name="P7">de xx. lb. par. pro duobus millescuris</text:p>
      <text:p text:style-name="P7">Declaratum est magistrum Ro. de Lorriaco hac</text:p>
      <text:p text:style-name="P7">vice essem turno super et petitum fuit ac</text:p>
      <text:p text:style-name="P7">requisitum domino Decano per magistrum Johannem de</text:p>
      <text:p text:style-name="P7">ullyaco et N. de Ordeimonte ut poneret</text:p>
      <text:p text:style-name="P7">in deliberacione an iste turnus esset et nichi</text:p>
      <text:p text:style-name="P7">fuit factum</text:p>
      <text:p text:style-name="P7">&gt;&gt;&gt;&gt;&gt;&gt; liste &lt;&lt;&lt;&lt;&lt;&lt;&lt;</text:p>
      <text:p text:style-name="P7"><text:soft-page-break/>P. Decano</text:p>
      <text:p text:style-name="P7">G. Cantore</text:p>
      <text:p text:style-name="P7">de Pompodorio</text:p>
      <text:p text:style-name="P7">L. de Mongeria</text:p>
      <text:p text:style-name="P7">Ro. de Lorriaco</text:p>
      <text:p text:style-name="P7">N. de Rancia</text:p>
      <text:p text:style-name="P7">Jo. Rolandi</text:p>
      <text:p text:style-name="P7">G. Fedelli.</text:p>
      <text:p text:style-name="P7">N. de Ordeimonte</text:p>
      <text:p text:style-name="P7">Ro. Dangel</text:p>
      <text:p text:style-name="P7">Tho. D'Aunoy</text:p>
      <text:p text:style-name="P7">P. de Maignac</text:p>
      <text:p text:style-name="P7">P. de Ogero</text:p>
      <text:p text:style-name="P7">Ste. Perrnelli</text:p>
      <text:p text:style-name="P7">Jo. Voygnon</text:p>
      <text:p text:style-name="P7">Sy. succentore in ecclesia</text:p>
      <text:p text:style-name="P7">P. Decano</text:p>
      <text:p text:style-name="P7">G. Cantore</text:p>
      <text:p text:style-name="P7">A. Brie Archidiacono</text:p>
      <text:p text:style-name="P7">G. Archidiacono ecclesie</text:p>
      <text:p text:style-name="P7">Sy. succentor in ecclesia</text:p>
      <text:p text:style-name="P7">L. de Mongeria</text:p>
      <text:p text:style-name="P7">N. Dictatoris</text:p>
      <text:p text:style-name="P7">N. Dutatoris de Ordeimont</text:p>
      <text:p text:style-name="P7">Jo. de Pompodorio</text:p>
      <text:p text:style-name="P7">Jo. de Nulleyo</text:p>
      <text:p text:style-name="P7">T. de Sancto Petro</text:p>
      <text:p text:style-name="P7">P. Colli</text:p>
      <text:p text:style-name="P7">G. de Albyaco</text:p>
      <text:p text:style-name="P7">A. de Murolio</text:p>
      <text:p text:style-name="P7">Jo. Rolandi</text:p>
      <text:p text:style-name="P7">Ph. de Salione</text:p>
      <text:p text:style-name="P7">Ro. Dangel</text:p>
      <text:p text:style-name="P7">Ste. Perruelli</text:p>
      <text:p text:style-name="P7">G. Fedelli</text:p>
      <text:p text:style-name="P7">Jo. Voygnon</text:p>
      <text:p text:style-name="P7"><text:soft-page-break/>Ro. de Lorriaco</text:p>
      <text:p text:style-name="P7"/>
      <text:p text:style-name="P7"/>
      <text:p text:style-name="P7">=FRAN_0393_00393.tif=</text:p>
      <text:p text:style-name="P7">&gt;&gt;&gt;&gt;&gt;&gt; date &lt;&lt;&lt;&lt;&lt;&lt;&lt;</text:p>
      <text:p text:style-name="P7">Anno nonagesimo octavo. Die veneris post festum Assumpali voite Marie Virginio xvi mesis</text:p>
      <text:p text:style-name="P7">d capitulantibus dominis</text:p>
      <text:p text:style-name="P7">Anno Nonagesimo octavo. Die lune post festum Assumpcionis Beate Marie Virginis</text:p>
      <text:p text:style-name="P7">xixa mensis augusti capitulantibus dominis</text:p>
      <text:p text:style-name="P7">&gt;&gt;&gt;&gt;&gt;&gt; block &lt;&lt;&lt;&lt;&lt;&lt;&lt;</text:p>
      <text:p text:style-name="P7">Gradite sunt claves capelle Sancti Stephani Pro Thomartius</text:p>
      <text:p text:style-name="P7">magistro Johanni de Pompodorio tradende cui voluerit</text:p>
      <text:p text:style-name="P7">dominorum Andree Fagon et Johannis Parar</text:p>
      <text:p text:style-name="P7">Data est licencia domino Heberto Berengarii eudi apoli</text:p>
      <text:p text:style-name="P7">Rethomagum pro juramento prestando racione cujusdam</text:p>
      <text:p text:style-name="P7">capellanim quam in ecclesia Rothomagensis obtinet / et fraus</text:p>
      <text:p text:style-name="P7">pro ipso littere recommendaciciem capitulo Rethomagensis</text:p>
      <text:p text:style-name="P7">De magistro Johanne Trucan Canonico Sancti Mederici pains</text:p>
      <text:p text:style-name="P7">ivento super eo quod ad synodum non venerat / dixri</text:p>
      <text:p text:style-name="P7">et exposuit quod nesciebat se nec socios suos deber</text:p>
      <text:p text:style-name="P7">venire esi et in quantum tenebatur venire excus</text:p>
      <text:p text:style-name="P7">Falleti pa</text:p>
      <text:p text:style-name="P7">ac</text:p>
      <text:p text:style-name="P7">Je quia scolaris erat prout per licteras signlo retit unium</text:p>
      <text:p text:style-name="P7">signtas illico tunc per eum exhibitas dicebat contineri</text:p>
      <text:p text:style-name="P7">quarum tenor sequitur in hec vorba. A tous justiciers</text:p>
      <text:p text:style-name="P7">aux quielx ces presentes lettres devront ou a leurs</text:p>
      <text:p text:style-name="P7">lieuxtenains Jehan seigneur de Foleville Thevalier conseille</text:p>
      <text:p text:style-name="P7">du roy nostre seigner et garde de la prevosté de Paris salut</text:p>
      <text:p text:style-name="P7">d'achent tuir que nous avons veu les lettres royaule</text:p>
      <text:p text:style-name="P7">dont la fourme s'ensuit Jilanns Dei gracia Francorum</text:p>
      <text:p text:style-name="P7">rex.</text:p>
      <text:p text:style-name="P7">Preposite nostro Parisiensis vel ejus locamtenentis sait</text:p>
      <text:p text:style-name="P7">&gt;&gt;&gt;&gt;&gt;&gt; liste &lt;&lt;&lt;&lt;&lt;&lt;&lt;</text:p>
      <text:p text:style-name="P7">R. Decano</text:p>
      <text:p text:style-name="P7">G. Cantore</text:p>
      <text:p text:style-name="P7"><text:soft-page-break/>G. Archidiacono ecclesie</text:p>
      <text:p text:style-name="P7">Sy. succentor</text:p>
      <text:p text:style-name="P7">N. Dictatorio</text:p>
      <text:p text:style-name="P7">Jo. Voygnon</text:p>
      <text:p text:style-name="P7">Ph. de Salione</text:p>
      <text:p text:style-name="P7">P. Colli</text:p>
      <text:p text:style-name="P7">L. de Mongeria</text:p>
      <text:p text:style-name="P7">Jo. de Pompodorio</text:p>
      <text:p text:style-name="P7">Re. de Putheolis</text:p>
      <text:p text:style-name="P7">G. Fedel</text:p>
      <text:p text:style-name="P7">H. Bancheti</text:p>
      <text:p text:style-name="P7">Sto. Perraelli</text:p>
      <text:p text:style-name="P7">G. de Albiaco</text:p>
      <text:p text:style-name="P7">P. Decano</text:p>
      <text:p text:style-name="P7">G. Cantore</text:p>
      <text:p text:style-name="P7">G. Archidiacono ecclesie</text:p>
      <text:p text:style-name="P7">Sy. succentor</text:p>
      <text:p text:style-name="P7">N. de Rancia</text:p>
      <text:p text:style-name="P7">Jo. Rolandi</text:p>
      <text:p text:style-name="P7">Jo. de Pompodorio</text:p>
      <text:p text:style-name="P7">Jo. Voygnon</text:p>
      <text:p text:style-name="P7">Ro. Dangeul</text:p>
      <text:p text:style-name="P7">A. de Maignaco</text:p>
      <text:p text:style-name="P7">Jo. de Sanctis</text:p>
      <text:p text:style-name="P7">L. de Mongeria</text:p>
      <text:p text:style-name="P7">de Albyaco</text:p>
      <text:p text:style-name="P7"/>
      <text:p text:style-name="P7"/>
      <text:p text:style-name="P7">=FRAN_0393_00394.tif=</text:p>
      <text:p text:style-name="P7">&gt;&gt;&gt;&gt;&gt;&gt; block &lt;&lt;&lt;&lt;&lt;&lt;&lt;</text:p>
      <text:p text:style-name="P7">Universis presentes litteras inspecturis. Salutem. Notum facimus quod cum ad supplicacionem universitatis</text:p>
      <text:p text:style-name="P7">magistrorum et scolarium Parisiensium studentium nos eisdem nostras concesserimus litteras tenorem qui sequitur</text:p>
      <text:p text:style-name="P7">continentes. Philippus Dei gracia Francorum rex. Preposito nostro Parisiensi vel ejus locumtenenti. Salutem</text:p>
      <text:p text:style-name="P7">Cum universitas magistri et scolares Parisienses in nostra speciali gardia et protectione existant cum</text:p>
      <text:p text:style-name="P7"><text:soft-page-break/>venerint ad studium et ibidem morantur vel ad partes suas redeunt frequenter tamen prout</text:p>
      <text:p text:style-name="P7">accepimus Injuria molestia oppressiones et violentia nedum In prepositura tua eisdem / Sed in</text:p>
      <text:p text:style-name="P7">locis aliis inferuntur in prejudicium gardie nostre quas prosequi opporteret / Supplicantibus sibi</text:p>
      <text:p text:style-name="P7">per nos de remedio provideri opportuno. Quare nos eorum supplicacioni favorabiliter</text:p>
      <text:p text:style-name="P7">annuentes Idcirco tibi protectionem ipsorum ac custodiam cohercionem insuper eorum qui in</text:p>
      <text:p text:style-name="P7">protectionis et gardie nostre prejudicium universitate seu magistris aut scolaribus predictis</text:p>
      <text:p text:style-name="P7">inferent violenciam indebitam Injuria vel Jacturam sive infra prepositure tue fines sive</text:p>
      <text:p text:style-name="P7">in locis aliis quibuscunque Regni nostri tenore presencium commictimus quod eciam concedimus</text:p>
      <text:p text:style-name="P7">eis de gracia speciali / Privilegiis seu consuetudinibus Incontrarium impetratis seu eciam</text:p>
      <text:p text:style-name="P7">impetrandis non obstantibus quibuscunque / In cujus rei testimonium sigillum nostrum presentibus</text:p>
      <text:p text:style-name="P7">est appensum. Datum apud Vincennas ultima die Decembris Anno domini millesimo Trecentesimo</text:p>
      <text:p text:style-name="P7">xl.mo Postmodumque universitas magistri et scolares predicti Asserentes quod licet sub illo</text:p>
      <text:p text:style-name="P7">verbo Jacturam in dictis litteris contento illicite detenta contineantur Dictus tamen prepositus</text:p>
      <text:p text:style-name="P7">sepius hesitaverat an ipse de bonis ad dictos magistros et scolares pertinenciis et de hiis que debebantur</text:p>
      <text:p text:style-name="P7">eisdem deberet seu posset cognoscere virtute licterarum predictarum Asserens insuper quod nonnulli baillivi</text:p>
      <text:p text:style-name="P7">et alii de ducatu Normannie et de quibusdam aliis partibus regni nostri pretextu quorumdam</text:p>
      <text:p text:style-name="P7">privilegiorum eisdem ut dicebant a nobis seu predecessoribus nostris concessorum dicto preposito</text:p>
      <text:p text:style-name="P7">in premissis obedire recusabant / nobis supplicantes ut super hoc declaracionem facere dignaremur.</text:p>
      <text:p text:style-name="P7">Nos igitur visis litteris suprascriptis et supplicacione universitatis magistrorum et scolarium predictorum /</text:p>
      <text:p text:style-name="P7">hiisque consideratis que circa hoc considerari debebant habita super hoc deliberacione diligente</text:p>
      <text:p text:style-name="P7">cum dilectis et fidelibus gentibus parlamenti nostri $consiliar$ cancellario et pluribus aliis</text:p>
      <text:p text:style-name="P7">consiliariis nostris declaravimus ac eciam tenore presencium declaramus quod super hiis Injuriis molestiis</text:p>
      <text:p text:style-name="P7">oppressionibus et violentia eisdem magistris et scolaribus in personis vel familiaribus propriis eorundem</text:p>
      <text:p text:style-name="P7">seu dictorum magistrorum aut scolarium propriis bonis ad ipsos magistros seu scolares sine fraude</text:p>
      <text:p text:style-name="P7">aliqua fictione et absque cessione transportu aut alio similato contractu pertinente / illatis</text:p>
      <text:p text:style-name="P7">vel inferendis dictam nostram gardiam infringentibus contra dictarum licterarum tenorem / necnon super dampnis</text:p>
      <text:p text:style-name="P7">et interesse exinde secutis a quibuscumque personis et ubicumque infra regnum nostrum dictus prepositus</text:p>
      <text:p text:style-name="P7">summarie et de plano cognoscet / et faciet breve justicie complementum / faciendum nobis et</text:p>
      <text:p text:style-name="P7">parti debite emendari et ab omnibus Regni nostri Justiciariis ubicumque constitutis obedietur</text:p>
      <text:p text:style-name="P7">dicto preposito in hac parte / Non obstantibus quibuscunque Privilegiis Normannis seu aliis</text:p>
      <text:p text:style-name="P7">Regnicolis concessis seu eciam concedendis.. In Cujus rei testimonium presentibus litteris</text:p>
      <text:p text:style-name="P7"><text:soft-page-break/>nostrum fecimus apponi sigillum.. Datum Parisius in parlamento nostro die xxi.ma maii. Anno</text:p>
      <text:p text:style-name="P7">domini millesimo CCC.mo $Non$ xlvto Et pour ce que honnorable homme et sage maistre</text:p>
      <text:p text:style-name="P7">Henry de Arnhen Recteur de l'université de Paris nous a tesmongné que venerable homme</text:p>
      <text:p text:style-name="P7">Jehan Truquan le Joune clerc est vray escolier estudiant a Paris en la faculté</text:p>
      <text:p text:style-name="P7">de Decret soubz venerable et discrete personne maistre Jaques Petit docteur regent</text:p>
      <text:p text:style-name="P7">a Paris en ladicte faculté de decret / et il se soit dolus en complaingnant</text:p>
      <text:p text:style-name="P7">par devant nous que Alexandre le Celier Jehan de Sains Girard Louvel et Ysabeau</text:p>
      <text:p text:style-name="P7">la Vache comme heretiere de feu Girard Cervel et fille dudit Girart Cervel</text:p>
      <text:p text:style-name="P7">lui detiennent et empeschent pluseurs de ses biens et debtes a tort et sans</text:p>
      <text:p text:style-name="P7">cause dont il deust vivre en l'estude de Paris et lui ont fait pluseurs grans</text:p>
      <text:p text:style-name="P7">villennies dommages et Injures nondeuz a declairer en lieu et en temps se</text:p>
      <text:p text:style-name="P7">mestier est / la quelle chose est en grant grief prejudice de nostre sauvegarde et de</text:p>
      <text:p text:style-name="P7"/>
      <text:p text:style-name="P7"/>
      <text:p text:style-name="P7">=FRAN_0393_00395.tif=</text:p>
      <text:p text:style-name="P7">&gt;&gt;&gt;&gt;&gt;&gt; numérotation &lt;&lt;&lt;&lt;&lt;&lt;&lt;</text:p>
      <text:p text:style-name="P7">lxxi</text:p>
      <text:p text:style-name="P7">373</text:p>
      <text:p text:style-name="P7">&gt;&gt;&gt;&gt;&gt;&gt; block &lt;&lt;&lt;&lt;&lt;&lt;&lt;</text:p>
      <text:p text:style-name="P7">l'université dessus dicte si comme il nous a monstré en complaignant et l'offre a prouver</text:p>
      <text:p text:style-name="P7">se mestier est. Nous par la vertu du povoir et du privilege dessus transcript vous</text:p>
      <text:p text:style-name="P7">mandons et commettons de par le roy nostre seigneur que vous a la Requeste du porteur de</text:p>
      <text:p text:style-name="P7">ces lettres leur faciez commandement de par le Roy nostre seigneur et de par nous que audit escolier</text:p>
      <text:p text:style-name="P7">Rendent et restituent ses diz biens et facent grez de ses debtes et de ses despens</text:p>
      <text:p text:style-name="P7">et dommages raisonnables que il puet avoir eus soustenus et encourus en ce Requerant</text:p>
      <text:p text:style-name="P7">par leur deffault / et que ilz viengnent amender au Roy nostre seigneur a l'université et a l'escolier</text:p>
      <text:p text:style-name="P7">dessus diz lesdictes villennies et Injures et se de ce faire sont refusans ou se opposent</text:p>
      <text:p text:style-name="P7">au contraire / ou veullent dire cause pour quoy tenus ne soient du faire / Non</text:p>
      <text:p text:style-name="P7">obstans quelx conques lettres privileges ou coustumes tant de normans comme d'autres</text:p>
      <text:p text:style-name="P7">pays ou dit Royaume empetrez ou a empetrer au contraire / Donnez leur jour competent</text:p>
      <text:p text:style-name="P7">a Paris par devant nous Contre ledit escolier sur les choses dessus dictes et pour</text:p>
      <text:p text:style-name="P7">respondre a lui et au procureur du Roy a tout ce que ilz leur sauront demander</text:p>
      <text:p text:style-name="P7">et contre eulx requerre pour raison des choses dessus dictes et pour aler avant</text:p>
      <text:p text:style-name="P7">sur ce que de raison sera et le porteur de ces lettres gardez et deffendez de force et de</text:p>
      <text:p text:style-name="P7">violence se mestier est Et leur segnifiez de par nous se ilz cuident avoir bonnes</text:p>
      <text:p text:style-name="P7">et justes deffenses que ilz viengnent seurement au jour que vous leur assignerez</text:p>
      <text:p text:style-name="P7"><text:soft-page-break/>ou ferez assigner sans doubte de estre molestez ou mal traictiez / et que nous</text:p>
      <text:p text:style-name="P7">les orrons en ycelles / et les garderons et ferons garder de force et de violence</text:p>
      <text:p text:style-name="P7">et leur baillerons du conseil de la court se mestier en ont et ilz nous en</text:p>
      <text:p text:style-name="P7">requierent. Tant en faictes chascun de vous endroit soy que par vous n'y ait deffault</text:p>
      <text:p text:style-name="P7">et que ledit escolier n'ait cause de soy complaindre de vous / Et ce que</text:p>
      <text:p text:style-name="P7">fait en aures ou fait faire / nous rescripsiez ou faictes rescripre soubz</text:p>
      <text:p text:style-name="P7">vos seaulx. Donné soubz le seel de ladicte Prevosté de Paris / l'an de grace</text:p>
      <text:p text:style-name="P7">mil .CCC. iiii.xx et dix sept. le xixe jour du mois de janvier.</text:p>
      <text:p text:style-name="P7">Sic signatum Oliverii.</text:p>
      <text:p text:style-name="P7">Deputati sunt ad se informandum de terra de Mons domini Decanus Parisiensis</text:p>
      <text:p text:style-name="P7">dominus Garnarius Gueroudi Archidiaconus de Josayo et Jo. Rolandi</text:p>
      <text:p text:style-name="P7">De causa illorum de Sancto Benedicto ad xv.cim dies.</text:p>
      <text:p text:style-name="P7"/>
      <text:p text:style-name="P7"/>
      <text:p text:style-name="P7">=FRAN_0393_00396.tif=</text:p>
      <text:p text:style-name="P7">&gt;&gt;&gt;&gt;&gt;&gt; date &lt;&lt;&lt;&lt;&lt;&lt;&lt;</text:p>
      <text:p text:style-name="P7">Anno Nonagesimo. Octavo. Die mercurii post festum Assumpcionis Beate marie virginis.</text:p>
      <text:p text:style-name="P7">xxi.ma mensis Augusti Capitulantibus dominis.</text:p>
      <text:p text:style-name="P7">&gt;&gt;&gt;&gt;&gt;&gt; block &lt;&lt;&lt;&lt;&lt;&lt;&lt;</text:p>
      <text:p text:style-name="P7">Receptus fuit ad Capellaniam omnium sanctorum in ecclesia Sepulcri</text:p>
      <text:p text:style-name="P7">par. fundatam vacantem per obitum deffuncti magistri Luce du</text:p>
      <text:p text:style-name="P7">Ru ultimi possessoris ejusdem dominus Johannes Calerii presbyter</text:p>
      <text:p text:style-name="P7">virtute collacionis sibi facte per magistrum Robertum de</text:p>
      <text:p text:style-name="P7">Lorriaco Canonicum Parisiensem racione turni sui.</text:p>
      <text:p text:style-name="P7">Facta relacione super terra de Montibus per dominos P.</text:p>
      <text:p text:style-name="P7">Decanum G Archidiaconum de Josayo. et Johannem Rolandi</text:p>
      <text:p text:style-name="P7">Commissarios deputatos ad se informandum .</text:p>
      <text:p text:style-name="P7">Data est magistro Roberto Bolengarii pro prima</text:p>
      <text:p text:style-name="P7">quod cum alias fuerit eidem Injunctum de permutando</text:p>
      <text:p text:style-name="P7">beneficium suum quod obtinet in ecclesia Sancti Mederici</text:p>
      <text:p text:style-name="P7">infra instans festum Beati Remigii / quod ex habundanti</text:p>
      <text:p text:style-name="P7">permutet infra dictum tempus / Sub pena privacionis</text:p>
      <text:p text:style-name="P7">dicti Beneficii.</text:p>
      <text:p text:style-name="P7">Deputati sunt ad interessendum in ecclesia ebdomada presenti magistri Johannes</text:p>
      <text:p text:style-name="P7">Voygnon et Ro. Dangeul.</text:p>
      <text:p text:style-name="P7">Magistri Ma. Reginaldi . N. de Ordeimonte Robertus de Dangello Aymericus</text:p>
      <text:p text:style-name="P7"><text:soft-page-break/>de Maignaco Petrus Colli et G. Fedelli faciendi se fortes pro se et xiiii.cim aliis</text:p>
      <text:p text:style-name="P7">contradixerunt expresse composicioni faciende cum domino Episcopo Parisiensi Racione</text:p>
      <text:p text:style-name="P7">luminaris exequiarum ecclesie Parisiensis Super quo lis in parlamenti curia inter</text:p>
      <text:p text:style-name="P7">Capitulum et dominum Episcopum Parisiensem pendet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e in ecclesia</text:p>
      <text:p text:style-name="P7">G. de Albyaco</text:p>
      <text:p text:style-name="P7">Ro. de Lorriaco</text:p>
      <text:p text:style-name="P7">L. de Mongeria</text:p>
      <text:p text:style-name="P7">N. Dictatoris</text:p>
      <text:p text:style-name="P7">Jo. Hue</text:p>
      <text:p text:style-name="P7">Re. de Putheolis</text:p>
      <text:p text:style-name="P7">G. Fedelli</text:p>
      <text:p text:style-name="P7">T. de Sancto Petro</text:p>
      <text:p text:style-name="P7">Jo. de Pompodorio</text:p>
      <text:p text:style-name="P7">Ph. de Salione</text:p>
      <text:p text:style-name="P7">Ma. Reginaldi</text:p>
      <text:p text:style-name="P7">Jo. Voygnon</text:p>
      <text:p text:style-name="P7">Jo. de Sanctis</text:p>
      <text:p text:style-name="P7">P. Colli</text:p>
      <text:p text:style-name="P7">N. de Rancia</text:p>
      <text:p text:style-name="P7">Ro. de Dangello</text:p>
      <text:p text:style-name="P7">N. de Ordeimonte</text:p>
      <text:p text:style-name="P7">N. de Maignaco</text:p>
      <text:p text:style-name="P7"/>
      <text:p text:style-name="P7"/>
      <text:p text:style-name="P7">=FRAN_0393_00397.tif=</text:p>
      <text:p text:style-name="P7">&gt;&gt;&gt;&gt;&gt;&gt; date &lt;&lt;&lt;&lt;&lt;&lt;&lt;</text:p>
      <text:p text:style-name="P7">ratu</text:p>
      <text:p text:style-name="P7">e veneris in vigilia festi Beanti Bartholomei apostoli . xxiiia mensis Augusti.</text:p>
      <text:p text:style-name="P7">&gt;&gt;&gt;&gt;&gt;&gt; block &lt;&lt;&lt;&lt;&lt;&lt;&lt;</text:p>
      <text:p text:style-name="P7">presentibus dominis capitulantius infrascriptis.</text:p>
      <text:p text:style-name="P7">Capitulum istud principaliter est introductum pro officio</text:p>
      <text:p text:style-name="P7"><text:soft-page-break/>Camere prita pro officiario novo ponendo vel</text:p>
      <text:p text:style-name="P7">antiquo remanendo et pro compotis suis reddendis</text:p>
      <text:p text:style-name="P7">Reddeidat magister Re. de Putheolis claves anniversariorum</text:p>
      <text:p text:style-name="P7">que michi tradite fuerunt / quia magister N. de Ordimonte</text:p>
      <text:p text:style-name="P7">noluit eas accipere quousque inventarium sic factum.</text:p>
      <text:p text:style-name="P7">habitum fuit verbum de homine traindo domino vicecomnti de</text:p>
      <text:p text:style-name="P7">Meleduno racione stangni de Melensron videlicet</text:p>
      <text:p text:style-name="P7">magistro Guillelmo Fedelli Decano Pictavensis in casu</text:p>
      <text:p text:style-name="P7">quo noluerit concedere admortizamentum si lo quatiur</text:p>
      <text:p text:style-name="P7">magister Thomas de Sancto Petro cum eodem.</text:p>
      <text:p text:style-name="P7">Requisito per magistrum Andream gragerii archidiaconus Brye</text:p>
      <text:p text:style-name="P7">in ecclesia Parisiensis / ut domini ei permitterent adducere</text:p>
      <text:p text:style-name="P7">prisionarios suos in carceribus capituli responsoque per</text:p>
      <text:p text:style-name="P7">oraculum domini decani ex parte capituli quod bene placebat</text:p>
      <text:p text:style-name="P7">domctus dummodo dictus archidiaconus ecclesiam promicteret reddere</text:p>
      <text:p text:style-name="P7">indemponem si contingeret propter prisionarios predictos</text:p>
      <text:p text:style-name="P7">re perm occasione carceres dampnificari / dotit berveretque</text:p>
      <text:p text:style-name="P7">ad reparaciones carcerum duo opus esset / quiquadem</text:p>
      <text:p text:style-name="P7">archidiaconu respondit quod eiat intenconis sue dictam ecclesia</text:p>
      <text:p text:style-name="P7">reddere indempciem casu premisso itaqu si carceres</text:p>
      <text:p text:style-name="P7">discumpentur vel aliqua peros ipsorum propter prisionarios</text:p>
      <text:p text:style-name="P7">predictos vel per eos paratus erat repparare / et quo ad</text:p>
      <text:p text:style-name="P7">cetas repparaciones dixit quod contuouet ut canonicatus</text:p>
      <text:p text:style-name="P7">qusadino dmicot et quod hoc suffitre ebebat iten</text:p>
      <text:p text:style-name="P7">offerebat suu debitum suum facere dum casus occurret</text:p>
      <text:p text:style-name="P7">Placet dominis de gracia quod magister Johannes Salovonis bachalarius in theologia</text:p>
      <text:p text:style-name="P7">legat in seolis capituli ita quod si contingeret aliane de dominis ecclesie Parisiensis</text:p>
      <text:p text:style-name="P7">legere in eisdem quod per lc non impediatur et sibuliceat legi</text:p>
      <text:p text:style-name="P7">&gt;&gt;&gt;&gt;&gt;&gt; liste &lt;&lt;&lt;&lt;&lt;&lt;&lt;</text:p>
      <text:p text:style-name="P7">. Decano</text:p>
      <text:p text:style-name="P7">G. Cantore</text:p>
      <text:p text:style-name="P7">Sy. succentor</text:p>
      <text:p text:style-name="P7">G. Archidiacono ecclesie</text:p>
      <text:p text:style-name="P7">A. Archidiacono Brye</text:p>
      <text:p text:style-name="P7">Jo. de Pompodorio</text:p>
      <text:p text:style-name="P7">R. de Putheolis</text:p>
      <text:p text:style-name="P7"><text:soft-page-break/>T. de Sincto Petro</text:p>
      <text:p text:style-name="P7">N. Dictatoris</text:p>
      <text:p text:style-name="P7">Ro. Dangel</text:p>
      <text:p text:style-name="P7">P. Colli</text:p>
      <text:p text:style-name="P7">Jo. Rolandi</text:p>
      <text:p text:style-name="P7">R. de Lorriaco</text:p>
      <text:p text:style-name="P7">P. de Ego</text:p>
      <text:p text:style-name="P7">Ph. de Salione</text:p>
      <text:p text:style-name="P7">L. de Mongeria</text:p>
      <text:p text:style-name="P7">G. de Albyaco</text:p>
      <text:p text:style-name="P7">de Sanctis</text:p>
      <text:p text:style-name="P7">G. Fedelli</text:p>
      <text:p text:style-name="P7">G. Paillardi</text:p>
      <text:p text:style-name="P7">Ja. Cosson</text:p>
      <text:p text:style-name="P7">Jo. Voygnon</text:p>
      <text:p text:style-name="P7">de Nullyaco</text:p>
      <text:p text:style-name="P7">H. Blancheti</text:p>
      <text:p text:style-name="P7">N. de Ordeimonte</text:p>
      <text:p text:style-name="P7">Jo. Hue</text:p>
      <text:p text:style-name="P7">M. Reginaldi</text:p>
      <text:p text:style-name="P7">A. de Maignaco</text:p>
      <text:p text:style-name="P7"/>
      <text:p text:style-name="P7"/>
      <text:p text:style-name="P7">=FRAN_0393_00398.tif=</text:p>
      <text:p text:style-name="P7">&gt;&gt;&gt;&gt;&gt;&gt; date &lt;&lt;&lt;&lt;&lt;&lt;&lt;</text:p>
      <text:p text:style-name="P7">Dalune sequente post festum beati Bartholomei apostoli secunda capituli generalis xxvi</text:p>
      <text:p text:style-name="P7">mensis / Augusti capitulantibus dominis</text:p>
      <text:p text:style-name="P7">&gt;&gt;&gt;&gt;&gt;&gt; block &lt;&lt;&lt;&lt;&lt;&lt;&lt;</text:p>
      <text:p text:style-name="P7">inhibitum fuit domino Johanni Arnandi Clerico</text:p>
      <text:p text:style-name="P7">pmagius / Ne de cetero ficiat litteras</text:p>
      <text:p text:style-name="P7">testimoniales pegiinis visitantibes lunina ecclesie</text:p>
      <text:p text:style-name="P7">quia hoc spectat ad notarium capituli / prout</text:p>
      <text:p text:style-name="P7">dominis constitit in presencia dicti clerici per</text:p>
      <text:p text:style-name="P7">regestra capituli super hoc edita.</text:p>
      <text:p text:style-name="P7">&gt;&gt;&gt;&gt;&gt;&gt; liste &lt;&lt;&lt;&lt;&lt;&lt;&lt;</text:p>
      <text:p text:style-name="P7">P. Decano</text:p>
      <text:p text:style-name="P7"><text:soft-page-break/>G. Cantore</text:p>
      <text:p text:style-name="P7">Sy. succentor infirmus</text:p>
      <text:p text:style-name="P7">G. ecclesie</text:p>
      <text:p text:style-name="P7">A. Brye Archidiacono</text:p>
      <text:p text:style-name="P7">G. de Albiaco</text:p>
      <text:p text:style-name="P7">Re. de Putheolis</text:p>
      <text:p text:style-name="P7">Jo. de Pompodorio</text:p>
      <text:p text:style-name="P7">N. Dictatoris</text:p>
      <text:p text:style-name="P7">Ph.o de Salione</text:p>
      <text:p text:style-name="P7">P. Colli</text:p>
      <text:p text:style-name="P7">G. Paillardi</text:p>
      <text:p text:style-name="P7">Ay. de Maignaco</text:p>
      <text:p text:style-name="P7">G. Fedeli</text:p>
      <text:p text:style-name="P7">Ro. Dangel</text:p>
      <text:p text:style-name="P7">H. Blancheti</text:p>
      <text:p text:style-name="P7">Jo. Voygnon</text:p>
      <text:p text:style-name="P7">Ja. Cosson</text:p>
      <text:p text:style-name="P7">P. de Rerlhaco</text:p>
      <text:p text:style-name="P7">Jo. de Sanctis</text:p>
      <text:p text:style-name="P7">Jo. de Saict Chantemprime</text:p>
      <text:p text:style-name="P7">M. Reginaldi</text:p>
      <text:p text:style-name="P7">Ro. de Lorriaco</text:p>
      <text:p text:style-name="P7">L. de Mongeria</text:p>
      <text:p text:style-name="P7">Jo. Rolandi</text:p>
      <text:p text:style-name="P7">P. Colli</text:p>
      <text:p text:style-name="P7">P. de Lgero</text:p>
      <text:p text:style-name="P7">T. de Sancto Petro</text:p>
      <text:p text:style-name="P7">J. de Nullyaco</text:p>
      <text:p text:style-name="P7">Ste. Perrnelli</text:p>
      <text:p text:style-name="P7">N. de Ordeimonte</text:p>
      <text:p text:style-name="P7"/>
      <text:p text:style-name="P7"/>
      <text:p text:style-name="P7">=FRAN_0393_00399.tif=</text:p>
      <text:p text:style-name="P7">&gt;&gt;&gt;&gt;&gt;&gt; date &lt;&lt;&lt;&lt;&lt;&lt;&lt;</text:p>
      <text:p text:style-name="P7">Die martis sequentes post festum Beati Bartholomei apostoli xxviia mensis</text:p>
      <text:p text:style-name="P7">Augusti Cercia capituli generalis. Capitulantibus dominis.</text:p>
      <text:p text:style-name="P7"><text:soft-page-break/>&gt;&gt;&gt;&gt;&gt;&gt; block &lt;&lt;&lt;&lt;&lt;&lt;&lt;</text:p>
      <text:p text:style-name="P7">Fiat certifficacio bolengario capituli super blado per</text:p>
      <text:p text:style-name="P7">ipsum empto pro pane capitulari / distribuendis uque ad lx</text:p>
      <text:p text:style-name="P7">modius frumen</text:p>
      <text:p text:style-name="P7">Placet dominis quod Stephanus Hodier servilis condicionis</text:p>
      <text:p text:style-name="P7">ecclesie ingrediatur religionem Sancti Johannis</text:p>
      <text:p text:style-name="P7">Thiolumitanii dumtamen profiteatur ordinem ipsum</text:p>
      <text:p text:style-name="P7">alioquim remanebit in potetante ecclesie</text:p>
      <text:p text:style-name="P7">Informet se dominus Johannes Hays officiarius anniviseriorum</text:p>
      <text:p text:style-name="P7">super domo vocata Mathecourt cumteruis et pertientis sid</text:p>
      <text:p text:style-name="P7">quam obtinet domicella Johanna quondam uxor deffunct</text:p>
      <text:p text:style-name="P7">Petri de Sancto Petro de Campis commorum apud Forgils</text:p>
      <text:p text:style-name="P7">Placet dominis quod capellani comunitatis de cetero percipiant x</text:p>
      <text:p text:style-name="P7">librs x. s. p. ad causam deffuncti Odonis de Corbolio $pro$ in</text:p>
      <text:p text:style-name="P7">festo Sancti Remigii et Pasche mediatim et celebrent de cetero</text:p>
      <text:p text:style-name="P7">qualibet ebdomada terres missas videlicet die martis mercuri</text:p>
      <text:p text:style-name="P7">et jovis pro ipso ad altare Sancte Fidei et tradantur eis per</text:p>
      <text:p text:style-name="P7">inventarium omnia vestimenta et ornamenta que spectant a</text:p>
      <text:p text:style-name="P7">dictam capellaniam et se obligent facere de cetero servicium divinum.</text:p>
      <text:p text:style-name="P7">Publicetur die jovis proxima monitorium alias editum</text:p>
      <text:p text:style-name="P7">in capitulo generali Sancti Bartholomei Anno nonagesim</text:p>
      <text:p text:style-name="P7">Sexto</text:p>
      <text:p text:style-name="P7">Causa illorum de Sancto Bendicto continuatur ad primam</text:p>
      <text:p text:style-name="P7">diem post hiyemale festum Beatissimi Martini.</text:p>
      <text:p text:style-name="P7">&gt;&gt;&gt;&gt;&gt;&gt; liste &lt;&lt;&lt;&lt;&lt;&lt;&lt;</text:p>
      <text:p text:style-name="P7">P. Decano</text:p>
      <text:p text:style-name="P7">G. Cantore</text:p>
      <text:p text:style-name="P7">A. Brye</text:p>
      <text:p text:style-name="P7">Archidiacono</text:p>
      <text:p text:style-name="P7">G. ecclesie</text:p>
      <text:p text:style-name="P7">Sy. succentor in ecclesia</text:p>
      <text:p text:style-name="P7">P. de Beilhaco</text:p>
      <text:p text:style-name="P7">L. de Mongeria</text:p>
      <text:p text:style-name="P7">P. Colli</text:p>
      <text:p text:style-name="P7">Re. de Putheolis</text:p>
      <text:p text:style-name="P7">Jo. Rolandi</text:p>
      <text:p text:style-name="P7"><text:soft-page-break/>Jo. Chanteprime</text:p>
      <text:p text:style-name="P7">Jo. de Pompodorio</text:p>
      <text:p text:style-name="P7">Jo. Hue Ebdomadi</text:p>
      <text:p text:style-name="P7">Jo. de Sanctis</text:p>
      <text:p text:style-name="P7">M. Reginaldi</text:p>
      <text:p text:style-name="P7">G. Fedelli</text:p>
      <text:p text:style-name="P7">A. de Maignaco</text:p>
      <text:p text:style-name="P7">Ph. de Salione</text:p>
      <text:p text:style-name="P7">G. de Albyaco</text:p>
      <text:p text:style-name="P7">G. Paillardi</text:p>
      <text:p text:style-name="P7">Jo. Voygnon</text:p>
      <text:p text:style-name="P7">P. de Ogero</text:p>
      <text:p text:style-name="P7">N. de Ordeimonte</text:p>
      <text:p text:style-name="P7">Ro. Dangel</text:p>
      <text:p text:style-name="P7">T. de Sancto Petro</text:p>
      <text:p text:style-name="P7">H. Blancheti</text:p>
      <text:p text:style-name="P7">J. de Nullyaco</text:p>
      <text:p text:style-name="P7">Ste. Perrnelli</text:p>
      <text:p text:style-name="P7">Ro. de Lorriaco</text:p>
      <text:p text:style-name="P7"/>
      <text:p text:style-name="P7"/>
      <text:p text:style-name="P7">=FRAN_0393_00400.tif=</text:p>
      <text:p text:style-name="P7">&gt;&gt;&gt;&gt;&gt;&gt; date &lt;&lt;&lt;&lt;&lt;&lt;&lt;</text:p>
      <text:p text:style-name="P7">.Die mercurii post festum Beati Bartho lomei apostoli et quarta capituli generalis</text:p>
      <text:p text:style-name="P7">xxviiia mensis augusti. capitulantibus</text:p>
      <text:p text:style-name="P7">&gt;&gt;&gt;&gt;&gt;&gt; block &lt;&lt;&lt;&lt;&lt;&lt;&lt;</text:p>
      <text:p text:style-name="P7">Primo percipiente dies non percipient panem nec</text:p>
      <text:p text:style-name="P7">distribuciones manuales / et si contingat eos</text:p>
      <text:p text:style-name="P7">re ad alia beneficia sua / vel in commissione pro</text:p>
      <text:p text:style-name="P7">peccuniis lucrandis non percipient illos dies.</text:p>
      <text:p text:style-name="P7">Videatur fundacio capellanie Sancti Leonardi in</text:p>
      <text:p text:style-name="P7">ecclesia Farisiensis / quam tenet dominus Johannes</text:p>
      <text:p text:style-name="P7">de Lecdejorin</text:p>
      <text:p text:style-name="P7">Arrestati sunt fructus prebende deffuncti</text:p>
      <text:p text:style-name="P7">magistri Johannis de Karolay quam possedet</text:p>
      <text:p text:style-name="P7">magister Petrus de Reilhaco que litigiosa est</text:p>
      <text:p text:style-name="P7"><text:soft-page-break/>Ordinatum est quod arrestentur grossi fructus illorum</text:p>
      <text:p text:style-name="P7">qui debent cappas. et eorum fidejussorum per</text:p>
      <text:p text:style-name="P7">prepositos prebendarios locorum ub sunt prre</text:p>
      <text:p text:style-name="P7">at</text:p>
      <text:p text:style-name="P7">usque ad plenam et integram satisfactionem dictarum</text:p>
      <text:p text:style-name="P7">tapatum / quorum debentium et eorum fidejussorum</text:p>
      <text:p text:style-name="P7">nomina sunt hec.</text:p>
      <text:p text:style-name="P7">J. Hue JJ. Voygnon</text:p>
      <text:p text:style-name="P7">H. Blanchet</text:p>
      <text:p text:style-name="P7">Ph. de Salione</text:p>
      <text:p text:style-name="P7">G. de Marchia et H. B.</text:p>
      <text:p text:style-name="P7">A. Grangerii</text:p>
      <text:p text:style-name="P7">P. de Ogero</text:p>
      <text:p text:style-name="P7">A. Grangerii</text:p>
      <text:p text:style-name="P7">J. de Bordis et G. Fedelli</text:p>
      <text:p text:style-name="P7">Herneus Harcherii solva</text:p>
      <text:p text:style-name="P7">P. Mberii vel cancellarius</text:p>
      <text:p text:style-name="P7">P. de Maignaco et L. de</text:p>
      <text:p text:style-name="P7">N. de Ordeimonte</text:p>
      <text:p text:style-name="P7">Jo. Hue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Sy. succentor infirmo</text:p>
      <text:p text:style-name="P7">G. de Albiaco</text:p>
      <text:p text:style-name="P7">H. BLancheti</text:p>
      <text:p text:style-name="P7">Jo. Rolandi</text:p>
      <text:p text:style-name="P7">P. de Reilhaco</text:p>
      <text:p text:style-name="P7">N. Dictatoris</text:p>
      <text:p text:style-name="P7">Jo. Voygnon</text:p>
      <text:p text:style-name="P7">A. de Maignaco</text:p>
      <text:p text:style-name="P7">P. Colli</text:p>
      <text:p text:style-name="P7">G. Fedelli</text:p>
      <text:p text:style-name="P7">L. de Mongeria</text:p>
      <text:p text:style-name="P7">Jo. Chanteprime</text:p>
      <text:p text:style-name="P7"><text:soft-page-break/>Jo. de Sanctis</text:p>
      <text:p text:style-name="P7">Ro. d'angeul</text:p>
      <text:p text:style-name="P7">Ma Reginali</text:p>
      <text:p text:style-name="P7">Ja. Cosson</text:p>
      <text:p text:style-name="P7">G. Paillardi</text:p>
      <text:p text:style-name="P7">Ph. de Salione</text:p>
      <text:p text:style-name="P7">J. Hue ebdomaderi</text:p>
      <text:p text:style-name="P7">N. Dictatoris</text:p>
      <text:p text:style-name="P7">N. de Ordeimonte</text:p>
      <text:p text:style-name="P7">Sancto Petro</text:p>
      <text:p text:style-name="P7">Ro. de Lorriaco</text:p>
      <text:p text:style-name="P7">J. de Nulleho</text:p>
      <text:p text:style-name="P7">Primo G. de Porta</text:p>
      <text:p text:style-name="P7">P. de Ogero</text:p>
      <text:p text:style-name="P7">M. Reginaldi</text:p>
      <text:p text:style-name="P7">Ste. Perrnelli</text:p>
      <text:p text:style-name="P7">ompodori</text:p>
      <text:p text:style-name="P7">T. de Rubennente</text:p>
      <text:p text:style-name="P7">Sy. de Bourich</text:p>
      <text:p text:style-name="P7">Cardinalis Annciensis</text:p>
      <text:p text:style-name="P7">J. de Corbeya</text:p>
      <text:p text:style-name="P7">Tho. d'Aunoy</text:p>
      <text:p text:style-name="P7">G. de Porta Rota</text:p>
      <text:p text:style-name="P7">G. de Kacr</text:p>
      <text:p text:style-name="P7">E. Juvenis</text:p>
      <text:p text:style-name="P7">P. de Reilhaco</text:p>
      <text:p text:style-name="P7">Ste. Perruelli</text:p>
      <text:p text:style-name="P7">Pe. Colli</text:p>
      <text:p text:style-name="P7"/>
      <text:p text:style-name="P7"/>
      <text:p text:style-name="P7">=FRAN_0393_00401.tif=</text:p>
      <text:p text:style-name="P7">&gt;&gt;&gt;&gt;&gt;&gt; date &lt;&lt;&lt;&lt;&lt;&lt;&lt;</text:p>
      <text:p text:style-name="P7">.Die jovis sequentis in festo decollacionis Beati Johannis Baptiste xxixa mensis augusi</text:p>
      <text:p text:style-name="P7">ta et ultima capituli generalis. Capitulantibus dominis.</text:p>
      <text:p text:style-name="P7">&gt;&gt;&gt;&gt;&gt;&gt; block &lt;&lt;&lt;&lt;&lt;&lt;&lt;</text:p>
      <text:p text:style-name="P7">Hodie magister Matheus Reginaldi dotuit per quictanciam</text:p>
      <text:p text:style-name="P7"><text:soft-page-break/>solvisse capani suam quam debebat pro prima recepcione</text:p>
      <text:p text:style-name="P7">sua in canonicum hujus ecclesie / et sic Domini quictaverunt</text:p>
      <text:p text:style-name="P7">cum de ipsa et pro fecunda heri in capitulo de consensa suo</text:p>
      <text:p text:style-name="P7">se obligavit magister Jacobus Cosson qui pro ipso promisit</text:p>
      <text:p text:style-name="P7">datam capam solvere.</text:p>
      <text:p text:style-name="P7">Dati sunt commissarii ad audiendum compota domini Andres</text:p>
      <text:p text:style-name="P7">de Courteneto vicarii de Liritantu magistri Petrus de</text:p>
      <text:p text:style-name="P7">Ogero . Johannes Rolandi et Rolertus de Lorriaco</text:p>
      <text:p text:style-name="P7">qui staciones suas lucratus fuit xxvi</text:p>
      <text:p text:style-name="P7">Placet dominis quod quilibet eorum hoc anno beat xxiiii°</text:p>
      <text:p text:style-name="P7">septimi infide</text:p>
      <text:p text:style-name="P7">dies causa recreacionis quos capere poterit simm vel</text:p>
      <text:p text:style-name="P7">successive / cum modificacionibus tamen sequentibus.</text:p>
      <text:p text:style-name="P7">videlicet quod si quis ferte vadat in commissione tegia</text:p>
      <text:p text:style-name="P7">aut alibi pro lucrandis pecuniis / dictos dies non</text:p>
      <text:p text:style-name="P7">poterit accipere / ita eciam quod illas solum distraibuciones</text:p>
      <text:p text:style-name="P7">percipiet quas consuetus est lucrari residendo / nec</text:p>
      <text:p text:style-name="P7">habeberunt dicti domini accipients apostolcas predictos ealiquas</text:p>
      <text:p text:style-name="P7">distribuciones peccuniarum et manualius nec ecim</text:p>
      <text:p text:style-name="P7">fanem capitularem.</text:p>
      <text:p text:style-name="P7">&gt;&gt;&gt;&gt;&gt;&gt; liste &lt;&lt;&lt;&lt;&lt;&lt;&lt;</text:p>
      <text:p text:style-name="P7">P. Decano</text:p>
      <text:p text:style-name="P7">G. Cantore</text:p>
      <text:p text:style-name="P7">G. Ecclesie</text:p>
      <text:p text:style-name="P7">N. Brie Archidiacono</text:p>
      <text:p text:style-name="P7">Sy. Succentor infirmo</text:p>
      <text:p text:style-name="P7">L. de Mongeria</text:p>
      <text:p text:style-name="P7">Jo. de Pompodorio</text:p>
      <text:p text:style-name="P7">Ste. Pritelli</text:p>
      <text:p text:style-name="P7">G. Fedelli</text:p>
      <text:p text:style-name="P7">A. de Maignaco</text:p>
      <text:p text:style-name="P7">Jo. Hue Obdomadi</text:p>
      <text:p text:style-name="P7">Jo. Hue Voygnon</text:p>
      <text:p text:style-name="P7">Ro. Dangel</text:p>
      <text:p text:style-name="P7">Jo. $Roa Rolandi</text:p>
      <text:p text:style-name="P7">G. Paillardi</text:p>
      <text:p text:style-name="P7"><text:soft-page-break/>Ro. de Lorriaco</text:p>
      <text:p text:style-name="P7">H. Blancheti</text:p>
      <text:p text:style-name="P7">Ph. de Salione</text:p>
      <text:p text:style-name="P7">Jo. de Sanctis</text:p>
      <text:p text:style-name="P7">R. de Putheolis</text:p>
      <text:p text:style-name="P7">T. de Sancto Petro</text:p>
      <text:p text:style-name="P7">P. de Ogere</text:p>
      <text:p text:style-name="P7">N. Ditatoris</text:p>
      <text:p text:style-name="P7">Ja. Cosson</text:p>
      <text:p text:style-name="P7">Jo. de Nullero</text:p>
      <text:p text:style-name="P7">M. Regina</text:p>
      <text:p text:style-name="P7">P. de Reilhiaco</text:p>
      <text:p text:style-name="P7">N. de Ordeimonte</text:p>
      <text:p text:style-name="P7"/>
      <text:p text:style-name="P7"/>
      <text:p text:style-name="P7">=FRAN_0393_00402.tif=</text:p>
      <text:p text:style-name="P7">&gt;&gt;&gt;&gt;&gt;&gt; date &lt;&lt;&lt;&lt;&lt;&lt;&lt;</text:p>
      <text:p text:style-name="P7">Anno nonagesimo octavo. Die veneris in crastinum festi de Colacionis Beati Johannis</text:p>
      <text:p text:style-name="P7">Anno nonagesimo octavo. Die lune post festum Beati Augustini. Secunda</text:p>
      <text:p text:style-name="P7">mensis septembris. Capitulantibus dominis.</text:p>
      <text:p text:style-name="P7">&gt;&gt;&gt;&gt;&gt;&gt; block &lt;&lt;&lt;&lt;&lt;&lt;&lt;</text:p>
      <text:p text:style-name="P7">raptiste penultima mensi t tugusti. fintis capitulis generalibus . capitulantibus</text:p>
      <text:p text:style-name="P7">agister Robertus de Lorriaco docuit de quictancia sua</text:p>
      <text:p text:style-name="P7">super solucione cape sue sub data xxvita die mensis</text:p>
      <text:p text:style-name="P7">januarii Anno domini millesimo trecentesimo</text:p>
      <text:p text:style-name="P7">Ottuagesimo.</text:p>
      <text:p text:style-name="P7">Deliberatum est quod mictantur magistri Jo. Hue A. Grangerii</text:p>
      <text:p text:style-name="P7">H. Blancheti . et Matheus Reginaldi ad dominum episcopum</text:p>
      <text:p text:style-name="P7">Parisiensi pro supplicando eidem ut canonicatum et prebendam</text:p>
      <text:p text:style-name="P7">quos obtinet magister Symon Freron velit dare domuno</text:p>
      <text:p text:style-name="P7">Syonisio de Tourison.</text:p>
      <text:p text:style-name="P7">De Sancto Benedicto ad lune post octabas festi</text:p>
      <text:p text:style-name="P7">Beaci Martini hyemalis cum magistro Johanne Girardi</text:p>
      <text:p text:style-name="P7">procuratore reorum.</text:p>
      <text:p text:style-name="P7">Dati sunt comissarii adjaudiendi compota mandeti</text:p>
      <text:p text:style-name="P7">Ro. de Lorriaco Jo. Hue et Jo. Chanceptime.</text:p>
      <text:p text:style-name="P7"><text:soft-page-break/>Suspendatur monitorium contra dominum Johannem Moqueti</text:p>
      <text:p text:style-name="P7">canonicum Sancti Jo. Rotundi de xvi. lb. xvi s. p. racione</text:p>
      <text:p text:style-name="P7">bonorum deffuncti quondam domini Johannis Campionis usque</text:p>
      <text:p text:style-name="P7">ad festum omnium sanctorum.</text:p>
      <text:p text:style-name="P7">Placet dominis quod letica ancilla magistri Johannis Hue habeat</text:p>
      <text:p text:style-name="P7">lectum ecclesie pro pueris reppertis.</text:p>
      <text:p text:style-name="P7">Domini imposuerunt domino Johanni Babelin capellano in ecclesia</text:p>
      <text:p text:style-name="P7">Pars. scolari parisiensis qui quandam emendam gagiaverat</text:p>
      <text:p text:style-name="P7">coram officiali dominorum pro prenenia salutari quod usque ad</text:p>
      <text:p text:style-name="P7">festum Nativitatis domini dicat cerciam lectionem quocienscuvesue</text:p>
      <text:p text:style-name="P7">de deffunctis celebrabitur et in crastelnte celebret</text:p>
      <text:p text:style-name="P7">parvam missam de deffunctis</text:p>
      <text:p text:style-name="P7">&gt;&gt;&gt;&gt;&gt;&gt; liste &lt;&lt;&lt;&lt;&lt;&lt;&lt;</text:p>
      <text:p text:style-name="P7">dominis.</text:p>
      <text:p text:style-name="P7">P. Decano</text:p>
      <text:p text:style-name="P7">G. Cantore</text:p>
      <text:p text:style-name="P7">Sy. Succentore infirmo</text:p>
      <text:p text:style-name="P7">H. Blancheti</text:p>
      <text:p text:style-name="P7">G. de Albyaco</text:p>
      <text:p text:style-name="P7">N. de Ordeimonte</text:p>
      <text:p text:style-name="P7">Ro. de Lorriaco</text:p>
      <text:p text:style-name="P7">Jo. de Pompodorio</text:p>
      <text:p text:style-name="P7">L. de Mongeria</text:p>
      <text:p text:style-name="P7">G. Fedelli</text:p>
      <text:p text:style-name="P7">Jo. Voygnon</text:p>
      <text:p text:style-name="P7">P. Colli</text:p>
      <text:p text:style-name="P7">N. Dictatoris</text:p>
      <text:p text:style-name="P7">de Sancto Petro</text:p>
      <text:p text:style-name="P7">de Rerliaco</text:p>
      <text:p text:style-name="P7">A. de Maignaco</text:p>
      <text:p text:style-name="P7">P. de Ogero absene per ecclesia</text:p>
      <text:p text:style-name="P7">P. Decano</text:p>
      <text:p text:style-name="P7">G. Cantore</text:p>
      <text:p text:style-name="P7">G. Archidiacono ecclesie</text:p>
      <text:p text:style-name="P7">Sy. Succentore infirmo</text:p>
      <text:p text:style-name="P7">A. Archidiacono Brie</text:p>
      <text:p text:style-name="P7"><text:soft-page-break/>L. de Mongeria</text:p>
      <text:p text:style-name="P7">Jo. de Pompodorio</text:p>
      <text:p text:style-name="P7">Jo. Chanteprime</text:p>
      <text:p text:style-name="P7">N. Dictatoris</text:p>
      <text:p text:style-name="P7">Ro. de Lerriaco</text:p>
      <text:p text:style-name="P7">Jo. Hue</text:p>
      <text:p text:style-name="P7">G. de Albyaco</text:p>
      <text:p text:style-name="P7">G. Paillardi</text:p>
      <text:p text:style-name="P7">Ma. Reginald</text:p>
      <text:p text:style-name="P7">A. de Maignac</text:p>
      <text:p text:style-name="P7">P. Colli</text:p>
      <text:p text:style-name="P7">G. Fedelli</text:p>
      <text:p text:style-name="P7">Ro. Dangel</text:p>
      <text:p text:style-name="P7">Jo. Rolandi</text:p>
      <text:p text:style-name="P7">P. de Reilhaco</text:p>
      <text:p text:style-name="P7">Ph. de Valion</text:p>
      <text:p text:style-name="P7">Jo. Voygnon</text:p>
      <text:p text:style-name="P7">T. de dicto Petro</text:p>
      <text:p text:style-name="P7">N. de Ordeimonte</text:p>
      <text:p text:style-name="P7">Ogero</text:p>
      <text:p text:style-name="P7"/>
      <text:p text:style-name="P7"/>
      <text:p text:style-name="P7">=FRAN_0393_00403.tif=</text:p>
      <text:p text:style-name="P7">&gt;&gt;&gt;&gt;&gt;&gt; date &lt;&lt;&lt;&lt;&lt;&lt;&lt;</text:p>
      <text:p text:style-name="P7">Anno nonagesimo Octavo . Die mercurii post festum Beati augustini iiii</text:p>
      <text:p text:style-name="P7">mensis septembris. Capitulantibus dominis.</text:p>
      <text:p text:style-name="P7">Anno predicto. De veneris post festum Beatorum Egidii et lupi sexta mensis eptembris</text:p>
      <text:p text:style-name="P7">&gt;&gt;&gt;&gt;&gt;&gt; block &lt;&lt;&lt;&lt;&lt;&lt;&lt;</text:p>
      <text:p text:style-name="P7">Dominus Johannes Gallipresbyter vicarius Sancti Mederici gagiavit emendam super eo</text:p>
      <text:p text:style-name="P7">quod fidejusserat dominum Radulsum Hagnes in curia parieni.</text:p>
      <text:p text:style-name="P7">Michil actum est in presenti capitulo</text:p>
      <text:p text:style-name="P7">Jehan Aleaume sergent a verge ou chastellet de Paris</text:p>
      <text:p text:style-name="P7">a adjourné a demain en chastellet messeigneurs / a veour</text:p>
      <text:p text:style-name="P7">fournir ou quicter et pour rendre etc. a cause des clers de</text:p>
      <text:p text:style-name="P7">matines d'icelle eglise conge les executeurs du testament</text:p>
      <text:p text:style-name="P7">de feu Rogier Sauson procureur maistre Jehan du Chesue ou</text:p>
      <text:p text:style-name="P7"><text:soft-page-break/>son clerc</text:p>
      <text:p text:style-name="P7">Solvat officiarius horarum clericis matutinalibus ecclesie</text:p>
      <text:p text:style-name="P7">Pari. staciones magistri Johannis de Nullyaco quia eas</text:p>
      <text:p text:style-name="P7">non lucratus fuit</text:p>
      <text:p text:style-name="P7">Concessa est quictanciam generalis Commissarus deputais</text:p>
      <text:p text:style-name="P7">ad $gudi compotam execuam super execua deffuncti domini</text:p>
      <text:p text:style-name="P7">Johannis Guiberti olim capellanim int ecclesia Parisiensi / audita relacione</text:p>
      <text:p text:style-name="P7">magistri Johannis Fabri vicarii ecclesie Par.</text:p>
      <text:p text:style-name="P7">&gt;&gt;&gt;&gt;&gt;&gt; liste &lt;&lt;&lt;&lt;&lt;&lt;&lt;</text:p>
      <text:p text:style-name="P7">P. Decano</text:p>
      <text:p text:style-name="P7">Cantore</text:p>
      <text:p text:style-name="P7">P. Succentor infirmo</text:p>
      <text:p text:style-name="P7">G. Archidiacono ecclesie</text:p>
      <text:p text:style-name="P7">G. Paillardi</text:p>
      <text:p text:style-name="P7">Th. de Alneto</text:p>
      <text:p text:style-name="P7">G. Fedelli</text:p>
      <text:p text:style-name="P7">Jo. Chanteprime</text:p>
      <text:p text:style-name="P7">G. de Albiaco</text:p>
      <text:p text:style-name="P7">L. de Mongeria</text:p>
      <text:p text:style-name="P7">N. de Ordeimont</text:p>
      <text:p text:style-name="P7">A. de Maignaco</text:p>
      <text:p text:style-name="P7">P. Colli</text:p>
      <text:p text:style-name="P7">Jo. Rolandi</text:p>
      <text:p text:style-name="P7">Ro. de Lorriaco</text:p>
      <text:p text:style-name="P7">Jo. de Pompodorio</text:p>
      <text:p text:style-name="P7">T. de Sancto Petro</text:p>
      <text:p text:style-name="P7">Jo. Hue</text:p>
      <text:p text:style-name="P7">Ro. Dangel</text:p>
      <text:p text:style-name="P7">Ma. Reginaldi</text:p>
      <text:p text:style-name="P7">Ph. de Salione</text:p>
      <text:p text:style-name="P7">Jo. Voyguari absnte pro curea</text:p>
      <text:p text:style-name="P7">Capitulantibus dominis</text:p>
      <text:p text:style-name="P7">P. Decano</text:p>
      <text:p text:style-name="P7">G. Cantore</text:p>
      <text:p text:style-name="P7">G. Archidiacono ecclesie</text:p>
      <text:p text:style-name="P7">Sy. succentor infirmm</text:p>
      <text:p text:style-name="P7"><text:soft-page-break/>Ro. de Lorriaco</text:p>
      <text:p text:style-name="P7">A. de Maignaco</text:p>
      <text:p text:style-name="P7">P. Colli</text:p>
      <text:p text:style-name="P7">L. de Mongeria</text:p>
      <text:p text:style-name="P7">Jo. de Pompodorio</text:p>
      <text:p text:style-name="P7">Jo. Rolandi</text:p>
      <text:p text:style-name="P7">Ph. de Salione</text:p>
      <text:p text:style-name="P7">N. de Ordeimonte</text:p>
      <text:p text:style-name="P7">M. Reginaldi</text:p>
      <text:p text:style-name="P7">P. de Reilluco</text:p>
      <text:p text:style-name="P7">G. Fedelli</text:p>
      <text:p text:style-name="P7">Jo. de Sanctis</text:p>
      <text:p text:style-name="P7">G. Paillardi</text:p>
      <text:p text:style-name="P7">Jo. Hue</text:p>
      <text:p text:style-name="P7">Jo. Voygnon ad prepositinum</text:p>
      <text:p text:style-name="P7"/>
      <text:p text:style-name="P7"/>
      <text:p text:style-name="P7">=FRAN_0393_00404.tif=</text:p>
      <text:p text:style-name="P7">&gt;&gt;&gt;&gt;&gt;&gt; block &lt;&lt;&lt;&lt;&lt;&lt;&lt;</text:p>
      <text:p text:style-name="P7">Exhibita clausula testamenti seu ultim voluntatis deffuncti domini Guidonis de LaTremois</text:p>
      <text:p text:style-name="P7">continentes in effectu quod ipse legabat ecclesie Parisiensis / Quinquaginta libras turon</text:p>
      <text:p text:style-name="P7">vel quingentas libras semel solvendis pro fundacione unius capellanie de xla lva</text:p>
      <text:p text:style-name="P7">turonensium / et uno denniiversario annuatim solempniter celebrando die sur obitus etc.</text:p>
      <text:p text:style-name="P7">Nichil fuit conclusum / sed scta voluntate domine de Souilly quendam ejusdem en</text:p>
      <text:p text:style-name="P7">Guidonis consortis / domini delibelabunt etc. Dicte vero cedule tenor talis est</text:p>
      <text:p text:style-name="P7">Item je donn et laisse senulablement aux doyen et chapitre de Nostre Dame</text:p>
      <text:p text:style-name="P7">dame de Chartres L. Livres tourni de rente admortus orce frans</text:p>
      <text:p text:style-name="P7">d'or pour une foiz pour ladite rerte arquerir et ne les pourront ailleurs</text:p>
      <text:p text:style-name="P7">employer ne convertir / laquelle rente je vueil et ordonné estre prise chascun</text:p>
      <text:p text:style-name="P7">an sur mes pors travers et terre de Conflans saincte Honorine et les appartenans</text:p>
      <text:p text:style-name="P7">jusques a ce qu'elles puissent estre et soient ailleurs ausdiz doyen et</text:p>
      <text:p text:style-name="P7">chapitre par mes diz executeurs bien et convenablement assignees et assises</text:p>
      <text:p text:style-name="P7">ou lesdiz Vl frans d'or pour une foiz baill comme dit est baille ainsi que</text:p>
      <text:p text:style-name="P7">mielx seuillera a mesdiz executeurs ou a mres hons / c'est assavoir xl. livrs toronis</text:p>
      <text:p text:style-name="P7">pous la fondacion d'une chapelle / laquelle je vueil et ordonné estre fondée</text:p>
      <text:p text:style-name="P7">en ycelle eglise en l'onneur de nostre Dame a l'autel ou quel des maintenant</text:p>
      <text:p text:style-name="P7"><text:soft-page-break/>l'en chante et celebre pour moy chascun jour / pour la quelle chapelle deseenir</text:p>
      <text:p text:style-name="P7">seront instituez et ordonnez deux chapellains perpetuelz prestres ou qui</text:p>
      <text:p text:style-name="P7">au moins le devront estre dedens l'an / et deuront continuelle residence</text:p>
      <text:p text:style-name="P7">au dit lieu de Chartres / et seront tenus de dire et celebrer une messe pour</text:p>
      <text:p text:style-name="P7">les trespassez chascun jour c'est a ssavoir lun un et l'autre l'autre desquelx chapelaine</text:p>
      <text:p text:style-name="P7">la presentacion appartendra anton dit heritier principal et la collacion ausdiz</text:p>
      <text:p text:style-name="P7">Doyen et chapitre de Chartres Et se ainsi estoit que lesdiz chapelains</text:p>
      <text:p text:style-name="P7">ou l'un d'eulx ne feussent presties dedens l'an / ou qui ne feissent continelle</text:p>
      <text:p text:style-name="P7">residence / et ledit diviy service comme dit est mon dit haitier en pourra</text:p>
      <text:p text:style-name="P7">preleriter des aultres en lieu des absens ou non ordonnez dedens l'an / et seront</text:p>
      <text:p text:style-name="P7">tenus lesdiz doy en et chapitre a la requeste de mon dit heritier instituer</text:p>
      <text:p text:style-name="P7">et recevoir / et les autres X. livres ts seront auxdiz doyen et chapitre et au college</text:p>
      <text:p text:style-name="P7">de la dite eglise de Chartres pour faire chascun an le jour de mon obit mon</text:p>
      <text:p text:style-name="P7">anniversaire solempnellement en ladite eglise / ainsi comme l'en a acoustumé de</text:p>
      <text:p text:style-name="P7">faire pour les autres trespassez. Item je donné semblablement aux doyen et</text:p>
      <text:p text:style-name="P7">Chapitre de l'eglise de Paris L. livres tournois de rente admorches ou vl s.</text:p>
      <text:p text:style-name="P7">d'or pour une forz pour ladicte rente acquerir Et ne les pourront ailleurs</text:p>
      <text:p text:style-name="P7">emploier ne convertir laquelle rente Je vueil et ordonné estre prinse chascun an</text:p>
      <text:p text:style-name="P7">sur mesdiz port travers et cerre de Conflays et les appartenans jusques a ce</text:p>
      <text:p text:style-name="P7">qu'elles puissent estre et soient ailleurs ausdiz doyen et chapitre par</text:p>
      <text:p text:style-name="P7">mesdiz executeurs bien et convenablement assises et assignen ou lesdiz Ve frer.</text:p>
      <text:p text:style-name="P7">d'or pour uue foy comme dit est ainsi que mieulx semblera d mesdiz executeure</text:p>
      <text:p text:style-name="P7">ou a mes hoirs c'est a ssavoir xl. livres tournis pour la fondacion d'une chapelle</text:p>
      <text:p text:style-name="P7">laquelle Je vueil et ordenné estre fendée en ycelle eglise en l'enneur de</text:p>
      <text:p text:style-name="P7">Nostre Dame a l'autel au quel des iaintenant l'en dit et chante et celebre messe</text:p>
      <text:p text:style-name="P7">clascun jour peur moy pour la quelle chapelle de servir deux chapelains</text:p>
      <text:p text:style-name="P7">perpetuelz prestres ou qui aumoins le devront estre dedens l'an et demront</text:p>
      <text:p text:style-name="P7">coaa escece audit Pariss et seront tenus de dire et celebrer une</text:p>
      <text:p text:style-name="P7"/>
      <text:p text:style-name="P7"/>
      <text:p text:style-name="P7">=FRAN_0393_00405.tif=</text:p>
      <text:p text:style-name="P7">&gt;&gt;&gt;&gt;&gt;&gt; date &lt;&lt;&lt;&lt;&lt;&lt;&lt;</text:p>
      <text:p text:style-name="P7">Anno nonagesimo Octavo. Die lune pest festum Nativitatis Beate Marie Virginis</text:p>
      <text:p text:style-name="P7">ixa mensis deptembris. Capitulantibus dominis</text:p>
      <text:p text:style-name="P7">&gt;&gt;&gt;&gt;&gt;&gt; block &lt;&lt;&lt;&lt;&lt;&lt;&lt;</text:p>
      <text:p text:style-name="P7">messe des trespassez chascun jour c'est assavor l'un un jour et l'autre l'autre des quielx</text:p>
      <text:p text:style-name="P7"><text:soft-page-break/>chappellains la presentacion appartendra anion dit heritier principal et la collacion</text:p>
      <text:p text:style-name="P7">ausdiz coyen et chapitre de Pariis. Et se ainsi estoit que lesdiz chapelains ou</text:p>
      <text:p text:style-name="P7">l'un d'eulx ne feussent prestres dedens l'an ou qu'ilz ne ferssent continuelle</text:p>
      <text:p text:style-name="P7">residence et le divin service comme dit est mon dit hicier en pourra</text:p>
      <text:p text:style-name="P7">presenter des autres en lieu des absens ou non ordenez dedens l'an et seront</text:p>
      <text:p text:style-name="P7">tenus lesdiz doyen et chapitre a la requeste de moy dit heritier instituer</text:p>
      <text:p text:style-name="P7">et recevoir. Et les autres X. livrs tls derente seront ausdiz doyen et chapitre et aut</text:p>
      <text:p text:style-name="P7">college de ladite eglise de Parris pour faire chascun an solempnellement en ycelle eglise</text:p>
      <text:p text:style-name="P7">de Paris mon anninversaire le jour de men obit ainsi comme l'en a acoustumé de</text:p>
      <text:p text:style-name="P7">faire pour les autres trespassez. Item je donné et laisse a chascuns des dites trois</text:p>
      <text:p text:style-name="P7">chepelles pour une fois C. frn d'or pour querir livres vestemens et autres choses</text:p>
      <text:p text:style-name="P7">neccessaires a ycelles deservir ou cas toutesvoyes que lesdiz livres vestemens et</text:p>
      <text:p text:style-name="P7">autres choses neccessaires je ne leur auroié quises ou fait querir et avoir / ou lesdiz</text:p>
      <text:p text:style-name="P7">C. frans der anon vivant.</text:p>
      <text:p text:style-name="P7">Loquatur magister Johannes Hue cum preposito Parisiensi</text:p>
      <text:p text:style-name="P7">ut velit precaipere magistro Roberto de Pacyaco auditori</text:p>
      <text:p text:style-name="P7">in Castalleto ut velit tradere examninacionem testium</text:p>
      <text:p text:style-name="P7">per cum examnatorum super facto de Castanet.</text:p>
      <text:p text:style-name="P7">De dominus admicaldo maris prficiantur proclamaciones</text:p>
      <text:p text:style-name="P7">Preconrz acio</text:p>
      <text:p text:style-name="P7">&gt;&gt;&gt;&gt;&gt;&gt; liste &lt;&lt;&lt;&lt;&lt;&lt;&lt;</text:p>
      <text:p text:style-name="P7">P. Decano</text:p>
      <text:p text:style-name="P7">G. Cantore</text:p>
      <text:p text:style-name="P7">Sy. Succentor infirmm</text:p>
      <text:p text:style-name="P7">Jo. de Pompodorio</text:p>
      <text:p text:style-name="P7">L. de Mongeria</text:p>
      <text:p text:style-name="P7">N. Dictatoris</text:p>
      <text:p text:style-name="P7">G. de Albyaco</text:p>
      <text:p text:style-name="P7">P. de Reilhaco</text:p>
      <text:p text:style-name="P7">Ro. Dangel</text:p>
      <text:p text:style-name="P7">A. de Margnaco</text:p>
      <text:p text:style-name="P7">Jo. Rolandi</text:p>
      <text:p text:style-name="P7">Ma. Reginaldi</text:p>
      <text:p text:style-name="P7">Jo. Hue</text:p>
      <text:p text:style-name="P7">Paillard</text:p>
      <text:p text:style-name="P7">G. Fedelli</text:p>
      <text:p text:style-name="P7"><text:soft-page-break/>T. de Sancto Petro</text:p>
      <text:p text:style-name="P7">N. de Ordeimonte</text:p>
      <text:p text:style-name="P7"/>
      <text:p text:style-name="P7"/>
      <text:p text:style-name="P7">=FRAN_0393_00406.tif=</text:p>
      <text:p text:style-name="P7">&gt;&gt;&gt;&gt;&gt;&gt; date &lt;&lt;&lt;&lt;&lt;&lt;&lt;</text:p>
      <text:p text:style-name="P7">Anno lonagesimo Octave. Die mercurii post festum Nativitatis Beate Marie</text:p>
      <text:p text:style-name="P7">virginis xiia mensis septembris. Capitulantibus dominis</text:p>
      <text:p text:style-name="P7">Anno predicto. Die veneris post festum Nativitatis bete Mare Vrginis xiiia mensis</text:p>
      <text:p text:style-name="P7">Septembris. Captulantibus dominis.</text:p>
      <text:p text:style-name="P7">&gt;&gt;&gt;&gt;&gt;&gt; block &lt;&lt;&lt;&lt;&lt;&lt;&lt;</text:p>
      <text:p text:style-name="P7">eccuiarum exuco Mare</text:p>
      <text:p text:style-name="P7">Fiat inventarium anniversariorum thesauri per magistros</text:p>
      <text:p text:style-name="P7">Johannem de Sanctis et N. de Ordeimonte ac archidiaconus</text:p>
      <text:p text:style-name="P7">Josatensis et incipiant hodie in terria hora post</text:p>
      <text:p text:style-name="P7">prandium et intersit magister Reginaldus de Puthellis</text:p>
      <text:p text:style-name="P7">Super terra de Vincy dacy et aliis locis circumvacinis</text:p>
      <text:p text:style-name="P7">quam vult vendere dominus Johannes de Forges miles scribat</text:p>
      <text:p text:style-name="P7">ipsi militi quod certificet dominos de Valore annuali</text:p>
      <text:p text:style-name="P7">dicte terre / et proquo precio intendit concedere</text:p>
      <text:p text:style-name="P7">et tunc domini deliberabunt elint intendere vel</text:p>
      <text:p text:style-name="P7">non</text:p>
      <text:p text:style-name="P7">Faciat dominus Johannes Hays informacionem super redditibus</text:p>
      <text:p text:style-name="P7">quos volunt vendere fidejussores Dyonisii Giloti.</text:p>
      <text:p text:style-name="P7">L. de MongeriaItem de terra de Vincy Dacy et locorum cicumvitinorum</text:p>
      <text:p text:style-name="P7">&gt;&gt;&gt;&gt;&gt;&gt; liste &lt;&lt;&lt;&lt;&lt;&lt;&lt;</text:p>
      <text:p text:style-name="P7">P. Decano</text:p>
      <text:p text:style-name="P7">G. Cantore</text:p>
      <text:p text:style-name="P7">Sy. succentor infirmo</text:p>
      <text:p text:style-name="P7">G. Archidiacono ecclesie</text:p>
      <text:p text:style-name="P7">Jo. de Sanctis</text:p>
      <text:p text:style-name="P7">Jo. Rolandi</text:p>
      <text:p text:style-name="P7">Ay. de Maignaco</text:p>
      <text:p text:style-name="P7">P. Colli</text:p>
      <text:p text:style-name="P7">J. de Pompodorio</text:p>
      <text:p text:style-name="P7">G. de Albiaco</text:p>
      <text:p text:style-name="P7"><text:soft-page-break/>N. Dictatoris</text:p>
      <text:p text:style-name="P7">M. Reginaldi</text:p>
      <text:p text:style-name="P7">P. de Reillhaco</text:p>
      <text:p text:style-name="P7">T. de Srompetro</text:p>
      <text:p text:style-name="P7">Ro. Dangel</text:p>
      <text:p text:style-name="P7">Ro. de Lorriaco infirm</text:p>
      <text:p text:style-name="P7">Fedelli</text:p>
      <text:p text:style-name="P7">L. de Mongeria</text:p>
      <text:p text:style-name="P7">Jo. Hue</text:p>
      <text:p text:style-name="P7">P. Decano</text:p>
      <text:p text:style-name="P7">G. Cantore</text:p>
      <text:p text:style-name="P7">Sy. saccentor infirmo</text:p>
      <text:p text:style-name="P7">G. Archidiacono ecclesie</text:p>
      <text:p text:style-name="P7">P. Colli</text:p>
      <text:p text:style-name="P7">T. de Sancto Petro</text:p>
      <text:p text:style-name="P7">Ro. Dangel</text:p>
      <text:p text:style-name="P7">Ro. de Lorriaco</text:p>
      <text:p text:style-name="P7">G. Fedelli</text:p>
      <text:p text:style-name="P7">N. de Ordeimonte</text:p>
      <text:p text:style-name="P7">N. Dictatoris</text:p>
      <text:p text:style-name="P7">Jo. Hue</text:p>
      <text:p text:style-name="P7">Jo. de Sanctis</text:p>
      <text:p text:style-name="P7">A. de Maignaco</text:p>
      <text:p text:style-name="P7">G. de Albyaco</text:p>
      <text:p text:style-name="P7">Jo. Voygnon</text:p>
      <text:p text:style-name="P7">Jo. de Rerlhaco</text:p>
      <text:p text:style-name="P7">Ste. Peruelli</text:p>
      <text:p text:style-name="P7">Jo. de Pompodorio</text:p>
      <text:p text:style-name="P7">G. Paillardi</text:p>
      <text:p text:style-name="P7"/>
      <text:p text:style-name="P7"/>
      <text:p text:style-name="P7">=FRAN_0393_00407.tif=</text:p>
      <text:p text:style-name="P7">&gt;&gt;&gt;&gt;&gt;&gt; date &lt;&lt;&lt;&lt;&lt;&lt;&lt;</text:p>
      <text:p text:style-name="P7">Anno nonagesimo octavo. Die lune post octabas festi Nativitatis / Beate Marie virginie</text:p>
      <text:p text:style-name="P7">mensis septembris. capitulantibus dominis.</text:p>
      <text:p text:style-name="P7">v</text:p>
      <text:p text:style-name="P7"><text:soft-page-break/>&gt;&gt;&gt;&gt;&gt;&gt; block &lt;&lt;&lt;&lt;&lt;&lt;&lt;</text:p>
      <text:p text:style-name="P7">Placet dominis quod deffunctus nuper magister Symon Freron Canonicus</text:p>
      <text:p text:style-name="P7">et succentor ecclesie Parisiensis / inhumetur in eadem ecclesia ubi alias</text:p>
      <text:p text:style-name="P7">suam elegit sepulturam</text:p>
      <text:p text:style-name="P7">Magistri Matheus Freron et Laurencius Guilleti se oneraverunt</text:p>
      <text:p text:style-name="P7">de execucione testamenti seu ultime voluntatis dicti deffucti</text:p>
      <text:p text:style-name="P7">magistri Symonis Freron. cui dominus decanus renunciavit diceris</text:p>
      <text:p text:style-name="P7">quod ut executor non interedit se intromicere / bene tamere ut amiccus</text:p>
      <text:p text:style-name="P7">iconsiliarius executor</text:p>
      <text:p text:style-name="P7">Anno et die predictis coram prefatis dominis personaliter comparens magister</text:p>
      <text:p text:style-name="P7">milo d'acheaveine in utroque jure licenciatus dicens et asserens</text:p>
      <text:p text:style-name="P7">Canonicatum et prebendam quos nuper et ultimo in ecclesia Parisiensi obtinere</text:p>
      <text:p text:style-name="P7">solebat tempors quo vivebat et decessit deffunctus magister Symon</text:p>
      <text:p text:style-name="P7">Freron vacantes per ipsius deffuncti magistri Symonis obitum sibi</text:p>
      <text:p text:style-name="P7">fuisse collatos per reverendum in Christo patrem dominum episcopum Parisiensem</text:p>
      <text:p text:style-name="P7">prout per licteras pacentes ipsius reverendi patris sigillo sigillatas</text:p>
      <text:p text:style-name="P7">illico tunc per eum exhibitas dicebat lacius contineri supplicaiit</text:p>
      <text:p text:style-name="P7">dominis quatinus ipsum in canonicum reciperent et in fratrem / Stallum in choro</text:p>
      <text:p text:style-name="P7">et locum in capitulo cum plenitudine juris canonici eidem assignantes</text:p>
      <text:p text:style-name="P7">prout et quamadmodum in ipsis litteris canebatur et cavetur Landem dicto</text:p>
      <text:p text:style-name="P7">magistro Milone capitulum excunte ut domini possent super hoc deliberare</text:p>
      <text:p text:style-name="P7">quice in dictis litteris continebatur verbum mandantes actent excempcione</text:p>
      <text:p text:style-name="P7">et privilegiis ecclesie per que patet dominum episcopum Parisiensem in capitulum</text:p>
      <text:p text:style-name="P7">nullum mandatum habetem posse / domini deliberaverunt quod dictus magister</text:p>
      <text:p text:style-name="P7">milo in licteris suis faceret rctari verbum mandantes et ponrberbum</text:p>
      <text:p text:style-name="P7">requitentes / et tunc dominum prmpti erant eum recipere alias non / quibus</text:p>
      <text:p text:style-name="P7">prefato magistro Miloni expositis post nommultum tempois</text:p>
      <text:p text:style-name="P7">incontinenti quasi / supervciendes prefato reverendo in Cristo patre domino</text:p>
      <text:p text:style-name="P7">episcopo Parisiensis et requirente ffatum magistrum Milonem virtute</text:p>
      <text:p text:style-name="P7">collacionis sibi licteraliter per dictum dominum episcopum facte reciperi et admict</text:p>
      <text:p text:style-name="P7">ut moris est pro parte dominorum Decani et Capituli per</text:p>
      <text:p text:style-name="P7">oraculim vive vocis domini decani prelibati fuit eidem exposita deliberacio predicta et tunc dicto</text:p>
      <text:p text:style-name="P7">reverendo patre asserentem licteram fuisse factam secundum tenorem composicionum olim habitarum inter</text:p>
      <text:p text:style-name="P7">predecessores suos parisiensis episcopos et capitulum predicte ecclesie / replicatoque quod composicio predicta</text:p>
      <text:p text:style-name="P7"><text:soft-page-break/>facta fuerat eo tempore quo eccleia Par. non erat ita privilegiata sicut est</text:p>
      <text:p text:style-name="P7">hodiernis temporibus et sic privilegiam secuta illi derogabant quo ad hoc Tandem</text:p>
      <text:p text:style-name="P7">pro cujuslibet discordie materia evictanda predictus reverendus in Christo pater dictos canonictum</text:p>
      <text:p text:style-name="P7">et prebenda uiva voce in capitulo predicto per tradicionem Birreti sui eidem magistro Miloni</text:p>
      <text:p text:style-name="P7">contulit requirens dominos decatum et capitulaumem quatinus ipsum magistrum Milonem virtute collacionis</text:p>
      <text:p text:style-name="P7">hujusmodi in canonicatum reciperent et in fratrem stalium in choro et locum in capitulo ut moris est</text:p>
      <text:p text:style-name="P7">assignando / Quibus sic astis dicti domini dictum magistrum Milonem receperunt ad juramentum</text:p>
      <text:p text:style-name="P7">sctone dictorum canonicatus et prebende fieri consuetum / stallum in choro per cantorem et locum in</text:p>
      <text:p text:style-name="P7">capitulo per dominum Decanum assignando et pro capa sua dedit idem magister Milo fidejussores</text:p>
      <text:p text:style-name="P7">venerabile discrecionis viros magistros Hugonem Blancheti elemosinarium domini nostri regis et</text:p>
      <text:p text:style-name="P7">N. de Ordeimonte canonicos parisiensis qui ojs omnus hujusmodi fidejussionis in se susceperunt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o. de Pompodorio</text:p>
      <text:p text:style-name="P7">L. de Mongeria</text:p>
      <text:p text:style-name="P7">Phi. de Salione</text:p>
      <text:p text:style-name="P7">Ro. de Lorriaco</text:p>
      <text:p text:style-name="P7">Jo. Hue</text:p>
      <text:p text:style-name="P7">T. de Sancto Petro</text:p>
      <text:p text:style-name="P7">H. Blancheti</text:p>
      <text:p text:style-name="P7">G. de Albyaco</text:p>
      <text:p text:style-name="P7">G. Paillard</text:p>
      <text:p text:style-name="P7">Jo. Rolandi</text:p>
      <text:p text:style-name="P7">P. de Reilhaco</text:p>
      <text:p text:style-name="P7">Jo. Voygnon</text:p>
      <text:p text:style-name="P7">N. de Ordeimonte</text:p>
      <text:p text:style-name="P7">Jo. de Sanctis</text:p>
      <text:p text:style-name="P7">Ste. Peruelli</text:p>
      <text:p text:style-name="P7">A. de Maignaco</text:p>
      <text:p text:style-name="P7">P. Colli</text:p>
      <text:p text:style-name="P7">Jo. de Nullyaco</text:p>
      <text:p text:style-name="P7">N. Dictatoris</text:p>
      <text:p text:style-name="P7">.Gialdi</text:p>
      <text:p text:style-name="P7"><text:soft-page-break/></text:p>
      <text:p text:style-name="P7"/>
      <text:p text:style-name="P7">=FRAN_0393_00408.tif=</text:p>
      <text:p text:style-name="P7">&gt;&gt;&gt;&gt;&gt;&gt; block &lt;&lt;&lt;&lt;&lt;&lt;&lt;</text:p>
      <text:p text:style-name="P7">Venium sepedicto domino Decano eidem reverendo patri domino episcopo Parisiensis ex ponente quod</text:p>
      <text:p text:style-name="P7">eciam per obitum dicti deffuncti vacabat succentoria dicte ecclesie cujus collacio et omnicdre</text:p>
      <text:p text:style-name="P7">diffosicio ad dominos Decanum et Capitulum spectabat verumptamen quia audicerant et</text:p>
      <text:p text:style-name="P7">intellexerant quod prefatus reverendus pater impedimentum apponere volebat in collacione</text:p>
      <text:p text:style-name="P7">fienda per capitulum eam conferri ad nitum suum iinctendo / idem dominus Decanus ex parte</text:p>
      <text:p text:style-name="P7">capituli prefatum dominum episcopum requisivit quatinus ipsos dominos Decanum / capitulum mellatenus</text:p>
      <text:p text:style-name="P7">vellet impedite in collacione facienda / Quiquidem dominus episcopus responcit quod dicta</text:p>
      <text:p text:style-name="P7">succentoria spectabat ad collacionem suam et fdes eam conferret cui vellet</text:p>
      <text:p text:style-name="P7">dominis Decano et capitulo contracium asserentibus et dicentibus ad eos spectare et quod alias per</text:p>
      <text:p text:style-name="P7">capitulum pluries et pluribus personis fuerat dicta succentoria collata et maxime quagistro</text:p>
      <text:p text:style-name="P7">Philippo de Molinis nunc episcopo Noviemensis / prout per regestrum capituli presencialiter fuit eidem</text:p>
      <text:p text:style-name="P7">reverendo patri edectum et pluribus aliis Candem pre bono pacis et concordie consencerunt</text:p>
      <text:p text:style-name="P7">dicti reverendus in Christo paieni ac domini decanus et capitulumes quod actentes probitate bona vita</text:p>
      <text:p text:style-name="P7">et conversacione honesta domini Dyonisii de Courson hac vice dicta succentoris conferretur</text:p>
      <text:p text:style-name="P7">eidem / ipseque dominus Dyonisius crearetur per dictum reverendum patrem et dominos decanum</text:p>
      <text:p text:style-name="P7">et capitulum comuri consensu / si et in quantum opus esset in canonicum et in fratrem et</text:p>
      <text:p text:style-name="P7">creatus fuit canonicatus exnunc si et in quantum etc. Ita tamen quod per hoc in dicte succentorie</text:p>
      <text:p text:style-name="P7">collacione nullum prejudicium generetur imposterum hincindeo ipsi domino Dyonisio vicariam</text:p>
      <text:p text:style-name="P7">quam tenere solitus est loco prebende per capitulum assignando.$n o in possessione</text:p>
      <text:p text:style-name="P7">nec in propetate nec ob hoc alicai parcium predictis ius auquod acquiratur</text:p>
      <text:p text:style-name="P7">Die martis sequente in revestiacio . magister Abam de Sancto Amando procurator domini Jo. Lathomi canonici</text:p>
      <text:p text:style-name="P7">Noviomensis liti et cause mote seu moneri frate in curia Romanii inter ipsum et cmnia Johanne</text:p>
      <text:p text:style-name="P7">Wbillequin ecclesione canonicatus et prebende Sancti Mederici quos diu viveret dominus Curas Bbandin eb</text:p>
      <text:p text:style-name="P7">solebat pure simpliter et absolute ac omnium juri dicto domino Jo. I eis competent rerptcio</text:p>
      <text:p text:style-name="P7">Presentibus magistr Jo. Pradelli licenciatu in decretis . Jo. Laguete Ste La Gaile et pluribus alii</text:p>
      <text:p text:style-name="P7">Anno nonagesimo octavo. Die mercurii post octabas festi Nativitaros Brte</text:p>
      <text:p text:style-name="P7">Marie Vmpons xviia mensis septembris. Capitulantibus dominis.</text:p>
      <text:p text:style-name="P7">Super certis juribus que major de Christolio dicit</text:p>
      <text:p text:style-name="P7"><text:soft-page-break/>ad fespectare / et que impediuntur per magistrum</text:p>
      <text:p text:style-name="P7">Hugonem Blancheti deputatus est idem</text:p>
      <text:p text:style-name="P7">magister Huge ad se informandum</text:p>
      <text:p text:style-name="P7">Magister Nicolaus de Ordeimonte solvit realiter</text:p>
      <text:p text:style-name="P7">ducentos Francis auri pro una missa Sancti</text:p>
      <text:p text:style-name="P7">spitus anno quolibet in ecclesia Parisiensis in crastaes</text:p>
      <text:p text:style-name="P7">festi Nativitatis Beatem Marie Virginis pro domini</text:p>
      <text:p text:style-name="P7">Almarrico de Ordeimonte milite domini nostri</text:p>
      <text:p text:style-name="P7">regis consiliario quatiim vitam diebit in habumans</text:p>
      <text:p text:style-name="P7">celebranda / vel alia die proxima qua commodius</text:p>
      <text:p text:style-name="P7">fieri poterit et post ejus obitum pro uno</text:p>
      <text:p text:style-name="P7">anniversario die eb percus sui celeberando et</text:p>
      <text:p text:style-name="P7">traditi magistro Johanni Voygnon canonico Parisiensis.</text:p>
      <text:p text:style-name="P7">Dati sunt commissri magistri Robertus de Lorriaco</text:p>
      <text:p text:style-name="P7">et Jo. Hue / ad faciendum inventarium bonorum pertinencium</text:p>
      <text:p text:style-name="P7">pueris repptis ecclesie / quod imentarium vult</text:p>
      <text:p text:style-name="P7">redde Coleta la Challemaigne et placet dominis</text:p>
      <text:p text:style-name="P7">puro licteras quadaem praalilam qud mittravit dm</text:p>
      <text:p text:style-name="P7">&gt;&gt;&gt;&gt;&gt;&gt; liste &lt;&lt;&lt;&lt;&lt;&lt;&lt;</text:p>
      <text:p text:style-name="P7">J. Decano</text:p>
      <text:p text:style-name="P7">G. Cantore</text:p>
      <text:p text:style-name="P7">G. Archidiacono ecclesie</text:p>
      <text:p text:style-name="P7">Jo. de Pompodorio</text:p>
      <text:p text:style-name="P7">Jo. Voygnon</text:p>
      <text:p text:style-name="P7">Laurencius de Mongeria</text:p>
      <text:p text:style-name="P7">N. de Ordeimonte</text:p>
      <text:p text:style-name="P7">N. Dictatoris</text:p>
      <text:p text:style-name="P7">P. de Reillaco</text:p>
      <text:p text:style-name="P7">P. Colli</text:p>
      <text:p text:style-name="P7">Ga. Reginaldi</text:p>
      <text:p text:style-name="P7">Jo. Hue</text:p>
      <text:p text:style-name="P7">P. de Reilhaco</text:p>
      <text:p text:style-name="P7">Jo. Rolandi</text:p>
      <text:p text:style-name="P7">Ph. de Salione</text:p>
      <text:p text:style-name="P7">G. de Albyaco</text:p>
      <text:p text:style-name="P7">T. de Sancto Petro</text:p>
      <text:p text:style-name="P7"><text:soft-page-break/>Jo. de Sanctis</text:p>
      <text:p text:style-name="P7">A. Grangerii</text:p>
      <text:p text:style-name="P7"/>
      <text:p text:style-name="P7"/>
      <text:p text:style-name="P7">=FRAN_0393_00409.tif=</text:p>
      <text:p text:style-name="P7">&gt;&gt;&gt;&gt;&gt;&gt; block &lt;&lt;&lt;&lt;&lt;&lt;&lt;</text:p>
      <text:p text:style-name="P7">Placet dominis quod magister Stephanus Cocti Curatus de Civillyico resignet</text:p>
      <text:p text:style-name="P7">dictam suam curam i manibus domini episcopi Parisinsis causa protacionis faciendi</text:p>
      <text:p text:style-name="P7">cum domino Johanne Houssete Curato de Cepeyo Senovensis diocesis et fiant licttere</text:p>
      <text:p text:style-name="P7">presentacionis</text:p>
      <text:p text:style-name="P7">eu mi faudor apr</text:p>
      <text:p text:style-name="P7">cntia l as </text:p>
      <text:p text:style-name="P7">Invenctum fuit domino Petro Tournant presbytero capellano in ecclesia Parisiensis / ut reddat Guillalme</text:p>
      <text:p text:style-name="P7">ejus anclle omnia quehibet deseiodu et maxime unum Bettam sc</text:p>
      <text:p text:style-name="P7">et etiam sub pena parivacionis beneficii sui ut capellania</text:p>
      <text:p text:style-name="P7">suam permutet infra</text:p>
      <text:p text:style-name="P7">instans festum Nativitatis domini / ec eciam nealiquid mali inferat dicte sue</text:p>
      <text:p text:style-name="P7">ancille / presentibus ad hoc Petro Saunier et domino Stephano de Sapella.</text:p>
      <text:p text:style-name="P7">festi Beati Mathei apostoli et euvangeliste xixa mensis septembris. Capitulantibus dominis</text:p>
      <text:p text:style-name="P7">Exposito per dominum Johannem de Castroforti militem dominis</text:p>
      <text:p text:style-name="P7">quod cum ipse singulis annis teneatur ecclesie Parisiensis</text:p>
      <text:p text:style-name="P7">in novem solidorum et novem denarius Pars. racione terre sue de</text:p>
      <text:p text:style-name="P7">Plesseyo Radulfi et pro certis arreragiis per eum debitis</text:p>
      <text:p text:style-name="P7">racione redditus predicti alias composuisset ad summa</text:p>
      <text:p text:style-name="P7">duorum scutorum auri cum deffuncto magistro Johanne de</text:p>
      <text:p text:style-name="P7">Socto tunc officium horarum ecclesie parisiensis gerente</text:p>
      <text:p text:style-name="P7">que duo scuta dicto deffuncto solverat / Nichilomius</text:p>
      <text:p text:style-name="P7">tamen dominus Robertus de Baileux presbyter gereus dictum</text:p>
      <text:p text:style-name="P7">officium horarum ipsum conveniebat in requestis palacii</text:p>
      <text:p text:style-name="P7">petendo ab eodem dicta arreragia unicum arreragiis</text:p>
      <text:p text:style-name="P7">duorum annorum ultimo fluxorum pro quorum annorum quolibet</text:p>
      <text:p text:style-name="P7">petebat idem procurator x. so. cum tribus denariis licet</text:p>
      <text:p text:style-name="P7">non teneatur annuatim nisi in summa ix s. xix d. p.</text:p>
      <text:p text:style-name="P7">Tandem placet dominis quod dictus officiarius supersedeat</text:p>
      <text:p text:style-name="P7">a causa usque ad xvtim dies / Et interim videbuntur</text:p>
      <text:p text:style-name="P7"><text:soft-page-break/>antiqua regestra ecclesie an vera sint per dictum militem</text:p>
      <text:p text:style-name="P7">expocta</text:p>
      <text:p text:style-name="P7">Placet dominis quod magister Dyonisius Custurarii recedat usque ad duodecim</text:p>
      <text:p text:style-name="P7">dies.</text:p>
      <text:p text:style-name="P7">Deputati ad faciendum inventarium archea nniversariorum N. de Ordeimonte J. de Sanctis</text:p>
      <text:p text:style-name="P7">N. de Rancia M. Reginaldi Jo. Hue et Jo. Voygnon et Crastina die compareant</text:p>
      <text:p text:style-name="P7">in prima pulsacione prive / et dicatur magistro Regivila de Putheolis quod</text:p>
      <text:p text:style-name="P7">intersit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M. Reginaldi</text:p>
      <text:p text:style-name="P7">Jo. de Pompodorio</text:p>
      <text:p text:style-name="P7">L. de Mongeria</text:p>
      <text:p text:style-name="P7">N. Dictatoris</text:p>
      <text:p text:style-name="P7">Ro. de Lorriaco</text:p>
      <text:p text:style-name="P7">Jo. Hue</text:p>
      <text:p text:style-name="P7">G. de Albyaco</text:p>
      <text:p text:style-name="P7">Jo. Rolandi</text:p>
      <text:p text:style-name="P7">P. de Reillaco</text:p>
      <text:p text:style-name="P7">Ro. Dangel</text:p>
      <text:p text:style-name="P7">Ay. de Maignaco</text:p>
      <text:p text:style-name="P7">P. Colli</text:p>
      <text:p text:style-name="P7">Jo. Voygnon</text:p>
      <text:p text:style-name="P7"/>
      <text:p text:style-name="P7"/>
      <text:p text:style-name="P7">=FRAN_0393_00410.tif=</text:p>
      <text:p text:style-name="P7">&gt;&gt;&gt;&gt;&gt;&gt; date &lt;&lt;&lt;&lt;&lt;&lt;&lt;</text:p>
      <text:p text:style-name="P7">Receptus fuit ad succentoriam ecclesie Parisiensis vacantes per obitum deffuncti magistri Symonis</text:p>
      <text:p text:style-name="P7">Freron dominus Tyonisius de Courson et non habebit vocem ii Ccapitulo.</text:p>
      <text:p text:style-name="P7">Meldentis</text:p>
      <text:p text:style-name="P7">nno nonagesimo Pitavo. Die lune posti festum beati Mathei apostoli et euvangeliste.</text:p>
      <text:p text:style-name="P7">xxiia mensis septembris. capitulantibus dominis</text:p>
      <text:p text:style-name="P7">&gt;&gt;&gt;&gt;&gt;&gt; block &lt;&lt;&lt;&lt;&lt;&lt;&lt;</text:p>
      <text:p text:style-name="P7">Die sabbati sequente in jejunis iiiior temporum</text:p>
      <text:p text:style-name="P7"><text:soft-page-break/>Stephhanus Theobaldi clericus matutiarum ecclesie Par. acolitus fuit promotus ad</text:p>
      <text:p text:style-name="P7">subditnus ordinem Ad titulici ecclesie parrochialis de Cella in vria quam obtinet in diocesis</text:p>
      <text:p text:style-name="P7">Facta relacione per magist Philbertum de Salione canonicu</text:p>
      <text:p text:style-name="P7">Parisiensie / et Johannem Fabri alterius vicariarum majorum ecclesie</text:p>
      <text:p text:style-name="P7">Par. vicarium commissarios ad audiendum compota execucionies</text:p>
      <text:p text:style-name="P7">deffuncti magistri Johannis Gaigne quondam canonici Sancti Stephani</text:p>
      <text:p text:style-name="P7">de Gressibus ita quod perfinalem conclusionem debent</text:p>
      <text:p text:style-name="P7">executores lxii lv. xiii s. Concessa est quictanciam generaliter</text:p>
      <text:p text:style-name="P7">Johanni Gloryon et domino Johanni Mugney executores testamenti dicti De</text:p>
      <text:p text:style-name="P7">de gestis per eos et administratis circa execucionem ejusdem</text:p>
      <text:p text:style-name="P7">deffuncti / de residuo bonorum dicti deffuncti consciencias</text:p>
      <text:p text:style-name="P7">eotundem executorum onerando.</text:p>
      <text:p text:style-name="P7">Placet dominis quod dominus Dyonisius de Courson succentor</text:p>
      <text:p text:style-name="P7">ecclesie Parisiensis habeat domuo deffuncti magistri</text:p>
      <text:p text:style-name="P7">Johannis de Socco precio centum francorum et remaneat</text:p>
      <text:p text:style-name="P7">oneratus de repparacionibus</text:p>
      <text:p text:style-name="P7">Appecietur domus deffuncti magistri Symonis Freron nuper succentoris et Canonici</text:p>
      <text:p text:style-name="P7">ecclesie Parisiensis et deputati sunt domini et magistri Johannes Rolandi et Robertus de Lorriaco</text:p>
      <text:p text:style-name="P7">ad vibendum eam appreciari / una cum magistro Rahymundo de Templo.</text:p>
      <text:p text:style-name="P7">De deffuncti domino Johanne Champion fiat citatio contra heredie ejusdem essete ad</text:p>
      <text:p text:style-name="P7">norum quatuor personarum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Jo. de Pompodorio</text:p>
      <text:p text:style-name="P7">Jo. Rolandi</text:p>
      <text:p text:style-name="P7">Ro. Dangel</text:p>
      <text:p text:style-name="P7">N. de Ordeimonte</text:p>
      <text:p text:style-name="P7">Ma. Reginaldi</text:p>
      <text:p text:style-name="P7">Jo. de Nullyaco</text:p>
      <text:p text:style-name="P7">P. Colli</text:p>
      <text:p text:style-name="P7">Ro. de Lorriaco</text:p>
      <text:p text:style-name="P7">Ph. de Sasione</text:p>
      <text:p text:style-name="P7">G. de Albyaco</text:p>
      <text:p text:style-name="P7"><text:soft-page-break/>Jo. Voygnon</text:p>
      <text:p text:style-name="P7">Jo. de Sanctis</text:p>
      <text:p text:style-name="P7">A. de Maignaco</text:p>
      <text:p text:style-name="P7"/>
      <text:p text:style-name="P7"/>
      <text:p text:style-name="P7">=FRAN_0393_00411.tif=</text:p>
      <text:p text:style-name="P7">&gt;&gt;&gt;&gt;&gt;&gt; date &lt;&lt;&lt;&lt;&lt;&lt;&lt;</text:p>
      <text:p text:style-name="P7">juro nonagemo</text:p>
      <text:p text:style-name="P7">octavo . Die merturii post festum Beati Mathei et Euvangeliste.</text:p>
      <text:p text:style-name="P7">campitulantibus dominis.</text:p>
      <text:p text:style-name="P7">nno predicto. die veneris sequenti xxviia mensis deptembris. capitulantibus dominis.</text:p>
      <text:p text:style-name="P7">&gt;&gt;&gt;&gt;&gt;&gt; block &lt;&lt;&lt;&lt;&lt;&lt;&lt;</text:p>
      <text:p text:style-name="P7">Faciat dominus Johannes Hays mundare domum claustralem</text:p>
      <text:p text:style-name="P7">deffuncti magistri Johannis de Socco.</text:p>
      <text:p text:style-name="P7">Mugo Carpentarii gagiavit emendam super eo quod luserat</text:p>
      <text:p text:style-name="P7">heredi ad palmiam per totum postprandium eciam ducante</text:p>
      <text:p text:style-name="P7">servicio.</text:p>
      <text:p text:style-name="P7">Ordinatum est quod quicumque de cetero ludet ad paliam in claustro</text:p>
      <text:p text:style-name="P7">vel defferet iimundicias ad terrale juxta domum puerorum</text:p>
      <text:p text:style-name="P7">chori quod incarceretur.</text:p>
      <text:p text:style-name="P7">De domino Johanne de Castro fForti milite Ursis antiquis regestris</text:p>
      <text:p text:style-name="P7">ecclesie per que constabat ipsum teneri anno quolibet in summa</text:p>
      <text:p text:style-name="P7">x. s. eiiii d. p. racione terrarum suarum de Plesseyo Radulsi</text:p>
      <text:p text:style-name="P7">et ecclesia aliarum . Domini preceperunt officiario horarum ut prosequetur</text:p>
      <text:p text:style-name="P7">causam contra dictum militerm . petendo eciam ab eo arreragiam</text:p>
      <text:p text:style-name="P7">in quibus tenetur ecclesie de tempore deffuncti magistri Johannis de</text:p>
      <text:p text:style-name="P7">Socto nisi aliter docaerit ipsa persolvisse.</text:p>
      <text:p text:style-name="P7">Faciat magister Stephanus de Capella proclamari</text:p>
      <text:p text:style-name="P7">molendinam de supra pontem in parrocha parisiensis quibus</text:p>
      <text:p text:style-name="P7">expediens fuerit</text:p>
      <text:p text:style-name="P7">&gt;&gt;&gt;&gt;&gt;&gt; liste &lt;&lt;&lt;&lt;&lt;&lt;&lt;</text:p>
      <text:p text:style-name="P7">P. Decano</text:p>
      <text:p text:style-name="P7">. Cantore</text:p>
      <text:p text:style-name="P7">q</text:p>
      <text:p text:style-name="P7">Archidiacono ecclesie</text:p>
      <text:p text:style-name="P7">A. de Mongeria</text:p>
      <text:p text:style-name="P7"><text:soft-page-break/>G. de Albyaco</text:p>
      <text:p text:style-name="P7">Jo. Voygnon</text:p>
      <text:p text:style-name="P7">N. de Ordeimonte</text:p>
      <text:p text:style-name="P7">Jo. Rolandi</text:p>
      <text:p text:style-name="P7">T. de Sancto Petro</text:p>
      <text:p text:style-name="P7">P. Colli</text:p>
      <text:p text:style-name="P7">Ro. Dangel</text:p>
      <text:p text:style-name="P7">Jo. Hue</text:p>
      <text:p text:style-name="P7">Ro. de Lorriaco</text:p>
      <text:p text:style-name="P7">G. Paillardi</text:p>
      <text:p text:style-name="P7">Ph. de Salione</text:p>
      <text:p text:style-name="P7">N. Dictatoris</text:p>
      <text:p text:style-name="P7">Jo. de Pompodorio</text:p>
      <text:p text:style-name="P7">P. Decano</text:p>
      <text:p text:style-name="P7">G. Cantore</text:p>
      <text:p text:style-name="P7">G. Archidiacono ecclesie</text:p>
      <text:p text:style-name="P7">G. de Albyaco</text:p>
      <text:p text:style-name="P7">L. de Mongeria</text:p>
      <text:p text:style-name="P7">Jo. Hue</text:p>
      <text:p text:style-name="P7">Jo. Rolandi</text:p>
      <text:p text:style-name="P7">P. Dictatoris</text:p>
      <text:p text:style-name="P7">Jo. de Pompodorio</text:p>
      <text:p text:style-name="P7">B. Dangel</text:p>
      <text:p text:style-name="P7">Jo. Voy gnon</text:p>
      <text:p text:style-name="P7">T. de Sancto Petro</text:p>
      <text:p text:style-name="P7">P. Colli</text:p>
      <text:p text:style-name="P7">Jo. de Sanctis</text:p>
      <text:p text:style-name="P7">Ro. de Lorriaco</text:p>
      <text:p text:style-name="P7">Ma. Reginaldi.</text:p>
      <text:p text:style-name="P7"/>
      <text:p text:style-name="P7"/>
      <text:p text:style-name="P7">=FRAN_0393_00412.tif=</text:p>
      <text:p text:style-name="P7">&gt;&gt;&gt;&gt;&gt;&gt; date &lt;&lt;&lt;&lt;&lt;&lt;&lt;</text:p>
      <text:p text:style-name="P7">Anno nonagesimo octavo. Die lune post festum Beati Michaelis archangeli</text:p>
      <text:p text:style-name="P7">ultima mensis septembris. Capitulantibus dominis</text:p>
      <text:p text:style-name="P7">Anno nonagesimo Octavo . Die mercurii post festum Beanti Remigii</text:p>
      <text:p text:style-name="P7"><text:soft-page-break/>secunda mensis octebris. capitulantibus dominis</text:p>
      <text:p text:style-name="P7">&gt;&gt;&gt;&gt;&gt;&gt; block &lt;&lt;&lt;&lt;&lt;&lt;&lt;</text:p>
      <text:p text:style-name="P7">Dati sunt commissarii ad audiendum compota</text:p>
      <text:p text:style-name="P7">domini Stephani de Capella Camerarii clerici ecclesie</text:p>
      <text:p text:style-name="P7">N. de Ordeimonte et Ph. de Salione</text:p>
      <text:p text:style-name="P7">Dominus Johannes Blem presbyter procuratoris ex</text:p>
      <text:p text:style-name="P7">nomine procuratorio comitatis antiquorum capelalli</text:p>
      <text:p text:style-name="P7">ecclesie Parisiensis promisit facere celebrari qualibet</text:p>
      <text:p text:style-name="P7">eb domada tres missas videlicet die martis</text:p>
      <text:p text:style-name="P7">mercurii et jovis et $cau$ casu quo in</text:p>
      <text:p text:style-name="P7">aliqua ipsarum trium dierum ipsi de comitate</text:p>
      <text:p text:style-name="P7">impedientur promisit ipse procurator dictas</text:p>
      <text:p text:style-name="P7">missas diebus sequentes facere celebrari ad causam</text:p>
      <text:p text:style-name="P7">deffuncti Odonis de Corbelio.</text:p>
      <text:p text:style-name="P7">Dominus Symon Hubelin presbyter capellanius clericorum</text:p>
      <text:p text:style-name="P7">matutinalium / voluit state fundacioni capellani</text:p>
      <text:p text:style-name="P7">sue super residencia et servicio divino in ecclesia</text:p>
      <text:p text:style-name="P7">faciendum.</text:p>
      <text:p text:style-name="P7">per magistrum Hugonem Blancheti declaratam</text:p>
      <text:p text:style-name="P7">est maiorem de Chrstolio non debere herem</text:p>
      <text:p text:style-name="P7">strannam de Christolio eaque spectare ad</text:p>
      <text:p text:style-name="P7">spositum de Christolio prout appet per antiqua</text:p>
      <text:p text:style-name="P7">regestra ecclesie.</text:p>
      <text:p text:style-name="P7">Placet dominis quod quicumque voluerit</text:p>
      <text:p text:style-name="P7">habere domum deffunccti magistri Johannis</text:p>
      <text:p text:style-name="P7">de Karolay in eo statu in quo est</text:p>
      <text:p text:style-name="P7">dumtamen obliget se ad repparaciones</text:p>
      <text:p text:style-name="P7">necesasias faciendum isolvendo tamen</text:p>
      <text:p text:style-name="P7">parvum viium h</text:p>
      <text:p text:style-name="P7">&gt;&gt;&gt;&gt;&gt;&gt; liste &lt;&lt;&lt;&lt;&lt;&lt;&lt;</text:p>
      <text:p text:style-name="P7">P. Decano</text:p>
      <text:p text:style-name="P7">G. Cantore</text:p>
      <text:p text:style-name="P7">Jo. de Pompodorio</text:p>
      <text:p text:style-name="P7">G. Archidiacono ecclesie</text:p>
      <text:p text:style-name="P7">N. de Ordeimente</text:p>
      <text:p text:style-name="P7">Jo. Voygnon</text:p>
      <text:p text:style-name="P7"><text:soft-page-break/>G. de Albyaco</text:p>
      <text:p text:style-name="P7">J. de Nullyaco</text:p>
      <text:p text:style-name="P7">N. Dictatoris</text:p>
      <text:p text:style-name="P7">Ph. de Salione</text:p>
      <text:p text:style-name="P7">Jo. Hue</text:p>
      <text:p text:style-name="P7">Jo. de Sanctis</text:p>
      <text:p text:style-name="P7">T. d Sancto Peno inpesitira</text:p>
      <text:p text:style-name="P7">P. Decano</text:p>
      <text:p text:style-name="P7">G. Cantore</text:p>
      <text:p text:style-name="P7">G. Archidiacono ecclesie</text:p>
      <text:p text:style-name="P7">N. Dictatoris</text:p>
      <text:p text:style-name="P7">Jo. de Pompodorio</text:p>
      <text:p text:style-name="P7">Jo. Rolandi</text:p>
      <text:p text:style-name="P7">Ro. Dangel</text:p>
      <text:p text:style-name="P7">G. de Albyaco</text:p>
      <text:p text:style-name="P7">A. de Mongeria</text:p>
      <text:p text:style-name="P7">N. de Ordeimonte</text:p>
      <text:p text:style-name="P7">G. Paillardi</text:p>
      <text:p text:style-name="P7">Jo. Voygnon infirma sua.</text:p>
      <text:p text:style-name="P7">T. de Sancto Petro in prepositura sua</text:p>
      <text:p text:style-name="P7"/>
      <text:p text:style-name="P7"/>
      <text:p text:style-name="P7">=FRAN_0393_00413.tif=</text:p>
      <text:p text:style-name="P7">&gt;&gt;&gt;&gt;&gt;&gt; date &lt;&lt;&lt;&lt;&lt;&lt;&lt;</text:p>
      <text:p text:style-name="P7">Anno domini millesimo trecentesimo nonagesimo Octavo. Die veneris</text:p>
      <text:p text:style-name="P7">post festam beati Remigii iiiita mensis dctobris. capitulantibus dominis.</text:p>
      <text:p text:style-name="P7">&gt;&gt;&gt;&gt;&gt;&gt; block &lt;&lt;&lt;&lt;&lt;&lt;&lt;</text:p>
      <text:p text:style-name="P7">Dicatur cuilibet officiario quod inquirat et sciat quot quelibet domus existens in censiva</text:p>
      <text:p text:style-name="P7">ecclesie Parisiensis debet fundi terre / si sint alique ecclesie vel seculares que percipiant</text:p>
      <text:p text:style-name="P7">redditis et qui et quot capiunt et si solverint saisinas et vendas / et an domus</text:p>
      <text:p text:style-name="P7">fuerint alienate ut redditus et a quo tempore citra.</text:p>
      <text:p text:style-name="P7">Declaratum est dominum Symonem Hubelin capellani</text:p>
      <text:p text:style-name="P7">clericorum matutialium / attenta fundacione dicte</text:p>
      <text:p text:style-name="P7">capellanie hodie in capitulo lecta / teneri ad integrum</text:p>
      <text:p text:style-name="P7">servicium quam admodum ceteri clerici matutinales</text:p>
      <text:p text:style-name="P7">Et ideo fuit preceptum dicto domino Symoni</text:p>
      <text:p text:style-name="P7"><text:soft-page-break/>ut de cetero faciat debitum suum in servicio divino</text:p>
      <text:p text:style-name="P7">et si nesciat cantare distat ad cantandum</text:p>
      <text:p text:style-name="P7">vel permutet beneficium suum.</text:p>
      <text:p text:style-name="P7">Dominus Johannes Gorreteau capicerius ecclesie Parisiensis</text:p>
      <text:p text:style-name="P7">plicavit emendam in manibus dominorum super eo quod</text:p>
      <text:p text:style-name="P7">sine licencia dominorum meorum recessit eundem</text:p>
      <text:p text:style-name="P7">ad partes Cenemanensis / et ipso existente extra multi</text:p>
      <text:p text:style-name="P7">ftierunt deffectus in officio suo.</text:p>
      <text:p text:style-name="P7">Ad idem plicavit emendam dominus Guillelmus</text:p>
      <text:p text:style-name="P7">probilxmmns subcapicerius eo quod male se</text:p>
      <text:p text:style-name="P7">habuit in officie sue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. de Ordeimonte</text:p>
      <text:p text:style-name="P7">J. Blancheti</text:p>
      <text:p text:style-name="P7">Jo. de Pompodorio</text:p>
      <text:p text:style-name="P7">T. de Sancto Petro</text:p>
      <text:p text:style-name="P7">N. Dictatoris</text:p>
      <text:p text:style-name="P7">Ste. Prvelli</text:p>
      <text:p text:style-name="P7">G. de Albyaco</text:p>
      <text:p text:style-name="P7">L. de Mongeria</text:p>
      <text:p text:style-name="P7">Jo. Rolandi</text:p>
      <text:p text:style-name="P7">M. Reginaldii</text:p>
      <text:p text:style-name="P7">Ro. de Lorriaco</text:p>
      <text:p text:style-name="P7">T. Hocie</text:p>
      <text:p text:style-name="P7">Jo. Voygnon in Spedona</text:p>
      <text:p text:style-name="P7">T. de Sancto Petro</text:p>
      <text:p text:style-name="P7"/>
      <text:p text:style-name="P7"/>
      <text:p text:style-name="P7">=FRAN_0393_00414.tif=</text:p>
      <text:p text:style-name="P7">&gt;&gt;&gt;&gt;&gt;&gt; date &lt;&lt;&lt;&lt;&lt;&lt;&lt;</text:p>
      <text:p text:style-name="P7">Jo Nonagesimo octavo. Die lune post festum beati Remigii septima mensis</text:p>
      <text:p text:style-name="P7">Octobris. Capitulantibus dominis</text:p>
      <text:p text:style-name="P7">&gt;&gt;&gt;&gt;&gt;&gt; block &lt;&lt;&lt;&lt;&lt;&lt;&lt;</text:p>
      <text:p text:style-name="P7"><text:soft-page-break/>Placet dominis quod officiarius anniversariorum tradat firmam</text:p>
      <text:p text:style-name="P7">de Virciaco uxori deffuncti</text:p>
      <text:p text:style-name="P7">Bidant. dutum</text:p>
      <text:p text:style-name="P7">lonos fidejussores det</text:p>
      <text:p text:style-name="P7">Placet dominis quod Petrus Parisy habeat firmam de</text:p>
      <text:p text:style-name="P7">Plesseyo pro novem modiis frumenti duodecim</text:p>
      <text:p text:style-name="P7">denari miniius de lecta.</text:p>
      <text:p text:style-name="P7">Domus deffuncti magistri Symonis Freron appreciata</text:p>
      <text:p text:style-name="P7">est ad viiixx librum et precium placet dominis / et posuit</text:p>
      <text:p text:style-name="P7">eam ad precium appreciatum magister Johannes Rolandi</text:p>
      <text:p text:style-name="P7">nomine domini succentoris.</text:p>
      <text:p text:style-name="P7">Domus deffuncti magistri Johannis de Socto appreciata</text:p>
      <text:p text:style-name="P7">est ex parte capituli ad viix. fr. turonensis.</text:p>
      <text:p text:style-name="P7">Fiat crastina die obitus deffuncte domine Regine</text:p>
      <text:p text:style-name="P7">Blanche.</text:p>
      <text:p text:style-name="P7">Tradat dominus Stephanus de Capella Camerarius clericus ecclesie duo molendina</text:p>
      <text:p text:style-name="P7">desupra magnum pontem ad tres annos precio iiCC fr. Quolibet anno</text:p>
      <text:p text:style-name="P7">illis qui causa obtinebant ante / et obligent se.</text:p>
      <text:p text:style-name="P7">Die mercurii sequente non fuit capitulum propter</text:p>
      <text:p text:style-name="P7">festum beati Dyonisii Marciris sociorum</text:p>
      <text:p text:style-name="P7">quem ejus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N. de Ordeimonte</text:p>
      <text:p text:style-name="P7">Jo. de Nullyaco</text:p>
      <text:p text:style-name="P7">Jo. Rolandi</text:p>
      <text:p text:style-name="P7">N. Dictatoris</text:p>
      <text:p text:style-name="P7">Jo. de Pompodorio</text:p>
      <text:p text:style-name="P7">P. Colli</text:p>
      <text:p text:style-name="P7">G. de Albyaco</text:p>
      <text:p text:style-name="P7">A. de Maignaco</text:p>
      <text:p text:style-name="P7">Ro. de Lorriaco</text:p>
      <text:p text:style-name="P7">Ma. Reginaldi</text:p>
      <text:p text:style-name="P7"><text:soft-page-break/>Th. Houcie</text:p>
      <text:p text:style-name="P7">Jo. Voygnon</text:p>
      <text:p text:style-name="P7">Phlero de Salione</text:p>
      <text:p text:style-name="P7">Ste. Perrelli</text:p>
      <text:p text:style-name="P7">Jo. de Sanctis</text:p>
      <text:p text:style-name="P7"/>
      <text:p text:style-name="P7"/>
      <text:p text:style-name="P7">=FRAN_0393_00415.tif=</text:p>
      <text:p text:style-name="P7">&gt;&gt;&gt;&gt;&gt;&gt; date &lt;&lt;&lt;&lt;&lt;&lt;&lt;</text:p>
      <text:p text:style-name="P7">Anno nonagesimo octavo. die veneris post festum beati Dyonisii martiris xi a</text:p>
      <text:p text:style-name="P7">mensisoctebris. Captulantibus dominis</text:p>
      <text:p text:style-name="P7">Anno predicto . Die lune post festum Beati Dyonisii martiris xiiiit</text:p>
      <text:p text:style-name="P7">mensis octobris. Capitulantibus dominis</text:p>
      <text:p text:style-name="P7">&gt;&gt;&gt;&gt;&gt;&gt; block &lt;&lt;&lt;&lt;&lt;&lt;&lt;</text:p>
      <text:p text:style-name="P7">Prohibeatur domino Guillelmo Biellart ne de cetero paciatur</text:p>
      <text:p text:style-name="P7">sedere aliques pro vino suo vendendo nec faciat</text:p>
      <text:p text:style-name="P7">tabernam in claustro / alioquim si contra fecerit</text:p>
      <text:p text:style-name="P7">unium suum secundum statuta ecclesie defferatur ad</text:p>
      <text:p text:style-name="P7">domum ded</text:p>
      <text:p text:style-name="P7">Tracietur prima die capitulari de facto de Christolio.</text:p>
      <text:p text:style-name="P7">Placet dominis quod fiat panimentum versus portam</text:p>
      <text:p text:style-name="P7">portus claustri et domum domini Guigonis de</text:p>
      <text:p text:style-name="P7">Albyaco.</text:p>
      <text:p text:style-name="P7">remissa est emenda domino Johanni Parvulanlico Sancti</text:p>
      <text:p text:style-name="P7">Donisii de Passu.</text:p>
      <text:p text:style-name="P7">&gt;&gt;&gt;&gt;&gt;&gt; liste &lt;&lt;&lt;&lt;&lt;&lt;&lt;</text:p>
      <text:p text:style-name="P7">G. Cantore</text:p>
      <text:p text:style-name="P7">G. Archidiaconuo ecclesie</text:p>
      <text:p text:style-name="P7">J. de Nullyaco</text:p>
      <text:p text:style-name="P7">A. de Mongeria</text:p>
      <text:p text:style-name="P7">N. Dictatoris</text:p>
      <text:p text:style-name="P7">Jo. de Pompodorio</text:p>
      <text:p text:style-name="P7">Jo. Voygnon</text:p>
      <text:p text:style-name="P7">Jo. Rolandi</text:p>
      <text:p text:style-name="P7">A. de Maignaco</text:p>
      <text:p text:style-name="P7">T. de Sancto Petro</text:p>
      <text:p text:style-name="P7"><text:soft-page-break/>Jo. Hue</text:p>
      <text:p text:style-name="P7">G. de Albyaco</text:p>
      <text:p text:style-name="P7">Ro. de Lorriaco</text:p>
      <text:p text:style-name="P7">Ro. Dangeul</text:p>
      <text:p text:style-name="P7">Ste. Perruelli</text:p>
      <text:p text:style-name="P7">N. de Ordeimonte</text:p>
      <text:p text:style-name="P7">Jo. de Sanctis</text:p>
      <text:p text:style-name="P7">A. Grangerii archidiacono Brie</text:p>
      <text:p text:style-name="P7">G. Cantore</text:p>
      <text:p text:style-name="P7">L. de Mongeria</text:p>
      <text:p text:style-name="P7">Ro. de Lorriaco</text:p>
      <text:p text:style-name="P7">T. Houcie</text:p>
      <text:p text:style-name="P7">Phi. de Salione</text:p>
      <text:p text:style-name="P7">A. de Maignaco</text:p>
      <text:p text:style-name="P7">Jo. de Pompodorio</text:p>
      <text:p text:style-name="P7">Jo. Rolandi</text:p>
      <text:p text:style-name="P7">N. Dictatoris</text:p>
      <text:p text:style-name="P7">Ste. Peruelli</text:p>
      <text:p text:style-name="P7">G. de Albyaco</text:p>
      <text:p text:style-name="P7">H. Blancheti</text:p>
      <text:p text:style-name="P7">G. Reginaldi</text:p>
      <text:p text:style-name="P7"/>
      <text:p text:style-name="P7"/>
      <text:p text:style-name="P7">=FRAN_0393_00416.tif=</text:p>
      <text:p text:style-name="P7">&gt;&gt;&gt;&gt;&gt;&gt; date &lt;&lt;&lt;&lt;&lt;&lt;&lt;</text:p>
      <text:p text:style-name="P7">Anno nonagesimo octavo. Die mercurii post festum Beati Dyonisii martiris. xvita</text:p>
      <text:p text:style-name="P7">mensis octobris. Capitulantibus dominis.</text:p>
      <text:p text:style-name="P7">Nichile actum est in presenti capitulo.</text:p>
      <text:p text:style-name="P7">.Die veneris sequenti in festo beati Luce apostoli et euvangeliste in revestiario ecclesie</text:p>
      <text:p text:style-name="P7">capitulantibus dominis extraordinarie.</text:p>
      <text:p text:style-name="P7">&gt;&gt;&gt;&gt;&gt;&gt; block &lt;&lt;&lt;&lt;&lt;&lt;&lt;</text:p>
      <text:p text:style-name="P7">. Die Jovis sequente de mane Ebut magister Petrus</text:p>
      <text:p text:style-name="P7">de Corona Cantor ecclesie Sancti Germani Autissoonis</text:p>
      <text:p text:style-name="P7">capellanus capellanie in firmarie Liricantus / et excurt</text:p>
      <text:p text:style-name="P7">fuit vacans dicta capellania.</text:p>
      <text:p text:style-name="P7">Audita relacione compotorum magistri Stephani</text:p>
      <text:p text:style-name="P7"><text:soft-page-break/>de Capella Camerarii clerici ecclesie Parisiensis</text:p>
      <text:p text:style-name="P7">facta per dominos et magistros N. de Ordeimonte</text:p>
      <text:p text:style-name="P7">Phh. de Salione commissaries ad hoc</text:p>
      <text:p text:style-name="P7">deputatos Constitit quod per finem et conclonem</text:p>
      <text:p text:style-name="P7">compotorum suorum recepta ascendicite misiam</text:p>
      <text:p text:style-name="P7">in summa centum et novem solidorum Par.</text:p>
      <text:p text:style-name="P7">Et hoc mediante concessa est ei quictancia.</text:p>
      <text:p text:style-name="P7">Status atem competi sui Talis est.</text:p>
      <text:p text:style-name="P7">L'estat abregié de l'office de la Chambre de l'eglise</text:p>
      <text:p text:style-name="P7">de Paris de l'an commences a la dait Berthlgini</text:p>
      <text:p text:style-name="P7">mie ccc. iiiixx et dix sept Et ferissnt e ycale</text:p>
      <text:p text:style-name="P7">feste IIIio et dixhuit.</text:p>
      <text:p text:style-name="P7">&gt;&gt;&gt;&gt;&gt;&gt; liste &lt;&lt;&lt;&lt;&lt;&lt;&lt;</text:p>
      <text:p text:style-name="P7">G. Cantore</text:p>
      <text:p text:style-name="P7">G. Archidiacono ecclesie</text:p>
      <text:p text:style-name="P7">H. Blanchet</text:p>
      <text:p text:style-name="P7">T. Houcie</text:p>
      <text:p text:style-name="P7">Jo. Hue</text:p>
      <text:p text:style-name="P7">Ro. de Lorriaco</text:p>
      <text:p text:style-name="P7">Jo. de Pompodorio</text:p>
      <text:p text:style-name="P7">Ma. Reginaldi</text:p>
      <text:p text:style-name="P7">L. de Mongeria</text:p>
      <text:p text:style-name="P7">N. de Ordeimonte</text:p>
      <text:p text:style-name="P7">Jo. Rolandi</text:p>
      <text:p text:style-name="P7">P. de Salione</text:p>
      <text:p text:style-name="P7">G. de Albyaco</text:p>
      <text:p text:style-name="P7">P. Decano</text:p>
      <text:p text:style-name="P7">G. Cantore</text:p>
      <text:p text:style-name="P7">G. Archidiacono ecclesie</text:p>
      <text:p text:style-name="P7">N. de Ordeimonte</text:p>
      <text:p text:style-name="P7">Phe. de Salione</text:p>
      <text:p text:style-name="P7">Jo. de Pompodorio</text:p>
      <text:p text:style-name="P7">T. Hocie</text:p>
      <text:p text:style-name="P7">J. de Nullyaco</text:p>
      <text:p text:style-name="P7">L. de Mongeria</text:p>
      <text:p text:style-name="P7">Jo. Rolandi</text:p>
      <text:p text:style-name="P7"><text:soft-page-break/>A. de Maignaco</text:p>
      <text:p text:style-name="P7">Ma. Reginaldi</text:p>
      <text:p text:style-name="P7">G. Paillardi</text:p>
      <text:p text:style-name="P7"/>
      <text:p text:style-name="P7"/>
      <text:p text:style-name="P7">=FRAN_0393_00417.tif=</text:p>
      <text:p text:style-name="P7">&gt;&gt;&gt;&gt;&gt;&gt; block &lt;&lt;&lt;&lt;&lt;&lt;&lt;</text:p>
      <text:p text:style-name="P7">Premieent par la conclusion final du compte de l'annee precedent apprt quilla</text:p>
      <text:p text:style-name="P7">recepte jurmonta la mise de Sixvins quatre livres iiii. sol. vi. d. poit.</text:p>
      <text:p text:style-name="P7">Item la recepte d'arreraiges ceste année est de lxxvii. livres. deschoictes xxxxI. seols</text:p>
      <text:p text:style-name="P7">de droictures vi lb. xiiii s. de tailles viiixx xix l. viii. s. vi d.</text:p>
      <text:p text:style-name="P7">De renter aux quatre termes iiC lviii. lb. xvi s. vi. d. ob. Des maisons</text:p>
      <text:p text:style-name="P7">de Saint Pere aux benfs. xxviii lb. viii s. de Corbueis Clbr De pensions</text:p>
      <text:p text:style-name="P7">xxxviii. l. de Saint Remi et Pasques . xvi lb. v. s. de l'isle xvi lvre du fons</text:p>
      <text:p text:style-name="P7">de terre des Moulins lxix. solz x. deniers des Marays au dessoubz de mont martre</text:p>
      <text:p text:style-name="P7">a la mycoust xl. sol de la nativité nostre Dame x. so. de la Saint Remii seulement</text:p>
      <text:p text:style-name="P7">Cxiii s. ii d. e. Des octaves Saint denys xvii l. xii. d. de Toussains xi livres.</text:p>
      <text:p text:style-name="P7">iii. s.s vii. d. ob. poit. de Saint Martin iiii lbr. xv. deniers pasienses de Saint Andry xv lbr.</text:p>
      <text:p text:style-name="P7">xi so. de ventes ceste annee. lxxvii. librs. xvii. sol d'amendes ceste annee</text:p>
      <text:p text:style-name="P7">xviii l. xvii s. vi. d. des Estaulx aux chaudelieres ceste annoi xlv. l. ii s. iiii d.</text:p>
      <text:p text:style-name="P7">De foisantures xiiii. lb. iiii s. de extraordinaire ceste ananum Neant . De vente</text:p>
      <text:p text:style-name="P7">de lors ceste annone neant. De huile pour les III. l'ampes d'argent x. livres xii. sols.</text:p>
      <text:p text:style-name="P7">De recepte commune xxviii lv. iii. s. de vendicion de grains compte en ce xii livres</text:p>
      <text:p text:style-name="P7">viii. s den ob pour la ferme de Goussamville. Lx. so. de la queue en Brye</text:p>
      <text:p text:style-name="P7">xXIIvi ll pour l'ostel de bonneul / et xxxviii s. de iii arp. de</text:p>
      <text:p text:style-name="P7">a ville ae monte ceste annee iiiix x ix. l. vi s. viii. d. senz les</text:p>
      <text:p text:style-name="P7">arrerages. Des prouvendes de Chastenay iiiix xvi. livrs. des joyeux</text:p>
      <text:p text:style-name="P7">advenemens ceste annee lxxii. libres</text:p>
      <text:p text:style-name="P7">Somme de toute la recepte dessusdicte</text:p>
      <text:p text:style-name="P7">xviC viii. l. vi s. poitis</text:p>
      <text:p text:style-name="P7">Gont il chiet en acreraiges a compter L. liovres du receveur de Paris lix Cv. ii. sol.</text:p>
      <text:p text:style-name="P7">ainsi est la somme de toute la vraye recepte xiiiiC xlix l. iiii. s. port</text:p>
      <text:p text:style-name="P7">Despense sur la recepte dessus dicte. premierement de pensions ou premier chapitre</text:p>
      <text:p text:style-name="P7">vii xx xi lb. x. s. d'autres pensions lxxi. lb. xii s. vi. d. D'autres</text:p>
      <text:p text:style-name="P7">ensions eu iiiC chapitre xxxvi. libres. Danniversaires viii lb. v. s. de</text:p>
      <text:p text:style-name="P7">processiens cxiii libras xi s. viii. d. d'aumosnes xx s. duluminaire</text:p>
      <text:p text:style-name="P7"><text:soft-page-break/>d'ivle et de Cire et pour torches etc. iiiixx v. l. xiii. s. x. d. du</text:p>
      <text:p text:style-name="P7">pain de Noel et de Caresme iiiixx vii. l. J. d. ob. du pariin des stacions</text:p>
      <text:p text:style-name="P7">xlii l. viii s. iii d. ob. de la visitacion du tresor lxiiii sol. des</text:p>
      <text:p text:style-name="P7">chaptres ordinaires xlvi. librs de Corbueil lix lib. v. s. iii d. de</text:p>
      <text:p text:style-name="P7">voyaiges ix lb. xiiii s. viii. d. de repparacions iiC xxix l. xiiii s.</text:p>
      <text:p text:style-name="P7">ii. dob Pertes Despense commune iiiiC xxxiii l. xii. s. vi. d. E.</text:p>
      <text:p text:style-name="P7">des chapitres generaulx lxv. lvrs. ii. so. Somme de toute la despense</text:p>
      <text:p text:style-name="P7">dessusdicto est xiiiiC xliii l. xiiii s. ob positi . Et la somme de toute</text:p>
      <text:p text:style-name="P7">la vraie recepte est comme dessus xiiiiC xlix. lb. iiii. s. pat. Ainsi appert</text:p>
      <text:p text:style-name="P7">que la recepte surmonte la despense de Eix sein. XI. deniers o poit</text:p>
      <text:p text:style-name="P7"/>
      <text:p text:style-name="P7"/>
      <text:p text:style-name="P7">=FRAN_0393_00418.tif=</text:p>
      <text:p text:style-name="P7">&gt;&gt;&gt;&gt;&gt;&gt; date &lt;&lt;&lt;&lt;&lt;&lt;&lt;</text:p>
      <text:p text:style-name="P7">o nonagesimo octavo. Die lune post festum beati Luce Euvangeliste xxia mensis octobrio</text:p>
      <text:p text:style-name="P7">Capitulantibus dominis.</text:p>
      <text:p text:style-name="P7">Anno nonagesimo octavo. Die mercurii post festum beati Luce euvangeliste.</text:p>
      <text:p text:style-name="P7">xxiiia menisis Octobris. Capitulantibus dominis.</text:p>
      <text:p text:style-name="P7">&gt;&gt;&gt;&gt;&gt;&gt; block &lt;&lt;&lt;&lt;&lt;&lt;&lt;</text:p>
      <text:p text:style-name="P7">Placet dominis quod accordum de Christolio passetur.</text:p>
      <text:p text:style-name="P7">Placet dominis quod fiat hodie servicium domine Regine abbe</text:p>
      <text:p text:style-name="P7">Dominus Archidiaconus de Josayo cepit claves</text:p>
      <text:p text:style-name="P7">thesauri.</text:p>
      <text:p text:style-name="P7">suspendatur solucio cape domini cardinalis Aniciensis</text:p>
      <text:p text:style-name="P7">osque ad festum Nativitatis beati Johannis Baptiste et</text:p>
      <text:p text:style-name="P7">liberantur fructus magistri Thome de Alneto.</text:p>
      <text:p text:style-name="P7">Deliberata est domus deffuncti domini succentores / domino Dyonisio de Courson</text:p>
      <text:p text:style-name="P7">moderno precio alias oblaco.</text:p>
      <text:p text:style-name="P7">an</text:p>
      <text:p text:style-name="P7">Declaratum est capellaniamm Leprosarie Liricantus non</text:p>
      <text:p text:style-name="P7">tadere in tunno eo quod non valet Xvel xii</text:p>
      <text:p text:style-name="P7">libras anniales cum per observancias communes ecclesii</text:p>
      <text:p text:style-name="P7">nulla capellania eadere debeat in turno nisi valeat</text:p>
      <text:p text:style-name="P7">xilibras Parisiensis</text:p>
      <text:p text:style-name="P7">Et deciono declaratum est nulla beneficia tadere</text:p>
      <text:p text:style-name="P7">su</text:p>
      <text:p text:style-name="P7"><text:soft-page-break/>tamen quo reperiretur statutum de x lbrarum vel xii°</text:p>
      <text:p text:style-name="P7">teneatur statutim in terminis / Phi tamen non</text:p>
      <text:p text:style-name="P7">actanturo domini existentes in turno / quin conferre</text:p>
      <text:p text:style-name="P7">possint dicta beneficia minoris valoris si velunt.</text:p>
      <text:p text:style-name="P7">Quia per statutum continetur de duodeci libras domini</text:p>
      <text:p text:style-name="P7">declaraverunt ad illam sommam nullum / artari posse</text:p>
      <text:p text:style-name="P7">racione turni nisi sit balloris xii. libras parisiensis.</text:p>
      <text:p text:style-name="P7">&gt;&gt;&gt;&gt;&gt;&gt; liste &lt;&lt;&lt;&lt;&lt;&lt;&lt;</text:p>
      <text:p text:style-name="P7">P. Decano</text:p>
      <text:p text:style-name="P7">G. Cantore</text:p>
      <text:p text:style-name="P7">A. Brie</text:p>
      <text:p text:style-name="P7">G. ecclesie archidiacono</text:p>
      <text:p text:style-name="P7">Jo. Rolandi</text:p>
      <text:p text:style-name="P7">Jo. de Pompedorio</text:p>
      <text:p text:style-name="P7">L. de Mongeria</text:p>
      <text:p text:style-name="P7">Jo. de Nullyaco</text:p>
      <text:p text:style-name="P7">N. Dictatoris</text:p>
      <text:p text:style-name="P7">G. de Albyaco</text:p>
      <text:p text:style-name="P7">A. de Maignaco</text:p>
      <text:p text:style-name="P7">P. Decano</text:p>
      <text:p text:style-name="P7">G. Cantore</text:p>
      <text:p text:style-name="P7">A. Brie</text:p>
      <text:p text:style-name="P7">G. ecclesie Archidiacon</text:p>
      <text:p text:style-name="P7">G. Paillardi</text:p>
      <text:p text:style-name="P7">Jo. Voygnon</text:p>
      <text:p text:style-name="P7">A. de Mongeria</text:p>
      <text:p text:style-name="P7">Jo. de Pompodorio</text:p>
      <text:p text:style-name="P7">Pho de Salione</text:p>
      <text:p text:style-name="P7">N. Dictatoris</text:p>
      <text:p text:style-name="P7">Ro. Dangeul</text:p>
      <text:p text:style-name="P7">G. de Albiaco</text:p>
      <text:p text:style-name="P7">T. Hocie</text:p>
      <text:p text:style-name="P7">T. de Sancto Petro</text:p>
      <text:p text:style-name="P7">Jo. Rolandi</text:p>
      <text:p text:style-name="P7">Ma. Reginaldi</text:p>
      <text:p text:style-name="P7">Jo. de Sanctis</text:p>
      <text:p text:style-name="P7"><text:soft-page-break/>A. de Maignaco</text:p>
      <text:p text:style-name="P7"/>
      <text:p text:style-name="P7"/>
      <text:p text:style-name="P7">=FRAN_0393_00419.tif=</text:p>
      <text:p text:style-name="P7">&gt;&gt;&gt;&gt;&gt;&gt; date &lt;&lt;&lt;&lt;&lt;&lt;&lt;</text:p>
      <text:p text:style-name="P7">Anno nonagesimo octavo. Die veneris in octabis festi beati Luce euvangeliste.</text:p>
      <text:p text:style-name="P7">Octobris capitulantibus dominis.</text:p>
      <text:p text:style-name="P7">ul Generle clespitu</text:p>
      <text:p text:style-name="P7">die sabbati in vigilia Jevimali beatorum Symonis et Jude apostuolorum . xxvita mensis</text:p>
      <text:p text:style-name="P7">&gt;&gt;&gt;&gt;&gt;&gt; block &lt;&lt;&lt;&lt;&lt;&lt;&lt;</text:p>
      <text:p text:style-name="P7">Dati sunt commissarii ad audiendum compota clerici fabrice</text:p>
      <text:p text:style-name="P7">Jo. Voygnon et L. de Mongeria</text:p>
      <text:p text:style-name="P7">P lacet majori parti dominorum quod conferatur capellaniam</text:p>
      <text:p text:style-name="P7">leprosarie Liricantus domino Roberto de Baileux</text:p>
      <text:p text:style-name="P7">et pro ipso conclusit dominus Cantor / quequidem</text:p>
      <text:p text:style-name="P7">capelellani</text:p>
      <text:p text:style-name="P7">fuit sibi collata et juravit in forma.</text:p>
      <text:p text:style-name="P7">Facta relacione compotorum clericorum matutinalium per</text:p>
      <text:p text:style-name="P7">magistrum Germanum Paillardi / constat per finalem</text:p>
      <text:p text:style-name="P7">conclaonem dictorum compotorum cum teneri in vii lb.</text:p>
      <text:p text:style-name="P7">vii sols et viii. d. p. et sic concessa est ei quictancia.</text:p>
      <text:p text:style-name="P7">Injuctum est magistro Johanni Chancepiime ut tradat et solvat</text:p>
      <text:p text:style-name="P7">luminare Sancti Giraldi super execucione deffuncti magistri Petri Forteti.</text:p>
      <text:p text:style-name="P7">Octobris / prima capituli generalis capitulantibus dominis.</text:p>
      <text:p text:style-name="P7">Itud capitulum est ordinatum pro officiis horarum</text:p>
      <text:p text:style-name="P7">et matutinarum.</text:p>
      <text:p text:style-name="P7">Inhibitum est officiario horatum ne taxet mellos</text:p>
      <text:p text:style-name="P7">nisi presentes sint aliqui dominorum.</text:p>
      <text:p text:style-name="P7">Fiat commissio ad recipiendum fructus et emolumenta</text:p>
      <text:p text:style-name="P7">prepositure de Rosayo / quousque se obligaverit Johannes</text:p>
      <text:p text:style-name="P7">Leschevin.</text:p>
      <text:p text:style-name="P7">Deputati sunt ad eundum erga dominum vicecomitem</text:p>
      <text:p text:style-name="P7">de Meleduno pro admortizacione stagni de Melenfroy.</text:p>
      <text:p text:style-name="P7">P. Decanus T. de Sancto Petro</text:p>
      <text:p text:style-name="P7">Tradita est firma de Moriaco Johanni Malesie</text:p>
      <text:p text:style-name="P7">&gt;&gt;&gt;&gt;&gt;&gt; liste &lt;&lt;&lt;&lt;&lt;&lt;&lt;</text:p>
      <text:p text:style-name="P7"><text:soft-page-break/>G. Cantore</text:p>
      <text:p text:style-name="P7">Jo. Voygnon</text:p>
      <text:p text:style-name="P7">G. Paillardi</text:p>
      <text:p text:style-name="P7">Jo. de Pompodorio</text:p>
      <text:p text:style-name="P7">L. de Mongeria</text:p>
      <text:p text:style-name="P7">T. de Sancto Petro</text:p>
      <text:p text:style-name="P7">Jo. Rolandi</text:p>
      <text:p text:style-name="P7">Piho de Salione</text:p>
      <text:p text:style-name="P7">Ma. Reginaldi</text:p>
      <text:p text:style-name="P7">T. Hocie</text:p>
      <text:p text:style-name="P7">Ro. Dangeul</text:p>
      <text:p text:style-name="P7">N. Dictatoris</text:p>
      <text:p text:style-name="P7">A. de Maignaco</text:p>
      <text:p text:style-name="P7">P. Decano</text:p>
      <text:p text:style-name="P7">G. Cantore</text:p>
      <text:p text:style-name="P7">G. Archidiacono ecclesie</text:p>
      <text:p text:style-name="P7">R. de Putheolis</text:p>
      <text:p text:style-name="P7">L. de Mongeria</text:p>
      <text:p text:style-name="P7">Jo. de Pompodorio</text:p>
      <text:p text:style-name="P7">Jo. Rollandi</text:p>
      <text:p text:style-name="P7">Jo. de Sanctis</text:p>
      <text:p text:style-name="P7">G. Paillardi</text:p>
      <text:p text:style-name="P7">Jo. Voygnon</text:p>
      <text:p text:style-name="P7">G. de Albyaco</text:p>
      <text:p text:style-name="P7">Jo. Chanteprime</text:p>
      <text:p text:style-name="P7">T. Hocie</text:p>
      <text:p text:style-name="P7">Phiho de Salionne</text:p>
      <text:p text:style-name="P7">A. de Maignaco</text:p>
      <text:p text:style-name="P7">M. Reginaldi</text:p>
      <text:p text:style-name="P7">T. de Sancto Petro</text:p>
      <text:p text:style-name="P7">Jo. de Nullyaco</text:p>
      <text:p text:style-name="P7"/>
      <text:p text:style-name="P7"/>
      <text:p text:style-name="P7">=FRAN_0393_00420.tif=</text:p>
      <text:p text:style-name="P7">&gt;&gt;&gt;&gt;&gt;&gt; block &lt;&lt;&lt;&lt;&lt;&lt;&lt;</text:p>
      <text:p text:style-name="P7">Rccptus est magister Symon Campionis clericus regiis ac domini ducis Bitiracensis</text:p>
      <text:p text:style-name="P7"><text:soft-page-break/>secretarius / ad prebendam quam in ecclesia Sancti Benedicti obtinere solebat magister Johannes</text:p>
      <text:p text:style-name="P7">clerici vacantes per resignacionem ex parte sua factam causa permutacionis facte cum eodem</text:p>
      <text:p text:style-name="P7">magistro Symone ad capellaniam Sancti Cuberti in ecclesia Sancti Maturini Paig</text:p>
      <text:p text:style-name="P7">idem magister Symon obtinet et non alias Et juravit ut sequtur in sequanti pager c staicdeum et</text:p>
      <text:p text:style-name="P7">acquiestere sencencie diffinitive pro dominis decanot capitulo ecclesie Parisiensis et contra canonicos</text:p>
      <text:p text:style-name="P7">dicte ecclesie Sancti Benedicti in Romana curia la psamque senteniam eivilogat et approbat. otu</text:p>
      <text:p text:style-name="P7">Et demum recepto ad dictos canonicatu et prebenda dicto magistro Symone ipse scienter</text:p>
      <text:p text:style-name="P7">et spente confessus fuit et publice recognovit quod sufficienter erat informatur</text:p>
      <text:p text:style-name="P7">per testes fiddignos quod dictus magister Johannes occtupaverat et detinuerat x. lbrs</text:p>
      <text:p text:style-name="P7">causma xi s. pr. redditus annui et perpetui quas / alter capellanorum Sancti Leonardi quam nunc</text:p>
      <text:p text:style-name="P7">obtinet dominus marcialis nepotis Parisiensis percipere consuevit in et super quatuor</text:p>
      <text:p text:style-name="P7">domibus sitis in vico cicliare / et quas applicaverat idem magister Johannes Clerci</text:p>
      <text:p text:style-name="P7">prebende sue / Capropter nolens idem magister Symon alicuum detinere maxime</text:p>
      <text:p text:style-name="P7">quod in usus ecciasiatius est des deditatum / dictas xtem libras et xis eidem domino Marciali</text:p>
      <text:p text:style-name="P7">suisque successoribus dicte capellanie capellanis exnunc deliberabat prout deliberavit</text:p>
      <text:p text:style-name="P7">Josum in statum pristinum quorum antea quam dictus magister Johannes impedimentum</text:p>
      <text:p text:style-name="P7">apponeret restituendo et in possessionem mittendo . Promictens idem magister Symon</text:p>
      <text:p text:style-name="P7">per fidem et juramentum suum super hoc corporaliter prestitis dictum capellanum successoresque</text:p>
      <text:p text:style-name="P7">suos in dictarum xem librarum ex. s. p. super dictis iiiior domibus annua</text:p>
      <text:p text:style-name="P7">percepcione nullatenus impetire aut impediri facere per se vel alium seu</text:p>
      <text:p text:style-name="P7">alios ullo uinque tempore solvendo tamen a dicto capellano suis que</text:p>
      <text:p text:style-name="P7">successoribus dicte capellanie capellanis eidem prebende xxv. s. pr. / in quibus antea annuati</text:p>
      <text:p text:style-name="P7">tenebatur pro dicti redditus admortizacione</text:p>
      <text:p text:style-name="P7">Tracantur peccunie repparacionum domus deffuncti domini succentor magistro Johanni Rolandi</text:p>
      <text:p text:style-name="P7">ut eas distribuat in cocuis repparacionibus faciendus.</text:p>
      <text:p text:style-name="P7">1</text:p>
      <text:p text:style-name="P7">Octobris . ii capituli generalis capitulantibus dominis</text:p>
      <text:p text:style-name="P7">Faciat dominus Archidiaconus Brie cedula compesict</text:p>
      <text:p text:style-name="P7">faciende inter dominum episcopum parisiensium et catullantm.</text:p>
      <text:p text:style-name="P7">Deputati sunt ad loquendum cum domino Bicecomite</text:p>
      <text:p text:style-name="P7">Meledum super admortracione medietatis</text:p>
      <text:p text:style-name="P7">stagni de Melenfroy / domini et magistri H.</text:p>
      <text:p text:style-name="P7">Bolancheti T. de Sancto Pretui.</text:p>
      <text:p text:style-name="P7">&gt;&gt;&gt;&gt;&gt;&gt; liste &lt;&lt;&lt;&lt;&lt;&lt;&lt;</text:p>
      <text:p text:style-name="P7">P. Decano</text:p>
      <text:p text:style-name="P7">G. Cantore</text:p>
      <text:p text:style-name="P7"><text:soft-page-break/>G. Archidiacono de Josayo</text:p>
      <text:p text:style-name="P7">A. Archidiacono Ore</text:p>
      <text:p text:style-name="P7">R. de Putheolis</text:p>
      <text:p text:style-name="P7">Jo. de Pomseodorio</text:p>
      <text:p text:style-name="P7">Jo. Rolandi</text:p>
      <text:p text:style-name="P7">Jo. Chanteprime</text:p>
      <text:p text:style-name="P7">Jo. Vaygnon</text:p>
      <text:p text:style-name="P7">N. de Rancia</text:p>
      <text:p text:style-name="P7">P. Colli</text:p>
      <text:p text:style-name="P7">L. de Mongeria</text:p>
      <text:p text:style-name="P7">G. de Albyaco</text:p>
      <text:p text:style-name="P7">T. Hocie</text:p>
      <text:p text:style-name="P7">Ste Pinelli</text:p>
      <text:p text:style-name="P7">Jo. Dangel</text:p>
      <text:p text:style-name="P7">H. Blanchet</text:p>
      <text:p text:style-name="P7">M. Regni alia</text:p>
      <text:p text:style-name="P7">G. Paillardi</text:p>
      <text:p text:style-name="P7">J. de Sancto Petro</text:p>
      <text:p text:style-name="P7"/>
      <text:p text:style-name="P7"/>
      <text:p text:style-name="P7">=FRAN_0393_00421.tif=</text:p>
      <text:p text:style-name="P7">&gt;&gt;&gt;&gt;&gt;&gt; date &lt;&lt;&lt;&lt;&lt;&lt;&lt;</text:p>
      <text:p text:style-name="P7">Die mercurii sequenti xxxa mensis octobris tercia capituli generalis. Capitulantibus dominis.</text:p>
      <text:p text:style-name="P7">Nichil actam est in p p</text:p>
      <text:p text:style-name="P7">.Die Jovis sequentes in vagilia festi Oomnium Sanctorum iiiia et ultima capituli generalis</text:p>
      <text:p text:style-name="P7">Capitulantibus dominis.</text:p>
      <text:p text:style-name="P7">&gt;&gt;&gt;&gt;&gt;&gt; block &lt;&lt;&lt;&lt;&lt;&lt;&lt;</text:p>
      <text:p text:style-name="P7">Placet dominis de gracia quod Canonici Sancti Johannis</text:p>
      <text:p text:style-name="P7">Rotundi habeant quilibet interessendo in matutinis</text:p>
      <text:p text:style-name="P7">tres denocere / cum modificacione quod intersuit in</text:p>
      <text:p text:style-name="P7">laudibus mortuorum alias non habebunt.</text:p>
      <text:p text:style-name="P7">St Ego Symon Campionis Canonicus Sancti Benedicti Parsii</text:p>
      <text:p text:style-name="P7">juro ad hec sancta Dei euvangilios fidelitatem</text:p>
      <text:p text:style-name="P7">reverenciam obedeniciam et honorem vobis dominis meie</text:p>
      <text:p text:style-name="P7">Decano et Capitulo ecclesie Parisiensis / et residenciam in ecclesia</text:p>
      <text:p text:style-name="P7">Sancti Benedicti predicta mefacturum / et promovri quancicius</text:p>
      <text:p text:style-name="P7"><text:soft-page-break/>potere ad ordines quos beneficium meum requirit</text:p>
      <text:p text:style-name="P7">jura ecclesie Par.ens / et ecclesie predicte Sancti Benedicti</text:p>
      <text:p text:style-name="P7">servare et non aliemare ymo alienata pro posse</text:p>
      <text:p text:style-name="P7">recuperare / Et quod comparebo singulis annis in sancta Synodo</text:p>
      <text:p text:style-name="P7">ulam n racionabilis excusacio impediat / quam excusacionem</text:p>
      <text:p text:style-name="P7">significabo vobis infra quin denam post ipsam symodum</text:p>
      <text:p text:style-name="P7">sub pena per vos contra defficientem et contunaces stabilita.</text:p>
      <text:p text:style-name="P7">juro ectia stare et acquiestere sinem diffinicive pro vobis dominis</text:p>
      <text:p text:style-name="P7">nostros et contra canonice pete ecclesie Sancti Bieldicti in rena curia late</text:p>
      <text:p text:style-name="P7">spciamque sentenciam emologare et exnunc emulogo prre et singliter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. Brie</text:p>
      <text:p text:style-name="P7">N. Dictatoris</text:p>
      <text:p text:style-name="P7">Jo. Rolatidi</text:p>
      <text:p text:style-name="P7">P. de Reilliaco</text:p>
      <text:p text:style-name="P7">Jo. de Pompodorio</text:p>
      <text:p text:style-name="P7">Pihat de Salione</text:p>
      <text:p text:style-name="P7">G. de Albiaco</text:p>
      <text:p text:style-name="P7">R. de Putheolis</text:p>
      <text:p text:style-name="P7">Jo. Chanteprime</text:p>
      <text:p text:style-name="P7">G. Blancheti</text:p>
      <text:p text:style-name="P7">L. de Mongeria</text:p>
      <text:p text:style-name="P7">T. Hocie</text:p>
      <text:p text:style-name="P7">Paillardi</text:p>
      <text:p text:style-name="P7">Jo. Voygnon</text:p>
      <text:p text:style-name="P7">M. Reginaldi</text:p>
      <text:p text:style-name="P7">Jo. de Sanctis</text:p>
      <text:p text:style-name="P7">de Sancto Petro</text:p>
      <text:p text:style-name="P7">dee Nallyc</text:p>
      <text:p text:style-name="P7">G. Cantore</text:p>
      <text:p text:style-name="P7">G. Archidiacono ecclesie</text:p>
      <text:p text:style-name="P7">Re. de Putheolis</text:p>
      <text:p text:style-name="P7">L. de Mongeria</text:p>
      <text:p text:style-name="P7"><text:soft-page-break/>Jo. de Pompodorio</text:p>
      <text:p text:style-name="P7">Jo. Rolandi</text:p>
      <text:p text:style-name="P7">P. de Reillaco</text:p>
      <text:p text:style-name="P7">A. de Maignaco</text:p>
      <text:p text:style-name="P7">Ma. Reginaldi</text:p>
      <text:p text:style-name="P7">G. de Albiaco</text:p>
      <text:p text:style-name="P7">Jo. Chanteprime</text:p>
      <text:p text:style-name="P7">H. Blancheti</text:p>
      <text:p text:style-name="P7">P. Colli</text:p>
      <text:p text:style-name="P7">T. de Sancto Petro</text:p>
      <text:p text:style-name="P7">Ro. Dangeul</text:p>
      <text:p text:style-name="P7">G. Paillardi</text:p>
      <text:p text:style-name="P7">Ste. Peruelli</text:p>
      <text:p text:style-name="P7">Jo. Voygnon</text:p>
      <text:p text:style-name="P7">T. Hocie</text:p>
      <text:p text:style-name="P7">Jo. de Sanctis</text:p>
      <text:p text:style-name="P7">N. de Rancia</text:p>
      <text:p text:style-name="P7">Ph. de Salione</text:p>
      <text:p text:style-name="P7">Jo. de Nullyaco</text:p>
      <text:p text:style-name="P7"/>
      <text:p text:style-name="P7"/>
      <text:p text:style-name="P7">=FRAN_0393_00422.tif=</text:p>
      <text:p text:style-name="P7">&gt;&gt;&gt;&gt;&gt;&gt; date &lt;&lt;&lt;&lt;&lt;&lt;&lt;</text:p>
      <text:p text:style-name="P7">Die veneris sequentes in festo omnium Sanctorum capitulantibus dominis extraordin</text:p>
      <text:p text:style-name="P7">.</text:p>
      <text:p text:style-name="P7">Die sabbati sequente in festo commemoracionis aniarum secunda mensius Novembris. Capitulantibus dominis.</text:p>
      <text:p text:style-name="P7">&gt;&gt;&gt;&gt;&gt;&gt; block &lt;&lt;&lt;&lt;&lt;&lt;&lt;</text:p>
      <text:p text:style-name="P7">Galterus de Russon . Girardus Jourdam et Nicolaus</text:p>
      <text:p text:style-name="P7">quatrenault executores testmenti deffuncti domini Mathei</text:p>
      <text:p text:style-name="P7">servientis presbyteri capicerii nuper Sancti Mederici / submiserunt</text:p>
      <text:p text:style-name="P7">execucionem ejusdem deffuncti jurisdicioni dominorum et promiserunt</text:p>
      <text:p text:style-name="P7">reddere bonum et legale compotum</text:p>
      <text:p text:style-name="P7">Placet dominis quod dominus Petrus Valeti habeat capiceriam</text:p>
      <text:p text:style-name="P7">Sancti Mederici vacantes per obitum deffuncti domini Mathei</text:p>
      <text:p text:style-name="P7">servientis.</text:p>
      <text:p text:style-name="P7"><text:soft-page-break/>Dominus Petrus Valeti presbyter ressignavit Canonicatum et</text:p>
      <text:p text:style-name="P7">prebendam Sancti Dyonisii de Passu in ecclesia Parisiensis</text:p>
      <text:p text:style-name="P7">pure simpliciter et libere</text:p>
      <text:p text:style-name="P7">Et collata est eidem domino Pecro Capiceria Sancti Mederici</text:p>
      <text:p text:style-name="P7">vacans per obitum deffuncti domini Mathei Servientis</text:p>
      <text:p text:style-name="P7">ultimi possessoris ejusdem / quiquidem dominus Petrus Juravieti</text:p>
      <text:p text:style-name="P7">in forma. Et fuit installatus.</text:p>
      <text:p text:style-name="P7">&gt;&gt;&gt;&gt;&gt;&gt; liste &lt;&lt;&lt;&lt;&lt;&lt;&lt;</text:p>
      <text:p text:style-name="P7">P. Decano</text:p>
      <text:p text:style-name="P7">G. Cantore</text:p>
      <text:p text:style-name="P7">G. de Josayo</text:p>
      <text:p text:style-name="P7">A. Brie Archidiacono</text:p>
      <text:p text:style-name="P7">Jo. de Sanctis</text:p>
      <text:p text:style-name="P7">Ro. Dangel</text:p>
      <text:p text:style-name="P7">Ste. Pruelli</text:p>
      <text:p text:style-name="P7">Re. de Putheais</text:p>
      <text:p text:style-name="P7">Pho de Salione</text:p>
      <text:p text:style-name="P7">Jo. Voygnon</text:p>
      <text:p text:style-name="P7">H. Blancheti</text:p>
      <text:p text:style-name="P7">Jo. Rolandi</text:p>
      <text:p text:style-name="P7">L. de Mongeria</text:p>
      <text:p text:style-name="P7">N. de Rancia</text:p>
      <text:p text:style-name="P7">G. Paillardi</text:p>
      <text:p text:style-name="P7">Jo. de Pompodorio</text:p>
      <text:p text:style-name="P7">P. de Reillaco</text:p>
      <text:p text:style-name="P7">Ma. Reginaldi</text:p>
      <text:p text:style-name="P7">T. Houcie</text:p>
      <text:p text:style-name="P7">Jo. Chanteprimi</text:p>
      <text:p text:style-name="P7">N. Dictatoris</text:p>
      <text:p text:style-name="P7">T. de Sancto Petro</text:p>
      <text:p text:style-name="P7">Jo. de Nullyaco</text:p>
      <text:p text:style-name="P7">A. de Maignaco</text:p>
      <text:p text:style-name="P7">P. Decano</text:p>
      <text:p text:style-name="P7">G. Cantore</text:p>
      <text:p text:style-name="P7">A. Archidiacono Brie</text:p>
      <text:p text:style-name="P7">Jo. Rolandi</text:p>
      <text:p text:style-name="P7"><text:soft-page-break/>P. Colli</text:p>
      <text:p text:style-name="P7">N. de Rancia</text:p>
      <text:p text:style-name="P7">Jo. de Sancti</text:p>
      <text:p text:style-name="P7">L. de Mongeria</text:p>
      <text:p text:style-name="P7">Jo. Voygnon</text:p>
      <text:p text:style-name="P7">Ste. Pruelli</text:p>
      <text:p text:style-name="P7">T. Hocie</text:p>
      <text:p text:style-name="P7">M. Reginaldi</text:p>
      <text:p text:style-name="P7">Jo. de Pompodorio</text:p>
      <text:p text:style-name="P7">Ph. de Salione</text:p>
      <text:p text:style-name="P7"/>
      <text:p text:style-name="P7"/>
      <text:p text:style-name="P7">=FRAN_0393_00423.tif=</text:p>
      <text:p text:style-name="P7">&gt;&gt;&gt;&gt;&gt;&gt; date &lt;&lt;&lt;&lt;&lt;&lt;&lt;</text:p>
      <text:p text:style-name="P7">Anno domini millesimo trecentesimo nonagesimo octavo. Die lune post festum omniu</text:p>
      <text:p text:style-name="P7">sanctorum iiiia mensis novembris capitulantibus dominis.</text:p>
      <text:p text:style-name="P7">Anno predicto. Die mercurii post festum omnium Sanctorum vita mensis novembris. Capitulantibus dominis.</text:p>
      <text:p text:style-name="P7">&gt;&gt;&gt;&gt;&gt;&gt; block &lt;&lt;&lt;&lt;&lt;&lt;&lt;</text:p>
      <text:p text:style-name="P7">habeat distributor mellorum viii° libras dumtaxat et</text:p>
      <text:p text:style-name="P7">distribuat Nicolaus de Dela / et si bene faciat remanebit</text:p>
      <text:p text:style-name="P7">habeat Stephanus Theobaldi macicoteriam ecclesie parisiensis</text:p>
      <text:p text:style-name="P7">quam tenebat dominus Hebertus Berengarii</text:p>
      <text:p text:style-name="P7">Collata est prebenda sacerdo talis Sancti Dyonisii de Passu</text:p>
      <text:p text:style-name="P7">quam nuper obtinebat dominus Petrus Valeti presbyter vacans</text:p>
      <text:p text:style-name="P7">per liberam resignacionem ejusdem domini Petri in manibus</text:p>
      <text:p text:style-name="P7">dominorum meorum factam / domino Heberto Perengarii presbytero</text:p>
      <text:p text:style-name="P7">qui juravit</text:p>
      <text:p text:style-name="P7">Hodie fuit manumissus Johannes Hodier servis ecclesie ad causam</text:p>
      <text:p text:style-name="P7">Jaquine ejus nostris commorante apud Rampillon in Brha</text:p>
      <text:p text:style-name="P7">et data licencia recipiendi consuram clericalem dum tamen</text:p>
      <text:p text:style-name="P7">ingrediatur religionem ordinis Sancti Johannis Throlitanni</text:p>
      <text:p text:style-name="P7">hospitalariorum vulgariter nuncupatis vel aliam religione</text:p>
      <text:p text:style-name="P7">approbatam infra annumo / alias in pristinum statum redigatur.</text:p>
      <text:p text:style-name="P7">habeat Michael Brunelli macicoteriam dyaconalem et</text:p>
      <text:p text:style-name="P7">Ste. Theobaldi subdyaconalem</text:p>
      <text:p text:style-name="P7"><text:soft-page-break/>Noluit nichaciones acceptar</text:p>
      <text:p text:style-name="P7">dyaconalem quare habeat dictus Stephanus.</text:p>
      <text:p text:style-name="P7">Nomina heredum deffuncti domini Jo. Campronis quondam capellani in ecclesia Parisiensis</text:p>
      <text:p text:style-name="P7">sunt Guillota relicta deffuncti Colini Le Franchomme / Linguelium</text:p>
      <text:p text:style-name="P7">Bradeau et Mariota ejus uxr. et placet dominis quod recedant</text:p>
      <text:p text:style-name="P7">sive die et terimino et sive processu aliquo.</text:p>
      <text:p text:style-name="P7">&gt;&gt;&gt;&gt;&gt;&gt; liste &lt;&lt;&lt;&lt;&lt;&lt;&lt;</text:p>
      <text:p text:style-name="P7">P. Decano</text:p>
      <text:p text:style-name="P7">G. Cantore</text:p>
      <text:p text:style-name="P7">G. de Josayo</text:p>
      <text:p text:style-name="P7">J. de Nullyaco</text:p>
      <text:p text:style-name="P7">L. de Mongeria</text:p>
      <text:p text:style-name="P7">P. de Reilhaco</text:p>
      <text:p text:style-name="P7">P. Colli</text:p>
      <text:p text:style-name="P7">H. Blancheti</text:p>
      <text:p text:style-name="P7">G. de Albyaco</text:p>
      <text:p text:style-name="P7">Jo. de Pompodorio</text:p>
      <text:p text:style-name="P7">A. de Maignaco</text:p>
      <text:p text:style-name="P7">Re. de Putheolis</text:p>
      <text:p text:style-name="P7">Jo. Rolandi</text:p>
      <text:p text:style-name="P7">N. Dictatoris</text:p>
      <text:p text:style-name="P7">Philio de Salione</text:p>
      <text:p text:style-name="P7">Jo. Hue</text:p>
      <text:p text:style-name="P7">Jo. Chanteprime</text:p>
      <text:p text:style-name="P7">de Sanctis</text:p>
      <text:p text:style-name="P7">Jo. de Rancia</text:p>
      <text:p text:style-name="P7">Ste. Pruelli</text:p>
      <text:p text:style-name="P7">T. de Sancto Petro</text:p>
      <text:p text:style-name="P7">Ma. Reginaldi</text:p>
      <text:p text:style-name="P7">Jo. Voygnon</text:p>
      <text:p text:style-name="P7">P. Pecano</text:p>
      <text:p text:style-name="P7">G. Cantore</text:p>
      <text:p text:style-name="P7">G. Archidiacono ecclesie</text:p>
      <text:p text:style-name="P7">Jo. Hue</text:p>
      <text:p text:style-name="P7">Jo. Cosson</text:p>
      <text:p text:style-name="P7">L. de Mongeria</text:p>
      <text:p text:style-name="P7"><text:soft-page-break/>A. de Maignaco</text:p>
      <text:p text:style-name="P7">N. Dictatoris</text:p>
      <text:p text:style-name="P7">N. de Rancia</text:p>
      <text:p text:style-name="P7">G. de Albyaco</text:p>
      <text:p text:style-name="P7">H. Blancheti</text:p>
      <text:p text:style-name="P7">T. Hocie</text:p>
      <text:p text:style-name="P7">Jo. Voygnon</text:p>
      <text:p text:style-name="P7">Jo. de Pompodorio</text:p>
      <text:p text:style-name="P7">Jo. Rolandi</text:p>
      <text:p text:style-name="P7">Jo. Chanteprime</text:p>
      <text:p text:style-name="P7">P. de Reilhaco</text:p>
      <text:p text:style-name="P7">T. de Sancto Petro</text:p>
      <text:p text:style-name="P7">Jo. Collio</text:p>
      <text:p text:style-name="P7">Jo. de Sanctis</text:p>
      <text:p text:style-name="P7"/>
      <text:p text:style-name="P7"/>
      <text:p text:style-name="P7">=FRAN_0393_00424.tif=</text:p>
      <text:p text:style-name="P7">&gt;&gt;&gt;&gt;&gt;&gt; date &lt;&lt;&lt;&lt;&lt;&lt;&lt;</text:p>
      <text:p text:style-name="P7">Anno domini millesimo trecencesimo nonagesimo Octavo. Die veneris post</text:p>
      <text:p text:style-name="P7">festum omnium sanctorum viiia mensis novembris. capitulantibus dominis.</text:p>
      <text:p text:style-name="P7">&gt;&gt;&gt;&gt;&gt;&gt; block &lt;&lt;&lt;&lt;&lt;&lt;&lt;</text:p>
      <text:p text:style-name="P7">Badat dominus Johannes Hays ad se informandum de xiiii. arpentis nemor que tenet domiu</text:p>
      <text:p text:style-name="P7">Johannes Malise apud Mitryacum.</text:p>
      <text:p text:style-name="P7">Congregetur ad diem crastinam consilium ecclesie octava hora</text:p>
      <text:p text:style-name="P7">Placet dominis quam Johannes La Gloye habeat officiaum distribucionis mecellorum manutaus</text:p>
      <text:p text:style-name="P7">Placet dominis quod Thomas Betquent habeat nemora de</text:p>
      <text:p text:style-name="P7">Castaneyo precio xiix francorum auri et quod habeat</text:p>
      <text:p text:style-name="P7">sex annos evatuacionis / ponaturque in itteris obligatis</text:p>
      <text:p text:style-name="P7">quod dictus Thomas faciet quolibet anno scindi</text:p>
      <text:p text:style-name="P7">porcionem dictorum nemorum.</text:p>
      <text:p text:style-name="P7">Die dominica proxima fient processiones apud</text:p>
      <text:p text:style-name="P7">Tarmelitas.</text:p>
      <text:p text:style-name="P7">Placet dominis quod dominus Hebertus Berengarii distribuat</text:p>
      <text:p text:style-name="P7">distribuciones manuales argenti / et primo capitulo</text:p>
      <text:p text:style-name="P7">sequenti deffet residuum in capitulo.</text:p>
      <text:p text:style-name="P7">Placet dominis quod dominus Petrus Rati habeat distribucionem</text:p>
      <text:p text:style-name="P7"><text:soft-page-break/>merellorum quos distribuelat Petrus lasne.</text:p>
      <text:p text:style-name="P7">Die lune sequent non fuit capitulum propter festum</text:p>
      <text:p text:style-name="P7">hyemale beati Martini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Ph. de Salione</text:p>
      <text:p text:style-name="P7">L. de Mongeria</text:p>
      <text:p text:style-name="P7">M. Reginaldi</text:p>
      <text:p text:style-name="P7">Ja. Cosson</text:p>
      <text:p text:style-name="P7">N. Dictatoris</text:p>
      <text:p text:style-name="P7">Jo. Rolandi</text:p>
      <text:p text:style-name="P7">P. Colli</text:p>
      <text:p text:style-name="P7">Jo. de Pompodorio</text:p>
      <text:p text:style-name="P7">Jo. Hue</text:p>
      <text:p text:style-name="P7">T. de Sancto Petro</text:p>
      <text:p text:style-name="P7">P. de Reillaco</text:p>
      <text:p text:style-name="P7">Re. de Putheolis</text:p>
      <text:p text:style-name="P7">Jo. Chanteprime</text:p>
      <text:p text:style-name="P7">A. de Maignaco</text:p>
      <text:p text:style-name="P7">R. de Sarraponte</text:p>
      <text:p text:style-name="P7">Jo. Voygnon</text:p>
      <text:p text:style-name="P7">T. de f Hocie</text:p>
      <text:p text:style-name="P7"/>
      <text:p text:style-name="P7"/>
      <text:p text:style-name="P7">=FRAN_0393_00425.tif=</text:p>
      <text:p text:style-name="P7">&gt;&gt;&gt;&gt;&gt;&gt; date &lt;&lt;&lt;&lt;&lt;&lt;&lt;</text:p>
      <text:p text:style-name="P7">a Ouere lebr</text:p>
      <text:p text:style-name="P7">Die Luartis in crastinum festi Beati Martini hyemalis xia mensis novinebris.</text:p>
      <text:p text:style-name="P7">Pictibus dominis capitulantibus infrascriptis.</text:p>
      <text:p text:style-name="P7">&gt;&gt;&gt;&gt;&gt;&gt; block &lt;&lt;&lt;&lt;&lt;&lt;&lt;</text:p>
      <text:p text:style-name="P7">Capitulum istud principaliter est introductum pro officiis</text:p>
      <text:p text:style-name="P7">Anniversariorum et viiii</text:p>
      <text:p text:style-name="P7">valeant Merelli dupplices V. solidoum et simplices</text:p>
      <text:p text:style-name="P7">duos solidos cum octo denatis.</text:p>
      <text:p text:style-name="P7"><text:soft-page-break/>Deputati sunt ad eundum erga dominum vicecortem</text:p>
      <text:p text:style-name="P7">Meleduni pro admortizacione stagni de Melensron.</text:p>
      <text:p text:style-name="P7">Domini et magistri Johannes de Sanctis et</text:p>
      <text:p text:style-name="P7">Thomas de Sancto Petro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o. Voygnon in Spedona.</text:p>
      <text:p text:style-name="P7">T. de Sancto Petro apud Andresiacum</text:p>
      <text:p text:style-name="P7">Jo. de Pompodorio</text:p>
      <text:p text:style-name="P7">Jo. de Sarraponte</text:p>
      <text:p text:style-name="P7">A. de Mongeria</text:p>
      <text:p text:style-name="P7">Jo. Rolandi</text:p>
      <text:p text:style-name="P7">M. Reginaldi</text:p>
      <text:p text:style-name="P7">G. de Albyaco</text:p>
      <text:p text:style-name="P7">Ro. Dangel</text:p>
      <text:p text:style-name="P7">Phi. de Salione</text:p>
      <text:p text:style-name="P7">Ro. de Lorriaco</text:p>
      <text:p text:style-name="P7">Ay. de Maignaco</text:p>
      <text:p text:style-name="P7">Ste. Peruelli</text:p>
      <text:p text:style-name="P7">Re. de Puthellis</text:p>
      <text:p text:style-name="P7">Jo. Hue</text:p>
      <text:p text:style-name="P7">P. Colli</text:p>
      <text:p text:style-name="P7">N. Dictatoris</text:p>
      <text:p text:style-name="P7">Jo. de Sangtis</text:p>
      <text:p text:style-name="P7">N. de Ordeimonte in palacio pro</text:p>
      <text:p text:style-name="P7"/>
      <text:p text:style-name="P7"/>
      <text:p text:style-name="P7">=FRAN_0393_00426.tif=</text:p>
      <text:p text:style-name="P7">&gt;&gt;&gt;&gt;&gt;&gt; date &lt;&lt;&lt;&lt;&lt;&lt;&lt;</text:p>
      <text:p text:style-name="P7">Die mercurii sequenti xiia mensis novemduis secunda capituli generalis.</text:p>
      <text:p text:style-name="P7">Capitulantibus dominis.</text:p>
      <text:p text:style-name="P7">Die jovis sequenti xiiia mensis novembris tercia capituli generalis capitulantibus dominis</text:p>
      <text:p text:style-name="P7">&gt;&gt;&gt;&gt;&gt;&gt; block &lt;&lt;&lt;&lt;&lt;&lt;&lt;</text:p>
      <text:p text:style-name="P7">Tractatum fuit de causa mota contra magistrum Johannem</text:p>
      <text:p text:style-name="P7"><text:soft-page-break/>Corderii et fuit conclusum quod loquatur cum consilio</text:p>
      <text:p text:style-name="P7">capituli seculari et deputati sunt ad eudum dominus</text:p>
      <text:p text:style-name="P7">Decanus magistri Phi. de Salione Ro. de Lorriaco</text:p>
      <text:p text:style-name="P7">et Jo. Hue.</text:p>
      <text:p text:style-name="P7">Fiat commissio Johanni Fromont preposito de Vernoto</text:p>
      <text:p text:style-name="P7">ut se informare valeat super debato moto inter</text:p>
      <text:p text:style-name="P7">dominos et Johannem D'Argeville domicellum . Egidium</text:p>
      <text:p text:style-name="P7">abigant et Guillotum Forget commorantem a pud</text:p>
      <text:p text:style-name="P7">Vernotum</text:p>
      <text:p text:style-name="P7">Receptus fuit in clericum matutinalem ecclesie Parisiensis</text:p>
      <text:p text:style-name="P7">dominus firminus de Molendino presbyter et fuctei Injunctum</text:p>
      <text:p text:style-name="P7">quod reddat cursum suum solitum.</text:p>
      <text:p text:style-name="P7">Supplicacionem magistri Johannis Rolandi hodie factam</text:p>
      <text:p text:style-name="P7">super prebendam Sancti Aniani ad similitudinem</text:p>
      <text:p text:style-name="P7">aliarum prebendarum ecclesie Parisiensis in residencia</text:p>
      <text:p text:style-name="P7">et certis aliis reducendus . cum certis modis et formis</text:p>
      <text:p text:style-name="P7">tunc per eum tactis domini remiserunt ad aliud capitulum</text:p>
      <text:p text:style-name="P7">eciamnon generale tractandum / decernentis quicquid</text:p>
      <text:p text:style-name="P7">factum forsan erit perinde valere / ac si in capitulo</text:p>
      <text:p text:style-name="P7">generali fieret.</text:p>
      <text:p text:style-name="P7">Deputati sunt ad faciendum finentarium thesauir</text:p>
      <text:p text:style-name="P7">magistri Jo. de Sanctis . Jo. Hue et Ro. de Lorriaco</text:p>
      <text:p text:style-name="P7">et loquatur cum magistr N. de Ordeimonte et N. de</text:p>
      <text:p text:style-name="P7">Rancia ut velint vacare.</text:p>
      <text:p text:style-name="P7">Receptus est magister Jo. Poterii in utroque jure bachaliris</text:p>
      <text:p text:style-name="P7">ad canonicatum et prebendamum ecclesie Sancti Vnenicti Benversi Parsi</text:p>
      <text:p text:style-name="P7">vacantes ad presens per obitum domini Guillelmi Georgini presbyteri</text:p>
      <text:p text:style-name="P7">ultim possessrnis eorundem sibi collatos per venlem.</text:p>
      <text:p text:style-name="P7">Cicumspectum virum dominum Guarnerium Gueroudi aridicu</text:p>
      <text:p text:style-name="P7">de Josayo et canonicum Parisiene racione curni sui / Et fuit</text:p>
      <text:p text:style-name="P7">sibi concessa lictera sub forma que sequitur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. Dictatoris</text:p>
      <text:p text:style-name="P7"><text:soft-page-break/>L. de Mongeria</text:p>
      <text:p text:style-name="P7">Jo. Hue</text:p>
      <text:p text:style-name="P7">Jo. Rolandi</text:p>
      <text:p text:style-name="P7">P. Colli</text:p>
      <text:p text:style-name="P7">Jo. de Sarraponte</text:p>
      <text:p text:style-name="P7">Ro. de Lorriaco</text:p>
      <text:p text:style-name="P7">T. de Sancto Petro</text:p>
      <text:p text:style-name="P7">Ma. Reginaldi</text:p>
      <text:p text:style-name="P7">Jo. de Sanctis</text:p>
      <text:p text:style-name="P7">Ph. de Salione</text:p>
      <text:p text:style-name="P7">R. de Putheolis</text:p>
      <text:p text:style-name="P7">G. de Albyaco</text:p>
      <text:p text:style-name="P7">Jo. de Pompodorio</text:p>
      <text:p text:style-name="P7">Ro. Dangel</text:p>
      <text:p text:style-name="P7">Ste. Pernelli</text:p>
      <text:p text:style-name="P7">A. de Maignaco</text:p>
      <text:p text:style-name="P7">Jo. Voygnon in Spedona</text:p>
      <text:p text:style-name="P7">P. Decano</text:p>
      <text:p text:style-name="P7">G. Cantore</text:p>
      <text:p text:style-name="P7">G. Archidiacono ecclesie</text:p>
      <text:p text:style-name="P7">Jo. de Sarraponte</text:p>
      <text:p text:style-name="P7">Jo. Voygnon in Spedona</text:p>
      <text:p text:style-name="P7">Jo. de Pompodorio</text:p>
      <text:p text:style-name="P7">Jo. Rolandi</text:p>
      <text:p text:style-name="P7">L. de Mongeria</text:p>
      <text:p text:style-name="P7">N. Dictatoris</text:p>
      <text:p text:style-name="P7">Ba. Reginaldi</text:p>
      <text:p text:style-name="P7">T. Hocie</text:p>
      <text:p text:style-name="P7">Ro. de Lorriaco</text:p>
      <text:p text:style-name="P7">Ro. Dangel</text:p>
      <text:p text:style-name="P7">T. de Sancto Petro</text:p>
      <text:p text:style-name="P7">Jo. Hue</text:p>
      <text:p text:style-name="P7">G. de Albyaco</text:p>
      <text:p text:style-name="P7">Re. de Putheolis</text:p>
      <text:p text:style-name="P7">Phi. de Salione</text:p>
      <text:p text:style-name="P7">Jo. de Sanctis</text:p>
      <text:p text:style-name="P7"><text:soft-page-break/>Ste. Perruelli</text:p>
      <text:p text:style-name="P7"/>
      <text:p text:style-name="P7"/>
      <text:p text:style-name="P7">=FRAN_0393_00427.tif=</text:p>
      <text:p text:style-name="P7">&gt;&gt;&gt;&gt;&gt;&gt; block &lt;&lt;&lt;&lt;&lt;&lt;&lt;</text:p>
      <text:p text:style-name="P7">Universis presentes licteras inspcuatonis . Decanus et capitulum ecclesie Parisiensies Ad Romanem ecclesiam nllo medi</text:p>
      <text:p text:style-name="P7">pertinenciis . Salutem in domino. Notum facimus quod nos hodie in capitulo nostro hora capituli / pro negoc</text:p>
      <text:p text:style-name="P7">ecclesie nostre ad sonum campane ut moris est tractandis capitulariter congregati . Venerabilem</text:p>
      <text:p text:style-name="P7">virum magistrum Johannem Poterii in utroque jure bachalarium ad canonicatum et prebendam ecclesie Sancti</text:p>
      <text:p text:style-name="P7">Benedicti beneversi Pars.e nobis immediate subjecte quos nuper deffunctus dominus Guillelmus</text:p>
      <text:p text:style-name="P7">Georgini presbyter ultimus possessor eorumdem obtinere solebat liberos et vacantes ad presens</text:p>
      <text:p text:style-name="P7">per ejusdem domini Guillelmi obitum / ac dicto magistro Johanni die date presencium per venerande</text:p>
      <text:p text:style-name="P7">Circumspectionis virum dominum Guarnerium Gueroudi Archidiaconum de Josayo in ecclesia</text:p>
      <text:p text:style-name="P7">nostra Parisiensis / ac fratrem et concanonicatum nostrum ad causam turni sui juxta tenores</text:p>
      <text:p text:style-name="P7">stacutorum ecclesie nostre predicte / Cum suis juribus et pertinenciis universis / coram nobis</text:p>
      <text:p text:style-name="P7">viva voce collatos salvo jure cujuslibet recepimus et admisimus / recipimusque</text:p>
      <text:p text:style-name="P7">et admittimus per presentes. Ipsumque magistrum Johannem in possessionem corporabem</text:p>
      <text:p text:style-name="P7">dictorum canonicatus et probende junumque et pertinenciarum suorum universorum possuimus et</text:p>
      <text:p text:style-name="P7">induximus ac per tradicionem quarundam licterarum quas tunc tenebamus investivimus tenoreque</text:p>
      <text:p text:style-name="P7">presencium ponimus inducimus et investimus de eisdem . Prestito prius per eundem magistrum</text:p>
      <text:p text:style-name="P7">Johannem corporali et solito nobis in talibus prestari juramento sub hac forma . Ego Johannes</text:p>
      <text:p text:style-name="P7">Poterii canonicus Sancti Benedicti Parisiensis juro ad hec sancta Dei euvangelia / fidelitatem reverenciam</text:p>
      <text:p text:style-name="P7">obedenciam et honorem vobis dominis meis Decano et capitulo ecclesie Parisiensis et residenciam in</text:p>
      <text:p text:style-name="P7">ecclesia Sancti Bendicti predicta me facturum / et promoveri quancicius potero ad ordines quos</text:p>
      <text:p text:style-name="P7">beneficium meum requirit / jura ecclesie Parisiensis et ecclesie predicte Sancti Benedicti servare et non</text:p>
      <text:p text:style-name="P7">Alienare / ymo alienata pro posse recuperare / Et quod comparebo singulis annis in sancta Synodo</text:p>
      <text:p text:style-name="P7">vestra nisi racionabilis excusacio impediat quam excusacionem significabo vobis infra</text:p>
      <text:p text:style-name="P7">quindenam post ipsam synodum ssub pena per vos contra defficientes et contuaces stabilita.</text:p>
      <text:p text:style-name="P7">juro eciam stare et acquiesere seiene diffinitive pro vobis dominis meis et contra canonicos predicte ecclesie</text:p>
      <text:p text:style-name="P7">Sancti Benedicti in Romana curia late ipsamque sentenciam emologare et exnunc emologo</text:p>
      <text:p text:style-name="P7">pure et simpliter / Et sic medens adjunet et hec sancta Dei Euvangolia. Quo juramento</text:p>
      <text:p text:style-name="P7"><text:soft-page-break/>sic per dictum magistrum Johannem Nobre prestito ipsum in parte dextra chori ipsius ecclesie nostre</text:p>
      <text:p text:style-name="P7">per cantorem ejusdem / adhibitis folemnitatibus in talibus requisitis fecimus installari.</text:p>
      <text:p text:style-name="P7">Et per dilectum et fidelem Tabellionem nostrum magistrum Guillermum Picardi publicum</text:p>
      <text:p text:style-name="P7">apostolica et imperiali auctoritatibus notarium / locum similem in choro dicte ecclesie Sancti Benedicti</text:p>
      <text:p text:style-name="P7">eidem magistro Johanni jussimus assignari. In cujus rei testimonium presentes litteras</text:p>
      <text:p text:style-name="P7">sigilli nostri capitularis munimine duximus roborandas. Datum in capitulo nostro.</text:p>
      <text:p text:style-name="P7">o</text:p>
      <text:p text:style-name="P7">Die xiiiia mensis novembris anno domini millesimo trecentesimo novarim</text:p>
      <text:p text:style-name="P7">8</text:p>
      <text:p text:style-name="P7">Octand.</text:p>
      <text:p text:style-name="P7">Supplicato dominis capitulantibus per magistrum Johannem de Sarraponte canonicu Sancti Donani</text:p>
      <text:p text:style-name="P7">in ecclesia Parisiensis quod cum racione certe hereditatis que eidem de Novo competit et advenit</text:p>
      <text:p text:style-name="P7">non possit commode residenciam facere personalem in ecclesia Parisiensi / prout ad eam racione</text:p>
      <text:p text:style-name="P7">beneficii sui tenetur / super qua non facienda licet dispensacionem haberet a felitis</text:p>
      <text:p text:style-name="P7">recordacionis Clemente papa septimo tamen quia interdum ipsum pungebat</text:p>
      <text:p text:style-name="P7">remorsus consciencie nisi a dominis meis decano et capitulo super hoc dispensacionem</text:p>
      <text:p text:style-name="P7">obtineret quatinus cum ipso magistro Johanne ut usque ad biennium in ecclesia</text:p>
      <text:p text:style-name="P7">Parisiensi residere minime teneretur misencorditer vellent domini dispensare</text:p>
      <text:p text:style-name="P7">Domini post deliberacionem super hoc mature prehabitam cum dicto magistro Johanne</text:p>
      <text:p text:style-name="P7">de Sarraponte inquantum hoc facere poterant et potuerunt usque ad annum</text:p>
      <text:p text:style-name="P7">a data presentium computandum dispensarunt.</text:p>
      <text:p text:style-name="P7"/>
      <text:p text:style-name="P7"/>
      <text:p text:style-name="P7">=FRAN_0393_00428.tif=</text:p>
      <text:p text:style-name="P7">&gt;&gt;&gt;&gt;&gt;&gt; block &lt;&lt;&lt;&lt;&lt;&lt;&lt;</text:p>
      <text:p text:style-name="P7">Tradat magister Laurencius de Mongeria prepositus prebendarius</text:p>
      <text:p text:style-name="P7">de Moryaco / magistro Philberto de Salione de Salione</text:p>
      <text:p text:style-name="P7">nomine domini Stephani Johannis presbyteri nuper officiarii anniversariorum</text:p>
      <text:p text:style-name="P7">vii lb. cum viii° s. pa. proveiente ex grossis frutibus</text:p>
      <text:p text:style-name="P7">prebende magistri Guillermi de Pocta apud dictum Moryacum</text:p>
      <text:p text:style-name="P7">prebendati in diminucis majoris summe per ipsum magistrum</text:p>
      <text:p text:style-name="P7">Guillelmum dicto dominu Ste. pro tempore quo dictum officium</text:p>
      <text:p text:style-name="P7">anniversariorum excebat debite ad causam plurium</text:p>
      <text:p text:style-name="P7">arreragiorum occasione domus claustralis parisiensis ejusdem</text:p>
      <text:p text:style-name="P7">magistro Oi</text:p>
      <text:p text:style-name="P7">Domini se opposuerunt coram dominus Archidiaciono Parisiensis</text:p>
      <text:p text:style-name="P7"><text:soft-page-break/>presentacioni factre per canonicos Sancti Benedicti de Domino</text:p>
      <text:p text:style-name="P7">Rollando Belier ad ecclesiam parrochialem Sancti Audoeri</text:p>
      <text:p text:style-name="P7">Parisiensis diocesis vacantes per obitum deffuncti domini</text:p>
      <text:p text:style-name="P7">Guillelmi Georgini eo quod presentabant sub quodam sigillo</text:p>
      <text:p text:style-name="P7">coni et presentabant sub nomine canonicorum Sancti Benedicti</text:p>
      <text:p text:style-name="P7">non singularium personarum cum aliis declarandis loco</text:p>
      <text:p text:style-name="P7">et tempore.</text:p>
      <text:p text:style-name="P7">Dicatur magistris Nicolao de Ranciam et Jo. de Sanctis / quod tras post</text:p>
      <text:p text:style-name="P7">prandium intersint in thesauro.</text:p>
      <text:p text:style-name="P7">&gt;&gt;&gt;&gt;&gt;&gt; liste &lt;&lt;&lt;&lt;&lt;&lt;&lt;</text:p>
      <text:p text:style-name="P7">P. Decano</text:p>
      <text:p text:style-name="P7">G. Cantore</text:p>
      <text:p text:style-name="P7">A. Brde Archidiacono</text:p>
      <text:p text:style-name="P7">L. de Mongeria</text:p>
      <text:p text:style-name="P7">R. de Putheolis</text:p>
      <text:p text:style-name="P7">Jo. de Pompodorio</text:p>
      <text:p text:style-name="P7">Jo. Rolandi</text:p>
      <text:p text:style-name="P7">N. de Ordeimonte</text:p>
      <text:p text:style-name="P7">Ste. Prnelli</text:p>
      <text:p text:style-name="P7">G. de Albiaco</text:p>
      <text:p text:style-name="P7">Jo. de Sanctis</text:p>
      <text:p text:style-name="P7">Jo. de Surraponte</text:p>
      <text:p text:style-name="P7">Ph. de Salione</text:p>
      <text:p text:style-name="P7">Ph.o de Salione</text:p>
      <text:p text:style-name="P7">T. Hocie</text:p>
      <text:p text:style-name="P7">Ro. de Lorriaco</text:p>
      <text:p text:style-name="P7">A. de Maignaco</text:p>
      <text:p text:style-name="P7">N. Dicatoris</text:p>
      <text:p text:style-name="P7">Jo. Hue</text:p>
      <text:p text:style-name="P7">T. de Sancto Petro</text:p>
      <text:p text:style-name="P7"/>
      <text:p text:style-name="P7"/>
      <text:p text:style-name="P7">=FRAN_0393_00429.tif=</text:p>
      <text:p text:style-name="P7">&gt;&gt;&gt;&gt;&gt;&gt; numérotation &lt;&lt;&lt;&lt;&lt;&lt;&lt;</text:p>
      <text:p text:style-name="P7">iiixx iiiii</text:p>
      <text:p text:style-name="P7">40</text:p>
      <text:p text:style-name="P7"><text:soft-page-break/>&gt;&gt;&gt;&gt;&gt;&gt; Date &lt;&lt;&lt;&lt;&lt;&lt;&lt;</text:p>
      <text:p text:style-name="P7">Anno nonagesimo Octavo. Dielune in octabis festi beati Martini hyemalis.</text:p>
      <text:p text:style-name="P7">xviiia mensis novebris. Capitulantibus dominis.</text:p>
      <text:p text:style-name="P7">Anno nonagesimo octavo . Die mercurii post octabas festi Berti Martini Hyemalis</text:p>
      <text:p text:style-name="P7">xxa mensis novembris. Capitulantibus dominis.</text:p>
      <text:p text:style-name="P7">&gt;&gt;&gt;&gt;&gt;&gt; block &lt;&lt;&lt;&lt;&lt;&lt;&lt;</text:p>
      <text:p text:style-name="P7">Continuata est causa illorum de Sancto Benedicto usque ad</text:p>
      <text:p text:style-name="P7">viii° dies et promiserunt nichil Injuriare vel attemptare</text:p>
      <text:p text:style-name="P7">interim / Actum cum dominis Rolando Belier Symone Campieni</text:p>
      <text:p text:style-name="P7">et Johanne Poterii canonico</text:p>
      <text:p text:style-name="P7">Frator Guido le Btun religiosus monasterii de Ocione Cathalaver</text:p>
      <text:p text:style-name="P7">diocesis studens in facultate decretorum / excusavit magistrum</text:p>
      <text:p text:style-name="P7">Petrum de Luximonte canonicatum ecclesie Sancti Benedicti Par.</text:p>
      <text:p text:style-name="P7">hodie ex officio citatum pretexta infirmitatis gravissime</text:p>
      <text:p text:style-name="P7">qua detenebatur.</text:p>
      <text:p text:style-name="P7">&gt;&gt;&gt;&gt;&gt;&gt; liste &lt;&lt;&lt;&lt;&lt;&lt;&lt;</text:p>
      <text:p text:style-name="P7">P. Decano</text:p>
      <text:p text:style-name="P7">G. Cantore</text:p>
      <text:p text:style-name="P7">de Josayo</text:p>
      <text:p text:style-name="P7">L. de Mongeria</text:p>
      <text:p text:style-name="P7">Jo. de Pompodorio</text:p>
      <text:p text:style-name="P7">M. Reginaldi</text:p>
      <text:p text:style-name="P7">Jo. Hue</text:p>
      <text:p text:style-name="P7">Jo. Dangeul</text:p>
      <text:p text:style-name="P7">N. Dictatoris</text:p>
      <text:p text:style-name="P7">Ro. de Lorrbaco</text:p>
      <text:p text:style-name="P7">P. Colli</text:p>
      <text:p text:style-name="P7">Jo. de Sarraponte</text:p>
      <text:p text:style-name="P7">Jo. Chanteprime</text:p>
      <text:p text:style-name="P7">Pho de Salione</text:p>
      <text:p text:style-name="P7">Jo. de Sarraponte</text:p>
      <text:p text:style-name="P7">A. de Maignaco</text:p>
      <text:p text:style-name="P7">T. Hocie</text:p>
      <text:p text:style-name="P7">Ste. Pinelli</text:p>
      <text:p text:style-name="P7">Jo. Voygnon</text:p>
      <text:p text:style-name="P7">G. de Albyaco sanguie minutus</text:p>
      <text:p text:style-name="P7"><text:soft-page-break/>N. de Ordeimonte</text:p>
      <text:p text:style-name="P7">P. Decano Flebonaco</text:p>
      <text:p text:style-name="P7">G. Cantore</text:p>
      <text:p text:style-name="P7">N. de Ordeimonte</text:p>
      <text:p text:style-name="P7">Ro. Dangel</text:p>
      <text:p text:style-name="P7">Jo. de Pompodorio</text:p>
      <text:p text:style-name="P7">Ste. Peruellis</text:p>
      <text:p text:style-name="P7">A. de Maignaco</text:p>
      <text:p text:style-name="P7">L. de Mongeria</text:p>
      <text:p text:style-name="P7">Jo. Hue</text:p>
      <text:p text:style-name="P7">N. Colli</text:p>
      <text:p text:style-name="P7">Jo. Voygnon</text:p>
      <text:p text:style-name="P7">Re. de Putheolis</text:p>
      <text:p text:style-name="P7">Jo. Rolandi</text:p>
      <text:p text:style-name="P7">Ro. de Lorriaco</text:p>
      <text:p text:style-name="P7">M. Reginaldi</text:p>
      <text:p text:style-name="P7">J. de Sanctis</text:p>
      <text:p text:style-name="P7">Ph. de Salione</text:p>
      <text:p text:style-name="P7">N. de Rancia</text:p>
      <text:p text:style-name="P7"/>
      <text:p text:style-name="P7"/>
      <text:p text:style-name="P7">=FRAN_0393_00430.tif=</text:p>
      <text:p text:style-name="P7">&gt;&gt;&gt;&gt;&gt;&gt; date &lt;&lt;&lt;&lt;&lt;&lt;&lt;</text:p>
      <text:p text:style-name="P7">nno nonagesimo Octavo. Die venis post octabas festi Bati Martini hyemalis.</text:p>
      <text:p text:style-name="P7">mensis Rovembtis. Capitulantibus dominis.</text:p>
      <text:p text:style-name="P7">&gt;&gt;&gt;&gt;&gt;&gt; block &lt;&lt;&lt;&lt;&lt;&lt;&lt;</text:p>
      <text:p text:style-name="P7">Magister Jacobus Parvi canonicus Sancti Mederici presentavit in vicarium</text:p>
      <text:p text:style-name="P7">suum dominum Baldonium Pagani presbyterum / qui fuit admissus et</text:p>
      <text:p text:style-name="P7">fecit juramentum in forma consueta.</text:p>
      <text:p text:style-name="P7">Prohibitum est ne de cetero cape in choro ecclesie capiantur sed</text:p>
      <text:p text:style-name="P7">in revestiario et ibidem devestium tradite.</text:p>
      <text:p text:style-name="P7">Mutinus de diciaco clericus Pariensis diocesis fuit receptus ad canonicatim</text:p>
      <text:p text:style-name="P7">et prebendam ecclesie Sancti Benedicti beneversi parisiensis vacantes per obitum deffuncti</text:p>
      <text:p text:style-name="P7">magistri Petri de Lupimonte ultimi possesseris eorumdem / sibi</text:p>
      <text:p text:style-name="P7">collatos per venerabilem et cucumspectum virum magistrum Petrum de</text:p>
      <text:p text:style-name="P7">Pacyaco Decanum et Canonicum Parisiensi / ad causam turni</text:p>
      <text:p text:style-name="P7"><text:soft-page-break/>sui etc. et fuit eidem Hictino concessa lictera sub forma</text:p>
      <text:p text:style-name="P7">quesequitur.</text:p>
      <text:p text:style-name="P7">Unniversis presentes litteras inspecturis. Capitulumum ecclesie Parisiensis. Ad Romaniem ecclesiam mulle</text:p>
      <text:p text:style-name="P7">medio pertinentis. Salutem in domino. Notum facimus quod cum venerabilis et circumspectus vir</text:p>
      <text:p text:style-name="P7">magister Petrus de Pacyaco ecclesie nostre predicte decanus ac frater et canonicatum Concanonicus</text:p>
      <text:p text:style-name="P7">noster canonicatum et prebendam ecclesie Sancti Benedicti beneversi Paris.ens nobis immediate</text:p>
      <text:p text:style-name="P7">subjecte / quos nuper deffunctus magister Petrus de Lupimonce ultimus possessor eorundem</text:p>
      <text:p text:style-name="P7">obtinere solebat / liberos et vacantes per ipsius magistri Petri obitum / ac ad collacionem suam</text:p>
      <text:p text:style-name="P7">hac vice ut canonicatus prebendatus ecclesie nostre predicte ad causam sui turni / juxta tenores</text:p>
      <text:p text:style-name="P7">statutorum dicte ecclesie nostre plene jure spectantes / dilecto suo Hutino de diciaco Clerico</text:p>
      <text:p text:style-name="P7">parisiensi diocesis Parisiensis studentes in facultatem decretorum cum ipsorum canonicatus et prebende juribus</text:p>
      <text:p text:style-name="P7">et pertinenciis universis contulerit / et cum protestacione quod si dicta collacio effectum non</text:p>
      <text:p text:style-name="P7">fortiretur validum eo quod forsitam alius jure pociori se juvaret de habendo recursum</text:p>
      <text:p text:style-name="P7">q aliud beneficium sibi ad causam sui turni predicti debitum / prout hec omnia in licteris dicti</text:p>
      <text:p text:style-name="P7">Decani et Concanonici nostri super hoc confectis quibus hec nostre presentes littere sunt annexe</text:p>
      <text:p text:style-name="P7">plenius et lacius continentur. Nosque per ipsum Decanum et concanonicat nostrum super hoc cum</text:p>
      <text:p text:style-name="P7">instancia requisiti dictum Hutinum presentem et ad sibi fieri postulantes et supplicantem</text:p>
      <text:p text:style-name="P7">id eosdem canonicatum et prebendam recepimus et admisimus recipimusque et admittimus</text:p>
      <text:p text:style-name="P7">presentes jure nostro cujuslibet alieno seuper salvo ipsumque hutinum</text:p>
      <text:p text:style-name="P7">&gt;&gt;&gt;&gt;&gt;&gt; liste &lt;&lt;&lt;&lt;&lt;&lt;&lt;</text:p>
      <text:p text:style-name="P7">P. Decano</text:p>
      <text:p text:style-name="P7">G. Cantore</text:p>
      <text:p text:style-name="P7">N. de Ordeimonte</text:p>
      <text:p text:style-name="P7">T. Hocie</text:p>
      <text:p text:style-name="P7">L. de Mongeria</text:p>
      <text:p text:style-name="P7">Jo. Rolandi</text:p>
      <text:p text:style-name="P7">Ay. de Maignaco</text:p>
      <text:p text:style-name="P7">Jo. de Pompodorio</text:p>
      <text:p text:style-name="P7">Ph. de Salione</text:p>
      <text:p text:style-name="P7">T. de Alneto</text:p>
      <text:p text:style-name="P7">N. Digtatoris</text:p>
      <text:p text:style-name="P7">Ro. de Lorriaco</text:p>
      <text:p text:style-name="P7">M. Reginelldi</text:p>
      <text:p text:style-name="P7">Ro. Dangel</text:p>
      <text:p text:style-name="P7"><text:soft-page-break/>G. Paillardi</text:p>
      <text:p text:style-name="P7">G. de Albyaco</text:p>
      <text:p text:style-name="P7">Jo. Voygnon</text:p>
      <text:p text:style-name="P7"/>
      <text:p text:style-name="P7"/>
      <text:p text:style-name="P7">=FRAN_0393_00431.tif=</text:p>
      <text:p text:style-name="P7">&gt;&gt;&gt;&gt;&gt;&gt; numérotation &lt;&lt;&lt;&lt;&lt;&lt;&lt;</text:p>
      <text:p text:style-name="P7">409</text:p>
      <text:p text:style-name="P7">iiiixx</text:p>
      <text:p text:style-name="P7">&gt;&gt;&gt;&gt;&gt;&gt; block &lt;&lt;&lt;&lt;&lt;&lt;&lt;</text:p>
      <text:p text:style-name="P7">in possessionem corporalem dictorum canonicatus et prebende juriumque et pertinenciarum suorum universorum</text:p>
      <text:p text:style-name="P7">posurnus et induxoimus et per tradicionem quarundam licterarum quas tunc tenebamus mestuum</text:p>
      <text:p text:style-name="P7">tenoreque presencium ponimus inducimus et investimus de eisdem . Prestito prius per eumdem</text:p>
      <text:p text:style-name="P7">hutinum corporali et solito nobis in talibus prestari juramento sub hac formam . Ego Hutinus</text:p>
      <text:p text:style-name="P7">de diciaco canonicus ecclesie Sancti Benedicti beneverisi Parisiensi juro ad hec sancta Dei euvangelia</text:p>
      <text:p text:style-name="P7">fidelitatem reverenciam obedienciam et honorem vobis reverendis dominis meis Decano et Capitulo ecclesie</text:p>
      <text:p text:style-name="P7">Parisiensis / et residenciam in ecclesia Sancti Beunedicti predicta me facturum / et promoveri quancicius</text:p>
      <text:p text:style-name="P7">potero ad ordines quos beneficium meum requirit. jura ecclesie Parisiensis et ecclesie predicte Sancti</text:p>
      <text:p text:style-name="P7">Benedicti servare / et non alienare ymo alienata pro posse recuperare. Et quod comparebo</text:p>
      <text:p text:style-name="P7">singulis annis in Sancta synodo vestra nisi racionabilis excusacio impediat / quam</text:p>
      <text:p text:style-name="P7">excusacionem significabo vobis infra quindenam post ipsam synodum sub pena pro vos</text:p>
      <text:p text:style-name="P7">contra defficiente et contunaces stabilita Juro eciam stare et acquiescere seitnem difficie</text:p>
      <text:p text:style-name="P7">pro vobis dominis meis et contra canonicos predicte ecclesie Sancti Bunedicti in Romana curia late ipsamque</text:p>
      <text:p text:style-name="P7">sentenciam emologare et exnunc emologo prire et simpliciter. Et sic me deus adjunet et</text:p>
      <text:p text:style-name="P7">hec sancta Dei euvangelia. Quo juramento sic per dictum hutinum nobis prestito ipsum parte</text:p>
      <text:p text:style-name="P7">sinistra chori ipsius ecclesie nostre per cantorem ejusdem adhibitis solemnitatibus in talibus</text:p>
      <text:p text:style-name="P7">requisitis fecimus installari. Et per dilectum et fidelem Tabellionem nostrum magistrum</text:p>
      <text:p text:style-name="P7">Guillermum Picardi publicum apostolica et imperiali auctoritatibus notarium / locum silem in choro dicte</text:p>
      <text:p text:style-name="P7">ecclesie Sancti dudicti eidem hutino jussimus assignari.In cujus rei testimonium</text:p>
      <text:p text:style-name="P7">presentes litteras sigilli nostr capitularis munimine duximus roborandas. Datum in capitulo nostro.</text:p>
      <text:p text:style-name="P7">die veneris xxiia mensis novembris anno domini millesimo trecenesimo nonagesimo octavo.</text:p>
      <text:p text:style-name="P7">Magister Gauffridus de Gruce Bachalarius in decretis fuit receptus ad capellaniam</text:p>
      <text:p text:style-name="P7"><text:soft-page-break/>perpetuam ad altare Bantissimi Martini in ecclesia Sancti Mederici Parisiensi fundatam</text:p>
      <text:p text:style-name="P7">liberam et vacantem per obitum deffuncti magistri Petri de Lupimonte ejusdem capellani</text:p>
      <text:p text:style-name="P7">ultimi possessoris sibi collatam per venerables et Circumspectum virum magistrum</text:p>
      <text:p text:style-name="P7">Theobalduni Hocie Canonicum Parisiensis / ad causam turni sui etc. qui Gauffriou</text:p>
      <text:p text:style-name="P7">juravit informa. Et fuit installatus in Parisiensis et Sancti Miderici predicti</text:p>
      <text:p text:style-name="P7">ecclesiarum choris / adhibicis solemnitatibus in talibus requisitis.</text:p>
      <text:p text:style-name="P7">Die lune sequentes xxvta mensis novembris. Non</text:p>
      <text:p text:style-name="P7">fuit capitulum propter festum pate Keatherine Virginis.</text:p>
      <text:p text:style-name="P7"/>
      <text:p text:style-name="P7"/>
      <text:p text:style-name="P7">=FRAN_0393_00432.tif=</text:p>
      <text:p text:style-name="P7">&gt;&gt;&gt;&gt;&gt;&gt; date &lt;&lt;&lt;&lt;&lt;&lt;&lt;</text:p>
      <text:p text:style-name="P7">Anno nonagesimo octavo. Die mercurii post festum Beate Katherine Virginis. </text:p>
      <text:p text:style-name="P7">mensis novimbris Capitulantibus dominis.</text:p>
      <text:p text:style-name="P7">Anno quo supra Ae veneris in vigilia festi Beati Andree apostoli xxixa mensis</text:p>
      <text:p text:style-name="P7">Novembris. Capitulantibus dominis.</text:p>
      <text:p text:style-name="P7">&gt;&gt;&gt;&gt;&gt;&gt; block &lt;&lt;&lt;&lt;&lt;&lt;&lt;</text:p>
      <text:p text:style-name="P7">redidit magister Jacobus Cosson missale capelanis sace fidis ep</text:p>
      <text:p text:style-name="P7">habebat in domo sua.</text:p>
      <text:p text:style-name="P7">Collata fuit prebenda ecclesie Sepulcri Parisiensis quam nuper</text:p>
      <text:p text:style-name="P7">deffunctus dominus Herveus Rouvel obtinere solebat domino</text:p>
      <text:p text:style-name="P7">Johanni de Marisco presbytero per magistros provisores seu</text:p>
      <text:p text:style-name="P7">gubernatores dicte ecclesie seplacta dominis mtis presentato ad</text:p>
      <text:p text:style-name="P7">quorum provisorum presentacionem hac vice racione turni sui</text:p>
      <text:p text:style-name="P7">alternatum dicta prebenda spectabat.</text:p>
      <text:p text:style-name="P7">Tradita fuit altera copiarum fundacionis capellanie omnium sanctorum</text:p>
      <text:p text:style-name="P7">fundate in ecclesia Sepulcri provi soribu ejusdem ecclesie</text:p>
      <text:p text:style-name="P7">&gt;&gt;&gt;&gt;&gt;&gt; liste &lt;&lt;&lt;&lt;&lt;&lt;&lt;</text:p>
      <text:p text:style-name="P7">P. Decano</text:p>
      <text:p text:style-name="P7">G. Cantore</text:p>
      <text:p text:style-name="P7">G. Archidiacono de Josayo</text:p>
      <text:p text:style-name="P7">Jo. de Pompodorio</text:p>
      <text:p text:style-name="P7">N. Dictatorio</text:p>
      <text:p text:style-name="P7">L. de Mongeria</text:p>
      <text:p text:style-name="P7">G. de Albiaco</text:p>
      <text:p text:style-name="P7">G. Paillardi</text:p>
      <text:p text:style-name="P7"><text:soft-page-break/>Jo. Rolandi</text:p>
      <text:p text:style-name="P7">Ma. Reginaldi</text:p>
      <text:p text:style-name="P7">Jo. Voygnon</text:p>
      <text:p text:style-name="P7">A. de Maignaco</text:p>
      <text:p text:style-name="P7">J. Colli</text:p>
      <text:p text:style-name="P7">Jo. de Sanctis</text:p>
      <text:p text:style-name="P7">Ro. de Lorriaco</text:p>
      <text:p text:style-name="P7">T. Hocie</text:p>
      <text:p text:style-name="P7">Re. de Putheolis</text:p>
      <text:p text:style-name="P7">N. de Ordeimonte</text:p>
      <text:p text:style-name="P7">Jo. Chanteprime</text:p>
      <text:p text:style-name="P7">N. de Rancia</text:p>
      <text:p text:style-name="P7">P. Decano</text:p>
      <text:p text:style-name="P7">G. Cantore</text:p>
      <text:p text:style-name="P7">G. Archidiacono ecclesie</text:p>
      <text:p text:style-name="P7">Jo. de Pompodorio</text:p>
      <text:p text:style-name="P7">L. de Mongeria</text:p>
      <text:p text:style-name="P7">G. de Aobiaco</text:p>
      <text:p text:style-name="P7">Ma. Reginaldi</text:p>
      <text:p text:style-name="P7">Jo. Chanteprime</text:p>
      <text:p text:style-name="P7">Jo. Rolandi</text:p>
      <text:p text:style-name="P7">T. de Alveto</text:p>
      <text:p text:style-name="P7">T. de Sancto Petro</text:p>
      <text:p text:style-name="P7">G. Paillardi</text:p>
      <text:p text:style-name="P7">N. dictator</text:p>
      <text:p text:style-name="P7">R. Dangeul</text:p>
      <text:p text:style-name="P7">Jo. Voygnon</text:p>
      <text:p text:style-name="P7">R. de Lorriaco</text:p>
      <text:p text:style-name="P7">Re. de Putheolis</text:p>
      <text:p text:style-name="P7"/>
      <text:p text:style-name="P7"/>
      <text:p text:style-name="P7">=FRAN_0393_00433.tif=</text:p>
      <text:p text:style-name="P7">&gt;&gt;&gt;&gt;&gt;&gt; date &lt;&lt;&lt;&lt;&lt;&lt;&lt;</text:p>
      <text:p text:style-name="P7">Anno nonagesimo Oicavo Die lune post festum beate Katherine Virginis secnda mesis</text:p>
      <text:p text:style-name="P7">decembris. capitulantibus dominis.</text:p>
      <text:p text:style-name="P7">&gt;&gt;&gt;&gt;&gt;&gt; block &lt;&lt;&lt;&lt;&lt;&lt;&lt;</text:p>
      <text:p text:style-name="P7"><text:soft-page-break/>Conclusum est quod de cetero non tradantur merelli magistro Petro de Reilhaco nec</text:p>
      <text:p text:style-name="P7">argentum quousque lis inter ipsum et magistrum Michaelem Perruelli fuerit</text:p>
      <text:p text:style-name="P7">finita.</text:p>
      <text:p text:style-name="P7">Deputatus est dominus Johannes Hays ad levandum fructus prebende magistri</text:p>
      <text:p text:style-name="P7">Petri de Reilhaco que litigiosa est et eos vendat</text:p>
      <text:p text:style-name="P7">Item ad iddem de prebenda magistri Egidii Juvenis que est litigiosa inter</text:p>
      <text:p text:style-name="P7">ipsum et dominum Cancellarium ecclesie Parisiensis.</text:p>
      <text:p text:style-name="P7">Deputati sunt ad audiendum compota domini Stephani Johannis Cum aliis commissariis</text:p>
      <text:p text:style-name="P7">magistri R. de Pucheolis Jo. Rollandi et dominus Archidiaconus de Josayo</text:p>
      <text:p text:style-name="P7">Receptus est in vicarium Sepulcri dominus</text:p>
      <text:p text:style-name="P7">pro magistro Stephano Bourserii ejusdem</text:p>
      <text:p text:style-name="P7">ecclesie canonico et juravat obedenciam reverenciam</text:p>
      <text:p text:style-name="P7">et honorem exhibere et impendere etc.</text:p>
      <text:p text:style-name="P7">Dicatur officiariis ecclesie quod nichil tradant</text:p>
      <text:p text:style-name="P7">matriculariis laicis quousque fecerint fieri</text:p>
      <text:p text:style-name="P7">Batellum Campane / Grallerini.</text:p>
      <text:p text:style-name="P7">Guillelmus Burrau famulus Thome de Belvaco</text:p>
      <text:p text:style-name="P7">fabri ecclesie Parisiensis qbacellus Campane</text:p>
      <text:p text:style-name="P7">Guillelmi Fractus est non vicio mature seo violenti</text:p>
      <text:p text:style-name="P7">pulsu.</text:p>
      <text:p text:style-name="P7">&gt;&gt;&gt;&gt;&gt;&gt; liste &lt;&lt;&lt;&lt;&lt;&lt;&lt;</text:p>
      <text:p text:style-name="P7">P. Decano</text:p>
      <text:p text:style-name="P7">G. Cantore</text:p>
      <text:p text:style-name="P7">L. de Mongeria</text:p>
      <text:p text:style-name="P7">T. de Sancto Petro</text:p>
      <text:p text:style-name="P7">G. de Albiaco</text:p>
      <text:p text:style-name="P7">Ste. Perruelli</text:p>
      <text:p text:style-name="P7">Jo. Voygnon</text:p>
      <text:p text:style-name="P7">A. de Maignaco</text:p>
      <text:p text:style-name="P7">Re. de Putheolis</text:p>
      <text:p text:style-name="P7">Jo. de Sanctis</text:p>
      <text:p text:style-name="P7">Jo. de Pompodorio</text:p>
      <text:p text:style-name="P7">Rode Lorriaco</text:p>
      <text:p text:style-name="P7"/>
      <text:p text:style-name="P7"/>
      <text:p text:style-name="P7">=FRAN_0393_00434.tif=</text:p>
      <text:p text:style-name="P7"><text:soft-page-break/>&gt;&gt;&gt;&gt;&gt;&gt; date &lt;&lt;&lt;&lt;&lt;&lt;&lt;</text:p>
      <text:p text:style-name="P7">Anno nonagesimo Octavo. Die mercurii post festum Beati Andree apostoli iiiia mensis decembris.</text:p>
      <text:p text:style-name="P7">ptululantibus dominis.</text:p>
      <text:p text:style-name="P7">&gt;&gt;&gt;&gt;&gt;&gt; block &lt;&lt;&lt;&lt;&lt;&lt;&lt;</text:p>
      <text:p text:style-name="P7">Deputatus est comissarius ad recipiendum fructus prebende</text:p>
      <text:p text:style-name="P7">domini Decani Bisuntnensis / dominus Petrus Robineti Curcatus</text:p>
      <text:p text:style-name="P7">de Sarcellis. et promisit primitus ecclesiam solvere de hiis</text:p>
      <text:p text:style-name="P7">in quibus dictus dominus Decanus Bisumtinensis ecclesie tenetur.</text:p>
      <text:p text:style-name="P7">Exposito per magistrum Johannem de Jarsonno Cancellarium ecclesie</text:p>
      <text:p text:style-name="P7">Parisiensis quod cum dominus noster papa eidem fecisset graciam ut unum</text:p>
      <text:p text:style-name="P7">beneficium quod duceret acceptandum posset uniri dicte</text:p>
      <text:p text:style-name="P7">cancellarie Parisiensis / et quod virtute hujusmodi gracie acceptaverit</text:p>
      <text:p text:style-name="P7">prebendam Sancti Mederici quam nunc obtinet magister Johannes</text:p>
      <text:p text:style-name="P7">Villequin . supplicacin dominis quatinus in jure suo et justicia</text:p>
      <text:p text:style-name="P7">vellet ipsum forvere et unioni consentire.</text:p>
      <text:p text:style-name="P7">receptus est in vicarium Sancti Menderici pro magistro Johanne Willequin ejusdem</text:p>
      <text:p text:style-name="P7">ecclesie Canonico dominus Martinus de Ponte.</text:p>
      <text:p text:style-name="P7">Solvatur capicerius ecclesie de processione gregoriana.</text:p>
      <text:p text:style-name="P7">habeat magister Nicolaus de Ordeimonte grossos fructus prebende de Moriaco.</text:p>
      <text:p text:style-name="P7">Concessa est citacio generalis uosque ad annum magistro Philberto de Salione</text:p>
      <text:p text:style-name="P7">pro prebendariis de Suciaco et Christolio.</text:p>
      <text:p text:style-name="P7">vocentur ad dieu veneris omnes domini pro deliberando super supplicacionibus magistrorum</text:p>
      <text:p text:style-name="P7">Johannis Willequin et domini Cancellarii ecclesie Parisiensis in octava hora.</text:p>
      <text:p text:style-name="P7">Placet dominis quod emantur redditus ad retractum.</text:p>
      <text:p text:style-name="P7">Datus est terminus trium avicorum domino Johanni de Bethune alias de loques qui</text:p>
      <text:p text:style-name="P7">vendidit ecclesie Cxxxv. lib. p. annium et perpeetui redditus duobus terminsvidim</text:p>
      <text:p text:style-name="P7">festenis domini et omnium Sanctorum / infra quod Remuum poterit redimvere dictum redditum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Jo. de Pompodorio</text:p>
      <text:p text:style-name="P7">G. de Albiaco</text:p>
      <text:p text:style-name="P7">M. Reginaldi</text:p>
      <text:p text:style-name="P7">A. de Maignaco</text:p>
      <text:p text:style-name="P7"><text:soft-page-break/>P. Colli</text:p>
      <text:p text:style-name="P7">Ro. de Lorriaco</text:p>
      <text:p text:style-name="P7">Jo. Voygnon</text:p>
      <text:p text:style-name="P7">Phi. de Salione</text:p>
      <text:p text:style-name="P7">Puitheolis</text:p>
      <text:p text:style-name="P7"/>
      <text:p text:style-name="P7"/>
      <text:p text:style-name="P7">=FRAN_0393_00435.tif=</text:p>
      <text:p text:style-name="P7">&gt;&gt;&gt;&gt;&gt;&gt; date &lt;&lt;&lt;&lt;&lt;&lt;&lt;</text:p>
      <text:p text:style-name="P7">Anno nonagesimo octavo. Die veneris in festo beati Nicolai Hyemalis. Capitulantibus dominis.</text:p>
      <text:p text:style-name="P7">o nonagesioo octavo. Die mercurii post festum Concepcionis Beate Marie virginis.</text:p>
      <text:p text:style-name="P7">mensius Decembris. Capitulantibus dominis.</text:p>
      <text:p text:style-name="P7">&gt;&gt;&gt;&gt;&gt;&gt; block &lt;&lt;&lt;&lt;&lt;&lt;&lt;</text:p>
      <text:p text:style-name="P7">Super supplicacione magistri Johannis Woillequin canonici Sancti Mederici</text:p>
      <text:p text:style-name="P7">et domini Cancellarii Parisiensis ecclesie / conclusum est quod domini</text:p>
      <text:p text:style-name="P7">non adherebunt cum rentra parcium.</text:p>
      <text:p text:style-name="P7">Die lune sequentes nova mensis decembris in Crastinum</text:p>
      <text:p text:style-name="P7">festi Concepcionis Beate Marie virginis / non fuit</text:p>
      <text:p text:style-name="P7">capitulum propter servicium dicti festi factum ipsa die in ecclesia</text:p>
      <text:p text:style-name="P7">Parisiensis</text:p>
      <text:p text:style-name="P7">Et ipsa die fuit promotus hutinus de diciaco canonicus ecclesie Sancti Benedicti Brniversi</text:p>
      <text:p text:style-name="P7">Parisiens ad acolitatus ordinem.</text:p>
      <text:p text:style-name="P7">Audita relacione magistrorum N. de Rancia et Ph. de Salione canonicorumari.i</text:p>
      <text:p text:style-name="P7">Concessa est quictancia magistro Egidio Feuillet procuratori puerorum</text:p>
      <text:p text:style-name="P7">chori ecclesie Paris.eni secundum statum compoti cujus tenor talis est</text:p>
      <text:p text:style-name="P7">c'est l'estat du compte des enfans de cuer de l'eglise de</text:p>
      <text:p text:style-name="P7">Paris commentant a la feste de Tous sains l'an iiiix et vi. xvi</text:p>
      <text:p text:style-name="P7">et terminans en ladicte feste de Tous Sains ensit iiiixx etC</text:p>
      <text:p text:style-name="P7">xvii. rendu par esciendie de la chappelle et Gille Feuillet</text:p>
      <text:p text:style-name="P7">presbyteres la recepte principale et ordinaire des rentes appartenanes</text:p>
      <text:p text:style-name="P7">aux diz enfans est Ciii. livrs vi s. x. d. p. Aultie recepte</text:p>
      <text:p text:style-name="P7">commune des distribucions contidialies de ladicte eglise est</text:p>
      <text:p text:style-name="P7">xxxvii lb. xiii s. vi. d. p. Aultie recepte commune des</text:p>
      <text:p text:style-name="P7">distribucions cotidianes de ladicte eglise est xxxvii lv. xiii. s. vi d. p.</text:p>
      <text:p text:style-name="P7">Aultre recepte pour recepcions de noseigneurs les chanoines</text:p>
      <text:p text:style-name="P7">&gt;&gt;&gt;&gt;&gt;&gt; liste &lt;&lt;&lt;&lt;&lt;&lt;&lt;</text:p>
      <text:p text:style-name="P7"><text:soft-page-break/>P. Decano</text:p>
      <text:p text:style-name="P7">G. Cantore</text:p>
      <text:p text:style-name="P7">G. Archidiacono ecclesie</text:p>
      <text:p text:style-name="P7">Jo. de Pompodorio</text:p>
      <text:p text:style-name="P7">Ro. de Lorriaco</text:p>
      <text:p text:style-name="P7">G. de Albiaco</text:p>
      <text:p text:style-name="P7">L. de Mongeria</text:p>
      <text:p text:style-name="P7">Jo. Rolandi</text:p>
      <text:p text:style-name="P7">Jo. de Sanctis</text:p>
      <text:p text:style-name="P7">N. de Cancia</text:p>
      <text:p text:style-name="P7">G. Paillardi</text:p>
      <text:p text:style-name="P7">Jo. Chantemprime</text:p>
      <text:p text:style-name="P7">M. Reginaldi</text:p>
      <text:p text:style-name="P7">P. Colli</text:p>
      <text:p text:style-name="P7">N. Dictatoris</text:p>
      <text:p text:style-name="P7">T. Hocie</text:p>
      <text:p text:style-name="P7">A. de Maignaco</text:p>
      <text:p text:style-name="P7">Ordeimonte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G. de Albiaco</text:p>
      <text:p text:style-name="P7">N. de Ordeimonte</text:p>
      <text:p text:style-name="P7">R. de Lorriaco</text:p>
      <text:p text:style-name="P7">A. de Maignaco</text:p>
      <text:p text:style-name="P7">P. Colli</text:p>
      <text:p text:style-name="P7">N. de Rancia</text:p>
      <text:p text:style-name="P7">H. Blancheti</text:p>
      <text:p text:style-name="P7">Jo. Voygnon</text:p>
      <text:p text:style-name="P7">Jo. de Pompodorio</text:p>
      <text:p text:style-name="P7">N. dict c</text:p>
      <text:p text:style-name="P7"/>
      <text:p text:style-name="P7"/>
      <text:p text:style-name="P7">=FRAN_0393_00436.tif=</text:p>
      <text:p text:style-name="P7">&gt;&gt;&gt;&gt;&gt;&gt; block &lt;&lt;&lt;&lt;&lt;&lt;&lt;</text:p>
      <text:p text:style-name="P7"><text:soft-page-break/>grans vicaires et chappellains de Nouvel beneficiez en ladicte eglise et des subgiez</text:p>
      <text:p text:style-name="P7">a ydellé est xiiii. l. ix s. p. Aultre recepte pour les trespassez est xvi. lirs xvi.</text:p>
      <text:p text:style-name="P7">s. pa. Aultie recepte pour les distribucions des annuelsaires est xiii. livres</text:p>
      <text:p text:style-name="P7">xiii d. p. Aultre recepte pour les stacions de noz seigneurs non promeuz ad</text:p>
      <text:p text:style-name="P7">Sainctes Ordres est . xxv. lbs. xiiii s. iiii. d. pa. Aultre recepte pour prinses</text:p>
      <text:p text:style-name="P7">desperons est lxi. s. p. Aultre recepte pour boursiers est xiiii livres paris</text:p>
      <text:p text:style-name="P7">Aultre recepte extraordinaire Cxvi s. par. Somme totale de la recepte de ce frunt</text:p>
      <text:p text:style-name="P7">compte . iiC xxxiii lb. xvii. s. x d. p. De la quelle cheent en arretages</text:p>
      <text:p text:style-name="P7">xi. liv. x s. viii d. p. $nist ainsi est la vraie receste iiiC xxii. l. vii s.</text:p>
      <text:p text:style-name="P7">I. denier Parii. mise commune et ordinaire pour garnisons de vin de brosche et autres</text:p>
      <text:p text:style-name="P7">reccessitez pour ce present an lxvii. l. xvii s. ii. d. p. aultre despense fracte</text:p>
      <text:p text:style-name="P7">de jour en jour pour vivres de pain de char et d'avres communs vivres</text:p>
      <text:p text:style-name="P7">peur en an est vixx xviii. lv. xvi. s. x. d. p. aultre despense pour</text:p>
      <text:p text:style-name="P7">chaussement de viii. enfans et du maistre tant en chausses commae</text:p>
      <text:p text:style-name="P7">en solers pour on an. xv. livs. xiiii s. p. Aultre mise pour pensions</text:p>
      <text:p text:style-name="P7">salaires et charges de la maison des diz enfans et des rentes d'iceulx</text:p>
      <text:p text:style-name="P7">est xxiv. l. xii s. p. Aultre mise pour utensilles communs xlvi s.</text:p>
      <text:p text:style-name="P7">x. deniers par. aultre despense pour repparacions de l'ostel desdiz enfans par an</text:p>
      <text:p text:style-name="P7">viii sol aultre despense extraordinaire pour merrien a faire couches aux</text:p>
      <text:p text:style-name="P7">diz enfans huys / fevestres pour ladicte maison desdiz enfans et salaire</text:p>
      <text:p text:style-name="P7">de Louvrier qui mist le dit merrien l'en oeuvre / pour utensilles de c</text:p>
      <text:p text:style-name="P7">cuisme et vaisselle / d'Estan et de Cujure xiii. librs xiiii s. xi. d. p. aultre</text:p>
      <text:p text:style-name="P7">despense commune pour doubler en parchemin et en regestier en papier</text:p>
      <text:p text:style-name="P7">ce present compte et pour les auditeurs d'icellui est lviii s. Domme depuis</text:p>
      <text:p text:style-name="P7">la despense commune lxxiii. lv. iii s. ix. d. p. Somme totale de la</text:p>
      <text:p text:style-name="P7">despense iiC xii. l. vii d. pa. Et la braie recepte est ii C xxii lb. vii s.</text:p>
      <text:p text:style-name="P7">I. dener Par. Ainsi appert que la defpense recepte excele la mise en x. livres.</text:p>
      <text:p text:style-name="P7">vvi so. vi. d. p.</text:p>
      <text:p text:style-name="P7">Tradant officiarius horarum et eciam prepositus prebendatus de Moriaco officiario anniversariorum</text:p>
      <text:p text:style-name="P7">ea quibus tenentur magistro Pecro placium canonico Parisiensis</text:p>
      <text:p text:style-name="P7">Placet dominis quod solutis xvii solidorus quos debebat deffunctus Johannes de Bramront</text:p>
      <text:p text:style-name="P7">officio anniversariorum et aliis debitis si que funt residuum bonorum suorum distribuatur</text:p>
      <text:p text:style-name="P7">scilicet medietas officio predicto et alia domui Dei</text:p>
      <text:p text:style-name="P7">oPlacet dominis quod magister Symon de Bourich habeant alteram duarum domorum vacancium</text:p>
      <text:p text:style-name="P7">in claustro ecclesio locati et quod magister Aymericus de Maignaco habeant domum magistri Johannis</text:p>
      <text:p text:style-name="P7">de Norriaco commodati titulo.</text:p>
      <text:p text:style-name="P7"><text:soft-page-break/>Placet dominis quod dominus Robertus de Bethune vicecomes Meldensis qui nuper vendidit ecclesie centum</text:p>
      <text:p text:style-name="P7">et quinquaginta futa auri annui et perpetui redditus percipienda duobus terminis videlicet nativitatis</text:p>
      <text:p text:style-name="P7">beati Johannis Baptiste et Nativitatis domini precio duorum mille et centum scutorum auri ad coronam</text:p>
      <text:p text:style-name="P7">sibi propter hoc traditorum / possit de gracia dictum redditum centum et quinquaginta scutis / redimere et</text:p>
      <text:p text:style-name="P7">retrahere infra biennniam / solvendo dominis dictam summaii mille et centum scutm per ipsum receptu</text:p>
      <text:p text:style-name="P7">unacum arreragiis sique debeantur / tempore quo dictum redditum voluerit retrahe ita tament quod</text:p>
      <text:p text:style-name="P7">in pai acelios sace escat qura prmo sit noi nadque sou estru</text:p>
      <text:p text:style-name="P7"/>
      <text:p text:style-name="P7"/>
      <text:p text:style-name="P7">=FRAN_0393_00437.tif=</text:p>
      <text:p text:style-name="P7">&gt;&gt;&gt;&gt;&gt;&gt; date &lt;&lt;&lt;&lt;&lt;&lt;&lt;</text:p>
      <text:p text:style-name="P7">Anno domini millesimo Trecenesimo nonagesimo octavo. Ac veneris post festum Conceptionis</text:p>
      <text:p text:style-name="P7">beate Marie virginis xiiia mensis decembris. Capitulantibus dominis.</text:p>
      <text:p text:style-name="P7">&gt;&gt;&gt;&gt;&gt;&gt; block &lt;&lt;&lt;&lt;&lt;&lt;&lt;</text:p>
      <text:p text:style-name="P7">De promotore contra Johannem de Castellione canonictu ecclesie Sancti Benedicti Parisiensis / proponente quod cum dudum</text:p>
      <text:p text:style-name="P7">certe sentencie diffinitive alias fuissent et essent in curia Romana per ecclesia Parisiensis</text:p>
      <text:p text:style-name="P7">contra ecclesiam predctam Sancti Renedicti et personas ejusdem late / fuissentque hujusmodi</text:p>
      <text:p text:style-name="P7">sentencie execucioni debite demandate per reverendum in Christo patrem dominum abbatem</text:p>
      <text:p text:style-name="P7">Sancti Germani de Pratis dictarum sentenciarum executorem prout per licteras apostolicas et processus</text:p>
      <text:p text:style-name="P7">indesequtos dicebat latius contineri / Promisissetque dictus Johannes hujusmodi sentenciis</text:p>
      <text:p text:style-name="P7">stare et acquiestere / prout se offebat dictus sermotor legitime probaturum</text:p>
      <text:p text:style-name="P7">Nhuontinus tamen idem Johannes Contra hujusmodi sentencias attemptaverat sigillo</text:p>
      <text:p text:style-name="P7">comuni cum aliis canonicis dicte ecclesie utendo / ac alia preuncta sentenciarum hujusmodi teniere</text:p>
      <text:p text:style-name="P7">infrungendo sic utique in premissis contra fidem et promissionem suas temere veniendo</text:p>
      <text:p text:style-name="P7">ac penas suspencionis et excommunicacionis et alius in processibus dicti executoris lacius contentas</text:p>
      <text:p text:style-name="P7">dampnabiliter incurrendo / peteretque ob hoc dictus promotor dictum Johannem Puniri</text:p>
      <text:p text:style-name="P7">icorig / et ad emendam condignam trahi prout jura volunt . dictantum canonicio</text:p>
      <text:p text:style-name="P7">sanctiones. Dictus Johannes de Castellione dixit et asservit quod verum erat et est</text:p>
      <text:p text:style-name="P7">ipsum alias promisisse stare et acquie saicere sentenciis prefatis quodque de post nunquam</text:p>
      <text:p text:style-name="P7">fuit intecionis sue contra prefatas sentencias venire / prout nec venerat ut</text:p>
      <text:p text:style-name="P7">dicebat nec aliquo sigillo comuni usus fuerat nec quod utetur aliquo tali</text:p>
      <text:p text:style-name="P7">consenserat / nec eciam hujusmodi sentencias in aliquo infruigerat ymo eas ratas</text:p>
      <text:p text:style-name="P7">et gratas habebat et habet ac acquiescit exnunc / ipsas sentencias specialiter et expresse</text:p>
      <text:p text:style-name="P7">ac pure et simpliciter emolengando . Promittens per fidem et juramentum suum</text:p>
      <text:p text:style-name="P7"><text:soft-page-break/>contra eas non venire pero se vel alium quovismodo in futurum.</text:p>
      <text:p text:style-name="P7">habeat magister Petrus de Reihaco distribuciones suas quousque constet</text:p>
      <text:p text:style-name="P7">quod sit in lite</text:p>
      <text:p text:style-name="P7">De domino Rollandi Belier canonico Sancti Benedicti beneversi Parisiensis ad tradendum anitiluum</text:p>
      <text:p text:style-name="P7">ut prius ad primam diem post epsoplaniam domini in uiraque causa.</text:p>
      <text:p text:style-name="P7">Hodie exhinitis pro parte magistri Johannis de Bellomonte</text:p>
      <text:p text:style-name="P7">litteris universitatis Parisiensie pro expectantes beneficiantes</text:p>
      <text:p text:style-name="P7">domini deliberabunt cum dominus episcopo Parisiensi et vocabuntur</text:p>
      <text:p text:style-name="P7">domini ad sabbati proximam ad deliberandum super hoc / et die</text:p>
      <text:p text:style-name="P7">lune post festum Bancti Aendree Thome apostoli dabitur</text:p>
      <text:p text:style-name="P7">eis responsio.</text:p>
      <text:p text:style-name="P7">Arrestate sunt distribuciones magistri Petri de Morancuria</text:p>
      <text:p text:style-name="P7">curati alterius porcionis Sancti Joannis Ro. quousque emendavit</text:p>
      <text:p text:style-name="P7">Injurias prlatas domino Archidiacono de Josayo et</text:p>
      <text:p text:style-name="P7">inhibitum est officiariis et distributotur ne aliquid eidem</text:p>
      <text:p text:style-name="P7">tradant de distribucionibus suis</text:p>
      <text:p text:style-name="P7">Po. Plaoul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o. de Pompodorio</text:p>
      <text:p text:style-name="P7">L. de Mongeria</text:p>
      <text:p text:style-name="P7">Ro. de Lorriaco</text:p>
      <text:p text:style-name="P7">G. de Albiaco</text:p>
      <text:p text:style-name="P7">Jo. Rollandi</text:p>
      <text:p text:style-name="P7">N. de Ordeimonte</text:p>
      <text:p text:style-name="P7">Jo. Voygnon</text:p>
      <text:p text:style-name="P7">Ro. Dangel</text:p>
      <text:p text:style-name="P7">A. de Maignaco</text:p>
      <text:p text:style-name="P7">P. Colli</text:p>
      <text:p text:style-name="P7">T. Hocie</text:p>
      <text:p text:style-name="P7">s</text:p>
      <text:p text:style-name="P7">R. de Putheoris Jo. de Sanctis</text:p>
      <text:p text:style-name="P7">dte pina</text:p>
      <text:p text:style-name="P7"/>
      <text:p text:style-name="P7"><text:soft-page-break/></text:p>
      <text:p text:style-name="P7">=FRAN_0393_00438.tif=</text:p>
      <text:p text:style-name="P7">&gt;&gt;&gt;&gt;&gt;&gt; date &lt;&lt;&lt;&lt;&lt;&lt;&lt;</text:p>
      <text:p text:style-name="P7">Anno predicto Die lune post octabas festi Concepcionis beate Marie virginis</text:p>
      <text:p text:style-name="P7">Capitulantibus dominis.</text:p>
      <text:p text:style-name="P7">&gt;&gt;&gt;&gt;&gt;&gt; block &lt;&lt;&lt;&lt;&lt;&lt;&lt;</text:p>
      <text:p text:style-name="P7">Hodie exhibita citacione contra magistrum Petrum de Reilhaco ad requestam magistri Michaclis</text:p>
      <text:p text:style-name="P7">Perruelli et pro ipso impetrata / occasione prebende Pars. que fuit deffuncti magistri Johannis</text:p>
      <text:p text:style-name="P7">de Karolayi domini arrestaverunt distribuciones et grossos fructus prebende predicte.</text:p>
      <text:p text:style-name="P7">De causa de Castaneto loquatur magister N. de Ordeimonte cum magistro Johanne Se</text:p>
      <text:p text:style-name="P7">Expeditus est religiosis de Sancto Victore panis</text:p>
      <text:p text:style-name="P7">deffunctorum magistrorum Jo. de Karolay . P. Mignoti</text:p>
      <text:p text:style-name="P7">Jo. de Bordis et Symonis Frecon.</text:p>
      <text:p text:style-name="P7">Johannes Tourneville clericus matutinarum ecclesie parisiensis</text:p>
      <text:p text:style-name="P7">emendavit eo quod verba injuriosa domino firmino</text:p>
      <text:p text:style-name="P7">eciam clerico matutinarum ecclesie proculerat.</text:p>
      <text:p text:style-name="P7">Expediti sunt fructus prebende magistri</text:p>
      <text:p text:style-name="P7">Petri Placul religiosis de Sancto Victore</text:p>
      <text:p text:style-name="P7">eciam de consensu dicti magistro Petri.</text:p>
      <text:p text:style-name="P7">&gt;&gt;&gt;&gt;&gt;&gt; liste &lt;&lt;&lt;&lt;&lt;&lt;&lt;</text:p>
      <text:p text:style-name="P7">P. Decano</text:p>
      <text:p text:style-name="P7">G. Cantore</text:p>
      <text:p text:style-name="P7">A. Archidiacono Brie</text:p>
      <text:p text:style-name="P7">G. Archidiacono Brie</text:p>
      <text:p text:style-name="P7">N. Dictatoris</text:p>
      <text:p text:style-name="P7">Ro. de Lorriaco</text:p>
      <text:p text:style-name="P7">T. de Sancto Petro</text:p>
      <text:p text:style-name="P7">Jo. Rollandi</text:p>
      <text:p text:style-name="P7">Jo. de Pompodori</text:p>
      <text:p text:style-name="P7">G. Fedelli</text:p>
      <text:p text:style-name="P7">T. Hocie</text:p>
      <text:p text:style-name="P7">P. Colli</text:p>
      <text:p text:style-name="P7">L. de Mongeria</text:p>
      <text:p text:style-name="P7">Ja. Cosson</text:p>
      <text:p text:style-name="P7">Ste. Peruelli</text:p>
      <text:p text:style-name="P7">G. de Albiaco</text:p>
      <text:p text:style-name="P7"><text:soft-page-break/>P. Plaoul</text:p>
      <text:p text:style-name="P7">N. de Ordeimonte</text:p>
      <text:p text:style-name="P7">Hi. de Salione ad euvangelium</text:p>
      <text:p text:style-name="P7"/>
      <text:p text:style-name="P7"/>
      <text:p text:style-name="P7">=FRAN_0393_00439.tif=</text:p>
      <text:p text:style-name="P7">&gt;&gt;&gt;&gt;&gt;&gt; numérotation &lt;&lt;&lt;&lt;&lt;&lt;&lt;</text:p>
      <text:p text:style-name="P7">iiii</text:p>
      <text:p text:style-name="P7">17</text:p>
      <text:p text:style-name="P7">&gt;&gt;&gt;&gt;&gt;&gt; block &lt;&lt;&lt;&lt;&lt;&lt;&lt;</text:p>
      <text:p text:style-name="P7">Levetur decretum Castalleti Contra Garnotum Danesy.</text:p>
      <text:p text:style-name="P7">Magister Petrus de Morancuria gagiavit emendam</text:p>
      <text:p text:style-name="P7">si et in quantum in precedenti capitulous Injuriatus fuit</text:p>
      <text:p text:style-name="P7">domino Archidiacono de Josayo dicendo eidem verba</text:p>
      <text:p text:style-name="P7">fnnuriosa et oppobitosa ipso presidentes.</text:p>
      <text:p text:style-name="P7">Pullicetur die dominica proxima in ecclesia Parisiensis</text:p>
      <text:p text:style-name="P7">statutum factum ne quis ssubditus vel / beneficiatus</text:p>
      <text:p text:style-name="P7">ecclesie Parisiensis dicat vel inferat injuriam</text:p>
      <text:p text:style-name="P7">alteri sub penis in statuto contentis et decleratis.</text:p>
      <text:p text:style-name="P7">Tradat Camerarius clericus officio anniversariorum duas partes decime de Sarcellis</text:p>
      <text:p text:style-name="P7">hac dice dumtaxat.</text:p>
      <text:p text:style-name="P7">Placet dominis quod hereditates Martini aux nominaux tradantur pro lta salidorum</text:p>
      <text:p text:style-name="P7">cam omnerbus antiquis officio viiii.</text:p>
      <text:p text:style-name="P7">Dati sunt commierssarii ad audiendum compota horarum et stacionum magistri</text:p>
      <text:p text:style-name="P7">Phi. de Salione et Johannes Rollandi adjuncto magistro Roberto de Lorriaco</text:p>
      <text:p text:style-name="P7">Redigant illi de Canstaneto requestam suam in scriptis et situacionem</text:p>
      <text:p text:style-name="P7">taillie / et tunc deliberabitur super requesta sua / et afferant die</text:p>
      <text:p text:style-name="P7">lune $post festum Nativitatis domini.</text:p>
      <text:p text:style-name="P7">Tradatur processus Johannis Patu / contra Robinum Farrazin etc.</text:p>
      <text:p text:style-name="P7">magistro Johanni Chanteprime.</text:p>
      <text:p text:style-name="P7">&gt;&gt;&gt;&gt;&gt;&gt; liste &lt;&lt;&lt;&lt;&lt;&lt;&lt;</text:p>
      <text:p text:style-name="P7">P. Decano</text:p>
      <text:p text:style-name="P7">. Cantore</text:p>
      <text:p text:style-name="P7">Archidiacono ecclesie</text:p>
      <text:p text:style-name="P7">L. de Mongeria</text:p>
      <text:p text:style-name="P7">Jo. Voygnon</text:p>
      <text:p text:style-name="P7"><text:soft-page-break/>Ste. Perruelli</text:p>
      <text:p text:style-name="P7">G. de Albiaco</text:p>
      <text:p text:style-name="P7">G. Fedelli</text:p>
      <text:p text:style-name="P7">Ro. de Dangello</text:p>
      <text:p text:style-name="P7">Jo. Rolandi</text:p>
      <text:p text:style-name="P7">P. Colli</text:p>
      <text:p text:style-name="P7">T. de Sancto Petro</text:p>
      <text:p text:style-name="P7">N. Dictatoris</text:p>
      <text:p text:style-name="P7">Jo. de Pompodorio</text:p>
      <text:p text:style-name="P7">Ro. de Lorriaco</text:p>
      <text:p text:style-name="P7">Phi. de Salione ad euvangelium</text:p>
      <text:p text:style-name="P7"/>
      <text:p text:style-name="P7"/>
      <text:p text:style-name="P7">=FRAN_0393_00440.tif=</text:p>
      <text:p text:style-name="P7">&gt;&gt;&gt;&gt;&gt;&gt; date &lt;&lt;&lt;&lt;&lt;&lt;&lt;</text:p>
      <text:p text:style-name="P7">Anno nonagesimo Octavo. Die veneris in vigilia festi Beati Thome apostoli</text:p>
      <text:p text:style-name="P7">a mensis decembris. Capitulantibus dominis.</text:p>
      <text:p text:style-name="P7">&gt;&gt;&gt;&gt;&gt;&gt; block &lt;&lt;&lt;&lt;&lt;&lt;&lt;</text:p>
      <text:p text:style-name="P7">Receptus fuit in propria magister Symon de Bourich</text:p>
      <text:p text:style-name="P7">Ad canonicatum et prebendamm ecclesie Parisiensis quondam</text:p>
      <text:p text:style-name="P7">liberos et vacantes per obitum domini Petri Roberti</text:p>
      <text:p text:style-name="P7">ultimi possessoris eorundem Et juravit in</text:p>
      <text:p text:style-name="P7">forma / fuit installatus per dominum Cantorem</text:p>
      <text:p text:style-name="P7">et locus eidem assignatus in capitulo / Et dedit</text:p>
      <text:p text:style-name="P7">fidejussorem pro cappa magistrum Hugonem</text:p>
      <text:p text:style-name="P7">Blancheti canonicum Parisiensis / domini nostr Regis Francoum</text:p>
      <text:p text:style-name="P7">elemosinarium / ibidem presentem et hujusmodi fidejussionem</text:p>
      <text:p text:style-name="P7">in se sponte acceptantem.</text:p>
      <text:p text:style-name="P7">Placet dominis quod uxor deffuncti Thome de Brauvaiz</text:p>
      <text:p text:style-name="P7">nuper fabritur ecclesie moretur in domo quousque</text:p>
      <text:p text:style-name="P7">purificata fuerit et relevata.</text:p>
      <text:p text:style-name="P7">Dominus Decanus Parisiensis omnibus dominis Canonicis</text:p>
      <text:p text:style-name="P7">hic presentibus injurit sub debito juramenti</text:p>
      <text:p text:style-name="P7">ut trastina die hora viiia de mane intersint</text:p>
      <text:p text:style-name="P7">in capitulo.</text:p>
      <text:p text:style-name="P7">videat magister Hugo Claucheti composicionem factam inter ecclesiam et illos</text:p>
      <text:p text:style-name="P7"><text:soft-page-break/>de Sancto Victore / ut possit concoidiahaberi inter eos.</text:p>
      <text:p text:style-name="P7">Jaciat dominus decanus poni in manibus Decani et capituli terram quam tenebat</text:p>
      <text:p text:style-name="P7">in feodum a dominis deffunctus</text:p>
      <text:p text:style-name="P7">apud Viryacum</text:p>
      <text:p text:style-name="P7">in viromandia vocato serviente regio ad cnfortandum manus dominorum.</text:p>
      <text:p text:style-name="P7">Habeat magister N. de Rancia prebendam de Civillyaco pro lxa scutium et</text:p>
      <text:p text:style-name="P7">solvat die lune proxima.</text:p>
      <text:p text:style-name="P7">Hodie petiit Stephanus Theolaldi licenciam se faciendi promoveri ad</text:p>
      <text:p text:style-name="P7">Dyaconatus ordinem</text:p>
      <text:p text:style-name="P7">Facta relacione per magistros Jo. Voygnon et Johannem Rolandi Canonicos Parisiensis</text:p>
      <text:p text:style-name="P7">de compoto domini Johannis de Villaribus clerici fabrice ecclesie cujus compoti</text:p>
      <text:p text:style-name="P7">status talis est. Recepta est iiiix xlviii lv. iiii s. x. d. Et expesa</text:p>
      <text:p text:style-name="P7">est iiiC xxxx lb. iii s. ix. d. sic recepta excedit misiam xiiil.</text:p>
      <text:p text:style-name="P7">xiiii dniers quas debet dictus clericus / Concessa est eidem clerico quictancia</text:p>
      <text:p text:style-name="P7">Et amodo in recipiendis oblaciones Sancti Jacoba de Alto Passu provisores dicte</text:p>
      <text:p text:style-name="P7">fabrice sunt presentes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G. Blancheti</text:p>
      <text:p text:style-name="P7">Ro. de Lorriaco</text:p>
      <text:p text:style-name="P7">Jo. de Pompodorio</text:p>
      <text:p text:style-name="P7">Jo. Rollandi</text:p>
      <text:p text:style-name="P7">G. Fedelli</text:p>
      <text:p text:style-name="P7">Jo. Voygnon</text:p>
      <text:p text:style-name="P7">A. de Maignaco</text:p>
      <text:p text:style-name="P7">L. de Mongeria</text:p>
      <text:p text:style-name="P7">Jo. de Sanctis</text:p>
      <text:p text:style-name="P7">T. Hocie</text:p>
      <text:p text:style-name="P7">G. de Albiaco</text:p>
      <text:p text:style-name="P7">T. de Sancto Petro</text:p>
      <text:p text:style-name="P7">Sy. de Bourich</text:p>
      <text:p text:style-name="P7">P. Colli</text:p>
      <text:p text:style-name="P7">Phi. de Salione</text:p>
      <text:p text:style-name="P7">ad euvangeliam</text:p>
      <text:p text:style-name="P7"><text:soft-page-break/></text:p>
      <text:p text:style-name="P7"/>
      <text:p text:style-name="P7">=FRAN_0393_00441.tif=</text:p>
      <text:p text:style-name="P7">&gt;&gt;&gt;&gt;&gt;&gt; numérotation &lt;&lt;&lt;&lt;&lt;&lt;&lt;</text:p>
      <text:p text:style-name="P7">iiiixxv</text:p>
      <text:p text:style-name="P7">47</text:p>
      <text:p text:style-name="P7">&gt;&gt;&gt;&gt;&gt;&gt; Date &lt;&lt;&lt;&lt;&lt;&lt;&lt;</text:p>
      <text:p text:style-name="P7">Anno nonagesimo Octavo. Die sabbati in festo Beati Thome apostoli xxia mensis decembris</text:p>
      <text:p text:style-name="P7">Capitulantibus dominis.</text:p>
      <text:p text:style-name="P7">&gt;&gt;&gt;&gt;&gt;&gt; block &lt;&lt;&lt;&lt;&lt;&lt;&lt;</text:p>
      <text:p text:style-name="P7">Conclusum est quod respondeatur illis de universitate</text:p>
      <text:p text:style-name="P7">quod domini ipsos habebunt recommendatos dum tempus</text:p>
      <text:p text:style-name="P7">affuerit / quodque ditum habent bonam affectionem eis</text:p>
      <text:p text:style-name="P7">providendi prout poterunt bono modo.</text:p>
      <text:p text:style-name="P7">Eadem die fuerunt promoti ad ordines</text:p>
      <text:p text:style-name="P7">Thomas du Fresne Clericus matutinarum ecclesie Parisiensis ad acolitatus ordines</text:p>
      <text:p text:style-name="P7">Hutinus de Diciaco canonicus Sancti Benedicti ueneversi parisiensis ad subdiacionem ordinum</text:p>
      <text:p text:style-name="P7">Stephanus Theobaldi Clericus matutinarumt ecclesie et rector parrochialis ecclesie de</text:p>
      <text:p text:style-name="P7">Cellis in Bria ad dyaconatus ordinem.</text:p>
      <text:p text:style-name="P7">Magister Johannes Voygnon canonicus Parisiensis / ad presbyteratus ordinem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R. de Putheolis</text:p>
      <text:p text:style-name="P7">G. Dictatoris</text:p>
      <text:p text:style-name="P7">Sy. de Bourich</text:p>
      <text:p text:style-name="P7">Jo. Rollandi</text:p>
      <text:p text:style-name="P7">G. Fedelli</text:p>
      <text:p text:style-name="P7">Ste. Pruelli</text:p>
      <text:p text:style-name="P7">Ja. Cosson</text:p>
      <text:p text:style-name="P7">R. Dangel</text:p>
      <text:p text:style-name="P7">N. de Ordeimonte</text:p>
      <text:p text:style-name="P7">G. Paillardi</text:p>
      <text:p text:style-name="P7">Ph. de Salione</text:p>
      <text:p text:style-name="P7">Jo. de Nullyaco</text:p>
      <text:p text:style-name="P7"><text:soft-page-break/>Jo. Voygnon</text:p>
      <text:p text:style-name="P7">Jo. Chanteprime</text:p>
      <text:p text:style-name="P7">Jo. de Sanctis</text:p>
      <text:p text:style-name="P7">L. de Mongeria</text:p>
      <text:p text:style-name="P7">N. de Rancia</text:p>
      <text:p text:style-name="P7">P. Colli</text:p>
      <text:p text:style-name="P7"/>
      <text:p text:style-name="P7"/>
      <text:p text:style-name="P7">=FRAN_0393_00442.tif=</text:p>
      <text:p text:style-name="P7">&gt;&gt;&gt;&gt;&gt;&gt; date &lt;&lt;&lt;&lt;&lt;&lt;&lt;</text:p>
      <text:p text:style-name="P7">426</text:p>
      <text:p text:style-name="P7">Anno nonagesimo Octavo. Die lune post festum Beati Thome apostoli .xxiii.a mensis decembris.</text:p>
      <text:p text:style-name="P7">Capitulantibus dominis.</text:p>
      <text:p text:style-name="P7">Anno predicto. Die lune post festum Nativitatis domini .xxx.ma mensis Decembris.</text:p>
      <text:p text:style-name="P7">Capitulantibus dominis.</text:p>
      <text:p text:style-name="P7">&gt;&gt;&gt;&gt;&gt;&gt; block &lt;&lt;&lt;&lt;&lt;&lt;&lt;</text:p>
      <text:p text:style-name="P7">Fiat processio apud Augustinenses die veneris proxima / et</text:p>
      <text:p text:style-name="P7">mandetur inferioribus ecclesiis ut intersint.</text:p>
      <text:p text:style-name="P7">Responsum fuit illis de universitate per dominum Decanum Par.</text:p>
      <text:p text:style-name="P7">quod domini habuerunt ipsos recommendatos dum tempus affuerit</text:p>
      <text:p text:style-name="P7">prout bonomodo et commode poterunt.</text:p>
      <text:p text:style-name="P7">Dicatur camerario laico quod in die Nativitatis domini</text:p>
      <text:p text:style-name="P7">hora matutinarum provideat de serviendo ecclesie / pro</text:p>
      <text:p text:style-name="P7">rixis et litibus que solent oriri ipsa die</text:p>
      <text:p text:style-name="P7">Deputati sunt ad eundum erga dominum vicecomitem</text:p>
      <text:p text:style-name="P7">Meleduni Jo. de Sanctis. et T. de Sancto Petro pro</text:p>
      <text:p text:style-name="P7">admortizacione medietatis. stagni de Melenfroy.</text:p>
      <text:p text:style-name="P7">Placet dominis quod magister P. Beauble Remaneat</text:p>
      <text:p text:style-name="P7">quictus de hiis in quibus tenebatur de tempore</text:p>
      <text:p text:style-name="P7">preterito pro stacionibus ad causam domus sue claustralis</text:p>
      <text:p text:style-name="P7">Par. et quod solvat de cetero.</text:p>
      <text:p text:style-name="P7">Die mercurii sequente fuit festum Nativitatis domini.</text:p>
      <text:p text:style-name="P7">Die veneris sequente fuit festum Beati Johannis Euvangeliste</text:p>
      <text:p text:style-name="P7">Stephanus Theobaldi gagiavit emendam in manibus</text:p>
      <text:p text:style-name="P7">dominorum eo quod verba Injuriosa dixerat domino Johanni</text:p>
      <text:p text:style-name="P7">parvi / et liberati fuerunt eidem merelli sui qui</text:p>
      <text:p text:style-name="P7"><text:soft-page-break/>fuerant arrestati.</text:p>
      <text:p text:style-name="P7">Receptus fuit in fabrum ecclesie Petrus et Juravit</text:p>
      <text:p text:style-name="P7">Reverentibus etc.</text:p>
      <text:p text:style-name="P7">hodie magister Symon de Bourich solvit</text:p>
      <text:p text:style-name="P7">xv. s. pro pane suo capitulari et habuit peccunias</text:p>
      <text:p text:style-name="P7">magister Johannes Chanteprime.</text:p>
      <text:p text:style-name="P7">Super admortizacione medietatis stagni de Melenfroy</text:p>
      <text:p text:style-name="P7">Conclusum est quod admortizetur / et Injunctum est</text:p>
      <text:p text:style-name="P7">dominis et magistris Jo. de Sanctis et T. de Sancto Petro</text:p>
      <text:p text:style-name="P7">ut intendant circa hoc prout melius poterunt</text:p>
      <text:p text:style-name="P7">et commodius.</text:p>
      <text:p text:style-name="P7">H. Blancheti</text:p>
      <text:p text:style-name="P7">N. de Ordeimonte</text:p>
      <text:p text:style-name="P7">&gt;&gt;&gt;&gt;&gt;&gt; liste &lt;&lt;&lt;&lt;&lt;&lt;&lt;</text:p>
      <text:p text:style-name="P7">P. Decano</text:p>
      <text:p text:style-name="P7">G. Cantore</text:p>
      <text:p text:style-name="P7">Jo. de Pompodorio</text:p>
      <text:p text:style-name="P7">L. de Mongeria</text:p>
      <text:p text:style-name="P7">T. de Sancto Petro</text:p>
      <text:p text:style-name="P7">N. de Ordeimonte</text:p>
      <text:p text:style-name="P7">Ro. de Lorriaco</text:p>
      <text:p text:style-name="P7">G. Fedelli</text:p>
      <text:p text:style-name="P7">Jo. de Sanctis</text:p>
      <text:p text:style-name="P7">Jo. Hue</text:p>
      <text:p text:style-name="P7">Ste. Peruelli</text:p>
      <text:p text:style-name="P7">N. Dictatoris</text:p>
      <text:p text:style-name="P7">Re. de Putheolis</text:p>
      <text:p text:style-name="P7">Ro. Dangel</text:p>
      <text:p text:style-name="P7">A. de Maignaco</text:p>
      <text:p text:style-name="P7">Jo. Chanteprime</text:p>
      <text:p text:style-name="P7">G. de Albiaco infirmum</text:p>
      <text:p text:style-name="P7">Ph. de Salione ad euvangelium.</text:p>
      <text:p text:style-name="P7">P. Decano</text:p>
      <text:p text:style-name="P7">G. Cantore</text:p>
      <text:p text:style-name="P7">G. Archidiacono ecclesie</text:p>
      <text:p text:style-name="P7">J. de Pompodorio infirmo</text:p>
      <text:p text:style-name="P7"><text:soft-page-break/>A. de Maignaco</text:p>
      <text:p text:style-name="P7">Jo. Hue</text:p>
      <text:p text:style-name="P7">L. de Mongeria</text:p>
      <text:p text:style-name="P7">Jo. Rollandi</text:p>
      <text:p text:style-name="P7">Jo. Voygnon</text:p>
      <text:p text:style-name="P7">Re. de Putheolis</text:p>
      <text:p text:style-name="P7">N. Dictatoris</text:p>
      <text:p text:style-name="P7">T. de Sancto Petro</text:p>
      <text:p text:style-name="P7">Jo. de Sanctis</text:p>
      <text:p text:style-name="P7">Ro. de Lorriaco</text:p>
      <text:p text:style-name="P7">Ma. Reginaldi</text:p>
      <text:p text:style-name="P7">Jo. Chanteprime</text:p>
      <text:p text:style-name="P7">Symon de Bourich</text:p>
      <text:p text:style-name="P7">Ste. Pruelli</text:p>
      <text:p text:style-name="P7">Phi. de Salione</text:p>
      <text:p text:style-name="P7">G. Fedelli</text:p>
      <text:p text:style-name="P7">T. Hocie</text:p>
      <text:p text:style-name="P7"/>
      <text:p text:style-name="P7"/>
      <text:p text:style-name="P7">=FRAN_0393_00443.tif=</text:p>
      <text:p text:style-name="P7">&gt;&gt;&gt;&gt;&gt;&gt; numérotation &lt;&lt;&lt;&lt;&lt;&lt;&lt;</text:p>
      <text:p text:style-name="P7">iiiixx viiii</text:p>
      <text:p text:style-name="P7">421</text:p>
      <text:p text:style-name="P7">&gt;&gt;&gt;&gt;&gt;&gt; block &lt;&lt;&lt;&lt;&lt;&lt;&lt;</text:p>
      <text:p text:style-name="P7">Petito hodie per magistrum Guidonem de Villaribus Recipi ad vicariam ecclesie Par.</text:p>
      <text:p text:style-name="P7">quam nuper obtinere solebat deffunctus magister Johannes de Chiniaco spectantes ad presentacionem</text:p>
      <text:p text:style-name="P7">Decani et Capituli ecclesie collegiate Sancti Germani Autissiodorensis Parisiensis / et ad quam</text:p>
      <text:p text:style-name="P7">per eos fuerat presentatus prout per presentacionem de ipso per eos factam et per eum illotus</text:p>
      <text:p text:style-name="P7">exhabitam lacius continetur / dictoque eidem quod exiret capitulum / ut domini possent super</text:p>
      <text:p text:style-name="P7">Requesta sua deliberare / quia in litteris predictis continebantur ista verba scilicet</text:p>
      <text:p text:style-name="P7">non nisi canonico etc. et eciam verbum rogantem et debebat poni verbum supplicantes /</text:p>
      <text:p text:style-name="P7">Ipso vocato in capitulo / domini premissa eidem exposuerunt / dicente ut presentacionem</text:p>
      <text:p text:style-name="P7">suam hujusmodi corrigi faceret / et tunc domini facerent quod deberent</text:p>
      <text:p text:style-name="P7">.. Die mercurii sequente non fuit capitulum</text:p>
      <text:p text:style-name="P7">propter festum Circoncisionis domini.</text:p>
      <text:p text:style-name="P7">Die veneris sequentes non fuit Capitulum</text:p>
      <text:p text:style-name="P7"><text:soft-page-break/>propter festum Beate Genovese virginis..</text:p>
      <text:p text:style-name="P7">Supplicato pro parte hitancium de Castaneto per Gauffridum</text:p>
      <text:p text:style-name="P7">mectoierie et Johannem Cousin in modum qui sequitur.</text:p>
      <text:p text:style-name="P7">A honnorables et discretes personnes messeigneurs les doyen et</text:p>
      <text:p text:style-name="P7">Chapitre de l'eglise de Paris. Supplient humblement les</text:p>
      <text:p text:style-name="P7">povres manans et habitans de la ville de chastenay</text:p>
      <text:p text:style-name="P7">voz hommes et tenans / Comme vous aiez droit de prendre</text:p>
      <text:p text:style-name="P7">et avoir par chascun an a la Saint Andry une taille montant</text:p>
      <text:p text:style-name="P7">a la somme de xxiii. livres. x sols p. qui se cueilt et lieve sur les</text:p>
      <text:p text:style-name="P7">heritages qui sont assis et situez en ladicte ville / et ou</text:p>
      <text:p text:style-name="P7">tenouer d'icelle / de la quelle taille les offices de la</text:p>
      <text:p text:style-name="P7">chambre des heures des anniversaires et les Chanoines</text:p>
      <text:p text:style-name="P7">de Saint Jehan le Ront / et aussi plusieurs bourgois</text:p>
      <text:p text:style-name="P7">et habitans de la ville de Paris doivent et sont tenus de</text:p>
      <text:p text:style-name="P7">paier leur part et porcion pour cause de leurs heritages</text:p>
      <text:p text:style-name="P7">qu'ilz ont en ycelle ville / Et combien que plusieurs</text:p>
      <text:p text:style-name="P7">ou grant partie des diz supplians soient prestz et appareilliez</text:p>
      <text:p text:style-name="P7">de paier de ladicte taille et somme ce qu'ilz en doivent</text:p>
      <text:p text:style-name="P7">et sont tenus de paier pour Raison des heritages qu'ilz</text:p>
      <text:p text:style-name="P7">ont et tiennent en ladicte ville / Ce non obstant eulz</text:p>
      <text:p text:style-name="P7">ne s'en peuent bonnement acquictier / tant par ce que il</text:p>
      <text:p text:style-name="P7">n'y a aucune personne commise a recevoir et cueillir ycelle</text:p>
      <text:p text:style-name="P7">taille et somme / comme pour ce que lesdiz offices / ou</text:p>
      <text:p text:style-name="P7">ceulz qui tiennent les heritages qui y appartiennent et</text:p>
      <text:p text:style-name="P7">aussi que plusieurs desdiz Bourgois et habitans de ladicte</text:p>
      <text:p text:style-name="P7">ville de Paris qui y sont habitez sont refusans et</text:p>
      <text:p text:style-name="P7">contredisans d'en paier leur part et portion / pourquoy</text:p>
      <text:p text:style-name="P7">lesdiz supplians sont en adventure d'encourir en</text:p>
      <text:p text:style-name="P7">grant dommage et inconvenient</text:p>
      <text:p text:style-name="P7">se par vous ne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a. Cosson</text:p>
      <text:p text:style-name="P7">Phi. de Salione</text:p>
      <text:p text:style-name="P7"><text:soft-page-break/>Jo. Voygnon</text:p>
      <text:p text:style-name="P7">Jo. Rollandi</text:p>
      <text:p text:style-name="P7">T. de Sancto Petro</text:p>
      <text:p text:style-name="P7">Ro. de Lorriaco</text:p>
      <text:p text:style-name="P7">N. de Ordeimonte</text:p>
      <text:p text:style-name="P7">Sy. de Bourich</text:p>
      <text:p text:style-name="P7">T. Hocie</text:p>
      <text:p text:style-name="P7">M. Reginaldi</text:p>
      <text:p text:style-name="P7">G. Fedelli</text:p>
      <text:p text:style-name="P7">P. Colli</text:p>
      <text:p text:style-name="P7">L. de Mongeria</text:p>
      <text:p text:style-name="P7">Jo. Chanteprime</text:p>
      <text:p text:style-name="P7">A. de Maignaco</text:p>
      <text:p text:style-name="P7"/>
      <text:p text:style-name="P7"/>
      <text:p text:style-name="P7">=FRAN_0393_00444.tif=</text:p>
      <text:p text:style-name="P7">&gt;&gt;&gt;&gt;&gt;&gt; block &lt;&lt;&lt;&lt;&lt;&lt;&lt;</text:p>
      <text:p text:style-name="P7">leur est pourveu de vostre bon remede.. Que ces choses considerees Il vous plaise</text:p>
      <text:p text:style-name="P7">commettre et ordonner aucun de vos gens et officiers / a cueillir lever et</text:p>
      <text:p text:style-name="P7">Recepvoir ladicte taille et somme de xxiii. livres. x s. p. / afin que lesdiz supplians</text:p>
      <text:p text:style-name="P7">qui ont bonne voulenté de bien paier / soient gardez de tout donnage / Si</text:p>
      <text:p text:style-name="P7">ferez aumosne / et ilz prieront Dieu pour vous. Qua supplicacione porrecta</text:p>
      <text:p text:style-name="P7">et coram eis per dominum Decanum lecta dictus dominus decanus nomine capituli / interrogavit</text:p>
      <text:p text:style-name="P7">dictos Gauffridum Mectoierie et Johannem Cousin an nomine habitancium et ex eorum</text:p>
      <text:p text:style-name="P7">precepto dictam supplicacionem facerent / quiquidem Responderunt quod de expresso</text:p>
      <text:p text:style-name="P7">mandato dictorum habitancium in communi hoc faciebant / de quibus dictus dominus decanus</text:p>
      <text:p text:style-name="P7">nomine capituli petiit publicum instrumentum seu publica instrumenta unum vel</text:p>
      <text:p text:style-name="P7">plura. Acta fuerunt hec in capitulo ecclesie Parisiensis . Presentibus ad hec discretis</text:p>
      <text:p text:style-name="P7">vitis Jacobo Soissart domini episcopi Parisiensi buticulario / Guillelmo mille curie</text:p>
      <text:p text:style-name="P7">Parisiensis notario magistro Michaele Griviel in decretis et legibus Bachalario</text:p>
      <text:p text:style-name="P7">et adeneto de vineis clerico testibus etc. Domini deliberaverunt quod constituerent</text:p>
      <text:p text:style-name="P7">unum procuratorem habentem potestatem ad premissa prosequendum et data est eis licencia</text:p>
      <text:p text:style-name="P7">congregandi se ad illum constituentem</text:p>
      <text:p text:style-name="P7">Exposito per magistrum Johannem de Justfas rectorem universitatis Parisiensis quod cum</text:p>
      <text:p text:style-name="P7">nuper fuerint certa supposita universitatis nominata / ad providendum eisdem</text:p>
      <text:p text:style-name="P7">de beneficiis cum vacaverint ad collacionem nostram spectantibus / quodque nuper vacaverit</text:p>
      <text:p text:style-name="P7"><text:soft-page-break/>et vacet ecclesia parrochialis Sancti Christofori in civitate Parisiense / quatinus</text:p>
      <text:p text:style-name="P7">nos dictam parrochialem ecclesiam magistro Franconio de Delph in artibus et</text:p>
      <text:p text:style-name="P7">medicina magistro alteri de nominatis per quatuor prelatos super hoc deputatis</text:p>
      <text:p text:style-name="P7">vellent conferre / quiquidem dicti Responderunt eidem quatinus exiret capitulum</text:p>
      <text:p text:style-name="P7">ut super supplicacione hujusmodi possent deliberare / quo domino Rectore capitulum</text:p>
      <text:p text:style-name="P7">exeunte capitulum / magister Nicolaus de Gamerian clericus Trajectensis diocesis</text:p>
      <text:p text:style-name="P7">consimiliter supplicavit dictam ecclesiam sibi conferri / et domini consimiliter</text:p>
      <text:p text:style-name="P7">Respondunt ut exiret / ut ipsi super totum deliberare possent / quia</text:p>
      <text:p text:style-name="P7">magister Johannes Chanteprime Canonicus Parisiensis existens in turno suo duobus diebus</text:p>
      <text:p text:style-name="P7">elampsis de ipsa ordinaverat et ipsam contulerat / Ideo fuit eis</text:p>
      <text:p text:style-name="P7">Responsum quod de presenti domini eos exaudire non poterant.</text:p>
      <text:p text:style-name="P7">Hodie supplicato dominis per dominum Decanum Sancti Germani Altissiodorensis Parisiensis</text:p>
      <text:p text:style-name="P7">quatinus virtute presentacionis facte per Decanum et Capitulum ecclesie predicte</text:p>
      <text:p text:style-name="P7">Sancti Germani in qua loco verbi Requirente positum erat supplicantes /</text:p>
      <text:p text:style-name="P7">magistrum Guidonem de Villaribus ad vicariatum perpetuum vacantem in</text:p>
      <text:p text:style-name="P7">ecclesia Parisiensi reciperent et domini Responderunt et quod quia in dicta</text:p>
      <text:p text:style-name="P7">presentacione erant illa verba non nisi canonico dicte ecclesie Sancti Germani</text:p>
      <text:p text:style-name="P7">etc defferant fundacionem et statutum suum per quod dicunt sic debere</text:p>
      <text:p text:style-name="P7">presentari / et domini deliberabunt / et sic fuit eis responsum.</text:p>
      <text:p text:style-name="P7">Die lune sequenti non fuit capitulum propter festum</text:p>
      <text:p text:style-name="P7">Epiphanie domini.</text:p>
      <text:p text:style-name="P7"/>
      <text:p text:style-name="P7"/>
      <text:p text:style-name="P7">=FRAN_0393_00445.tif=</text:p>
      <text:p text:style-name="P7">&gt;&gt;&gt;&gt;&gt;&gt; date &lt;&lt;&lt;&lt;&lt;&lt;&lt;</text:p>
      <text:p text:style-name="P7">Anno nonagesimo octavo. Die mercurii post festum Epiclie domini viiia mensis</text:p>
      <text:p text:style-name="P7">januarii. Capitulantibus dominis.</text:p>
      <text:p text:style-name="P7">&gt;&gt;&gt;&gt;&gt;&gt; block &lt;&lt;&lt;&lt;&lt;&lt;&lt;</text:p>
      <text:p text:style-name="P7">Hodie supplicato pro parte domini cardinalis Vivanensis</text:p>
      <text:p text:style-name="P7">quatinus quedam capellania quam in ecclesia Par. obtinebat</text:p>
      <text:p text:style-name="P7">deffunctus Guillelmus Damelis ad altare Sancti Rigoberti</text:p>
      <text:p text:style-name="P7">conferretur domino Johanni Viardelli presbytero / fuit eidem</text:p>
      <text:p text:style-name="P7">responsum / quod quia dicta capellania jam erat per dominum</text:p>
      <text:p text:style-name="P7">Decanum racione turni sui collata quod non poterat</text:p>
      <text:p text:style-name="P7">supplicacio sua exanduri.</text:p>
      <text:p text:style-name="P7">Et receptus fuit ad ipsam capellanam magister Petrus</text:p>
      <text:p text:style-name="P7"><text:soft-page-break/>de diciaco mediante collacione eidem per dominum Decanum</text:p>
      <text:p text:style-name="P7">facta et in eo incepit turnus nunc currens</text:p>
      <text:p text:style-name="P7">Enunc est in turno magister Galeranus de Pendres</text:p>
      <text:p text:style-name="P7">Cantor</text:p>
      <text:p text:style-name="P7">Receptus fuit eciam ad ecclesiam parocbendem Sancti Christofori</text:p>
      <text:p text:style-name="P7">in cantate Parisiensi liberam et vacantem per obitum de</text:p>
      <text:p text:style-name="P7">domini Johannis de Celario presbyter venerabilis vir magister</text:p>
      <text:p text:style-name="P7">Reginaldus Germann / virtute collacionis sibi facte</text:p>
      <text:p text:style-name="P7">Per magistrum Johannem Chanteprime qui erat ultimi</text:p>
      <text:p text:style-name="P7">in turno precedente / et que cura vacaverat antequam</text:p>
      <text:p text:style-name="P7">vacaret dicta capellania.</text:p>
      <text:p text:style-name="P7">D domino Rollando Belier canonico Sancti Benedicti ad xv. dies ad tradendum</text:p>
      <text:p text:style-name="P7">articulos ut prius ex parte promontorit</text:p>
      <text:p text:style-name="P7">&gt;&gt;&gt;&gt;&gt;&gt; liste &lt;&lt;&lt;&lt;&lt;&lt;&lt;</text:p>
      <text:p text:style-name="P7">P. Decano</text:p>
      <text:p text:style-name="P7">G. Cantore</text:p>
      <text:p text:style-name="P7">G. Ecclesie</text:p>
      <text:p text:style-name="P7">A. Brie Archidiacono</text:p>
      <text:p text:style-name="P7">JJ. Chanteprime</text:p>
      <text:p text:style-name="P7">N. de Ordeimente</text:p>
      <text:p text:style-name="P7">M. Reginaldi</text:p>
      <text:p text:style-name="P7">T. Hocie</text:p>
      <text:p text:style-name="P7">A. de Maignaco</text:p>
      <text:p text:style-name="P7">P. Colli</text:p>
      <text:p text:style-name="P7">Jo. Rollandi</text:p>
      <text:p text:style-name="P7">Ro. de Putheolis</text:p>
      <text:p text:style-name="P7">G. Paillardi</text:p>
      <text:p text:style-name="P7">Jo. Hue</text:p>
      <text:p text:style-name="P7">Ro. de Lorriaco</text:p>
      <text:p text:style-name="P7">N. Le Diseur</text:p>
      <text:p text:style-name="P7">Sy. de Bourich</text:p>
      <text:p text:style-name="P7">G. Fedelli</text:p>
      <text:p text:style-name="P7">L. de Mongeria</text:p>
      <text:p text:style-name="P7">Jo. Voygnon</text:p>
      <text:p text:style-name="P7">R. de Pompodorio nfirmus</text:p>
      <text:p text:style-name="P7"/>
      <text:p text:style-name="P7"><text:soft-page-break/></text:p>
      <text:p text:style-name="P7">=FRAN_0393_00446.tif=</text:p>
      <text:p text:style-name="P7">&gt;&gt;&gt;&gt;&gt;&gt; date &lt;&lt;&lt;&lt;&lt;&lt;&lt;</text:p>
      <text:p text:style-name="P7">annno nonagesimo octavo. Die veneris post festum Epiphinnie domini x. mensis januarii.</text:p>
      <text:p text:style-name="P7">e</text:p>
      <text:p text:style-name="P7">Capitulantibus dominis</text:p>
      <text:p text:style-name="P7">Anno nonagesimo octavo. Die dominica post festum Exiphanie domini extraordis</text:p>
      <text:p text:style-name="P7">capitulantibus dominis.</text:p>
      <text:p text:style-name="P7">&gt;&gt;&gt;&gt;&gt;&gt; block &lt;&lt;&lt;&lt;&lt;&lt;&lt;</text:p>
      <text:p text:style-name="P7">AuJourduy Nicolas Rommain Huissier de parlement</text:p>
      <text:p text:style-name="P7">a fait commandement a messeigneurs doyen et chapitre</text:p>
      <text:p text:style-name="P7">qu'ilz paiassent certaine somme d'argent a maistre</text:p>
      <text:p text:style-name="P7">Jehan le Conte comme en une requeste sur ce faicte</text:p>
      <text:p text:style-name="P7">est plus a plain contenu / au quell commandement</text:p>
      <text:p text:style-name="P7">messeigneurs se sont opposez / et en cas d'opposicion</text:p>
      <text:p text:style-name="P7">il a adjourné messeigneurs a de lundi prouchain en viii</text:p>
      <text:p text:style-name="P7">jours.</text:p>
      <text:p text:style-name="P7">Ad de veneris in octo fiat capitulum super declaracione</text:p>
      <text:p text:style-name="P7">statutorum turni ad beneficia conferenda / et vocentur</text:p>
      <text:p text:style-name="P7">omnes domini presentes.</text:p>
      <text:p text:style-name="P7">Nemissa est ad x. solidorum pari emenda gagiata</text:p>
      <text:p text:style-name="P7">per Syimonem Rousseau coram Camerario laico eo quod</text:p>
      <text:p text:style-name="P7">equi sui ascenderant terrale claustrii et Rupparant</text:p>
      <text:p text:style-name="P7">limites / que emenda fuerat taxata / ad</text:p>
      <text:p text:style-name="P7">xx s. p.</text:p>
      <text:p text:style-name="P7">Magister Guillelmus de Kaer alias receptus per procuratorem ad canonicum</text:p>
      <text:p text:style-name="P7">et prebendam ecclesie quos dudum obtinere solebat deffunctis</text:p>
      <text:p text:style-name="P7">magister Johannes de Socto / fuit receptus in propria / juravitque</text:p>
      <text:p text:style-name="P7">in forma consueta ac fuit installatus et locus eidem in capitulo</text:p>
      <text:p text:style-name="P7">assignatus.</text:p>
      <text:p text:style-name="P7">&gt;&gt;&gt;&gt;&gt;&gt; liste &lt;&lt;&lt;&lt;&lt;&lt;&lt;</text:p>
      <text:p text:style-name="P7">P. Decano</text:p>
      <text:p text:style-name="P7">G. Cantore</text:p>
      <text:p text:style-name="P7">G. Archidiaconos ecclesie</text:p>
      <text:p text:style-name="P7">A. de Mongeria</text:p>
      <text:p text:style-name="P7">Ro. de Lorriaco</text:p>
      <text:p text:style-name="P7"><text:soft-page-break/>Ro. dangeul</text:p>
      <text:p text:style-name="P7">P. Colli</text:p>
      <text:p text:style-name="P7">G. Fedelli</text:p>
      <text:p text:style-name="P7">Re. de Putheolis</text:p>
      <text:p text:style-name="P7">Ste. Peruelli</text:p>
      <text:p text:style-name="P7">Jo. Voygnon</text:p>
      <text:p text:style-name="P7">Jo. Rollandi</text:p>
      <text:p text:style-name="P7">A. de Maignaco</text:p>
      <text:p text:style-name="P7">T. de Sancto Petro</text:p>
      <text:p text:style-name="P7">N. Dictatoris</text:p>
      <text:p text:style-name="P7">N. de Ordeimonte</text:p>
      <text:p text:style-name="P7">Jo. de Pompodorio infirmus</text:p>
      <text:p text:style-name="P7">Ja. Ce</text:p>
      <text:p text:style-name="P7">J. Decano</text:p>
      <text:p text:style-name="P7">G. Cantore</text:p>
      <text:p text:style-name="P7">Ro. de Lorriaco</text:p>
      <text:p text:style-name="P7">Re. de Putheolis</text:p>
      <text:p text:style-name="P7">Jo. Rollandi</text:p>
      <text:p text:style-name="P7">G. Fedelli</text:p>
      <text:p text:style-name="P7">Jo. Chanteprime</text:p>
      <text:p text:style-name="P7"/>
      <text:p text:style-name="P7"/>
      <text:p text:style-name="P7">=FRAN_0393_00447.tif=</text:p>
      <text:p text:style-name="P7">&gt;&gt;&gt;&gt;&gt;&gt; date &lt;&lt;&lt;&lt;&lt;&lt;&lt;</text:p>
      <text:p text:style-name="P7">Anno nonagesimo Octavo. Die lune in festo Beati Hylarii xiiia mensis januarii</text:p>
      <text:p text:style-name="P7">Capitulantibus dominis.</text:p>
      <text:p text:style-name="P7">&gt;&gt;&gt;&gt;&gt;&gt; block &lt;&lt;&lt;&lt;&lt;&lt;&lt;</text:p>
      <text:p text:style-name="P7">Domini non intendunt sefacere partem aliqualiter in causam</text:p>
      <text:p text:style-name="P7">quam dominus Yvo Ruffi ad causam capellanie sue intenditis movere</text:p>
      <text:p text:style-name="P7">contra priorem dessonne deppendentes a monasterio Sancti</text:p>
      <text:p text:style-name="P7">Dyonisii in Francia / sed domini juvabunt eum in causa</text:p>
      <text:p text:style-name="P7">quamcommodius poterunt.</text:p>
      <text:p text:style-name="P7">Ad veneris veniat magister Johannes Willequin ad dicendum</text:p>
      <text:p text:style-name="P7">quicquid dicere voluerit / quominus causa quam intendit</text:p>
      <text:p text:style-name="P7">contra eum movere magister Nicolaus Sellarii occasione</text:p>
      <text:p text:style-name="P7">prebende Sancti Mederici committatur alicui dominorum Nentre</text:p>
      <text:p text:style-name="P7"><text:soft-page-break/>parti suspectorum.</text:p>
      <text:p text:style-name="P7">oquatur magister Thomas de SanctoPetro cum magistro Johanne</text:p>
      <text:p text:style-name="P7">de Crepone ut ipse velit temptare cum magistro Johanne</text:p>
      <text:p text:style-name="P7">Comitis de precio quod incendit habere pro compotis</text:p>
      <text:p text:style-name="P7">suis ecl.</text:p>
      <text:p text:style-name="P7">Au jourdii Robin de la Mare sergent a verge en Chastellet</text:p>
      <text:p text:style-name="P7">de Paris / a adjourné messeigneurs a juedi prouchain en chastellet</text:p>
      <text:p text:style-name="P7">contre Guillaume de Montallai pour apporter toutes</text:p>
      <text:p text:style-name="P7">les lettres et exploiz par vertu desquelz ilz ont fait</text:p>
      <text:p text:style-name="P7">mettre les heritages du dit Guillaume en la main du roy</text:p>
      <text:p text:style-name="P7">nostre signeur / et dont ae sentendent aidier a l'encontre d'icellue</text:p>
      <text:p text:style-name="P7">et pour respondre etcl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T. de Sancto Petro</text:p>
      <text:p text:style-name="P7">Ma. Reginaldi</text:p>
      <text:p text:style-name="P7">Ro. de Lorriaco</text:p>
      <text:p text:style-name="P7">L. de Mongeria</text:p>
      <text:p text:style-name="P7">Ste. Perrnelli</text:p>
      <text:p text:style-name="P7">N. de Ordeimonte</text:p>
      <text:p text:style-name="P7">P. Colli</text:p>
      <text:p text:style-name="P7">Ro. Dangel</text:p>
      <text:p text:style-name="P7">R. de Putheolis</text:p>
      <text:p text:style-name="P7">N. dectatoris</text:p>
      <text:p text:style-name="P7">A. de Maignaco</text:p>
      <text:p text:style-name="P7">G. de Kaer</text:p>
      <text:p text:style-name="P7">Sy. de Bourich</text:p>
      <text:p text:style-name="P7">Jo. Rollandi</text:p>
      <text:p text:style-name="P7">Jo. de Pompodorio infirmus</text:p>
      <text:p text:style-name="P7">G. Fedelli</text:p>
      <text:p text:style-name="P7">Ja. Cosson</text:p>
      <text:p text:style-name="P7">P. Plaoul</text:p>
      <text:p text:style-name="P7">Phi. de Salione</text:p>
      <text:p text:style-name="P7">G. Paillardi</text:p>
      <text:p text:style-name="P7"><text:soft-page-break/>Jo. Chantemprime.</text:p>
      <text:p text:style-name="P7">Jo. Voygnon in prepositira</text:p>
      <text:p text:style-name="P7"/>
      <text:p text:style-name="P7"/>
      <text:p text:style-name="P7">=FRAN_0393_00448.tif=</text:p>
      <text:p text:style-name="P7">&gt;&gt;&gt;&gt;&gt;&gt; date &lt;&lt;&lt;&lt;&lt;&lt;&lt;</text:p>
      <text:p text:style-name="P7">Anno nonagesimo Octavo . Die mercurii post octabas festi Ex iphanie</text:p>
      <text:p text:style-name="P7">Domini xvta mensis januarii. Capitulantibus dominis.</text:p>
      <text:p text:style-name="P7">Anno nonagesimo octavo. Die veneris post festum Beati Mauri Abbatis</text:p>
      <text:p text:style-name="P7">xviia mensis januarii. Capitulantibus dominis.</text:p>
      <text:p text:style-name="P7">&gt;&gt;&gt;&gt;&gt;&gt; block &lt;&lt;&lt;&lt;&lt;&lt;&lt;</text:p>
      <text:p text:style-name="P7">Conversa est emenda peccuniaria domini Johannis Mignoti</text:p>
      <text:p text:style-name="P7">in penitenciam salutarem / videlicet quod celebret</text:p>
      <text:p text:style-name="P7">parvas missas obituum ebdomada sequente vel</text:p>
      <text:p text:style-name="P7">per alium fieri faciat</text:p>
      <text:p text:style-name="P7">Intersint in primo capitulo / domini Robertus Hembourch</text:p>
      <text:p text:style-name="P7">et martinus mutonis audituri quod domini</text:p>
      <text:p text:style-name="P7">voluerint eis dicere.</text:p>
      <text:p text:style-name="P7">Requisito ex parte magistri Nicolai Sellarii quatinus</text:p>
      <text:p text:style-name="P7">domini vellent eidem dare commissarium in causa</text:p>
      <text:p text:style-name="P7">quam movere intendit contra magistrum Johannem</text:p>
      <text:p text:style-name="P7">Villequin occasione prebende Sancti Mederici etc.</text:p>
      <text:p text:style-name="P7">Dictas magister Johannes Respondit quod non</text:p>
      <text:p text:style-name="P7">incendebat consencire nec dissentum et quod domini</text:p>
      <text:p text:style-name="P7">erant facis discreti ad videndum quid agere deberent</text:p>
      <text:p text:style-name="P7">et cum locus et tempus affuerit intendit facere ea</text:p>
      <text:p text:style-name="P7">que Deus sibi consulet Tandem ipsis recedentibus</text:p>
      <text:p text:style-name="P7">a capitulo posito quod in deliberacione ordinaverunt domini quod</text:p>
      <text:p text:style-name="P7">caccommicteretari et non conventum est de commissario</text:p>
      <text:p text:style-name="P7">Injunctum est dominu RobercoHembourel et Martino</text:p>
      <text:p text:style-name="P7">ogutonis ut frequentent matutinas.</text:p>
      <text:p text:style-name="P7">&gt;&gt;&gt;&gt;&gt;&gt; liste &lt;&lt;&lt;&lt;&lt;&lt;&lt;</text:p>
      <text:p text:style-name="P7">P. Decano</text:p>
      <text:p text:style-name="P7">G. Cantore</text:p>
      <text:p text:style-name="P7">r G. ecclesie</text:p>
      <text:p text:style-name="P7">A. Brie Archidiacono</text:p>
      <text:p text:style-name="P7"><text:soft-page-break/>Re. de Putheolis</text:p>
      <text:p text:style-name="P7">Ste. Pruelli</text:p>
      <text:p text:style-name="P7">A. de Maignaco</text:p>
      <text:p text:style-name="P7">P. Colli</text:p>
      <text:p text:style-name="P7">Sy. de Bourich</text:p>
      <text:p text:style-name="P7">G. Fedelli</text:p>
      <text:p text:style-name="P7">L. de Mongeria</text:p>
      <text:p text:style-name="P7">J. de Pompodorio infirmo</text:p>
      <text:p text:style-name="P7">G. de Kaer</text:p>
      <text:p text:style-name="P7">Jo. de Sanctis</text:p>
      <text:p text:style-name="P7">Jo. de Sarraponte</text:p>
      <text:p text:style-name="P7">Jo. Rollandi</text:p>
      <text:p text:style-name="P7">M. Reginaldi</text:p>
      <text:p text:style-name="P7">H. Blancheti</text:p>
      <text:p text:style-name="P7">J. Cosson</text:p>
      <text:p text:style-name="P7">Jo. Voygnon in preposit.</text:p>
      <text:p text:style-name="P7">P. Decano</text:p>
      <text:p text:style-name="P7">G. Cantore</text:p>
      <text:p text:style-name="P7">G. ecclesie</text:p>
      <text:p text:style-name="P7">A. Brie archidiacono</text:p>
      <text:p text:style-name="P7">Jo. Rollandi</text:p>
      <text:p text:style-name="P7">G. de Kaer</text:p>
      <text:p text:style-name="P7">Sy. de Bourich</text:p>
      <text:p text:style-name="P7">H. Blancheti</text:p>
      <text:p text:style-name="P7">Ma. Reginaldi</text:p>
      <text:p text:style-name="P7">N. de Ordeimonte</text:p>
      <text:p text:style-name="P7">Jo. Chanteprime</text:p>
      <text:p text:style-name="P7">A. de Maignaco</text:p>
      <text:p text:style-name="P7">P. Colli</text:p>
      <text:p text:style-name="P7">N. Dictatoris</text:p>
      <text:p text:style-name="P7">Ro. Dangel</text:p>
      <text:p text:style-name="P7">J. Fedelli</text:p>
      <text:p text:style-name="P7">Jo. de Pompodorio</text:p>
      <text:p text:style-name="P7">L. de Mongeria T. Hocie</text:p>
      <text:p text:style-name="P7">Ste. Perrnelli Jo. Soymoni in propr</text:p>
      <text:p text:style-name="P7">Jo. Dexnoni in ppar</text:p>
      <text:p text:style-name="P7"><text:soft-page-break/></text:p>
      <text:p text:style-name="P7"/>
      <text:p text:style-name="P7">=FRAN_0393_00449.tif=</text:p>
      <text:p text:style-name="P7">&gt;&gt;&gt;&gt;&gt;&gt; date &lt;&lt;&lt;&lt;&lt;&lt;&lt;</text:p>
      <text:p text:style-name="P7">Die lune sequenti in festo beatorum Fabiani et Sebastiani xxa mensis januarii . extrordinarie</text:p>
      <text:p text:style-name="P7">in revestiario capitulantibus dines</text:p>
      <text:p text:style-name="P7">Beati Sincencii Martiris</text:p>
      <text:p text:style-name="P7">Anno nonagesimo Octavo. Die venris post festum Beati Vincencii martirie</text:p>
      <text:p text:style-name="P7">xxiiii.</text:p>
      <text:p text:style-name="P7">mesius januarii. Capitulantibus dominis</text:p>
      <text:p text:style-name="P7">&gt;&gt;&gt;&gt;&gt;&gt; block &lt;&lt;&lt;&lt;&lt;&lt;&lt;</text:p>
      <text:p text:style-name="P7">Factum fuit forum per dominos cum Johanne Jaquerii Bolengario</text:p>
      <text:p text:style-name="P7">pro pane capituluri faciendo / a festo Purificacionis beate</text:p>
      <text:p text:style-name="P7">Mare vnginis proxime futuro usque ad iddem festum</text:p>
      <text:p text:style-name="P7">anni domini millesimi trecentesimi no nagesimi noni</text:p>
      <text:p text:style-name="P7">pro precio xxii s. p. pro quolibet sextario bladi / et</text:p>
      <text:p text:style-name="P7">debet dictus Belengarius reddere pro quolibet sextario</text:p>
      <text:p text:style-name="P7">bladi / quinquaginta quatuor panes ponderantes</text:p>
      <text:p text:style-name="P7">xxvi. oncias ipso pane cocto etc. et super hoc passabit</text:p>
      <text:p text:style-name="P7">licteras in Castalleto et se obligabit. et debent tradi</text:p>
      <text:p text:style-name="P7">iiiC franci dicto Bolengario super dicto foro.</text:p>
      <text:p text:style-name="P7">Die mercurii sequente non fuit capitulum propter festum</text:p>
      <text:p text:style-name="P7">Deliberati sunt Merelli Gervasio Thresse</text:p>
      <text:p text:style-name="P7">De domino Rollando . Belier canonico Sancti Bendicti</text:p>
      <text:p text:style-name="P7">traditis articulis et exhibitis sentenciis curie</text:p>
      <text:p text:style-name="P7">Romane et processibus ac ceteris agitatis in curia</text:p>
      <text:p text:style-name="P7">Roniana et extra / pecitaque copia et.</text:p>
      <text:p text:style-name="P7">ad de lune in xvtm dies ad respondendum ex parte</text:p>
      <text:p text:style-name="P7">earticulis per promotis hodie c idicis. Et pro testitus</text:p>
      <text:p text:style-name="P7">est dictus reus de non consenciendo in nos tamquam</text:p>
      <text:p text:style-name="P7">in judices etc. Acum cum partibus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. de Ordeimonte</text:p>
      <text:p text:style-name="P7"><text:soft-page-break/>L. de Mongeria</text:p>
      <text:p text:style-name="P7">Jo. Rollandi</text:p>
      <text:p text:style-name="P7">G. Fedelli</text:p>
      <text:p text:style-name="P7">A. de Maignaco</text:p>
      <text:p text:style-name="P7">P. Colli</text:p>
      <text:p text:style-name="P7">N. Dictatoris</text:p>
      <text:p text:style-name="P7">M. Reginaldi</text:p>
      <text:p text:style-name="P7">T. de Sancto Petro</text:p>
      <text:p text:style-name="P7">Ste. Perruelli</text:p>
      <text:p text:style-name="P7">Jo. Chanteprime</text:p>
      <text:p text:style-name="P7">G. de Kaer</text:p>
      <text:p text:style-name="P7">Sy. de Bourich</text:p>
      <text:p text:style-name="P7">P. Decano</text:p>
      <text:p text:style-name="P7">G. Cantore</text:p>
      <text:p text:style-name="P7">A. Archidiacono Brie</text:p>
      <text:p text:style-name="P7">L. de Mongeria</text:p>
      <text:p text:style-name="P7">P. Colli</text:p>
      <text:p text:style-name="P7">N. de Ordeimonte</text:p>
      <text:p text:style-name="P7">Ste. Pruelli</text:p>
      <text:p text:style-name="P7">A. de Maignaco</text:p>
      <text:p text:style-name="P7">G. Fedelli</text:p>
      <text:p text:style-name="P7">N. Dictatoris</text:p>
      <text:p text:style-name="P7">Sy. de Bourich</text:p>
      <text:p text:style-name="P7">Jo. Rollandi</text:p>
      <text:p text:style-name="P7">Jo. Voygnon</text:p>
      <text:p text:style-name="P7">G. de Kaer</text:p>
      <text:p text:style-name="P7">Re. de Putheolis</text:p>
      <text:p text:style-name="P7">T. Hocie</text:p>
      <text:p text:style-name="P7">M. Reginali</text:p>
      <text:p text:style-name="P7">Jo. Chanteprime</text:p>
      <text:p text:style-name="P7">Dy. de Pompoo infurms</text:p>
      <text:p text:style-name="P7"/>
      <text:p text:style-name="P7"/>
      <text:p text:style-name="P7">=FRAN_0393_00450.tif=</text:p>
      <text:p text:style-name="P7">&gt;&gt;&gt;&gt;&gt;&gt; date &lt;&lt;&lt;&lt;&lt;&lt;&lt;</text:p>
      <text:p text:style-name="P7">. Nonas</text:p>
      <text:p text:style-name="P7"><text:soft-page-break/>octavo. Die lune post festum Beati Dincencii Martinis . xxviia</text:p>
      <text:p text:style-name="P7">mensis Janucrii. Capitulantibus dominis</text:p>
      <text:p text:style-name="P7">&gt;&gt;&gt;&gt;&gt;&gt; block &lt;&lt;&lt;&lt;&lt;&lt;&lt;</text:p>
      <text:p text:style-name="P7">Placet dominis quod Petrus Chandellier habeat bursas colleg</text:p>
      <text:p text:style-name="P7">deffuncti magistri Petri Forteti que primitus vacabunt</text:p>
      <text:p text:style-name="P7">per ingressum religionis</text:p>
      <text:p text:style-name="P7">Messeigneurs ont accordé que monseigneur le doyen / s'il lui</text:p>
      <text:p text:style-name="P7">plaist puisse faire faire un estant en coste Rosayen</text:p>
      <text:p text:style-name="P7">Brie ou lieu et en la place que l'endit courboié et</text:p>
      <text:p text:style-name="P7">Girosdot situee au dessoubz et assez pres de l'ostel de</text:p>
      <text:p text:style-name="P7">Boiz valois appartenanes a messeigneurs doyen et chapitre de</text:p>
      <text:p text:style-name="P7">Paris et que sur les prouffiz et emolumens qui</text:p>
      <text:p text:style-name="P7">vendront du dit estant / seront distribuez</text:p>
      <text:p text:style-name="P7">deux parisius a chascun des chanoines de Paris vicaires</text:p>
      <text:p text:style-name="P7">Chanouces de Saint Denys du pas Chanoines de</text:p>
      <text:p text:style-name="P7">Saint Jehan le Rond / Clers de matines qui seront</text:p>
      <text:p text:style-name="P7">continuelment et tout aulonc aux matines de nostre</text:p>
      <text:p text:style-name="P7">dame et laudes de mors quant elles se diront / et</text:p>
      <text:p text:style-name="P7">qui auront par avant fait entree aux grans</text:p>
      <text:p text:style-name="P7">matines en l'eglise de Paris / pour l'acroissement de la</text:p>
      <text:p text:style-name="P7">distribucion qui par avant se fait esdictes matines de</text:p>
      <text:p text:style-name="P7">nostre Dame et laudes de mors / et avecques ce saere</text:p>
      <text:p text:style-name="P7">distribueront aux laudes de mors quant il</text:p>
      <text:p text:style-name="P7">n'y aura nulles matines de nostre Dame.</text:p>
      <text:p text:style-name="P7">Item que se aprés la dite distribucion ainsi faicte qui puet moiter tout au</text:p>
      <text:p text:style-name="P7">Long de l'an euviron . xl. libres s'il y a residu / le residu se distribucra a</text:p>
      <text:p text:style-name="P7">chascun des dessurmommez de ceulx qui demourront auxleçons de labible</text:p>
      <text:p text:style-name="P7">qui selit chascun an entre la septuagesime et le mercredi des cendres / et a</text:p>
      <text:p text:style-name="P7">tous les dessus nommez qui seront a l'impué qui se nommé t Christe qui lux</text:p>
      <text:p text:style-name="P7">es et dies / et qui auront fait entree a compié.</text:p>
      <text:p text:style-name="P7">Commissa est causa quam movere incendit magister Nicolaus Sellarii</text:p>
      <text:p text:style-name="P7">Contra magistrum Johannem Willequin uccaione canonicatus et prebende ecclesie Sancti</text:p>
      <text:p text:style-name="P7">Mederici quos dudum obtinuit dum vivebat deffunctus magister Guillelmus</text:p>
      <text:p text:style-name="P7">Baudini . magistro Guillelmo de Kaer decretorum doctori osque ad sentenciam</text:p>
      <text:p text:style-name="P7">ddiffinitivam exclusive / reservata hujusmodi senenia dominis Decano et capitulo.</text:p>
      <text:p text:style-name="P7">Treatus est ferritus Trineau commorans apud Castnnctum in majorem de</text:p>
      <text:p text:style-name="P7"><text:soft-page-break/>Castaneto durante beneplacico duorum. Ad vadia consueta etc. Et juravit</text:p>
      <text:p text:style-name="P7">in forma</text:p>
      <text:p text:style-name="P7">&gt;&gt;&gt;&gt;&gt;&gt; liste &lt;&lt;&lt;&lt;&lt;&lt;&lt;</text:p>
      <text:p text:style-name="P7">P. Decano</text:p>
      <text:p text:style-name="P7">G. Cantore</text:p>
      <text:p text:style-name="P7">R. de Lorriaco</text:p>
      <text:p text:style-name="P7">Jo. de Pompodorio</text:p>
      <text:p text:style-name="P7">L. de Mongeria</text:p>
      <text:p text:style-name="P7">Sy. de Bourich</text:p>
      <text:p text:style-name="P7">Jo. Rollandi</text:p>
      <text:p text:style-name="P7">T. de Sancto Petro</text:p>
      <text:p text:style-name="P7">G. de Kaer</text:p>
      <text:p text:style-name="P7">N. Dictatoris</text:p>
      <text:p text:style-name="P7">P. Collaio</text:p>
      <text:p text:style-name="P7">T. de Alveto</text:p>
      <text:p text:style-name="P7">Jo. Voygnon</text:p>
      <text:p text:style-name="P7">Re. de Pucheolis</text:p>
      <text:p text:style-name="P7"/>
      <text:p text:style-name="P7"/>
      <text:p text:style-name="P7">=FRAN_0393_00451.tif=</text:p>
      <text:p text:style-name="P7">&gt;&gt;&gt;&gt;&gt;&gt; date &lt;&lt;&lt;&lt;&lt;&lt;&lt;</text:p>
      <text:p text:style-name="P7">Anno nonagesimo Cctavo . Die mercurii post festum Beati Vincencii Martiris</text:p>
      <text:p text:style-name="P7">Csis januarii. Capitulantibus dominis.</text:p>
      <text:p text:style-name="P7">&gt;&gt;&gt;&gt;&gt;&gt; block &lt;&lt;&lt;&lt;&lt;&lt;&lt;</text:p>
      <text:p text:style-name="P7">Data est licencia illis de domo Dei defferendum</text:p>
      <text:p text:style-name="P7">arenat sua apud Terrale.</text:p>
      <text:p text:style-name="P7">faciat fabrica reffici neccesicia circa pro magines</text:p>
      <text:p text:style-name="P7">retro ecclesiam / in curia episcopali parisiensis existentes.</text:p>
      <text:p text:style-name="P7">Domus deffuncti magistri Johannis de Karolay</text:p>
      <text:p text:style-name="P7">appreciata est ad ducentm libras parisiensis</text:p>
      <text:p text:style-name="P7">Et domus deffuncti magistri Johannis de Socto ad</text:p>
      <text:p text:style-name="P7">ducentis Franci.</text:p>
      <text:p text:style-name="P7">Presentatis litteris recommendatoriis a dominis de Parlameto</text:p>
      <text:p text:style-name="P7">pro magistro Johanne Wbillequin / expositoque pro</text:p>
      <text:p text:style-name="P7">parte ipsius magistri Johannis / quod cum die penthecostes</text:p>
      <text:p text:style-name="P7">Anno nonagesimo septimois virtute cujusdam</text:p>
      <text:p text:style-name="P7"><text:soft-page-break/>specialis gracie sibi facte / fuisset adeptus possesionem</text:p>
      <text:p text:style-name="P7">Canonicatus et prebende Sancti Mederici Par. dominis immederaito</text:p>
      <text:p text:style-name="P7">subjectis fuisset quod expost super ipsis canonicatum et prebendea</text:p>
      <text:p text:style-name="P7">et eorum vecione per quendam dominum Johannem Lathomi in</text:p>
      <text:p text:style-name="P7">Romana curia conventus / qui dominus Johannes Lathomi</text:p>
      <text:p text:style-name="P7">liti et cause hujusmodi expost renunciavit supplicavit</text:p>
      <text:p text:style-name="P7">os hoc ipse magister Johannes Wellequin dominis meis</text:p>
      <text:p text:style-name="P7">quatinus in omni jure quod eidem domino Johanni Lathome</text:p>
      <text:p text:style-name="P7">competere poterat tempore renunciacionis predicte / eundem</text:p>
      <text:p text:style-name="P7">magistrum Johannem vellent subrogare / et eidem dictos</text:p>
      <text:p text:style-name="P7">canonicatum et presebncam conferre. / Domini post deliberacionem</text:p>
      <text:p text:style-name="P7">habitis inter eos / benigne eidem magistro Johanni dictos canonicatum</text:p>
      <text:p text:style-name="P7">et prebenda contulerunt et exnunc conferunt per tradicionem</text:p>
      <text:p text:style-name="P7">quarundam licterarum etc. salvo jure cujuslibet alieno et fuit sibi concessa</text:p>
      <text:p text:style-name="P7">cujus tenorem repperies in capitulo d'icilume post octabas o</text:p>
      <text:p text:style-name="P7">festi Purificacionis beate Marie virginis in quoquidem capitulo</text:p>
      <text:p text:style-name="P7">ex deliberacione dominorum Amcta fuit illa clarusa / Salvo</text:p>
      <text:p text:style-name="P7">ive cujuslibet</text:p>
      <text:p text:style-name="P7">&gt;&gt;&gt;&gt;&gt;&gt; liste &lt;&lt;&lt;&lt;&lt;&lt;&lt;</text:p>
      <text:p text:style-name="P7">P. Decano</text:p>
      <text:p text:style-name="P7">G. Cantore</text:p>
      <text:p text:style-name="P7">G. ecclesie</text:p>
      <text:p text:style-name="P7">A. Brie archidiaconos</text:p>
      <text:p text:style-name="P7">Jo. de Pompodorio</text:p>
      <text:p text:style-name="P7">P. Colli</text:p>
      <text:p text:style-name="P7">A. de Maignaco</text:p>
      <text:p text:style-name="P7">N. de Ordeimonte</text:p>
      <text:p text:style-name="P7">Re. de Putheolis</text:p>
      <text:p text:style-name="P7">M. Reginaldi</text:p>
      <text:p text:style-name="P7">G. Fedelli</text:p>
      <text:p text:style-name="P7">Jo. Chanteprime</text:p>
      <text:p text:style-name="P7">Sy. de Bourich</text:p>
      <text:p text:style-name="P7">Jo. Rollandi</text:p>
      <text:p text:style-name="P7">Jo. Hue</text:p>
      <text:p text:style-name="P7">G. de Kaer</text:p>
      <text:p text:style-name="P7">T. de Sancto Petro</text:p>
      <text:p text:style-name="P7"><text:soft-page-break/>Ro. de Lorriaco</text:p>
      <text:p text:style-name="P7">G. Paillardi</text:p>
      <text:p text:style-name="P7">N. Dictatoris</text:p>
      <text:p text:style-name="P7">Ste. Prnelli</text:p>
      <text:p text:style-name="P7">P. de Ogero</text:p>
      <text:p text:style-name="P7"/>
      <text:p text:style-name="P7"/>
      <text:p text:style-name="P7">=FRAN_0393_00452.tif=</text:p>
      <text:p text:style-name="P7">&gt;&gt;&gt;&gt;&gt;&gt; date &lt;&lt;&lt;&lt;&lt;&lt;&lt;</text:p>
      <text:p text:style-name="P7">Anno nonagesimo octavo. Die veneris ultima mensis januarii. Capitulantis</text:p>
      <text:p text:style-name="P7">Anno nonagesimo Octavo. Die lune post festum Purificacionem</text:p>
      <text:p text:style-name="P7">Betem Marie virginis tercia mensis februarii. Capitulantibus dominis</text:p>
      <text:p text:style-name="P7">&gt;&gt;&gt;&gt;&gt;&gt; block &lt;&lt;&lt;&lt;&lt;&lt;&lt;</text:p>
      <text:p text:style-name="P7">Hodie fuit receptus ad bursis collegii Forteti</text:p>
      <text:p text:style-name="P7">Petrus Chandellier et juravit ut in</text:p>
      <text:p text:style-name="P7">forma.</text:p>
      <text:p text:style-name="P7">procedatur contra dominum Johannem de Dargies</text:p>
      <text:p text:style-name="P7">dominum de Blevencourt et impetretur</text:p>
      <text:p text:style-name="P7">mandatum contra ipsum post deliberacionem</text:p>
      <text:p text:style-name="P7">consilii capitularum</text:p>
      <text:p text:style-name="P7">De Jehanne Parre demandeur en cas d'amendmen</text:p>
      <text:p text:style-name="P7">contra Jeohanni Huct Symonnet Huot etc.</text:p>
      <text:p text:style-name="P7">a xv jours a oïr droit comme devant</text:p>
      <text:p text:style-name="P7">Receptus fuit in proprta Johannes de Chavengni</text:p>
      <text:p text:style-name="P7">ad capelell</text:p>
      <text:p text:style-name="P7">perpetua ad altare Sanctorum Michai</text:p>
      <text:p text:style-name="P7">et Anthonii in ecclesia Parisensi fundatam et jura</text:p>
      <text:p text:style-name="P7">in forma</text:p>
      <text:p text:style-name="P7">remaneant fructus prebende de Moriaco</text:p>
      <text:p text:style-name="P7">arrestati in manu capituli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o. de Pompedorio</text:p>
      <text:p text:style-name="P7">L. de Mongeria</text:p>
      <text:p text:style-name="P7"><text:soft-page-break/>A. de Maignaco</text:p>
      <text:p text:style-name="P7">Jo. Rollandi</text:p>
      <text:p text:style-name="P7">G. de Kaere</text:p>
      <text:p text:style-name="P7">T. Hocie</text:p>
      <text:p text:style-name="P7">Sy. de Bourich</text:p>
      <text:p text:style-name="P7">G. Fedelli</text:p>
      <text:p text:style-name="P7">G. de Albiaco</text:p>
      <text:p text:style-name="P7">P. Colli</text:p>
      <text:p text:style-name="P7">T. de Sancto Petro</text:p>
      <text:p text:style-name="P7">N. Dictatoris</text:p>
      <text:p text:style-name="P7">Jo. Hue</text:p>
      <text:p text:style-name="P7">Ro. de Lorriaco</text:p>
      <text:p text:style-name="P7">Re. de Putheolis</text:p>
      <text:p text:style-name="P7">Ma. Reginaldi</text:p>
      <text:p text:style-name="P7">N. de Ordeimonte</text:p>
      <text:p text:style-name="P7">Ro. Dangel</text:p>
      <text:p text:style-name="P7">P. Decano</text:p>
      <text:p text:style-name="P7">G. Cantore</text:p>
      <text:p text:style-name="P7">Ga. Archidiacono ecclesie</text:p>
      <text:p text:style-name="P7">L. de Mongeria</text:p>
      <text:p text:style-name="P7">Jo. de Pompodori</text:p>
      <text:p text:style-name="P7">Jo. Hue</text:p>
      <text:p text:style-name="P7">N. Dictatoris</text:p>
      <text:p text:style-name="P7">M. Reginaldi</text:p>
      <text:p text:style-name="P7">Sy. de Bourich</text:p>
      <text:p text:style-name="P7">N. de Ordeimonte</text:p>
      <text:p text:style-name="P7">G. Fedelli</text:p>
      <text:p text:style-name="P7">G. de Kaer</text:p>
      <text:p text:style-name="P7">Ste. Perruelli G. de Albiaco</text:p>
      <text:p text:style-name="P7">Jo. Voygnon</text:p>
      <text:p text:style-name="P7">Jo. Chanteprime</text:p>
      <text:p text:style-name="P7">Ro. Dangeo</text:p>
      <text:p text:style-name="P7">R. de Lorriaco</text:p>
      <text:p text:style-name="P7">mane nsi</text:p>
      <text:p text:style-name="P7"/>
      <text:p text:style-name="P7"/>
      <text:p text:style-name="P7"><text:soft-page-break/>=FRAN_0393_00453.tif=</text:p>
      <text:p text:style-name="P7">&gt;&gt;&gt;&gt;&gt;&gt; date &lt;&lt;&lt;&lt;&lt;&lt;&lt;</text:p>
      <text:p text:style-name="P7">Anno nonagesimo octavo Die mercurii post festum Prificacos beate Marie</text:p>
      <text:p text:style-name="P7">arii capitulantibus dominis.</text:p>
      <text:p text:style-name="P7">V oign</text:p>
      <text:p text:style-name="P7">Anno nonagesimo Octavo. Die veneris post festum Purificacionis beate Marie virginis</text:p>
      <text:p text:style-name="P7">viia mensis februarii. Capitulantibus dominis</text:p>
      <text:p text:style-name="P7">Nichil actum est in presenti capitulo</text:p>
      <text:p text:style-name="P7">&gt;&gt;&gt;&gt;&gt;&gt; block &lt;&lt;&lt;&lt;&lt;&lt;&lt;</text:p>
      <text:p text:style-name="P7">Fiat citacio generalis pro officio horarum ecclesie Parisiensis</text:p>
      <text:p text:style-name="P7">Datisunt commissarii ad audiendum compota domini</text:p>
      <text:p text:style-name="P7">Johannis Hays magistri H. Blaucheti et R. de Lorriaco.</text:p>
      <text:p text:style-name="P7">Hodie concessa est franca sergenteria ecclesie quam nuper</text:p>
      <text:p text:style-name="P7">obtinebat Petrus Josse usque ad beneplacitum dominorum</text:p>
      <text:p text:style-name="P7">Petro de Castellione qui juravit in forma</text:p>
      <text:p text:style-name="P7">&gt;&gt;&gt;&gt;&gt;&gt; liste &lt;&lt;&lt;&lt;&lt;&lt;&lt;</text:p>
      <text:p text:style-name="P7">P. Decano</text:p>
      <text:p text:style-name="P7">G. Cantore</text:p>
      <text:p text:style-name="P7">G. ecclesie</text:p>
      <text:p text:style-name="P7">N. Brie</text:p>
      <text:p text:style-name="P7">Archidiacono</text:p>
      <text:p text:style-name="P7">G. de Kaer</text:p>
      <text:p text:style-name="P7">Jo. Voygnon</text:p>
      <text:p text:style-name="P7">H. Blancheti</text:p>
      <text:p text:style-name="P7">Re. de Putheolis</text:p>
      <text:p text:style-name="P7">L. de Mongeria</text:p>
      <text:p text:style-name="P7">Ro. de Lorriaco</text:p>
      <text:p text:style-name="P7">Sy. de Bourich</text:p>
      <text:p text:style-name="P7">T. Hocie</text:p>
      <text:p text:style-name="P7">Jo. Rollandi</text:p>
      <text:p text:style-name="P7">G. Fedelli</text:p>
      <text:p text:style-name="P7">P. Colli</text:p>
      <text:p text:style-name="P7">T. de Sancto Petro</text:p>
      <text:p text:style-name="P7">Ph. de Salione</text:p>
      <text:p text:style-name="P7">de Pompodorio</text:p>
      <text:p text:style-name="P7">G. de Albiaco</text:p>
      <text:p text:style-name="P7"><text:soft-page-break/>N. de Ordeimonte</text:p>
      <text:p text:style-name="P7">Ste. Perrnelli</text:p>
      <text:p text:style-name="P7">N. Dictatoris</text:p>
      <text:p text:style-name="P7">G. Reginaldi</text:p>
      <text:p text:style-name="P7">A. de Maignaco infirmo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N. de Ordeimonte</text:p>
      <text:p text:style-name="P7">G. Blancheti</text:p>
      <text:p text:style-name="P7">Sy. de Bourich. Ro. de Putheolis</text:p>
      <text:p text:style-name="P7">Ro. Dangel</text:p>
      <text:p text:style-name="P7">A. de Maignaco</text:p>
      <text:p text:style-name="P7">Jo. Voygnon</text:p>
      <text:p text:style-name="P7">N. dictatis</text:p>
      <text:p text:style-name="P7">Ma. Reginaldi</text:p>
      <text:p text:style-name="P7">P. Colli</text:p>
      <text:p text:style-name="P7">Jo. Hue</text:p>
      <text:p text:style-name="P7">P. de Ogero</text:p>
      <text:p text:style-name="P7">G. Fedelli</text:p>
      <text:p text:style-name="P7">J. Albiaco</text:p>
      <text:p text:style-name="P7">Jo. de Pompodorio</text:p>
      <text:p text:style-name="P7">. Rollani</text:p>
      <text:p text:style-name="P7"/>
      <text:p text:style-name="P7"/>
      <text:p text:style-name="P7">=FRAN_0393_00454.tif=</text:p>
      <text:p text:style-name="P7">&gt;&gt;&gt;&gt;&gt;&gt; date &lt;&lt;&lt;&lt;&lt;&lt;&lt;</text:p>
      <text:p text:style-name="P7">Ann nonagesimo Octavo. Die lune post octabas festi Purificacionis dete</text:p>
      <text:p text:style-name="P7">Marie Virginis. Capitulantibus dominis.</text:p>
      <text:p text:style-name="P7">&gt;&gt;&gt;&gt;&gt;&gt; block &lt;&lt;&lt;&lt;&lt;&lt;&lt;</text:p>
      <text:p text:style-name="P7">De magistro Johanne Comitis / tractetur cum eo eciam si alias</text:p>
      <text:p text:style-name="P7">non possit usque ad iiiixx franco.</text:p>
      <text:p text:style-name="P7">Hodie presentatis litteris regiis super quadam nominacione pro</text:p>
      <text:p text:style-name="P7">Petro Sauvage / quarum tenor sequitur De Parr le</text:p>
      <text:p text:style-name="P7">roy. Chiers et bien amez Commme pour plus tost</text:p>
      <text:p text:style-name="P7"><text:soft-page-break/>venir a lunon et poux de Sainte Eglise / nous par</text:p>
      <text:p text:style-name="P7">l'advis et deliberacion des prelas et clergié representans</text:p>
      <text:p text:style-name="P7">l'eglise / de noz royaume et Dalphiné assemblez pour</text:p>
      <text:p text:style-name="P7">ceste cause devers nous en nostre ville de Paris de</text:p>
      <text:p text:style-name="P7">ceulx de nostre sang et lignage / et de nostre conseil</text:p>
      <text:p text:style-name="P7">aions nagaires fait substraction de toute obeïssance</text:p>
      <text:p text:style-name="P7">a renedit derrenierement esleu en pape / a laquelle</text:p>
      <text:p text:style-name="P7">substraction se sont declarrez et determinez avec</text:p>
      <text:p text:style-name="P7">nous les cardinaulx du Saint Siege et partiz de</text:p>
      <text:p text:style-name="P7">lobeïssance du dit Bevedit / Par quoy les collacions</text:p>
      <text:p text:style-name="P7">et provisions des benefices sont et appartinenent aux</text:p>
      <text:p text:style-name="P7">prelas et autres collateurs ordinaires / Et paravant</text:p>
      <text:p text:style-name="P7">afin que aucunement ne feuist retardée ou</text:p>
      <text:p text:style-name="P7">empeschee ladicte viion del'eglise / n'avons voulu faire</text:p>
      <text:p text:style-name="P7">ne souffrir presenter aucun trole de par nous audit Benedit pour noz familiers</text:p>
      <text:p text:style-name="P7">et serviteurs / desquelz pluseurs ont pour le fait dessusdit tres grandement traveillié</text:p>
      <text:p text:style-name="P7">et la bourré en pliseurs loingtains voyages ou envoyez les avons et autrement en</text:p>
      <text:p text:style-name="P7">maintes manieres / Et il soit ainsique de present / nous qui de tout nostre cuer</text:p>
      <text:p text:style-name="P7">desions leur bien et avancement / aions fait pour la provision d'iceulz un</text:p>
      <text:p text:style-name="P7">roole aux prelas et aultres collateurs de nosdiz royaume et dalphiné / ou quel</text:p>
      <text:p text:style-name="P7">nous avons assigné a dicte collacion nostre amé Pierre sauvage pour et ou lieu</text:p>
      <text:p text:style-name="P7">de nostre amé / Eschauçon presson de faignon. C'est a ssavoir aux chance et prebendé de</text:p>
      <text:p text:style-name="P7">vostre eglise de Saint Merry. Nous vous prions tresadcretes que pour</text:p>
      <text:p text:style-name="P7">contemplacion de nous / et configracion des choses dessus dictes / vous pourveez au</text:p>
      <text:p text:style-name="P7">dit Pierre sauvage desdiz chanomine et prebendé quant vacans seront Et de ce</text:p>
      <text:p text:style-name="P7">ne nous failliez si chier que vous avez que nous doions vous et vos faiz avoir</text:p>
      <text:p text:style-name="P7">pour bien recommandez / Et eu dessusdit tant en faictes que nous appartenions</text:p>
      <text:p text:style-name="P7">de fait la bonne voulenté que vous avez de nous complaire / et que nous en</text:p>
      <text:p text:style-name="P7">doions estre contens Et nous rescripuez par le porteur de cestes / vostre voulenté</text:p>
      <text:p text:style-name="P7">et entencion facce. Donné à Paris le xxixe jour d'octobre. St signa Charles.</text:p>
      <text:p text:style-name="P7">vmii deliberaverunt quod respondeatur in termines generalibus.</text:p>
      <text:p text:style-name="P7">&gt;&gt;&gt;&gt;&gt;&gt; liste &lt;&lt;&lt;&lt;&lt;&lt;&lt;</text:p>
      <text:p text:style-name="P7">J. Decano</text:p>
      <text:p text:style-name="P7">G. Cantore</text:p>
      <text:p text:style-name="P7">A. Archidiacono Brier</text:p>
      <text:p text:style-name="P7">L. de Mongeria</text:p>
      <text:p text:style-name="P7"><text:soft-page-break/>G. de Albiaco</text:p>
      <text:p text:style-name="P7">Jo. Rollandi</text:p>
      <text:p text:style-name="P7">G. de Kaer</text:p>
      <text:p text:style-name="P7">Jo. Voygnon</text:p>
      <text:p text:style-name="P7">Sy. de Bourich</text:p>
      <text:p text:style-name="P7">Jo. Chanteprime</text:p>
      <text:p text:style-name="P7">N. de Ordeimonte</text:p>
      <text:p text:style-name="P7">A. de Maignaco</text:p>
      <text:p text:style-name="P7">P. Colli</text:p>
      <text:p text:style-name="P7">N. Dictatoris</text:p>
      <text:p text:style-name="P7">G. Fedelli</text:p>
      <text:p text:style-name="P7">Re. de Putheolis</text:p>
      <text:p text:style-name="P7">Jo. de Pompodorio</text:p>
      <text:p text:style-name="P7">Ro. de Lorriaco</text:p>
      <text:p text:style-name="P7">T. de Sancto Petro</text:p>
      <text:p text:style-name="P7">A. Regine</text:p>
      <text:p text:style-name="P7"/>
      <text:p text:style-name="P7"/>
      <text:p text:style-name="P7">=FRAN_0393_00455.tif=</text:p>
      <text:p text:style-name="P7">&gt;&gt;&gt;&gt;&gt;&gt; block &lt;&lt;&lt;&lt;&lt;&lt;&lt;</text:p>
      <text:p text:style-name="P7">De lictera magistri Johannis Voilleqian deliberatum est quod amoneatur illa clausula salvo jure</text:p>
      <text:p text:style-name="P7">cujuslibet etc. Cujusquidem lictere tenor talis est.</text:p>
      <text:p text:style-name="P7">Universis presentes litteras inspricuatis. Decanus et capitulum ecclesie Parisiensies . A Romanse ecclesiam nello</text:p>
      <text:p text:style-name="P7">medio pertinentis. Salutem in domino. Notum facimus quod cum inter dominum Johannem Lathomi presbyterum ecclesie</text:p>
      <text:p text:style-name="P7">Noviomensis canonictum actorem ex una parte Et magistrum Johannem Voillequin licenciatum in</text:p>
      <text:p text:style-name="P7">utroque jure canonicatum ecclesie Aurelianensis domini nostri regis clericum prothovotarium sueque parlament</text:p>
      <text:p text:style-name="P7">curie grefferium deffensorem ex altera / lis seu controuer sia mota fuisset vel moveri</text:p>
      <text:p text:style-name="P7">in curia Romana speraretur racione canonicatus et prebende ecclesie Sancti Mederici Parisiensis</text:p>
      <text:p text:style-name="P7">nobis inmediate subtecte / per obitum domini Guillermi Baudini nuper vacantes / quorum collacio</text:p>
      <text:p text:style-name="P7">jure ordinario ad nos pertinere censetur et pertinet / Et deinde magister Adam de Sancto</text:p>
      <text:p text:style-name="P7">Amiando procurator et procuratorio nomine dicti Johannis Lathomi de ipsius lathomi</text:p>
      <text:p text:style-name="P7">mandato speciali prout nobis per instrumentum pablicum per Michaelem Massoulle clericum</text:p>
      <text:p text:style-name="P7">Noviomensis diocesis publicum apostolica et imperiali auctoritate notarium super hoc confectum nobis</text:p>
      <text:p text:style-name="P7"><text:soft-page-break/>constitit / coram nobis Decano et pluribus aliis ejusdem ecclesie canonicis in revestiario</text:p>
      <text:p text:style-name="P7">ejusdem ecclesie propter hoc congregatis / liti et cause hujusmodi ut prefertur pendente vel</text:p>
      <text:p text:style-name="P7">moveri sparate in curia Romana / pure simpliter et absolute / ac jomni juri si quod</text:p>
      <text:p text:style-name="P7">eidem domino Johanni Lathomi in dictis canonicatu et prebenda Sancti Mederici competebat / vigore gracie</text:p>
      <text:p text:style-name="P7">apostolice sub data tercio idus octobris / Pontificatus domini Benedicti ultimo in papam</text:p>
      <text:p text:style-name="P7">electi anno primo / renunciaverit et cesserit / prout eciam per instrumentum publicum signo et</text:p>
      <text:p text:style-name="P7">subscripcione magistri Guillelmi Picardi apostolica et imperiali auctoritatibus notarii scribeque</text:p>
      <text:p text:style-name="P7">nostri signatum et munitum nobis eciam luculenter appruit Nos de dicti magistri</text:p>
      <text:p text:style-name="P7">Johannis Voillequin moribus sufficiente et ydoncitate plenarie informati / ipsius</text:p>
      <text:p text:style-name="P7">meritis exigentibus attentisque serviciis et curialitatibus per cum ecclesie Parisiensis</text:p>
      <text:p text:style-name="P7">sepius impesis / et que speriamus in futurum impendi in capitulo nostro congregati</text:p>
      <text:p text:style-name="P7">Eidem magistro Johanni dictos canonicatum et prebendam et omne jus quod in ipsis conferendum</text:p>
      <text:p text:style-name="P7">competit et virtute collacionis nobis competentes racione premissorum nobis competere praetis</text:p>
      <text:p text:style-name="P7">eciam si ex alia persona vel alias quovismodo vacent contulimus et conferimus</text:p>
      <text:p text:style-name="P7">Eundem magistrum Johannem si et inquantum possumus et nobis competit eac eidem opus</text:p>
      <text:p text:style-name="P7">est in dicti Johannis Lathomi locum et jus subrogando per presentes et ipsum si et inquantum</text:p>
      <text:p text:style-name="P7">est ei necessaum de ipsis per tradicionem quarundam licterarum quas nos Decanus in</text:p>
      <text:p text:style-name="P7">manibus nostris tenebamus investientes / ac in eorum possessionem per tradicionem presencium</text:p>
      <text:p text:style-name="P7">licterarum inducentem / absque tamen prejudicio eidem virtute dicte gracie aposolice sibi face</text:p>
      <text:p text:style-name="P7">vels alias competentes n mandantes insuper capiceriis dicte ecclesie et ceteris presbyteris et capellani</text:p>
      <text:p text:style-name="P7">E</text:p>
      <text:p text:style-name="P7">et aliis nobis subditis / quatinus eum dem magistrum Johannem si neccesse fuerit et per eu</text:p>
      <text:p text:style-name="P7">fuerint requisiti in corporilem et realem possessionem predictorum canonicatus et prebende</text:p>
      <text:p text:style-name="P7">inducant servatis solemnitatibus in talibus observari consuetis. In cujus rei</text:p>
      <text:p text:style-name="P7">testimonium sigillum nostrum capitulare presentibus litteris duximus apponendum. Dactum</text:p>
      <text:p text:style-name="P7">Parisiensis in capitulo nostro die xxixa mensis januarii anno domini millesimo trecentesimo</text:p>
      <text:p text:style-name="P7">Nonagesimo octavo.</text:p>
      <text:p text:style-name="P7"/>
      <text:p text:style-name="P7"/>
      <text:p text:style-name="P7">=FRAN_0393_00456.tif=</text:p>
      <text:p text:style-name="P7">&gt;&gt;&gt;&gt;&gt;&gt; date &lt;&lt;&lt;&lt;&lt;&lt;&lt;</text:p>
      <text:p text:style-name="P7">dccado Belier ad jovis post reminscere Ad respondendum ut prius</text:p>
      <text:p text:style-name="P7">Die mercurii sequenti non fuit capitulum propter</text:p>
      <text:p text:style-name="P7">sacros cinveres.</text:p>
      <text:p text:style-name="P7">Anno nonagesimo octavo / die veneris post sacros cines. Capitulantibus</text:p>
      <text:p text:style-name="P7"><text:soft-page-break/>&gt;&gt;&gt;&gt;&gt;&gt; block &lt;&lt;&lt;&lt;&lt;&lt;&lt;</text:p>
      <text:p text:style-name="P7">De magistro Johanne de Sancto Verano domini de gracia remiserunt et quittaverunt arreragia</text:p>
      <text:p text:style-name="P7">o que debebat ad causam xi s. cum viii° d. quos debet annuatim racione certarum</text:p>
      <text:p text:style-name="P7">terrarum quas in loco de Castaneto obtinet.</text:p>
      <text:p text:style-name="P7">Domus deffuncti magistri Johannis Karolay appreciata est ad viiix franc</text:p>
      <text:p text:style-name="P7">Salvo quod qui habebit eam contentus erit pecuniis receptis pro repparacionibus</text:p>
      <text:p text:style-name="P7">ejusdem domus / que pecunie sunt in thesauro / hoc addito quod fient</text:p>
      <text:p text:style-name="P7">dicte repparaciones secundum ordinacionem deputatorum ex parte capituli / penes quos</text:p>
      <text:p text:style-name="P7">remanebunt peccunie predicte / donec et quousque profecte fuerint.</text:p>
      <text:p text:style-name="P7">Data est licencia fratribus et sororibus domus Dei</text:p>
      <text:p text:style-name="P7">vendendi Guillelmos Arrode civi Parisiensis certas</text:p>
      <text:p text:style-name="P7">domos et hereditatis situatis apud Rrole Parisiensis diocesis</text:p>
      <text:p text:style-name="P7">Hodie Robertus de Velli receptus fuit in</text:p>
      <text:p text:style-name="P7">capsulacium ecclesie et juravit bene et</text:p>
      <text:p text:style-name="P7">fideliter officium suum execione etc. ut in forma.</text:p>
      <text:p text:style-name="P7">De facto de Christolio loquatur cum consilio capituli</text:p>
      <text:p text:style-name="P7">Dicatur executoribus testamenti seu ultime voluntatis</text:p>
      <text:p text:style-name="P7">deffuncti magistri Symonis Fieron dudum</text:p>
      <text:p text:style-name="P7">succentoris hujus ecclesie ut cotribuant circa</text:p>
      <text:p text:style-name="P7">distribucionem mandeti presentis Kadragesime.</text:p>
      <text:p text:style-name="P7">et eciam dicatur omnibus qui debentur et teneretur</text:p>
      <text:p text:style-name="P7">interesse in mandeto quatinus intersint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A. Archidiacono Brie</text:p>
      <text:p text:style-name="P7">Jo. Rollandi</text:p>
      <text:p text:style-name="P7">Jo. de Pgnone</text:p>
      <text:p text:style-name="P7">Sy. de Bourich</text:p>
      <text:p text:style-name="P7">N. de Ordeimonte</text:p>
      <text:p text:style-name="P7">P. Colli</text:p>
      <text:p text:style-name="P7">Ste. Pruelli</text:p>
      <text:p text:style-name="P7">A. Regine</text:p>
      <text:p text:style-name="P7">G. de Kaer</text:p>
      <text:p text:style-name="P7">N. dictatoris</text:p>
      <text:p text:style-name="P7"><text:soft-page-break/>Ro. Dangel</text:p>
      <text:p text:style-name="P7">Jo. Hue</text:p>
      <text:p text:style-name="P7">R. de Putheolis</text:p>
      <text:p text:style-name="P7">T. de Sancto Petro</text:p>
      <text:p text:style-name="P7">Jo. de Pompodorio</text:p>
      <text:p text:style-name="P7">L. de Mongeria ma. Reginali</text:p>
      <text:p text:style-name="P7">dRo. de Lorriaco G. Fedelli</text:p>
      <text:p text:style-name="P7">G. de Albiaco T. de Alneto.</text:p>
      <text:p text:style-name="P7"/>
      <text:p text:style-name="P7"/>
      <text:p text:style-name="P7">=FRAN_0393_00457.tif=</text:p>
      <text:p text:style-name="P7">&gt;&gt;&gt;&gt;&gt;&gt; numérotation &lt;&lt;&lt;&lt;&lt;&lt;&lt;</text:p>
      <text:p text:style-name="P7">iiiixx x</text:p>
      <text:p text:style-name="P7">43</text:p>
      <text:p text:style-name="P7">&gt;&gt;&gt;&gt;&gt;&gt; Date &lt;&lt;&lt;&lt;&lt;&lt;&lt;</text:p>
      <text:p text:style-name="P7">Pare</text:p>
      <text:p text:style-name="P7">Capitulantibus dominis.</text:p>
      <text:p text:style-name="P7">pc</text:p>
      <text:p text:style-name="P7">&gt;&gt;&gt;&gt;&gt;&gt; block &lt;&lt;&lt;&lt;&lt;&lt;&lt;</text:p>
      <text:p text:style-name="P7">Hodie decanus Sancti Germani Autisioiensis Pars.e iterum presentavit</text:p>
      <text:p text:style-name="P7">quandam presentacionem ad vicariam quam in ecclesia Parisieri</text:p>
      <text:p text:style-name="P7">obtinebat deffunctus magister Johannes de Cymaco non</text:p>
      <text:p text:style-name="P7">amotis ab ea illis verbis in ipsa contentis scilicet / non nisi</text:p>
      <text:p text:style-name="P7">canonico ecclesie nostre conferri solitam / et petiit instrumentum ne reputetur</text:p>
      <text:p text:style-name="P7">ecclesia Sancti Germani morosa et negligens / et domini tesponderut</text:p>
      <text:p text:style-name="P7">quod dicta clausa erat contra bonos mores / quodque domini viderent</text:p>
      <text:p text:style-name="P7">an per fundacionem secundum illam formam debeant recipere etc.</text:p>
      <text:p text:style-name="P7">Presentibus ad hoc magistro Johanne Comitis Cantore universitatis</text:p>
      <text:p text:style-name="P7">Parisiensi Johanne Lescheuin preposito de Risayo in bria. et magistro</text:p>
      <text:p text:style-name="P7">Ste. de Capella Camerario clerico ecclesie.</text:p>
      <text:p text:style-name="P7">Super supplicacione xviii. scolarium supplicancium quatinus domini</text:p>
      <text:p text:style-name="P7">vellent cum ipsis dispensare ut non tenerentur interesse</text:p>
      <text:p text:style-name="P7">in mandeto cum aliis pauperibus fuit deliberatum quod videatur</text:p>
      <text:p text:style-name="P7">fundacio et si fuerit cantum in ea quod teneantur interesse</text:p>
      <text:p text:style-name="P7">domini non intendunt dispensare.</text:p>
      <text:p text:style-name="P7">Hodie presentavit in capitulo dominus Ste. de Capella</text:p>
      <text:p text:style-name="P7"><text:soft-page-break/>admortiacionem stagnim de Mellenfray.</text:p>
      <text:p text:style-name="P7">Dati sunt commissarii ad audiendum raciones prepositi de Rosayo domini</text:p>
      <text:p text:style-name="P7">eet magistri Joihue et R. de Lorri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A. de Maignaco</text:p>
      <text:p text:style-name="P7">Jo. Hue</text:p>
      <text:p text:style-name="P7">Jo. Rollandi</text:p>
      <text:p text:style-name="P7">T. de Sancto Petro</text:p>
      <text:p text:style-name="P7">G. de Albyaco</text:p>
      <text:p text:style-name="P7">H. Blancheti</text:p>
      <text:p text:style-name="P7">Ro. de Putheolis</text:p>
      <text:p text:style-name="P7">Sy. de Bourich</text:p>
      <text:p text:style-name="P7">Jo. de Pompodorio</text:p>
      <text:p text:style-name="P7">N. Dictatoris</text:p>
      <text:p text:style-name="P7">P. Collir</text:p>
      <text:p text:style-name="P7">Jo. Voygnon</text:p>
      <text:p text:style-name="P7">G. Fedelli</text:p>
      <text:p text:style-name="P7">A Regine</text:p>
      <text:p text:style-name="P7">Ro. Dangel</text:p>
      <text:p text:style-name="P7">Ste. Peruelli</text:p>
      <text:p text:style-name="P7">G. de Kaer</text:p>
      <text:p text:style-name="P7">N. de Ordeimente</text:p>
      <text:p text:style-name="P7">T. de Alneto</text:p>
      <text:p text:style-name="P7"/>
      <text:p text:style-name="P7"/>
      <text:p text:style-name="P7">=FRAN_0393_00458.tif=</text:p>
      <text:p text:style-name="P7">&gt;&gt;&gt;&gt;&gt;&gt; date &lt;&lt;&lt;&lt;&lt;&lt;&lt;</text:p>
      <text:p text:style-name="P7">Anno nonagesimo octavo. Die jovis post Brandones xx mesis febridiii</text:p>
      <text:p text:style-name="P7">a</text:p>
      <text:p text:style-name="P7">capitulantibus dominis.</text:p>
      <text:p text:style-name="P7">&gt;&gt;&gt;&gt;&gt;&gt; block &lt;&lt;&lt;&lt;&lt;&lt;&lt;</text:p>
      <text:p text:style-name="P7">De procuratore ecclesie ad causam officii anniversariorum</text:p>
      <text:p text:style-name="P7"><text:soft-page-break/>actois contra Petrum Monton hered pro parte deffunctis</text:p>
      <text:p text:style-name="P7">Mileti Le Charron . ad lune post quammodo in</text:p>
      <text:p text:style-name="P7">statu.</text:p>
      <text:p text:style-name="P7">Sorores Nicolaa la Freze et Alipdis du pre</text:p>
      <text:p text:style-name="P7">fecerunt vota castitatis et obediencie etc.</text:p>
      <text:p text:style-name="P7">De domino Decano Sancti Germani Autissiadorensis</text:p>
      <text:p text:style-name="P7">domini obtulerunt ei quod loco illorum vocabilorum</text:p>
      <text:p text:style-name="P7">videlicet canonico ecclesie nostre conferri solitis poneretur</text:p>
      <text:p text:style-name="P7">aliquam clauarum sequentem. scilicet ad quam non nisi</text:p>
      <text:p text:style-name="P7">concanoniatumn nostrum presentari per nos solitum est vel</text:p>
      <text:p text:style-name="P7">ista clarsa Ad quam non nisi concanonicata nostrum</text:p>
      <text:p text:style-name="P7">consuevimus presentare.</text:p>
      <text:p text:style-name="P7">De domino Archiepiscopo Remensis pro parte sua fuit</text:p>
      <text:p text:style-name="P7">requisitum quatinus hospitaretur in claustro et domini</text:p>
      <text:p text:style-name="P7">deliberaverunt quod non poterant requestam suam</text:p>
      <text:p text:style-name="P7">passare obstantes statutis ecclesie.</text:p>
      <text:p text:style-name="P7">Faciat fieri magister Johannes Comictis Cantor universitatis Parisiensis quictanciam</text:p>
      <text:p text:style-name="P7">sub sigillo Castalleti parisiensis de omnibus quibuscunmque in quibus domini decanus</text:p>
      <text:p text:style-name="P7">et capitulum ecclesie Par. eidem magistro Johanni tenri possunt tam racione regis</text:p>
      <text:p text:style-name="P7">et administracionis puerorum chori ecclesie / olim per ipsum gestm / tempore quo hujusmodi</text:p>
      <text:p text:style-name="P7">puerorum Regimen habebat / quam quacumque alia racione occasione sive causa</text:p>
      <text:p text:style-name="P7">mediante lxx. frr. Auri qui sibi tradentur per dominos et dicatur magistro</text:p>
      <text:p text:style-name="P7">Philberto de Salione canonico Parisiens / quod tradat ipsos lxx. fr. in dimucionem</text:p>
      <text:p text:style-name="P7">iiC fr. auri in quibus tenetur ecclesie racione domus claustralis ipsius</text:p>
      <text:p text:style-name="P7">magistri Philberti quam priedem euit a deffuncto magistro Johanne de Socto</text:p>
      <text:p text:style-name="P7">quondam canonico Parisiensis</text:p>
      <text:p text:style-name="P7">De promotis contra dominum Rollandum Belier canonictum ecclesie Sancti Benedicti beneversi parisiensis</text:p>
      <text:p text:style-name="P7">ad viii° in statu . Caeta</text:p>
      <text:p text:style-name="P7">Die sabbati sequente non fuit capitulum propter</text:p>
      <text:p text:style-name="P7">festum Cathedre Sancti Petri.</text:p>
      <text:p text:style-name="P7">&gt;&gt;&gt;&gt;&gt;&gt; liste &lt;&lt;&lt;&lt;&lt;&lt;&lt;</text:p>
      <text:p text:style-name="P7">P. Decano</text:p>
      <text:p text:style-name="P7">G. Archidiacono ecclesie</text:p>
      <text:p text:style-name="P7">Symone de Bourich</text:p>
      <text:p text:style-name="P7">N. de Ordeimonte</text:p>
      <text:p text:style-name="P7"><text:soft-page-break/>G. Fidelli</text:p>
      <text:p text:style-name="P7">Ro. de Lorriaco</text:p>
      <text:p text:style-name="P7">A. de Maignaco</text:p>
      <text:p text:style-name="P7">J. de Milly</text:p>
      <text:p text:style-name="P7">P. Colli</text:p>
      <text:p text:style-name="P7">Jo. Voygnon</text:p>
      <text:p text:style-name="P7">T. Hocie</text:p>
      <text:p text:style-name="P7">Jo. Rollandi</text:p>
      <text:p text:style-name="P7">G. de Albiaco</text:p>
      <text:p text:style-name="P7">T. de Sancto Petro</text:p>
      <text:p text:style-name="P7">Re. de Putheolis</text:p>
      <text:p text:style-name="P7">L. de Mongeria</text:p>
      <text:p text:style-name="P7">N. Le Diseur</text:p>
      <text:p text:style-name="P7">Jo. de Pompodorio infirmus</text:p>
      <text:p text:style-name="P7">G. de Kaer</text:p>
      <text:p text:style-name="P7"/>
      <text:p text:style-name="P7"/>
      <text:p text:style-name="P7">=FRAN_0393_00459.tif=</text:p>
      <text:p text:style-name="P7">&gt;&gt;&gt;&gt;&gt;&gt; numérotation &lt;&lt;&lt;&lt;&lt;&lt;&lt;</text:p>
      <text:p text:style-name="P7">*77</text:p>
      <text:p text:style-name="P7">53</text:p>
      <text:p text:style-name="P7">&gt;&gt;&gt;&gt;&gt;&gt; Date &lt;&lt;&lt;&lt;&lt;&lt;&lt;</text:p>
      <text:p text:style-name="P7">anno Domini millesimo trecentesimo nonagesimo octavo. Die martis post remiscere</text:p>
      <text:p text:style-name="P7">excita mensis februarii in synodo. Capitulantibus dominis.</text:p>
      <text:p text:style-name="P7">no octavo. Die jovis post Reminscere . xxviia mensis februarii.</text:p>
      <text:p text:style-name="P7">&gt;&gt;&gt;&gt;&gt;&gt; block &lt;&lt;&lt;&lt;&lt;&lt;&lt;</text:p>
      <text:p text:style-name="P7">Emendavit magister Johannes Motelli eo quod nins tarde</text:p>
      <text:p text:style-name="P7">venit ad synodum</text:p>
      <text:p text:style-name="P7">Item eciam emendavit dominus Johannes Arnuilsi quia minis</text:p>
      <text:p text:style-name="P7">tarde veint</text:p>
      <text:p text:style-name="P7">Item magister Laurencius Guillet capellanus Sancti Benedicti</text:p>
      <text:p text:style-name="P7">benversi Parisiensis quia eciam mis tarde venerat.</text:p>
      <text:p text:style-name="P7">Veniat die sabbati proxima in capitulo subcapicerius</text:p>
      <text:p text:style-name="P7">ecclesie parisiensis</text:p>
      <text:p text:style-name="P7">Proposito contra dominum Johannem Gorreteau capicerium hujusmodi</text:p>
      <text:p text:style-name="P7">ecclesie / quod licet per statuta legatorum sedis aplice olim</text:p>
      <text:p text:style-name="P7"><text:soft-page-break/>fuerit statutum ne capicerii dicte ecclesie occasione premissa</text:p>
      <text:p text:style-name="P7">audeat nec possit librum calicem vel aliud de altari</text:p>
      <text:p text:style-name="P7">alicujus capellania appoctare propter anticipacionem hore misse</text:p>
      <text:p text:style-name="P7">sue Nichilominus tamen ipse vel alius pro ipso et de</text:p>
      <text:p text:style-name="P7">eiu mandato ipso hoc ratum hbentem / apancis temporibus</text:p>
      <text:p text:style-name="P7">citra subriperuit et apportari fecit unum missale</text:p>
      <text:p text:style-name="P7">domini Johannis Farbus / qui primam missam anticipaverat</text:p>
      <text:p text:style-name="P7">et decantaverat ante primam missam ipenam statuti prefati</text:p>
      <text:p text:style-name="P7">inaurendo / Et dictus capicerius Resondit quod nec ipse</text:p>
      <text:p text:style-name="P7">nec alius de mandato ipsius uinquam subriperuit</text:p>
      <text:p text:style-name="P7">librum calicere nec aliud quodcumque / nec intendit de cetero</text:p>
      <text:p text:style-name="P7">facere nec eciam prohidere alique in ecclesia celebrare volente</text:p>
      <text:p text:style-name="P7">post magnam missam dicte ecclesie / cum hoc spectat ad officnium cantoris</text:p>
      <text:p text:style-name="P7">De promotis contra dominum Rollandum Bellier canonicum Sancti Benedcti a</text:p>
      <text:p text:style-name="P7">sablati</text:p>
      <text:p text:style-name="P7">proximam in statu</text:p>
      <text:p text:style-name="P7">&gt;&gt;&gt;&gt;&gt;&gt; liste &lt;&lt;&lt;&lt;&lt;&lt;&lt;</text:p>
      <text:p text:style-name="P7">P. Decano</text:p>
      <text:p text:style-name="P7">G. Cantore</text:p>
      <text:p text:style-name="P7">G. Archidiacono de Josayo</text:p>
      <text:p text:style-name="P7">Jo. Rollandi</text:p>
      <text:p text:style-name="P7">Re. de Putheolis</text:p>
      <text:p text:style-name="P7">Jo. Hue</text:p>
      <text:p text:style-name="P7">G. Paillardi</text:p>
      <text:p text:style-name="P7">G. de Albiaco</text:p>
      <text:p text:style-name="P7">Jo. de Pompedorio</text:p>
      <text:p text:style-name="P7">Ste PMelli</text:p>
      <text:p text:style-name="P7">L. de Mongeria</text:p>
      <text:p text:style-name="P7">Jo. Voygnon</text:p>
      <text:p text:style-name="P7">Ro. de Lorriaco</text:p>
      <text:p text:style-name="P7">Sy. de Bourich</text:p>
      <text:p text:style-name="P7">H. Blancheti</text:p>
      <text:p text:style-name="P7">G. de Kaer</text:p>
      <text:p text:style-name="P7">Jo. Dangel</text:p>
      <text:p text:style-name="P7">Capitulantibus dominis.</text:p>
      <text:p text:style-name="P7">P. Decano</text:p>
      <text:p text:style-name="P7"><text:soft-page-break/>G. Cantore</text:p>
      <text:p text:style-name="P7">G. Archidiacono ecclesie</text:p>
      <text:p text:style-name="P7">Ro. de Lorriaco</text:p>
      <text:p text:style-name="P7">L. de Mongrla</text:p>
      <text:p text:style-name="P7">Jo. de Pompodorio</text:p>
      <text:p text:style-name="P7">N. de Ordeimonte</text:p>
      <text:p text:style-name="P7">Sy. de Bourich</text:p>
      <text:p text:style-name="P7">G. Fedelli</text:p>
      <text:p text:style-name="P7">G. de Albiaco</text:p>
      <text:p text:style-name="P7">G. de Kaer</text:p>
      <text:p text:style-name="P7">A. Regine</text:p>
      <text:p text:style-name="P7">T. de Sancto Petro</text:p>
      <text:p text:style-name="P7">N. Dictatoris</text:p>
      <text:p text:style-name="P7">Jo. de Sarraponte</text:p>
      <text:p text:style-name="P7">Re. de Putheolis</text:p>
      <text:p text:style-name="P7">Ay. de Maignaco</text:p>
      <text:p text:style-name="P7">Jo. Voygnon</text:p>
      <text:p text:style-name="P7">H. B Laucheti</text:p>
      <text:p text:style-name="P7">Jo. Hue</text:p>
      <text:p text:style-name="P7"/>
      <text:p text:style-name="P7"/>
      <text:p text:style-name="P7">=FRAN_0393_00460.tif=</text:p>
      <text:p text:style-name="P7">&gt;&gt;&gt;&gt;&gt;&gt; date &lt;&lt;&lt;&lt;&lt;&lt;&lt;</text:p>
      <text:p text:style-name="P7">Anno nonagesimo octavo. Die sabbati post Benasie prima meseirneur</text:p>
      <text:p text:style-name="P7">Marcii capitulantibus dominis.</text:p>
      <text:p text:style-name="P7">&gt;&gt;&gt;&gt;&gt;&gt; block &lt;&lt;&lt;&lt;&lt;&lt;&lt;</text:p>
      <text:p text:style-name="P7">Johannes de Castellione canonicus ecclesie Sancti Bndicti</text:p>
      <text:p text:style-name="P7">et summularius domini nostri regis exvisavit</text:p>
      <text:p text:style-name="P7">s ex eo quod non fuit ad synodum dominorum</text:p>
      <text:p text:style-name="P7">Decani et capituli ecclesie Parisiensis / dicens et</text:p>
      <text:p text:style-name="P7">asserens per suum juramentum / quod tincaerat</text:p>
      <text:p text:style-name="P7">impeditus in servicio dicti domini nostri regis</text:p>
      <text:p text:style-name="P7">et domini excusacionem suam receperunt</text:p>
      <text:p text:style-name="P7">Magister Matheus Bonifacii procurator et nomine</text:p>
      <text:p text:style-name="P7">procuratorio magistri Rollandi Bonifacii capellani</text:p>
      <text:p text:style-name="P7">capellanie sanctorum Innocentum ad altare Sancte Katherine</text:p>
      <text:p text:style-name="P7"><text:soft-page-break/>prout de procuratorio suo fidem fecit per quoddam</text:p>
      <text:p text:style-name="P7">publicum instrumentum signo et subscripcione magistri</text:p>
      <text:p text:style-name="P7">Guillelmi Galtri Rothomagensis diocesis publici</text:p>
      <text:p text:style-name="P7">auctoritate apostolica et imperiali notarii signatum</text:p>
      <text:p text:style-name="P7">et munitum excusavit dictum magistrum</text:p>
      <text:p text:style-name="P7">Reslandum ejus ficem eo quod non fuit ad</text:p>
      <text:p text:style-name="P7">synodum / quia ipse erat Rothomagi / quodque</text:p>
      <text:p text:style-name="P7">erat intencionis in brevi permutandi dictam</text:p>
      <text:p text:style-name="P7">am</text:p>
      <text:p text:style-name="P7">suam capellani</text:p>
      <text:p text:style-name="P7">De promotis contra dominum Rollandum Belier canonico</text:p>
      <text:p text:style-name="P7">Sancti Benedicti ad martis post Eculi mei in statu</text:p>
      <text:p text:style-name="P7">Hodie fuit crratus in servinctem apud Castanetum usque ad beneplacitum</text:p>
      <text:p text:style-name="P7">voluntatis dominorum Guillelmus de La Fontavine</text:p>
      <text:p text:style-name="P7">Hodie dominus Archidiaconus de Josayo elecit residuum ecclesie parrocialis Sancti</text:p>
      <text:p text:style-name="P7">Severini Parisienis que in deportu consistit presentibus dominis P. Decano</text:p>
      <text:p text:style-name="P7">Ja. Cosson Jo. Voygnon et Symone de Tourich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. Dictatoris</text:p>
      <text:p text:style-name="P7">L. de Mongeria</text:p>
      <text:p text:style-name="P7">Jo. de Pompodorio</text:p>
      <text:p text:style-name="P7">T. de Sancto Petro</text:p>
      <text:p text:style-name="P7">G. de Albiaco</text:p>
      <text:p text:style-name="P7">Jo. Rollandi</text:p>
      <text:p text:style-name="P7">G. de Kaer</text:p>
      <text:p text:style-name="P7">Ste. Praelli</text:p>
      <text:p text:style-name="P7">Jo. Voygnon</text:p>
      <text:p text:style-name="P7">Sy. de Bourich</text:p>
      <text:p text:style-name="P7">Jo. de Sarraponte</text:p>
      <text:p text:style-name="P7">Re. de Putheolis</text:p>
      <text:p text:style-name="P7">M. Reginaldi</text:p>
      <text:p text:style-name="P7">N. de Ordeimonte</text:p>
      <text:p text:style-name="P7">Fedelli</text:p>
      <text:p text:style-name="P7"><text:soft-page-break/>. de Alneto</text:p>
      <text:p text:style-name="P7">A. de Maignaco</text:p>
      <text:p text:style-name="P7">Colli</text:p>
      <text:p text:style-name="P7">Jo. Hue</text:p>
      <text:p text:style-name="P7">Ro. de Lorriaco</text:p>
      <text:p text:style-name="P7">Ja. Cesson.</text:p>
      <text:p text:style-name="P7"/>
      <text:p text:style-name="P7"/>
      <text:p text:style-name="P7">=FRAN_0393_00461.tif=</text:p>
      <text:p text:style-name="P7">&gt;&gt;&gt;&gt;&gt;&gt; numérotation &lt;&lt;&lt;&lt;&lt;&lt;&lt;</text:p>
      <text:p text:style-name="P7">iiiix xvii</text:p>
      <text:p text:style-name="P7">639</text:p>
      <text:p text:style-name="P7">&gt;&gt;&gt;&gt;&gt;&gt; Date &lt;&lt;&lt;&lt;&lt;&lt;&lt;</text:p>
      <text:p text:style-name="P7">dnno Nonagesisimo Octavo. Die martis post Oculi mei quarta mensis Marcii in ortu</text:p>
      <text:p text:style-name="P7">solis. capitulantibus dominis.</text:p>
      <text:p text:style-name="P7">Eadem die hora solita capitulantibus dominis</text:p>
      <text:p text:style-name="P7">&gt;&gt;&gt;&gt;&gt;&gt; block &lt;&lt;&lt;&lt;&lt;&lt;&lt;</text:p>
      <text:p text:style-name="P7">Super subsidio quod nunc petut dominus Rex et ducis pro facto</text:p>
      <text:p text:style-name="P7">uenionis Sancte matris ecclesie Conclusum est quod leventur</text:p>
      <text:p text:style-name="P7">ta que debita sunt camere apostolice pro tempore fluxo et</text:p>
      <text:p text:style-name="P7">nisi sufficiant concedatur decima.</text:p>
      <text:p text:style-name="P7">Dominus Robertus Saffreti se excusavit / eo quod non</text:p>
      <text:p text:style-name="P7">fuit in synodo quia infirmabatur et habebat</text:p>
      <text:p text:style-name="P7">struniam.</text:p>
      <text:p text:style-name="P7">Dominus Johannes Corderii presbyter capellanus in ecclesia Par.e</text:p>
      <text:p text:style-name="P7">alias receptus per procuratorem receptus fuit in propria et</text:p>
      <text:p text:style-name="P7">sibi fuit data licencia non residendi usque ad synodum</text:p>
      <text:p text:style-name="P7">proximam.</text:p>
      <text:p text:style-name="P7">Data est licencia Stephano Theobaldi ut se faciat</text:p>
      <text:p text:style-name="P7">promoveri ad sacrbocium.</text:p>
      <text:p text:style-name="P7">Item data est licencia domino Dioconi Le Beau ut primam</text:p>
      <text:p text:style-name="P7">missam suam celebrare possit ad majus altare ecclesie</text:p>
      <text:p text:style-name="P7">Sepulcri.</text:p>
      <text:p text:style-name="P7">Item placet dominis interponere decretum cuidam augmentacioni</text:p>
      <text:p text:style-name="P7">prebendarum ecclesie Sepulcri quam rex facere ipsis intendit.</text:p>
      <text:p text:style-name="P7">Dominus Johannes Michaelis matcularius clericus Sancti Mederici emdavit.</text:p>
      <text:p text:style-name="P7"><text:soft-page-break/>quia non fuit ad synodum.</text:p>
      <text:p text:style-name="P7">&gt;&gt;&gt;&gt;&gt;&gt; liste &lt;&lt;&lt;&lt;&lt;&lt;&lt;</text:p>
      <text:p text:style-name="P7">P. Decano</text:p>
      <text:p text:style-name="P7">G. Cantore</text:p>
      <text:p text:style-name="P7">G. Archidiaconus ecclesie</text:p>
      <text:p text:style-name="P7">A. Brie Archidiacono</text:p>
      <text:p text:style-name="P7">Jo. de Pompodorio</text:p>
      <text:p text:style-name="P7">G. de Albiaco</text:p>
      <text:p text:style-name="P7">N. de Ordeimonte</text:p>
      <text:p text:style-name="P7">Jo. Rollandi</text:p>
      <text:p text:style-name="P7">G. Fedelli</text:p>
      <text:p text:style-name="P7">L. de Mongeria</text:p>
      <text:p text:style-name="P7">G. Paillardi</text:p>
      <text:p text:style-name="P7">Re. de Putheelis</text:p>
      <text:p text:style-name="P7">Ro. de Lorriaco</text:p>
      <text:p text:style-name="P7">N. de Rancia</text:p>
      <text:p text:style-name="P7">Ja. Cosson</text:p>
      <text:p text:style-name="P7">Sy. de Bourich</text:p>
      <text:p text:style-name="P7">Jo. de Sarraponte</text:p>
      <text:p text:style-name="P7">M. Reginaldi</text:p>
      <text:p text:style-name="P7">N. Dictatoris</text:p>
      <text:p text:style-name="P7">G. de Kaer</text:p>
      <text:p text:style-name="P7">.Decano</text:p>
      <text:p text:style-name="P7">G. Cantore</text:p>
      <text:p text:style-name="P7">A. de Mongeria</text:p>
      <text:p text:style-name="P7">N. de Ordeimonte</text:p>
      <text:p text:style-name="P7">Ro. de Putheolis</text:p>
      <text:p text:style-name="P7">Ste. Pruelli</text:p>
      <text:p text:style-name="P7">Sy. de Bourich</text:p>
      <text:p text:style-name="P7">Jo. de Sarraponte</text:p>
      <text:p text:style-name="P7">A. de Maignaco</text:p>
      <text:p text:style-name="P7">P. Colli</text:p>
      <text:p text:style-name="P7">T. de Sancto Petro</text:p>
      <text:p text:style-name="P7">Jo. Rollandi</text:p>
      <text:p text:style-name="P7">G. de Kaer</text:p>
      <text:p text:style-name="P7">J. de Pompodorio</text:p>
      <text:p text:style-name="P7"><text:soft-page-break/>Ro. Dangel</text:p>
      <text:p text:style-name="P7">Ro. de Lorriaco</text:p>
      <text:p text:style-name="P7">N. Dictatoris</text:p>
      <text:p text:style-name="P7">Jo. Voygnon</text:p>
      <text:p text:style-name="P7">A. Regine</text:p>
      <text:p text:style-name="P7"/>
      <text:p text:style-name="P7"/>
      <text:p text:style-name="P7">=FRAN_0393_00462.tif=</text:p>
      <text:p text:style-name="P7">&gt;&gt;&gt;&gt;&gt;&gt; date &lt;&lt;&lt;&lt;&lt;&lt;&lt;</text:p>
      <text:p text:style-name="P7">anno nonagesimo Cctavo. Die jovis post Ctuli mei vita mensis marcii. Capitultibus eis</text:p>
      <text:p text:style-name="P7">Anno nonagisis</text:p>
      <text:p text:style-name="P7">&gt;&gt;&gt;&gt;&gt;&gt; block &lt;&lt;&lt;&lt;&lt;&lt;&lt;</text:p>
      <text:p text:style-name="P7">Oominus Johannes Mugney se excusavit a synodo quia</text:p>
      <text:p text:style-name="P7">erat in burgondia / et domini habuerunt eum excusatum</text:p>
      <text:p text:style-name="P7">Dominus Petrus Rati excusavit magistrum Johannem de Laudis</text:p>
      <text:p text:style-name="P7">alias Boucandry a synodo / quia non erat parisiensm die</text:p>
      <text:p text:style-name="P7">symodi.</text:p>
      <text:p text:style-name="P7">Placet dominis quod Thomas du Fresne promoveatur ad</text:p>
      <text:p text:style-name="P7">ordinem subdiaconatus.</text:p>
      <text:p text:style-name="P7">Hodie compacente in capitulo domino decano Sancti Germani Autissiodorensis</text:p>
      <text:p text:style-name="P7">et magistro Guidone de Villaribus / et petente dicto domino decano nomine</text:p>
      <text:p text:style-name="P7">capituli Sancti Germiani dictum magistrum Guidonem recipi ad vicariam ecclesie</text:p>
      <text:p text:style-name="P7">Parisiensi etc. dicta magistro Guidone eciam hoc petente nomine suo / virtute</text:p>
      <text:p text:style-name="P7">cujusdam presentacionis per eum tunc exhibite besoque per dominos decanum et</text:p>
      <text:p text:style-name="P7">capitulum ecclesie Parisiensis / post inspectoez dicte presentacionis quod quo in ca erant</text:p>
      <text:p text:style-name="P7">adhuc illa uba non nisi canonico dicte nostre ecclesie epreferri solitam etc. domini eum</text:p>
      <text:p text:style-name="P7">non poterant recipere ni admictere dictus domino decanus Sancti Germani stati rundit</text:p>
      <text:p text:style-name="P7">pro credebat quod a dicta presentacione fuissent amota saltem illa nerba nonvisi</text:p>
      <text:p text:style-name="P7">remanentsis ill canonico dicte nostre ecclesie etc. et sdico ipse dominus Decanus in contienti</text:p>
      <text:p text:style-name="P7">illa verba nonvisi a dicta presentacionis amovit illa in propria cum calano scindendo</text:p>
      <text:p text:style-name="P7">et delendo / cumque peteret instanter actentes amocione illorum verborum non nisi per cum facta</text:p>
      <text:p text:style-name="P7">quatinus domini vellent dictum magistrum Guy. recipere et domini post deliberacionem maturam</text:p>
      <text:p text:style-name="P7">super hoc habitam eidem responderntur quod loquerentur cum consilio capituli et deinde sibi</text:p>
      <text:p text:style-name="P7">responderent super peticione sua etc.</text:p>
      <text:p text:style-name="P7">octavo. Die sabbati post Oculi mei viiia mensis marcii.</text:p>
      <text:p text:style-name="P7">Magister Johannes Huet capellanis Sancti Thome Cantuariensis</text:p>
      <text:p text:style-name="P7"><text:soft-page-break/>in ecclesia Parisiensi / fuit excusatus per dominum Johannem</text:p>
      <text:p text:style-name="P7">Bacheller / dicens quod dictus capellanis eratur apud</text:p>
      <text:p text:style-name="P7">nulliacum in Gastineto / et domini ejus excusacionem nec</text:p>
      <text:p text:style-name="P7">receperunt nec refutarunt.</text:p>
      <text:p text:style-name="P7">Magister Johannes Rose capellanis Sancti Ludovici in ecclesia Sancti</text:p>
      <text:p text:style-name="P7">Benedicti se excusavit a synodo dicens coerat</text:p>
      <text:p text:style-name="P7">apud Medentam / et domini eum excusatum habuerunt.</text:p>
      <text:p text:style-name="P7">Injunctum est Michi G. notario extrahere omnia que sunt</text:p>
      <text:p text:style-name="P7">in regestro capitulari tam de recepcione ad archidiaconum Brie</text:p>
      <text:p text:style-name="P7">per deffunctum magistrum Petrum de Roonyaco quam de recepcione</text:p>
      <text:p text:style-name="P7">ad archidiaconiatum Parisiensi per deffunctum magistrum Johannem de</text:p>
      <text:p text:style-name="P7">Bordio sub sigillo capituli et instrment publico.</text:p>
      <text:p text:style-name="P7">Delite inter capitulum et magistrum Johannem Trucan placet</text:p>
      <text:p text:style-name="P7">dominis quod duo onerentur super facto utriusque parties et in casu</text:p>
      <text:p text:style-name="P7">discordie eligatur tercius et nominatus est pro parte</text:p>
      <text:p text:style-name="P7">capituli magister Jo. Voygniy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. de Ordeimonte</text:p>
      <text:p text:style-name="P7">Sy. de Bourich</text:p>
      <text:p text:style-name="P7">L. de Mongeria</text:p>
      <text:p text:style-name="P7">T. de Sancto Petro</text:p>
      <text:p text:style-name="P7">Jo. Rollandi</text:p>
      <text:p text:style-name="P7">Jo. de Sarraponte</text:p>
      <text:p text:style-name="P7">Ro. Dangel</text:p>
      <text:p text:style-name="P7">Ay. de Maignaco</text:p>
      <text:p text:style-name="P7">P. Colli</text:p>
      <text:p text:style-name="P7">G. de Kaer</text:p>
      <text:p text:style-name="P7">Ro. de Lorriaco</text:p>
      <text:p text:style-name="P7">N. Dictatoris</text:p>
      <text:p text:style-name="P7">Jo. de Pompodorio</text:p>
      <text:p text:style-name="P7">T. Hocie</text:p>
      <text:p text:style-name="P7">Ste. Peruelli</text:p>
      <text:p text:style-name="P7">Re. de Putheolis</text:p>
      <text:p text:style-name="P7"><text:soft-page-break/>Ma. Reginaldi</text:p>
      <text:p text:style-name="P7">Jo. Voygnon</text:p>
      <text:p text:style-name="P7">Capitulantibus dominis.</text:p>
      <text:p text:style-name="P7">P. Decano</text:p>
      <text:p text:style-name="P7">G. Cantore</text:p>
      <text:p text:style-name="P7">L. de Mongeria</text:p>
      <text:p text:style-name="P7">Bo. de Lorriaco</text:p>
      <text:p text:style-name="P7">Sy. de Bourich</text:p>
      <text:p text:style-name="P7">H. Blancheti</text:p>
      <text:p text:style-name="P7">Ma. Reginaldi</text:p>
      <text:p text:style-name="P7">Jo. de Sarraponte</text:p>
      <text:p text:style-name="P7">T. Hocie</text:p>
      <text:p text:style-name="P7">A. de Maignaco</text:p>
      <text:p text:style-name="P7">P. Colli</text:p>
      <text:p text:style-name="P7">Jo. de Pompodorio</text:p>
      <text:p text:style-name="P7">Jo. Hue</text:p>
      <text:p text:style-name="P7">T. de Sancto Petro</text:p>
      <text:p text:style-name="P7">A. Regnne</text:p>
      <text:p text:style-name="P7">G. de Kaer</text:p>
      <text:p text:style-name="P7">Jo. Rollandi</text:p>
      <text:p text:style-name="P7">Jo. Voygnon</text:p>
      <text:p text:style-name="P7">N. de Ordeimonte</text:p>
      <text:p text:style-name="P7">Peruelli.</text:p>
      <text:p text:style-name="P7"/>
      <text:p text:style-name="P7"/>
      <text:p text:style-name="P7">=FRAN_0393_00463.tif=</text:p>
      <text:p text:style-name="P7">&gt;&gt;&gt;&gt;&gt;&gt; numérotation &lt;&lt;&lt;&lt;&lt;&lt;&lt;</text:p>
      <text:p text:style-name="P7">iiiixx et ix</text:p>
      <text:p text:style-name="P7">441</text:p>
      <text:p text:style-name="P7">&gt;&gt;&gt;&gt;&gt;&gt; block &lt;&lt;&lt;&lt;&lt;&lt;&lt;</text:p>
      <text:p text:style-name="P7">Dominus Petrus La Vile capicerius Sancti Stephani de Gressibus</text:p>
      <text:p text:style-name="P7">se excusavit a synodo.</text:p>
      <text:p text:style-name="P7">Magister Matheus Cauvini capellanus in ecclesia Parisiensis</text:p>
      <text:p text:style-name="P7">fuit receptus in propria et se excusavit a synodo / quia</text:p>
      <text:p text:style-name="P7">erat cum domino Archiepiscopo Rothomagensi / et domini habuerunt</text:p>
      <text:p text:style-name="P7">eum excusatum.</text:p>
      <text:p text:style-name="P7"><text:soft-page-break/>Magister Guido de Rota canonicus Parisiensis alias Receptus per procuratorem</text:p>
      <text:p text:style-name="P7">fuit receptus in propria et Juravit in forma.</text:p>
      <text:p text:style-name="P7">Magister Dyonisius Custurarii vicarius ecclesie Parisiensis /</text:p>
      <text:p text:style-name="P7">se excusavit ex eo quod non fuit ad synodum / dicens</text:p>
      <text:p text:style-name="P7">quod tunc erat in negociis ecclesie.</text:p>
      <text:p text:style-name="P7">Magister Johannes Viellet excusavit magistrum Laurencium</text:p>
      <text:p text:style-name="P7">de salicibus capellanum in ecclesia Par. ex eo quod non fuit ad</text:p>
      <text:p text:style-name="P7">synodum quia ipse magister Laurencius commoratur</text:p>
      <text:p text:style-name="P7">Laudunensis et est canonicus Laudunensis.</text:p>
      <text:p text:style-name="P7">Magister Philippus Le Begue capellanus in ecclesia Parisiensis fuit</text:p>
      <text:p text:style-name="P7">excusatus a synodo per dominum Jacobum Halle alias de Villa</text:p>
      <text:p text:style-name="P7">Judea dicentem quod ipse magister Philippus erat extra villam</text:p>
      <text:p text:style-name="P7">Parisiensem in die synodi.</text:p>
      <text:p text:style-name="P7">Non placet dominis quod illi de domo Dei acceptent quoddam legatum factum</text:p>
      <text:p text:style-name="P7">eis per deffunctum magistrum Guillelmum Feret canonicum Aurelianensem.</text:p>
      <text:p text:style-name="P7">Johannes Fabri ad presentacionem capicerii fuit receptus in subcapicerium ecclesie.</text:p>
      <text:p text:style-name="P7">Redigant canonici Sancti Stephani de Gressibus in scriptis / ea pro quibus supplicaverunt dominis.</text:p>
      <text:p text:style-name="P7">Loquatur magister Thomas de Sancto Petro Canonicus Par. cum domino Episcopo Meldensi</text:p>
      <text:p text:style-name="P7">pro preposito de Rosayo.</text:p>
      <text:p text:style-name="P7">&gt;&gt;&gt;&gt;&gt;&gt; liste &lt;&lt;&lt;&lt;&lt;&lt;&lt;</text:p>
      <text:p text:style-name="P7">Capitulantibus dominis.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T. de Sancto Petro</text:p>
      <text:p text:style-name="P7">G. de Kaer</text:p>
      <text:p text:style-name="P7">Ste. Perrnelli</text:p>
      <text:p text:style-name="P7">Jo. Hue</text:p>
      <text:p text:style-name="P7">N. Dictatoris</text:p>
      <text:p text:style-name="P7">Sy. de Bourich</text:p>
      <text:p text:style-name="P7">Ro. Dangel</text:p>
      <text:p text:style-name="P7">N. de Ordeimonte</text:p>
      <text:p text:style-name="P7">T. Hocie</text:p>
      <text:p text:style-name="P7">A. de Maignaco</text:p>
      <text:p text:style-name="P7">Jo. de Sarraponte</text:p>
      <text:p text:style-name="P7"><text:soft-page-break/>P. Colli</text:p>
      <text:p text:style-name="P7">Jo. Rollandi</text:p>
      <text:p text:style-name="P7">Ro. de Lorriaco</text:p>
      <text:p text:style-name="P7">A. Regnie</text:p>
      <text:p text:style-name="P7">Re. de Putheolis</text:p>
      <text:p text:style-name="P7">G. Fedelli</text:p>
      <text:p text:style-name="P7">Ma. Reginaldi</text:p>
      <text:p text:style-name="P7">Jo. Voygnon</text:p>
      <text:p text:style-name="P7"/>
      <text:p text:style-name="P7"/>
      <text:p text:style-name="P7">=FRAN_0393_00464.tif=</text:p>
      <text:p text:style-name="P7">&gt;&gt;&gt;&gt;&gt;&gt; block &lt;&lt;&lt;&lt;&lt;&lt;&lt;</text:p>
      <text:p text:style-name="P7">Cum in causa mota et pendente inter promotorem Causarum officii curie dominorum Decani</text:p>
      <text:p text:style-name="P7">et Capituli ecclesie Parisiensis / et dominum Rollandum Belier presbyterum Canonicum ecclesie Sancti Benedicti</text:p>
      <text:p text:style-name="P7">beneversi par. ipsis dominis Immediate subjecte Restaret hodie respondere ex parte</text:p>
      <text:p text:style-name="P7">dicti domini Rollandi articulis contra eum per dominos ex officio traditis / dictus dominus</text:p>
      <text:p text:style-name="P7">Rollandus se excusavit a sibi impositis per promotorem in dictis articulis dicens</text:p>
      <text:p text:style-name="P7">se nunquam fuisse rebellem et inobedientem parere sentenciis diffinitivis in curia</text:p>
      <text:p text:style-name="P7">Romana contra ecclesiam Sancti Benedicti canonicosque et personas ejusdem per dictos dominos Decanum</text:p>
      <text:p text:style-name="P7">et Capitulum et pro ipsis habitis et obtentis / ymo ipsas sentencias diffinitivas expresse emologabat</text:p>
      <text:p text:style-name="P7">et approbabat emologavitque et approbavit / modo et forma contentis in quadam cedula</text:p>
      <text:p text:style-name="P7">papirea per ipsum dominum Rollandum de verbo ad verbum lecta / et in scriptis tradita</text:p>
      <text:p text:style-name="P7">cujus tenor talis est. Vobis Reverendis dominis meis Decano et Capitulo ecclesie Parisiensis</text:p>
      <text:p text:style-name="P7">Supplico ego Rollandus Belier canonicus ecclesie Sancti Benedicti beneversi subditus et</text:p>
      <text:p text:style-name="P7">Justiciabilis vester quatinus me velitis excusatum habere super nonnullis que audivi</text:p>
      <text:p text:style-name="P7">contra me fuisse dominacionibus vestris relata minus Juste cujuslibet reverencia salva</text:p>
      <text:p text:style-name="P7">videlicet me fuisse rebellem et inobedientem parere sentenciis diffinitivis quas</text:p>
      <text:p text:style-name="P7">in sede apostolica obtinuistis contra ecclesiam Sancti Benedicti beneversi supradictam</text:p>
      <text:p text:style-name="P7">et canonicos ac personas ejusdem ac monicionibus super hoc ex parte executoris earundem</text:p>
      <text:p text:style-name="P7">factis / cum veraciter nullam in hoc inobedienciam umquam fecerim vel facere voluissem</text:p>
      <text:p text:style-name="P7">neque vellem / et super hoc si opus esset supplicarem in deffensionibus meis audiri</text:p>
      <text:p text:style-name="P7">cum semper eisdem sentenciis fuerim paratus parere / et paruerim quantum in me fuit</text:p>
      <text:p text:style-name="P7">Et nichilominus exhabundanti ipsas sentencias diffinitivas secundum tenorem earundem</text:p>
      <text:p text:style-name="P7">expresse emologo et approbo / Ac eis pareo et acquiesco / parereque eis et acquiescere deinceps</text:p>
      <text:p text:style-name="P7"><text:soft-page-break/>Juro et promicto / absque contra veniendo per me vel alium quovismodo. Supplicans ipse</text:p>
      <text:p text:style-name="P7">dominus Rollandus prefatis dominis quatinus super premissis sibi impositis ipsum vellent habere</text:p>
      <text:p text:style-name="P7">excusatum. et petiit instrumentum / et eciam domini Decanus et Capitulum sibi fieri per me</text:p>
      <text:p text:style-name="P7">G. Picardi Tabellionem dictorum dominorum et Johannem Burgensi notarium apostolicum.</text:p>
      <text:p text:style-name="P7">Quibus excusacionibus sic per dictum dominum Rollandum pretensis et allegatis /</text:p>
      <text:p text:style-name="P7">prefati domini Decanus et Capitulum habita prius inter eos super premissis deliberacione</text:p>
      <text:p text:style-name="P7">matura attentis que excusacionibus suis per ipsum cum humilitate maxima pretensis</text:p>
      <text:p text:style-name="P7">unacum aliis attendendis prefatum dominum Rollandum super premissis excusatum</text:p>
      <text:p text:style-name="P7">habuerunt / dicto promotori super suis propositis silencium perpetuum imponendo ac</text:p>
      <text:p text:style-name="P7">ipsum dominum Rollandum ab omnibus et singulis sibi impositis si et in quantum indigebat</text:p>
      <text:p text:style-name="P7">penitus absolvendo. Presentibus ad hec fratre Johanne Charronis magistro domus Dei Par.</text:p>
      <text:p text:style-name="P7">Martino Thoulouse Religioso dicte domus necnon dominis Johanne Hays et Roberto</text:p>
      <text:p text:style-name="P7">de Baileux presbyteris Testibus ad premissa vocatis specialiter et Rogatis. Et fuit dicto</text:p>
      <text:p text:style-name="P7">domino Rollando concessa / ac tradita lictera sub forma que sequitur.</text:p>
      <text:p text:style-name="P7">.. Universis presentes litteras inspecturis.. Decanus et Capitulum ecclesie Parisiensis</text:p>
      <text:p text:style-name="P7">Ad Romanam ecclesiam nullo medio pertinentis. Salutem in domino. Cum nuper venerabilis vir</text:p>
      <text:p text:style-name="P7">dominus Rollandus Belier canonicus ecclesie Sancti Benedicti beneversi Par. subditus et</text:p>
      <text:p text:style-name="P7">Justiciabilis noster plurium insinuacione clamosa famaque publice Refferente fuisset</text:p>
      <text:p text:style-name="P7">apud nos et nostram curiam delatus temere attemptasse nuper post et contra</text:p>
      <text:p text:style-name="P7">sentencias certas diffinitivas per nos et pro nobis / ac ecclesia nostra Parisiensi in romana</text:p>
      <text:p text:style-name="P7">curia contra ecclesiam Sancti Benedicti beneversi Parisiensis ut contra canonicos et personas</text:p>
      <text:p text:style-name="P7"/>
      <text:p text:style-name="P7"/>
      <text:p text:style-name="P7">=FRAN_0393_00465.tif=</text:p>
      <text:p text:style-name="P7">&gt;&gt;&gt;&gt;&gt;&gt; block &lt;&lt;&lt;&lt;&lt;&lt;&lt;</text:p>
      <text:p text:style-name="P7">alias ejusdem super subjectione et obediencia per eos nobis debitis et aliis pluribus</text:p>
      <text:p text:style-name="P7">articulis obtentas et prolatas / et processus super ipsis factos et habitos per venerabilem</text:p>
      <text:p text:style-name="P7">patrem dominum Abbatem Sancti Germani de Pratis prope Parisius sentenciarum ipsarum</text:p>
      <text:p text:style-name="P7">executorem auctoritate apostolica deputatum / et sentencias suspencionis et excommunicationis in contradictores</text:p>
      <text:p text:style-name="P7">et Impeditores execucionis sentenciarum ipsarum / ac in quoslibet Rebelles facientes et</text:p>
      <text:p text:style-name="P7">venientes contra tenorem sentenciarum ipsarum per ipsum dominum executorem latas et fulminatas /</text:p>
      <text:p text:style-name="P7">Eidem domino R. Intimatos et notificatos / intimatasque et notificatas / ac</text:p>
      <text:p text:style-name="P7">moniciones et inhibiciones secundum dictorum processuum formam et tenorem sibi debite</text:p>
      <text:p text:style-name="P7">factas contra ea et eos in pluribus venisse ac plura fecisse et perpetrasse / dictarum</text:p>
      <text:p text:style-name="P7">sentenciarum diffinitivarum vim et execucionem temere impediendo ac sentencias suspencionis</text:p>
      <text:p text:style-name="P7"><text:soft-page-break/>et execucionis per ipsum dominum executorem latas incurrendo / ac subjectionem et obedienciam</text:p>
      <text:p text:style-name="P7">ad quas nobis tenebatur et tenetur et est per juramentum astrictus violando</text:p>
      <text:p text:style-name="P7">Necnon ulterius dicebatur hiis omnibus spretis et contemptis dictis sentenciis</text:p>
      <text:p text:style-name="P7">per dominum Executorem latis / et postquam in eis notorie inciderat se pluries et</text:p>
      <text:p text:style-name="P7">frequenter immiscuisse divinis sic ligatus ac celebrasse missam et de die in</text:p>
      <text:p text:style-name="P7">diem celebrare. $Que$ Super quibus premissis nos ipsum dominum Rollandum fecimus</text:p>
      <text:p text:style-name="P7">contra nobis in Jus vocari et conveniri / predictaque ex officio nostro prout nobis</text:p>
      <text:p text:style-name="P7">competebat procedendo proposuimus / ac per promotorem nostrum proponi fecimus contra</text:p>
      <text:p text:style-name="P7">ipsum / ad finem quod ipse dominus Rollandus per nos Judices suos declararetur</text:p>
      <text:p text:style-name="P7">et decreveretur perjurus infamis ac eciam Irregularis / sitque beneficiis ecclesiasticis</text:p>
      <text:p text:style-name="P7">que possidet privandus et spoliandus / et eis que nobis subdita tenet</text:p>
      <text:p text:style-name="P7">pero nos privaretur et amoveretur ac deponeretur ab eisdem / aliasque prout</text:p>
      <text:p text:style-name="P7">super premissis esset reppertus culpabilis / et secundum ea que de premissis constare</text:p>
      <text:p text:style-name="P7">possent per nos corrigeretur et puniretur secundum Jura et canonicas sanctiones Super</text:p>
      <text:p text:style-name="P7">quibus fecimus eidem Rollando in forma Juris dari edi et exhiberi / Quibus</text:p>
      <text:p text:style-name="P7">articulis sic eidem domino Rollando datis et porrectis / ipse super premissis eciam citra</text:p>
      <text:p text:style-name="P7">et ante litiscontestacionem se curavit / erga nos excusare dicens et asserens per</text:p>
      <text:p text:style-name="P7">suum Juramentum quod in veritate nunquam Rebellis aut inobediens fuerat parere</text:p>
      <text:p text:style-name="P7">dictis sententiis / sed nec contra eas aut processus domini executoris</text:p>
      <text:p text:style-name="P7">supradictos aut moniciones vel inhibiciones super eo sibi factas nunquam</text:p>
      <text:p text:style-name="P7">acceptaverat nec voluerat aut vellet attemptare nec incidere in sentencias</text:p>
      <text:p text:style-name="P7">per dictum dominum executorem latas et fulminatas / ymo semper diffinitivis</text:p>
      <text:p text:style-name="P7">sentenciis / ac omnibus monicionibus preceptis et inhibicionibus super hiis</text:p>
      <text:p text:style-name="P7">sibi factis pro posse paruerat fueratque et erat promptus et paratus</text:p>
      <text:p text:style-name="P7">efficaciter obedire / nobisque debitam per eum obedienciam prestare et exhibere / velletque</text:p>
      <text:p text:style-name="P7">possetenus evitare sententias dicti domini executoris et alias quaslibet et</text:p>
      <text:p text:style-name="P7">nichil vellet contra nos aut alias commisisse nec imposterum facere vel committere</text:p>
      <text:p text:style-name="P7"/>
      <text:p text:style-name="P7"/>
      <text:p text:style-name="P7">=FRAN_0393_00466.tif=</text:p>
      <text:p text:style-name="P7">&gt;&gt;&gt;&gt;&gt;&gt; date &lt;&lt;&lt;&lt;&lt;&lt;&lt;</text:p>
      <text:p text:style-name="P7">Anno nonagesimo Octavo . Die jovis post dominicam qua cantatum fuit</text:p>
      <text:p text:style-name="P7">in sancta des ecclesia letare jhraln xiiia mensis marcii capitulantibus dominis</text:p>
      <text:p text:style-name="P7">&gt;&gt;&gt;&gt;&gt;&gt; block &lt;&lt;&lt;&lt;&lt;&lt;&lt;</text:p>
      <text:p text:style-name="P7">unde de iobediencia perjurio infamia vel irregularitate posset notari vel rephendi</text:p>
      <text:p text:style-name="P7">plures excusaciones verissimiles super ancedictis contra eum propositis cum haumilitate</text:p>
      <text:p text:style-name="P7"><text:soft-page-break/>ut videbatur pretendendo. Quibus excusacionibus sic per eum pretensis et allegatis</text:p>
      <text:p text:style-name="P7">Nos tam eisdem quam super veritate eorum que sibi fuerant imposita / ac toto hujusmodi</text:p>
      <text:p text:style-name="P7">negocio nos ctravimus per fide dignos lacius informare. Demumque visis et attentis</text:p>
      <text:p text:style-name="P7">informacionibus / quas super premissis fieri mandavimus et ejus excusacionibus et</text:p>
      <text:p text:style-name="P7">exhibita obediencia cum aliis attendendis / prehabita deliberacione matura Nos</text:p>
      <text:p text:style-name="P7">dicto nostro promotori super suis propositis sepedictis silencium imposuimus et imponimus</text:p>
      <text:p text:style-name="P7">perpetuum / ac ipsum dominum Rollandum a nostro judicio et examine ac omnibus et singulis</text:p>
      <text:p text:style-name="P7">supradictis contra eum propositis si et in quantum indigebat absolvimus ac remisimus</text:p>
      <text:p text:style-name="P7">et remittimus liberum et absolutum. In cujus rei testimonium presentes litteras sigilli</text:p>
      <text:p text:style-name="P7">nostri capitularis munimine duximus roborandas. Datum die sabati xia mensis marcii</text:p>
      <text:p text:style-name="P7">Anno Domini millesimo trecenemo nonagesimo octario</text:p>
      <text:p text:style-name="P7">Super facto presentacionis Sancti Germani Antissiodis</text:p>
      <text:p text:style-name="P7">Paris.e nichil fuit conclusum excepto quod ab</text:p>
      <text:p text:style-name="P7">utraque parte taperentur unus probus vir et discretus</text:p>
      <text:p text:style-name="P7">qui super hoc decideret et sinarent / prout videbitur</text:p>
      <text:p text:style-name="P7">expedire.</text:p>
      <text:p text:style-name="P7">Presentetur magister Milo Sacheaucine Canonicus Parisieni</text:p>
      <text:p text:style-name="P7">et curatus Sancti Seuerini in civitate Par.</text:p>
      <text:p text:style-name="P7">die sabbati proxima / ad acolitatus ordinem.</text:p>
      <text:p text:style-name="P7">De procuratore ecclesie ad causam furni de Vernoto</text:p>
      <text:p text:style-name="P7">actore contra Johannem d'Argeville domicellum.</text:p>
      <text:p text:style-name="P7">Giletum Abigant et Guillotum Forget Ad</text:p>
      <text:p text:style-name="P7">veneris post Ascencionis domini in statu . Et remasit</text:p>
      <text:p text:style-name="P7">informacio penes notarium que posita est</text:p>
      <text:p text:style-name="P7">in armeolis capituli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. Dictatoris</text:p>
      <text:p text:style-name="P7">L. de Mongeria</text:p>
      <text:p text:style-name="P7">T. de Sancto Petro</text:p>
      <text:p text:style-name="P7">G. de Albiaco</text:p>
      <text:p text:style-name="P7">N. de Rancia</text:p>
      <text:p text:style-name="P7">Jo. Rollandi</text:p>
      <text:p text:style-name="P7">Ste. Perruelli</text:p>
      <text:p text:style-name="P7"><text:soft-page-break/>Jo. Voygnon</text:p>
      <text:p text:style-name="P7">Symon de Bourich</text:p>
      <text:p text:style-name="P7">Ro. Dangel</text:p>
      <text:p text:style-name="P7">Re. de Putheolis</text:p>
      <text:p text:style-name="P7">N. de Ordeimonte</text:p>
      <text:p text:style-name="P7">T. Houcie</text:p>
      <text:p text:style-name="P7">J. de Sarraponte</text:p>
      <text:p text:style-name="P7">T. de Alneto</text:p>
      <text:p text:style-name="P7">Jo. Hue</text:p>
      <text:p text:style-name="P7">G. de Kaer</text:p>
      <text:p text:style-name="P7">Jo. de Pompodorio</text:p>
      <text:p text:style-name="P7"/>
      <text:p text:style-name="P7"/>
      <text:p text:style-name="P7">=FRAN_0393_00467.tif=</text:p>
      <text:p text:style-name="P7">&gt;&gt;&gt;&gt;&gt;&gt; block &lt;&lt;&lt;&lt;&lt;&lt;&lt;</text:p>
      <text:p text:style-name="P7">Dati sunt comissarii pro suplicacione Sancti Stephani de Gressibus G.</text:p>
      <text:p text:style-name="P7">Archidiaconus ecclesie G. de Kaer ey. de Bourich.</text:p>
      <text:p text:style-name="P7">faciat notarius memoralia facti Sancti Germairi Autissiodus</text:p>
      <text:p text:style-name="P7">pro ecclesia Parisiensis</text:p>
      <text:p text:style-name="P7">Datus est commissarius ad audiendum compota domini Johannis Hays</text:p>
      <text:p text:style-name="P7">officia anniversariorum matutinarum et vini ecclesie Paris.e gerentis</text:p>
      <text:p text:style-name="P7">pro domino Elemosinario / magister Johannes Voygnon et eciam</text:p>
      <text:p text:style-name="P7">magister Johannes Rollandi.</text:p>
      <text:p text:style-name="P7">Dominus Gervasius Le Gay presbyter capellanis capellanie perpetue ad altare</text:p>
      <text:p text:style-name="P7">Sancti Petri Martins in ecclesia Parisiensi fundate resignav</text:p>
      <text:p text:style-name="P7">dictam capellaniam suam in manibus dominorum causa permutacionis</text:p>
      <text:p text:style-name="P7">faciende cum magistro Johanne de Laudisson clerico rectore</text:p>
      <text:p text:style-name="P7">parrochialis ecclesie de Daniolio Cenomanensis diocesis Ad</text:p>
      <text:p text:style-name="P7">ipsam capellaniam et non alias . Et resignacione hujusmodi sic facta</text:p>
      <text:p text:style-name="P7">et per dominos admissa / fuit dicta capellaniam collata eidem</text:p>
      <text:p text:style-name="P7">magistro Johanni qui juravit in forma et fuit installatus</text:p>
      <text:p text:style-name="P7">in parte dextra chori ecclesie per cantorem . Et secum</text:p>
      <text:p text:style-name="P7">fuit dispensatum usque ad annum super sacerdocio.</text:p>
      <text:p text:style-name="P7">Super facto presentacionis Sancti Germani Autissiodorensis Par.en ad vicariam quam</text:p>
      <text:p text:style-name="P7">deffunctus magister Johannes de Cymaco obtinere solebat in ecclesia Parisiensis domini de Sancto Germanis</text:p>
      <text:p text:style-name="P7"><text:soft-page-break/>pro parte sua acceptaverunt dominum Petrum de Agnivilla Abbatem monasterii Sancti</text:p>
      <text:p text:style-name="P7">Eligii Noviomensis et domini Decanus et Capitulum Pari magistrum Petrum Beauble</text:p>
      <text:p text:style-name="P7">decretorum doctores / et in casu discordie magistrum Stephanum Perruelli canonictum</text:p>
      <text:p text:style-name="P7">Parisiensi et eciam dicte ecclesie Sancti Germaii.</text:p>
      <text:p text:style-name="P7">Apportetur ad diem martis proximam cedula appreciacionis repparacionum domus</text:p>
      <text:p text:style-name="P7">claustralis deffuncti magistri Johannis de Karolay.</text:p>
      <text:p text:style-name="P7">Promoti ad ordines ipsa die sabbi</text:p>
      <text:p text:style-name="P7">Thomas du Fresne clericus matutinarum ecclesie / curatus de Roquenturia Parisi diocesis</text:p>
      <text:p text:style-name="P7">ad fubdiaconatus ordinem.</text:p>
      <text:p text:style-name="P7">Stephanus Theobaldi clericus matictnarum ecclesie / curatus de Colla in Bria Meldensis</text:p>
      <text:p text:style-name="P7">diocesis ad prebteratus ordinem.</text:p>
      <text:p text:style-name="P7">&gt;&gt;&gt;&gt;&gt;&gt; liste &lt;&lt;&lt;&lt;&lt;&lt;&lt;</text:p>
      <text:p text:style-name="P7">Capitulantibus dominis.</text:p>
      <text:p text:style-name="P7">P. Decano</text:p>
      <text:p text:style-name="P7">G. Cantore</text:p>
      <text:p text:style-name="P7">G. Archidiacono ecclesie</text:p>
      <text:p text:style-name="P7">N. Dictatoris</text:p>
      <text:p text:style-name="P7">T. de Sancto Petroo</text:p>
      <text:p text:style-name="P7">Jo. Rollandi</text:p>
      <text:p text:style-name="P7">L. de Mongeria</text:p>
      <text:p text:style-name="P7">G. de Kaer</text:p>
      <text:p text:style-name="P7">Jo. de Sarraponte</text:p>
      <text:p text:style-name="P7">Phi. de Salione</text:p>
      <text:p text:style-name="P7">Sy. de Bourich</text:p>
      <text:p text:style-name="P7">Ste. Perruelli</text:p>
      <text:p text:style-name="P7">T. de Alneto</text:p>
      <text:p text:style-name="P7">N. de Ordeimonte</text:p>
      <text:p text:style-name="P7">Jo. de Pompodorio</text:p>
      <text:p text:style-name="P7">A. de Maignaco</text:p>
      <text:p text:style-name="P7">Ro. de Lorriaco</text:p>
      <text:p text:style-name="P7">G. de Albiaco</text:p>
      <text:p text:style-name="P7">H. Blancheti infirmus.</text:p>
      <text:p text:style-name="P7"/>
      <text:p text:style-name="P7"/>
      <text:p text:style-name="P7">=FRAN_0393_00468.tif=</text:p>
      <text:p text:style-name="P7">&gt;&gt;&gt;&gt;&gt;&gt; date &lt;&lt;&lt;&lt;&lt;&lt;&lt;</text:p>
      <text:p text:style-name="P7"><text:soft-page-break/>Anno nonagesimo octavo. Die martis post judica me xviiia mesis marcii</text:p>
      <text:p text:style-name="P7">Capitulantibus dominis</text:p>
      <text:p text:style-name="P7">&gt;&gt;&gt;&gt;&gt;&gt; block &lt;&lt;&lt;&lt;&lt;&lt;&lt;</text:p>
      <text:p text:style-name="P7">Dicatur omnibus equos habentibus dominis canonicis ut faciant</text:p>
      <text:p text:style-name="P7">deffecri immundicias cotidie extra villam Parisiensi et</text:p>
      <text:p text:style-name="P7">ad campos.</text:p>
      <text:p text:style-name="P7">Et dicatur servientes quod si repperiat aliquos extraneos</text:p>
      <text:p text:style-name="P7">defferentdes hujusmodi inundicias quod ducat eos in carceribus</text:p>
      <text:p text:style-name="P7">capituli.</text:p>
      <text:p text:style-name="P7">Hodie presentatis litteris dalphini Viennensis et domini ducis</text:p>
      <text:p text:style-name="P7">Burgondie fuit deliberatum quod domini facient illud</text:p>
      <text:p text:style-name="P7">quod poterunt quando casus occurret pro magistro</text:p>
      <text:p text:style-name="P7">Oliverio Gauelin magistro in artibus in ipsis licteris</text:p>
      <text:p text:style-name="P7">Noin</text:p>
      <text:p text:style-name="P7">.Die mercurii sequentes accedentibus dominis personaliter ad prioratum.</text:p>
      <text:p text:style-name="P7">ecclesiam Sancti Martini de Campis pro processione ibidem facienda</text:p>
      <text:p text:style-name="P7">Dominus Cantor vice et nomine capituli parisienses petiit a frice Johanne de</text:p>
      <text:p text:style-name="P7">H. Blancheti infirmus. Actrebato subpriore claustrali dicto monasterii si eent</text:p>
      <text:p text:style-name="P7">intra metas ipsius monasterii aliqui religiosi detenti in carceribus</text:p>
      <text:p text:style-name="P7">ipsius monasterii etc. requires etc. Quiquidem dominus subpor</text:p>
      <text:p text:style-name="P7">preendit quod nulli erant prisionurii detenti qua capitulo eeunt restituo</text:p>
      <text:p text:style-name="P7">etc. Jurans etc. Presentibus Johanne</text:p>
      <text:p text:style-name="P7">luno Johanne Patevostre servi</text:p>
      <text:p text:style-name="P7">o octavo. Die jovis post judica me xxa mesis marcii</text:p>
      <text:p text:style-name="P7">Johanne Heninii domino Guillelmo</text:p>
      <text:p text:style-name="P7">fame et plicribus religisis</text:p>
      <text:p text:style-name="P7">Magister Johannes de Sarraponte hodie requisivit dominum</text:p>
      <text:p text:style-name="P7">Garnerium Gueroudi Archidiaconum de Josayo in ecclesia</text:p>
      <text:p text:style-name="P7">Parisiensis quod cum ecclesia parrochialis de Lougo Jumello Anno</text:p>
      <text:p text:style-name="P7">nonagesimo sexto et septimo fuerit litigiosa / ipseque</text:p>
      <text:p text:style-name="P7">dominus Archidiaconus racione dicti litigii receperit</text:p>
      <text:p text:style-name="P7">fructus unius anni / ab eoque peterentur ab illis de</text:p>
      <text:p text:style-name="P7">Sancto Honorato certi redditus eisdem ut asserunt debiti</text:p>
      <text:p text:style-name="P7">quatinus dictus dominus Archidiaconus eum vellet acquictare</text:p>
      <text:p text:style-name="P7">erga dictos de Sancto Honorato quiquidem dominus Archidiacorus</text:p>
      <text:p text:style-name="P7">confessus fuit recepisse fructus unius anni durante</text:p>
      <text:p text:style-name="P7"><text:soft-page-break/>dicto litigio offeres se facturum quicquid foret juris</text:p>
      <text:p text:style-name="P7">et racionis.</text:p>
      <text:p text:style-name="P7">Tradantur domino Archidiacono de Josayo xviiilvr. par</text:p>
      <text:p text:style-name="P7">quas deffunctus magister Johannes de Socco legaverat officio</text:p>
      <text:p text:style-name="P7">ndetam quo colitaridu in dn esicio</text:p>
      <text:p text:style-name="P7">&gt;&gt;&gt;&gt;&gt;&gt; liste &lt;&lt;&lt;&lt;&lt;&lt;&lt;</text:p>
      <text:p text:style-name="P7">Decano</text:p>
      <text:p text:style-name="P7">G. Cantore</text:p>
      <text:p text:style-name="P7">G. Archidiacono ecclesie</text:p>
      <text:p text:style-name="P7">Jo. de Pompodorio</text:p>
      <text:p text:style-name="P7">L. de Mongeria</text:p>
      <text:p text:style-name="P7">Jo. Rollandi</text:p>
      <text:p text:style-name="P7">G. de Kaer</text:p>
      <text:p text:style-name="P7">T. de Sancto Petro</text:p>
      <text:p text:style-name="P7">G. Fedelli</text:p>
      <text:p text:style-name="P7">A. de Maignaco</text:p>
      <text:p text:style-name="P7">P. Colli</text:p>
      <text:p text:style-name="P7">N. Dictatoris</text:p>
      <text:p text:style-name="P7">Ro. de Lorriaco</text:p>
      <text:p text:style-name="P7">Jo. Voygnon</text:p>
      <text:p text:style-name="P7">Ste. Perruelli</text:p>
      <text:p text:style-name="P7">Jo. de Sarraponte</text:p>
      <text:p text:style-name="P7">A. Regine</text:p>
      <text:p text:style-name="P7">T. Hecie</text:p>
      <text:p text:style-name="P7">Jo. Hac</text:p>
      <text:p text:style-name="P7">N. de Ordeimonte</text:p>
      <text:p text:style-name="P7">Capitulantibus dominis.</text:p>
      <text:p text:style-name="P7">P. Decano</text:p>
      <text:p text:style-name="P7">G. Cantore</text:p>
      <text:p text:style-name="P7">G. Archidiacono ecclesie</text:p>
      <text:p text:style-name="P7">Jo. de Pompodorio</text:p>
      <text:p text:style-name="P7">L. de Mongeria</text:p>
      <text:p text:style-name="P7">N. Dictatoris</text:p>
      <text:p text:style-name="P7">Ro. de Lorriaco</text:p>
      <text:p text:style-name="P7">G. de Kaer</text:p>
      <text:p text:style-name="P7">Jo. de Sarrapente</text:p>
      <text:p text:style-name="P7"><text:soft-page-break/>G. Fedelli</text:p>
      <text:p text:style-name="P7">A. de Maignaco</text:p>
      <text:p text:style-name="P7">Sy. de Bourich</text:p>
      <text:p text:style-name="P7">Jo. Luve</text:p>
      <text:p text:style-name="P7">N. de Ordeimonte</text:p>
      <text:p text:style-name="P7">T. de Sancto Petro</text:p>
      <text:p text:style-name="P7">H. Blancheti infirmus</text:p>
      <text:p text:style-name="P7"/>
      <text:p text:style-name="P7"/>
      <text:p text:style-name="P7">=FRAN_0393_00469.tif=</text:p>
      <text:p text:style-name="P7">&gt;&gt;&gt;&gt;&gt;&gt; date &lt;&lt;&lt;&lt;&lt;&lt;&lt;</text:p>
      <text:p text:style-name="P7">Anno nonagesimo octavo. Die sabbati post fudica me xxiia mensis </text:p>
      <text:p text:style-name="P7">Capitulantibus dominis.</text:p>
      <text:p text:style-name="P7">&gt;&gt;&gt;&gt;&gt;&gt; block &lt;&lt;&lt;&lt;&lt;&lt;&lt;</text:p>
      <text:p text:style-name="P7">Magister Symon de Bourich procurator magistri</text:p>
      <text:p text:style-name="P7">Johannis de Jarsonno Cancellarii ecclesie Parisien prout fide</text:p>
      <text:p text:style-name="P7">fecit per quoddam publicum instrumentum sub anno nongesim</text:p>
      <text:p text:style-name="P7">Occavo et die xxia mensis marcii Par. magistrum</text:p>
      <text:p text:style-name="P7">Guillelmum Picardi publicum apostolica et imperiali auctoritatibus</text:p>
      <text:p text:style-name="P7">notarium confectum / ejusque signo et subscripcione signatum</text:p>
      <text:p text:style-name="P7">et subscriptum legitime apparebat nomine procuratorio ipsius</text:p>
      <text:p text:style-name="P7">magistri Johannis et pro ipso renunciavit liti et cause</text:p>
      <text:p text:style-name="P7">ote et pendente coram venerabli et circumspecto vio domino offici</text:p>
      <text:p text:style-name="P7">parisiensis racione seu causa canonicatus et prebende ecclesie Pat</text:p>
      <text:p text:style-name="P7">quos obtinere solobat deffunctus magister Petrus Mignoti</text:p>
      <text:p text:style-name="P7">voleus et expresse consenciens idem procurator quo supra nomine</text:p>
      <text:p text:style-name="P7">possessionem dictorum canonicatus et prebende dicto magistro Egidio</text:p>
      <text:p text:style-name="P7">Juvenis tradi et assignari . Quiquidem magister Egidius</text:p>
      <text:p text:style-name="P7">mediante premissis fuit receptus ad dictos canonicatum</text:p>
      <text:p text:style-name="P7">prebendam et installatus in parte dextra chori ecclesie</text:p>
      <text:p text:style-name="P7">per dominum cantorem</text:p>
      <text:p text:style-name="P7">juravit in forma . Et fuit eidem</text:p>
      <text:p text:style-name="P7">locus in capitulo per dominum Decanum traditus et assignatus</text:p>
      <text:p text:style-name="P7">ut est moris . Et dedit fidejussorem pro cappa</text:p>
      <text:p text:style-name="P7">prefatum magistrum Symonem de Bourich ibidem presentem</text:p>
      <text:p text:style-name="P7">et hujusmodi fidejussionem in se sponte acceptantem.</text:p>
      <text:p text:style-name="P7"><text:soft-page-break/>Tradit magister Jacobus Cosson prepositus prebendarius de Orlyaco / certas</text:p>
      <text:p text:style-name="P7">terras sitas apud Orhacum / et nichil solvant capientis pro primo anno et</text:p>
      <text:p text:style-name="P7">vineas / et non solvant capientes usque ad tres annos . Per hoc tamen</text:p>
      <text:p text:style-name="P7">teneatur facere proclamari hereditates hujusmodi suis suptibus et expensis</text:p>
      <text:p text:style-name="P7">Placet dominis quod magister Symon de Bourich canonicus Parisiensis habeat demum</text:p>
      <text:p text:style-name="P7">claustralem deffuncti magistri Johannis de Karolay quondam Canonici Parisien precio</text:p>
      <text:p text:style-name="P7">centum francorum auri solvendorum dominis / et habebrit peccunias receptas pro</text:p>
      <text:p text:style-name="P7">repparacionibus dicte domus. et tenebitur ad dictas repparaciones et una cum hoc</text:p>
      <text:p text:style-name="P7">facere unam virulam gallice sue viz in dicta domo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Ro. de Lorriaco</text:p>
      <text:p text:style-name="P7">G. de Kaer</text:p>
      <text:p text:style-name="P7">Jo. Hue</text:p>
      <text:p text:style-name="P7">H. Blancheti</text:p>
      <text:p text:style-name="P7">Symon de Bourich</text:p>
      <text:p text:style-name="P7">N. de Ordeimonte</text:p>
      <text:p text:style-name="P7">P. Colli</text:p>
      <text:p text:style-name="P7">A. de Maignaco</text:p>
      <text:p text:style-name="P7">M. Reginaldi</text:p>
      <text:p text:style-name="P7">T. de Sancto Petro</text:p>
      <text:p text:style-name="P7">L. de Mongeria</text:p>
      <text:p text:style-name="P7">T. Hocie</text:p>
      <text:p text:style-name="P7">T. de Alneto</text:p>
      <text:p text:style-name="P7">Jo. de Pompodorio</text:p>
      <text:p text:style-name="P7">Ph. de Salione</text:p>
      <text:p text:style-name="P7">E. Juvenis</text:p>
      <text:p text:style-name="P7">G. Fedelli</text:p>
      <text:p text:style-name="P7">J. de Sanctis</text:p>
      <text:p text:style-name="P7">Jo. Voygnon</text:p>
      <text:p text:style-name="P7">Jo. Rollandi</text:p>
      <text:p text:style-name="P7">Renssr</text:p>
      <text:p text:style-name="P7"/>
      <text:p text:style-name="P7"/>
      <text:p text:style-name="P7"><text:soft-page-break/>=FRAN_0393_00470.tif=</text:p>
      <text:p text:style-name="P7">&gt;&gt;&gt;&gt;&gt;&gt; block &lt;&lt;&lt;&lt;&lt;&lt;&lt;</text:p>
      <text:p text:style-name="P7">Drossetur minuta facta per me G. Picardi super facto presentacionis Sancti Germani Autissaiis etc.</text:p>
      <text:p text:style-name="P7">et durabit potetas electorum ad decidendum usque ad festum Penthecostes. Tenor autem dicte</text:p>
      <text:p text:style-name="P7">minute seu littere talis est.</text:p>
      <text:p text:style-name="P7">Universis presentes licteras inspecturis. Decanus et capitulum ecclesie Parisiensis Ad Romanem</text:p>
      <text:p text:style-name="P7">ecclesiam nullo medio pertinentis / Decanusque et capitulum ecclesie Sancti Germani Autissiodorensis</text:p>
      <text:p text:style-name="P7">Parisiensis salutem in domino. Orta siquidem nuper seu oriri et moveri sperata inter nos</text:p>
      <text:p text:style-name="P7">Decanum et capitulum ecclesie Parr. ex una / Et nos decanum et capitulum ecclesie predicte Sancti Germani</text:p>
      <text:p text:style-name="P7">parte ex altera dissencionis materia / super eo quod hiis diebus non longe preteritis in ecclesia Parisiensis</text:p>
      <text:p text:style-name="P7">quadam vicaria / cujus jus patronatus seu presentacio ad nos decanum et capitulum Sancti Germani.</text:p>
      <text:p text:style-name="P7">Ad nos autem decanum et capitulum Parisie collacio et institucio dignoscuntur pertinere / per</text:p>
      <text:p text:style-name="P7">obitum deffuncti magistri Johannis de Cymaco ultimi possessoris ejusdem vacantes. Nos</text:p>
      <text:p text:style-name="P7">Decanus et capitulum Sancti Germani ad ipsam vicariam presentavimus venarablem virum magistrum</text:p>
      <text:p text:style-name="P7">Guidonem de Villaribus Fratrem et concanonicatum nostrum in modam quisequitur. venerabilibus</text:p>
      <text:p text:style-name="P7">et circumspectis viras dominis Decano et capitulo ecclesie Parisiensis / Decanus et capitulum ecclesie Sancti</text:p>
      <text:p text:style-name="P7">Germani Autissiods Par. salutem Cum omni tenerencia et honore Ad vicariam perpetuam</text:p>
      <text:p text:style-name="P7">dicte nostre ecclesie quam nuper magister Johannes de Tymaco dum viveret obtinebat in vestra</text:p>
      <text:p text:style-name="P7">Parisiensis ecclesia / cujus vicarie jus patronatus ad nos noscitur pertinere / liberam et</text:p>
      <text:p text:style-name="P7">vacante per obitum dicti magistri Johannis venerabilem virum magistrum Guidonem de</text:p>
      <text:p text:style-name="P7">villaribus presbyterum fratcrem et Cencanonicum nostrum vobis harum serie presentamus.</text:p>
      <text:p text:style-name="P7">reverenciis vestris supplicantes vosque requirentes quatinus dictam vicariam aili canonico</text:p>
      <text:p text:style-name="P7">dicte nostre ecclesie Sancti Germani Autissiodoiensis conferri solitam / cum suis juribus et pertinenciis</text:p>
      <text:p text:style-name="P7">universis dicto magistro Guidoni conferatis et sibi provideatis de eadem intuitu pietatis</text:p>
      <text:p text:style-name="P7">Inducentes seu induci facientes eundem magistrum Guydonem in possessionem corporalem</text:p>
      <text:p text:style-name="P7">dicte vicarie juriumque et pertinenciis ejusdem / adhibitis sollemnitatibus in talibus requisitisr</text:p>
      <text:p text:style-name="P7">Datum Parisius in capitulo nostro anno Domini m° CCcmo nonagesimo octavo. Die</text:p>
      <text:p text:style-name="P7">vicesima nona mensis decembris. Supplicantbes et requirentes nos decanus et capitulum</text:p>
      <text:p text:style-name="P7">Sancti Germani virtute presentacionis hujusmodi dictam vicariam eidem magistro Guidoni cum</text:p>
      <text:p text:style-name="P7">suis juribus et pertinencibis universis per dictos decanum et capitulum ecclesie Parisiensis conferri et</text:p>
      <text:p text:style-name="P7">assignari nobis Decano et capitulo ecclesie Parisiensis dicente et asseente presentacionem</text:p>
      <text:p text:style-name="P7">humodiesse in sui forma viciosam propter illa verba in dicta presentacione contenta</text:p>
      <text:p text:style-name="P7">videlicet munuvi canonico dicte nostre ecclesie Sancti Germani Autissiedoiensis conferri</text:p>
      <text:p text:style-name="P7"><text:soft-page-break/>solitam / que verba attentis multis que pretendimus a dicta presentacione sunt</text:p>
      <text:p text:style-name="P7">reicienda Tandem nos hincinde probono pacis et concordie omnem altercacionis</text:p>
      <text:p text:style-name="P7">materiam evitare pasfectantes volumus habicinde et expresse consencimus quod venerabiles</text:p>
      <text:p text:style-name="P7">et discreti viri magistri Petrus de Agnnilla abbas Sancti Eligii Noviomensis s parte</text:p>
      <text:p text:style-name="P7">nostrum Decani et capituli Sancti Germani / et Petrus Beauble decretorum doctores pro parte</text:p>
      <text:p text:style-name="P7">nostrum Decani et capituli ecclesie Parisiensis comumiter assumpti et electi visis juribus</text:p>
      <text:p text:style-name="P7">hincinde habeant potestatem omniodam cognoscendi procedendi / dicendi pronunciandi</text:p>
      <text:p text:style-name="P7">sentenciandi et diffinendi de et super premissis et eorum singulis unacum incidentes</text:p>
      <text:p text:style-name="P7">evergentes deppendentes et convgois / alte et basse sommarie et de plaix juris ordine</text:p>
      <text:p text:style-name="P7">servato vel non servato diebus feriatis et non feriatis standi sedendo vel alias</text:p>
      <text:p text:style-name="P7"/>
      <text:p text:style-name="P7"/>
      <text:p text:style-name="P7">=FRAN_0393_00471.tif=</text:p>
      <text:p text:style-name="P7">&gt;&gt;&gt;&gt;&gt;&gt; date &lt;&lt;&lt;&lt;&lt;&lt;&lt;</text:p>
      <text:p text:style-name="P7">Anno nonagesimo Octavo. Die lune post dominicam in Ranus palmarum xxiiiit</text:p>
      <text:p text:style-name="P7">mensis marcii. Capitulantibus dominis.</text:p>
      <text:p text:style-name="P7">&gt;&gt;&gt;&gt;&gt;&gt; block &lt;&lt;&lt;&lt;&lt;&lt;&lt;</text:p>
      <text:p text:style-name="P7">quovismodo dum si quando et quociens et ubi videbitur eis expedire / etiam nobis vocatis</text:p>
      <text:p text:style-name="P7">vel non vocatis presentibus vel non presentibus . Et in casu quo prefati assumpti in</text:p>
      <text:p text:style-name="P7">tractando diffimendo vel componendo concordes esse non valeant ipsi possint eligere et</text:p>
      <text:p text:style-name="P7">assumere verlem et discretum virum magistrum Stephanum Perruelli utriusque ecclesiarum nostrarum</text:p>
      <text:p text:style-name="P7">Concanovicum / quem nos eciam ex nunc in casu premisso eligimus / qui negocium hujusmodi cum</text:p>
      <text:p text:style-name="P7">ipsis duobus vel altero ipsorum decidendi et finendi plenam et liberam habeat ut supra</text:p>
      <text:p text:style-name="P7">potestatem . Promittentes hincinde bona fide tenere et inviolabiliter observare quitquid in et</text:p>
      <text:p text:style-name="P7">super premissis prefati assumpti duxerint statuendum sinciandum vel diffinendum.</text:p>
      <text:p text:style-name="P7">renunciantes in hoc facto omni excepcioni doli / mali fraudis lesionis circumnvencionis / et</text:p>
      <text:p text:style-name="P7">generaliter omnibus aliis et singulis excepcionibus tam juris quam facti que contra tenorem</text:p>
      <text:p text:style-name="P7">presencium dici possent quomlibet vel opponi / jurique dicenti generalem renonciacionem</text:p>
      <text:p text:style-name="P7">non valere nisi precesserit specialis . Et durabit potestas preassumptorum usque ad instans</text:p>
      <text:p text:style-name="P7">festum Penthecostes domini. In cujus rei testimonium sigilla nostra hincinde</text:p>
      <text:p text:style-name="P7">presentibus litteris duximus apponenda. Datum in capitulis nostris die xxiia mensis</text:p>
      <text:p text:style-name="P7">Marcii Anno domini m°. CCcmo nonagesimo octavo</text:p>
      <text:p text:style-name="P7">Hodie magister Symon de Bourich obtulit</text:p>
      <text:p text:style-name="P7">Jo. Voygnon in compotis anniversariorum Johannis de Karolay ut in precedente.</text:p>
      <text:p text:style-name="P7">denarium Dei ad domum claustralem deffuncti magistri</text:p>
      <text:p text:style-name="P7">Expeditus est a carteribus capituli Reginaldus Billon</text:p>
      <text:p text:style-name="P7"><text:soft-page-break/>facuiliaris domini Roberti Hembourch et plicavit emendam</text:p>
      <text:p text:style-name="P7">eo quod verberaverat Michaelem fatuum.</text:p>
      <text:p text:style-name="P7">Data est licencia capicerio eundi in partibus Cenomanensis</text:p>
      <text:p text:style-name="P7">post instans festum Pasche.</text:p>
      <text:p text:style-name="P7">Data est licencia Petro Gillardi alias Asini se faciendi</text:p>
      <text:p text:style-name="P7">promoveri ad sacerdocium.</text:p>
      <text:p text:style-name="P7">Data est licencia domino Roberto Brissoul eudi erga</text:p>
      <text:p text:style-name="P7">Anunculum suum usque ad instans festum Nativitatis</text:p>
      <text:p text:style-name="P7">Beati Johannis Baptiste</text:p>
      <text:p text:style-name="P7">Jo. Rollandi in compotis anniversariorum. Placet dominis quod tra feat prmnutacio magistri Johannis</text:p>
      <text:p text:style-name="P7">de Landis alias Boucandry / quam vult facere de</text:p>
      <text:p text:style-name="P7">capellania sua quam obtinet in ecclesia Parisiense cum</text:p>
      <text:p text:style-name="P7">magistro Johanne Robox.</text:p>
      <text:p text:style-name="P7">&gt;&gt;&gt;&gt;&gt;&gt; liste &lt;&lt;&lt;&lt;&lt;&lt;&lt;</text:p>
      <text:p text:style-name="P7">P. Decano</text:p>
      <text:p text:style-name="P7">G. Cantore</text:p>
      <text:p text:style-name="P7">L. de Mongeria</text:p>
      <text:p text:style-name="P7">N. Dictatoris</text:p>
      <text:p text:style-name="P7">Jo. de Nullyaco</text:p>
      <text:p text:style-name="P7">P. Colli</text:p>
      <text:p text:style-name="P7">G. de Kaer</text:p>
      <text:p text:style-name="P7">E. Juvenis</text:p>
      <text:p text:style-name="P7">A. de Maignaco</text:p>
      <text:p text:style-name="P7">Sy. de Bourich</text:p>
      <text:p text:style-name="P7">Ro. de Lorriaco</text:p>
      <text:p text:style-name="P7">N. de Ordeimonte</text:p>
      <text:p text:style-name="P7">T. de Sancto Petro</text:p>
      <text:p text:style-name="P7">Jo. de Pompodorio</text:p>
      <text:p text:style-name="P7">Jo. Hue</text:p>
      <text:p text:style-name="P7">T. Hocie</text:p>
      <text:p text:style-name="P7">Ste. Pruelli</text:p>
      <text:p text:style-name="P7">M. Reginaldi</text:p>
      <text:p text:style-name="P7">G. de Albiaco</text:p>
      <text:p text:style-name="P7"/>
      <text:p text:style-name="P7"/>
      <text:p text:style-name="P7">=FRAN_0393_00472.tif=</text:p>
      <text:p text:style-name="P7"><text:soft-page-break/>&gt;&gt;&gt;&gt;&gt;&gt; block &lt;&lt;&lt;&lt;&lt;&lt;&lt;</text:p>
      <text:p text:style-name="P7">Receptus est magister Johannes Haudry domini ducis Aurelianensis secretarius Ad caneniatim</text:p>
      <text:p text:style-name="P7">et prebendam ecclesie Sancti Beredicti Beneversi Parr. quos in dicta eclesia obtinebat dum viveret</text:p>
      <text:p text:style-name="P7">deffunctus quendam dominus Petrus de Molinis et qui canonicatus et prebenda fuerunt diu</text:p>
      <text:p text:style-name="P7">litigiosi in curia Romana inter ipsum magistrum Johannem ex una parte et ipso magistrum</text:p>
      <text:p text:style-name="P7">Mutheu de Bosco ey parte altera et in qua curia obtinuit dictus magister Johannes</text:p>
      <text:p text:style-name="P7">duas sentencias contra dictum magistrum Matheum et Mediante renunciacione per eum facta</text:p>
      <text:p text:style-name="P7">cuidam appellacioni alias per eum interecte a secunda semencia $a forum in dicta causa lata et</text:p>
      <text:p text:style-name="P7">domini dictam magistrum Johannem sub rogaverunt in omni jure et ad omne jus competens</text:p>
      <text:p text:style-name="P7">dominis racione collacionis dictorum canonicatus et prebende ad eosdem dominos pertiensis etc. Et juravit</text:p>
      <text:p text:style-name="P7">in forma. Et una cum hoc juravit expresse stare et acquiescere sentenciis diffinctis</text:p>
      <text:p text:style-name="P7">pro ecclesia Parisiensi contra ecclesiam ac personas Sancti Benedicti in curia Romana latis</text:p>
      <text:p text:style-name="P7">et centra eas non venire per se vel alium in futurum quovismnodo yimo eas emolegabat</text:p>
      <text:p text:style-name="P7">prout emologavit . Presentibus magistro Nicolao duri licenciatus in legibus canonico Belvacensis / magistro</text:p>
      <text:p text:style-name="P7">Johanne de Ulmonte canonico et cantore ecclesie Sancti Germani Autissiodis et magistro Stephano de</text:p>
      <text:p text:style-name="P7">capella eachallarion decretis testibus . Et fuit sibi concessa lictera cujus tenor</text:p>
      <text:p text:style-name="P7">Talis est.</text:p>
      <text:p text:style-name="P7">Universis presentes litteras inspecturis. Decanus et capitulum ecclesie Parisiensis Ad Romaniem</text:p>
      <text:p text:style-name="P7">ecclesiam nullo medio pertinenis. Saltem in domino. Notum facimus quod tuici inter magistrum</text:p>
      <text:p text:style-name="P7">Johannem Haudry clericum domini ducis Aurelianensis secretarium actorem ex una parte et</text:p>
      <text:p text:style-name="P7">magistrum Matheum de Bosco reum ex altera lis seu controversia meta fuisset in curia</text:p>
      <text:p text:style-name="P7">Romana racione canonicatus et prebende ecclesie Sancti Benedicti Beneversi Par. nobis imetate</text:p>
      <text:p text:style-name="P7">subiente per ebnum deffuncti domini Petri de Molinis nuper vacantes / quorum collacio jure ordinario</text:p>
      <text:p text:style-name="P7">ad nos noscitur pertinere et pertinet Et deinde prefatus magister Matheus de Losco</text:p>
      <text:p text:style-name="P7">hodie coram nobis in capitulo nostro propter hoc congregatis / mediantibus duabus sencenciis</text:p>
      <text:p text:style-name="P7">diffinicivis contra eum pro dicto magistro Johanne in dicta curia Romana latis quas licet</text:p>
      <text:p text:style-name="P7">ab eis pro parte ipsius fuisset appellatum / validas esse dicebat et dixit eas penitus</text:p>
      <text:p text:style-name="P7">approbando lici et cause hujusmodi ut prefertur pendentes in curia Romana / appellaonique ut</text:p>
      <text:p text:style-name="P7">prefertur interiacte pure simpliter et absolute / ac omni juri si quod eidem magistro</text:p>
      <text:p text:style-name="P7">Matheo in dictis canonictum et prebenda Sancti Benedicti competebat quacumque racione occasione</text:p>
      <text:p text:style-name="P7">siit causa renunciaverit etcesserit / prout exnunc renunciat et cedit volens et expresse</text:p>
      <text:p text:style-name="P7">consenciens dictorum canonicatus et prebende possessionem eidem magistro Johanni Haudry tradi et</text:p>
      <text:p text:style-name="P7">assignari / dictum magistrum Johannem ad hujusmodi canonicatum et pendam cum suis juribus et</text:p>
      <text:p text:style-name="P7">pertinenciis universis recepimus et admisimus / recipimusque et admictimus per presentes</text:p>
      <text:p text:style-name="P7"><text:soft-page-break/>Et omne jus quod in ipsis conferendis competit et competere prat / eciam si ex alia persona</text:p>
      <text:p text:style-name="P7">vel alias quovismodo vacent contulimus et conferimus eumdem magistrum Johannem si et</text:p>
      <text:p text:style-name="P7">in quantum possumus et nobis competit / ac eidem opus est in dictis canonicatum et probenda</text:p>
      <text:p text:style-name="P7">subrogando per presentes / et ipsum si et inquantum est el necessasiam de ipsis per tradicionem quarundam</text:p>
      <text:p text:style-name="P7">literarum quasnos decanus in matribus nostris tenebamus investientes / ac in eorum possessionem</text:p>
      <text:p text:style-name="P7">per tradicionem presentium licterarum inducendo . Prestito prius per eundem magistrum Johannem Haudry</text:p>
      <text:p text:style-name="P7">corporali et solito nobis in talibus prestati juramento sub hac forma. Aigto Johannes</text:p>
      <text:p text:style-name="P7"/>
      <text:p text:style-name="P7"/>
      <text:p text:style-name="P7">=FRAN_0393_00473.tif=</text:p>
      <text:p text:style-name="P7">&gt;&gt;&gt;&gt;&gt;&gt; block &lt;&lt;&lt;&lt;&lt;&lt;&lt;</text:p>
      <text:p text:style-name="P7">Baudry Clericus canonicus ecclesie Sancti Benedicti beneversi Par. juro ad hec sancta Dei</text:p>
      <text:p text:style-name="P7">euvangelia fidelitatem reverenciam obedenciam et honorem vobis reverendis dominis meis Decano</text:p>
      <text:p text:style-name="P7">et capitulao ecclesie Parisiensis et residenciam in ecclesia Sancti Benedicti predicta me facturum / et</text:p>
      <text:p text:style-name="P7">promoveri quaticuus potero ad ordines quos beneficium meum requirit jura ecclesie Parisiensis et</text:p>
      <text:p text:style-name="P7">ecclesie predicte Sancti Renedicti servare et non alienare / ymo alienata pro posse recuperare Et quod</text:p>
      <text:p text:style-name="P7">comparebo singulis annis in Sancta synodo vestra nisi racionabilis excusacio impediat quam</text:p>
      <text:p text:style-name="P7">vobis significabe infra quindenam post ipsam synodum sub pena per vos contra defficientes</text:p>
      <text:p text:style-name="P7">et contunates stabilita juro eciam stare et acquiestere senitenem diffinitive pro vobis dominis</text:p>
      <text:p text:style-name="P7">meis et contra canonicos predicte ecclesie Sancti Benedicti in Romaria curia late ipsasque sinas</text:p>
      <text:p text:style-name="P7">emologare et exnunc emolage pure et simpliter / Et sic me Deus adjuvet et hec</text:p>
      <text:p text:style-name="P7">Sancta Dei Envangelia . Quo juramento sic per dictum magistrum Johannem nobis prestito</text:p>
      <text:p text:style-name="P7">ipsum in parte dextra chori ipsius ecclesie nostre / per cantorem ejusdem adhibitis sollenitatibus</text:p>
      <text:p text:style-name="P7">in talibus requisitis fecimus installari. Et per dilectum et fidelem / Tabellionem nostrum</text:p>
      <text:p text:style-name="P7">magistrum Guillelmum Pitardi publicum apostolicam et imperiali auctoritatibus notarium locum silem</text:p>
      <text:p text:style-name="P7">in choro dicte ecclesie Sancti Renedicti Jussimus assignari. In cujus rei testimonium presentes</text:p>
      <text:p text:style-name="P7">nostras litteras sigill nostri capitularis munumen duximus roborandas. Datum in capitulo nostro</text:p>
      <text:p text:style-name="P7">Die xxiiiita mensis marcii. Anno domini millesimo trecenesmo nonagesimo occei</text:p>
      <text:p text:style-name="P7">Placet dominis quod ista vice canonici Sancti Stephani ficiant convenire capicerium</text:p>
      <text:p text:style-name="P7">ejusdem ecclesie coram prepositi Parsensis</text:p>
      <text:p text:style-name="P7">Hodie tradite fuerunt magistro Symoni de Bourich claves domus</text:p>
      <text:p text:style-name="P7">claustralis deffuncti magistri Johannis de Karelay.</text:p>
      <text:p text:style-name="P7">Magister Egidius Juvenis solvit xv. fr . pro pane capitulari et</text:p>
      <text:p text:style-name="P7">fuerunt traditi magistro Johanni Voygnon.</text:p>
      <text:p text:style-name="P7"><text:soft-page-break/>Det officiarius horarum clerico magistri Johannis de Sanctis pro pluribus</text:p>
      <text:p text:style-name="P7">scriptiris per eum factis pro ecclesia unum florenum.</text:p>
      <text:p text:style-name="P7">procedatur contra capicerium Sancti Stephani de Gressibus</text:p>
      <text:p text:style-name="P7">Placet dominis quod pueri chori habeant antiphonarium.</text:p>
      <text:p text:style-name="P7">Deputatus est dominus Decanus Cameracensis / ad visitandum cum preposito mercatorum certum locum</text:p>
      <text:p text:style-name="P7">in quo fiat certus portus et cum hoc magister Nicolaus de Rancia.</text:p>
      <text:p text:style-name="P7">Die veneris sancta xxviiia mensis marcii.</text:p>
      <text:p text:style-name="P7">on fuit capitulum</text:p>
      <text:p text:style-name="P7">&gt;&gt;&gt;&gt;&gt;&gt; liste &lt;&lt;&lt;&lt;&lt;&lt;&lt;</text:p>
      <text:p text:style-name="P7">Capitulantibus dominis.</text:p>
      <text:p text:style-name="P7">P. Decano</text:p>
      <text:p text:style-name="P7">G. Cantore</text:p>
      <text:p text:style-name="P7">J. de Pompodorio</text:p>
      <text:p text:style-name="P7">L. de Mongeria</text:p>
      <text:p text:style-name="P7">Jo. Rollacodi</text:p>
      <text:p text:style-name="P7">N. Dictatoris</text:p>
      <text:p text:style-name="P7">Sy. de Bourich</text:p>
      <text:p text:style-name="P7">Re. de Putheolis</text:p>
      <text:p text:style-name="P7">Jo. Voygnon</text:p>
      <text:p text:style-name="P7">N. de Ordeimonte</text:p>
      <text:p text:style-name="P7">Jo. Hue</text:p>
      <text:p text:style-name="P7">P. Colli</text:p>
      <text:p text:style-name="P7">G. Fedelli</text:p>
      <text:p text:style-name="P7">G. de Kaer</text:p>
      <text:p text:style-name="P7">A. de Maignaco</text:p>
      <text:p text:style-name="P7">Jo. de Nellyaco</text:p>
      <text:p text:style-name="P7"/>
      <text:p text:style-name="P7"/>
      <text:p text:style-name="P7">=FRAN_0393_00474.tif=</text:p>
      <text:p text:style-name="P7">&gt;&gt;&gt;&gt;&gt;&gt; date &lt;&lt;&lt;&lt;&lt;&lt;&lt;</text:p>
      <text:p text:style-name="P7">Nie sabbati sequentes in vigilia resurrectionis domini xxixa mensis marcii . veverendo in Christo patro</text:p>
      <text:p text:style-name="P7">mo novageumo s ono die jovre post</text:p>
      <text:p text:style-name="P7">festum resurrectionis domini teria mensis aprilis capitulantibus dominis . Extraordinarie</text:p>
      <text:p text:style-name="P7">&gt;&gt;&gt;&gt;&gt;&gt; block &lt;&lt;&lt;&lt;&lt;&lt;&lt;</text:p>
      <text:p text:style-name="P7">domino Petro permissione divina Parisiensi episcopo ordines sacios in ecclesia Parisiensis celebrante</text:p>
      <text:p text:style-name="P7"><text:soft-page-break/>fuerunt promoti ad ordines.</text:p>
      <text:p text:style-name="P7">Magister Philippus Paillardi commorans in claustro Parisi</text:p>
      <text:p text:style-name="P7">Magister Nicolaus de Condis capellanis in ecclesia Sancti Bnedicti</text:p>
      <text:p text:style-name="P7">ad presbyteratus ordinem.</text:p>
      <text:p text:style-name="P7">Magister Petrus Gillardi alias Asini canonicus Sancti Johani R</text:p>
      <text:p text:style-name="P7">Requisito per magistrum Petrum Trousselli Archidiaconum Parisiensi</text:p>
      <text:p text:style-name="P7">quatinus regestrmo facto super recepcione ad archidiaconatum Brie</text:p>
      <text:p text:style-name="P7">pobitum deffuncti domini Petri de Roonyaco adderentur illa verba</text:p>
      <text:p text:style-name="P7">Ceteri vero ad Archidiaconatum predictum dutarat / domini deliberaverunt</text:p>
      <text:p text:style-name="P7">nonpesse exaudire peticionem suam nec eciam aliam / qua</text:p>
      <text:p text:style-name="P7">requirebat habere licteram testimonialem qualiter domini mei non</text:p>
      <text:p text:style-name="P7">consueverunt recipere aliquem ad canonicatum et prebendam nec digntatem etc.</text:p>
      <text:p text:style-name="P7">nisi ostensis licteris apostolicis processibus / acceptacione et</text:p>
      <text:p text:style-name="P7">provisione / ac procuratorio si sit procurator. etc.</text:p>
      <text:p text:style-name="P7">Requisito per magistrum Johannem de Nullyaco canonici Parisiensis quod</text:p>
      <text:p text:style-name="P7">tum domini alias eum reputaverint presentem / quatinus reputaretur</text:p>
      <text:p text:style-name="P7">debere lucrari stacionem suam integram / domini post deliberacionem</text:p>
      <text:p text:style-name="P7">habitam / attentis statutis ecclesie decenunt eum non debere lucrari</text:p>
      <text:p text:style-name="P7">hujusmodi stacionem ymo medietatem ipsius spectare ad matutinaum</text:p>
      <text:p text:style-name="P7">ecclesie quamdiu non residebit secundum statuta ecclesie.</text:p>
      <text:p text:style-name="P7">&gt;&gt;&gt;&gt;&gt;&gt; liste &lt;&lt;&lt;&lt;&lt;&lt;&lt;</text:p>
      <text:p text:style-name="P7">P. Decano</text:p>
      <text:p text:style-name="P7">G. Cantore</text:p>
      <text:p text:style-name="P7">A. Archidiacono Brie</text:p>
      <text:p text:style-name="P7">L. de Mongeria</text:p>
      <text:p text:style-name="P7">Ro. de Lorriaco</text:p>
      <text:p text:style-name="P7">Phi. de Salione</text:p>
      <text:p text:style-name="P7">G. de Albiaco</text:p>
      <text:p text:style-name="P7">Jo. Rollandi</text:p>
      <text:p text:style-name="P7">Ste. Perruelli</text:p>
      <text:p text:style-name="P7">E. Juvenis</text:p>
      <text:p text:style-name="P7">N. de Pancia</text:p>
      <text:p text:style-name="P7">Jo. de Nullyaco</text:p>
      <text:p text:style-name="P7">N. de Ordeimonte</text:p>
      <text:p text:style-name="P7">H. Blancheti</text:p>
      <text:p text:style-name="P7">Ja. Cosson</text:p>
      <text:p text:style-name="P7"><text:soft-page-break/>Sy. de Bourich</text:p>
      <text:p text:style-name="P7">G. Fedelli</text:p>
      <text:p text:style-name="P7">A. de Maignaco</text:p>
      <text:p text:style-name="P7">M. Facheaveine</text:p>
      <text:p text:style-name="P7">Jo. de Pompodorio</text:p>
      <text:p text:style-name="P7">Jo. Hue</text:p>
      <text:p text:style-name="P7">T. Hocie</text:p>
      <text:p text:style-name="P7">Jo. de Sanctis</text:p>
      <text:p text:style-name="P7">G. archidiacono ecclesie</text:p>
      <text:p text:style-name="P7"/>
      <text:p text:style-name="P7"/>
      <text:p text:style-name="P7">=FRAN_0393_00475.tif=</text:p>
      <text:p text:style-name="P7">&gt;&gt;&gt;&gt;&gt;&gt; date &lt;&lt;&lt;&lt;&lt;&lt;&lt;</text:p>
      <text:p text:style-name="P7">Anno nonagesimo nono. Die veneris post festum resurrectionis domini quar</text:p>
      <text:p text:style-name="P7">dprilis. Capitulantibus dominis.</text:p>
      <text:p text:style-name="P7">&gt;&gt;&gt;&gt;&gt;&gt; block &lt;&lt;&lt;&lt;&lt;&lt;&lt;</text:p>
      <text:p text:style-name="P7">Hodie in capitulo compent domino Almarrico de Ordeimonte</text:p>
      <text:p text:style-name="P7">et magistro Johanne de Bussay missis ut dicebant ex parte domini</text:p>
      <text:p text:style-name="P7">nostri regis / Dictus dominus Almarricus ex parte regis exposuit</text:p>
      <text:p text:style-name="P7">quod cusm nuper ad noticiam regi pervenisset / quod inter canonicos presbyteros</text:p>
      <text:p text:style-name="P7">ex una parte / st canonicos diaconos et subdiacionos ecclesie Parsi.e</text:p>
      <text:p text:style-name="P7">spabatur moveri lis seu controversia racione luminaris</text:p>
      <text:p text:style-name="P7">in exequiis deffunctorum oblati et offerendi / in ecclesia predicta</text:p>
      <text:p text:style-name="P7">Intenderetque rex facere fieri in dicta ecclesia unum servicium</text:p>
      <text:p text:style-name="P7">pro deffuncto duce de L'enclastre caprpter nolens occasione dicti</text:p>
      <text:p text:style-name="P7">servicii aliquod scandalum oriri / requirebant dominos de</text:p>
      <text:p text:style-name="P7">capitulo nomine quo supra quatinus vellent se adinvicem</text:p>
      <text:p text:style-name="P7">concordare / si possint super premissis / alias rex deliberatus</text:p>
      <text:p text:style-name="P7">erat providere in premissis et circa premissa Tandem</text:p>
      <text:p text:style-name="P7">domini tam sacerdotes quam diaconi post deliberacionem super</text:p>
      <text:p text:style-name="P7">hoc habitam de unanimi consensu et voluntate omnium</text:p>
      <text:p text:style-name="P7">voluerunt quod sive prejudicio juris dictorum dominorum presbyterorum</text:p>
      <text:p text:style-name="P7">tam in possessione quam in proprietate eis tam quesiti / luminare</text:p>
      <text:p text:style-name="P7">presentis servicii seu exequiarum in ecclesia / ponatur in manu</text:p>
      <text:p text:style-name="P7">sequestri et levetur per unum ad hoc deputandum / eo parte</text:p>
      <text:p text:style-name="P7">capituli / qui dictum luminare percipiat vel vendat si</text:p>
      <text:p text:style-name="P7"><text:soft-page-break/>sit opus et peccunias inde receptas custodiat</text:p>
      <text:p text:style-name="P7">quousque fuerit discrissum an diaconi et subdiaconi in dicto lumeniari aliquid</text:p>
      <text:p text:style-name="P7">percipere debeant / ne ne / Et ad levandum hujusmodi luminare deputatus</text:p>
      <text:p text:style-name="P7">est magister Stephanus de capella camerarius clericus ecclesie / qui secum</text:p>
      <text:p text:style-name="P7">adiungat quem voluerit et custodiat ut supra.</text:p>
      <text:p text:style-name="P7">Sigillentur lictere transumptorum factorum pro magistro Guidone de Rota canonico Parisiensis</text:p>
      <text:p text:style-name="P7">Data est licencia canonicis Sancti Stephani de Gressibus constituendi magistrum Thomam</text:p>
      <text:p text:style-name="P7">Godefredi licenciatum in decretis eorum procuratoratorem hinc ad annum in forma</text:p>
      <text:p text:style-name="P7">consueta. Et fuit constitutus procurator ipse magister Thomas per duos</text:p>
      <text:p text:style-name="P7">et magistros . Richardum Belet decretorum doctorem / Ecorgium Henrici alias de</text:p>
      <text:p text:style-name="P7">tayan Johannem Comitis . Audieam Clementis Johannem Henrici Johannem Bouillardi</text:p>
      <text:p text:style-name="P7">et hutinum medici canonicos dicte ecclesie Sancti Stephani majorem et faniorem</text:p>
      <text:p text:style-name="P7">partem facientes canonicorum dicte ecclesie</text:p>
      <text:p text:style-name="P7">&gt;&gt;&gt;&gt;&gt;&gt; liste &lt;&lt;&lt;&lt;&lt;&lt;&lt;</text:p>
      <text:p text:style-name="P7">P. Decano</text:p>
      <text:p text:style-name="P7">G. Archidiacono ecclesie</text:p>
      <text:p text:style-name="P7">H. Blancheti</text:p>
      <text:p text:style-name="P7">Jo. de Pompodorio</text:p>
      <text:p text:style-name="P7">G. de Albiaco</text:p>
      <text:p text:style-name="P7">Ste. Perrnelli</text:p>
      <text:p text:style-name="P7">N. Ditatoris</text:p>
      <text:p text:style-name="P7">Ja. Cosson</text:p>
      <text:p text:style-name="P7">N. de Ordeimonte</text:p>
      <text:p text:style-name="P7">Sy. de Bourich</text:p>
      <text:p text:style-name="P7">J. de Nullyaco</text:p>
      <text:p text:style-name="P7">A. de Maignaco</text:p>
      <text:p text:style-name="P7">P. Colli</text:p>
      <text:p text:style-name="P7">N. de Pancia</text:p>
      <text:p text:style-name="P7">Milo Sacheaveins</text:p>
      <text:p text:style-name="P7">G. Fedelli</text:p>
      <text:p text:style-name="P7">Phi. de Salione</text:p>
      <text:p text:style-name="P7">Jo. Hue</text:p>
      <text:p text:style-name="P7">T. Hocie</text:p>
      <text:p text:style-name="P7">L. de Mongeria</text:p>
      <text:p text:style-name="P7">Jo. Rollandi.</text:p>
      <text:p text:style-name="P7"/>
      <text:p text:style-name="P7"><text:soft-page-break/></text:p>
      <text:p text:style-name="P7">=FRAN_0393_00476.tif=</text:p>
      <text:p text:style-name="P7">&gt;&gt;&gt;&gt;&gt;&gt; date &lt;&lt;&lt;&lt;&lt;&lt;&lt;</text:p>
      <text:p text:style-name="P7">Anno nonagesimo Nono. Die lune post quasmodo. septima mensis aprilis . Capitulantibus</text:p>
      <text:p text:style-name="P7">dominis.</text:p>
      <text:p text:style-name="P7">Fiat denunciacio contra illos qui in symodo non interfuerunt.</text:p>
      <text:p text:style-name="P7">&gt;&gt;&gt;&gt;&gt;&gt; block &lt;&lt;&lt;&lt;&lt;&lt;&lt;</text:p>
      <text:p text:style-name="P7">Procedatur contra illos de Sancto Mederico.</text:p>
      <text:p text:style-name="P7">Hodie requirenti magistro Nicolao de Ordeimonte quodcum</text:p>
      <text:p text:style-name="P7">in capitulo ultimo preterito magister Johannes Rollandi in</text:p>
      <text:p text:style-name="P7">pleno capitulo ipsum Injuriasset proferendo certa verba</text:p>
      <text:p text:style-name="P7">que male sapiebant scilicet quod dictus magister Nicolaus</text:p>
      <text:p text:style-name="P7">vocaverat dominos canonicos presbyteros / Prestrailles / que</text:p>
      <text:p text:style-name="P7">tamen verba nunquam protulerat / menciebaturque dictus</text:p>
      <text:p text:style-name="P7">magister Johannes Rollandi de hujusmici sic per eum contra dictum</text:p>
      <text:p text:style-name="P7">magistrum Nicolaum pretensius / quapropter dominis supplicabat</text:p>
      <text:p text:style-name="P7">quatinus attento quodam statuto ecclesie alias promulganto</text:p>
      <text:p text:style-name="P7">arrestarentur distribuciones dicti magistri Johanus</text:p>
      <text:p text:style-name="P7">emendaretque sibi dictus magister Johannes Rollandi Injurias</text:p>
      <text:p text:style-name="P7">predictas / Dictus magister Johannes Bollandistatim requisivs</text:p>
      <text:p text:style-name="P7">dominos quatinus actento quod dictus magister Nicolaus</text:p>
      <text:p text:style-name="P7">dementitus fuerat ipsum / compellentur emendare sibi cum</text:p>
      <text:p text:style-name="P7">in presencia capituli hoc fieret / dicto magistro Nicolao dicente</text:p>
      <text:p text:style-name="P7">quod non debebat emendare / sed dictus magister Johannes</text:p>
      <text:p text:style-name="P7">Rollandi pan</text:p>
      <text:p text:style-name="P7">Hodie dominis Decano et capitulo presentatis literis regas ut provideant PhiLippo</text:p>
      <text:p text:style-name="P7">Boucicant de pimo beneficio vacaturo vel vacantes sive cura etc. domini</text:p>
      <text:p text:style-name="P7">responderunt quod cum casus occurrerit melius facient quam poterunt</text:p>
      <text:p text:style-name="P7">Tenor autem dictarum licterarum regiarum talis est De Par le Roy</text:p>
      <text:p text:style-name="P7">Chiers et bien amez. Comme pour plus tost venir a Lunon et faix de Saincte</text:p>
      <text:p text:style-name="P7">eglise / Nous par l'advis et deliberacion des prelas et clergie representans l'eglise</text:p>
      <text:p text:style-name="P7">de noz royaume et Daulphiné / assemblez pour ceste cause par devers / nous</text:p>
      <text:p text:style-name="P7">en nostre ville de Paris de ceulx de nostre sang et lignage et dement conseil</text:p>
      <text:p text:style-name="P7">Ayons nagaires fait substraction de toute obeïssance a revedit derrenierement</text:p>
      <text:p text:style-name="P7">esleu en papre / A la quale susstraction / se sont declairez et detriminez avecqued</text:p>
      <text:p text:style-name="P7">&gt;&gt;&gt;&gt;&gt;&gt; liste &lt;&lt;&lt;&lt;&lt;&lt;&lt;</text:p>
      <text:p text:style-name="P7"><text:soft-page-break/>P. Decano</text:p>
      <text:p text:style-name="P7">G. Cantore</text:p>
      <text:p text:style-name="P7">G. Archidiacono ecclesie</text:p>
      <text:p text:style-name="P7">Sy. de Bourich</text:p>
      <text:p text:style-name="P7">N. Dictatoris</text:p>
      <text:p text:style-name="P7">L. de Mongeria</text:p>
      <text:p text:style-name="P7">Jo. Hue</text:p>
      <text:p text:style-name="P7">Jo. Rollandi</text:p>
      <text:p text:style-name="P7">G. de Kaer</text:p>
      <text:p text:style-name="P7">Ste. Perruelli</text:p>
      <text:p text:style-name="P7">H. Blancheti</text:p>
      <text:p text:style-name="P7">N. de Ordeimonte</text:p>
      <text:p text:style-name="P7">G. Fedelli</text:p>
      <text:p text:style-name="P7">A. de Maignaco</text:p>
      <text:p text:style-name="P7">Jo. de Pompodorio</text:p>
      <text:p text:style-name="P7">E. Juvenis</text:p>
      <text:p text:style-name="P7">Phi. de Salione</text:p>
      <text:p text:style-name="P7">A. Regine</text:p>
      <text:p text:style-name="P7">Ma. Beginaldi</text:p>
      <text:p text:style-name="P7"/>
      <text:p text:style-name="P7"/>
      <text:p text:style-name="P7">=FRAN_0393_00477.tif=</text:p>
      <text:p text:style-name="P7">&gt;&gt;&gt;&gt;&gt;&gt; block &lt;&lt;&lt;&lt;&lt;&lt;&lt;</text:p>
      <text:p text:style-name="P7">nnous les cardinaulx du Saint cllege et partiz de lobeïssance du dit eenedit / Par quoy</text:p>
      <text:p text:style-name="P7">les collacions et provisions des benefices sont et appartiennent aux plas et autres collateurs</text:p>
      <text:p text:style-name="P7">ordinaires / Et paravant affin que aucunement nefust recardee ou empeschee ladicte</text:p>
      <text:p text:style-name="P7">pion de l'eglise nayons voulu faire ne souffrir presenter aucun boole de par nous audit</text:p>
      <text:p text:style-name="P7">Benedit pour nos familliers et serviteurs / Desquelz pluseurs ont pour le fait dessusdit</text:p>
      <text:p text:style-name="P7">tres grandement traveillié et labouré / en pluseurs l'oingtains voyages ou envoiez les</text:p>
      <text:p text:style-name="P7">avens et autrement en maintes manieres / Et il soit ainsi que de present nous qui de</text:p>
      <text:p text:style-name="P7">tout nostre cuer desirons leur bien et avancement / ayons fait pour la provision</text:p>
      <text:p text:style-name="P7">d'iceulx un reole aux prelas et autres collateurs de nosdiz Boyaume et Daulphiné</text:p>
      <text:p text:style-name="P7">ou quel nous avons assigné a vostre collacion / nostre amé Phelippe drouet dit Boucicant</text:p>
      <text:p text:style-name="P7">pour et en lieu de nostre amé Jehan drouet dit Boucicant son pere / gardehuche de</text:p>
      <text:p text:style-name="P7">nostre eschançonnerie / c'est assavoir a benefice sans curé. Nous vous prions tres adcertes</text:p>
      <text:p text:style-name="P7">que pour contemplacion de nous et consideracion des choses dessusdictes vous pourveez</text:p>
      <text:p text:style-name="P7"><text:soft-page-break/>audit Philippe dudit benefice quant vacant sera / Et de ce ne nous failliez si cleri que</text:p>
      <text:p text:style-name="P7">vous avez que nous doyons avoir vous vostre eglise et voz faiz pour bien recommandez</text:p>
      <text:p text:style-name="P7">Et au dessusdit tant en faictes / que nous appartenions de fait la bonne voulenté que</text:p>
      <text:p text:style-name="P7">vous avez de nous complaire / et que nous en doyons estre concens. Et nous</text:p>
      <text:p text:style-name="P7">rescripuez plainement vostre voulenté et entencion sur ce. Donné à Paris le XXix.</text:p>
      <text:p text:style-name="P7">Jour doctobre. Sic signaum. Charles. Prophete</text:p>
      <text:p text:style-name="P7">De procuratore anniversariorum coutra Petrum Montont / ad mensem in statu.</text:p>
      <text:p text:style-name="P7">Vocetur prepositus de Bosayo ut veniat in capitulo et</text:p>
      <text:p text:style-name="P7">scribatur eidem.</text:p>
      <text:p text:style-name="P7">Sigillentur lictere compromissars super debato Sancti Germani</text:p>
      <text:p text:style-name="P7">et dominorum Decani et capituli ecclesie Pat.</text:p>
      <text:p text:style-name="P7">faciat officiarius horarum parolamari preposituram de Rosayo</text:p>
      <text:p text:style-name="P7">sub pena privacionis officii sui.</text:p>
      <text:p text:style-name="P7">Hodie requirente dyaconis et subdiaconis canonicis ecclesie parisiensis</text:p>
      <text:p text:style-name="P7">eis dari responsum super facto lumenaris exequiarum Domini</text:p>
      <text:p text:style-name="P7">presbyteri per organum domini Decani responderunt / quod quia erant</text:p>
      <text:p text:style-name="P7">H. Blancheti Jo. de Mulleyo multim alii quos factum istud tangit / ut abbates et vicarii</text:p>
      <text:p text:style-name="P7">magni / deliberatum fuerat inter dominos presbyteros ipsos vocari</text:p>
      <text:p text:style-name="P7">et deinde responderetur eisdem dyaconis et subdiacionis.</text:p>
      <text:p text:style-name="P7">Solvat officiarius horarum magistro Johanni Gouyn</text:p>
      <text:p text:style-name="P7">advotato ecclesie apud Meledunum. Lxta solidoum pars.</text:p>
      <text:p text:style-name="P7">per. uibusdam laboribus quos huit pro ecclesie profistendo</text:p>
      <text:p text:style-name="P7">ex ec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. de Pompodorio</text:p>
      <text:p text:style-name="P7">N. Dictatoris</text:p>
      <text:p text:style-name="P7">L. de Mengeria</text:p>
      <text:p text:style-name="P7">Ro. de Lorriaco</text:p>
      <text:p text:style-name="P7">T. de Sancto Petro</text:p>
      <text:p text:style-name="P7">A. Regine</text:p>
      <text:p text:style-name="P7">Jo. Rollandi</text:p>
      <text:p text:style-name="P7">Ste. Perruelli</text:p>
      <text:p text:style-name="P7">Mei. Reginaldi</text:p>
      <text:p text:style-name="P7"><text:soft-page-break/>Sy. de Bourich</text:p>
      <text:p text:style-name="P7">G. Fedelli</text:p>
      <text:p text:style-name="P7">P. Colli</text:p>
      <text:p text:style-name="P7">Ja. Cosson</text:p>
      <text:p text:style-name="P7">Ph. de Salione</text:p>
      <text:p text:style-name="P7">N. de Ordeimonte Jo. Voygnon</text:p>
      <text:p text:style-name="P7">T. Hocie</text:p>
      <text:p text:style-name="P7">G. de Kaer</text:p>
      <text:p text:style-name="P7">A. de Maginaco</text:p>
      <text:p text:style-name="P7">E. Juvenis</text:p>
      <text:p text:style-name="P7"/>
      <text:p text:style-name="P7"/>
      <text:p text:style-name="P7">=FRAN_0393_00478.tif=</text:p>
      <text:p text:style-name="P7">&gt;&gt;&gt;&gt;&gt;&gt; date &lt;&lt;&lt;&lt;&lt;&lt;&lt;</text:p>
      <text:p text:style-name="P7">Anno nonagesimo nono. Dime veneris post quasimodo . xia mensis aprilis. Capitulantibus dominis.</text:p>
      <text:p text:style-name="P7">Anno nonagesimo nono. die lune post misericordia omini xiiiita mensis aprialis</text:p>
      <text:p text:style-name="P7">&gt;&gt;&gt;&gt;&gt;&gt; block &lt;&lt;&lt;&lt;&lt;&lt;&lt;</text:p>
      <text:p text:style-name="P7">Deputatus est magister Guillelmus de Kaer ad compennum</text:p>
      <text:p text:style-name="P7">coram crbitris in causa Sancti Germani.</text:p>
      <text:p text:style-name="P7">Rejertis omnibus racionibus decleriatoris pro parte magistri Johannis</text:p>
      <text:p text:style-name="P7">Rollandi contra libellum magistri Petri Farmmageriii / et</text:p>
      <text:p text:style-name="P7">replicacionibus pro parte dicti magistri Petri contra dictas</text:p>
      <text:p text:style-name="P7">raciones declinatorias ipsius rei / alias penes curiam dominorum</text:p>
      <text:p text:style-name="P7">in scriptis traditis Johannes Harengerii procurator</text:p>
      <text:p text:style-name="P7">dicti magistri Petri nomine quo supra / et magister</text:p>
      <text:p text:style-name="P7">Jo. Bollandi fuerunt concordes quod magistri Sy. de</text:p>
      <text:p text:style-name="P7">Bourich et Guillelmus de Kaer canonici ecclesie Parisiensis</text:p>
      <text:p text:style-name="P7">cognostant de causa summarie et de plano etc. Et</text:p>
      <text:p text:style-name="P7">fuit assignata diesvenris proxima coram dictis</text:p>
      <text:p text:style-name="P7">commissariis Ad barram claustri ecclesie pariensis.</text:p>
      <text:p text:style-name="P7">Et similiter causa mota inter Robinum luppeau actorem et magistrum Gauffridum de</text:p>
      <text:p text:style-name="P7">dampniart in ecclesia Parisienses beneficiatum reum / commissa est dictis magistris G. de Kaer et</text:p>
      <text:p text:style-name="P7">Sy. de Bourich canonicis Parsiensis / de consensu Radulfi magni procuratoris dicti Actris</text:p>
      <text:p text:style-name="P7">et magistri Asselini Regine se faciende fortem pro dicto reo. Et assignata est dies lune</text:p>
      <text:p text:style-name="P7">proxima hora vesserorum Ad barra in claustri ecclesie Parisiensis in statu.</text:p>
      <text:p text:style-name="P7">Amoneatur a compromisso Sancti Germani vocabullum auditis</text:p>
      <text:p text:style-name="P7"><text:soft-page-break/>Non passentur de cetero alique permutaciones nisi prius restitutis capellaniis in</text:p>
      <text:p text:style-name="P7">ornamentis et aliis ad eam spectantieus.</text:p>
      <text:p text:style-name="P7">Placet dominis quod firma de Liriaco supra vicum tradatur</text:p>
      <text:p text:style-name="P7">ad vii modus frumenti redditus ad portiium flumi vici</text:p>
      <text:p text:style-name="P7">ita quod mutuentur eidem xxvii sr. primitus etc.</text:p>
      <text:p text:style-name="P7">quos reddere tenebitur etc.</text:p>
      <text:p text:style-name="P7">Dati sunt commissarii ad audiendum inventarium thesauri</text:p>
      <text:p text:style-name="P7">cum provisoribus . domini R. de Lorriaco et L. de Mongeria</text:p>
      <text:p text:style-name="P7">Placet dominis quod Rogeriis de la Posterne Remaneat</text:p>
      <text:p text:style-name="P7">quictus de expensis in quibus fuit condepnatus</text:p>
      <text:p text:style-name="P7">erga ecclesiam in requestis palacii regii pro xxa librar. par.</text:p>
      <text:p text:style-name="P7">Dati sunt commissarii ad audiendum compota</text:p>
      <text:p text:style-name="P7">Ro. de Lorriaco executore testimeni deffuncti magistri Symonis Fieron</text:p>
      <text:p text:style-name="P7">G. de Kaer magistri Ma. Reginaldi et Jo. Rollandi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Ste. Perruelli</text:p>
      <text:p text:style-name="P7">Sy. de Boutich</text:p>
      <text:p text:style-name="P7">G. Fedelli</text:p>
      <text:p text:style-name="P7">Ay. de Maignaco</text:p>
      <text:p text:style-name="P7">Jo. Rollandi</text:p>
      <text:p text:style-name="P7">Jo. Voygnon</text:p>
      <text:p text:style-name="P7">Ph. de Salione</text:p>
      <text:p text:style-name="P7">A. Regine</text:p>
      <text:p text:style-name="P7">G. de Kaer</text:p>
      <text:p text:style-name="P7">emmonte</text:p>
      <text:p text:style-name="P7">Capitulantibus dominis.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Jo. de Pompodorio</text:p>
      <text:p text:style-name="P7">N. Dictatoris</text:p>
      <text:p text:style-name="P7"><text:soft-page-break/>T. de Sancto Petro</text:p>
      <text:p text:style-name="P7">A. Begine</text:p>
      <text:p text:style-name="P7">Jo. Hue</text:p>
      <text:p text:style-name="P7">Jo. Rollandi</text:p>
      <text:p text:style-name="P7">Ste. Peruilli</text:p>
      <text:p text:style-name="P7">Sy. de Bourich</text:p>
      <text:p text:style-name="P7">A. de Maignaco</text:p>
      <text:p text:style-name="P7">G. Fedelli</text:p>
      <text:p text:style-name="P7">Ph. de Salione</text:p>
      <text:p text:style-name="P7">Jo. Voygnon.</text:p>
      <text:p text:style-name="P7"/>
      <text:p text:style-name="P7"/>
      <text:p text:style-name="P7">=FRAN_0393_00479.tif=</text:p>
      <text:p text:style-name="P7">&gt;&gt;&gt;&gt;&gt;&gt; block &lt;&lt;&lt;&lt;&lt;&lt;&lt;</text:p>
      <text:p text:style-name="P7">videtur dominis quod si Johannes de CTouteville velit tradere xvtim librum parisiensem bene situatis</text:p>
      <text:p text:style-name="P7">pro redditibus quos dominus Johannes Lameresse capellanis Sancti Stephani in ecclesia Parisiensis</text:p>
      <text:p text:style-name="P7">percipit supra molendinum vocatum molendinum regis in flumo d'orge scilicet duo</text:p>
      <text:p text:style-name="P7">modia mistolii una cum xxviii. arpentis terre seu terrarum que habet dictus capellanis in feodo</text:p>
      <text:p text:style-name="P7">ipsius Johannis quod sufficit / quo casu domini sunt concordes quod transeat permutacio.</text:p>
      <text:p text:style-name="P7">Dominus Marquesius de Jotro presbyter capellanis capellanie perpetue sanctisute ad altare sanctorum</text:p>
      <text:p text:style-name="P7">Petri et Jacobi iecclesia Sepulcri Parr. fundatis resignavit dictam suam capellaniam</text:p>
      <text:p text:style-name="P7">Causa permutacionis faciende cum domino Petro de Bostogayrandi presbytero capellano cujusdam</text:p>
      <text:p text:style-name="P7">capellanie perpetue fundate per nobilem virum Aymericam de Villela in ecclesia beate Marie</text:p>
      <text:p text:style-name="P7">de Podiolaurencio Vanrentsis diocesis ad ipsam capellaniam et non alias / quequidem capellani</text:p>
      <text:p text:style-name="P7">Sancti Luce fuit collata causa permutacionis predicte dicto domino Petro de Bosco Gayraudi in</text:p>
      <text:p text:style-name="P7">personam magistri Johannis Girardi procuratoris ejusdem domini Petri ad hoc sufficienter</text:p>
      <text:p text:style-name="P7">fundati et licteratorie destinati prout per litteras procuratorias apud Vaurum sub anno</text:p>
      <text:p text:style-name="P7">domini millesimo trecenesimo nonagesimo Ditavo et die nona mensis novembris per Petrum</text:p>
      <text:p text:style-name="P7">Aymerici alias de Sancto Leouerto clericum civitatis Vaurentis publicum apostolica et imperiali</text:p>
      <text:p text:style-name="P7">auccoritatis notarium confectas signatas et subscriptas legitime constitit</text:p>
      <text:p text:style-name="P7">nomine procuratorio ipsius domini Petri et pro ipso qui juravit in forma. Et fuit</text:p>
      <text:p text:style-name="P7">installatus in parte dextra chori.</text:p>
      <text:p text:style-name="P7">Et incontinenti mediantes licteris reverendi in Christo pateris et domini domini Petri miseracione</text:p>
      <text:p text:style-name="P7">divina episcopi Vaurentis quarum tenor de verbo ad verbum sequitur in hoc verba.</text:p>
      <text:p text:style-name="P7">Petrus miseracione divina Vaurensis episcopus dilectis nobis in Christo Decano et</text:p>
      <text:p text:style-name="P7">capitulo ecclesie Parisiensis Salutem in eo qui est omnium vera saluti. Cum sicut</text:p>
      <text:p text:style-name="P7"><text:soft-page-break/>intelleximus discreti viri Marquesius de Jotro presbyter capellanus perpetuus</text:p>
      <text:p text:style-name="P7">capellanie Sancti Luce in ecclesia Sancti Sepulcri Parisiensi / et Petrus de Bosco Gayrandi</text:p>
      <text:p text:style-name="P7">presbyter capellanus cujusdam capellanie perpetue fundate per nobilem virum Aymericum</text:p>
      <text:p text:style-name="P7">de Villela in ecclesia beate Marie de Podio Laurencio nostre diocesis / ex certis et</text:p>
      <text:p text:style-name="P7">racionabilibus causas velint et desiderent adinvicem prefata sua beneficia seu</text:p>
      <text:p text:style-name="P7">capellanias peromutare / Conferendi dictam capellaniam ecclesie Bebate Marie Podulamensis</text:p>
      <text:p text:style-name="P7">dicto Marquesio causa permutacionis et permutacionem hujusmodi faciendi et recipiendi</text:p>
      <text:p text:style-name="P7">inter ipsos et permutacione sic facta et per vos recepta regimen dicte capellanie cum</text:p>
      <text:p text:style-name="P7">omnibus suis juribus et pertieniciis universis dicto Marquesio committendi contulendi</text:p>
      <text:p text:style-name="P7">et conferendi ac investiendi et omnia alia faciendi et exercendi quem premissis et</text:p>
      <text:p text:style-name="P7">circa premissa ac eorum aliqua necessaria fuerint seu eciam opportuna / vobis tenore</text:p>
      <text:p text:style-name="P7">presentium plenariam concedimus facultatem ac potestatem hac vice dumtaxat conttendo</text:p>
      <text:p text:style-name="P7">super hiis vobis totaliter vices nostras volumus autem quod a prefatis permutare</text:p>
      <text:p text:style-name="P7">volentibus exigatis juramentum quod in prefatis permnuitacionibus Symonie</text:p>
      <text:p text:style-name="P7"/>
      <text:p text:style-name="P7"/>
      <text:p text:style-name="P7">=FRAN_0393_00480.tif=</text:p>
      <text:p text:style-name="P7">&gt;&gt;&gt;&gt;&gt;&gt; block &lt;&lt;&lt;&lt;&lt;&lt;&lt;</text:p>
      <text:p text:style-name="P7">pravitas fraus aut dolus non intervenit aliqualis seu aliqua alia illicita paccio et aliqua</text:p>
      <text:p text:style-name="P7">que in talibus fuerint necesesia seu eciam opportuna. In quorum omnium premissorum</text:p>
      <text:p text:style-name="P7">testimonium presentes litteras fieri fecimus ssigilli nostri magni quo in talibus ante</text:p>
      <text:p text:style-name="P7">nostram translacionem utebantur appensione muniri. Datum Daur suo nostro dicto.</text:p>
      <text:p text:style-name="P7">sigillo die ultima mensis octobris Anno domini m° Ccco nonagesio octavo e.</text:p>
      <text:p text:style-name="P7">Magister Johannes Giardi procurator / domini Ptri de Boscogayraudt presbyteri capellani</text:p>
      <text:p text:style-name="P7">cujusdam capellanie perpetue fundate per nobilem virum Aymericum de Villela in ecclesiesia</text:p>
      <text:p text:style-name="P7">Beate Marie de Podio Laurencio Vaurensis diocesis prout per litteras procuratorias apud Vaur</text:p>
      <text:p text:style-name="P7">sub anno nonagesimo sitavo et die nova mensis novebris per. Petrum Ayvierici</text:p>
      <text:p text:style-name="P7">alias de Sancto Leonerto clericum Civitatis Vanrentis publicum aucoritis apostolica et imperial</text:p>
      <text:p text:style-name="P7">notarium confectas signatas et subscriptas nobis legitime constit nomine procuratorio ipsius</text:p>
      <text:p text:style-name="P7">domini Petri et pro ipso resignavit dictam capellaniam fundatam per dictum Aymericum</text:p>
      <text:p text:style-name="P7">de Villela etc. quamquidem resignacionem domine caplanties admiserunt auctoritate potestatis</text:p>
      <text:p text:style-name="P7">per dictum dominum episcopum per dectas suas licteras eis actrionte Causa tamen permutacioni</text:p>
      <text:p text:style-name="P7">faciendi cum domino Marquesio de Jotro presbytero capello capellanie perpetue Sancti Luce ad altare</text:p>
      <text:p text:style-name="P7">sanctorum Petri et Jacobi in ecclesia Sepubrri Parisiensi Ad ipsam capellaniam et non alias</text:p>
      <text:p text:style-name="P7">Quequidem capellania fundata in dicta ecclesia Beate Marie pedrilamentii oritute dictarum</text:p>
      <text:p text:style-name="P7">beatarum domini episcopi fuit collata dicto domino Marquisio causa permutacionis predicte</text:p>
      <text:p text:style-name="P7"><text:soft-page-break/>uram e dolus nullatemus intuvevit</text:p>
      <text:p text:style-name="P7">requisito per dominos thaconos et subdyaconos quatinus</text:p>
      <text:p text:style-name="P7">domini presbyteri eisdem appercient viam aliquam si quam</text:p>
      <text:p text:style-name="P7">herent per quam ad concordiam possent deverre sue</text:p>
      <text:p text:style-name="P7">debato luminaris exequiarum corprum presencium vel</text:p>
      <text:p text:style-name="P7">repesentatorum Domini presbyter voluerunt quod domini et magistra</text:p>
      <text:p text:style-name="P7">Archidiaconus de Josayo et N. de Rancia pro parte ipsorum videacam</text:p>
      <text:p text:style-name="P7">ad concordiam possint devene / et pro parte dictorum dyacono.</text:p>
      <text:p text:style-name="P7">fuerunt nominatim H. Blancheti et J. de Mully</text:p>
      <text:p text:style-name="P7">Et recedente domino R. de Lorriaco / dominus decanu</text:p>
      <text:p text:style-name="P7">ecclesie $icpit injexit / ut remannit adhuc</text:p>
      <text:p text:style-name="P7">in capitulo ipsum requirens sus debito juramenti quatinus</text:p>
      <text:p text:style-name="P7">de Pompodorio a capitulo non extus</text:p>
      <text:p text:style-name="P7">&gt;&gt;&gt;&gt;&gt;&gt; liste &lt;&lt;&lt;&lt;&lt;&lt;&lt;</text:p>
      <text:p text:style-name="P7">Capitulantibus dominis.</text:p>
      <text:p text:style-name="P7">P. Decano</text:p>
      <text:p text:style-name="P7">G. Cantore</text:p>
      <text:p text:style-name="P7">G. Archidiacono ecclesie</text:p>
      <text:p text:style-name="P7">R. de Lorriaco</text:p>
      <text:p text:style-name="P7">G. Aullardi</text:p>
      <text:p text:style-name="P7">L. de Mongeria</text:p>
      <text:p text:style-name="P7">Ja. Cosson</text:p>
      <text:p text:style-name="P7">Jo. de Nullyaco</text:p>
      <text:p text:style-name="P7">Jo. Rollandi</text:p>
      <text:p text:style-name="P7">N. Dictatoris</text:p>
      <text:p text:style-name="P7">Jo. Hue</text:p>
      <text:p text:style-name="P7">T. de Sancto Petro</text:p>
      <text:p text:style-name="P7">Jo. Voygnon</text:p>
      <text:p text:style-name="P7">Sy. de Bourich</text:p>
      <text:p text:style-name="P7">H. B. Lancheti</text:p>
      <text:p text:style-name="P7">N. de Ordeimonte</text:p>
      <text:p text:style-name="P7">T. Hocie</text:p>
      <text:p text:style-name="P7">A. de Maignaco</text:p>
      <text:p text:style-name="P7">Jo. de Sarraponce</text:p>
      <text:p text:style-name="P7">Phi. de Salione G. de Kaer</text:p>
      <text:p text:style-name="P7"/>
      <text:p text:style-name="P7"><text:soft-page-break/></text:p>
      <text:p text:style-name="P7">=FRAN_0393_00481.tif=</text:p>
      <text:p text:style-name="P7">&gt;&gt;&gt;&gt;&gt;&gt; date &lt;&lt;&lt;&lt;&lt;&lt;&lt;</text:p>
      <text:p text:style-name="P7">Anno nonagesimo novi. Die veneris post iia domini xviiia mensis</text:p>
      <text:p text:style-name="P7">Apriis capitulantibus dominis</text:p>
      <text:p text:style-name="P7">&gt;&gt;&gt;&gt;&gt;&gt; block &lt;&lt;&lt;&lt;&lt;&lt;&lt;</text:p>
      <text:p text:style-name="P7">Magister Johannes Girarde procurators cmini Petri de Cospcarrande capellani capellanie perpetue</text:p>
      <text:p text:style-name="P7">Sancti luce ad altare sanctorum Petri et facioi in etiliam Sepulcri Parisiensis fruate prout</text:p>
      <text:p text:style-name="P7">per licteras procuratorias superius designatas legitime costicit nomine procuratorio ipsius</text:p>
      <text:p text:style-name="P7">cui Petri et pro ipso resignavit ccausam suam capellaniam causa permutacionis faciende</text:p>
      <text:p text:style-name="P7">Cum domino Bernardo Samorgyie proro rectore parrochialis ecclesie de Robiano diocesis</text:p>
      <text:p text:style-name="P7">Nerbenensis / ad ipsam parrochialem ecclesiam et non alias quequidem capellania fuit collata</text:p>
      <text:p text:style-name="P7">dicto domino Bernardo presenti quin juravit in forma / Et fuit installatus in</text:p>
      <text:p text:style-name="P7">percedercta.</text:p>
      <text:p text:style-name="P7">Et similiter collata est dicta parohialis ecclesia de Robiano Nerbonensis diocesis tamquam</text:p>
      <text:p text:style-name="P7">vacans per resignacionem dicti domini Bernardi causa permutacionis faciende</text:p>
      <text:p text:style-name="P7">cum prefato domino Petro de Boscogayrandi ad dictam capellaniam Sancti Luce et non alias</text:p>
      <text:p text:style-name="P7">eidem domino Petro de Boscogayraudi in personam dicti magistri Johannis Girardi</text:p>
      <text:p text:style-name="P7">vigore licterarum venerabilis et circumspecti viri domini Johannis de Pignaco canonici Nerboni</text:p>
      <text:p text:style-name="P7">licenciatu in legibus vicarii generalis in spiritualibus et temperalibus reverendissimi</text:p>
      <text:p text:style-name="P7">in Christo patris et domini domini F. miseracione divina Nerbonensi archiepiscopi</text:p>
      <text:p text:style-name="P7">primatis / ac virtute et auctoritate potestats per dictum dominum vicarium dominis</text:p>
      <text:p text:style-name="P7">Decano et capitulo Par. attribute.</text:p>
      <text:p text:style-name="P7">Hodie facta relacione compotorum anniversariorum</text:p>
      <text:p text:style-name="P7">matutinarum et vini ecclesie Parisiensis quegerit</text:p>
      <text:p text:style-name="P7">dominus Johannes Juys per dominos agistros Johannem</text:p>
      <text:p text:style-name="P7">Voygnon et Johannem Rollandi Canonicos Paris.en commissarios</text:p>
      <text:p text:style-name="P7">ad hoc deputatis / Et primo dicti officii anniversariorum</text:p>
      <text:p text:style-name="P7">cujus status sequitur. Lestat du compte</text:p>
      <text:p text:style-name="P7">de l'offrce des anniversaires de l'eglise de Paris</text:p>
      <text:p text:style-name="P7">rendu par Jehan Hays prestre pour l'an commentant</text:p>
      <text:p text:style-name="P7">a la feste de Toussains mil ccc iiiiix et xvii</text:p>
      <text:p text:style-name="P7">Et fenissant a ladite feste mil ccc iiiixx et xviii.</text:p>
      <text:p text:style-name="P7">Et premierement la recte des arrerages pour procelle</text:p>
      <text:p text:style-name="P7">annee se monce lxiiii. lv. xi s. ix d. la.</text:p>
      <text:p text:style-name="P7">recepte de Aubergenville / Cuvtrebois a chies</text:p>
      <text:p text:style-name="P7"><text:soft-page-break/>aranuille et Andresy est iiC lxxii. l. xii s.</text:p>
      <text:p text:style-name="P7">&gt;&gt;&gt;&gt;&gt;&gt; liste &lt;&lt;&lt;&lt;&lt;&lt;&lt;</text:p>
      <text:p text:style-name="P7">P. Decano</text:p>
      <text:p text:style-name="P7">G. Cantore</text:p>
      <text:p text:style-name="P7">G. Archidiaconuo ecclesie</text:p>
      <text:p text:style-name="P7">N. Dictateris</text:p>
      <text:p text:style-name="P7">L. de Mongeria</text:p>
      <text:p text:style-name="P7">Jo. Rollandi</text:p>
      <text:p text:style-name="P7">G. de Kaer</text:p>
      <text:p text:style-name="P7">Jo. Voygnensi</text:p>
      <text:p text:style-name="P7">Jo. de Sacraponte</text:p>
      <text:p text:style-name="P7">M. Reginaldi</text:p>
      <text:p text:style-name="P7">Sy. de Bourich</text:p>
      <text:p text:style-name="P7">A. de Maignaco</text:p>
      <text:p text:style-name="P7">P. Colli</text:p>
      <text:p text:style-name="P7">C. Pesc petu</text:p>
      <text:p text:style-name="P7"/>
      <text:p text:style-name="P7"/>
      <text:p text:style-name="P7">=FRAN_0393_00482.tif=</text:p>
      <text:p text:style-name="P7">&gt;&gt;&gt;&gt;&gt;&gt; block &lt;&lt;&lt;&lt;&lt;&lt;&lt;</text:p>
      <text:p text:style-name="P7">a recepte de Baigneulx Bryeconte Robert / Ballaivillier / Brumbois Beauvoier</text:p>
      <text:p text:style-name="P7">Beaumont sur omise et Ecuerie est iiiixx xv. lb xi s. iiii. d. la recepte de</text:p>
      <text:p text:style-name="P7">Cormeilles Chastenay Civilly Cercelles Compans / Corbeuse / conisia ville</text:p>
      <text:p text:style-name="P7">chartres et Custeul est iiiC lix lb. v s. iiii. d. larvite de Escuelles / Eue</text:p>
      <text:p text:style-name="P7">Erblay et Esponc est Cvs l. iii s. viii d. lareviate de Fourqueux fames</text:p>
      <text:p text:style-name="P7">Fresveuse Fontenay et Clatigny est xxix libra xvii s. viii d. la reviae de Ytheville</text:p>
      <text:p text:style-name="P7">Bury tossy est iiiix xv. l. ix. s. X. d. la ceae de l'archant losy / leschires</text:p>
      <text:p text:style-name="P7">lay Mellenfroy Mory / monsi levesque / Montinorency / Meleun Manchecourt</text:p>
      <text:p text:style-name="P7">Massy Mesvil Dame Roisse / Monstereul Morvillier et Machau est iiiC iiiixxi.</text:p>
      <text:p text:style-name="P7">lv xiiii s. x. d. la recepte de Nemoux / oe ory / Orly Pety a qui quempoit</text:p>
      <text:p text:style-name="P7">est vixx xi l. xi s. x. d. poit la recepte de Bangy Rosay Roven / Succy</text:p>
      <text:p text:style-name="P7">Saint Brice Saint Fargeau et Saint Ladre est Cxix. lv. xiii s. viii d.</text:p>
      <text:p text:style-name="P7">lareaiace de Tavers ville Rusche Viercy / ville Juye Verno Uissoux Villedouble</text:p>
      <text:p text:style-name="P7">viry / villeté Saint Ladre Vernon et Victry est iiC vii lb. xi s. x. d.</text:p>
      <text:p text:style-name="P7">la recepte des ventes esst XX. livres la recepte extraordinaire est viii. livres</text:p>
      <text:p text:style-name="P7">la rectiate des maisons du cloistre est iIiC xix. livres. Item une autre recepte</text:p>
      <text:p text:style-name="P7"><text:soft-page-break/>des dictes maisons pour certains anniversaires est xxvii. lvrs ii s. iii d. la reviate</text:p>
      <text:p text:style-name="P7">de aucuns de messeigneurs et des officiers de l'eglise est lix. lvres vi s. x. d.</text:p>
      <text:p text:style-name="P7">la recepte de aucunes marsons seans ou cloistre et prez de Saint Jehan le</text:p>
      <text:p text:style-name="P7">Rond est lxxviii. l. viii s. la recite de monseigneur levesque de Paris est .xlvi l.</text:p>
      <text:p text:style-name="P7">xii. so la recepte du recepueur de Paris est iiiixx v. l. x. s la recepte du</text:p>
      <text:p text:style-name="P7">tresor est XXX. livres la recepte des maisons de la cité de Paris est viixx xv. lvre.</text:p>
      <text:p text:style-name="P7">iii s. viii. d. lareaile des maisons Oultre petit pont est viixx xx. l. viii s.</text:p>
      <text:p text:style-name="P7">larevilile des maisons Oultre grant pont est iiC xlix l. iii s. ix. d. momino</text:p>
      <text:p text:style-name="P7">toute de la rciate iii iiiixx xi l. xviii s. iii. d. poit. De laquelle il demeure</text:p>
      <text:p text:style-name="P7">en arrerages Cxi. lv viii s. iii d. ainsi demeure en vraie recepte iia</text:p>
      <text:p text:style-name="P7">ixl iiiixx l. x. s. poit. Despense fractre pour ledit office. Et premierement</text:p>
      <text:p text:style-name="P7">pour les chapitres ordinaires et pour le chapitre de la Saint Martin dyuer</text:p>
      <text:p text:style-name="P7">xliii l. x. so. la despense des cens et aultres charges pour ledit office est</text:p>
      <text:p text:style-name="P7">vixx xviii. l. iiii s. xI. d. la despense pour processions et messes fondees sur ce</text:p>
      <text:p text:style-name="P7">present office est ii C l livr xi s. vii. d. la despense pour les revestus au grant</text:p>
      <text:p text:style-name="P7">autel est x. lvres xix s. iiii. d. e la despenst pour les pensions de c'est office est</text:p>
      <text:p text:style-name="P7">xi l. xvii s. la despense extraordinaire est viixx J lb. xvii s. vi d. ob</text:p>
      <text:p text:style-name="P7">la despense pour les voyages est xxii. livres xvi s. viii. d. la despense</text:p>
      <text:p text:style-name="P7">pour les repparacions est ixx x. lv. x. s. viii d. la despense pour les</text:p>
      <text:p text:style-name="P7">mereaulx du Commun est viiixx xviii. l. xiiii s. vii d. ob. la despense</text:p>
      <text:p text:style-name="P7">pour les marregliers presbyteres et lays et chevetiers est lxiiii. livres xi s. ii. d. .</text:p>
      <text:p text:style-name="P7">la distribucion de messergneurs est xiC iiiix xvi l. x s. ii d. la distribucion</text:p>
      <text:p text:style-name="P7">pour les vicaires et autres est vC xxxiiii. livres iiii s. x. d. ob. Somme toute</text:p>
      <text:p text:style-name="P7">de la despense ii viiiC iiiixx ix lb. vii s. vi d. ob. Et la vrait cetant</text:p>
      <text:p text:style-name="P7">est ii ixC iiiixx lb. x s. poiti Ainsi appert que la recepte excedé la</text:p>
      <text:p text:style-name="P7">despense de iiii xx xi. lv. ii s. v. d. ob. poites que l'officier doit. Et est</text:p>
      <text:p text:style-name="P7">assavoir que les arrerages contenus en ce present compte sont tous jnuitiles</text:p>
      <text:p text:style-name="P7">excepte xxxv. livre. qui sont deues du temps de Guillaume amé recepueur de Parisis</text:p>
      <text:p text:style-name="P7">et xviii livres qui sont deues fur le tresoy.</text:p>
      <text:p text:style-name="P7"/>
      <text:p text:style-name="P7"/>
      <text:p text:style-name="P7">=FRAN_0393_00483.tif=</text:p>
      <text:p text:style-name="P7">&gt;&gt;&gt;&gt;&gt;&gt; block &lt;&lt;&lt;&lt;&lt;&lt;&lt;</text:p>
      <text:p text:style-name="P7">Item stanis officii matutinarum ecclesie Parisiensis talis est estat di compte de l'officen de</text:p>
      <text:p text:style-name="P7">matines de l'eglise de Paris rendu par Jehan Hays prestre pour l'an commençant a la sait</text:p>
      <text:p text:style-name="P7">Martin Dyuer i. CCC. iiiixx et xvii. Et fenissant a ladicte feste myl CCC.</text:p>
      <text:p text:style-name="P7"><text:soft-page-break/>iiiiXxx et XVIII. Et premierement il estoit deu par la conclusion du compte precedent</text:p>
      <text:p text:style-name="P7">rendu par messeigneurs Aulert Billart lors officier des dictes matines xxx . livrs</text:p>
      <text:p text:style-name="P7">les quelles ont esté receues du dit messeigneurs Aubert Et pour ce xxx. lvr vi d.</text:p>
      <text:p text:style-name="P7">la recepte des arrerages est xvi. livres la recepte de Andresy Bouneul Gaigneulx</text:p>
      <text:p text:style-name="P7">et l'archant est vi xx xvi lv. v. s. ii d. ob. la recepte de la chanveniere / d</text:p>
      <text:p text:style-name="P7">l'office des heures / villete Saint Ladre Mory chevreuse Parys Rungy d'Accy</text:p>
      <text:p text:style-name="P7">Verrio et ville Juye est Cc. xviii. lb. ii s. viii d. ob. la recepte des granis</text:p>
      <text:p text:style-name="P7">de Paris / Petit Breul / Bryeconte Rebert Mory long junuelz le prebesseyter Roissn</text:p>
      <text:p text:style-name="P7">et larecite extraordinaire est . viiixx J. lb. viii s. viii. d. somme toute de la</text:p>
      <text:p text:style-name="P7">recepte v l. lxi. l. xvii s. j. d. de la quelle somme demente en arrerages</text:p>
      <text:p text:style-name="P7">iiii lb. ix s. iii. d. ob. les quelx sont jnitiles. Ainsi demneure en vrcapre</text:p>
      <text:p text:style-name="P7">Recepte xC lvii. lb. l. vii s. ix. d. ob. Despense pour ledit office</text:p>
      <text:p text:style-name="P7">Et premiement pour les chapitres ordinaires et pour le chapitre genneral de</text:p>
      <text:p text:style-name="P7">Saint Martin xii. lv. vii s. vi d. la despense pour la distribucion prayuelment</text:p>
      <text:p text:style-name="P7">faicte ou cuer est lvi. livre. xvii s. VIII. d la despense pour les marregliers presbyteres et</text:p>
      <text:p text:style-name="P7">lays et Chevetiers est XIII. livras ix. s. ii. d. la despense des rens et autres</text:p>
      <text:p text:style-name="P7">charges est . xii. lvrs. xi. s. II. d la despense pour les repparacions est Cxi. livres</text:p>
      <text:p text:style-name="P7">iii solos viII. deniers la despense pour les voyages est iiii. livres xiii. sols. VIII. deniers la despense</text:p>
      <text:p text:style-name="P7">commune et extraordinaire est . xxxiiii lb. vi s. viii. d la distribucion</text:p>
      <text:p text:style-name="P7">des mreaulx pour messeigneurs est iii viiC lxvii magistr cum dimidio. Ladistribucion</text:p>
      <text:p text:style-name="P7">pour les vicaires et aultres est vi viiC xviii magistr cum dimidio. Domme</text:p>
      <text:p text:style-name="P7">toute de tous les mereaulx ix v C. lxvi. mgister Chascun Merel apprecie a viii deners</text:p>
      <text:p text:style-name="P7">valent . iiiC xviii. l. xvii s. iiii. d. somme toute de trute la despense</text:p>
      <text:p text:style-name="P7">vC lxiiii. lb. vi s. v. d. Et la braie recepte est vC lvii lb. vii s. ix d. eb.</text:p>
      <text:p text:style-name="P7">ainsi appart que la despense feurmonte la reacite de vi. livres. xix. s. vb.</text:p>
      <text:p text:style-name="P7">Item status particularis redditus per dictum dominum Johannem Hays / de redditibus datis per dominum</text:p>
      <text:p text:style-name="P7">Guillelmum de Meleduno et dominum Johannem Lupi talis est. Lestat du compte particulier</text:p>
      <text:p text:style-name="P7">rendu par ledit hays des rentes donnees par messeigneurs Guillaume de Melcun et messeigneurs Jehan</text:p>
      <text:p text:style-name="P7">le leu / pour l'annee fenissant a la Saint Martin Dyuer mil ccc. iiii et xviii</text:p>
      <text:p text:style-name="P7">Par la conclusion du compte rendu par ledit messeigneurs aubert Billart lors officier</text:p>
      <text:p text:style-name="P7">i estoit deu / par le dit officier / xli. lb. viii s. ii d. desquelx il naeste receu</text:p>
      <text:p text:style-name="P7">que xlviii s. Et pour ce xlviii s. la recepte de Verno / espesiconé et d'autres parties</text:p>
      <text:p text:style-name="P7">Et compuiz en ce les xlviii s. dessus diz est xxxviii. lv. viii s. de laquelle somme</text:p>
      <text:p text:style-name="P7">demeure en arrerages de Pierre de nully / lesquel est excorne engregié et reforcié</text:p>
      <text:p text:style-name="P7">etc. lxiiii s. aiisi demeur en vraie recepte xxxv. lb. iiii s. despense faicte</text:p>
      <text:p text:style-name="P7"><text:soft-page-break/>surce. Pour les processions faictes a Saint Christofle et a Saint Denys du pas.</text:p>
      <text:p text:style-name="P7">lxii s. iiii d. pour la distribucion faicte aux diveches xii. lvrs. vii s. viii d.</text:p>
      <text:p text:style-name="P7"/>
      <text:p text:style-name="P7"/>
      <text:p text:style-name="P7">=FRAN_0393_00484.tif=</text:p>
      <text:p text:style-name="P7">&gt;&gt;&gt;&gt;&gt;&gt; block &lt;&lt;&lt;&lt;&lt;&lt;&lt;</text:p>
      <text:p text:style-name="P7">ra recepte extriordinaie est lxxviii. sol. domme toute de la despense xix. l. viii s.</text:p>
      <text:p text:style-name="P7">Et la utaie recepterest xxxv. l. iii s. Ainsi appartque la recepte seuimnte</text:p>
      <text:p text:style-name="P7">la mise de xv. lv xvi sols que l'officier doit</text:p>
      <text:p text:style-name="P7">Item scas officii vini ecclesie Parisiensis redditi per dictum omnum Johannem Luys talis est</text:p>
      <text:p text:style-name="P7">l'estat du compte de l'offre ou vin de l'eglise de Paris rendu par Jehann</text:p>
      <text:p text:style-name="P7">hade prebtir pour l'an commençant a la saint Martin dyuer mil CCC. iiii</text:p>
      <text:p text:style-name="P7">XVII. Et fenissant a ladicte feste mil ccc. iiiix et dichint.</text:p>
      <text:p text:style-name="P7">Et prvement par la conclusion du compte precedent vendu par messeigneus Aubert</text:p>
      <text:p text:style-name="P7">Ballart lors officier il estoit deu par le dit messeigneurs Aubert Helber iiisiz</text:p>
      <text:p text:style-name="P7">ad ob Surquon il a esté receu . xl. lbs. v s. ii d. la recepte des maisons</text:p>
      <text:p text:style-name="P7">due chastre est xxviii librs. ix. s. vi d. la recepte de l'office des heures de</text:p>
      <text:p text:style-name="P7">Andresy Baigneulx et yury est cviii. lb. xvii d. ob. la recepte de Lay mor</text:p>
      <text:p text:style-name="P7">Rosay ville Juye Victry Verno / Paris Chastenay et Gily est iiC xvlv xiii s.</text:p>
      <text:p text:style-name="P7">X. denier. la recepte extraordinaire est xi. solil. domme toute de la recepte iiiC iiixx</text:p>
      <text:p text:style-name="P7">xiii l. xi. d. ob. De la quelle somme demeur en arrerages xvii livres xiii. so.</text:p>
      <text:p text:style-name="P7">vii d les quelx sont tous juutilles Ainsi demeure en vraye recepte iIIe</text:p>
      <text:p text:style-name="P7">lxxv. l. vii c. iii. d. ob. Despense faicte par le dit office. Et premierement</text:p>
      <text:p text:style-name="P7">la despenser des charges est xxiii. lvr. iii. s. Ix. d. la despense pour le</text:p>
      <text:p text:style-name="P7">chapitre general . xxiii. solos la despense commune est xxxv. lvre viii s. ii. d. la.</text:p>
      <text:p text:style-name="P7">despense pour les voyages est xxxvi. so. IIII. d. la distribucion de messsires est</text:p>
      <text:p text:style-name="P7">xiii C. xlviii magister cum dimidio la distribucion pour les vicaires</text:p>
      <text:p text:style-name="P7">et autres est v C. iiixx xiiii miier cum dimidis. Somme toute des Menuulx</text:p>
      <text:p text:style-name="P7">xviii iii C. xliii. chascun merel apprecie a iiii d valent iiiC v. lb. xiiii s. iiii. d.</text:p>
      <text:p text:style-name="P7">Somme toute de la despense iiiC lxvii. livbres v. s. vii d. Et la vraie recepte est</text:p>
      <text:p text:style-name="P7">iiiC lxxv. lbrum vii s. ii d. ob. Ansi appart que la recepte excede lamnse de viii. lbrs.</text:p>
      <text:p text:style-name="P7">xx. deniers ob que l'officier doit</text:p>
      <text:p text:style-name="P7">Et sic premissis mediantibus concessa est quictancia dicto officiario</text:p>
      <text:p text:style-name="P7">Ordinatum est quod dictus officiarius secundum merllos cujuslibet anni clapsi distriouat</text:p>
      <text:p text:style-name="P7">residuum quod debet una cum arreragiis utilibus receptoris Parisiensis et thesauri.</text:p>
      <text:p text:style-name="P7">Datus est commissarius ad audiendum inventarium thesaurr magister Petrus</text:p>
      <text:p text:style-name="P7"><text:soft-page-break/>Colli cum magistro Laurencio de Mongeria.</text:p>
      <text:p text:style-name="P7">Hodie ollato per laurencium Marcel et Johannem Cormi de Corbolio racione quarte partis</text:p>
      <text:p text:style-name="P7">Molendini de Chaurn / quam tenent racione uxorum suarum in feudum a dominis decano</text:p>
      <text:p text:style-name="P7">et capitulo iiiior lbrum parisiensem vel annata vel dicto bonorum hominum / domini voluerunt quod si</text:p>
      <text:p text:style-name="P7">officiarius possit habere sex franci / illos capiat finantem iiiior lbrm parisiense</text:p>
      <text:p text:style-name="P7">ollatis ut prefertur</text:p>
      <text:p text:style-name="P7"/>
      <text:p text:style-name="P7"/>
      <text:p text:style-name="P7">=FRAN_0393_00485.tif=</text:p>
      <text:p text:style-name="P7">&gt;&gt;&gt;&gt;&gt;&gt; date &lt;&lt;&lt;&lt;&lt;&lt;&lt;</text:p>
      <text:p text:style-name="P7">visicet maagister Guilelelms de Kacre processum inte seritam de Manioine et decrum as</text:p>
      <text:p text:style-name="P7">Anno nonagesimo nono. die lune post Jubilate xxia mensiis pilis capitulantibus dominis</text:p>
      <text:p text:style-name="P7">Anno nonagesimo nono. Die mercurii post jubilate . xxiiia mensis aprilis</text:p>
      <text:p text:style-name="P7">capitulum propter festum Beati einci Elvangeliste</text:p>
      <text:p text:style-name="P7">&gt;&gt;&gt;&gt;&gt;&gt; block &lt;&lt;&lt;&lt;&lt;&lt;&lt;</text:p>
      <text:p text:style-name="P7">Publicetur lictera fundacionis Guillelmi de Meliduno quondam Archiepiscopi Senonensis cras in magna</text:p>
      <text:p text:style-name="P7">missa et habennt clerici matutinales quilibet in qualibet missa duos denarios et servetur</text:p>
      <text:p text:style-name="P7">dicta fundacio prout tavetur in ca</text:p>
      <text:p text:style-name="P7">Data est licencia magistro Martino Mutonis eundi attrabatis per</text:p>
      <text:p text:style-name="P7">spicium xiim dierum et recedat die mercurii proxima</text:p>
      <text:p text:style-name="P7">vendantur grana deversus caprosiam xx. solidis par. copula per officiaio</text:p>
      <text:p text:style-name="P7">vel plus si plus possit habere.</text:p>
      <text:p text:style-name="P7">Die veneris post jubilate xxvta mensis aprilis non fuit</text:p>
      <text:p text:style-name="P7">&gt;&gt;&gt;&gt;&gt;&gt; liste &lt;&lt;&lt;&lt;&lt;&lt;&lt;</text:p>
      <text:p text:style-name="P7">P. Decano</text:p>
      <text:p text:style-name="P7">G. Cantore</text:p>
      <text:p text:style-name="P7">G. ecclesie</text:p>
      <text:p text:style-name="P7">A. Brie</text:p>
      <text:p text:style-name="P7">Archidiacono</text:p>
      <text:p text:style-name="P7">Jo. Hue</text:p>
      <text:p text:style-name="P7">Sy. de Bourich</text:p>
      <text:p text:style-name="P7">de Sairaponte</text:p>
      <text:p text:style-name="P7">A. de Maignaco</text:p>
      <text:p text:style-name="P7">N. de Ordeimonte</text:p>
      <text:p text:style-name="P7">fed</text:p>
      <text:p text:style-name="P7"><text:soft-page-break/>A. Regine</text:p>
      <text:p text:style-name="P7">P. Colli</text:p>
      <text:p text:style-name="P7">L. de Mongeria</text:p>
      <text:p text:style-name="P7">Ph. de Salione</text:p>
      <text:p text:style-name="P7">N. Dictatoris</text:p>
      <text:p text:style-name="P7">Ro. de Lorriacio</text:p>
      <text:p text:style-name="P7">T. Hocie</text:p>
      <text:p text:style-name="P7">Ste. Perrnelli</text:p>
      <text:p text:style-name="P7">G. de Kaer</text:p>
      <text:p text:style-name="P7">Jo. Rollandi.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N. de Ordeimonte</text:p>
      <text:p text:style-name="P7">J. Rollandi</text:p>
      <text:p text:style-name="P7">L. de Mongeria</text:p>
      <text:p text:style-name="P7">E. Juvenier</text:p>
      <text:p text:style-name="P7">Sy. de Bourieh</text:p>
      <text:p text:style-name="P7">P. Colli</text:p>
      <text:p text:style-name="P7">G. Fedelli</text:p>
      <text:p text:style-name="P7">Phi. de Salione</text:p>
      <text:p text:style-name="P7">Ste. Perruelli</text:p>
      <text:p text:style-name="P7">T. Hacie</text:p>
      <text:p text:style-name="P7">Jo. Hue</text:p>
      <text:p text:style-name="P7">Leginald</text:p>
      <text:p text:style-name="P7">G. de Kaer</text:p>
      <text:p text:style-name="P7">A. de Maignac</text:p>
      <text:p text:style-name="P7">minuti Sangneine</text:p>
      <text:p text:style-name="P7"/>
      <text:p text:style-name="P7"/>
      <text:p text:style-name="P7">=FRAN_0393_00486.tif=</text:p>
      <text:p text:style-name="P7">&gt;&gt;&gt;&gt;&gt;&gt; date &lt;&lt;&lt;&lt;&lt;&lt;&lt;</text:p>
      <text:p text:style-name="P7">Anno nonagesimo nono Dielune post subilate xxviiia mensis aprilis. capitulantibus dominis</text:p>
      <text:p text:style-name="P7">Die martis sequenti xxixa mensis aprilis In revestiario capitulantibus dominis.</text:p>
      <text:p text:style-name="P7">&gt;&gt;&gt;&gt;&gt;&gt; block &lt;&lt;&lt;&lt;&lt;&lt;&lt;</text:p>
      <text:p text:style-name="P7"><text:soft-page-break/>Super tradicione cujusdam Petre terre vincators site apud</text:p>
      <text:p text:style-name="P7">spedonam / cuidam scutifero Beat Davignel nuncupato</text:p>
      <text:p text:style-name="P7">per deffunctum magistrum Johannem de Socto tunc prepositum</text:p>
      <text:p text:style-name="P7">prebendarium dicti loci facta / quia dicta tradicio non valet</text:p>
      <text:p text:style-name="P7">sed mnefficar domini concluserunt quod fiat nova lictera nomine</text:p>
      <text:p text:style-name="P7">decani et capituli / renovata dicta tradicione facta per deffunctum</text:p>
      <text:p text:style-name="P7">magistrum Johannem de Socco.</text:p>
      <text:p text:style-name="P7">Item fiat lictera Petri de Castellione super franca sergenteria</text:p>
      <text:p text:style-name="P7">in forma solita / ponendo clam usque ad beneplacitum</text:p>
      <text:p text:style-name="P7">voluntatis dominorum</text:p>
      <text:p text:style-name="P7">De duobus denariis qui alias dati fuerunt clericis matutinalibus</text:p>
      <text:p text:style-name="P7">interessentes in missis magnis super fundacione facta per</text:p>
      <text:p text:style-name="P7">deffunctum dominum Guillelmum de Meleduno / non placet</text:p>
      <text:p text:style-name="P7">dominis quod de cetero eisdem tradantur attenta fundacione.</text:p>
      <text:p text:style-name="P7">Prohanicum est domino Johanni de Farbus ne aliqua bona existencia in domo magistri</text:p>
      <text:p text:style-name="P7">Bertrandi de Thyerno ab ea extrahantur per eum vel alium nec aliqua permittat</text:p>
      <text:p text:style-name="P7">inde extrahi . Et domini facto inventario bono voluerunt bona per me eidem domino</text:p>
      <text:p text:style-name="P7">Johanni tradi in custodia.</text:p>
      <text:p text:style-name="P7">Super presentacione Sancti Germani Autissiodo renenesis Parisien</text:p>
      <text:p text:style-name="P7">Domini sunt concordes quod admictatur presenitacio viva voce</text:p>
      <text:p text:style-name="P7">facienda / cum protestacione quod perhoc prejudicium nullum</text:p>
      <text:p text:style-name="P7">peeter seu generetur alicui parcium.</text:p>
      <text:p text:style-name="P7">Scribatur preposito de Rosayo / quod scribat dominis qui erit</text:p>
      <text:p text:style-name="P7">utilis ad exercendum officium clerici prepositure dicti loci</text:p>
      <text:p text:style-name="P7">&gt;&gt;&gt;&gt;&gt;&gt; liste &lt;&lt;&lt;&lt;&lt;&lt;&lt;</text:p>
      <text:p text:style-name="P7">P. Decano</text:p>
      <text:p text:style-name="P7">G. Cantore</text:p>
      <text:p text:style-name="P7">A. Brie archidiacono</text:p>
      <text:p text:style-name="P7">L. de Mongeria</text:p>
      <text:p text:style-name="P7">E. Juvenis</text:p>
      <text:p text:style-name="P7">N. de Ordeimonte</text:p>
      <text:p text:style-name="P7">A. de Maignaco</text:p>
      <text:p text:style-name="P7">Jo. Voygnon</text:p>
      <text:p text:style-name="P7">Jo. de Pompodorio</text:p>
      <text:p text:style-name="P7">Jo. Hue</text:p>
      <text:p text:style-name="P7">G. de Kaer</text:p>
      <text:p text:style-name="P7"><text:soft-page-break/>T. Houcie</text:p>
      <text:p text:style-name="P7">Ma. Reginaldi</text:p>
      <text:p text:style-name="P7">Sy. de Bourich</text:p>
      <text:p text:style-name="P7">T. de Sancto Petro</text:p>
      <text:p text:style-name="P7">Jo. Bollandi</text:p>
      <text:p text:style-name="P7">T. de Alneto</text:p>
      <text:p text:style-name="P7">G. Fedelli</text:p>
      <text:p text:style-name="P7">P. Decano</text:p>
      <text:p text:style-name="P7">G. Cantore</text:p>
      <text:p text:style-name="P7">G. Archidiacono ecclesie</text:p>
      <text:p text:style-name="P7">A. Archidiacono Brie</text:p>
      <text:p text:style-name="P7">N. Dictatoris</text:p>
      <text:p text:style-name="P7">Jo. de Pompodorio</text:p>
      <text:p text:style-name="P7">Sy. de Bourich</text:p>
      <text:p text:style-name="P7">E. Juvenis</text:p>
      <text:p text:style-name="P7">Ste. Perruelli</text:p>
      <text:p text:style-name="P7">A. de Maignaco</text:p>
      <text:p text:style-name="P7">Ph. de Salione</text:p>
      <text:p text:style-name="P7">T. Hocie</text:p>
      <text:p text:style-name="P7">T. de Alneto</text:p>
      <text:p text:style-name="P7">P. Colli</text:p>
      <text:p text:style-name="P7">G. Fedelli</text:p>
      <text:p text:style-name="P7">T. de Sancto Petro</text:p>
      <text:p text:style-name="P7">Jo. Bollandi</text:p>
      <text:p text:style-name="P7">Jo. Voygnon</text:p>
      <text:p text:style-name="P7">G. de Albiaco</text:p>
      <text:p text:style-name="P7">T. de Alneto.</text:p>
      <text:p text:style-name="P7"/>
      <text:p text:style-name="P7"/>
      <text:p text:style-name="P7">=FRAN_0393_00487.tif=</text:p>
      <text:p text:style-name="P7">&gt;&gt;&gt;&gt;&gt;&gt; block &lt;&lt;&lt;&lt;&lt;&lt;&lt;</text:p>
      <text:p text:style-name="P7">Fiat procuratorium Roberto Brochier et Guillelmo Huet commorant</text:p>
      <text:p text:style-name="P7">apud Ascheres qui habeant potestatem recipiendi omnes et</text:p>
      <text:p text:style-name="P7">singulos redditus dicte terre / quictandi etc. Ipsamque terram</text:p>
      <text:p text:style-name="P7">regendi et Gubernandi etc. de data anni nogesim</text:p>
      <text:p text:style-name="P7">septimi circa ffestum omnium sanctorum.</text:p>
      <text:p text:style-name="P7"><text:soft-page-break/>N. de Ordeimonte Item faciat clamari justiciam dicti loci dominus Johannes Hays</text:p>
      <text:p text:style-name="P7">officiarius annivseriorum.</text:p>
      <text:p text:style-name="P7">Super facto Johannis Britonis detenti in carceribus capituli</text:p>
      <text:p text:style-name="P7">loquatur cum consilio ecclesie in parlamento.</text:p>
      <text:p text:style-name="P7">Data est licencia canonicis Sancti Johanni Rotundi constituendi</text:p>
      <text:p text:style-name="P7">procuratores et fuerunt constituti Hugo carpentarii</text:p>
      <text:p text:style-name="P7">canonicatus ipsius ecclesie / magistris Johannes Salovonis</text:p>
      <text:p text:style-name="P7">Guillelmus le Picard et Petrus de Castellione in Castalleto</text:p>
      <text:p text:style-name="P7">Par. procuratores in forma consueta.</text:p>
      <text:p text:style-name="P7">Facta relacione per magistr L. de Mongeria et P. Colli commissaris ad audiendum</text:p>
      <text:p text:style-name="P7">compota inventarii thesauri / habeant custodes quictanciam / quia bonum</text:p>
      <text:p text:style-name="P7">compotum et legale reddidius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G. de Kaer</text:p>
      <text:p text:style-name="P7">G. de Albyaco</text:p>
      <text:p text:style-name="P7">T. Hocie</text:p>
      <text:p text:style-name="P7">Jo. Hue</text:p>
      <text:p text:style-name="P7">L. de Mongeria</text:p>
      <text:p text:style-name="P7">Sy. de Bourich</text:p>
      <text:p text:style-name="P7">Jo. Rollandi</text:p>
      <text:p text:style-name="P7">P. Colli</text:p>
      <text:p text:style-name="P7">E. Juvenis</text:p>
      <text:p text:style-name="P7">N. Dictatoris</text:p>
      <text:p text:style-name="P7">G. Fedelli</text:p>
      <text:p text:style-name="P7">T. de Sancto Petro</text:p>
      <text:p text:style-name="P7">Jo. Voygnon</text:p>
      <text:p text:style-name="P7">Jo. de Pompodorio</text:p>
      <text:p text:style-name="P7">Phi. de Salione</text:p>
      <text:p text:style-name="P7">M. Reginaldi</text:p>
      <text:p text:style-name="P7">Jo. de Sanctis</text:p>
      <text:p text:style-name="P7">P. Colli</text:p>
      <text:p text:style-name="P7"/>
      <text:p text:style-name="P7"/>
      <text:p text:style-name="P7"><text:soft-page-break/>=FRAN_0393_00488.tif=</text:p>
      <text:p text:style-name="P7">&gt;&gt;&gt;&gt;&gt;&gt; date &lt;&lt;&lt;&lt;&lt;&lt;&lt;</text:p>
      <text:p text:style-name="P7">Anno nonagesimo Nono. Die venris post cantate secunda mensis xiii. capitulantibus</text:p>
      <text:p text:style-name="P7">. Die sabbati sequentes in festo Invencionis sancte Crucis tercia mensis maii. capitulantibus dominis</text:p>
      <text:p text:style-name="P7">in revestiario extraordinarie hora decantacionis magne misse</text:p>
      <text:p text:style-name="P7">&gt;&gt;&gt;&gt;&gt;&gt; block &lt;&lt;&lt;&lt;&lt;&lt;&lt;</text:p>
      <text:p text:style-name="P7">Dentur custodibus reliquiarum thesauri iiiior scutrium etc.</text:p>
      <text:p text:style-name="P7">et redigatur inventarium in mundum.</text:p>
      <text:p text:style-name="P7">habeat magister Johannes Girardi approbacionem tradicionis domus</text:p>
      <text:p text:style-name="P7">canonicorum Sancti Stephani site in claustro Sancti Benedicti / et</text:p>
      <text:p text:style-name="P7">primo vocentur illi de Sancto Stephano.</text:p>
      <text:p text:style-name="P7">Commissa est causa beneficialis mota et pendens coram</text:p>
      <text:p text:style-name="P7">Officiali dominorum inter Johannem Ballreti Actorem et</text:p>
      <text:p text:style-name="P7">Michaelem Brunelli reum / et eciam causa mota</text:p>
      <text:p text:style-name="P7">seu morieri sperata inter dominum Johannem Gilloti Actorem</text:p>
      <text:p text:style-name="P7">et dominum Stephanum Johannis presyterum reum dominis et magistris</text:p>
      <text:p text:style-name="P7">G. de Kaer decretorim doctori et Symoni de Bourich</text:p>
      <text:p text:style-name="P7">canonicius Parisiensis. Et fuit assignata dies dictis partibus</text:p>
      <text:p text:style-name="P7">coram dictis commissariis ad lune proxim Ad barram claustri</text:p>
      <text:p text:style-name="P7">ecclesie Pars. hota vesperorum</text:p>
      <text:p text:style-name="P7">Deputatus est magister R. de Lorriaco / ad eundum apud</text:p>
      <text:p text:style-name="P7">Liricantum in instante festo Ascencionis domini</text:p>
      <text:p text:style-name="P7">Hodie petita licencia per Guillelmum Vignerii ut ipse posset</text:p>
      <text:p text:style-name="P7">conduci facere per claustrum certaii quantitatem candarum</text:p>
      <text:p text:style-name="P7">vminii que erant apud terrale / et quas adduci fecerat</text:p>
      <text:p text:style-name="P7">deversus sacrocesarem / domini licenciam hujusmodi eidem hac</text:p>
      <text:p text:style-name="P7">ice de gracia concesserunt presentibus ad hoc discretis viris</text:p>
      <text:p text:style-name="P7">Huisone carpentarii canonico Sancti Joannis Rotundi Jibucio de</text:p>
      <text:p text:style-name="P7">Bellavilla capellano in ecclesia Parisiensis et Ro. de Baileur presbyteris</text:p>
      <text:p text:style-name="P7">testibus etc.</text:p>
      <text:p text:style-name="P7">Qnia non est vicarius receptus ad vicariam Sancti</text:p>
      <text:p text:style-name="P7">Germani Autissiodum Pars. nunc vacantes per obitum deffuncti magistri</text:p>
      <text:p text:style-name="P7">Johannis de Chinaco / teneturque dicta vicaria eldomada</text:p>
      <text:p text:style-name="P7">sequentes ad ebdomadam in ecclesia Pars. faciendam preceptum est</text:p>
      <text:p text:style-name="P7">Hugoni carpentarii canonico Sancti Johannis Rotundi ut predictam</text:p>
      <text:p text:style-name="P7">ebdomadam faciat suptibus dicte vicarie vicariique futuri</text:p>
      <text:p text:style-name="P7"><text:soft-page-break/>&gt;&gt;&gt;&gt;&gt;&gt; liste &lt;&lt;&lt;&lt;&lt;&lt;&lt;</text:p>
      <text:p text:style-name="P7">dominis</text:p>
      <text:p text:style-name="P7">P. Decano</text:p>
      <text:p text:style-name="P7">G. Cantore</text:p>
      <text:p text:style-name="P7">G. ecclesie</text:p>
      <text:p text:style-name="P7">A. Brye Archidiacono</text:p>
      <text:p text:style-name="P7">Jo. de Pompodorio</text:p>
      <text:p text:style-name="P7">N. Dictatoris</text:p>
      <text:p text:style-name="P7">L. de Mongeria</text:p>
      <text:p text:style-name="P7">Jo. Rollandi</text:p>
      <text:p text:style-name="P7">E. Juvenis</text:p>
      <text:p text:style-name="P7">Jo. Voygnon</text:p>
      <text:p text:style-name="P7">Ro. de Lorriaco</text:p>
      <text:p text:style-name="P7">Sy. de Bourich</text:p>
      <text:p text:style-name="P7">T. Hocie</text:p>
      <text:p text:style-name="P7">N. de Ordeimonte</text:p>
      <text:p text:style-name="P7">Jo. de Nullyaco</text:p>
      <text:p text:style-name="P7">A. de Maignaco</text:p>
      <text:p text:style-name="P7">T. de Alneto</text:p>
      <text:p text:style-name="P7">P. Colli</text:p>
      <text:p text:style-name="P7">Phi. de Salione</text:p>
      <text:p text:style-name="P7">G. Fedelli</text:p>
      <text:p text:style-name="P7">A. Regine</text:p>
      <text:p text:style-name="P7">G. de Albyaco</text:p>
      <text:p text:style-name="P7">G. de Kaer</text:p>
      <text:p text:style-name="P7">P. Decano</text:p>
      <text:p text:style-name="P7">G. Cantore</text:p>
      <text:p text:style-name="P7">G. Archidiacono ecclesie</text:p>
      <text:p text:style-name="P7">G. de Albyaco</text:p>
      <text:p text:style-name="P7">N. de Ordeimonte</text:p>
      <text:p text:style-name="P7">Jo. Rollandi</text:p>
      <text:p text:style-name="P7">Sy. de Bourich</text:p>
      <text:p text:style-name="P7">L. de Mongeria</text:p>
      <text:p text:style-name="P7">Jo. de Pompodorio</text:p>
      <text:p text:style-name="P7">P. Colli</text:p>
      <text:p text:style-name="P7">A. de Maignaco</text:p>
      <text:p text:style-name="P7"><text:soft-page-break/>Ro. de Lorriaco</text:p>
      <text:p text:style-name="P7">Jo. Voygnon</text:p>
      <text:p text:style-name="P7">N. Dectatoris</text:p>
      <text:p text:style-name="P7">Ma. Reginaldi</text:p>
      <text:p text:style-name="P7">Ph. de Salione</text:p>
      <text:p text:style-name="P7">G. Fedelli</text:p>
      <text:p text:style-name="P7"/>
      <text:p text:style-name="P7"/>
      <text:p text:style-name="P7">=FRAN_0393_00489.tif=</text:p>
      <text:p text:style-name="P7">&gt;&gt;&gt;&gt;&gt;&gt; numérotation &lt;&lt;&lt;&lt;&lt;&lt;&lt;</text:p>
      <text:p text:style-name="P7">2</text:p>
      <text:p text:style-name="P7">467</text:p>
      <text:p text:style-name="P7">&gt;&gt;&gt;&gt;&gt;&gt; block &lt;&lt;&lt;&lt;&lt;&lt;&lt;</text:p>
      <text:p text:style-name="P7">Magistri Girardus de Versignyaco et Johannes Gaillart</text:p>
      <text:p text:style-name="P7">canonici Sancti Germani Autissiodorensis procuratores et procuratorio</text:p>
      <text:p text:style-name="P7">nomine dominorum decani et capituli ecclesie collogaiane Sancti</text:p>
      <text:p text:style-name="P7">germaii prout de procuratorio suo fidem fecerunt pro quoddam</text:p>
      <text:p text:style-name="P7">procuratorium sub data Parisiensi die tercia mensis maii</text:p>
      <text:p text:style-name="P7">Anni presentis jeorum sigillo in cera viridi impendentes</text:p>
      <text:p text:style-name="P7">sigillatas ac signo et subscripcione Johannis Dyonisii eorum</text:p>
      <text:p text:style-name="P7">notarii et scribe signatis viva voce presentaverunt</text:p>
      <text:p text:style-name="P7">magistrum Guydonem de Villaribus ad vicariam Sancti</text:p>
      <text:p text:style-name="P7">Vermani vulgariter nuncupatam in ecclesia Par.</text:p>
      <text:p text:style-name="P7">fundatam vacante per obitum deffuncti magistri Johannis</text:p>
      <text:p text:style-name="P7">de Cymaco / verba sequentia vel consimilia in effectu</text:p>
      <text:p text:style-name="P7">proferendo / Domini mer terendi. Nos Girardus de</text:p>
      <text:p text:style-name="P7">Versignyaco et Johannes Gaillardi canonici Sancti Germani Autissonens</text:p>
      <text:p text:style-name="P7">procuratores et nomine procurto ecclesie Sancti Germani predicte / ad</text:p>
      <text:p text:style-name="P7">vicariam quam in ecclesia vestra Parisiensis obtinere solebat tempore quo vivebat et</text:p>
      <text:p text:style-name="P7">decessit deffunctus magister Johannes de Cymaco dicte vicarie ultimus possessor</text:p>
      <text:p text:style-name="P7">cujus jus patronatus seu presentacio ad decanum et capitulum ecclesie predicte Sancti</text:p>
      <text:p text:style-name="P7">Germani / collacio autem et institucio quociens vacat ad vos pleno jure</text:p>
      <text:p text:style-name="P7">dignoscuntur pertinere nunc vacante per ipsius deffuncti magistri Johannis de Tymaco</text:p>
      <text:p text:style-name="P7">obitum vertaeme virum magistrum Guydonem de Villaribus dicte ecclesie Sancti Germani</text:p>
      <text:p text:style-name="P7">canonicum / viva voce vobis presentamus / Dminacionibus vestris nominibus quibus supra</text:p>
      <text:p text:style-name="P7">supplicantis et requirentes / quatinus ipsam presentacionem sic viva voce factam admicte</text:p>
      <text:p text:style-name="P7"><text:soft-page-break/>dictam vicariam cum omnibus juribus et pertinenciis suis universis eidem conferre dignemnte</text:p>
      <text:p text:style-name="P7">ipsum in eisdem instituendo / Quiquidem domini decanus et capitulum ecclesie Parisiensis</text:p>
      <text:p text:style-name="P7">prelibnta inter ipsos deliberacione matura / sufficienterque informati de ipsius</text:p>
      <text:p text:style-name="P7">magistri Guydonis sufficiencia et ydovertate / dictam presentacionem viva voce</text:p>
      <text:p text:style-name="P7">factam admiserunt dicto magistro Guydoni dictam vicariam cum omnibus juribus</text:p>
      <text:p text:style-name="P7">et pertinenciis universis conferendo ipsumque investiendo de eisdem per tradicionem</text:p>
      <text:p text:style-name="P7">quarundam licterarum quas tunc in manibus suis tenebat dominus decanus Hujus</text:p>
      <text:p text:style-name="P7">ecclesie Parisiensis De quibus petitum fuit instrumentum. Presentibus domino Johanne de</text:p>
      <text:p text:style-name="P7">Chanainis alteros matriculatiorum clericorum ecclesie Parisiensi domino Johanne Furnerii alias</text:p>
      <text:p text:style-name="P7">parvi canonico Sancti Dyonisii de Passu in ecclesia Paris. Hugone carpentarii canonico</text:p>
      <text:p text:style-name="P7">Sancti Johannis Rotundi Johanne Chaunier Parisiensi ducis Adam Budot</text:p>
      <text:p text:style-name="P7">et Colino Bigeart testibus etc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o. Rollandi</text:p>
      <text:p text:style-name="P7">. L. de Mongeria</text:p>
      <text:p text:style-name="P7">Jo. Voygnon</text:p>
      <text:p text:style-name="P7">Ste. Perruelli</text:p>
      <text:p text:style-name="P7">G. de Kaer</text:p>
      <text:p text:style-name="P7">Ja. Cosson</text:p>
      <text:p text:style-name="P7">Jo. Hue</text:p>
      <text:p text:style-name="P7">G. Paillardi</text:p>
      <text:p text:style-name="P7">Ro. de Lorriaco</text:p>
      <text:p text:style-name="P7">deia</text:p>
      <text:p text:style-name="P7"/>
      <text:p text:style-name="P7"/>
      <text:p text:style-name="P7">=FRAN_0393_00490.tif=</text:p>
      <text:p text:style-name="P7">&gt;&gt;&gt;&gt;&gt;&gt; date &lt;&lt;&lt;&lt;&lt;&lt;&lt;</text:p>
      <text:p text:style-name="P7">Anno nonagesimo Nono. Die lune pist vocem pocumditatis vta mensis miii. capitulantibus</text:p>
      <text:p text:style-name="P7">dominis</text:p>
      <text:p text:style-name="P7">Anno predicto die mercurii in digilia festi Asnencinis Domini viia mensis maii. Ccapitulantibus dominis</text:p>
      <text:p text:style-name="P7">&gt;&gt;&gt;&gt;&gt;&gt; block &lt;&lt;&lt;&lt;&lt;&lt;&lt;</text:p>
      <text:p text:style-name="P7">Receptus fuit hac die magister Guido de Villaribus ad vicariam</text:p>
      <text:p text:style-name="P7"><text:soft-page-break/>Sancti Germani vulgaritr nuncupatam quam obtinere solebat</text:p>
      <text:p text:style-name="P7">deffunctus magister Johannes de Cymaco / que pridie fuit sibi</text:p>
      <text:p text:style-name="P7">collata modo et forma contentis in regestro dicte diei. Et</text:p>
      <text:p text:style-name="P7">juravit in forma solita. Et fuit sibi data et concessa littera</text:p>
      <text:p text:style-name="P7">super collacione et recepcione sua / cujus copiam repperies in pagina</text:p>
      <text:p text:style-name="P7">sequenti.</text:p>
      <text:p text:style-name="P7">Magister Nicolaus Sapientis emendavit et plicavit emendam</text:p>
      <text:p text:style-name="P7">dominis Super eo quod ipse intraverat carceres et Jeolam capituli</text:p>
      <text:p text:style-name="P7">pro visitando quendam prisionarium an esset clericus</text:p>
      <text:p text:style-name="P7">ne ne</text:p>
      <text:p text:style-name="P7">Magister Nicolaus de Ordeimonte Hodie contradixit</text:p>
      <text:p text:style-name="P7">permutacioni faciende de capellania Johannis Floridi ad altare</text:p>
      <text:p text:style-name="P7">bbeati Johannis Baptiste in ecclesia Parisiensie fundata quia ut</text:p>
      <text:p text:style-name="P7">dicebat sciebat dictum Johannem Floridi in brevi</text:p>
      <text:p text:style-name="P7">contrarturum matino num</text:p>
      <text:p text:style-name="P7">Receptus est ad capellaniam Sancti Michaclis in ecclesia Parisiensis</text:p>
      <text:p text:style-name="P7">fundatam vacantem per obitum domini Johannis Blanchon presbyteri ultimi</text:p>
      <text:p text:style-name="P7">possessoris ejusdem Armilsus de Villalacus alias</text:p>
      <text:p text:style-name="P7">Trunidit clericus / mediante collacione sibi facta de ipsa</text:p>
      <text:p text:style-name="P7">capellania per magistrum Galeranum de Pendref sacre pagine</text:p>
      <text:p text:style-name="P7">professorem cantorem et canonicum prebendatum ecclesie Parisien</text:p>
      <text:p text:style-name="P7">ad causam sui turni etc. Et juravit in forma.</text:p>
      <text:p text:style-name="P7">Non obstante contradictione alias facta per dominum et magistrum</text:p>
      <text:p text:style-name="P7">Nicolaum de Ordeimonte domini post deliberacionem</text:p>
      <text:p text:style-name="P7">habitam permutacionem Johannis Florrdi de capellania sua ad</text:p>
      <text:p text:style-name="P7">altare beati Jo. Baptiste in ecclesia Par. cum domino Adam</text:p>
      <text:p text:style-name="P7">Sausonis presbytero ad capellaniam perpetuam in ecclesia de Longopagano</text:p>
      <text:p text:style-name="P7">Rohacni diocesis et non alias. receperunt . Medirante jurament dicti</text:p>
      <text:p text:style-name="P7">Floridi qui juravit nullam fraudem intervenite . de</text:p>
      <text:p text:style-name="P7">materimonioque ipsius nunquam fuisse noqutum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A. Archidiacono Brie</text:p>
      <text:p text:style-name="P7">L. de Mongeria</text:p>
      <text:p text:style-name="P7"><text:soft-page-break/>Jo. Rollandi</text:p>
      <text:p text:style-name="P7">G. de Kaer</text:p>
      <text:p text:style-name="P7">N. Dutatoris</text:p>
      <text:p text:style-name="P7">Jo. de Pompodorio</text:p>
      <text:p text:style-name="P7">Ste. Perruelli</text:p>
      <text:p text:style-name="P7">H. Blancheti</text:p>
      <text:p text:style-name="P7">N. de Ordeimonte</text:p>
      <text:p text:style-name="P7">G. Fedelli</text:p>
      <text:p text:style-name="P7">Sy. de Bourich</text:p>
      <text:p text:style-name="P7">T. de Sancto Petro</text:p>
      <text:p text:style-name="P7">N. de Rancia</text:p>
      <text:p text:style-name="P7">E. Juvenis</text:p>
      <text:p text:style-name="P7">Milo Sacheaveine</text:p>
      <text:p text:style-name="P7">P. Colli</text:p>
      <text:p text:style-name="P7">Sy. de Bourich</text:p>
      <text:p text:style-name="P7">Jo. de Sanntis</text:p>
      <text:p text:style-name="P7">P. Decano</text:p>
      <text:p text:style-name="P7">G. Cantore</text:p>
      <text:p text:style-name="P7">A. Archidiacono Brie</text:p>
      <text:p text:style-name="P7">G. Fedelli</text:p>
      <text:p text:style-name="P7">Jo. de Pompodori</text:p>
      <text:p text:style-name="P7">L. de Mongeria</text:p>
      <text:p text:style-name="P7">T. de Sancto Petro</text:p>
      <text:p text:style-name="P7">Jo. Bollandi</text:p>
      <text:p text:style-name="P7">G. de Kaer</text:p>
      <text:p text:style-name="P7">Ste. Perruelli</text:p>
      <text:p text:style-name="P7">T. Hocie</text:p>
      <text:p text:style-name="P7">Jo. Hue</text:p>
      <text:p text:style-name="P7">Ph. de Salione</text:p>
      <text:p text:style-name="P7">Jo. de Sanctis</text:p>
      <text:p text:style-name="P7">N. Dictatoris</text:p>
      <text:p text:style-name="P7">Ro. de Lorriaco</text:p>
      <text:p text:style-name="P7">A. Regine.</text:p>
      <text:p text:style-name="P7"/>
      <text:p text:style-name="P7"/>
      <text:p text:style-name="P7">=FRAN_0393_00491.tif=</text:p>
      <text:p text:style-name="P7"><text:soft-page-break/>&gt;&gt;&gt;&gt;&gt;&gt; block &lt;&lt;&lt;&lt;&lt;&lt;&lt;</text:p>
      <text:p text:style-name="P7">lictera collacionis vicarie Sancti Germani Autissiods</text:p>
      <text:p text:style-name="P7">pro magistro Guidone de Villatibus.</text:p>
      <text:p text:style-name="P7">Unniversis presentes literas inspecturis. Decanus et capitulum ecclesie Parisiensis. ad Lomanis</text:p>
      <text:p text:style-name="P7">ecclesiam nllo medio pertinenciis galutem in domino. Notum facimus quod nos die tertia mensis</text:p>
      <text:p text:style-name="P7">maii anni infrascripti hora vesperorum ipsius dici in revestiario ecclesie nostre predicte</text:p>
      <text:p text:style-name="P7">propter et ad inframceita peragenda congregati vicaria perpetuam Sancti Germani Autisisinenis</text:p>
      <text:p text:style-name="P7">Parisiense in ecclesia nostra predicta fundatam / quam deffunctus magister Johannes de Cymaco</text:p>
      <text:p text:style-name="P7">dum viveret et decessit obtinere solebat liberam et vacantem ad presens per dicti magistri</text:p>
      <text:p text:style-name="P7">Pllnis obitum / cujus vicarie jus pacronatus seu presentacio ad venerabiles et discretos viros</text:p>
      <text:p text:style-name="P7">Decanum et capitulum ecclesie Sancti Germani predicte ad nos autem collacio et institucio</text:p>
      <text:p text:style-name="P7">quociens vacat pleno jure noscuntur pertinere. Dilecto nostro magistro Guidoni de</text:p>
      <text:p text:style-name="P7">Villaribus dicte ecclesie Sancti Germani Canonico / nobis per venerabiles viros magistros</text:p>
      <text:p text:style-name="P7">Girardum de Versignyiaco et Johannem Gaillardi ejusdem ecclesie canonicos procuratores et nomine</text:p>
      <text:p text:style-name="P7">procuratorio predictorum decatu et Capituli Sancti Germani ad hoc sufficienter fundatos et specialem</text:p>
      <text:p text:style-name="P7">potestatem habentes / prout de mandato. suo fidem fecerunt per quoddam procuratorium sub data</text:p>
      <text:p text:style-name="P7">Paris.en die tercia presentis mensis maii sigillo dictorum decani et capituli in cera viridi</text:p>
      <text:p text:style-name="P7">impendentes sigillatum / ac signo et subscripcione Johannis Dyonisii eorum scribe et</text:p>
      <text:p text:style-name="P7">notarii signatum et munitumd ad dictam vicariam viva voce presentato ipso post</text:p>
      <text:p text:style-name="P7">diligentem examinacionem in servicii divini exercicio cantu / ac aliis in et circa</text:p>
      <text:p text:style-name="P7">officium vicarum ecclesie nostre neccessariis et requisitis sufficientes et ydoneo per nos</text:p>
      <text:p text:style-name="P7">repperto jure nostro et quolibet alieno in omnibus semper salvo. Anore Dei et pietatis</text:p>
      <text:p text:style-name="P7">intuitu contulimus et conferimus per presentes / cum suis juribus et percinenciis universis.</text:p>
      <text:p text:style-name="P7">ipsumque in possessionem dicte vicarie juriumque et pertinenciarum prectarum posuimus et</text:p>
      <text:p text:style-name="P7">induximus ac per tradicionem quarundam licterarum quas nos decanus in manibus</text:p>
      <text:p text:style-name="P7">nostris tenebamus investivimus tenoreque presencium ponimus inducimus et</text:p>
      <text:p text:style-name="P7">investimus de eisdem Et subsequente nos die date presencium in capitulo nostro hora</text:p>
      <text:p text:style-name="P7">capituli pro negociis ecclesie nostre ad sonum campane ut enoris est tractandis</text:p>
      <text:p text:style-name="P7">capitulariter congregati . Prefatum magistrum Guydonem ad hujusmodi vicariam cum</text:p>
      <text:p text:style-name="P7">suis juribus et pertinenciis universis recepimus se admisimus / recipimusque et</text:p>
      <text:p text:style-name="P7">admittimus per presencium licterarum seriem et tenorem . Prestito prius per eumdem</text:p>
      <text:p text:style-name="P7">magistrum Guydonem et per nos ab eodem recepto corporali et solito nobis in talibus</text:p>
      <text:p text:style-name="P7">prestari juramento sub hac forma . Ego Guydo de Villaribus presbyter hujus venerabilis ecclesie</text:p>
      <text:p text:style-name="P7">Parisiensis vicarius juro ad hec sancta dei Euvangelia / et in verbo sacerdotis / quod abhac</text:p>
      <text:p text:style-name="P7">die mantea reverendis dominis meis dominis decano et capitulo hujus ecclesie fidelis</text:p>
      <text:p text:style-name="P7">ero et quod eorum secreta in quibus me vocari contingerit nemini revelabo / eorum et ecclesie</text:p>
      <text:p text:style-name="P7"><text:soft-page-break/>predicte utilitatem pro posse servabo / et eis exhibebo obedeniam reverenciam et honorem</text:p>
      <text:p text:style-name="P7">In hac ecclesia faciam residenciam continuam personalem / Et juro eciam assiduitate</text:p>
      <text:p text:style-name="P7">servicii hujus ecclesie bona fide et quam jura mei beneficii pro viribus protegam et deffedam</text:p>
      <text:p text:style-name="P7">et nulla ex eis alienabo / sed si qua ex eis alienata noverim seu illicite</text:p>
      <text:p text:style-name="P7">distracta / illa ad jus et proprietatem dicti beneficii pro viribus revocato / et quod si illa</text:p>
      <text:p text:style-name="P7">non potero revocare hoc ipsis dominis meis de capitulo revoelabo quancicius potero / Et quod</text:p>
      <text:p text:style-name="P7">comparebo singulis annis in sancta synodo dictorum dominorum nisi racionabilis excusacio</text:p>
      <text:p text:style-name="P7">impediat / quam excusacionem significabo ipsis dominis infra xvam post ipsam synodum</text:p>
      <text:p text:style-name="P7">sub pena per vos contra defficientes et contunaes stabilita. Et sic me deus adjunet</text:p>
      <text:p text:style-name="P7">et hec sancta Dei Euvangelia. Quo juramento sic per dictum magistrum Guydonem ut</text:p>
      <text:p text:style-name="P7"/>
      <text:p text:style-name="P7"/>
      <text:p text:style-name="P7">=FRAN_0393_00492.tif=</text:p>
      <text:p text:style-name="P7">&gt;&gt;&gt;&gt;&gt;&gt; date &lt;&lt;&lt;&lt;&lt;&lt;&lt;</text:p>
      <text:p text:style-name="P7">Die veneris post Ascencionis domini in festo Beati Nicolai . nova moensiris maii. Capitulantibus dominis</text:p>
      <text:p text:style-name="P7">extraordus in tenesciaria</text:p>
      <text:p text:style-name="P7">&gt;&gt;&gt;&gt;&gt;&gt; block &lt;&lt;&lt;&lt;&lt;&lt;&lt;</text:p>
      <text:p text:style-name="P7">prefertur nobis prestitor ipsum in parte sinsera chori ipsius ecclesie nostre per cantorem</text:p>
      <text:p text:style-name="P7">ejusdem Abhibitis sollemnitatibus in talibus requisitis fecimus installarius.</text:p>
      <text:p text:style-name="P7">In cujus rei testimonium presentes licteras sigilli nostri capitularis munimine duximus</text:p>
      <text:p text:style-name="P7">roborandas. Datum dic lune quinta mesieu maii. Anunc domini m° cccc.</text:p>
      <text:p text:style-name="P7">nonagesimo nono.</text:p>
      <text:p text:style-name="P7">Hodie latttero verbo super facto domini Johannis de Claromonte delleratum</text:p>
      <text:p text:style-name="P7">est quod loquatur cum magistro Stephano Perruelli canonico et</text:p>
      <text:p text:style-name="P7">Officiali Parisiensis</text:p>
      <text:p text:style-name="P7">Deputatus est magister Ste. de Capella ad visitandum</text:p>
      <text:p text:style-name="P7">situacionem faciendam per Johannem de Touteville pro capellania</text:p>
      <text:p text:style-name="P7">Sancti Stephani protomartiris in ecclesia Parisiensis quam</text:p>
      <text:p text:style-name="P7">obtinet dominus Johannes La meresse</text:p>
      <text:p text:style-name="P7">Die sabbati sequentes in ecclesia Parisiensis</text:p>
      <text:p text:style-name="P7">Johannes Motery Tabernarius commorans ad Marmosetos petiit licencia</text:p>
      <text:p text:style-name="P7">a domino Decano quod posset facere adduci per claustrum certam quantitatem</text:p>
      <text:p text:style-name="P7">vini existentis ad terrale et hoc sibi placuit.</text:p>
      <text:p text:style-name="P7">&gt;&gt;&gt;&gt;&gt;&gt; liste &lt;&lt;&lt;&lt;&lt;&lt;&lt;</text:p>
      <text:p text:style-name="P7">P. Decano</text:p>
      <text:p text:style-name="P7"><text:soft-page-break/>G. Cantore</text:p>
      <text:p text:style-name="P7">G. Archidiacono ecclesie</text:p>
      <text:p text:style-name="P7">L. de Mongeria</text:p>
      <text:p text:style-name="P7">N. Dictatoris</text:p>
      <text:p text:style-name="P7">Jo. de Pompodorio</text:p>
      <text:p text:style-name="P7">N. de Rancia</text:p>
      <text:p text:style-name="P7">A. de Maignaco</text:p>
      <text:p text:style-name="P7">P. Colli</text:p>
      <text:p text:style-name="P7">Ste. Perruelli</text:p>
      <text:p text:style-name="P7">T. de Sancto Petro</text:p>
      <text:p text:style-name="P7">Sy. de Bourich</text:p>
      <text:p text:style-name="P7">Jo. Hue</text:p>
      <text:p text:style-name="P7">Jo. Rollandi</text:p>
      <text:p text:style-name="P7">Ja. Cosson</text:p>
      <text:p text:style-name="P7">G. Fedelli</text:p>
      <text:p text:style-name="P7">N. de Ordeimonte</text:p>
      <text:p text:style-name="P7">Ma. Reginaldi</text:p>
      <text:p text:style-name="P7">T. Hocie</text:p>
      <text:p text:style-name="P7">A. Regine</text:p>
      <text:p text:style-name="P7">. Sacheaveine</text:p>
      <text:p text:style-name="P7"/>
      <text:p text:style-name="P7"/>
      <text:p text:style-name="P7">=FRAN_0393_00493.tif=</text:p>
      <text:p text:style-name="P7">&gt;&gt;&gt;&gt;&gt;&gt; date &lt;&lt;&lt;&lt;&lt;&lt;&lt;</text:p>
      <text:p text:style-name="P7">Capitulacni</text:p>
      <text:p text:style-name="P7">Anno nonagesimo nono. Die lune post festum Aascentius Domini xiia mensis ma</text:p>
      <text:p text:style-name="P7">Anno quo supra. Die mercurii post Ascencionis Domini . xiiiia mensis aii. Capitulantibus dominis.</text:p>
      <text:p text:style-name="P7">&gt;&gt;&gt;&gt;&gt;&gt; block &lt;&lt;&lt;&lt;&lt;&lt;&lt;</text:p>
      <text:p text:style-name="P7">Dominus Johannes Hays officiarius aniversariorum apportavus</text:p>
      <text:p text:style-name="P7">in capitulo . xixx fr. provenientes de Liricantu / quos tradidit</text:p>
      <text:p text:style-name="P7">de mandato capituli magistro Johanni Voygnon.</text:p>
      <text:p text:style-name="P7">Procedatur contra habitantes de Castaneto et impetretur lictera</text:p>
      <text:p text:style-name="P7">in casu querimonie et novitatis</text:p>
      <text:p text:style-name="P7">Deliberatum est quod partes quas debet officiarius anniversariorum</text:p>
      <text:p text:style-name="P7">officiis clericorum matutinalium horarum et stacionum solvantur</text:p>
      <text:p text:style-name="P7">de cetero et de tempore preterito dictis officiis / et hoc injunctum est</text:p>
      <text:p text:style-name="P7"><text:soft-page-break/>domino Johanni Hays.</text:p>
      <text:p text:style-name="P7">Deputati sunt ad eundum erga dominum de Harpedane pro</text:p>
      <text:p text:style-name="P7">loquendo secum super facto domini Johannis de Claromonsis racione</text:p>
      <text:p text:style-name="P7">certorum arreragiorum in quibus idem dominus Johannes tenetur ecclesie.</text:p>
      <text:p text:style-name="P7">Domini Pohan. de Salione et N. de Tancia unacum domino cantore.</text:p>
      <text:p text:style-name="P7">Preceptum est domino Johanni Hays officiario anniversariorum quod solvat</text:p>
      <text:p text:style-name="P7">comitati ecclesie .xxv s. par. quos ipsa commitas habet et percipit</text:p>
      <text:p text:style-name="P7">quolibet anno super dicts officio anniviersariorum</text:p>
      <text:p text:style-name="P7">Deputati sunt ad audiendum relacionem domini a tephani</text:p>
      <text:p text:style-name="P7">de capella et domini Johannis Lamesse super facto permutacionis ceti</text:p>
      <text:p text:style-name="P7">redditus quem vult permutare Johannes de Tonteville cum certie</text:p>
      <text:p text:style-name="P7">redditibus quos habet et percipit dominus Johannes Lamesse predictus</text:p>
      <text:p text:style-name="P7">capellanis Sancti Ste Prthomartirs ad causam sue capelanie Gomii</text:p>
      <text:p text:style-name="P7">et magistri Ph. de Salione et Jo. Rollandi.</text:p>
      <text:p text:style-name="P7">Deputati sunt domini Sy. de Bourich M. Sacheaveine</text:p>
      <text:p text:style-name="P7">et Jo. Colli ad videndum quandam domum quam vult trade</text:p>
      <text:p text:style-name="P7">magister Laurencius de Mongeria ecclesie Parisiensis canonics pro</text:p>
      <text:p text:style-name="P7">ejus anniversario post ejus obitum / sub tertis condicionibus</text:p>
      <text:p text:style-name="P7">hodie per ipsum declaratis. Et ad refferendum die veneris</text:p>
      <text:p text:style-name="P7">proxima.</text:p>
      <text:p text:style-name="P7">&gt;&gt;&gt;&gt;&gt;&gt; liste &lt;&lt;&lt;&lt;&lt;&lt;&lt;</text:p>
      <text:p text:style-name="P7">dominis.</text:p>
      <text:p text:style-name="P7">P. Decano</text:p>
      <text:p text:style-name="P7">G. Cantore</text:p>
      <text:p text:style-name="P7">G. Archidiacono ecclesie</text:p>
      <text:p text:style-name="P7">Sy. de Bourich</text:p>
      <text:p text:style-name="P7">H. Blancheti</text:p>
      <text:p text:style-name="P7">T. Hocie</text:p>
      <text:p text:style-name="P7">A. de Maignaco</text:p>
      <text:p text:style-name="P7">N. de Ordeimonte</text:p>
      <text:p text:style-name="P7">P. Colli</text:p>
      <text:p text:style-name="P7">A. Regnie</text:p>
      <text:p text:style-name="P7">L. de Mongeria</text:p>
      <text:p text:style-name="P7">Jo. de Pompodorio</text:p>
      <text:p text:style-name="P7">G. Fedelli</text:p>
      <text:p text:style-name="P7">Jo. Voygnon</text:p>
      <text:p text:style-name="P7"><text:soft-page-break/>Jo. Hue</text:p>
      <text:p text:style-name="P7">T. de Sancto Petro</text:p>
      <text:p text:style-name="P7">N. Dictatoris</text:p>
      <text:p text:style-name="P7">M. Reginaldi</text:p>
      <text:p text:style-name="P7">Ro. de Lorriaco</text:p>
      <text:p text:style-name="P7">J. de Kaer.</text:p>
      <text:p text:style-name="P7">P. Decanoi</text:p>
      <text:p text:style-name="P7">G. Cantore</text:p>
      <text:p text:style-name="P7">A. de Maignaco</text:p>
      <text:p text:style-name="P7">N. de Ordeimonte</text:p>
      <text:p text:style-name="P7">Jo. Rollandi</text:p>
      <text:p text:style-name="P7">Jo. Voygnon</text:p>
      <text:p text:style-name="P7">L. de Mongeria</text:p>
      <text:p text:style-name="P7">T. de Sancto Petro</text:p>
      <text:p text:style-name="P7">Jo. de Pompodorio</text:p>
      <text:p text:style-name="P7">Sy. de Bourich</text:p>
      <text:p text:style-name="P7">G. Fedelli</text:p>
      <text:p text:style-name="P7">P. Colli</text:p>
      <text:p text:style-name="P7">G. de Kaer</text:p>
      <text:p text:style-name="P7">Jo. Hue</text:p>
      <text:p text:style-name="P7">R. de Lorriaco</text:p>
      <text:p text:style-name="P7">M. Reginaldi</text:p>
      <text:p text:style-name="P7">G. de Albinaco</text:p>
      <text:p text:style-name="P7">Pih. de Salione</text:p>
      <text:p text:style-name="P7">M. Sacheaveine</text:p>
      <text:p text:style-name="P7"/>
      <text:p text:style-name="P7"/>
      <text:p text:style-name="P7">=FRAN_0393_00494.tif=</text:p>
      <text:p text:style-name="P7">&gt;&gt;&gt;&gt;&gt;&gt; block &lt;&lt;&lt;&lt;&lt;&lt;&lt;</text:p>
      <text:p text:style-name="P7">Deputati sunt domini Ph. de Salione et H. Blancheti / ad videndum certas insulas</text:p>
      <text:p text:style-name="P7">sitas in ripperia Marne apud Christolium quas dominus Milo Baillet vult</text:p>
      <text:p text:style-name="P7">emere ab ecclesia pro C. s. par. annui redditus videlicet pro viii° s. par. in quibus</text:p>
      <text:p text:style-name="P7">ipse insule tenentur singulis annis prebendariis de Christolio / solvendis</text:p>
      <text:p text:style-name="P7">ipsis prebendatis et iiiixx xii so. solvendum eciam officio anniversarum et ad se</text:p>
      <text:p text:style-name="P7">informandum et refferendum etc.</text:p>
      <text:p text:style-name="P7">Placet dominis quod grana de Villerusche et de Viersy vendantur quodlibet</text:p>
      <text:p text:style-name="P7"><text:soft-page-break/>modium ix do. t. et grana de eve / quodlibet modium vi fr. ac grana</text:p>
      <text:p text:style-name="P7">de maty quodlibet modium vi. l. viii s.</text:p>
      <text:p text:style-name="P7">Data est licencia camerario clerico vendendi grana</text:p>
      <text:p text:style-name="P7">camere prout commodius poterit et faciat appreciari</text:p>
      <text:p text:style-name="P7">grana debita per firmarum.</text:p>
      <text:p text:style-name="P7">Hodie facta relacione per magistr. Symonem de Bourich</text:p>
      <text:p text:style-name="P7">et milonem Sacheaveine / de domo magistri Laurencii</text:p>
      <text:p text:style-name="P7">de Mongeria sita in vico portus Sancti Landerici</text:p>
      <text:p text:style-name="P7">quam valt tradere pro anniversario suo domini</text:p>
      <text:p text:style-name="P7">acceptaverunt dictam domum et consenciant quod</text:p>
      <text:p text:style-name="P7">domum suam quam in claustro inhabitat possit</text:p>
      <text:p text:style-name="P7">vendere et vendicioni exponere / quociens sibi</text:p>
      <text:p text:style-name="P7">placuerit / ad utilitatem suam / et expresse consenct</text:p>
      <text:p text:style-name="P7">dictus magister Laurencius quod a festo Banti Johannis</text:p>
      <text:p text:style-name="P7">proxime futurum domini capiant redditum et emolumenta</text:p>
      <text:p text:style-name="P7">dicte domus / et de dicta domo se dessaisivit et et</text:p>
      <text:p text:style-name="P7">dominos saisint</text:p>
      <text:p text:style-name="P7">Det Camerarius clericus Gregorio Aquilonen episcopo</text:p>
      <text:p text:style-name="P7">unum scutis in elemosinam.</text:p>
      <text:p text:style-name="P7">.Die lune et mercurii sequente non fuit</text:p>
      <text:p text:style-name="P7">capitulum propter ferias Penthecostes.</text:p>
      <text:p text:style-name="P7">&gt;&gt;&gt;&gt;&gt;&gt; liste &lt;&lt;&lt;&lt;&lt;&lt;&lt;</text:p>
      <text:p text:style-name="P7">Capitulantibus dominis.</text:p>
      <text:p text:style-name="P7">P. Decano</text:p>
      <text:p text:style-name="P7">G. Cantore</text:p>
      <text:p text:style-name="P7">G. Archidiacono ecclesie</text:p>
      <text:p text:style-name="P7">N. Dictatoris</text:p>
      <text:p text:style-name="P7">L. de Mongeria</text:p>
      <text:p text:style-name="P7">A. Regine</text:p>
      <text:p text:style-name="P7">Ro. de Lorriaco</text:p>
      <text:p text:style-name="P7">G. de Kaer</text:p>
      <text:p text:style-name="P7">N. de Ordeimonte</text:p>
      <text:p text:style-name="P7">Ja. Cosson</text:p>
      <text:p text:style-name="P7">A. de Maignaco</text:p>
      <text:p text:style-name="P7">Sy. de Bourich</text:p>
      <text:p text:style-name="P7">T. de Sancto Petro</text:p>
      <text:p text:style-name="P7"><text:soft-page-break/>M. Sacheaveine</text:p>
      <text:p text:style-name="P7">Jo. de Pompodorio</text:p>
      <text:p text:style-name="P7">M. Reginaldi</text:p>
      <text:p text:style-name="P7">G. Fedelli</text:p>
      <text:p text:style-name="P7">Ph.o de Salione</text:p>
      <text:p text:style-name="P7">Jo. Rollandi</text:p>
      <text:p text:style-name="P7">T. Hocie.</text:p>
      <text:p text:style-name="P7"/>
      <text:p text:style-name="P7"/>
      <text:p text:style-name="P7">=FRAN_0393_00495.tif=</text:p>
      <text:p text:style-name="P7">&gt;&gt;&gt;&gt;&gt;&gt; date &lt;&lt;&lt;&lt;&lt;&lt;&lt;</text:p>
      <text:p text:style-name="P7">Anno nonagesimo nono. die veneris post festum Penthecostes . xxiiia mensis maii.</text:p>
      <text:p text:style-name="P7">Anno predicto. die lune post festum Sancte Trinitatis . xxvita mensis maii.</text:p>
      <text:p text:style-name="P7">Capitulantibus dominis.</text:p>
      <text:p text:style-name="P7">&gt;&gt;&gt;&gt;&gt;&gt; block &lt;&lt;&lt;&lt;&lt;&lt;&lt;</text:p>
      <text:p text:style-name="P7">Electus est ex parte capituli unus ad se informandum de</text:p>
      <text:p text:style-name="P7">impotencia subditorum ecclesie / super solucione decime / magister</text:p>
      <text:p text:style-name="P7">Johannes Rollandi.</text:p>
      <text:p text:style-name="P7">Placet dominis quod in commissionibus causarum beneficialut</text:p>
      <text:p text:style-name="P7">commissarum dominis et magistris Sy. de Bourich et</text:p>
      <text:p text:style-name="P7">Guillelmo de Kaer ponatur clausula et eorum cuilibet insolidum etc.</text:p>
      <text:p text:style-name="P7">Faciat officiarius anniversariorum repparari calciatis stagnorum</text:p>
      <text:p text:style-name="P7">de Melenfroy et de Bosco valesio post primam piscaturam</text:p>
      <text:p text:style-name="P7">factam.</text:p>
      <text:p text:style-name="P7">Die sabbati sequentes in jevuniis iiiior temporum post festum Penthecostes.</text:p>
      <text:p text:style-name="P7">fuerunt promoti ad ordines per reverendum in Christo patrem et dominum dominum Petrum</text:p>
      <text:p text:style-name="P7">miseracione divina episcopum Par. videlicet</text:p>
      <text:p text:style-name="P7">Armilsus de Villalatus capellanus capellanie Sancti Michaelis in ecclesia Parisiensi</text:p>
      <text:p text:style-name="P7">ad acolitatus ordinem.</text:p>
      <text:p text:style-name="P7">Arnaldus Maleti commorum in claustro cum magistro Germano Paillard</text:p>
      <text:p text:style-name="P7">canonico Parisien curatus Sancti Martini prope muros Petrago etcenti Ad acolitaus</text:p>
      <text:p text:style-name="P7">ordinem</text:p>
      <text:p text:style-name="P7">Facta relacione per magistr Jo. Bollandi et Phpp. de Salione de</text:p>
      <text:p text:style-name="P7">permutacione facienda inter Jo. de Touteville et capellan</text:p>
      <text:p text:style-name="P7">Sancti Stenaus Prothomartiris in ecclesia Par. placet dominis</text:p>
      <text:p text:style-name="P7">quod loco redditus molendini det alium redditum et</text:p>
      <text:p text:style-name="P7"><text:soft-page-break/>remaneat redditus situatus super terras.</text:p>
      <text:p text:style-name="P7">Placet dominis quod dominus N. Flamingi deserviat mtrnclarie</text:p>
      <text:p text:style-name="P7">Sancti Mederici pro domino Johanne Michaelis qui eidem deservire</text:p>
      <text:p text:style-name="P7">non potest et injuctum est eidem quod infra festum</text:p>
      <text:p text:style-name="P7">de Sancto Petro Oomnim Sanctorum permutet beneficium.</text:p>
      <text:p text:style-name="P7">Declaratum est hodie magistrum B. de Tyheno posse voo</text:p>
      <text:p text:style-name="P7">vendere domum suam canonicem et eam posuit magister N.</text:p>
      <text:p text:style-name="P7">dictatoris ad Ex. scutrim et durabit licitacio per</text:p>
      <text:p text:style-name="P7">a. Reginaldi viii° dies et hodie incepit / et ffinet finito capitulo</text:p>
      <text:p text:style-name="P7">diei lune proxime si ipsa dies fuerit capitularis.</text:p>
      <text:p text:style-name="P7">&gt;&gt;&gt;&gt;&gt;&gt; liste &lt;&lt;&lt;&lt;&lt;&lt;&lt;</text:p>
      <text:p text:style-name="P7">Capitulantibus dominis.</text:p>
      <text:p text:style-name="P7">. Decano</text:p>
      <text:p text:style-name="P7">G. Cantore</text:p>
      <text:p text:style-name="P7">G. Archidiacono ecclesie</text:p>
      <text:p text:style-name="P7">H. Blancheti</text:p>
      <text:p text:style-name="P7">Sy. de Bourich</text:p>
      <text:p text:style-name="P7">A. de Maignaco</text:p>
      <text:p text:style-name="P7">N. Dictatoris</text:p>
      <text:p text:style-name="P7">Jo. Rollandi</text:p>
      <text:p text:style-name="P7">A. Regine</text:p>
      <text:p text:style-name="P7">Jo. de Pompodorio</text:p>
      <text:p text:style-name="P7">A. de Mongeria</text:p>
      <text:p text:style-name="P7">M. Reginali</text:p>
      <text:p text:style-name="P7">Jo. Voygnon</text:p>
      <text:p text:style-name="P7">G. de Albyaco</text:p>
      <text:p text:style-name="P7">Ste. Perrnelli</text:p>
      <text:p text:style-name="P7">G. de Kaer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Plhero de Salione</text:p>
      <text:p text:style-name="P7">A. Regine</text:p>
      <text:p text:style-name="P7">Jo. Rollandi</text:p>
      <text:p text:style-name="P7">A. de Maignaco</text:p>
      <text:p text:style-name="P7"><text:soft-page-break/>R. de Lorraiaco</text:p>
      <text:p text:style-name="P7">N. de Ordeimonte N. Dictatoris</text:p>
      <text:p text:style-name="P7">P. Colli</text:p>
      <text:p text:style-name="P7">G. de Albyico G. de Kaer</text:p>
      <text:p text:style-name="P7">Jo. de Pompodorio</text:p>
      <text:p text:style-name="P7">Ja. Cosson</text:p>
      <text:p text:style-name="P7">Ro. Dangel</text:p>
      <text:p text:style-name="P7">Jo. Voygnon</text:p>
      <text:p text:style-name="P7">G. Fedel</text:p>
      <text:p text:style-name="P7"/>
      <text:p text:style-name="P7"/>
      <text:p text:style-name="P7">=FRAN_0393_00496.tif=</text:p>
      <text:p text:style-name="P7">&gt;&gt;&gt;&gt;&gt;&gt; date &lt;&lt;&lt;&lt;&lt;&lt;&lt;</text:p>
      <text:p text:style-name="P7">nono. die mercurii post festum Sancte Tanitatis xxviiia mensis maii.</text:p>
      <text:p text:style-name="P7">Anno nonagesim</text:p>
      <text:p text:style-name="P7">Capitulantibus dominis.</text:p>
      <text:p text:style-name="P7">Anno predicto. Die veneris post festum Eulariscie domini peultima mensis etxii</text:p>
      <text:p text:style-name="P7">Capitulantibus dominis.</text:p>
      <text:p text:style-name="P7">&gt;&gt;&gt;&gt;&gt;&gt; block &lt;&lt;&lt;&lt;&lt;&lt;&lt;</text:p>
      <text:p text:style-name="P7">De insula de Christolio placet dominis quod offeratur domino</text:p>
      <text:p text:style-name="P7">Miloni Baillet ad vitam suam si velit / dumtamen</text:p>
      <text:p text:style-name="P7">eas teneat in bono statu / sinantem faciat officiarius</text:p>
      <text:p text:style-name="P7">Anniversariorum eas repparari.</text:p>
      <text:p text:style-name="P7">habeatur concilium quomodo sit procedendum racione decime etc</text:p>
      <text:p text:style-name="P7">Contra illos de Christolio.</text:p>
      <text:p text:style-name="P7">Placet dominis non signatis in capite ad crucem / quod</text:p>
      <text:p text:style-name="P7">Johanneus de Touteville tradat capellanie Sancti Stephani</text:p>
      <text:p text:style-name="P7">Pthomartirus . xvi lb. p. loco duorum modiorm fruteata</text:p>
      <text:p text:style-name="P7">que percipiebatur dictus capellanius supra molendinum de</text:p>
      <text:p text:style-name="P7">montibus et loco xxiiiior arpetorum terre / que ad dictam</text:p>
      <text:p text:style-name="P7">capellaniam spectant et promittat garantizare et c</text:p>
      <text:p text:style-name="P7">Et deputati sunt ad videndum situacionem dictarum xvi</text:p>
      <text:p text:style-name="P7">libras magistr Jo. Rollandi et Plh. de Salione / et facta</text:p>
      <text:p text:style-name="P7">situacione / reffendum dominis de capitulo</text:p>
      <text:p text:style-name="P7">&gt;&gt;&gt;&gt;&gt;&gt; liste &lt;&lt;&lt;&lt;&lt;&lt;&lt;</text:p>
      <text:p text:style-name="P7">P. Decano in missa</text:p>
      <text:p text:style-name="P7"><text:soft-page-break/>G. Cantore</text:p>
      <text:p text:style-name="P7">A. Archidiacono Brie</text:p>
      <text:p text:style-name="P7">G. Archidiacono ecclesie</text:p>
      <text:p text:style-name="P7">N. Dictatons</text:p>
      <text:p text:style-name="P7">Jo. de Pompodorio</text:p>
      <text:p text:style-name="P7">L. de Mongeria</text:p>
      <text:p text:style-name="P7">R. de Lorriaco</text:p>
      <text:p text:style-name="P7">G. de Albiaco</text:p>
      <text:p text:style-name="P7">Jo. Rollandi</text:p>
      <text:p text:style-name="P7">G. de Kaer</text:p>
      <text:p text:style-name="P7">Ph. de Salione</text:p>
      <text:p text:style-name="P7">Jo. Hue</text:p>
      <text:p text:style-name="P7">G. Fedelli</text:p>
      <text:p text:style-name="P7">A. de Maignaco</text:p>
      <text:p text:style-name="P7">T. de Sancto Petro</text:p>
      <text:p text:style-name="P7">Jo. Voygnon in spe</text:p>
      <text:p text:style-name="P7">P. Decano</text:p>
      <text:p text:style-name="P7">G. Cantore</text:p>
      <text:p text:style-name="P7">G. Archidiaconos ecclesie</text:p>
      <text:p text:style-name="P7">L. de Mongeria</text:p>
      <text:p text:style-name="P7">Jo. de Sanctis</text:p>
      <text:p text:style-name="P7">Jo. Rollandi</text:p>
      <text:p text:style-name="P7">Ro. de Lorriaco</text:p>
      <text:p text:style-name="P7">Jo. de Sarraponte</text:p>
      <text:p text:style-name="P7">Sy. de Bourich</text:p>
      <text:p text:style-name="P7">Ph. de Salione</text:p>
      <text:p text:style-name="P7">A. de Maignaco</text:p>
      <text:p text:style-name="P7">N. de Ordeimonte</text:p>
      <text:p text:style-name="P7">M. Reginaldi</text:p>
      <text:p text:style-name="P7">G. Fedelli</text:p>
      <text:p text:style-name="P7">P. Colli</text:p>
      <text:p text:style-name="P7">H. Blancheui</text:p>
      <text:p text:style-name="P7">T. de Sancto Petro</text:p>
      <text:p text:style-name="P7">Jo. de Pompodorio</text:p>
      <text:p text:style-name="P7">Jo. Voygnon</text:p>
      <text:p text:style-name="P7">A. Regine</text:p>
      <text:p text:style-name="P7"><text:soft-page-break/></text:p>
      <text:p text:style-name="P7"/>
      <text:p text:style-name="P7">=FRAN_0393_00497.tif=</text:p>
      <text:p text:style-name="P7">&gt;&gt;&gt;&gt;&gt;&gt; date &lt;&lt;&lt;&lt;&lt;&lt;&lt;</text:p>
      <text:p text:style-name="P7">Anno nonagesimo nono. Die Lunne post festum Cullarstre domini secunda mensis junii.</text:p>
      <text:p text:style-name="P7">capitulantibus dominis.</text:p>
      <text:p text:style-name="P7">&gt;&gt;&gt;&gt;&gt;&gt; block &lt;&lt;&lt;&lt;&lt;&lt;&lt;</text:p>
      <text:p text:style-name="P7">Pro causa domini Johannis de Claromonte / capiantur</text:p>
      <text:p text:style-name="P7">peccunie thesauri que provenerunt ab eo.</text:p>
      <text:p text:style-name="P7">Placet dominis cognoscere de causa / quam movere intendit</text:p>
      <text:p text:style-name="P7">dominus Cancellarius Par. / contra magistrum Johannem</text:p>
      <text:p text:style-name="P7">Willequin occasione prebende Sancti Mederici quam dudum</text:p>
      <text:p text:style-name="P7">obtinuit magister Guillelmus Baudirii.</text:p>
      <text:p text:style-name="P7">Mictatur ad domum domini Johannis de Morfur pro execucione</text:p>
      <text:p text:style-name="P7">facienda pro termino Pasche ultimo preterito.</text:p>
      <text:p text:style-name="P7">Magister Nicolaus dictatoris posuit domum magistri</text:p>
      <text:p text:style-name="P7">B. de Tyherno ad ixs scuta / offerens quod si domus</text:p>
      <text:p text:style-name="P7">sibi remaneat taxentur repparaciones dicte domus</text:p>
      <text:p text:style-name="P7">et tunc incontinenti se offert dictas repparaciones facere</text:p>
      <text:p text:style-name="P7">et quia nullus obtulit ultra / domini finito capitulo</text:p>
      <text:p text:style-name="P7">dictam domum ei deliberaverunt etc.</text:p>
      <text:p text:style-name="P7">Deputati sunt commissarii ad visitandum domum domini</text:p>
      <text:p text:style-name="P7">Archidiaconi de Josayo domini et magistri Poha. de</text:p>
      <text:p text:style-name="P7">Salione et Jo. Rollandi.</text:p>
      <text:p text:style-name="P7">Vadant magistri Dy. Custurarii et Johannes Regis apud Montem desiderii</text:p>
      <text:p text:style-name="P7">et alia loca nesaria ad situacionem lx lb. par. redditus pro ecclesia / super</text:p>
      <text:p text:style-name="P7">terras domini Johannis de Claromonte faciendam / et capiatur pro adjuncto</text:p>
      <text:p text:style-name="P7">magister Johannes de Fontenayo commissarius Castalleti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A. Archidiacono Brie</text:p>
      <text:p text:style-name="P7">Jo. de Pompodorio</text:p>
      <text:p text:style-name="P7">N. Dictatoris</text:p>
      <text:p text:style-name="P7">L. de Mongeria</text:p>
      <text:p text:style-name="P7"><text:soft-page-break/>T. de Sancto Petro</text:p>
      <text:p text:style-name="P7">A. Regine</text:p>
      <text:p text:style-name="P7">Jo. Rollandi</text:p>
      <text:p text:style-name="P7">G. de Kaer</text:p>
      <text:p text:style-name="P7">Jo. de Sarraponte</text:p>
      <text:p text:style-name="P7">Jo. Vongnon</text:p>
      <text:p text:style-name="P7">Sy. de Bourich</text:p>
      <text:p text:style-name="P7">A. de Maignaco</text:p>
      <text:p text:style-name="P7">E. Juvenis</text:p>
      <text:p text:style-name="P7">Ro. de Lorriaco</text:p>
      <text:p text:style-name="P7">G. Paillardi</text:p>
      <text:p text:style-name="P7">T. de Alveto</text:p>
      <text:p text:style-name="P7">P. Colli</text:p>
      <text:p text:style-name="P7">G. de Albyaco</text:p>
      <text:p text:style-name="P7">M. Reginaldi</text:p>
      <text:p text:style-name="P7">Jo. de Sanctis</text:p>
      <text:p text:style-name="P7"/>
      <text:p text:style-name="P7"/>
      <text:p text:style-name="P7">=FRAN_0393_00498.tif=</text:p>
      <text:p text:style-name="P7">&gt;&gt;&gt;&gt;&gt;&gt; date &lt;&lt;&lt;&lt;&lt;&lt;&lt;</text:p>
      <text:p text:style-name="P7">Anno nonagesimo Nono. Die mercurii post festum Eulzaistie Domini iiiia mensis</text:p>
      <text:p text:style-name="P7">summ. Capitulantibus dominis</text:p>
      <text:p text:style-name="P7">&gt;&gt;&gt;&gt;&gt;&gt; block &lt;&lt;&lt;&lt;&lt;&lt;&lt;</text:p>
      <text:p text:style-name="P7">Placet dominis quod illi de Sancto Victore super facto stacionis</text:p>
      <text:p text:style-name="P7">deffuncti magistri Odardi de Molinis se possint conqueri.</text:p>
      <text:p text:style-name="P7">omnibus modis quibus possent die date presentiumlus</text:p>
      <text:p text:style-name="P7">oil</text:p>
      <text:p text:style-name="P7">Ordinatum est magistro Laurencio de Mongeria quod solvat</text:p>
      <text:p text:style-name="P7">officiario anniversariorum octo libras et tresdecim solidos</text:p>
      <text:p text:style-name="P7">Parisiensis ad causam domus sue claustralis.</text:p>
      <text:p text:style-name="P7">vendat dominus Johannes Hays officiarius anniversariorum grava</text:p>
      <text:p text:style-name="P7">exestencia in orreis capituli et eciam alii officiarii</text:p>
      <text:p text:style-name="P7">ecclesie</text:p>
      <text:p text:style-name="P7">Non tradat dominus Petrus Malezac peccuniis prebenda de</text:p>
      <text:p text:style-name="P7">Moriaco vel de Sancto Victore quousque fuerit discussum</text:p>
      <text:p text:style-name="P7">per capitulum an debeant habere L. lbram pro taxo vel totam</text:p>
      <text:p text:style-name="P7"><text:soft-page-break/>prebendam racione semmprebende dicti loci et semprebende</text:p>
      <text:p text:style-name="P7">de Chivllyaco.</text:p>
      <text:p text:style-name="P7">Iijunctum est domino Petro Tournant ut ipse sub pena privacionis beneficii sui</text:p>
      <text:p text:style-name="P7">infra instans festum Sancti Remigii permutet capellaniam suam quam in ecclesia</text:p>
      <text:p text:style-name="P7">Parisiensi obtine</text:p>
      <text:p text:style-name="P7">&gt;&gt;&gt;&gt;&gt;&gt; liste &lt;&lt;&lt;&lt;&lt;&lt;&lt;</text:p>
      <text:p text:style-name="P7">P. Decano</text:p>
      <text:p text:style-name="P7">G. Cantore</text:p>
      <text:p text:style-name="P7">L. de Mongeria</text:p>
      <text:p text:style-name="P7">G. de Albiaco</text:p>
      <text:p text:style-name="P7">Sy. de Bourich</text:p>
      <text:p text:style-name="P7">N. Dictatoris</text:p>
      <text:p text:style-name="P7">A. de Maignaco</text:p>
      <text:p text:style-name="P7">Jo. Voygnon</text:p>
      <text:p text:style-name="P7">N. de Rancia</text:p>
      <text:p text:style-name="P7">T. de Sancto Petro</text:p>
      <text:p text:style-name="P7">N. de Rancia</text:p>
      <text:p text:style-name="P7">Jo. de Pompodorio</text:p>
      <text:p text:style-name="P7">Ro. de Lorriaco</text:p>
      <text:p text:style-name="P7">Jo. Rollandi</text:p>
      <text:p text:style-name="P7">Philie. de Salione</text:p>
      <text:p text:style-name="P7">G. Fedelli</text:p>
      <text:p text:style-name="P7">A. Regnie</text:p>
      <text:p text:style-name="P7">P. Colli fleboromatus</text:p>
      <text:p text:style-name="P7"/>
      <text:p text:style-name="P7"/>
      <text:p text:style-name="P7">=FRAN_0393_00499.tif=</text:p>
      <text:p text:style-name="P7">&gt;&gt;&gt;&gt;&gt;&gt; date &lt;&lt;&lt;&lt;&lt;&lt;&lt;</text:p>
      <text:p text:style-name="P7">Anno nonagesimo nono. Die veneris post octabas festi Gullaristre domini via mei</text:p>
      <text:p text:style-name="P7">sum. Capitulantibus dominis.</text:p>
      <text:p text:style-name="P7">&gt;&gt;&gt;&gt;&gt;&gt; block &lt;&lt;&lt;&lt;&lt;&lt;&lt;</text:p>
      <text:p text:style-name="P7">Data est licencia illis de domo Dei faciendi conduci</text:p>
      <text:p text:style-name="P7">per claustrum duas bacellarius lapidum et repponendi</text:p>
      <text:p text:style-name="P7">in pervisio.</text:p>
      <text:p text:style-name="P7">Emantur xx lb. par. a domino Johanne de Monsur et</text:p>
      <text:p text:style-name="P7">obliget.</text:p>
      <text:p text:style-name="P7"><text:soft-page-break/>a</text:p>
      <text:p text:style-name="P7">Continuata est causa magistri Andree fambri canonici</text:p>
      <text:p text:style-name="P7">seplacir / et provisores ejusdem Sepulcri ad viii° dies in</text:p>
      <text:p text:style-name="P7">statu ex officio dominorum.</text:p>
      <text:p text:style-name="P7">Gernasius Thresse se obligavit ad penam carceris</text:p>
      <text:p text:style-name="P7">per octo dies in pane et a qua in casu quo faciet</text:p>
      <text:p text:style-name="P7">de cetero aliquos deffectus in ecclesia</text:p>
      <text:p text:style-name="P7">Dominus Archidiaconus de Josayo racione turni sui contulit magistro Reginaldo</text:p>
      <text:p text:style-name="P7">de la quiese quandam capellaniam quam in ecclesia Par. ad altare Sancti Petri</text:p>
      <text:p text:style-name="P7">Martiris obtinere solebat dominus Johannes de Bethivilla vacantes per mortem sua</text:p>
      <text:p text:style-name="P7">ut dicitur si sit capellania Talis valoris quod teneatur confenre in turno</text:p>
      <text:p text:style-name="P7">et sit eo casu dominus Archidiaconus Brie nunc est in curno.</text:p>
      <text:p text:style-name="P7">Nota pro dicta capellania non vacabat / et sit predicta collacio suum non habuit offectum.</text:p>
      <text:p text:style-name="P7">Data est licencia illis de Sepulcro consenciendi fundacioni cujusdam capellanie quam dominus noster</text:p>
      <text:p text:style-name="P7">rex incendit fundate in dicto Sepulcro et ipsam fundacionem laudaverunt etc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Jo. de Pompodorio</text:p>
      <text:p text:style-name="P7">Jo. Rollandi</text:p>
      <text:p text:style-name="P7">Jo. Voygnon</text:p>
      <text:p text:style-name="P7">Sy. de Bourich</text:p>
      <text:p text:style-name="P7">G. Paillardi</text:p>
      <text:p text:style-name="P7">Jo. de Nullyaco</text:p>
      <text:p text:style-name="P7">T. de Sancto Petro</text:p>
      <text:p text:style-name="P7">G. Fedelli</text:p>
      <text:p text:style-name="P7">A. Regine</text:p>
      <text:p text:style-name="P7">G. de Albiaco</text:p>
      <text:p text:style-name="P7">N. Dictatoris</text:p>
      <text:p text:style-name="P7">A. de Maignaco</text:p>
      <text:p text:style-name="P7">M. Sacheaueure</text:p>
      <text:p text:style-name="P7">Ro. de Lorri</text:p>
      <text:p text:style-name="P7">N. de Ordeimonte</text:p>
      <text:p text:style-name="P7"/>
      <text:p text:style-name="P7"><text:soft-page-break/></text:p>
      <text:p text:style-name="P7">=FRAN_0393_00500.tif=</text:p>
      <text:p text:style-name="P7">&gt;&gt;&gt;&gt;&gt;&gt; date &lt;&lt;&lt;&lt;&lt;&lt;&lt;</text:p>
      <text:p text:style-name="P7">Anno mnagesimo nono. Die lune nona mensis junii la</text:p>
      <text:p text:style-name="P7">Anno predicto. die veneris post festum beati Barnabeapistoli . xiiia mensis fuini. Capitulantibus dominis.</text:p>
      <text:p text:style-name="P7">&gt;&gt;&gt;&gt;&gt;&gt; block &lt;&lt;&lt;&lt;&lt;&lt;&lt;</text:p>
      <text:p text:style-name="P7">Collata est prebenda ecclesie Sancti Bendai tamquam vacans per</text:p>
      <text:p text:style-name="P7">obitum magistri Johannis clerici sive alias quovismodo magistro</text:p>
      <text:p text:style-name="P7">Symoni Campionis si et in quantum indiget etc. Et fuit de</text:p>
      <text:p text:style-name="P7">eadem prebenda sibi provisum.</text:p>
      <text:p text:style-name="P7">Die mercurii sequentie non fuit capitulum propter festum</text:p>
      <text:p text:style-name="P7">Barnabe apd</text:p>
      <text:p text:style-name="P7">De magistro Andrea fabri et provsoribus Sepulcri ad veneris</text:p>
      <text:p text:style-name="P7">post festum Natitatis beati Johannis Baptiste in statu.</text:p>
      <text:p text:style-name="P7">De causa executorum deffuncti domini Rolerti Charroni</text:p>
      <text:p text:style-name="P7">ad lune post Nativitatem beati Johannis Baptiste</text:p>
      <text:p text:style-name="P7">Declaratum est capellania deffuncti domini Johannis Bienvenie</text:p>
      <text:p text:style-name="P7">non tadere in turno / quare vocentur omnes ad dic</text:p>
      <text:p text:style-name="P7">lune proxime pro confendo.</text:p>
      <text:p text:style-name="P7">De consersu perecurato continuata est dies cause domini</text:p>
      <text:p text:style-name="P7">Cancellarii contra magistrum Johannem Boillequin ad</text:p>
      <text:p text:style-name="P7">mercurii proximam.</text:p>
      <text:p text:style-name="P7">Deputati sunt ad interessendum visitacioni domus</text:p>
      <text:p text:style-name="P7">Ph.o de Salione Claustralis magistri N. Dictatoris que fuit</text:p>
      <text:p text:style-name="P7">magistri Brtrandi de Tylerno . R. de Lorriaco</text:p>
      <text:p text:style-name="P7">eN. de Ordeimonte</text:p>
      <text:p text:style-name="P7">&gt;&gt;&gt;&gt;&gt;&gt; liste &lt;&lt;&lt;&lt;&lt;&lt;&lt;</text:p>
      <text:p text:style-name="P7">P. Decano</text:p>
      <text:p text:style-name="P7">G. Cantore</text:p>
      <text:p text:style-name="P7">G. Archidiaconos ecclesie</text:p>
      <text:p text:style-name="P7">L. de Mongeria</text:p>
      <text:p text:style-name="P7">G. Paillardi</text:p>
      <text:p text:style-name="P7">Jo. Rollandi</text:p>
      <text:p text:style-name="P7">Ste. Perruelli</text:p>
      <text:p text:style-name="P7">Jo. Voygnon</text:p>
      <text:p text:style-name="P7"><text:soft-page-break/>T. de Sancto Petro</text:p>
      <text:p text:style-name="P7">Sy. de Bourich</text:p>
      <text:p text:style-name="P7">A. de Maignaco</text:p>
      <text:p text:style-name="P7">P. Colli</text:p>
      <text:p text:style-name="P7">G. Fedelli</text:p>
      <text:p text:style-name="P7">G. de Albyaco</text:p>
      <text:p text:style-name="P7">M. Reginaldi</text:p>
      <text:p text:style-name="P7">Jo. de Pompodorio</text:p>
      <text:p text:style-name="P7">P. Decano</text:p>
      <text:p text:style-name="P7">G. Cantore</text:p>
      <text:p text:style-name="P7">G. Archidiacono ecclesie</text:p>
      <text:p text:style-name="P7">A. Archidiacono Brie</text:p>
      <text:p text:style-name="P7">Jo. de Pompodorio</text:p>
      <text:p text:style-name="P7">L. de Mongeria</text:p>
      <text:p text:style-name="P7">N. Dictatoris</text:p>
      <text:p text:style-name="P7">R. de Lerriaco</text:p>
      <text:p text:style-name="P7">Jo. Hue</text:p>
      <text:p text:style-name="P7">T. de Sancto Petro</text:p>
      <text:p text:style-name="P7">Jo. Rollandi</text:p>
      <text:p text:style-name="P7">Ste. Peruelli</text:p>
      <text:p text:style-name="P7">Jo. Voygnon</text:p>
      <text:p text:style-name="P7">Sy. de Bourich</text:p>
      <text:p text:style-name="P7">G. Blancheti</text:p>
      <text:p text:style-name="P7">G. Fedelli</text:p>
      <text:p text:style-name="P7">T. de Alveto</text:p>
      <text:p text:style-name="P7">Ja. Casson</text:p>
      <text:p text:style-name="P7">P. Colli</text:p>
      <text:p text:style-name="P7">T. Hocie</text:p>
      <text:p text:style-name="P7">maignaco M. Reginaldi</text:p>
      <text:p text:style-name="P7"/>
      <text:p text:style-name="P7"/>
      <text:p text:style-name="P7">=FRAN_0393_00501.tif=</text:p>
      <text:p text:style-name="P7">&gt;&gt;&gt;&gt;&gt;&gt; date &lt;&lt;&lt;&lt;&lt;&lt;&lt;</text:p>
      <text:p text:style-name="P7">. Die lune post festum beati Barnabe xvita mensis junii. capitulantibus dominis</text:p>
      <text:p text:style-name="P7">Anno nonagesimo nono. Die veneris post octabas festi beati Barnabe apostoli in vigilia</text:p>
      <text:p text:style-name="P7">fanctorum Gervasii et prochasii xviiia mensis junii. Capitulantibus dominis.</text:p>
      <text:p text:style-name="P7"><text:soft-page-break/>&gt;&gt;&gt;&gt;&gt;&gt; block &lt;&lt;&lt;&lt;&lt;&lt;&lt;</text:p>
      <text:p text:style-name="P7">Super appellacione interposita per dominum Johannem Moqueti adominis</text:p>
      <text:p text:style-name="P7">et magistris Guillelmo de Kaer et Sy. de Bourich commissaris</text:p>
      <text:p text:style-name="P7">etc. dictus dominus Johannes consentit tenere quicquid domini et</text:p>
      <text:p text:style-name="P7">magistri A. Brie et G. Archidiaconus ecclesie duxerint ordinandum</text:p>
      <text:p text:style-name="P7">et domini relaxarunt sentencias virtute monitorii secundi quousque</text:p>
      <text:p text:style-name="P7">fuerit discrissum.</text:p>
      <text:p text:style-name="P7">Collata est magistro Johanni Vielleti officiali domino e tamquam</text:p>
      <text:p text:style-name="P7">majorem vocem habenti / capellania deffuncti domini Johannis</text:p>
      <text:p text:style-name="P7">Bienvenu que non cadit in turno / eo quod erat</text:p>
      <text:p text:style-name="P7">mineris valoris xii lbrum. par. et juravit in fol</text:p>
      <text:p text:style-name="P7">Fiant de cetero qualibet ebdomada taxaciones deffectuum</text:p>
      <text:p text:style-name="P7">et qualibet die visitet dominus cantor dictos deffetus.</text:p>
      <text:p text:style-name="P7">Tradatur media pers peccuniarum proveientem ex vendicione</text:p>
      <text:p text:style-name="P7">domus claustralis magistr R. de Tyherno dicto</text:p>
      <text:p text:style-name="P7">magistro B. vel procuratoribus suis.</text:p>
      <text:p text:style-name="P7">Deliberatum est super assuacione lx. lbrum par. quod</text:p>
      <text:p text:style-name="P7">capiatur censiva.</text:p>
      <text:p text:style-name="P7">Domini sunt concordes quod dominus Johannes de Clermont</text:p>
      <text:p text:style-name="P7">tradat viiiC fr. in promptu et se obliget de</text:p>
      <text:p text:style-name="P7">tum infra bieninum solvere et det fuejussorum.</text:p>
      <text:p text:style-name="P7">&gt;&gt;&gt;&gt;&gt;&gt; liste &lt;&lt;&lt;&lt;&lt;&lt;&lt;</text:p>
      <text:p text:style-name="P7">P. Decano</text:p>
      <text:p text:style-name="P7">G. Cantore</text:p>
      <text:p text:style-name="P7">A. Archidiacono Brie</text:p>
      <text:p text:style-name="P7">Jo. de Pompodorio</text:p>
      <text:p text:style-name="P7">N. Dictatoris</text:p>
      <text:p text:style-name="P7">Ro. de Lorriaco</text:p>
      <text:p text:style-name="P7">L. de Mongeria</text:p>
      <text:p text:style-name="P7">Jo. Rollandi</text:p>
      <text:p text:style-name="P7">Ste. Perrvelli</text:p>
      <text:p text:style-name="P7">Jo. Voygnon</text:p>
      <text:p text:style-name="P7">G. Fedelli</text:p>
      <text:p text:style-name="P7">Ma. Reginaldi</text:p>
      <text:p text:style-name="P7">G. de Albyaco</text:p>
      <text:p text:style-name="P7">T. Hocie</text:p>
      <text:p text:style-name="P7"><text:soft-page-break/>Ph. de Salione</text:p>
      <text:p text:style-name="P7">Jo. Hue</text:p>
      <text:p text:style-name="P7">A. de Maignaco</text:p>
      <text:p text:style-name="P7">G. de Kaer</text:p>
      <text:p text:style-name="P7">P. Colli</text:p>
      <text:p text:style-name="P7">T. de Sancto Petro</text:p>
      <text:p text:style-name="P7">N. de Ordeimonte</text:p>
      <text:p text:style-name="P7">P. Decano</text:p>
      <text:p text:style-name="P7">G. Cantore</text:p>
      <text:p text:style-name="P7">G. archidiacono ecclesie</text:p>
      <text:p text:style-name="P7">G. de Kaer</text:p>
      <text:p text:style-name="P7">L. de Mengeria</text:p>
      <text:p text:style-name="P7">Sy. de Bourich</text:p>
      <text:p text:style-name="P7">A. de Maignaco</text:p>
      <text:p text:style-name="P7">N. Dictatoris</text:p>
      <text:p text:style-name="P7">Ro. de Lorrias</text:p>
      <text:p text:style-name="P7">A. Regine T. Hocie</text:p>
      <text:p text:style-name="P7">Jo. Rollandi</text:p>
      <text:p text:style-name="P7">P. Colli G. Fedelli</text:p>
      <text:p text:style-name="P7">Jo. Voygnon</text:p>
      <text:p text:style-name="P7">Ste. Perruelli G. de Albyaco</text:p>
      <text:p text:style-name="P7"/>
      <text:p text:style-name="P7"/>
      <text:p text:style-name="P7">=FRAN_0393_00502.tif=</text:p>
      <text:p text:style-name="P7">&gt;&gt;&gt;&gt;&gt;&gt; date &lt;&lt;&lt;&lt;&lt;&lt;&lt;</text:p>
      <text:p text:style-name="P7">Ano nonagesimo nono. Die veneris post festum Sanctorum Gervasii e prochasii xxxa mensis</text:p>
      <text:p text:style-name="P7">junii capitulantibus dominis.</text:p>
      <text:p text:style-name="P7">&gt;&gt;&gt;&gt;&gt;&gt; block &lt;&lt;&lt;&lt;&lt;&lt;&lt;</text:p>
      <text:p text:style-name="P7">Placet dominis quod magister Symon de Bourich inhabitent domum</text:p>
      <text:p text:style-name="P7">magistri Hugonis Blancheti in claustro / quousque domus</text:p>
      <text:p text:style-name="P7">sua sict perfecta.</text:p>
      <text:p text:style-name="P7">Creatus est Stephanus Tiercelin de Liricantu serviens</text:p>
      <text:p text:style-name="P7">dicti loci et revocatus est Adam couste.</text:p>
      <text:p text:style-name="P7">Hodie requisito per magistrum Erardum Chanteprime quod cum</text:p>
      <text:p text:style-name="P7">alias episcopus Parisiensis eidem contulerit et concesserit canonicatum et</text:p>
      <text:p text:style-name="P7">prebendam quos in ecclesia Sancti Benedicti universi Paris. obtinere</text:p>
      <text:p text:style-name="P7"><text:soft-page-break/>solebat deffunctus magister Johannes Clerici vacantes per</text:p>
      <text:p text:style-name="P7">ejus obitum / et ad collacionem dicti domini episcopi hac vice jure</text:p>
      <text:p text:style-name="P7">devolucionis spectantes / quatinus domini cum recipere vellent ad</text:p>
      <text:p text:style-name="P7">possessionem dictorum canonicatus et prebende domini deliberaverunt</text:p>
      <text:p text:style-name="P7">vocari partem.</text:p>
      <text:p text:style-name="P7">Dominus Stephanus Theobaldi plicavit emendam eo quod in dispendium</text:p>
      <text:p text:style-name="P7">et villipendium ecclesie et cleri verberaverat palam et public</text:p>
      <text:p text:style-name="P7">Johannam La Giffarde et vult stare informacioni super</text:p>
      <text:p text:style-name="P7">oc faciende.</text:p>
      <text:p text:style-name="P7">Prohibitum est Enguerrando Guillardi ne de cetero proferat aut dicat aliqua</text:p>
      <text:p text:style-name="P7">verba irvuciosa Galleranne de l'ardies ad penam Xei lrum parisensem / et</text:p>
      <text:p text:style-name="P7">privacionis pannorum ecclesie.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L. de Mongeria</text:p>
      <text:p text:style-name="P7">Sy. de Bourich</text:p>
      <text:p text:style-name="P7">R. de Lorriaco</text:p>
      <text:p text:style-name="P7">Jo. Voygnon</text:p>
      <text:p text:style-name="P7">P. Colli</text:p>
      <text:p text:style-name="P7">Ro. Dangel</text:p>
      <text:p text:style-name="P7">T. de Sancto Petro</text:p>
      <text:p text:style-name="P7">E. Juvenis</text:p>
      <text:p text:style-name="P7">G. Fedelli</text:p>
      <text:p text:style-name="P7">Ph. de Salione</text:p>
      <text:p text:style-name="P7">Jo. Rollandi</text:p>
      <text:p text:style-name="P7">Ma. Reginaldi</text:p>
      <text:p text:style-name="P7">M. Sacheaveine</text:p>
      <text:p text:style-name="P7">J. de Pompodorio</text:p>
      <text:p text:style-name="P7">N. de Ordeimonte</text:p>
      <text:p text:style-name="P7">H. Blancheti</text:p>
      <text:p text:style-name="P7">T. Hocie</text:p>
      <text:p text:style-name="P7">N. Dictatoris</text:p>
      <text:p text:style-name="P7">A. de Maignaco</text:p>
      <text:p text:style-name="P7"/>
      <text:p text:style-name="P7"><text:soft-page-break/></text:p>
      <text:p text:style-name="P7">=FRAN_0393_00503.tif=</text:p>
      <text:p text:style-name="P7">&gt;&gt;&gt;&gt;&gt;&gt; date &lt;&lt;&lt;&lt;&lt;&lt;&lt;</text:p>
      <text:p text:style-name="P7">4</text:p>
      <text:p text:style-name="P7">Anno nonagesimo Nono. Die lune in vigilia festi Nativitatus</text:p>
      <text:p text:style-name="P7">xxiiia mensis junii Capitulantibus dominis.</text:p>
      <text:p text:style-name="P7">&gt;&gt;&gt;&gt;&gt;&gt; block &lt;&lt;&lt;&lt;&lt;&lt;&lt;</text:p>
      <text:p text:style-name="P7">Placet dominis quod locetur domus deffuncti magistri Johannis</text:p>
      <text:p text:style-name="P7">1</text:p>
      <text:p text:style-name="P7">de Socco magistro Bertrando de Therno Precio</text:p>
      <text:p text:style-name="P7">libraus parisiensies pro anno / ita tamen quod si contigat</text:p>
      <text:p text:style-name="P7">aliquem dominorum emere dictam domum interim quod solvat ipse maga B</text:p>
      <text:p text:style-name="P7">pro rata temporis et exeat domum predictam</text:p>
      <text:p text:style-name="P7">Placet dominis quod dominus Vincencius de Briandas faciat</text:p>
      <text:p text:style-name="P7">deserviri capellane sue quam obtinet in ecclesia Parisiensis</text:p>
      <text:p text:style-name="P7">Fiat citacio contra Petrum de Castellione ad diem sab</text:p>
      <text:p text:style-name="P7">post festum Nativitatis Beati Johannis Baptiste.</text:p>
      <text:p text:style-name="P7">&gt;&gt;&gt;&gt;&gt;&gt; liste &lt;&lt;&lt;&lt;&lt;&lt;&lt;</text:p>
      <text:p text:style-name="P7">P. Decano</text:p>
      <text:p text:style-name="P7">G. Cantore</text:p>
      <text:p text:style-name="P7">A. Archidiacono Brie</text:p>
      <text:p text:style-name="P7">G. Archidiacono ecclesie in ecclesia</text:p>
      <text:p text:style-name="P7">T. de Alneto</text:p>
      <text:p text:style-name="P7">A. de Mongeria</text:p>
      <text:p text:style-name="P7">E. Juvenis</text:p>
      <text:p text:style-name="P7">Jo. Voygnon</text:p>
      <text:p text:style-name="P7">Ma. Reginaldi</text:p>
      <text:p text:style-name="P7">Sy. de Bourich</text:p>
      <text:p text:style-name="P7">Ro. Dangel</text:p>
      <text:p text:style-name="P7">Jo. de Nullyaco</text:p>
      <text:p text:style-name="P7">N. de Ordeimotte</text:p>
      <text:p text:style-name="P7">N. de Rancia</text:p>
      <text:p text:style-name="P7">P. Colli</text:p>
      <text:p text:style-name="P7">Jo. Rollandi</text:p>
      <text:p text:style-name="P7">Ste. Perruelli</text:p>
      <text:p text:style-name="P7">T. de Sancto Petro</text:p>
      <text:p text:style-name="P7"><text:soft-page-break/>A. de Maignaco</text:p>
      <text:p text:style-name="P7">N. Dictatoris</text:p>
      <text:p text:style-name="P7">T. Hocie</text:p>
      <text:p text:style-name="P7">Ro. de Lorriaco</text:p>
      <text:p text:style-name="P7">Ph. de Salione</text:p>
      <text:p text:style-name="P7">G. Fedelli</text:p>
      <text:p text:style-name="P7">M. Sachemeine</text:p>
      <text:p text:style-name="P7">Jo. Huce</text:p>
      <text:p text:style-name="P7"/>
      <text:p text:style-name="P7"/>
      <text:p text:style-name="P7">=FRAN_0393_00504.tif=</text:p>
      <text:p text:style-name="P7">&gt;&gt;&gt;&gt;&gt;&gt; date &lt;&lt;&lt;&lt;&lt;&lt;&lt;</text:p>
      <text:p text:style-name="P7">Capitulum generale celebratum Anno domini millesimo</text:p>
      <text:p text:style-name="P7">Trecentesimo nonagesimo nono. Die mercurii in crastinum festi Nativitatis</text:p>
      <text:p text:style-name="P7">beati Johannis Baptiste prima capituli generalis . xxv.ta mensis junii . Presentibus</text:p>
      <text:p text:style-name="P7">dominis Capitulantibus infrascriptis.</text:p>
      <text:p text:style-name="P7">&gt;&gt;&gt;&gt;&gt;&gt; block &lt;&lt;&lt;&lt;&lt;&lt;&lt;</text:p>
      <text:p text:style-name="P7">Deputati sunt ad visitandum compa?rem Sancti</text:p>
      <text:p text:style-name="P7">Victoris magistri Jo. de Nulleyo. Ste. Perruelli</text:p>
      <text:p text:style-name="P7">N. de Ordeimonte . A. Grangerii et G. Archidiacono</text:p>
      <text:p text:style-name="P7">ecclesie.</text:p>
      <text:p text:style-name="P7">Provisores domus Dei sunt domini et magistri</text:p>
      <text:p text:style-name="P7">G. Cantor et M. Reginaldi.</text:p>
      <text:p text:style-name="P7">Custodia clavium litterarum et cartarum ecclesie</text:p>
      <text:p text:style-name="P7">provisor fabrice cum provisore domini episcopi deputatus</text:p>
      <text:p text:style-name="P7">est magister Johannes Rollandi</text:p>
      <text:p text:style-name="P7">Dominus decanus suo et capituli nomine optavit taxum</text:p>
      <text:p text:style-name="P7">prebende deffuncti magistri Johannis de Karolay que nunc</text:p>
      <text:p text:style-name="P7">est litigiosa inter magistrum Petrum de Reilhaco et</text:p>
      <text:p text:style-name="P7">magistrum Michaelem Perruelli inquestum est opus et</text:p>
      <text:p text:style-name="P7">neccesse optare.</text:p>
      <text:p text:style-name="P7">Custodia clavium arche thesauri tradita est domino decano N. de Ordeimonte</text:p>
      <text:p text:style-name="P7">et N. Dictatoris et fiat tercia clavis.</text:p>
      <text:p text:style-name="P7">&gt;&gt;&gt;&gt;&gt;&gt; liste &lt;&lt;&lt;&lt;&lt;&lt;&lt;</text:p>
      <text:p text:style-name="P7">P. Decano</text:p>
      <text:p text:style-name="P7">G. Cantore</text:p>
      <text:p text:style-name="P7"><text:soft-page-break/>Prepositi prebendarii apud</text:p>
      <text:p text:style-name="P7">G. ecclesie</text:p>
      <text:p text:style-name="P7">A. Brie Archidiacono</text:p>
      <text:p text:style-name="P7">Moriacum. L. de Mongeria</text:p>
      <text:p text:style-name="P7">N. de Ordeimonte</text:p>
      <text:p text:style-name="P7">Civillyacum</text:p>
      <text:p text:style-name="P7">N. de Rancia</text:p>
      <text:p text:style-name="P7">J. de Nullyaco</text:p>
      <text:p text:style-name="P7">Cristolium</text:p>
      <text:p text:style-name="P7">Ph. de Salione</text:p>
      <text:p text:style-name="P7">Ro. de Lorriaco</text:p>
      <text:p text:style-name="P7">Ythevillam</text:p>
      <text:p text:style-name="P7">Sy. de Bourich</text:p>
      <text:p text:style-name="P7">Jacobo Cosson</text:p>
      <text:p text:style-name="P7">Liricantum</text:p>
      <text:p text:style-name="P7">officiarius anniversariorum</text:p>
      <text:p text:style-name="P7">P. Colli</text:p>
      <text:p text:style-name="P7">Orlyacum</text:p>
      <text:p text:style-name="P7">A. de Maignaco</text:p>
      <text:p text:style-name="P7">N. de Ordeimonte</text:p>
      <text:p text:style-name="P7">Andresyacum</text:p>
      <text:p text:style-name="P7">T. de Alneto</text:p>
      <text:p text:style-name="P7">Th. de Sancto Petro</text:p>
      <text:p text:style-name="P7">G. Fedelli</text:p>
      <text:p text:style-name="P7">Viriacum</text:p>
      <text:p text:style-name="P7">J. de Sanctis</text:p>
      <text:p text:style-name="P7">M. Sacheaveine</text:p>
      <text:p text:style-name="P7">Spedonam</text:p>
      <text:p text:style-name="P7">Dominus Cantor</text:p>
      <text:p text:style-name="P7">G. de Kaer</text:p>
      <text:p text:style-name="P7">Vernotum</text:p>
      <text:p text:style-name="P7">dominus decanus</text:p>
      <text:p text:style-name="P7">R. de Putheolis infirmo</text:p>
      <text:p text:style-name="P7">Corberosam</text:p>
      <text:p text:style-name="P7">T. Hocie</text:p>
      <text:p text:style-name="P7">L. de Mongeria</text:p>
      <text:p text:style-name="P7"><text:soft-page-break/>Rosayum</text:p>
      <text:p text:style-name="P7">N. Dictatoris</text:p>
      <text:p text:style-name="P7">N. Dictatoris</text:p>
      <text:p text:style-name="P7">G. Juvenis</text:p>
      <text:p text:style-name="P7">G. Paillardi</text:p>
      <text:p text:style-name="P7">Jo. de Pompodorio</text:p>
      <text:p text:style-name="P7">Jo. de Sanctis</text:p>
      <text:p text:style-name="P7">Sy. de Bourich</text:p>
      <text:p text:style-name="P7">Jo. Rollandi</text:p>
      <text:p text:style-name="P7">Ma. Reginaldi</text:p>
      <text:p text:style-name="P7">Jo. Voygnon</text:p>
      <text:p text:style-name="P7">Phi. de Salione</text:p>
      <text:p text:style-name="P7">T. Hocie</text:p>
      <text:p text:style-name="P7">Ste. Perruelli</text:p>
      <text:p text:style-name="P7">T. de Sancto Petro</text:p>
      <text:p text:style-name="P7">H. Blancheti</text:p>
      <text:p text:style-name="P7">Jo. Hue</text:p>
      <text:p text:style-name="P7">Ro. Dangel</text:p>
      <text:p text:style-name="P7"/>
      <text:p text:style-name="P7"/>
      <text:p text:style-name="P7">=FRAN_0393_00505.tif=</text:p>
      <text:p text:style-name="P7">&gt;&gt;&gt;&gt;&gt;&gt; block &lt;&lt;&lt;&lt;&lt;&lt;&lt;</text:p>
      <text:p text:style-name="P7">Super facto luminaris ecclesie Statutum et ordinatum est ad perpetuam Rei memoriam</text:p>
      <text:p text:style-name="P7">prout continetur in littera cujus tenor sequitur et est talis.</text:p>
      <text:p text:style-name="P7">Universis presentes licteras inspecturis .. Decanus et Capitulum ecclesie Parisiensis Ad</text:p>
      <text:p text:style-name="P7">Romanam ecclesiam nullo medio pertinentis. Salutem in domino. Notum facimus quod nos hodie</text:p>
      <text:p text:style-name="P7">in capitulo nostro generali beati Johannis Baptiste pro ecclesie nostre negociis ad sonum campane</text:p>
      <text:p text:style-name="P7">capitularis ut moris est pro capitulando congregati / in eodem interessentibus omnibus qui voluerunt</text:p>
      <text:p text:style-name="P7">et potuerunt commode interesse . Dissencionis materiam quam inter nos videlicet canonicos sacerdotes</text:p>
      <text:p text:style-name="P7">ex una parte et non sacerdotes canonicos ex altera / oriri conspeximus super distribucione et</text:p>
      <text:p text:style-name="P7">percepcione luminarium cere que in nostra ecclesia in obitibus et exequiis deffunctorum tam</text:p>
      <text:p text:style-name="P7">corporum presencium quam representatorum ponuntur et offeruntur / que luminaria dicti canonici</text:p>
      <text:p text:style-name="P7">sacerdotes dicebant ad se solos cum aliis tamen sacerdotibus majori altari dicte ecclesie</text:p>
      <text:p text:style-name="P7">nostre solitis deservire spectare / et inter eos solos fore dividenda et distribuenda</text:p>
      <text:p text:style-name="P7">Prefatis aliis canonicis non sacerdotibus dicentibus incontrarium / et se in distribucione</text:p>
      <text:p text:style-name="P7">et percepcione predicta debere cum sacerdotibus tamquam fratres eorum esse equales. Prout et</text:p>
      <text:p text:style-name="P7"><text:soft-page-break/>sunt in omnibus aliis distribucionibus dicte nostre ecclesie Tollere cupientes / et</text:p>
      <text:p text:style-name="P7">inter nos pacem et concordiam in vinculo caritatis conservare / Statuimus</text:p>
      <text:p text:style-name="P7">ac statuto et ordinacione perpetuo valituro volumus et ordinamus quod de</text:p>
      <text:p text:style-name="P7">torchiis cereis et aliis luminaribus cere quibuscumque deinceps in exequiis seu</text:p>
      <text:p text:style-name="P7">obitibus quibuslibet corporis presentis seu representati in ecclesia nostra ponendis et</text:p>
      <text:p text:style-name="P7">offerendis / media Pars ad sacerdotes canonicos et alios presbyteros majori</text:p>
      <text:p text:style-name="P7">altari ecclesie nostre deservientes insolidum pertinebit inter eos solos dividenda</text:p>
      <text:p text:style-name="P7">sicut de toto hactenus factum fuisse dicebant / Reliqua vero luminarium hujusmodi</text:p>
      <text:p text:style-name="P7">media pars seu peccunia ex ejus vendicione proveniens inter omnes dicte ecclesie</text:p>
      <text:p text:style-name="P7">nostre canonicos tam sacerdotes quam non sacerdotes majores ipsius ecclesie nostre</text:p>
      <text:p text:style-name="P7">vicarios canonicos ecclesiarum sanctorum Dyonisii de Passu et Johannis Rotundi dividentur</text:p>
      <text:p text:style-name="P7">et distribuentur eodem modo et pro quotis porcionibus ut consuetum est inter nos</text:p>
      <text:p text:style-name="P7">et eos dandi peccuniarias distribuciones in obitibus sollemnibus et perpetuis ecclesie</text:p>
      <text:p text:style-name="P7">nostre / in quibus eis competit percipere porcionem et sic imposterum perpetuo</text:p>
      <text:p text:style-name="P7">servetur / sive in exequiis hujusmodi sint date vel relicte peccunie alique</text:p>
      <text:p text:style-name="P7">distribuende sive non /. In quarum peccuniarum distribucione nichil intendimus</text:p>
      <text:p text:style-name="P7">de usu antiquo immutare. In Cujus rei testimonium presentes licteras</text:p>
      <text:p text:style-name="P7">sigilli nostri capitularis munimine duximus Roborandas. Datum die mercurii</text:p>
      <text:p text:style-name="P7">xxv.ta mensis junii . Anno domini millesimo Trecentesimo Nonagesimo Nono /.</text:p>
      <text:p text:style-name="P7">Nota quod dicta littera grossata fuit et tradita domino decano.</text:p>
      <text:p text:style-name="P7">De turno</text:p>
      <text:p text:style-name="P7"/>
      <text:p text:style-name="P7"/>
      <text:p text:style-name="P7">=FRAN_0393_00506.tif=</text:p>
      <text:p text:style-name="P7">&gt;&gt;&gt;&gt;&gt;&gt; date &lt;&lt;&lt;&lt;&lt;&lt;&lt;</text:p>
      <text:p text:style-name="P7">Anno domini millesimo Trecentesimo Nonagesimo Octavo / die octava mensis Januarii . Incipit</text:p>
      <text:p text:style-name="P7">turnus in ecclesia Parisiensi / videlicet quo ad canonicos prebendatos ad conferendum beneficia</text:p>
      <text:p text:style-name="P7">per turnum seu quo ad presentandum etc. Juxta tenorem statutorum super hoc editorum</text:p>
      <text:p text:style-name="P7">&gt;&gt;&gt;&gt;&gt;&gt; block &lt;&lt;&lt;&lt;&lt;&lt;&lt;</text:p>
      <text:p text:style-name="P7">Et primo vir venerabilis et discretus magister Petrus de Pacyaco licenciatus in utroque Jure</text:p>
      <text:p text:style-name="P7">Decanus et canonicus prebendatus ecclesie Parisiensis qui incipiendo dictum turnum</text:p>
      <text:p text:style-name="P7">contulerat magistro Petro de Diciaco Bachalario in decretis in ecclesia Parisiensi / dicta</text:p>
      <text:p text:style-name="P7">die de mane / cappellaniam vacantem ad altare sancti Rigoberti in ecclesia Parisiensi per obitum</text:p>
      <text:p text:style-name="P7">Guillelmi Danielis / presentavit dictum de Dicyaco qui fuit receptus per dominos capitulantes / et</text:p>
      <text:p text:style-name="P7">prestitit Juramentum in talibus fieri solitum.</text:p>
      <text:p text:style-name="P7">Et post magister Galeranus de Pendref magister in theologia est in turno.</text:p>
      <text:p text:style-name="P7"><text:soft-page-break/>Et ut sciatur qui erant canonici Parisienses prebendati in sacris constituti in dicta Parisiensi</text:p>
      <text:p text:style-name="P7">ecclesia tempore incepcionis turni moderni Idcirco nomina eorum tam presencium quam</text:p>
      <text:p text:style-name="P7">absencium per ordinem prout ad conferendum sunt turno durante admictendi /</text:p>
      <text:p text:style-name="P7">hic inferius inseruntur et sequntur in hunc modum.</text:p>
      <text:p text:style-name="P7">Primo de dignitatibus.</text:p>
      <text:p text:style-name="P7">P. de Pacyaco decanus . contulit</text:p>
      <text:p text:style-name="P7">G de Pendref Cantor . contulit</text:p>
      <text:p text:style-name="P7">Petrus Trousselli Archidiaconus Parisiensis non apponitur in turno / eo quod non</text:p>
      <text:p text:style-name="P7">est canonicus prebendatus.</text:p>
      <text:p text:style-name="P7">Garnerius Gueroudi Archidiaconus ecclesie Parisiensis alias dictus de Josayo. contulit</text:p>
      <text:p text:style-name="P7">Andreas Grangerii Archidiaconus Brye</text:p>
      <text:p text:style-name="P7">Dyonisius de Coursone succentor</text:p>
      <text:p text:style-name="P7">Jo. de Gersonno Cancellarius</text:p>
      <text:p text:style-name="P7">Isti non apponuntur in turno eo quod</text:p>
      <text:p text:style-name="P7">non sunt canonici prebendati.</text:p>
      <text:p text:style-name="P7">Laurencius de Albello penitenciarius</text:p>
      <text:p text:style-name="P7">Jo. de Pompodorio</text:p>
      <text:p text:style-name="P7">Bertrandus de Tyherno</text:p>
      <text:p text:style-name="P7">N. Dictatoris</text:p>
      <text:p text:style-name="P7">Johannes Hugonis</text:p>
      <text:p text:style-name="P7">Stephanus de Savignyaco perdidit</text:p>
      <text:p text:style-name="P7">Reginaldus de Putheolis</text:p>
      <text:p text:style-name="P7">Laurencius de Mongeria contulit</text:p>
      <text:p text:style-name="P7">Robertus de Lorryaco</text:p>
      <text:p text:style-name="P7">Johannes de Sanctis.</text:p>
      <text:p text:style-name="P7">Thomas de Sancto Petro</text:p>
      <text:p text:style-name="P7">Canonici presbyteri.</text:p>
      <text:p text:style-name="P7"/>
      <text:p text:style-name="P7"/>
      <text:p text:style-name="P7">=FRAN_0393_00507.tif=</text:p>
      <text:p text:style-name="P7">&gt;&gt;&gt;&gt;&gt;&gt; numérotation &lt;&lt;&lt;&lt;&lt;&lt;&lt;</text:p>
      <text:p text:style-name="P7">vi xx</text:p>
      <text:p text:style-name="P7">483</text:p>
      <text:p text:style-name="P7">&gt;&gt;&gt;&gt;&gt;&gt; block &lt;&lt;&lt;&lt;&lt;&lt;&lt;</text:p>
      <text:p text:style-name="P7">Nota quod est dubium inter magistrum Jacobum Cosson et</text:p>
      <text:p text:style-name="P7">magistrum Guillelmum Faydelli / quis ipsorum debeat precedere in</text:p>
      <text:p text:style-name="P7"><text:soft-page-break/>turno / cum dicat et asserat dictus magister Guillelmus se</text:p>
      <text:p text:style-name="P7">fuisse dyaconum antequam dictus magister Jacobus esset</text:p>
      <text:p text:style-name="P7">canonicus Parisiensis</text:p>
      <text:p text:style-name="P7">Canonici non constituti in sacris non</text:p>
      <text:p text:style-name="P7">apponuntur in turno / quia non debent</text:p>
      <text:p text:style-name="P7">conferre / Et eorum nomina sequntur.</text:p>
      <text:p text:style-name="P7">&gt;&gt;&gt;&gt;&gt;&gt; liste &lt;&lt;&lt;&lt;&lt;&lt;&lt;</text:p>
      <text:p text:style-name="P7">Asselinus Regine</text:p>
      <text:p text:style-name="P7">Guigo de Albyaco</text:p>
      <text:p text:style-name="P7">Guillelmus de Porta</text:p>
      <text:p text:style-name="P7">Germanus Paillardi</text:p>
      <text:p text:style-name="P7">Nicholaus de Rancia</text:p>
      <text:p text:style-name="P7">Petrus Plaoul</text:p>
      <text:p text:style-name="P7">Johannes Rollandi</text:p>
      <text:p text:style-name="P7">Petrus de Ogero</text:p>
      <text:p text:style-name="P7">Guillelmus de Kaer</text:p>
      <text:p text:style-name="P7">Stephanus Perruelli</text:p>
      <text:p text:style-name="P7">Johannes Voygnon</text:p>
      <text:p text:style-name="P7">Canonici dyaconi.</text:p>
      <text:p text:style-name="P7">Hugo Blancheti</text:p>
      <text:p text:style-name="P7">Philibertus de Salione</text:p>
      <text:p text:style-name="P7">Jacobus Cosson</text:p>
      <text:p text:style-name="P7">Johannes Regis</text:p>
      <text:p text:style-name="P7">Guillelmus Fedelli</text:p>
      <text:p text:style-name="P7">Matheus Reginaldi</text:p>
      <text:p text:style-name="P7">Amblardus de Murolio</text:p>
      <text:p text:style-name="P7">Symon de Bourich</text:p>
      <text:p text:style-name="P7">Johannes de Norryaco</text:p>
      <text:p text:style-name="P7">Matheus de Trye</text:p>
      <text:p text:style-name="P7">Johannes de Passaco</text:p>
      <text:p text:style-name="P7">Johannes de Corbeya</text:p>
      <text:p text:style-name="P7">Guido de Rota</text:p>
      <text:p text:style-name="P7">Milo Sachaveine.</text:p>
      <text:p text:style-name="P7">Canonici subdiaconi.</text:p>
      <text:p text:style-name="P7">Theobaldus Hocie</text:p>
      <text:p text:style-name="P7">Johannes Chanteprime</text:p>
      <text:p text:style-name="P7"><text:soft-page-break/>Nicolaus de Ordeimonte</text:p>
      <text:p text:style-name="P7">Ro. de Dangello</text:p>
      <text:p text:style-name="P7">Johannes de Sarraponte</text:p>
      <text:p text:style-name="P7">Johannes de Nullyaco</text:p>
      <text:p text:style-name="P7">Aymericus de Maignaco</text:p>
      <text:p text:style-name="P7">Thomas de Alneto</text:p>
      <text:p text:style-name="P7">$Johannes de Moravia iste precedit quia prior canonicus prebendatus et in sacris etc$</text:p>
      <text:p text:style-name="P7">Petrus Colli.</text:p>
      <text:p text:style-name="P7"/>
      <text:p text:style-name="P7"/>
      <text:p text:style-name="P7">=FRAN_0393_00508.tif=</text:p>
      <text:p text:style-name="P7">&gt;&gt;&gt;&gt;&gt;&gt; block &lt;&lt;&lt;&lt;&lt;&lt;&lt;</text:p>
      <text:p text:style-name="P7">vocetur ad diem crastinam dominus succentor ut reffut</text:p>
      <text:p text:style-name="P7">deffectus servicii divini.</text:p>
      <text:p text:style-name="P7">Solvant officiarii magistro Johanni Rollandi magistro fabrice</text:p>
      <text:p text:style-name="P7">capas omnium qui debentur eas.</text:p>
      <text:p text:style-name="P7">Arrestetur solucio distribucionum cothidianarum dominorum</text:p>
      <text:p text:style-name="P7">canonicorum residencium / capas debencium / usque ad integram</text:p>
      <text:p text:style-name="P7">solucionem ipsarum / et grossi fructus dominorum absencium et</text:p>
      <text:p text:style-name="P7">nisi habeant grossos fructus / compellantur fidejussores</text:p>
      <text:p text:style-name="P7">solvere omnibus vinis quibus poteris</text:p>
      <text:p text:style-name="P7">Deputati sunt ad visitandum ecclesiam Sancti Mederici Parisien</text:p>
      <text:p text:style-name="P7">die martis proxima domini et magistri P. Decanus . G. ecclesie</text:p>
      <text:p text:style-name="P7">A. Brie archidiaconu et alii per eos nominandi.</text:p>
      <text:p text:style-name="P7">Visa fondacione capellanie clericorum matutinralium quam obtinet</text:p>
      <text:p text:style-name="P7">dominus Symon Hubelin domini ordinaverunt quod de cetero ponatur</text:p>
      <text:p text:style-name="P7">in tabula et faciut debitum suum sicut ceter clerici matutnules</text:p>
      <text:p text:style-name="P7">aliuqsi solvat defnctus ut coaerdis efferceni</text:p>
      <text:p text:style-name="P7">&gt;&gt;&gt;&gt;&gt;&gt; liste &lt;&lt;&lt;&lt;&lt;&lt;&lt;</text:p>
      <text:p text:style-name="P7">P. Decano</text:p>
      <text:p text:style-name="P7">G. Cantore</text:p>
      <text:p text:style-name="P7">A. Archidiacono Brie</text:p>
      <text:p text:style-name="P7">G. Archidiacono ecclesie</text:p>
      <text:p text:style-name="P7">Jo. de Pompodorio</text:p>
      <text:p text:style-name="P7">N. Dictatoris</text:p>
      <text:p text:style-name="P7">Ro. de Lorriaco</text:p>
      <text:p text:style-name="P7"><text:soft-page-break/>Jo. Voygnon</text:p>
      <text:p text:style-name="P7">G. de Kaer</text:p>
      <text:p text:style-name="P7">Jo. de Sanctis</text:p>
      <text:p text:style-name="P7">L. de Mongeria</text:p>
      <text:p text:style-name="P7">E. Juvenis</text:p>
      <text:p text:style-name="P7">Jo. Rollandi</text:p>
      <text:p text:style-name="P7">T. Hocie</text:p>
      <text:p text:style-name="P7">Sy. de Bourich</text:p>
      <text:p text:style-name="P7">Ma. Reginaldi</text:p>
      <text:p text:style-name="P7">G. Fedelli</text:p>
      <text:p text:style-name="P7">M. Sacheautine</text:p>
      <text:p text:style-name="P7">T. de Alneto</text:p>
      <text:p text:style-name="P7">A. de Maignaco</text:p>
      <text:p text:style-name="P7">P. Colli</text:p>
      <text:p text:style-name="P7">Ste. Perruelli</text:p>
      <text:p text:style-name="P7">Ro. Dangel</text:p>
      <text:p text:style-name="P7">T. de Sancto Petro</text:p>
      <text:p text:style-name="P7">Re. de Putheolis infirmo</text:p>
      <text:p text:style-name="P7">Jo. Hue</text:p>
      <text:p text:style-name="P7">ordeimonte</text:p>
      <text:p text:style-name="P7"/>
      <text:p text:style-name="P7"/>
      <text:p text:style-name="P7">=FRAN_0393_00509.tif=</text:p>
      <text:p text:style-name="P7">&gt;&gt;&gt;&gt;&gt;&gt; block &lt;&lt;&lt;&lt;&lt;&lt;&lt;</text:p>
      <text:p text:style-name="P7">Facta relacione per dominum succentorem ecclesie super deffectibus</text:p>
      <text:p text:style-name="P7">Phl. de Salione in palacio servicii divini vocentur ad diem crastinam clerico</text:p>
      <text:p text:style-name="P7">matutinales et macicoti.</text:p>
      <text:p text:style-name="P7">Statutum est ut de cetero nullus clericorum matutinalium</text:p>
      <text:p text:style-name="P7">macicotorum canonicorum sanctorum Dyonisii de Passu et</text:p>
      <text:p text:style-name="P7">Johannis Botundi necnon vicariorum majorum ecclesie Parisienss</text:p>
      <text:p text:style-name="P7">babeat distribuciones in obitibus deffunctorum nisi incroitum</text:p>
      <text:p text:style-name="P7">fecerit infra prinam lectionem / et prosistat in ecclesia usque</text:p>
      <text:p text:style-name="P7">ad libera me.</text:p>
      <text:p text:style-name="P7">Vocentur ad lune vicarii majotes canonici sanctorum</text:p>
      <text:p text:style-name="P7">Johannis Rotundi et Dyonisii de Passu.</text:p>
      <text:p text:style-name="P7">Fiat citacio generalis pro magistro Thoma de Sancto Petro</text:p>
      <text:p text:style-name="P7"><text:soft-page-break/>ad causam prebenda de Andresyaco.</text:p>
      <text:p text:style-name="P7">De magistro Andrea fabri actore contra provisores</text:p>
      <text:p text:style-name="P7">Sepulcri / dati sunt commissarii domini et magistri Ste.</text:p>
      <text:p text:style-name="P7">Perruelli et Sy. de Bourich et ad diem dominicam</text:p>
      <text:p text:style-name="P7">proximam ad procedendum etc. et eciam de capellania omnium sanctorum</text:p>
      <text:p text:style-name="P7">super facto de Laignelerte.</text:p>
      <text:p text:style-name="P7">Deputati sunt domini et magistri R. de lorrias et Phip. de Salione ad visitandum</text:p>
      <text:p text:style-name="P7">officialum anniversariorum utrum clericis matutinalibus poterit aliquid contribui super</text:p>
      <text:p text:style-name="P7">anniversaris in quibus nichil percipiunt et ad refferendum etc.</text:p>
      <text:p text:style-name="P7">&gt;&gt;&gt;&gt;&gt;&gt; liste &lt;&lt;&lt;&lt;&lt;&lt;&lt;</text:p>
      <text:p text:style-name="P7">P. Decano</text:p>
      <text:p text:style-name="P7">G. Cantore</text:p>
      <text:p text:style-name="P7">A. Archidiacono Brie</text:p>
      <text:p text:style-name="P7">Re. de Puthacs infirmo</text:p>
      <text:p text:style-name="P7">L. de Mongeria</text:p>
      <text:p text:style-name="P7">G. de Kaer</text:p>
      <text:p text:style-name="P7">Jo. de Pompodorio</text:p>
      <text:p text:style-name="P7">A. de Maignaco</text:p>
      <text:p text:style-name="P7">Sy. de Bourich</text:p>
      <text:p text:style-name="P7">N. Dictatotis</text:p>
      <text:p text:style-name="P7">Jo. Rollandi</text:p>
      <text:p text:style-name="P7">G. Fedelli</text:p>
      <text:p text:style-name="P7">Ma. Reginaldi</text:p>
      <text:p text:style-name="P7">T. Hocie</text:p>
      <text:p text:style-name="P7">E. Juvenis</text:p>
      <text:p text:style-name="P7">T. de Sancto Petro</text:p>
      <text:p text:style-name="P7">Jo. de Sanctis</text:p>
      <text:p text:style-name="P7">Jo. Voygnon</text:p>
      <text:p text:style-name="P7">Jo. Hue</text:p>
      <text:p text:style-name="P7">Ste. Peruelli</text:p>
      <text:p text:style-name="P7">Jo. Dangel</text:p>
      <text:p text:style-name="P7"/>
      <text:p text:style-name="P7"/>
      <text:p text:style-name="P7">=FRAN_0393_00510.tif=</text:p>
      <text:p text:style-name="P7">&gt;&gt;&gt;&gt;&gt;&gt; date &lt;&lt;&lt;&lt;&lt;&lt;&lt;</text:p>
      <text:p text:style-name="P7">Die sabbati sequente in vigilia festi beatorum Petri et Pauli apostolorum. iiiiia capituli</text:p>
      <text:p text:style-name="P7"><text:soft-page-break/>generalis xxviiia mensis junii. Capitulantibus dominis.</text:p>
      <text:p text:style-name="P7">Magister Egidius Juvenis obtulit ad domum canonici deffuncti magistri Jo. de Socto</text:p>
      <text:p text:style-name="P7">&gt;&gt;&gt;&gt;&gt;&gt; block &lt;&lt;&lt;&lt;&lt;&lt;&lt;</text:p>
      <text:p text:style-name="P7">Dleici in atutinales renunciaverunt</text:p>
      <text:p text:style-name="P7">clericative predicte et fuerunt omnibus</text:p>
      <text:p text:style-name="P7">restgute pretquam Cervasio</text:p>
      <text:p text:style-name="P7">Thiesse et Symoni de Capsia</text:p>
      <text:p text:style-name="P7">quorum distribuciones cotidiane</text:p>
      <text:p text:style-name="P7">fuerunt suspreuse / quousque domini</text:p>
      <text:p text:style-name="P7">ipsi renotent.</text:p>
      <text:p text:style-name="P7">Dominus Johannes Arnaudi capellanis episcopi Par.i renunciavit missis.</text:p>
      <text:p text:style-name="P7">Domini . A. Billardi Seguimus Vigerii. Johannes Mignoti et Stephanus Col</text:p>
      <text:p text:style-name="P7">capellani Karoli regis renunciaverunt missis Sancti Sebastiani et fuerunt eis</text:p>
      <text:p text:style-name="P7">restitute.</text:p>
      <text:p text:style-name="P7">Domini Dyonisius Saillembien et Johannes de Brye capellani archidiaconus Actrebatensis</text:p>
      <text:p text:style-name="P7">renunciaverunt missis et fuerunt eis restitute.</text:p>
      <text:p text:style-name="P7">Maistre Odart de Trigny a aujourdui baille foy et hommage a messeigneurs</text:p>
      <text:p text:style-name="P7">a cause d'un pre contente deux armpé et demi ou evviron seant</text:p>
      <text:p text:style-name="P7">et a vantié son adveu ou denombrement par escript</text:p>
      <text:p text:style-name="P7">Petrus de Castellio ne renunciavit officio franche sergeterie quam habuerat a Petro</text:p>
      <text:p text:style-name="P7">Josse clerico magistri Johannis de Nullyco / et satiffiat ei de tempore quo</text:p>
      <text:p text:style-name="P7">frit / et restituta fuit Petro Josse</text:p>
      <text:p text:style-name="P7">&gt;&gt;&gt;&gt;&gt;&gt; liste &lt;&lt;&lt;&lt;&lt;&lt;&lt;</text:p>
      <text:p text:style-name="P7">P. Decano</text:p>
      <text:p text:style-name="P7">G. Cantore</text:p>
      <text:p text:style-name="P7">G. Cassoti</text:p>
      <text:p text:style-name="P7">G. Archidaconos ecclesie</text:p>
      <text:p text:style-name="P7">P. Valeti</text:p>
      <text:p text:style-name="P7">Jo. de Pompodorio</text:p>
      <text:p text:style-name="P7">M. R. Muncelli</text:p>
      <text:p text:style-name="P7">L. de Mongeria</text:p>
      <text:p text:style-name="P7">Ste. Theobaldi</text:p>
      <text:p text:style-name="P7">Ro. de Lorraic</text:p>
      <text:p text:style-name="P7">Jo. LAgloye</text:p>
      <text:p text:style-name="P7">M. Reginaldi</text:p>
      <text:p text:style-name="P7">Sy. de Caprosia</text:p>
      <text:p text:style-name="P7"><text:soft-page-break/>Jo. Rollandi</text:p>
      <text:p text:style-name="P7">P. de Meleduno</text:p>
      <text:p text:style-name="P7">E. Juvenis</text:p>
      <text:p text:style-name="P7">Thomas du Fresne</text:p>
      <text:p text:style-name="P7">G. de Kaer</text:p>
      <text:p text:style-name="P7">Gervasius Thiesse</text:p>
      <text:p text:style-name="P7">Sy. de Bourich</text:p>
      <text:p text:style-name="P7">Th. Lepcle</text:p>
      <text:p text:style-name="P7">R. Dangel</text:p>
      <text:p text:style-name="P7">Jo. Tourville</text:p>
      <text:p text:style-name="P7">G. Fedelli</text:p>
      <text:p text:style-name="P7">Engutrrandus Guillardi</text:p>
      <text:p text:style-name="P7">A. de Maignaco</text:p>
      <text:p text:style-name="P7">Ma. de Puteo</text:p>
      <text:p text:style-name="P7">Ph. de Salione</text:p>
      <text:p text:style-name="P7">Petrus Charron</text:p>
      <text:p text:style-name="P7">T. de Sancto Petro</text:p>
      <text:p text:style-name="P7">E. Feilleti</text:p>
      <text:p text:style-name="P7">Ste. Perrnelli</text:p>
      <text:p text:style-name="P7">firminus de Molidino</text:p>
      <text:p text:style-name="P7">T. Hocie</text:p>
      <text:p text:style-name="P7">et Johannes Guerini</text:p>
      <text:p text:style-name="P7">M. Sacheaucine</text:p>
      <text:p text:style-name="P7">N. Dictatoris</text:p>
      <text:p text:style-name="P7">J. de Nullyaco</text:p>
      <text:p text:style-name="P7">R. de Puthacs infirmo.</text:p>
      <text:p text:style-name="P7"/>
      <text:p text:style-name="P7"/>
      <text:p text:style-name="P7">=FRAN_0393_00511.tif=</text:p>
      <text:p text:style-name="P7">&gt;&gt;&gt;&gt;&gt;&gt; date &lt;&lt;&lt;&lt;&lt;&lt;&lt;</text:p>
      <text:p text:style-name="P7">Die lune post festum beatorum Petri et Pauli apostolorum vta et ultima capituli generalis . xxxa mensis</text:p>
      <text:p text:style-name="P7">junii. capitulantibus dominis Canonicis parisiensies infrascriptis.</text:p>
      <text:p text:style-name="P7">&gt;&gt;&gt;&gt;&gt;&gt; block &lt;&lt;&lt;&lt;&lt;&lt;&lt;</text:p>
      <text:p text:style-name="P7">Deputati ad interessendum in palacio in camera viridi domini</text:p>
      <text:p text:style-name="P7">et magistri P. Decanus . G. Cantor . G. Archidiaconuo ecclesie</text:p>
      <text:p text:style-name="P7">de Archidiacono Brie.</text:p>
      <text:p text:style-name="P7"><text:soft-page-break/>Raciatur prohiberi officiarius horarum illis de Villisy</text:p>
      <text:p text:style-name="P7">ne importent ligna scisa etc.</text:p>
      <text:p text:style-name="P7">Preceptum est magistro Guydoni de Villaribus ut</text:p>
      <text:p text:style-name="P7">resideat in ecclesia / secundum quod juravit in recepcione</text:p>
      <text:p text:style-name="P7">sua.</text:p>
      <text:p text:style-name="P7">Hodie domini receprunt denarium Dei maisa Egidii Juventi o</text:p>
      <text:p text:style-name="P7">ad domum deffuncti magistri Johannis de Socto qui obtulit</text:p>
      <text:p text:style-name="P7">tascuta et incepit currere licitacio</text:p>
      <text:p text:style-name="P7">Maistre Miles Dangel a offert foy et hommage</text:p>
      <text:p text:style-name="P7">de XXII arpens de bois qu'il a achetez.</text:p>
      <text:p text:style-name="P7">1</text:p>
      <text:p text:style-name="P7">Dati sunt commissarii ad audiendum compota magistero</text:p>
      <text:p text:style-name="P7">o</text:p>
      <text:p text:style-name="P7">Dyonisii Custurarii / magistri N. de Ordeimonte</text:p>
      <text:p text:style-name="P7">. P. de</text:p>
      <text:p text:style-name="P7">&gt;&gt;&gt;&gt;&gt;&gt; liste &lt;&lt;&lt;&lt;&lt;&lt;&lt;</text:p>
      <text:p text:style-name="P7">P. Decano</text:p>
      <text:p text:style-name="P7">G. Cantore</text:p>
      <text:p text:style-name="P7">A. Archidiacono Brie</text:p>
      <text:p text:style-name="P7">G. Archidiacono ecclesie</text:p>
      <text:p text:style-name="P7">J. de Pompodorio</text:p>
      <text:p text:style-name="P7">P. de Ogero</text:p>
      <text:p text:style-name="P7">Ro. de Lorriaco</text:p>
      <text:p text:style-name="P7">Sy. de Bourich</text:p>
      <text:p text:style-name="P7">T. Hocie</text:p>
      <text:p text:style-name="P7">Ro. Dangel</text:p>
      <text:p text:style-name="P7">Jo. Rollandi</text:p>
      <text:p text:style-name="P7">Mi. Reginaldi</text:p>
      <text:p text:style-name="P7">N. de Ordeimonte</text:p>
      <text:p text:style-name="P7">N. Diccatoris</text:p>
      <text:p text:style-name="P7">G. de Kaer</text:p>
      <text:p text:style-name="P7">Jo. de Sanctis</text:p>
      <text:p text:style-name="P7">R. de Putherlis infirmo</text:p>
      <text:p text:style-name="P7">G. Fedelli</text:p>
      <text:p text:style-name="P7">Jo. Voygnon</text:p>
      <text:p text:style-name="P7">L. de Mongeria</text:p>
      <text:p text:style-name="P7"><text:soft-page-break/>Ste . Perruelli</text:p>
      <text:p text:style-name="P7">T. de Sancto Petro</text:p>
      <text:p text:style-name="P7">E. Juvenis</text:p>
      <text:p text:style-name="P7">P. Colli</text:p>
      <text:p text:style-name="P7">M. Sacheaveine</text:p>
      <text:p text:style-name="P7"/>
      <text:p text:style-name="P7"/>
      <text:p text:style-name="P7">=FRAN_0393_00512.tif=</text:p>
      <text:p text:style-name="P7">&gt;&gt;&gt;&gt;&gt;&gt; date &lt;&lt;&lt;&lt;&lt;&lt;&lt;</text:p>
      <text:p text:style-name="P7">.Die martis post festum beatorum Petri Geiauli apostolorum prima mensis fullii. Capitulius</text:p>
      <text:p text:style-name="P7">extraordus.</text:p>
      <text:p text:style-name="P7">Anno nonagesimo nono. Die mercurii post festum beatorum Petri et Pauli apostolorum</text:p>
      <text:p text:style-name="P7">secunda mensis jullii. Capitulantibus dominis.</text:p>
      <text:p text:style-name="P7">&gt;&gt;&gt;&gt;&gt;&gt; block &lt;&lt;&lt;&lt;&lt;&lt;&lt;</text:p>
      <text:p text:style-name="P7">Dominus Archidiaconus de Josayo existens in turno suo</text:p>
      <text:p text:style-name="P7">conferendi beneficiones / contulit capellania perpetuam ad</text:p>
      <text:p text:style-name="P7">altare beati Nicolai in ecclesia Sancti Mederici</text:p>
      <text:p text:style-name="P7">Parisiens fundatam liberam et dacante ad presens per</text:p>
      <text:p text:style-name="P7">obitum deffuncti domini Johannis Munerii / magistro</text:p>
      <text:p text:style-name="P7">Reginaldo de Laquieze.</text:p>
      <text:p text:style-name="P7">Aujourdui Jehan Gondry a esté receu</text:p>
      <text:p text:style-name="P7">feure de l'eglise de Paris et a juré</text:p>
      <text:p text:style-name="P7">en la fourme acoustumee.</text:p>
      <text:p text:style-name="P7">Tradantur peccunie debite commissario et</text:p>
      <text:p text:style-name="P7">aliis qui interfuerunt negocio assituacionis</text:p>
      <text:p text:style-name="P7">lx l. p. supra vice comitem de Alneto.</text:p>
      <text:p text:style-name="P7">Hodie magister Petrus Beauble in propria</text:p>
      <text:p text:style-name="P7">presentavit dominum Nicolaum de Plumon in</text:p>
      <text:p text:style-name="P7">vicarium suum / et fuit deputatus exdmnacioni</text:p>
      <text:p text:style-name="P7">domini succentor qui repperint ipsumdoneum / et</text:p>
      <text:p text:style-name="P7">fuit receptus.</text:p>
      <text:p text:style-name="P7">&gt;&gt;&gt;&gt;&gt;&gt; liste &lt;&lt;&lt;&lt;&lt;&lt;&lt;</text:p>
      <text:p text:style-name="P7">P. Decano</text:p>
      <text:p text:style-name="P7">G. Cantore</text:p>
      <text:p text:style-name="P7">G. ecclesie</text:p>
      <text:p text:style-name="P7">A. Brie archidiacono</text:p>
      <text:p text:style-name="P7"><text:soft-page-break/>G. Fedelli</text:p>
      <text:p text:style-name="P7">Jo. de Sarraponte</text:p>
      <text:p text:style-name="P7">L. de Mongeria</text:p>
      <text:p text:style-name="P7">Jo. de Pompodorio</text:p>
      <text:p text:style-name="P7">N. Dictatoris</text:p>
      <text:p text:style-name="P7">M. Reginaldi</text:p>
      <text:p text:style-name="P7">J. Rollandi</text:p>
      <text:p text:style-name="P7">G. Fedelli</text:p>
      <text:p text:style-name="P7">Ph. de Salione</text:p>
      <text:p text:style-name="P7">Ja. Cosson</text:p>
      <text:p text:style-name="P7">Ste. Perrnelli</text:p>
      <text:p text:style-name="P7">P. de Ogero</text:p>
      <text:p text:style-name="P7">T. de Sancto Petro</text:p>
      <text:p text:style-name="P7">E. Juvenis</text:p>
      <text:p text:style-name="P7">T. Hocie</text:p>
      <text:p text:style-name="P7">Ro. Dangel</text:p>
      <text:p text:style-name="P7">A. de Maignaco</text:p>
      <text:p text:style-name="P7">Jo. de Sanctis</text:p>
      <text:p text:style-name="P7">Symon de Bourien</text:p>
      <text:p text:style-name="P7">P. Colli</text:p>
      <text:p text:style-name="P7">P. Decano</text:p>
      <text:p text:style-name="P7">G. Cantore</text:p>
      <text:p text:style-name="P7">G. Archidiacono ecclesie</text:p>
      <text:p text:style-name="P7">J. de Pompodorio</text:p>
      <text:p text:style-name="P7">Ro. de Lorriaco</text:p>
      <text:p text:style-name="P7">N. de Ordeimonte</text:p>
      <text:p text:style-name="P7">L. de Mongeria N. Dictatoris</text:p>
      <text:p text:style-name="P7">E. Juvenis</text:p>
      <text:p text:style-name="P7">J. Voygnon</text:p>
      <text:p text:style-name="P7">Ph. de Salione J. de Nullyaco</text:p>
      <text:p text:style-name="P7">G. Fedelli</text:p>
      <text:p text:style-name="P7">A. Recire</text:p>
      <text:p text:style-name="P7">T. de Sancto Petro H. Bolancheti</text:p>
      <text:p text:style-name="P7">Sy. de Bourich</text:p>
      <text:p text:style-name="P7">A. de Maignaco</text:p>
      <text:p text:style-name="P7">T. Hocie</text:p>
      <text:p text:style-name="P7"><text:soft-page-break/>J. de Sarraponte</text:p>
      <text:p text:style-name="P7">J. de Sanctis</text:p>
      <text:p text:style-name="P7">G. Faillardi</text:p>
      <text:p text:style-name="P7">colli</text:p>
      <text:p text:style-name="P7">M. Saclonuene</text:p>
      <text:p text:style-name="P7">R. de Duchlis infirm</text:p>
      <text:p text:style-name="P7"/>
      <text:p text:style-name="P7"/>
      <text:p text:style-name="P7">=FRAN_0393_00513.tif=</text:p>
      <text:p text:style-name="P7">&gt;&gt;&gt;&gt;&gt;&gt; date &lt;&lt;&lt;&lt;&lt;&lt;&lt;</text:p>
      <text:p text:style-name="P7">M ardeneis scan</text:p>
      <text:p text:style-name="P7">Anno nonagesimo Nono. Die lune post festum beati Martini estivalis viia</text:p>
      <text:p text:style-name="P7">mensis Jullii. Capitulantibus dominis.</text:p>
      <text:p text:style-name="P7">&gt;&gt;&gt;&gt;&gt;&gt; block &lt;&lt;&lt;&lt;&lt;&lt;&lt;</text:p>
      <text:p text:style-name="P7">Nota quod magister Johannes Facei tassavit instrmentum apud Sanctum Martinum de</text:p>
      <text:p text:style-name="P7">nec potui interesse / quia impeditus ad faciendum inventarium thesauro</text:p>
      <text:p text:style-name="P7">Sigilletur lictera Johannis Gondry / qualiter receptus est in</text:p>
      <text:p text:style-name="P7">fabrum ecclesie.</text:p>
      <text:p text:style-name="P7">Fiat lictera composicionis facte inter dominos ecclesie Parisiensis</text:p>
      <text:p text:style-name="P7">canonicos / et diacones et subdiaconos que concordata</text:p>
      <text:p text:style-name="P7">fuit in capitulo generali.</text:p>
      <text:p text:style-name="P7">Collata est capellania Sancti Marcialis in ecclesia Parisiensis / tanquam</text:p>
      <text:p text:style-name="P7">vacans per obitum deffuncti domini Petri advocati / domino</text:p>
      <text:p text:style-name="P7">Poncio de Griviaco presbytero canonico seplacti / qui juravit</text:p>
      <text:p text:style-name="P7">in forma.</text:p>
      <text:p text:style-name="P7">&gt;&gt;&gt;&gt;&gt;&gt; liste &lt;&lt;&lt;&lt;&lt;&lt;&lt;</text:p>
      <text:p text:style-name="P7">P. Decano</text:p>
      <text:p text:style-name="P7">G. Cantore</text:p>
      <text:p text:style-name="P7">A. Archidiacono ecclesie</text:p>
      <text:p text:style-name="P7">E. Juvenis</text:p>
      <text:p text:style-name="P7">Ph.o de Salione</text:p>
      <text:p text:style-name="P7">L. de Mongeria</text:p>
      <text:p text:style-name="P7">Jo. Rollandi</text:p>
      <text:p text:style-name="P7">Sy. de Bourich</text:p>
      <text:p text:style-name="P7">T. Hocie</text:p>
      <text:p text:style-name="P7">H. Blancheti</text:p>
      <text:p text:style-name="P7"><text:soft-page-break/>P. Celli</text:p>
      <text:p text:style-name="P7">N. de Ordeimonte</text:p>
      <text:p text:style-name="P7">N. Dictatoris</text:p>
      <text:p text:style-name="P7">T. de Sancto Petro</text:p>
      <text:p text:style-name="P7">P. Plaoul</text:p>
      <text:p text:style-name="P7">A. de Maignaco</text:p>
      <text:p text:style-name="P7">Ro. Dangel</text:p>
      <text:p text:style-name="P7">Ste. Perricelli</text:p>
      <text:p text:style-name="P7">Jo. de Pompodorio</text:p>
      <text:p text:style-name="P7">Ro. de Lorriaco</text:p>
      <text:p text:style-name="P7"/>
      <text:p text:style-name="P7"/>
      <text:p text:style-name="P7">=FRAN_0393_00514.tif=</text:p>
      <text:p text:style-name="P7">&gt;&gt;&gt;&gt;&gt;&gt; date &lt;&lt;&lt;&lt;&lt;&lt;&lt;</text:p>
      <text:p text:style-name="P7">Anno nonagesimo nono . Die mercurii post festum beati Martini estivalis . xxa mensis</text:p>
      <text:p text:style-name="P7">jullii. capitulantibus dominis.</text:p>
      <text:p text:style-name="P7">Anno nonagesimo nono. Die veneris in festo Translacionis reacti benedicti Abbatis.</text:p>
      <text:p text:style-name="P7">xia mensis julli. Capitulantibus dominis.</text:p>
      <text:p text:style-name="P7">&gt;&gt;&gt;&gt;&gt;&gt; block &lt;&lt;&lt;&lt;&lt;&lt;&lt;</text:p>
      <text:p text:style-name="P7">Deliberata est clericis matutinalibus stacio magistri Thome</text:p>
      <text:p text:style-name="P7">de Alneto / eo quod non fecit residenciam suam in ecclesia</text:p>
      <text:p text:style-name="P7">Parisiensis per xxvi. ebdomadas.</text:p>
      <text:p text:style-name="P7">Conveniatur dominus Johannes de insula miles super jure decimarum</text:p>
      <text:p text:style-name="P7">coram domino Abbate Sancte Genovefe.</text:p>
      <text:p text:style-name="P7">Super facto Sepulcri cognoscant domini et magistri</text:p>
      <text:p text:style-name="P7">Stephanus Perruelli Symon de Bourich</text:p>
      <text:p text:style-name="P7">Dominus Johannes Sauvage presbyter capellanus ad majus altare</text:p>
      <text:p text:style-name="P7">ecclesie Sancti Mederici Par. resignavit dictam suam</text:p>
      <text:p text:style-name="P7">capellaniam causam permutacionis faciende de ipsa cum</text:p>
      <text:p text:style-name="P7">domino Petro Fay presbytero canonico ecclesie collegiate Sancti</text:p>
      <text:p text:style-name="P7">Sanctini fori Meldensis / ad ipsos canonicatum et prebendam</text:p>
      <text:p text:style-name="P7">non alias et fuit dicta capellania collata prefato domino</text:p>
      <text:p text:style-name="P7">Petro Fay qui juravit in forma. Et fuit</text:p>
      <text:p text:style-name="P7">installatus / in sancti Mederici et Parisiensis ecclesiarum</text:p>
      <text:p text:style-name="P7">choris adhibitis sollenitatibus in talibus assuetis.</text:p>
      <text:p text:style-name="P7">&gt;&gt;&gt;&gt;&gt;&gt; liste &lt;&lt;&lt;&lt;&lt;&lt;&lt;</text:p>
      <text:p text:style-name="P7"><text:soft-page-break/>P. Decano</text:p>
      <text:p text:style-name="P7">G. Cantore</text:p>
      <text:p text:style-name="P7">A. Archidiacono Brie</text:p>
      <text:p text:style-name="P7">H. Blancheti</text:p>
      <text:p text:style-name="P7">Jo. Chanteprime</text:p>
      <text:p text:style-name="P7">E. Juvenis</text:p>
      <text:p text:style-name="P7">G. Fedelli</text:p>
      <text:p text:style-name="P7">N. de Ordeimonte</text:p>
      <text:p text:style-name="P7">Jo. Bollandi</text:p>
      <text:p text:style-name="P7">Ro. Dangel</text:p>
      <text:p text:style-name="P7">T. Hocie</text:p>
      <text:p text:style-name="P7">P. Colli</text:p>
      <text:p text:style-name="P7">Jo. de Pompodorio</text:p>
      <text:p text:style-name="P7">Jo. Voygnon</text:p>
      <text:p text:style-name="P7">Jo. de Sanctis</text:p>
      <text:p text:style-name="P7">Ph. de Salione</text:p>
      <text:p text:style-name="P7">Ste. Perruelli</text:p>
      <text:p text:style-name="P7">Ro. de Lorriacio</text:p>
      <text:p text:style-name="P7">T. de Sancto Petro</text:p>
      <text:p text:style-name="P7">L. de Mongeria</text:p>
      <text:p text:style-name="P7">M. Sacheaveine</text:p>
      <text:p text:style-name="P7">M. Reginardi</text:p>
      <text:p text:style-name="P7">P. Decano</text:p>
      <text:p text:style-name="P7">G. Cantore</text:p>
      <text:p text:style-name="P7">A. Archidiacono Brie</text:p>
      <text:p text:style-name="P7">L. de Mongeria</text:p>
      <text:p text:style-name="P7">Ste. Perruelli</text:p>
      <text:p text:style-name="P7">E. Juvenis</text:p>
      <text:p text:style-name="P7">T. Hocie</text:p>
      <text:p text:style-name="P7">G. Fedelli</text:p>
      <text:p text:style-name="P7">Sy. de Bourich</text:p>
      <text:p text:style-name="P7">Jo. Hue</text:p>
      <text:p text:style-name="P7">N. Dictatoris</text:p>
      <text:p text:style-name="P7">N. de Vancia</text:p>
      <text:p text:style-name="P7">Jo. de Pompodorio Jo. Rollandi</text:p>
      <text:p text:style-name="P7">Jo. Voygnon</text:p>
      <text:p text:style-name="P7"><text:soft-page-break/>P. Colli</text:p>
      <text:p text:style-name="P7">R. De lorrico M. Regiardi infirmo</text:p>
      <text:p text:style-name="P7">T. de Sancti Petro Re. de Pachas infiro</text:p>
      <text:p text:style-name="P7"/>
      <text:p text:style-name="P7"/>
      <text:p text:style-name="P7">=FRAN_0393_00515.tif=</text:p>
      <text:p text:style-name="P7">&gt;&gt;&gt;&gt;&gt;&gt; date &lt;&lt;&lt;&lt;&lt;&lt;&lt;</text:p>
      <text:p text:style-name="P7">Anno et nonagesimo nono . Die lune post festum translacionis beati Benedicti abbatis xiiita</text:p>
      <text:p text:style-name="P7">mensis jullii. capitulantibus dominis.</text:p>
      <text:p text:style-name="P7">&gt;&gt;&gt;&gt;&gt;&gt; block &lt;&lt;&lt;&lt;&lt;&lt;&lt;</text:p>
      <text:p text:style-name="P7">Receptus est ad capellaniam Sancti Nicolai in ecclesia Sancti Mederici</text:p>
      <text:p text:style-name="P7">Par. fundatam magister Reginaldus de Laquiere magister in</text:p>
      <text:p text:style-name="P7">artibus in personam domini Marcialis nepotis presbyteri procuratoris</text:p>
      <text:p text:style-name="P7">dicti magistri Reginaldi ad hoc sufficienter fundati prout per</text:p>
      <text:p text:style-name="P7">licteras procuratorias Aureliani sub anno presenti / et die xia</text:p>
      <text:p text:style-name="P7">mensis jullii per Johannem Cousin clericum Aurelianis diocesis</text:p>
      <text:p text:style-name="P7">publicum apostolica et imperiali auctoritatibus notarium / curieque</text:p>
      <text:p text:style-name="P7">Aurelianensis juratum confectas signatas et subscriptas</text:p>
      <text:p text:style-name="P7">legitime constitit / nomine procuratorio ipsius et pro ipso</text:p>
      <text:p text:style-name="P7">tamquam vacante et liberam per mortem seu obitum deffuncti</text:p>
      <text:p text:style-name="P7">domini Johannis Munerii eidem magistro Reginaldo</text:p>
      <text:p text:style-name="P7">venerabilem et circuspectum virum dominum Garnerium Gueroudi</text:p>
      <text:p text:style-name="P7">Archidiaconum de Josayo in ecclesia Par. ad causam sui</text:p>
      <text:p text:style-name="P7">turni collatam . quiquidem procurator juravit in forma</text:p>
      <text:p text:style-name="P7">Constituti sunt procuratores ad publicari petendum</text:p>
      <text:p text:style-name="P7">confirmatoriam ecclesie Parisiensis domini et magistri</text:p>
      <text:p text:style-name="P7">Ste. Martini Adam de Sancto Amando Petrus Plumentis</text:p>
      <text:p text:style-name="P7">et Petrus Barbaden</text:p>
      <text:p text:style-name="P7">Hodie magister Laurencius de Mongeria reddidit claves deffuncti magistri</text:p>
      <text:p text:style-name="P7">Petri Forteti quas receperat a magistro Bertrando de Tyherno. et tradite</text:p>
      <text:p text:style-name="P7">fuerunt magistro Roberto de Lorriaco.</text:p>
      <text:p text:style-name="P7">Deputatus est provisor collegii Forteti cum magistro Johanne Chanteprime</text:p>
      <text:p text:style-name="P7">dominus et magister R. de Lorriaco.</text:p>
      <text:p text:style-name="P7">Hodie expedita est domus deffuncti magistri Johannis de Socco magistro</text:p>
      <text:p text:style-name="P7">Egidio Juvenis canonico Par. / precio iiiixx ix. scutorum et oneravit se</text:p>
      <text:p text:style-name="P7">omnibus repparacionibus quibuscumque mediantes summa alias taxata pro</text:p>
      <text:p text:style-name="P7"><text:soft-page-break/>dictis repparacionibus per juratos ecclesie post obitum dicti deffuncti.</text:p>
      <text:p text:style-name="P7">Deliberati sunt merelli Gervasio Thiesse et Symoni de ᑕapsia clericis</text:p>
      <text:p text:style-name="P7">matutinalibus ecclesie Parisiensis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N. Dictatoris</text:p>
      <text:p text:style-name="P7">L. de Mongeria</text:p>
      <text:p text:style-name="P7">Ma. Reginaldi</text:p>
      <text:p text:style-name="P7">Jo. Hue</text:p>
      <text:p text:style-name="P7">T. de Sancto Petro</text:p>
      <text:p text:style-name="P7">Jo. Rollandi</text:p>
      <text:p text:style-name="P7">Ste. Perruelli</text:p>
      <text:p text:style-name="P7">E. Juvenis</text:p>
      <text:p text:style-name="P7">Sy. de Bourich</text:p>
      <text:p text:style-name="P7">Jo. de Pompodorio</text:p>
      <text:p text:style-name="P7">P. Colli</text:p>
      <text:p text:style-name="P7">T. Hocie</text:p>
      <text:p text:style-name="P7">Ph. de Salione</text:p>
      <text:p text:style-name="P7">R. de Putheolis infirmo</text:p>
      <text:p text:style-name="P7">G. Fedelli infirmo</text:p>
      <text:p text:style-name="P7"/>
      <text:p text:style-name="P7"/>
      <text:p text:style-name="P7">=FRAN_0393_00516.tif=<text:line-break/></text:p>
      <text:p text:style-name="P7">&gt;&gt;&gt;&gt;&gt;&gt; date &lt;&lt;&lt;&lt;&lt;&lt;&lt;</text:p>
      <text:p text:style-name="P7">Anno nonagesimo nono . Die mercurii post . festum translacionis beati benedicti</text:p>
      <text:p text:style-name="P7">Abbatis . xvi ta mensis jullii . Capitulantibus dominis.</text:p>
      <text:p text:style-name="P7">Nono. Die veneris in octava festi translacionis beati Benedicti</text:p>
      <text:p text:style-name="P7">Anno Nonagesimo</text:p>
      <text:p text:style-name="P7">Jullii</text:p>
      <text:p text:style-name="P7">capitulantibus dominis.</text:p>
      <text:p text:style-name="P7">Abbatis xviii</text:p>
      <text:p text:style-name="P7">&gt;&gt;&gt;&gt;&gt;&gt; block &lt;&lt;&lt;&lt;&lt;&lt;&lt;</text:p>
      <text:p text:style-name="P7">Nichil actum est in presenti capitulo preterquam de causis</text:p>
      <text:p text:style-name="P7"><text:soft-page-break/>magistri Erardi Chanteprime et magistri Symonis</text:p>
      <text:p text:style-name="P7">Campionis Necnon magistri Johannis de Gersonno</text:p>
      <text:p text:style-name="P7">et magistri Johannis Willequin que cause registrentur</text:p>
      <text:p text:style-name="P7">in regestro causarum capituli Par.</text:p>
      <text:p text:style-name="P7">Hodie dominus Johannes Quarrellier po</text:p>
      <text:p text:style-name="P7">in d</text:p>
      <text:p text:style-name="P7">receptus in vicarium</text:p>
      <text:p text:style-name="P7">Johanne Willequin et juravit</text:p>
      <text:p text:style-name="P7">s</text:p>
      <text:p text:style-name="P7">Dominus Jolannis Larine presbyter</text:p>
      <text:p text:style-name="P7">s</text:p>
      <text:p text:style-name="P7">Anne in ecclesia Par. resi</text:p>
      <text:p text:style-name="P7">eevn</text:p>
      <text:p text:style-name="P7">pam / Causa permutacionis</text:p>
      <text:p text:style-name="P7">capellania Necnon</text:p>
      <text:p text:style-name="P7">Sepata</text:p>
      <text:p text:style-name="P7">*</text:p>
      <text:p text:style-name="P7">Clodoald</text:p>
      <text:p text:style-name="P7">de dierbi</text:p>
      <text:p text:style-name="P7">r0</text:p>
      <text:p text:style-name="P7">Sancti Laurenci</text:p>
      <text:p text:style-name="P7">domino Roberto / de Baileur et .</text:p>
      <text:p text:style-name="P7">iii si etam</text:p>
      <text:p text:style-name="P7">Castelliare. Ad vri</text:p>
      <text:p text:style-name="P7">*</text:p>
      <text:p text:style-name="P7">&gt;&gt;&gt;&gt;&gt;&gt; liste &lt;&lt;&lt;&lt;&lt;&lt;&lt;</text:p>
      <text:p text:style-name="P7">P. Decano</text:p>
      <text:p text:style-name="P7">G. Cantore</text:p>
      <text:p text:style-name="P7">G. Archidiacono ecclesie</text:p>
      <text:p text:style-name="P7">Jo. de Nullyaco</text:p>
      <text:p text:style-name="P7">Ro. de Lorriaco</text:p>
      <text:p text:style-name="P7">L. de Mongeria</text:p>
      <text:p text:style-name="P7">Sy. de Bourich</text:p>
      <text:p text:style-name="P7">T. de Sancto Petro</text:p>
      <text:p text:style-name="P7">Jo. Hue</text:p>
      <text:p text:style-name="P7">Jo. de Pompodorio</text:p>
      <text:p text:style-name="P7"><text:soft-page-break/>Jo. de Sarraponte</text:p>
      <text:p text:style-name="P7">P. Colli</text:p>
      <text:p text:style-name="P7">Ste. Perruelli</text:p>
      <text:p text:style-name="P7">N. de Rancia</text:p>
      <text:p text:style-name="P7">T. Hocie</text:p>
      <text:p text:style-name="P7">G. Fedelli</text:p>
      <text:p text:style-name="P7">E. Juvenis</text:p>
      <text:p text:style-name="P7">M. Reginaldi</text:p>
      <text:p text:style-name="P7">Ro. Dangello</text:p>
      <text:p text:style-name="P7">P. Decano</text:p>
      <text:p text:style-name="P7">G. Cantore</text:p>
      <text:p text:style-name="P7">G. Archidiacono ecclesie</text:p>
      <text:p text:style-name="P7">Jo. Rollandi</text:p>
      <text:p text:style-name="P7">P. Blancheti</text:p>
      <text:p text:style-name="P7">de Mongeria</text:p>
      <text:p text:style-name="P7">Juvenis</text:p>
      <text:p text:style-name="P7">Bourich</text:p>
      <text:p text:style-name="P7">P. Colli</text:p>
      <text:p text:style-name="P7">le</text:p>
      <text:p text:style-name="P7">Salione</text:p>
      <text:p text:style-name="P7">Dictatoris</text:p>
      <text:p text:style-name="P7">Hue</text:p>
      <text:p text:style-name="P7">Jo. Voygnon</text:p>
      <text:p text:style-name="P7">.</text:p>
      <text:p text:style-name="P7">Reginaldi</text:p>
      <text:p text:style-name="P7">J. de Pompodorio</text:p>
      <text:p text:style-name="P7">R. de Putheolis</text:p>
      <text:p text:style-name="P7">R. de Putheolis infirmo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11-13T09:59:57.150690460</dc:date>
    <meta:editing-duration>P1DT2H54M28S</meta:editing-duration>
    <meta:generator>LibreOffice/7.5.2.2$MacOSX_AARCH64 LibreOffice_project/53bb9681a964705cf672590721dbc85eb4d0c3a2</meta:generator>
    <meta:document-statistic meta:table-count="0" meta:image-count="0" meta:object-count="0" meta:page-count="914" meta:paragraph-count="31271" meta:word-count="170643" meta:character-count="1095393" meta:non-whitespace-character-count="95598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